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" svg:font-family="Courier" style:font-family-generic="modern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ong" svg:font-family="Song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0.5063in"/>
    </style:style>
    <style:style style:name="co2" style:family="table-column">
      <style:table-column-properties fo:break-before="auto" style:column-width="0.4807in"/>
    </style:style>
    <style:style style:name="co3" style:family="table-column">
      <style:table-column-properties fo:break-before="auto" style:column-width="0.8028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965in" fo:break-before="auto" style:use-optimal-row-height="false"/>
    </style:style>
    <style:style style:name="ro2" style:family="table-row">
      <style:table-row-properties style:row-height="0.1638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2in" fo:break-before="auto" style:use-optimal-row-height="false"/>
    </style:style>
    <style:style style:name="ro5" style:family="table-row">
      <style:table-row-properties style:row-height="0.1866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3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boolean-style style:name="N99">
      <number:boolean/>
    </number:boolean-style>
    <style:style style:name="ce51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>
      <style:text-properties style:font-name="Verdana" style:font-name-asian="Song" style:font-name-complex="Arial Unicode MS"/>
    </style:style>
    <style:style style:name="ce53" style:family="table-cell" style:parent-style-name="Default">
      <style:table-cell-properties fo:border-bottom="0.06pt solid #000000" fo:background-color="#e6e6e6" style:diagonal-bl-tr="none" style:diagonal-tl-br="none" style:text-align-source="fix" style:repeat-content="false" fo:border-left="0.06pt solid #000000" fo:border-right="none" style:rotation-align="none" fo:border-top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use-window-font-color="true" style:font-name="Verdana" style:font-name-asian="Song" style:font-name-complex="Arial Unicode MS"/>
    </style:style>
    <style:style style:name="ce8" style:family="table-cell" style:parent-style-name="Default" style:data-style-name="N121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style:use-window-font-color="true" style:font-name="Verdana" style:font-name-asian="Song" style:font-name-complex="Arial Unicode MS"/>
    </style:style>
    <style:style style:name="ce11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use-window-font-color="true" style:font-name="Verdana" style:font-name-asian="Song" style:font-name-complex="Arial Unicode MS"/>
    </style:style>
    <style:style style:name="ce12" style:family="table-cell" style:parent-style-name="Default" style:data-style-name="N121">
      <style:table-cell-properties fo:border-bottom="0.74pt solid #000000" style:text-align-source="fix" style:repeat-content="false" fo:border-left="0.06pt solid #000000" fo:border-right="none" fo:border-top="none"/>
      <style:paragraph-properties fo:text-align="center" fo:margin-left="0in"/>
      <style:text-properties style:use-window-font-color="true" style:font-name="Verdana" style:font-name-asian="Song" style:font-name-complex="Arial Unicode MS"/>
    </style:style>
    <style:style style:name="ce5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121">
      <style:table-cell-properties style:text-align-source="fix" style:repeat-content="false" fo:border="none"/>
      <style:paragraph-properties fo:text-align="center" fo:margin-left="0in"/>
      <style:text-properties style:use-window-font-color="true" style:font-name="Verdana" style:font-name-asian="Song" style:font-name-complex="Arial Unicode MS"/>
    </style:style>
    <style:style style:name="ce16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use-window-font-color="true" style:font-name="Verdana" style:font-name-asian="Song" style:font-name-complex="Arial Unicode MS"/>
    </style:style>
    <style:style style:name="ce93" style:family="table-cell" style:parent-style-name="Default" style:data-style-name="N121">
      <style:table-cell-properties style:text-align-source="fix" style:repeat-content="false" fo:border="none"/>
      <style:paragraph-properties fo:text-align="center" fo:margin-left="0in"/>
      <style:text-properties style:use-window-font-color="true" style:font-name="Verdana" style:font-name-asian="Song" style:font-name-complex="Arial Unicode MS"/>
    </style:style>
    <style:style style:name="ce94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use-window-font-color="true" style:font-name="Verdana" style:font-name-asian="Song" style:font-name-complex="Arial Unicode MS"/>
    </style:style>
    <style:style style:name="ce102" style:family="table-cell" style:parent-style-name="Default" style:data-style-name="N121">
      <style:table-cell-properties style:text-align-source="fix" style:repeat-content="false" fo:border="none"/>
      <style:paragraph-properties fo:text-align="center" fo:margin-left="0in"/>
      <style:text-properties style:use-window-font-color="true" style:font-name="Verdana" style:font-name-asian="Song" style:font-name-complex="Arial Unicode MS"/>
    </style:style>
    <style:style style:name="ce103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use-window-font-color="true" style:font-name="Verdana" style:font-name-asian="Song" style:font-name-complex="Arial Unicode MS"/>
    </style:style>
    <style:style style:name="ce61" style:family="table-cell" style:parent-style-name="Default">
      <style:table-cell-properties fo:border-bottom="0.06pt solid #000000" fo:background-color="#e6e6e6" style:diagonal-bl-tr="none" style:diagonal-tl-br="none" style:text-align-source="fix" style:repeat-content="false" fo:border-left="none" fo:border-right="none" style:rotation-align="none" fo:border-top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>
      <style:table-cell-properties fo:background-color="transparent"/>
    </style:style>
    <style:style style:name="ce63" style:family="table-cell" style:parent-style-name="Default" style:data-style-name="N2">
      <style:table-cell-properties fo:border-bottom="0.06pt solid #000000" fo:background-color="#e6e6e6" style:diagonal-bl-tr="none" style:diagonal-tl-br="none" style:text-align-source="fix" style:repeat-content="false" fo:border-left="none" fo:border-right="none" style:rotation-align="none" fo:border-top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2" style:family="table-cell" style:parent-style-name="Default">
      <style:table-cell-properties fo:background-color="#e0ffff" fo:border="0.06pt solid #000000"/>
    </style:style>
    <style:style style:name="ce121" style:family="table-cell" style:parent-style-name="Default">
      <style:table-cell-properties fo:border-bottom="0.99pt solid #000000" fo:background-color="#c0c0c0" style:diagonal-bl-tr="none" style:diagonal-tl-br="none" fo:border-left="0.99pt solid #000000" fo:border-right="none" style:rotation-align="none" fo:border-top="0.99pt solid #000000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4" style:family="table-cell" style:parent-style-name="Default">
      <style:table-cell-properties style:glyph-orientation-vertical="0" fo:border-bottom="none" fo:background-color="#e0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5" style:family="table-cell" style:parent-style-name="Default">
      <style:table-cell-properties style:glyph-orientation-vertical="0" fo:border-bottom="none" fo:background-color="#e0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6" style:family="table-cell" style:parent-style-name="Default">
      <style:table-cell-properties style:glyph-orientation-vertical="0" fo:border-bottom="0.99pt solid #000000" fo:background-color="#e0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8" style:family="table-cell" style:parent-style-name="Default">
      <style:table-cell-properties style:glyph-orientation-vertical="0" fo:border-bottom="none" fo:background-color="#e0ffff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9" style:family="table-cell" style:parent-style-name="Default">
      <style:table-cell-properties style:glyph-orientation-vertical="0" fo:border-bottom="none" fo:background-color="#e0ffff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0" style:family="table-cell" style:parent-style-name="Default">
      <style:table-cell-properties style:glyph-orientation-vertical="0" fo:border-bottom="0.06pt solid #000000" fo:background-color="#e0ffff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3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automatic"/>
      <style:paragraph-properties fo:text-align="center" fo:margin-left="0in" style:writing-mode="page"/>
      <style:text-properties fo:color="#80808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0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80808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3" style:family="table-cell" style:parent-style-name="Default">
      <style:table-cell-properties fo:border-bottom="0.06pt solid #000000" fo:background-color="#c0c0c0" style:diagonal-bl-tr="none" style:diagonal-tl-br="none" fo:border-left="0.06pt solid #000000" fo:border-right="none" style:rotation-align="none" fo:border-top="0.06pt solid #000000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fo:border-bottom="none" fo:border-left="0.06pt solid #000000" fo:border-right="none" fo:border-top="none"/>
    </style:style>
    <style:style style:name="ce4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516" style:family="table-cell" style:parent-style-name="Default">
      <style:table-cell-properties fo:border-bottom="0.06pt solid #000000" fo:background-color="#e6e6e6" fo:border-left="0.06pt solid #000000" fo:border-right="none" fo:border-top="0.06pt solid #000000"/>
    </style:style>
    <style:style style:name="ce80" style:family="table-cell" style:parent-style-name="Default" style:data-style-name="N1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12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style:use-window-font-color="true" style:font-name="Verdana" style:font-name-asian="Song" style:font-name-complex="Arial Unicode MS"/>
    </style:style>
    <style:style style:name="ce65" style:family="table-cell" style:parent-style-name="Default" style:data-style-name="N121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style:use-window-font-color="true" style:font-name="Verdana" style:font-name-asian="Song" style:font-name-complex="Arial Unicode MS"/>
    </style:style>
    <style:style style:name="ce66" style:family="table-cell" style:parent-style-name="Default" style:data-style-name="N121">
      <style:table-cell-properties style:text-align-source="fix" style:repeat-content="false" fo:border="none"/>
      <style:paragraph-properties fo:text-align="center" fo:margin-left="0in"/>
      <style:text-properties style:use-window-font-color="true" style:font-name="Verdana" style:font-name-asian="Song" style:font-name-complex="Arial Unicode MS"/>
    </style:style>
    <style:style style:name="ce67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use-window-font-color="true" style:font-name="Verdana" style:font-name-asian="Song" style:font-name-complex="Arial Unicode MS"/>
    </style:style>
    <style:style style:name="ce179" style:family="table-cell" style:parent-style-name="Default">
      <style:table-cell-properties fo:border-bottom="0.99pt solid #000000" fo:background-color="#c0c0c0" style:diagonal-bl-tr="none" style:diagonal-tl-br="none" fo:border-left="none" fo:border-right="none" style:rotation-align="none" fo:border-top="0.99pt solid #000000"/>
    </style:style>
    <style:style style:name="ce524" style:family="table-cell" style:parent-style-name="Default">
      <style:table-cell-properties style:glyph-orientation-vertical="0" fo:border-bottom="none" fo:background-color="#e0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center" fo:margin-left="0in" style:writing-mode="page"/>
      <style:text-properties fo:color="#ff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5" style:family="table-cell" style:parent-style-name="Default">
      <style:table-cell-properties style:glyph-orientation-vertical="0" fo:border-bottom="0.74pt solid #000000" fo:background-color="#e0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automatic"/>
      <style:paragraph-properties fo:text-align="center" fo:margin-left="0in" style:writing-mode="page"/>
      <style:text-properties fo:color="#ff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6" style:family="table-cell" style:parent-style-name="Default">
      <style:table-cell-properties style:glyph-orientation-vertical="0" fo:border-bottom="0.99pt solid #000000" fo:background-color="#e0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ff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7" style:family="table-cell" style:parent-style-name="Default">
      <style:table-cell-properties style:glyph-orientation-vertical="0" fo:border-bottom="none" fo:background-color="#e0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8" style:family="table-cell" style:parent-style-name="Default">
      <style:table-cell-properties style:glyph-orientation-vertical="0" fo:border-bottom="0.74pt solid #000000" fo:background-color="#e0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9" style:family="table-cell" style:parent-style-name="Default">
      <style:table-cell-properties style:glyph-orientation-vertical="0" fo:border-bottom="0.06pt solid #000000" fo:background-color="#e0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0" style:family="table-cell" style:parent-style-name="Default" style:data-style-name="N2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automatic"/>
      <style:paragraph-properties fo:text-align="center" fo:margin-left="0in" style:writing-mode="page"/>
    </style:style>
    <style:style style:name="ce78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7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2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7" style:family="table-cell" style:parent-style-name="Default">
      <style:table-cell-properties fo:border-bottom="0.06pt solid #000000" fo:background-color="#c0c0c0" fo:border-left="none" fo:border-right="none" fo:border-top="0.06pt solid #000000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6" style:family="table-cell" style:parent-style-name="Default" style:data-style-name="N121">
      <style:table-cell-properties fo:border="none"/>
    </style:style>
    <style:style style:name="ce244" style:family="table-cell" style:parent-style-name="Default" style:data-style-name="N121">
      <style:table-cell-properties fo:border-bottom="0.74pt solid #000000" fo:border-left="0.74pt solid #000000" fo:border-right="none" fo:border-top="0.74pt solid #000000"/>
    </style:style>
    <style:style style:name="ce90" style:family="table-cell" style:parent-style-name="Default" style:data-style-name="N121">
      <style:table-cell-properties fo:border="none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6" style:family="table-cell" style:parent-style-name="Default" style:data-style-name="N2">
      <style:table-cell-properties fo:border-bottom="0.06pt solid #000000" fo:background-color="#e6e6e6" style:text-align-source="fix" style:repeat-content="false" fo:border-left="none" fo:border-right="none" fo:border-top="0.06pt solid #000000"/>
      <style:paragraph-properties fo:text-align="center" fo:margin-left="0in"/>
    </style:style>
    <style:style style:name="ce100" style:family="table-cell" style:parent-style-name="Default">
      <style:table-cell-properties fo:border-bottom="0.06pt solid #000000" fo:background-color="#c0c0c0" style:diagonal-bl-tr="none" style:diagonal-tl-br="none" style:text-align-source="fix" style:repeat-content="false" fo:border-left="0.06pt solid #000000" fo:border-right="none" style:rotation-align="none" fo:border-top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5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font-name="Verdana" style:font-name-asian="Song" style:font-name-complex="Arial Unicode MS"/>
    </style:style>
    <style:style style:name="ce97" style:family="table-cell" style:parent-style-name="Default" style:data-style-name="N121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style:font-name="Verdana" style:font-name-asian="Song" style:font-name-complex="Arial Unicode MS"/>
    </style:style>
    <style:style style:name="ce98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use-window-font-color="true" style:font-name="Verdana" style:font-name-asian="Song" style:font-name-complex="Arial Unicode MS"/>
    </style:style>
    <style:style style:name="ce99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font-name="Verdana" style:font-name-asian="Song" style:font-name-complex="Arial Unicode MS"/>
    </style:style>
    <style:style style:name="ce101" style:family="table-cell" style:parent-style-name="Default" style:data-style-name="N121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style:font-name="Verdana" style:font-name-asian="Song" style:font-name-complex="Arial Unicode MS"/>
    </style:style>
    <style:style style:name="ce552" style:family="table-cell" style:parent-style-name="Default">
      <style:table-cell-properties style:glyph-orientation-vertical="0" fo:border-bottom="none" fo:background-color="#e0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center" fo:margin-left="0in" style:writing-mode="page"/>
      <style:text-properties fo:color="#00ff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3" style:family="table-cell" style:parent-style-name="Default">
      <style:table-cell-properties style:glyph-orientation-vertical="0" fo:border-bottom="0.74pt solid #000000" fo:background-color="#e0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automatic"/>
      <style:paragraph-properties fo:text-align="center" fo:margin-left="0in" style:writing-mode="page"/>
      <style:text-properties fo:color="#00ff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4" style:family="table-cell" style:parent-style-name="Default">
      <style:table-cell-properties style:glyph-orientation-vertical="0" fo:border-bottom="0.99pt solid #000000" fo:background-color="#e0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ff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5" style:family="table-cell" style:parent-style-name="Default">
      <style:table-cell-properties style:glyph-orientation-vertical="0" fo:border-bottom="0.74pt solid #000000" fo:background-color="#e0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6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0" style:family="table-cell" style:parent-style-name="Default" style:data-style-name="N121">
      <style:table-cell-properties fo:border-bottom="0.74pt solid #000000" fo:border-left="none" fo:border-right="none" fo:border-top="0.74pt solid #000000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7" style:family="table-cell" style:parent-style-name="Default">
      <style:table-cell-properties fo:border-bottom="0.06pt solid #000000" fo:background-color="#c0c0c0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13" style:family="table-cell" style:parent-style-name="Default" style:data-style-name="N121">
      <style:table-cell-properties style:text-align-source="fix" style:repeat-content="false" fo:border="none"/>
      <style:paragraph-properties fo:text-align="center" fo:margin-left="0in"/>
      <style:text-properties fo:color="#ff0000" style:font-name="Verdana" style:font-name-asian="Song" style:font-name-complex="Arial Unicode MS"/>
    </style:style>
    <style:style style:name="ce115" style:family="table-cell" style:parent-style-name="Default" style:data-style-name="N121">
      <style:table-cell-properties style:text-align-source="fix" style:repeat-content="false" fo:border="none"/>
      <style:paragraph-properties fo:text-align="center" fo:margin-left="0in"/>
      <style:text-properties style:font-name="Verdana" style:font-name-asian="Song" style:font-name-complex="Arial Unicode MS"/>
    </style:style>
    <style:style style:name="ce116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font-name="Verdana" style:font-name-asian="Song" style:font-name-complex="Arial Unicode MS"/>
    </style:style>
    <style:style style:name="ce117" style:family="table-cell" style:parent-style-name="Default" style:data-style-name="N121">
      <style:table-cell-properties style:text-align-source="fix" style:repeat-content="false" fo:border="none"/>
      <style:paragraph-properties fo:text-align="center" fo:margin-left="0in"/>
      <style:text-properties style:use-window-font-color="true" style:font-name="Verdana" style:font-name-asian="Song" style:font-name-complex="Arial Unicode MS"/>
    </style:style>
    <style:style style:name="ce118" style:family="table-cell" style:parent-style-name="Default" style:data-style-name="N121">
      <style:table-cell-properties style:text-align-source="fix" style:repeat-content="false" fo:border="none"/>
      <style:paragraph-properties fo:text-align="center" fo:margin-left="0in"/>
      <style:text-properties fo:color="#ff0000" style:font-name="Verdana" style:font-name-asian="Song" style:font-name-complex="Arial Unicode MS"/>
    </style:style>
    <style:style style:name="ce119" style:family="table-cell" style:parent-style-name="Default" style:data-style-name="N121">
      <style:table-cell-properties style:text-align-source="fix" style:repeat-content="false" fo:border="none"/>
      <style:paragraph-properties fo:text-align="center" fo:margin-left="0in"/>
      <style:text-properties style:font-name="Verdana" style:font-name-asian="Song" style:font-name-complex="Arial Unicode MS"/>
    </style:style>
    <style:style style:name="ce120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font-name="Verdana" style:font-name-asian="Song" style:font-name-complex="Arial Unicode MS"/>
    </style:style>
    <style:style style:name="ce562" style:family="table-cell" style:parent-style-name="Default">
      <style:table-cell-properties style:glyph-orientation-vertical="0" fo:border-bottom="none" fo:background-color="#e0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center" fo:margin-left="0in" style:writing-mode="page"/>
      <style:text-properties fo:color="#0000ff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3" style:family="table-cell" style:parent-style-name="Default">
      <style:table-cell-properties style:glyph-orientation-vertical="0" fo:border-bottom="0.74pt solid #000000" fo:background-color="#e0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automatic"/>
      <style:paragraph-properties fo:text-align="center" fo:margin-left="0in" style:writing-mode="page"/>
      <style:text-properties fo:color="#0000ff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4" style:family="table-cell" style:parent-style-name="Default">
      <style:table-cell-properties style:glyph-orientation-vertical="0" fo:border-bottom="0.99pt solid #000000" fo:background-color="#e0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ff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566" style:family="table-cell" style:parent-style-name="Default">
      <style:table-cell-properties style:glyph-orientation-vertical="0" fo:border-bottom="none" fo:background-color="#e0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center" fo:margin-left="0in" style:writing-mode="page"/>
      <style:text-properties fo:color="#ff99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8" style:family="table-cell" style:parent-style-name="Default">
      <style:table-cell-properties style:glyph-orientation-vertical="0" fo:border-bottom="0.74pt solid #000000" fo:background-color="#e0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automatic"/>
      <style:paragraph-properties fo:text-align="center" fo:margin-left="0in" style:writing-mode="page"/>
      <style:text-properties fo:color="#ff99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9" style:family="table-cell" style:parent-style-name="Default">
      <style:table-cell-properties style:glyph-orientation-vertical="0" fo:border-bottom="0.99pt solid #000000" fo:background-color="#e0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ff99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0" style:family="table-cell" style:parent-style-name="Default">
      <style:table-cell-properties style:glyph-orientation-vertical="0" fo:border-bottom="0.74pt solid #000000" fo:background-color="#e0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2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4" style:family="table-cell" style:parent-style-name="Default" style:data-style-name="N121">
      <style:table-cell-properties fo:border-bottom="0.74pt solid #000000" fo:border-left="none" fo:border-right="0.74pt solid #000000" fo:border-top="0.74pt solid #000000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73" style:family="table-cell" style:parent-style-name="Default">
      <style:table-cell-properties style:glyph-orientation-vertical="0" fo:background-color="#e0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99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style:glyph-orientation-vertical="0" fo:background-color="#e0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578" style:family="table-cell" style:parent-style-name="Default">
      <style:table-cell-properties fo:background-color="#e0ffff"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579" style:family="table-cell" style:parent-style-name="Default">
      <style:table-cell-properties fo:border-bottom="0.06pt solid #000000" fo:background-color="#e0ffff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2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12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582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583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584" style:family="table-cell" style:parent-style-name="Default" style:data-style-name="N2">
      <style:table-cell-properties style:text-align-source="fix" style:repeat-content="false" fo:border="none"/>
      <style:paragraph-properties fo:text-align="start" fo:margin-left="0in"/>
    </style:style>
    <style:style style:name="ce603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</style:style>
    <style:style style:name="ce134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in"/>
    </style:style>
    <style:style style:name="ce135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start" fo:margin-left="0in"/>
    </style:style>
    <style:style style:name="ce136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start" fo:margin-left="0in"/>
    </style:style>
    <style:style style:name="ce610" style:family="table-cell" style:parent-style-name="Default">
      <style:table-cell-properties fo:border-bottom="none" fo:background-color="#e0ffff" style:diagonal-bl-tr="none" style:diagonal-tl-br="none" fo:border-left="none" fo:border-right="none" style:rotation-align="none" fo:border-top="0.99pt solid #000000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3" style:family="table-cell" style:parent-style-name="Default">
      <style:table-cell-properties style:glyph-orientation-vertical="0" fo:border-bottom="0.99pt solid #000000" fo:background-color="#e0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9" style:family="table-cell" style:parent-style-name="Default" style:data-style-name="N121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141" style:family="table-cell" style:parent-style-name="Default">
      <style:table-cell-properties fo:border-bottom="0.06pt solid #000000" fo:background-color="#c0c0c0" style:diagonal-bl-tr="none" style:diagonal-tl-br="none" style:text-align-source="fix" style:repeat-content="false" fo:border-left="none" fo:border-right="none" style:rotation-align="none" fo:border-top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8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619" style:family="table-cell" style:parent-style-name="Default" style:data-style-name="N2">
      <style:table-cell-properties style:text-align-source="fix" style:repeat-content="false" fo:border="none"/>
      <style:paragraph-properties fo:text-align="center" fo:margin-left="0in"/>
    </style:style>
    <style:style style:name="ce145" style:family="table-cell" style:parent-style-name="Default">
      <style:table-cell-properties fo:border="none"/>
    </style:style>
    <style:style style:name="ce621" style:family="table-cell" style:parent-style-name="Default">
      <style:table-cell-properties fo:border-bottom="0.06pt solid #000000" fo:border-left="none" fo:border-right="none" fo:border-top="none"/>
    </style:style>
    <style:style style:name="ce147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148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49" style:family="table-cell" style:parent-style-name="Default">
      <style:table-cell-properties fo:background-color="transparent" fo:border="none"/>
    </style:style>
    <style:style style:name="ce150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21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in"/>
      <style:text-properties style:use-window-font-color="true"/>
    </style:style>
    <style:style style:name="ce152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end" fo:margin-left="0in"/>
      <style:text-properties style:use-window-font-color="true"/>
    </style:style>
    <style:style style:name="ce153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end" fo:margin-left="0in"/>
    </style:style>
    <style:style style:name="ce154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in"/>
      <style:text-properties style:use-window-font-color="true"/>
    </style:style>
    <style:style style:name="ce2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59" style:family="table-cell" style:parent-style-name="Default">
      <style:table-cell-properties fo:background-color="#e0ffff"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662" style:family="table-cell" style:parent-style-name="Default">
      <style:table-cell-properties fo:background-color="#e0ffff" style:text-align-source="fix" style:repeat-content="false" fo:border="non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663" style:family="table-cell" style:parent-style-name="Default">
      <style:table-cell-properties fo:border-bottom="0.06pt solid #000000" fo:background-color="#e0ffff" style:text-align-source="fix" style:repeat-content="false" fo:border-left="none" fo:border-right="none" fo:border-top="non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5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6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6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669" style:family="table-cell" style:parent-style-name="Default">
      <style:table-cell-properties style:glyph-orientation-vertical="0" fo:border-bottom="0.74pt solid #000000" fo:background-color="#e0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automatic"/>
      <style:paragraph-properties fo:text-align="center" fo:margin-left="0in" style:writing-mode="page"/>
      <style:text-properties fo:color="#ff99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style:use-window-font-color="true" style:font-name="Verdana" style:font-name-asian="Song" style:font-name-complex="Arial Unicode MS"/>
    </style:style>
    <style:style style:name="ce671" style:family="table-cell" style:parent-style-name="Default">
      <style:table-cell-properties style:glyph-orientation-vertical="0" fo:border-bottom="0.74pt solid #000000" fo:background-color="#e0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automatic"/>
      <style:paragraph-properties fo:text-align="center" fo:margin-left="0in" style:writing-mode="page"/>
      <style:text-properties fo:color="#ff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4" style:family="table-cell" style:parent-style-name="Default">
      <style:table-cell-properties fo:border-bottom="0.06pt solid #000000" fo:background-color="#c0c0c0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51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362" style:family="table-cell" style:parent-style-name="Default">
      <style:table-cell-properties fo:border-bottom="0.99pt solid #000000" fo:background-color="#c0c0c0" style:diagonal-bl-tr="none" style:diagonal-tl-br="none" fo:border-left="none" fo:border-right="0.99pt solid #000000" style:rotation-align="none" fo:border-top="0.99pt solid #000000"/>
    </style:style>
    <style:style style:name="ce675" style:family="table-cell" style:parent-style-name="Default">
      <style:table-cell-properties style:glyph-orientation-vertical="0" fo:border-bottom="none" fo:background-color="#e0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6" style:family="table-cell" style:parent-style-name="Default">
      <style:table-cell-properties style:glyph-orientation-vertical="0" fo:border-bottom="none" fo:background-color="#e0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7" style:family="table-cell" style:parent-style-name="Default">
      <style:table-cell-properties style:glyph-orientation-vertical="0" fo:border-bottom="0.99pt solid #000000" fo:background-color="#e0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8" style:family="table-cell" style:parent-style-name="Default">
      <style:table-cell-properties style:glyph-orientation-vertical="0" fo:border-bottom="none" fo:background-color="#e0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9" style:family="table-cell" style:parent-style-name="Default">
      <style:table-cell-properties style:glyph-orientation-vertical="0" fo:border-bottom="none" fo:background-color="#e0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0" style:family="table-cell" style:parent-style-name="Default">
      <style:table-cell-properties style:glyph-orientation-vertical="0" fo:border-bottom="0.06pt solid #000000" fo:background-color="#e0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1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automatic"/>
      <style:paragraph-properties fo:text-align="center" fo:margin-left="0in" style:writing-mode="page"/>
      <style:text-properties fo:color="#80808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6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80808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7" style:family="table-cell" style:parent-style-name="Default">
      <style:table-cell-properties fo:border-bottom="0.06pt solid #000000" fo:background-color="#c0c0c0" fo:border-left="none" fo:border-right="0.06pt solid #000000" fo:border-top="0.06pt solid #000000"/>
    </style:style>
    <style:style style:name="ce266" style:family="table-cell" style:parent-style-name="Default">
      <style:table-cell-properties fo:border-bottom="none" fo:border-left="none" fo:border-right="0.06pt solid #000000" fo:border-top="none"/>
    </style:style>
    <style:style style:name="ce267" style:family="table-cell" style:parent-style-name="Default" style:data-style-name="N12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style:use-window-font-color="true"/>
    </style:style>
    <style:style style:name="ce700" style:family="table-cell" style:parent-style-name="Default">
      <style:table-cell-properties fo:border-bottom="0.06pt solid #000000" fo:background-color="#e6e6e6" fo:border-left="none" fo:border-right="0.06pt solid #000000" fo:border-top="0.06pt solid #000000"/>
    </style:style>
    <style:style style:name="ce269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use-window-font-color="true" style:font-name="Verdana" style:font-name-asian="Song" style:font-name-complex="Arial Unicode MS"/>
    </style:style>
    <style:style style:name="ce729" style:family="table-cell" style:parent-style-name="Default">
      <style:text-properties style:font-name="Courier" fo:font-size="12pt" style:font-size-asian="12pt" style:font-size-complex="12pt"/>
    </style:style>
    <style:style style:name="ce38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18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808080"/>
    </style:style>
    <style:style style:name="ce1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80808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4" style:family="table-cell" style:parent-style-name="Default" style:data-style-name="N121">
      <style:table-cell-properties style:text-align-source="fix" style:repeat-content="false" fo:border="none"/>
      <style:paragraph-properties fo:text-align="center" fo:margin-left="0in"/>
      <style:text-properties style:use-window-font-color="true" style:font-name="Verdana" style:font-name-asian="Song" style:font-name-complex="Arial Unicode MS"/>
    </style:style>
    <style:style style:name="ce187" style:family="table-cell" style:parent-style-name="Default">
      <style:text-properties fo:color="#00ff00"/>
    </style:style>
    <style:style style:name="ce188" style:family="table-cell" style:parent-style-name="Default">
      <style:text-properties fo:color="#0000ff"/>
    </style:style>
    <style:style style:name="ce39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9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89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334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1" style:family="table-cell" style:parent-style-name="Default">
      <style:table-cell-properties fo:border-bottom="none" fo:background-color="#ffabd5" style:diagonal-bl-tr="none" style:diagonal-tl-br="none" style:text-align-source="fix" style:repeat-content="false" fo:border-left="0.06pt solid #000000" fo:border-right="0.06pt solid #000000" style:rotation-align="none" fo:border-top="none"/>
      <style:paragraph-properties fo:text-align="center" fo:margin-left="0in"/>
      <style:text-properties fo:color="#ff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3" style:family="table-cell" style:parent-style-name="Default">
      <style:table-cell-properties fo:border-bottom="none" fo:background-color="#ffabd5" style:diagonal-bl-tr="none" style:diagonal-tl-br="none" style:text-align-source="fix" style:repeat-content="false" fo:border-left="0.06pt solid #000000" fo:border-right="0.06pt solid #000000" style:rotation-align="none" fo:border-top="none"/>
      <style:paragraph-properties fo:text-align="center" fo:margin-left="0in"/>
      <style:text-properties fo:color="#0000ff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0" style:family="table-cell" style:parent-style-name="Default">
      <style:table-cell-properties fo:border-bottom="none" fo:background-color="#e0ffff" style:diagonal-bl-tr="none" style:diagonal-tl-br="none" style:text-align-source="fix" style:repeat-content="false" fo:border-left="0.06pt solid #000000" fo:border-right="0.06pt solid #000000" style:rotation-align="none" fo:border-top="none"/>
      <style:paragraph-properties fo:text-align="center" fo:margin-left="0in"/>
      <style:text-properties fo:color="#0000ff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1" style:family="table-cell" style:parent-style-name="Default">
      <style:table-cell-properties fo:border-bottom="none" fo:background-color="#e0ffff" style:diagonal-bl-tr="none" style:diagonal-tl-br="none" style:text-align-source="fix" style:repeat-content="false" fo:border-left="0.06pt solid #000000" fo:border-right="0.06pt solid #000000" style:rotation-align="none" fo:border-top="none"/>
      <style:paragraph-properties fo:text-align="center" fo:margin-left="0in"/>
      <style:text-properties fo:color="#ff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2" style:family="table-cell" style:parent-style-name="Default">
      <style:table-cell-properties fo:border-bottom="none" fo:background-color="#e0ffff" style:diagonal-bl-tr="none" style:diagonal-tl-br="none" style:text-align-source="fix" style:repeat-content="false" fo:border-left="0.06pt solid #000000" fo:border-right="0.06pt solid #000000" style:rotation-align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3" style:family="table-cell" style:parent-style-name="Default">
      <style:table-cell-properties fo:border-bottom="0.06pt solid #000000" fo:background-color="#e0ffff" style:diagonal-bl-tr="none" style:diagonal-tl-br="none" style:text-align-source="fix" style:repeat-content="false" fo:border-left="0.06pt solid #000000" fo:border-right="0.06pt solid #000000" style:rotation-align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8" style:family="table-cell" style:parent-style-name="Default">
      <style:table-cell-properties fo:border-bottom="0.06pt solid #000000" fo:border-left="none" fo:border-right="none" fo:border-top="0.06pt solid #000000"/>
    </style:style>
    <style:style style:name="ce34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1" style:family="table-cell" style:parent-style-name="Default" style:data-style-name="N2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in"/>
      <style:text-properties fo:color="#ff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2" style:family="table-cell" style:parent-style-name="Default" style:data-style-name="N2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in"/>
      <style:text-properties fo:color="#0000ff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3" style:family="table-cell" style:parent-style-name="Default" style:data-style-name="N2">
      <style:table-cell-properties fo:border-bottom="0.06pt solid #000000" style:diagonal-bl-tr="none" style:diagonal-tl-br="none" style:text-align-source="fix" style:repeat-content="false" fo:background-color="transparent" fo:border-left="none" fo:border-right="none" style:rotation-align="none" fo:border-top="none"/>
      <style:paragraph-properties fo:text-align="center" fo:margin-left="0in"/>
      <style:text-properties fo:color="#ff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1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0" style:family="table-cell" style:parent-style-name="Default">
      <style:table-cell-properties fo:border-bottom="none" fo:background-color="#e0ffff" style:diagonal-bl-tr="none" style:diagonal-tl-br="none" style:text-align-source="fix" style:repeat-content="false" fo:border-left="none" fo:border-right="0.06pt solid #000000" style:rotation-align="none" fo:border-top="none"/>
      <style:paragraph-properties fo:text-align="center" fo:margin-left="0in"/>
      <style:text-properties fo:color="#ff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1" style:family="table-cell" style:parent-style-name="Default">
      <style:table-cell-properties fo:border-bottom="none" fo:background-color="#e0ffff" style:diagonal-bl-tr="none" style:diagonal-tl-br="none" style:text-align-source="fix" style:repeat-content="false" fo:border-left="none" fo:border-right="0.06pt solid #000000" style:rotation-align="none" fo:border-top="none"/>
      <style:paragraph-properties fo:text-align="center" fo:margin-left="0in"/>
      <style:text-properties fo:color="#0000ff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2" style:family="table-cell" style:parent-style-name="Default">
      <style:table-cell-properties fo:border-bottom="none" fo:background-color="#e0ffff" style:diagonal-bl-tr="none" style:diagonal-tl-br="none" style:text-align-source="fix" style:repeat-content="false" fo:border-left="none" fo:border-right="0.06pt solid #000000" style:rotation-align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3" style:family="table-cell" style:parent-style-name="Default">
      <style:table-cell-properties fo:border-bottom="0.06pt solid #000000" fo:background-color="#e0ffff" style:diagonal-bl-tr="none" style:diagonal-tl-br="none" style:text-align-source="fix" style:repeat-content="false" fo:border-left="none" fo:border-right="0.06pt solid #000000" style:rotation-align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3" style:family="table-cell" style:parent-style-name="Default">
      <style:table-cell-properties fo:border-bottom="0.74pt solid #000000" fo:background-color="#e0ffff" fo:border-left="0.74pt solid #000000" fo:border-right="none" fo:border-top="none"/>
    </style:style>
    <style:style style:name="ce36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5" style:family="table-cell" style:parent-style-name="Default" style:data-style-name="N2">
      <style:table-cell-properties fo:border-bottom="none" fo:background-color="#ffffd7" style:diagonal-bl-tr="none" style:diagonal-tl-br="none" style:text-align-source="fix" style:repeat-content="false" fo:border-left="0.06pt solid #000000" fo:border-right="none" style:rotation-align="none" fo:border-top="none"/>
      <style:paragraph-properties fo:text-align="center" fo:margin-left="0in"/>
      <style:text-properties fo:color="#ffffff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6" style:family="table-cell" style:parent-style-name="Default" style:data-style-name="N2">
      <style:table-cell-properties fo:border-bottom="none" fo:background-color="#ffffd7" style:diagonal-bl-tr="none" style:diagonal-tl-br="none" style:text-align-source="fix" style:repeat-content="false" fo:border-left="0.06pt solid #000000" fo:border-right="none" style:rotation-align="none" fo:border-top="none"/>
      <style:paragraph-properties fo:text-align="center" fo:margin-left="0in"/>
      <style:text-properties fo:color="#0000ff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7" style:family="table-cell" style:parent-style-name="Default" style:data-style-name="N2">
      <style:table-cell-properties fo:border-bottom="none" fo:background-color="#ffffd7" style:diagonal-bl-tr="none" style:diagonal-tl-br="none" style:text-align-source="fix" style:repeat-content="false" fo:border-left="0.06pt solid #000000" fo:border-right="none" style:rotation-align="none" fo:border-top="none"/>
      <style:paragraph-properties fo:text-align="center" fo:margin-left="0in"/>
      <style:text-properties fo:color="#ff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8" style:family="table-cell" style:parent-style-name="Default" style:data-style-name="N2">
      <style:table-cell-properties fo:border-bottom="0.06pt solid #000000" fo:background-color="#e0ffff" style:diagonal-bl-tr="none" style:diagonal-tl-br="none" style:text-align-source="fix" style:repeat-content="false" fo:border-left="0.06pt solid #000000" fo:border-right="none" style:rotation-align="none" fo:border-top="none"/>
      <style:paragraph-properties fo:text-align="center" fo:margin-left="0in"/>
      <style:text-properties fo:color="#ff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17" style:family="table-cell" style:parent-style-name="Default">
      <style:table-cell-properties fo:border-bottom="none" fo:background-color="#ffabd5" style:diagonal-bl-tr="none" style:diagonal-tl-br="none" style:text-align-source="fix" style:repeat-content="false" fo:border-left="none" fo:border-right="0.06pt solid #000000" style:rotation-align="none" fo:border-top="none"/>
      <style:paragraph-properties fo:text-align="center" fo:margin-left="0in"/>
      <style:text-properties fo:color="#ff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8" style:family="table-cell" style:parent-style-name="Default">
      <style:table-cell-properties fo:border-bottom="none" fo:background-color="#ffabd5" style:diagonal-bl-tr="none" style:diagonal-tl-br="none" style:text-align-source="fix" style:repeat-content="false" fo:border-left="none" fo:border-right="0.06pt solid #000000" style:rotation-align="none" fo:border-top="none"/>
      <style:paragraph-properties fo:text-align="center" fo:margin-left="0in"/>
      <style:text-properties fo:color="#0000ff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0" style:family="table-cell" style:parent-style-name="Default" style:data-style-name="N2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9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44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5" style:family="table-cell" style:parent-style-name="Default" style:data-style-name="N12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style:use-window-font-color="true" style:font-name="Verdana" style:font-name-asian="Song" style:font-name-complex="Arial Unicode MS"/>
    </style:style>
    <style:style style:name="ce44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44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0" style:family="table-cell" style:parent-style-name="Default" style:data-style-name="N2">
      <style:table-cell-properties fo:border-bottom="none" style:diagonal-bl-tr="none" style:diagonal-tl-br="none" style:text-align-source="fix" style:repeat-content="false" fo:background-color="transparent" fo:border-left="0.06pt solid #000000" fo:border-right="none" style:rotation-align="none" fo:border-top="none"/>
      <style:paragraph-properties fo:text-align="center" fo:margin-left="0in"/>
      <style:text-properties fo:color="#ff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1" style:family="table-cell" style:parent-style-name="Default" style:data-style-name="N2">
      <style:table-cell-properties fo:border-bottom="none" style:diagonal-bl-tr="none" style:diagonal-tl-br="none" style:text-align-source="fix" style:repeat-content="false" fo:background-color="transparent" fo:border-left="0.06pt solid #000000" fo:border-right="none" style:rotation-align="none" fo:border-top="none"/>
      <style:paragraph-properties fo:text-align="center" fo:margin-left="0in"/>
      <style:text-properties fo:color="#0000ff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2" style:family="table-cell" style:parent-style-name="Default" style:data-style-name="N2">
      <style:table-cell-properties fo:border-bottom="none" fo:background-color="#ffff00" style:diagonal-bl-tr="none" style:diagonal-tl-br="none" style:text-align-source="fix" style:repeat-content="false" fo:border-left="0.06pt solid #000000" fo:border-right="none" style:rotation-align="none" fo:border-top="none"/>
      <style:paragraph-properties fo:text-align="center" fo:margin-left="0in"/>
      <style:text-properties fo:color="#ff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3" style:family="table-cell" style:parent-style-name="Default" style:data-style-name="N2">
      <style:table-cell-properties fo:border-bottom="none" fo:background-color="#ffff00" style:diagonal-bl-tr="none" style:diagonal-tl-br="none" style:text-align-source="fix" style:repeat-content="false" fo:border-left="0.06pt solid #000000" fo:border-right="none" style:rotation-align="none" fo:border-top="none"/>
      <style:paragraph-properties fo:text-align="center" fo:margin-left="0in"/>
      <style:text-properties fo:color="#0000ff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4" style:family="table-cell" style:parent-style-name="Default" style:data-style-name="N2">
      <style:table-cell-properties fo:border-bottom="0.06pt solid #000000" style:diagonal-bl-tr="none" style:diagonal-tl-br="none" style:text-align-source="fix" style:repeat-content="false" fo:background-color="transparent" fo:border-left="0.06pt solid #000000" fo:border-right="none" style:rotation-align="none" fo:border-top="none"/>
      <style:paragraph-properties fo:text-align="center" fo:margin-left="0in"/>
      <style:text-properties fo:color="#ff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5" style:family="table-cell" style:parent-style-name="Default" style:data-style-name="N2">
      <style:table-cell-properties fo:border-bottom="none" style:diagonal-bl-tr="none" style:diagonal-tl-br="none" style:text-align-source="fix" style:repeat-content="false" fo:background-color="transparent" fo:border-left="0.06pt solid #000000" fo:border-right="0.06pt solid #000000" style:rotation-align="none" fo:border-top="none"/>
      <style:paragraph-properties fo:text-align="center" fo:margin-left="0in"/>
      <style:text-properties fo:color="#ff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7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28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229" style:family="table-cell" style:parent-style-name="Default">
      <style:table-cell-properties fo:border-bottom="none" fo:border-left="0.06pt solid #000000" fo:border-right="0.06pt solid #000000" fo:border-top="none"/>
    </style:style>
    <style:style style:name="ce23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31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780" style:family="table-cell" style:parent-style-name="Default">
      <style:table-cell-properties fo:border-bottom="none" fo:border-left="none" fo:border-right="0.06pt solid #000000" fo:border-top="none"/>
    </style:style>
    <style:style style:name="ce781" style:family="table-cell" style:parent-style-name="Default">
      <style:table-cell-properties fo:border-bottom="0.06pt solid #000000" fo:border-left="none" fo:border-right="0.06pt solid #000000" fo:border-top="none"/>
    </style:style>
    <style:style style:name="ce585" style:family="table-cell" style:parent-style-name="Condition1" style:data-style-name="N121">
      <style:table-cell-properties style:text-align-source="fix" style:repeat-content="false" fo:background-color="transparent"/>
      <style:paragraph-properties fo:text-align="center" fo:margin-left="0in"/>
      <style:text-properties fo:color="#00ff00" fo:font-size="10pt" fo:font-weight="normal" style:font-size-asian="10pt" style:font-weight-asian="normal" style:font-size-complex="10pt" style:font-weight-complex="normal"/>
    </style:style>
    <style:style style:name="ce586" style:family="table-cell" style:parent-style-name="Condition1" style:data-style-name="N121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587" style:family="table-cell" style:parent-style-name="Condition1" style:data-style-name="N121">
      <style:table-cell-properties style:text-align-source="fix" style:repeat-content="false" fo:background-color="transparent"/>
      <style:paragraph-properties fo:text-align="center" fo:margin-left="0in"/>
      <style:text-properties fo:color="#ff0000" fo:font-size="10pt" fo:font-weight="normal" style:font-size-asian="10pt" style:font-weight-asian="normal" style:font-size-complex="10pt" style:font-weight-complex="normal"/>
    </style:style>
    <style:style style:name="ce32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589" style:family="table-cell" style:parent-style-name="Condition1" style:data-style-name="N121">
      <style:table-cell-properties style:text-align-source="fix" style:repeat-content="false" fo:background-color="transparent"/>
      <style:paragraph-properties fo:text-align="center" fo:margin-left="0in"/>
      <style:text-properties fo:color="#0000ff" fo:font-size="10pt" fo:font-weight="normal" style:font-size-asian="10pt" style:font-weight-asian="normal" style:font-size-complex="10pt" style:font-weight-complex="normal"/>
    </style:style>
    <style:style style:name="ce32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/>
    </style:style>
    <style:style style:name="ce59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c0c0c0"/>
    </style:style>
    <style:style style:name="ce329" style:family="table-cell" style:parent-style-name="Default" style:data-style-name="N120">
      <style:table-cell-properties style:text-align-source="fix" style:repeat-content="false"/>
      <style:paragraph-properties fo:text-align="center" fo:margin-left="0in"/>
      <style:text-properties fo:color="#0000ff"/>
    </style:style>
    <style:style style:name="ce330" style:family="table-cell" style:parent-style-name="Default" style:data-style-name="N120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33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332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/>
    </style:style>
    <style:style style:name="ce333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use-window-font-color="true"/>
    </style:style>
    <style:style style:name="ce340" style:family="table-cell" style:parent-style-name="Default" style:data-style-name="N121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style:use-window-font-color="true"/>
    </style:style>
    <style:style style:name="ce59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ff0000"/>
    </style:style>
    <style:style style:name="ce342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color="#ff0000"/>
    </style:style>
    <style:style style:name="ce343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344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style:use-window-font-color="true"/>
    </style:style>
    <style:style style:name="ce345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use-window-font-color="true"/>
    </style:style>
    <style:style style:name="ce346" style:family="table-cell" style:parent-style-name="Default" style:data-style-name="N121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style:use-window-font-color="true"/>
    </style:style>
    <style:style style:name="ce82" style:family="table-cell" style:parent-style-name="Default" style:data-style-name="N12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style:use-window-font-color="true" style:font-name="Verdana" style:font-name-asian="Song" style:font-name-complex="Arial Unicode MS"/>
    </style:style>
    <style:style style:name="ce907" style:family="table-cell" style:parent-style-name="Default" style:data-style-name="N12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style:use-window-font-color="true"/>
    </style:style>
    <style:style style:name="ce83" style:family="table-cell" style:parent-style-name="Default" style:data-style-name="N121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style:use-window-font-color="true" style:font-name="Verdana" style:font-name-asian="Song" style:font-name-complex="Arial Unicode MS"/>
    </style:style>
    <style:style style:name="ce16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style:use-window-font-color="true" style:font-name="Verdana" style:font-name-asian="Song" style:font-name-complex="Arial Unicode MS"/>
    </style:style>
    <style:style style:name="ce350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 style:font-name="Verdana" style:font-name-asian="Song" style:font-name-complex="Arial Unicode MS"/>
    </style:style>
    <style:style style:name="ce55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use-window-font-color="true" style:font-name="Verdana" style:font-name-asian="Song" style:font-name-complex="Arial Unicode MS"/>
    </style:style>
    <style:style style:name="ce352" style:family="table-cell" style:parent-style-name="Default">
      <style:text-properties style:use-window-font-color="true"/>
    </style:style>
    <style:style style:name="ce353" style:family="table-cell" style:parent-style-name="Default" style:data-style-name="N121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style:use-window-font-color="true"/>
    </style:style>
    <style:style style:name="ce354" style:family="table-cell" style:parent-style-name="Default" style:data-style-name="N120">
      <style:table-cell-properties style:text-align-source="fix" style:repeat-content="false"/>
      <style:paragraph-properties fo:text-align="start" fo:margin-left="0in"/>
      <style:text-properties style:use-window-font-color="true"/>
    </style:style>
    <style:style style:name="ce35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style:use-window-font-color="true"/>
    </style:style>
    <style:style style:name="ce35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/>
    </style:style>
    <style:style style:name="ce35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in"/>
      <style:text-properties style:use-window-font-color="true"/>
    </style:style>
    <style:style style:name="ce615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616" style:family="table-cell" style:parent-style-name="Condition1" style:data-style-name="N121">
      <style:table-cell-properties style:text-align-source="fix" style:repeat-content="false" fo:background-color="transparent"/>
      <style:paragraph-properties fo:text-align="center" fo:margin-left="0in"/>
      <style:text-properties fo:color="#c0c0c0" fo:font-size="10pt" fo:font-weight="normal" style:font-size-asian="10pt" style:font-weight-asian="normal" style:font-size-complex="10pt" style:font-weight-complex="normal"/>
    </style:style>
    <style:style style:name="ce35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/>
    </style:style>
    <style:style style:name="ce481" style:family="table-cell" style:parent-style-name="Condition1" style:data-style-name="N121">
      <style:table-cell-properties style:text-align-source="fix" style:repeat-content="false" fo:background-color="transparent"/>
      <style:paragraph-properties fo:text-align="center" fo:margin-left="0in"/>
      <style:text-properties fo:color="#00ff00" fo:font-size="10pt" fo:font-weight="normal" style:font-size-asian="10pt" style:font-weight-asian="normal" style:font-size-complex="10pt" style:font-weight-complex="normal"/>
    </style:style>
    <style:style style:name="ce482" style:family="table-cell" style:parent-style-name="Condition1" style:data-style-name="N121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484" style:family="table-cell" style:parent-style-name="Condition1" style:data-style-name="N121">
      <style:table-cell-properties style:text-align-source="fix" style:repeat-content="false" fo:background-color="transparent"/>
      <style:paragraph-properties fo:text-align="center" fo:margin-left="0in"/>
      <style:text-properties fo:color="#ff0000" fo:font-size="10pt" fo:font-weight="normal" style:font-size-asian="10pt" style:font-weight-asian="normal" style:font-size-complex="10pt" style:font-weight-complex="normal"/>
    </style:style>
    <style:style style:name="ce37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486" style:family="table-cell" style:parent-style-name="Condition1" style:data-style-name="N121">
      <style:table-cell-properties style:text-align-source="fix" style:repeat-content="false" fo:background-color="transparent"/>
      <style:paragraph-properties fo:text-align="center" fo:margin-left="0in"/>
      <style:text-properties fo:color="#0000ff" fo:font-size="10pt" fo:font-weight="normal" style:font-size-asian="10pt" style:font-weight-asian="normal" style:font-size-complex="10pt" style:font-weight-complex="normal"/>
    </style:style>
    <style:style style:name="ce62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40" style:family="table-cell" style:parent-style-name="Default" style:data-style-name="N121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51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ff0000"/>
    </style:style>
    <style:style style:name="ce381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59" style:family="table-cell" style:parent-style-name="Default" style:data-style-name="N121">
      <style:table-cell-properties style:text-align-source="fix" style:repeat-content="false" fo:border="none"/>
      <style:paragraph-properties fo:text-align="center" fo:margin-left="0in"/>
      <style:text-properties style:use-window-font-color="true" style:font-name="Verdana" style:font-name-asian="Song" style:font-name-complex="Arial Unicode MS"/>
    </style:style>
    <style:style style:name="ce38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384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use-window-font-color="true"/>
    </style:style>
    <style:style style:name="ce538" style:family="table-cell" style:parent-style-name="Condition1" style:data-style-name="N121">
      <style:table-cell-properties style:text-align-source="fix" style:repeat-content="false" fo:background-color="transparent"/>
      <style:paragraph-properties fo:text-align="center" fo:margin-left="0in"/>
      <style:text-properties fo:color="#00ff00" fo:font-size="10pt" fo:font-weight="normal" style:font-size-asian="10pt" style:font-weight-asian="normal" style:font-size-complex="10pt" style:font-weight-complex="normal"/>
    </style:style>
    <style:style style:name="ce539" style:family="table-cell" style:parent-style-name="Condition1" style:data-style-name="N121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540" style:family="table-cell" style:parent-style-name="Condition1" style:data-style-name="N121">
      <style:table-cell-properties style:text-align-source="fix" style:repeat-content="false" fo:background-color="transparent"/>
      <style:paragraph-properties fo:text-align="center" fo:margin-left="0in"/>
      <style:text-properties fo:color="#ff0000" fo:font-size="10pt" fo:font-weight="normal" style:font-size-asian="10pt" style:font-weight-asian="normal" style:font-size-complex="10pt" style:font-weight-complex="normal"/>
    </style:style>
    <style:style style:name="ce995" style:family="table-cell" style:parent-style-name="Default">
      <style:text-properties style:font-name="Verdana" fo:font-size="10pt" fo:font-weight="normal" style:font-size-asian="10pt" style:font-weight-asian="normal" style:font-size-complex="10pt" style:font-weight-complex="normal"/>
    </style:style>
    <style:style style:name="ce542" style:family="table-cell" style:parent-style-name="Condition1" style:data-style-name="N121">
      <style:table-cell-properties style:text-align-source="fix" style:repeat-content="false" fo:background-color="transparent"/>
      <style:paragraph-properties fo:text-align="center" fo:margin-left="0in"/>
      <style:text-properties fo:color="#0000ff" fo:font-size="10pt" fo:font-weight="normal" style:font-size-asian="10pt" style:font-weight-asian="normal" style:font-size-complex="10pt" style:font-weight-complex="normal"/>
    </style:style>
    <style:style style:name="ce54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54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ff0000"/>
    </style:style>
    <style:style style:name="ce36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7" style:family="table-cell" style:parent-style-name="Condition1" style:data-style-name="N121">
      <style:table-cell-properties style:text-align-source="fix" style:repeat-content="false" fo:background-color="transparent"/>
      <style:paragraph-properties fo:text-align="center" fo:margin-left="0in"/>
      <style:text-properties fo:color="#00ff00" fo:font-size="10pt" fo:font-weight="normal" style:font-size-asian="10pt" style:font-weight-asian="normal" style:font-size-complex="10pt" style:font-weight-complex="normal"/>
    </style:style>
    <style:style style:name="ce565" style:family="table-cell" style:parent-style-name="Condition1" style:data-style-name="N121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567" style:family="table-cell" style:parent-style-name="Condition1" style:data-style-name="N121">
      <style:table-cell-properties style:text-align-source="fix" style:repeat-content="false" fo:background-color="transparent"/>
      <style:paragraph-properties fo:text-align="center" fo:margin-left="0in"/>
      <style:text-properties fo:color="#ff0000" fo:font-size="10pt" fo:font-weight="normal" style:font-size-asian="10pt" style:font-weight-asian="normal" style:font-size-complex="10pt" style:font-weight-complex="normal"/>
    </style:style>
    <style:style style:name="ce571" style:family="table-cell" style:parent-style-name="Condition1" style:data-style-name="N121">
      <style:table-cell-properties style:text-align-source="fix" style:repeat-content="false" fo:background-color="transparent"/>
      <style:paragraph-properties fo:text-align="center" fo:margin-left="0in"/>
      <style:text-properties fo:color="#0000ff" fo:font-size="10pt" fo:font-weight="normal" style:font-size-asian="10pt" style:font-weight-asian="normal" style:font-size-complex="10pt" style:font-weight-complex="normal"/>
    </style:style>
    <style:style style:name="ce57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57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ff0000"/>
    </style:style>
    <style:style style:name="ce594" style:family="table-cell" style:parent-style-name="Condition1" style:data-style-name="N121">
      <style:table-cell-properties style:text-align-source="fix" style:repeat-content="false" fo:background-color="transparent"/>
      <style:paragraph-properties fo:text-align="center" fo:margin-left="0in"/>
      <style:text-properties fo:color="#00ff00" fo:font-size="10pt" fo:font-weight="normal" style:font-size-asian="10pt" style:font-weight-asian="normal" style:font-size-complex="10pt" style:font-weight-complex="normal"/>
    </style:style>
    <style:style style:name="ce595" style:family="table-cell" style:parent-style-name="Condition1" style:data-style-name="N121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596" style:family="table-cell" style:parent-style-name="Condition1" style:data-style-name="N121">
      <style:table-cell-properties style:text-align-source="fix" style:repeat-content="false" fo:background-color="transparent"/>
      <style:paragraph-properties fo:text-align="center" fo:margin-left="0in"/>
      <style:text-properties fo:color="#ff0000" fo:font-size="10pt" fo:font-weight="normal" style:font-size-asian="10pt" style:font-weight-asian="normal" style:font-size-complex="10pt" style:font-weight-complex="normal"/>
    </style:style>
    <style:style style:name="ce600" style:family="table-cell" style:parent-style-name="Condition1" style:data-style-name="N121">
      <style:table-cell-properties style:text-align-source="fix" style:repeat-content="false" fo:background-color="transparent"/>
      <style:paragraph-properties fo:text-align="center" fo:margin-left="0in"/>
      <style:text-properties fo:color="#0000ff" fo:font-size="10pt" fo:font-weight="normal" style:font-size-asian="10pt" style:font-weight-asian="normal" style:font-size-complex="10pt" style:font-weight-complex="normal"/>
    </style:style>
    <style:style style:name="ce60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60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ff0000"/>
    </style:style>
    <style:style style:name="ce608" style:family="table-cell" style:parent-style-name="Condition1" style:data-style-name="N121">
      <style:table-cell-properties style:text-align-source="fix" style:repeat-content="false" fo:background-color="transparent"/>
      <style:paragraph-properties fo:text-align="center" fo:margin-left="0in"/>
      <style:text-properties fo:color="#00ff00" fo:font-size="10pt" fo:font-weight="normal" style:font-size-asian="10pt" style:font-weight-asian="normal" style:font-size-complex="10pt" style:font-weight-complex="normal"/>
    </style:style>
    <style:style style:name="ce609" style:family="table-cell" style:parent-style-name="Condition1" style:data-style-name="N121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611" style:family="table-cell" style:parent-style-name="Condition1" style:data-style-name="N121">
      <style:table-cell-properties style:text-align-source="fix" style:repeat-content="false" fo:background-color="transparent"/>
      <style:paragraph-properties fo:text-align="center" fo:margin-left="0in"/>
      <style:text-properties fo:color="#ff0000" fo:font-size="10pt" fo:font-weight="normal" style:font-size-asian="10pt" style:font-weight-asian="normal" style:font-size-complex="10pt" style:font-weight-complex="normal"/>
    </style:style>
    <style:style style:name="ce612" style:family="table-cell" style:parent-style-name="Condition1" style:data-style-name="N121">
      <style:table-cell-properties style:text-align-source="fix" style:repeat-content="false" fo:background-color="transparent"/>
      <style:paragraph-properties fo:text-align="center" fo:margin-left="0in"/>
      <style:text-properties fo:color="#0000ff" fo:font-size="10pt" fo:font-weight="normal" style:font-size-asian="10pt" style:font-weight-asian="normal" style:font-size-complex="10pt" style:font-weight-complex="normal"/>
    </style:style>
    <style:style style:name="ce62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62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ff0000"/>
    </style:style>
    <style:style style:name="ce634" style:family="table-cell" style:parent-style-name="Condition1" style:data-style-name="N121">
      <style:table-cell-properties style:text-align-source="fix" style:repeat-content="false" fo:background-color="transparent"/>
      <style:paragraph-properties fo:text-align="center" fo:margin-left="0in"/>
      <style:text-properties fo:color="#00ff00" fo:font-size="10pt" fo:font-weight="normal" style:font-size-asian="10pt" style:font-weight-asian="normal" style:font-size-complex="10pt" style:font-weight-complex="normal"/>
    </style:style>
    <style:style style:name="ce640" style:family="table-cell" style:parent-style-name="Condition1" style:data-style-name="N121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641" style:family="table-cell" style:parent-style-name="Condition1" style:data-style-name="N121">
      <style:table-cell-properties style:text-align-source="fix" style:repeat-content="false" fo:background-color="transparent"/>
      <style:paragraph-properties fo:text-align="center" fo:margin-left="0in"/>
      <style:text-properties fo:color="#ff0000" fo:font-size="10pt" fo:font-weight="normal" style:font-size-asian="10pt" style:font-weight-asian="normal" style:font-size-complex="10pt" style:font-weight-complex="normal"/>
    </style:style>
    <style:style style:name="ce642" style:family="table-cell" style:parent-style-name="Condition1" style:data-style-name="N121">
      <style:table-cell-properties style:text-align-source="fix" style:repeat-content="false" fo:background-color="transparent"/>
      <style:paragraph-properties fo:text-align="center" fo:margin-left="0in"/>
      <style:text-properties fo:color="#0000ff" fo:font-size="10pt" fo:font-weight="normal" style:font-size-asian="10pt" style:font-weight-asian="normal" style:font-size-complex="10pt" style:font-weight-complex="normal"/>
    </style:style>
    <style:style style:name="ce64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64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ff0000"/>
    </style:style>
    <style:style style:name="ce64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ce101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ce10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ff" style:font-name="Verdana" fo:font-size="10pt" fo:font-weight="normal" style:font-size-asian="10pt" style:font-weight-asian="normal" style:font-size-complex="10pt" style:font-weight-complex="normal"/>
    </style:style>
    <style:style style:name="ce102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ff00" style:font-name="Verdana" fo:font-size="10pt" fo:font-weight="normal" style:font-size-asian="10pt" style:font-weight-asian="normal" style:font-size-complex="10pt" style:font-weight-complex="normal"/>
    </style:style>
    <style:style style:name="ce102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ff0000" style:font-name="Verdana" fo:font-size="10pt" fo:font-weight="normal" style:font-size-asian="10pt" style:font-weight-asian="normal" style:font-size-complex="10pt" style:font-weight-complex="normal"/>
    </style:style>
    <style:style style:name="ce650" style:family="table-cell" style:parent-style-name="Condition1" style:data-style-name="N121">
      <style:table-cell-properties style:text-align-source="fix" style:repeat-content="false" fo:background-color="transparent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042" style:family="table-cell" style:parent-style-name="Condition1" style:data-style-name="N121">
      <style:table-cell-properties style:text-align-source="fix" style:repeat-content="false" fo:background-color="transparent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654" style:family="table-cell" style:parent-style-name="Condition1" style:data-style-name="N121">
      <style:table-cell-properties style:text-align-source="fix" style:repeat-content="false" fo:background-color="transparent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044" style:family="table-cell" style:parent-style-name="Condition1" style:data-style-name="N121">
      <style:table-cell-properties style:text-align-source="fix" style:repeat-content="false" fo:background-color="transparent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656" style:family="table-cell" style:parent-style-name="Default">
      <style:table-cell-properties fo:background-color="transparent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ce1020" style:family="table-cell" style:parent-style-name="Default">
      <style:table-cell-properties fo:background-color="transparent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ce658" style:family="table-cell" style:parent-style-name="Condition1" style:data-style-name="N121">
      <style:table-cell-properties style:text-align-source="fix" style:repeat-content="false" fo:background-color="transparent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048" style:family="table-cell" style:parent-style-name="Condition1" style:data-style-name="N121">
      <style:table-cell-properties style:text-align-source="fix" style:repeat-content="false" fo:background-color="transparent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Layout" table:style-name="ta1" table:print="false">
        <office:forms form:automatic-focus="false" form:apply-design-mode="false"/>
        <table:table-column table:style-name="co1" table:number-columns-repeated="32" table:default-cell-style-name="Default"/>
        <table:table-column table:style-name="co1" table:number-columns-repeated="2" table:default-cell-style-name="ce444"/>
        <table:table-column table:style-name="co1" table:number-columns-repeated="990" table:default-cell-style-name="Default"/>
        <table:table-row table:style-name="ro1">
          <table:table-cell office:value-type="string" calcext:value-type="string">
            <text:p>For letter frequency data, see for example: </text:p>
          </table:table-cell>
          <table:table-cell table:number-columns-repeated="7"/>
          <table:table-cell table:style-name="ce62"/>
          <table:table-cell table:number-columns-repeated="15"/>
          <table:table-cell table:style-name="ce729"/>
          <table:table-cell table:number-columns-repeated="2"/>
          <table:table-cell table:style-name="ce189" office:value-type="string" calcext:value-type="string">
            <text:p>Weight:</text:p>
          </table:table-cell>
          <table:table-cell table:style-name="ce198" table:number-columns-repeated="2"/>
          <table:table-cell table:style-name="ce303" office:value-type="float" office:value="0.5" calcext:value-type="float">
            <text:p>0.5</text:p>
          </table:table-cell>
          <table:table-cell table:style-name="ce216"/>
          <table:table-cell table:style-name="ce219" table:formula="of:=1-[.AE1]" office:value-type="float" office:value="0.5" calcext:value-type="float">
            <text:p>0.5</text:p>
          </table:table-cell>
          <table:table-cell table:style-name="ce216" table:number-columns-repeated="2"/>
          <table:table-cell table:style-name="ce145"/>
          <table:table-cell table:style-name="ce219" office:value-type="string" calcext:value-type="string">
            <text:p>Other source (sttmedia.com)</text:p>
          </table:table-cell>
          <table:table-cell table:style-name="ce216"/>
          <table:table-cell table:number-columns-repeated="986"/>
        </table:table-row>
        <table:table-row table:style-name="ro1">
          <table:table-cell office:value-type="string" calcext:value-type="string">
            <text:p>http://practicalcryptography.com/cryptanalysis/letter-frequencies-various-languages/ </text:p>
          </table:table-cell>
          <table:table-cell table:number-columns-repeated="7"/>
          <table:table-cell table:style-name="ce62"/>
          <table:table-cell table:number-columns-repeated="15"/>
          <table:table-cell table:style-name="ce729"/>
          <table:table-cell table:number-columns-repeated="2"/>
          <table:table-cell table:style-name="ce334"/>
          <table:table-cell table:style-name="ce349" office:value-type="string" calcext:value-type="string">
            <text:p>%</text:p>
          </table:table-cell>
          <table:table-cell table:style-name="ce361" office:value-type="string" calcext:value-type="string">
            <text:p>#</text:p>
          </table:table-cell>
          <table:table-cell table:style-name="ce369" office:value-type="string" calcext:value-type="string">
            <text:p>FI %</text:p>
          </table:table-cell>
          <table:table-cell table:style-name="ce361" office:value-type="string" calcext:value-type="string">
            <text:p>#</text:p>
          </table:table-cell>
          <table:table-cell table:style-name="ce369" office:value-type="string" calcext:value-type="string">
            <text:p>EN %</text:p>
          </table:table-cell>
          <table:table-cell table:style-name="ce361" office:value-type="string" calcext:value-type="string">
            <text:p>#</text:p>
          </table:table-cell>
          <table:table-cell table:style-name="ce334" office:value-type="string" calcext:value-type="string">
            <text:p>Diff.</text:p>
          </table:table-cell>
          <table:table-cell table:style-name="ce145"/>
          <table:table-cell table:style-name="ce397" office:value-type="string" calcext:value-type="string">
            <text:p>FI</text:p>
          </table:table-cell>
          <table:table-cell table:style-name="ce397" office:value-type="string" calcext:value-type="string">
            <text:p>EN</text:p>
          </table:table-cell>
          <table:table-cell table:number-columns-repeated="986"/>
        </table:table-row>
        <table:table-row table:style-name="ro1">
          <table:table-cell table:number-columns-repeated="8"/>
          <table:table-cell table:style-name="ce62"/>
          <table:table-cell table:number-columns-repeated="15"/>
          <table:table-cell table:style-name="ce729"/>
          <table:table-cell table:number-columns-repeated="2"/>
          <table:table-cell table:style-name="ce191" office:value-type="string" calcext:value-type="string">
            <text:p>A</text:p>
          </table:table-cell>
          <table:table-cell table:style-name="ce201" table:formula="of:=[.AE$1]*[.AE3]+(1-[.AE$1])*[.AG3]" office:value-type="float" office:value="9.87" calcext:value-type="float">
            <text:p>9.87</text:p>
          </table:table-cell>
          <table:table-cell table:style-name="ce750" office:value-type="float" office:value="2" calcext:value-type="float">
            <text:p>2</text:p>
          </table:table-cell>
          <table:table-cell table:style-name="ce305" office:value-type="float" office:value="11.62" calcext:value-type="float">
            <text:p>11.62</text:p>
          </table:table-cell>
          <table:table-cell table:style-name="ce217" office:value-type="float" office:value="1" calcext:value-type="float">
            <text:p>1</text:p>
          </table:table-cell>
          <table:table-cell table:style-name="ce307" office:value-type="float" office:value="8.12" calcext:value-type="float">
            <text:p>8.12</text:p>
          </table:table-cell>
          <table:table-cell table:style-name="ce217" office:value-type="float" office:value="2" calcext:value-type="float">
            <text:p>2</text:p>
          </table:table-cell>
          <table:table-cell table:style-name="ce220" table:formula="of:=[.AE3]-[.AG3]" office:value-type="float" office:value="3.5" calcext:value-type="float">
            <text:p>3.50</text:p>
          </table:table-cell>
          <table:table-cell table:style-name="ce220"/>
          <table:table-cell table:style-name="ce228" office:value-type="float" office:value="11.45" calcext:value-type="float">
            <text:p>11.45</text:p>
          </table:table-cell>
          <table:table-cell table:style-name="ce231" office:value-type="float" office:value="8.34" calcext:value-type="float">
            <text:p>8.34</text:p>
          </table:table-cell>
          <table:table-cell table:number-columns-repeated="986"/>
        </table:table-row>
        <table:table-row table:style-name="ro1">
          <table:table-cell table:number-columns-repeated="8"/>
          <table:table-cell table:style-name="ce62"/>
          <table:table-cell table:number-columns-repeated="15"/>
          <table:table-cell table:style-name="ce729"/>
          <table:table-cell table:number-columns-repeated="2"/>
          <table:table-cell table:style-name="ce191" office:value-type="string" calcext:value-type="string">
            <text:p>I</text:p>
          </table:table-cell>
          <table:table-cell table:style-name="ce201" table:formula="of:=[.AE$1]*[.AE4]+(1-[.AE$1])*[.AG4]" office:value-type="float" office:value="9.01" calcext:value-type="float">
            <text:p>9.01</text:p>
          </table:table-cell>
          <table:table-cell table:style-name="ce750" office:value-type="float" office:value="3" calcext:value-type="float">
            <text:p>3</text:p>
          </table:table-cell>
          <table:table-cell table:style-name="ce305" office:value-type="float" office:value="10.71" calcext:value-type="float">
            <text:p>10.71</text:p>
          </table:table-cell>
          <table:table-cell table:style-name="ce217" office:value-type="float" office:value="2" calcext:value-type="float">
            <text:p>2</text:p>
          </table:table-cell>
          <table:table-cell table:style-name="ce307" office:value-type="float" office:value="7.31" calcext:value-type="float">
            <text:p>7.31</text:p>
          </table:table-cell>
          <table:table-cell table:style-name="ce217" office:value-type="float" office:value="4" calcext:value-type="float">
            <text:p>4</text:p>
          </table:table-cell>
          <table:table-cell table:style-name="ce220" table:formula="of:=[.AE4]-[.AG4]" office:value-type="float" office:value="3.4" calcext:value-type="float">
            <text:p>3.40</text:p>
          </table:table-cell>
          <table:table-cell table:style-name="ce220"/>
          <table:table-cell table:style-name="ce228" office:value-type="float" office:value="10.46" calcext:value-type="float">
            <text:p>10.46</text:p>
          </table:table-cell>
          <table:table-cell table:style-name="ce231" office:value-type="float" office:value="6.71" calcext:value-type="float">
            <text:p>6.71</text:p>
          </table:table-cell>
          <table:table-cell table:number-columns-repeated="986"/>
        </table:table-row>
        <table:table-row table:style-name="ro1">
          <table:table-cell table:number-columns-repeated="8"/>
          <table:table-cell table:style-name="ce62"/>
          <table:table-cell table:number-columns-repeated="15"/>
          <table:table-cell table:style-name="ce729"/>
          <table:table-cell table:number-columns-repeated="2"/>
          <table:table-cell table:style-name="ce193" office:value-type="string" calcext:value-type="string">
            <text:p>T</text:p>
          </table:table-cell>
          <table:table-cell table:style-name="ce202" table:formula="of:=[.AE$1]*[.AE5]+(1-[.AE$1])*[.AG5]" office:value-type="float" office:value="9.49" calcext:value-type="float">
            <text:p>9.49</text:p>
          </table:table-cell>
          <table:table-cell table:style-name="ce751" office:value-type="float" office:value="1" calcext:value-type="float">
            <text:p>1</text:p>
          </table:table-cell>
          <table:table-cell table:style-name="ce306" office:value-type="float" office:value="9.88" calcext:value-type="float">
            <text:p>9.88</text:p>
          </table:table-cell>
          <table:table-cell table:style-name="ce218" office:value-type="float" office:value="1" calcext:value-type="float">
            <text:p>1</text:p>
          </table:table-cell>
          <table:table-cell table:style-name="ce306" office:value-type="float" office:value="9.1" calcext:value-type="float">
            <text:p>9.10</text:p>
          </table:table-cell>
          <table:table-cell table:style-name="ce218" office:value-type="float" office:value="1" calcext:value-type="float">
            <text:p>1</text:p>
          </table:table-cell>
          <table:table-cell table:style-name="ce221" table:formula="of:=[.AE5]-[.AG5]" office:value-type="float" office:value="0.780000000000001" calcext:value-type="float">
            <text:p>0.78</text:p>
          </table:table-cell>
          <table:table-cell table:style-name="ce221"/>
          <table:table-cell table:style-name="ce228" office:value-type="float" office:value="9.68" calcext:value-type="float">
            <text:p>9.68</text:p>
          </table:table-cell>
          <table:table-cell table:style-name="ce231" office:value-type="float" office:value="9.37" calcext:value-type="float">
            <text:p>9.37</text:p>
          </table:table-cell>
          <table:table-cell table:number-columns-repeated="986"/>
        </table:table-row>
        <table:table-row table:style-name="ro1">
          <table:table-cell table:number-columns-repeated="24"/>
          <table:table-cell table:style-name="ce729"/>
          <table:table-cell table:number-columns-repeated="2"/>
          <table:table-cell table:style-name="ce193" office:value-type="string" calcext:value-type="string">
            <text:p>N</text:p>
          </table:table-cell>
          <table:table-cell table:style-name="ce202" table:formula="of:=[.AE$1]*[.AE6]+(1-[.AE$1])*[.AG6]" office:value-type="float" office:value="7.81" calcext:value-type="float">
            <text:p>7.81</text:p>
          </table:table-cell>
          <table:table-cell table:style-name="ce751" office:value-type="float" office:value="2" calcext:value-type="float">
            <text:p>2</text:p>
          </table:table-cell>
          <table:table-cell table:style-name="ce306" office:value-type="float" office:value="8.67" calcext:value-type="float">
            <text:p>8.67</text:p>
          </table:table-cell>
          <table:table-cell table:style-name="ce218" office:value-type="float" office:value="2" calcext:value-type="float">
            <text:p>2</text:p>
          </table:table-cell>
          <table:table-cell table:style-name="ce306" office:value-type="float" office:value="6.95" calcext:value-type="float">
            <text:p>6.95</text:p>
          </table:table-cell>
          <table:table-cell table:style-name="ce218" office:value-type="float" office:value="2" calcext:value-type="float">
            <text:p>2</text:p>
          </table:table-cell>
          <table:table-cell table:style-name="ce221" table:formula="of:=[.AE6]-[.AG6]" office:value-type="float" office:value="1.72" calcext:value-type="float">
            <text:p>1.72</text:p>
          </table:table-cell>
          <table:table-cell table:style-name="ce221"/>
          <table:table-cell table:style-name="ce228" office:value-type="float" office:value="9.14" calcext:value-type="float">
            <text:p>9.14</text:p>
          </table:table-cell>
          <table:table-cell table:style-name="ce231" office:value-type="float" office:value="6.8" calcext:value-type="float">
            <text:p>6.80</text:p>
          </table:table-cell>
          <table:table-cell table:number-columns-repeated="986"/>
        </table:table-row>
        <table:table-row table:style-name="ro1">
          <table:table-cell table:number-columns-repeated="24"/>
          <table:table-cell table:style-name="ce729"/>
          <table:table-cell table:number-columns-repeated="2"/>
          <table:table-cell table:style-name="ce191" office:value-type="string" calcext:value-type="string">
            <text:p>E</text:p>
          </table:table-cell>
          <table:table-cell table:style-name="ce201" table:formula="of:=[.AE$1]*[.AE7]+(1-[.AE$1])*[.AG7]" office:value-type="float" office:value="10.115" calcext:value-type="float">
            <text:p>10.12</text:p>
          </table:table-cell>
          <table:table-cell table:style-name="ce750" office:value-type="float" office:value="1" calcext:value-type="float">
            <text:p>1</text:p>
          </table:table-cell>
          <table:table-cell table:style-name="ce307" office:value-type="float" office:value="8.21" calcext:value-type="float">
            <text:p>8.21</text:p>
          </table:table-cell>
          <table:table-cell table:style-name="ce217" office:value-type="float" office:value="3" calcext:value-type="float">
            <text:p>3</text:p>
          </table:table-cell>
          <table:table-cell table:style-name="ce305" office:value-type="float" office:value="12.02" calcext:value-type="float">
            <text:p>12.02</text:p>
          </table:table-cell>
          <table:table-cell table:style-name="ce217" office:value-type="float" office:value="1" calcext:value-type="float">
            <text:p>1</text:p>
          </table:table-cell>
          <table:table-cell table:style-name="ce222" table:formula="of:=[.AE7]-[.AG7]" office:value-type="float" office:value="-3.81" calcext:value-type="float">
            <text:p>-3.81</text:p>
          </table:table-cell>
          <table:table-cell table:style-name="ce220"/>
          <table:table-cell table:style-name="ce228" office:value-type="float" office:value="8.42" calcext:value-type="float">
            <text:p>8.42</text:p>
          </table:table-cell>
          <table:table-cell table:style-name="ce231" office:value-type="float" office:value="12.6" calcext:value-type="float">
            <text:p>12.60</text:p>
          </table:table-cell>
          <table:table-cell table:number-columns-repeated="986"/>
        </table:table-row>
        <table:table-row table:style-name="ro1">
          <table:table-cell table:number-columns-repeated="13"/>
          <table:table-cell table:style-name="ce114" table:number-columns-repeated="3"/>
          <table:table-cell table:number-columns-repeated="2"/>
          <table:table-cell table:style-name="ce114"/>
          <table:table-cell table:number-columns-repeated="5"/>
          <table:table-cell table:style-name="ce729"/>
          <table:table-cell table:number-columns-repeated="2"/>
          <table:table-cell table:style-name="ce193" office:value-type="string" calcext:value-type="string">
            <text:p>S</text:p>
          </table:table-cell>
          <table:table-cell table:style-name="ce202" table:formula="of:=[.AE$1]*[.AE8]+(1-[.AE$1])*[.AG8]" office:value-type="float" office:value="7.07" calcext:value-type="float">
            <text:p>7.07</text:p>
          </table:table-cell>
          <table:table-cell table:style-name="ce751" office:value-type="float" office:value="3" calcext:value-type="float">
            <text:p>3</text:p>
          </table:table-cell>
          <table:table-cell table:style-name="ce306" office:value-type="float" office:value="7.86" calcext:value-type="float">
            <text:p>7.86</text:p>
          </table:table-cell>
          <table:table-cell table:style-name="ce218" office:value-type="float" office:value="3" calcext:value-type="float">
            <text:p>3</text:p>
          </table:table-cell>
          <table:table-cell table:style-name="ce306" office:value-type="float" office:value="6.28" calcext:value-type="float">
            <text:p>6.28</text:p>
          </table:table-cell>
          <table:table-cell table:style-name="ce218" office:value-type="float" office:value="3" calcext:value-type="float">
            <text:p>3</text:p>
          </table:table-cell>
          <table:table-cell table:style-name="ce221" table:formula="of:=[.AE8]-[.AG8]" office:value-type="float" office:value="1.58" calcext:value-type="float">
            <text:p>1.58</text:p>
          </table:table-cell>
          <table:table-cell table:style-name="ce221"/>
          <table:table-cell table:style-name="ce228" office:value-type="float" office:value="6.59" calcext:value-type="float">
            <text:p>6.59</text:p>
          </table:table-cell>
          <table:table-cell table:style-name="ce231" office:value-type="float" office:value="6.11" calcext:value-type="float">
            <text:p>6.11</text:p>
          </table:table-cell>
          <table:table-cell table:number-columns-repeated="986"/>
        </table:table-row>
        <table:table-row table:style-name="ro1">
          <table:table-cell table:style-name="ce51" office:value-type="string" calcext:value-type="string">
            <text:p>The basic idea:</text:p>
          </table:table-cell>
          <table:table-cell table:number-columns-repeated="8"/>
          <table:table-cell table:style-name="ce492"/>
          <table:table-cell office:value-type="string" calcext:value-type="string">
            <text:p>Cells with this background color are entered manually. Do not touch other cells.</text:p>
          </table:table-cell>
          <table:table-cell table:number-columns-repeated="13"/>
          <table:table-cell table:style-name="ce729"/>
          <table:table-cell table:number-columns-repeated="2"/>
          <table:table-cell table:style-name="ce193" office:value-type="string" calcext:value-type="string">
            <text:p>L</text:p>
          </table:table-cell>
          <table:table-cell table:style-name="ce202" table:formula="of:=[.AE$1]*[.AE9]+(1-[.AE$1])*[.AG9]" office:value-type="float" office:value="4.87" calcext:value-type="float">
            <text:p>4.87</text:p>
          </table:table-cell>
          <table:table-cell table:style-name="ce751" office:value-type="float" office:value="4" calcext:value-type="float">
            <text:p>4</text:p>
          </table:table-cell>
          <table:table-cell table:style-name="ce306" office:value-type="float" office:value="5.76" calcext:value-type="float">
            <text:p>5.76</text:p>
          </table:table-cell>
          <table:table-cell table:style-name="ce218" office:value-type="float" office:value="4" calcext:value-type="float">
            <text:p>4</text:p>
          </table:table-cell>
          <table:table-cell table:style-name="ce306" office:value-type="float" office:value="3.98" calcext:value-type="float">
            <text:p>3.98</text:p>
          </table:table-cell>
          <table:table-cell table:style-name="ce751" office:value-type="float" office:value="7" calcext:value-type="float">
            <text:p>7</text:p>
          </table:table-cell>
          <table:table-cell table:style-name="ce221" table:formula="of:=[.AE9]-[.AG9]" office:value-type="float" office:value="1.78" calcext:value-type="float">
            <text:p>1.78</text:p>
          </table:table-cell>
          <table:table-cell table:style-name="ce221"/>
          <table:table-cell table:style-name="ce228" office:value-type="float" office:value="5.87" calcext:value-type="float">
            <text:p>5.87</text:p>
          </table:table-cell>
          <table:table-cell table:style-name="ce231" office:value-type="float" office:value="4.24" calcext:value-type="float">
            <text:p>4.24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1. Place the most frequent letters on the home row.</text:p>
          </table:table-cell>
          <table:table-cell table:number-columns-repeated="26"/>
          <table:table-cell table:style-name="ce191" office:value-type="string" calcext:value-type="string">
            <text:p>O</text:p>
          </table:table-cell>
          <table:table-cell table:style-name="ce201" table:formula="of:=[.AE$1]*[.AE10]+(1-[.AE$1])*[.AG10]" office:value-type="float" office:value="6.495" calcext:value-type="float">
            <text:p>6.50</text:p>
          </table:table-cell>
          <table:table-cell table:style-name="ce750" office:value-type="float" office:value="4" calcext:value-type="float">
            <text:p>4</text:p>
          </table:table-cell>
          <table:table-cell table:style-name="ce307" office:value-type="float" office:value="5.31" calcext:value-type="float">
            <text:p>5.31</text:p>
          </table:table-cell>
          <table:table-cell table:style-name="ce217" office:value-type="float" office:value="4" calcext:value-type="float">
            <text:p>4</text:p>
          </table:table-cell>
          <table:table-cell table:style-name="ce307" office:value-type="float" office:value="7.68" calcext:value-type="float">
            <text:p>7.68</text:p>
          </table:table-cell>
          <table:table-cell table:style-name="ce217" office:value-type="float" office:value="3" calcext:value-type="float">
            <text:p>3</text:p>
          </table:table-cell>
          <table:table-cell table:style-name="ce220" table:formula="of:=[.AE10]-[.AG10]" office:value-type="float" office:value="-2.37" calcext:value-type="float">
            <text:p>-2.37</text:p>
          </table:table-cell>
          <table:table-cell table:style-name="ce220"/>
          <table:table-cell table:style-name="ce228" office:value-type="float" office:value="5.5" calcext:value-type="float">
            <text:p>5.50</text:p>
          </table:table-cell>
          <table:table-cell table:style-name="ce231" office:value-type="float" office:value="7.7" calcext:value-type="float">
            <text:p>7.7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. Fill the second row with the most frequent of the</text:p>
          </table:table-cell>
          <table:table-cell table:number-columns-repeated="8"/>
          <table:table-cell table:style-name="ce121" office:value-type="string" calcext:value-type="string">
            <text:p>Order</text:p>
          </table:table-cell>
          <table:table-cell table:style-name="ce179" table:number-columns-repeated="13"/>
          <table:table-cell table:style-name="ce362"/>
          <table:table-cell table:number-columns-repeated="3"/>
          <table:table-cell table:style-name="ce740" office:value-type="string" calcext:value-type="string">
            <text:p>K</text:p>
          </table:table-cell>
          <table:table-cell table:style-name="ce202" table:formula="of:=[.AE$1]*[.AE11]+(1-[.AE$1])*[.AG11]" office:value-type="float" office:value="2.98" calcext:value-type="float">
            <text:p>2.98</text:p>
          </table:table-cell>
          <table:table-cell table:style-name="ce751" office:value-type="float" office:value="8" calcext:value-type="float">
            <text:p>8</text:p>
          </table:table-cell>
          <table:table-cell table:style-name="ce306" office:value-type="float" office:value="5.27" calcext:value-type="float">
            <text:p>5.27</text:p>
          </table:table-cell>
          <table:table-cell table:style-name="ce751" office:value-type="float" office:value="5" calcext:value-type="float">
            <text:p>5</text:p>
          </table:table-cell>
          <table:table-cell table:style-name="ce306" office:value-type="float" office:value="0.69" calcext:value-type="float">
            <text:p>0.69</text:p>
          </table:table-cell>
          <table:table-cell table:style-name="ce751" office:value-type="float" office:value="16" calcext:value-type="float">
            <text:p>16</text:p>
          </table:table-cell>
          <table:table-cell table:style-name="ce223" table:formula="of:=[.AE11]-[.AG11]" office:value-type="float" office:value="4.58" calcext:value-type="float">
            <text:p>4.58</text:p>
          </table:table-cell>
          <table:table-cell table:style-name="ce221"/>
          <table:table-cell table:style-name="ce228" office:value-type="float" office:value="4.92" calcext:value-type="float">
            <text:p>4.92</text:p>
          </table:table-cell>
          <table:table-cell table:style-name="ce231" office:value-type="float" office:value="0.87" calcext:value-type="float">
            <text:p>0.8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<text:s text:c="4"/>remaining letters, but minimize the bigrams.</text:p>
          </table:table-cell>
          <table:table-cell table:number-columns-repeated="8"/>
          <table:table-cell table:style-name="ce494" office:value-type="string" calcext:value-type="string">
            <text:p><text:s/></text:p>
          </table:table-cell>
          <table:table-cell table:style-name="ce524" office:value-type="float" office:value="14" calcext:value-type="float">
            <text:p>14</text:p>
          </table:table-cell>
          <table:table-cell table:style-name="ce552" office:value-type="float" office:value="7" calcext:value-type="float">
            <text:p>7</text:p>
          </table:table-cell>
          <table:table-cell table:style-name="ce562" office:value-type="float" office:value="6" calcext:value-type="float">
            <text:p>6</text:p>
          </table:table-cell>
          <table:table-cell table:style-name="ce566" office:value-type="float" office:value="10" calcext:value-type="float">
            <text:p>10</text:p>
          </table:table-cell>
          <table:table-cell table:style-name="ce566" office:value-type="float" office:value="13" calcext:value-type="float">
            <text:p>13</text:p>
          </table:table-cell>
          <table:table-cell table:style-name="ce566"/>
          <table:table-cell table:style-name="ce610" office:value-type="string" calcext:value-type="string">
            <text:p><text:s/></text:p>
          </table:table-cell>
          <table:table-cell table:style-name="ce610"/>
          <table:table-cell table:style-name="ce566" office:value-type="float" office:value="13" calcext:value-type="float">
            <text:p>13</text:p>
          </table:table-cell>
          <table:table-cell table:style-name="ce566" office:value-type="float" office:value="10" calcext:value-type="float">
            <text:p>10</text:p>
          </table:table-cell>
          <table:table-cell table:style-name="ce562" office:value-type="float" office:value="6" calcext:value-type="float">
            <text:p>6</text:p>
          </table:table-cell>
          <table:table-cell table:style-name="ce552" office:value-type="float" office:value="7" calcext:value-type="float">
            <text:p>7</text:p>
          </table:table-cell>
          <table:table-cell table:style-name="ce524" office:value-type="float" office:value="14" calcext:value-type="float">
            <text:p>14</text:p>
          </table:table-cell>
          <table:table-cell table:style-name="ce675"/>
          <table:table-cell table:number-columns-repeated="3"/>
          <table:table-cell table:style-name="ce741" office:value-type="string" calcext:value-type="string">
            <text:p>U</text:p>
          </table:table-cell>
          <table:table-cell table:style-name="ce201" table:formula="of:=[.AE$1]*[.AE12]+(1-[.AE$1])*[.AG12]" office:value-type="float" office:value="3.94" calcext:value-type="float">
            <text:p>3.94</text:p>
          </table:table-cell>
          <table:table-cell table:style-name="ce750" office:value-type="float" office:value="5" calcext:value-type="float">
            <text:p>5</text:p>
          </table:table-cell>
          <table:table-cell table:style-name="ce307" office:value-type="float" office:value="5" calcext:value-type="float">
            <text:p>5.00</text:p>
          </table:table-cell>
          <table:table-cell table:style-name="ce750" office:value-type="float" office:value="5" calcext:value-type="float">
            <text:p>5</text:p>
          </table:table-cell>
          <table:table-cell table:style-name="ce307" office:value-type="float" office:value="2.88" calcext:value-type="float">
            <text:p>2.88</text:p>
          </table:table-cell>
          <table:table-cell table:style-name="ce750" office:value-type="float" office:value="5" calcext:value-type="float">
            <text:p>5</text:p>
          </table:table-cell>
          <table:table-cell table:style-name="ce220" table:formula="of:=[.AE12]-[.AG12]" office:value-type="float" office:value="2.12" calcext:value-type="float">
            <text:p>2.12</text:p>
          </table:table-cell>
          <table:table-cell table:style-name="ce220"/>
          <table:table-cell table:style-name="ce228" office:value-type="float" office:value="4.67" calcext:value-type="float">
            <text:p>4.67</text:p>
          </table:table-cell>
          <table:table-cell table:style-name="ce231" office:value-type="float" office:value="2.85" calcext:value-type="float">
            <text:p>2.85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3. Fill the third row with remaining letters, </text:p>
          </table:table-cell>
          <table:table-cell table:number-columns-repeated="8"/>
          <table:table-cell table:style-name="ce495" office:value-type="string" calcext:value-type="string">
            <text:p><text:s/></text:p>
          </table:table-cell>
          <table:table-cell table:style-name="ce525" office:value-type="float" office:value="1" calcext:value-type="float">
            <text:p>1</text:p>
          </table:table-cell>
          <table:table-cell table:style-name="ce553" office:value-type="float" office:value="3" calcext:value-type="float">
            <text:p>3</text:p>
          </table:table-cell>
          <table:table-cell table:style-name="ce563" office:value-type="float" office:value="2" calcext:value-type="float">
            <text:p>2</text:p>
          </table:table-cell>
          <table:table-cell table:style-name="ce568" office:value-type="float" office:value="4" calcext:value-type="float">
            <text:p>4</text:p>
          </table:table-cell>
          <table:table-cell table:style-name="ce573" office:value-type="float" office:value="9" calcext:value-type="float">
            <text:p>9</text:p>
          </table:table-cell>
          <table:table-cell table:style-name="ce573"/>
          <table:table-cell table:style-name="ce575" table:number-columns-repeated="2"/>
          <table:table-cell table:style-name="ce573" office:value-type="float" office:value="9" calcext:value-type="float">
            <text:p>9</text:p>
          </table:table-cell>
          <table:table-cell table:style-name="ce669" office:value-type="float" office:value="4" calcext:value-type="float">
            <text:p>4</text:p>
          </table:table-cell>
          <table:table-cell table:style-name="ce563" office:value-type="float" office:value="2" calcext:value-type="float">
            <text:p>2</text:p>
          </table:table-cell>
          <table:table-cell table:style-name="ce553" office:value-type="float" office:value="3" calcext:value-type="float">
            <text:p>3</text:p>
          </table:table-cell>
          <table:table-cell table:style-name="ce671" office:value-type="float" office:value="1" calcext:value-type="float">
            <text:p>1</text:p>
          </table:table-cell>
          <table:table-cell table:style-name="ce676"/>
          <table:table-cell/>
          <table:table-cell table:style-name="ce187"/>
          <table:table-cell/>
          <table:table-cell table:style-name="ce741" office:value-type="string" calcext:value-type="string">
            <text:p>Ä</text:p>
          </table:table-cell>
          <table:table-cell table:style-name="ce201" table:formula="of:=[.AE$1]*[.AE13]+(1-[.AE$1])*[.AG13]" office:value-type="float" office:value="2.405" calcext:value-type="float">
            <text:p>2.41</text:p>
          </table:table-cell>
          <table:table-cell table:style-name="ce750" office:value-type="float" office:value="6" calcext:value-type="float">
            <text:p>6</text:p>
          </table:table-cell>
          <table:table-cell table:style-name="ce307" office:value-type="float" office:value="4.81" calcext:value-type="float">
            <text:p>4.81</text:p>
          </table:table-cell>
          <table:table-cell table:style-name="ce750" office:value-type="float" office:value="6" calcext:value-type="float">
            <text:p>6</text:p>
          </table:table-cell>
          <table:table-cell table:style-name="ce307" office:value-type="float" office:value="0" calcext:value-type="float">
            <text:p>0.00</text:p>
          </table:table-cell>
          <table:table-cell table:style-name="ce750"/>
          <table:table-cell table:style-name="ce222" table:formula="of:=[.AE13]-[.AG13]" office:value-type="float" office:value="4.81" calcext:value-type="float">
            <text:p>4.81</text:p>
          </table:table-cell>
          <table:table-cell table:style-name="ce220"/>
          <table:table-cell table:style-name="ce228" office:value-type="float" office:value="5.21" calcext:value-type="float">
            <text:p>5.21</text:p>
          </table:table-cell>
          <table:table-cell table:style-name="ce231" office:value-type="float" office:value="0" calcext:value-type="float">
            <text:p>0.00</text:p>
          </table:table-cell>
          <table:table-cell table:number-columns-repeated="986"/>
        </table:table-row>
        <table:table-row table:style-name="ro1">
          <table:table-cell table:style-name="ce52" office:value-type="string" calcext:value-type="string">
            <text:p><text:s text:c="4"/>but avoid the worst bigrams.</text:p>
          </table:table-cell>
          <table:table-cell table:number-columns-repeated="8"/>
          <table:table-cell table:style-name="ce496" office:value-type="string" calcext:value-type="string">
            <text:p><text:s/></text:p>
          </table:table-cell>
          <table:table-cell table:style-name="ce526"/>
          <table:table-cell table:style-name="ce554" office:value-type="float" office:value="12" calcext:value-type="float">
            <text:p>12</text:p>
          </table:table-cell>
          <table:table-cell table:style-name="ce564" office:value-type="float" office:value="8" calcext:value-type="float">
            <text:p>8</text:p>
          </table:table-cell>
          <table:table-cell table:style-name="ce569" office:value-type="float" office:value="5" calcext:value-type="float">
            <text:p>5</text:p>
          </table:table-cell>
          <table:table-cell table:style-name="ce569" office:value-type="float" office:value="11" calcext:value-type="float">
            <text:p>11</text:p>
          </table:table-cell>
          <table:table-cell table:style-name="ce569"/>
          <table:table-cell table:style-name="ce613" table:number-columns-repeated="2"/>
          <table:table-cell table:style-name="ce569" office:value-type="float" office:value="11" calcext:value-type="float">
            <text:p>11</text:p>
          </table:table-cell>
          <table:table-cell table:style-name="ce569" office:value-type="float" office:value="5" calcext:value-type="float">
            <text:p>5</text:p>
          </table:table-cell>
          <table:table-cell table:style-name="ce564" office:value-type="float" office:value="8" calcext:value-type="float">
            <text:p>8</text:p>
          </table:table-cell>
          <table:table-cell table:style-name="ce554" office:value-type="float" office:value="12" calcext:value-type="float">
            <text:p>12</text:p>
          </table:table-cell>
          <table:table-cell table:style-name="ce526"/>
          <table:table-cell table:style-name="ce677"/>
          <table:table-cell table:number-columns-repeated="3"/>
          <table:table-cell table:style-name="ce740" office:value-type="string" calcext:value-type="string">
            <text:p>M</text:p>
          </table:table-cell>
          <table:table-cell table:style-name="ce202" table:formula="of:=[.AE$1]*[.AE14]+(1-[.AE$1])*[.AG14]" office:value-type="float" office:value="3.06" calcext:value-type="float">
            <text:p>3.06</text:p>
          </table:table-cell>
          <table:table-cell table:style-name="ce751" office:value-type="float" office:value="7" calcext:value-type="float">
            <text:p>7</text:p>
          </table:table-cell>
          <table:table-cell table:style-name="ce306" office:value-type="float" office:value="3.51" calcext:value-type="float">
            <text:p>3.51</text:p>
          </table:table-cell>
          <table:table-cell table:style-name="ce751" office:value-type="float" office:value="6" calcext:value-type="float">
            <text:p>6</text:p>
          </table:table-cell>
          <table:table-cell table:style-name="ce306" office:value-type="float" office:value="2.61" calcext:value-type="float">
            <text:p>2.61</text:p>
          </table:table-cell>
          <table:table-cell table:style-name="ce751" office:value-type="float" office:value="9" calcext:value-type="float">
            <text:p>9</text:p>
          </table:table-cell>
          <table:table-cell table:style-name="ce221" table:formula="of:=[.AE14]-[.AG14]" office:value-type="float" office:value="0.9" calcext:value-type="float">
            <text:p>0.90</text:p>
          </table:table-cell>
          <table:table-cell table:style-name="ce221"/>
          <table:table-cell table:style-name="ce228" office:value-type="float" office:value="3.18" calcext:value-type="float">
            <text:p>3.18</text:p>
          </table:table-cell>
          <table:table-cell table:style-name="ce231" office:value-type="float" office:value="2.53" calcext:value-type="float">
            <text:p>2.5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4. Lots of trial and error.</text:p>
          </table:table-cell>
          <table:table-cell table:number-columns-repeated="24"/>
          <table:table-cell table:style-name="ce188"/>
          <table:table-cell/>
          <table:table-cell table:style-name="ce740" office:value-type="string" calcext:value-type="string">
            <text:p>V</text:p>
          </table:table-cell>
          <table:table-cell table:style-name="ce202" table:formula="of:=[.AE$1]*[.AE15]+(1-[.AE$1])*[.AG15]" office:value-type="float" office:value="1.78" calcext:value-type="float">
            <text:p>1.78</text:p>
          </table:table-cell>
          <table:table-cell table:style-name="ce751" office:value-type="float" office:value="10" calcext:value-type="float">
            <text:p>10</text:p>
          </table:table-cell>
          <table:table-cell table:style-name="ce306" office:value-type="float" office:value="2.45" calcext:value-type="float">
            <text:p>2.45</text:p>
          </table:table-cell>
          <table:table-cell table:style-name="ce751" office:value-type="float" office:value="7" calcext:value-type="float">
            <text:p>7</text:p>
          </table:table-cell>
          <table:table-cell table:style-name="ce306" office:value-type="float" office:value="1.11" calcext:value-type="float">
            <text:p>1.11</text:p>
          </table:table-cell>
          <table:table-cell table:style-name="ce751" office:value-type="float" office:value="15" calcext:value-type="float">
            <text:p>15</text:p>
          </table:table-cell>
          <table:table-cell table:style-name="ce221" table:formula="of:=[.AE15]-[.AG15]" office:value-type="float" office:value="1.34" calcext:value-type="float">
            <text:p>1.34</text:p>
          </table:table-cell>
          <table:table-cell table:style-name="ce221"/>
          <table:table-cell table:style-name="ce228" office:value-type="float" office:value="2.45" calcext:value-type="float">
            <text:p>2.45</text:p>
          </table:table-cell>
          <table:table-cell table:style-name="ce231" office:value-type="float" office:value="1.06" calcext:value-type="float">
            <text:p>1.06</text:p>
          </table:table-cell>
          <table:table-cell table:number-columns-repeated="986"/>
        </table:table-row>
        <table:table-row table:style-name="ro1">
          <table:table-cell table:number-columns-repeated="9"/>
          <table:table-cell table:style-name="ce121" office:value-type="string" calcext:value-type="string">
            <text:p>Edit</text:p>
          </table:table-cell>
          <table:table-cell table:style-name="ce179" table:number-columns-repeated="13"/>
          <table:table-cell table:style-name="ce362"/>
          <table:table-cell table:style-name="ce387"/>
          <table:table-cell table:style-name="ce187"/>
          <table:table-cell/>
          <table:table-cell table:style-name="ce740" office:value-type="string" calcext:value-type="string">
            <text:p>R</text:p>
          </table:table-cell>
          <table:table-cell table:style-name="ce202" table:formula="of:=[.AE$1]*[.AE16]+(1-[.AE$1])*[.AG16]" office:value-type="float" office:value="4.09" calcext:value-type="float">
            <text:p>4.09</text:p>
          </table:table-cell>
          <table:table-cell table:style-name="ce751" office:value-type="float" office:value="5" calcext:value-type="float">
            <text:p>5</text:p>
          </table:table-cell>
          <table:table-cell table:style-name="ce306" office:value-type="float" office:value="2.16" calcext:value-type="float">
            <text:p>2.16</text:p>
          </table:table-cell>
          <table:table-cell table:style-name="ce751" office:value-type="float" office:value="8" calcext:value-type="float">
            <text:p>8</text:p>
          </table:table-cell>
          <table:table-cell table:style-name="ce306" office:value-type="float" office:value="6.02" calcext:value-type="float">
            <text:p>6.02</text:p>
          </table:table-cell>
          <table:table-cell table:style-name="ce218" office:value-type="float" office:value="4" calcext:value-type="float">
            <text:p>4</text:p>
          </table:table-cell>
          <table:table-cell table:style-name="ce223" table:formula="of:=[.AE16]-[.AG16]" office:value-type="float" office:value="-3.86" calcext:value-type="float">
            <text:p>-3.86</text:p>
          </table:table-cell>
          <table:table-cell table:style-name="ce221"/>
          <table:table-cell table:style-name="ce228" office:value-type="float" office:value="2.15" calcext:value-type="float">
            <text:p>2.15</text:p>
          </table:table-cell>
          <table:table-cell table:style-name="ce231" office:value-type="float" office:value="5.68" calcext:value-type="float">
            <text:p>5.68</text:p>
          </table:table-cell>
          <table:table-cell table:number-columns-repeated="986"/>
        </table:table-row>
        <table:table-row table:style-name="ro1">
          <table:table-cell table:number-columns-repeated="9"/>
          <table:table-cell table:style-name="ce498" office:value-type="string" calcext:value-type="string">
            <text:p><text:s/></text:p>
          </table:table-cell>
          <table:table-cell table:style-name="ce527" office:value-type="string" calcext:value-type="string">
            <text:p>Q</text:p>
          </table:table-cell>
          <table:table-cell table:style-name="ce527" office:value-type="string" calcext:value-type="string">
            <text:p>Y</text:p>
          </table:table-cell>
          <table:table-cell table:style-name="ce527" office:value-type="string" calcext:value-type="string">
            <text:p>U</text:p>
          </table:table-cell>
          <table:table-cell table:style-name="ce527" office:value-type="string" calcext:value-type="string">
            <text:p>W</text:p>
          </table:table-cell>
          <table:table-cell table:style-name="ce527" office:value-type="string" calcext:value-type="string">
            <text:p>F</text:p>
          </table:table-cell>
          <table:table-cell table:style-name="ce527"/>
          <table:table-cell table:style-name="ce575" office:value-type="string" calcext:value-type="string">
            <text:p><text:s/></text:p>
          </table:table-cell>
          <table:table-cell table:style-name="ce527"/>
          <table:table-cell table:style-name="ce527" office:value-type="string" calcext:value-type="string">
            <text:p>C</text:p>
          </table:table-cell>
          <table:table-cell table:style-name="ce527" office:value-type="string" calcext:value-type="string">
            <text:p>H</text:p>
          </table:table-cell>
          <table:table-cell table:style-name="ce527" office:value-type="string" calcext:value-type="string">
            <text:p>R</text:p>
          </table:table-cell>
          <table:table-cell table:style-name="ce527" office:value-type="string" calcext:value-type="string">
            <text:p>M</text:p>
          </table:table-cell>
          <table:table-cell table:style-name="ce527" office:value-type="string" calcext:value-type="string">
            <text:p>B</text:p>
          </table:table-cell>
          <table:table-cell table:style-name="ce678"/>
          <table:table-cell table:style-name="ce387"/>
          <table:table-cell table:number-columns-repeated="2"/>
          <table:table-cell table:style-name="ce740" office:value-type="string" calcext:value-type="string">
            <text:p>J</text:p>
          </table:table-cell>
          <table:table-cell table:style-name="ce202" table:formula="of:=[.AE$1]*[.AE17]+(1-[.AE$1])*[.AG17]" office:value-type="float" office:value="1.015" calcext:value-type="float">
            <text:p>1.02</text:p>
          </table:table-cell>
          <table:table-cell table:style-name="ce751" office:value-type="float" office:value="16" calcext:value-type="float">
            <text:p>16</text:p>
          </table:table-cell>
          <table:table-cell table:style-name="ce306" office:value-type="float" office:value="1.93" calcext:value-type="float">
            <text:p>1.93</text:p>
          </table:table-cell>
          <table:table-cell table:style-name="ce751" office:value-type="float" office:value="9" calcext:value-type="float">
            <text:p>9</text:p>
          </table:table-cell>
          <table:table-cell table:style-name="ce306" office:value-type="float" office:value="0.1" calcext:value-type="float">
            <text:p>0.10</text:p>
          </table:table-cell>
          <table:table-cell table:style-name="ce751" office:value-type="float" office:value="19" calcext:value-type="float">
            <text:p>19</text:p>
          </table:table-cell>
          <table:table-cell table:style-name="ce221" table:formula="of:=[.AE17]-[.AG17]" office:value-type="float" office:value="1.83" calcext:value-type="float">
            <text:p>1.83</text:p>
          </table:table-cell>
          <table:table-cell table:style-name="ce221"/>
          <table:table-cell table:style-name="ce228" office:value-type="float" office:value="2.07" calcext:value-type="float">
            <text:p>2.07</text:p>
          </table:table-cell>
          <table:table-cell table:style-name="ce231" office:value-type="float" office:value="0.23" calcext:value-type="float">
            <text:p>0.23</text:p>
          </table:table-cell>
          <table:table-cell table:number-columns-repeated="986"/>
        </table:table-row>
        <table:table-row table:style-name="ro1">
          <table:table-cell table:number-columns-repeated="9"/>
          <table:table-cell table:style-name="ce499" office:value-type="string" calcext:value-type="string">
            <text:p><text:s/></text:p>
          </table:table-cell>
          <table:table-cell table:style-name="ce528" office:value-type="string" calcext:value-type="string">
            <text:p>I</text:p>
          </table:table-cell>
          <table:table-cell table:style-name="ce555" office:value-type="string" calcext:value-type="string">
            <text:p>O</text:p>
          </table:table-cell>
          <table:table-cell table:style-name="ce555" office:value-type="string" calcext:value-type="string">
            <text:p>E</text:p>
          </table:table-cell>
          <table:table-cell table:style-name="ce570" office:value-type="string" calcext:value-type="string">
            <text:p>A</text:p>
          </table:table-cell>
          <table:table-cell table:style-name="ce575" office:value-type="string" calcext:value-type="string">
            <text:p>G</text:p>
          </table:table-cell>
          <table:table-cell table:style-name="ce575" table:number-columns-repeated="3"/>
          <table:table-cell table:style-name="ce575" office:value-type="string" calcext:value-type="string">
            <text:p>P</text:p>
          </table:table-cell>
          <table:table-cell table:style-name="ce528" office:value-type="string" calcext:value-type="string">
            <text:p>L</text:p>
          </table:table-cell>
          <table:table-cell table:style-name="ce555" office:value-type="string" calcext:value-type="string">
            <text:p>N</text:p>
          </table:table-cell>
          <table:table-cell table:style-name="ce555" office:value-type="string" calcext:value-type="string">
            <text:p>S</text:p>
          </table:table-cell>
          <table:table-cell table:style-name="ce570" office:value-type="string" calcext:value-type="string">
            <text:p>T</text:p>
          </table:table-cell>
          <table:table-cell table:style-name="ce679"/>
          <table:table-cell table:style-name="ce387"/>
          <table:table-cell table:number-columns-repeated="2"/>
          <table:table-cell table:style-name="ce740" office:value-type="string" calcext:value-type="string">
            <text:p>H</text:p>
          </table:table-cell>
          <table:table-cell table:style-name="ce202" table:formula="of:=[.AE$1]*[.AE18]+(1-[.AE$1])*[.AG18]" office:value-type="float" office:value="3.87" calcext:value-type="float">
            <text:p>3.87</text:p>
          </table:table-cell>
          <table:table-cell table:style-name="ce751" office:value-type="float" office:value="6" calcext:value-type="float">
            <text:p>6</text:p>
          </table:table-cell>
          <table:table-cell table:style-name="ce306" office:value-type="float" office:value="1.82" calcext:value-type="float">
            <text:p>1.82</text:p>
          </table:table-cell>
          <table:table-cell table:style-name="ce751" office:value-type="float" office:value="10" calcext:value-type="float">
            <text:p>10</text:p>
          </table:table-cell>
          <table:table-cell table:style-name="ce306" office:value-type="float" office:value="5.92" calcext:value-type="float">
            <text:p>5.92</text:p>
          </table:table-cell>
          <table:table-cell table:style-name="ce751" office:value-type="float" office:value="5" calcext:value-type="float">
            <text:p>5</text:p>
          </table:table-cell>
          <table:table-cell table:style-name="ce223" table:formula="of:=[.AE18]-[.AG18]" office:value-type="float" office:value="-4.1" calcext:value-type="float">
            <text:p>-4.10</text:p>
          </table:table-cell>
          <table:table-cell table:style-name="ce221"/>
          <table:table-cell table:style-name="ce228" office:value-type="float" office:value="1.49" calcext:value-type="float">
            <text:p>1.49</text:p>
          </table:table-cell>
          <table:table-cell table:style-name="ce231" office:value-type="float" office:value="6.11" calcext:value-type="float">
            <text:p>6.11</text:p>
          </table:table-cell>
          <table:table-cell table:number-columns-repeated="986"/>
        </table:table-row>
        <table:table-row table:style-name="ro1">
          <table:table-cell table:number-columns-repeated="9"/>
          <table:table-cell table:style-name="ce500" office:value-type="string" calcext:value-type="string">
            <text:p><text:s/></text:p>
          </table:table-cell>
          <table:table-cell table:style-name="ce529" office:value-type="string" calcext:value-type="string">
            <text:p><text:s/></text:p>
          </table:table-cell>
          <table:table-cell table:style-name="ce529" office:value-type="string" calcext:value-type="string">
            <text:p>Z</text:p>
          </table:table-cell>
          <table:table-cell table:style-name="ce529" office:value-type="string" calcext:value-type="string">
            <text:p>X</text:p>
          </table:table-cell>
          <table:table-cell table:style-name="ce529" office:value-type="string" calcext:value-type="string">
            <text:p>Ä</text:p>
          </table:table-cell>
          <table:table-cell table:style-name="ce529" office:value-type="string" calcext:value-type="string">
            <text:p>Ö</text:p>
          </table:table-cell>
          <table:table-cell table:style-name="ce529" table:number-columns-repeated="3"/>
          <table:table-cell table:style-name="ce529" office:value-type="string" calcext:value-type="string">
            <text:p>J</text:p>
          </table:table-cell>
          <table:table-cell table:style-name="ce529" office:value-type="string" calcext:value-type="string">
            <text:p>K</text:p>
          </table:table-cell>
          <table:table-cell table:style-name="ce529" office:value-type="string" calcext:value-type="string">
            <text:p>V</text:p>
          </table:table-cell>
          <table:table-cell table:style-name="ce529" office:value-type="string" calcext:value-type="string">
            <text:p>D</text:p>
          </table:table-cell>
          <table:table-cell table:style-name="ce529" office:value-type="string" calcext:value-type="string">
            <text:p><text:s/></text:p>
          </table:table-cell>
          <table:table-cell table:style-name="ce680"/>
          <table:table-cell table:style-name="ce387"/>
          <table:table-cell table:number-columns-repeated="2"/>
          <table:table-cell table:style-name="ce741" office:value-type="string" calcext:value-type="string">
            <text:p>Y</text:p>
          </table:table-cell>
          <table:table-cell table:style-name="ce201" table:formula="of:=[.AE$1]*[.AE19]+(1-[.AE$1])*[.AG19]" office:value-type="float" office:value="1.96" calcext:value-type="float">
            <text:p>1.96</text:p>
          </table:table-cell>
          <table:table-cell table:style-name="ce750" office:value-type="float" office:value="7" calcext:value-type="float">
            <text:p>7</text:p>
          </table:table-cell>
          <table:table-cell table:style-name="ce307" office:value-type="float" office:value="1.81" calcext:value-type="float">
            <text:p>1.81</text:p>
          </table:table-cell>
          <table:table-cell table:style-name="ce750" office:value-type="float" office:value="7" calcext:value-type="float">
            <text:p>7</text:p>
          </table:table-cell>
          <table:table-cell table:style-name="ce307" office:value-type="float" office:value="2.11" calcext:value-type="float">
            <text:p>2.11</text:p>
          </table:table-cell>
          <table:table-cell table:style-name="ce750" office:value-type="float" office:value="6" calcext:value-type="float">
            <text:p>6</text:p>
          </table:table-cell>
          <table:table-cell table:style-name="ce220" table:formula="of:=[.AE19]-[.AG19]" office:value-type="float" office:value="-0.3" calcext:value-type="float">
            <text:p>-0.30</text:p>
          </table:table-cell>
          <table:table-cell table:style-name="ce220"/>
          <table:table-cell table:style-name="ce228" office:value-type="float" office:value="1.71" calcext:value-type="float">
            <text:p>1.71</text:p>
          </table:table-cell>
          <table:table-cell table:style-name="ce231" office:value-type="float" office:value="2.04" calcext:value-type="float">
            <text:p>2.04</text:p>
          </table:table-cell>
          <table:table-cell table:number-columns-repeated="986"/>
        </table:table-row>
        <table:table-row table:style-name="ro1">
          <table:table-cell table:number-columns-repeated="9"/>
          <table:table-cell table:style-name="ce503" table:formula="of:=[.J27]" office:value-type="float" office:value="47.5" calcext:value-type="float">
            <text:p>47.5</text:p>
          </table:table-cell>
          <table:table-cell table:style-name="ce530" table:formula="of:=[.K27]" office:value-type="float" office:value="9.065" calcext:value-type="float">
            <text:p>9.07</text:p>
          </table:table-cell>
          <table:table-cell table:style-name="ce530" table:formula="of:=[.L27]" office:value-type="float" office:value="8.49" calcext:value-type="float">
            <text:p>8.49</text:p>
          </table:table-cell>
          <table:table-cell table:style-name="ce530" table:formula="of:=[.M27]" office:value-type="float" office:value="14.14" calcext:value-type="float">
            <text:p>14.14</text:p>
          </table:table-cell>
          <table:table-cell table:style-name="ce530" table:formula="of:=[.N27]" office:value-type="float" office:value="15.805" calcext:value-type="float">
            <text:p>15.81</text:p>
          </table:table-cell>
          <table:table-cell table:style-name="ce530" table:number-columns-repeated="5"/>
          <table:table-cell table:style-name="ce530" table:formula="of:=[.T27]" office:value-type="float" office:value="15.845" calcext:value-type="float">
            <text:p>15.85</text:p>
          </table:table-cell>
          <table:table-cell table:style-name="ce530" table:formula="of:=[.U27]" office:value-type="float" office:value="13.68" calcext:value-type="float">
            <text:p>13.68</text:p>
          </table:table-cell>
          <table:table-cell table:style-name="ce530" table:formula="of:=[.V27]" office:value-type="float" office:value="12.71" calcext:value-type="float">
            <text:p>12.71</text:p>
          </table:table-cell>
          <table:table-cell table:style-name="ce530" table:formula="of:=[.W27]" office:value-type="float" office:value="10.26" calcext:value-type="float">
            <text:p>10.26</text:p>
          </table:table-cell>
          <table:table-cell table:style-name="ce681" table:formula="of:=[.X27]" office:value-type="float" office:value="52.495" calcext:value-type="float">
            <text:p>52.495</text:p>
          </table:table-cell>
          <table:table-cell table:style-name="ce185" table:formula="of:=[.Y27]" office:value-type="float" office:value="99.995" calcext:value-type="float">
            <text:p>99.995</text:p>
          </table:table-cell>
          <table:table-cell table:style-name="ce188"/>
          <table:table-cell/>
          <table:table-cell table:style-name="ce740" office:value-type="string" calcext:value-type="string">
            <text:p>P</text:p>
          </table:table-cell>
          <table:table-cell table:style-name="ce202" table:formula="of:=[.AE$1]*[.AE20]+(1-[.AE$1])*[.AG20]" office:value-type="float" office:value="1.74" calcext:value-type="float">
            <text:p>1.74</text:p>
          </table:table-cell>
          <table:table-cell table:style-name="ce751" office:value-type="float" office:value="11" calcext:value-type="float">
            <text:p>11</text:p>
          </table:table-cell>
          <table:table-cell table:style-name="ce306" office:value-type="float" office:value="1.66" calcext:value-type="float">
            <text:p>1.66</text:p>
          </table:table-cell>
          <table:table-cell table:style-name="ce751" office:value-type="float" office:value="11" calcext:value-type="float">
            <text:p>11</text:p>
          </table:table-cell>
          <table:table-cell table:style-name="ce306" office:value-type="float" office:value="1.82" calcext:value-type="float">
            <text:p>1.82</text:p>
          </table:table-cell>
          <table:table-cell table:style-name="ce751" office:value-type="float" office:value="13" calcext:value-type="float">
            <text:p>13</text:p>
          </table:table-cell>
          <table:table-cell table:style-name="ce221" table:formula="of:=[.AE20]-[.AG20]" office:value-type="float" office:value="-0.16" calcext:value-type="float">
            <text:p>-0.16</text:p>
          </table:table-cell>
          <table:table-cell table:style-name="ce221"/>
          <table:table-cell table:style-name="ce228" office:value-type="float" office:value="1.77" calcext:value-type="float">
            <text:p>1.77</text:p>
          </table:table-cell>
          <table:table-cell table:style-name="ce231" office:value-type="float" office:value="1.66" calcext:value-type="float">
            <text:p>1.66</text:p>
          </table:table-cell>
          <table:table-cell table:number-columns-repeated="986"/>
        </table:table-row>
        <table:table-row table:style-name="ro1">
          <table:table-cell table:number-columns-repeated="27"/>
          <table:table-cell table:style-name="ce740" office:value-type="string" calcext:value-type="string">
            <text:p>D</text:p>
          </table:table-cell>
          <table:table-cell table:style-name="ce202" table:formula="of:=[.AE$1]*[.AE21]+(1-[.AE$1])*[.AG21]" office:value-type="float" office:value="2.58" calcext:value-type="float">
            <text:p>2.58</text:p>
          </table:table-cell>
          <table:table-cell table:style-name="ce751" office:value-type="float" office:value="9" calcext:value-type="float">
            <text:p>9</text:p>
          </table:table-cell>
          <table:table-cell table:style-name="ce306" office:value-type="float" office:value="0.84" calcext:value-type="float">
            <text:p>0.84</text:p>
          </table:table-cell>
          <table:table-cell table:style-name="ce751" office:value-type="float" office:value="12" calcext:value-type="float">
            <text:p>12</text:p>
          </table:table-cell>
          <table:table-cell table:style-name="ce306" office:value-type="float" office:value="4.32" calcext:value-type="float">
            <text:p>4.32</text:p>
          </table:table-cell>
          <table:table-cell table:style-name="ce751" office:value-type="float" office:value="6" calcext:value-type="float">
            <text:p>6</text:p>
          </table:table-cell>
          <table:table-cell table:style-name="ce223" table:formula="of:=[.AE21]-[.AG21]" office:value-type="float" office:value="-3.48" calcext:value-type="float">
            <text:p>-3.48</text:p>
          </table:table-cell>
          <table:table-cell table:style-name="ce221"/>
          <table:table-cell table:style-name="ce228" office:value-type="float" office:value="0.91" calcext:value-type="float">
            <text:p>0.91</text:p>
          </table:table-cell>
          <table:table-cell table:style-name="ce231" office:value-type="float" office:value="1.14" calcext:value-type="float">
            <text:p>1.14</text:p>
          </table:table-cell>
          <table:table-cell table:number-columns-repeated="986"/>
        </table:table-row>
        <table:table-row table:style-name="ro1">
          <table:table-cell table:number-columns-repeated="9"/>
          <table:table-cell table:style-name="ce121" office:value-type="string" calcext:value-type="string">
            <text:p>Finger load / Letter frequency (%)</text:p>
          </table:table-cell>
          <table:table-cell table:style-name="ce179" table:number-columns-repeated="13"/>
          <table:table-cell table:style-name="ce362"/>
          <table:table-cell table:style-name="ce387"/>
          <table:table-cell table:style-name="ce188"/>
          <table:table-cell/>
          <table:table-cell table:style-name="ce741" office:value-type="string" calcext:value-type="string">
            <text:p>Ö</text:p>
          </table:table-cell>
          <table:table-cell table:style-name="ce201" table:formula="of:=[.AE$1]*[.AE22]+(1-[.AE$1])*[.AG22]" office:value-type="float" office:value="0.235" calcext:value-type="float">
            <text:p>0.24</text:p>
          </table:table-cell>
          <table:table-cell table:style-name="ce750" office:value-type="float" office:value="8" calcext:value-type="float">
            <text:p>8</text:p>
          </table:table-cell>
          <table:table-cell table:style-name="ce307" office:value-type="float" office:value="0.47" calcext:value-type="float">
            <text:p>0.47</text:p>
          </table:table-cell>
          <table:table-cell table:style-name="ce750" office:value-type="float" office:value="8" calcext:value-type="float">
            <text:p>8</text:p>
          </table:table-cell>
          <table:table-cell table:style-name="ce307" office:value-type="float" office:value="0" calcext:value-type="float">
            <text:p>0.00</text:p>
          </table:table-cell>
          <table:table-cell table:style-name="ce750"/>
          <table:table-cell table:style-name="ce220" table:formula="of:=[.AE22]-[.AG22]" office:value-type="float" office:value="0.47" calcext:value-type="float">
            <text:p>0.47</text:p>
          </table:table-cell>
          <table:table-cell table:style-name="ce220"/>
          <table:table-cell table:style-name="ce228" office:value-type="float" office:value="0.39" calcext:value-type="float">
            <text:p>0.39</text:p>
          </table:table-cell>
          <table:table-cell table:style-name="ce231" office:value-type="float" office:value="0" calcext:value-type="float">
            <text:p>0.00</text:p>
          </table:table-cell>
          <table:table-cell table:number-columns-repeated="986"/>
        </table:table-row>
        <table:table-row table:style-name="ro1">
          <table:table-cell table:number-columns-repeated="9"/>
          <table:table-cell table:style-name="ce38"/>
          <table:table-cell table:style-name="ce78" table:formula="of:=VLOOKUP([.K17];[.$AB$3:.$AC$35];2;FALSE())" office:value-type="float" office:value="0.055" calcext:value-type="float">
            <text:p>0.06</text:p>
          </table:table-cell>
          <table:table-cell table:style-name="ce78" table:formula="of:=VLOOKUP([.L17];[.$AB$3:.$AC$35];2;FALSE())" office:value-type="float" office:value="1.96" calcext:value-type="float">
            <text:p>1.96</text:p>
          </table:table-cell>
          <table:table-cell table:style-name="ce78" table:formula="of:=VLOOKUP([.M17];[.$AB$3:.$AC$35];2;FALSE())" office:value-type="float" office:value="3.94" calcext:value-type="float">
            <text:p>3.94</text:p>
          </table:table-cell>
          <table:table-cell table:style-name="ce78" table:formula="of:=VLOOKUP([.N17];[.$AB$3:.$AC$35];2;FALSE())" office:value-type="float" office:value="1.05" calcext:value-type="float">
            <text:p>1.05</text:p>
          </table:table-cell>
          <table:table-cell table:style-name="ce161" table:formula="of:=VLOOKUP([.O17];[.$AB$3:.$AC$35];2;FALSE())" office:value-type="float" office:value="1.175" calcext:value-type="float">
            <text:p>1.18</text:p>
          </table:table-cell>
          <table:table-cell table:style-name="ce161" table:number-columns-repeated="2"/>
          <table:table-cell table:style-name="ce215"/>
          <table:table-cell table:style-name="ce78" table:formula="of:=VLOOKUP([.S17];[.$AB$3:.$AC$35];2;FALSE())" office:value-type="float" office:value="1.37" calcext:value-type="float">
            <text:p>1.37</text:p>
          </table:table-cell>
          <table:table-cell table:style-name="ce78" table:formula="of:=VLOOKUP([.T17];[.$AB$3:.$AC$35];2;FALSE())" office:value-type="float" office:value="3.87" calcext:value-type="float">
            <text:p>3.87</text:p>
          </table:table-cell>
          <table:table-cell table:style-name="ce78" table:formula="of:=VLOOKUP([.U17];[.$AB$3:.$AC$35];2;FALSE())" office:value-type="float" office:value="4.09" calcext:value-type="float">
            <text:p>4.09</text:p>
          </table:table-cell>
          <table:table-cell table:style-name="ce78" table:formula="of:=VLOOKUP([.V17];[.$AB$3:.$AC$35];2;FALSE())" office:value-type="float" office:value="3.06" calcext:value-type="float">
            <text:p>3.06</text:p>
          </table:table-cell>
          <table:table-cell table:style-name="ce78" table:formula="of:=VLOOKUP([.W17];[.$AB$3:.$AC$35];2;FALSE())" office:value-type="float" office:value="0.77" calcext:value-type="float">
            <text:p>0.77</text:p>
          </table:table-cell>
          <table:table-cell table:style-name="ce260"/>
          <table:table-cell table:style-name="ce387"/>
          <table:table-cell table:number-columns-repeated="2"/>
          <table:table-cell table:style-name="ce740" office:value-type="string" calcext:value-type="string">
            <text:p>G</text:p>
          </table:table-cell>
          <table:table-cell table:style-name="ce202" table:formula="of:=[.AE$1]*[.AE23]+(1-[.AE$1])*[.AG23]" office:value-type="float" office:value="1.07" calcext:value-type="float">
            <text:p>1.07</text:p>
          </table:table-cell>
          <table:table-cell table:style-name="ce751" office:value-type="float" office:value="14" calcext:value-type="float">
            <text:p>14</text:p>
          </table:table-cell>
          <table:table-cell table:style-name="ce306" office:value-type="float" office:value="0.11" calcext:value-type="float">
            <text:p>0.11</text:p>
          </table:table-cell>
          <table:table-cell table:style-name="ce751" office:value-type="float" office:value="13" calcext:value-type="float">
            <text:p>13</text:p>
          </table:table-cell>
          <table:table-cell table:style-name="ce306" office:value-type="float" office:value="2.03" calcext:value-type="float">
            <text:p>2.03</text:p>
          </table:table-cell>
          <table:table-cell table:style-name="ce751" office:value-type="float" office:value="12" calcext:value-type="float">
            <text:p>12</text:p>
          </table:table-cell>
          <table:table-cell table:style-name="ce221" table:formula="of:=[.AE23]-[.AG23]" office:value-type="float" office:value="-1.92" calcext:value-type="float">
            <text:p>-1.92</text:p>
          </table:table-cell>
          <table:table-cell table:style-name="ce221"/>
          <table:table-cell table:style-name="ce228" office:value-type="float" office:value="0.3" calcext:value-type="float">
            <text:p>0.30</text:p>
          </table:table-cell>
          <table:table-cell table:style-name="ce231" office:value-type="float" office:value="1.92" calcext:value-type="float">
            <text:p>1.92</text:p>
          </table:table-cell>
          <table:table-cell table:number-columns-repeated="986"/>
        </table:table-row>
        <table:table-row table:style-name="ro1">
          <table:table-cell table:number-columns-repeated="9"/>
          <table:table-cell table:style-name="ce39"/>
          <table:table-cell table:style-name="ce79" table:formula="of:=VLOOKUP([.K18];[.$AB$3:.$AC$35];2;FALSE())" office:value-type="float" office:value="9.01" calcext:value-type="float">
            <text:p>9.01</text:p>
          </table:table-cell>
          <table:table-cell table:style-name="ce106" table:formula="of:=VLOOKUP([.L18];[.$AB$3:.$AC$35];2;FALSE())" office:value-type="float" office:value="6.495" calcext:value-type="float">
            <text:p>6.50</text:p>
          </table:table-cell>
          <table:table-cell table:style-name="ce106" table:formula="of:=VLOOKUP([.M18];[.$AB$3:.$AC$35];2;FALSE())" office:value-type="float" office:value="10.115" calcext:value-type="float">
            <text:p>10.12</text:p>
          </table:table-cell>
          <table:table-cell table:style-name="ce142" table:formula="of:=VLOOKUP([.N18];[.$AB$3:.$AC$35];2;FALSE())" office:value-type="float" office:value="9.87" calcext:value-type="float">
            <text:p>9.87</text:p>
          </table:table-cell>
          <table:table-cell table:style-name="ce165" table:formula="of:=VLOOKUP([.O18];[.$AB$3:.$AC$35];2;FALSE())" office:value-type="float" office:value="1.07" calcext:value-type="float">
            <text:p>1.07</text:p>
          </table:table-cell>
          <table:table-cell table:style-name="ce165"/>
          <table:table-cell table:style-name="ce195"/>
          <table:table-cell table:style-name="ce165"/>
          <table:table-cell table:style-name="ce165" table:formula="of:=VLOOKUP([.S18];[.$AB$3:.$AC$35];2;FALSE())" office:value-type="float" office:value="1.74" calcext:value-type="float">
            <text:p>1.74</text:p>
          </table:table-cell>
          <table:table-cell table:style-name="ce79" table:formula="of:=VLOOKUP([.T18];[.$AB$3:.$AC$35];2;FALSE())" office:value-type="float" office:value="4.87" calcext:value-type="float">
            <text:p>4.87</text:p>
          </table:table-cell>
          <table:table-cell table:style-name="ce106" table:formula="of:=VLOOKUP([.U18];[.$AB$3:.$AC$35];2;FALSE())" office:value-type="float" office:value="7.81" calcext:value-type="float">
            <text:p>7.81</text:p>
          </table:table-cell>
          <table:table-cell table:style-name="ce106" table:formula="of:=VLOOKUP([.V18];[.$AB$3:.$AC$35];2;FALSE())" office:value-type="float" office:value="7.07" calcext:value-type="float">
            <text:p>7.07</text:p>
          </table:table-cell>
          <table:table-cell table:style-name="ce142" table:formula="of:=VLOOKUP([.W18];[.$AB$3:.$AC$35];2;FALSE())" office:value-type="float" office:value="9.49" calcext:value-type="float">
            <text:p>9.49</text:p>
          </table:table-cell>
          <table:table-cell table:style-name="ce261"/>
          <table:table-cell table:style-name="ce387"/>
          <table:table-cell table:number-columns-repeated="2"/>
          <table:table-cell table:style-name="ce740" office:value-type="string" calcext:value-type="string">
            <text:p>F</text:p>
          </table:table-cell>
          <table:table-cell table:style-name="ce202" table:formula="of:=[.AE$1]*[.AE24]+(1-[.AE$1])*[.AG24]" office:value-type="float" office:value="1.175" calcext:value-type="float">
            <text:p>1.18</text:p>
          </table:table-cell>
          <table:table-cell table:style-name="ce751" office:value-type="float" office:value="13" calcext:value-type="float">
            <text:p>13</text:p>
          </table:table-cell>
          <table:table-cell table:style-name="ce306" office:value-type="float" office:value="0.05" calcext:value-type="float">
            <text:p>0.05</text:p>
          </table:table-cell>
          <table:table-cell table:style-name="ce751" office:value-type="float" office:value="15" calcext:value-type="float">
            <text:p>15</text:p>
          </table:table-cell>
          <table:table-cell table:style-name="ce306" office:value-type="float" office:value="2.3" calcext:value-type="float">
            <text:p>2.30</text:p>
          </table:table-cell>
          <table:table-cell table:style-name="ce751" office:value-type="float" office:value="10" calcext:value-type="float">
            <text:p>10</text:p>
          </table:table-cell>
          <table:table-cell table:style-name="ce221" table:formula="of:=[.AE24]-[.AG24]" office:value-type="float" office:value="-2.25" calcext:value-type="float">
            <text:p>-2.25</text:p>
          </table:table-cell>
          <table:table-cell table:style-name="ce221"/>
          <table:table-cell table:style-name="ce228" office:value-type="float" office:value="0.09" calcext:value-type="float">
            <text:p>0.09</text:p>
          </table:table-cell>
          <table:table-cell table:style-name="ce231" office:value-type="float" office:value="2.03" calcext:value-type="float">
            <text:p>2.03</text:p>
          </table:table-cell>
          <table:table-cell table:number-columns-repeated="986"/>
        </table:table-row>
        <table:table-row table:style-name="ro1">
          <table:table-cell table:number-columns-repeated="9"/>
          <table:table-cell table:style-name="ce40"/>
          <table:table-cell table:style-name="ce78" table:formula="of:=VLOOKUP([.K19];[.$AB$3:.$AC$35];2;FALSE())" office:value-type="float" office:value="0" calcext:value-type="float">
            <text:p>0.00</text:p>
          </table:table-cell>
          <table:table-cell table:style-name="ce78" table:formula="of:=VLOOKUP([.L19];[.$AB$3:.$AC$35];2;FALSE())" office:value-type="float" office:value="0.035" calcext:value-type="float">
            <text:p>0.04</text:p>
          </table:table-cell>
          <table:table-cell table:style-name="ce78" table:formula="of:=VLOOKUP([.M19];[.$AB$3:.$AC$35];2;FALSE())" office:value-type="float" office:value="0.085" calcext:value-type="float">
            <text:p>0.09</text:p>
          </table:table-cell>
          <table:table-cell table:style-name="ce78" table:formula="of:=VLOOKUP([.N19];[.$AB$3:.$AC$35];2;FALSE())" office:value-type="float" office:value="2.405" calcext:value-type="float">
            <text:p>2.41</text:p>
          </table:table-cell>
          <table:table-cell table:style-name="ce78" table:formula="of:=VLOOKUP([.O19];[.$AB$3:.$AC$35];2;FALSE())" office:value-type="float" office:value="0.235" calcext:value-type="float">
            <text:p>0.24</text:p>
          </table:table-cell>
          <table:table-cell table:style-name="ce78"/>
          <table:table-cell table:style-name="ce196"/>
          <table:table-cell table:style-name="ce78"/>
          <table:table-cell table:style-name="ce78" table:formula="of:=VLOOKUP([.S19];[.$AB$3:.$AC$35];2;FALSE())" office:value-type="float" office:value="1.015" calcext:value-type="float">
            <text:p>1.02</text:p>
          </table:table-cell>
          <table:table-cell table:style-name="ce78" table:formula="of:=VLOOKUP([.T19];[.$AB$3:.$AC$35];2;FALSE())" office:value-type="float" office:value="2.98" calcext:value-type="float">
            <text:p>2.98</text:p>
          </table:table-cell>
          <table:table-cell table:style-name="ce78" table:formula="of:=VLOOKUP([.U19];[.$AB$3:.$AC$35];2;FALSE())" office:value-type="float" office:value="1.78" calcext:value-type="float">
            <text:p>1.78</text:p>
          </table:table-cell>
          <table:table-cell table:style-name="ce78" table:formula="of:=VLOOKUP([.V19];[.$AB$3:.$AC$35];2;FALSE())" office:value-type="float" office:value="2.58" calcext:value-type="float">
            <text:p>2.58</text:p>
          </table:table-cell>
          <table:table-cell table:style-name="ce78" table:formula="of:=VLOOKUP([.W19];[.$AB$3:.$AC$35];2;FALSE())" office:value-type="float" office:value="0" calcext:value-type="float">
            <text:p>0.00</text:p>
          </table:table-cell>
          <table:table-cell table:style-name="ce262"/>
          <table:table-cell table:style-name="ce387"/>
          <table:table-cell table:number-columns-repeated="2"/>
          <table:table-cell table:style-name="ce740" office:value-type="string" calcext:value-type="string">
            <text:p>B</text:p>
          </table:table-cell>
          <table:table-cell table:style-name="ce202" table:formula="of:=[.AE$1]*[.AE25]+(1-[.AE$1])*[.AG25]" office:value-type="float" office:value="0.77" calcext:value-type="float">
            <text:p>0.77</text:p>
          </table:table-cell>
          <table:table-cell table:style-name="ce751" office:value-type="float" office:value="17" calcext:value-type="float">
            <text:p>17</text:p>
          </table:table-cell>
          <table:table-cell table:style-name="ce306" office:value-type="float" office:value="0.05" calcext:value-type="float">
            <text:p>0.05</text:p>
          </table:table-cell>
          <table:table-cell table:style-name="ce751" office:value-type="float" office:value="14" calcext:value-type="float">
            <text:p>14</text:p>
          </table:table-cell>
          <table:table-cell table:style-name="ce306" office:value-type="float" office:value="1.49" calcext:value-type="float">
            <text:p>1.49</text:p>
          </table:table-cell>
          <table:table-cell table:style-name="ce751" office:value-type="float" office:value="14" calcext:value-type="float">
            <text:p>14</text:p>
          </table:table-cell>
          <table:table-cell table:style-name="ce221" table:formula="of:=[.AE25]-[.AG25]" office:value-type="float" office:value="-1.44" calcext:value-type="float">
            <text:p>-1.44</text:p>
          </table:table-cell>
          <table:table-cell table:style-name="ce221"/>
          <table:table-cell table:style-name="ce228" office:value-type="float" office:value="0.12" calcext:value-type="float">
            <text:p>0.12</text:p>
          </table:table-cell>
          <table:table-cell table:style-name="ce231" office:value-type="float" office:value="1.54" calcext:value-type="float">
            <text:p>1.54</text:p>
          </table:table-cell>
          <table:table-cell table:number-columns-repeated="986"/>
        </table:table-row>
        <table:table-row table:style-name="ro1">
          <table:table-cell table:number-columns-repeated="9"/>
          <table:table-cell table:style-name="ce509"/>
          <table:table-cell table:style-name="ce197" table:formula="of:=[.K23]+[.K24]+[.K25]" office:value-type="float" office:value="9.065" calcext:value-type="float">
            <text:p>9.07</text:p>
          </table:table-cell>
          <table:table-cell table:style-name="ce197" table:formula="of:=[.L23]+[.L24]+[.L25]" office:value-type="float" office:value="8.49" calcext:value-type="float">
            <text:p>8.49</text:p>
          </table:table-cell>
          <table:table-cell table:style-name="ce197" table:formula="of:=[.M23]+[.M24]+[.M25]" office:value-type="float" office:value="14.14" calcext:value-type="float">
            <text:p>14.14</text:p>
          </table:table-cell>
          <table:table-cell table:style-name="ce197" table:formula="of:=[.N23]+[.N24]+[.N25]" office:value-type="float" office:value="13.325" calcext:value-type="float">
            <text:p>13.33</text:p>
          </table:table-cell>
          <table:table-cell table:style-name="ce197" table:formula="of:=[.O23]+[.O24]+[.O25]" office:value-type="float" office:value="2.48" calcext:value-type="float">
            <text:p>2.48</text:p>
          </table:table-cell>
          <table:table-cell table:style-name="ce197" table:number-columns-repeated="3"/>
          <table:table-cell table:style-name="ce197" table:formula="of:=[.S23]+[.S24]+[.S25]" office:value-type="float" office:value="4.125" calcext:value-type="float">
            <text:p>4.13</text:p>
          </table:table-cell>
          <table:table-cell table:style-name="ce197" table:formula="of:=[.T23]+[.T24]+[.T25]" office:value-type="float" office:value="11.72" calcext:value-type="float">
            <text:p>11.72</text:p>
          </table:table-cell>
          <table:table-cell table:style-name="ce197" table:formula="of:=[.U23]+[.U24]+[.U25]" office:value-type="float" office:value="13.68" calcext:value-type="float">
            <text:p>13.68</text:p>
          </table:table-cell>
          <table:table-cell table:style-name="ce197" table:formula="of:=[.V23]+[.V24]+[.V25]" office:value-type="float" office:value="12.71" calcext:value-type="float">
            <text:p>12.71</text:p>
          </table:table-cell>
          <table:table-cell table:style-name="ce197" table:formula="of:=[.W23]+[.W24]+[.W25]" office:value-type="float" office:value="10.26" calcext:value-type="float">
            <text:p>10.26</text:p>
          </table:table-cell>
          <table:table-cell table:style-name="ce685"/>
          <table:table-cell table:style-name="ce186" table:formula="of:=[.J26]+[.K26]+[.L26]+[.M26]+[.N26]+[.O26]+[.Q26]+[.S26]+[.T26]+[.U26]+[.V26]+[.W26]+[.X26]" office:value-type="float" office:value="99.995" calcext:value-type="float">
            <text:p>99.995</text:p>
          </table:table-cell>
          <table:table-cell table:number-columns-repeated="2"/>
          <table:table-cell table:style-name="ce740" office:value-type="string" calcext:value-type="string">
            <text:p>C</text:p>
          </table:table-cell>
          <table:table-cell table:style-name="ce202" table:formula="of:=[.AE$1]*[.AE26]+(1-[.AE$1])*[.AG26]" office:value-type="float" office:value="1.37" calcext:value-type="float">
            <text:p>1.37</text:p>
          </table:table-cell>
          <table:table-cell table:style-name="ce751" office:value-type="float" office:value="12" calcext:value-type="float">
            <text:p>12</text:p>
          </table:table-cell>
          <table:table-cell table:style-name="ce306" office:value-type="float" office:value="0.03" calcext:value-type="float">
            <text:p>0.03</text:p>
          </table:table-cell>
          <table:table-cell table:style-name="ce751" office:value-type="float" office:value="16" calcext:value-type="float">
            <text:p>16</text:p>
          </table:table-cell>
          <table:table-cell table:style-name="ce306" office:value-type="float" office:value="2.71" calcext:value-type="float">
            <text:p>2.71</text:p>
          </table:table-cell>
          <table:table-cell table:style-name="ce751" office:value-type="float" office:value="8" calcext:value-type="float">
            <text:p>8</text:p>
          </table:table-cell>
          <table:table-cell table:style-name="ce221" table:formula="of:=[.AE26]-[.AG26]" office:value-type="float" office:value="-2.68" calcext:value-type="float">
            <text:p>-2.68</text:p>
          </table:table-cell>
          <table:table-cell table:style-name="ce221"/>
          <table:table-cell table:style-name="ce228" office:value-type="float" office:value="0.27" calcext:value-type="float">
            <text:p>0.27</text:p>
          </table:table-cell>
          <table:table-cell table:style-name="ce231" office:value-type="float" office:value="2.73" calcext:value-type="float">
            <text:p>2.73</text:p>
          </table:table-cell>
          <table:table-cell table:number-columns-repeated="986"/>
        </table:table-row>
        <table:table-row table:style-name="ro1">
          <table:table-cell table:number-columns-repeated="9"/>
          <table:table-cell table:style-name="ce510" table:formula="of:=SUM([.K27:.N27])" office:value-type="float" office:value="47.5" calcext:value-type="float">
            <text:p>47.5</text:p>
          </table:table-cell>
          <table:table-cell table:style-name="ce85" table:formula="of:=[.K26]+[.J26]" office:value-type="float" office:value="9.065" calcext:value-type="float">
            <text:p>9.07</text:p>
          </table:table-cell>
          <table:table-cell table:style-name="ce85" table:formula="of:=[.L26]" office:value-type="float" office:value="8.49" calcext:value-type="float">
            <text:p>8.49</text:p>
          </table:table-cell>
          <table:table-cell table:style-name="ce85" table:formula="of:=[.M26]" office:value-type="float" office:value="14.14" calcext:value-type="float">
            <text:p>14.14</text:p>
          </table:table-cell>
          <table:table-cell table:style-name="ce85" table:formula="of:=[.O26]+[.N26]" office:value-type="float" office:value="15.805" calcext:value-type="float">
            <text:p>15.81</text:p>
          </table:table-cell>
          <table:table-cell table:style-name="ce85" table:number-columns-repeated="2"/>
          <table:table-cell table:style-name="ce85" office:value-type="string" calcext:value-type="string">
            <text:p>Per finger</text:p>
          </table:table-cell>
          <table:table-cell table:style-name="ce85" table:number-columns-repeated="2"/>
          <table:table-cell table:style-name="ce85" table:formula="of:=[.T26]+[.S26]" office:value-type="float" office:value="15.845" calcext:value-type="float">
            <text:p>15.85</text:p>
          </table:table-cell>
          <table:table-cell table:style-name="ce85" table:formula="of:=[.U26]" office:value-type="float" office:value="13.68" calcext:value-type="float">
            <text:p>13.68</text:p>
          </table:table-cell>
          <table:table-cell table:style-name="ce85" table:formula="of:=[.V26]" office:value-type="float" office:value="12.71" calcext:value-type="float">
            <text:p>12.71</text:p>
          </table:table-cell>
          <table:table-cell table:style-name="ce85" table:formula="of:=[.W26]+[.X26]" office:value-type="float" office:value="10.26" calcext:value-type="float">
            <text:p>10.26</text:p>
          </table:table-cell>
          <table:table-cell table:style-name="ce686" table:formula="of:=SUM([.T27:.W27])" office:value-type="float" office:value="52.495" calcext:value-type="float">
            <text:p>52.495</text:p>
          </table:table-cell>
          <table:table-cell table:style-name="ce185" table:formula="of:=[.K27]+[.L27]+[.M27]+[.N27]+[.T27]+[.U27]+[.V27]+[.W27]" office:value-type="float" office:value="99.995" calcext:value-type="float">
            <text:p>99.995</text:p>
          </table:table-cell>
          <table:table-cell table:number-columns-repeated="2"/>
          <table:table-cell table:style-name="ce740" office:value-type="string" calcext:value-type="string">
            <text:p>W</text:p>
          </table:table-cell>
          <table:table-cell table:style-name="ce202" table:formula="of:=[.AE$1]*[.AE27]+(1-[.AE$1])*[.AG27]" office:value-type="float" office:value="1.05" calcext:value-type="float">
            <text:p>1.05</text:p>
          </table:table-cell>
          <table:table-cell table:style-name="ce751" office:value-type="float" office:value="15" calcext:value-type="float">
            <text:p>15</text:p>
          </table:table-cell>
          <table:table-cell table:style-name="ce306" office:value-type="float" office:value="0.01" calcext:value-type="float">
            <text:p>0.01</text:p>
          </table:table-cell>
          <table:table-cell table:style-name="ce751" office:value-type="float" office:value="17" calcext:value-type="float">
            <text:p>17</text:p>
          </table:table-cell>
          <table:table-cell table:style-name="ce306" office:value-type="float" office:value="2.09" calcext:value-type="float">
            <text:p>2.09</text:p>
          </table:table-cell>
          <table:table-cell table:style-name="ce751" office:value-type="float" office:value="11" calcext:value-type="float">
            <text:p>11</text:p>
          </table:table-cell>
          <table:table-cell table:style-name="ce221" table:formula="of:=[.AE27]-[.AG27]" office:value-type="float" office:value="-2.08" calcext:value-type="float">
            <text:p>-2.08</text:p>
          </table:table-cell>
          <table:table-cell table:style-name="ce221"/>
          <table:table-cell table:style-name="ce228" office:value-type="float" office:value="0.06" calcext:value-type="float">
            <text:p>0.06</text:p>
          </table:table-cell>
          <table:table-cell table:style-name="ce231" office:value-type="float" office:value="2.34" calcext:value-type="float">
            <text:p>2.34</text:p>
          </table:table-cell>
          <table:table-cell table:number-columns-repeated="986"/>
        </table:table-row>
        <table:table-row table:style-name="ro1">
          <table:table-cell table:number-columns-repeated="27"/>
          <table:table-cell table:style-name="ce740" office:value-type="string" calcext:value-type="string">
            <text:p>X</text:p>
          </table:table-cell>
          <table:table-cell table:style-name="ce202" table:formula="of:=[.AE$1]*[.AE28]+(1-[.AE$1])*[.AG28]" office:value-type="float" office:value="0.085" calcext:value-type="float">
            <text:p>0.09</text:p>
          </table:table-cell>
          <table:table-cell table:style-name="ce751" office:value-type="float" office:value="18" calcext:value-type="float">
            <text:p>18</text:p>
          </table:table-cell>
          <table:table-cell table:style-name="ce306" office:value-type="float" office:value="0" calcext:value-type="float">
            <text:p>0.00</text:p>
          </table:table-cell>
          <table:table-cell table:style-name="ce751" office:value-type="float" office:value="20" calcext:value-type="float">
            <text:p>20</text:p>
          </table:table-cell>
          <table:table-cell table:style-name="ce306" office:value-type="float" office:value="0.17" calcext:value-type="float">
            <text:p>0.17</text:p>
          </table:table-cell>
          <table:table-cell table:style-name="ce751" office:value-type="float" office:value="17" calcext:value-type="float">
            <text:p>17</text:p>
          </table:table-cell>
          <table:table-cell table:style-name="ce221" table:formula="of:=[.AE28]-[.AG28]" office:value-type="float" office:value="-0.17" calcext:value-type="float">
            <text:p>-0.17</text:p>
          </table:table-cell>
          <table:table-cell table:style-name="ce221"/>
          <table:table-cell table:style-name="ce228" office:value-type="float" office:value="0.03" calcext:value-type="float">
            <text:p>0.03</text:p>
          </table:table-cell>
          <table:table-cell table:style-name="ce231" office:value-type="float" office:value="0.2" calcext:value-type="float">
            <text:p>0.20</text:p>
          </table:table-cell>
          <table:table-cell table:number-columns-repeated="986"/>
        </table:table-row>
        <table:table-row table:style-name="ro1">
          <table:table-cell table:number-columns-repeated="9"/>
          <table:table-cell table:style-name="ce513" office:value-type="string" calcext:value-type="string">
            <text:p>Bigrams / Letter pairs (%)</text:p>
          </table:table-cell>
          <table:table-cell table:style-name="ce537" table:number-columns-repeated="13"/>
          <table:table-cell table:style-name="ce697"/>
          <table:table-cell table:number-columns-repeated="3"/>
          <table:table-cell table:style-name="ce740" office:value-type="string" calcext:value-type="string">
            <text:p>Q</text:p>
          </table:table-cell>
          <table:table-cell table:style-name="ce202" table:formula="of:=[.AE$1]*[.AE29]+(1-[.AE$1])*[.AG29]" office:value-type="float" office:value="0.055" calcext:value-type="float">
            <text:p>0.06</text:p>
          </table:table-cell>
          <table:table-cell table:style-name="ce751" office:value-type="float" office:value="19" calcext:value-type="float">
            <text:p>19</text:p>
          </table:table-cell>
          <table:table-cell table:style-name="ce306" office:value-type="float" office:value="0" calcext:value-type="float">
            <text:p>0.00</text:p>
          </table:table-cell>
          <table:table-cell table:style-name="ce751" office:value-type="float" office:value="18" calcext:value-type="float">
            <text:p>18</text:p>
          </table:table-cell>
          <table:table-cell table:style-name="ce306" office:value-type="float" office:value="0.11" calcext:value-type="float">
            <text:p>0.11</text:p>
          </table:table-cell>
          <table:table-cell table:style-name="ce751" office:value-type="float" office:value="18" calcext:value-type="float">
            <text:p>18</text:p>
          </table:table-cell>
          <table:table-cell table:style-name="ce221" table:formula="of:=[.AE29]-[.AG29]" office:value-type="float" office:value="-0.11" calcext:value-type="float">
            <text:p>-0.11</text:p>
          </table:table-cell>
          <table:table-cell table:style-name="ce221"/>
          <table:table-cell table:style-name="ce228" office:value-type="float" office:value="0.01" calcext:value-type="float">
            <text:p>0.01</text:p>
          </table:table-cell>
          <table:table-cell table:style-name="ce231" office:value-type="float" office:value="0.09" calcext:value-type="float">
            <text:p>0.09</text:p>
          </table:table-cell>
          <table:table-cell table:number-columns-repeated="986"/>
        </table:table-row>
        <table:table-row table:style-name="ro1">
          <table:table-cell table:number-columns-repeated="9"/>
          <table:table-cell table:style-name="ce44"/>
          <table:table-cell table:style-name="ce87" office:value-type="string" calcext:value-type="string">
            <text:p>|</text:p>
          </table:table-cell>
          <table:table-cell table:style-name="ce109" office:value-type="string" calcext:value-type="string">
            <text:p>|</text:p>
          </table:table-cell>
          <table:table-cell table:style-name="ce126" office:value-type="string" calcext:value-type="string">
            <text:p>|</text:p>
          </table:table-cell>
          <table:table-cell table:style-name="ce143" office:value-type="string" calcext:value-type="string">
            <text:p>|</text:p>
          </table:table-cell>
          <table:table-cell table:style-name="ce166" office:value-type="string" calcext:value-type="string">
            <text:p>|</text:p>
          </table:table-cell>
          <table:table-cell table:style-name="ce236" table:formula="of:=IF(ISNA(     INDEX([Bigrams_Weighted_2Way.$A$1:.$AC$29];MATCH([.N18];[Bigrams_Weighted_2Way.$A$30:.$AC$30];0);MATCH([.O17];[Bigrams_Weighted_2Way.$A$30:.$AC$30];0))     );&quot;&quot;;&#10;                    INDEX([Bigrams_Weighted_2Way.$A$1:.$AC$29];MATCH([.N18];[Bigrams_Weighted_2Way.$A$30:.$AC$30];0);MATCH([.O17];[Bigrams_Weighted_2Way.$A$30:.$AC$30];0)))" office:value-type="float" office:value="0.146606251097656" calcext:value-type="float">
            <text:p>0.147</text:p>
          </table:table-cell>
          <table:table-cell table:style-name="ce199" office:value-type="string" calcext:value-type="string">
            <text:p>/ <text:s text:c="5"/>\</text:p>
          </table:table-cell>
          <table:table-cell table:style-name="ce236" table:formula="of:=IF(ISNA(     INDEX([Bigrams_Weighted_2Way.$A$1:.$AC$29];MATCH([.S17];[Bigrams_Weighted_2Way.$A$30:.$AC$30];0);MATCH([.T18];[Bigrams_Weighted_2Way.$A$30:.$AC$30];0))     );&quot;&quot;;&#10;                    INDEX([Bigrams_Weighted_2Way.$A$1:.$AC$29];MATCH([.S17];[Bigrams_Weighted_2Way.$A$30:.$AC$30];0);MATCH([.T18];[Bigrams_Weighted_2Way.$A$30:.$AC$30];0)))" office:value-type="float" office:value="0.0876069161951902" calcext:value-type="float">
            <text:p>0.088</text:p>
          </table:table-cell>
          <table:table-cell table:number-columns-repeated="5" table:style-name="ce235" office:value-type="string" calcext:value-type="string">
            <text:p>|</text:p>
          </table:table-cell>
          <table:table-cell table:style-name="ce266"/>
          <table:table-cell table:number-columns-repeated="3"/>
          <table:table-cell table:style-name="ce740" office:value-type="string" calcext:value-type="string">
            <text:p>Z</text:p>
          </table:table-cell>
          <table:table-cell table:style-name="ce202" table:formula="of:=[.AE$1]*[.AE30]+(1-[.AE$1])*[.AG30]" office:value-type="float" office:value="0.035" calcext:value-type="float">
            <text:p>0.04</text:p>
          </table:table-cell>
          <table:table-cell table:style-name="ce751" office:value-type="float" office:value="20" calcext:value-type="float">
            <text:p>20</text:p>
          </table:table-cell>
          <table:table-cell table:style-name="ce306" office:value-type="float" office:value="0" calcext:value-type="float">
            <text:p>0.00</text:p>
          </table:table-cell>
          <table:table-cell table:style-name="ce751" office:value-type="float" office:value="19" calcext:value-type="float">
            <text:p>19</text:p>
          </table:table-cell>
          <table:table-cell table:style-name="ce306" office:value-type="float" office:value="0.07" calcext:value-type="float">
            <text:p>0.07</text:p>
          </table:table-cell>
          <table:table-cell table:style-name="ce751" office:value-type="float" office:value="20" calcext:value-type="float">
            <text:p>20</text:p>
          </table:table-cell>
          <table:table-cell table:style-name="ce221" table:formula="of:=[.AE30]-[.AG30]" office:value-type="float" office:value="-0.07" calcext:value-type="float">
            <text:p>-0.07</text:p>
          </table:table-cell>
          <table:table-cell table:style-name="ce221"/>
          <table:table-cell table:style-name="ce228" office:value-type="float" office:value="0.04" calcext:value-type="float">
            <text:p>0.04</text:p>
          </table:table-cell>
          <table:table-cell table:style-name="ce231" office:value-type="float" office:value="0.06" calcext:value-type="float">
            <text:p>0.06</text:p>
          </table:table-cell>
          <table:table-cell table:number-columns-repeated="986"/>
        </table:table-row>
        <table:table-row table:style-name="ro1">
          <table:table-cell table:number-columns-repeated="9"/>
          <table:table-cell table:style-name="ce45" office:value-type="string" calcext:value-type="string">
            <text:p>v</text:p>
          </table:table-cell>
          <table:table-cell table:style-name="ce236" table:formula="of:=IF(ISNA(     INDEX([Bigrams_Weighted_2Way.$A$1:.$AC$29];MATCH([.K17];[Bigrams_Weighted_2Way.$A$30:.$AC$30];0);MATCH([.K18];[Bigrams_Weighted_2Way.$A$30:.$AC$30];0))     );&quot;&quot;;&#10;                    INDEX([Bigrams_Weighted_2Way.$A$1:.$AC$29];MATCH([.K17];[Bigrams_Weighted_2Way.$A$30:.$AC$30];0);MATCH([.K18];[Bigrams_Weighted_2Way.$A$30:.$AC$30];0)))" office:value-type="float" office:value="0.00671524216130549" calcext:value-type="float">
            <text:p>0.007</text:p>
          </table:table-cell>
          <table:table-cell table:style-name="ce236" table:formula="of:=IF(ISNA(     INDEX([Bigrams_Weighted_2Way.$A$1:.$AC$29];MATCH([.L17];[Bigrams_Weighted_2Way.$A$30:.$AC$30];0);MATCH([.L18];[Bigrams_Weighted_2Way.$A$30:.$AC$30];0))     );&quot;&quot;;&#10;                    INDEX([Bigrams_Weighted_2Way.$A$1:.$AC$29];MATCH([.L17];[Bigrams_Weighted_2Way.$A$30:.$AC$30];0);MATCH([.L18];[Bigrams_Weighted_2Way.$A$30:.$AC$30];0)))" office:value-type="float" office:value="0.109696077027269" calcext:value-type="float">
            <text:p>0.110</text:p>
          </table:table-cell>
          <table:table-cell table:style-name="ce236" table:formula="of:=IF(ISNA(     INDEX([Bigrams_Weighted_2Way.$A$1:.$AC$29];MATCH([.M17];[Bigrams_Weighted_2Way.$A$30:.$AC$30];0);MATCH([.M18];[Bigrams_Weighted_2Way.$A$30:.$AC$30];0))     );&quot;&quot;;&#10;                    INDEX([Bigrams_Weighted_2Way.$A$1:.$AC$29];MATCH([.M17];[Bigrams_Weighted_2Way.$A$30:.$AC$30];0);MATCH([.M18];[Bigrams_Weighted_2Way.$A$30:.$AC$30];0)))" office:value-type="float" office:value="0.220749691260978" calcext:value-type="float">
            <text:p>0.221</text:p>
          </table:table-cell>
          <table:table-cell table:style-name="ce236" table:formula="of:=IF(ISNA(     INDEX([Bigrams_Weighted_2Way.$A$1:.$AC$29];MATCH([.N17];[Bigrams_Weighted_2Way.$A$30:.$AC$30];0);MATCH([.N18];[Bigrams_Weighted_2Way.$A$30:.$AC$30];0))     );&quot;&quot;;&#10;                    INDEX([Bigrams_Weighted_2Way.$A$1:.$AC$29];MATCH([.N17];[Bigrams_Weighted_2Way.$A$30:.$AC$30];0);MATCH([.N18];[Bigrams_Weighted_2Way.$A$30:.$AC$30];0)))" office:value-type="float" office:value="0.240724131522689" calcext:value-type="float">
            <text:p>0.241</text:p>
          </table:table-cell>
          <table:table-cell table:style-name="ce236" table:formula="of:=IF(ISNA(     INDEX([Bigrams_Weighted_2Way.$A$1:.$AC$29];MATCH([.O17];[Bigrams_Weighted_2Way.$A$30:.$AC$30];0);MATCH([.O18];[Bigrams_Weighted_2Way.$A$30:.$AC$30];0))     );&quot;&quot;;&#10;                    INDEX([Bigrams_Weighted_2Way.$A$1:.$AC$29];MATCH([.O17];[Bigrams_Weighted_2Way.$A$30:.$AC$30];0);MATCH([.O18];[Bigrams_Weighted_2Way.$A$30:.$AC$30];0)))" office:value-type="float" office:value="0.00231201144452055" calcext:value-type="float">
            <text:p>0.002</text:p>
          </table:table-cell>
          <table:table-cell table:style-name="ce236" table:formula="of:=IF(ISNA(     INDEX([Bigrams_Weighted_2Way.$A$1:.$AC$29];MATCH([.N17];[Bigrams_Weighted_2Way.$A$30:.$AC$30];0);MATCH([.O17];[Bigrams_Weighted_2Way.$A$30:.$AC$30];0))     );&quot;&quot;;&#10;                    INDEX([Bigrams_Weighted_2Way.$A$1:.$AC$29];MATCH([.N17];[Bigrams_Weighted_2Way.$A$30:.$AC$30];0);MATCH([.O17];[Bigrams_Weighted_2Way.$A$30:.$AC$30];0)))" office:value-type="float" office:value="0.00161099675332303" calcext:value-type="float">
            <text:p>0.002</text:p>
          </table:table-cell>
          <table:table-cell table:style-name="ce199" office:value-type="string" calcext:value-type="string">
            <text:p>– <text:s text:c="4"/>–</text:p>
          </table:table-cell>
          <table:table-cell table:style-name="ce236" table:formula="of:=IF(ISNA(     INDEX([Bigrams_Weighted_2Way.$A$1:.$AC$29];MATCH([.S17];[Bigrams_Weighted_2Way.$A$30:.$AC$30];0);MATCH([.T17];[Bigrams_Weighted_2Way.$A$30:.$AC$30];0))     );&quot;&quot;;&#10;                    INDEX([Bigrams_Weighted_2Way.$A$1:.$AC$29];MATCH([.S17];[Bigrams_Weighted_2Way.$A$30:.$AC$30];0);MATCH([.T17];[Bigrams_Weighted_2Way.$A$30:.$AC$30];0)))" office:value-type="float" office:value="0.328272546005242" calcext:value-type="float">
            <text:p>0.328</text:p>
          </table:table-cell>
          <table:table-cell table:style-name="ce236" table:formula="of:=IF(ISNA(     INDEX([Bigrams_Weighted_2Way.$A$1:.$AC$29];MATCH([.S17];[Bigrams_Weighted_2Way.$A$30:.$AC$30];0);MATCH([.S18];[Bigrams_Weighted_2Way.$A$30:.$AC$30];0))     );&quot;&quot;;&#10;                    INDEX([Bigrams_Weighted_2Way.$A$1:.$AC$29];MATCH([.S17];[Bigrams_Weighted_2Way.$A$30:.$AC$30];0);MATCH([.S18];[Bigrams_Weighted_2Way.$A$30:.$AC$30];0)))" office:value-type="float" office:value="0.00265407960844357" calcext:value-type="float">
            <text:p>0.003</text:p>
          </table:table-cell>
          <table:table-cell table:style-name="ce236" table:formula="of:=IF(ISNA(     INDEX([Bigrams_Weighted_2Way.$A$1:.$AC$29];MATCH([.T17];[Bigrams_Weighted_2Way.$A$30:.$AC$30];0);MATCH([.T18];[Bigrams_Weighted_2Way.$A$30:.$AC$30];0))     );&quot;&quot;;&#10;                    INDEX([Bigrams_Weighted_2Way.$A$1:.$AC$29];MATCH([.T17];[Bigrams_Weighted_2Way.$A$30:.$AC$30];0);MATCH([.T18];[Bigrams_Weighted_2Way.$A$30:.$AC$30];0)))" office:value-type="float" office:value="0.01807992076081" calcext:value-type="float">
            <text:p>0.018</text:p>
          </table:table-cell>
          <table:table-cell table:style-name="ce236" table:formula="of:=IF(ISNA(     INDEX([Bigrams_Weighted_2Way.$A$1:.$AC$29];MATCH([.U17];[Bigrams_Weighted_2Way.$A$30:.$AC$30];0);MATCH([.U18];[Bigrams_Weighted_2Way.$A$30:.$AC$30];0))     );&quot;&quot;;&#10;                    INDEX([Bigrams_Weighted_2Way.$A$1:.$AC$29];MATCH([.U17];[Bigrams_Weighted_2Way.$A$30:.$AC$30];0);MATCH([.U18];[Bigrams_Weighted_2Way.$A$30:.$AC$30];0)))" office:value-type="float" office:value="0.167156721004795" calcext:value-type="float">
            <text:p>0.167</text:p>
          </table:table-cell>
          <table:table-cell table:style-name="ce236" table:formula="of:=IF(ISNA(     INDEX([Bigrams_Weighted_2Way.$A$1:.$AC$29];MATCH([.V17];[Bigrams_Weighted_2Way.$A$30:.$AC$30];0);MATCH([.V18];[Bigrams_Weighted_2Way.$A$30:.$AC$30];0))     );&quot;&quot;;&#10;                    INDEX([Bigrams_Weighted_2Way.$A$1:.$AC$29];MATCH([.V17];[Bigrams_Weighted_2Way.$A$30:.$AC$30];0);MATCH([.V18];[Bigrams_Weighted_2Way.$A$30:.$AC$30];0)))" office:value-type="float" office:value="0.12011288006361" calcext:value-type="float">
            <text:p>0.120</text:p>
          </table:table-cell>
          <table:table-cell table:style-name="ce236" table:formula="of:=IF(ISNA(     INDEX([Bigrams_Weighted_2Way.$A$1:.$AC$29];MATCH([.W17];[Bigrams_Weighted_2Way.$A$30:.$AC$30];0);MATCH([.W18];[Bigrams_Weighted_2Way.$A$30:.$AC$30];0))     );&quot;&quot;;&#10;                    INDEX([Bigrams_Weighted_2Way.$A$1:.$AC$29];MATCH([.W17];[Bigrams_Weighted_2Way.$A$30:.$AC$30];0);MATCH([.W18];[Bigrams_Weighted_2Way.$A$30:.$AC$30];0)))" office:value-type="float" office:value="0.0144958333847186" calcext:value-type="float">
            <text:p>0.014</text:p>
          </table:table-cell>
          <table:table-cell table:style-name="ce267" office:value-type="string" calcext:value-type="string">
            <text:p>v</text:p>
          </table:table-cell>
          <table:table-cell table:style-name="ce387" office:value-type="string" calcext:value-type="string">
            <text:p>Middle – Top</text:p>
          </table:table-cell>
          <table:table-cell table:number-columns-repeated="2"/>
          <table:table-cell table:style-name="ce742" office:value-type="string" calcext:value-type="string">
            <text:p>,</text:p>
          </table:table-cell>
          <table:table-cell table:style-name="ce201" table:formula="of:=[.AE$1]*[.AE31]+(1-[.AE$1])*[.AG31]" office:value-type="float" office:value="0" calcext:value-type="float">
            <text:p>0.00</text:p>
          </table:table-cell>
          <table:table-cell table:style-name="ce752"/>
          <table:table-cell table:style-name="ce307" office:value-type="float" office:value="0" calcext:value-type="float">
            <text:p>0.00</text:p>
          </table:table-cell>
          <table:table-cell table:style-name="ce752" office:value-type="float" office:value="14" calcext:value-type="float">
            <text:p>14</text:p>
          </table:table-cell>
          <table:table-cell table:style-name="ce307" office:value-type="float" office:value="0" calcext:value-type="float">
            <text:p>0.00</text:p>
          </table:table-cell>
          <table:table-cell table:style-name="ce752"/>
          <table:table-cell table:style-name="ce220" table:formula="of:=[.AE31]-[.AG31]" office:value-type="float" office:value="0" calcext:value-type="float">
            <text:p>0.00</text:p>
          </table:table-cell>
          <table:table-cell table:style-name="ce220"/>
          <table:table-cell table:style-name="ce229"/>
          <table:table-cell table:style-name="ce780"/>
          <table:table-cell table:number-columns-repeated="986"/>
        </table:table-row>
        <table:table-row table:style-name="ro1">
          <table:table-cell table:number-columns-repeated="9"/>
          <table:table-cell table:style-name="ce45" office:value-type="string" calcext:value-type="string">
            <text:p>^v</text:p>
          </table:table-cell>
          <table:table-cell table:style-name="ce244" table:formula="of:=IF(ISNA(     INDEX([Bigrams_Weighted_2Way.$A$1:.$AC$29];MATCH([.K17];[Bigrams_Weighted_2Way.$A$30:.$AC$30];0);MATCH([.K19];[Bigrams_Weighted_2Way.$A$30:.$AC$30];0))     );&quot;&quot;;&#10;                    INDEX([Bigrams_Weighted_2Way.$A$1:.$AC$29];MATCH([.K17];[Bigrams_Weighted_2Way.$A$30:.$AC$30];0);MATCH([.K19];[Bigrams_Weighted_2Way.$A$30:.$AC$30];0)))">
            <text:p/>
          </table:table-cell>
          <table:table-cell table:style-name="ce110" table:formula="of:=IF(ISNA(     INDEX([Bigrams_Weighted_2Way.$A$1:.$AC$29];MATCH([.L17];[Bigrams_Weighted_2Way.$A$30:.$AC$30];0);MATCH([.L19];[Bigrams_Weighted_2Way.$A$30:.$AC$30];0))     );&quot;&quot;;&#10;                    INDEX([Bigrams_Weighted_2Way.$A$1:.$AC$29];MATCH([.L17];[Bigrams_Weighted_2Way.$A$30:.$AC$30];0);MATCH([.L19];[Bigrams_Weighted_2Way.$A$30:.$AC$30];0)))" office:value-type="float" office:value="0.0027550254539222" calcext:value-type="float">
            <text:p>0.003</text:p>
          </table:table-cell>
          <table:table-cell table:style-name="ce110" table:formula="of:=IF(ISNA(     INDEX([Bigrams_Weighted_2Way.$A$1:.$AC$29];MATCH([.M17];[Bigrams_Weighted_2Way.$A$30:.$AC$30];0);MATCH([.M19];[Bigrams_Weighted_2Way.$A$30:.$AC$30];0))     );&quot;&quot;;&#10;                    INDEX([Bigrams_Weighted_2Way.$A$1:.$AC$29];MATCH([.M17];[Bigrams_Weighted_2Way.$A$30:.$AC$30];0);MATCH([.M19];[Bigrams_Weighted_2Way.$A$30:.$AC$30];0)))" office:value-type="float" office:value="0.00599823605349838" calcext:value-type="float">
            <text:p>0.006</text:p>
          </table:table-cell>
          <table:table-cell table:style-name="ce144" table:formula="of:=IF(ISNA(     INDEX([Bigrams_Weighted_2Way.$A$1:.$AC$29];MATCH([.N17];[Bigrams_Weighted_2Way.$A$30:.$AC$30];0);MATCH([.N19];[Bigrams_Weighted_2Way.$A$30:.$AC$30];0))     );&quot;&quot;;&#10;                    INDEX([Bigrams_Weighted_2Way.$A$1:.$AC$29];MATCH([.N17];[Bigrams_Weighted_2Way.$A$30:.$AC$30];0);MATCH([.N19];[Bigrams_Weighted_2Way.$A$30:.$AC$30];0)))" office:value-type="float" office:value="0.00115616788957536" calcext:value-type="float">
            <text:p>0.001</text:p>
          </table:table-cell>
          <table:table-cell table:style-name="ce236" table:formula="of:=IF(ISNA(     INDEX([Bigrams_Weighted_2Way.$A$1:.$AC$29];MATCH([.O17];[Bigrams_Weighted_2Way.$A$30:.$AC$30];0);MATCH([.O19];[Bigrams_Weighted_2Way.$A$30:.$AC$30];0))     );&quot;&quot;;&#10;                    INDEX([Bigrams_Weighted_2Way.$A$1:.$AC$29];MATCH([.O17];[Bigrams_Weighted_2Way.$A$30:.$AC$30];0);MATCH([.O19];[Bigrams_Weighted_2Way.$A$30:.$AC$30];0)))" office:value-type="float" office:value="0.000334191594359008" calcext:value-type="float">
            <text:p>0.000</text:p>
          </table:table-cell>
          <table:table-cell table:style-name="ce236" table:formula="of:=IF(ISNA(     INDEX([Bigrams_Weighted_2Way.$A$1:.$AC$29];MATCH([.N18];[Bigrams_Weighted_2Way.$A$30:.$AC$30];0);MATCH([.O18];[Bigrams_Weighted_2Way.$A$30:.$AC$30];0))     );&quot;&quot;;&#10;                    INDEX([Bigrams_Weighted_2Way.$A$1:.$AC$29];MATCH([.N18];[Bigrams_Weighted_2Way.$A$30:.$AC$30];0);MATCH([.O18];[Bigrams_Weighted_2Way.$A$30:.$AC$30];0)))" office:value-type="float" office:value="0.234135672560471" calcext:value-type="float">
            <text:p>0.234</text:p>
          </table:table-cell>
          <table:table-cell table:style-name="ce199" office:value-type="string" calcext:value-type="string">
            <text:p>– <text:s text:c="4"/>–</text:p>
          </table:table-cell>
          <table:table-cell table:style-name="ce236" table:formula="of:=IF(ISNA(     INDEX([Bigrams_Weighted_2Way.$A$1:.$AC$29];MATCH([.S18];[Bigrams_Weighted_2Way.$A$30:.$AC$30];0);MATCH([.T18];[Bigrams_Weighted_2Way.$A$30:.$AC$30];0))     );&quot;&quot;;&#10;                    INDEX([Bigrams_Weighted_2Way.$A$1:.$AC$29];MATCH([.S18];[Bigrams_Weighted_2Way.$A$30:.$AC$30];0);MATCH([.T18];[Bigrams_Weighted_2Way.$A$30:.$AC$30];0)))" office:value-type="float" office:value="0.168760969428378" calcext:value-type="float">
            <text:p>0.169</text:p>
          </table:table-cell>
          <table:table-cell table:style-name="ce236" table:formula="of:=IF(ISNA(     INDEX([Bigrams_Weighted_2Way.$A$1:.$AC$29];MATCH([.S17];[Bigrams_Weighted_2Way.$A$30:.$AC$30];0);MATCH([.S19];[Bigrams_Weighted_2Way.$A$30:.$AC$30];0))     );&quot;&quot;;&#10;                    INDEX([Bigrams_Weighted_2Way.$A$1:.$AC$29];MATCH([.S17];[Bigrams_Weighted_2Way.$A$30:.$AC$30];0);MATCH([.S19];[Bigrams_Weighted_2Way.$A$30:.$AC$30];0)))" office:value-type="float" office:value="0.000932810881224303" calcext:value-type="float">
            <text:p>0.001</text:p>
          </table:table-cell>
          <table:table-cell table:style-name="ce244" table:formula="of:=IF(ISNA(     INDEX([Bigrams_Weighted_2Way.$A$1:.$AC$29];MATCH([.T17];[Bigrams_Weighted_2Way.$A$30:.$AC$30];0);MATCH([.T19];[Bigrams_Weighted_2Way.$A$30:.$AC$30];0))     );&quot;&quot;;&#10;                    INDEX([Bigrams_Weighted_2Way.$A$1:.$AC$29];MATCH([.T17];[Bigrams_Weighted_2Way.$A$30:.$AC$30];0);MATCH([.T19];[Bigrams_Weighted_2Way.$A$30:.$AC$30];0)))" office:value-type="float" office:value="0.0193196134143651" calcext:value-type="float">
            <text:p>0.019</text:p>
          </table:table-cell>
          <table:table-cell table:style-name="ce110" table:formula="of:=IF(ISNA(     INDEX([Bigrams_Weighted_2Way.$A$1:.$AC$29];MATCH([.U17];[Bigrams_Weighted_2Way.$A$30:.$AC$30];0);MATCH([.U19];[Bigrams_Weighted_2Way.$A$30:.$AC$30];0))     );&quot;&quot;;&#10;                    INDEX([Bigrams_Weighted_2Way.$A$1:.$AC$29];MATCH([.U17];[Bigrams_Weighted_2Way.$A$30:.$AC$30];0);MATCH([.U19];[Bigrams_Weighted_2Way.$A$30:.$AC$30];0)))" office:value-type="float" office:value="0.0772487939171639" calcext:value-type="float">
            <text:p>0.077</text:p>
          </table:table-cell>
          <table:table-cell table:style-name="ce110" table:formula="of:=IF(ISNA(     INDEX([Bigrams_Weighted_2Way.$A$1:.$AC$29];MATCH([.V17];[Bigrams_Weighted_2Way.$A$30:.$AC$30];0);MATCH([.V19];[Bigrams_Weighted_2Way.$A$30:.$AC$30];0))     );&quot;&quot;;&#10;                    INDEX([Bigrams_Weighted_2Way.$A$1:.$AC$29];MATCH([.V17];[Bigrams_Weighted_2Way.$A$30:.$AC$30];0);MATCH([.V19];[Bigrams_Weighted_2Way.$A$30:.$AC$30];0)))" office:value-type="float" office:value="0.0127721520417374" calcext:value-type="float">
            <text:p>0.013</text:p>
          </table:table-cell>
          <table:table-cell table:style-name="ce144" table:formula="of:=IF(ISNA(     INDEX([Bigrams_Weighted_2Way.$A$1:.$AC$29];MATCH([.W17];[Bigrams_Weighted_2Way.$A$30:.$AC$30];0);MATCH([.W19];[Bigrams_Weighted_2Way.$A$30:.$AC$30];0))     );&quot;&quot;;&#10;                    INDEX([Bigrams_Weighted_2Way.$A$1:.$AC$29];MATCH([.W17];[Bigrams_Weighted_2Way.$A$30:.$AC$30];0);MATCH([.W19];[Bigrams_Weighted_2Way.$A$30:.$AC$30];0)))">
            <text:p/>
          </table:table-cell>
          <table:table-cell table:style-name="ce267" office:value-type="string" calcext:value-type="string">
            <text:p>^v</text:p>
          </table:table-cell>
          <table:table-cell table:style-name="ce387" office:value-type="string" calcext:value-type="string">
            <text:p>Top – Bottom</text:p>
          </table:table-cell>
          <table:table-cell table:number-columns-repeated="2"/>
          <table:table-cell table:style-name="ce742" office:value-type="string" calcext:value-type="string">
            <text:p>.</text:p>
          </table:table-cell>
          <table:table-cell table:style-name="ce201" table:formula="of:=[.AE$1]*[.AE32]+(1-[.AE$1])*[.AG32]" office:value-type="float" office:value="0" calcext:value-type="float">
            <text:p>0.00</text:p>
          </table:table-cell>
          <table:table-cell table:style-name="ce752"/>
          <table:table-cell table:style-name="ce307" office:value-type="float" office:value="0" calcext:value-type="float">
            <text:p>0.00</text:p>
          </table:table-cell>
          <table:table-cell table:style-name="ce752" office:value-type="float" office:value="12" calcext:value-type="float">
            <text:p>12</text:p>
          </table:table-cell>
          <table:table-cell table:style-name="ce307" office:value-type="float" office:value="0" calcext:value-type="float">
            <text:p>0.00</text:p>
          </table:table-cell>
          <table:table-cell table:style-name="ce752"/>
          <table:table-cell table:style-name="ce220" table:formula="of:=[.AE32]-[.AG32]" office:value-type="float" office:value="0" calcext:value-type="float">
            <text:p>0.00</text:p>
          </table:table-cell>
          <table:table-cell table:style-name="ce220"/>
          <table:table-cell table:style-name="ce229"/>
          <table:table-cell table:style-name="ce780"/>
          <table:table-cell table:number-columns-repeated="986"/>
        </table:table-row>
        <table:table-row table:style-name="ro1">
          <table:table-cell table:number-columns-repeated="9"/>
          <table:table-cell table:style-name="ce45" office:value-type="string" calcext:value-type="string">
            <text:p>^</text:p>
          </table:table-cell>
          <table:table-cell table:style-name="ce90" table:formula="of:=IF(ISNA(     INDEX([Bigrams_Weighted_2Way.$A$1:.$AC$29];MATCH([.K18];[Bigrams_Weighted_2Way.$A$30:.$AC$30];0);MATCH([.K19];[Bigrams_Weighted_2Way.$A$30:.$AC$30];0))     );&quot;&quot;;&#10;                    INDEX([Bigrams_Weighted_2Way.$A$1:.$AC$29];MATCH([.K18];[Bigrams_Weighted_2Way.$A$30:.$AC$30];0);MATCH([.K19];[Bigrams_Weighted_2Way.$A$30:.$AC$30];0)))">
            <text:p/>
          </table:table-cell>
          <table:table-cell table:style-name="ce90" table:formula="of:=IF(ISNA(     INDEX([Bigrams_Weighted_2Way.$A$1:.$AC$29];MATCH([.L18];[Bigrams_Weighted_2Way.$A$30:.$AC$30];0);MATCH([.L19];[Bigrams_Weighted_2Way.$A$30:.$AC$30];0))     );&quot;&quot;;&#10;                    INDEX([Bigrams_Weighted_2Way.$A$1:.$AC$29];MATCH([.L18];[Bigrams_Weighted_2Way.$A$30:.$AC$30];0);MATCH([.L19];[Bigrams_Weighted_2Way.$A$30:.$AC$30];0)))" office:value-type="float" office:value="0.00901986353820726" calcext:value-type="float">
            <text:p>0.009</text:p>
          </table:table-cell>
          <table:table-cell table:style-name="ce90" table:formula="of:=IF(ISNA(     INDEX([Bigrams_Weighted_2Way.$A$1:.$AC$29];MATCH([.M18];[Bigrams_Weighted_2Way.$A$30:.$AC$30];0);MATCH([.M19];[Bigrams_Weighted_2Way.$A$30:.$AC$30];0))     );&quot;&quot;;&#10;                    INDEX([Bigrams_Weighted_2Way.$A$1:.$AC$29];MATCH([.M18];[Bigrams_Weighted_2Way.$A$30:.$AC$30];0);MATCH([.M19];[Bigrams_Weighted_2Way.$A$30:.$AC$30];0)))" office:value-type="float" office:value="0.122550969371667" calcext:value-type="float">
            <text:p>0.123</text:p>
          </table:table-cell>
          <table:table-cell table:style-name="ce90" table:formula="of:=IF(ISNA(     INDEX([Bigrams_Weighted_2Way.$A$1:.$AC$29];MATCH([.N18];[Bigrams_Weighted_2Way.$A$30:.$AC$30];0);MATCH([.N19];[Bigrams_Weighted_2Way.$A$30:.$AC$30];0))     );&quot;&quot;;&#10;                    INDEX([Bigrams_Weighted_2Way.$A$1:.$AC$29];MATCH([.N18];[Bigrams_Weighted_2Way.$A$30:.$AC$30];0);MATCH([.N19];[Bigrams_Weighted_2Way.$A$30:.$AC$30];0)))" office:value-type="float" office:value="0.0321949154808078" calcext:value-type="float">
            <text:p>0.032</text:p>
          </table:table-cell>
          <table:table-cell table:style-name="ce90" table:formula="of:=IF(ISNA(     INDEX([Bigrams_Weighted_2Way.$A$1:.$AC$29];MATCH([.O18];[Bigrams_Weighted_2Way.$A$30:.$AC$30];0);MATCH([.O19];[Bigrams_Weighted_2Way.$A$30:.$AC$30];0))     );&quot;&quot;;&#10;                    INDEX([Bigrams_Weighted_2Way.$A$1:.$AC$29];MATCH([.O18];[Bigrams_Weighted_2Way.$A$30:.$AC$30];0);MATCH([.O19];[Bigrams_Weighted_2Way.$A$30:.$AC$30];0)))" office:value-type="float" office:value="0.000958691038363214" calcext:value-type="float">
            <text:p>0.001</text:p>
          </table:table-cell>
          <table:table-cell table:style-name="ce236" table:formula="of:=IF(ISNA(     INDEX([Bigrams_Weighted_2Way.$A$1:.$AC$29];MATCH([.N19];[Bigrams_Weighted_2Way.$A$30:.$AC$30];0);MATCH([.O19];[Bigrams_Weighted_2Way.$A$30:.$AC$30];0))     );&quot;&quot;;&#10;                    INDEX([Bigrams_Weighted_2Way.$A$1:.$AC$29];MATCH([.N19];[Bigrams_Weighted_2Way.$A$30:.$AC$30];0);MATCH([.O19];[Bigrams_Weighted_2Way.$A$30:.$AC$30];0)))" office:value-type="float" office:value="0.0045369040688738" calcext:value-type="float">
            <text:p>0.005</text:p>
          </table:table-cell>
          <table:table-cell table:style-name="ce199" office:value-type="string" calcext:value-type="string">
            <text:p>– <text:s text:c="4"/>–</text:p>
          </table:table-cell>
          <table:table-cell table:style-name="ce236" table:formula="of:=IF(ISNA(     INDEX([Bigrams_Weighted_2Way.$A$1:.$AC$29];MATCH([.S19];[Bigrams_Weighted_2Way.$A$30:.$AC$30];0);MATCH([.T19];[Bigrams_Weighted_2Way.$A$30:.$AC$30];0))     );&quot;&quot;;&#10;                    INDEX([Bigrams_Weighted_2Way.$A$1:.$AC$29];MATCH([.S19];[Bigrams_Weighted_2Way.$A$30:.$AC$30];0);MATCH([.T19];[Bigrams_Weighted_2Way.$A$30:.$AC$30];0)))" office:value-type="float" office:value="0.00228589300990008" calcext:value-type="float">
            <text:p>0.002</text:p>
          </table:table-cell>
          <table:table-cell table:style-name="ce236" table:formula="of:=IF(ISNA(     INDEX([Bigrams_Weighted_2Way.$A$1:.$AC$29];MATCH([.S18];[Bigrams_Weighted_2Way.$A$30:.$AC$30];0);MATCH([.S19];[Bigrams_Weighted_2Way.$A$30:.$AC$30];0))     );&quot;&quot;;&#10;                    INDEX([Bigrams_Weighted_2Way.$A$1:.$AC$29];MATCH([.S18];[Bigrams_Weighted_2Way.$A$30:.$AC$30];0);MATCH([.S19];[Bigrams_Weighted_2Way.$A$30:.$AC$30];0)))" office:value-type="float" office:value="0.00111003369641468" calcext:value-type="float">
            <text:p>0.001</text:p>
          </table:table-cell>
          <table:table-cell table:style-name="ce236" table:formula="of:=IF(ISNA(     INDEX([Bigrams_Weighted_2Way.$A$1:.$AC$29];MATCH([.T18];[Bigrams_Weighted_2Way.$A$30:.$AC$30];0);MATCH([.T19];[Bigrams_Weighted_2Way.$A$30:.$AC$30];0))     );&quot;&quot;;&#10;                    INDEX([Bigrams_Weighted_2Way.$A$1:.$AC$29];MATCH([.T18];[Bigrams_Weighted_2Way.$A$30:.$AC$30];0);MATCH([.T19];[Bigrams_Weighted_2Way.$A$30:.$AC$30];0)))" office:value-type="float" office:value="0.121834251726342" calcext:value-type="float">
            <text:p>0.122</text:p>
          </table:table-cell>
          <table:table-cell table:style-name="ce236" table:formula="of:=IF(ISNA(     INDEX([Bigrams_Weighted_2Way.$A$1:.$AC$29];MATCH([.U18];[Bigrams_Weighted_2Way.$A$30:.$AC$30];0);MATCH([.U19];[Bigrams_Weighted_2Way.$A$30:.$AC$30];0))     );&quot;&quot;;&#10;                    INDEX([Bigrams_Weighted_2Way.$A$1:.$AC$29];MATCH([.U18];[Bigrams_Weighted_2Way.$A$30:.$AC$30];0);MATCH([.U19];[Bigrams_Weighted_2Way.$A$30:.$AC$30];0)))" office:value-type="float" office:value="0.195084068382306" calcext:value-type="float">
            <text:p>0.195</text:p>
          </table:table-cell>
          <table:table-cell table:style-name="ce236" table:formula="of:=IF(ISNA(     INDEX([Bigrams_Weighted_2Way.$A$1:.$AC$29];MATCH([.V18];[Bigrams_Weighted_2Way.$A$30:.$AC$30];0);MATCH([.V19];[Bigrams_Weighted_2Way.$A$30:.$AC$30];0))     );&quot;&quot;;&#10;                    INDEX([Bigrams_Weighted_2Way.$A$1:.$AC$29];MATCH([.V18];[Bigrams_Weighted_2Way.$A$30:.$AC$30];0);MATCH([.V19];[Bigrams_Weighted_2Way.$A$30:.$AC$30];0)))" office:value-type="float" office:value="0.0759561460962326" calcext:value-type="float">
            <text:p>0.076</text:p>
          </table:table-cell>
          <table:table-cell table:style-name="ce236" table:formula="of:=IF(ISNA(     INDEX([Bigrams_Weighted_2Way.$A$1:.$AC$29];MATCH([.W18];[Bigrams_Weighted_2Way.$A$30:.$AC$30];0);MATCH([.W19];[Bigrams_Weighted_2Way.$A$30:.$AC$30];0))     );&quot;&quot;;&#10;                    INDEX([Bigrams_Weighted_2Way.$A$1:.$AC$29];MATCH([.W18];[Bigrams_Weighted_2Way.$A$30:.$AC$30];0);MATCH([.W19];[Bigrams_Weighted_2Way.$A$30:.$AC$30];0)))">
            <text:p/>
          </table:table-cell>
          <table:table-cell table:style-name="ce267" office:value-type="string" calcext:value-type="string">
            <text:p>^</text:p>
          </table:table-cell>
          <table:table-cell table:style-name="ce387" office:value-type="string" calcext:value-type="string">
            <text:p>Middle – Bottom</text:p>
          </table:table-cell>
          <table:table-cell table:number-columns-repeated="2"/>
          <table:table-cell table:style-name="ce742" office:value-type="string" calcext:value-type="string">
            <text:p>'</text:p>
          </table:table-cell>
          <table:table-cell table:style-name="ce201" table:formula="of:=[.AE$1]*[.AE33]+(1-[.AE$1])*[.AG33]" office:value-type="float" office:value="0" calcext:value-type="float">
            <text:p>0.00</text:p>
          </table:table-cell>
          <table:table-cell table:style-name="ce752"/>
          <table:table-cell table:style-name="ce307" office:value-type="float" office:value="0" calcext:value-type="float">
            <text:p>0.00</text:p>
          </table:table-cell>
          <table:table-cell table:style-name="ce752" office:value-type="float" office:value="15" calcext:value-type="float">
            <text:p>15</text:p>
          </table:table-cell>
          <table:table-cell table:style-name="ce307" office:value-type="float" office:value="0" calcext:value-type="float">
            <text:p>0.00</text:p>
          </table:table-cell>
          <table:table-cell table:style-name="ce752"/>
          <table:table-cell table:style-name="ce220" table:formula="of:=[.AE33]-[.AG33]" office:value-type="float" office:value="0" calcext:value-type="float">
            <text:p>0.00</text:p>
          </table:table-cell>
          <table:table-cell table:style-name="ce220"/>
          <table:table-cell table:style-name="ce229"/>
          <table:table-cell table:style-name="ce780"/>
          <table:table-cell table:number-columns-repeated="986"/>
        </table:table-row>
        <table:table-row table:style-name="ro1">
          <table:table-cell table:number-columns-repeated="9"/>
          <table:table-cell table:style-name="ce44"/>
          <table:table-cell table:style-name="ce92" office:value-type="string" calcext:value-type="string">
            <text:p>|</text:p>
          </table:table-cell>
          <table:table-cell table:style-name="ce111" office:value-type="string" calcext:value-type="string">
            <text:p>|</text:p>
          </table:table-cell>
          <table:table-cell table:style-name="ce130" office:value-type="string" calcext:value-type="string">
            <text:p>|</text:p>
          </table:table-cell>
          <table:table-cell table:style-name="ce146" office:value-type="string" calcext:value-type="string">
            <text:p>|</text:p>
          </table:table-cell>
          <table:table-cell table:style-name="ce167" office:value-type="string" calcext:value-type="string">
            <text:p>|</text:p>
          </table:table-cell>
          <table:table-cell table:style-name="ce236" table:formula="of:=IF(ISNA(     INDEX([Bigrams_Weighted_2Way.$A$1:.$AC$29];MATCH([.N18];[Bigrams_Weighted_2Way.$A$30:.$AC$30];0);MATCH([.O19];[Bigrams_Weighted_2Way.$A$30:.$AC$30];0))     );&quot;&quot;;&#10;                    INDEX([Bigrams_Weighted_2Way.$A$1:.$AC$29];MATCH([.N18];[Bigrams_Weighted_2Way.$A$30:.$AC$30];0);MATCH([.O19];[Bigrams_Weighted_2Way.$A$30:.$AC$30];0)))" office:value-type="float" office:value="0.00216605663010468" calcext:value-type="float">
            <text:p>0.002</text:p>
          </table:table-cell>
          <table:table-cell table:style-name="ce199" office:value-type="string" calcext:value-type="string">
            <text:p>\ <text:s text:c="5"/>/</text:p>
          </table:table-cell>
          <table:table-cell table:style-name="ce236" table:formula="of:=IF(ISNA(     INDEX([Bigrams_Weighted_2Way.$A$1:.$AC$29];MATCH([.S19];[Bigrams_Weighted_2Way.$A$30:.$AC$30];0);MATCH([.T18];[Bigrams_Weighted_2Way.$A$30:.$AC$30];0))     );&quot;&quot;;&#10;                    INDEX([Bigrams_Weighted_2Way.$A$1:.$AC$29];MATCH([.S19];[Bigrams_Weighted_2Way.$A$30:.$AC$30];0);MATCH([.T18];[Bigrams_Weighted_2Way.$A$30:.$AC$30];0)))" office:value-type="float" office:value="0.0345291931323155" calcext:value-type="float">
            <text:p>0.035</text:p>
          </table:table-cell>
          <table:table-cell table:number-columns-repeated="5" table:style-name="ce235" office:value-type="string" calcext:value-type="string">
            <text:p>|</text:p>
          </table:table-cell>
          <table:table-cell table:style-name="ce266"/>
          <table:table-cell table:number-columns-repeated="3"/>
          <table:table-cell table:style-name="ce741" office:value-type="string" calcext:value-type="string">
            <text:p>Å</text:p>
          </table:table-cell>
          <table:table-cell table:style-name="ce201" table:formula="of:=[.AE$1]*[.AE34]+(1-[.AE$1])*[.AG34]" office:value-type="float" office:value="0" calcext:value-type="float">
            <text:p>0.00</text:p>
          </table:table-cell>
          <table:table-cell table:style-name="ce751"/>
          <table:table-cell table:style-name="ce307" office:value-type="float" office:value="0" calcext:value-type="float">
            <text:p>0.00</text:p>
          </table:table-cell>
          <table:table-cell table:style-name="ce750" office:value-type="float" office:value="9" calcext:value-type="float">
            <text:p>9</text:p>
          </table:table-cell>
          <table:table-cell table:style-name="ce307" office:value-type="float" office:value="0" calcext:value-type="float">
            <text:p>0.00</text:p>
          </table:table-cell>
          <table:table-cell table:style-name="ce751"/>
          <table:table-cell table:style-name="ce220" table:formula="of:=[.AE34]-[.AG34]" office:value-type="float" office:value="0" calcext:value-type="float">
            <text:p>0.00</text:p>
          </table:table-cell>
          <table:table-cell table:style-name="ce220"/>
          <table:table-cell table:style-name="ce228" office:value-type="float" office:value="0" calcext:value-type="float">
            <text:p>0.00</text:p>
          </table:table-cell>
          <table:table-cell table:style-name="ce231" office:value-type="float" office:value="0" calcext:value-type="float">
            <text:p>0.00</text:p>
          </table:table-cell>
          <table:table-cell table:number-columns-repeated="986"/>
        </table:table-row>
        <table:table-row table:style-name="ro1">
          <table:table-cell table:number-columns-repeated="9"/>
          <table:table-cell table:style-name="ce516"/>
          <table:table-cell table:style-name="ce546" table:formula="of:=SUM([.K30:.K34])" office:value-type="float" office:value="0.00671524216130549" calcext:value-type="float">
            <text:p>0.01</text:p>
          </table:table-cell>
          <table:table-cell table:style-name="ce546" table:formula="of:=SUM([.L30:.L34])" office:value-type="float" office:value="0.121470966019399" calcext:value-type="float">
            <text:p>0.12</text:p>
          </table:table-cell>
          <table:table-cell table:style-name="ce546" table:formula="of:=SUM([.M30:.M34])" office:value-type="float" office:value="0.349298896686143" calcext:value-type="float">
            <text:p>0.35</text:p>
          </table:table-cell>
          <table:table-cell table:style-name="ce546" table:formula="of:=SUM([.N30:.N34])" office:value-type="float" office:value="0.274075214893072" calcext:value-type="float">
            <text:p>0.27</text:p>
          </table:table-cell>
          <table:table-cell table:style-name="ce546" table:formula="of:=SUM([.O30:.O34])" office:value-type="float" office:value="0.00360489407724277" calcext:value-type="float">
            <text:p>0.00</text:p>
          </table:table-cell>
          <table:table-cell table:style-name="ce546" table:formula="of:=SUM([.P30:.P34])" office:value-type="float" office:value="0.389055881110429" calcext:value-type="float">
            <text:p>0.39</text:p>
          </table:table-cell>
          <table:table-cell table:style-name="ce546"/>
          <table:table-cell table:style-name="ce546" table:formula="of:=SUM([.R30:.R34])" office:value-type="float" office:value="0.621455517771026" calcext:value-type="float">
            <text:p>0.62</text:p>
          </table:table-cell>
          <table:table-cell table:style-name="ce546" table:formula="of:=SUM([.S30:.S34])" office:value-type="float" office:value="0.00469692418608256" calcext:value-type="float">
            <text:p>0.00</text:p>
          </table:table-cell>
          <table:table-cell table:style-name="ce546" table:formula="of:=SUM([.T30:.T34])" office:value-type="float" office:value="0.159233785901517" calcext:value-type="float">
            <text:p>0.16</text:p>
          </table:table-cell>
          <table:table-cell table:style-name="ce546" table:formula="of:=SUM([.U30:.U34])" office:value-type="float" office:value="0.439489583304265" calcext:value-type="float">
            <text:p>0.44</text:p>
          </table:table-cell>
          <table:table-cell table:style-name="ce546" table:formula="of:=SUM([.V30:.V34])" office:value-type="float" office:value="0.20884117820158" calcext:value-type="float">
            <text:p>0.21</text:p>
          </table:table-cell>
          <table:table-cell table:style-name="ce546" table:formula="of:=SUM([.W30:.W34])" office:value-type="float" office:value="0.0144958333847186" calcext:value-type="float">
            <text:p>0.01</text:p>
          </table:table-cell>
          <table:table-cell table:style-name="ce700"/>
          <table:table-cell table:number-columns-repeated="3"/>
          <table:table-cell table:style-name="ce743" office:value-type="string" calcext:value-type="string">
            <text:p><text:s/></text:p>
          </table:table-cell>
          <table:table-cell table:style-name="ce203" table:formula="of:=[.AE$1]*[.AE35]+(1-[.AE$1])*[.AG35]" office:value-type="float" office:value="0" calcext:value-type="float">
            <text:p>0.00</text:p>
          </table:table-cell>
          <table:table-cell table:style-name="ce753"/>
          <table:table-cell table:style-name="ce308"/>
          <table:table-cell table:style-name="ce753"/>
          <table:table-cell table:style-name="ce308"/>
          <table:table-cell table:style-name="ce753"/>
          <table:table-cell table:style-name="ce224" table:formula="of:=[.AE35]-[.AG35]" office:value-type="float" office:value="0" calcext:value-type="float">
            <text:p>0.00</text:p>
          </table:table-cell>
          <table:table-cell table:style-name="ce225"/>
          <table:table-cell table:style-name="ce230"/>
          <table:table-cell table:style-name="ce781"/>
          <table:table-cell table:number-columns-repeated="986"/>
        </table:table-row>
        <table:table-row table:style-name="ro1" table:number-rows-repeated="2">
          <table:table-cell table:number-columns-repeated="27"/>
          <table:table-cell table:style-name="ce393" table:number-columns-repeated="4"/>
          <table:table-cell table:style-name="ce440"/>
          <table:table-cell table:style-name="ce442"/>
          <table:table-cell table:style-name="ce445"/>
          <table:table-cell table:number-columns-repeated="990"/>
        </table:table-row>
        <table:table-row table:style-name="ro1">
          <table:table-cell table:style-name="ce53"/>
          <table:table-cell table:style-name="ce57" table:number-columns-repeated="3"/>
          <table:table-cell table:style-name="ce61" office:value-type="string" calcext:value-type="string">
            <text:p>Bigrams – The third row design help</text:p>
          </table:table-cell>
          <table:table-cell table:style-name="ce61" table:number-columns-repeated="3"/>
          <table:table-cell table:style-name="ce63"/>
          <table:table-cell table:style-name="ce80"/>
          <table:table-cell table:style-name="ce100"/>
          <table:table-cell table:style-name="ce107" table:number-columns-repeated="5"/>
          <table:table-cell table:style-name="ce141" office:value-type="string" calcext:value-type="string">
            <text:p>Bigrams – The second row design help</text:p>
          </table:table-cell>
          <table:table-cell table:style-name="ce107" table:number-columns-repeated="5"/>
          <table:table-cell table:style-name="ce164"/>
          <table:table-cell table:style-name="ce53"/>
          <table:table-cell table:style-name="ce57" table:number-columns-repeated="3"/>
          <table:table-cell table:style-name="ce61"/>
          <table:table-cell table:style-name="ce61" office:value-type="string" calcext:value-type="string">
            <text:p>Bigrams – The third row design help</text:p>
          </table:table-cell>
          <table:table-cell table:style-name="ce61" table:number-columns-repeated="2"/>
          <table:table-cell table:style-name="ce63"/>
          <table:table-cell table:style-name="ce80"/>
          <table:table-cell table:style-name="ce445"/>
          <table:table-cell table:number-columns-repeated="990"/>
        </table:table-row>
        <table:table-row table:style-name="ro1">
          <table:table-cell table:style-name="ce54" table:formula="of:=[.O49]" office:value-type="string" office:string-value="Z" calcext:value-type="string">
            <text:p>Z</text:p>
          </table:table-cell>
          <table:table-cell table:style-name="ce58" table:formula="of:=[.O48]" office:value-type="string" office:string-value="Q" calcext:value-type="string">
            <text:p>Q</text:p>
          </table:table-cell>
          <table:table-cell table:style-name="ce58" table:formula="of:=[.O47]" office:value-type="string" office:string-value="X" calcext:value-type="string">
            <text:p>X</text:p>
          </table:table-cell>
          <table:table-cell table:style-name="ce58" table:formula="of:=[.O46]" office:value-type="string" office:string-value="W" calcext:value-type="string">
            <text:p>W</text:p>
          </table:table-cell>
          <table:table-cell table:style-name="ce58" table:formula="of:=[.O45]" office:value-type="string" office:string-value="G" calcext:value-type="string">
            <text:p>G</text:p>
          </table:table-cell>
          <table:table-cell table:style-name="ce58" table:formula="of:=[.O44]" office:value-type="string" office:string-value="F" calcext:value-type="string">
            <text:p>F</text:p>
          </table:table-cell>
          <table:table-cell table:style-name="ce58" table:formula="of:=[.O43]" office:value-type="string" office:string-value="Ö" calcext:value-type="string">
            <text:p>Ö</text:p>
          </table:table-cell>
          <table:table-cell table:style-name="ce58" table:formula="of:=[.O42]" office:value-type="string" office:string-value="Y" calcext:value-type="string">
            <text:p>Y</text:p>
          </table:table-cell>
          <table:table-cell table:style-name="ce58" table:formula="of:=[.O41]" office:value-type="string" office:string-value="Ä" calcext:value-type="string">
            <text:p>Ä</text:p>
          </table:table-cell>
          <table:table-cell table:style-name="ce81" table:formula="of:=[.O40]" office:value-type="string" office:string-value="U" calcext:value-type="string">
            <text:p>U</text:p>
          </table:table-cell>
          <table:table-cell table:style-name="ce54" table:formula="of:=[.K18]" office:value-type="string" office:string-value="I" calcext:value-type="string">
            <text:p>I</text:p>
          </table:table-cell>
          <table:table-cell table:style-name="ce58" table:formula="of:=[.L18]" office:value-type="string" office:string-value="O" calcext:value-type="string">
            <text:p>O</text:p>
          </table:table-cell>
          <table:table-cell table:style-name="ce58" table:formula="of:=[.M18]" office:value-type="string" office:string-value="E" calcext:value-type="string">
            <text:p>E</text:p>
          </table:table-cell>
          <table:table-cell table:style-name="ce58" table:formula="of:=[.N18]" office:value-type="string" office:string-value="A" calcext:value-type="string">
            <text:p>A</text:p>
          </table:table-cell>
          <table:table-cell table:style-name="ce123" office:value-type="string" calcext:value-type="string">
            <text:p>/</text:p>
          </table:table-cell>
          <table:table-cell table:style-name="ce582" table:number-columns-repeated="3"/>
          <table:table-cell table:style-name="ce123" office:value-type="string" calcext:value-type="string">
            <text:p>\</text:p>
          </table:table-cell>
          <table:table-cell table:style-name="ce58" table:formula="of:=[.T18]" office:value-type="string" office:string-value="L" calcext:value-type="string">
            <text:p>L</text:p>
          </table:table-cell>
          <table:table-cell table:style-name="ce58" table:formula="of:=[.U18]" office:value-type="string" office:string-value="N" calcext:value-type="string">
            <text:p>N</text:p>
          </table:table-cell>
          <table:table-cell table:style-name="ce58" table:formula="of:=[.V18]" office:value-type="string" office:string-value="S" calcext:value-type="string">
            <text:p>S</text:p>
          </table:table-cell>
          <table:table-cell table:style-name="ce81" table:formula="of:=[.W18]" office:value-type="string" office:string-value="T" calcext:value-type="string">
            <text:p>T</text:p>
          </table:table-cell>
          <table:table-cell table:style-name="ce54" table:formula="of:=[.S40]" office:value-type="string" office:string-value="K" calcext:value-type="string">
            <text:p>K</text:p>
          </table:table-cell>
          <table:table-cell table:style-name="ce58" table:formula="of:=[.S41]" office:value-type="string" office:string-value="M" calcext:value-type="string">
            <text:p>M</text:p>
          </table:table-cell>
          <table:table-cell table:style-name="ce58" table:formula="of:=[.S42]" office:value-type="string" office:string-value="V" calcext:value-type="string">
            <text:p>V</text:p>
          </table:table-cell>
          <table:table-cell table:style-name="ce58" table:formula="of:=[.S43]" office:value-type="string" office:string-value="R" calcext:value-type="string">
            <text:p>R</text:p>
          </table:table-cell>
          <table:table-cell table:style-name="ce58" table:formula="of:=[.S44]" office:value-type="string" office:string-value="J" calcext:value-type="string">
            <text:p>J</text:p>
          </table:table-cell>
          <table:table-cell table:style-name="ce58" table:formula="of:=[.S45]" office:value-type="string" office:string-value="H" calcext:value-type="string">
            <text:p>H</text:p>
          </table:table-cell>
          <table:table-cell table:style-name="ce58" table:formula="of:=[.S46]" office:value-type="string" office:string-value="P" calcext:value-type="string">
            <text:p>P</text:p>
          </table:table-cell>
          <table:table-cell table:style-name="ce58" table:formula="of:=[.S47]" office:value-type="string" office:string-value="D" calcext:value-type="string">
            <text:p>D</text:p>
          </table:table-cell>
          <table:table-cell table:style-name="ce58" table:formula="of:=[.S48]" office:value-type="string" office:string-value="C" calcext:value-type="string">
            <text:p>C</text:p>
          </table:table-cell>
          <table:table-cell table:style-name="ce81" table:formula="of:=[.S49]" office:value-type="string" office:string-value="B" calcext:value-type="string">
            <text:p>B</text:p>
          </table:table-cell>
          <table:table-cell table:style-name="Default"/>
          <table:table-cell table:number-columns-repeated="990"/>
        </table:table-row>
        <table:table-row table:style-name="ro1">
          <table:table-cell table:style-name="ce7" table:formula="of:=INDEX([Bigrams_Weighted_2Way.$A$1:.$AC$29];MATCH([.A$39];[Bigrams_Weighted_2Way.$A$30:.$AC$30];0);MATCH([.$O40];[Bigrams_Weighted_2Way.$A$30:.$AC$30];0))" office:value-type="float" office:value="0.00439954065646662" calcext:value-type="float">
            <text:p>0.004</text:p>
          </table:table-cell>
          <table:table-cell table:style-name="ce15" table:formula="of:=INDEX([Bigrams_Weighted_2Way.$A$1:.$AC$29];MATCH([.B$39];[Bigrams_Weighted_2Way.$A$30:.$AC$30];0);MATCH([.$O40];[Bigrams_Weighted_2Way.$A$30:.$AC$30];0))" office:value-type="float" office:value="0.0790280644424014" calcext:value-type="float">
            <text:p>0.079</text:p>
          </table:table-cell>
          <table:table-cell table:style-name="ce15" table:formula="of:=INDEX([Bigrams_Weighted_2Way.$A$1:.$AC$29];MATCH([.C$39];[Bigrams_Weighted_2Way.$A$30:.$AC$30];0);MATCH([.$O40];[Bigrams_Weighted_2Way.$A$30:.$AC$30];0))" office:value-type="float" office:value="0.00599823605349838" calcext:value-type="float">
            <text:p>0.006</text:p>
          </table:table-cell>
          <table:table-cell table:style-name="ce15" table:formula="of:=INDEX([Bigrams_Weighted_2Way.$A$1:.$AC$29];MATCH([.D$39];[Bigrams_Weighted_2Way.$A$30:.$AC$30];0);MATCH([.$O40];[Bigrams_Weighted_2Way.$A$30:.$AC$30];0))" office:value-type="float" office:value="0.0013129745014289" calcext:value-type="float">
            <text:p>0.001</text:p>
          </table:table-cell>
          <table:table-cell table:style-name="ce15" table:formula="of:=INDEX([Bigrams_Weighted_2Way.$A$1:.$AC$29];MATCH([.E$39];[Bigrams_Weighted_2Way.$A$30:.$AC$30];0);MATCH([.$O40];[Bigrams_Weighted_2Way.$A$30:.$AC$30];0))" office:value-type="float" office:value="0.121946353359834" calcext:value-type="float">
            <text:p>0.122</text:p>
          </table:table-cell>
          <table:table-cell table:style-name="ce15" table:formula="of:=INDEX([Bigrams_Weighted_2Way.$A$1:.$AC$29];MATCH([.F$39];[Bigrams_Weighted_2Way.$A$30:.$AC$30];0);MATCH([.$O40];[Bigrams_Weighted_2Way.$A$30:.$AC$30];0))" office:value-type="float" office:value="0.0638997127707638" calcext:value-type="float">
            <text:p>0.064</text:p>
          </table:table-cell>
          <table:table-cell table:style-name="ce15" table:formula="of:=INDEX([Bigrams_Weighted_2Way.$A$1:.$AC$29];MATCH([.G$39];[Bigrams_Weighted_2Way.$A$30:.$AC$30];0);MATCH([.$O40];[Bigrams_Weighted_2Way.$A$30:.$AC$30];0))" office:value-type="float" office:value="0.00023629708692051" calcext:value-type="float">
            <text:p>0.000</text:p>
          </table:table-cell>
          <table:table-cell table:style-name="ce15" table:formula="of:=INDEX([Bigrams_Weighted_2Way.$A$1:.$AC$29];MATCH([.H$39];[Bigrams_Weighted_2Way.$A$30:.$AC$30];0);MATCH([.$O40];[Bigrams_Weighted_2Way.$A$30:.$AC$30];0))" office:value-type="float" office:value="0.0076561778365575" calcext:value-type="float">
            <text:p>0.008</text:p>
          </table:table-cell>
          <table:table-cell table:style-name="ce15" table:formula="of:=INDEX([Bigrams_Weighted_2Way.$A$1:.$AC$29];MATCH([.I$39];[Bigrams_Weighted_2Way.$A$30:.$AC$30];0);MATCH([.$O40];[Bigrams_Weighted_2Way.$A$30:.$AC$30];0))" office:value-type="float" office:value="0.00635639163816173" calcext:value-type="float">
            <text:p>0.006</text:p>
          </table:table-cell>
          <table:table-cell table:style-name="ce64"/>
          <table:table-cell table:style-name="ce7" table:formula="of:=INDEX([Bigrams_Weighted_2Way.$A$1:.$AC$29];MATCH([.K$39];[Bigrams_Weighted_2Way.$A$30:.$AC$30];0);MATCH([.$O40];[Bigrams_Weighted_2Way.$A$30:.$AC$30];0))" office:value-type="float" office:value="0.20969677934722" calcext:value-type="float">
            <text:p>0.210</text:p>
          </table:table-cell>
          <table:table-cell table:style-name="ce15" table:formula="of:=INDEX([Bigrams_Weighted_2Way.$A$1:.$AC$29];MATCH([.L$39];[Bigrams_Weighted_2Way.$A$30:.$AC$30];0);MATCH([.$O40];[Bigrams_Weighted_2Way.$A$30:.$AC$30];0))" office:value-type="float" office:value="0.82825789351544" calcext:value-type="float">
            <text:p>0.828</text:p>
          </table:table-cell>
          <table:table-cell table:style-name="ce113" table:formula="of:=INDEX([Bigrams_Weighted_2Way.$A$1:.$AC$29];MATCH([.M$39];[Bigrams_Weighted_2Way.$A$30:.$AC$30];0);MATCH([.$O40];[Bigrams_Weighted_2Way.$A$30:.$AC$30];0))" office:value-type="float" office:value="0.220749691260978" calcext:value-type="float">
            <text:p>0.221</text:p>
          </table:table-cell>
          <table:table-cell table:style-name="ce15" table:formula="of:=INDEX([Bigrams_Weighted_2Way.$A$1:.$AC$29];MATCH([.N$39];[Bigrams_Weighted_2Way.$A$30:.$AC$30];0);MATCH([.$O40];[Bigrams_Weighted_2Way.$A$30:.$AC$30];0))" office:value-type="float" office:value="0.352225281006746" calcext:value-type="float">
            <text:p>0.352</text:p>
          </table:table-cell>
          <table:table-cell table:style-name="ce578" office:value-type="string" calcext:value-type="string">
            <text:p>U</text:p>
          </table:table-cell>
          <table:table-cell table:style-name="ce583" table:formula="of:=VLOOKUP([.O40];[.$AB$3:.$AC$35];2;FALSE())" office:value-type="float" office:value="3.94" calcext:value-type="float">
            <text:p>3.94</text:p>
          </table:table-cell>
          <table:table-cell table:style-name="ce618"/>
          <table:table-cell table:style-name="ce151" table:formula="of:=VLOOKUP([.S40];[.$AB$3:.$AC$35];2;FALSE())" office:value-type="float" office:value="2.98" calcext:value-type="float">
            <text:p>2.98</text:p>
          </table:table-cell>
          <table:table-cell table:style-name="ce659" office:value-type="string" calcext:value-type="string">
            <text:p>K</text:p>
          </table:table-cell>
          <table:table-cell table:style-name="ce15" table:formula="of:=INDEX([Bigrams_Weighted_2Way.$A$1:.$AC$29];MATCH([.T$39];[Bigrams_Weighted_2Way.$A$30:.$AC$30];0);MATCH([.$S40];[Bigrams_Weighted_2Way.$A$30:.$AC$30];0))" office:value-type="float" office:value="0.121834251726342" calcext:value-type="float">
            <text:p>0.122</text:p>
          </table:table-cell>
          <table:table-cell table:style-name="ce15" table:formula="of:=INDEX([Bigrams_Weighted_2Way.$A$1:.$AC$29];MATCH([.U$39];[Bigrams_Weighted_2Way.$A$30:.$AC$30];0);MATCH([.$S40];[Bigrams_Weighted_2Way.$A$30:.$AC$30];0))" office:value-type="float" office:value="0.456307290948867" calcext:value-type="float">
            <text:p>0.456</text:p>
          </table:table-cell>
          <table:table-cell table:style-name="ce15" table:formula="of:=INDEX([Bigrams_Weighted_2Way.$A$1:.$AC$29];MATCH([.V$39];[Bigrams_Weighted_2Way.$A$30:.$AC$30];0);MATCH([.$S40];[Bigrams_Weighted_2Way.$A$30:.$AC$30];0))" office:value-type="float" office:value="0.487060575815942" calcext:value-type="float">
            <text:p>0.487</text:p>
          </table:table-cell>
          <table:table-cell table:style-name="ce64" table:formula="of:=INDEX([Bigrams_Weighted_2Way.$A$1:.$AC$29];MATCH([.W$39];[Bigrams_Weighted_2Way.$A$30:.$AC$30];0);MATCH([.$S40];[Bigrams_Weighted_2Way.$A$30:.$AC$30];0))" office:value-type="float" office:value="0.122943524321092" calcext:value-type="float">
            <text:p>0.123</text:p>
          </table:table-cell>
          <table:table-cell table:style-name="ce269"/>
          <table:table-cell table:style-name="ce274" table:formula="of:=INDEX([Bigrams_Weighted_2Way.$A$1:.$AC$29];MATCH([.Y$39];[Bigrams_Weighted_2Way.$A$30:.$AC$30];0);MATCH([.$S40];[Bigrams_Weighted_2Way.$A$30:.$AC$30];0))" office:value-type="float" office:value="0.0131158518257934" calcext:value-type="float">
            <text:p>0.013</text:p>
          </table:table-cell>
          <table:table-cell table:style-name="ce274" table:formula="of:=INDEX([Bigrams_Weighted_2Way.$A$1:.$AC$29];MATCH([.Z$39];[Bigrams_Weighted_2Way.$A$30:.$AC$30];0);MATCH([.$S40];[Bigrams_Weighted_2Way.$A$30:.$AC$30];0))" office:value-type="float" office:value="0.00366260484726791" calcext:value-type="float">
            <text:p>0.004</text:p>
          </table:table-cell>
          <table:table-cell table:style-name="ce274" table:formula="of:=INDEX([Bigrams_Weighted_2Way.$A$1:.$AC$29];MATCH([.AA$39];[Bigrams_Weighted_2Way.$A$30:.$AC$30];0);MATCH([.$S40];[Bigrams_Weighted_2Way.$A$30:.$AC$30];0))" office:value-type="float" office:value="0.176138760670839" calcext:value-type="float">
            <text:p>0.176</text:p>
          </table:table-cell>
          <table:table-cell table:style-name="ce274" table:formula="of:=INDEX([Bigrams_Weighted_2Way.$A$1:.$AC$29];MATCH([.AB$39];[Bigrams_Weighted_2Way.$A$30:.$AC$30];0);MATCH([.$S40];[Bigrams_Weighted_2Way.$A$30:.$AC$30];0))" office:value-type="float" office:value="0.00228589300990008" calcext:value-type="float">
            <text:p>0.002</text:p>
          </table:table-cell>
          <table:table-cell table:style-name="ce274" table:formula="of:=INDEX([Bigrams_Weighted_2Way.$A$1:.$AC$29];MATCH([.AC$39];[Bigrams_Weighted_2Way.$A$30:.$AC$30];0);MATCH([.$S40];[Bigrams_Weighted_2Way.$A$30:.$AC$30];0))" office:value-type="float" office:value="0.0193196134143651" calcext:value-type="float">
            <text:p>0.019</text:p>
          </table:table-cell>
          <table:table-cell table:style-name="ce274" table:formula="of:=INDEX([Bigrams_Weighted_2Way.$A$1:.$AC$29];MATCH([.AD$39];[Bigrams_Weighted_2Way.$A$30:.$AC$30];0);MATCH([.$S40];[Bigrams_Weighted_2Way.$A$30:.$AC$30];0))" office:value-type="float" office:value="0.00405160809394488" calcext:value-type="float">
            <text:p>0.004</text:p>
          </table:table-cell>
          <table:table-cell table:style-name="ce274" table:formula="of:=INDEX([Bigrams_Weighted_2Way.$A$1:.$AC$29];MATCH([.AE$39];[Bigrams_Weighted_2Way.$A$30:.$AC$30];0);MATCH([.$S40];[Bigrams_Weighted_2Way.$A$30:.$AC$30];0))" office:value-type="float" office:value="0.00254678286242099" calcext:value-type="float">
            <text:p>0.003</text:p>
          </table:table-cell>
          <table:table-cell table:style-name="ce274" table:formula="of:=INDEX([Bigrams_Weighted_2Way.$A$1:.$AC$29];MATCH([.AF$39];[Bigrams_Weighted_2Way.$A$30:.$AC$30];0);MATCH([.$S40];[Bigrams_Weighted_2Way.$A$30:.$AC$30];0))" office:value-type="float" office:value="0.0734630695558704" calcext:value-type="float">
            <text:p>0.073</text:p>
          </table:table-cell>
          <table:table-cell table:style-name="ce315" table:formula="of:=INDEX([Bigrams_Weighted_2Way.$A$1:.$AC$29];MATCH([.AG$39];[Bigrams_Weighted_2Way.$A$30:.$AC$30];0);MATCH([.$S40];[Bigrams_Weighted_2Way.$A$30:.$AC$30];0))" office:value-type="float" office:value="0.00163816430200046" calcext:value-type="float">
            <text:p>0.002</text:p>
          </table:table-cell>
          <table:table-cell table:style-name="Default"/>
          <table:table-cell table:number-columns-repeated="990"/>
        </table:table-row>
        <table:table-row table:style-name="ro1">
          <table:table-cell table:style-name="ce7" table:formula="of:=INDEX([Bigrams_Weighted_2Way.$A$1:.$AC$29];MATCH([.A$39];[Bigrams_Weighted_2Way.$A$30:.$AC$30];0);MATCH([.$O41];[Bigrams_Weighted_2Way.$A$30:.$AC$30];0))" office:value-type="float" office:value="0.000266115528841432" calcext:value-type="float">
            <text:p>0.000</text:p>
          </table:table-cell>
          <table:table-cell table:style-name="ce15" table:formula="of:=INDEX([Bigrams_Weighted_2Way.$A$1:.$AC$29];MATCH([.B$39];[Bigrams_Weighted_2Way.$A$30:.$AC$30];0);MATCH([.$O41];[Bigrams_Weighted_2Way.$A$30:.$AC$30];0))" office:value-type="float" office:value="0.000135589518923436" calcext:value-type="float">
            <text:p>0.000</text:p>
          </table:table-cell>
          <table:table-cell table:style-name="ce15" table:formula="of:=INDEX([Bigrams_Weighted_2Way.$A$1:.$AC$29];MATCH([.C$39];[Bigrams_Weighted_2Way.$A$30:.$AC$30];0);MATCH([.$O41];[Bigrams_Weighted_2Way.$A$30:.$AC$30];0))" office:value-type="float" office:value="0.000330253309577" calcext:value-type="float">
            <text:p>0.000</text:p>
          </table:table-cell>
          <table:table-cell table:style-name="ce15" table:formula="of:=INDEX([Bigrams_Weighted_2Way.$A$1:.$AC$29];MATCH([.D$39];[Bigrams_Weighted_2Way.$A$30:.$AC$30];0);MATCH([.$O41];[Bigrams_Weighted_2Way.$A$30:.$AC$30];0))" office:value-type="float" office:value="0.00115616788957536" calcext:value-type="float">
            <text:p>0.001</text:p>
          </table:table-cell>
          <table:table-cell table:style-name="ce15" table:formula="of:=INDEX([Bigrams_Weighted_2Way.$A$1:.$AC$29];MATCH([.E$39];[Bigrams_Weighted_2Way.$A$30:.$AC$30];0);MATCH([.$O41];[Bigrams_Weighted_2Way.$A$30:.$AC$30];0))" office:value-type="float" office:value="0.00269997552412269" calcext:value-type="float">
            <text:p>0.003</text:p>
          </table:table-cell>
          <table:table-cell table:style-name="ce15" table:formula="of:=INDEX([Bigrams_Weighted_2Way.$A$1:.$AC$29];MATCH([.F$39];[Bigrams_Weighted_2Way.$A$30:.$AC$30];0);MATCH([.$O41];[Bigrams_Weighted_2Way.$A$30:.$AC$30];0))" office:value-type="float" office:value="0.00296102754395868" calcext:value-type="float">
            <text:p>0.003</text:p>
          </table:table-cell>
          <table:table-cell table:style-name="ce15" table:formula="of:=INDEX([Bigrams_Weighted_2Way.$A$1:.$AC$29];MATCH([.G$39];[Bigrams_Weighted_2Way.$A$30:.$AC$30];0);MATCH([.$O41];[Bigrams_Weighted_2Way.$A$30:.$AC$30];0))" office:value-type="float" office:value="0.0045369040688738" calcext:value-type="float">
            <text:p>0.005</text:p>
          </table:table-cell>
          <table:table-cell table:style-name="ce15" table:formula="of:=INDEX([Bigrams_Weighted_2Way.$A$1:.$AC$29];MATCH([.H$39];[Bigrams_Weighted_2Way.$A$30:.$AC$30];0);MATCH([.$O41];[Bigrams_Weighted_2Way.$A$30:.$AC$30];0))" office:value-type="float" office:value="0.0904072654557875" calcext:value-type="float">
            <text:p>0.090</text:p>
          </table:table-cell>
          <table:table-cell table:style-name="ce15"/>
          <table:table-cell table:style-name="ce64" table:formula="of:=INDEX([Bigrams_Weighted_2Way.$A$1:.$AC$29];MATCH([.J$39];[Bigrams_Weighted_2Way.$A$30:.$AC$30];0);MATCH([.$O41];[Bigrams_Weighted_2Way.$A$30:.$AC$30];0))" office:value-type="float" office:value="0.00635639163816173" calcext:value-type="float">
            <text:p>0.006</text:p>
          </table:table-cell>
          <table:table-cell table:style-name="ce7" table:formula="of:=INDEX([Bigrams_Weighted_2Way.$A$1:.$AC$29];MATCH([.K$39];[Bigrams_Weighted_2Way.$A$30:.$AC$30];0);MATCH([.$O41];[Bigrams_Weighted_2Way.$A$30:.$AC$30];0))" office:value-type="float" office:value="0.157946599018787" calcext:value-type="float">
            <text:p>0.158</text:p>
          </table:table-cell>
          <table:table-cell table:style-name="ce15" table:formula="of:=INDEX([Bigrams_Weighted_2Way.$A$1:.$AC$29];MATCH([.L$39];[Bigrams_Weighted_2Way.$A$30:.$AC$30];0);MATCH([.$O41];[Bigrams_Weighted_2Way.$A$30:.$AC$30];0))" office:value-type="float" office:value="0.0546403256776976" calcext:value-type="float">
            <text:p>0.055</text:p>
          </table:table-cell>
          <table:table-cell table:style-name="ce15" table:formula="of:=INDEX([Bigrams_Weighted_2Way.$A$1:.$AC$29];MATCH([.M$39];[Bigrams_Weighted_2Way.$A$30:.$AC$30];0);MATCH([.$O41];[Bigrams_Weighted_2Way.$A$30:.$AC$30];0))" office:value-type="float" office:value="0.0538971150781216" calcext:value-type="float">
            <text:p>0.054</text:p>
          </table:table-cell>
          <table:table-cell table:style-name="ce113" table:formula="of:=INDEX([Bigrams_Weighted_2Way.$A$1:.$AC$29];MATCH([.N$39];[Bigrams_Weighted_2Way.$A$30:.$AC$30];0);MATCH([.$O41];[Bigrams_Weighted_2Way.$A$30:.$AC$30];0))" office:value-type="float" office:value="0.0321949154808078" calcext:value-type="float">
            <text:p>0.032</text:p>
          </table:table-cell>
          <table:table-cell table:style-name="ce578" office:value-type="string" calcext:value-type="string">
            <text:p>Ä</text:p>
          </table:table-cell>
          <table:table-cell table:style-name="ce583" table:formula="of:=VLOOKUP([.O41];[.$AB$3:.$AC$35];2;FALSE())" office:value-type="float" office:value="2.405" calcext:value-type="float">
            <text:p>2.41</text:p>
          </table:table-cell>
          <table:table-cell table:style-name="ce618"/>
          <table:table-cell table:style-name="ce151" table:formula="of:=VLOOKUP([.S41];[.$AB$3:.$AC$35];2;FALSE())" office:value-type="float" office:value="3.06" calcext:value-type="float">
            <text:p>3.06</text:p>
          </table:table-cell>
          <table:table-cell table:style-name="ce659" office:value-type="string" calcext:value-type="string">
            <text:p>M</text:p>
          </table:table-cell>
          <table:table-cell table:style-name="ce15" table:formula="of:=INDEX([Bigrams_Weighted_2Way.$A$1:.$AC$29];MATCH([.T$39];[Bigrams_Weighted_2Way.$A$30:.$AC$30];0);MATCH([.$S41];[Bigrams_Weighted_2Way.$A$30:.$AC$30];0))" office:value-type="float" office:value="0.123306531512535" calcext:value-type="float">
            <text:p>0.123</text:p>
          </table:table-cell>
          <table:table-cell table:style-name="ce246" table:formula="of:=INDEX([Bigrams_Weighted_2Way.$A$1:.$AC$29];MATCH([.U$39];[Bigrams_Weighted_2Way.$A$30:.$AC$30];0);MATCH([.$S41];[Bigrams_Weighted_2Way.$A$30:.$AC$30];0))" office:value-type="float" office:value="0.199912587586328" calcext:value-type="float">
            <text:p>0.200</text:p>
          </table:table-cell>
          <table:table-cell table:style-name="ce246" table:formula="of:=INDEX([Bigrams_Weighted_2Way.$A$1:.$AC$29];MATCH([.V$39];[Bigrams_Weighted_2Way.$A$30:.$AC$30];0);MATCH([.$S41];[Bigrams_Weighted_2Way.$A$30:.$AC$30];0))" office:value-type="float" office:value="0.12011288006361" calcext:value-type="float">
            <text:p>0.120</text:p>
          </table:table-cell>
          <table:table-cell table:style-name="ce64" table:formula="of:=INDEX([Bigrams_Weighted_2Way.$A$1:.$AC$29];MATCH([.W$39];[Bigrams_Weighted_2Way.$A$30:.$AC$30];0);MATCH([.$S41];[Bigrams_Weighted_2Way.$A$30:.$AC$30];0))" office:value-type="float" office:value="0.0510093494880725" calcext:value-type="float">
            <text:p>0.051</text:p>
          </table:table-cell>
          <table:table-cell table:style-name="ce7" table:formula="of:=INDEX([Bigrams_Weighted_2Way.$A$1:.$AC$29];MATCH([.X$39];[Bigrams_Weighted_2Way.$A$30:.$AC$30];0);MATCH([.$S41];[Bigrams_Weighted_2Way.$A$30:.$AC$30];0))" office:value-type="float" office:value="0.0131158518257934" calcext:value-type="float">
            <text:p>0.013</text:p>
          </table:table-cell>
          <table:table-cell table:style-name="ce15"/>
          <table:table-cell table:style-name="ce15" table:formula="of:=INDEX([Bigrams_Weighted_2Way.$A$1:.$AC$29];MATCH([.Z$39];[Bigrams_Weighted_2Way.$A$30:.$AC$30];0);MATCH([.$S41];[Bigrams_Weighted_2Way.$A$30:.$AC$30];0))" office:value-type="float" office:value="0.002115984152162" calcext:value-type="float">
            <text:p>0.002</text:p>
          </table:table-cell>
          <table:table-cell table:style-name="ce15" table:formula="of:=INDEX([Bigrams_Weighted_2Way.$A$1:.$AC$29];MATCH([.AA$39];[Bigrams_Weighted_2Way.$A$30:.$AC$30];0);MATCH([.$S41];[Bigrams_Weighted_2Way.$A$30:.$AC$30];0))" office:value-type="float" office:value="0.122305511789334" calcext:value-type="float">
            <text:p>0.122</text:p>
          </table:table-cell>
          <table:table-cell table:style-name="ce15" table:formula="of:=INDEX([Bigrams_Weighted_2Way.$A$1:.$AC$29];MATCH([.AB$39];[Bigrams_Weighted_2Way.$A$30:.$AC$30];0);MATCH([.$S41];[Bigrams_Weighted_2Way.$A$30:.$AC$30];0))" office:value-type="float" office:value="0.00348538203207753" calcext:value-type="float">
            <text:p>0.003</text:p>
          </table:table-cell>
          <table:table-cell table:style-name="ce15" table:formula="of:=INDEX([Bigrams_Weighted_2Way.$A$1:.$AC$29];MATCH([.AC$39];[Bigrams_Weighted_2Way.$A$30:.$AC$30];0);MATCH([.$S41];[Bigrams_Weighted_2Way.$A$30:.$AC$30];0))" office:value-type="float" office:value="0.0345713691467298" calcext:value-type="float">
            <text:p>0.035</text:p>
          </table:table-cell>
          <table:table-cell table:style-name="ce15" table:formula="of:=INDEX([Bigrams_Weighted_2Way.$A$1:.$AC$29];MATCH([.AD$39];[Bigrams_Weighted_2Way.$A$30:.$AC$30];0);MATCH([.$S41];[Bigrams_Weighted_2Way.$A$30:.$AC$30];0))" office:value-type="float" office:value="0.188469149322386" calcext:value-type="float">
            <text:p>0.188</text:p>
          </table:table-cell>
          <table:table-cell table:style-name="ce15" table:formula="of:=INDEX([Bigrams_Weighted_2Way.$A$1:.$AC$29];MATCH([.AE$39];[Bigrams_Weighted_2Way.$A$30:.$AC$30];0);MATCH([.$S41];[Bigrams_Weighted_2Way.$A$30:.$AC$30];0))" office:value-type="float" office:value="0.0127721520417374" calcext:value-type="float">
            <text:p>0.013</text:p>
          </table:table-cell>
          <table:table-cell table:style-name="ce15" table:formula="of:=INDEX([Bigrams_Weighted_2Way.$A$1:.$AC$29];MATCH([.AF$39];[Bigrams_Weighted_2Way.$A$30:.$AC$30];0);MATCH([.$S41];[Bigrams_Weighted_2Way.$A$30:.$AC$30];0))" office:value-type="float" office:value="0.00814323775798803" calcext:value-type="float">
            <text:p>0.008</text:p>
          </table:table-cell>
          <table:table-cell table:style-name="ce64" table:formula="of:=INDEX([Bigrams_Weighted_2Way.$A$1:.$AC$29];MATCH([.AG$39];[Bigrams_Weighted_2Way.$A$30:.$AC$30];0);MATCH([.$S41];[Bigrams_Weighted_2Way.$A$30:.$AC$30];0))" office:value-type="float" office:value="0.0550438275285116" calcext:value-type="float">
            <text:p>0.055</text:p>
          </table:table-cell>
          <table:table-cell table:style-name="Default"/>
          <table:table-cell table:number-columns-repeated="990"/>
        </table:table-row>
        <table:table-row table:style-name="ro1">
          <table:table-cell table:style-name="ce7" table:formula="of:=INDEX([Bigrams_Weighted_2Way.$A$1:.$AC$29];MATCH([.A$39];[Bigrams_Weighted_2Way.$A$30:.$AC$30];0);MATCH([.$O42];[Bigrams_Weighted_2Way.$A$30:.$AC$30];0))" office:value-type="float" office:value="0.0027550254539222" calcext:value-type="float">
            <text:p>0.003</text:p>
          </table:table-cell>
          <table:table-cell table:style-name="ce15" table:formula="of:=INDEX([Bigrams_Weighted_2Way.$A$1:.$AC$29];MATCH([.B$39];[Bigrams_Weighted_2Way.$A$30:.$AC$30];0);MATCH([.$O42];[Bigrams_Weighted_2Way.$A$30:.$AC$30];0))" office:value-type="float" office:value="0.0000455715810489556" calcext:value-type="float">
            <text:p>0.000</text:p>
          </table:table-cell>
          <table:table-cell table:style-name="ce15" table:formula="of:=INDEX([Bigrams_Weighted_2Way.$A$1:.$AC$29];MATCH([.C$39];[Bigrams_Weighted_2Way.$A$30:.$AC$30];0);MATCH([.$O42];[Bigrams_Weighted_2Way.$A$30:.$AC$30];0))" office:value-type="float" office:value="0.00192645998068035" calcext:value-type="float">
            <text:p>0.002</text:p>
          </table:table-cell>
          <table:table-cell table:style-name="ce15" table:formula="of:=INDEX([Bigrams_Weighted_2Way.$A$1:.$AC$29];MATCH([.D$39];[Bigrams_Weighted_2Way.$A$30:.$AC$30];0);MATCH([.$O42];[Bigrams_Weighted_2Way.$A$30:.$AC$30];0))" office:value-type="float" office:value="0.00528774301355031" calcext:value-type="float">
            <text:p>0.005</text:p>
          </table:table-cell>
          <table:table-cell table:style-name="ce15" table:formula="of:=INDEX([Bigrams_Weighted_2Way.$A$1:.$AC$29];MATCH([.E$39];[Bigrams_Weighted_2Way.$A$30:.$AC$30];0);MATCH([.$O42];[Bigrams_Weighted_2Way.$A$30:.$AC$30];0))" office:value-type="float" office:value="0.0185373045136704" calcext:value-type="float">
            <text:p>0.019</text:p>
          </table:table-cell>
          <table:table-cell table:style-name="ce15" table:formula="of:=INDEX([Bigrams_Weighted_2Way.$A$1:.$AC$29];MATCH([.F$39];[Bigrams_Weighted_2Way.$A$30:.$AC$30];0);MATCH([.$O42];[Bigrams_Weighted_2Way.$A$30:.$AC$30];0))" office:value-type="float" office:value="0.00864516387180473" calcext:value-type="float">
            <text:p>0.009</text:p>
          </table:table-cell>
          <table:table-cell table:style-name="ce15" table:formula="of:=INDEX([Bigrams_Weighted_2Way.$A$1:.$AC$29];MATCH([.G$39];[Bigrams_Weighted_2Way.$A$30:.$AC$30];0);MATCH([.$O42];[Bigrams_Weighted_2Way.$A$30:.$AC$30];0))" office:value-type="float" office:value="0.106077137991288" calcext:value-type="float">
            <text:p>0.106</text:p>
          </table:table-cell>
          <table:table-cell table:style-name="ce15"/>
          <table:table-cell table:style-name="ce15" table:formula="of:=INDEX([Bigrams_Weighted_2Way.$A$1:.$AC$29];MATCH([.I$39];[Bigrams_Weighted_2Way.$A$30:.$AC$30];0);MATCH([.$O42];[Bigrams_Weighted_2Way.$A$30:.$AC$30];0))" office:value-type="float" office:value="0.0904072654557875" calcext:value-type="float">
            <text:p>0.090</text:p>
          </table:table-cell>
          <table:table-cell table:style-name="ce64" table:formula="of:=INDEX([Bigrams_Weighted_2Way.$A$1:.$AC$29];MATCH([.J$39];[Bigrams_Weighted_2Way.$A$30:.$AC$30];0);MATCH([.$O42];[Bigrams_Weighted_2Way.$A$30:.$AC$30];0))" office:value-type="float" office:value="0.0076561778365575" calcext:value-type="float">
            <text:p>0.008</text:p>
          </table:table-cell>
          <table:table-cell table:style-name="ce7" table:formula="of:=INDEX([Bigrams_Weighted_2Way.$A$1:.$AC$29];MATCH([.K$39];[Bigrams_Weighted_2Way.$A$30:.$AC$30];0);MATCH([.$O42];[Bigrams_Weighted_2Way.$A$30:.$AC$30];0))" office:value-type="float" office:value="0.0786366555113438" calcext:value-type="float">
            <text:p>0.079</text:p>
          </table:table-cell>
          <table:table-cell table:style-name="ce113" table:formula="of:=INDEX([Bigrams_Weighted_2Way.$A$1:.$AC$29];MATCH([.L$39];[Bigrams_Weighted_2Way.$A$30:.$AC$30];0);MATCH([.$O42];[Bigrams_Weighted_2Way.$A$30:.$AC$30];0))" office:value-type="float" office:value="0.109696077027269" calcext:value-type="float">
            <text:p>0.110</text:p>
          </table:table-cell>
          <table:table-cell table:style-name="ce15" table:formula="of:=INDEX([Bigrams_Weighted_2Way.$A$1:.$AC$29];MATCH([.M$39];[Bigrams_Weighted_2Way.$A$30:.$AC$30];0);MATCH([.$O42];[Bigrams_Weighted_2Way.$A$30:.$AC$30];0))" office:value-type="float" office:value="0.159103153490396" calcext:value-type="float">
            <text:p>0.159</text:p>
          </table:table-cell>
          <table:table-cell table:style-name="ce15" table:formula="of:=INDEX([Bigrams_Weighted_2Way.$A$1:.$AC$29];MATCH([.N$39];[Bigrams_Weighted_2Way.$A$30:.$AC$30];0);MATCH([.$O42];[Bigrams_Weighted_2Way.$A$30:.$AC$30];0))" office:value-type="float" office:value="0.161105013441028" calcext:value-type="float">
            <text:p>0.161</text:p>
          </table:table-cell>
          <table:table-cell table:style-name="ce578" office:value-type="string" calcext:value-type="string">
            <text:p>Y</text:p>
          </table:table-cell>
          <table:table-cell table:style-name="ce583" table:formula="of:=VLOOKUP([.O42];[.$AB$3:.$AC$35];2;FALSE())" office:value-type="float" office:value="1.96" calcext:value-type="float">
            <text:p>1.96</text:p>
          </table:table-cell>
          <table:table-cell table:style-name="ce618"/>
          <table:table-cell table:style-name="ce151" table:formula="of:=VLOOKUP([.S42];[.$AB$3:.$AC$35];2;FALSE())" office:value-type="float" office:value="1.78" calcext:value-type="float">
            <text:p>1.78</text:p>
          </table:table-cell>
          <table:table-cell table:style-name="ce659" office:value-type="string" calcext:value-type="string">
            <text:p>V</text:p>
          </table:table-cell>
          <table:table-cell table:style-name="ce15" table:formula="of:=INDEX([Bigrams_Weighted_2Way.$A$1:.$AC$29];MATCH([.T$39];[Bigrams_Weighted_2Way.$A$30:.$AC$30];0);MATCH([.$S42];[Bigrams_Weighted_2Way.$A$30:.$AC$30];0))" office:value-type="float" office:value="0.043313206297619" calcext:value-type="float">
            <text:p>0.043</text:p>
          </table:table-cell>
          <table:table-cell table:style-name="ce246" table:formula="of:=INDEX([Bigrams_Weighted_2Way.$A$1:.$AC$29];MATCH([.U$39];[Bigrams_Weighted_2Way.$A$30:.$AC$30];0);MATCH([.$S42];[Bigrams_Weighted_2Way.$A$30:.$AC$30];0))" office:value-type="float" office:value="0.195084068382306" calcext:value-type="float">
            <text:p>0.195</text:p>
          </table:table-cell>
          <table:table-cell table:style-name="ce246" table:formula="of:=INDEX([Bigrams_Weighted_2Way.$A$1:.$AC$29];MATCH([.V$39];[Bigrams_Weighted_2Way.$A$30:.$AC$30];0);MATCH([.$S42];[Bigrams_Weighted_2Way.$A$30:.$AC$30];0))" office:value-type="float" office:value="0.0452033083932635" calcext:value-type="float">
            <text:p>0.045</text:p>
          </table:table-cell>
          <table:table-cell table:style-name="ce64" table:formula="of:=INDEX([Bigrams_Weighted_2Way.$A$1:.$AC$29];MATCH([.W$39];[Bigrams_Weighted_2Way.$A$30:.$AC$30];0);MATCH([.$S42];[Bigrams_Weighted_2Way.$A$30:.$AC$30];0))" office:value-type="float" office:value="0.0315106169856467" calcext:value-type="float">
            <text:p>0.032</text:p>
          </table:table-cell>
          <table:table-cell table:style-name="ce7" table:formula="of:=INDEX([Bigrams_Weighted_2Way.$A$1:.$AC$29];MATCH([.X$39];[Bigrams_Weighted_2Way.$A$30:.$AC$30];0);MATCH([.$S42];[Bigrams_Weighted_2Way.$A$30:.$AC$30];0))" office:value-type="float" office:value="0.00366260484726791" calcext:value-type="float">
            <text:p>0.004</text:p>
          </table:table-cell>
          <table:table-cell table:style-name="ce15" table:formula="of:=INDEX([Bigrams_Weighted_2Way.$A$1:.$AC$29];MATCH([.Y$39];[Bigrams_Weighted_2Way.$A$30:.$AC$30];0);MATCH([.$S42];[Bigrams_Weighted_2Way.$A$30:.$AC$30];0))" office:value-type="float" office:value="0.002115984152162" calcext:value-type="float">
            <text:p>0.002</text:p>
          </table:table-cell>
          <table:table-cell table:style-name="ce15"/>
          <table:table-cell table:style-name="ce15" table:formula="of:=INDEX([Bigrams_Weighted_2Way.$A$1:.$AC$29];MATCH([.AA$39];[Bigrams_Weighted_2Way.$A$30:.$AC$30];0);MATCH([.$S42];[Bigrams_Weighted_2Way.$A$30:.$AC$30];0))" office:value-type="float" office:value="0.0772487939171639" calcext:value-type="float">
            <text:p>0.077</text:p>
          </table:table-cell>
          <table:table-cell table:style-name="ce15" table:formula="of:=INDEX([Bigrams_Weighted_2Way.$A$1:.$AC$29];MATCH([.AB$39];[Bigrams_Weighted_2Way.$A$30:.$AC$30];0);MATCH([.$S42];[Bigrams_Weighted_2Way.$A$30:.$AC$30];0))" office:value-type="float" office:value="0.000970505892709238" calcext:value-type="float">
            <text:p>0.001</text:p>
          </table:table-cell>
          <table:table-cell table:style-name="ce15" table:formula="of:=INDEX([Bigrams_Weighted_2Way.$A$1:.$AC$29];MATCH([.AC$39];[Bigrams_Weighted_2Way.$A$30:.$AC$30];0);MATCH([.$S42];[Bigrams_Weighted_2Way.$A$30:.$AC$30];0))" office:value-type="float" office:value="0.00629787997854335" calcext:value-type="float">
            <text:p>0.006</text:p>
          </table:table-cell>
          <table:table-cell table:style-name="ce15" table:formula="of:=INDEX([Bigrams_Weighted_2Way.$A$1:.$AC$29];MATCH([.AD$39];[Bigrams_Weighted_2Way.$A$30:.$AC$30];0);MATCH([.$S42];[Bigrams_Weighted_2Way.$A$30:.$AC$30];0))" office:value-type="float" office:value="0.00117698453770883" calcext:value-type="float">
            <text:p>0.001</text:p>
          </table:table-cell>
          <table:table-cell table:style-name="ce15" table:formula="of:=INDEX([Bigrams_Weighted_2Way.$A$1:.$AC$29];MATCH([.AE$39];[Bigrams_Weighted_2Way.$A$30:.$AC$30];0);MATCH([.$S42];[Bigrams_Weighted_2Way.$A$30:.$AC$30];0))" office:value-type="float" office:value="0.0133190110143248" calcext:value-type="float">
            <text:p>0.013</text:p>
          </table:table-cell>
          <table:table-cell table:style-name="ce15" table:formula="of:=INDEX([Bigrams_Weighted_2Way.$A$1:.$AC$29];MATCH([.AF$39];[Bigrams_Weighted_2Way.$A$30:.$AC$30];0);MATCH([.$S42];[Bigrams_Weighted_2Way.$A$30:.$AC$30];0))" office:value-type="float" office:value="0.000657130946483706" calcext:value-type="float">
            <text:p>0.001</text:p>
          </table:table-cell>
          <table:table-cell table:style-name="ce64" table:formula="of:=INDEX([Bigrams_Weighted_2Way.$A$1:.$AC$29];MATCH([.AG$39];[Bigrams_Weighted_2Way.$A$30:.$AC$30];0);MATCH([.$S42];[Bigrams_Weighted_2Way.$A$30:.$AC$30];0))" office:value-type="float" office:value="0.00245627842260127" calcext:value-type="float">
            <text:p>0.002</text:p>
          </table:table-cell>
          <table:table-cell table:style-name="Default"/>
          <table:table-cell table:number-columns-repeated="990"/>
        </table:table-row>
        <table:table-row table:style-name="ro1">
          <table:table-cell table:style-name="ce7" table:formula="of:=INDEX([Bigrams_Weighted_2Way.$A$1:.$AC$29];MATCH([.A$39];[Bigrams_Weighted_2Way.$A$30:.$AC$30];0);MATCH([.$O43];[Bigrams_Weighted_2Way.$A$30:.$AC$30];0))" office:value-type="float" office:value="0.0000213792602451891" calcext:value-type="float">
            <text:p>0.000</text:p>
          </table:table-cell>
          <table:table-cell table:style-name="ce15" table:formula="of:=INDEX([Bigrams_Weighted_2Way.$A$1:.$AC$29];MATCH([.B$39];[Bigrams_Weighted_2Way.$A$30:.$AC$30];0);MATCH([.$O43];[Bigrams_Weighted_2Way.$A$30:.$AC$30];0))" office:value-type="float" office:value="0.00000112522422343101" calcext:value-type="float">
            <text:p>0.000</text:p>
          </table:table-cell>
          <table:table-cell table:style-name="ce15" table:formula="of:=INDEX([Bigrams_Weighted_2Way.$A$1:.$AC$29];MATCH([.C$39];[Bigrams_Weighted_2Way.$A$30:.$AC$30];0);MATCH([.$O43];[Bigrams_Weighted_2Way.$A$30:.$AC$30];0))" office:value-type="float" office:value="0.0000123774664577411" calcext:value-type="float">
            <text:p>0.000</text:p>
          </table:table-cell>
          <table:table-cell table:style-name="ce15" table:formula="of:=INDEX([Bigrams_Weighted_2Way.$A$1:.$AC$29];MATCH([.D$39];[Bigrams_Weighted_2Way.$A$30:.$AC$30];0);MATCH([.$O43];[Bigrams_Weighted_2Way.$A$30:.$AC$30];0))" office:value-type="float" office:value="0.000092268386321342" calcext:value-type="float">
            <text:p>0.000</text:p>
          </table:table-cell>
          <table:table-cell table:style-name="ce15" table:formula="of:=INDEX([Bigrams_Weighted_2Way.$A$1:.$AC$29];MATCH([.E$39];[Bigrams_Weighted_2Way.$A$30:.$AC$30];0);MATCH([.$O43];[Bigrams_Weighted_2Way.$A$30:.$AC$30];0))" office:value-type="float" office:value="0.000958691038363214" calcext:value-type="float">
            <text:p>0.001</text:p>
          </table:table-cell>
          <table:table-cell table:style-name="ce15" table:formula="of:=INDEX([Bigrams_Weighted_2Way.$A$1:.$AC$29];MATCH([.F$39];[Bigrams_Weighted_2Way.$A$30:.$AC$30];0);MATCH([.$O43];[Bigrams_Weighted_2Way.$A$30:.$AC$30];0))" office:value-type="float" office:value="0.000334191594359008" calcext:value-type="float">
            <text:p>0.000</text:p>
          </table:table-cell>
          <table:table-cell table:style-name="ce15"/>
          <table:table-cell table:style-name="ce15" table:formula="of:=INDEX([Bigrams_Weighted_2Way.$A$1:.$AC$29];MATCH([.H$39];[Bigrams_Weighted_2Way.$A$30:.$AC$30];0);MATCH([.$O43];[Bigrams_Weighted_2Way.$A$30:.$AC$30];0))" office:value-type="float" office:value="0.106077137991288" calcext:value-type="float">
            <text:p>0.106</text:p>
          </table:table-cell>
          <table:table-cell table:style-name="ce15" table:formula="of:=INDEX([Bigrams_Weighted_2Way.$A$1:.$AC$29];MATCH([.I$39];[Bigrams_Weighted_2Way.$A$30:.$AC$30];0);MATCH([.$O43];[Bigrams_Weighted_2Way.$A$30:.$AC$30];0))" office:value-type="float" office:value="0.0045369040688738" calcext:value-type="float">
            <text:p>0.005</text:p>
          </table:table-cell>
          <table:table-cell table:style-name="ce64" table:formula="of:=INDEX([Bigrams_Weighted_2Way.$A$1:.$AC$29];MATCH([.J$39];[Bigrams_Weighted_2Way.$A$30:.$AC$30];0);MATCH([.$O43];[Bigrams_Weighted_2Way.$A$30:.$AC$30];0))" office:value-type="float" office:value="0.00023629708692051" calcext:value-type="float">
            <text:p>0.000</text:p>
          </table:table-cell>
          <table:table-cell table:style-name="ce7" table:formula="of:=INDEX([Bigrams_Weighted_2Way.$A$1:.$AC$29];MATCH([.K$39];[Bigrams_Weighted_2Way.$A$30:.$AC$30];0);MATCH([.$O43];[Bigrams_Weighted_2Way.$A$30:.$AC$30];0))" office:value-type="float" office:value="0.0318258419355225" calcext:value-type="float">
            <text:p>0.032</text:p>
          </table:table-cell>
          <table:table-cell table:style-name="ce15" table:formula="of:=INDEX([Bigrams_Weighted_2Way.$A$1:.$AC$29];MATCH([.L$39];[Bigrams_Weighted_2Way.$A$30:.$AC$30];0);MATCH([.$O43];[Bigrams_Weighted_2Way.$A$30:.$AC$30];0))" office:value-type="float" office:value="0.00292670820514404" calcext:value-type="float">
            <text:p>0.003</text:p>
          </table:table-cell>
          <table:table-cell table:style-name="ce15" table:formula="of:=INDEX([Bigrams_Weighted_2Way.$A$1:.$AC$29];MATCH([.M$39];[Bigrams_Weighted_2Way.$A$30:.$AC$30];0);MATCH([.$O43];[Bigrams_Weighted_2Way.$A$30:.$AC$30];0))" office:value-type="float" office:value="0.00136658481935695" calcext:value-type="float">
            <text:p>0.001</text:p>
          </table:table-cell>
          <table:table-cell table:style-name="ce113" table:formula="of:=INDEX([Bigrams_Weighted_2Way.$A$1:.$AC$29];MATCH([.N$39];[Bigrams_Weighted_2Way.$A$30:.$AC$30];0);MATCH([.$O43];[Bigrams_Weighted_2Way.$A$30:.$AC$30];0))" office:value-type="float" office:value="0.00216605663010468" calcext:value-type="float">
            <text:p>0.002</text:p>
          </table:table-cell>
          <table:table-cell table:style-name="ce578" office:value-type="string" calcext:value-type="string">
            <text:p>Ö</text:p>
          </table:table-cell>
          <table:table-cell table:style-name="ce583" table:formula="of:=VLOOKUP([.O43];[.$AB$3:.$AC$35];2;FALSE())" office:value-type="float" office:value="0.235" calcext:value-type="float">
            <text:p>0.24</text:p>
          </table:table-cell>
          <table:table-cell table:style-name="ce618"/>
          <table:table-cell table:style-name="ce151" table:formula="of:=VLOOKUP([.S43];[.$AB$3:.$AC$35];2;FALSE())" office:value-type="float" office:value="4.09" calcext:value-type="float">
            <text:p>4.09</text:p>
          </table:table-cell>
          <table:table-cell table:style-name="ce662" office:value-type="string" calcext:value-type="string">
            <text:p>R</text:p>
          </table:table-cell>
          <table:table-cell table:style-name="ce15" table:formula="of:=INDEX([Bigrams_Weighted_2Way.$A$1:.$AC$29];MATCH([.T$39];[Bigrams_Weighted_2Way.$A$30:.$AC$30];0);MATCH([.$S43];[Bigrams_Weighted_2Way.$A$30:.$AC$30];0))" office:value-type="float" office:value="0.0630909446725449" calcext:value-type="float">
            <text:p>0.063</text:p>
          </table:table-cell>
          <table:table-cell table:style-name="ce15" table:formula="of:=INDEX([Bigrams_Weighted_2Way.$A$1:.$AC$29];MATCH([.U$39];[Bigrams_Weighted_2Way.$A$30:.$AC$30];0);MATCH([.$S43];[Bigrams_Weighted_2Way.$A$30:.$AC$30];0))" office:value-type="float" office:value="0.167156721004795" calcext:value-type="float">
            <text:p>0.167</text:p>
          </table:table-cell>
          <table:table-cell table:style-name="ce15" table:formula="of:=INDEX([Bigrams_Weighted_2Way.$A$1:.$AC$29];MATCH([.V$39];[Bigrams_Weighted_2Way.$A$30:.$AC$30];0);MATCH([.$S43];[Bigrams_Weighted_2Way.$A$30:.$AC$30];0))" office:value-type="float" office:value="0.24980475068767" calcext:value-type="float">
            <text:p>0.250</text:p>
          </table:table-cell>
          <table:table-cell table:style-name="ce64" table:formula="of:=INDEX([Bigrams_Weighted_2Way.$A$1:.$AC$29];MATCH([.W$39];[Bigrams_Weighted_2Way.$A$30:.$AC$30];0);MATCH([.$S43];[Bigrams_Weighted_2Way.$A$30:.$AC$30];0))" office:value-type="float" office:value="0.527979885671818" calcext:value-type="float">
            <text:p>0.528</text:p>
          </table:table-cell>
          <table:table-cell table:style-name="ce7" table:formula="of:=INDEX([Bigrams_Weighted_2Way.$A$1:.$AC$29];MATCH([.X$39];[Bigrams_Weighted_2Way.$A$30:.$AC$30];0);MATCH([.$S43];[Bigrams_Weighted_2Way.$A$30:.$AC$30];0))" office:value-type="float" office:value="0.176138760670839" calcext:value-type="float">
            <text:p>0.176</text:p>
          </table:table-cell>
          <table:table-cell table:style-name="ce15" table:formula="of:=INDEX([Bigrams_Weighted_2Way.$A$1:.$AC$29];MATCH([.Y$39];[Bigrams_Weighted_2Way.$A$30:.$AC$30];0);MATCH([.$S43];[Bigrams_Weighted_2Way.$A$30:.$AC$30];0))" office:value-type="float" office:value="0.122305511789334" calcext:value-type="float">
            <text:p>0.122</text:p>
          </table:table-cell>
          <table:table-cell table:style-name="ce15" table:formula="of:=INDEX([Bigrams_Weighted_2Way.$A$1:.$AC$29];MATCH([.Z$39];[Bigrams_Weighted_2Way.$A$30:.$AC$30];0);MATCH([.$S43];[Bigrams_Weighted_2Way.$A$30:.$AC$30];0))" office:value-type="float" office:value="0.0772487939171639" calcext:value-type="float">
            <text:p>0.077</text:p>
          </table:table-cell>
          <table:table-cell table:style-name="ce15"/>
          <table:table-cell table:style-name="ce15" table:formula="of:=INDEX([Bigrams_Weighted_2Way.$A$1:.$AC$29];MATCH([.AB$39];[Bigrams_Weighted_2Way.$A$30:.$AC$30];0);MATCH([.$S43];[Bigrams_Weighted_2Way.$A$30:.$AC$30];0))" office:value-type="float" office:value="0.0778214703493963" calcext:value-type="float">
            <text:p>0.078</text:p>
          </table:table-cell>
          <table:table-cell table:style-name="ce15" table:formula="of:=INDEX([Bigrams_Weighted_2Way.$A$1:.$AC$29];MATCH([.AC$39];[Bigrams_Weighted_2Way.$A$30:.$AC$30];0);MATCH([.$S43];[Bigrams_Weighted_2Way.$A$30:.$AC$30];0))" office:value-type="float" office:value="0.080175862779176" calcext:value-type="float">
            <text:p>0.080</text:p>
          </table:table-cell>
          <table:table-cell table:style-name="ce15" table:formula="of:=INDEX([Bigrams_Weighted_2Way.$A$1:.$AC$29];MATCH([.AD$39];[Bigrams_Weighted_2Way.$A$30:.$AC$30];0);MATCH([.$S43];[Bigrams_Weighted_2Way.$A$30:.$AC$30];0))" office:value-type="float" office:value="0.294729569101235" calcext:value-type="float">
            <text:p>0.295</text:p>
          </table:table-cell>
          <table:table-cell table:style-name="ce15" table:formula="of:=INDEX([Bigrams_Weighted_2Way.$A$1:.$AC$29];MATCH([.AE$39];[Bigrams_Weighted_2Way.$A$30:.$AC$30];0);MATCH([.$S43];[Bigrams_Weighted_2Way.$A$30:.$AC$30];0))" office:value-type="float" office:value="0.165249316741347" calcext:value-type="float">
            <text:p>0.165</text:p>
          </table:table-cell>
          <table:table-cell table:style-name="ce15" table:formula="of:=INDEX([Bigrams_Weighted_2Way.$A$1:.$AC$29];MATCH([.AF$39];[Bigrams_Weighted_2Way.$A$30:.$AC$30];0);MATCH([.$S43];[Bigrams_Weighted_2Way.$A$30:.$AC$30];0))" office:value-type="float" office:value="0.145757706188112" calcext:value-type="float">
            <text:p>0.146</text:p>
          </table:table-cell>
          <table:table-cell table:style-name="ce64" table:formula="of:=INDEX([Bigrams_Weighted_2Way.$A$1:.$AC$29];MATCH([.AG$39];[Bigrams_Weighted_2Way.$A$30:.$AC$30];0);MATCH([.$S43];[Bigrams_Weighted_2Way.$A$30:.$AC$30];0))" office:value-type="float" office:value="0.092384247644028" calcext:value-type="float">
            <text:p>0.092</text:p>
          </table:table-cell>
          <table:table-cell table:style-name="Default"/>
          <table:table-cell table:number-columns-repeated="990"/>
        </table:table-row>
        <table:table-row table:style-name="ro1">
          <table:table-cell table:style-name="ce7" table:formula="of:=INDEX([Bigrams_Weighted_2Way.$A$1:.$AC$29];MATCH([.A$39];[Bigrams_Weighted_2Way.$A$30:.$AC$30];0);MATCH([.$O44];[Bigrams_Weighted_2Way.$A$30:.$AC$30];0))" office:value-type="float" office:value="0.000204228196552727" calcext:value-type="float">
            <text:p>0.000</text:p>
          </table:table-cell>
          <table:table-cell table:style-name="ce15" table:formula="of:=INDEX([Bigrams_Weighted_2Way.$A$1:.$AC$29];MATCH([.B$39];[Bigrams_Weighted_2Way.$A$30:.$AC$30];0);MATCH([.$O44];[Bigrams_Weighted_2Way.$A$30:.$AC$30];0))" office:value-type="float" office:value="0.0000382576235966541" calcext:value-type="float">
            <text:p>0.000</text:p>
          </table:table-cell>
          <table:table-cell table:style-name="ce15" table:formula="of:=INDEX([Bigrams_Weighted_2Way.$A$1:.$AC$29];MATCH([.C$39];[Bigrams_Weighted_2Way.$A$30:.$AC$30];0);MATCH([.$O44];[Bigrams_Weighted_2Way.$A$30:.$AC$30];0))" office:value-type="float" office:value="0.00146415499216529" calcext:value-type="float">
            <text:p>0.001</text:p>
          </table:table-cell>
          <table:table-cell table:style-name="ce15" table:formula="of:=INDEX([Bigrams_Weighted_2Way.$A$1:.$AC$29];MATCH([.D$39];[Bigrams_Weighted_2Way.$A$30:.$AC$30];0);MATCH([.$O44];[Bigrams_Weighted_2Way.$A$30:.$AC$30];0))" office:value-type="float" office:value="0.00161099675332303" calcext:value-type="float">
            <text:p>0.002</text:p>
          </table:table-cell>
          <table:table-cell table:style-name="ce15" table:formula="of:=INDEX([Bigrams_Weighted_2Way.$A$1:.$AC$29];MATCH([.E$39];[Bigrams_Weighted_2Way.$A$30:.$AC$30];0);MATCH([.$O44];[Bigrams_Weighted_2Way.$A$30:.$AC$30];0))" office:value-type="float" office:value="0.00231201144452055" calcext:value-type="float">
            <text:p>0.002</text:p>
          </table:table-cell>
          <table:table-cell table:style-name="ce15"/>
          <table:table-cell table:style-name="ce15" table:formula="of:=INDEX([Bigrams_Weighted_2Way.$A$1:.$AC$29];MATCH([.G$39];[Bigrams_Weighted_2Way.$A$30:.$AC$30];0);MATCH([.$O44];[Bigrams_Weighted_2Way.$A$30:.$AC$30];0))" office:value-type="float" office:value="0.000334191594359008" calcext:value-type="float">
            <text:p>0.000</text:p>
          </table:table-cell>
          <table:table-cell table:style-name="ce15" table:formula="of:=INDEX([Bigrams_Weighted_2Way.$A$1:.$AC$29];MATCH([.H$39];[Bigrams_Weighted_2Way.$A$30:.$AC$30];0);MATCH([.$O44];[Bigrams_Weighted_2Way.$A$30:.$AC$30];0))" office:value-type="float" office:value="0.00864516387180473" calcext:value-type="float">
            <text:p>0.009</text:p>
          </table:table-cell>
          <table:table-cell table:style-name="ce15" table:formula="of:=INDEX([Bigrams_Weighted_2Way.$A$1:.$AC$29];MATCH([.I$39];[Bigrams_Weighted_2Way.$A$30:.$AC$30];0);MATCH([.$O44];[Bigrams_Weighted_2Way.$A$30:.$AC$30];0))" office:value-type="float" office:value="0.00296102754395868" calcext:value-type="float">
            <text:p>0.003</text:p>
          </table:table-cell>
          <table:table-cell table:style-name="ce64" table:formula="of:=INDEX([Bigrams_Weighted_2Way.$A$1:.$AC$29];MATCH([.J$39];[Bigrams_Weighted_2Way.$A$30:.$AC$30];0);MATCH([.$O44];[Bigrams_Weighted_2Way.$A$30:.$AC$30];0))" office:value-type="float" office:value="0.0638997127707638" calcext:value-type="float">
            <text:p>0.064</text:p>
          </table:table-cell>
          <table:table-cell table:style-name="ce95" table:formula="of:=INDEX([Bigrams_Weighted_2Way.$A$1:.$AC$29];MATCH([.K$39];[Bigrams_Weighted_2Way.$A$30:.$AC$30];0);MATCH([.$O44];[Bigrams_Weighted_2Way.$A$30:.$AC$30];0))" office:value-type="float" office:value="0.276626438970494" calcext:value-type="float">
            <text:p>0.277</text:p>
          </table:table-cell>
          <table:table-cell table:style-name="ce115" table:formula="of:=INDEX([Bigrams_Weighted_2Way.$A$1:.$AC$29];MATCH([.L$39];[Bigrams_Weighted_2Way.$A$30:.$AC$30];0);MATCH([.$O44];[Bigrams_Weighted_2Way.$A$30:.$AC$30];0))" office:value-type="float" office:value="0.857749230684198" calcext:value-type="float">
            <text:p>0.858</text:p>
          </table:table-cell>
          <table:table-cell table:style-name="ce115" table:formula="of:=INDEX([Bigrams_Weighted_2Way.$A$1:.$AC$29];MATCH([.M$39];[Bigrams_Weighted_2Way.$A$30:.$AC$30];0);MATCH([.$O44];[Bigrams_Weighted_2Way.$A$30:.$AC$30];0))" office:value-type="float" office:value="0.219442749356664" calcext:value-type="float">
            <text:p>0.219</text:p>
          </table:table-cell>
          <table:table-cell table:style-name="ce115" table:formula="of:=INDEX([Bigrams_Weighted_2Way.$A$1:.$AC$29];MATCH([.N$39];[Bigrams_Weighted_2Way.$A$30:.$AC$30];0);MATCH([.$O44];[Bigrams_Weighted_2Way.$A$30:.$AC$30];0))" office:value-type="float" office:value="0.146606251097656" calcext:value-type="float">
            <text:p>0.147</text:p>
          </table:table-cell>
          <table:table-cell table:style-name="ce578" office:value-type="string" calcext:value-type="string">
            <text:p>F</text:p>
          </table:table-cell>
          <table:table-cell table:style-name="ce584" table:formula="of:=VLOOKUP([.O44];[.$AB$3:.$AC$35];2;FALSE())" office:value-type="float" office:value="1.175" calcext:value-type="float">
            <text:p>1.18</text:p>
          </table:table-cell>
          <table:table-cell table:style-name="ce619"/>
          <table:table-cell table:style-name="ce152" table:formula="of:=VLOOKUP([.S44];[.$AB$3:.$AC$35];2;FALSE())" office:value-type="float" office:value="1.015" calcext:value-type="float">
            <text:p>1.02</text:p>
          </table:table-cell>
          <table:table-cell table:style-name="ce662" office:value-type="string" calcext:value-type="string">
            <text:p>J</text:p>
          </table:table-cell>
          <table:table-cell table:style-name="ce15" table:formula="of:=INDEX([Bigrams_Weighted_2Way.$A$1:.$AC$29];MATCH([.T$39];[Bigrams_Weighted_2Way.$A$30:.$AC$30];0);MATCH([.$S44];[Bigrams_Weighted_2Way.$A$30:.$AC$30];0))" office:value-type="float" office:value="0.0345291931323155" calcext:value-type="float">
            <text:p>0.035</text:p>
          </table:table-cell>
          <table:table-cell table:style-name="ce15" table:formula="of:=INDEX([Bigrams_Weighted_2Way.$A$1:.$AC$29];MATCH([.U$39];[Bigrams_Weighted_2Way.$A$30:.$AC$30];0);MATCH([.$S44];[Bigrams_Weighted_2Way.$A$30:.$AC$30];0))" office:value-type="float" office:value="0.192733372494137" calcext:value-type="float">
            <text:p>0.193</text:p>
          </table:table-cell>
          <table:table-cell table:style-name="ce15" table:formula="of:=INDEX([Bigrams_Weighted_2Way.$A$1:.$AC$29];MATCH([.V$39];[Bigrams_Weighted_2Way.$A$30:.$AC$30];0);MATCH([.$S44];[Bigrams_Weighted_2Way.$A$30:.$AC$30];0))" office:value-type="float" office:value="0.0261333325891851" calcext:value-type="float">
            <text:p>0.026</text:p>
          </table:table-cell>
          <table:table-cell table:style-name="ce64" table:formula="of:=INDEX([Bigrams_Weighted_2Way.$A$1:.$AC$29];MATCH([.W$39];[Bigrams_Weighted_2Way.$A$30:.$AC$30];0);MATCH([.$S44];[Bigrams_Weighted_2Way.$A$30:.$AC$30];0))" office:value-type="float" office:value="0.0330804669446481" calcext:value-type="float">
            <text:p>0.033</text:p>
          </table:table-cell>
          <table:table-cell table:style-name="ce7" table:formula="of:=INDEX([Bigrams_Weighted_2Way.$A$1:.$AC$29];MATCH([.X$39];[Bigrams_Weighted_2Way.$A$30:.$AC$30];0);MATCH([.$S44];[Bigrams_Weighted_2Way.$A$30:.$AC$30];0))" office:value-type="float" office:value="0.00228589300990008" calcext:value-type="float">
            <text:p>0.002</text:p>
          </table:table-cell>
          <table:table-cell table:style-name="ce15" table:formula="of:=INDEX([Bigrams_Weighted_2Way.$A$1:.$AC$29];MATCH([.Y$39];[Bigrams_Weighted_2Way.$A$30:.$AC$30];0);MATCH([.$S44];[Bigrams_Weighted_2Way.$A$30:.$AC$30];0))" office:value-type="float" office:value="0.00348538203207753" calcext:value-type="float">
            <text:p>0.003</text:p>
          </table:table-cell>
          <table:table-cell table:style-name="ce15" table:formula="of:=INDEX([Bigrams_Weighted_2Way.$A$1:.$AC$29];MATCH([.Z$39];[Bigrams_Weighted_2Way.$A$30:.$AC$30];0);MATCH([.$S44];[Bigrams_Weighted_2Way.$A$30:.$AC$30];0))" office:value-type="float" office:value="0.000970505892709238" calcext:value-type="float">
            <text:p>0.001</text:p>
          </table:table-cell>
          <table:table-cell table:style-name="ce15" table:formula="of:=INDEX([Bigrams_Weighted_2Way.$A$1:.$AC$29];MATCH([.AA$39];[Bigrams_Weighted_2Way.$A$30:.$AC$30];0);MATCH([.$S44];[Bigrams_Weighted_2Way.$A$30:.$AC$30];0))" office:value-type="float" office:value="0.0778214703493963" calcext:value-type="float">
            <text:p>0.078</text:p>
          </table:table-cell>
          <table:table-cell table:style-name="ce15"/>
          <table:table-cell table:style-name="ce15" table:formula="of:=INDEX([Bigrams_Weighted_2Way.$A$1:.$AC$29];MATCH([.AC$39];[Bigrams_Weighted_2Way.$A$30:.$AC$30];0);MATCH([.$S44];[Bigrams_Weighted_2Way.$A$30:.$AC$30];0))" office:value-type="float" office:value="0.0304890755580865" calcext:value-type="float">
            <text:p>0.030</text:p>
          </table:table-cell>
          <table:table-cell table:style-name="ce15" table:formula="of:=INDEX([Bigrams_Weighted_2Way.$A$1:.$AC$29];MATCH([.AD$39];[Bigrams_Weighted_2Way.$A$30:.$AC$30];0);MATCH([.$S44];[Bigrams_Weighted_2Way.$A$30:.$AC$30];0))" office:value-type="float" office:value="0.00111003369641468" calcext:value-type="float">
            <text:p>0.001</text:p>
          </table:table-cell>
          <table:table-cell table:style-name="ce15" table:formula="of:=INDEX([Bigrams_Weighted_2Way.$A$1:.$AC$29];MATCH([.AE$39];[Bigrams_Weighted_2Way.$A$30:.$AC$30];0);MATCH([.$S44];[Bigrams_Weighted_2Way.$A$30:.$AC$30];0))" office:value-type="float" office:value="0.00553022883369969" calcext:value-type="float">
            <text:p>0.006</text:p>
          </table:table-cell>
          <table:table-cell table:style-name="ce15" table:formula="of:=INDEX([Bigrams_Weighted_2Way.$A$1:.$AC$29];MATCH([.AF$39];[Bigrams_Weighted_2Way.$A$30:.$AC$30];0);MATCH([.$S44];[Bigrams_Weighted_2Way.$A$30:.$AC$30];0))" office:value-type="float" office:value="0.000932810881224303" calcext:value-type="float">
            <text:p>0.001</text:p>
          </table:table-cell>
          <table:table-cell table:style-name="ce64" table:formula="of:=INDEX([Bigrams_Weighted_2Way.$A$1:.$AC$29];MATCH([.AG$39];[Bigrams_Weighted_2Way.$A$30:.$AC$30];0);MATCH([.$S44];[Bigrams_Weighted_2Way.$A$30:.$AC$30];0))" office:value-type="float" office:value="0.0130634990584574" calcext:value-type="float">
            <text:p>0.013</text:p>
          </table:table-cell>
          <table:table-cell table:style-name="Default"/>
          <table:table-cell table:number-columns-repeated="990"/>
        </table:table-row>
        <table:table-row table:style-name="ro1">
          <table:table-cell table:style-name="ce7" table:formula="of:=INDEX([Bigrams_Weighted_2Way.$A$1:.$AC$29];MATCH([.A$39];[Bigrams_Weighted_2Way.$A$30:.$AC$30];0);MATCH([.$O45];[Bigrams_Weighted_2Way.$A$30:.$AC$30];0))" office:value-type="float" office:value="0.000364010036279929" calcext:value-type="float">
            <text:p>0.000</text:p>
          </table:table-cell>
          <table:table-cell table:style-name="ce15" table:formula="of:=INDEX([Bigrams_Weighted_2Way.$A$1:.$AC$29];MATCH([.B$39];[Bigrams_Weighted_2Way.$A$30:.$AC$30];0);MATCH([.$O45];[Bigrams_Weighted_2Way.$A$30:.$AC$30];0))" office:value-type="float" office:value="0.0000590742717301275" calcext:value-type="float">
            <text:p>0.000</text:p>
          </table:table-cell>
          <table:table-cell table:style-name="ce15" table:formula="of:=INDEX([Bigrams_Weighted_2Way.$A$1:.$AC$29];MATCH([.C$39];[Bigrams_Weighted_2Way.$A$30:.$AC$30];0);MATCH([.$O45];[Bigrams_Weighted_2Way.$A$30:.$AC$30];0))" office:value-type="float" office:value="0.000435461774467798" calcext:value-type="float">
            <text:p>0.000</text:p>
          </table:table-cell>
          <table:table-cell table:style-name="ce15" table:formula="of:=INDEX([Bigrams_Weighted_2Way.$A$1:.$AC$29];MATCH([.D$39];[Bigrams_Weighted_2Way.$A$30:.$AC$30];0);MATCH([.$O45];[Bigrams_Weighted_2Way.$A$30:.$AC$30];0))" office:value-type="float" office:value="0.00112449944400421" calcext:value-type="float">
            <text:p>0.001</text:p>
          </table:table-cell>
          <table:table-cell table:style-name="ce15"/>
          <table:table-cell table:style-name="ce15" table:formula="of:=INDEX([Bigrams_Weighted_2Way.$A$1:.$AC$29];MATCH([.F$39];[Bigrams_Weighted_2Way.$A$30:.$AC$30];0);MATCH([.$O45];[Bigrams_Weighted_2Way.$A$30:.$AC$30];0))" office:value-type="float" office:value="0.00231201144452055" calcext:value-type="float">
            <text:p>0.002</text:p>
          </table:table-cell>
          <table:table-cell table:style-name="ce15" table:formula="of:=INDEX([Bigrams_Weighted_2Way.$A$1:.$AC$29];MATCH([.G$39];[Bigrams_Weighted_2Way.$A$30:.$AC$30];0);MATCH([.$O45];[Bigrams_Weighted_2Way.$A$30:.$AC$30];0))" office:value-type="float" office:value="0.000958691038363214" calcext:value-type="float">
            <text:p>0.001</text:p>
          </table:table-cell>
          <table:table-cell table:style-name="ce15" table:formula="of:=INDEX([Bigrams_Weighted_2Way.$A$1:.$AC$29];MATCH([.H$39];[Bigrams_Weighted_2Way.$A$30:.$AC$30];0);MATCH([.$O45];[Bigrams_Weighted_2Way.$A$30:.$AC$30];0))" office:value-type="float" office:value="0.0185373045136704" calcext:value-type="float">
            <text:p>0.019</text:p>
          </table:table-cell>
          <table:table-cell table:style-name="ce15" table:formula="of:=INDEX([Bigrams_Weighted_2Way.$A$1:.$AC$29];MATCH([.I$39];[Bigrams_Weighted_2Way.$A$30:.$AC$30];0);MATCH([.$O45];[Bigrams_Weighted_2Way.$A$30:.$AC$30];0))" office:value-type="float" office:value="0.00269997552412269" calcext:value-type="float">
            <text:p>0.003</text:p>
          </table:table-cell>
          <table:table-cell table:style-name="ce64" table:formula="of:=INDEX([Bigrams_Weighted_2Way.$A$1:.$AC$29];MATCH([.J$39];[Bigrams_Weighted_2Way.$A$30:.$AC$30];0);MATCH([.$O45];[Bigrams_Weighted_2Way.$A$30:.$AC$30];0))" office:value-type="float" office:value="0.121946353359834" calcext:value-type="float">
            <text:p>0.122</text:p>
          </table:table-cell>
          <table:table-cell table:style-name="ce95" table:formula="of:=INDEX([Bigrams_Weighted_2Way.$A$1:.$AC$29];MATCH([.K$39];[Bigrams_Weighted_2Way.$A$30:.$AC$30];0);MATCH([.$O45];[Bigrams_Weighted_2Way.$A$30:.$AC$30];0))" office:value-type="float" office:value="0.268510392120838" calcext:value-type="float">
            <text:p>0.269</text:p>
          </table:table-cell>
          <table:table-cell table:style-name="ce115" table:formula="of:=INDEX([Bigrams_Weighted_2Way.$A$1:.$AC$29];MATCH([.L$39];[Bigrams_Weighted_2Way.$A$30:.$AC$30];0);MATCH([.$O45];[Bigrams_Weighted_2Way.$A$30:.$AC$30];0))" office:value-type="float" office:value="0.14846537968621" calcext:value-type="float">
            <text:p>0.148</text:p>
          </table:table-cell>
          <table:table-cell table:style-name="ce115" table:formula="of:=INDEX([Bigrams_Weighted_2Way.$A$1:.$AC$29];MATCH([.M$39];[Bigrams_Weighted_2Way.$A$30:.$AC$30];0);MATCH([.$O45];[Bigrams_Weighted_2Way.$A$30:.$AC$30];0))" office:value-type="float" office:value="0.296159262481235" calcext:value-type="float">
            <text:p>0.296</text:p>
          </table:table-cell>
          <table:table-cell table:style-name="ce115" table:formula="of:=INDEX([Bigrams_Weighted_2Way.$A$1:.$AC$29];MATCH([.N$39];[Bigrams_Weighted_2Way.$A$30:.$AC$30];0);MATCH([.$O45];[Bigrams_Weighted_2Way.$A$30:.$AC$30];0))" office:value-type="float" office:value="0.234135672560471" calcext:value-type="float">
            <text:p>0.234</text:p>
          </table:table-cell>
          <table:table-cell table:style-name="ce578" office:value-type="string" calcext:value-type="string">
            <text:p>G</text:p>
          </table:table-cell>
          <table:table-cell table:style-name="ce584" table:formula="of:=VLOOKUP([.O45];[.$AB$3:.$AC$35];2;FALSE())" office:value-type="float" office:value="1.07" calcext:value-type="float">
            <text:p>1.07</text:p>
          </table:table-cell>
          <table:table-cell/>
          <table:table-cell table:style-name="ce152" table:formula="of:=VLOOKUP([.S45];[.$AB$3:.$AC$35];2;FALSE())" office:value-type="float" office:value="3.87" calcext:value-type="float">
            <text:p>3.87</text:p>
          </table:table-cell>
          <table:table-cell table:style-name="ce662" office:value-type="string" calcext:value-type="string">
            <text:p>H</text:p>
          </table:table-cell>
          <table:table-cell table:style-name="ce15" table:formula="of:=INDEX([Bigrams_Weighted_2Way.$A$1:.$AC$29];MATCH([.T$39];[Bigrams_Weighted_2Way.$A$30:.$AC$30];0);MATCH([.$S45];[Bigrams_Weighted_2Way.$A$30:.$AC$30];0))" office:value-type="float" office:value="0.01807992076081" calcext:value-type="float">
            <text:p>0.018</text:p>
          </table:table-cell>
          <table:table-cell table:style-name="ce15" table:formula="of:=INDEX([Bigrams_Weighted_2Way.$A$1:.$AC$29];MATCH([.U$39];[Bigrams_Weighted_2Way.$A$30:.$AC$30];0);MATCH([.$S45];[Bigrams_Weighted_2Way.$A$30:.$AC$30];0))" office:value-type="float" office:value="0.128033826805667" calcext:value-type="float">
            <text:p>0.128</text:p>
          </table:table-cell>
          <table:table-cell table:style-name="ce15" table:formula="of:=INDEX([Bigrams_Weighted_2Way.$A$1:.$AC$29];MATCH([.V$39];[Bigrams_Weighted_2Way.$A$30:.$AC$30];0);MATCH([.$S45];[Bigrams_Weighted_2Way.$A$30:.$AC$30];0))" office:value-type="float" office:value="0.193359026103132" calcext:value-type="float">
            <text:p>0.193</text:p>
          </table:table-cell>
          <table:table-cell table:style-name="ce64" table:formula="of:=INDEX([Bigrams_Weighted_2Way.$A$1:.$AC$29];MATCH([.W$39];[Bigrams_Weighted_2Way.$A$30:.$AC$30];0);MATCH([.$S45];[Bigrams_Weighted_2Way.$A$30:.$AC$30];0))" office:value-type="float" office:value="2.02352422306193" calcext:value-type="float">
            <text:p>2.024</text:p>
          </table:table-cell>
          <table:table-cell table:style-name="ce7" table:formula="of:=INDEX([Bigrams_Weighted_2Way.$A$1:.$AC$29];MATCH([.X$39];[Bigrams_Weighted_2Way.$A$30:.$AC$30];0);MATCH([.$S45];[Bigrams_Weighted_2Way.$A$30:.$AC$30];0))" office:value-type="float" office:value="0.0193196134143651" calcext:value-type="float">
            <text:p>0.019</text:p>
          </table:table-cell>
          <table:table-cell table:style-name="ce15" table:formula="of:=INDEX([Bigrams_Weighted_2Way.$A$1:.$AC$29];MATCH([.Y$39];[Bigrams_Weighted_2Way.$A$30:.$AC$30];0);MATCH([.$S45];[Bigrams_Weighted_2Way.$A$30:.$AC$30];0))" office:value-type="float" office:value="0.0345713691467298" calcext:value-type="float">
            <text:p>0.035</text:p>
          </table:table-cell>
          <table:table-cell table:style-name="ce15" table:formula="of:=INDEX([Bigrams_Weighted_2Way.$A$1:.$AC$29];MATCH([.Z$39];[Bigrams_Weighted_2Way.$A$30:.$AC$30];0);MATCH([.$S45];[Bigrams_Weighted_2Way.$A$30:.$AC$30];0))" office:value-type="float" office:value="0.00629787997854335" calcext:value-type="float">
            <text:p>0.006</text:p>
          </table:table-cell>
          <table:table-cell table:style-name="ce15" table:formula="of:=INDEX([Bigrams_Weighted_2Way.$A$1:.$AC$29];MATCH([.AA$39];[Bigrams_Weighted_2Way.$A$30:.$AC$30];0);MATCH([.$S45];[Bigrams_Weighted_2Way.$A$30:.$AC$30];0))" office:value-type="float" office:value="0.080175862779176" calcext:value-type="float">
            <text:p>0.080</text:p>
          </table:table-cell>
          <table:table-cell table:style-name="ce15" table:formula="of:=INDEX([Bigrams_Weighted_2Way.$A$1:.$AC$29];MATCH([.AB$39];[Bigrams_Weighted_2Way.$A$30:.$AC$30];0);MATCH([.$S45];[Bigrams_Weighted_2Way.$A$30:.$AC$30];0))" office:value-type="float" office:value="0.0304890755580865" calcext:value-type="float">
            <text:p>0.030</text:p>
          </table:table-cell>
          <table:table-cell table:style-name="ce15"/>
          <table:table-cell table:style-name="ce15" table:formula="of:=INDEX([Bigrams_Weighted_2Way.$A$1:.$AC$29];MATCH([.AD$39];[Bigrams_Weighted_2Way.$A$30:.$AC$30];0);MATCH([.$S45];[Bigrams_Weighted_2Way.$A$30:.$AC$30];0))" office:value-type="float" office:value="0.0537489327248241" calcext:value-type="float">
            <text:p>0.054</text:p>
          </table:table-cell>
          <table:table-cell table:style-name="ce15" table:formula="of:=INDEX([Bigrams_Weighted_2Way.$A$1:.$AC$29];MATCH([.AE$39];[Bigrams_Weighted_2Way.$A$30:.$AC$30];0);MATCH([.$S45];[Bigrams_Weighted_2Way.$A$30:.$AC$30];0))" office:value-type="float" office:value="0.0822132105464656" calcext:value-type="float">
            <text:p>0.082</text:p>
          </table:table-cell>
          <table:table-cell table:style-name="ce15" table:formula="of:=INDEX([Bigrams_Weighted_2Way.$A$1:.$AC$29];MATCH([.AF$39];[Bigrams_Weighted_2Way.$A$30:.$AC$30];0);MATCH([.$S45];[Bigrams_Weighted_2Way.$A$30:.$AC$30];0))" office:value-type="float" office:value="0.328272546005242" calcext:value-type="float">
            <text:p>0.328</text:p>
          </table:table-cell>
          <table:table-cell table:style-name="ce64" table:formula="of:=INDEX([Bigrams_Weighted_2Way.$A$1:.$AC$29];MATCH([.AG$39];[Bigrams_Weighted_2Way.$A$30:.$AC$30];0);MATCH([.$S45];[Bigrams_Weighted_2Way.$A$30:.$AC$30];0))" office:value-type="float" office:value="0.00404155718610047" calcext:value-type="float">
            <text:p>0.004</text:p>
          </table:table-cell>
          <table:table-cell table:style-name="Default"/>
          <table:table-cell table:number-columns-repeated="990"/>
        </table:table-row>
        <table:table-row table:style-name="ro1">
          <table:table-cell table:style-name="ce7" table:formula="of:=INDEX([Bigrams_Weighted_2Way.$A$1:.$AC$29];MATCH([.A$39];[Bigrams_Weighted_2Way.$A$30:.$AC$30];0);MATCH([.$O46];[Bigrams_Weighted_2Way.$A$30:.$AC$30];0))" office:value-type="float" office:value="0.000198039463323857" calcext:value-type="float">
            <text:p>0.000</text:p>
          </table:table-cell>
          <table:table-cell table:style-name="ce15" table:formula="of:=INDEX([Bigrams_Weighted_2Way.$A$1:.$AC$29];MATCH([.B$39];[Bigrams_Weighted_2Way.$A$30:.$AC$30];0);MATCH([.$O46];[Bigrams_Weighted_2Way.$A$30:.$AC$30];0))" office:value-type="float" office:value="0.0000275679934740596" calcext:value-type="float">
            <text:p>0.000</text:p>
          </table:table-cell>
          <table:table-cell table:style-name="ce15" table:formula="of:=INDEX([Bigrams_Weighted_2Way.$A$1:.$AC$29];MATCH([.C$39];[Bigrams_Weighted_2Way.$A$30:.$AC$30];0);MATCH([.$O46];[Bigrams_Weighted_2Way.$A$30:.$AC$30];0))" office:value-type="float" office:value="0.000163720124509211" calcext:value-type="float">
            <text:p>0.000</text:p>
          </table:table-cell>
          <table:table-cell table:style-name="ce15"/>
          <table:table-cell table:style-name="ce15" table:formula="of:=INDEX([Bigrams_Weighted_2Way.$A$1:.$AC$29];MATCH([.E$39];[Bigrams_Weighted_2Way.$A$30:.$AC$30];0);MATCH([.$O46];[Bigrams_Weighted_2Way.$A$30:.$AC$30];0))" office:value-type="float" office:value="0.00112449944400421" calcext:value-type="float">
            <text:p>0.001</text:p>
          </table:table-cell>
          <table:table-cell table:style-name="ce15" table:formula="of:=INDEX([Bigrams_Weighted_2Way.$A$1:.$AC$29];MATCH([.F$39];[Bigrams_Weighted_2Way.$A$30:.$AC$30];0);MATCH([.$O46];[Bigrams_Weighted_2Way.$A$30:.$AC$30];0))" office:value-type="float" office:value="0.00161099675332303" calcext:value-type="float">
            <text:p>0.002</text:p>
          </table:table-cell>
          <table:table-cell table:style-name="ce15" table:formula="of:=INDEX([Bigrams_Weighted_2Way.$A$1:.$AC$29];MATCH([.G$39];[Bigrams_Weighted_2Way.$A$30:.$AC$30];0);MATCH([.$O46];[Bigrams_Weighted_2Way.$A$30:.$AC$30];0))" office:value-type="float" office:value="0.000092268386321342" calcext:value-type="float">
            <text:p>0.000</text:p>
          </table:table-cell>
          <table:table-cell table:style-name="ce15" table:formula="of:=INDEX([Bigrams_Weighted_2Way.$A$1:.$AC$29];MATCH([.H$39];[Bigrams_Weighted_2Way.$A$30:.$AC$30];0);MATCH([.$O46];[Bigrams_Weighted_2Way.$A$30:.$AC$30];0))" office:value-type="float" office:value="0.00528774301355031" calcext:value-type="float">
            <text:p>0.005</text:p>
          </table:table-cell>
          <table:table-cell table:style-name="ce15" table:formula="of:=INDEX([Bigrams_Weighted_2Way.$A$1:.$AC$29];MATCH([.I$39];[Bigrams_Weighted_2Way.$A$30:.$AC$30];0);MATCH([.$O46];[Bigrams_Weighted_2Way.$A$30:.$AC$30];0))" office:value-type="float" office:value="0.00115616788957536" calcext:value-type="float">
            <text:p>0.001</text:p>
          </table:table-cell>
          <table:table-cell table:style-name="ce64" table:formula="of:=INDEX([Bigrams_Weighted_2Way.$A$1:.$AC$29];MATCH([.J$39];[Bigrams_Weighted_2Way.$A$30:.$AC$30];0);MATCH([.$O46];[Bigrams_Weighted_2Way.$A$30:.$AC$30];0))" office:value-type="float" office:value="0.0013129745014289" calcext:value-type="float">
            <text:p>0.001</text:p>
          </table:table-cell>
          <table:table-cell table:style-name="ce95" table:formula="of:=INDEX([Bigrams_Weighted_2Way.$A$1:.$AC$29];MATCH([.K$39];[Bigrams_Weighted_2Way.$A$30:.$AC$30];0);MATCH([.$O46];[Bigrams_Weighted_2Way.$A$30:.$AC$30];0))" office:value-type="float" office:value="0.202206117988131" calcext:value-type="float">
            <text:p>0.202</text:p>
          </table:table-cell>
          <table:table-cell table:style-name="ce115" table:formula="of:=INDEX([Bigrams_Weighted_2Way.$A$1:.$AC$29];MATCH([.L$39];[Bigrams_Weighted_2Way.$A$30:.$AC$30];0);MATCH([.$O46];[Bigrams_Weighted_2Way.$A$30:.$AC$30];0))" office:value-type="float" office:value="0.286558541500565" calcext:value-type="float">
            <text:p>0.287</text:p>
          </table:table-cell>
          <table:table-cell table:style-name="ce115" table:formula="of:=INDEX([Bigrams_Weighted_2Way.$A$1:.$AC$29];MATCH([.M$39];[Bigrams_Weighted_2Way.$A$30:.$AC$30];0);MATCH([.$O46];[Bigrams_Weighted_2Way.$A$30:.$AC$30];0))" office:value-type="float" office:value="0.251244127387264" calcext:value-type="float">
            <text:p>0.251</text:p>
          </table:table-cell>
          <table:table-cell table:style-name="ce115" table:formula="of:=INDEX([Bigrams_Weighted_2Way.$A$1:.$AC$29];MATCH([.N$39];[Bigrams_Weighted_2Way.$A$30:.$AC$30];0);MATCH([.$O46];[Bigrams_Weighted_2Way.$A$30:.$AC$30];0))" office:value-type="float" office:value="0.240724131522689" calcext:value-type="float">
            <text:p>0.241</text:p>
          </table:table-cell>
          <table:table-cell table:style-name="ce578" office:value-type="string" calcext:value-type="string">
            <text:p>W</text:p>
          </table:table-cell>
          <table:table-cell table:style-name="ce584" table:formula="of:=VLOOKUP([.O46];[.$AB$3:.$AC$35];2;FALSE())" office:value-type="float" office:value="1.05" calcext:value-type="float">
            <text:p>1.05</text:p>
          </table:table-cell>
          <table:table-cell/>
          <table:table-cell table:style-name="ce153" table:formula="of:=VLOOKUP([.S46];[.$AB$3:.$AC$35];2;FALSE())" office:value-type="float" office:value="1.74" calcext:value-type="float">
            <text:p>1.74</text:p>
          </table:table-cell>
          <table:table-cell table:style-name="ce662" office:value-type="string" calcext:value-type="string">
            <text:p>P</text:p>
          </table:table-cell>
          <table:table-cell table:style-name="ce15" table:formula="of:=INDEX([Bigrams_Weighted_2Way.$A$1:.$AC$29];MATCH([.T$39];[Bigrams_Weighted_2Way.$A$30:.$AC$30];0);MATCH([.$S46];[Bigrams_Weighted_2Way.$A$30:.$AC$30];0))" office:value-type="float" office:value="0.168760969428378" calcext:value-type="float">
            <text:p>0.169</text:p>
          </table:table-cell>
          <table:table-cell table:style-name="ce15" table:formula="of:=INDEX([Bigrams_Weighted_2Way.$A$1:.$AC$29];MATCH([.U$39];[Bigrams_Weighted_2Way.$A$30:.$AC$30];0);MATCH([.$S46];[Bigrams_Weighted_2Way.$A$30:.$AC$30];0))" office:value-type="float" office:value="0.17390676945695" calcext:value-type="float">
            <text:p>0.174</text:p>
          </table:table-cell>
          <table:table-cell table:style-name="ce15" table:formula="of:=INDEX([Bigrams_Weighted_2Way.$A$1:.$AC$29];MATCH([.V$39];[Bigrams_Weighted_2Way.$A$30:.$AC$30];0);MATCH([.$S46];[Bigrams_Weighted_2Way.$A$30:.$AC$30];0))" office:value-type="float" office:value="0.172238686793117" calcext:value-type="float">
            <text:p>0.172</text:p>
          </table:table-cell>
          <table:table-cell table:style-name="ce64" table:formula="of:=INDEX([Bigrams_Weighted_2Way.$A$1:.$AC$29];MATCH([.W$39];[Bigrams_Weighted_2Way.$A$30:.$AC$30];0);MATCH([.$S46];[Bigrams_Weighted_2Way.$A$30:.$AC$30];0))" office:value-type="float" office:value="0.0894836215512665" calcext:value-type="float">
            <text:p>0.089</text:p>
          </table:table-cell>
          <table:table-cell table:style-name="ce7" table:formula="of:=INDEX([Bigrams_Weighted_2Way.$A$1:.$AC$29];MATCH([.X$39];[Bigrams_Weighted_2Way.$A$30:.$AC$30];0);MATCH([.$S46];[Bigrams_Weighted_2Way.$A$30:.$AC$30];0))" office:value-type="float" office:value="0.00405160809394488" calcext:value-type="float">
            <text:p>0.004</text:p>
          </table:table-cell>
          <table:table-cell table:style-name="ce15" table:formula="of:=INDEX([Bigrams_Weighted_2Way.$A$1:.$AC$29];MATCH([.Y$39];[Bigrams_Weighted_2Way.$A$30:.$AC$30];0);MATCH([.$S46];[Bigrams_Weighted_2Way.$A$30:.$AC$30];0))" office:value-type="float" office:value="0.188469149322386" calcext:value-type="float">
            <text:p>0.188</text:p>
          </table:table-cell>
          <table:table-cell table:style-name="ce15" table:formula="of:=INDEX([Bigrams_Weighted_2Way.$A$1:.$AC$29];MATCH([.Z$39];[Bigrams_Weighted_2Way.$A$30:.$AC$30];0);MATCH([.$S46];[Bigrams_Weighted_2Way.$A$30:.$AC$30];0))" office:value-type="float" office:value="0.00117698453770883" calcext:value-type="float">
            <text:p>0.001</text:p>
          </table:table-cell>
          <table:table-cell table:style-name="ce15" table:formula="of:=INDEX([Bigrams_Weighted_2Way.$A$1:.$AC$29];MATCH([.AA$39];[Bigrams_Weighted_2Way.$A$30:.$AC$30];0);MATCH([.$S46];[Bigrams_Weighted_2Way.$A$30:.$AC$30];0))" office:value-type="float" office:value="0.294729569101235" calcext:value-type="float">
            <text:p>0.295</text:p>
          </table:table-cell>
          <table:table-cell table:style-name="ce15" table:formula="of:=INDEX([Bigrams_Weighted_2Way.$A$1:.$AC$29];MATCH([.AB$39];[Bigrams_Weighted_2Way.$A$30:.$AC$30];0);MATCH([.$S46];[Bigrams_Weighted_2Way.$A$30:.$AC$30];0))" office:value-type="float" office:value="0.00111003369641468" calcext:value-type="float">
            <text:p>0.001</text:p>
          </table:table-cell>
          <table:table-cell table:style-name="ce15" table:formula="of:=INDEX([Bigrams_Weighted_2Way.$A$1:.$AC$29];MATCH([.AC$39];[Bigrams_Weighted_2Way.$A$30:.$AC$30];0);MATCH([.$S46];[Bigrams_Weighted_2Way.$A$30:.$AC$30];0))" office:value-type="float" office:value="0.0537489327248241" calcext:value-type="float">
            <text:p>0.054</text:p>
          </table:table-cell>
          <table:table-cell table:style-name="ce15"/>
          <table:table-cell table:style-name="ce15" table:formula="of:=INDEX([Bigrams_Weighted_2Way.$A$1:.$AC$29];MATCH([.AE$39];[Bigrams_Weighted_2Way.$A$30:.$AC$30];0);MATCH([.$S46];[Bigrams_Weighted_2Way.$A$30:.$AC$30];0))" office:value-type="float" office:value="0.00386522131765197" calcext:value-type="float">
            <text:p>0.004</text:p>
          </table:table-cell>
          <table:table-cell table:style-name="ce15" table:formula="of:=INDEX([Bigrams_Weighted_2Way.$A$1:.$AC$29];MATCH([.AF$39];[Bigrams_Weighted_2Way.$A$30:.$AC$30];0);MATCH([.$S46];[Bigrams_Weighted_2Way.$A$30:.$AC$30];0))" office:value-type="float" office:value="0.00265407960844357" calcext:value-type="float">
            <text:p>0.003</text:p>
          </table:table-cell>
          <table:table-cell table:style-name="ce64" table:formula="of:=INDEX([Bigrams_Weighted_2Way.$A$1:.$AC$29];MATCH([.AG$39];[Bigrams_Weighted_2Way.$A$30:.$AC$30];0);MATCH([.$S46];[Bigrams_Weighted_2Way.$A$30:.$AC$30];0))" office:value-type="float" office:value="0.00181353711354061" calcext:value-type="float">
            <text:p>0.002</text:p>
          </table:table-cell>
          <table:table-cell table:style-name="Default"/>
          <table:table-cell table:number-columns-repeated="990"/>
        </table:table-row>
        <table:table-row table:style-name="ro1">
          <table:table-cell table:style-name="ce7" table:formula="of:=INDEX([Bigrams_Weighted_2Way.$A$1:.$AC$29];MATCH([.A$39];[Bigrams_Weighted_2Way.$A$30:.$AC$30];0);MATCH([.$O47];[Bigrams_Weighted_2Way.$A$30:.$AC$30];0))" office:value-type="float" office:value="0.0000506350900543951" calcext:value-type="float">
            <text:p>0.000</text:p>
          </table:table-cell>
          <table:table-cell table:style-name="ce15" table:formula="of:=INDEX([Bigrams_Weighted_2Way.$A$1:.$AC$29];MATCH([.B$39];[Bigrams_Weighted_2Way.$A$30:.$AC$30];0);MATCH([.$O47];[Bigrams_Weighted_2Way.$A$30:.$AC$30];0))" office:value-type="float" office:value="0.0000185661996866116" calcext:value-type="float">
            <text:p>0.000</text:p>
          </table:table-cell>
          <table:table-cell table:style-name="ce15"/>
          <table:table-cell table:style-name="ce15" table:formula="of:=INDEX([Bigrams_Weighted_2Way.$A$1:.$AC$29];MATCH([.D$39];[Bigrams_Weighted_2Way.$A$30:.$AC$30];0);MATCH([.$O47];[Bigrams_Weighted_2Way.$A$30:.$AC$30];0))" office:value-type="float" office:value="0.000163720124509211" calcext:value-type="float">
            <text:p>0.000</text:p>
          </table:table-cell>
          <table:table-cell table:style-name="ce15" table:formula="of:=INDEX([Bigrams_Weighted_2Way.$A$1:.$AC$29];MATCH([.E$39];[Bigrams_Weighted_2Way.$A$30:.$AC$30];0);MATCH([.$O47];[Bigrams_Weighted_2Way.$A$30:.$AC$30];0))" office:value-type="float" office:value="0.000435461774467798" calcext:value-type="float">
            <text:p>0.000</text:p>
          </table:table-cell>
          <table:table-cell table:style-name="ce15" table:formula="of:=INDEX([Bigrams_Weighted_2Way.$A$1:.$AC$29];MATCH([.F$39];[Bigrams_Weighted_2Way.$A$30:.$AC$30];0);MATCH([.$O47];[Bigrams_Weighted_2Way.$A$30:.$AC$30];0))" office:value-type="float" office:value="0.00146415499216529" calcext:value-type="float">
            <text:p>0.001</text:p>
          </table:table-cell>
          <table:table-cell table:style-name="ce15" table:formula="of:=INDEX([Bigrams_Weighted_2Way.$A$1:.$AC$29];MATCH([.G$39];[Bigrams_Weighted_2Way.$A$30:.$AC$30];0);MATCH([.$O47];[Bigrams_Weighted_2Way.$A$30:.$AC$30];0))" office:value-type="float" office:value="0.0000123774664577411" calcext:value-type="float">
            <text:p>0.000</text:p>
          </table:table-cell>
          <table:table-cell table:style-name="ce15" table:formula="of:=INDEX([Bigrams_Weighted_2Way.$A$1:.$AC$29];MATCH([.H$39];[Bigrams_Weighted_2Way.$A$30:.$AC$30];0);MATCH([.$O47];[Bigrams_Weighted_2Way.$A$30:.$AC$30];0))" office:value-type="float" office:value="0.00192645998068035" calcext:value-type="float">
            <text:p>0.002</text:p>
          </table:table-cell>
          <table:table-cell table:style-name="ce15" table:formula="of:=INDEX([Bigrams_Weighted_2Way.$A$1:.$AC$29];MATCH([.I$39];[Bigrams_Weighted_2Way.$A$30:.$AC$30];0);MATCH([.$O47];[Bigrams_Weighted_2Way.$A$30:.$AC$30];0))" office:value-type="float" office:value="0.000330253309577" calcext:value-type="float">
            <text:p>0.000</text:p>
          </table:table-cell>
          <table:table-cell table:style-name="ce64" table:formula="of:=INDEX([Bigrams_Weighted_2Way.$A$1:.$AC$29];MATCH([.J$39];[Bigrams_Weighted_2Way.$A$30:.$AC$30];0);MATCH([.$O47];[Bigrams_Weighted_2Way.$A$30:.$AC$30];0))" office:value-type="float" office:value="0.00599823605349838" calcext:value-type="float">
            <text:p>0.006</text:p>
          </table:table-cell>
          <table:table-cell table:style-name="ce95" table:formula="of:=INDEX([Bigrams_Weighted_2Way.$A$1:.$AC$29];MATCH([.K$39];[Bigrams_Weighted_2Way.$A$30:.$AC$30];0);MATCH([.$O47];[Bigrams_Weighted_2Way.$A$30:.$AC$30];0))" office:value-type="float" office:value="0.0363410389438303" calcext:value-type="float">
            <text:p>0.036</text:p>
          </table:table-cell>
          <table:table-cell table:style-name="ce115" table:formula="of:=INDEX([Bigrams_Weighted_2Way.$A$1:.$AC$29];MATCH([.L$39];[Bigrams_Weighted_2Way.$A$30:.$AC$30];0);MATCH([.$O47];[Bigrams_Weighted_2Way.$A$30:.$AC$30];0))" office:value-type="float" office:value="0.0135171265878152" calcext:value-type="float">
            <text:p>0.014</text:p>
          </table:table-cell>
          <table:table-cell table:style-name="ce115" table:formula="of:=INDEX([Bigrams_Weighted_2Way.$A$1:.$AC$29];MATCH([.M$39];[Bigrams_Weighted_2Way.$A$30:.$AC$30];0);MATCH([.$O47];[Bigrams_Weighted_2Way.$A$30:.$AC$30];0))" office:value-type="float" office:value="0.122550969371667" calcext:value-type="float">
            <text:p>0.123</text:p>
          </table:table-cell>
          <table:table-cell table:style-name="ce115" table:formula="of:=INDEX([Bigrams_Weighted_2Way.$A$1:.$AC$29];MATCH([.N$39];[Bigrams_Weighted_2Way.$A$30:.$AC$30];0);MATCH([.$O47];[Bigrams_Weighted_2Way.$A$30:.$AC$30];0))" office:value-type="float" office:value="0.0280455815280311" calcext:value-type="float">
            <text:p>0.028</text:p>
          </table:table-cell>
          <table:table-cell table:style-name="ce578" office:value-type="string" calcext:value-type="string">
            <text:p>X</text:p>
          </table:table-cell>
          <table:table-cell table:style-name="ce584" table:formula="of:=VLOOKUP([.O47];[.$AB$3:.$AC$35];2;FALSE())" office:value-type="float" office:value="0.085" calcext:value-type="float">
            <text:p>0.09</text:p>
          </table:table-cell>
          <table:table-cell table:style-name="ce145"/>
          <table:table-cell table:style-name="ce153" table:formula="of:=VLOOKUP([.S47];[.$AB$3:.$AC$35];2;FALSE())" office:value-type="float" office:value="2.58" calcext:value-type="float">
            <text:p>2.58</text:p>
          </table:table-cell>
          <table:table-cell table:style-name="ce662" office:value-type="string" calcext:value-type="string">
            <text:p>D</text:p>
          </table:table-cell>
          <table:table-cell table:style-name="ce15" table:formula="of:=INDEX([Bigrams_Weighted_2Way.$A$1:.$AC$29];MATCH([.T$39];[Bigrams_Weighted_2Way.$A$30:.$AC$30];0);MATCH([.$S47];[Bigrams_Weighted_2Way.$A$30:.$AC$30];0))" office:value-type="float" office:value="0.15425071656529" calcext:value-type="float">
            <text:p>0.154</text:p>
          </table:table-cell>
          <table:table-cell table:style-name="ce15" table:formula="of:=INDEX([Bigrams_Weighted_2Way.$A$1:.$AC$29];MATCH([.U$39];[Bigrams_Weighted_2Way.$A$30:.$AC$30];0);MATCH([.$S47];[Bigrams_Weighted_2Way.$A$30:.$AC$30];0))" office:value-type="float" office:value="0.727927237960708" calcext:value-type="float">
            <text:p>0.728</text:p>
          </table:table-cell>
          <table:table-cell table:style-name="ce15" table:formula="of:=INDEX([Bigrams_Weighted_2Way.$A$1:.$AC$29];MATCH([.V$39];[Bigrams_Weighted_2Way.$A$30:.$AC$30];0);MATCH([.$S47];[Bigrams_Weighted_2Way.$A$30:.$AC$30];0))" office:value-type="float" office:value="0.0759561460962326" calcext:value-type="float">
            <text:p>0.076</text:p>
          </table:table-cell>
          <table:table-cell table:style-name="ce64" table:formula="of:=INDEX([Bigrams_Weighted_2Way.$A$1:.$AC$29];MATCH([.W$39];[Bigrams_Weighted_2Way.$A$30:.$AC$30];0);MATCH([.$S47];[Bigrams_Weighted_2Way.$A$30:.$AC$30];0))" office:value-type="float" office:value="0.00737407089110647" calcext:value-type="float">
            <text:p>0.007</text:p>
          </table:table-cell>
          <table:table-cell table:style-name="ce7" table:formula="of:=INDEX([Bigrams_Weighted_2Way.$A$1:.$AC$29];MATCH([.X$39];[Bigrams_Weighted_2Way.$A$30:.$AC$30];0);MATCH([.$S47];[Bigrams_Weighted_2Way.$A$30:.$AC$30];0))" office:value-type="float" office:value="0.00254678286242099" calcext:value-type="float">
            <text:p>0.003</text:p>
          </table:table-cell>
          <table:table-cell table:style-name="ce15" table:formula="of:=INDEX([Bigrams_Weighted_2Way.$A$1:.$AC$29];MATCH([.Y$39];[Bigrams_Weighted_2Way.$A$30:.$AC$30];0);MATCH([.$S47];[Bigrams_Weighted_2Way.$A$30:.$AC$30];0))" office:value-type="float" office:value="0.0127721520417374" calcext:value-type="float">
            <text:p>0.013</text:p>
          </table:table-cell>
          <table:table-cell table:style-name="ce15" table:formula="of:=INDEX([Bigrams_Weighted_2Way.$A$1:.$AC$29];MATCH([.Z$39];[Bigrams_Weighted_2Way.$A$30:.$AC$30];0);MATCH([.$S47];[Bigrams_Weighted_2Way.$A$30:.$AC$30];0))" office:value-type="float" office:value="0.0133190110143248" calcext:value-type="float">
            <text:p>0.013</text:p>
          </table:table-cell>
          <table:table-cell table:style-name="ce15" table:formula="of:=INDEX([Bigrams_Weighted_2Way.$A$1:.$AC$29];MATCH([.AA$39];[Bigrams_Weighted_2Way.$A$30:.$AC$30];0);MATCH([.$S47];[Bigrams_Weighted_2Way.$A$30:.$AC$30];0))" office:value-type="float" office:value="0.165249316741347" calcext:value-type="float">
            <text:p>0.165</text:p>
          </table:table-cell>
          <table:table-cell table:style-name="ce15" table:formula="of:=INDEX([Bigrams_Weighted_2Way.$A$1:.$AC$29];MATCH([.AB$39];[Bigrams_Weighted_2Way.$A$30:.$AC$30];0);MATCH([.$S47];[Bigrams_Weighted_2Way.$A$30:.$AC$30];0))" office:value-type="float" office:value="0.00553022883369969" calcext:value-type="float">
            <text:p>0.006</text:p>
          </table:table-cell>
          <table:table-cell table:style-name="ce15" table:formula="of:=INDEX([Bigrams_Weighted_2Way.$A$1:.$AC$29];MATCH([.AC$39];[Bigrams_Weighted_2Way.$A$30:.$AC$30];0);MATCH([.$S47];[Bigrams_Weighted_2Way.$A$30:.$AC$30];0))" office:value-type="float" office:value="0.0822132105464656" calcext:value-type="float">
            <text:p>0.082</text:p>
          </table:table-cell>
          <table:table-cell table:style-name="ce15" table:formula="of:=INDEX([Bigrams_Weighted_2Way.$A$1:.$AC$29];MATCH([.AD$39];[Bigrams_Weighted_2Way.$A$30:.$AC$30];0);MATCH([.$S47];[Bigrams_Weighted_2Way.$A$30:.$AC$30];0))" office:value-type="float" office:value="0.00386522131765197" calcext:value-type="float">
            <text:p>0.004</text:p>
          </table:table-cell>
          <table:table-cell table:style-name="ce15"/>
          <table:table-cell table:style-name="ce15" table:formula="of:=INDEX([Bigrams_Weighted_2Way.$A$1:.$AC$29];MATCH([.AF$39];[Bigrams_Weighted_2Way.$A$30:.$AC$30];0);MATCH([.$S47];[Bigrams_Weighted_2Way.$A$30:.$AC$30];0))" office:value-type="float" office:value="0.00546496582874069" calcext:value-type="float">
            <text:p>0.005</text:p>
          </table:table-cell>
          <table:table-cell table:style-name="ce64" table:formula="of:=INDEX([Bigrams_Weighted_2Way.$A$1:.$AC$29];MATCH([.AG$39];[Bigrams_Weighted_2Way.$A$30:.$AC$30];0);MATCH([.$S47];[Bigrams_Weighted_2Way.$A$30:.$AC$30];0))" office:value-type="float" office:value="0.0046958750720256" calcext:value-type="float">
            <text:p>0.005</text:p>
          </table:table-cell>
          <table:table-cell table:style-name="Default"/>
          <table:table-cell table:number-columns-repeated="990"/>
        </table:table-row>
        <table:table-row table:style-name="ro1">
          <table:table-cell table:style-name="ce7" table:formula="of:=INDEX([Bigrams_Weighted_2Way.$A$1:.$AC$29];MATCH([.A$39];[Bigrams_Weighted_2Way.$A$30:.$AC$30];0);MATCH([.$O48];[Bigrams_Weighted_2Way.$A$30:.$AC$30];0))" office:value-type="float" office:value="0.0000472594173841021" calcext:value-type="float">
            <text:p>0.000</text:p>
          </table:table-cell>
          <table:table-cell table:style-name="ce15"/>
          <table:table-cell table:style-name="ce15" table:formula="of:=INDEX([Bigrams_Weighted_2Way.$A$1:.$AC$29];MATCH([.C$39];[Bigrams_Weighted_2Way.$A$30:.$AC$30];0);MATCH([.$O48];[Bigrams_Weighted_2Way.$A$30:.$AC$30];0))" office:value-type="float" office:value="0.0000185661996866116" calcext:value-type="float">
            <text:p>0.000</text:p>
          </table:table-cell>
          <table:table-cell table:style-name="ce15" table:formula="of:=INDEX([Bigrams_Weighted_2Way.$A$1:.$AC$29];MATCH([.D$39];[Bigrams_Weighted_2Way.$A$30:.$AC$30];0);MATCH([.$O48];[Bigrams_Weighted_2Way.$A$30:.$AC$30];0))" office:value-type="float" office:value="0.0000275679934740596" calcext:value-type="float">
            <text:p>0.000</text:p>
          </table:table-cell>
          <table:table-cell table:style-name="ce15" table:formula="of:=INDEX([Bigrams_Weighted_2Way.$A$1:.$AC$29];MATCH([.E$39];[Bigrams_Weighted_2Way.$A$30:.$AC$30];0);MATCH([.$O48];[Bigrams_Weighted_2Way.$A$30:.$AC$30];0))" office:value-type="float" office:value="0.0000590742717301275" calcext:value-type="float">
            <text:p>0.000</text:p>
          </table:table-cell>
          <table:table-cell table:style-name="ce15" table:formula="of:=INDEX([Bigrams_Weighted_2Way.$A$1:.$AC$29];MATCH([.F$39];[Bigrams_Weighted_2Way.$A$30:.$AC$30];0);MATCH([.$O48];[Bigrams_Weighted_2Way.$A$30:.$AC$30];0))" office:value-type="float" office:value="0.0000382576235966541" calcext:value-type="float">
            <text:p>0.000</text:p>
          </table:table-cell>
          <table:table-cell table:style-name="ce15" table:formula="of:=INDEX([Bigrams_Weighted_2Way.$A$1:.$AC$29];MATCH([.G$39];[Bigrams_Weighted_2Way.$A$30:.$AC$30];0);MATCH([.$O48];[Bigrams_Weighted_2Way.$A$30:.$AC$30];0))" office:value-type="float" office:value="0.00000112522422343101" calcext:value-type="float">
            <text:p>0.000</text:p>
          </table:table-cell>
          <table:table-cell table:style-name="ce15" table:formula="of:=INDEX([Bigrams_Weighted_2Way.$A$1:.$AC$29];MATCH([.H$39];[Bigrams_Weighted_2Way.$A$30:.$AC$30];0);MATCH([.$O48];[Bigrams_Weighted_2Way.$A$30:.$AC$30];0))" office:value-type="float" office:value="0.0000455715810489556" calcext:value-type="float">
            <text:p>0.000</text:p>
          </table:table-cell>
          <table:table-cell table:style-name="ce15" table:formula="of:=INDEX([Bigrams_Weighted_2Way.$A$1:.$AC$29];MATCH([.I$39];[Bigrams_Weighted_2Way.$A$30:.$AC$30];0);MATCH([.$O48];[Bigrams_Weighted_2Way.$A$30:.$AC$30];0))" office:value-type="float" office:value="0.000135589518923436" calcext:value-type="float">
            <text:p>0.000</text:p>
          </table:table-cell>
          <table:table-cell table:style-name="ce64" table:formula="of:=INDEX([Bigrams_Weighted_2Way.$A$1:.$AC$29];MATCH([.J$39];[Bigrams_Weighted_2Way.$A$30:.$AC$30];0);MATCH([.$O48];[Bigrams_Weighted_2Way.$A$30:.$AC$30];0))" office:value-type="float" office:value="0.0790280644424014" calcext:value-type="float">
            <text:p>0.079</text:p>
          </table:table-cell>
          <table:table-cell table:style-name="ce95" table:formula="of:=INDEX([Bigrams_Weighted_2Way.$A$1:.$AC$29];MATCH([.K$39];[Bigrams_Weighted_2Way.$A$30:.$AC$30];0);MATCH([.$O48];[Bigrams_Weighted_2Way.$A$30:.$AC$30];0))" office:value-type="float" office:value="0.00671524216130549" calcext:value-type="float">
            <text:p>0.007</text:p>
          </table:table-cell>
          <table:table-cell table:style-name="ce115" table:formula="of:=INDEX([Bigrams_Weighted_2Way.$A$1:.$AC$29];MATCH([.L$39];[Bigrams_Weighted_2Way.$A$30:.$AC$30];0);MATCH([.$O48];[Bigrams_Weighted_2Way.$A$30:.$AC$30];0))" office:value-type="float" office:value="0.000791995685980345" calcext:value-type="float">
            <text:p>0.001</text:p>
          </table:table-cell>
          <table:table-cell table:style-name="ce115" table:formula="of:=INDEX([Bigrams_Weighted_2Way.$A$1:.$AC$29];MATCH([.M$39];[Bigrams_Weighted_2Way.$A$30:.$AC$30];0);MATCH([.$O48];[Bigrams_Weighted_2Way.$A$30:.$AC$30];0))" office:value-type="float" office:value="0.029087367044631" calcext:value-type="float">
            <text:p>0.029</text:p>
          </table:table-cell>
          <table:table-cell table:style-name="ce115" table:formula="of:=INDEX([Bigrams_Weighted_2Way.$A$1:.$AC$29];MATCH([.N$39];[Bigrams_Weighted_2Way.$A$30:.$AC$30];0);MATCH([.$O48];[Bigrams_Weighted_2Way.$A$30:.$AC$30];0))" office:value-type="float" office:value="0.00233451592898917" calcext:value-type="float">
            <text:p>0.002</text:p>
          </table:table-cell>
          <table:table-cell table:style-name="ce578" office:value-type="string" calcext:value-type="string">
            <text:p>Q</text:p>
          </table:table-cell>
          <table:table-cell table:style-name="ce584" table:formula="of:=VLOOKUP([.O48];[.$AB$3:.$AC$35];2;FALSE())" office:value-type="float" office:value="0.055" calcext:value-type="float">
            <text:p>0.06</text:p>
          </table:table-cell>
          <table:table-cell/>
          <table:table-cell table:style-name="ce153" table:formula="of:=VLOOKUP([.S48];[.$AB$3:.$AC$35];2;FALSE())" office:value-type="float" office:value="1.37" calcext:value-type="float">
            <text:p>1.37</text:p>
          </table:table-cell>
          <table:table-cell table:style-name="ce578" office:value-type="string" calcext:value-type="string">
            <text:p>C</text:p>
          </table:table-cell>
          <table:table-cell table:style-name="ce15" table:formula="of:=INDEX([Bigrams_Weighted_2Way.$A$1:.$AC$29];MATCH([.T$39];[Bigrams_Weighted_2Way.$A$30:.$AC$30];0);MATCH([.$S48];[Bigrams_Weighted_2Way.$A$30:.$AC$30];0))" office:value-type="float" office:value="0.0876069161951902" calcext:value-type="float">
            <text:p>0.088</text:p>
          </table:table-cell>
          <table:table-cell table:style-name="ce15" table:formula="of:=INDEX([Bigrams_Weighted_2Way.$A$1:.$AC$29];MATCH([.U$39];[Bigrams_Weighted_2Way.$A$30:.$AC$30];0);MATCH([.$S48];[Bigrams_Weighted_2Way.$A$30:.$AC$30];0))" office:value-type="float" office:value="0.227542732145235" calcext:value-type="float">
            <text:p>0.228</text:p>
          </table:table-cell>
          <table:table-cell table:style-name="ce15" table:formula="of:=INDEX([Bigrams_Weighted_2Way.$A$1:.$AC$29];MATCH([.V$39];[Bigrams_Weighted_2Way.$A$30:.$AC$30];0);MATCH([.$S48];[Bigrams_Weighted_2Way.$A$30:.$AC$30];0))" office:value-type="float" office:value="0.103420873647492" calcext:value-type="float">
            <text:p>0.103</text:p>
          </table:table-cell>
          <table:table-cell table:style-name="ce64" table:formula="of:=INDEX([Bigrams_Weighted_2Way.$A$1:.$AC$29];MATCH([.W$39];[Bigrams_Weighted_2Way.$A$30:.$AC$30];0);MATCH([.$S48];[Bigrams_Weighted_2Way.$A$30:.$AC$30];0))" office:value-type="float" office:value="0.251571795966782" calcext:value-type="float">
            <text:p>0.252</text:p>
          </table:table-cell>
          <table:table-cell table:style-name="ce7" table:formula="of:=INDEX([Bigrams_Weighted_2Way.$A$1:.$AC$29];MATCH([.X$39];[Bigrams_Weighted_2Way.$A$30:.$AC$30];0);MATCH([.$S48];[Bigrams_Weighted_2Way.$A$30:.$AC$30];0))" office:value-type="float" office:value="0.0734630695558704" calcext:value-type="float">
            <text:p>0.073</text:p>
          </table:table-cell>
          <table:table-cell table:style-name="ce15" table:formula="of:=INDEX([Bigrams_Weighted_2Way.$A$1:.$AC$29];MATCH([.Y$39];[Bigrams_Weighted_2Way.$A$30:.$AC$30];0);MATCH([.$S48];[Bigrams_Weighted_2Way.$A$30:.$AC$30];0))" office:value-type="float" office:value="0.00814323775798803" calcext:value-type="float">
            <text:p>0.008</text:p>
          </table:table-cell>
          <table:table-cell table:style-name="ce15" table:formula="of:=INDEX([Bigrams_Weighted_2Way.$A$1:.$AC$29];MATCH([.Z$39];[Bigrams_Weighted_2Way.$A$30:.$AC$30];0);MATCH([.$S48];[Bigrams_Weighted_2Way.$A$30:.$AC$30];0))" office:value-type="float" office:value="0.000657130946483706" calcext:value-type="float">
            <text:p>0.001</text:p>
          </table:table-cell>
          <table:table-cell table:style-name="ce15" table:formula="of:=INDEX([Bigrams_Weighted_2Way.$A$1:.$AC$29];MATCH([.AA$39];[Bigrams_Weighted_2Way.$A$30:.$AC$30];0);MATCH([.$S48];[Bigrams_Weighted_2Way.$A$30:.$AC$30];0))" office:value-type="float" office:value="0.145757706188112" calcext:value-type="float">
            <text:p>0.146</text:p>
          </table:table-cell>
          <table:table-cell table:style-name="ce15" table:formula="of:=INDEX([Bigrams_Weighted_2Way.$A$1:.$AC$29];MATCH([.AB$39];[Bigrams_Weighted_2Way.$A$30:.$AC$30];0);MATCH([.$S48];[Bigrams_Weighted_2Way.$A$30:.$AC$30];0))" office:value-type="float" office:value="0.000932810881224303" calcext:value-type="float">
            <text:p>0.001</text:p>
          </table:table-cell>
          <table:table-cell table:style-name="ce15" table:formula="of:=INDEX([Bigrams_Weighted_2Way.$A$1:.$AC$29];MATCH([.AC$39];[Bigrams_Weighted_2Way.$A$30:.$AC$30];0);MATCH([.$S48];[Bigrams_Weighted_2Way.$A$30:.$AC$30];0))" office:value-type="float" office:value="0.328272546005242" calcext:value-type="float">
            <text:p>0.328</text:p>
          </table:table-cell>
          <table:table-cell table:style-name="ce15" table:formula="of:=INDEX([Bigrams_Weighted_2Way.$A$1:.$AC$29];MATCH([.AD$39];[Bigrams_Weighted_2Way.$A$30:.$AC$30];0);MATCH([.$S48];[Bigrams_Weighted_2Way.$A$30:.$AC$30];0))" office:value-type="float" office:value="0.00265407960844357" calcext:value-type="float">
            <text:p>0.003</text:p>
          </table:table-cell>
          <table:table-cell table:style-name="ce15" table:formula="of:=INDEX([Bigrams_Weighted_2Way.$A$1:.$AC$29];MATCH([.AE$39];[Bigrams_Weighted_2Way.$A$30:.$AC$30];0);MATCH([.$S48];[Bigrams_Weighted_2Way.$A$30:.$AC$30];0))" office:value-type="float" office:value="0.00546496582874069" calcext:value-type="float">
            <text:p>0.005</text:p>
          </table:table-cell>
          <table:table-cell table:style-name="ce15"/>
          <table:table-cell table:style-name="ce64" table:formula="of:=INDEX([Bigrams_Weighted_2Way.$A$1:.$AC$29];MATCH([.AG$39];[Bigrams_Weighted_2Way.$A$30:.$AC$30];0);MATCH([.$S48];[Bigrams_Weighted_2Way.$A$30:.$AC$30];0))" office:value-type="float" office:value="0.00273943448210925" calcext:value-type="float">
            <text:p>0.003</text:p>
          </table:table-cell>
          <table:table-cell table:style-name="Default"/>
          <table:table-cell table:number-columns-repeated="990"/>
        </table:table-row>
        <table:table-row table:style-name="ro1">
          <table:table-cell table:style-name="ce7"/>
          <table:table-cell table:style-name="ce15" table:formula="of:=INDEX([Bigrams_Weighted_2Way.$A$1:.$AC$29];MATCH([.B$39];[Bigrams_Weighted_2Way.$A$30:.$AC$30];0);MATCH([.$O49];[Bigrams_Weighted_2Way.$A$30:.$AC$30];0))" office:value-type="float" office:value="0.0000472594173841021" calcext:value-type="float">
            <text:p>0.000</text:p>
          </table:table-cell>
          <table:table-cell table:style-name="ce15" table:formula="of:=INDEX([Bigrams_Weighted_2Way.$A$1:.$AC$29];MATCH([.C$39];[Bigrams_Weighted_2Way.$A$30:.$AC$30];0);MATCH([.$O49];[Bigrams_Weighted_2Way.$A$30:.$AC$30];0))" office:value-type="float" office:value="0.0000506350900543951" calcext:value-type="float">
            <text:p>0.000</text:p>
          </table:table-cell>
          <table:table-cell table:style-name="ce15" table:formula="of:=INDEX([Bigrams_Weighted_2Way.$A$1:.$AC$29];MATCH([.D$39];[Bigrams_Weighted_2Way.$A$30:.$AC$30];0);MATCH([.$O49];[Bigrams_Weighted_2Way.$A$30:.$AC$30];0))" office:value-type="float" office:value="0.000198039463323857" calcext:value-type="float">
            <text:p>0.000</text:p>
          </table:table-cell>
          <table:table-cell table:style-name="ce15" table:formula="of:=INDEX([Bigrams_Weighted_2Way.$A$1:.$AC$29];MATCH([.E$39];[Bigrams_Weighted_2Way.$A$30:.$AC$30];0);MATCH([.$O49];[Bigrams_Weighted_2Way.$A$30:.$AC$30];0))" office:value-type="float" office:value="0.000364010036279929" calcext:value-type="float">
            <text:p>0.000</text:p>
          </table:table-cell>
          <table:table-cell table:style-name="ce15" table:formula="of:=INDEX([Bigrams_Weighted_2Way.$A$1:.$AC$29];MATCH([.F$39];[Bigrams_Weighted_2Way.$A$30:.$AC$30];0);MATCH([.$O49];[Bigrams_Weighted_2Way.$A$30:.$AC$30];0))" office:value-type="float" office:value="0.000204228196552727" calcext:value-type="float">
            <text:p>0.000</text:p>
          </table:table-cell>
          <table:table-cell table:style-name="ce15" table:formula="of:=INDEX([Bigrams_Weighted_2Way.$A$1:.$AC$29];MATCH([.G$39];[Bigrams_Weighted_2Way.$A$30:.$AC$30];0);MATCH([.$O49];[Bigrams_Weighted_2Way.$A$30:.$AC$30];0))" office:value-type="float" office:value="0.0000213792602451891" calcext:value-type="float">
            <text:p>0.000</text:p>
          </table:table-cell>
          <table:table-cell table:style-name="ce15" table:formula="of:=INDEX([Bigrams_Weighted_2Way.$A$1:.$AC$29];MATCH([.H$39];[Bigrams_Weighted_2Way.$A$30:.$AC$30];0);MATCH([.$O49];[Bigrams_Weighted_2Way.$A$30:.$AC$30];0))" office:value-type="float" office:value="0.0027550254539222" calcext:value-type="float">
            <text:p>0.003</text:p>
          </table:table-cell>
          <table:table-cell table:style-name="ce15" table:formula="of:=INDEX([Bigrams_Weighted_2Way.$A$1:.$AC$29];MATCH([.I$39];[Bigrams_Weighted_2Way.$A$30:.$AC$30];0);MATCH([.$O49];[Bigrams_Weighted_2Way.$A$30:.$AC$30];0))" office:value-type="float" office:value="0.000266115528841432" calcext:value-type="float">
            <text:p>0.000</text:p>
          </table:table-cell>
          <table:table-cell table:style-name="ce64" table:formula="of:=INDEX([Bigrams_Weighted_2Way.$A$1:.$AC$29];MATCH([.J$39];[Bigrams_Weighted_2Way.$A$30:.$AC$30];0);MATCH([.$O49];[Bigrams_Weighted_2Way.$A$30:.$AC$30];0))" office:value-type="float" office:value="0.00439954065646662" calcext:value-type="float">
            <text:p>0.004</text:p>
          </table:table-cell>
          <table:table-cell table:style-name="ce95" table:formula="of:=INDEX([Bigrams_Weighted_2Way.$A$1:.$AC$29];MATCH([.K$39];[Bigrams_Weighted_2Way.$A$30:.$AC$30];0);MATCH([.$O49];[Bigrams_Weighted_2Way.$A$30:.$AC$30];0))" office:value-type="float" office:value="0.0450545932688007" calcext:value-type="float">
            <text:p>0.045</text:p>
          </table:table-cell>
          <table:table-cell table:style-name="ce115" table:formula="of:=INDEX([Bigrams_Weighted_2Way.$A$1:.$AC$29];MATCH([.L$39];[Bigrams_Weighted_2Way.$A$30:.$AC$30];0);MATCH([.$O49];[Bigrams_Weighted_2Way.$A$30:.$AC$30];0))" office:value-type="float" office:value="0.00901986353820726" calcext:value-type="float">
            <text:p>0.009</text:p>
          </table:table-cell>
          <table:table-cell table:style-name="ce115" table:formula="of:=INDEX([Bigrams_Weighted_2Way.$A$1:.$AC$29];MATCH([.M$39];[Bigrams_Weighted_2Way.$A$30:.$AC$30];0);MATCH([.$O49];[Bigrams_Weighted_2Way.$A$30:.$AC$30];0))" office:value-type="float" office:value="0.0336037788000015" calcext:value-type="float">
            <text:p>0.034</text:p>
          </table:table-cell>
          <table:table-cell table:style-name="ce115" table:formula="of:=INDEX([Bigrams_Weighted_2Way.$A$1:.$AC$29];MATCH([.N$39];[Bigrams_Weighted_2Way.$A$30:.$AC$30];0);MATCH([.$O49];[Bigrams_Weighted_2Way.$A$30:.$AC$30];0))" office:value-type="float" office:value="0.028603388302187" calcext:value-type="float">
            <text:p>0.029</text:p>
          </table:table-cell>
          <table:table-cell table:style-name="ce578" office:value-type="string" calcext:value-type="string">
            <text:p>Z</text:p>
          </table:table-cell>
          <table:table-cell table:style-name="ce584" table:formula="of:=VLOOKUP([.O49];[.$AB$3:.$AC$35];2;FALSE())" office:value-type="float" office:value="0.035" calcext:value-type="float">
            <text:p>0.04</text:p>
          </table:table-cell>
          <table:table-cell table:style-name="ce145"/>
          <table:table-cell table:style-name="ce152" table:formula="of:=VLOOKUP([.S49];[.$AB$3:.$AC$35];2;FALSE())" office:value-type="float" office:value="0.77" calcext:value-type="float">
            <text:p>0.77</text:p>
          </table:table-cell>
          <table:table-cell table:style-name="ce662" office:value-type="string" calcext:value-type="string">
            <text:p>B</text:p>
          </table:table-cell>
          <table:table-cell table:style-name="ce15" table:formula="of:=INDEX([Bigrams_Weighted_2Way.$A$1:.$AC$29];MATCH([.T$39];[Bigrams_Weighted_2Way.$A$30:.$AC$30];0);MATCH([.$S49];[Bigrams_Weighted_2Way.$A$30:.$AC$30];0))" office:value-type="float" office:value="0.138134113584814" calcext:value-type="float">
            <text:p>0.138</text:p>
          </table:table-cell>
          <table:table-cell table:style-name="ce15" table:formula="of:=INDEX([Bigrams_Weighted_2Way.$A$1:.$AC$29];MATCH([.U$39];[Bigrams_Weighted_2Way.$A$30:.$AC$30];0);MATCH([.$S49];[Bigrams_Weighted_2Way.$A$30:.$AC$30];0))" office:value-type="float" office:value="0.0198980547753751" calcext:value-type="float">
            <text:p>0.020</text:p>
          </table:table-cell>
          <table:table-cell table:style-name="ce15" table:formula="of:=INDEX([Bigrams_Weighted_2Way.$A$1:.$AC$29];MATCH([.V$39];[Bigrams_Weighted_2Way.$A$30:.$AC$30];0);MATCH([.$S49];[Bigrams_Weighted_2Way.$A$30:.$AC$30];0))" office:value-type="float" office:value="0.0348461885099844" calcext:value-type="float">
            <text:p>0.035</text:p>
          </table:table-cell>
          <table:table-cell table:style-name="ce64" table:formula="of:=INDEX([Bigrams_Weighted_2Way.$A$1:.$AC$29];MATCH([.W$39];[Bigrams_Weighted_2Way.$A$30:.$AC$30];0);MATCH([.$S49];[Bigrams_Weighted_2Way.$A$30:.$AC$30];0))" office:value-type="float" office:value="0.0144958333847186" calcext:value-type="float">
            <text:p>0.014</text:p>
          </table:table-cell>
          <table:table-cell table:style-name="ce15" table:formula="of:=INDEX([Bigrams_Weighted_2Way.$A$1:.$AC$29];MATCH([.X$39];[Bigrams_Weighted_2Way.$A$30:.$AC$30];0);MATCH([.$S49];[Bigrams_Weighted_2Way.$A$30:.$AC$30];0))" office:value-type="float" office:value="0.00163816430200046" calcext:value-type="float">
            <text:p>0.002</text:p>
          </table:table-cell>
          <table:table-cell table:style-name="ce15" table:formula="of:=INDEX([Bigrams_Weighted_2Way.$A$1:.$AC$29];MATCH([.Y$39];[Bigrams_Weighted_2Way.$A$30:.$AC$30];0);MATCH([.$S49];[Bigrams_Weighted_2Way.$A$30:.$AC$30];0))" office:value-type="float" office:value="0.0550438275285116" calcext:value-type="float">
            <text:p>0.055</text:p>
          </table:table-cell>
          <table:table-cell table:style-name="ce15" table:formula="of:=INDEX([Bigrams_Weighted_2Way.$A$1:.$AC$29];MATCH([.Z$39];[Bigrams_Weighted_2Way.$A$30:.$AC$30];0);MATCH([.$S49];[Bigrams_Weighted_2Way.$A$30:.$AC$30];0))" office:value-type="float" office:value="0.00245627842260127" calcext:value-type="float">
            <text:p>0.002</text:p>
          </table:table-cell>
          <table:table-cell table:style-name="ce15" table:formula="of:=INDEX([Bigrams_Weighted_2Way.$A$1:.$AC$29];MATCH([.AA$39];[Bigrams_Weighted_2Way.$A$30:.$AC$30];0);MATCH([.$S49];[Bigrams_Weighted_2Way.$A$30:.$AC$30];0))" office:value-type="float" office:value="0.092384247644028" calcext:value-type="float">
            <text:p>0.092</text:p>
          </table:table-cell>
          <table:table-cell table:style-name="ce15" table:formula="of:=INDEX([Bigrams_Weighted_2Way.$A$1:.$AC$29];MATCH([.AB$39];[Bigrams_Weighted_2Way.$A$30:.$AC$30];0);MATCH([.$S49];[Bigrams_Weighted_2Way.$A$30:.$AC$30];0))" office:value-type="float" office:value="0.0130634990584574" calcext:value-type="float">
            <text:p>0.013</text:p>
          </table:table-cell>
          <table:table-cell table:style-name="ce15" table:formula="of:=INDEX([Bigrams_Weighted_2Way.$A$1:.$AC$29];MATCH([.AC$39];[Bigrams_Weighted_2Way.$A$30:.$AC$30];0);MATCH([.$S49];[Bigrams_Weighted_2Way.$A$30:.$AC$30];0))" office:value-type="float" office:value="0.00404155718610047" calcext:value-type="float">
            <text:p>0.004</text:p>
          </table:table-cell>
          <table:table-cell table:style-name="ce15" table:formula="of:=INDEX([Bigrams_Weighted_2Way.$A$1:.$AC$29];MATCH([.AD$39];[Bigrams_Weighted_2Way.$A$30:.$AC$30];0);MATCH([.$S49];[Bigrams_Weighted_2Way.$A$30:.$AC$30];0))" office:value-type="float" office:value="0.00181353711354061" calcext:value-type="float">
            <text:p>0.002</text:p>
          </table:table-cell>
          <table:table-cell table:style-name="ce15" table:formula="of:=INDEX([Bigrams_Weighted_2Way.$A$1:.$AC$29];MATCH([.AE$39];[Bigrams_Weighted_2Way.$A$30:.$AC$30];0);MATCH([.$S49];[Bigrams_Weighted_2Way.$A$30:.$AC$30];0))" office:value-type="float" office:value="0.0046958750720256" calcext:value-type="float">
            <text:p>0.005</text:p>
          </table:table-cell>
          <table:table-cell table:style-name="ce15" table:formula="of:=INDEX([Bigrams_Weighted_2Way.$A$1:.$AC$29];MATCH([.AF$39];[Bigrams_Weighted_2Way.$A$30:.$AC$30];0);MATCH([.$S49];[Bigrams_Weighted_2Way.$A$30:.$AC$30];0))" office:value-type="float" office:value="0.00273943448210925" calcext:value-type="float">
            <text:p>0.003</text:p>
          </table:table-cell>
          <table:table-cell table:style-name="ce64"/>
          <table:table-cell table:style-name="Default"/>
          <table:table-cell table:number-columns-repeated="990"/>
        </table:table-row>
        <table:table-row table:style-name="ro1">
          <table:table-cell table:style-name="ce8"/>
          <table:table-cell table:style-name="ce16" table:formula="of:=INDEX([Bigrams_Weighted_2Way.$A$1:.$AC$29];MATCH([.B$39];[Bigrams_Weighted_2Way.$A$30:.$AC$30];0);MATCH([.$O50];[Bigrams_Weighted_2Way.$A$30:.$AC$30];0))" office:value-type="float" office:value="0.0000461341931606711" calcext:value-type="float">
            <text:p>0.000</text:p>
          </table:table-cell>
          <table:table-cell table:style-name="ce16" table:formula="of:=INDEX([Bigrams_Weighted_2Way.$A$1:.$AC$29];MATCH([.C$39];[Bigrams_Weighted_2Way.$A$30:.$AC$30];0);MATCH([.$O50];[Bigrams_Weighted_2Way.$A$30:.$AC$30];0))" office:value-type="float" office:value="0.000279618219522604" calcext:value-type="float">
            <text:p>0.000</text:p>
          </table:table-cell>
          <table:table-cell table:style-name="ce16" table:formula="of:=INDEX([Bigrams_Weighted_2Way.$A$1:.$AC$29];MATCH([.D$39];[Bigrams_Weighted_2Way.$A$30:.$AC$30];0);MATCH([.$O50];[Bigrams_Weighted_2Way.$A$30:.$AC$30];0))" office:value-type="float" office:value="0.00118413632784605" calcext:value-type="float">
            <text:p>0.001</text:p>
          </table:table-cell>
          <table:table-cell table:style-name="ce16" table:formula="of:=INDEX([Bigrams_Weighted_2Way.$A$1:.$AC$29];MATCH([.E$39];[Bigrams_Weighted_2Way.$A$30:.$AC$30];0);MATCH([.$O50];[Bigrams_Weighted_2Way.$A$30:.$AC$30];0))" office:value-type="float" office:value="0.00106108644269544" calcext:value-type="float">
            <text:p>0.001</text:p>
          </table:table-cell>
          <table:table-cell table:style-name="ce16" table:formula="of:=INDEX([Bigrams_Weighted_2Way.$A$1:.$AC$29];MATCH([.F$39];[Bigrams_Weighted_2Way.$A$30:.$AC$30];0);MATCH([.$O50];[Bigrams_Weighted_2Way.$A$30:.$AC$30];0))" office:value-type="float" office:value="0.000693700733745213" calcext:value-type="float">
            <text:p>0.001</text:p>
          </table:table-cell>
          <table:table-cell table:style-name="ce16" table:formula="of:=INDEX([Bigrams_Weighted_2Way.$A$1:.$AC$29];MATCH([.G$39];[Bigrams_Weighted_2Way.$A$30:.$AC$30];0);MATCH([.$O50];[Bigrams_Weighted_2Way.$A$30:.$AC$30];0))" office:value-type="float" office:value="0.000523229263895417" calcext:value-type="float">
            <text:p>0.001</text:p>
          </table:table-cell>
          <table:table-cell table:style-name="ce16" table:formula="of:=INDEX([Bigrams_Weighted_2Way.$A$1:.$AC$29];MATCH([.H$39];[Bigrams_Weighted_2Way.$A$30:.$AC$30];0);MATCH([.$O50];[Bigrams_Weighted_2Way.$A$30:.$AC$30];0))" office:value-type="float" office:value="0.0955867382693349" calcext:value-type="float">
            <text:p>0.096</text:p>
          </table:table-cell>
          <table:table-cell table:style-name="ce16" table:formula="of:=INDEX([Bigrams_Weighted_2Way.$A$1:.$AC$29];MATCH([.I$39];[Bigrams_Weighted_2Way.$A$30:.$AC$30];0);MATCH([.$O50];[Bigrams_Weighted_2Way.$A$30:.$AC$30];0))" office:value-type="float" office:value="0.00492341858962235" calcext:value-type="float">
            <text:p>0.005</text:p>
          </table:table-cell>
          <table:table-cell table:style-name="ce65" table:formula="of:=INDEX([Bigrams_Weighted_2Way.$A$1:.$AC$29];MATCH([.J$39];[Bigrams_Weighted_2Way.$A$30:.$AC$30];0);MATCH([.$O50];[Bigrams_Weighted_2Way.$A$30:.$AC$30];0))" office:value-type="float" office:value="0.161673354159283" calcext:value-type="float">
            <text:p>0.162</text:p>
          </table:table-cell>
          <table:table-cell table:style-name="ce97" table:formula="of:=INDEX([Bigrams_Weighted_2Way.$A$1:.$AC$29];MATCH([.K$39];[Bigrams_Weighted_2Way.$A$30:.$AC$30];0);MATCH([.$O50];[Bigrams_Weighted_2Way.$A$30:.$AC$30];0))" office:value-type="float" office:value="0.132740238837393" calcext:value-type="float">
            <text:p>0.133</text:p>
          </table:table-cell>
          <table:table-cell table:style-name="ce116" table:formula="of:=INDEX([Bigrams_Weighted_2Way.$A$1:.$AC$29];MATCH([.L$39];[Bigrams_Weighted_2Way.$A$30:.$AC$30];0);MATCH([.$O50];[Bigrams_Weighted_2Way.$A$30:.$AC$30];0))" office:value-type="float" office:value="0.174046776381129" calcext:value-type="float">
            <text:p>0.174</text:p>
          </table:table-cell>
          <table:table-cell table:style-name="ce116" table:formula="of:=INDEX([Bigrams_Weighted_2Way.$A$1:.$AC$29];MATCH([.M$39];[Bigrams_Weighted_2Way.$A$30:.$AC$30];0);MATCH([.$O50];[Bigrams_Weighted_2Way.$A$30:.$AC$30];0))" office:value-type="float" office:value="0.334683424961092" calcext:value-type="float">
            <text:p>0.335</text:p>
          </table:table-cell>
          <table:table-cell table:style-name="ce116" table:formula="of:=INDEX([Bigrams_Weighted_2Way.$A$1:.$AC$29];MATCH([.N$39];[Bigrams_Weighted_2Way.$A$30:.$AC$30];0);MATCH([.$O50];[Bigrams_Weighted_2Way.$A$30:.$AC$30];0))" office:value-type="float" office:value="0.240590729754718" calcext:value-type="float">
            <text:p>0.241</text:p>
          </table:table-cell>
          <table:table-cell table:style-name="ce579" office:value-type="string" calcext:value-type="string">
            <text:p>b</text:p>
          </table:table-cell>
          <table:table-cell table:style-name="ce603" table:formula="of:=VLOOKUP([.O50];[.$AB$3:.$AC$35];2;FALSE())" office:value-type="float" office:value="0.77" calcext:value-type="float">
            <text:p>0.77</text:p>
          </table:table-cell>
          <table:table-cell table:style-name="ce621"/>
          <table:table-cell table:style-name="ce154" table:formula="of:=VLOOKUP([.S50];[.$AB$3:.$AC$35];2;FALSE())" office:value-type="float" office:value="0.035" calcext:value-type="float">
            <text:p>0.04</text:p>
          </table:table-cell>
          <table:table-cell table:style-name="ce663" office:value-type="string" calcext:value-type="string">
            <text:p>Z</text:p>
          </table:table-cell>
          <table:table-cell table:style-name="ce16" table:formula="of:=INDEX([Bigrams_Weighted_2Way.$A$1:.$AC$29];MATCH([.T$39];[Bigrams_Weighted_2Way.$A$30:.$AC$30];0);MATCH([.$S50];[Bigrams_Weighted_2Way.$A$30:.$AC$30];0))" office:value-type="float" office:value="0.0015127018010879" calcext:value-type="float">
            <text:p>0.002</text:p>
          </table:table-cell>
          <table:table-cell table:style-name="ce16" table:formula="of:=INDEX([Bigrams_Weighted_2Way.$A$1:.$AC$29];MATCH([.U$39];[Bigrams_Weighted_2Way.$A$30:.$AC$30];0);MATCH([.$S50];[Bigrams_Weighted_2Way.$A$30:.$AC$30];0))" office:value-type="float" office:value="0.00547919329884866" calcext:value-type="float">
            <text:p>0.005</text:p>
          </table:table-cell>
          <table:table-cell table:style-name="ce16" table:formula="of:=INDEX([Bigrams_Weighted_2Way.$A$1:.$AC$29];MATCH([.V$39];[Bigrams_Weighted_2Way.$A$30:.$AC$30];0);MATCH([.$S50];[Bigrams_Weighted_2Way.$A$30:.$AC$30];0))" office:value-type="float" office:value="0.00131651234141428" calcext:value-type="float">
            <text:p>0.001</text:p>
          </table:table-cell>
          <table:table-cell table:style-name="ce65" table:formula="of:=INDEX([Bigrams_Weighted_2Way.$A$1:.$AC$29];MATCH([.W$39];[Bigrams_Weighted_2Way.$A$30:.$AC$30];0);MATCH([.$S50];[Bigrams_Weighted_2Way.$A$30:.$AC$30];0))" office:value-type="float" office:value="0.00472135478436788" calcext:value-type="float">
            <text:p>0.005</text:p>
          </table:table-cell>
          <table:table-cell table:style-name="ce16" table:formula="of:=INDEX([Bigrams_Weighted_2Way.$A$1:.$AC$29];MATCH([.X$39];[Bigrams_Weighted_2Way.$A$30:.$AC$30];0);MATCH([.$S50];[Bigrams_Weighted_2Way.$A$30:.$AC$30];0))" office:value-type="float" office:value="0.000565425172274079" calcext:value-type="float">
            <text:p>0.001</text:p>
          </table:table-cell>
          <table:table-cell table:style-name="ce16" table:formula="of:=INDEX([Bigrams_Weighted_2Way.$A$1:.$AC$29];MATCH([.Y$39];[Bigrams_Weighted_2Way.$A$30:.$AC$30];0);MATCH([.$S50];[Bigrams_Weighted_2Way.$A$30:.$AC$30];0))" office:value-type="float" office:value="0.000567113008609226" calcext:value-type="float">
            <text:p>0.001</text:p>
          </table:table-cell>
          <table:table-cell table:style-name="ce16" table:formula="of:=INDEX([Bigrams_Weighted_2Way.$A$1:.$AC$29];MATCH([.Z$39];[Bigrams_Weighted_2Way.$A$30:.$AC$30];0);MATCH([.$S50];[Bigrams_Weighted_2Way.$A$30:.$AC$30];0))" office:value-type="float" office:value="0.000282993892192897" calcext:value-type="float">
            <text:p>0.000</text:p>
          </table:table-cell>
          <table:table-cell table:style-name="ce16" table:formula="of:=INDEX([Bigrams_Weighted_2Way.$A$1:.$AC$29];MATCH([.AA$39];[Bigrams_Weighted_2Way.$A$30:.$AC$30];0);MATCH([.$S50];[Bigrams_Weighted_2Way.$A$30:.$AC$30];0))" office:value-type="float" office:value="0.00163647646566531" calcext:value-type="float">
            <text:p>0.002</text:p>
          </table:table-cell>
          <table:table-cell table:style-name="ce16" table:formula="of:=INDEX([Bigrams_Weighted_2Way.$A$1:.$AC$29];MATCH([.AB$39];[Bigrams_Weighted_2Way.$A$30:.$AC$30];0);MATCH([.$S50];[Bigrams_Weighted_2Way.$A$30:.$AC$30];0))" office:value-type="float" office:value="0.000475969846511315" calcext:value-type="float">
            <text:p>0.000</text:p>
          </table:table-cell>
          <table:table-cell table:style-name="ce16" table:formula="of:=INDEX([Bigrams_Weighted_2Way.$A$1:.$AC$29];MATCH([.AC$39];[Bigrams_Weighted_2Way.$A$30:.$AC$30];0);MATCH([.$S50];[Bigrams_Weighted_2Way.$A$30:.$AC$30];0))" office:value-type="float" office:value="0.00145137708091092" calcext:value-type="float">
            <text:p>0.001</text:p>
          </table:table-cell>
          <table:table-cell table:style-name="ce16" table:formula="of:=INDEX([Bigrams_Weighted_2Way.$A$1:.$AC$29];MATCH([.AD$39];[Bigrams_Weighted_2Way.$A$30:.$AC$30];0);MATCH([.$S50];[Bigrams_Weighted_2Way.$A$30:.$AC$30];0))" office:value-type="float" office:value="0.00047653245862303" calcext:value-type="float">
            <text:p>0.000</text:p>
          </table:table-cell>
          <table:table-cell table:style-name="ce16" table:formula="of:=INDEX([Bigrams_Weighted_2Way.$A$1:.$AC$29];MATCH([.AE$39];[Bigrams_Weighted_2Way.$A$30:.$AC$30];0);MATCH([.$S50];[Bigrams_Weighted_2Way.$A$30:.$AC$30];0))" office:value-type="float" office:value="0.000691450285298351" calcext:value-type="float">
            <text:p>0.001</text:p>
          </table:table-cell>
          <table:table-cell table:style-name="ce16" table:formula="of:=INDEX([Bigrams_Weighted_2Way.$A$1:.$AC$29];MATCH([.AF$39];[Bigrams_Weighted_2Way.$A$30:.$AC$30];0);MATCH([.$S50];[Bigrams_Weighted_2Way.$A$30:.$AC$30];0))" office:value-type="float" office:value="0.000918583411116333" calcext:value-type="float">
            <text:p>0.001</text:p>
          </table:table-cell>
          <table:table-cell table:style-name="ce65" table:formula="of:=INDEX([Bigrams_Weighted_2Way.$A$1:.$AC$29];MATCH([.AG$39];[Bigrams_Weighted_2Way.$A$30:.$AC$30];0);MATCH([.$S50];[Bigrams_Weighted_2Way.$A$30:.$AC$30];0))" office:value-type="float" office:value="0.000624499444004207" calcext:value-type="float">
            <text:p>0.001</text:p>
          </table:table-cell>
          <table:table-cell table:style-name="Default"/>
          <table:table-cell table:number-columns-repeated="990"/>
        </table:table-row>
        <table:table-row table:style-name="ro1">
          <table:table-cell table:number-columns-repeated="25"/>
          <table:table-cell table:style-name="ce393"/>
          <table:table-cell table:number-columns-repeated="3"/>
          <table:table-cell table:style-name="ce393" table:number-columns-repeated="2"/>
          <table:table-cell table:style-name="ce440"/>
          <table:table-cell table:style-name="ce442"/>
          <table:table-cell table:style-name="ce445"/>
          <table:table-cell table:number-columns-repeated="990"/>
        </table:table-row>
        <table:table-row table:style-name="ro1">
          <table:table-cell table:style-name="ce53"/>
          <table:table-cell table:style-name="ce57" table:number-columns-repeated="3"/>
          <table:table-cell table:style-name="ce61" table:number-columns-repeated="4"/>
          <table:table-cell table:style-name="ce63"/>
          <table:table-cell table:style-name="ce80"/>
          <table:table-cell table:style-name="ce100"/>
          <table:table-cell table:style-name="ce107" table:number-columns-repeated="5"/>
          <table:table-cell table:style-name="ce141" office:value-type="string" calcext:value-type="string">
            <text:p>Maximum bigrams - from both languages</text:p>
          </table:table-cell>
          <table:table-cell table:style-name="ce107" table:number-columns-repeated="5"/>
          <table:table-cell table:style-name="ce164"/>
          <table:table-cell table:style-name="ce53"/>
          <table:table-cell table:style-name="ce57" table:number-columns-repeated="3"/>
          <table:table-cell table:style-name="ce61" table:number-columns-repeated="4"/>
          <table:table-cell table:style-name="ce63"/>
          <table:table-cell table:style-name="ce80"/>
          <table:table-cell table:style-name="ce445"/>
          <table:table-cell table:number-columns-repeated="990"/>
        </table:table-row>
        <table:table-row table:style-name="ro1">
          <table:table-cell table:style-name="ce54" table:formula="of:=[.A39]" office:value-type="string" office:string-value="Z" calcext:value-type="string">
            <text:p>Z</text:p>
          </table:table-cell>
          <table:table-cell table:style-name="ce58" table:formula="of:=[.B39]" office:value-type="string" office:string-value="Q" calcext:value-type="string">
            <text:p>Q</text:p>
          </table:table-cell>
          <table:table-cell table:style-name="ce58" table:formula="of:=[.C39]" office:value-type="string" office:string-value="X" calcext:value-type="string">
            <text:p>X</text:p>
          </table:table-cell>
          <table:table-cell table:style-name="ce58" table:formula="of:=[.D39]" office:value-type="string" office:string-value="W" calcext:value-type="string">
            <text:p>W</text:p>
          </table:table-cell>
          <table:table-cell table:style-name="ce58" table:formula="of:=[.E39]" office:value-type="string" office:string-value="G" calcext:value-type="string">
            <text:p>G</text:p>
          </table:table-cell>
          <table:table-cell table:style-name="ce58" table:formula="of:=[.F39]" office:value-type="string" office:string-value="F" calcext:value-type="string">
            <text:p>F</text:p>
          </table:table-cell>
          <table:table-cell table:style-name="ce58" table:formula="of:=[.G39]" office:value-type="string" office:string-value="Ö" calcext:value-type="string">
            <text:p>Ö</text:p>
          </table:table-cell>
          <table:table-cell table:style-name="ce58" table:formula="of:=[.H39]" office:value-type="string" office:string-value="Y" calcext:value-type="string">
            <text:p>Y</text:p>
          </table:table-cell>
          <table:table-cell table:style-name="ce58" table:formula="of:=[.I39]" office:value-type="string" office:string-value="Ä" calcext:value-type="string">
            <text:p>Ä</text:p>
          </table:table-cell>
          <table:table-cell table:style-name="ce81" table:formula="of:=[.J39]" office:value-type="string" office:string-value="U" calcext:value-type="string">
            <text:p>U</text:p>
          </table:table-cell>
          <table:table-cell table:style-name="ce54" table:formula="of:=[.K39]" office:value-type="string" office:string-value="I" calcext:value-type="string">
            <text:p>I</text:p>
          </table:table-cell>
          <table:table-cell table:style-name="ce58" table:formula="of:=[.L39]" office:value-type="string" office:string-value="O" calcext:value-type="string">
            <text:p>O</text:p>
          </table:table-cell>
          <table:table-cell table:style-name="ce58" table:formula="of:=[.M39]" office:value-type="string" office:string-value="E" calcext:value-type="string">
            <text:p>E</text:p>
          </table:table-cell>
          <table:table-cell table:style-name="ce58" table:formula="of:=[.N39]" office:value-type="string" office:string-value="A" calcext:value-type="string">
            <text:p>A</text:p>
          </table:table-cell>
          <table:table-cell table:style-name="ce123" table:formula="of:=[.O39]" office:value-type="string" office:string-value="/" calcext:value-type="string">
            <text:p>/</text:p>
          </table:table-cell>
          <table:table-cell table:style-name="ce582" table:number-columns-repeated="3"/>
          <table:table-cell table:style-name="ce123" table:formula="of:=[.S39]" office:value-type="string" office:string-value="\" calcext:value-type="string">
            <text:p>\</text:p>
          </table:table-cell>
          <table:table-cell table:style-name="ce58" table:formula="of:=[.T39]" office:value-type="string" office:string-value="L" calcext:value-type="string">
            <text:p>L</text:p>
          </table:table-cell>
          <table:table-cell table:style-name="ce58" table:formula="of:=[.U39]" office:value-type="string" office:string-value="N" calcext:value-type="string">
            <text:p>N</text:p>
          </table:table-cell>
          <table:table-cell table:style-name="ce58" table:formula="of:=[.V39]" office:value-type="string" office:string-value="S" calcext:value-type="string">
            <text:p>S</text:p>
          </table:table-cell>
          <table:table-cell table:style-name="ce251" table:formula="of:=[.W39]" office:value-type="string" office:string-value="T" calcext:value-type="string">
            <text:p>T</text:p>
          </table:table-cell>
          <table:table-cell table:style-name="ce54" table:formula="of:=[.X39]" office:value-type="string" office:string-value="K" calcext:value-type="string">
            <text:p>K</text:p>
          </table:table-cell>
          <table:table-cell table:style-name="ce58" table:formula="of:=[.Y39]" office:value-type="string" office:string-value="M" calcext:value-type="string">
            <text:p>M</text:p>
          </table:table-cell>
          <table:table-cell table:style-name="ce279" table:formula="of:=[.Z39]" office:value-type="string" office:string-value="V" calcext:value-type="string">
            <text:p>V</text:p>
          </table:table-cell>
          <table:table-cell table:style-name="ce279" table:formula="of:=[.AA39]" office:value-type="string" office:string-value="R" calcext:value-type="string">
            <text:p>R</text:p>
          </table:table-cell>
          <table:table-cell table:style-name="ce58" table:formula="of:=[.AB39]" office:value-type="string" office:string-value="J" calcext:value-type="string">
            <text:p>J</text:p>
          </table:table-cell>
          <table:table-cell table:style-name="ce58" table:formula="of:=[.AC39]" office:value-type="string" office:string-value="H" calcext:value-type="string">
            <text:p>H</text:p>
          </table:table-cell>
          <table:table-cell table:style-name="ce58" table:formula="of:=[.AD39]" office:value-type="string" office:string-value="P" calcext:value-type="string">
            <text:p>P</text:p>
          </table:table-cell>
          <table:table-cell table:style-name="ce58" table:formula="of:=[.AE39]" office:value-type="string" office:string-value="D" calcext:value-type="string">
            <text:p>D</text:p>
          </table:table-cell>
          <table:table-cell table:style-name="ce58" table:formula="of:=[.AF39]" office:value-type="string" office:string-value="C" calcext:value-type="string">
            <text:p>C</text:p>
          </table:table-cell>
          <table:table-cell table:style-name="ce81" table:formula="of:=[.AG39]" office:value-type="string" office:string-value="B" calcext:value-type="string">
            <text:p>B</text:p>
          </table:table-cell>
          <table:table-cell table:style-name="Default"/>
          <table:table-cell table:number-columns-repeated="990"/>
        </table:table-row>
        <table:table-row table:style-name="ro1">
          <table:table-cell table:style-name="ce11" table:formula="of:=INDEX([Bigrams_WorstCase.$A$1:.$AC$29];MATCH([.A$53];[Bigrams_WorstCase.$A$30:.$AC$30];0);MATCH([.$O54];[Bigrams_WorstCase.$A$30:.$AC$30];0))" office:value-type="float" office:value="0.00479908131293323" calcext:value-type="float">
            <text:p>0.005</text:p>
          </table:table-cell>
          <table:table-cell table:style-name="ce93" table:formula="of:=INDEX([Bigrams_WorstCase.$A$1:.$AC$29];MATCH([.B$53];[Bigrams_WorstCase.$A$30:.$AC$30];0);MATCH([.$O54];[Bigrams_WorstCase.$A$30:.$AC$30];0))" office:value-type="float" office:value="0.148" calcext:value-type="float">
            <text:p>0.148</text:p>
          </table:table-cell>
          <table:table-cell table:style-name="ce102" table:formula="of:=INDEX([Bigrams_WorstCase.$A$1:.$AC$29];MATCH([.C$53];[Bigrams_WorstCase.$A$30:.$AC$30];0);MATCH([.$O54];[Bigrams_WorstCase.$A$30:.$AC$30];0))" office:value-type="float" office:value="0.009" calcext:value-type="float">
            <text:p>0.009</text:p>
          </table:table-cell>
          <table:table-cell table:style-name="ce102" table:formula="of:=INDEX([Bigrams_WorstCase.$A$1:.$AC$29];MATCH([.D$53];[Bigrams_WorstCase.$A$30:.$AC$30];0);MATCH([.$O54];[Bigrams_WorstCase.$A$30:.$AC$30];0))" office:value-type="float" office:value="0.0016259490028578" calcext:value-type="float">
            <text:p>0.002</text:p>
          </table:table-cell>
          <table:table-cell table:style-name="ce102" table:formula="of:=INDEX([Bigrams_WorstCase.$A$1:.$AC$29];MATCH([.E$53];[Bigrams_WorstCase.$A$30:.$AC$30];0);MATCH([.$O54];[Bigrams_WorstCase.$A$30:.$AC$30];0))" office:value-type="float" office:value="0.214" calcext:value-type="float">
            <text:p>0.214</text:p>
          </table:table-cell>
          <table:table-cell table:style-name="ce102" table:formula="of:=INDEX([Bigrams_WorstCase.$A$1:.$AC$29];MATCH([.F$53];[Bigrams_WorstCase.$A$30:.$AC$30];0);MATCH([.$O54];[Bigrams_WorstCase.$A$30:.$AC$30];0))" office:value-type="float" office:value="0.115" calcext:value-type="float">
            <text:p>0.115</text:p>
          </table:table-cell>
          <table:table-cell table:style-name="ce102" table:formula="of:=INDEX([Bigrams_WorstCase.$A$1:.$AC$29];MATCH([.G$53];[Bigrams_WorstCase.$A$30:.$AC$30];0);MATCH([.$O54];[Bigrams_WorstCase.$A$30:.$AC$30];0))" office:value-type="float" office:value="0.000472594173841021" calcext:value-type="float">
            <text:p>0.000</text:p>
          </table:table-cell>
          <table:table-cell table:style-name="ce102" table:formula="of:=INDEX([Bigrams_WorstCase.$A$1:.$AC$29];MATCH([.H$53];[Bigrams_WorstCase.$A$30:.$AC$30];0);MATCH([.$O54];[Bigrams_WorstCase.$A$30:.$AC$30];0))" office:value-type="float" office:value="0.00931235567311499" calcext:value-type="float">
            <text:p>0.009</text:p>
          </table:table-cell>
          <table:table-cell table:style-name="ce102" table:formula="of:=INDEX([Bigrams_WorstCase.$A$1:.$AC$29];MATCH([.I$53];[Bigrams_WorstCase.$A$30:.$AC$30];0);MATCH([.$O54];[Bigrams_WorstCase.$A$30:.$AC$30];0))" office:value-type="float" office:value="0.0127127832763235" calcext:value-type="float">
            <text:p>0.013</text:p>
          </table:table-cell>
          <table:table-cell table:style-name="ce66"/>
          <table:table-cell table:style-name="ce98" table:formula="of:=INDEX([Bigrams_WorstCase.$A$1:.$AC$29];MATCH([.K$53];[Bigrams_WorstCase.$A$30:.$AC$30];0);MATCH([.$O54];[Bigrams_WorstCase.$A$30:.$AC$30];0))" office:value-type="float" office:value="0.301393558694441" calcext:value-type="float">
            <text:p>0.301</text:p>
          </table:table-cell>
          <table:table-cell table:style-name="ce117" table:formula="of:=INDEX([Bigrams_WorstCase.$A$1:.$AC$29];MATCH([.L$53];[Bigrams_WorstCase.$A$30:.$AC$30];0);MATCH([.$O54];[Bigrams_WorstCase.$A$30:.$AC$30];0))" office:value-type="float" office:value="0.881" calcext:value-type="float">
            <text:p>0.881</text:p>
          </table:table-cell>
          <table:table-cell table:style-name="ce118" table:formula="of:=INDEX([Bigrams_WorstCase.$A$1:.$AC$29];MATCH([.M$53];[Bigrams_WorstCase.$A$30:.$AC$30];0);MATCH([.$O54];[Bigrams_WorstCase.$A$30:.$AC$30];0))" office:value-type="float" office:value="0.263499382521955" calcext:value-type="float">
            <text:p>0.263</text:p>
          </table:table-cell>
          <table:table-cell table:style-name="ce117" table:formula="of:=INDEX([Bigrams_WorstCase.$A$1:.$AC$29];MATCH([.N$53];[Bigrams_WorstCase.$A$30:.$AC$30];0);MATCH([.$O54];[Bigrams_WorstCase.$A$30:.$AC$30];0))" office:value-type="float" office:value="0.449450562013492" calcext:value-type="float">
            <text:p>0.449</text:p>
          </table:table-cell>
          <table:table-cell table:style-name="ce127" table:formula="of:=[.O40]" office:value-type="string" office:string-value="U" calcext:value-type="string">
            <text:p>U</text:p>
          </table:table-cell>
          <table:table-cell table:style-name="ce134"/>
          <table:table-cell table:style-name="ce147"/>
          <table:table-cell table:style-name="ce151"/>
          <table:table-cell table:style-name="ce159" table:formula="of:=[.S40]" office:value-type="string" office:string-value="K" calcext:value-type="string">
            <text:p>K</text:p>
          </table:table-cell>
          <table:table-cell table:style-name="ce15" table:formula="of:=INDEX([Bigrams_WorstCase.$A$1:.$AC$29];MATCH([.T$53];[Bigrams_WorstCase.$A$30:.$AC$30];0);MATCH([.$S54];[Bigrams_WorstCase.$A$30:.$AC$30];0))" office:value-type="float" office:value="0.212668503452683" calcext:value-type="float">
            <text:p>0.213</text:p>
          </table:table-cell>
          <table:table-cell table:style-name="ce15" table:formula="of:=INDEX([Bigrams_WorstCase.$A$1:.$AC$29];MATCH([.U$53];[Bigrams_WorstCase.$A$30:.$AC$30];0);MATCH([.$S54];[Bigrams_WorstCase.$A$30:.$AC$30];0))" office:value-type="float" office:value="0.809614581897735" calcext:value-type="float">
            <text:p>0.810</text:p>
          </table:table-cell>
          <table:table-cell table:style-name="ce15" table:formula="of:=INDEX([Bigrams_WorstCase.$A$1:.$AC$29];MATCH([.V$53];[Bigrams_WorstCase.$A$30:.$AC$30];0);MATCH([.$S54];[Bigrams_WorstCase.$A$30:.$AC$30];0))" office:value-type="float" office:value="0.887121151631885" calcext:value-type="float">
            <text:p>0.887</text:p>
          </table:table-cell>
          <table:table-cell table:style-name="ce64" table:formula="of:=INDEX([Bigrams_WorstCase.$A$1:.$AC$29];MATCH([.W$53];[Bigrams_WorstCase.$A$30:.$AC$30];0);MATCH([.$S54];[Bigrams_WorstCase.$A$30:.$AC$30];0))" office:value-type="float" office:value="0.244887048642183" calcext:value-type="float">
            <text:p>0.245</text:p>
          </table:table-cell>
          <table:table-cell table:style-name="ce7"/>
          <table:table-cell table:style-name="ce15" table:formula="of:=INDEX([Bigrams_WorstCase.$A$1:.$AC$29];MATCH([.Y$53];[Bigrams_WorstCase.$A$30:.$AC$30];0);MATCH([.$S54];[Bigrams_WorstCase.$A$30:.$AC$30];0))" office:value-type="float" office:value="0.0242317036515867" calcext:value-type="float">
            <text:p>0.024</text:p>
          </table:table-cell>
          <table:table-cell table:style-name="ce15" table:formula="of:=INDEX([Bigrams_WorstCase.$A$1:.$AC$29];MATCH([.Z$53];[Bigrams_WorstCase.$A$30:.$AC$30];0);MATCH([.$S54];[Bigrams_WorstCase.$A$30:.$AC$30];0))" office:value-type="float" office:value="0.00732520969453583" calcext:value-type="float">
            <text:p>0.007</text:p>
          </table:table-cell>
          <table:table-cell table:style-name="ce15" table:formula="of:=INDEX([Bigrams_WorstCase.$A$1:.$AC$29];MATCH([.AA$53];[Bigrams_WorstCase.$A$30:.$AC$30];0);MATCH([.$S54];[Bigrams_WorstCase.$A$30:.$AC$30];0))" office:value-type="float" office:value="0.252277521341678" calcext:value-type="float">
            <text:p>0.252</text:p>
          </table:table-cell>
          <table:table-cell table:style-name="ce15" table:formula="of:=INDEX([Bigrams_WorstCase.$A$1:.$AC$29];MATCH([.AB$53];[Bigrams_WorstCase.$A$30:.$AC$30];0);MATCH([.$S54];[Bigrams_WorstCase.$A$30:.$AC$30];0))" office:value-type="float" office:value="0.00457178601980017" calcext:value-type="float">
            <text:p>0.005</text:p>
          </table:table-cell>
          <table:table-cell table:style-name="ce15" table:formula="of:=INDEX([Bigrams_WorstCase.$A$1:.$AC$29];MATCH([.AC$53];[Bigrams_WorstCase.$A$30:.$AC$30];0);MATCH([.$S54];[Bigrams_WorstCase.$A$30:.$AC$30];0))" office:value-type="float" office:value="0.0356392268287302" calcext:value-type="float">
            <text:p>0.036</text:p>
          </table:table-cell>
          <table:table-cell table:style-name="ce15" table:formula="of:=INDEX([Bigrams_WorstCase.$A$1:.$AC$29];MATCH([.AD$53];[Bigrams_WorstCase.$A$30:.$AC$30];0);MATCH([.$S54];[Bigrams_WorstCase.$A$30:.$AC$30];0))" office:value-type="float" office:value="0.00610321618788977" calcext:value-type="float">
            <text:p>0.006</text:p>
          </table:table-cell>
          <table:table-cell table:style-name="ce15" table:formula="of:=INDEX([Bigrams_WorstCase.$A$1:.$AC$29];MATCH([.AE$53];[Bigrams_WorstCase.$A$30:.$AC$30];0);MATCH([.$S54];[Bigrams_WorstCase.$A$30:.$AC$30];0))" office:value-type="float" office:value="0.00409356572484199" calcext:value-type="float">
            <text:p>0.004</text:p>
          </table:table-cell>
          <table:table-cell table:style-name="ce15" table:formula="of:=INDEX([Bigrams_WorstCase.$A$1:.$AC$29];MATCH([.AF$53];[Bigrams_WorstCase.$A$30:.$AC$30];0);MATCH([.$S54];[Bigrams_WorstCase.$A$30:.$AC$30];0))" office:value-type="float" office:value="0.118" calcext:value-type="float">
            <text:p>0.118</text:p>
          </table:table-cell>
          <table:table-cell table:style-name="ce64" table:formula="of:=INDEX([Bigrams_WorstCase.$A$1:.$AC$29];MATCH([.AG$53];[Bigrams_WorstCase.$A$30:.$AC$30];0);MATCH([.$S54];[Bigrams_WorstCase.$A$30:.$AC$30];0))" office:value-type="float" office:value="0.00227632860400092" calcext:value-type="float">
            <text:p>0.002</text:p>
          </table:table-cell>
          <table:table-cell table:style-name="Default"/>
          <table:table-cell table:number-columns-repeated="990"/>
        </table:table-row>
        <table:table-row table:style-name="ro1">
          <table:table-cell table:style-name="ce11" table:formula="of:=INDEX([Bigrams_WorstCase.$A$1:.$AC$29];MATCH([.A$53];[Bigrams_WorstCase.$A$30:.$AC$30];0);MATCH([.$O55];[Bigrams_WorstCase.$A$30:.$AC$30];0))" office:value-type="float" office:value="0.000532231057682864" calcext:value-type="float">
            <text:p>0.001</text:p>
          </table:table-cell>
          <table:table-cell table:style-name="ce93" table:formula="of:=INDEX([Bigrams_WorstCase.$A$1:.$AC$29];MATCH([.B$53];[Bigrams_WorstCase.$A$30:.$AC$30];0);MATCH([.$O55];[Bigrams_WorstCase.$A$30:.$AC$30];0))" office:value-type="float" office:value="0.000271179037846872" calcext:value-type="float">
            <text:p>0.000</text:p>
          </table:table-cell>
          <table:table-cell table:style-name="ce102" table:formula="of:=INDEX([Bigrams_WorstCase.$A$1:.$AC$29];MATCH([.C$53];[Bigrams_WorstCase.$A$30:.$AC$30];0);MATCH([.$O55];[Bigrams_WorstCase.$A$30:.$AC$30];0))" office:value-type="float" office:value="0.000660506619153999" calcext:value-type="float">
            <text:p>0.001</text:p>
          </table:table-cell>
          <table:table-cell table:style-name="ce102" table:formula="of:=INDEX([Bigrams_WorstCase.$A$1:.$AC$29];MATCH([.D$53];[Bigrams_WorstCase.$A$30:.$AC$30];0);MATCH([.$O55];[Bigrams_WorstCase.$A$30:.$AC$30];0))" office:value-type="float" office:value="0.00231233577915071" calcext:value-type="float">
            <text:p>0.002</text:p>
          </table:table-cell>
          <table:table-cell table:style-name="ce102" table:formula="of:=INDEX([Bigrams_WorstCase.$A$1:.$AC$29];MATCH([.E$53];[Bigrams_WorstCase.$A$30:.$AC$30];0);MATCH([.$O55];[Bigrams_WorstCase.$A$30:.$AC$30];0))" office:value-type="float" office:value="0.00539995104824539" calcext:value-type="float">
            <text:p>0.005</text:p>
          </table:table-cell>
          <table:table-cell table:style-name="ce102" table:formula="of:=INDEX([Bigrams_WorstCase.$A$1:.$AC$29];MATCH([.F$53];[Bigrams_WorstCase.$A$30:.$AC$30];0);MATCH([.$O55];[Bigrams_WorstCase.$A$30:.$AC$30];0))" office:value-type="float" office:value="0.00592205508791737" calcext:value-type="float">
            <text:p>0.006</text:p>
          </table:table-cell>
          <table:table-cell table:style-name="ce102" table:formula="of:=INDEX([Bigrams_WorstCase.$A$1:.$AC$29];MATCH([.G$53];[Bigrams_WorstCase.$A$30:.$AC$30];0);MATCH([.$O55];[Bigrams_WorstCase.$A$30:.$AC$30];0))" office:value-type="float" office:value="0.0090738081377476" calcext:value-type="float">
            <text:p>0.009</text:p>
          </table:table-cell>
          <table:table-cell table:style-name="ce102" table:formula="of:=INDEX([Bigrams_WorstCase.$A$1:.$AC$29];MATCH([.H$53];[Bigrams_WorstCase.$A$30:.$AC$30];0);MATCH([.$O55];[Bigrams_WorstCase.$A$30:.$AC$30];0))" office:value-type="float" office:value="0.180814530911575" calcext:value-type="float">
            <text:p>0.181</text:p>
          </table:table-cell>
          <table:table-cell table:style-name="ce102"/>
          <table:table-cell table:style-name="ce66" table:formula="of:=INDEX([Bigrams_WorstCase.$A$1:.$AC$29];MATCH([.J$53];[Bigrams_WorstCase.$A$30:.$AC$30];0);MATCH([.$O55];[Bigrams_WorstCase.$A$30:.$AC$30];0))" office:value-type="float" office:value="0.0127127832763235" calcext:value-type="float">
            <text:p>0.013</text:p>
          </table:table-cell>
          <table:table-cell table:style-name="ce98" table:formula="of:=INDEX([Bigrams_WorstCase.$A$1:.$AC$29];MATCH([.K$53];[Bigrams_WorstCase.$A$30:.$AC$30];0);MATCH([.$O55];[Bigrams_WorstCase.$A$30:.$AC$30];0))" office:value-type="float" office:value="0.315893198037573" calcext:value-type="float">
            <text:p>0.316</text:p>
          </table:table-cell>
          <table:table-cell table:style-name="ce117" table:formula="of:=INDEX([Bigrams_WorstCase.$A$1:.$AC$29];MATCH([.L$53];[Bigrams_WorstCase.$A$30:.$AC$30];0);MATCH([.$O55];[Bigrams_WorstCase.$A$30:.$AC$30];0))" office:value-type="float" office:value="0.109280651355395" calcext:value-type="float">
            <text:p>0.109</text:p>
          </table:table-cell>
          <table:table-cell table:style-name="ce117" table:formula="of:=INDEX([Bigrams_WorstCase.$A$1:.$AC$29];MATCH([.M$53];[Bigrams_WorstCase.$A$30:.$AC$30];0);MATCH([.$O55];[Bigrams_WorstCase.$A$30:.$AC$30];0))" office:value-type="float" office:value="0.107794230156243" calcext:value-type="float">
            <text:p>0.108</text:p>
          </table:table-cell>
          <table:table-cell table:style-name="ce118" table:formula="of:=INDEX([Bigrams_WorstCase.$A$1:.$AC$29];MATCH([.N$53];[Bigrams_WorstCase.$A$30:.$AC$30];0);MATCH([.$O55];[Bigrams_WorstCase.$A$30:.$AC$30];0))" office:value-type="float" office:value="0.0643898309616157" calcext:value-type="float">
            <text:p>0.064</text:p>
          </table:table-cell>
          <table:table-cell table:style-name="ce127" table:formula="of:=[.O41]" office:value-type="string" office:string-value="Ä" calcext:value-type="string">
            <text:p>Ä</text:p>
          </table:table-cell>
          <table:table-cell table:style-name="ce134"/>
          <table:table-cell table:style-name="ce147"/>
          <table:table-cell table:style-name="ce151"/>
          <table:table-cell table:style-name="ce159" table:formula="of:=[.S41]" office:value-type="string" office:string-value="M" calcext:value-type="string">
            <text:p>M</text:p>
          </table:table-cell>
          <table:table-cell table:style-name="ce15" table:formula="of:=INDEX([Bigrams_WorstCase.$A$1:.$AC$29];MATCH([.T$53];[Bigrams_WorstCase.$A$30:.$AC$30];0);MATCH([.$S55];[Bigrams_WorstCase.$A$30:.$AC$30];0))" office:value-type="float" office:value="0.218613063025069" calcext:value-type="float">
            <text:p>0.219</text:p>
          </table:table-cell>
          <table:table-cell table:style-name="ce246" table:formula="of:=INDEX([Bigrams_WorstCase.$A$1:.$AC$29];MATCH([.U$53];[Bigrams_WorstCase.$A$30:.$AC$30];0);MATCH([.$S55];[Bigrams_WorstCase.$A$30:.$AC$30];0))" office:value-type="float" office:value="0.362825175172656" calcext:value-type="float">
            <text:p>0.363</text:p>
          </table:table-cell>
          <table:table-cell table:style-name="ce246" table:formula="of:=INDEX([Bigrams_WorstCase.$A$1:.$AC$29];MATCH([.V$53];[Bigrams_WorstCase.$A$30:.$AC$30];0);MATCH([.$S55];[Bigrams_WorstCase.$A$30:.$AC$30];0))" office:value-type="float" office:value="0.158" calcext:value-type="float">
            <text:p>0.158</text:p>
          </table:table-cell>
          <table:table-cell table:style-name="ce64" table:formula="of:=INDEX([Bigrams_WorstCase.$A$1:.$AC$29];MATCH([.W$53];[Bigrams_WorstCase.$A$30:.$AC$30];0);MATCH([.$S55];[Bigrams_WorstCase.$A$30:.$AC$30];0))" office:value-type="float" office:value="0.0750186989761449" calcext:value-type="float">
            <text:p>0.075</text:p>
          </table:table-cell>
          <table:table-cell table:style-name="ce7" table:formula="of:=INDEX([Bigrams_WorstCase.$A$1:.$AC$29];MATCH([.X$53];[Bigrams_WorstCase.$A$30:.$AC$30];0);MATCH([.$S55];[Bigrams_WorstCase.$A$30:.$AC$30];0))" office:value-type="float" office:value="0.0242317036515867" calcext:value-type="float">
            <text:p>0.024</text:p>
          </table:table-cell>
          <table:table-cell table:style-name="ce15"/>
          <table:table-cell table:style-name="ce15" table:formula="of:=INDEX([Bigrams_WorstCase.$A$1:.$AC$29];MATCH([.Z$53];[Bigrams_WorstCase.$A$30:.$AC$30];0);MATCH([.$S55];[Bigrams_WorstCase.$A$30:.$AC$30];0))" office:value-type="float" office:value="0.004231968304324" calcext:value-type="float">
            <text:p>0.004</text:p>
          </table:table-cell>
          <table:table-cell table:style-name="ce15" table:formula="of:=INDEX([Bigrams_WorstCase.$A$1:.$AC$29];MATCH([.AA$53];[Bigrams_WorstCase.$A$30:.$AC$30];0);MATCH([.$S55];[Bigrams_WorstCase.$A$30:.$AC$30];0))" office:value-type="float" office:value="0.178" calcext:value-type="float">
            <text:p>0.178</text:p>
          </table:table-cell>
          <table:table-cell table:style-name="ce15" table:formula="of:=INDEX([Bigrams_WorstCase.$A$1:.$AC$29];MATCH([.AB$53];[Bigrams_WorstCase.$A$30:.$AC$30];0);MATCH([.$S55];[Bigrams_WorstCase.$A$30:.$AC$30];0))" office:value-type="float" office:value="0.00697076406415507" calcext:value-type="float">
            <text:p>0.007</text:p>
          </table:table-cell>
          <table:table-cell table:style-name="ce15" table:formula="of:=INDEX([Bigrams_WorstCase.$A$1:.$AC$29];MATCH([.AC$53];[Bigrams_WorstCase.$A$30:.$AC$30];0);MATCH([.$S55];[Bigrams_WorstCase.$A$30:.$AC$30];0))" office:value-type="float" office:value="0.0551427382934597" calcext:value-type="float">
            <text:p>0.055</text:p>
          </table:table-cell>
          <table:table-cell table:style-name="ce15" table:formula="of:=INDEX([Bigrams_WorstCase.$A$1:.$AC$29];MATCH([.AD$53];[Bigrams_WorstCase.$A$30:.$AC$30];0);MATCH([.$S55];[Bigrams_WorstCase.$A$30:.$AC$30];0))" office:value-type="float" office:value="0.255" calcext:value-type="float">
            <text:p>0.255</text:p>
          </table:table-cell>
          <table:table-cell table:style-name="ce15" table:formula="of:=INDEX([Bigrams_WorstCase.$A$1:.$AC$29];MATCH([.AE$53];[Bigrams_WorstCase.$A$30:.$AC$30];0);MATCH([.$S55];[Bigrams_WorstCase.$A$30:.$AC$30];0))" office:value-type="float" office:value="0.019" calcext:value-type="float">
            <text:p>0.019</text:p>
          </table:table-cell>
          <table:table-cell table:style-name="ce15" table:formula="of:=INDEX([Bigrams_WorstCase.$A$1:.$AC$29];MATCH([.AF$53];[Bigrams_WorstCase.$A$30:.$AC$30];0);MATCH([.$S55];[Bigrams_WorstCase.$A$30:.$AC$30];0))" office:value-type="float" office:value="0.00928647551597607" calcext:value-type="float">
            <text:p>0.009</text:p>
          </table:table-cell>
          <table:table-cell table:style-name="ce64" table:formula="of:=INDEX([Bigrams_WorstCase.$A$1:.$AC$29];MATCH([.AG$53];[Bigrams_WorstCase.$A$30:.$AC$30];0);MATCH([.$S55];[Bigrams_WorstCase.$A$30:.$AC$30];0))" office:value-type="float" office:value="0.093" calcext:value-type="float">
            <text:p>0.093</text:p>
          </table:table-cell>
          <table:table-cell table:style-name="Default"/>
          <table:table-cell table:number-columns-repeated="990"/>
        </table:table-row>
        <table:table-row table:style-name="ro1">
          <table:table-cell table:style-name="ce11" table:formula="of:=INDEX([Bigrams_WorstCase.$A$1:.$AC$29];MATCH([.A$53];[Bigrams_WorstCase.$A$30:.$AC$30];0);MATCH([.$O56];[Bigrams_WorstCase.$A$30:.$AC$30];0))" office:value-type="float" office:value="0.004" calcext:value-type="float">
            <text:p>0.004</text:p>
          </table:table-cell>
          <table:table-cell table:style-name="ce93" table:formula="of:=INDEX([Bigrams_WorstCase.$A$1:.$AC$29];MATCH([.B$53];[Bigrams_WorstCase.$A$30:.$AC$30];0);MATCH([.$O56];[Bigrams_WorstCase.$A$30:.$AC$30];0))" office:value-type="float" office:value="0.0000911431620979112" calcext:value-type="float">
            <text:p>0.000</text:p>
          </table:table-cell>
          <table:table-cell table:style-name="ce102" table:formula="of:=INDEX([Bigrams_WorstCase.$A$1:.$AC$29];MATCH([.C$53];[Bigrams_WorstCase.$A$30:.$AC$30];0);MATCH([.$O56];[Bigrams_WorstCase.$A$30:.$AC$30];0))" office:value-type="float" office:value="0.003" calcext:value-type="float">
            <text:p>0.003</text:p>
          </table:table-cell>
          <table:table-cell table:style-name="ce102" table:formula="of:=INDEX([Bigrams_WorstCase.$A$1:.$AC$29];MATCH([.D$53];[Bigrams_WorstCase.$A$30:.$AC$30];0);MATCH([.$O56];[Bigrams_WorstCase.$A$30:.$AC$30];0))" office:value-type="float" office:value="0.00557548602710062" calcext:value-type="float">
            <text:p>0.006</text:p>
          </table:table-cell>
          <table:table-cell table:style-name="ce102" table:formula="of:=INDEX([Bigrams_WorstCase.$A$1:.$AC$29];MATCH([.E$53];[Bigrams_WorstCase.$A$30:.$AC$30];0);MATCH([.$O56];[Bigrams_WorstCase.$A$30:.$AC$30];0))" office:value-type="float" office:value="0.029" calcext:value-type="float">
            <text:p>0.029</text:p>
          </table:table-cell>
          <table:table-cell table:style-name="ce102" table:formula="of:=INDEX([Bigrams_WorstCase.$A$1:.$AC$29];MATCH([.F$53];[Bigrams_WorstCase.$A$30:.$AC$30];0);MATCH([.$O56];[Bigrams_WorstCase.$A$30:.$AC$30];0))" office:value-type="float" office:value="0.01" calcext:value-type="float">
            <text:p>0.010</text:p>
          </table:table-cell>
          <table:table-cell table:style-name="ce102" table:formula="of:=INDEX([Bigrams_WorstCase.$A$1:.$AC$29];MATCH([.G$53];[Bigrams_WorstCase.$A$30:.$AC$30];0);MATCH([.$O56];[Bigrams_WorstCase.$A$30:.$AC$30];0))" office:value-type="float" office:value="0.212154275982575" calcext:value-type="float">
            <text:p>0.212</text:p>
          </table:table-cell>
          <table:table-cell table:style-name="ce102"/>
          <table:table-cell table:style-name="ce102" table:formula="of:=INDEX([Bigrams_WorstCase.$A$1:.$AC$29];MATCH([.I$53];[Bigrams_WorstCase.$A$30:.$AC$30];0);MATCH([.$O56];[Bigrams_WorstCase.$A$30:.$AC$30];0))" office:value-type="float" office:value="0.180814530911575" calcext:value-type="float">
            <text:p>0.181</text:p>
          </table:table-cell>
          <table:table-cell table:style-name="ce66" table:formula="of:=INDEX([Bigrams_WorstCase.$A$1:.$AC$29];MATCH([.J$53];[Bigrams_WorstCase.$A$30:.$AC$30];0);MATCH([.$O56];[Bigrams_WorstCase.$A$30:.$AC$30];0))" office:value-type="float" office:value="0.00931235567311499" calcext:value-type="float">
            <text:p>0.009</text:p>
          </table:table-cell>
          <table:table-cell table:style-name="ce98" table:formula="of:=INDEX([Bigrams_WorstCase.$A$1:.$AC$29];MATCH([.K$53];[Bigrams_WorstCase.$A$30:.$AC$30];0);MATCH([.$O56];[Bigrams_WorstCase.$A$30:.$AC$30];0))" office:value-type="float" office:value="0.128273311022687" calcext:value-type="float">
            <text:p>0.128</text:p>
          </table:table-cell>
          <table:table-cell table:style-name="ce118" table:formula="of:=INDEX([Bigrams_WorstCase.$A$1:.$AC$29];MATCH([.L$53];[Bigrams_WorstCase.$A$30:.$AC$30];0);MATCH([.$O56];[Bigrams_WorstCase.$A$30:.$AC$30];0))" office:value-type="float" office:value="0.186" calcext:value-type="float">
            <text:p>0.186</text:p>
          </table:table-cell>
          <table:table-cell table:style-name="ce117" table:formula="of:=INDEX([Bigrams_WorstCase.$A$1:.$AC$29];MATCH([.M$53];[Bigrams_WorstCase.$A$30:.$AC$30];0);MATCH([.$O56];[Bigrams_WorstCase.$A$30:.$AC$30];0))" office:value-type="float" office:value="0.237" calcext:value-type="float">
            <text:p>0.237</text:p>
          </table:table-cell>
          <table:table-cell table:style-name="ce117" table:formula="of:=INDEX([Bigrams_WorstCase.$A$1:.$AC$29];MATCH([.N$53];[Bigrams_WorstCase.$A$30:.$AC$30];0);MATCH([.$O56];[Bigrams_WorstCase.$A$30:.$AC$30];0))" office:value-type="float" office:value="0.233" calcext:value-type="float">
            <text:p>0.233</text:p>
          </table:table-cell>
          <table:table-cell table:style-name="ce127" table:formula="of:=[.O42]" office:value-type="string" office:string-value="Y" calcext:value-type="string">
            <text:p>Y</text:p>
          </table:table-cell>
          <table:table-cell table:style-name="ce134"/>
          <table:table-cell table:style-name="ce147"/>
          <table:table-cell table:style-name="ce151"/>
          <table:table-cell table:style-name="ce159" table:formula="of:=[.S42]" office:value-type="string" office:string-value="V" calcext:value-type="string">
            <text:p>V</text:p>
          </table:table-cell>
          <table:table-cell table:style-name="ce15" table:formula="of:=INDEX([Bigrams_WorstCase.$A$1:.$AC$29];MATCH([.T$53];[Bigrams_WorstCase.$A$30:.$AC$30];0);MATCH([.$S56];[Bigrams_WorstCase.$A$30:.$AC$30];0))" office:value-type="float" office:value="0.0516264125952379" calcext:value-type="float">
            <text:p>0.052</text:p>
          </table:table-cell>
          <table:table-cell table:style-name="ce246" table:formula="of:=INDEX([Bigrams_WorstCase.$A$1:.$AC$29];MATCH([.U$53];[Bigrams_WorstCase.$A$30:.$AC$30];0);MATCH([.$S56];[Bigrams_WorstCase.$A$30:.$AC$30];0))" office:value-type="float" office:value="0.338168136764613" calcext:value-type="float">
            <text:p>0.338</text:p>
          </table:table-cell>
          <table:table-cell table:style-name="ce246" table:formula="of:=INDEX([Bigrams_WorstCase.$A$1:.$AC$29];MATCH([.V$53];[Bigrams_WorstCase.$A$30:.$AC$30];0);MATCH([.$S56];[Bigrams_WorstCase.$A$30:.$AC$30];0))" office:value-type="float" office:value="0.088406616786527" calcext:value-type="float">
            <text:p>0.088</text:p>
          </table:table-cell>
          <table:table-cell table:style-name="ce64" table:formula="of:=INDEX([Bigrams_WorstCase.$A$1:.$AC$29];MATCH([.W$53];[Bigrams_WorstCase.$A$30:.$AC$30];0);MATCH([.$S56];[Bigrams_WorstCase.$A$30:.$AC$30];0))" office:value-type="float" office:value="0.0620212339712935" calcext:value-type="float">
            <text:p>0.062</text:p>
          </table:table-cell>
          <table:table-cell table:style-name="ce7" table:formula="of:=INDEX([Bigrams_WorstCase.$A$1:.$AC$29];MATCH([.X$53];[Bigrams_WorstCase.$A$30:.$AC$30];0);MATCH([.$S56];[Bigrams_WorstCase.$A$30:.$AC$30];0))" office:value-type="float" office:value="0.00732520969453583" calcext:value-type="float">
            <text:p>0.007</text:p>
          </table:table-cell>
          <table:table-cell table:style-name="ce15" table:formula="of:=INDEX([Bigrams_WorstCase.$A$1:.$AC$29];MATCH([.Y$53];[Bigrams_WorstCase.$A$30:.$AC$30];0);MATCH([.$S56];[Bigrams_WorstCase.$A$30:.$AC$30];0))" office:value-type="float" office:value="0.004231968304324" calcext:value-type="float">
            <text:p>0.004</text:p>
          </table:table-cell>
          <table:table-cell table:style-name="ce15"/>
          <table:table-cell table:style-name="ce15" table:formula="of:=INDEX([Bigrams_WorstCase.$A$1:.$AC$29];MATCH([.AA$53];[Bigrams_WorstCase.$A$30:.$AC$30];0);MATCH([.$S56];[Bigrams_WorstCase.$A$30:.$AC$30];0))" office:value-type="float" office:value="0.0844975878343277" calcext:value-type="float">
            <text:p>0.084</text:p>
          </table:table-cell>
          <table:table-cell table:style-name="ce15" table:formula="of:=INDEX([Bigrams_WorstCase.$A$1:.$AC$29];MATCH([.AB$53];[Bigrams_WorstCase.$A$30:.$AC$30];0);MATCH([.$S56];[Bigrams_WorstCase.$A$30:.$AC$30];0))" office:value-type="float" office:value="0.00194101178541848" calcext:value-type="float">
            <text:p>0.002</text:p>
          </table:table-cell>
          <table:table-cell table:style-name="ce15" table:formula="of:=INDEX([Bigrams_WorstCase.$A$1:.$AC$29];MATCH([.AC$53];[Bigrams_WorstCase.$A$30:.$AC$30];0);MATCH([.$S56];[Bigrams_WorstCase.$A$30:.$AC$30];0))" office:value-type="float" office:value="0.0125957599570867" calcext:value-type="float">
            <text:p>0.013</text:p>
          </table:table-cell>
          <table:table-cell table:style-name="ce15" table:formula="of:=INDEX([Bigrams_WorstCase.$A$1:.$AC$29];MATCH([.AD$53];[Bigrams_WorstCase.$A$30:.$AC$30];0);MATCH([.$S56];[Bigrams_WorstCase.$A$30:.$AC$30];0))" office:value-type="float" office:value="0.00235396907541766" calcext:value-type="float">
            <text:p>0.002</text:p>
          </table:table-cell>
          <table:table-cell table:style-name="ce15" table:formula="of:=INDEX([Bigrams_WorstCase.$A$1:.$AC$29];MATCH([.AE$53];[Bigrams_WorstCase.$A$30:.$AC$30];0);MATCH([.$S56];[Bigrams_WorstCase.$A$30:.$AC$30];0))" office:value-type="float" office:value="0.019" calcext:value-type="float">
            <text:p>0.019</text:p>
          </table:table-cell>
          <table:table-cell table:style-name="ce15" table:formula="of:=INDEX([Bigrams_WorstCase.$A$1:.$AC$29];MATCH([.AF$53];[Bigrams_WorstCase.$A$30:.$AC$30];0);MATCH([.$S56];[Bigrams_WorstCase.$A$30:.$AC$30];0))" office:value-type="float" office:value="0.00131426189296741" calcext:value-type="float">
            <text:p>0.001</text:p>
          </table:table-cell>
          <table:table-cell table:style-name="ce64" table:formula="of:=INDEX([Bigrams_WorstCase.$A$1:.$AC$29];MATCH([.AG$53];[Bigrams_WorstCase.$A$30:.$AC$30];0);MATCH([.$S56];[Bigrams_WorstCase.$A$30:.$AC$30];0))" office:value-type="float" office:value="0.004" calcext:value-type="float">
            <text:p>0.004</text:p>
          </table:table-cell>
          <table:table-cell table:style-name="Default"/>
          <table:table-cell table:number-columns-repeated="990"/>
        </table:table-row>
        <table:table-row table:style-name="ro1">
          <table:table-cell table:style-name="ce11" table:formula="of:=INDEX([Bigrams_WorstCase.$A$1:.$AC$29];MATCH([.A$53];[Bigrams_WorstCase.$A$30:.$AC$30];0);MATCH([.$O57];[Bigrams_WorstCase.$A$30:.$AC$30];0))" office:value-type="float" office:value="0.0000427585204903782" calcext:value-type="float">
            <text:p>0.000</text:p>
          </table:table-cell>
          <table:table-cell table:style-name="ce93" table:formula="of:=INDEX([Bigrams_WorstCase.$A$1:.$AC$29];MATCH([.B$53];[Bigrams_WorstCase.$A$30:.$AC$30];0);MATCH([.$O57];[Bigrams_WorstCase.$A$30:.$AC$30];0))" office:value-type="float" office:value="0.00000225044844686201" calcext:value-type="float">
            <text:p>0.000</text:p>
          </table:table-cell>
          <table:table-cell table:style-name="ce102" table:formula="of:=INDEX([Bigrams_WorstCase.$A$1:.$AC$29];MATCH([.C$53];[Bigrams_WorstCase.$A$30:.$AC$30];0);MATCH([.$O57];[Bigrams_WorstCase.$A$30:.$AC$30];0))" office:value-type="float" office:value="0.0000247549329154821" calcext:value-type="float">
            <text:p>0.000</text:p>
          </table:table-cell>
          <table:table-cell table:style-name="ce102" table:formula="of:=INDEX([Bigrams_WorstCase.$A$1:.$AC$29];MATCH([.D$53];[Bigrams_WorstCase.$A$30:.$AC$30];0);MATCH([.$O57];[Bigrams_WorstCase.$A$30:.$AC$30];0))" office:value-type="float" office:value="0.000184536772642684" calcext:value-type="float">
            <text:p>0.000</text:p>
          </table:table-cell>
          <table:table-cell table:style-name="ce102" table:formula="of:=INDEX([Bigrams_WorstCase.$A$1:.$AC$29];MATCH([.E$53];[Bigrams_WorstCase.$A$30:.$AC$30];0);MATCH([.$O57];[Bigrams_WorstCase.$A$30:.$AC$30];0))" office:value-type="float" office:value="0.00191738207672643" calcext:value-type="float">
            <text:p>0.002</text:p>
          </table:table-cell>
          <table:table-cell table:style-name="ce102" table:formula="of:=INDEX([Bigrams_WorstCase.$A$1:.$AC$29];MATCH([.F$53];[Bigrams_WorstCase.$A$30:.$AC$30];0);MATCH([.$O57];[Bigrams_WorstCase.$A$30:.$AC$30];0))" office:value-type="float" office:value="0.000668383188718016" calcext:value-type="float">
            <text:p>0.001</text:p>
          </table:table-cell>
          <table:table-cell table:style-name="ce102"/>
          <table:table-cell table:style-name="ce102" table:formula="of:=INDEX([Bigrams_WorstCase.$A$1:.$AC$29];MATCH([.H$53];[Bigrams_WorstCase.$A$30:.$AC$30];0);MATCH([.$O57];[Bigrams_WorstCase.$A$30:.$AC$30];0))" office:value-type="float" office:value="0.212154275982575" calcext:value-type="float">
            <text:p>0.212</text:p>
          </table:table-cell>
          <table:table-cell table:style-name="ce102" table:formula="of:=INDEX([Bigrams_WorstCase.$A$1:.$AC$29];MATCH([.I$53];[Bigrams_WorstCase.$A$30:.$AC$30];0);MATCH([.$O57];[Bigrams_WorstCase.$A$30:.$AC$30];0))" office:value-type="float" office:value="0.0090738081377476" calcext:value-type="float">
            <text:p>0.009</text:p>
          </table:table-cell>
          <table:table-cell table:style-name="ce66" table:formula="of:=INDEX([Bigrams_WorstCase.$A$1:.$AC$29];MATCH([.J$53];[Bigrams_WorstCase.$A$30:.$AC$30];0);MATCH([.$O57];[Bigrams_WorstCase.$A$30:.$AC$30];0))" office:value-type="float" office:value="0.000472594173841021" calcext:value-type="float">
            <text:p>0.000</text:p>
          </table:table-cell>
          <table:table-cell table:style-name="ce98" table:formula="of:=INDEX([Bigrams_WorstCase.$A$1:.$AC$29];MATCH([.K$53];[Bigrams_WorstCase.$A$30:.$AC$30];0);MATCH([.$O57];[Bigrams_WorstCase.$A$30:.$AC$30];0))" office:value-type="float" office:value="0.0636516838710449" calcext:value-type="float">
            <text:p>0.064</text:p>
          </table:table-cell>
          <table:table-cell table:style-name="ce117" table:formula="of:=INDEX([Bigrams_WorstCase.$A$1:.$AC$29];MATCH([.L$53];[Bigrams_WorstCase.$A$30:.$AC$30];0);MATCH([.$O57];[Bigrams_WorstCase.$A$30:.$AC$30];0))" office:value-type="float" office:value="0.00585341641028808" calcext:value-type="float">
            <text:p>0.006</text:p>
          </table:table-cell>
          <table:table-cell table:style-name="ce117" table:formula="of:=INDEX([Bigrams_WorstCase.$A$1:.$AC$29];MATCH([.M$53];[Bigrams_WorstCase.$A$30:.$AC$30];0);MATCH([.$O57];[Bigrams_WorstCase.$A$30:.$AC$30];0))" office:value-type="float" office:value="0.0027331696387139" calcext:value-type="float">
            <text:p>0.003</text:p>
          </table:table-cell>
          <table:table-cell table:style-name="ce118" table:formula="of:=INDEX([Bigrams_WorstCase.$A$1:.$AC$29];MATCH([.N$53];[Bigrams_WorstCase.$A$30:.$AC$30];0);MATCH([.$O57];[Bigrams_WorstCase.$A$30:.$AC$30];0))" office:value-type="float" office:value="0.00433211326020936" calcext:value-type="float">
            <text:p>0.004</text:p>
          </table:table-cell>
          <table:table-cell table:style-name="ce127" table:formula="of:=[.O43]" office:value-type="string" office:string-value="Ö" calcext:value-type="string">
            <text:p>Ö</text:p>
          </table:table-cell>
          <table:table-cell table:style-name="ce134"/>
          <table:table-cell table:style-name="ce147"/>
          <table:table-cell table:style-name="ce151"/>
          <table:table-cell table:style-name="ce160" table:formula="of:=[.S43]" office:value-type="string" office:string-value="R" calcext:value-type="string">
            <text:p>R</text:p>
          </table:table-cell>
          <table:table-cell table:style-name="ce15" table:formula="of:=INDEX([Bigrams_WorstCase.$A$1:.$AC$29];MATCH([.T$53];[Bigrams_WorstCase.$A$30:.$AC$30];0);MATCH([.$S57];[Bigrams_WorstCase.$A$30:.$AC$30];0))" office:value-type="float" office:value="0.096" calcext:value-type="float">
            <text:p>0.096</text:p>
          </table:table-cell>
          <table:table-cell table:style-name="ce15" table:formula="of:=INDEX([Bigrams_WorstCase.$A$1:.$AC$29];MATCH([.U$53];[Bigrams_WorstCase.$A$30:.$AC$30];0);MATCH([.$S57];[Bigrams_WorstCase.$A$30:.$AC$30];0))" office:value-type="float" office:value="0.169" calcext:value-type="float">
            <text:p>0.169</text:p>
          </table:table-cell>
          <table:table-cell table:style-name="ce15" table:formula="of:=INDEX([Bigrams_WorstCase.$A$1:.$AC$29];MATCH([.V$53];[Bigrams_WorstCase.$A$30:.$AC$30];0);MATCH([.$S57];[Bigrams_WorstCase.$A$30:.$AC$30];0))" office:value-type="float" office:value="0.403" calcext:value-type="float">
            <text:p>0.403</text:p>
          </table:table-cell>
          <table:table-cell table:style-name="ce64" table:formula="of:=INDEX([Bigrams_WorstCase.$A$1:.$AC$29];MATCH([.W$53];[Bigrams_WorstCase.$A$30:.$AC$30];0);MATCH([.$S57];[Bigrams_WorstCase.$A$30:.$AC$30];0))" office:value-type="float" office:value="0.788" calcext:value-type="float">
            <text:p>0.788</text:p>
          </table:table-cell>
          <table:table-cell table:style-name="ce7" table:formula="of:=INDEX([Bigrams_WorstCase.$A$1:.$AC$29];MATCH([.X$53];[Bigrams_WorstCase.$A$30:.$AC$30];0);MATCH([.$S57];[Bigrams_WorstCase.$A$30:.$AC$30];0))" office:value-type="float" office:value="0.252277521341678" calcext:value-type="float">
            <text:p>0.252</text:p>
          </table:table-cell>
          <table:table-cell table:style-name="ce15" table:formula="of:=INDEX([Bigrams_WorstCase.$A$1:.$AC$29];MATCH([.Y$53];[Bigrams_WorstCase.$A$30:.$AC$30];0);MATCH([.$S57];[Bigrams_WorstCase.$A$30:.$AC$30];0))" office:value-type="float" office:value="0.178" calcext:value-type="float">
            <text:p>0.178</text:p>
          </table:table-cell>
          <table:table-cell table:style-name="ce15" table:formula="of:=INDEX([Bigrams_WorstCase.$A$1:.$AC$29];MATCH([.Z$53];[Bigrams_WorstCase.$A$30:.$AC$30];0);MATCH([.$S57];[Bigrams_WorstCase.$A$30:.$AC$30];0))" office:value-type="float" office:value="0.0844975878343277" calcext:value-type="float">
            <text:p>0.084</text:p>
          </table:table-cell>
          <table:table-cell table:style-name="ce15"/>
          <table:table-cell table:style-name="ce15" table:formula="of:=INDEX([Bigrams_WorstCase.$A$1:.$AC$29];MATCH([.AB$53];[Bigrams_WorstCase.$A$30:.$AC$30];0);MATCH([.$S57];[Bigrams_WorstCase.$A$30:.$AC$30];0))" office:value-type="float" office:value="0.154642940698793" calcext:value-type="float">
            <text:p>0.155</text:p>
          </table:table-cell>
          <table:table-cell table:style-name="ce15" table:formula="of:=INDEX([Bigrams_WorstCase.$A$1:.$AC$29];MATCH([.AC$53];[Bigrams_WorstCase.$A$30:.$AC$30];0);MATCH([.$S57];[Bigrams_WorstCase.$A$30:.$AC$30];0))" office:value-type="float" office:value="0.099" calcext:value-type="float">
            <text:p>0.099</text:p>
          </table:table-cell>
          <table:table-cell table:style-name="ce15" table:formula="of:=INDEX([Bigrams_WorstCase.$A$1:.$AC$29];MATCH([.AD$53];[Bigrams_WorstCase.$A$30:.$AC$30];0);MATCH([.$S57];[Bigrams_WorstCase.$A$30:.$AC$30];0))" office:value-type="float" office:value="0.516" calcext:value-type="float">
            <text:p>0.516</text:p>
          </table:table-cell>
          <table:table-cell table:style-name="ce15" table:formula="of:=INDEX([Bigrams_WorstCase.$A$1:.$AC$29];MATCH([.AE$53];[Bigrams_WorstCase.$A$30:.$AC$30];0);MATCH([.$S57];[Bigrams_WorstCase.$A$30:.$AC$30];0))" office:value-type="float" office:value="0.274" calcext:value-type="float">
            <text:p>0.274</text:p>
          </table:table-cell>
          <table:table-cell table:style-name="ce15" table:formula="of:=INDEX([Bigrams_WorstCase.$A$1:.$AC$29];MATCH([.AF$53];[Bigrams_WorstCase.$A$30:.$AC$30];0);MATCH([.$S57];[Bigrams_WorstCase.$A$30:.$AC$30];0))" office:value-type="float" office:value="0.27" calcext:value-type="float">
            <text:p>0.270</text:p>
          </table:table-cell>
          <table:table-cell table:style-name="ce64" table:formula="of:=INDEX([Bigrams_WorstCase.$A$1:.$AC$29];MATCH([.AG$53];[Bigrams_WorstCase.$A$30:.$AC$30];0);MATCH([.$S57];[Bigrams_WorstCase.$A$30:.$AC$30];0))" office:value-type="float" office:value="0.139" calcext:value-type="float">
            <text:p>0.139</text:p>
          </table:table-cell>
          <table:table-cell table:style-name="Default"/>
          <table:table-cell table:number-columns-repeated="990"/>
        </table:table-row>
        <table:table-row table:style-name="ro1">
          <table:table-cell table:style-name="ce11" table:formula="of:=INDEX([Bigrams_WorstCase.$A$1:.$AC$29];MATCH([.A$53];[Bigrams_WorstCase.$A$30:.$AC$30];0);MATCH([.$O58];[Bigrams_WorstCase.$A$30:.$AC$30];0))" office:value-type="float" office:value="0.000408456393105454" calcext:value-type="float">
            <text:p>0.000</text:p>
          </table:table-cell>
          <table:table-cell table:style-name="ce93" table:formula="of:=INDEX([Bigrams_WorstCase.$A$1:.$AC$29];MATCH([.B$53];[Bigrams_WorstCase.$A$30:.$AC$30];0);MATCH([.$O58];[Bigrams_WorstCase.$A$30:.$AC$30];0))" office:value-type="float" office:value="0.0000765152471933082" calcext:value-type="float">
            <text:p>0.000</text:p>
          </table:table-cell>
          <table:table-cell table:style-name="ce102" table:formula="of:=INDEX([Bigrams_WorstCase.$A$1:.$AC$29];MATCH([.C$53];[Bigrams_WorstCase.$A$30:.$AC$30];0);MATCH([.$O58];[Bigrams_WorstCase.$A$30:.$AC$30];0))" office:value-type="float" office:value="0.002" calcext:value-type="float">
            <text:p>0.002</text:p>
          </table:table-cell>
          <table:table-cell table:style-name="ce102" table:formula="of:=INDEX([Bigrams_WorstCase.$A$1:.$AC$29];MATCH([.D$53];[Bigrams_WorstCase.$A$30:.$AC$30];0);MATCH([.$O58];[Bigrams_WorstCase.$A$30:.$AC$30];0))" office:value-type="float" office:value="0.002" calcext:value-type="float">
            <text:p>0.002</text:p>
          </table:table-cell>
          <table:table-cell table:style-name="ce102" table:formula="of:=INDEX([Bigrams_WorstCase.$A$1:.$AC$29];MATCH([.E$53];[Bigrams_WorstCase.$A$30:.$AC$30];0);MATCH([.$O58];[Bigrams_WorstCase.$A$30:.$AC$30];0))" office:value-type="float" office:value="0.0026240228890411" calcext:value-type="float">
            <text:p>0.003</text:p>
          </table:table-cell>
          <table:table-cell table:style-name="ce102"/>
          <table:table-cell table:style-name="ce102" table:formula="of:=INDEX([Bigrams_WorstCase.$A$1:.$AC$29];MATCH([.G$53];[Bigrams_WorstCase.$A$30:.$AC$30];0);MATCH([.$O58];[Bigrams_WorstCase.$A$30:.$AC$30];0))" office:value-type="float" office:value="0.000668383188718016" calcext:value-type="float">
            <text:p>0.001</text:p>
          </table:table-cell>
          <table:table-cell table:style-name="ce102" table:formula="of:=INDEX([Bigrams_WorstCase.$A$1:.$AC$29];MATCH([.H$53];[Bigrams_WorstCase.$A$30:.$AC$30];0);MATCH([.$O58];[Bigrams_WorstCase.$A$30:.$AC$30];0))" office:value-type="float" office:value="0.01" calcext:value-type="float">
            <text:p>0.010</text:p>
          </table:table-cell>
          <table:table-cell table:style-name="ce102" table:formula="of:=INDEX([Bigrams_WorstCase.$A$1:.$AC$29];MATCH([.I$53];[Bigrams_WorstCase.$A$30:.$AC$30];0);MATCH([.$O58];[Bigrams_WorstCase.$A$30:.$AC$30];0))" office:value-type="float" office:value="0.00592205508791737" calcext:value-type="float">
            <text:p>0.006</text:p>
          </table:table-cell>
          <table:table-cell table:style-name="ce66" table:formula="of:=INDEX([Bigrams_WorstCase.$A$1:.$AC$29];MATCH([.J$53];[Bigrams_WorstCase.$A$30:.$AC$30];0);MATCH([.$O58];[Bigrams_WorstCase.$A$30:.$AC$30];0))" office:value-type="float" office:value="0.115" calcext:value-type="float">
            <text:p>0.115</text:p>
          </table:table-cell>
          <table:table-cell table:style-name="ce99" table:formula="of:=INDEX([Bigrams_WorstCase.$A$1:.$AC$29];MATCH([.K$53];[Bigrams_WorstCase.$A$30:.$AC$30];0);MATCH([.$O58];[Bigrams_WorstCase.$A$30:.$AC$30];0))" office:value-type="float" office:value="0.488" calcext:value-type="float">
            <text:p>0.488</text:p>
          </table:table-cell>
          <table:table-cell table:style-name="ce119" table:formula="of:=INDEX([Bigrams_WorstCase.$A$1:.$AC$29];MATCH([.L$53];[Bigrams_WorstCase.$A$30:.$AC$30];0);MATCH([.$O58];[Bigrams_WorstCase.$A$30:.$AC$30];0))" office:value-type="float" office:value="1.663" calcext:value-type="float">
            <text:p>1.663</text:p>
          </table:table-cell>
          <table:table-cell table:style-name="ce119" table:formula="of:=INDEX([Bigrams_WorstCase.$A$1:.$AC$29];MATCH([.M$53];[Bigrams_WorstCase.$A$30:.$AC$30];0);MATCH([.$O58];[Bigrams_WorstCase.$A$30:.$AC$30];0))" office:value-type="float" office:value="0.4" calcext:value-type="float">
            <text:p>0.400</text:p>
          </table:table-cell>
          <table:table-cell table:style-name="ce119" table:formula="of:=INDEX([Bigrams_WorstCase.$A$1:.$AC$29];MATCH([.N$53];[Bigrams_WorstCase.$A$30:.$AC$30];0);MATCH([.$O58];[Bigrams_WorstCase.$A$30:.$AC$30];0))" office:value-type="float" office:value="0.238" calcext:value-type="float">
            <text:p>0.238</text:p>
          </table:table-cell>
          <table:table-cell table:style-name="ce127" table:formula="of:=[.O44]" office:value-type="string" office:string-value="F" calcext:value-type="string">
            <text:p>F</text:p>
          </table:table-cell>
          <table:table-cell table:style-name="ce135"/>
          <table:table-cell table:style-name="ce148"/>
          <table:table-cell table:style-name="ce152"/>
          <table:table-cell table:style-name="ce160" table:formula="of:=[.S44]" office:value-type="string" office:string-value="J" calcext:value-type="string">
            <text:p>J</text:p>
          </table:table-cell>
          <table:table-cell table:style-name="ce15" table:formula="of:=INDEX([Bigrams_WorstCase.$A$1:.$AC$29];MATCH([.T$53];[Bigrams_WorstCase.$A$30:.$AC$30];0);MATCH([.$S58];[Bigrams_WorstCase.$A$30:.$AC$30];0))" office:value-type="float" office:value="0.0690583862646309" calcext:value-type="float">
            <text:p>0.069</text:p>
          </table:table-cell>
          <table:table-cell table:style-name="ce15" table:formula="of:=INDEX([Bigrams_WorstCase.$A$1:.$AC$29];MATCH([.U$53];[Bigrams_WorstCase.$A$30:.$AC$30];0);MATCH([.$S58];[Bigrams_WorstCase.$A$30:.$AC$30];0))" office:value-type="float" office:value="0.374466744988274" calcext:value-type="float">
            <text:p>0.374</text:p>
          </table:table-cell>
          <table:table-cell table:style-name="ce15" table:formula="of:=INDEX([Bigrams_WorstCase.$A$1:.$AC$29];MATCH([.V$53];[Bigrams_WorstCase.$A$30:.$AC$30];0);MATCH([.$S58];[Bigrams_WorstCase.$A$30:.$AC$30];0))" office:value-type="float" office:value="0.0522666651783701" calcext:value-type="float">
            <text:p>0.052</text:p>
          </table:table-cell>
          <table:table-cell table:style-name="ce64" table:formula="of:=INDEX([Bigrams_WorstCase.$A$1:.$AC$29];MATCH([.W$53];[Bigrams_WorstCase.$A$30:.$AC$30];0);MATCH([.$S58];[Bigrams_WorstCase.$A$30:.$AC$30];0))" office:value-type="float" office:value="0.0661609338892962" calcext:value-type="float">
            <text:p>0.066</text:p>
          </table:table-cell>
          <table:table-cell table:style-name="ce7" table:formula="of:=INDEX([Bigrams_WorstCase.$A$1:.$AC$29];MATCH([.X$53];[Bigrams_WorstCase.$A$30:.$AC$30];0);MATCH([.$S58];[Bigrams_WorstCase.$A$30:.$AC$30];0))" office:value-type="float" office:value="0.00457178601980017" calcext:value-type="float">
            <text:p>0.005</text:p>
          </table:table-cell>
          <table:table-cell table:style-name="ce15" table:formula="of:=INDEX([Bigrams_WorstCase.$A$1:.$AC$29];MATCH([.Y$53];[Bigrams_WorstCase.$A$30:.$AC$30];0);MATCH([.$S58];[Bigrams_WorstCase.$A$30:.$AC$30];0))" office:value-type="float" office:value="0.00697076406415507" calcext:value-type="float">
            <text:p>0.007</text:p>
          </table:table-cell>
          <table:table-cell table:style-name="ce15" table:formula="of:=INDEX([Bigrams_WorstCase.$A$1:.$AC$29];MATCH([.Z$53];[Bigrams_WorstCase.$A$30:.$AC$30];0);MATCH([.$S58];[Bigrams_WorstCase.$A$30:.$AC$30];0))" office:value-type="float" office:value="0.00194101178541848" calcext:value-type="float">
            <text:p>0.002</text:p>
          </table:table-cell>
          <table:table-cell table:style-name="ce15" table:formula="of:=INDEX([Bigrams_WorstCase.$A$1:.$AC$29];MATCH([.AA$53];[Bigrams_WorstCase.$A$30:.$AC$30];0);MATCH([.$S58];[Bigrams_WorstCase.$A$30:.$AC$30];0))" office:value-type="float" office:value="0.154642940698793" calcext:value-type="float">
            <text:p>0.155</text:p>
          </table:table-cell>
          <table:table-cell table:style-name="ce15"/>
          <table:table-cell table:style-name="ce15" table:formula="of:=INDEX([Bigrams_WorstCase.$A$1:.$AC$29];MATCH([.AC$53];[Bigrams_WorstCase.$A$30:.$AC$30];0);MATCH([.$S58];[Bigrams_WorstCase.$A$30:.$AC$30];0))" office:value-type="float" office:value="0.0609781511161729" calcext:value-type="float">
            <text:p>0.061</text:p>
          </table:table-cell>
          <table:table-cell table:style-name="ce15" table:formula="of:=INDEX([Bigrams_WorstCase.$A$1:.$AC$29];MATCH([.AD$53];[Bigrams_WorstCase.$A$30:.$AC$30];0);MATCH([.$S58];[Bigrams_WorstCase.$A$30:.$AC$30];0))" office:value-type="float" office:value="0.00222006739282937" calcext:value-type="float">
            <text:p>0.002</text:p>
          </table:table-cell>
          <table:table-cell table:style-name="ce15" table:formula="of:=INDEX([Bigrams_WorstCase.$A$1:.$AC$29];MATCH([.AE$53];[Bigrams_WorstCase.$A$30:.$AC$30];0);MATCH([.$S58];[Bigrams_WorstCase.$A$30:.$AC$30];0))" office:value-type="float" office:value="0.00606045766739938" calcext:value-type="float">
            <text:p>0.006</text:p>
          </table:table-cell>
          <table:table-cell table:style-name="ce15" table:formula="of:=INDEX([Bigrams_WorstCase.$A$1:.$AC$29];MATCH([.AF$53];[Bigrams_WorstCase.$A$30:.$AC$30];0);MATCH([.$S58];[Bigrams_WorstCase.$A$30:.$AC$30];0))" office:value-type="float" office:value="0.00186562176244861" calcext:value-type="float">
            <text:p>0.002</text:p>
          </table:table-cell>
          <table:table-cell table:style-name="ce64" table:formula="of:=INDEX([Bigrams_WorstCase.$A$1:.$AC$29];MATCH([.AG$53];[Bigrams_WorstCase.$A$30:.$AC$30];0);MATCH([.$S58];[Bigrams_WorstCase.$A$30:.$AC$30];0))" office:value-type="float" office:value="0.023" calcext:value-type="float">
            <text:p>0.023</text:p>
          </table:table-cell>
          <table:table-cell table:style-name="Default"/>
          <table:table-cell table:number-columns-repeated="990"/>
        </table:table-row>
        <table:table-row table:style-name="ro1">
          <table:table-cell table:style-name="ce11" table:formula="of:=INDEX([Bigrams_WorstCase.$A$1:.$AC$29];MATCH([.A$53];[Bigrams_WorstCase.$A$30:.$AC$30];0);MATCH([.$O59];[Bigrams_WorstCase.$A$30:.$AC$30];0))" office:value-type="float" office:value="0.000728020072559859" calcext:value-type="float">
            <text:p>0.001</text:p>
          </table:table-cell>
          <table:table-cell table:style-name="ce93" table:formula="of:=INDEX([Bigrams_WorstCase.$A$1:.$AC$29];MATCH([.B$53];[Bigrams_WorstCase.$A$30:.$AC$30];0);MATCH([.$O59];[Bigrams_WorstCase.$A$30:.$AC$30];0))" office:value-type="float" office:value="0.000118148543460255" calcext:value-type="float">
            <text:p>0.000</text:p>
          </table:table-cell>
          <table:table-cell table:style-name="ce102" table:formula="of:=INDEX([Bigrams_WorstCase.$A$1:.$AC$29];MATCH([.C$53];[Bigrams_WorstCase.$A$30:.$AC$30];0);MATCH([.$O59];[Bigrams_WorstCase.$A$30:.$AC$30];0))" office:value-type="float" office:value="0.000870923548935596" calcext:value-type="float">
            <text:p>0.001</text:p>
          </table:table-cell>
          <table:table-cell table:style-name="ce102" table:formula="of:=INDEX([Bigrams_WorstCase.$A$1:.$AC$29];MATCH([.D$53];[Bigrams_WorstCase.$A$30:.$AC$30];0);MATCH([.$O59];[Bigrams_WorstCase.$A$30:.$AC$30];0))" office:value-type="float" office:value="0.00124899888800841" calcext:value-type="float">
            <text:p>0.001</text:p>
          </table:table-cell>
          <table:table-cell table:style-name="ce102"/>
          <table:table-cell table:style-name="ce102" table:formula="of:=INDEX([Bigrams_WorstCase.$A$1:.$AC$29];MATCH([.F$53];[Bigrams_WorstCase.$A$30:.$AC$30];0);MATCH([.$O59];[Bigrams_WorstCase.$A$30:.$AC$30];0))" office:value-type="float" office:value="0.0026240228890411" calcext:value-type="float">
            <text:p>0.003</text:p>
          </table:table-cell>
          <table:table-cell table:style-name="ce102" table:formula="of:=INDEX([Bigrams_WorstCase.$A$1:.$AC$29];MATCH([.G$53];[Bigrams_WorstCase.$A$30:.$AC$30];0);MATCH([.$O59];[Bigrams_WorstCase.$A$30:.$AC$30];0))" office:value-type="float" office:value="0.00191738207672643" calcext:value-type="float">
            <text:p>0.002</text:p>
          </table:table-cell>
          <table:table-cell table:style-name="ce102" table:formula="of:=INDEX([Bigrams_WorstCase.$A$1:.$AC$29];MATCH([.H$53];[Bigrams_WorstCase.$A$30:.$AC$30];0);MATCH([.$O59];[Bigrams_WorstCase.$A$30:.$AC$30];0))" office:value-type="float" office:value="0.029" calcext:value-type="float">
            <text:p>0.029</text:p>
          </table:table-cell>
          <table:table-cell table:style-name="ce102" table:formula="of:=INDEX([Bigrams_WorstCase.$A$1:.$AC$29];MATCH([.I$53];[Bigrams_WorstCase.$A$30:.$AC$30];0);MATCH([.$O59];[Bigrams_WorstCase.$A$30:.$AC$30];0))" office:value-type="float" office:value="0.00539995104824539" calcext:value-type="float">
            <text:p>0.005</text:p>
          </table:table-cell>
          <table:table-cell table:style-name="ce66" table:formula="of:=INDEX([Bigrams_WorstCase.$A$1:.$AC$29];MATCH([.J$53];[Bigrams_WorstCase.$A$30:.$AC$30];0);MATCH([.$O59];[Bigrams_WorstCase.$A$30:.$AC$30];0))" office:value-type="float" office:value="0.214" calcext:value-type="float">
            <text:p>0.214</text:p>
          </table:table-cell>
          <table:table-cell table:style-name="ce99" table:formula="of:=INDEX([Bigrams_WorstCase.$A$1:.$AC$29];MATCH([.K$53];[Bigrams_WorstCase.$A$30:.$AC$30];0);MATCH([.$O59];[Bigrams_WorstCase.$A$30:.$AC$30];0))" office:value-type="float" office:value="0.407" calcext:value-type="float">
            <text:p>0.407</text:p>
          </table:table-cell>
          <table:table-cell table:style-name="ce119" table:formula="of:=INDEX([Bigrams_WorstCase.$A$1:.$AC$29];MATCH([.L$53];[Bigrams_WorstCase.$A$30:.$AC$30];0);MATCH([.$O59];[Bigrams_WorstCase.$A$30:.$AC$30];0))" office:value-type="float" office:value="0.226" calcext:value-type="float">
            <text:p>0.226</text:p>
          </table:table-cell>
          <table:table-cell table:style-name="ce119" table:formula="of:=INDEX([Bigrams_WorstCase.$A$1:.$AC$29];MATCH([.M$53];[Bigrams_WorstCase.$A$30:.$AC$30];0);MATCH([.$O59];[Bigrams_WorstCase.$A$30:.$AC$30];0))" office:value-type="float" office:value="0.505" calcext:value-type="float">
            <text:p>0.505</text:p>
          </table:table-cell>
          <table:table-cell table:style-name="ce119" table:formula="of:=INDEX([Bigrams_WorstCase.$A$1:.$AC$29];MATCH([.N$53];[Bigrams_WorstCase.$A$30:.$AC$30];0);MATCH([.$O59];[Bigrams_WorstCase.$A$30:.$AC$30];0))" office:value-type="float" office:value="0.353" calcext:value-type="float">
            <text:p>0.353</text:p>
          </table:table-cell>
          <table:table-cell table:style-name="ce127" table:formula="of:=[.O45]" office:value-type="string" office:string-value="G" calcext:value-type="string">
            <text:p>G</text:p>
          </table:table-cell>
          <table:table-cell table:style-name="ce135"/>
          <table:table-cell table:style-name="ce62"/>
          <table:table-cell table:style-name="ce152"/>
          <table:table-cell table:style-name="ce160" table:formula="of:=[.S45]" office:value-type="string" office:string-value="H" calcext:value-type="string">
            <text:p>H</text:p>
          </table:table-cell>
          <table:table-cell table:style-name="ce15" table:formula="of:=INDEX([Bigrams_WorstCase.$A$1:.$AC$29];MATCH([.T$53];[Bigrams_WorstCase.$A$30:.$AC$30];0);MATCH([.$S59];[Bigrams_WorstCase.$A$30:.$AC$30];0))" office:value-type="float" office:value="0.02115984152162" calcext:value-type="float">
            <text:p>0.021</text:p>
          </table:table-cell>
          <table:table-cell table:style-name="ce15" table:formula="of:=INDEX([Bigrams_WorstCase.$A$1:.$AC$29];MATCH([.U$53];[Bigrams_WorstCase.$A$30:.$AC$30];0);MATCH([.$S59];[Bigrams_WorstCase.$A$30:.$AC$30];0))" office:value-type="float" office:value="0.219067653611335" calcext:value-type="float">
            <text:p>0.219</text:p>
          </table:table-cell>
          <table:table-cell table:style-name="ce15" table:formula="of:=INDEX([Bigrams_WorstCase.$A$1:.$AC$29];MATCH([.V$53];[Bigrams_WorstCase.$A$30:.$AC$30];0);MATCH([.$S59];[Bigrams_WorstCase.$A$30:.$AC$30];0))" office:value-type="float" office:value="0.33" calcext:value-type="float">
            <text:p>0.330</text:p>
          </table:table-cell>
          <table:table-cell table:style-name="ce64" table:formula="of:=INDEX([Bigrams_WorstCase.$A$1:.$AC$29];MATCH([.W$53];[Bigrams_WorstCase.$A$30:.$AC$30];0);MATCH([.$S59];[Bigrams_WorstCase.$A$30:.$AC$30];0))" office:value-type="float" office:value="3.686" calcext:value-type="float">
            <text:p>3.686</text:p>
          </table:table-cell>
          <table:table-cell table:style-name="ce7" table:formula="of:=INDEX([Bigrams_WorstCase.$A$1:.$AC$29];MATCH([.X$53];[Bigrams_WorstCase.$A$30:.$AC$30];0);MATCH([.$S59];[Bigrams_WorstCase.$A$30:.$AC$30];0))" office:value-type="float" office:value="0.0356392268287302" calcext:value-type="float">
            <text:p>0.036</text:p>
          </table:table-cell>
          <table:table-cell table:style-name="ce15" table:formula="of:=INDEX([Bigrams_WorstCase.$A$1:.$AC$29];MATCH([.Y$53];[Bigrams_WorstCase.$A$30:.$AC$30];0);MATCH([.$S59];[Bigrams_WorstCase.$A$30:.$AC$30];0))" office:value-type="float" office:value="0.0551427382934597" calcext:value-type="float">
            <text:p>0.055</text:p>
          </table:table-cell>
          <table:table-cell table:style-name="ce15" table:formula="of:=INDEX([Bigrams_WorstCase.$A$1:.$AC$29];MATCH([.Z$53];[Bigrams_WorstCase.$A$30:.$AC$30];0);MATCH([.$S59];[Bigrams_WorstCase.$A$30:.$AC$30];0))" office:value-type="float" office:value="0.0125957599570867" calcext:value-type="float">
            <text:p>0.013</text:p>
          </table:table-cell>
          <table:table-cell table:style-name="ce15" table:formula="of:=INDEX([Bigrams_WorstCase.$A$1:.$AC$29];MATCH([.AA$53];[Bigrams_WorstCase.$A$30:.$AC$30];0);MATCH([.$S59];[Bigrams_WorstCase.$A$30:.$AC$30];0))" office:value-type="float" office:value="0.099" calcext:value-type="float">
            <text:p>0.099</text:p>
          </table:table-cell>
          <table:table-cell table:style-name="ce15" table:formula="of:=INDEX([Bigrams_WorstCase.$A$1:.$AC$29];MATCH([.AB$53];[Bigrams_WorstCase.$A$30:.$AC$30];0);MATCH([.$S59];[Bigrams_WorstCase.$A$30:.$AC$30];0))" office:value-type="float" office:value="0.0609781511161729" calcext:value-type="float">
            <text:p>0.061</text:p>
          </table:table-cell>
          <table:table-cell table:style-name="ce15"/>
          <table:table-cell table:style-name="ce15" table:formula="of:=INDEX([Bigrams_WorstCase.$A$1:.$AC$29];MATCH([.AD$53];[Bigrams_WorstCase.$A$30:.$AC$30];0);MATCH([.$S59];[Bigrams_WorstCase.$A$30:.$AC$30];0))" office:value-type="float" office:value="0.095" calcext:value-type="float">
            <text:p>0.095</text:p>
          </table:table-cell>
          <table:table-cell table:style-name="ce15" table:formula="of:=INDEX([Bigrams_WorstCase.$A$1:.$AC$29];MATCH([.AE$53];[Bigrams_WorstCase.$A$30:.$AC$30];0);MATCH([.$S59];[Bigrams_WorstCase.$A$30:.$AC$30];0))" office:value-type="float" office:value="0.156426421092931" calcext:value-type="float">
            <text:p>0.156</text:p>
          </table:table-cell>
          <table:table-cell table:style-name="ce15" table:formula="of:=INDEX([Bigrams_WorstCase.$A$1:.$AC$29];MATCH([.AF$53];[Bigrams_WorstCase.$A$30:.$AC$30];0);MATCH([.$S59];[Bigrams_WorstCase.$A$30:.$AC$30];0))" office:value-type="float" office:value="0.599" calcext:value-type="float">
            <text:p>0.599</text:p>
          </table:table-cell>
          <table:table-cell table:style-name="ce64" table:formula="of:=INDEX([Bigrams_WorstCase.$A$1:.$AC$29];MATCH([.AG$53];[Bigrams_WorstCase.$A$30:.$AC$30];0);MATCH([.$S59];[Bigrams_WorstCase.$A$30:.$AC$30];0))" office:value-type="float" office:value="0.005" calcext:value-type="float">
            <text:p>0.005</text:p>
          </table:table-cell>
          <table:table-cell table:style-name="Default"/>
          <table:table-cell table:number-columns-repeated="990"/>
        </table:table-row>
        <table:table-row table:style-name="ro1">
          <table:table-cell table:style-name="ce11" table:formula="of:=INDEX([Bigrams_WorstCase.$A$1:.$AC$29];MATCH([.A$53];[Bigrams_WorstCase.$A$30:.$AC$30];0);MATCH([.$O60];[Bigrams_WorstCase.$A$30:.$AC$30];0))" office:value-type="float" office:value="0.000396078926647713" calcext:value-type="float">
            <text:p>0.000</text:p>
          </table:table-cell>
          <table:table-cell table:style-name="ce93" table:formula="of:=INDEX([Bigrams_WorstCase.$A$1:.$AC$29];MATCH([.B$53];[Bigrams_WorstCase.$A$30:.$AC$30];0);MATCH([.$O60];[Bigrams_WorstCase.$A$30:.$AC$30];0))" office:value-type="float" office:value="0.0000551359869481191" calcext:value-type="float">
            <text:p>0.000</text:p>
          </table:table-cell>
          <table:table-cell table:style-name="ce102" table:formula="of:=INDEX([Bigrams_WorstCase.$A$1:.$AC$29];MATCH([.C$53];[Bigrams_WorstCase.$A$30:.$AC$30];0);MATCH([.$O60];[Bigrams_WorstCase.$A$30:.$AC$30];0))" office:value-type="float" office:value="0.000327440249018422" calcext:value-type="float">
            <text:p>0.000</text:p>
          </table:table-cell>
          <table:table-cell table:style-name="ce102"/>
          <table:table-cell table:style-name="ce102" table:formula="of:=INDEX([Bigrams_WorstCase.$A$1:.$AC$29];MATCH([.E$53];[Bigrams_WorstCase.$A$30:.$AC$30];0);MATCH([.$O60];[Bigrams_WorstCase.$A$30:.$AC$30];0))" office:value-type="float" office:value="0.00124899888800841" calcext:value-type="float">
            <text:p>0.001</text:p>
          </table:table-cell>
          <table:table-cell table:style-name="ce102" table:formula="of:=INDEX([Bigrams_WorstCase.$A$1:.$AC$29];MATCH([.F$53];[Bigrams_WorstCase.$A$30:.$AC$30];0);MATCH([.$O60];[Bigrams_WorstCase.$A$30:.$AC$30];0))" office:value-type="float" office:value="0.002" calcext:value-type="float">
            <text:p>0.002</text:p>
          </table:table-cell>
          <table:table-cell table:style-name="ce102" table:formula="of:=INDEX([Bigrams_WorstCase.$A$1:.$AC$29];MATCH([.G$53];[Bigrams_WorstCase.$A$30:.$AC$30];0);MATCH([.$O60];[Bigrams_WorstCase.$A$30:.$AC$30];0))" office:value-type="float" office:value="0.000184536772642684" calcext:value-type="float">
            <text:p>0.000</text:p>
          </table:table-cell>
          <table:table-cell table:style-name="ce102" table:formula="of:=INDEX([Bigrams_WorstCase.$A$1:.$AC$29];MATCH([.H$53];[Bigrams_WorstCase.$A$30:.$AC$30];0);MATCH([.$O60];[Bigrams_WorstCase.$A$30:.$AC$30];0))" office:value-type="float" office:value="0.00557548602710062" calcext:value-type="float">
            <text:p>0.006</text:p>
          </table:table-cell>
          <table:table-cell table:style-name="ce102" table:formula="of:=INDEX([Bigrams_WorstCase.$A$1:.$AC$29];MATCH([.I$53];[Bigrams_WorstCase.$A$30:.$AC$30];0);MATCH([.$O60];[Bigrams_WorstCase.$A$30:.$AC$30];0))" office:value-type="float" office:value="0.00231233577915071" calcext:value-type="float">
            <text:p>0.002</text:p>
          </table:table-cell>
          <table:table-cell table:style-name="ce66" table:formula="of:=INDEX([Bigrams_WorstCase.$A$1:.$AC$29];MATCH([.J$53];[Bigrams_WorstCase.$A$30:.$AC$30];0);MATCH([.$O60];[Bigrams_WorstCase.$A$30:.$AC$30];0))" office:value-type="float" office:value="0.0016259490028578" calcext:value-type="float">
            <text:p>0.002</text:p>
          </table:table-cell>
          <table:table-cell table:style-name="ce99" table:formula="of:=INDEX([Bigrams_WorstCase.$A$1:.$AC$29];MATCH([.K$53];[Bigrams_WorstCase.$A$30:.$AC$30];0);MATCH([.$O60];[Bigrams_WorstCase.$A$30:.$AC$30];0))" office:value-type="float" office:value="0.375" calcext:value-type="float">
            <text:p>0.375</text:p>
          </table:table-cell>
          <table:table-cell table:style-name="ce119" table:formula="of:=INDEX([Bigrams_WorstCase.$A$1:.$AC$29];MATCH([.L$53];[Bigrams_WorstCase.$A$30:.$AC$30];0);MATCH([.$O60];[Bigrams_WorstCase.$A$30:.$AC$30];0))" office:value-type="float" office:value="0.552" calcext:value-type="float">
            <text:p>0.552</text:p>
          </table:table-cell>
          <table:table-cell table:style-name="ce119" table:formula="of:=INDEX([Bigrams_WorstCase.$A$1:.$AC$29];MATCH([.M$53];[Bigrams_WorstCase.$A$30:.$AC$30];0);MATCH([.$O60];[Bigrams_WorstCase.$A$30:.$AC$30];0))" office:value-type="float" office:value="0.478" calcext:value-type="float">
            <text:p>0.478</text:p>
          </table:table-cell>
          <table:table-cell table:style-name="ce119" table:formula="of:=INDEX([Bigrams_WorstCase.$A$1:.$AC$29];MATCH([.N$53];[Bigrams_WorstCase.$A$30:.$AC$30];0);MATCH([.$O60];[Bigrams_WorstCase.$A$30:.$AC$30];0))" office:value-type="float" office:value="0.445" calcext:value-type="float">
            <text:p>0.445</text:p>
          </table:table-cell>
          <table:table-cell table:style-name="ce127" table:formula="of:=[.O46]" office:value-type="string" office:string-value="W" calcext:value-type="string">
            <text:p>W</text:p>
          </table:table-cell>
          <table:table-cell table:style-name="ce135"/>
          <table:table-cell table:style-name="ce62"/>
          <table:table-cell table:style-name="ce153"/>
          <table:table-cell table:style-name="ce160" table:formula="of:=[.S46]" office:value-type="string" office:string-value="P" calcext:value-type="string">
            <text:p>P</text:p>
          </table:table-cell>
          <table:table-cell table:style-name="ce15" table:formula="of:=INDEX([Bigrams_WorstCase.$A$1:.$AC$29];MATCH([.T$53];[Bigrams_WorstCase.$A$30:.$AC$30];0);MATCH([.$S60];[Bigrams_WorstCase.$A$30:.$AC$30];0))" office:value-type="float" office:value="0.282" calcext:value-type="float">
            <text:p>0.282</text:p>
          </table:table-cell>
          <table:table-cell table:style-name="ce15" table:formula="of:=INDEX([Bigrams_WorstCase.$A$1:.$AC$29];MATCH([.U$53];[Bigrams_WorstCase.$A$30:.$AC$30];0);MATCH([.$S60];[Bigrams_WorstCase.$A$30:.$AC$30];0))" office:value-type="float" office:value="0.340813538913899" calcext:value-type="float">
            <text:p>0.341</text:p>
          </table:table-cell>
          <table:table-cell table:style-name="ce15" table:formula="of:=INDEX([Bigrams_WorstCase.$A$1:.$AC$29];MATCH([.V$53];[Bigrams_WorstCase.$A$30:.$AC$30];0);MATCH([.$S60];[Bigrams_WorstCase.$A$30:.$AC$30];0))" office:value-type="float" office:value="0.246" calcext:value-type="float">
            <text:p>0.246</text:p>
          </table:table-cell>
          <table:table-cell table:style-name="ce64" table:formula="of:=INDEX([Bigrams_WorstCase.$A$1:.$AC$29];MATCH([.W$53];[Bigrams_WorstCase.$A$30:.$AC$30];0);MATCH([.$S60];[Bigrams_WorstCase.$A$30:.$AC$30];0))" office:value-type="float" office:value="0.11" calcext:value-type="float">
            <text:p>0.110</text:p>
          </table:table-cell>
          <table:table-cell table:style-name="ce7" table:formula="of:=INDEX([Bigrams_WorstCase.$A$1:.$AC$29];MATCH([.X$53];[Bigrams_WorstCase.$A$30:.$AC$30];0);MATCH([.$S60];[Bigrams_WorstCase.$A$30:.$AC$30];0))" office:value-type="float" office:value="0.00610321618788977" calcext:value-type="float">
            <text:p>0.006</text:p>
          </table:table-cell>
          <table:table-cell table:style-name="ce15" table:formula="of:=INDEX([Bigrams_WorstCase.$A$1:.$AC$29];MATCH([.Y$53];[Bigrams_WorstCase.$A$30:.$AC$30];0);MATCH([.$S60];[Bigrams_WorstCase.$A$30:.$AC$30];0))" office:value-type="float" office:value="0.255" calcext:value-type="float">
            <text:p>0.255</text:p>
          </table:table-cell>
          <table:table-cell table:style-name="ce15" table:formula="of:=INDEX([Bigrams_WorstCase.$A$1:.$AC$29];MATCH([.Z$53];[Bigrams_WorstCase.$A$30:.$AC$30];0);MATCH([.$S60];[Bigrams_WorstCase.$A$30:.$AC$30];0))" office:value-type="float" office:value="0.00235396907541766" calcext:value-type="float">
            <text:p>0.002</text:p>
          </table:table-cell>
          <table:table-cell table:style-name="ce15" table:formula="of:=INDEX([Bigrams_WorstCase.$A$1:.$AC$29];MATCH([.AA$53];[Bigrams_WorstCase.$A$30:.$AC$30];0);MATCH([.$S60];[Bigrams_WorstCase.$A$30:.$AC$30];0))" office:value-type="float" office:value="0.516" calcext:value-type="float">
            <text:p>0.516</text:p>
          </table:table-cell>
          <table:table-cell table:style-name="ce15" table:formula="of:=INDEX([Bigrams_WorstCase.$A$1:.$AC$29];MATCH([.AB$53];[Bigrams_WorstCase.$A$30:.$AC$30];0);MATCH([.$S60];[Bigrams_WorstCase.$A$30:.$AC$30];0))" office:value-type="float" office:value="0.00222006739282937" calcext:value-type="float">
            <text:p>0.002</text:p>
          </table:table-cell>
          <table:table-cell table:style-name="ce15" table:formula="of:=INDEX([Bigrams_WorstCase.$A$1:.$AC$29];MATCH([.AC$53];[Bigrams_WorstCase.$A$30:.$AC$30];0);MATCH([.$S60];[Bigrams_WorstCase.$A$30:.$AC$30];0))" office:value-type="float" office:value="0.095" calcext:value-type="float">
            <text:p>0.095</text:p>
          </table:table-cell>
          <table:table-cell table:style-name="ce15"/>
          <table:table-cell table:style-name="ce15" table:formula="of:=INDEX([Bigrams_WorstCase.$A$1:.$AC$29];MATCH([.AE$53];[Bigrams_WorstCase.$A$30:.$AC$30];0);MATCH([.$S60];[Bigrams_WorstCase.$A$30:.$AC$30];0))" office:value-type="float" office:value="0.00473044263530393" calcext:value-type="float">
            <text:p>0.005</text:p>
          </table:table-cell>
          <table:table-cell table:style-name="ce15" table:formula="of:=INDEX([Bigrams_WorstCase.$A$1:.$AC$29];MATCH([.AF$53];[Bigrams_WorstCase.$A$30:.$AC$30];0);MATCH([.$S60];[Bigrams_WorstCase.$A$30:.$AC$30];0))" office:value-type="float" office:value="0.00330815921688715" calcext:value-type="float">
            <text:p>0.003</text:p>
          </table:table-cell>
          <table:table-cell table:style-name="ce64" table:formula="of:=INDEX([Bigrams_WorstCase.$A$1:.$AC$29];MATCH([.AG$53];[Bigrams_WorstCase.$A$30:.$AC$30];0);MATCH([.$S60];[Bigrams_WorstCase.$A$30:.$AC$30];0))" office:value-type="float" office:value="0.002" calcext:value-type="float">
            <text:p>0.002</text:p>
          </table:table-cell>
          <table:table-cell table:style-name="Default"/>
          <table:table-cell table:number-columns-repeated="990"/>
        </table:table-row>
        <table:table-row table:style-name="ro1">
          <table:table-cell table:style-name="ce11" table:formula="of:=INDEX([Bigrams_WorstCase.$A$1:.$AC$29];MATCH([.A$53];[Bigrams_WorstCase.$A$30:.$AC$30];0);MATCH([.$O61];[Bigrams_WorstCase.$A$30:.$AC$30];0))" office:value-type="float" office:value="0.00010127018010879" calcext:value-type="float">
            <text:p>0.000</text:p>
          </table:table-cell>
          <table:table-cell table:style-name="ce93" table:formula="of:=INDEX([Bigrams_WorstCase.$A$1:.$AC$29];MATCH([.B$53];[Bigrams_WorstCase.$A$30:.$AC$30];0);MATCH([.$O61];[Bigrams_WorstCase.$A$30:.$AC$30];0))" office:value-type="float" office:value="0.0000371323993732231" calcext:value-type="float">
            <text:p>0.000</text:p>
          </table:table-cell>
          <table:table-cell table:style-name="ce102"/>
          <table:table-cell table:style-name="ce102" table:formula="of:=INDEX([Bigrams_WorstCase.$A$1:.$AC$29];MATCH([.D$53];[Bigrams_WorstCase.$A$30:.$AC$30];0);MATCH([.$O61];[Bigrams_WorstCase.$A$30:.$AC$30];0))" office:value-type="float" office:value="0.000327440249018422" calcext:value-type="float">
            <text:p>0.000</text:p>
          </table:table-cell>
          <table:table-cell table:style-name="ce102" table:formula="of:=INDEX([Bigrams_WorstCase.$A$1:.$AC$29];MATCH([.E$53];[Bigrams_WorstCase.$A$30:.$AC$30];0);MATCH([.$O61];[Bigrams_WorstCase.$A$30:.$AC$30];0))" office:value-type="float" office:value="0.000870923548935596" calcext:value-type="float">
            <text:p>0.001</text:p>
          </table:table-cell>
          <table:table-cell table:style-name="ce102" table:formula="of:=INDEX([Bigrams_WorstCase.$A$1:.$AC$29];MATCH([.F$53];[Bigrams_WorstCase.$A$30:.$AC$30];0);MATCH([.$O61];[Bigrams_WorstCase.$A$30:.$AC$30];0))" office:value-type="float" office:value="0.002" calcext:value-type="float">
            <text:p>0.002</text:p>
          </table:table-cell>
          <table:table-cell table:style-name="ce102" table:formula="of:=INDEX([Bigrams_WorstCase.$A$1:.$AC$29];MATCH([.G$53];[Bigrams_WorstCase.$A$30:.$AC$30];0);MATCH([.$O61];[Bigrams_WorstCase.$A$30:.$AC$30];0))" office:value-type="float" office:value="0.0000247549329154821" calcext:value-type="float">
            <text:p>0.000</text:p>
          </table:table-cell>
          <table:table-cell table:style-name="ce102" table:formula="of:=INDEX([Bigrams_WorstCase.$A$1:.$AC$29];MATCH([.H$53];[Bigrams_WorstCase.$A$30:.$AC$30];0);MATCH([.$O61];[Bigrams_WorstCase.$A$30:.$AC$30];0))" office:value-type="float" office:value="0.003" calcext:value-type="float">
            <text:p>0.003</text:p>
          </table:table-cell>
          <table:table-cell table:style-name="ce102" table:formula="of:=INDEX([Bigrams_WorstCase.$A$1:.$AC$29];MATCH([.I$53];[Bigrams_WorstCase.$A$30:.$AC$30];0);MATCH([.$O61];[Bigrams_WorstCase.$A$30:.$AC$30];0))" office:value-type="float" office:value="0.000660506619153999" calcext:value-type="float">
            <text:p>0.001</text:p>
          </table:table-cell>
          <table:table-cell table:style-name="ce66" table:formula="of:=INDEX([Bigrams_WorstCase.$A$1:.$AC$29];MATCH([.J$53];[Bigrams_WorstCase.$A$30:.$AC$30];0);MATCH([.$O61];[Bigrams_WorstCase.$A$30:.$AC$30];0))" office:value-type="float" office:value="0.009" calcext:value-type="float">
            <text:p>0.009</text:p>
          </table:table-cell>
          <table:table-cell table:style-name="ce99" table:formula="of:=INDEX([Bigrams_WorstCase.$A$1:.$AC$29];MATCH([.K$53];[Bigrams_WorstCase.$A$30:.$AC$30];0);MATCH([.$O61];[Bigrams_WorstCase.$A$30:.$AC$30];0))" office:value-type="float" office:value="0.061" calcext:value-type="float">
            <text:p>0.061</text:p>
          </table:table-cell>
          <table:table-cell table:style-name="ce119" table:formula="of:=INDEX([Bigrams_WorstCase.$A$1:.$AC$29];MATCH([.L$53];[Bigrams_WorstCase.$A$30:.$AC$30];0);MATCH([.$O61];[Bigrams_WorstCase.$A$30:.$AC$30];0))" office:value-type="float" office:value="0.022" calcext:value-type="float">
            <text:p>0.022</text:p>
          </table:table-cell>
          <table:table-cell table:style-name="ce119" table:formula="of:=INDEX([Bigrams_WorstCase.$A$1:.$AC$29];MATCH([.M$53];[Bigrams_WorstCase.$A$30:.$AC$30];0);MATCH([.$O61];[Bigrams_WorstCase.$A$30:.$AC$30];0))" office:value-type="float" office:value="0.236" calcext:value-type="float">
            <text:p>0.236</text:p>
          </table:table-cell>
          <table:table-cell table:style-name="ce119" table:formula="of:=INDEX([Bigrams_WorstCase.$A$1:.$AC$29];MATCH([.N$53];[Bigrams_WorstCase.$A$30:.$AC$30];0);MATCH([.$O61];[Bigrams_WorstCase.$A$30:.$AC$30];0))" office:value-type="float" office:value="0.049" calcext:value-type="float">
            <text:p>0.049</text:p>
          </table:table-cell>
          <table:table-cell table:style-name="ce127" table:formula="of:=[.O47]" office:value-type="string" office:string-value="X" calcext:value-type="string">
            <text:p>X</text:p>
          </table:table-cell>
          <table:table-cell table:style-name="ce135"/>
          <table:table-cell table:style-name="ce149"/>
          <table:table-cell table:style-name="ce153"/>
          <table:table-cell table:style-name="ce160" table:formula="of:=[.S47]" office:value-type="string" office:string-value="D" calcext:value-type="string">
            <text:p>D</text:p>
          </table:table-cell>
          <table:table-cell table:style-name="ce15" table:formula="of:=INDEX([Bigrams_WorstCase.$A$1:.$AC$29];MATCH([.T$53];[Bigrams_WorstCase.$A$30:.$AC$30];0);MATCH([.$S61];[Bigrams_WorstCase.$A$30:.$AC$30];0))" office:value-type="float" office:value="0.285" calcext:value-type="float">
            <text:p>0.285</text:p>
          </table:table-cell>
          <table:table-cell table:style-name="ce15" table:formula="of:=INDEX([Bigrams_WorstCase.$A$1:.$AC$29];MATCH([.U$53];[Bigrams_WorstCase.$A$30:.$AC$30];0);MATCH([.$S61];[Bigrams_WorstCase.$A$30:.$AC$30];0))" office:value-type="float" office:value="1.36" calcext:value-type="float">
            <text:p>1.360</text:p>
          </table:table-cell>
          <table:table-cell table:style-name="ce15" table:formula="of:=INDEX([Bigrams_WorstCase.$A$1:.$AC$29];MATCH([.V$53];[Bigrams_WorstCase.$A$30:.$AC$30];0);MATCH([.$S61];[Bigrams_WorstCase.$A$30:.$AC$30];0))" office:value-type="float" office:value="0.131" calcext:value-type="float">
            <text:p>0.131</text:p>
          </table:table-cell>
          <table:table-cell table:style-name="ce64" table:formula="of:=INDEX([Bigrams_WorstCase.$A$1:.$AC$29];MATCH([.W$53];[Bigrams_WorstCase.$A$30:.$AC$30];0);MATCH([.$S61];[Bigrams_WorstCase.$A$30:.$AC$30];0))" office:value-type="float" office:value="0.0107481417822129" calcext:value-type="float">
            <text:p>0.011</text:p>
          </table:table-cell>
          <table:table-cell table:style-name="ce7" table:formula="of:=INDEX([Bigrams_WorstCase.$A$1:.$AC$29];MATCH([.X$53];[Bigrams_WorstCase.$A$30:.$AC$30];0);MATCH([.$S61];[Bigrams_WorstCase.$A$30:.$AC$30];0))" office:value-type="float" office:value="0.00409356572484199" calcext:value-type="float">
            <text:p>0.004</text:p>
          </table:table-cell>
          <table:table-cell table:style-name="ce15" table:formula="of:=INDEX([Bigrams_WorstCase.$A$1:.$AC$29];MATCH([.Y$53];[Bigrams_WorstCase.$A$30:.$AC$30];0);MATCH([.$S61];[Bigrams_WorstCase.$A$30:.$AC$30];0))" office:value-type="float" office:value="0.019" calcext:value-type="float">
            <text:p>0.019</text:p>
          </table:table-cell>
          <table:table-cell table:style-name="ce15" table:formula="of:=INDEX([Bigrams_WorstCase.$A$1:.$AC$29];MATCH([.Z$53];[Bigrams_WorstCase.$A$30:.$AC$30];0);MATCH([.$S61];[Bigrams_WorstCase.$A$30:.$AC$30];0))" office:value-type="float" office:value="0.019" calcext:value-type="float">
            <text:p>0.019</text:p>
          </table:table-cell>
          <table:table-cell table:style-name="ce15" table:formula="of:=INDEX([Bigrams_WorstCase.$A$1:.$AC$29];MATCH([.AA$53];[Bigrams_WorstCase.$A$30:.$AC$30];0);MATCH([.$S61];[Bigrams_WorstCase.$A$30:.$AC$30];0))" office:value-type="float" office:value="0.274" calcext:value-type="float">
            <text:p>0.274</text:p>
          </table:table-cell>
          <table:table-cell table:style-name="ce15" table:formula="of:=INDEX([Bigrams_WorstCase.$A$1:.$AC$29];MATCH([.AB$53];[Bigrams_WorstCase.$A$30:.$AC$30];0);MATCH([.$S61];[Bigrams_WorstCase.$A$30:.$AC$30];0))" office:value-type="float" office:value="0.00606045766739938" calcext:value-type="float">
            <text:p>0.006</text:p>
          </table:table-cell>
          <table:table-cell table:style-name="ce15" table:formula="of:=INDEX([Bigrams_WorstCase.$A$1:.$AC$29];MATCH([.AC$53];[Bigrams_WorstCase.$A$30:.$AC$30];0);MATCH([.$S61];[Bigrams_WorstCase.$A$30:.$AC$30];0))" office:value-type="float" office:value="0.156426421092931" calcext:value-type="float">
            <text:p>0.156</text:p>
          </table:table-cell>
          <table:table-cell table:style-name="ce15" table:formula="of:=INDEX([Bigrams_WorstCase.$A$1:.$AC$29];MATCH([.AD$53];[Bigrams_WorstCase.$A$30:.$AC$30];0);MATCH([.$S61];[Bigrams_WorstCase.$A$30:.$AC$30];0))" office:value-type="float" office:value="0.00473044263530393" calcext:value-type="float">
            <text:p>0.005</text:p>
          </table:table-cell>
          <table:table-cell table:style-name="ce15"/>
          <table:table-cell table:style-name="ce15" table:formula="of:=INDEX([Bigrams_WorstCase.$A$1:.$AC$29];MATCH([.AF$53];[Bigrams_WorstCase.$A$30:.$AC$30];0);MATCH([.$S61];[Bigrams_WorstCase.$A$30:.$AC$30];0))" office:value-type="float" office:value="0.00592993165748139" calcext:value-type="float">
            <text:p>0.006</text:p>
          </table:table-cell>
          <table:table-cell table:style-name="ce64" table:formula="of:=INDEX([Bigrams_WorstCase.$A$1:.$AC$29];MATCH([.AG$53];[Bigrams_WorstCase.$A$30:.$AC$30];0);MATCH([.$S61];[Bigrams_WorstCase.$A$30:.$AC$30];0))" office:value-type="float" office:value="0.005" calcext:value-type="float">
            <text:p>0.005</text:p>
          </table:table-cell>
          <table:table-cell table:style-name="Default"/>
          <table:table-cell table:number-columns-repeated="990"/>
        </table:table-row>
        <table:table-row table:style-name="ro1">
          <table:table-cell table:style-name="ce11" table:formula="of:=INDEX([Bigrams_WorstCase.$A$1:.$AC$29];MATCH([.A$53];[Bigrams_WorstCase.$A$30:.$AC$30];0);MATCH([.$O62];[Bigrams_WorstCase.$A$30:.$AC$30];0))" office:value-type="float" office:value="0.0000945188347682042" calcext:value-type="float">
            <text:p>0.000</text:p>
          </table:table-cell>
          <table:table-cell table:style-name="ce93"/>
          <table:table-cell table:style-name="ce102" table:formula="of:=INDEX([Bigrams_WorstCase.$A$1:.$AC$29];MATCH([.C$53];[Bigrams_WorstCase.$A$30:.$AC$30];0);MATCH([.$O62];[Bigrams_WorstCase.$A$30:.$AC$30];0))" office:value-type="float" office:value="0.0000371323993732231" calcext:value-type="float">
            <text:p>0.000</text:p>
          </table:table-cell>
          <table:table-cell table:style-name="ce102" table:formula="of:=INDEX([Bigrams_WorstCase.$A$1:.$AC$29];MATCH([.D$53];[Bigrams_WorstCase.$A$30:.$AC$30];0);MATCH([.$O62];[Bigrams_WorstCase.$A$30:.$AC$30];0))" office:value-type="float" office:value="0.0000551359869481191" calcext:value-type="float">
            <text:p>0.000</text:p>
          </table:table-cell>
          <table:table-cell table:style-name="ce102" table:formula="of:=INDEX([Bigrams_WorstCase.$A$1:.$AC$29];MATCH([.E$53];[Bigrams_WorstCase.$A$30:.$AC$30];0);MATCH([.$O62];[Bigrams_WorstCase.$A$30:.$AC$30];0))" office:value-type="float" office:value="0.000118148543460255" calcext:value-type="float">
            <text:p>0.000</text:p>
          </table:table-cell>
          <table:table-cell table:style-name="ce102" table:formula="of:=INDEX([Bigrams_WorstCase.$A$1:.$AC$29];MATCH([.F$53];[Bigrams_WorstCase.$A$30:.$AC$30];0);MATCH([.$O62];[Bigrams_WorstCase.$A$30:.$AC$30];0))" office:value-type="float" office:value="0.0000765152471933082" calcext:value-type="float">
            <text:p>0.000</text:p>
          </table:table-cell>
          <table:table-cell table:style-name="ce102" table:formula="of:=INDEX([Bigrams_WorstCase.$A$1:.$AC$29];MATCH([.G$53];[Bigrams_WorstCase.$A$30:.$AC$30];0);MATCH([.$O62];[Bigrams_WorstCase.$A$30:.$AC$30];0))" office:value-type="float" office:value="0.00000225044844686201" calcext:value-type="float">
            <text:p>0.000</text:p>
          </table:table-cell>
          <table:table-cell table:style-name="ce102" table:formula="of:=INDEX([Bigrams_WorstCase.$A$1:.$AC$29];MATCH([.H$53];[Bigrams_WorstCase.$A$30:.$AC$30];0);MATCH([.$O62];[Bigrams_WorstCase.$A$30:.$AC$30];0))" office:value-type="float" office:value="0.0000911431620979112" calcext:value-type="float">
            <text:p>0.000</text:p>
          </table:table-cell>
          <table:table-cell table:style-name="ce102" table:formula="of:=INDEX([Bigrams_WorstCase.$A$1:.$AC$29];MATCH([.I$53];[Bigrams_WorstCase.$A$30:.$AC$30];0);MATCH([.$O62];[Bigrams_WorstCase.$A$30:.$AC$30];0))" office:value-type="float" office:value="0.000271179037846872" calcext:value-type="float">
            <text:p>0.000</text:p>
          </table:table-cell>
          <table:table-cell table:style-name="ce66" table:formula="of:=INDEX([Bigrams_WorstCase.$A$1:.$AC$29];MATCH([.J$53];[Bigrams_WorstCase.$A$30:.$AC$30];0);MATCH([.$O62];[Bigrams_WorstCase.$A$30:.$AC$30];0))" office:value-type="float" office:value="0.148" calcext:value-type="float">
            <text:p>0.148</text:p>
          </table:table-cell>
          <table:table-cell table:style-name="ce99" table:formula="of:=INDEX([Bigrams_WorstCase.$A$1:.$AC$29];MATCH([.K$53];[Bigrams_WorstCase.$A$30:.$AC$30];0);MATCH([.$O62];[Bigrams_WorstCase.$A$30:.$AC$30];0))" office:value-type="float" office:value="0.011" calcext:value-type="float">
            <text:p>0.011</text:p>
          </table:table-cell>
          <table:table-cell table:style-name="ce119" table:formula="of:=INDEX([Bigrams_WorstCase.$A$1:.$AC$29];MATCH([.L$53];[Bigrams_WorstCase.$A$30:.$AC$30];0);MATCH([.$O62];[Bigrams_WorstCase.$A$30:.$AC$30];0))" office:value-type="float" office:value="0.001" calcext:value-type="float">
            <text:p>0.001</text:p>
          </table:table-cell>
          <table:table-cell table:style-name="ce119" table:formula="of:=INDEX([Bigrams_WorstCase.$A$1:.$AC$29];MATCH([.M$53];[Bigrams_WorstCase.$A$30:.$AC$30];0);MATCH([.$O62];[Bigrams_WorstCase.$A$30:.$AC$30];0))" office:value-type="float" office:value="0.057" calcext:value-type="float">
            <text:p>0.057</text:p>
          </table:table-cell>
          <table:table-cell table:style-name="ce119" table:formula="of:=INDEX([Bigrams_WorstCase.$A$1:.$AC$29];MATCH([.N$53];[Bigrams_WorstCase.$A$30:.$AC$30];0);MATCH([.$O62];[Bigrams_WorstCase.$A$30:.$AC$30];0))" office:value-type="float" office:value="0.00266903185797834" calcext:value-type="float">
            <text:p>0.003</text:p>
          </table:table-cell>
          <table:table-cell table:style-name="ce127" table:formula="of:=[.O48]" office:value-type="string" office:string-value="Q" calcext:value-type="string">
            <text:p>Q</text:p>
          </table:table-cell>
          <table:table-cell table:style-name="ce135"/>
          <table:table-cell table:style-name="ce62"/>
          <table:table-cell table:style-name="ce153"/>
          <table:table-cell table:style-name="ce127" table:formula="of:=[.S48]" office:value-type="string" office:string-value="C" calcext:value-type="string">
            <text:p>C</text:p>
          </table:table-cell>
          <table:table-cell table:style-name="ce15" table:formula="of:=INDEX([Bigrams_WorstCase.$A$1:.$AC$29];MATCH([.T$53];[Bigrams_WorstCase.$A$30:.$AC$30];0);MATCH([.$S62];[Bigrams_WorstCase.$A$30:.$AC$30];0))" office:value-type="float" office:value="0.161" calcext:value-type="float">
            <text:p>0.161</text:p>
          </table:table-cell>
          <table:table-cell table:style-name="ce15" table:formula="of:=INDEX([Bigrams_WorstCase.$A$1:.$AC$29];MATCH([.U$53];[Bigrams_WorstCase.$A$30:.$AC$30];0);MATCH([.$S62];[Bigrams_WorstCase.$A$30:.$AC$30];0))" office:value-type="float" office:value="0.417" calcext:value-type="float">
            <text:p>0.417</text:p>
          </table:table-cell>
          <table:table-cell table:style-name="ce15" table:formula="of:=INDEX([Bigrams_WorstCase.$A$1:.$AC$29];MATCH([.V$53];[Bigrams_WorstCase.$A$30:.$AC$30];0);MATCH([.$S62];[Bigrams_WorstCase.$A$30:.$AC$30];0))" office:value-type="float" office:value="0.178" calcext:value-type="float">
            <text:p>0.178</text:p>
          </table:table-cell>
          <table:table-cell table:style-name="ce64" table:formula="of:=INDEX([Bigrams_WorstCase.$A$1:.$AC$29];MATCH([.W$53];[Bigrams_WorstCase.$A$30:.$AC$30];0);MATCH([.$S62];[Bigrams_WorstCase.$A$30:.$AC$30];0))" office:value-type="float" office:value="0.487" calcext:value-type="float">
            <text:p>0.487</text:p>
          </table:table-cell>
          <table:table-cell table:style-name="ce7" table:formula="of:=INDEX([Bigrams_WorstCase.$A$1:.$AC$29];MATCH([.X$53];[Bigrams_WorstCase.$A$30:.$AC$30];0);MATCH([.$S62];[Bigrams_WorstCase.$A$30:.$AC$30];0))" office:value-type="float" office:value="0.118" calcext:value-type="float">
            <text:p>0.118</text:p>
          </table:table-cell>
          <table:table-cell table:style-name="ce15" table:formula="of:=INDEX([Bigrams_WorstCase.$A$1:.$AC$29];MATCH([.Y$53];[Bigrams_WorstCase.$A$30:.$AC$30];0);MATCH([.$S62];[Bigrams_WorstCase.$A$30:.$AC$30];0))" office:value-type="float" office:value="0.00928647551597607" calcext:value-type="float">
            <text:p>0.009</text:p>
          </table:table-cell>
          <table:table-cell table:style-name="ce15" table:formula="of:=INDEX([Bigrams_WorstCase.$A$1:.$AC$29];MATCH([.Z$53];[Bigrams_WorstCase.$A$30:.$AC$30];0);MATCH([.$S62];[Bigrams_WorstCase.$A$30:.$AC$30];0))" office:value-type="float" office:value="0.00131426189296741" calcext:value-type="float">
            <text:p>0.001</text:p>
          </table:table-cell>
          <table:table-cell table:style-name="ce15" table:formula="of:=INDEX([Bigrams_WorstCase.$A$1:.$AC$29];MATCH([.AA$53];[Bigrams_WorstCase.$A$30:.$AC$30];0);MATCH([.$S62];[Bigrams_WorstCase.$A$30:.$AC$30];0))" office:value-type="float" office:value="0.27" calcext:value-type="float">
            <text:p>0.270</text:p>
          </table:table-cell>
          <table:table-cell table:style-name="ce15" table:formula="of:=INDEX([Bigrams_WorstCase.$A$1:.$AC$29];MATCH([.AB$53];[Bigrams_WorstCase.$A$30:.$AC$30];0);MATCH([.$S62];[Bigrams_WorstCase.$A$30:.$AC$30];0))" office:value-type="float" office:value="0.00186562176244861" calcext:value-type="float">
            <text:p>0.002</text:p>
          </table:table-cell>
          <table:table-cell table:style-name="ce15" table:formula="of:=INDEX([Bigrams_WorstCase.$A$1:.$AC$29];MATCH([.AC$53];[Bigrams_WorstCase.$A$30:.$AC$30];0);MATCH([.$S62];[Bigrams_WorstCase.$A$30:.$AC$30];0))" office:value-type="float" office:value="0.599" calcext:value-type="float">
            <text:p>0.599</text:p>
          </table:table-cell>
          <table:table-cell table:style-name="ce15" table:formula="of:=INDEX([Bigrams_WorstCase.$A$1:.$AC$29];MATCH([.AD$53];[Bigrams_WorstCase.$A$30:.$AC$30];0);MATCH([.$S62];[Bigrams_WorstCase.$A$30:.$AC$30];0))" office:value-type="float" office:value="0.00330815921688715" calcext:value-type="float">
            <text:p>0.003</text:p>
          </table:table-cell>
          <table:table-cell table:style-name="ce15" table:formula="of:=INDEX([Bigrams_WorstCase.$A$1:.$AC$29];MATCH([.AE$53];[Bigrams_WorstCase.$A$30:.$AC$30];0);MATCH([.$S62];[Bigrams_WorstCase.$A$30:.$AC$30];0))" office:value-type="float" office:value="0.00592993165748139" calcext:value-type="float">
            <text:p>0.006</text:p>
          </table:table-cell>
          <table:table-cell table:style-name="ce15"/>
          <table:table-cell table:style-name="ce64" table:formula="of:=INDEX([Bigrams_WorstCase.$A$1:.$AC$29];MATCH([.AG$53];[Bigrams_WorstCase.$A$30:.$AC$30];0);MATCH([.$S62];[Bigrams_WorstCase.$A$30:.$AC$30];0))" office:value-type="float" office:value="0.003" calcext:value-type="float">
            <text:p>0.003</text:p>
          </table:table-cell>
          <table:table-cell table:style-name="Default"/>
          <table:table-cell table:number-columns-repeated="990"/>
        </table:table-row>
        <table:table-row table:style-name="ro1">
          <table:table-cell table:style-name="ce11"/>
          <table:table-cell table:style-name="ce93" table:formula="of:=INDEX([Bigrams_WorstCase.$A$1:.$AC$29];MATCH([.B$53];[Bigrams_WorstCase.$A$30:.$AC$30];0);MATCH([.$O63];[Bigrams_WorstCase.$A$30:.$AC$30];0))" office:value-type="float" office:value="0.0000945188347682042" calcext:value-type="float">
            <text:p>0.000</text:p>
          </table:table-cell>
          <table:table-cell table:style-name="ce102" table:formula="of:=INDEX([Bigrams_WorstCase.$A$1:.$AC$29];MATCH([.C$53];[Bigrams_WorstCase.$A$30:.$AC$30];0);MATCH([.$O63];[Bigrams_WorstCase.$A$30:.$AC$30];0))" office:value-type="float" office:value="0.00010127018010879" calcext:value-type="float">
            <text:p>0.000</text:p>
          </table:table-cell>
          <table:table-cell table:style-name="ce102" table:formula="of:=INDEX([Bigrams_WorstCase.$A$1:.$AC$29];MATCH([.D$53];[Bigrams_WorstCase.$A$30:.$AC$30];0);MATCH([.$O63];[Bigrams_WorstCase.$A$30:.$AC$30];0))" office:value-type="float" office:value="0.000396078926647713" calcext:value-type="float">
            <text:p>0.000</text:p>
          </table:table-cell>
          <table:table-cell table:style-name="ce102" table:formula="of:=INDEX([Bigrams_WorstCase.$A$1:.$AC$29];MATCH([.E$53];[Bigrams_WorstCase.$A$30:.$AC$30];0);MATCH([.$O63];[Bigrams_WorstCase.$A$30:.$AC$30];0))" office:value-type="float" office:value="0.000728020072559859" calcext:value-type="float">
            <text:p>0.001</text:p>
          </table:table-cell>
          <table:table-cell table:style-name="ce102" table:formula="of:=INDEX([Bigrams_WorstCase.$A$1:.$AC$29];MATCH([.F$53];[Bigrams_WorstCase.$A$30:.$AC$30];0);MATCH([.$O63];[Bigrams_WorstCase.$A$30:.$AC$30];0))" office:value-type="float" office:value="0.000408456393105454" calcext:value-type="float">
            <text:p>0.000</text:p>
          </table:table-cell>
          <table:table-cell table:style-name="ce102" table:formula="of:=INDEX([Bigrams_WorstCase.$A$1:.$AC$29];MATCH([.G$53];[Bigrams_WorstCase.$A$30:.$AC$30];0);MATCH([.$O63];[Bigrams_WorstCase.$A$30:.$AC$30];0))" office:value-type="float" office:value="0.0000427585204903782" calcext:value-type="float">
            <text:p>0.000</text:p>
          </table:table-cell>
          <table:table-cell table:style-name="ce102" table:formula="of:=INDEX([Bigrams_WorstCase.$A$1:.$AC$29];MATCH([.H$53];[Bigrams_WorstCase.$A$30:.$AC$30];0);MATCH([.$O63];[Bigrams_WorstCase.$A$30:.$AC$30];0))" office:value-type="float" office:value="0.004" calcext:value-type="float">
            <text:p>0.004</text:p>
          </table:table-cell>
          <table:table-cell table:style-name="ce102" table:formula="of:=INDEX([Bigrams_WorstCase.$A$1:.$AC$29];MATCH([.I$53];[Bigrams_WorstCase.$A$30:.$AC$30];0);MATCH([.$O63];[Bigrams_WorstCase.$A$30:.$AC$30];0))" office:value-type="float" office:value="0.000532231057682864" calcext:value-type="float">
            <text:p>0.001</text:p>
          </table:table-cell>
          <table:table-cell table:style-name="ce66" table:formula="of:=INDEX([Bigrams_WorstCase.$A$1:.$AC$29];MATCH([.J$53];[Bigrams_WorstCase.$A$30:.$AC$30];0);MATCH([.$O63];[Bigrams_WorstCase.$A$30:.$AC$30];0))" office:value-type="float" office:value="0.00479908131293323" calcext:value-type="float">
            <text:p>0.005</text:p>
          </table:table-cell>
          <table:table-cell table:style-name="ce99" table:formula="of:=INDEX([Bigrams_WorstCase.$A$1:.$AC$29];MATCH([.K$53];[Bigrams_WorstCase.$A$30:.$AC$30];0);MATCH([.$O63];[Bigrams_WorstCase.$A$30:.$AC$30];0))" office:value-type="float" office:value="0.076" calcext:value-type="float">
            <text:p>0.076</text:p>
          </table:table-cell>
          <table:table-cell table:style-name="ce119" table:formula="of:=INDEX([Bigrams_WorstCase.$A$1:.$AC$29];MATCH([.L$53];[Bigrams_WorstCase.$A$30:.$AC$30];0);MATCH([.$O63];[Bigrams_WorstCase.$A$30:.$AC$30];0))" office:value-type="float" office:value="0.01" calcext:value-type="float">
            <text:p>0.010</text:p>
          </table:table-cell>
          <table:table-cell table:style-name="ce119" table:formula="of:=INDEX([Bigrams_WorstCase.$A$1:.$AC$29];MATCH([.M$53];[Bigrams_WorstCase.$A$30:.$AC$30];0);MATCH([.$O63];[Bigrams_WorstCase.$A$30:.$AC$30];0))" office:value-type="float" office:value="0.055" calcext:value-type="float">
            <text:p>0.055</text:p>
          </table:table-cell>
          <table:table-cell table:style-name="ce119" table:formula="of:=INDEX([Bigrams_WorstCase.$A$1:.$AC$29];MATCH([.N$53];[Bigrams_WorstCase.$A$30:.$AC$30];0);MATCH([.$O63];[Bigrams_WorstCase.$A$30:.$AC$30];0))" office:value-type="float" office:value="0.037" calcext:value-type="float">
            <text:p>0.037</text:p>
          </table:table-cell>
          <table:table-cell table:style-name="ce127" table:formula="of:=[.O49]" office:value-type="string" office:string-value="Z" calcext:value-type="string">
            <text:p>Z</text:p>
          </table:table-cell>
          <table:table-cell table:style-name="ce135"/>
          <table:table-cell table:style-name="ce149"/>
          <table:table-cell table:style-name="ce152"/>
          <table:table-cell table:style-name="ce160" table:formula="of:=[.S49]" office:value-type="string" office:string-value="B" calcext:value-type="string">
            <text:p>B</text:p>
          </table:table-cell>
          <table:table-cell table:style-name="ce15" table:formula="of:=INDEX([Bigrams_WorstCase.$A$1:.$AC$29];MATCH([.T$53];[Bigrams_WorstCase.$A$30:.$AC$30];0);MATCH([.$S63];[Bigrams_WorstCase.$A$30:.$AC$30];0))" office:value-type="float" office:value="0.24" calcext:value-type="float">
            <text:p>0.240</text:p>
          </table:table-cell>
          <table:table-cell table:style-name="ce15" table:formula="of:=INDEX([Bigrams_WorstCase.$A$1:.$AC$29];MATCH([.U$53];[Bigrams_WorstCase.$A$30:.$AC$30];0);MATCH([.$S63];[Bigrams_WorstCase.$A$30:.$AC$30];0))" office:value-type="float" office:value="0.0337961095507502" calcext:value-type="float">
            <text:p>0.034</text:p>
          </table:table-cell>
          <table:table-cell table:style-name="ce15" table:formula="of:=INDEX([Bigrams_WorstCase.$A$1:.$AC$29];MATCH([.V$53];[Bigrams_WorstCase.$A$30:.$AC$30];0);MATCH([.$S63];[Bigrams_WorstCase.$A$30:.$AC$30];0))" office:value-type="float" office:value="0.054" calcext:value-type="float">
            <text:p>0.054</text:p>
          </table:table-cell>
          <table:table-cell table:style-name="ce64" table:formula="of:=INDEX([Bigrams_WorstCase.$A$1:.$AC$29];MATCH([.W$53];[Bigrams_WorstCase.$A$30:.$AC$30];0);MATCH([.$S63];[Bigrams_WorstCase.$A$30:.$AC$30];0))" office:value-type="float" office:value="0.02" calcext:value-type="float">
            <text:p>0.020</text:p>
          </table:table-cell>
          <table:table-cell table:style-name="ce15" table:formula="of:=INDEX([Bigrams_WorstCase.$A$1:.$AC$29];MATCH([.X$53];[Bigrams_WorstCase.$A$30:.$AC$30];0);MATCH([.$S63];[Bigrams_WorstCase.$A$30:.$AC$30];0))" office:value-type="float" office:value="0.00227632860400092" calcext:value-type="float">
            <text:p>0.002</text:p>
          </table:table-cell>
          <table:table-cell table:style-name="ce15" table:formula="of:=INDEX([Bigrams_WorstCase.$A$1:.$AC$29];MATCH([.Y$53];[Bigrams_WorstCase.$A$30:.$AC$30];0);MATCH([.$S63];[Bigrams_WorstCase.$A$30:.$AC$30];0))" office:value-type="float" office:value="0.093" calcext:value-type="float">
            <text:p>0.093</text:p>
          </table:table-cell>
          <table:table-cell table:style-name="ce15" table:formula="of:=INDEX([Bigrams_WorstCase.$A$1:.$AC$29];MATCH([.Z$53];[Bigrams_WorstCase.$A$30:.$AC$30];0);MATCH([.$S63];[Bigrams_WorstCase.$A$30:.$AC$30];0))" office:value-type="float" office:value="0.004" calcext:value-type="float">
            <text:p>0.004</text:p>
          </table:table-cell>
          <table:table-cell table:style-name="ce15" table:formula="of:=INDEX([Bigrams_WorstCase.$A$1:.$AC$29];MATCH([.AA$53];[Bigrams_WorstCase.$A$30:.$AC$30];0);MATCH([.$S63];[Bigrams_WorstCase.$A$30:.$AC$30];0))" office:value-type="float" office:value="0.139" calcext:value-type="float">
            <text:p>0.139</text:p>
          </table:table-cell>
          <table:table-cell table:style-name="ce15" table:formula="of:=INDEX([Bigrams_WorstCase.$A$1:.$AC$29];MATCH([.AB$53];[Bigrams_WorstCase.$A$30:.$AC$30];0);MATCH([.$S63];[Bigrams_WorstCase.$A$30:.$AC$30];0))" office:value-type="float" office:value="0.023" calcext:value-type="float">
            <text:p>0.023</text:p>
          </table:table-cell>
          <table:table-cell table:style-name="ce15" table:formula="of:=INDEX([Bigrams_WorstCase.$A$1:.$AC$29];MATCH([.AC$53];[Bigrams_WorstCase.$A$30:.$AC$30];0);MATCH([.$S63];[Bigrams_WorstCase.$A$30:.$AC$30];0))" office:value-type="float" office:value="0.005" calcext:value-type="float">
            <text:p>0.005</text:p>
          </table:table-cell>
          <table:table-cell table:style-name="ce15" table:formula="of:=INDEX([Bigrams_WorstCase.$A$1:.$AC$29];MATCH([.AD$53];[Bigrams_WorstCase.$A$30:.$AC$30];0);MATCH([.$S63];[Bigrams_WorstCase.$A$30:.$AC$30];0))" office:value-type="float" office:value="0.002" calcext:value-type="float">
            <text:p>0.002</text:p>
          </table:table-cell>
          <table:table-cell table:style-name="ce15" table:formula="of:=INDEX([Bigrams_WorstCase.$A$1:.$AC$29];MATCH([.AE$53];[Bigrams_WorstCase.$A$30:.$AC$30];0);MATCH([.$S63];[Bigrams_WorstCase.$A$30:.$AC$30];0))" office:value-type="float" office:value="0.005" calcext:value-type="float">
            <text:p>0.005</text:p>
          </table:table-cell>
          <table:table-cell table:style-name="ce15" table:formula="of:=INDEX([Bigrams_WorstCase.$A$1:.$AC$29];MATCH([.AF$53];[Bigrams_WorstCase.$A$30:.$AC$30];0);MATCH([.$S63];[Bigrams_WorstCase.$A$30:.$AC$30];0))" office:value-type="float" office:value="0.003" calcext:value-type="float">
            <text:p>0.003</text:p>
          </table:table-cell>
          <table:table-cell table:style-name="ce64"/>
          <table:table-cell table:style-name="Default"/>
          <table:table-cell table:number-columns-repeated="990"/>
        </table:table-row>
        <table:table-row table:style-name="ro1">
          <table:table-cell table:style-name="ce12"/>
          <table:table-cell table:style-name="ce94" table:formula="of:=INDEX([Bigrams_WorstCase.$A$1:.$AC$29];MATCH([.B$53];[Bigrams_WorstCase.$A$30:.$AC$30];0);MATCH([.$O64];[Bigrams_WorstCase.$A$30:.$AC$30];0))" office:value-type="float" office:value="0.0000922683863213422" calcext:value-type="float">
            <text:p>0.000</text:p>
          </table:table-cell>
          <table:table-cell table:style-name="ce103" table:formula="of:=INDEX([Bigrams_WorstCase.$A$1:.$AC$29];MATCH([.C$53];[Bigrams_WorstCase.$A$30:.$AC$30];0);MATCH([.$O64];[Bigrams_WorstCase.$A$30:.$AC$30];0))" office:value-type="float" office:value="0.000559236439045208" calcext:value-type="float">
            <text:p>0.001</text:p>
          </table:table-cell>
          <table:table-cell table:style-name="ce103" table:formula="of:=INDEX([Bigrams_WorstCase.$A$1:.$AC$29];MATCH([.D$53];[Bigrams_WorstCase.$A$30:.$AC$30];0);MATCH([.$O64];[Bigrams_WorstCase.$A$30:.$AC$30];0))" office:value-type="float" office:value="0.0013682726556921" calcext:value-type="float">
            <text:p>0.001</text:p>
          </table:table-cell>
          <table:table-cell table:style-name="ce103" table:formula="of:=INDEX([Bigrams_WorstCase.$A$1:.$AC$29];MATCH([.E$53];[Bigrams_WorstCase.$A$30:.$AC$30];0);MATCH([.$O64];[Bigrams_WorstCase.$A$30:.$AC$30];0))" office:value-type="float" office:value="0.00212217288539087" calcext:value-type="float">
            <text:p>0.002</text:p>
          </table:table-cell>
          <table:table-cell table:style-name="ce103" table:formula="of:=INDEX([Bigrams_WorstCase.$A$1:.$AC$29];MATCH([.F$53];[Bigrams_WorstCase.$A$30:.$AC$30];0);MATCH([.$O64];[Bigrams_WorstCase.$A$30:.$AC$30];0))" office:value-type="float" office:value="0.00138740146749043" calcext:value-type="float">
            <text:p>0.001</text:p>
          </table:table-cell>
          <table:table-cell table:style-name="ce103" table:formula="of:=INDEX([Bigrams_WorstCase.$A$1:.$AC$29];MATCH([.G$53];[Bigrams_WorstCase.$A$30:.$AC$30];0);MATCH([.$O64];[Bigrams_WorstCase.$A$30:.$AC$30];0))" office:value-type="float" office:value="0.00104645852779083" calcext:value-type="float">
            <text:p>0.001</text:p>
          </table:table-cell>
          <table:table-cell table:style-name="ce103" table:formula="of:=INDEX([Bigrams_WorstCase.$A$1:.$AC$29];MATCH([.H$53];[Bigrams_WorstCase.$A$30:.$AC$30];0);MATCH([.$O64];[Bigrams_WorstCase.$A$30:.$AC$30];0))" office:value-type="float" office:value="0.18" calcext:value-type="float">
            <text:p>0.180</text:p>
          </table:table-cell>
          <table:table-cell table:style-name="ce103" table:formula="of:=INDEX([Bigrams_WorstCase.$A$1:.$AC$29];MATCH([.I$53];[Bigrams_WorstCase.$A$30:.$AC$30];0);MATCH([.$O64];[Bigrams_WorstCase.$A$30:.$AC$30];0))" office:value-type="float" office:value="0.0098468371792447" calcext:value-type="float">
            <text:p>0.010</text:p>
          </table:table-cell>
          <table:table-cell table:style-name="ce67" table:formula="of:=INDEX([Bigrams_WorstCase.$A$1:.$AC$29];MATCH([.J$53];[Bigrams_WorstCase.$A$30:.$AC$30];0);MATCH([.$O64];[Bigrams_WorstCase.$A$30:.$AC$30];0))" office:value-type="float" office:value="0.274" calcext:value-type="float">
            <text:p>0.274</text:p>
          </table:table-cell>
          <table:table-cell table:style-name="ce101" table:formula="of:=INDEX([Bigrams_WorstCase.$A$1:.$AC$29];MATCH([.K$53];[Bigrams_WorstCase.$A$30:.$AC$30];0);MATCH([.$O64];[Bigrams_WorstCase.$A$30:.$AC$30];0))" office:value-type="float" office:value="0.206" calcext:value-type="float">
            <text:p>0.206</text:p>
          </table:table-cell>
          <table:table-cell table:style-name="ce120" table:formula="of:=INDEX([Bigrams_WorstCase.$A$1:.$AC$29];MATCH([.L$53];[Bigrams_WorstCase.$A$30:.$AC$30];0);MATCH([.$O64];[Bigrams_WorstCase.$A$30:.$AC$30];0))" office:value-type="float" office:value="0.292" calcext:value-type="float">
            <text:p>0.292</text:p>
          </table:table-cell>
          <table:table-cell table:style-name="ce120" table:formula="of:=INDEX([Bigrams_WorstCase.$A$1:.$AC$29];MATCH([.M$53];[Bigrams_WorstCase.$A$30:.$AC$30];0);MATCH([.$O64];[Bigrams_WorstCase.$A$30:.$AC$30];0))" office:value-type="float" office:value="0.603" calcext:value-type="float">
            <text:p>0.603</text:p>
          </table:table-cell>
          <table:table-cell table:style-name="ce120" table:formula="of:=INDEX([Bigrams_WorstCase.$A$1:.$AC$29];MATCH([.N$53];[Bigrams_WorstCase.$A$30:.$AC$30];0);MATCH([.$O64];[Bigrams_WorstCase.$A$30:.$AC$30];0))" office:value-type="float" office:value="0.376" calcext:value-type="float">
            <text:p>0.376</text:p>
          </table:table-cell>
          <table:table-cell table:style-name="ce129" table:formula="of:=[.O50]" office:value-type="string" office:string-value="b" calcext:value-type="string">
            <text:p>b</text:p>
          </table:table-cell>
          <table:table-cell table:style-name="ce136"/>
          <table:table-cell table:style-name="ce150"/>
          <table:table-cell table:style-name="ce154"/>
          <table:table-cell table:style-name="ce162" table:formula="of:=[.S50]" office:value-type="string" office:string-value="Z" calcext:value-type="string">
            <text:p>Z</text:p>
          </table:table-cell>
          <table:table-cell table:style-name="ce16" table:formula="of:=INDEX([Bigrams_WorstCase.$A$1:.$AC$29];MATCH([.T$53];[Bigrams_WorstCase.$A$30:.$AC$30];0);MATCH([.$S64];[Bigrams_WorstCase.$A$30:.$AC$30];0))" office:value-type="float" office:value="0.00202540360217581" calcext:value-type="float">
            <text:p>0.002</text:p>
          </table:table-cell>
          <table:table-cell table:style-name="ce16" table:formula="of:=INDEX([Bigrams_WorstCase.$A$1:.$AC$29];MATCH([.U$53];[Bigrams_WorstCase.$A$30:.$AC$30];0);MATCH([.$S64];[Bigrams_WorstCase.$A$30:.$AC$30];0))" office:value-type="float" office:value="0.00695838659769732" calcext:value-type="float">
            <text:p>0.007</text:p>
          </table:table-cell>
          <table:table-cell table:style-name="ce16" table:formula="of:=INDEX([Bigrams_WorstCase.$A$1:.$AC$29];MATCH([.V$53];[Bigrams_WorstCase.$A$30:.$AC$30];0);MATCH([.$S64];[Bigrams_WorstCase.$A$30:.$AC$30];0))" office:value-type="float" office:value="0.00263302468282855" calcext:value-type="float">
            <text:p>0.003</text:p>
          </table:table-cell>
          <table:table-cell table:style-name="ce65" table:formula="of:=INDEX([Bigrams_WorstCase.$A$1:.$AC$29];MATCH([.W$53];[Bigrams_WorstCase.$A$30:.$AC$30];0);MATCH([.$S64];[Bigrams_WorstCase.$A$30:.$AC$30];0))" office:value-type="float" office:value="0.00544270956873576" calcext:value-type="float">
            <text:p>0.005</text:p>
          </table:table-cell>
          <table:table-cell table:style-name="ce16" table:formula="of:=INDEX([Bigrams_WorstCase.$A$1:.$AC$29];MATCH([.X$53];[Bigrams_WorstCase.$A$30:.$AC$30];0);MATCH([.$S64];[Bigrams_WorstCase.$A$30:.$AC$30];0))" office:value-type="float" office:value="0.00113085034454816" calcext:value-type="float">
            <text:p>0.001</text:p>
          </table:table-cell>
          <table:table-cell table:style-name="ce16" table:formula="of:=INDEX([Bigrams_WorstCase.$A$1:.$AC$29];MATCH([.Y$53];[Bigrams_WorstCase.$A$30:.$AC$30];0);MATCH([.$S64];[Bigrams_WorstCase.$A$30:.$AC$30];0))" office:value-type="float" office:value="0.00113422601721845" calcext:value-type="float">
            <text:p>0.001</text:p>
          </table:table-cell>
          <table:table-cell table:style-name="ce16" table:formula="of:=INDEX([Bigrams_WorstCase.$A$1:.$AC$29];MATCH([.Z$53];[Bigrams_WorstCase.$A$30:.$AC$30];0);MATCH([.$S64];[Bigrams_WorstCase.$A$30:.$AC$30];0))" office:value-type="float" office:value="0.000565987784385794" calcext:value-type="float">
            <text:p>0.001</text:p>
          </table:table-cell>
          <table:table-cell table:style-name="ce16" table:formula="of:=INDEX([Bigrams_WorstCase.$A$1:.$AC$29];MATCH([.AA$53];[Bigrams_WorstCase.$A$30:.$AC$30];0);MATCH([.$S64];[Bigrams_WorstCase.$A$30:.$AC$30];0))" office:value-type="float" office:value="0.00227295293133063" calcext:value-type="float">
            <text:p>0.002</text:p>
          </table:table-cell>
          <table:table-cell table:style-name="ce16" table:formula="of:=INDEX([Bigrams_WorstCase.$A$1:.$AC$29];MATCH([.AB$53];[Bigrams_WorstCase.$A$30:.$AC$30];0);MATCH([.$S64];[Bigrams_WorstCase.$A$30:.$AC$30];0))" office:value-type="float" office:value="0.000951939693022629" calcext:value-type="float">
            <text:p>0.001</text:p>
          </table:table-cell>
          <table:table-cell table:style-name="ce16" table:formula="of:=INDEX([Bigrams_WorstCase.$A$1:.$AC$29];MATCH([.AC$53];[Bigrams_WorstCase.$A$30:.$AC$30];0);MATCH([.$S64];[Bigrams_WorstCase.$A$30:.$AC$30];0))" office:value-type="float" office:value="0.00190275416182183" calcext:value-type="float">
            <text:p>0.002</text:p>
          </table:table-cell>
          <table:table-cell table:style-name="ce16" table:formula="of:=INDEX([Bigrams_WorstCase.$A$1:.$AC$29];MATCH([.AD$53];[Bigrams_WorstCase.$A$30:.$AC$30];0);MATCH([.$S64];[Bigrams_WorstCase.$A$30:.$AC$30];0))" office:value-type="float" office:value="0.00095306491724606" calcext:value-type="float">
            <text:p>0.001</text:p>
          </table:table-cell>
          <table:table-cell table:style-name="ce16" table:formula="of:=INDEX([Bigrams_WorstCase.$A$1:.$AC$29];MATCH([.AE$53];[Bigrams_WorstCase.$A$30:.$AC$30];0);MATCH([.$S64];[Bigrams_WorstCase.$A$30:.$AC$30];0))" office:value-type="float" office:value="0.0013829005705967" calcext:value-type="float">
            <text:p>0.001</text:p>
          </table:table-cell>
          <table:table-cell table:style-name="ce16" table:formula="of:=INDEX([Bigrams_WorstCase.$A$1:.$AC$29];MATCH([.AF$53];[Bigrams_WorstCase.$A$30:.$AC$30];0);MATCH([.$S64];[Bigrams_WorstCase.$A$30:.$AC$30];0))" office:value-type="float" office:value="0.001" calcext:value-type="float">
            <text:p>0.001</text:p>
          </table:table-cell>
          <table:table-cell table:style-name="ce65"/>
          <table:table-cell table:number-columns-repeated="991"/>
        </table:table-row>
        <table:table-row table:style-name="ro1">
          <table:table-cell table:number-columns-repeated="32"/>
          <table:table-cell table:style-name="Default"/>
          <table:table-cell table:number-columns-repeated="991"/>
        </table:table-row>
        <table:table-row table:style-name="ro1" table:number-rows-repeated="1048131">
          <table:table-cell table:number-columns-repeated="1024"/>
        </table:table-row>
        <table:table-row table:style-name="ro2" table:number-rows-repeated="374">
          <table:table-cell table:number-columns-repeated="1024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Layout.R24:Layout.X25 Layout.AE3:Layout.AE35 Layout.AG3:Layout.AG35 Layout.J24:Layout.P25 Layout.S23:Layout.X23 Layout.J23:Layout.N25">
            <calcext:color-scale>
              <calcext:color-scale-entry calcext:value="0" calcext:type="number" calcext:color="#00ff00"/>
              <calcext:color-scale-entry calcext:value="50" calcext:type="percent" calcext:color="#ffff00"/>
              <calcext:color-scale-entry calcext:value="12" calcext:type="number" calcext:color="#ff0000"/>
            </calcext:color-scale>
          </calcext:conditional-format>
          <calcext:conditional-format calcext:target-range-address="Layout.K26:Layout.W27">
            <calcext:color-scale>
              <calcext:color-scale-entry calcext:value="0" calcext:type="number" calcext:color="#00ff00"/>
              <calcext:color-scale-entry calcext:value="50" calcext:type="percent" calcext:color="#ffff00"/>
              <calcext:color-scale-entry calcext:value="25" calcext:type="number" calcext:color="#ff0000"/>
            </calcext:color-scale>
          </calcext:conditional-format>
          <calcext:conditional-format calcext:target-range-address="Layout.A40:Layout.N50 Layout.T41:Layout.AG50 Layout.T54:Layout.AG64 Layout.J31:Layout.X32 Layout.C54:Layout.I64 Layout.T40:Layout.W50 Layout.J30:Layout.J30 Layout.P30:Layout.X30 Layout.P33:Layout.X34 Layout.J33:Layout.J34">
            <calcext:color-scale>
              <calcext:color-scale-entry calcext:value="0" calcext:type="number" calcext:color="#ffffff"/>
              <calcext:color-scale-entry calcext:value="0.2" calcext:type="number" calcext:color="#ffff00"/>
              <calcext:color-scale-entry calcext:value="0.4" calcext:type="number" calcext:color="#be480a"/>
            </calcext:color-scale>
            <calcext:color-scale>
              <calcext:color-scale-entry calcext:value="0.5" calcext:type="number" calcext:color="#ff0000"/>
              <calcext:color-scale-entry calcext:value="50" calcext:type="percent" calcext:color="#81d41a"/>
              <calcext:color-scale-entry calcext:value="1" calcext:type="number" calcext:color="#0000ff"/>
            </calcext:color-scale>
          </calcext:conditional-format>
          <calcext:conditional-format calcext:target-range-address="Layout.A54:Layout.A64 Layout.C54:Layout.I64">
            <calcext:color-scale>
              <calcext:color-scale-entry calcext:value="0" calcext:type="number" calcext:color="#ffffff"/>
              <calcext:color-scale-entry calcext:value="0.2" calcext:type="number" calcext:color="#ffff00"/>
              <calcext:color-scale-entry calcext:value="0.4" calcext:type="number" calcext:color="#be480a"/>
            </calcext:color-scale>
            <calcext:color-scale>
              <calcext:color-scale-entry calcext:value="0.5" calcext:type="number" calcext:color="#ff0000"/>
              <calcext:color-scale-entry calcext:value="50" calcext:type="percent" calcext:color="#81d41a"/>
              <calcext:color-scale-entry calcext:value="1" calcext:type="number" calcext:color="#0000ff"/>
            </calcext:color-scale>
          </calcext:conditional-format>
          <calcext:conditional-format calcext:target-range-address="Layout.B54:Layout.I64">
            <calcext:color-scale>
              <calcext:color-scale-entry calcext:value="0" calcext:type="number" calcext:color="#ffffff"/>
              <calcext:color-scale-entry calcext:value="0.2" calcext:type="number" calcext:color="#ffff00"/>
              <calcext:color-scale-entry calcext:value="0.4" calcext:type="number" calcext:color="#be480a"/>
            </calcext:color-scale>
            <calcext:color-scale>
              <calcext:color-scale-entry calcext:value="0.5" calcext:type="number" calcext:color="#ff0000"/>
              <calcext:color-scale-entry calcext:value="50" calcext:type="percent" calcext:color="#81d41a"/>
              <calcext:color-scale-entry calcext:value="1" calcext:type="number" calcext:color="#0000ff"/>
            </calcext:color-scale>
          </calcext:conditional-format>
          <calcext:conditional-format calcext:target-range-address="Layout.J54:Layout.N64">
            <calcext:color-scale>
              <calcext:color-scale-entry calcext:value="0" calcext:type="number" calcext:color="#ffffff"/>
              <calcext:color-scale-entry calcext:value="0.2" calcext:type="number" calcext:color="#ffff00"/>
              <calcext:color-scale-entry calcext:value="0.4" calcext:type="number" calcext:color="#be480a"/>
            </calcext:color-scale>
            <calcext:color-scale>
              <calcext:color-scale-entry calcext:value="0.5" calcext:type="number" calcext:color="#ff0000"/>
              <calcext:color-scale-entry calcext:value="50" calcext:type="percent" calcext:color="#81d41a"/>
              <calcext:color-scale-entry calcext:value="1" calcext:type="number" calcext:color="#0000ff"/>
            </calcext:color-scale>
          </calcext:conditional-format>
          <calcext:conditional-format calcext:target-range-address="Layout.J54:Layout.J64">
            <calcext:color-scale>
              <calcext:color-scale-entry calcext:value="0" calcext:type="number" calcext:color="#ffffff"/>
              <calcext:color-scale-entry calcext:value="0.2" calcext:type="number" calcext:color="#ffff00"/>
              <calcext:color-scale-entry calcext:value="0.4" calcext:type="number" calcext:color="#be480a"/>
            </calcext:color-scale>
            <calcext:color-scale>
              <calcext:color-scale-entry calcext:value="0.5" calcext:type="number" calcext:color="#ff0000"/>
              <calcext:color-scale-entry calcext:value="50" calcext:type="percent" calcext:color="#81d41a"/>
              <calcext:color-scale-entry calcext:value="1" calcext:type="number" calcext:color="#0000ff"/>
            </calcext:color-scale>
          </calcext:conditional-format>
          <calcext:conditional-format calcext:target-range-address="Layout.J54:Layout.J64">
            <calcext:color-scale>
              <calcext:color-scale-entry calcext:value="0" calcext:type="number" calcext:color="#ffffff"/>
              <calcext:color-scale-entry calcext:value="0.2" calcext:type="number" calcext:color="#ffff00"/>
              <calcext:color-scale-entry calcext:value="0.4" calcext:type="number" calcext:color="#be480a"/>
            </calcext:color-scale>
            <calcext:color-scale>
              <calcext:color-scale-entry calcext:value="0.5" calcext:type="number" calcext:color="#ff0000"/>
              <calcext:color-scale-entry calcext:value="50" calcext:type="percent" calcext:color="#81d41a"/>
              <calcext:color-scale-entry calcext:value="1" calcext:type="number" calcext:color="#0000ff"/>
            </calcext:color-scale>
          </calcext:conditional-format>
          <calcext:conditional-format calcext:target-range-address="Layout.Q24:Layout.Q24">
            <calcext:color-scale>
              <calcext:color-scale-entry calcext:value="0" calcext:type="number" calcext:color="#00ff00"/>
              <calcext:color-scale-entry calcext:value="50" calcext:type="percent" calcext:color="#ffff00"/>
              <calcext:color-scale-entry calcext:value="12" calcext:type="number" calcext:color="#ff0000"/>
            </calcext:color-scale>
          </calcext:conditional-format>
          <calcext:conditional-format calcext:target-range-address="Layout.R23:Layout.R23">
            <calcext:color-scale>
              <calcext:color-scale-entry calcext:value="0" calcext:type="number" calcext:color="#00ff00"/>
              <calcext:color-scale-entry calcext:value="50" calcext:type="percent" calcext:color="#ffff00"/>
              <calcext:color-scale-entry calcext:value="12" calcext:type="number" calcext:color="#ff0000"/>
            </calcext:color-scale>
          </calcext:conditional-format>
          <calcext:conditional-format calcext:target-range-address="Layout.O23:Layout.Q23">
            <calcext:color-scale>
              <calcext:color-scale-entry calcext:value="0" calcext:type="number" calcext:color="#00ff00"/>
              <calcext:color-scale-entry calcext:value="50" calcext:type="percent" calcext:color="#ffff00"/>
              <calcext:color-scale-entry calcext:value="12" calcext:type="number" calcext:color="#ff0000"/>
            </calcext:color-scale>
          </calcext:conditional-format>
          <calcext:conditional-format calcext:target-range-address="Layout.Q25:Layout.Q25">
            <calcext:color-scale>
              <calcext:color-scale-entry calcext:value="0" calcext:type="number" calcext:color="#00ff00"/>
              <calcext:color-scale-entry calcext:value="50" calcext:type="percent" calcext:color="#ffff00"/>
              <calcext:color-scale-entry calcext:value="12" calcext:type="number" calcext:color="#ff0000"/>
            </calcext:color-scale>
          </calcext:conditional-format>
          <calcext:conditional-format calcext:target-range-address="Layout.Y40:Layout.AG40">
            <calcext:color-scale>
              <calcext:color-scale-entry calcext:value="0" calcext:type="number" calcext:color="#ffffff"/>
              <calcext:color-scale-entry calcext:value="0.2" calcext:type="number" calcext:color="#ffff00"/>
              <calcext:color-scale-entry calcext:value="0.4" calcext:type="number" calcext:color="#be480a"/>
            </calcext:color-scale>
            <calcext:color-scale>
              <calcext:color-scale-entry calcext:value="0.5" calcext:type="number" calcext:color="#ff0000"/>
              <calcext:color-scale-entry calcext:value="50" calcext:type="percent" calcext:color="#81d41a"/>
              <calcext:color-scale-entry calcext:value="1" calcext:type="number" calcext:color="#0000ff"/>
            </calcext:color-scale>
          </calcext:conditional-format>
          <calcext:conditional-format calcext:target-range-address="Layout.X40:Layout.X40">
            <calcext:color-scale>
              <calcext:color-scale-entry calcext:value="0" calcext:type="number" calcext:color="#ffffff"/>
              <calcext:color-scale-entry calcext:value="0.2" calcext:type="number" calcext:color="#ffff00"/>
              <calcext:color-scale-entry calcext:value="0.4" calcext:type="number" calcext:color="#be480a"/>
            </calcext:color-scale>
            <calcext:color-scale>
              <calcext:color-scale-entry calcext:value="0.5" calcext:type="number" calcext:color="#ff0000"/>
              <calcext:color-scale-entry calcext:value="50" calcext:type="percent" calcext:color="#81d41a"/>
              <calcext:color-scale-entry calcext:value="1" calcext:type="number" calcext:color="#0000ff"/>
            </calcext:color-scale>
          </calcext:conditional-format>
          <calcext:conditional-format calcext:target-range-address="Layout.K33:Layout.O33">
            <calcext:color-scale>
              <calcext:color-scale-entry calcext:value="0" calcext:type="number" calcext:color="#ffffff"/>
              <calcext:color-scale-entry calcext:value="0.2" calcext:type="number" calcext:color="#ffff00"/>
              <calcext:color-scale-entry calcext:value="0.4" calcext:type="number" calcext:color="#be480a"/>
            </calcext:color-scale>
            <calcext:color-scale>
              <calcext:color-scale-entry calcext:value="0.5" calcext:type="number" calcext:color="#ff0000"/>
              <calcext:color-scale-entry calcext:value="50" calcext:type="percent" calcext:color="#81d41a"/>
              <calcext:color-scale-entry calcext:value="1" calcext:type="number" calcext:color="#0000ff"/>
            </calcext:color-scale>
          </calcext:conditional-format>
          <calcext:conditional-format calcext:target-range-address="Layout.K30:Layout.K30">
            <calcext:color-scale>
              <calcext:color-scale-entry calcext:value="0" calcext:type="number" calcext:color="#ffffff"/>
              <calcext:color-scale-entry calcext:value="0.2" calcext:type="number" calcext:color="#ffff00"/>
              <calcext:color-scale-entry calcext:value="0.4" calcext:type="number" calcext:color="#be480a"/>
            </calcext:color-scale>
            <calcext:color-scale>
              <calcext:color-scale-entry calcext:value="0.5" calcext:type="number" calcext:color="#ff0000"/>
              <calcext:color-scale-entry calcext:value="50" calcext:type="percent" calcext:color="#81d41a"/>
              <calcext:color-scale-entry calcext:value="1" calcext:type="number" calcext:color="#0000ff"/>
            </calcext:color-scale>
          </calcext:conditional-format>
          <calcext:conditional-format calcext:target-range-address="Layout.L30:Layout.L30">
            <calcext:color-scale>
              <calcext:color-scale-entry calcext:value="0" calcext:type="number" calcext:color="#ffffff"/>
              <calcext:color-scale-entry calcext:value="0.2" calcext:type="number" calcext:color="#ffff00"/>
              <calcext:color-scale-entry calcext:value="0.4" calcext:type="number" calcext:color="#be480a"/>
            </calcext:color-scale>
            <calcext:color-scale>
              <calcext:color-scale-entry calcext:value="0.5" calcext:type="number" calcext:color="#ff0000"/>
              <calcext:color-scale-entry calcext:value="50" calcext:type="percent" calcext:color="#81d41a"/>
              <calcext:color-scale-entry calcext:value="1" calcext:type="number" calcext:color="#0000ff"/>
            </calcext:color-scale>
          </calcext:conditional-format>
          <calcext:conditional-format calcext:target-range-address="Layout.M30:Layout.M30">
            <calcext:color-scale>
              <calcext:color-scale-entry calcext:value="0" calcext:type="number" calcext:color="#ffffff"/>
              <calcext:color-scale-entry calcext:value="0.2" calcext:type="number" calcext:color="#ffff00"/>
              <calcext:color-scale-entry calcext:value="0.4" calcext:type="number" calcext:color="#be480a"/>
            </calcext:color-scale>
            <calcext:color-scale>
              <calcext:color-scale-entry calcext:value="0.5" calcext:type="number" calcext:color="#ff0000"/>
              <calcext:color-scale-entry calcext:value="50" calcext:type="percent" calcext:color="#81d41a"/>
              <calcext:color-scale-entry calcext:value="1" calcext:type="number" calcext:color="#0000ff"/>
            </calcext:color-scale>
          </calcext:conditional-format>
          <calcext:conditional-format calcext:target-range-address="Layout.N30:Layout.N30">
            <calcext:color-scale>
              <calcext:color-scale-entry calcext:value="0" calcext:type="number" calcext:color="#ffffff"/>
              <calcext:color-scale-entry calcext:value="0.2" calcext:type="number" calcext:color="#ffff00"/>
              <calcext:color-scale-entry calcext:value="0.4" calcext:type="number" calcext:color="#be480a"/>
            </calcext:color-scale>
            <calcext:color-scale>
              <calcext:color-scale-entry calcext:value="0.5" calcext:type="number" calcext:color="#ff0000"/>
              <calcext:color-scale-entry calcext:value="50" calcext:type="percent" calcext:color="#81d41a"/>
              <calcext:color-scale-entry calcext:value="1" calcext:type="number" calcext:color="#0000ff"/>
            </calcext:color-scale>
          </calcext:conditional-format>
          <calcext:conditional-format calcext:target-range-address="Layout.O30:Layout.O30">
            <calcext:color-scale>
              <calcext:color-scale-entry calcext:value="0" calcext:type="number" calcext:color="#ffffff"/>
              <calcext:color-scale-entry calcext:value="0.2" calcext:type="number" calcext:color="#ffff00"/>
              <calcext:color-scale-entry calcext:value="0.4" calcext:type="number" calcext:color="#be480a"/>
            </calcext:color-scale>
            <calcext:color-scale>
              <calcext:color-scale-entry calcext:value="0.5" calcext:type="number" calcext:color="#ff0000"/>
              <calcext:color-scale-entry calcext:value="50" calcext:type="percent" calcext:color="#81d41a"/>
              <calcext:color-scale-entry calcext:value="1" calcext:type="number" calcext:color="#0000ff"/>
            </calcext:color-scale>
          </calcext:conditional-format>
          <calcext:conditional-format calcext:target-range-address="Layout.K34:Layout.K34">
            <calcext:color-scale>
              <calcext:color-scale-entry calcext:value="0" calcext:type="number" calcext:color="#ffffff"/>
              <calcext:color-scale-entry calcext:value="0.2" calcext:type="number" calcext:color="#ffff00"/>
              <calcext:color-scale-entry calcext:value="0.4" calcext:type="number" calcext:color="#be480a"/>
            </calcext:color-scale>
            <calcext:color-scale>
              <calcext:color-scale-entry calcext:value="0.5" calcext:type="number" calcext:color="#ff0000"/>
              <calcext:color-scale-entry calcext:value="50" calcext:type="percent" calcext:color="#81d41a"/>
              <calcext:color-scale-entry calcext:value="1" calcext:type="number" calcext:color="#0000ff"/>
            </calcext:color-scale>
          </calcext:conditional-format>
          <calcext:conditional-format calcext:target-range-address="Layout.L34:Layout.L34">
            <calcext:color-scale>
              <calcext:color-scale-entry calcext:value="0" calcext:type="number" calcext:color="#ffffff"/>
              <calcext:color-scale-entry calcext:value="0.2" calcext:type="number" calcext:color="#ffff00"/>
              <calcext:color-scale-entry calcext:value="0.4" calcext:type="number" calcext:color="#be480a"/>
            </calcext:color-scale>
            <calcext:color-scale>
              <calcext:color-scale-entry calcext:value="0.5" calcext:type="number" calcext:color="#ff0000"/>
              <calcext:color-scale-entry calcext:value="50" calcext:type="percent" calcext:color="#81d41a"/>
              <calcext:color-scale-entry calcext:value="1" calcext:type="number" calcext:color="#0000ff"/>
            </calcext:color-scale>
          </calcext:conditional-format>
          <calcext:conditional-format calcext:target-range-address="Layout.M34:Layout.M34">
            <calcext:color-scale>
              <calcext:color-scale-entry calcext:value="0" calcext:type="number" calcext:color="#ffffff"/>
              <calcext:color-scale-entry calcext:value="0.2" calcext:type="number" calcext:color="#ffff00"/>
              <calcext:color-scale-entry calcext:value="0.4" calcext:type="number" calcext:color="#be480a"/>
            </calcext:color-scale>
            <calcext:color-scale>
              <calcext:color-scale-entry calcext:value="0.5" calcext:type="number" calcext:color="#ff0000"/>
              <calcext:color-scale-entry calcext:value="50" calcext:type="percent" calcext:color="#81d41a"/>
              <calcext:color-scale-entry calcext:value="1" calcext:type="number" calcext:color="#0000ff"/>
            </calcext:color-scale>
          </calcext:conditional-format>
          <calcext:conditional-format calcext:target-range-address="Layout.N34:Layout.N34">
            <calcext:color-scale>
              <calcext:color-scale-entry calcext:value="0" calcext:type="number" calcext:color="#ffffff"/>
              <calcext:color-scale-entry calcext:value="0.2" calcext:type="number" calcext:color="#ffff00"/>
              <calcext:color-scale-entry calcext:value="0.4" calcext:type="number" calcext:color="#be480a"/>
            </calcext:color-scale>
            <calcext:color-scale>
              <calcext:color-scale-entry calcext:value="0.5" calcext:type="number" calcext:color="#ff0000"/>
              <calcext:color-scale-entry calcext:value="50" calcext:type="percent" calcext:color="#81d41a"/>
              <calcext:color-scale-entry calcext:value="1" calcext:type="number" calcext:color="#0000ff"/>
            </calcext:color-scale>
          </calcext:conditional-format>
          <calcext:conditional-format calcext:target-range-address="Layout.O34:Layout.O34">
            <calcext:color-scale>
              <calcext:color-scale-entry calcext:value="0" calcext:type="number" calcext:color="#ffffff"/>
              <calcext:color-scale-entry calcext:value="0.2" calcext:type="number" calcext:color="#ffff00"/>
              <calcext:color-scale-entry calcext:value="0.4" calcext:type="number" calcext:color="#be480a"/>
            </calcext:color-scale>
            <calcext:color-scale>
              <calcext:color-scale-entry calcext:value="0.5" calcext:type="number" calcext:color="#ff0000"/>
              <calcext:color-scale-entry calcext:value="50" calcext:type="percent" calcext:color="#81d41a"/>
              <calcext:color-scale-entry calcext:value="1" calcext:type="number" calcext:color="#0000ff"/>
            </calcext:color-scale>
          </calcext:conditional-format>
        </calcext:conditional-formats>
      </table:table>
      <table:table table:name="Bigrams_FI" table:style-name="ta2" table:print="false">
        <office:forms form:automatic-focus="false" form:apply-design-mode="false"/>
        <table:table-column table:style-name="co2" table:number-columns-repeated="2" table:default-cell-style-name="ce114"/>
        <table:table-column table:style-name="co2" table:default-cell-style-name="ce330"/>
        <table:table-column table:style-name="co2" table:default-cell-style-name="ce114"/>
        <table:table-column table:style-name="co2" table:default-cell-style-name="ce343"/>
        <table:table-column table:style-name="co2" table:number-columns-repeated="1019" table:default-cell-style-name="ce114"/>
        <table:table-row table:style-name="ro4">
          <table:table-cell table:style-name="ce585" office:value-type="float" office:value="1.33031096606621" calcext:value-type="float">
            <text:p>1.330</text:p>
          </table:table-cell>
          <table:table-cell table:style-name="ce586" office:value-type="float" office:value="0.0504167965550495" calcext:value-type="float">
            <text:p>0.050</text:p>
          </table:table-cell>
          <table:table-cell table:style-name="ce586" office:value-type="float" office:value="0.0404158036571948" calcext:value-type="float">
            <text:p>0.040</text:p>
          </table:table-cell>
          <table:table-cell table:style-name="ce586" office:value-type="float" office:value="0.118711155571971" calcext:value-type="float">
            <text:p>0.119</text:p>
          </table:table-cell>
          <table:table-cell table:style-name="ce587" office:value-type="float" office:value="0.127852477163124" calcext:value-type="float">
            <text:p>0.128</text:p>
          </table:table-cell>
          <table:table-cell table:style-name="ce586" office:value-type="float" office:value="0.0204982096782426" calcext:value-type="float">
            <text:p>0.020</text:p>
          </table:table-cell>
          <table:table-cell table:style-name="ce586" office:value-type="float" office:value="0.0664512417389413" calcext:value-type="float">
            <text:p>0.066</text:p>
          </table:table-cell>
          <table:table-cell table:style-name="ce586" office:value-type="float" office:value="0.260645813891334" calcext:value-type="float">
            <text:p>0.261</text:p>
          </table:table-cell>
          <table:table-cell table:style-name="ce587" office:value-type="float" office:value="0.541451144969658" calcext:value-type="float">
            <text:p>0.541</text:p>
          </table:table-cell>
          <table:table-cell table:style-name="ce586" office:value-type="float" office:value="1.00257140740435" calcext:value-type="float">
            <text:p>1.003</text:p>
          </table:table-cell>
          <table:table-cell table:style-name="ce586" office:value-type="float" office:value="1.07625334000306" calcext:value-type="float">
            <text:p>1.076</text:p>
          </table:table-cell>
          <table:table-cell table:style-name="ce586" office:value-type="float" office:value="0.918633056009071" calcext:value-type="float">
            <text:p>0.919</text:p>
          </table:table-cell>
          <table:table-cell table:style-name="ce586" office:value-type="float" office:value="0.781548114092695" calcext:value-type="float">
            <text:p>0.782</text:p>
          </table:table-cell>
          <table:table-cell table:style-name="ce586" office:value-type="float" office:value="0.829886621507068" calcext:value-type="float">
            <text:p>0.830</text:p>
          </table:table-cell>
          <table:table-cell table:style-name="ce587" office:value-type="float" office:value="0.094311793511093" calcext:value-type="float">
            <text:p>0.094</text:p>
          </table:table-cell>
          <table:table-cell table:style-name="ce586" office:value-type="float" office:value="0.398474529019398" calcext:value-type="float">
            <text:p>0.398</text:p>
          </table:table-cell>
          <table:table-cell table:style-name="ce586" office:value-type="float" office:value="0.000755025453922203" calcext:value-type="float">
            <text:p>0.001</text:p>
          </table:table-cell>
          <table:table-cell table:style-name="ce586" office:value-type="float" office:value="0.453292077512286" calcext:value-type="float">
            <text:p>0.453</text:p>
          </table:table-cell>
          <table:table-cell table:style-name="ce586" office:value-type="float" office:value="1.15142506947359" calcext:value-type="float">
            <text:p>1.151</text:p>
          </table:table-cell>
          <table:table-cell table:style-name="ce586" office:value-type="float" office:value="1.89826001627344" calcext:value-type="float">
            <text:p>1.898</text:p>
          </table:table-cell>
          <table:table-cell table:style-name="ce587" office:value-type="float" office:value="0.102914132699223" calcext:value-type="float">
            <text:p>0.103</text:p>
          </table:table-cell>
          <table:table-cell table:style-name="ce586" office:value-type="float" office:value="0.923588543489061" calcext:value-type="float">
            <text:p>0.924</text:p>
          </table:table-cell>
          <table:table-cell table:style-name="ce586" office:value-type="float" office:value="0.0218552300917004" calcext:value-type="float">
            <text:p>0.022</text:p>
          </table:table-cell>
          <table:table-cell table:style-name="ce586" office:value-type="float" office:value="0.00238547535367373" calcext:value-type="float">
            <text:p>0.002</text:p>
          </table:table-cell>
          <table:table-cell table:style-name="ce587" office:value-type="float" office:value="0.0169368750110835" calcext:value-type="float">
            <text:p>0.017</text:p>
          </table:table-cell>
          <table:table-cell table:style-name="ce586" office:value-type="float" office:value="0.00945976004638444" calcext:value-type="float">
            <text:p>0.009</text:p>
          </table:table-cell>
          <table:table-cell table:style-name="ce587" office:value-type="float" office:value="0.000015753139128034" calcext:value-type="float">
            <text:p>0.000</text:p>
          </table:table-cell>
          <table:table-cell table:style-name="ce587" office:value-type="float" office:value="0.0582854895495025" calcext:value-type="float">
            <text:p>0.058</text:p>
          </table:table-cell>
          <table:table-cell table:style-name="ce587" office:value-type="float" office:value="0.00322489262435325" calcext:value-type="float">
            <text:p>0.003</text:p>
          </table:table-cell>
          <table:table-cell table:style-name="ce325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4">
          <table:table-cell table:style-name="ce586" office:value-type="float" office:value="0.0547646629543869" calcext:value-type="float">
            <text:p>0.055</text:p>
          </table:table-cell>
          <table:table-cell table:style-name="ce585" office:value-type="float" office:value="0.00480583265827381" calcext:value-type="float">
            <text:p>0.005</text:p>
          </table:table-cell>
          <table:table-cell table:style-name="ce589" office:value-type="float" office:value="0.00117923498615569" calcext:value-type="float">
            <text:p>0.001</text:p>
          </table:table-cell>
          <table:table-cell table:style-name="ce589" office:value-type="float" office:value="0.00319338634609719" calcext:value-type="float">
            <text:p>0.003</text:p>
          </table:table-cell>
          <table:table-cell table:style-name="ce586" office:value-type="float" office:value="0.017711029276804" calcext:value-type="float">
            <text:p>0.018</text:p>
          </table:table-cell>
          <table:table-cell table:style-name="ce589" office:value-type="float" office:value="0.000887801912287062" calcext:value-type="float">
            <text:p>0.001</text:p>
          </table:table-cell>
          <table:table-cell table:style-name="ce589" office:value-type="float" office:value="0.00193200999163103" calcext:value-type="float">
            <text:p>0.002</text:p>
          </table:table-cell>
          <table:table-cell table:style-name="ce589" office:value-type="float" office:value="0.00152580404697244" calcext:value-type="float">
            <text:p>0.002</text:p>
          </table:table-cell>
          <table:table-cell table:style-name="ce586" office:value-type="float" office:value="0.0277502797982554" calcext:value-type="float">
            <text:p>0.028</text:p>
          </table:table-cell>
          <table:table-cell table:style-name="ce589" office:value-type="float" office:value="0.000219418723569046" calcext:value-type="float">
            <text:p>0.000</text:p>
          </table:table-cell>
          <table:table-cell table:style-name="ce589" office:value-type="float" office:value="0.00130075920228624" calcext:value-type="float">
            <text:p>0.001</text:p>
          </table:table-cell>
          <table:table-cell table:style-name="ce589" office:value-type="float" office:value="0.022587751061154" calcext:value-type="float">
            <text:p>0.023</text:p>
          </table:table-cell>
          <table:table-cell table:style-name="ce589" office:value-type="float" office:value="0.0157227580740014" calcext:value-type="float">
            <text:p>0.016</text:p>
          </table:table-cell>
          <table:table-cell table:style-name="ce589" office:value-type="float" office:value="0.0320025021386012" calcext:value-type="float">
            <text:p>0.032</text:p>
          </table:table-cell>
          <table:table-cell table:style-name="ce586" office:value-type="float" office:value="0.0213623818818376" calcext:value-type="float">
            <text:p>0.021</text:p>
          </table:table-cell>
          <table:table-cell table:style-name="ce589" office:value-type="float" office:value="0.000725769624112997" calcext:value-type="float">
            <text:p>0.001</text:p>
          </table:table-cell>
          <table:table-cell table:style-name="ce589" office:value-type="float" office:value="0.0000551359869481191" calcext:value-type="float">
            <text:p>0.000</text:p>
          </table:table-cell>
          <table:table-cell table:style-name="ce589" office:value-type="float" office:value="0.0136771004358038" calcext:value-type="float">
            <text:p>0.014</text:p>
          </table:table-cell>
          <table:table-cell table:style-name="ce589" office:value-type="float" office:value="0.0102462917785627" calcext:value-type="float">
            <text:p>0.010</text:p>
          </table:table-cell>
          <table:table-cell table:style-name="ce589" office:value-type="float" office:value="0.00766840308268229" calcext:value-type="float">
            <text:p>0.008</text:p>
          </table:table-cell>
          <table:table-cell table:style-name="ce586" office:value-type="float" office:value="0.0132168837284206" calcext:value-type="float">
            <text:p>0.013</text:p>
          </table:table-cell>
          <table:table-cell table:style-name="ce589" office:value-type="float" office:value="0.000317313231007543" calcext:value-type="float">
            <text:p>0.000</text:p>
          </table:table-cell>
          <table:table-cell table:style-name="ce589" office:value-type="float" office:value="0.000855170409807562" calcext:value-type="float">
            <text:p>0.001</text:p>
          </table:table-cell>
          <table:table-cell table:style-name="ce589" office:value-type="float" office:value="0.000501850003650227" calcext:value-type="float">
            <text:p>0.001</text:p>
          </table:table-cell>
          <table:table-cell table:style-name="ce586" office:value-type="float" office:value="0.00346006448705033" calcext:value-type="float">
            <text:p>0.003</text:p>
          </table:table-cell>
          <table:table-cell table:style-name="ce589" office:value-type="float" office:value="0.0010307053886628" calcext:value-type="float">
            <text:p>0.001</text:p>
          </table:table-cell>
          <table:table-cell table:style-name="ce586" office:value-type="float" office:value="0.00021266737822846" calcext:value-type="float">
            <text:p>0.000</text:p>
          </table:table-cell>
          <table:table-cell table:style-name="ce586" office:value-type="float" office:value="0.00742085375352746" calcext:value-type="float">
            <text:p>0.007</text:p>
          </table:table-cell>
          <table:table-cell table:style-name="ce586" office:value-type="float" office:value="0.000439962671361522" calcext:value-type="float">
            <text:p>0.000</text:p>
          </table:table-cell>
          <table:table-cell table:style-name="ce327"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4">
          <table:table-cell table:style-name="ce586" office:value-type="float" office:value="0.0534875334607927" calcext:value-type="float">
            <text:p>0.053</text:p>
          </table:table-cell>
          <table:table-cell table:style-name="ce589" office:value-type="float" office:value="0.00129963397806281" calcext:value-type="float">
            <text:p>0.001</text:p>
          </table:table-cell>
          <table:table-cell table:style-name="ce585" office:value-type="float" office:value="0.00503987929674746" calcext:value-type="float">
            <text:p>0.005</text:p>
          </table:table-cell>
          <table:table-cell table:style-name="ce589" office:value-type="float" office:value="0.00303698017904028" calcext:value-type="float">
            <text:p>0.003</text:p>
          </table:table-cell>
          <table:table-cell table:style-name="ce586" office:value-type="float" office:value="0.0202101522770442" calcext:value-type="float">
            <text:p>0.020</text:p>
          </table:table-cell>
          <table:table-cell table:style-name="ce589" office:value-type="float" office:value="0.00276130024429968" calcext:value-type="float">
            <text:p>0.003</text:p>
          </table:table-cell>
          <table:table-cell table:style-name="ce589" office:value-type="float" office:value="0.00130638532340339" calcext:value-type="float">
            <text:p>0.001</text:p>
          </table:table-cell>
          <table:table-cell table:style-name="ce589" office:value-type="float" office:value="0.00179473263637245" calcext:value-type="float">
            <text:p>0.002</text:p>
          </table:table-cell>
          <table:table-cell table:style-name="ce586" office:value-type="float" office:value="0.0487570908254888" calcext:value-type="float">
            <text:p>0.049</text:p>
          </table:table-cell>
          <table:table-cell table:style-name="ce589" office:value-type="float" office:value="0.000186787221089547" calcext:value-type="float">
            <text:p>0.000</text:p>
          </table:table-cell>
          <table:table-cell table:style-name="ce589" office:value-type="float" office:value="0.000937311778118026" calcext:value-type="float">
            <text:p>0.001</text:p>
          </table:table-cell>
          <table:table-cell table:style-name="ce589" office:value-type="float" office:value="0.00477432638001775" calcext:value-type="float">
            <text:p>0.005</text:p>
          </table:table-cell>
          <table:table-cell table:style-name="ce589" office:value-type="float" office:value="0.00472369128996335" calcext:value-type="float">
            <text:p>0.005</text:p>
          </table:table-cell>
          <table:table-cell table:style-name="ce589" office:value-type="float" office:value="0.035617847568485" calcext:value-type="float">
            <text:p>0.036</text:p>
          </table:table-cell>
          <table:table-cell table:style-name="ce586" office:value-type="float" office:value="0.0194382484597706" calcext:value-type="float">
            <text:p>0.019</text:p>
          </table:table-cell>
          <table:table-cell table:style-name="ce589" office:value-type="float" office:value="0.00167770931713563" calcext:value-type="float">
            <text:p>0.002</text:p>
          </table:table-cell>
          <table:table-cell table:style-name="ce589" office:value-type="float" office:value="0.0000270053813623441" calcext:value-type="float">
            <text:p>0.000</text:p>
          </table:table-cell>
          <table:table-cell table:style-name="ce589" office:value-type="float" office:value="0.0117372138746088" calcext:value-type="float">
            <text:p>0.012</text:p>
          </table:table-cell>
          <table:table-cell table:style-name="ce589" office:value-type="float" office:value="0.0251093785458628" calcext:value-type="float">
            <text:p>0.025</text:p>
          </table:table-cell>
          <table:table-cell table:style-name="ce589" office:value-type="float" office:value="0.00730495565851407" calcext:value-type="float">
            <text:p>0.007</text:p>
          </table:table-cell>
          <table:table-cell table:style-name="ce586" office:value-type="float" office:value="0.00869123190178107" calcext:value-type="float">
            <text:p>0.009</text:p>
          </table:table-cell>
          <table:table-cell table:style-name="ce589" office:value-type="float" office:value="0.000352195181933904" calcext:value-type="float">
            <text:p>0.000</text:p>
          </table:table-cell>
          <table:table-cell table:style-name="ce589" office:value-type="float" office:value="0.000802284871306305" calcext:value-type="float">
            <text:p>0.001</text:p>
          </table:table-cell>
          <table:table-cell table:style-name="ce589" office:value-type="float" office:value="0.000570488681279519" calcext:value-type="float">
            <text:p>0.001</text:p>
          </table:table-cell>
          <table:table-cell table:style-name="ce586" office:value-type="float" office:value="0.00386514520748549" calcext:value-type="float">
            <text:p>0.004</text:p>
          </table:table-cell>
          <table:table-cell table:style-name="ce589" office:value-type="float" office:value="0.000315062782560681" calcext:value-type="float">
            <text:p>0.000</text:p>
          </table:table-cell>
          <table:table-cell table:style-name="ce586" office:value-type="float" office:value="0.00000225044844686201" calcext:value-type="float">
            <text:p>0.000</text:p>
          </table:table-cell>
          <table:table-cell table:style-name="ce586" office:value-type="float" office:value="0.00479908131293323" calcext:value-type="float">
            <text:p>0.005</text:p>
          </table:table-cell>
          <table:table-cell table:style-name="ce586" office:value-type="float" office:value="0.000229545741579925" calcext:value-type="float">
            <text:p>0.000</text:p>
          </table:table-cell>
          <table:table-cell table:style-name="ce327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993"/>
        </table:table-row>
        <table:table-row table:style-name="ro4">
          <table:table-cell table:style-name="ce586" office:value-type="float" office:value="0.0918430515648853" calcext:value-type="float">
            <text:p>0.092</text:p>
          </table:table-cell>
          <table:table-cell table:style-name="ce589" office:value-type="float" office:value="0.00119836379795402" calcext:value-type="float">
            <text:p>0.001</text:p>
          </table:table-cell>
          <table:table-cell table:style-name="ce589" office:value-type="float" office:value="0.00289295147844111" calcext:value-type="float">
            <text:p>0.003</text:p>
          </table:table-cell>
          <table:table-cell table:style-name="ce585" office:value-type="float" office:value="0.00676259758282033" calcext:value-type="float">
            <text:p>0.007</text:p>
          </table:table-cell>
          <table:table-cell table:style-name="ce586" office:value-type="float" office:value="0.103840192235107" calcext:value-type="float">
            <text:p>0.104</text:p>
          </table:table-cell>
          <table:table-cell table:style-name="ce589" office:value-type="float" office:value="0.000670633637164878" calcext:value-type="float">
            <text:p>0.001</text:p>
          </table:table-cell>
          <table:table-cell table:style-name="ce589" office:value-type="float" office:value="0.00213004945495489" calcext:value-type="float">
            <text:p>0.002</text:p>
          </table:table-cell>
          <table:table-cell table:style-name="ce589" office:value-type="float" office:value="0.151625089331551" calcext:value-type="float">
            <text:p>0.152</text:p>
          </table:table-cell>
          <table:table-cell table:style-name="ce586" office:value-type="float" office:value="0.201693066377337" calcext:value-type="float">
            <text:p>0.202</text:p>
          </table:table-cell>
          <table:table-cell table:style-name="ce589" office:value-type="float" office:value="0.000318438455230974" calcext:value-type="float">
            <text:p>0.000</text:p>
          </table:table-cell>
          <table:table-cell table:style-name="ce589" office:value-type="float" office:value="0.00142115819419336" calcext:value-type="float">
            <text:p>0.001</text:p>
          </table:table-cell>
          <table:table-cell table:style-name="ce589" office:value-type="float" office:value="0.0177492869004006" calcext:value-type="float">
            <text:p>0.018</text:p>
          </table:table-cell>
          <table:table-cell table:style-name="ce589" office:value-type="float" office:value="0.00162932467552809" calcext:value-type="float">
            <text:p>0.002</text:p>
          </table:table-cell>
          <table:table-cell table:style-name="ce589" office:value-type="float" office:value="0.0905873013315363" calcext:value-type="float">
            <text:p>0.091</text:p>
          </table:table-cell>
          <table:table-cell table:style-name="ce586" office:value-type="float" office:value="0.13006804365906" calcext:value-type="float">
            <text:p>0.130</text:p>
          </table:table-cell>
          <table:table-cell table:style-name="ce589" office:value-type="float" office:value="0.000877674894276182" calcext:value-type="float">
            <text:p>0.001</text:p>
          </table:table-cell>
          <table:table-cell table:style-name="ce589" office:value-type="float" office:value="0.0000393828478200851" calcext:value-type="float">
            <text:p>0.000</text:p>
          </table:table-cell>
          <table:table-cell table:style-name="ce589" office:value-type="float" office:value="0.0345635124711301" calcext:value-type="float">
            <text:p>0.035</text:p>
          </table:table-cell>
          <table:table-cell table:style-name="ce589" office:value-type="float" office:value="0.00793283077518857" calcext:value-type="float">
            <text:p>0.008</text:p>
          </table:table-cell>
          <table:table-cell table:style-name="ce589" office:value-type="float" office:value="0.00523566831162446" calcext:value-type="float">
            <text:p>0.005</text:p>
          </table:table-cell>
          <table:table-cell table:style-name="ce586" office:value-type="float" office:value="0.133186039982187" calcext:value-type="float">
            <text:p>0.133</text:p>
          </table:table-cell>
          <table:table-cell table:style-name="ce589" office:value-type="float" office:value="0.00146166626623687" calcext:value-type="float">
            <text:p>0.001</text:p>
          </table:table-cell>
          <table:table-cell table:style-name="ce589" office:value-type="float" office:value="0.000343193388146456" calcext:value-type="float">
            <text:p>0.000</text:p>
          </table:table-cell>
          <table:table-cell table:style-name="ce589" office:value-type="float" office:value="0.000265552916729717" calcext:value-type="float">
            <text:p>0.000</text:p>
          </table:table-cell>
          <table:table-cell table:style-name="ce586" office:value-type="float" office:value="0.0378064086830583" calcext:value-type="float">
            <text:p>0.038</text:p>
          </table:table-cell>
          <table:table-cell table:style-name="ce589" office:value-type="float" office:value="0.000427585204903781" calcext:value-type="float">
            <text:p>0.000</text:p>
          </table:table-cell>
          <table:table-cell table:style-name="ce586" office:value-type="float" office:value="0.0000708891260761532" calcext:value-type="float">
            <text:p>0.000</text:p>
          </table:table-cell>
          <table:table-cell table:style-name="ce586" office:value-type="float" office:value="0.0116663247485326" calcext:value-type="float">
            <text:p>0.012</text:p>
          </table:table-cell>
          <table:table-cell table:style-name="ce586" office:value-type="float" office:value="0.00464042469742946" calcext:value-type="float">
            <text:p>0.005</text:p>
          </table:table-cell>
          <table:table-cell table:style-name="ce327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4">
          <table:table-cell table:style-name="ce587" office:value-type="float" office:value="0.194251958587788" calcext:value-type="float">
            <text:p>0.194</text:p>
          </table:table-cell>
          <table:table-cell table:style-name="ce586" office:value-type="float" office:value="0.04865582064538" calcext:value-type="float">
            <text:p>0.049</text:p>
          </table:table-cell>
          <table:table-cell table:style-name="ce586" office:value-type="float" office:value="0.0218653571097113" calcext:value-type="float">
            <text:p>0.022</text:p>
          </table:table-cell>
          <table:table-cell table:style-name="ce586" office:value-type="float" office:value="0.447680584310035" calcext:value-type="float">
            <text:p>0.448</text:p>
          </table:table-cell>
          <table:table-cell table:style-name="ce585" office:value-type="float" office:value="0.596167423282437" calcext:value-type="float">
            <text:p>0.596</text:p>
          </table:table-cell>
          <table:table-cell table:style-name="ce586" office:value-type="float" office:value="0.0237692364957565" calcext:value-type="float">
            <text:p>0.024</text:p>
          </table:table-cell>
          <table:table-cell table:style-name="ce586" office:value-type="float" office:value="0.0605505659112691" calcext:value-type="float">
            <text:p>0.061</text:p>
          </table:table-cell>
          <table:table-cell table:style-name="ce586" office:value-type="float" office:value="0.312175457203357" calcext:value-type="float">
            <text:p>0.312</text:p>
          </table:table-cell>
          <table:table-cell table:style-name="ce587" office:value-type="float" office:value="0.470596900844431" calcext:value-type="float">
            <text:p>0.471</text:p>
          </table:table-cell>
          <table:table-cell table:style-name="ce586" office:value-type="float" office:value="0.150145419477739" calcext:value-type="float">
            <text:p>0.150</text:p>
          </table:table-cell>
          <table:table-cell table:style-name="ce586" office:value-type="float" office:value="0.533253886501963" calcext:value-type="float">
            <text:p>0.533</text:p>
          </table:table-cell>
          <table:table-cell table:style-name="ce586" office:value-type="float" office:value="0.640555268448344" calcext:value-type="float">
            <text:p>0.641</text:p>
          </table:table-cell>
          <table:table-cell table:style-name="ce586" office:value-type="float" office:value="0.436018760458397" calcext:value-type="float">
            <text:p>0.436</text:p>
          </table:table-cell>
          <table:table-cell table:style-name="ce586" office:value-type="float" office:value="0.918994252984792" calcext:value-type="float">
            <text:p>0.919</text:p>
          </table:table-cell>
          <table:table-cell table:style-name="ce587" office:value-type="float" office:value="0.0373113100247486" calcext:value-type="float">
            <text:p>0.037</text:p>
          </table:table-cell>
          <table:table-cell table:style-name="ce586" office:value-type="float" office:value="0.263994481180265" calcext:value-type="float">
            <text:p>0.264</text:p>
          </table:table-cell>
          <table:table-cell table:style-name="ce586" office:value-type="float" office:value="0.000104645852779083" calcext:value-type="float">
            <text:p>0.000</text:p>
          </table:table-cell>
          <table:table-cell table:style-name="ce586" office:value-type="float" office:value="0.227818522396958" calcext:value-type="float">
            <text:p>0.228</text:p>
          </table:table-cell>
          <table:table-cell table:style-name="ce586" office:value-type="float" office:value="1.11498130732511" calcext:value-type="float">
            <text:p>1.115</text:p>
          </table:table-cell>
          <table:table-cell table:style-name="ce586" office:value-type="float" office:value="1.05235920361851" calcext:value-type="float">
            <text:p>1.052</text:p>
          </table:table-cell>
          <table:table-cell table:style-name="ce587" office:value-type="float" office:value="0.11164024655193" calcext:value-type="float">
            <text:p>0.112</text:p>
          </table:table-cell>
          <table:table-cell table:style-name="ce586" office:value-type="float" office:value="0.199162437098841" calcext:value-type="float">
            <text:p>0.199</text:p>
          </table:table-cell>
          <table:table-cell table:style-name="ce586" office:value-type="float" office:value="0.0123999709422097" calcext:value-type="float">
            <text:p>0.012</text:p>
          </table:table-cell>
          <table:table-cell table:style-name="ce586" office:value-type="float" office:value="0.00218631066612644" calcext:value-type="float">
            <text:p>0.002</text:p>
          </table:table-cell>
          <table:table-cell table:style-name="ce587" office:value-type="float" office:value="0.0396405241672508" calcext:value-type="float">
            <text:p>0.040</text:p>
          </table:table-cell>
          <table:table-cell table:style-name="ce586" office:value-type="float" office:value="0.00803747662796765" calcext:value-type="float">
            <text:p>0.008</text:p>
          </table:table-cell>
          <table:table-cell table:style-name="ce587" office:value-type="float" office:value="0.00000450089689372401" calcext:value-type="float">
            <text:p>0.000</text:p>
          </table:table-cell>
          <table:table-cell table:style-name="ce587" office:value-type="float" office:value="0.0806920795106841" calcext:value-type="float">
            <text:p>0.081</text:p>
          </table:table-cell>
          <table:table-cell table:style-name="ce587" office:value-type="float" office:value="0.0025733877989867" calcext:value-type="float">
            <text:p>0.003</text:p>
          </table:table-cell>
          <table:table-cell table:style-name="ce325"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number-columns-repeated="993"/>
        </table:table-row>
        <table:table-row table:style-name="ro4">
          <table:table-cell table:style-name="ce586" office:value-type="float" office:value="0.0347142925170699" calcext:value-type="float">
            <text:p>0.035</text:p>
          </table:table-cell>
          <table:table-cell table:style-name="ce589" office:value-type="float" office:value="0.000499599555203365" calcext:value-type="float">
            <text:p>0.000</text:p>
          </table:table-cell>
          <table:table-cell table:style-name="ce589" office:value-type="float" office:value="0.000787656956401702" calcext:value-type="float">
            <text:p>0.001</text:p>
          </table:table-cell>
          <table:table-cell table:style-name="ce589" office:value-type="float" office:value="0.00187012265934233" calcext:value-type="float">
            <text:p>0.002</text:p>
          </table:table-cell>
          <table:table-cell table:style-name="ce586" office:value-type="float" office:value="0.0151162622175721" calcext:value-type="float">
            <text:p>0.015</text:p>
          </table:table-cell>
          <table:table-cell table:style-name="ce585" office:value-type="float" office:value="0.00940124838676603" calcext:value-type="float">
            <text:p>0.009</text:p>
          </table:table-cell>
          <table:table-cell table:style-name="ce589" office:value-type="float" office:value="0.00149654821716323" calcext:value-type="float">
            <text:p>0.001</text:p>
          </table:table-cell>
          <table:table-cell table:style-name="ce589" office:value-type="float" office:value="0.000701014691197515" calcext:value-type="float">
            <text:p>0.001</text:p>
          </table:table-cell>
          <table:table-cell table:style-name="ce586" office:value-type="float" office:value="0.019830951713748" calcext:value-type="float">
            <text:p>0.020</text:p>
          </table:table-cell>
          <table:table-cell table:style-name="ce589" office:value-type="float" office:value="0.000181161099972391" calcext:value-type="float">
            <text:p>0.000</text:p>
          </table:table-cell>
          <table:table-cell table:style-name="ce589" office:value-type="float" office:value="0.00116910796814481" calcext:value-type="float">
            <text:p>0.001</text:p>
          </table:table-cell>
          <table:table-cell table:style-name="ce589" office:value-type="float" office:value="0.0079812154167961" calcext:value-type="float">
            <text:p>0.008</text:p>
          </table:table-cell>
          <table:table-cell table:style-name="ce589" office:value-type="float" office:value="0.00217505842389213" calcext:value-type="float">
            <text:p>0.002</text:p>
          </table:table-cell>
          <table:table-cell table:style-name="ce589" office:value-type="float" office:value="0.0298263184904856" calcext:value-type="float">
            <text:p>0.030</text:p>
          </table:table-cell>
          <table:table-cell table:style-name="ce586" office:value-type="float" office:value="0.026835472504606" calcext:value-type="float">
            <text:p>0.027</text:p>
          </table:table-cell>
          <table:table-cell table:style-name="ce589" office:value-type="float" office:value="0.0010127018010879" calcext:value-type="float">
            <text:p>0.001</text:p>
          </table:table-cell>
          <table:table-cell table:style-name="ce589" office:value-type="float" office:value="0.0000382576235966541" calcext:value-type="float">
            <text:p>0.000</text:p>
          </table:table-cell>
          <table:table-cell table:style-name="ce589" office:value-type="float" office:value="0.00535831775197844" calcext:value-type="float">
            <text:p>0.005</text:p>
          </table:table-cell>
          <table:table-cell table:style-name="ce589" office:value-type="float" office:value="0.00679522908529983" calcext:value-type="float">
            <text:p>0.007</text:p>
          </table:table-cell>
          <table:table-cell table:style-name="ce589" office:value-type="float" office:value="0.00554735542151485" calcext:value-type="float">
            <text:p>0.006</text:p>
          </table:table-cell>
          <table:table-cell table:style-name="ce586" office:value-type="float" office:value="0.00435461774467798" calcext:value-type="float">
            <text:p>0.004</text:p>
          </table:table-cell>
          <table:table-cell table:style-name="ce589" office:value-type="float" office:value="0.000244173656484528" calcext:value-type="float">
            <text:p>0.000</text:p>
          </table:table-cell>
          <table:table-cell table:style-name="ce589" office:value-type="float" office:value="0.000749399332805048" calcext:value-type="float">
            <text:p>0.001</text:p>
          </table:table-cell>
          <table:table-cell table:style-name="ce589" office:value-type="float" office:value="0.000678510206728895" calcext:value-type="float">
            <text:p>0.001</text:p>
          </table:table-cell>
          <table:table-cell table:style-name="ce586" office:value-type="float" office:value="0.00219643768413732" calcext:value-type="float">
            <text:p>0.002</text:p>
          </table:table-cell>
          <table:table-cell table:style-name="ce589" office:value-type="float" office:value="0.000245298880707959" calcext:value-type="float">
            <text:p>0.000</text:p>
          </table:table-cell>
          <table:table-cell table:style-name="ce586" office:value-type="float" office:value="0.0000247549329154821" calcext:value-type="float">
            <text:p>0.000</text:p>
          </table:table-cell>
          <table:table-cell table:style-name="ce586" office:value-type="float" office:value="0.0050848882656847" calcext:value-type="float">
            <text:p>0.005</text:p>
          </table:table-cell>
          <table:table-cell table:style-name="ce586" office:value-type="float" office:value="0.000351069957710473" calcext:value-type="float">
            <text:p>0.000</text:p>
          </table:table-cell>
          <table:table-cell table:style-name="ce327"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993"/>
        </table:table-row>
        <table:table-row table:style-name="ro4">
          <table:table-cell table:style-name="ce586" office:value-type="float" office:value="0.0488201033820009" calcext:value-type="float">
            <text:p>0.049</text:p>
          </table:table-cell>
          <table:table-cell table:style-name="ce589" office:value-type="float" office:value="0.00019016289375984" calcext:value-type="float">
            <text:p>0.000</text:p>
          </table:table-cell>
          <table:table-cell table:style-name="ce589" office:value-type="float" office:value="0.000836041598009235" calcext:value-type="float">
            <text:p>0.001</text:p>
          </table:table-cell>
          <table:table-cell table:style-name="ce589" office:value-type="float" office:value="0.00359846706653235" calcext:value-type="float">
            <text:p>0.004</text:p>
          </table:table-cell>
          <table:table-cell table:style-name="ce586" office:value-type="float" office:value="0.0267679590512001" calcext:value-type="float">
            <text:p>0.027</text:p>
          </table:table-cell>
          <table:table-cell table:style-name="ce589" office:value-type="float" office:value="0.00112747467187787" calcext:value-type="float">
            <text:p>0.001</text:p>
          </table:table-cell>
          <table:table-cell table:style-name="ce585" office:value-type="float" office:value="0.00418020799004618" calcext:value-type="float">
            <text:p>0.004</text:p>
          </table:table-cell>
          <table:table-cell table:style-name="ce589" office:value-type="float" office:value="0.000683011103622619" calcext:value-type="float">
            <text:p>0.001</text:p>
          </table:table-cell>
          <table:table-cell table:style-name="ce586" office:value-type="float" office:value="0.0373979522899528" calcext:value-type="float">
            <text:p>0.037</text:p>
          </table:table-cell>
          <table:table-cell table:style-name="ce589" office:value-type="float" office:value="0.000128275561471134" calcext:value-type="float">
            <text:p>0.000</text:p>
          </table:table-cell>
          <table:table-cell table:style-name="ce589" office:value-type="float" office:value="0.00209741795247539" calcext:value-type="float">
            <text:p>0.002</text:p>
          </table:table-cell>
          <table:table-cell table:style-name="ce589" office:value-type="float" office:value="0.00819050712235427" calcext:value-type="float">
            <text:p>0.008</text:p>
          </table:table-cell>
          <table:table-cell table:style-name="ce589" office:value-type="float" office:value="0.0015933175003783" calcext:value-type="float">
            <text:p>0.002</text:p>
          </table:table-cell>
          <table:table-cell table:style-name="ce589" office:value-type="float" office:value="0.150836307150926" calcext:value-type="float">
            <text:p>0.151</text:p>
          </table:table-cell>
          <table:table-cell table:style-name="ce586" office:value-type="float" office:value="0.0316491817324438" calcext:value-type="float">
            <text:p>0.032</text:p>
          </table:table-cell>
          <table:table-cell table:style-name="ce589" office:value-type="float" office:value="0.000417458186892902" calcext:value-type="float">
            <text:p>0.000</text:p>
          </table:table-cell>
          <table:table-cell table:style-name="ce589" office:value-type="float" office:value="0.00000900179378744803" calcext:value-type="float">
            <text:p>0.000</text:p>
          </table:table-cell>
          <table:table-cell table:style-name="ce589" office:value-type="float" office:value="0.0343497198686782" calcext:value-type="float">
            <text:p>0.034</text:p>
          </table:table-cell>
          <table:table-cell table:style-name="ce589" office:value-type="float" office:value="0.00462242110985456" calcext:value-type="float">
            <text:p>0.005</text:p>
          </table:table-cell>
          <table:table-cell table:style-name="ce589" office:value-type="float" office:value="0.00525029622652906" calcext:value-type="float">
            <text:p>0.005</text:p>
          </table:table-cell>
          <table:table-cell table:style-name="ce586" office:value-type="float" office:value="0.013429551106649" calcext:value-type="float">
            <text:p>0.013</text:p>
          </table:table-cell>
          <table:table-cell table:style-name="ce589" office:value-type="float" office:value="0.00070664081231467" calcext:value-type="float">
            <text:p>0.001</text:p>
          </table:table-cell>
          <table:table-cell table:style-name="ce589" office:value-type="float" office:value="0.00021266737822846" calcext:value-type="float">
            <text:p>0.000</text:p>
          </table:table-cell>
          <table:table-cell table:style-name="ce589" office:value-type="float" office:value="0.000176660203078667" calcext:value-type="float">
            <text:p>0.000</text:p>
          </table:table-cell>
          <table:table-cell table:style-name="ce586" office:value-type="float" office:value="0.00266340573686118" calcext:value-type="float">
            <text:p>0.003</text:p>
          </table:table-cell>
          <table:table-cell table:style-name="ce589" office:value-type="float" office:value="0.000414082514222609" calcext:value-type="float">
            <text:p>0.000</text:p>
          </table:table-cell>
          <table:table-cell table:style-name="ce586" office:value-type="float" office:value="0.00010127018010879" calcext:value-type="float">
            <text:p>0.000</text:p>
          </table:table-cell>
          <table:table-cell table:style-name="ce586" office:value-type="float" office:value="0.00488572357813742" calcext:value-type="float">
            <text:p>0.005</text:p>
          </table:table-cell>
          <table:table-cell table:style-name="ce586" office:value-type="float" office:value="0.000504100452097089" calcext:value-type="float">
            <text:p>0.001</text:p>
          </table:table-cell>
          <table:table-cell table:style-name="ce327"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table:number-columns-repeated="993"/>
        </table:table-row>
        <table:table-row table:style-name="ro4">
          <table:table-cell table:style-name="ce586" office:value-type="float" office:value="0.287025570585451" calcext:value-type="float">
            <text:p>0.287</text:p>
          </table:table-cell>
          <table:table-cell table:style-name="ce589" office:value-type="float" office:value="0.00155731032522851" calcext:value-type="float">
            <text:p>0.002</text:p>
          </table:table-cell>
          <table:table-cell table:style-name="ce589" office:value-type="float" office:value="0.0557503593741125" calcext:value-type="float">
            <text:p>0.056</text:p>
          </table:table-cell>
          <table:table-cell table:style-name="ce589" office:value-type="float" office:value="0.00480133176138009" calcext:value-type="float">
            <text:p>0.005</text:p>
          </table:table-cell>
          <table:table-cell table:style-name="ce586" office:value-type="float" office:value="0.14915184648845" calcext:value-type="float">
            <text:p>0.149</text:p>
          </table:table-cell>
          <table:table-cell table:style-name="ce589" office:value-type="float" office:value="0.00122199350664607" calcext:value-type="float">
            <text:p>0.001</text:p>
          </table:table-cell>
          <table:table-cell table:style-name="ce589" office:value-type="float" office:value="0.0099008479419694" calcext:value-type="float">
            <text:p>0.010</text:p>
          </table:table-cell>
          <table:table-cell table:style-name="ce585" office:value-type="float" office:value="0.00131538711719084" calcext:value-type="float">
            <text:p>0.001</text:p>
          </table:table-cell>
          <table:table-cell table:style-name="ce586" office:value-type="float" office:value="0.214899823087747" calcext:value-type="float">
            <text:p>0.215</text:p>
          </table:table-cell>
          <table:table-cell table:style-name="ce589" office:value-type="float" office:value="0.000258801571389131" calcext:value-type="float">
            <text:p>0.000</text:p>
          </table:table-cell>
          <table:table-cell table:style-name="ce589" office:value-type="float" office:value="0.00950814468799198" calcext:value-type="float">
            <text:p>0.010</text:p>
          </table:table-cell>
          <table:table-cell table:style-name="ce589" office:value-type="float" office:value="0.00812861979006557" calcext:value-type="float">
            <text:p>0.008</text:p>
          </table:table-cell>
          <table:table-cell table:style-name="ce589" office:value-type="float" office:value="0.00449639599683029" calcext:value-type="float">
            <text:p>0.004</text:p>
          </table:table-cell>
          <table:table-cell table:style-name="ce589" office:value-type="float" office:value="0.205042858890491" calcext:value-type="float">
            <text:p>0.205</text:p>
          </table:table-cell>
          <table:table-cell table:style-name="ce586" office:value-type="float" office:value="0.172594767959411" calcext:value-type="float">
            <text:p>0.173</text:p>
          </table:table-cell>
          <table:table-cell table:style-name="ce589" office:value-type="float" office:value="0.0105050933499518" calcext:value-type="float">
            <text:p>0.011</text:p>
          </table:table-cell>
          <table:table-cell table:style-name="ce589" office:value-type="float" office:value="0.0000281306055857751" calcext:value-type="float">
            <text:p>0.000</text:p>
          </table:table-cell>
          <table:table-cell table:style-name="ce589" office:value-type="float" office:value="0.047546349561077" calcext:value-type="float">
            <text:p>0.048</text:p>
          </table:table-cell>
          <table:table-cell table:style-name="ce589" office:value-type="float" office:value="0.0528967907434915" calcext:value-type="float">
            <text:p>0.053</text:p>
          </table:table-cell>
          <table:table-cell table:style-name="ce589" office:value-type="float" office:value="0.0804141491274966" calcext:value-type="float">
            <text:p>0.080</text:p>
          </table:table-cell>
          <table:table-cell table:style-name="ce586" office:value-type="float" office:value="0.0948305218780947" calcext:value-type="float">
            <text:p>0.095</text:p>
          </table:table-cell>
          <table:table-cell table:style-name="ce589" office:value-type="float" office:value="0.000645878704249396" calcext:value-type="float">
            <text:p>0.001</text:p>
          </table:table-cell>
          <table:table-cell table:style-name="ce589" office:value-type="float" office:value="0.00269941291201098" calcext:value-type="float">
            <text:p>0.003</text:p>
          </table:table-cell>
          <table:table-cell table:style-name="ce589" office:value-type="float" office:value="0.000553610317928054" calcext:value-type="float">
            <text:p>0.001</text:p>
          </table:table-cell>
          <table:table-cell table:style-name="ce586" office:value-type="float" office:value="0.166945017133564" calcext:value-type="float">
            <text:p>0.167</text:p>
          </table:table-cell>
          <table:table-cell table:style-name="ce589" office:value-type="float" office:value="0.00118373588304942" calcext:value-type="float">
            <text:p>0.001</text:p>
          </table:table-cell>
          <table:table-cell table:style-name="ce586" office:value-type="float" office:value="0.000195789014876995" calcext:value-type="float">
            <text:p>0.000</text:p>
          </table:table-cell>
          <table:table-cell table:style-name="ce586" office:value-type="float" office:value="0.159408265285023" calcext:value-type="float">
            <text:p>0.159</text:p>
          </table:table-cell>
          <table:table-cell table:style-name="ce586" office:value-type="float" office:value="0.0236454618311791" calcext:value-type="float">
            <text:p>0.024</text:p>
          </table:table-cell>
          <table:table-cell table:style-name="ce327"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table:number-columns-repeated="993"/>
        </table:table-row>
        <table:table-row table:style-name="ro4">
          <table:table-cell table:style-name="ce587" office:value-type="float" office:value="1.03834791158834" calcext:value-type="float">
            <text:p>1.038</text:p>
          </table:table-cell>
          <table:table-cell table:style-name="ce586" office:value-type="float" office:value="0.0317301978765309" calcext:value-type="float">
            <text:p>0.032</text:p>
          </table:table-cell>
          <table:table-cell table:style-name="ce586" office:value-type="float" office:value="0.0188024967735321" calcext:value-type="float">
            <text:p>0.019</text:p>
          </table:table-cell>
          <table:table-cell table:style-name="ce586" office:value-type="float" office:value="0.148779397270494" calcext:value-type="float">
            <text:p>0.149</text:p>
          </table:table-cell>
          <table:table-cell table:style-name="ce587" office:value-type="float" office:value="0.524774196754187" calcext:value-type="float">
            <text:p>0.525</text:p>
          </table:table-cell>
          <table:table-cell table:style-name="ce586" office:value-type="float" office:value="0.0454219262272393" calcext:value-type="float">
            <text:p>0.045</text:p>
          </table:table-cell>
          <table:table-cell table:style-name="ce586" office:value-type="float" office:value="0.092622831951723" calcext:value-type="float">
            <text:p>0.093</text:p>
          </table:table-cell>
          <table:table-cell table:style-name="ce586" office:value-type="float" office:value="0.182634018480863" calcext:value-type="float">
            <text:p>0.183</text:p>
          </table:table-cell>
          <table:table-cell table:style-name="ce585" office:value-type="float" office:value="0.671556321028091" calcext:value-type="float">
            <text:p>0.672</text:p>
          </table:table-cell>
          <table:table-cell table:style-name="ce586" office:value-type="float" office:value="0.0424895919009781" calcext:value-type="float">
            <text:p>0.042</text:p>
          </table:table-cell>
          <table:table-cell table:style-name="ce586" office:value-type="float" office:value="0.688004848726206" calcext:value-type="float">
            <text:p>0.688</text:p>
          </table:table-cell>
          <table:table-cell table:style-name="ce586" office:value-type="float" office:value="1.10764484538834" calcext:value-type="float">
            <text:p>1.108</text:p>
          </table:table-cell>
          <table:table-cell table:style-name="ce586" office:value-type="float" office:value="0.656451311052754" calcext:value-type="float">
            <text:p>0.656</text:p>
          </table:table-cell>
          <table:table-cell table:style-name="ce586" office:value-type="float" office:value="0.564833304332554" calcext:value-type="float">
            <text:p>0.565</text:p>
          </table:table-cell>
          <table:table-cell table:style-name="ce587" office:value-type="float" office:value="0.758663303836556" calcext:value-type="float">
            <text:p>0.759</text:p>
          </table:table-cell>
          <table:table-cell table:style-name="ce586" office:value-type="float" office:value="0.313777776497523" calcext:value-type="float">
            <text:p>0.314</text:p>
          </table:table-cell>
          <table:table-cell table:style-name="ce586" office:value-type="float" office:value="0.000685261552069481" calcext:value-type="float">
            <text:p>0.001</text:p>
          </table:table-cell>
          <table:table-cell table:style-name="ce586" office:value-type="float" office:value="0.659826983723047" calcext:value-type="float">
            <text:p>0.660</text:p>
          </table:table-cell>
          <table:table-cell table:style-name="ce586" office:value-type="float" office:value="1.36298410184197" calcext:value-type="float">
            <text:p>1.363</text:p>
          </table:table-cell>
          <table:table-cell table:style-name="ce586" office:value-type="float" office:value="0.999062958275696" calcext:value-type="float">
            <text:p>0.999</text:p>
          </table:table-cell>
          <table:table-cell table:style-name="ce587" office:value-type="float" office:value="0.249456584213536" calcext:value-type="float">
            <text:p>0.249</text:p>
          </table:table-cell>
          <table:table-cell table:style-name="ce586" office:value-type="float" office:value="0.375686488046473" calcext:value-type="float">
            <text:p>0.376</text:p>
          </table:table-cell>
          <table:table-cell table:style-name="ce586" office:value-type="float" office:value="0.0237771130653205" calcext:value-type="float">
            <text:p>0.024</text:p>
          </table:table-cell>
          <table:table-cell table:style-name="ce586" office:value-type="float" office:value="0.0070484045355718" calcext:value-type="float">
            <text:p>0.007</text:p>
          </table:table-cell>
          <table:table-cell table:style-name="ce587" office:value-type="float" office:value="0.0921367350872008" calcext:value-type="float">
            <text:p>0.092</text:p>
          </table:table-cell>
          <table:table-cell table:style-name="ce586" office:value-type="float" office:value="0.00865860039930157" calcext:value-type="float">
            <text:p>0.009</text:p>
          </table:table-cell>
          <table:table-cell table:style-name="ce587" office:value-type="float" office:value="0.0000292558298092061" calcext:value-type="float">
            <text:p>0.000</text:p>
          </table:table-cell>
          <table:table-cell table:style-name="ce587" office:value-type="float" office:value="0.218552300917004" calcext:value-type="float">
            <text:p>0.219</text:p>
          </table:table-cell>
          <table:table-cell table:style-name="ce587" office:value-type="float" office:value="0.0363717477981837" calcext:value-type="float">
            <text:p>0.036</text:p>
          </table:table-cell>
          <table:table-cell table:style-name="ce325"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table:number-columns-repeated="993"/>
        </table:table-row>
        <table:table-row table:style-name="ro4">
          <table:table-cell table:style-name="ce586" office:value-type="float" office:value="0.545725871794472" calcext:value-type="float">
            <text:p>0.546</text:p>
          </table:table-cell>
          <table:table-cell table:style-name="ce589" office:value-type="float" office:value="0.00290757939334571" calcext:value-type="float">
            <text:p>0.003</text:p>
          </table:table-cell>
          <table:table-cell table:style-name="ce589" office:value-type="float" office:value="0.00167883454135906" calcext:value-type="float">
            <text:p>0.002</text:p>
          </table:table-cell>
          <table:table-cell table:style-name="ce589" office:value-type="float" office:value="0.00574201921216841" calcext:value-type="float">
            <text:p>0.006</text:p>
          </table:table-cell>
          <table:table-cell table:style-name="ce586" office:value-type="float" office:value="0.0888409533367714" calcext:value-type="float">
            <text:p>0.089</text:p>
          </table:table-cell>
          <table:table-cell table:style-name="ce589" office:value-type="float" office:value="0.00129963397806281" calcext:value-type="float">
            <text:p>0.001</text:p>
          </table:table-cell>
          <table:table-cell table:style-name="ce589" office:value-type="float" office:value="0.00283218937037583" calcext:value-type="float">
            <text:p>0.003</text:p>
          </table:table-cell>
          <table:table-cell table:style-name="ce589" office:value-type="float" office:value="0.0607193495447838" calcext:value-type="float">
            <text:p>0.061</text:p>
          </table:table-cell>
          <table:table-cell table:style-name="ce586" office:value-type="float" office:value="0.230709223426952" calcext:value-type="float">
            <text:p>0.231</text:p>
          </table:table-cell>
          <table:table-cell table:style-name="ce585" office:value-type="float" office:value="0.000444463568255246" calcext:value-type="float">
            <text:p>0.000</text:p>
          </table:table-cell>
          <table:table-cell table:style-name="ce589" office:value-type="float" office:value="0.00353995540691394" calcext:value-type="float">
            <text:p>0.004</text:p>
          </table:table-cell>
          <table:table-cell table:style-name="ce589" office:value-type="float" office:value="0.0686758100286644" calcext:value-type="float">
            <text:p>0.069</text:p>
          </table:table-cell>
          <table:table-cell table:style-name="ce589" office:value-type="float" office:value="0.00650042033876091" calcext:value-type="float">
            <text:p>0.007</text:p>
          </table:table-cell>
          <table:table-cell table:style-name="ce589" office:value-type="float" office:value="0.372717021320839" calcext:value-type="float">
            <text:p>0.373</text:p>
          </table:table-cell>
          <table:table-cell table:style-name="ce586" office:value-type="float" office:value="0.129784487154755" calcext:value-type="float">
            <text:p>0.130</text:p>
          </table:table-cell>
          <table:table-cell table:style-name="ce589" office:value-type="float" office:value="0.00187237310778919" calcext:value-type="float">
            <text:p>0.002</text:p>
          </table:table-cell>
          <table:table-cell table:style-name="ce589" office:value-type="float" office:value="0.0000821413683104632" calcext:value-type="float">
            <text:p>0.000</text:p>
          </table:table-cell>
          <table:table-cell table:style-name="ce589" office:value-type="float" office:value="0.153396192259231" calcext:value-type="float">
            <text:p>0.153</text:p>
          </table:table-cell>
          <table:table-cell table:style-name="ce589" office:value-type="float" office:value="0.0515724018325132" calcext:value-type="float">
            <text:p>0.052</text:p>
          </table:table-cell>
          <table:table-cell table:style-name="ce589" office:value-type="float" office:value="0.06582111617382" calcext:value-type="float">
            <text:p>0.066</text:p>
          </table:table-cell>
          <table:table-cell table:style-name="ce586" office:value-type="float" office:value="0.0559337709225317" calcext:value-type="float">
            <text:p>0.056</text:p>
          </table:table-cell>
          <table:table-cell table:style-name="ce589" office:value-type="float" office:value="0.00169796335315738" calcext:value-type="float">
            <text:p>0.002</text:p>
          </table:table-cell>
          <table:table-cell table:style-name="ce589" office:value-type="float" office:value="0.000809036216646891" calcext:value-type="float">
            <text:p>0.001</text:p>
          </table:table-cell>
          <table:table-cell table:style-name="ce589" office:value-type="float" office:value="0.00121074126441176" calcext:value-type="float">
            <text:p>0.001</text:p>
          </table:table-cell>
          <table:table-cell table:style-name="ce586" office:value-type="float" office:value="0.0185864537226333" calcext:value-type="float">
            <text:p>0.019</text:p>
          </table:table-cell>
          <table:table-cell table:style-name="ce589" office:value-type="float" office:value="0.000872048773159028" calcext:value-type="float">
            <text:p>0.001</text:p>
          </table:table-cell>
          <table:table-cell table:style-name="ce586" office:value-type="float" office:value="0.00001125224223431" calcext:value-type="float">
            <text:p>0.000</text:p>
          </table:table-cell>
          <table:table-cell table:style-name="ce586" office:value-type="float" office:value="0.139885625008495" calcext:value-type="float">
            <text:p>0.140</text:p>
          </table:table-cell>
          <table:table-cell table:style-name="ce586" office:value-type="float" office:value="0.0121220405590222" calcext:value-type="float">
            <text:p>0.012</text:p>
          </table:table-cell>
          <table:table-cell table:style-name="ce327" office:value-type="string" calcext:value-type="string">
            <text:p>J</text:p>
          </table:table-cell>
          <table:table-cell office:value-type="float" office:value="10" calcext:value-type="float">
            <text:p>10</text:p>
          </table:table-cell>
          <table:table-cell table:number-columns-repeated="993"/>
        </table:table-row>
        <table:table-row table:style-name="ro4">
          <table:table-cell table:style-name="ce586" office:value-type="float" office:value="0.688502197832962" calcext:value-type="float">
            <text:p>0.689</text:p>
          </table:table-cell>
          <table:table-cell table:style-name="ce589" office:value-type="float" office:value="0.00097556940171468" calcext:value-type="float">
            <text:p>0.001</text:p>
          </table:table-cell>
          <table:table-cell table:style-name="ce589" office:value-type="float" office:value="0.0279888273336228" calcext:value-type="float">
            <text:p>0.028</text:p>
          </table:table-cell>
          <table:table-cell table:style-name="ce589" office:value-type="float" office:value="0.00267240753064863" calcext:value-type="float">
            <text:p>0.003</text:p>
          </table:table-cell>
          <table:table-cell table:style-name="ce586" office:value-type="float" office:value="0.261527989682504" calcext:value-type="float">
            <text:p>0.262</text:p>
          </table:table-cell>
          <table:table-cell table:style-name="ce589" office:value-type="float" office:value="0.00165745528111387" calcext:value-type="float">
            <text:p>0.002</text:p>
          </table:table-cell>
          <table:table-cell table:style-name="ce589" office:value-type="float" office:value="0.00235621952386452" calcext:value-type="float">
            <text:p>0.002</text:p>
          </table:table-cell>
          <table:table-cell table:style-name="ce589" office:value-type="float" office:value="0.0261310821407382" calcext:value-type="float">
            <text:p>0.026</text:p>
          </table:table-cell>
          <table:table-cell table:style-name="ce586" office:value-type="float" office:value="0.733493163182627" calcext:value-type="float">
            <text:p>0.733</text:p>
          </table:table-cell>
          <table:table-cell table:style-name="ce589" office:value-type="float" office:value="0.00103183061288623" calcext:value-type="float">
            <text:p>0.001</text:p>
          </table:table-cell>
          <table:table-cell table:style-name="ce585" office:value-type="float" office:value="0.328814147795231" calcext:value-type="float">
            <text:p>0.329</text:p>
          </table:table-cell>
          <table:table-cell table:style-name="ce589" office:value-type="float" office:value="0.195509959269584" calcext:value-type="float">
            <text:p>0.196</text:p>
          </table:table-cell>
          <table:table-cell table:style-name="ce589" office:value-type="float" office:value="0.0115402996355084" calcext:value-type="float">
            <text:p>0.012</text:p>
          </table:table-cell>
          <table:table-cell table:style-name="ce589" office:value-type="float" office:value="0.795673053769425" calcext:value-type="float">
            <text:p>0.796</text:p>
          </table:table-cell>
          <table:table-cell table:style-name="ce586" office:value-type="float" office:value="0.33733096994238" calcext:value-type="float">
            <text:p>0.337</text:p>
          </table:table-cell>
          <table:table-cell table:style-name="ce589" office:value-type="float" office:value="0.00236184564498168" calcext:value-type="float">
            <text:p>0.002</text:p>
          </table:table-cell>
          <table:table-cell table:style-name="ce589" office:value-type="float" office:value="0.0000697639018527222" calcext:value-type="float">
            <text:p>0.000</text:p>
          </table:table-cell>
          <table:table-cell table:style-name="ce589" office:value-type="float" office:value="0.202993825579623" calcext:value-type="float">
            <text:p>0.203</text:p>
          </table:table-cell>
          <table:table-cell table:style-name="ce589" office:value-type="float" office:value="0.299065469776162" calcext:value-type="float">
            <text:p>0.299</text:p>
          </table:table-cell>
          <table:table-cell table:style-name="ce589" office:value-type="float" office:value="0.207986445458987" calcext:value-type="float">
            <text:p>0.208</text:p>
          </table:table-cell>
          <table:table-cell table:style-name="ce586" office:value-type="float" office:value="0.376723944780476" calcext:value-type="float">
            <text:p>0.377</text:p>
          </table:table-cell>
          <table:table-cell table:style-name="ce589" office:value-type="float" office:value="0.00184986862332057" calcext:value-type="float">
            <text:p>0.002</text:p>
          </table:table-cell>
          <table:table-cell table:style-name="ce589" office:value-type="float" office:value="0.00135251951656407" calcext:value-type="float">
            <text:p>0.001</text:p>
          </table:table-cell>
          <table:table-cell table:style-name="ce589" office:value-type="float" office:value="0.0012051151432946" calcext:value-type="float">
            <text:p>0.001</text:p>
          </table:table-cell>
          <table:table-cell table:style-name="ce586" office:value-type="float" office:value="0.147223212169489" calcext:value-type="float">
            <text:p>0.147</text:p>
          </table:table-cell>
          <table:table-cell table:style-name="ce589" office:value-type="float" office:value="0.000967692832150662" calcext:value-type="float">
            <text:p>0.001</text:p>
          </table:table-cell>
          <table:table-cell table:style-name="ce586" office:value-type="float" office:value="0.000258801571389131" calcext:value-type="float">
            <text:p>0.000</text:p>
          </table:table-cell>
          <table:table-cell table:style-name="ce586" office:value-type="float" office:value="0.224991959147699" calcext:value-type="float">
            <text:p>0.225</text:p>
          </table:table-cell>
          <table:table-cell table:style-name="ce586" office:value-type="float" office:value="0.0289688976322312" calcext:value-type="float">
            <text:p>0.029</text:p>
          </table:table-cell>
          <table:table-cell table:style-name="ce327" office:value-type="string" calcext:value-type="string">
            <text:p>K</text:p>
          </table:table-cell>
          <table:table-cell office:value-type="float" office:value="11" calcext:value-type="float">
            <text:p>11</text:p>
          </table:table-cell>
          <table:table-cell table:number-columns-repeated="993"/>
        </table:table-row>
        <table:table-row table:style-name="ro4">
          <table:table-cell table:style-name="ce586" office:value-type="float" office:value="1.20895778401762" calcext:value-type="float">
            <text:p>1.209</text:p>
          </table:table-cell>
          <table:table-cell table:style-name="ce589" office:value-type="float" office:value="0.0136804761084741" calcext:value-type="float">
            <text:p>0.014</text:p>
          </table:table-cell>
          <table:table-cell table:style-name="ce589" office:value-type="float" office:value="0.00943950601036268" calcext:value-type="float">
            <text:p>0.009</text:p>
          </table:table-cell>
          <table:table-cell table:style-name="ce589" office:value-type="float" office:value="0.00575214623017929" calcext:value-type="float">
            <text:p>0.006</text:p>
          </table:table-cell>
          <table:table-cell table:style-name="ce586" office:value-type="float" office:value="0.901573531557633" calcext:value-type="float">
            <text:p>0.902</text:p>
          </table:table-cell>
          <table:table-cell table:style-name="ce589" office:value-type="float" office:value="0.00884876329306141" calcext:value-type="float">
            <text:p>0.009</text:p>
          </table:table-cell>
          <table:table-cell table:style-name="ce589" office:value-type="float" office:value="0.0265316619642796" calcext:value-type="float">
            <text:p>0.027</text:p>
          </table:table-cell>
          <table:table-cell table:style-name="ce589" office:value-type="float" office:value="0.0130312217315544" calcext:value-type="float">
            <text:p>0.013</text:p>
          </table:table-cell>
          <table:table-cell table:style-name="ce586" office:value-type="float" office:value="0.685439337496783" calcext:value-type="float">
            <text:p>0.685</text:p>
          </table:table-cell>
          <table:table-cell table:style-name="ce589" office:value-type="float" office:value="0.000382576235966541" calcext:value-type="float">
            <text:p>0.000</text:p>
          </table:table-cell>
          <table:table-cell table:style-name="ce589" office:value-type="float" office:value="0.0171585441830994" calcext:value-type="float">
            <text:p>0.017</text:p>
          </table:table-cell>
          <table:table-cell table:style-name="ce585" office:value-type="float" office:value="1.04845355033898" calcext:value-type="float">
            <text:p>1.048</text:p>
          </table:table-cell>
          <table:table-cell table:style-name="ce589" office:value-type="float" office:value="0.00754800409077517" calcext:value-type="float">
            <text:p>0.008</text:p>
          </table:table-cell>
          <table:table-cell table:style-name="ce589" office:value-type="float" office:value="0.246454485985422" calcext:value-type="float">
            <text:p>0.246</text:p>
          </table:table-cell>
          <table:table-cell table:style-name="ce586" office:value-type="float" office:value="0.68939337541792" calcext:value-type="float">
            <text:p>0.689</text:p>
          </table:table-cell>
          <table:table-cell table:style-name="ce589" office:value-type="float" office:value="0.0204959592297957" calcext:value-type="float">
            <text:p>0.020</text:p>
          </table:table-cell>
          <table:table-cell table:style-name="ce589" office:value-type="float" office:value="0.000196914239100426" calcext:value-type="float">
            <text:p>0.000</text:p>
          </table:table-cell>
          <table:table-cell table:style-name="ce589" office:value-type="float" office:value="0.0272202991890194" calcext:value-type="float">
            <text:p>0.027</text:p>
          </table:table-cell>
          <table:table-cell table:style-name="ce589" office:value-type="float" office:value="0.0553329011872196" calcext:value-type="float">
            <text:p>0.055</text:p>
          </table:table-cell>
          <table:table-cell table:style-name="ce589" office:value-type="float" office:value="0.047342683976636" calcext:value-type="float">
            <text:p>0.047</text:p>
          </table:table-cell>
          <table:table-cell table:style-name="ce586" office:value-type="float" office:value="0.356087332522752" calcext:value-type="float">
            <text:p>0.356</text:p>
          </table:table-cell>
          <table:table-cell table:style-name="ce589" office:value-type="float" office:value="0.0024282338741641" calcext:value-type="float">
            <text:p>0.002</text:p>
          </table:table-cell>
          <table:table-cell table:style-name="ce589" office:value-type="float" office:value="0.00134914384389377" calcext:value-type="float">
            <text:p>0.001</text:p>
          </table:table-cell>
          <table:table-cell table:style-name="ce589" office:value-type="float" office:value="0.00087542444582932" calcext:value-type="float">
            <text:p>0.001</text:p>
          </table:table-cell>
          <table:table-cell table:style-name="ce586" office:value-type="float" office:value="0.138105520287028" calcext:value-type="float">
            <text:p>0.138</text:p>
          </table:table-cell>
          <table:table-cell table:style-name="ce589" office:value-type="float" office:value="0.000917057742096267" calcext:value-type="float">
            <text:p>0.001</text:p>
          </table:table-cell>
          <table:table-cell table:style-name="ce586" office:value-type="float" office:value="0.000286932176974906" calcext:value-type="float">
            <text:p>0.000</text:p>
          </table:table-cell>
          <table:table-cell table:style-name="ce586" office:value-type="float" office:value="0.215658224214339" calcext:value-type="float">
            <text:p>0.216</text:p>
          </table:table-cell>
          <table:table-cell table:style-name="ce586" office:value-type="float" office:value="0.0211452136067154" calcext:value-type="float">
            <text:p>0.021</text:p>
          </table:table-cell>
          <table:table-cell table:style-name="ce327" office:value-type="string" calcext:value-type="string">
            <text:p>L</text:p>
          </table:table-cell>
          <table:table-cell office:value-type="float" office:value="12" calcext:value-type="float">
            <text:p>12</text:p>
          </table:table-cell>
          <table:table-cell table:number-columns-repeated="993"/>
        </table:table-row>
        <table:table-row table:style-name="ro4">
          <table:table-cell table:style-name="ce586" office:value-type="float" office:value="0.512535132875928" calcext:value-type="float">
            <text:p>0.513</text:p>
          </table:table-cell>
          <table:table-cell table:style-name="ce589" office:value-type="float" office:value="0.00136489698302181" calcext:value-type="float">
            <text:p>0.001</text:p>
          </table:table-cell>
          <table:table-cell table:style-name="ce589" office:value-type="float" office:value="0.00456278422601272" calcext:value-type="float">
            <text:p>0.005</text:p>
          </table:table-cell>
          <table:table-cell table:style-name="ce589" office:value-type="float" office:value="0.00491497940794662" calcext:value-type="float">
            <text:p>0.005</text:p>
          </table:table-cell>
          <table:table-cell table:style-name="ce586" office:value-type="float" office:value="0.266257307093585" calcext:value-type="float">
            <text:p>0.266</text:p>
          </table:table-cell>
          <table:table-cell table:style-name="ce589" office:value-type="float" office:value="0.00148867164759922" calcext:value-type="float">
            <text:p>0.001</text:p>
          </table:table-cell>
          <table:table-cell table:style-name="ce589" office:value-type="float" office:value="0.00433886460554995" calcext:value-type="float">
            <text:p>0.004</text:p>
          </table:table-cell>
          <table:table-cell table:style-name="ce589" office:value-type="float" office:value="0.0506463422966294" calcext:value-type="float">
            <text:p>0.051</text:p>
          </table:table-cell>
          <table:table-cell table:style-name="ce586" office:value-type="float" office:value="0.547385577524033" calcext:value-type="float">
            <text:p>0.547</text:p>
          </table:table-cell>
          <table:table-cell table:style-name="ce589" office:value-type="float" office:value="0.000470343725394159" calcext:value-type="float">
            <text:p>0.000</text:p>
          </table:table-cell>
          <table:table-cell table:style-name="ce589" office:value-type="float" office:value="0.0126914040160783" calcext:value-type="float">
            <text:p>0.013</text:p>
          </table:table-cell>
          <table:table-cell table:style-name="ce589" office:value-type="float" office:value="0.211065058934294" calcext:value-type="float">
            <text:p>0.211</text:p>
          </table:table-cell>
          <table:table-cell table:style-name="ce585" office:value-type="float" office:value="0.244070135855972" calcext:value-type="float">
            <text:p>0.244</text:p>
          </table:table-cell>
          <table:table-cell table:style-name="ce589" office:value-type="float" office:value="0.356707331069862" calcext:value-type="float">
            <text:p>0.357</text:p>
          </table:table-cell>
          <table:table-cell table:style-name="ce586" office:value-type="float" office:value="0.29128229382269" calcext:value-type="float">
            <text:p>0.291</text:p>
          </table:table-cell>
          <table:table-cell table:style-name="ce589" office:value-type="float" office:value="0.00211204586737999" calcext:value-type="float">
            <text:p>0.002</text:p>
          </table:table-cell>
          <table:table-cell table:style-name="ce589" office:value-type="float" office:value="0.0000933936105447732" calcext:value-type="float">
            <text:p>0.000</text:p>
          </table:table-cell>
          <table:table-cell table:style-name="ce589" office:value-type="float" office:value="0.0623993093103663" calcext:value-type="float">
            <text:p>0.062</text:p>
          </table:table-cell>
          <table:table-cell table:style-name="ce589" office:value-type="float" office:value="0.0681300762803004" calcext:value-type="float">
            <text:p>0.068</text:p>
          </table:table-cell>
          <table:table-cell table:style-name="ce589" office:value-type="float" office:value="0.068567788503215" calcext:value-type="float">
            <text:p>0.069</text:p>
          </table:table-cell>
          <table:table-cell table:style-name="ce586" office:value-type="float" office:value="0.149326256243082" calcext:value-type="float">
            <text:p>0.149</text:p>
          </table:table-cell>
          <table:table-cell table:style-name="ce589" office:value-type="float" office:value="0.00114660348367619" calcext:value-type="float">
            <text:p>0.001</text:p>
          </table:table-cell>
          <table:table-cell table:style-name="ce589" office:value-type="float" office:value="0.000832665925338942" calcext:value-type="float">
            <text:p>0.001</text:p>
          </table:table-cell>
          <table:table-cell table:style-name="ce589" office:value-type="float" office:value="0.00147741940536491" calcext:value-type="float">
            <text:p>0.001</text:p>
          </table:table-cell>
          <table:table-cell table:style-name="ce586" office:value-type="float" office:value="0.0798425352219937" calcext:value-type="float">
            <text:p>0.080</text:p>
          </table:table-cell>
          <table:table-cell table:style-name="ce589" office:value-type="float" office:value="0.000921558638989992" calcext:value-type="float">
            <text:p>0.001</text:p>
          </table:table-cell>
          <table:table-cell table:style-name="ce586" office:value-type="float" office:value="0.0000562612111715502" calcext:value-type="float">
            <text:p>0.000</text:p>
          </table:table-cell>
          <table:table-cell table:style-name="ce586" office:value-type="float" office:value="0.202005878711451" calcext:value-type="float">
            <text:p>0.202</text:p>
          </table:table-cell>
          <table:table-cell table:style-name="ce586" office:value-type="float" office:value="0.0140923081742499" calcext:value-type="float">
            <text:p>0.014</text:p>
          </table:table-cell>
          <table:table-cell table:style-name="ce327"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  <table:table-cell table:number-columns-repeated="993"/>
        </table:table-row>
        <table:table-row table:style-name="ro4">
          <table:table-cell table:style-name="ce586" office:value-type="float" office:value="1.70543821767364" calcext:value-type="float">
            <text:p>1.705</text:p>
          </table:table-cell>
          <table:table-cell table:style-name="ce589" office:value-type="float" office:value="0.00179360741214902" calcext:value-type="float">
            <text:p>0.002</text:p>
          </table:table-cell>
          <table:table-cell table:style-name="ce589" office:value-type="float" office:value="0.00246761672198419" calcext:value-type="float">
            <text:p>0.002</text:p>
          </table:table-cell>
          <table:table-cell table:style-name="ce589" office:value-type="float" office:value="0.00526717458988053" calcext:value-type="float">
            <text:p>0.005</text:p>
          </table:table-cell>
          <table:table-cell table:style-name="ce586" office:value-type="float" office:value="2.13503082259202" calcext:value-type="float">
            <text:p>2.135</text:p>
          </table:table-cell>
          <table:table-cell table:style-name="ce589" office:value-type="float" office:value="0.00155505987678165" calcext:value-type="float">
            <text:p>0.002</text:p>
          </table:table-cell>
          <table:table-cell table:style-name="ce589" office:value-type="float" office:value="0.0109124245188339" calcext:value-type="float">
            <text:p>0.011</text:p>
          </table:table-cell>
          <table:table-cell table:style-name="ce589" office:value-type="float" office:value="0.014024794720844" calcext:value-type="float">
            <text:p>0.014</text:p>
          </table:table-cell>
          <table:table-cell table:style-name="ce586" office:value-type="float" office:value="1.94561395249231" calcext:value-type="float">
            <text:p>1.946</text:p>
          </table:table-cell>
          <table:table-cell table:style-name="ce589" office:value-type="float" office:value="0.00174972366743521" calcext:value-type="float">
            <text:p>0.002</text:p>
          </table:table-cell>
          <table:table-cell table:style-name="ce589" office:value-type="float" office:value="0.0139415281283101" calcext:value-type="float">
            <text:p>0.014</text:p>
          </table:table-cell>
          <table:table-cell table:style-name="ce589" office:value-type="float" office:value="0.00501287391538512" calcext:value-type="float">
            <text:p>0.005</text:p>
          </table:table-cell>
          <table:table-cell table:style-name="ce589" office:value-type="float" office:value="0.00611784410279436" calcext:value-type="float">
            <text:p>0.006</text:p>
          </table:table-cell>
          <table:table-cell table:style-name="ce585" office:value-type="float" office:value="0.615748575218584" calcext:value-type="float">
            <text:p>0.616</text:p>
          </table:table-cell>
          <table:table-cell table:style-name="ce586" office:value-type="float" office:value="1.05580013929376" calcext:value-type="float">
            <text:p>1.056</text:p>
          </table:table-cell>
          <table:table-cell table:style-name="ce589" office:value-type="float" office:value="0.00342855820879427" calcext:value-type="float">
            <text:p>0.003</text:p>
          </table:table-cell>
          <table:table-cell table:style-name="ce589" office:value-type="float" office:value="0.000102395404332221" calcext:value-type="float">
            <text:p>0.000</text:p>
          </table:table-cell>
          <table:table-cell table:style-name="ce589" office:value-type="float" office:value="0.0398138086976592" calcext:value-type="float">
            <text:p>0.040</text:p>
          </table:table-cell>
          <table:table-cell table:style-name="ce589" office:value-type="float" office:value="0.0240370398609331" calcext:value-type="float">
            <text:p>0.024</text:p>
          </table:table-cell>
          <table:table-cell table:style-name="ce589" office:value-type="float" office:value="0.0310651903604831" calcext:value-type="float">
            <text:p>0.031</text:p>
          </table:table-cell>
          <table:table-cell table:style-name="ce586" office:value-type="float" office:value="0.506256381709183" calcext:value-type="float">
            <text:p>0.506</text:p>
          </table:table-cell>
          <table:table-cell table:style-name="ce589" office:value-type="float" office:value="0.00274329665672479" calcext:value-type="float">
            <text:p>0.003</text:p>
          </table:table-cell>
          <table:table-cell table:style-name="ce589" office:value-type="float" office:value="0.00370648859198172" calcext:value-type="float">
            <text:p>0.004</text:p>
          </table:table-cell>
          <table:table-cell table:style-name="ce589" office:value-type="float" office:value="0.00120061424640088" calcext:value-type="float">
            <text:p>0.001</text:p>
          </table:table-cell>
          <table:table-cell table:style-name="ce586" office:value-type="float" office:value="0.114605212380671" calcext:value-type="float">
            <text:p>0.115</text:p>
          </table:table-cell>
          <table:table-cell table:style-name="ce589" office:value-type="float" office:value="0.000958691038363215" calcext:value-type="float">
            <text:p>0.001</text:p>
          </table:table-cell>
          <table:table-cell table:style-name="ce586" office:value-type="float" office:value="0.000375824890625955" calcext:value-type="float">
            <text:p>0.000</text:p>
          </table:table-cell>
          <table:table-cell table:style-name="ce586" office:value-type="float" office:value="0.568060447405354" calcext:value-type="float">
            <text:p>0.568</text:p>
          </table:table-cell>
          <table:table-cell table:style-name="ce586" office:value-type="float" office:value="0.057062370818633" calcext:value-type="float">
            <text:p>0.057</text:p>
          </table:table-cell>
          <table:table-cell table:style-name="ce327"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  <table:table-cell table:number-columns-repeated="993"/>
        </table:table-row>
        <table:table-row table:style-name="ro4">
          <table:table-cell table:style-name="ce587" office:value-type="float" office:value="0.291370061312118" calcext:value-type="float">
            <text:p>0.291</text:p>
          </table:table-cell>
          <table:table-cell table:style-name="ce586" office:value-type="float" office:value="0.0347311708804213" calcext:value-type="float">
            <text:p>0.035</text:p>
          </table:table-cell>
          <table:table-cell table:style-name="ce586" office:value-type="float" office:value="0.0493399569732261" calcext:value-type="float">
            <text:p>0.049</text:p>
          </table:table-cell>
          <table:table-cell table:style-name="ce586" office:value-type="float" office:value="0.117801974399439" calcext:value-type="float">
            <text:p>0.118</text:p>
          </table:table-cell>
          <table:table-cell table:style-name="ce587" office:value-type="float" office:value="0.118987960730935" calcext:value-type="float">
            <text:p>0.119</text:p>
          </table:table-cell>
          <table:table-cell table:style-name="ce586" office:value-type="float" office:value="0.0256629888637909" calcext:value-type="float">
            <text:p>0.026</text:p>
          </table:table-cell>
          <table:table-cell table:style-name="ce586" office:value-type="float" office:value="0.0392815776399763" calcext:value-type="float">
            <text:p>0.039</text:p>
          </table:table-cell>
          <table:table-cell table:style-name="ce586" office:value-type="float" office:value="0.106778152682485" calcext:value-type="float">
            <text:p>0.107</text:p>
          </table:table-cell>
          <table:table-cell table:style-name="ce587" office:value-type="float" office:value="0.315293453526484" calcext:value-type="float">
            <text:p>0.315</text:p>
          </table:table-cell>
          <table:table-cell table:style-name="ce586" office:value-type="float" office:value="0.524632418502035" calcext:value-type="float">
            <text:p>0.525</text:p>
          </table:table-cell>
          <table:table-cell table:style-name="ce586" office:value-type="float" office:value="0.62065680328119" calcext:value-type="float">
            <text:p>0.621</text:p>
          </table:table-cell>
          <table:table-cell table:style-name="ce586" office:value-type="float" office:value="0.306674235975003" calcext:value-type="float">
            <text:p>0.307</text:p>
          </table:table-cell>
          <table:table-cell table:style-name="ce586" office:value-type="float" office:value="0.158250409559113" calcext:value-type="float">
            <text:p>0.158</text:p>
          </table:table-cell>
          <table:table-cell table:style-name="ce586" office:value-type="float" office:value="0.463084903928806" calcext:value-type="float">
            <text:p>0.463</text:p>
          </table:table-cell>
          <table:table-cell table:style-name="ce585" office:value-type="float" office:value="0.176743469671201" calcext:value-type="float">
            <text:p>0.177</text:p>
          </table:table-cell>
          <table:table-cell table:style-name="ce586" office:value-type="float" office:value="0.161560819224447" calcext:value-type="float">
            <text:p>0.162</text:p>
          </table:table-cell>
          <table:table-cell table:style-name="ce586" office:value-type="float" office:value="0.000185661996866116" calcext:value-type="float">
            <text:p>0.000</text:p>
          </table:table-cell>
          <table:table-cell table:style-name="ce586" office:value-type="float" office:value="0.238882852185955" calcext:value-type="float">
            <text:p>0.239</text:p>
          </table:table-cell>
          <table:table-cell table:style-name="ce586" office:value-type="float" office:value="0.268383980875869" calcext:value-type="float">
            <text:p>0.268</text:p>
          </table:table-cell>
          <table:table-cell table:style-name="ce586" office:value-type="float" office:value="0.680497352707474" calcext:value-type="float">
            <text:p>0.680</text:p>
          </table:table-cell>
          <table:table-cell table:style-name="ce587" office:value-type="float" office:value="0.620042430855196" calcext:value-type="float">
            <text:p>0.620</text:p>
          </table:table-cell>
          <table:table-cell table:style-name="ce586" office:value-type="float" office:value="0.188838504848861" calcext:value-type="float">
            <text:p>0.189</text:p>
          </table:table-cell>
          <table:table-cell table:style-name="ce586" office:value-type="float" office:value="0.00785969120066556" calcext:value-type="float">
            <text:p>0.008</text:p>
          </table:table-cell>
          <table:table-cell table:style-name="ce586" office:value-type="float" office:value="0.00187237310778919" calcext:value-type="float">
            <text:p>0.002</text:p>
          </table:table-cell>
          <table:table-cell table:style-name="ce587" office:value-type="float" office:value="0.0182623891462852" calcext:value-type="float">
            <text:p>0.018</text:p>
          </table:table-cell>
          <table:table-cell table:style-name="ce586" office:value-type="float" office:value="0.00495211180731984" calcext:value-type="float">
            <text:p>0.005</text:p>
          </table:table-cell>
          <table:table-cell table:style-name="ce587" office:value-type="float" office:value="0.0000483846416075331" calcext:value-type="float">
            <text:p>0.000</text:p>
          </table:table-cell>
          <table:table-cell table:style-name="ce587" office:value-type="float" office:value="0.108509872762345" calcext:value-type="float">
            <text:p>0.109</text:p>
          </table:table-cell>
          <table:table-cell table:style-name="ce587" office:value-type="float" office:value="0.00572739129726381" calcext:value-type="float">
            <text:p>0.006</text:p>
          </table:table-cell>
          <table:table-cell table:style-name="ce325" office:value-type="string" calcext:value-type="string">
            <text:p>O</text:p>
          </table:table-cell>
          <table:table-cell office:value-type="float" office:value="15" calcext:value-type="float">
            <text:p>15</text:p>
          </table:table-cell>
          <table:table-cell table:number-columns-repeated="993"/>
        </table:table-row>
        <table:table-row table:style-name="ro4">
          <table:table-cell table:style-name="ce586" office:value-type="float" office:value="0.365329924294014" calcext:value-type="float">
            <text:p>0.365</text:p>
          </table:table-cell>
          <table:table-cell table:style-name="ce589" office:value-type="float" office:value="0.000901304602968233" calcext:value-type="float">
            <text:p>0.001</text:p>
          </table:table-cell>
          <table:table-cell table:style-name="ce589" office:value-type="float" office:value="0.00163044989975152" calcext:value-type="float">
            <text:p>0.002</text:p>
          </table:table-cell>
          <table:table-cell table:style-name="ce589" office:value-type="float" office:value="0.00385276774102775" calcext:value-type="float">
            <text:p>0.004</text:p>
          </table:table-cell>
          <table:table-cell table:style-name="ce586" office:value-type="float" office:value="0.0681638330070033" calcext:value-type="float">
            <text:p>0.068</text:p>
          </table:table-cell>
          <table:table-cell table:style-name="ce589" office:value-type="float" office:value="0.00104645852779083" calcext:value-type="float">
            <text:p>0.001</text:p>
          </table:table-cell>
          <table:table-cell table:style-name="ce589" office:value-type="float" office:value="0.00278605517721516" calcext:value-type="float">
            <text:p>0.003</text:p>
          </table:table-cell>
          <table:table-cell table:style-name="ce589" office:value-type="float" office:value="0.00199277209969631" calcext:value-type="float">
            <text:p>0.002</text:p>
          </table:table-cell>
          <table:table-cell table:style-name="ce586" office:value-type="float" office:value="0.158795018083253" calcext:value-type="float">
            <text:p>0.159</text:p>
          </table:table-cell>
          <table:table-cell table:style-name="ce589" office:value-type="float" office:value="0.00034769428504018" calcext:value-type="float">
            <text:p>0.000</text:p>
          </table:table-cell>
          <table:table-cell table:style-name="ce589" office:value-type="float" office:value="0.00374137054290809" calcext:value-type="float">
            <text:p>0.004</text:p>
          </table:table-cell>
          <table:table-cell table:style-name="ce589" office:value-type="float" office:value="0.0350259796269603" calcext:value-type="float">
            <text:p>0.035</text:p>
          </table:table-cell>
          <table:table-cell table:style-name="ce589" office:value-type="float" office:value="0.119826252777391" calcext:value-type="float">
            <text:p>0.120</text:p>
          </table:table-cell>
          <table:table-cell table:style-name="ce589" office:value-type="float" office:value="0.337384980705105" calcext:value-type="float">
            <text:p>0.337</text:p>
          </table:table-cell>
          <table:table-cell table:style-name="ce586" office:value-type="float" office:value="0.19961815290933" calcext:value-type="float">
            <text:p>0.200</text:p>
          </table:table-cell>
          <table:table-cell table:style-name="ce585" office:value-type="float" office:value="0.119439175644531" calcext:value-type="float">
            <text:p>0.119</text:p>
          </table:table-cell>
          <table:table-cell table:style-name="ce589" office:value-type="float" office:value="0.0000686386776292912" calcext:value-type="float">
            <text:p>0.000</text:p>
          </table:table-cell>
          <table:table-cell table:style-name="ce589" office:value-type="float" office:value="0.0185144393723337" calcext:value-type="float">
            <text:p>0.019</text:p>
          </table:table-cell>
          <table:table-cell table:style-name="ce589" office:value-type="float" office:value="0.0735851633154939" calcext:value-type="float">
            <text:p>0.074</text:p>
          </table:table-cell>
          <table:table-cell table:style-name="ce589" office:value-type="float" office:value="0.052243035469678" calcext:value-type="float">
            <text:p>0.052</text:p>
          </table:table-cell>
          <table:table-cell table:style-name="ce586" office:value-type="float" office:value="0.110049179499999" calcext:value-type="float">
            <text:p>0.110</text:p>
          </table:table-cell>
          <table:table-cell table:style-name="ce589" office:value-type="float" office:value="0.000996948661959869" calcext:value-type="float">
            <text:p>0.001</text:p>
          </table:table-cell>
          <table:table-cell table:style-name="ce589" office:value-type="float" office:value="0.000618873322887052" calcext:value-type="float">
            <text:p>0.001</text:p>
          </table:table-cell>
          <table:table-cell table:style-name="ce589" office:value-type="float" office:value="0.00157306346435654" calcext:value-type="float">
            <text:p>0.002</text:p>
          </table:table-cell>
          <table:table-cell table:style-name="ce586" office:value-type="float" office:value="0.0325954953043493" calcext:value-type="float">
            <text:p>0.033</text:p>
          </table:table-cell>
          <table:table-cell table:style-name="ce589" office:value-type="float" office:value="0.000640252583132241" calcext:value-type="float">
            <text:p>0.001</text:p>
          </table:table-cell>
          <table:table-cell table:style-name="ce586" office:value-type="float" office:value="0.00000337567267029301" calcext:value-type="float">
            <text:p>0.000</text:p>
          </table:table-cell>
          <table:table-cell table:style-name="ce586" office:value-type="float" office:value="0.0836908020661277" calcext:value-type="float">
            <text:p>0.084</text:p>
          </table:table-cell>
          <table:table-cell table:style-name="ce586" office:value-type="float" office:value="0.00721268727219273" calcext:value-type="float">
            <text:p>0.007</text:p>
          </table:table-cell>
          <table:table-cell table:style-name="ce327" office:value-type="string" calcext:value-type="string">
            <text:p>P</text:p>
          </table:table-cell>
          <table:table-cell office:value-type="float" office:value="16" calcext:value-type="float">
            <text:p>16</text:p>
          </table:table-cell>
          <table:table-cell table:number-columns-repeated="993"/>
        </table:table-row>
        <table:table-row table:style-name="ro4">
          <table:table-cell table:style-name="ce586" office:value-type="float" office:value="0.00191400640405614" calcext:value-type="float">
            <text:p>0.002</text:p>
          </table:table-cell>
          <table:table-cell table:style-name="ce589" office:value-type="float" office:value="0.0000371323993732231" calcext:value-type="float">
            <text:p>0.000</text:p>
          </table:table-cell>
          <table:table-cell table:style-name="ce589" office:value-type="float" office:value="0.000675134534058602" calcext:value-type="float">
            <text:p>0.001</text:p>
          </table:table-cell>
          <table:table-cell table:style-name="ce589" office:value-type="float" office:value="0.000253175450271976" calcext:value-type="float">
            <text:p>0.000</text:p>
          </table:table-cell>
          <table:table-cell table:style-name="ce586" office:value-type="float" office:value="0.00107008823648288" calcext:value-type="float">
            <text:p>0.001</text:p>
          </table:table-cell>
          <table:table-cell table:style-name="ce589" office:value-type="float" office:value="0.0000382576235966541" calcext:value-type="float">
            <text:p>0.000</text:p>
          </table:table-cell>
          <table:table-cell table:style-name="ce589" office:value-type="float" office:value="0.000109146749672807" calcext:value-type="float">
            <text:p>0.000</text:p>
          </table:table-cell>
          <table:table-cell table:style-name="ce589" office:value-type="float" office:value="0.000100144955885359" calcext:value-type="float">
            <text:p>0.000</text:p>
          </table:table-cell>
          <table:table-cell table:style-name="ce586" office:value-type="float" office:value="0.00174522277054149" calcext:value-type="float">
            <text:p>0.002</text:p>
          </table:table-cell>
          <table:table-cell table:style-name="ce589" office:value-type="float" office:value="0.00000450089689372401" calcext:value-type="float">
            <text:p>0.000</text:p>
          </table:table-cell>
          <table:table-cell table:style-name="ce589" office:value-type="float" office:value="0.0000303810540326371" calcext:value-type="float">
            <text:p>0.000</text:p>
          </table:table-cell>
          <table:table-cell table:style-name="ce589" office:value-type="float" office:value="0.000322939352124698" calcext:value-type="float">
            <text:p>0.000</text:p>
          </table:table-cell>
          <table:table-cell table:style-name="ce589" office:value-type="float" office:value="0.000133901682588289" calcext:value-type="float">
            <text:p>0.000</text:p>
          </table:table-cell>
          <table:table-cell table:style-name="ce589" office:value-type="float" office:value="0.00145491492089629" calcext:value-type="float">
            <text:p>0.001</text:p>
          </table:table-cell>
          <table:table-cell table:style-name="ce586" office:value-type="float" office:value="0.000398329375094575" calcext:value-type="float">
            <text:p>0.000</text:p>
          </table:table-cell>
          <table:table-cell table:style-name="ce589" office:value-type="float" office:value="0.0000438837447138091" calcext:value-type="float">
            <text:p>0.000</text:p>
          </table:table-cell>
          <table:table-cell table:style-name="ce585" office:value-type="float" office:value="0.0000315062782560681" calcext:value-type="float">
            <text:p>0.000</text:p>
          </table:table-cell>
          <table:table-cell table:style-name="ce589" office:value-type="float" office:value="0.00051647791855483" calcext:value-type="float">
            <text:p>0.001</text:p>
          </table:table-cell>
          <table:table-cell table:style-name="ce589" office:value-type="float" office:value="0.00117360886503854" calcext:value-type="float">
            <text:p>0.001</text:p>
          </table:table-cell>
          <table:table-cell table:style-name="ce589" office:value-type="float" office:value="0.000228420517356494" calcext:value-type="float">
            <text:p>0.000</text:p>
          </table:table-cell>
          <table:table-cell table:style-name="ce586" office:value-type="float" office:value="0.000261052019835993" calcext:value-type="float">
            <text:p>0.000</text:p>
          </table:table-cell>
          <table:table-cell table:style-name="ce589" office:value-type="float" office:value="0.000010127018010879" calcext:value-type="float">
            <text:p>0.000</text:p>
          </table:table-cell>
          <table:table-cell table:style-name="ce589" office:value-type="float" office:value="0.00000787656956401702" calcext:value-type="float">
            <text:p>0.000</text:p>
          </table:table-cell>
          <table:table-cell table:style-name="ce589" office:value-type="float" office:value="0.0000258801571389131" calcext:value-type="float">
            <text:p>0.000</text:p>
          </table:table-cell>
          <table:table-cell table:style-name="ce586" office:value-type="float" office:value="0.0000776404714167392" calcext:value-type="float">
            <text:p>0.000</text:p>
          </table:table-cell>
          <table:table-cell table:style-name="ce589" office:value-type="float" office:value="0.0000911431620979112" calcext:value-type="float">
            <text:p>0.000</text:p>
          </table:table-cell>
          <table:table-cell table:style-name="ce616" office:value-type="float" office:value="0" calcext:value-type="float">
            <text:p>0.000</text:p>
          </table:table-cell>
          <table:table-cell table:style-name="ce586" office:value-type="float" office:value="0.000271179037846872" calcext:value-type="float">
            <text:p>0.000</text:p>
          </table:table-cell>
          <table:table-cell table:style-name="ce586" office:value-type="float" office:value="0.00000225044844686201" calcext:value-type="float">
            <text:p>0.000</text:p>
          </table:table-cell>
          <table:table-cell table:style-name="ce327" office:value-type="string" calcext:value-type="string">
            <text:p>Q</text:p>
          </table:table-cell>
          <table:table-cell office:value-type="float" office:value="17" calcext:value-type="float">
            <text:p>17</text:p>
          </table:table-cell>
          <table:table-cell table:number-columns-repeated="993"/>
        </table:table-row>
        <table:table-row table:style-name="ro4">
          <table:table-cell table:style-name="ce586" office:value-type="float" office:value="0.622188233449279" calcext:value-type="float">
            <text:p>0.622</text:p>
          </table:table-cell>
          <table:table-cell table:style-name="ce589" office:value-type="float" office:value="0.0320913948522522" calcext:value-type="float">
            <text:p>0.032</text:p>
          </table:table-cell>
          <table:table-cell table:style-name="ce589" office:value-type="float" office:value="0.00977819850161542" calcext:value-type="float">
            <text:p>0.010</text:p>
          </table:table-cell>
          <table:table-cell table:style-name="ce589" office:value-type="float" office:value="0.021935121011564" calcext:value-type="float">
            <text:p>0.022</text:p>
          </table:table-cell>
          <table:table-cell table:style-name="ce586" office:value-type="float" office:value="0.637997633788485" calcext:value-type="float">
            <text:p>0.638</text:p>
          </table:table-cell>
          <table:table-cell table:style-name="ce589" office:value-type="float" office:value="0.0225157367108544" calcext:value-type="float">
            <text:p>0.023</text:p>
          </table:table-cell>
          <table:table-cell table:style-name="ce589" office:value-type="float" office:value="0.0260320624090763" calcext:value-type="float">
            <text:p>0.026</text:p>
          </table:table-cell>
          <table:table-cell table:style-name="ce589" office:value-type="float" office:value="0.013805375997275" calcext:value-type="float">
            <text:p>0.014</text:p>
          </table:table-cell>
          <table:table-cell table:style-name="ce586" office:value-type="float" office:value="0.259957176666594" calcext:value-type="float">
            <text:p>0.260</text:p>
          </table:table-cell>
          <table:table-cell table:style-name="ce589" office:value-type="float" office:value="0.00124674843956155" calcext:value-type="float">
            <text:p>0.001</text:p>
          </table:table-cell>
          <table:table-cell table:style-name="ce589" office:value-type="float" office:value="0.0492836957620545" calcext:value-type="float">
            <text:p>0.049</text:p>
          </table:table-cell>
          <table:table-cell table:style-name="ce589" office:value-type="float" office:value="0.0029615901560704" calcext:value-type="float">
            <text:p>0.003</text:p>
          </table:table-cell>
          <table:table-cell table:style-name="ce589" office:value-type="float" office:value="0.00421171426830224" calcext:value-type="float">
            <text:p>0.004</text:p>
          </table:table-cell>
          <table:table-cell table:style-name="ce589" office:value-type="float" office:value="0.12549963331193" calcext:value-type="float">
            <text:p>0.125</text:p>
          </table:table-cell>
          <table:table-cell table:style-name="ce586" office:value-type="float" office:value="0.281262172113037" calcext:value-type="float">
            <text:p>0.281</text:p>
          </table:table-cell>
          <table:table-cell table:style-name="ce589" office:value-type="float" office:value="0.0549446988301359" calcext:value-type="float">
            <text:p>0.055</text:p>
          </table:table-cell>
          <table:table-cell table:style-name="ce589" office:value-type="float" office:value="0.0000978945074384973" calcext:value-type="float">
            <text:p>0.000</text:p>
          </table:table-cell>
          <table:table-cell table:style-name="ce585" office:value-type="float" office:value="0.0713155860568336" calcext:value-type="float">
            <text:p>0.071</text:p>
          </table:table-cell>
          <table:table-cell table:style-name="ce589" office:value-type="float" office:value="0.0226935221381565" calcext:value-type="float">
            <text:p>0.023</text:p>
          </table:table-cell>
          <table:table-cell table:style-name="ce589" office:value-type="float" office:value="0.104544582598975" calcext:value-type="float">
            <text:p>0.105</text:p>
          </table:table-cell>
          <table:table-cell table:style-name="ce586" office:value-type="float" office:value="0.278438984536449" calcext:value-type="float">
            <text:p>0.278</text:p>
          </table:table-cell>
          <table:table-cell table:style-name="ce589" office:value-type="float" office:value="0.00210641974626284" calcext:value-type="float">
            <text:p>0.002</text:p>
          </table:table-cell>
          <table:table-cell table:style-name="ce589" office:value-type="float" office:value="0.00200064866926032" calcext:value-type="float">
            <text:p>0.002</text:p>
          </table:table-cell>
          <table:table-cell table:style-name="ce589" office:value-type="float" office:value="0.000364572648391645" calcext:value-type="float">
            <text:p>0.000</text:p>
          </table:table-cell>
          <table:table-cell table:style-name="ce586" office:value-type="float" office:value="0.0483745145895223" calcext:value-type="float">
            <text:p>0.048</text:p>
          </table:table-cell>
          <table:table-cell table:style-name="ce589" office:value-type="float" office:value="0.000570488681279519" calcext:value-type="float">
            <text:p>0.001</text:p>
          </table:table-cell>
          <table:table-cell table:style-name="ce586" office:value-type="float" office:value="0.000564862560162363" calcext:value-type="float">
            <text:p>0.001</text:p>
          </table:table-cell>
          <table:table-cell table:style-name="ce586" office:value-type="float" office:value="0.160567246235157" calcext:value-type="float">
            <text:p>0.161</text:p>
          </table:table-cell>
          <table:table-cell table:style-name="ce586" office:value-type="float" office:value="0.0165542987751169" calcext:value-type="float">
            <text:p>0.017</text:p>
          </table:table-cell>
          <table:table-cell table:style-name="ce327" office:value-type="string" calcext:value-type="string">
            <text:p>R</text:p>
          </table:table-cell>
          <table:table-cell office:value-type="float" office:value="18" calcext:value-type="float">
            <text:p>18</text:p>
          </table:table-cell>
          <table:table-cell table:number-columns-repeated="993"/>
        </table:table-row>
        <table:table-row table:style-name="ro4">
          <table:table-cell table:style-name="ce586" office:value-type="float" office:value="0.98006579771151" calcext:value-type="float">
            <text:p>0.980</text:p>
          </table:table-cell>
          <table:table-cell table:style-name="ce589" office:value-type="float" office:value="0.00544608524140605" calcext:value-type="float">
            <text:p>0.005</text:p>
          </table:table-cell>
          <table:table-cell table:style-name="ce589" office:value-type="float" office:value="0.00373236874912064" calcext:value-type="float">
            <text:p>0.004</text:p>
          </table:table-cell>
          <table:table-cell table:style-name="ce589" office:value-type="float" office:value="0.0129794614172766" calcext:value-type="float">
            <text:p>0.013</text:p>
          </table:table-cell>
          <table:table-cell table:style-name="ce586" office:value-type="float" office:value="0.737746510747197" calcext:value-type="float">
            <text:p>0.738</text:p>
          </table:table-cell>
          <table:table-cell table:style-name="ce589" office:value-type="float" office:value="0.00300209822811392" calcext:value-type="float">
            <text:p>0.003</text:p>
          </table:table-cell>
          <table:table-cell table:style-name="ce589" office:value-type="float" office:value="0.0064857924238563" calcext:value-type="float">
            <text:p>0.006</text:p>
          </table:table-cell>
          <table:table-cell table:style-name="ce589" office:value-type="float" office:value="0.00382126146277169" calcext:value-type="float">
            <text:p>0.004</text:p>
          </table:table-cell>
          <table:table-cell table:style-name="ce586" office:value-type="float" office:value="1.94973227315007" calcext:value-type="float">
            <text:p>1.950</text:p>
          </table:table-cell>
          <table:table-cell table:style-name="ce589" office:value-type="float" office:value="0.000694263345856929" calcext:value-type="float">
            <text:p>0.001</text:p>
          </table:table-cell>
          <table:table-cell table:style-name="ce589" office:value-type="float" office:value="0.588055681855723" calcext:value-type="float">
            <text:p>0.588</text:p>
          </table:table-cell>
          <table:table-cell table:style-name="ce589" office:value-type="float" office:value="0.0351103714437176" calcext:value-type="float">
            <text:p>0.035</text:p>
          </table:table-cell>
          <table:table-cell table:style-name="ce589" office:value-type="float" office:value="0.0140956838469202" calcext:value-type="float">
            <text:p>0.014</text:p>
          </table:table-cell>
          <table:table-cell table:style-name="ce589" office:value-type="float" office:value="0.752989923302016" calcext:value-type="float">
            <text:p>0.753</text:p>
          </table:table-cell>
          <table:table-cell table:style-name="ce586" office:value-type="float" office:value="0.4917398640027" calcext:value-type="float">
            <text:p>0.492</text:p>
          </table:table-cell>
          <table:table-cell table:style-name="ce589" office:value-type="float" office:value="0.0248922102707406" calcext:value-type="float">
            <text:p>0.025</text:p>
          </table:table-cell>
          <table:table-cell table:style-name="ce589" office:value-type="float" office:value="0.000119273767683686" calcext:value-type="float">
            <text:p>0.000</text:p>
          </table:table-cell>
          <table:table-cell table:style-name="ce589" office:value-type="float" office:value="0.0739159792371826" calcext:value-type="float">
            <text:p>0.074</text:p>
          </table:table-cell>
          <table:table-cell table:style-name="ce585" office:value-type="float" office:value="0.820321090383681" calcext:value-type="float">
            <text:p>0.820</text:p>
          </table:table-cell>
          <table:table-cell table:style-name="ce589" office:value-type="float" office:value="0.221494762261276" calcext:value-type="float">
            <text:p>0.221</text:p>
          </table:table-cell>
          <table:table-cell table:style-name="ce586" office:value-type="float" office:value="0.561732186372779" calcext:value-type="float">
            <text:p>0.562</text:p>
          </table:table-cell>
          <table:table-cell table:style-name="ce589" office:value-type="float" office:value="0.00422296651053655" calcext:value-type="float">
            <text:p>0.004</text:p>
          </table:table-cell>
          <table:table-cell table:style-name="ce589" office:value-type="float" office:value="0.00405980899813906" calcext:value-type="float">
            <text:p>0.004</text:p>
          </table:table-cell>
          <table:table-cell table:style-name="ce589" office:value-type="float" office:value="0.00133676637743603" calcext:value-type="float">
            <text:p>0.001</text:p>
          </table:table-cell>
          <table:table-cell table:style-name="ce586" office:value-type="float" office:value="0.157483006638733" calcext:value-type="float">
            <text:p>0.157</text:p>
          </table:table-cell>
          <table:table-cell table:style-name="ce589" office:value-type="float" office:value="0.00114997915634649" calcext:value-type="float">
            <text:p>0.001</text:p>
          </table:table-cell>
          <table:table-cell table:style-name="ce586" office:value-type="float" office:value="0.000258801571389131" calcext:value-type="float">
            <text:p>0.000</text:p>
          </table:table-cell>
          <table:table-cell table:style-name="ce586" office:value-type="float" office:value="0.221174073357598" calcext:value-type="float">
            <text:p>0.221</text:p>
          </table:table-cell>
          <table:table-cell table:style-name="ce586" office:value-type="float" office:value="0.131905534815923" calcext:value-type="float">
            <text:p>0.132</text:p>
          </table:table-cell>
          <table:table-cell table:style-name="ce327" office:value-type="string" calcext:value-type="string">
            <text:p>S</text:p>
          </table:table-cell>
          <table:table-cell office:value-type="float" office:value="19" calcext:value-type="float">
            <text:p>19</text:p>
          </table:table-cell>
          <table:table-cell table:number-columns-repeated="993"/>
        </table:table-row>
        <table:table-row table:style-name="ro4">
          <table:table-cell table:style-name="ce586" office:value-type="float" office:value="0.916698795568993" calcext:value-type="float">
            <text:p>0.917</text:p>
          </table:table-cell>
          <table:table-cell table:style-name="ce589" office:value-type="float" office:value="0.00132326368675486" calcext:value-type="float">
            <text:p>0.001</text:p>
          </table:table-cell>
          <table:table-cell table:style-name="ce589" office:value-type="float" office:value="0.00883863627505053" calcext:value-type="float">
            <text:p>0.009</text:p>
          </table:table-cell>
          <table:table-cell table:style-name="ce589" office:value-type="float" office:value="0.00551247347058848" calcext:value-type="float">
            <text:p>0.006</text:p>
          </table:table-cell>
          <table:table-cell table:style-name="ce586" office:value-type="float" office:value="0.802833980727339" calcext:value-type="float">
            <text:p>0.803</text:p>
          </table:table-cell>
          <table:table-cell table:style-name="ce589" office:value-type="float" office:value="0.00566325351652824" calcext:value-type="float">
            <text:p>0.006</text:p>
          </table:table-cell>
          <table:table-cell table:style-name="ce589" office:value-type="float" office:value="0.00399679644162692" calcext:value-type="float">
            <text:p>0.004</text:p>
          </table:table-cell>
          <table:table-cell table:style-name="ce589" office:value-type="float" office:value="0.280634296996362" calcext:value-type="float">
            <text:p>0.281</text:p>
          </table:table-cell>
          <table:table-cell table:style-name="ce586" office:value-type="float" office:value="1.1646171982691" calcext:value-type="float">
            <text:p>1.165</text:p>
          </table:table-cell>
          <table:table-cell table:style-name="ce589" office:value-type="float" office:value="0.000339817715476163" calcext:value-type="float">
            <text:p>0.000</text:p>
          </table:table-cell>
          <table:table-cell table:style-name="ce589" office:value-type="float" office:value="0.0369006031831963" calcext:value-type="float">
            <text:p>0.037</text:p>
          </table:table-cell>
          <table:table-cell table:style-name="ce589" office:value-type="float" office:value="0.251052152162361" calcext:value-type="float">
            <text:p>0.251</text:p>
          </table:table-cell>
          <table:table-cell table:style-name="ce589" office:value-type="float" office:value="0.00645091047292994" calcext:value-type="float">
            <text:p>0.006</text:p>
          </table:table-cell>
          <table:table-cell table:style-name="ce589" office:value-type="float" office:value="0.82169161348782" calcext:value-type="float">
            <text:p>0.822</text:p>
          </table:table-cell>
          <table:table-cell table:style-name="ce586" office:value-type="float" office:value="0.380253773169379" calcext:value-type="float">
            <text:p>0.380</text:p>
          </table:table-cell>
          <table:table-cell table:style-name="ce589" office:value-type="float" office:value="0.016724207632855" calcext:value-type="float">
            <text:p>0.017</text:p>
          </table:table-cell>
          <table:table-cell table:style-name="ce589" office:value-type="float" office:value="0.000147404373269461" calcext:value-type="float">
            <text:p>0.000</text:p>
          </table:table-cell>
          <table:table-cell table:style-name="ce589" office:value-type="float" office:value="0.163415188744661" calcext:value-type="float">
            <text:p>0.163</text:p>
          </table:table-cell>
          <table:table-cell table:style-name="ce589" office:value-type="float" office:value="1.53993461277029" calcext:value-type="float">
            <text:p>1.540</text:p>
          </table:table-cell>
          <table:table-cell table:style-name="ce585" office:value-type="float" office:value="1.23013450390259" calcext:value-type="float">
            <text:p>1.230</text:p>
          </table:table-cell>
          <table:table-cell table:style-name="ce586" office:value-type="float" office:value="0.58632958789698" calcext:value-type="float">
            <text:p>0.586</text:p>
          </table:table-cell>
          <table:table-cell table:style-name="ce589" office:value-type="float" office:value="0.00188925147114065" calcext:value-type="float">
            <text:p>0.002</text:p>
          </table:table-cell>
          <table:table-cell table:style-name="ce589" office:value-type="float" office:value="0.00125687545757243" calcext:value-type="float">
            <text:p>0.001</text:p>
          </table:table-cell>
          <table:table-cell table:style-name="ce589" office:value-type="float" office:value="0.00189937848915153" calcext:value-type="float">
            <text:p>0.002</text:p>
          </table:table-cell>
          <table:table-cell table:style-name="ce586" office:value-type="float" office:value="0.235996652052855" calcext:value-type="float">
            <text:p>0.236</text:p>
          </table:table-cell>
          <table:table-cell table:style-name="ce589" office:value-type="float" office:value="0.000884426239616768" calcext:value-type="float">
            <text:p>0.001</text:p>
          </table:table-cell>
          <table:table-cell table:style-name="ce586" office:value-type="float" office:value="0.0000663882291824292" calcext:value-type="float">
            <text:p>0.000</text:p>
          </table:table-cell>
          <table:table-cell table:style-name="ce586" office:value-type="float" office:value="0.251857812706338" calcext:value-type="float">
            <text:p>0.252</text:p>
          </table:table-cell>
          <table:table-cell table:style-name="ce586" office:value-type="float" office:value="0.0285851961720412" calcext:value-type="float">
            <text:p>0.029</text:p>
          </table:table-cell>
          <table:table-cell table:style-name="ce327" office:value-type="string" calcext:value-type="string">
            <text:p>T</text:p>
          </table:table-cell>
          <table:table-cell office:value-type="float" office:value="20" calcext:value-type="float">
            <text:p>20</text:p>
          </table:table-cell>
          <table:table-cell table:number-columns-repeated="993"/>
        </table:table-row>
        <table:table-row table:style-name="ro4">
          <table:table-cell table:style-name="ce587" office:value-type="float" office:value="0.346536429314269" calcext:value-type="float">
            <text:p>0.347</text:p>
          </table:table-cell>
          <table:table-cell table:style-name="ce586" office:value-type="float" office:value="0.0361298245901461" calcext:value-type="float">
            <text:p>0.036</text:p>
          </table:table-cell>
          <table:table-cell table:style-name="ce586" office:value-type="float" office:value="0.0109371794517494" calcext:value-type="float">
            <text:p>0.011</text:p>
          </table:table-cell>
          <table:table-cell table:style-name="ce586" office:value-type="float" office:value="0.0474304514660637" calcext:value-type="float">
            <text:p>0.047</text:p>
          </table:table-cell>
          <table:table-cell table:style-name="ce587" office:value-type="float" office:value="0.151859135970025" calcext:value-type="float">
            <text:p>0.152</text:p>
          </table:table-cell>
          <table:table-cell table:style-name="ce586" office:value-type="float" office:value="0.00844480779684968" calcext:value-type="float">
            <text:p>0.008</text:p>
          </table:table-cell>
          <table:table-cell table:style-name="ce586" office:value-type="float" office:value="0.016463155613019" calcext:value-type="float">
            <text:p>0.016</text:p>
          </table:table-cell>
          <table:table-cell table:style-name="ce586" office:value-type="float" office:value="0.0789187261345568" calcext:value-type="float">
            <text:p>0.079</text:p>
          </table:table-cell>
          <table:table-cell table:style-name="ce587" office:value-type="float" office:value="0.0519369744809048" calcext:value-type="float">
            <text:p>0.052</text:p>
          </table:table-cell>
          <table:table-cell table:style-name="ce586" office:value-type="float" office:value="0.107946135426406" calcext:value-type="float">
            <text:p>0.108</text:p>
          </table:table-cell>
          <table:table-cell table:style-name="ce586" office:value-type="float" office:value="0.644132356254631" calcext:value-type="float">
            <text:p>0.644</text:p>
          </table:table-cell>
          <table:table-cell table:style-name="ce586" office:value-type="float" office:value="0.439209896356047" calcext:value-type="float">
            <text:p>0.439</text:p>
          </table:table-cell>
          <table:table-cell table:style-name="ce586" office:value-type="float" office:value="0.346220241307485" calcext:value-type="float">
            <text:p>0.346</text:p>
          </table:table-cell>
          <table:table-cell table:style-name="ce586" office:value-type="float" office:value="0.198838372522493" calcext:value-type="float">
            <text:p>0.199</text:p>
          </table:table-cell>
          <table:table-cell table:style-name="ce587" office:value-type="float" office:value="0.155473356175685" calcext:value-type="float">
            <text:p>0.155</text:p>
          </table:table-cell>
          <table:table-cell table:style-name="ce586" office:value-type="float" office:value="0.256663645364612" calcext:value-type="float">
            <text:p>0.257</text:p>
          </table:table-cell>
          <table:table-cell table:style-name="ce586" office:value-type="float" office:value="0.00979507686496688" calcext:value-type="float">
            <text:p>0.010</text:p>
          </table:table-cell>
          <table:table-cell table:style-name="ce586" office:value-type="float" office:value="0.152548898418988" calcext:value-type="float">
            <text:p>0.153</text:p>
          </table:table-cell>
          <table:table-cell table:style-name="ce586" office:value-type="float" office:value="0.395088729331094" calcext:value-type="float">
            <text:p>0.395</text:p>
          </table:table-cell>
          <table:table-cell table:style-name="ce586" office:value-type="float" office:value="0.750139730344066" calcext:value-type="float">
            <text:p>0.750</text:p>
          </table:table-cell>
          <table:table-cell table:style-name="ce585" office:value-type="float" office:value="0.537998957052172" calcext:value-type="float">
            <text:p>0.538</text:p>
          </table:table-cell>
          <table:table-cell table:style-name="ce586" office:value-type="float" office:value="0.286575480896078" calcext:value-type="float">
            <text:p>0.287</text:p>
          </table:table-cell>
          <table:table-cell table:style-name="ce586" office:value-type="float" office:value="0.000787656956401702" calcext:value-type="float">
            <text:p>0.001</text:p>
          </table:table-cell>
          <table:table-cell table:style-name="ce586" office:value-type="float" office:value="0.000303810540326371" calcext:value-type="float">
            <text:p>0.000</text:p>
          </table:table-cell>
          <table:table-cell table:style-name="ce587" office:value-type="float" office:value="0.00355233287337168" calcext:value-type="float">
            <text:p>0.004</text:p>
          </table:table-cell>
          <table:table-cell table:style-name="ce586" office:value-type="float" office:value="0.0021739331996687" calcext:value-type="float">
            <text:p>0.002</text:p>
          </table:table-cell>
          <table:table-cell table:style-name="ce587" office:value-type="float" office:value="0.00000225044844686201" calcext:value-type="float">
            <text:p>0.000</text:p>
          </table:table-cell>
          <table:table-cell table:style-name="ce587" office:value-type="float" office:value="0.0120612784509569" calcext:value-type="float">
            <text:p>0.012</text:p>
          </table:table-cell>
          <table:table-cell table:style-name="ce587" office:value-type="float" office:value="0.0003701987695088" calcext:value-type="float">
            <text:p>0.000</text:p>
          </table:table-cell>
          <table:table-cell table:style-name="ce325" office:value-type="string" calcext:value-type="string">
            <text:p>U</text:p>
          </table:table-cell>
          <table:table-cell office:value-type="float" office:value="21" calcext:value-type="float">
            <text:p>21</text:p>
          </table:table-cell>
          <table:table-cell table:number-columns-repeated="993"/>
        </table:table-row>
        <table:table-row table:style-name="ro4">
          <table:table-cell table:style-name="ce586" office:value-type="float" office:value="0.463760038462864" calcext:value-type="float">
            <text:p>0.464</text:p>
          </table:table-cell>
          <table:table-cell table:style-name="ce589" office:value-type="float" office:value="0.000595243614195001" calcext:value-type="float">
            <text:p>0.001</text:p>
          </table:table-cell>
          <table:table-cell table:style-name="ce589" office:value-type="float" office:value="0.000962066711033508" calcext:value-type="float">
            <text:p>0.001</text:p>
          </table:table-cell>
          <table:table-cell table:style-name="ce589" office:value-type="float" office:value="0.00617635576241278" calcext:value-type="float">
            <text:p>0.006</text:p>
          </table:table-cell>
          <table:table-cell table:style-name="ce586" office:value-type="float" office:value="0.158907540505597" calcext:value-type="float">
            <text:p>0.159</text:p>
          </table:table-cell>
          <table:table-cell table:style-name="ce589" office:value-type="float" office:value="0.000957565814139784" calcext:value-type="float">
            <text:p>0.001</text:p>
          </table:table-cell>
          <table:table-cell table:style-name="ce589" office:value-type="float" office:value="0.00158881660348458" calcext:value-type="float">
            <text:p>0.002</text:p>
          </table:table-cell>
          <table:table-cell table:style-name="ce589" office:value-type="float" office:value="0.0119498812528373" calcext:value-type="float">
            <text:p>0.012</text:p>
          </table:table-cell>
          <table:table-cell table:style-name="ce586" office:value-type="float" office:value="0.380535079225237" calcext:value-type="float">
            <text:p>0.381</text:p>
          </table:table-cell>
          <table:table-cell table:style-name="ce589" office:value-type="float" office:value="0.000243048432261097" calcext:value-type="float">
            <text:p>0.000</text:p>
          </table:table-cell>
          <table:table-cell table:style-name="ce589" office:value-type="float" office:value="0.00547534107121526" calcext:value-type="float">
            <text:p>0.005</text:p>
          </table:table-cell>
          <table:table-cell table:style-name="ce589" office:value-type="float" office:value="0.0491981787210738" calcext:value-type="float">
            <text:p>0.049</text:p>
          </table:table-cell>
          <table:table-cell table:style-name="ce589" office:value-type="float" office:value="0.00308536482064781" calcext:value-type="float">
            <text:p>0.003</text:p>
          </table:table-cell>
          <table:table-cell table:style-name="ce589" office:value-type="float" office:value="0.335424840107888" calcext:value-type="float">
            <text:p>0.335</text:p>
          </table:table-cell>
          <table:table-cell table:style-name="ce586" office:value-type="float" office:value="0.140757673781654" calcext:value-type="float">
            <text:p>0.141</text:p>
          </table:table-cell>
          <table:table-cell table:style-name="ce589" office:value-type="float" office:value="0.00135702041345779" calcext:value-type="float">
            <text:p>0.001</text:p>
          </table:table-cell>
          <table:table-cell table:style-name="ce589" office:value-type="float" office:value="0.000496223882533072" calcext:value-type="float">
            <text:p>0.000</text:p>
          </table:table-cell>
          <table:table-cell table:style-name="ce589" office:value-type="float" office:value="0.0823911680880649" calcext:value-type="float">
            <text:p>0.082</text:p>
          </table:table-cell>
          <table:table-cell table:style-name="ce589" office:value-type="float" office:value="0.0841836502759905" calcext:value-type="float">
            <text:p>0.084</text:p>
          </table:table-cell>
          <table:table-cell table:style-name="ce589" office:value-type="float" office:value="0.0601319825001528" calcext:value-type="float">
            <text:p>0.060</text:p>
          </table:table-cell>
          <table:table-cell table:style-name="ce586" office:value-type="float" office:value="0.16774055065953" calcext:value-type="float">
            <text:p>0.168</text:p>
          </table:table-cell>
          <table:table-cell table:style-name="ce585" office:value-type="float" office:value="0.00113535124144188" calcext:value-type="float">
            <text:p>0.001</text:p>
          </table:table-cell>
          <table:table-cell table:style-name="ce589" office:value-type="float" office:value="0.000293683522315492" calcext:value-type="float">
            <text:p>0.000</text:p>
          </table:table-cell>
          <table:table-cell table:style-name="ce589" office:value-type="float" office:value="0.000876549670052751" calcext:value-type="float">
            <text:p>0.001</text:p>
          </table:table-cell>
          <table:table-cell table:style-name="ce586" office:value-type="float" office:value="0.0622023950712659" calcext:value-type="float">
            <text:p>0.062</text:p>
          </table:table-cell>
          <table:table-cell table:style-name="ce589" office:value-type="float" office:value="0.000468093276947297" calcext:value-type="float">
            <text:p>0.000</text:p>
          </table:table-cell>
          <table:table-cell table:style-name="ce586" office:value-type="float" office:value="0.0000292558298092061" calcext:value-type="float">
            <text:p>0.000</text:p>
          </table:table-cell>
          <table:table-cell table:style-name="ce586" office:value-type="float" office:value="0.163005607127332" calcext:value-type="float">
            <text:p>0.163</text:p>
          </table:table-cell>
          <table:table-cell table:style-name="ce586" office:value-type="float" office:value="0.00692012897410067" calcext:value-type="float">
            <text:p>0.007</text:p>
          </table:table-cell>
          <table:table-cell table:style-name="ce327" office:value-type="string" calcext:value-type="string">
            <text:p>V</text:p>
          </table:table-cell>
          <table:table-cell office:value-type="float" office:value="22" calcext:value-type="float">
            <text:p>22</text:p>
          </table:table-cell>
          <table:table-cell table:number-columns-repeated="993"/>
        </table:table-row>
        <table:table-row table:style-name="ro4">
          <table:table-cell table:style-name="ce586" office:value-type="float" office:value="0.0145930329536767" calcext:value-type="float">
            <text:p>0.015</text:p>
          </table:table-cell>
          <table:table-cell table:style-name="ce589" office:value-type="float" office:value="0.000513102245884537" calcext:value-type="float">
            <text:p>0.001</text:p>
          </table:table-cell>
          <table:table-cell table:style-name="ce589" office:value-type="float" office:value="0.000487222088745624" calcext:value-type="float">
            <text:p>0.000</text:p>
          </table:table-cell>
          <table:table-cell table:style-name="ce589" office:value-type="float" office:value="0.003172007085852" calcext:value-type="float">
            <text:p>0.003</text:p>
          </table:table-cell>
          <table:table-cell table:style-name="ce586" office:value-type="float" office:value="0.0120882838323193" calcext:value-type="float">
            <text:p>0.012</text:p>
          </table:table-cell>
          <table:table-cell table:style-name="ce589" office:value-type="float" office:value="0.000472594173841021" calcext:value-type="float">
            <text:p>0.000</text:p>
          </table:table-cell>
          <table:table-cell table:style-name="ce589" office:value-type="float" office:value="0.00103633150977995" calcext:value-type="float">
            <text:p>0.001</text:p>
          </table:table-cell>
          <table:table-cell table:style-name="ce589" office:value-type="float" office:value="0.00147179328424775" calcext:value-type="float">
            <text:p>0.001</text:p>
          </table:table-cell>
          <table:table-cell table:style-name="ce586" office:value-type="float" office:value="0.00563512291094246" calcext:value-type="float">
            <text:p>0.006</text:p>
          </table:table-cell>
          <table:table-cell table:style-name="ce589" office:value-type="float" office:value="0.0000798909198636012" calcext:value-type="float">
            <text:p>0.000</text:p>
          </table:table-cell>
          <table:table-cell table:style-name="ce589" office:value-type="float" office:value="0.00136264653457494" calcext:value-type="float">
            <text:p>0.001</text:p>
          </table:table-cell>
          <table:table-cell table:style-name="ce589" office:value-type="float" office:value="0.00140315460661846" calcext:value-type="float">
            <text:p>0.001</text:p>
          </table:table-cell>
          <table:table-cell table:style-name="ce589" office:value-type="float" office:value="0.00113872691411218" calcext:value-type="float">
            <text:p>0.001</text:p>
          </table:table-cell>
          <table:table-cell table:style-name="ce589" office:value-type="float" office:value="0.00860684008502374" calcext:value-type="float">
            <text:p>0.009</text:p>
          </table:table-cell>
          <table:table-cell table:style-name="ce586" office:value-type="float" office:value="0.0132573918004641" calcext:value-type="float">
            <text:p>0.013</text:p>
          </table:table-cell>
          <table:table-cell table:style-name="ce589" office:value-type="float" office:value="0.000309436661443526" calcext:value-type="float">
            <text:p>0.000</text:p>
          </table:table-cell>
          <table:table-cell table:style-name="ce589" office:value-type="float" office:value="0.0000472594173841021" calcext:value-type="float">
            <text:p>0.000</text:p>
          </table:table-cell>
          <table:table-cell table:style-name="ce589" office:value-type="float" office:value="0.0027691768138637" calcext:value-type="float">
            <text:p>0.003</text:p>
          </table:table-cell>
          <table:table-cell table:style-name="ce589" office:value-type="float" office:value="0.00876774714897438" calcext:value-type="float">
            <text:p>0.009</text:p>
          </table:table-cell>
          <table:table-cell table:style-name="ce589" office:value-type="float" office:value="0.00456165900178929" calcext:value-type="float">
            <text:p>0.005</text:p>
          </table:table-cell>
          <table:table-cell table:style-name="ce586" office:value-type="float" office:value="0.000838292046456097" calcext:value-type="float">
            <text:p>0.001</text:p>
          </table:table-cell>
          <table:table-cell table:style-name="ce589" office:value-type="float" office:value="0.000110271973896238" calcext:value-type="float">
            <text:p>0.000</text:p>
          </table:table-cell>
          <table:table-cell table:style-name="ce585" office:value-type="float" office:value="0.00173059485563688" calcext:value-type="float">
            <text:p>0.002</text:p>
          </table:table-cell>
          <table:table-cell table:style-name="ce589" office:value-type="float" office:value="0.000294808746538923" calcext:value-type="float">
            <text:p>0.000</text:p>
          </table:table-cell>
          <table:table-cell table:style-name="ce586" office:value-type="float" office:value="0.00201977748105865" calcext:value-type="float">
            <text:p>0.002</text:p>
          </table:table-cell>
          <table:table-cell table:style-name="ce589" office:value-type="float" office:value="0.000333066370135577" calcext:value-type="float">
            <text:p>0.000</text:p>
          </table:table-cell>
          <table:table-cell table:style-name="ce586" office:value-type="float" office:value="0.000001125224223431" calcext:value-type="float">
            <text:p>0.000</text:p>
          </table:table-cell>
          <table:table-cell table:style-name="ce586" office:value-type="float" office:value="0.00205128375931472" calcext:value-type="float">
            <text:p>0.002</text:p>
          </table:table-cell>
          <table:table-cell table:style-name="ce586" office:value-type="float" office:value="0.000154155718610047" calcext:value-type="float">
            <text:p>0.000</text:p>
          </table:table-cell>
          <table:table-cell table:style-name="ce327" office:value-type="string" calcext:value-type="string">
            <text:p>W</text:p>
          </table:table-cell>
          <table:table-cell office:value-type="float" office:value="23" calcext:value-type="float">
            <text:p>23</text:p>
          </table:table-cell>
          <table:table-cell table:number-columns-repeated="993"/>
        </table:table-row>
        <table:table-row table:style-name="ro4">
          <table:table-cell table:style-name="ce586" office:value-type="float" office:value="0.00470568770238845" calcext:value-type="float">
            <text:p>0.005</text:p>
          </table:table-cell>
          <table:table-cell table:style-name="ce589" office:value-type="float" office:value="0.0000573864353949812" calcext:value-type="float">
            <text:p>0.000</text:p>
          </table:table-cell>
          <table:table-cell table:style-name="ce589" office:value-type="float" office:value="0.00012377466457741" calcext:value-type="float">
            <text:p>0.000</text:p>
          </table:table-cell>
          <table:table-cell table:style-name="ce589" office:value-type="float" office:value="0.00021266737822846" calcext:value-type="float">
            <text:p>0.000</text:p>
          </table:table-cell>
          <table:table-cell table:style-name="ce586" office:value-type="float" office:value="0.00691562807720695" calcext:value-type="float">
            <text:p>0.007</text:p>
          </table:table-cell>
          <table:table-cell table:style-name="ce589" office:value-type="float" office:value="0.000249799777601683" calcext:value-type="float">
            <text:p>0.000</text:p>
          </table:table-cell>
          <table:table-cell table:style-name="ce589" office:value-type="float" office:value="0.000694263345856929" calcext:value-type="float">
            <text:p>0.001</text:p>
          </table:table-cell>
          <table:table-cell table:style-name="ce589" office:value-type="float" office:value="0.0000720143502995842" calcext:value-type="float">
            <text:p>0.000</text:p>
          </table:table-cell>
          <table:table-cell table:style-name="ce586" office:value-type="float" office:value="0.00463367335208887" calcext:value-type="float">
            <text:p>0.005</text:p>
          </table:table-cell>
          <table:table-cell table:style-name="ce589" office:value-type="float" office:value="0.00000337567267029301" calcext:value-type="float">
            <text:p>0.000</text:p>
          </table:table-cell>
          <table:table-cell table:number-columns-repeated="2" table:style-name="ce589" office:value-type="float" office:value="0.000141778252152306" calcext:value-type="float">
            <text:p>0.000</text:p>
          </table:table-cell>
          <table:table-cell table:style-name="ce589" office:value-type="float" office:value="0.0004827211918519" calcext:value-type="float">
            <text:p>0.000</text:p>
          </table:table-cell>
          <table:table-cell table:style-name="ce589" office:value-type="float" office:value="0.00170358947427454" calcext:value-type="float">
            <text:p>0.002</text:p>
          </table:table-cell>
          <table:table-cell table:style-name="ce586" office:value-type="float" office:value="0.00316188006784112" calcext:value-type="float">
            <text:p>0.003</text:p>
          </table:table-cell>
          <table:table-cell table:style-name="ce589" office:value-type="float" office:value="0.0000708891260761532" calcext:value-type="float">
            <text:p>0.000</text:p>
          </table:table-cell>
          <table:table-cell table:style-name="ce589" office:value-type="float" office:value="0.00001125224223431" calcext:value-type="float">
            <text:p>0.000</text:p>
          </table:table-cell>
          <table:table-cell table:style-name="ce589" office:value-type="float" office:value="0.00115110438056992" calcext:value-type="float">
            <text:p>0.001</text:p>
          </table:table-cell>
          <table:table-cell table:style-name="ce589" office:value-type="float" office:value="0.000993572989289576" calcext:value-type="float">
            <text:p>0.001</text:p>
          </table:table-cell>
          <table:table-cell table:style-name="ce589" office:value-type="float" office:value="0.000427585204903781" calcext:value-type="float">
            <text:p>0.000</text:p>
          </table:table-cell>
          <table:table-cell table:style-name="ce586" office:value-type="float" office:value="0.00269266156667039" calcext:value-type="float">
            <text:p>0.003</text:p>
          </table:table-cell>
          <table:table-cell table:style-name="ce589" office:value-type="float" office:value="0.0000866422652041872" calcext:value-type="float">
            <text:p>0.000</text:p>
          </table:table-cell>
          <table:table-cell table:style-name="ce589" office:value-type="float" office:value="0.0000326315024794991" calcext:value-type="float">
            <text:p>0.000</text:p>
          </table:table-cell>
          <table:table-cell table:style-name="ce585" office:value-type="float" office:value="0.000648129152696258" calcext:value-type="float">
            <text:p>0.001</text:p>
          </table:table-cell>
          <table:table-cell table:style-name="ce586" office:value-type="float" office:value="0.000276805158964027" calcext:value-type="float">
            <text:p>0.000</text:p>
          </table:table-cell>
          <table:table-cell table:style-name="ce589" office:value-type="float" office:value="0.0000810161440870322" calcext:value-type="float">
            <text:p>0.000</text:p>
          </table:table-cell>
          <table:table-cell table:style-name="ce616" office:value-type="float" office:value="0" calcext:value-type="float">
            <text:p>0.000</text:p>
          </table:table-cell>
          <table:table-cell table:style-name="ce586" office:value-type="float" office:value="0.000563737335938933" calcext:value-type="float">
            <text:p>0.001</text:p>
          </table:table-cell>
          <table:table-cell table:style-name="ce586" office:value-type="float" office:value="0.0000202540360217581" calcext:value-type="float">
            <text:p>0.000</text:p>
          </table:table-cell>
          <table:table-cell table:style-name="ce327"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table:number-columns-repeated="993"/>
        </table:table-row>
        <table:table-row table:style-name="ro4">
          <table:table-cell table:style-name="ce587" office:value-type="float" office:value="0.0722731518709733" calcext:value-type="float">
            <text:p>0.072</text:p>
          </table:table-cell>
          <table:table-cell table:style-name="ce586" office:value-type="float" office:value="0.00771341205161953" calcext:value-type="float">
            <text:p>0.008</text:p>
          </table:table-cell>
          <table:table-cell table:style-name="ce586" office:value-type="float" office:value="0.00259926795612562" calcext:value-type="float">
            <text:p>0.003</text:p>
          </table:table-cell>
          <table:table-cell table:style-name="ce586" office:value-type="float" office:value="0.0383161352562725" calcext:value-type="float">
            <text:p>0.038</text:p>
          </table:table-cell>
          <table:table-cell table:style-name="ce587" office:value-type="float" office:value="0.0415657828135413" calcext:value-type="float">
            <text:p>0.042</text:p>
          </table:table-cell>
          <table:table-cell table:style-name="ce586" office:value-type="float" office:value="0.00509389005947215" calcext:value-type="float">
            <text:p>0.005</text:p>
          </table:table-cell>
          <table:table-cell table:style-name="ce586" office:value-type="float" office:value="0.00541120329047969" calcext:value-type="float">
            <text:p>0.005</text:p>
          </table:table-cell>
          <table:table-cell table:style-name="ce586" office:value-type="float" office:value="0.0652776328739028" calcext:value-type="float">
            <text:p>0.065</text:p>
          </table:table-cell>
          <table:table-cell table:style-name="ce587" office:value-type="float" office:value="0.0361365759354867" calcext:value-type="float">
            <text:p>0.036</text:p>
          </table:table-cell>
          <table:table-cell table:style-name="ce586" office:value-type="float" office:value="0.00793058032674171" calcext:value-type="float">
            <text:p>0.008</text:p>
          </table:table-cell>
          <table:table-cell table:style-name="ce586" office:value-type="float" office:value="0.10211634872481" calcext:value-type="float">
            <text:p>0.102</text:p>
          </table:table-cell>
          <table:table-cell table:style-name="ce586" office:value-type="float" office:value="0.0669947250388585" calcext:value-type="float">
            <text:p>0.067</text:p>
          </table:table-cell>
          <table:table-cell table:style-name="ce586" office:value-type="float" office:value="0.154447151683916" calcext:value-type="float">
            <text:p>0.154</text:p>
          </table:table-cell>
          <table:table-cell table:style-name="ce586" office:value-type="float" office:value="0.186242612565406" calcext:value-type="float">
            <text:p>0.186</text:p>
          </table:table-cell>
          <table:table-cell table:style-name="ce587" office:value-type="float" office:value="0.0151297649082533" calcext:value-type="float">
            <text:p>0.015</text:p>
          </table:table-cell>
          <table:table-cell table:style-name="ce586" office:value-type="float" office:value="0.0467463151382176" calcext:value-type="float">
            <text:p>0.047</text:p>
          </table:table-cell>
          <table:table-cell table:style-name="ce586" office:value-type="float" office:value="0.000013502690681172" calcext:value-type="float">
            <text:p>0.000</text:p>
          </table:table-cell>
          <table:table-cell table:style-name="ce586" office:value-type="float" office:value="0.0429250536754459" calcext:value-type="float">
            <text:p>0.043</text:p>
          </table:table-cell>
          <table:table-cell table:style-name="ce586" office:value-type="float" office:value="0.120845705923819" calcext:value-type="float">
            <text:p>0.121</text:p>
          </table:table-cell>
          <table:table-cell table:style-name="ce586" office:value-type="float" office:value="0.394181798607008" calcext:value-type="float">
            <text:p>0.394</text:p>
          </table:table-cell>
          <table:table-cell table:style-name="ce587" office:value-type="float" office:value="0.00576002279974331" calcext:value-type="float">
            <text:p>0.006</text:p>
          </table:table-cell>
          <table:table-cell table:style-name="ce586" office:value-type="float" office:value="0.0312913604293928" calcext:value-type="float">
            <text:p>0.031</text:p>
          </table:table-cell>
          <table:table-cell table:style-name="ce586" office:value-type="float" office:value="0.00355570854604197" calcext:value-type="float">
            <text:p>0.004</text:p>
          </table:table-cell>
          <table:table-cell table:style-name="ce586" office:value-type="float" office:value="0.000576114802396674" calcext:value-type="float">
            <text:p>0.001</text:p>
          </table:table-cell>
          <table:table-cell table:style-name="ce585" office:value-type="float" office:value="0.112613565505198" calcext:value-type="float">
            <text:p>0.113</text:p>
          </table:table-cell>
          <table:table-cell table:style-name="ce586" office:value-type="float" office:value="0.00104645852779083" calcext:value-type="float">
            <text:p>0.001</text:p>
          </table:table-cell>
          <table:table-cell table:style-name="ce587" office:value-type="float" office:value="0.00000337567267029301" calcext:value-type="float">
            <text:p>0.000</text:p>
          </table:table-cell>
          <table:table-cell table:style-name="ce587" office:value-type="float" office:value="0.153049623198415" calcext:value-type="float">
            <text:p>0.153</text:p>
          </table:table-cell>
          <table:table-cell table:style-name="ce587" office:value-type="float" office:value="0.0203901881527932" calcext:value-type="float">
            <text:p>0.020</text:p>
          </table:table-cell>
          <table:table-cell table:style-name="ce325" office:value-type="string" calcext:value-type="string">
            <text:p>Y</text:p>
          </table:table-cell>
          <table:table-cell office:value-type="float" office:value="25" calcext:value-type="float">
            <text:p>25</text:p>
          </table:table-cell>
          <table:table-cell table:number-columns-repeated="993"/>
        </table:table-row>
        <table:table-row table:style-name="ro4">
          <table:table-cell table:style-name="ce586" office:value-type="float" office:value="0.0107470165579895" calcext:value-type="float">
            <text:p>0.011</text:p>
          </table:table-cell>
          <table:table-cell table:style-name="ce589" office:value-type="float" office:value="0.000218293499345615" calcext:value-type="float">
            <text:p>0.000</text:p>
          </table:table-cell>
          <table:table-cell table:style-name="ce589" office:value-type="float" office:value="0.000522104039671985" calcext:value-type="float">
            <text:p>0.001</text:p>
          </table:table-cell>
          <table:table-cell table:style-name="ce589" office:value-type="float" office:value="0.000955315365692922" calcext:value-type="float">
            <text:p>0.001</text:p>
          </table:table-cell>
          <table:table-cell table:style-name="ce586" office:value-type="float" office:value="0.0041700809720353" calcext:value-type="float">
            <text:p>0.004</text:p>
          </table:table-cell>
          <table:table-cell table:style-name="ce589" office:value-type="float" office:value="0.000163157512397495" calcext:value-type="float">
            <text:p>0.000</text:p>
          </table:table-cell>
          <table:table-cell table:style-name="ce589" office:value-type="float" office:value="0.00031393755833725" calcext:value-type="float">
            <text:p>0.000</text:p>
          </table:table-cell>
          <table:table-cell table:style-name="ce589" office:value-type="float" office:value="0.000719018278772411" calcext:value-type="float">
            <text:p>0.001</text:p>
          </table:table-cell>
          <table:table-cell table:style-name="ce586" office:value-type="float" office:value="0.00545058613829978" calcext:value-type="float">
            <text:p>0.005</text:p>
          </table:table-cell>
          <table:table-cell table:style-name="ce589" office:value-type="float" office:value="0.0000798909198636012" calcext:value-type="float">
            <text:p>0.000</text:p>
          </table:table-cell>
          <table:table-cell table:style-name="ce589" office:value-type="float" office:value="0.000163157512397495" calcext:value-type="float">
            <text:p>0.000</text:p>
          </table:table-cell>
          <table:table-cell table:style-name="ce589" office:value-type="float" office:value="0.00110834586007954" calcext:value-type="float">
            <text:p>0.001</text:p>
          </table:table-cell>
          <table:table-cell table:style-name="ce589" office:value-type="float" office:value="0.00021266737822846" calcext:value-type="float">
            <text:p>0.000</text:p>
          </table:table-cell>
          <table:table-cell table:style-name="ce589" office:value-type="float" office:value="0.00599969555933411" calcext:value-type="float">
            <text:p>0.006</text:p>
          </table:table-cell>
          <table:table-cell table:style-name="ce586" office:value-type="float" office:value="0.00308761526909467" calcext:value-type="float">
            <text:p>0.003</text:p>
          </table:table-cell>
          <table:table-cell table:style-name="ce589" office:value-type="float" office:value="0.000312812334113819" calcext:value-type="float">
            <text:p>0.000</text:p>
          </table:table-cell>
          <table:table-cell table:style-name="ce589" office:value-type="float" office:value="0.00000337567267029301" calcext:value-type="float">
            <text:p>0.000</text:p>
          </table:table-cell>
          <table:table-cell table:style-name="ce589" office:value-type="float" office:value="0.00170246425005111" calcext:value-type="float">
            <text:p>0.002</text:p>
          </table:table-cell>
          <table:table-cell table:style-name="ce589" office:value-type="float" office:value="0.00148304552648206" calcext:value-type="float">
            <text:p>0.001</text:p>
          </table:table-cell>
          <table:table-cell table:style-name="ce589" office:value-type="float" office:value="0.00455828332911899" calcext:value-type="float">
            <text:p>0.005</text:p>
          </table:table-cell>
          <table:table-cell table:style-name="ce586" office:value-type="float" office:value="0.00262514811326453" calcext:value-type="float">
            <text:p>0.003</text:p>
          </table:table-cell>
          <table:table-cell table:style-name="ce589" office:value-type="float" office:value="0.0000978945074384973" calcext:value-type="float">
            <text:p>0.000</text:p>
          </table:table-cell>
          <table:table-cell table:style-name="ce589" office:value-type="float" office:value="0.0000630125565121362" calcext:value-type="float">
            <text:p>0.000</text:p>
          </table:table-cell>
          <table:table-cell table:style-name="ce589" office:value-type="float" office:value="0.0000202540360217581" calcext:value-type="float">
            <text:p>0.000</text:p>
          </table:table-cell>
          <table:table-cell table:style-name="ce586" office:value-type="float" office:value="0.000463592380053573" calcext:value-type="float">
            <text:p>0.000</text:p>
          </table:table-cell>
          <table:table-cell table:style-name="ce585" office:value-type="float" office:value="0.0036839841075131" calcext:value-type="float">
            <text:p>0.004</text:p>
          </table:table-cell>
          <table:table-cell table:style-name="ce616" office:value-type="float" office:value="0" calcext:value-type="float">
            <text:p>0.000</text:p>
          </table:table-cell>
          <table:table-cell table:style-name="ce586" office:value-type="float" office:value="0.000507476124767382" calcext:value-type="float">
            <text:p>0.001</text:p>
          </table:table-cell>
          <table:table-cell table:style-name="ce586" office:value-type="float" office:value="0.0000236297086920511" calcext:value-type="float">
            <text:p>0.000</text:p>
          </table:table-cell>
          <table:table-cell table:style-name="ce327" office:value-type="string" calcext:value-type="string">
            <text:p>Z</text:p>
          </table:table-cell>
          <table:table-cell office:value-type="float" office:value="26" calcext:value-type="float">
            <text:p>26</text:p>
          </table:table-cell>
          <table:table-cell table:number-columns-repeated="993"/>
        </table:table-row>
        <table:table-row table:style-name="ro4">
          <table:table-cell table:style-name="ce587" office:value-type="float" office:value="0.000158656615503771" calcext:value-type="float">
            <text:p>0.000</text:p>
          </table:table-cell>
          <table:table-cell table:style-name="ce586" office:value-type="float" office:value="0.0000416332962669471" calcext:value-type="float">
            <text:p>0.000</text:p>
          </table:table-cell>
          <table:table-cell table:style-name="ce591" office:value-type="float" office:value="0" calcext:value-type="float">
            <text:p>0.000</text:p>
          </table:table-cell>
          <table:table-cell table:style-name="ce586" office:value-type="float" office:value="0.000010127018010879" calcext:value-type="float">
            <text:p>0.000</text:p>
          </table:table-cell>
          <table:table-cell table:style-name="ce587" office:value-type="float" office:value="0.000139527803705444" calcext:value-type="float">
            <text:p>0.000</text:p>
          </table:table-cell>
          <table:table-cell table:style-name="ce586" office:value-type="float" office:value="0.0000348819509263611" calcext:value-type="float">
            <text:p>0.000</text:p>
          </table:table-cell>
          <table:table-cell table:style-name="ce586" office:value-type="float" office:value="0.000315062782560681" calcext:value-type="float">
            <text:p>0.000</text:p>
          </table:table-cell>
          <table:table-cell table:style-name="ce586" office:value-type="float" office:value="0.000102395404332221" calcext:value-type="float">
            <text:p>0.000</text:p>
          </table:table-cell>
          <table:table-cell table:style-name="ce587" office:value-type="float" office:value="0.0000843918167573252" calcext:value-type="float">
            <text:p>0.000</text:p>
          </table:table-cell>
          <table:table-cell table:style-name="ce586" office:value-type="float" office:value="0.00000337567267029301" calcext:value-type="float">
            <text:p>0.000</text:p>
          </table:table-cell>
          <table:table-cell table:style-name="ce586" office:value-type="float" office:value="0.000158656615503771" calcext:value-type="float">
            <text:p>0.000</text:p>
          </table:table-cell>
          <table:table-cell table:style-name="ce586" office:value-type="float" office:value="0.000200289911770719" calcext:value-type="float">
            <text:p>0.000</text:p>
          </table:table-cell>
          <table:table-cell table:style-name="ce586" office:value-type="float" office:value="0.000173284530408374" calcext:value-type="float">
            <text:p>0.000</text:p>
          </table:table-cell>
          <table:table-cell table:style-name="ce586" office:value-type="float" office:value="0.000155280942833478" calcext:value-type="float">
            <text:p>0.000</text:p>
          </table:table-cell>
          <table:table-cell table:style-name="ce587" office:value-type="float" office:value="0.0000180035875748961" calcext:value-type="float">
            <text:p>0.000</text:p>
          </table:table-cell>
          <table:table-cell table:style-name="ce586" office:value-type="float" office:value="0.0000967692832150663" calcext:value-type="float">
            <text:p>0.000</text:p>
          </table:table-cell>
          <table:table-cell table:style-name="ce591" office:value-type="float" office:value="0" calcext:value-type="float">
            <text:p>0.000</text:p>
          </table:table-cell>
          <table:table-cell table:style-name="ce586" office:value-type="float" office:value="0.000304935764549802" calcext:value-type="float">
            <text:p>0.000</text:p>
          </table:table-cell>
          <table:table-cell table:style-name="ce586" office:value-type="float" office:value="0.000110271973896238" calcext:value-type="float">
            <text:p>0.000</text:p>
          </table:table-cell>
          <table:table-cell table:style-name="ce586" office:value-type="float" office:value="0.000232921414250218" calcext:value-type="float">
            <text:p>0.000</text:p>
          </table:table-cell>
          <table:table-cell table:style-name="ce587" office:value-type="float" office:value="0.00000675134534058602" calcext:value-type="float">
            <text:p>0.000</text:p>
          </table:table-cell>
          <table:table-cell table:style-name="ce586" office:value-type="float" office:value="0.000103520628555652" calcext:value-type="float">
            <text:p>0.000</text:p>
          </table:table-cell>
          <table:table-cell table:style-name="ce586" office:value-type="float" office:value="0.000010127018010879" calcext:value-type="float">
            <text:p>0.000</text:p>
          </table:table-cell>
          <table:table-cell table:style-name="ce586" office:value-type="float" office:value="0.00000337567267029301" calcext:value-type="float">
            <text:p>0.000</text:p>
          </table:table-cell>
          <table:table-cell table:style-name="ce587" office:value-type="float" office:value="0.00000900179378744803" calcext:value-type="float">
            <text:p>0.000</text:p>
          </table:table-cell>
          <table:table-cell table:style-name="ce586" office:value-type="float" office:value="0.00000225044844686201" calcext:value-type="float">
            <text:p>0.000</text:p>
          </table:table-cell>
          <table:table-cell table:style-name="ce585" office:value-type="float" office:value="0.00000900179378744803" calcext:value-type="float">
            <text:p>0.000</text:p>
          </table:table-cell>
          <table:table-cell table:style-name="ce587" office:value-type="float" office:value="0.0000337567267029301" calcext:value-type="float">
            <text:p>0.000</text:p>
          </table:table-cell>
          <table:table-cell table:style-name="ce587" office:value-type="float" office:value="0.00000450089689372401" calcext:value-type="float">
            <text:p>0.000</text:p>
          </table:table-cell>
          <table:table-cell table:style-name="ce325" office:value-type="string" calcext:value-type="string">
            <text:p>Å</text:p>
          </table:table-cell>
          <table:table-cell office:value-type="float" office:value="27" calcext:value-type="float">
            <text:p>27</text:p>
          </table:table-cell>
          <table:table-cell table:number-columns-repeated="993"/>
        </table:table-row>
        <table:table-row table:style-name="ro4">
          <table:table-cell table:style-name="ce587" office:value-type="float" office:value="0.00610434141211319" calcext:value-type="float">
            <text:p>0.006</text:p>
          </table:table-cell>
          <table:table-cell table:style-name="ce586" office:value-type="float" office:value="0.00242598342571724" calcext:value-type="float">
            <text:p>0.002</text:p>
          </table:table-cell>
          <table:table-cell table:style-name="ce586" office:value-type="float" office:value="0.0000337567267029301" calcext:value-type="float">
            <text:p>0.000</text:p>
          </table:table-cell>
          <table:table-cell table:style-name="ce586" office:value-type="float" office:value="0.029289586535909" calcext:value-type="float">
            <text:p>0.029</text:p>
          </table:table-cell>
          <table:table-cell table:style-name="ce587" office:value-type="float" office:value="0.0271021506455591" calcext:value-type="float">
            <text:p>0.027</text:p>
          </table:table-cell>
          <table:table-cell table:style-name="ce586" office:value-type="float" office:value="0.000837166822232666" calcext:value-type="float">
            <text:p>0.001</text:p>
          </table:table-cell>
          <table:table-cell table:style-name="ce586" office:value-type="float" office:value="0.000514227470107968" calcext:value-type="float">
            <text:p>0.001</text:p>
          </table:table-cell>
          <table:table-cell table:style-name="ce586" office:value-type="float" office:value="0.223199476959774" calcext:value-type="float">
            <text:p>0.223</text:p>
          </table:table-cell>
          <table:table-cell table:style-name="ce587" office:value-type="float" office:value="0.0973408971205692" calcext:value-type="float">
            <text:p>0.097</text:p>
          </table:table-cell>
          <table:table-cell table:style-name="ce586" office:value-type="float" office:value="0.214744542144913" calcext:value-type="float">
            <text:p>0.215</text:p>
          </table:table-cell>
          <table:table-cell table:style-name="ce586" office:value-type="float" office:value="0.25552829412317" calcext:value-type="float">
            <text:p>0.256</text:p>
          </table:table-cell>
          <table:table-cell table:style-name="ce586" office:value-type="float" office:value="0.33052898951174" calcext:value-type="float">
            <text:p>0.331</text:p>
          </table:table-cell>
          <table:table-cell table:style-name="ce586" office:value-type="float" office:value="0.240881250406768" calcext:value-type="float">
            <text:p>0.241</text:p>
          </table:table-cell>
          <table:table-cell table:style-name="ce586" office:value-type="float" office:value="0.189995235350548" calcext:value-type="float">
            <text:p>0.190</text:p>
          </table:table-cell>
          <table:table-cell table:style-name="ce587" office:value-type="float" office:value="0.000770778593050237" calcext:value-type="float">
            <text:p>0.001</text:p>
          </table:table-cell>
          <table:table-cell table:style-name="ce586" office:value-type="float" office:value="0.147983863744528" calcext:value-type="float">
            <text:p>0.148</text:p>
          </table:table-cell>
          <table:table-cell table:style-name="ce591" office:value-type="float" office:value="0" calcext:value-type="float">
            <text:p>0.000</text:p>
          </table:table-cell>
          <table:table-cell table:style-name="ce586" office:value-type="float" office:value="0.0673998057592937" calcext:value-type="float">
            <text:p>0.067</text:p>
          </table:table-cell>
          <table:table-cell table:style-name="ce586" office:value-type="float" office:value="0.342387727602479" calcext:value-type="float">
            <text:p>0.342</text:p>
          </table:table-cell>
          <table:table-cell table:style-name="ce586" office:value-type="float" office:value="0.732272294900205" calcext:value-type="float">
            <text:p>0.732</text:p>
          </table:table-cell>
          <table:table-cell table:style-name="ce587" office:value-type="float" office:value="0.000651504825366551" calcext:value-type="float">
            <text:p>0.001</text:p>
          </table:table-cell>
          <table:table-cell table:style-name="ce586" office:value-type="float" office:value="0.243867595495754" calcext:value-type="float">
            <text:p>0.244</text:p>
          </table:table-cell>
          <table:table-cell table:style-name="ce586" office:value-type="float" office:value="0.000261052019835993" calcext:value-type="float">
            <text:p>0.000</text:p>
          </table:table-cell>
          <table:table-cell table:style-name="ce586" office:value-type="float" office:value="0.0000967692832150663" calcext:value-type="float">
            <text:p>0.000</text:p>
          </table:table-cell>
          <table:table-cell table:style-name="ce587" office:value-type="float" office:value="0.02776490771316" calcext:value-type="float">
            <text:p>0.028</text:p>
          </table:table-cell>
          <table:table-cell table:style-name="ce586" office:value-type="float" office:value="0.0000247549329154821" calcext:value-type="float">
            <text:p>0.000</text:p>
          </table:table-cell>
          <table:table-cell table:style-name="ce587" office:value-type="float" office:value="0.00000787656956401702" calcext:value-type="float">
            <text:p>0.000</text:p>
          </table:table-cell>
          <table:table-cell table:style-name="ce585" office:value-type="float" office:value="0.425142343114713" calcext:value-type="float">
            <text:p>0.425</text:p>
          </table:table-cell>
          <table:table-cell table:style-name="ce587" office:value-type="float" office:value="0.00818150532856682" calcext:value-type="float">
            <text:p>0.008</text:p>
          </table:table-cell>
          <table:table-cell table:style-name="ce325" office:value-type="string" calcext:value-type="string">
            <text:p>Ä</text:p>
          </table:table-cell>
          <table:table-cell office:value-type="float" office:value="28" calcext:value-type="float">
            <text:p>28</text:p>
          </table:table-cell>
          <table:table-cell table:number-columns-repeated="993"/>
        </table:table-row>
        <table:table-row table:style-name="ro4">
          <table:table-cell table:style-name="ce587" office:value-type="float" office:value="0.00110722063585611" calcext:value-type="float">
            <text:p>0.001</text:p>
          </table:table-cell>
          <table:table-cell table:style-name="ce586" office:value-type="float" office:value="0.000606495856429311" calcext:value-type="float">
            <text:p>0.001</text:p>
          </table:table-cell>
          <table:table-cell table:style-name="ce586" office:value-type="float" office:value="0.0000180035875748961" calcext:value-type="float">
            <text:p>0.000</text:p>
          </table:table-cell>
          <table:table-cell table:style-name="ce586" office:value-type="float" office:value="0.00148304552648206" calcext:value-type="float">
            <text:p>0.001</text:p>
          </table:table-cell>
          <table:table-cell table:style-name="ce598" office:value-type="float" office:value="0.000159781839727202" calcext:value-type="float">
            <text:p>0.000</text:p>
          </table:table-cell>
          <table:table-cell table:style-name="ce586" office:value-type="float" office:value="0.000317313231007543" calcext:value-type="float">
            <text:p>0.000</text:p>
          </table:table-cell>
          <table:table-cell table:style-name="ce586" office:value-type="float" office:value="0.00141328162462934" calcext:value-type="float">
            <text:p>0.001</text:p>
          </table:table-cell>
          <table:table-cell table:style-name="ce586" office:value-type="float" office:value="0.0041194458819809" calcext:value-type="float">
            <text:p>0.004</text:p>
          </table:table-cell>
          <table:table-cell table:style-name="ce598" office:value-type="float" office:value="0.0272799360728612" calcext:value-type="float">
            <text:p>0.027</text:p>
          </table:table-cell>
          <table:table-cell table:style-name="ce586" office:value-type="float" office:value="0.0056475003774002" calcext:value-type="float">
            <text:p>0.006</text:p>
          </table:table-cell>
          <table:table-cell table:style-name="ce586" office:value-type="float" office:value="0.0288923823850379" calcext:value-type="float">
            <text:p>0.029</text:p>
          </table:table-cell>
          <table:table-cell table:style-name="ce586" office:value-type="float" office:value="0.0387200907524842" calcext:value-type="float">
            <text:p>0.039</text:p>
          </table:table-cell>
          <table:table-cell table:style-name="ce586" office:value-type="float" office:value="0.0035388301826905" calcext:value-type="float">
            <text:p>0.004</text:p>
          </table:table-cell>
          <table:table-cell table:style-name="ce586" office:value-type="float" office:value="0.0163416313968885" calcext:value-type="float">
            <text:p>0.016</text:p>
          </table:table-cell>
          <table:table-cell table:style-name="ce598" office:value-type="float" office:value="0.000126025113024272" calcext:value-type="float">
            <text:p>0.000</text:p>
          </table:table-cell>
          <table:table-cell table:style-name="ce586" office:value-type="float" office:value="0.00923584042592167" calcext:value-type="float">
            <text:p>0.009</text:p>
          </table:table-cell>
          <table:table-cell table:style-name="ce591" office:value-type="float" office:value="0" calcext:value-type="float">
            <text:p>0.000</text:p>
          </table:table-cell>
          <table:table-cell table:style-name="ce586" office:value-type="float" office:value="0.00792495420562456" calcext:value-type="float">
            <text:p>0.008</text:p>
          </table:table-cell>
          <table:table-cell table:style-name="ce586" office:value-type="float" office:value="0.00705740632935925" calcext:value-type="float">
            <text:p>0.007</text:p>
          </table:table-cell>
          <table:table-cell table:style-name="ce586" office:value-type="float" office:value="0.087510938304676" calcext:value-type="float">
            <text:p>0.088</text:p>
          </table:table-cell>
          <table:table-cell table:style-name="ce598" office:value-type="float" office:value="0.000102395404332221" calcext:value-type="float">
            <text:p>0.000</text:p>
          </table:table-cell>
          <table:table-cell table:style-name="ce586" office:value-type="float" office:value="0.000561486887492071" calcext:value-type="float">
            <text:p>0.001</text:p>
          </table:table-cell>
          <table:table-cell table:style-name="ce586" office:value-type="float" office:value="0.0000303810540326371" calcext:value-type="float">
            <text:p>0.000</text:p>
          </table:table-cell>
          <table:table-cell table:style-name="ce586" office:value-type="float" office:value="0.00000450089689372401" calcext:value-type="float">
            <text:p>0.000</text:p>
          </table:table-cell>
          <table:table-cell table:style-name="ce598" office:value-type="float" office:value="0.191764087829782" calcext:value-type="float">
            <text:p>0.192</text:p>
          </table:table-cell>
          <table:table-cell table:style-name="ce586" office:value-type="float" office:value="0.0000191288117983271" calcext:value-type="float">
            <text:p>0.000</text:p>
          </table:table-cell>
          <table:table-cell table:style-name="ce591" office:value-type="float" office:value="0" calcext:value-type="float">
            <text:p>0.000</text:p>
          </table:table-cell>
          <table:table-cell table:style-name="ce587" office:value-type="float" office:value="0.000892302809180785" calcext:value-type="float">
            <text:p>0.001</text:p>
          </table:table-cell>
          <table:table-cell table:style-name="ce585" office:value-type="float" office:value="0.0132551413520172" calcext:value-type="float">
            <text:p>0.013</text:p>
          </table:table-cell>
          <table:table-cell table:style-name="ce325" office:value-type="string" calcext:value-type="string">
            <text:p>Ö</text:p>
          </table:table-cell>
          <table:table-cell office:value-type="float" office:value="29" calcext:value-type="float">
            <text:p>29</text:p>
          </table:table-cell>
          <table:table-cell table:number-columns-repeated="993"/>
        </table:table-row>
        <table:table-row table:style-name="ro4">
          <table:table-cell table:style-name="ce325" office:value-type="string" calcext:value-type="string">
            <text:p>A</text:p>
          </table:table-cell>
          <table:table-cell table:style-name="ce327" office:value-type="string" calcext:value-type="string">
            <text:p>B</text:p>
          </table:table-cell>
          <table:table-cell table:style-name="ce329" office:value-type="string" calcext:value-type="string">
            <text:p>C</text:p>
          </table:table-cell>
          <table:table-cell table:style-name="ce327" office:value-type="string" calcext:value-type="string">
            <text:p>D</text:p>
          </table:table-cell>
          <table:table-cell table:style-name="ce342" office:value-type="string" calcext:value-type="string">
            <text:p>E</text:p>
          </table:table-cell>
          <table:table-cell table:style-name="ce327" office:value-type="string" calcext:value-type="string">
            <text:p>F</text:p>
          </table:table-cell>
          <table:table-cell table:style-name="ce327" office:value-type="string" calcext:value-type="string">
            <text:p>G</text:p>
          </table:table-cell>
          <table:table-cell table:style-name="ce327" office:value-type="string" calcext:value-type="string">
            <text:p>H</text:p>
          </table:table-cell>
          <table:table-cell table:style-name="ce325" office:value-type="string" calcext:value-type="string">
            <text:p>I</text:p>
          </table:table-cell>
          <table:table-cell table:style-name="ce327" office:value-type="string" calcext:value-type="string">
            <text:p>J</text:p>
          </table:table-cell>
          <table:table-cell table:style-name="ce327" office:value-type="string" calcext:value-type="string">
            <text:p>K</text:p>
          </table:table-cell>
          <table:table-cell table:style-name="ce327" office:value-type="string" calcext:value-type="string">
            <text:p>L</text:p>
          </table:table-cell>
          <table:table-cell table:style-name="ce327" office:value-type="string" calcext:value-type="string">
            <text:p>M</text:p>
          </table:table-cell>
          <table:table-cell table:style-name="ce327" office:value-type="string" calcext:value-type="string">
            <text:p>N</text:p>
          </table:table-cell>
          <table:table-cell table:style-name="ce325" office:value-type="string" calcext:value-type="string">
            <text:p>O</text:p>
          </table:table-cell>
          <table:table-cell table:style-name="ce327" office:value-type="string" calcext:value-type="string">
            <text:p>P</text:p>
          </table:table-cell>
          <table:table-cell table:style-name="ce327" office:value-type="string" calcext:value-type="string">
            <text:p>Q</text:p>
          </table:table-cell>
          <table:table-cell table:style-name="ce327" office:value-type="string" calcext:value-type="string">
            <text:p>R</text:p>
          </table:table-cell>
          <table:table-cell table:style-name="ce327" office:value-type="string" calcext:value-type="string">
            <text:p>S</text:p>
          </table:table-cell>
          <table:table-cell table:style-name="ce327" office:value-type="string" calcext:value-type="string">
            <text:p>T</text:p>
          </table:table-cell>
          <table:table-cell table:style-name="ce325" office:value-type="string" calcext:value-type="string">
            <text:p>U</text:p>
          </table:table-cell>
          <table:table-cell table:style-name="ce327" office:value-type="string" calcext:value-type="string">
            <text:p>V</text:p>
          </table:table-cell>
          <table:table-cell table:style-name="ce327" office:value-type="string" calcext:value-type="string">
            <text:p>W</text:p>
          </table:table-cell>
          <table:table-cell table:style-name="ce327" office:value-type="string" calcext:value-type="string">
            <text:p>X</text:p>
          </table:table-cell>
          <table:table-cell table:style-name="ce325" office:value-type="string" calcext:value-type="string">
            <text:p>Y</text:p>
          </table:table-cell>
          <table:table-cell table:style-name="ce327" office:value-type="string" calcext:value-type="string">
            <text:p>Z</text:p>
          </table:table-cell>
          <table:table-cell table:style-name="ce325" office:value-type="string" calcext:value-type="string">
            <text:p>Å</text:p>
          </table:table-cell>
          <table:table-cell table:style-name="ce325" office:value-type="string" calcext:value-type="string">
            <text:p>Ä</text:p>
          </table:table-cell>
          <table:table-cell table:style-name="ce325" office:value-type="string" calcext:value-type="string">
            <text:p>Ö</text:p>
          </table:table-cell>
          <table:table-cell table:number-columns-repeated="995"/>
        </table:table-row>
        <table:table-row table:style-name="ro4">
          <table:table-cell table:number-columns-repeated="11"/>
          <table:table-cell table:style-name="ce352"/>
          <table:table-cell table:number-columns-repeated="17"/>
          <table:table-cell table:style-name="ce359" office:value-type="string" calcext:value-type="string">
            <text:p>Bigram XY = Horizontal,Vertical</text:p>
          </table:table-cell>
          <table:table-cell table:number-columns-repeated="994"/>
        </table:table-row>
        <table:table-row table:style-name="ro4">
          <table:table-cell/>
          <table:table-cell table:style-name="Default"/>
          <table:table-cell table:number-columns-repeated="3"/>
          <table:table-cell table:style-name="Default"/>
          <table:table-cell table:number-columns-repeated="16"/>
          <table:table-cell table:style-name="Default"/>
          <table:table-cell table:number-columns-repeated="1001"/>
        </table:table-row>
        <table:table-row table:style-name="ro4">
          <table:table-cell table:number-columns-repeated="2"/>
          <table:table-cell table:style-name="ce331" table:number-columns-repeated="13"/>
          <table:table-cell table:style-name="ce330"/>
          <table:table-cell table:style-name="ce354"/>
          <table:table-cell table:style-name="ce330" table:number-columns-repeated="4"/>
          <table:table-cell table:number-columns-repeated="1003"/>
        </table:table-row>
        <table:table-row table:style-name="ro4">
          <table:table-cell table:number-columns-repeated="2"/>
          <table:table-cell table:style-name="ce331"/>
          <table:table-cell table:style-name="ce332" table:formula="of:=INDEX([.$A$1:.$AC$29];MATCH([$Layout.K19];[.$A$30:.$AC$30];0);MATCH([$Layout.K17];[.$A$30:.$AC$30];0))" office:value-type="string" office:string-value="" calcext:value-type="error">
            <text:p>#N/A</text:p>
          </table:table-cell>
          <table:table-cell table:style-name="ce344" table:formula="of:=INDEX([.$A$1:.$AC$29];MATCH([$Layout.L19];[.$A$30:.$AC$30];0);MATCH([$Layout.L17];[.$A$30:.$AC$30];0))" office:value-type="float" office:value="0.000463592380053573" calcext:value-type="float">
            <text:p>0.000</text:p>
          </table:table-cell>
          <table:table-cell table:style-name="ce344" table:formula="of:=INDEX([.$A$1:.$AC$29];MATCH([$Layout.M19];[.$A$30:.$AC$30];0);MATCH([$Layout.M17];[.$A$30:.$AC$30];0))" office:value-type="float" office:value="0.00269266156667039" calcext:value-type="float">
            <text:p>0.003</text:p>
          </table:table-cell>
          <table:table-cell table:style-name="ce344" table:formula="of:=INDEX([.$A$1:.$AC$29];MATCH([$Layout.N19];[.$A$30:.$AC$30];0);MATCH([$Layout.N17];[.$A$30:.$AC$30];0))" office:value-type="float" office:value="0.000261052019835993" calcext:value-type="float">
            <text:p>0.000</text:p>
          </table:table-cell>
          <table:table-cell table:style-name="ce344" table:formula="of:=INDEX([.$A$1:.$AC$29];MATCH([$Layout.O19];[.$A$30:.$AC$30];0);MATCH([$Layout.O17];[.$A$30:.$AC$30];0))" office:value-type="float" office:value="0.000317313231007543" calcext:value-type="float">
            <text:p>0.000</text:p>
          </table:table-cell>
          <table:table-cell table:style-name="ce346" table:formula="of:=INDEX([.$A$1:.$AC$29];MATCH([$Layout.O17];[.$A$30:.$AC$30];0);MATCH([$Layout.N17];[.$A$30:.$AC$30];0))" office:value-type="float" office:value="0.000749399332805048" calcext:value-type="float">
            <text:p>0.001</text:p>
          </table:table-cell>
          <table:table-cell table:style-name="ce331" office:value-type="string" calcext:value-type="string">
            <text:p>&gt; <text:s text:c="2"/>&lt;</text:p>
          </table:table-cell>
          <table:table-cell table:style-name="ce350" table:formula="of:=INDEX([.$A$1:.$AC$29];MATCH([$Layout.S17];[.$A$30:.$AC$30];0);MATCH([$Layout.T17];[.$A$30:.$AC$30];0))" office:value-type="float" office:value="0.00179473263637245" calcext:value-type="float">
            <text:p>0.002</text:p>
          </table:table-cell>
          <table:table-cell table:style-name="ce344" table:formula="of:=INDEX([.$A$1:.$AC$29];MATCH([$Layout.S19];[.$A$30:.$AC$30];0);MATCH([$Layout.S17];[.$A$30:.$AC$30];0))" office:value-type="float" office:value="0.00167883454135906" calcext:value-type="float">
            <text:p>0.002</text:p>
          </table:table-cell>
          <table:table-cell table:style-name="ce344" table:formula="of:=INDEX([.$A$1:.$AC$29];MATCH([$Layout.T19];[.$A$30:.$AC$30];0);MATCH([$Layout.T17];[.$A$30:.$AC$30];0))" office:value-type="float" office:value="0.0261310821407382" calcext:value-type="float">
            <text:p>0.026</text:p>
          </table:table-cell>
          <table:table-cell table:style-name="ce344" table:formula="of:=INDEX([.$A$1:.$AC$29];MATCH([$Layout.U19];[.$A$30:.$AC$30];0);MATCH([$Layout.U17];[.$A$30:.$AC$30];0))" office:value-type="float" office:value="0.0823911680880649" calcext:value-type="float">
            <text:p>0.082</text:p>
          </table:table-cell>
          <table:table-cell table:style-name="ce344" table:formula="of:=INDEX([.$A$1:.$AC$29];MATCH([$Layout.V19];[.$A$30:.$AC$30];0);MATCH([$Layout.V17];[.$A$30:.$AC$30];0))" office:value-type="float" office:value="0.00162932467552809" calcext:value-type="float">
            <text:p>0.002</text:p>
          </table:table-cell>
          <table:table-cell table:style-name="ce346" table:formula="of:=INDEX([.$A$1:.$AC$29];MATCH([$Layout.W19];[.$A$30:.$AC$30];0);MATCH([$Layout.W17];[.$A$30:.$AC$30];0))" office:value-type="string" office:string-value="" calcext:value-type="error">
            <text:p>#N/A</text:p>
          </table:table-cell>
          <table:table-cell table:style-name="ce331"/>
          <table:table-cell office:value-type="string" calcext:value-type="string">
            <text:p>vv</text:p>
          </table:table-cell>
          <table:table-cell table:style-name="ce356" office:value-type="string" calcext:value-type="string">
            <text:p>Top &gt; Bottom</text:p>
          </table:table-cell>
          <table:table-cell table:number-columns-repeated="3"/>
          <table:table-cell table:style-name="ce331" table:formula="of:=INDIRECT(([Layout.M18])&amp;CODE([Layout.M17])-64)" office:value-type="float" office:value="0.151859135970025" calcext:value-type="float">
            <text:p>0.152</text:p>
          </table:table-cell>
          <table:table-cell table:number-columns-repeated="1001"/>
        </table:table-row>
        <table:table-row table:style-name="ro4">
          <table:table-cell table:number-columns-repeated="2"/>
          <table:table-cell table:style-name="ce331"/>
          <table:table-cell table:style-name="ce333" table:formula="of:=INDEX([.$A$1:.$AC$29];MATCH([$Layout.K17];[.$A$30:.$AC$30];0);MATCH([$Layout.K18];[.$A$30:.$AC$30];0))" office:value-type="float" office:value="0.00174522277054149" calcext:value-type="float">
            <text:p>0.002</text:p>
          </table:table-cell>
          <table:table-cell table:style-name="ce331" table:formula="of:=INDEX([.$A$1:.$AC$29];MATCH([$Layout.L17];[.$A$30:.$AC$30];0);MATCH([$Layout.L18];[.$A$30:.$AC$30];0))" office:value-type="float" office:value="0.0151297649082533" calcext:value-type="float">
            <text:p>0.015</text:p>
          </table:table-cell>
          <table:table-cell table:style-name="ce331" table:formula="of:=INDEX([.$A$1:.$AC$29];MATCH([$Layout.M17];[.$A$30:.$AC$30];0);MATCH([$Layout.M18];[.$A$30:.$AC$30];0))" office:value-type="float" office:value="0.151859135970025" calcext:value-type="float">
            <text:p>0.152</text:p>
          </table:table-cell>
          <table:table-cell table:style-name="ce331" table:formula="of:=INDEX([.$A$1:.$AC$29];MATCH([$Layout.N17];[.$A$30:.$AC$30];0);MATCH([$Layout.N18];[.$A$30:.$AC$30];0))" office:value-type="float" office:value="0.0145930329536767" calcext:value-type="float">
            <text:p>0.015</text:p>
          </table:table-cell>
          <table:table-cell table:style-name="ce331" table:formula="of:=INDEX([.$A$1:.$AC$29];MATCH([$Layout.O17];[.$A$30:.$AC$30];0);MATCH([$Layout.O18];[.$A$30:.$AC$30];0))" office:value-type="float" office:value="0.00149654821716323" calcext:value-type="float">
            <text:p>0.001</text:p>
          </table:table-cell>
          <table:table-cell table:style-name="ce82" table:formula="of:=INDEX([.$A$1:.$AC$29];MATCH([$Layout.N17];[.$A$30:.$AC$30];0);MATCH([$Layout.O17];[.$A$30:.$AC$30];0))" office:value-type="float" office:value="0.000472594173841021" calcext:value-type="float">
            <text:p>0.000</text:p>
          </table:table-cell>
          <table:table-cell table:style-name="ce163" office:value-type="string" calcext:value-type="string">
            <text:p>&lt; <text:s text:c="2"/>&gt;</text:p>
          </table:table-cell>
          <table:table-cell table:style-name="ce333" table:formula="of:=INDEX([.$A$1:.$AC$29];MATCH([$Layout.T17];[.$A$30:.$AC$30];0);MATCH([$Layout.S17];[.$A$30:.$AC$30];0))" office:value-type="float" office:value="0.0557503593741125" calcext:value-type="float">
            <text:p>0.056</text:p>
          </table:table-cell>
          <table:table-cell table:style-name="ce331" table:formula="of:=INDEX([.$A$1:.$AC$29];MATCH([$Layout.S18];[.$A$30:.$AC$30];0);MATCH([$Layout.S17];[.$A$30:.$AC$30];0))" office:value-type="float" office:value="0.00163044989975152" calcext:value-type="float">
            <text:p>0.002</text:p>
          </table:table-cell>
          <table:table-cell table:style-name="ce331" table:formula="of:=INDEX([.$A$1:.$AC$29];MATCH([$Layout.T18];[.$A$30:.$AC$30];0);MATCH([$Layout.T17];[.$A$30:.$AC$30];0))" office:value-type="float" office:value="0.0130312217315544" calcext:value-type="float">
            <text:p>0.013</text:p>
          </table:table-cell>
          <table:table-cell table:style-name="ce331" table:formula="of:=INDEX([.$A$1:.$AC$29];MATCH([$Layout.U18];[.$A$30:.$AC$30];0);MATCH([$Layout.U17];[.$A$30:.$AC$30];0))" office:value-type="float" office:value="0.0398138086976592" calcext:value-type="float">
            <text:p>0.040</text:p>
          </table:table-cell>
          <table:table-cell table:style-name="ce331" table:formula="of:=INDEX([.$A$1:.$AC$29];MATCH([$Layout.V18];[.$A$30:.$AC$30];0);MATCH([$Layout.V17];[.$A$30:.$AC$30];0))" office:value-type="float" office:value="0.0140956838469202" calcext:value-type="float">
            <text:p>0.014</text:p>
          </table:table-cell>
          <table:table-cell table:style-name="ce907" table:formula="of:=INDEX([.$A$1:.$AC$29];MATCH([$Layout.W18];[.$A$30:.$AC$30];0);MATCH([$Layout.W17];[.$A$30:.$AC$30];0))" office:value-type="float" office:value="0.00132326368675486" calcext:value-type="float">
            <text:p>0.001</text:p>
          </table:table-cell>
          <table:table-cell table:style-name="ce331"/>
          <table:table-cell office:value-type="string" calcext:value-type="string">
            <text:p>v</text:p>
          </table:table-cell>
          <table:table-cell table:style-name="ce354" office:value-type="string" calcext:value-type="string">
            <text:p>Middle &lt; Top</text:p>
          </table:table-cell>
          <table:table-cell table:number-columns-repeated="3"/>
          <table:table-cell table:style-name="ce615" table:formula="of:=ISERROR([.D34])" office:value-type="boolean" office:boolean-value="true" calcext:value-type="boolean">
            <text:p>TRUE</text:p>
          </table:table-cell>
          <table:table-cell table:style-name="Default" table:number-columns-repeated="3"/>
          <table:table-cell table:number-columns-repeated="998"/>
        </table:table-row>
        <table:table-row table:style-name="ro4">
          <table:table-cell table:number-columns-repeated="2"/>
          <table:table-cell table:style-name="ce331"/>
          <table:table-cell table:style-name="ce333" table:formula="of:=INDEX([.$A$1:.$AC$29];MATCH([$Layout.K18];[.$A$30:.$AC$30];0);MATCH([$Layout.K17];[.$A$30:.$AC$30];0))" office:value-type="float" office:value="0.000685261552069481" calcext:value-type="float">
            <text:p>0.001</text:p>
          </table:table-cell>
          <table:table-cell table:style-name="ce331" table:formula="of:=INDEX([.$A$1:.$AC$29];MATCH([$Layout.L18];[.$A$30:.$AC$30];0);MATCH([$Layout.L17];[.$A$30:.$AC$30];0))" office:value-type="float" office:value="0.0182623891462852" calcext:value-type="float">
            <text:p>0.018</text:p>
          </table:table-cell>
          <table:table-cell table:style-name="ce331" table:formula="of:=INDEX([.$A$1:.$AC$29];MATCH([$Layout.M18];[.$A$30:.$AC$30];0);MATCH([$Layout.M17];[.$A$30:.$AC$30];0))" office:value-type="float" office:value="0.11164024655193" calcext:value-type="float">
            <text:p>0.112</text:p>
          </table:table-cell>
          <table:table-cell table:style-name="ce331" table:formula="of:=INDEX([.$A$1:.$AC$29];MATCH([$Layout.N18];[.$A$30:.$AC$30];0);MATCH([$Layout.N17];[.$A$30:.$AC$30];0))" office:value-type="float" office:value="0.0218552300917004" calcext:value-type="float">
            <text:p>0.022</text:p>
          </table:table-cell>
          <table:table-cell table:style-name="ce331" table:formula="of:=INDEX([.$A$1:.$AC$29];MATCH([$Layout.O18];[.$A$30:.$AC$30];0);MATCH([$Layout.O17];[.$A$30:.$AC$30];0))" office:value-type="float" office:value="0.00112747467187787" calcext:value-type="float">
            <text:p>0.001</text:p>
          </table:table-cell>
          <table:table-cell table:style-name="ce907" table:formula="of:=INDEX([.$A$1:.$AC$29];MATCH([$Layout.O18];[.$A$30:.$AC$30];0);MATCH([$Layout.N18];[.$A$30:.$AC$30];0))" office:value-type="float" office:value="0.0488201033820009" calcext:value-type="float">
            <text:p>0.049</text:p>
          </table:table-cell>
          <table:table-cell table:style-name="ce331" office:value-type="string" calcext:value-type="string">
            <text:p>&gt; <text:s text:c="2"/>&lt;</text:p>
          </table:table-cell>
          <table:table-cell table:style-name="ce55" table:formula="of:=INDEX([.$A$1:.$AC$29];MATCH([$Layout.S18];[.$A$30:.$AC$30];0);MATCH([$Layout.T18];[.$A$30:.$AC$30];0))" office:value-type="float" office:value="0.0350259796269603" calcext:value-type="float">
            <text:p>0.035</text:p>
          </table:table-cell>
          <table:table-cell table:style-name="ce331" table:formula="of:=INDEX([.$A$1:.$AC$29];MATCH([$Layout.S17];[.$A$30:.$AC$30];0);MATCH([$Layout.S18];[.$A$30:.$AC$30];0))" office:value-type="float" office:value="0.00167770931713563" calcext:value-type="float">
            <text:p>0.002</text:p>
          </table:table-cell>
          <table:table-cell table:style-name="ce331" table:formula="of:=INDEX([.$A$1:.$AC$29];MATCH([$Layout.T17];[.$A$30:.$AC$30];0);MATCH([$Layout.T18];[.$A$30:.$AC$30];0))" office:value-type="float" office:value="0.00812861979006557" calcext:value-type="float">
            <text:p>0.008</text:p>
          </table:table-cell>
          <table:table-cell table:style-name="ce331" table:formula="of:=INDEX([.$A$1:.$AC$29];MATCH([$Layout.U17];[.$A$30:.$AC$30];0);MATCH([$Layout.U18];[.$A$30:.$AC$30];0))" office:value-type="float" office:value="0.12549963331193" calcext:value-type="float">
            <text:p>0.125</text:p>
          </table:table-cell>
          <table:table-cell table:style-name="ce331" table:formula="of:=INDEX([.$A$1:.$AC$29];MATCH([$Layout.V17];[.$A$30:.$AC$30];0);MATCH([$Layout.V18];[.$A$30:.$AC$30];0))" office:value-type="float" office:value="0.0681300762803004" calcext:value-type="float">
            <text:p>0.068</text:p>
          </table:table-cell>
          <table:table-cell table:style-name="ce907" table:formula="of:=INDEX([.$A$1:.$AC$29];MATCH([$Layout.W17];[.$A$30:.$AC$30];0);MATCH([$Layout.W18];[.$A$30:.$AC$30];0))" office:value-type="float" office:value="0.00766840308268229" calcext:value-type="float">
            <text:p>0.008</text:p>
          </table:table-cell>
          <table:table-cell table:style-name="ce331"/>
          <table:table-cell office:value-type="string" calcext:value-type="string">
            <text:p>^</text:p>
          </table:table-cell>
          <table:table-cell table:style-name="ce356" office:value-type="string" calcext:value-type="string">
            <text:p>Middle &gt; Top</text:p>
          </table:table-cell>
          <table:table-cell table:number-columns-repeated="3"/>
          <table:table-cell office:value-type="string" calcext:value-type="string">
            <text:p>=</text:p>
          </table:table-cell>
          <table:table-cell table:number-columns-repeated="1001"/>
        </table:table-row>
        <table:table-row table:style-name="ro4">
          <table:table-cell table:number-columns-repeated="2"/>
          <table:table-cell table:style-name="ce331"/>
          <table:table-cell table:style-name="ce333" table:formula="of:=INDEX([.$A$1:.$AC$29];MATCH([$Layout.K19];[.$A$30:.$AC$30];0);MATCH([$Layout.K18];[.$A$30:.$AC$30];0))" office:value-type="string" office:string-value="" calcext:value-type="error">
            <text:p>#N/A</text:p>
          </table:table-cell>
          <table:table-cell table:style-name="ce331" table:formula="of:=INDEX([.$A$1:.$AC$29];MATCH([$Layout.L19];[.$A$30:.$AC$30];0);MATCH([$Layout.L18];[.$A$30:.$AC$30];0))" office:value-type="float" office:value="0.00308761526909467" calcext:value-type="float">
            <text:p>0.003</text:p>
          </table:table-cell>
          <table:table-cell table:style-name="ce331" table:formula="of:=INDEX([.$A$1:.$AC$29];MATCH([$Layout.M19];[.$A$30:.$AC$30];0);MATCH([$Layout.M18];[.$A$30:.$AC$30];0))" office:value-type="float" office:value="0.00691562807720695" calcext:value-type="float">
            <text:p>0.007</text:p>
          </table:table-cell>
          <table:table-cell table:style-name="ce331" table:formula="of:=INDEX([.$A$1:.$AC$29];MATCH([$Layout.N19];[.$A$30:.$AC$30];0);MATCH([$Layout.N18];[.$A$30:.$AC$30];0))" office:value-type="float" office:value="0.00610434141211319" calcext:value-type="float">
            <text:p>0.006</text:p>
          </table:table-cell>
          <table:table-cell table:style-name="ce331" table:formula="of:=INDEX([.$A$1:.$AC$29];MATCH([$Layout.O19];[.$A$30:.$AC$30];0);MATCH([$Layout.O18];[.$A$30:.$AC$30];0))" office:value-type="float" office:value="0.00141328162462934" calcext:value-type="float">
            <text:p>0.001</text:p>
          </table:table-cell>
          <table:table-cell table:style-name="ce82" table:formula="of:=INDEX([.$A$1:.$AC$29];MATCH([$Layout.N18];[.$A$30:.$AC$30];0);MATCH([$Layout.O18];[.$A$30:.$AC$30];0))" office:value-type="float" office:value="0.0664512417389413" calcext:value-type="float">
            <text:p>0.066</text:p>
          </table:table-cell>
          <table:table-cell table:style-name="ce163" office:value-type="string" calcext:value-type="string">
            <text:p>&lt; <text:s text:c="2"/>&gt;</text:p>
          </table:table-cell>
          <table:table-cell table:style-name="ce333" table:formula="of:=INDEX([.$A$1:.$AC$29];MATCH([$Layout.T18];[.$A$30:.$AC$30];0);MATCH([$Layout.S18];[.$A$30:.$AC$30];0))" office:value-type="float" office:value="0.0204959592297957" calcext:value-type="float">
            <text:p>0.020</text:p>
          </table:table-cell>
          <table:table-cell table:style-name="ce331" table:formula="of:=INDEX([.$A$1:.$AC$29];MATCH([$Layout.S19];[.$A$30:.$AC$30];0);MATCH([$Layout.S18];[.$A$30:.$AC$30];0))" office:value-type="float" office:value="0.00187237310778919" calcext:value-type="float">
            <text:p>0.002</text:p>
          </table:table-cell>
          <table:table-cell table:style-name="ce331" table:formula="of:=INDEX([.$A$1:.$AC$29];MATCH([$Layout.T19];[.$A$30:.$AC$30];0);MATCH([$Layout.T18];[.$A$30:.$AC$30];0))" office:value-type="float" office:value="0.195509959269584" calcext:value-type="float">
            <text:p>0.196</text:p>
          </table:table-cell>
          <table:table-cell table:style-name="ce331" table:formula="of:=INDEX([.$A$1:.$AC$29];MATCH([$Layout.U19];[.$A$30:.$AC$30];0);MATCH([$Layout.U18];[.$A$30:.$AC$30];0))" office:value-type="float" office:value="0.335424840107888" calcext:value-type="float">
            <text:p>0.335</text:p>
          </table:table-cell>
          <table:table-cell table:style-name="ce331" table:formula="of:=INDEX([.$A$1:.$AC$29];MATCH([$Layout.V19];[.$A$30:.$AC$30];0);MATCH([$Layout.V18];[.$A$30:.$AC$30];0))" office:value-type="float" office:value="0.00793283077518857" calcext:value-type="float">
            <text:p>0.008</text:p>
          </table:table-cell>
          <table:table-cell table:style-name="ce907" table:formula="of:=INDEX([.$A$1:.$AC$29];MATCH([$Layout.W19];[.$A$30:.$AC$30];0);MATCH([$Layout.W18];[.$A$30:.$AC$30];0))" office:value-type="string" office:string-value="" calcext:value-type="error">
            <text:p>#N/A</text:p>
          </table:table-cell>
          <table:table-cell table:style-name="ce331"/>
          <table:table-cell table:style-name="ce355" office:value-type="string" calcext:value-type="string">
            <text:p>v</text:p>
          </table:table-cell>
          <table:table-cell table:style-name="ce357" office:value-type="string" calcext:value-type="string">
            <text:p>Middle &gt; Bottom</text:p>
          </table:table-cell>
          <table:table-cell table:number-columns-repeated="1005"/>
        </table:table-row>
        <table:table-row table:style-name="ro4">
          <table:table-cell table:number-columns-repeated="2"/>
          <table:table-cell table:style-name="ce331"/>
          <table:table-cell table:style-name="ce333" table:formula="of:=INDEX([.$A$1:.$AC$29];MATCH([$Layout.K18];[.$A$30:.$AC$30];0);MATCH([$Layout.K19];[.$A$30:.$AC$30];0))" office:value-type="string" office:string-value="" calcext:value-type="error">
            <text:p>#N/A</text:p>
          </table:table-cell>
          <table:table-cell table:style-name="ce331" table:formula="of:=INDEX([.$A$1:.$AC$29];MATCH([$Layout.L18];[.$A$30:.$AC$30];0);MATCH([$Layout.L19];[.$A$30:.$AC$30];0))" office:value-type="float" office:value="0.00495211180731984" calcext:value-type="float">
            <text:p>0.005</text:p>
          </table:table-cell>
          <table:table-cell table:style-name="ce331" table:formula="of:=INDEX([.$A$1:.$AC$29];MATCH([$Layout.M18];[.$A$30:.$AC$30];0);MATCH([$Layout.M19];[.$A$30:.$AC$30];0))" office:value-type="float" office:value="0.00218631066612644" calcext:value-type="float">
            <text:p>0.002</text:p>
          </table:table-cell>
          <table:table-cell table:style-name="ce331" table:formula="of:=INDEX([.$A$1:.$AC$29];MATCH([$Layout.N18];[.$A$30:.$AC$30];0);MATCH([$Layout.N19];[.$A$30:.$AC$30];0))" office:value-type="float" office:value="0.0582854895495025" calcext:value-type="float">
            <text:p>0.058</text:p>
          </table:table-cell>
          <table:table-cell table:style-name="ce331" table:formula="of:=INDEX([.$A$1:.$AC$29];MATCH([$Layout.O18];[.$A$30:.$AC$30];0);MATCH([$Layout.O19];[.$A$30:.$AC$30];0))" office:value-type="float" office:value="0.000504100452097089" calcext:value-type="float">
            <text:p>0.001</text:p>
          </table:table-cell>
          <table:table-cell table:style-name="ce907" table:formula="of:=INDEX([.$A$1:.$AC$29];MATCH([$Layout.O19];[.$A$30:.$AC$30];0);MATCH([$Layout.N19];[.$A$30:.$AC$30];0))" office:value-type="float" office:value="0.000892302809180785" calcext:value-type="float">
            <text:p>0.001</text:p>
          </table:table-cell>
          <table:table-cell table:style-name="ce331" office:value-type="string" calcext:value-type="string">
            <text:p>&gt; <text:s text:c="2"/>&lt;</text:p>
          </table:table-cell>
          <table:table-cell table:style-name="ce55" table:formula="of:=INDEX([.$A$1:.$AC$29];MATCH([$Layout.S19];[.$A$30:.$AC$30];0);MATCH([$Layout.T19];[.$A$30:.$AC$30];0))" office:value-type="float" office:value="0.00353995540691394" calcext:value-type="float">
            <text:p>0.004</text:p>
          </table:table-cell>
          <table:table-cell table:style-name="ce331" table:formula="of:=INDEX([.$A$1:.$AC$29];MATCH([$Layout.S18];[.$A$30:.$AC$30];0);MATCH([$Layout.S19];[.$A$30:.$AC$30];0))" office:value-type="float" office:value="0.00034769428504018" calcext:value-type="float">
            <text:p>0.000</text:p>
          </table:table-cell>
          <table:table-cell table:style-name="ce331" table:formula="of:=INDEX([.$A$1:.$AC$29];MATCH([$Layout.T18];[.$A$30:.$AC$30];0);MATCH([$Layout.T19];[.$A$30:.$AC$30];0))" office:value-type="float" office:value="0.0171585441830994" calcext:value-type="float">
            <text:p>0.017</text:p>
          </table:table-cell>
          <table:table-cell table:style-name="ce331" table:formula="of:=INDEX([.$A$1:.$AC$29];MATCH([$Layout.U18];[.$A$30:.$AC$30];0);MATCH([$Layout.U19];[.$A$30:.$AC$30];0))" office:value-type="float" office:value="0.00274329665672479" calcext:value-type="float">
            <text:p>0.003</text:p>
          </table:table-cell>
          <table:table-cell table:style-name="ce331" table:formula="of:=INDEX([.$A$1:.$AC$29];MATCH([$Layout.V18];[.$A$30:.$AC$30];0);MATCH([$Layout.V19];[.$A$30:.$AC$30];0))" office:value-type="float" office:value="0.0129794614172766" calcext:value-type="float">
            <text:p>0.013</text:p>
          </table:table-cell>
          <table:table-cell table:style-name="ce907" table:formula="of:=INDEX([.$A$1:.$AC$29];MATCH([$Layout.W18];[.$A$30:.$AC$30];0);MATCH([$Layout.W19];[.$A$30:.$AC$30];0))" office:value-type="string" office:string-value="" calcext:value-type="error">
            <text:p>#N/A</text:p>
          </table:table-cell>
          <table:table-cell table:style-name="ce331"/>
          <table:table-cell office:value-type="string" calcext:value-type="string">
            <text:p>^</text:p>
          </table:table-cell>
          <table:table-cell table:style-name="ce356" office:value-type="string" calcext:value-type="string">
            <text:p>Middle &lt; Bottom</text:p>
          </table:table-cell>
          <table:table-cell table:number-columns-repeated="1005"/>
        </table:table-row>
        <table:table-row table:style-name="ro4">
          <table:table-cell table:number-columns-repeated="2"/>
          <table:table-cell table:style-name="ce331"/>
          <table:table-cell table:style-name="ce340" table:formula="of:=INDEX([.$A$1:.$AC$29];MATCH([$Layout.K17];[.$A$30:.$AC$30];0);MATCH([$Layout.K19];[.$A$30:.$AC$30];0))" office:value-type="string" office:string-value="" calcext:value-type="error">
            <text:p>#N/A</text:p>
          </table:table-cell>
          <table:table-cell table:style-name="ce345" table:formula="of:=INDEX([.$A$1:.$AC$29];MATCH([$Layout.L17];[.$A$30:.$AC$30];0);MATCH([$Layout.L19];[.$A$30:.$AC$30];0))" office:value-type="float" office:value="0.00104645852779083" calcext:value-type="float">
            <text:p>0.001</text:p>
          </table:table-cell>
          <table:table-cell table:style-name="ce345" table:formula="of:=INDEX([.$A$1:.$AC$29];MATCH([$Layout.M17];[.$A$30:.$AC$30];0);MATCH([$Layout.M19];[.$A$30:.$AC$30];0))" office:value-type="float" office:value="0.000303810540326371" calcext:value-type="float">
            <text:p>0.000</text:p>
          </table:table-cell>
          <table:table-cell table:style-name="ce345" table:formula="of:=INDEX([.$A$1:.$AC$29];MATCH([$Layout.N17];[.$A$30:.$AC$30];0);MATCH([$Layout.N19];[.$A$30:.$AC$30];0))" office:value-type="float" office:value="0.00205128375931472" calcext:value-type="float">
            <text:p>0.002</text:p>
          </table:table-cell>
          <table:table-cell table:style-name="ce345" table:formula="of:=INDEX([.$A$1:.$AC$29];MATCH([$Layout.O17];[.$A$30:.$AC$30];0);MATCH([$Layout.O19];[.$A$30:.$AC$30];0))" office:value-type="float" office:value="0.000351069957710473" calcext:value-type="float">
            <text:p>0.000</text:p>
          </table:table-cell>
          <table:table-cell table:style-name="ce83" table:formula="of:=INDEX([.$A$1:.$AC$29];MATCH([$Layout.N19];[.$A$30:.$AC$30];0);MATCH([$Layout.O19];[.$A$30:.$AC$30];0))" office:value-type="float" office:value="0.00818150532856682" calcext:value-type="float">
            <text:p>0.008</text:p>
          </table:table-cell>
          <table:table-cell table:style-name="ce163" office:value-type="string" calcext:value-type="string">
            <text:p>&lt; <text:s text:c="2"/>&gt;</text:p>
          </table:table-cell>
          <table:table-cell table:style-name="ce340" table:formula="of:=INDEX([.$A$1:.$AC$29];MATCH([$Layout.T19];[.$A$30:.$AC$30];0);MATCH([$Layout.S19];[.$A$30:.$AC$30];0))" office:value-type="float" office:value="0.00103183061288623" calcext:value-type="float">
            <text:p>0.001</text:p>
          </table:table-cell>
          <table:table-cell table:style-name="ce345" table:formula="of:=INDEX([.$A$1:.$AC$29];MATCH([$Layout.S17];[.$A$30:.$AC$30];0);MATCH([$Layout.S19];[.$A$30:.$AC$30];0))" office:value-type="float" office:value="0.000186787221089547" calcext:value-type="float">
            <text:p>0.000</text:p>
          </table:table-cell>
          <table:table-cell table:style-name="ce345" table:formula="of:=INDEX([.$A$1:.$AC$29];MATCH([$Layout.T17];[.$A$30:.$AC$30];0);MATCH([$Layout.T19];[.$A$30:.$AC$30];0))" office:value-type="float" office:value="0.00950814468799198" calcext:value-type="float">
            <text:p>0.010</text:p>
          </table:table-cell>
          <table:table-cell table:style-name="ce345" table:formula="of:=INDEX([.$A$1:.$AC$29];MATCH([$Layout.U17];[.$A$30:.$AC$30];0);MATCH([$Layout.U19];[.$A$30:.$AC$30];0))" office:value-type="float" office:value="0.00210641974626284" calcext:value-type="float">
            <text:p>0.002</text:p>
          </table:table-cell>
          <table:table-cell table:style-name="ce345" table:formula="of:=INDEX([.$A$1:.$AC$29];MATCH([$Layout.V17];[.$A$30:.$AC$30];0);MATCH([$Layout.V19];[.$A$30:.$AC$30];0))" office:value-type="float" office:value="0.00491497940794662" calcext:value-type="float">
            <text:p>0.005</text:p>
          </table:table-cell>
          <table:table-cell table:style-name="ce353" table:formula="of:=INDEX([.$A$1:.$AC$29];MATCH([$Layout.W17];[.$A$30:.$AC$30];0);MATCH([$Layout.W19];[.$A$30:.$AC$30];0))" office:value-type="string" office:string-value="" calcext:value-type="error">
            <text:p>#N/A</text:p>
          </table:table-cell>
          <table:table-cell table:style-name="ce331"/>
          <table:table-cell office:value-type="string" calcext:value-type="string">
            <text:p>^^</text:p>
          </table:table-cell>
          <table:table-cell table:style-name="ce356" office:value-type="string" calcext:value-type="string">
            <text:p>Bottom &gt; Top</text:p>
          </table:table-cell>
          <table:table-cell table:number-columns-repeated="1005"/>
        </table:table-row>
        <table:table-row table:style-name="ro4">
          <table:table-cell table:number-columns-repeated="2"/>
          <table:table-cell table:style-name="ce114"/>
          <table:table-cell table:style-name="ce331" table:formula="of:=SUMIF([.D34:.D39];&quot;&gt;0&quot;)" office:value-type="float" office:value="0.00243048432261097" calcext:value-type="float">
            <text:p>0.002</text:p>
          </table:table-cell>
          <table:table-cell table:style-name="ce331" table:formula="of:=SUMIF([.E34:.E39];&quot;&gt;0&quot;)" office:value-type="float" office:value="0.0429419320387974" calcext:value-type="float">
            <text:p>0.043</text:p>
          </table:table-cell>
          <table:table-cell table:style-name="ce331" table:formula="of:=SUMIF([.F34:.F39];&quot;&gt;0&quot;)" office:value-type="float" office:value="0.275597793372285" calcext:value-type="float">
            <text:p>0.276</text:p>
          </table:table-cell>
          <table:table-cell table:style-name="ce331" table:formula="of:=SUMIF([.G34:.G39];&quot;&gt;0&quot;)" office:value-type="float" office:value="0.103150429786143" calcext:value-type="float">
            <text:p>0.103</text:p>
          </table:table-cell>
          <table:table-cell table:style-name="ce331" table:formula="of:=SUMIF([.H34:.H39];&quot;&gt;0&quot;)" office:value-type="float" office:value="0.00520978815448555" calcext:value-type="float">
            <text:p>0.005</text:p>
          </table:table-cell>
          <table:table-cell table:style-name="ce331"/>
          <table:table-cell table:style-name="Default" table:number-columns-repeated="2"/>
          <table:table-cell table:style-name="ce331" table:formula="of:=SUMIF([.L34:.L39];&quot;&gt;0&quot;)" office:value-type="float" office:value="0.00739384837216513" calcext:value-type="float">
            <text:p>0.007</text:p>
          </table:table-cell>
          <table:table-cell table:style-name="ce331" table:formula="of:=SUMIF([.M34:.M39];&quot;&gt;0&quot;)" office:value-type="float" office:value="0.269467571803034" calcext:value-type="float">
            <text:p>0.269</text:p>
          </table:table-cell>
          <table:table-cell table:style-name="ce331" table:formula="of:=SUMIF([.N34:.N39];&quot;&gt;0&quot;)" office:value-type="float" office:value="0.58797916660853" calcext:value-type="float">
            <text:p>0.588</text:p>
          </table:table-cell>
          <table:table-cell table:style-name="ce331" table:formula="of:=SUMIF([.O34:.O39];&quot;&gt;0&quot;)" office:value-type="float" office:value="0.10968235640316" calcext:value-type="float">
            <text:p>0.110</text:p>
          </table:table-cell>
          <table:table-cell table:style-name="ce331" table:formula="of:=SUMIF([.P34:.P39];&quot;&gt;0&quot;)" office:value-type="float" office:value="0.00899166676943715" calcext:value-type="float">
            <text:p>0.009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331" table:number-columns-repeated="11"/>
          <table:table-cell table:number-columns-repeated="1011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Bigrams_FI.A1:Bigrams_FI.AC29">
            <calcext:color-scale>
              <calcext:color-scale-entry calcext:value="0" calcext:type="number" calcext:color="#ffffff"/>
              <calcext:color-scale-entry calcext:value="0.2" calcext:type="number" calcext:color="#ffff00"/>
              <calcext:color-scale-entry calcext:value="0.4" calcext:type="number" calcext:color="#be480a"/>
            </calcext:color-scale>
          </calcext:conditional-format>
        </calcext:conditional-formats>
      </table:table>
      <table:table table:name="Bigrams_FI_2Way" table:style-name="ta2" table:print="false">
        <table:table-column table:style-name="co2" table:number-columns-repeated="1024" table:default-cell-style-name="Default"/>
        <table:table-row table:style-name="ro4">
          <table:table-cell table:style-name="ce481" table:formula="of:=IF(ROW()=COLUMN();&#10;INDEX([$Bigrams_FI.$A$1:$Bigrams_FI.$AC$29];ROW();COLUMN());&#10;INDEX([$Bigrams_FI.$A$1:$Bigrams_FI.$AC$29];ROW();COLUMN())+INDEX([$Bigrams_FI.$A$1:$Bigrams_FI.$AC$29];COLUMN();ROW()))" office:value-type="float" office:value="1.33031096606621" calcext:value-type="float">
            <text:p>1.330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105181459509436" calcext:value-type="float">
            <text:p>0.105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939033371179875" calcext:value-type="float">
            <text:p>0.094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210554207136856" calcext:value-type="float">
            <text:p>0.211</text:p>
          </table:table-cell>
          <table:table-cell table:style-name="ce484" table:formula="of:=IF(ROW()=COLUMN();&#10;INDEX([$Bigrams_FI.$A$1:$Bigrams_FI.$AC$29];ROW();COLUMN());&#10;INDEX([$Bigrams_FI.$A$1:$Bigrams_FI.$AC$29];ROW();COLUMN())+INDEX([$Bigrams_FI.$A$1:$Bigrams_FI.$AC$29];COLUMN();ROW()))" office:value-type="float" office:value="0.322104435750912" calcext:value-type="float">
            <text:p>0.322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552125021953125" calcext:value-type="float">
            <text:p>0.055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115271345120942" calcext:value-type="float">
            <text:p>0.115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547671384476785" calcext:value-type="float">
            <text:p>0.548</text:p>
          </table:table-cell>
          <table:table-cell table:style-name="ce484" table:formula="of:=IF(ROW()=COLUMN();&#10;INDEX([$Bigrams_FI.$A$1:$Bigrams_FI.$AC$29];ROW();COLUMN());&#10;INDEX([$Bigrams_FI.$A$1:$Bigrams_FI.$AC$29];ROW();COLUMN())+INDEX([$Bigrams_FI.$A$1:$Bigrams_FI.$AC$29];COLUMN();ROW()))" office:value-type="float" office:value="1.579799056558" calcext:value-type="float">
            <text:p>1.580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1.54829727919882" calcext:value-type="float">
            <text:p>1.548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1.76475553783602" calcext:value-type="float">
            <text:p>1.765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2.12759084002669" calcext:value-type="float">
            <text:p>2.128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1.29408324696862" calcext:value-type="float">
            <text:p>1.294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2.53532483918071" calcext:value-type="float">
            <text:p>2.535</text:p>
          </table:table-cell>
          <table:table-cell table:style-name="ce484" table:formula="of:=IF(ROW()=COLUMN();&#10;INDEX([$Bigrams_FI.$A$1:$Bigrams_FI.$AC$29];ROW();COLUMN());&#10;INDEX([$Bigrams_FI.$A$1:$Bigrams_FI.$AC$29];ROW();COLUMN())+INDEX([$Bigrams_FI.$A$1:$Bigrams_FI.$AC$29];COLUMN();ROW()))" office:value-type="float" office:value="0.385681854823211" calcext:value-type="float">
            <text:p>0.386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763804453313412" calcext:value-type="float">
            <text:p>0.764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266903185797834" calcext:value-type="float">
            <text:p>0.003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1.07548031096157" calcext:value-type="float">
            <text:p>1.075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2.1314908671851" calcext:value-type="float">
            <text:p>2.131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2.81495881184243" calcext:value-type="float">
            <text:p>2.815</text:p>
          </table:table-cell>
          <table:table-cell table:style-name="ce484" table:formula="of:=IF(ROW()=COLUMN();&#10;INDEX([$Bigrams_FI.$A$1:$Bigrams_FI.$AC$29];ROW();COLUMN());&#10;INDEX([$Bigrams_FI.$A$1:$Bigrams_FI.$AC$29];ROW();COLUMN())+INDEX([$Bigrams_FI.$A$1:$Bigrams_FI.$AC$29];COLUMN();ROW()))" office:value-type="float" office:value="0.449450562013492" calcext:value-type="float">
            <text:p>0.449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1.38734858195193" calcext:value-type="float">
            <text:p>1.387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364482630453771" calcext:value-type="float">
            <text:p>0.036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709116305606218" calcext:value-type="float">
            <text:p>0.007</text:p>
          </table:table-cell>
          <table:table-cell table:style-name="ce484" table:formula="of:=IF(ROW()=COLUMN();&#10;INDEX([$Bigrams_FI.$A$1:$Bigrams_FI.$AC$29];ROW();COLUMN());&#10;INDEX([$Bigrams_FI.$A$1:$Bigrams_FI.$AC$29];ROW();COLUMN())+INDEX([$Bigrams_FI.$A$1:$Bigrams_FI.$AC$29];COLUMN();ROW()))" office:value-type="float" office:value="0.0892100268820568" calcext:value-type="float">
            <text:p>0.089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202067766043739" calcext:value-type="float">
            <text:p>0.020</text:p>
          </table:table-cell>
          <table:table-cell table:style-name="ce484" table:formula="of:=IF(ROW()=COLUMN();&#10;INDEX([$Bigrams_FI.$A$1:$Bigrams_FI.$AC$29];ROW();COLUMN());&#10;INDEX([$Bigrams_FI.$A$1:$Bigrams_FI.$AC$29];ROW();COLUMN())+INDEX([$Bigrams_FI.$A$1:$Bigrams_FI.$AC$29];COLUMN();ROW()))" office:value-type="float" office:value="0.000174409754631805" calcext:value-type="float">
            <text:p>0.000</text:p>
          </table:table-cell>
          <table:table-cell table:style-name="ce484" table:formula="of:=IF(ROW()=COLUMN();&#10;INDEX([$Bigrams_FI.$A$1:$Bigrams_FI.$AC$29];ROW();COLUMN());&#10;INDEX([$Bigrams_FI.$A$1:$Bigrams_FI.$AC$29];ROW();COLUMN())+INDEX([$Bigrams_FI.$A$1:$Bigrams_FI.$AC$29];COLUMN();ROW()))" office:value-type="float" office:value="0.0643898309616157" calcext:value-type="float">
            <text:p>0.064</text:p>
          </table:table-cell>
          <table:table-cell table:style-name="ce484" table:formula="of:=IF(ROW()=COLUMN();&#10;INDEX([$Bigrams_FI.$A$1:$Bigrams_FI.$AC$29];ROW();COLUMN());&#10;INDEX([$Bigrams_FI.$A$1:$Bigrams_FI.$AC$29];ROW();COLUMN())+INDEX([$Bigrams_FI.$A$1:$Bigrams_FI.$AC$29];COLUMN();ROW()))" office:value-type="float" office:value="0.00433211326020936" calcext:value-type="float">
            <text:p>0.004</text:p>
          </table:table-cell>
          <table:table-cell table:style-name="ce325" office:value-type="string" calcext:value-type="string">
            <text:p>A</text:p>
          </table:table-cell>
          <table:table-cell table:style-name="ce114" office:value-type="float" office:value="1" calcext:value-type="float">
            <text:p>1</text:p>
          </table:table-cell>
          <table:table-cell table:number-columns-repeated="993"/>
        </table:table-row>
        <table:table-row table:style-name="ro4"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105181459509436" calcext:value-type="float">
            <text:p>0.105</text:p>
          </table:table-cell>
          <table:table-cell table:style-name="ce481" table:formula="of:=IF(ROW()=COLUMN();&#10;INDEX([$Bigrams_FI.$A$1:$Bigrams_FI.$AC$29];ROW();COLUMN());&#10;INDEX([$Bigrams_FI.$A$1:$Bigrams_FI.$AC$29];ROW();COLUMN())+INDEX([$Bigrams_FI.$A$1:$Bigrams_FI.$AC$29];COLUMN();ROW()))" office:value-type="float" office:value="0.00480583265827381" calcext:value-type="float">
            <text:p>0.005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24788689642185" calcext:value-type="float">
            <text:p>0.002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439175014405121" calcext:value-type="float">
            <text:p>0.004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66366849922184" calcext:value-type="float">
            <text:p>0.066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138740146749043" calcext:value-type="float">
            <text:p>0.001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212217288539087" calcext:value-type="float">
            <text:p>0.002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308311437220095" calcext:value-type="float">
            <text:p>0.003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594804776747863" calcext:value-type="float">
            <text:p>0.059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312699811691476" calcext:value-type="float">
            <text:p>0.003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227632860400092" calcext:value-type="float">
            <text:p>0.002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362682271696281" calcext:value-type="float">
            <text:p>0.036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170876550570232" calcext:value-type="float">
            <text:p>0.017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337961095507502" calcext:value-type="float">
            <text:p>0.034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560935527622589" calcext:value-type="float">
            <text:p>0.056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162707422708123" calcext:value-type="float">
            <text:p>0.002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00922683863213422" calcext:value-type="float">
            <text:p>0.000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45768495288056" calcext:value-type="float">
            <text:p>0.046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156923770199687" calcext:value-type="float">
            <text:p>0.016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899166676943715" calcext:value-type="float">
            <text:p>0.009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493467083185667" calcext:value-type="float">
            <text:p>0.049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0912556845202544" calcext:value-type="float">
            <text:p>0.001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13682726556921" calcext:value-type="float">
            <text:p>0.001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0559236439045208" calcext:value-type="float">
            <text:p>0.001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111734765386699" calcext:value-type="float">
            <text:p>0.011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124899888800841" calcext:value-type="float">
            <text:p>0.001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0254300674495407" calcext:value-type="float">
            <text:p>0.000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98468371792447" calcext:value-type="float">
            <text:p>0.010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104645852779083" calcext:value-type="float">
            <text:p>0.001</text:p>
          </table:table-cell>
          <table:table-cell table:style-name="ce327" office:value-type="string" calcext:value-type="string">
            <text:p>B</text:p>
          </table:table-cell>
          <table:table-cell table:style-name="ce114" office:value-type="float" office:value="2" calcext:value-type="float">
            <text:p>2</text:p>
          </table:table-cell>
          <table:table-cell table:number-columns-repeated="993"/>
        </table:table-row>
        <table:table-row table:style-name="ro4"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939033371179875" calcext:value-type="float">
            <text:p>0.094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24788689642185" calcext:value-type="float">
            <text:p>0.002</text:p>
          </table:table-cell>
          <table:table-cell table:style-name="ce481" table:formula="of:=IF(ROW()=COLUMN();&#10;INDEX([$Bigrams_FI.$A$1:$Bigrams_FI.$AC$29];ROW();COLUMN());&#10;INDEX([$Bigrams_FI.$A$1:$Bigrams_FI.$AC$29];ROW();COLUMN())+INDEX([$Bigrams_FI.$A$1:$Bigrams_FI.$AC$29];COLUMN();ROW()))" office:value-type="float" office:value="0.00503987929674746" calcext:value-type="float">
            <text:p>0.005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592993165748139" calcext:value-type="float">
            <text:p>0.006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420755093867555" calcext:value-type="float">
            <text:p>0.042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354895720070138" calcext:value-type="float">
            <text:p>0.004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214242692141263" calcext:value-type="float">
            <text:p>0.002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57545092010485" calcext:value-type="float">
            <text:p>0.058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675595875990209" calcext:value-type="float">
            <text:p>0.068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186562176244861" calcext:value-type="float">
            <text:p>0.002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289261391117408" calcext:value-type="float">
            <text:p>0.029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142138323903804" calcext:value-type="float">
            <text:p>0.014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928647551597607" calcext:value-type="float">
            <text:p>0.009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380854642904692" calcext:value-type="float">
            <text:p>0.038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687782054329967" calcext:value-type="float">
            <text:p>0.069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330815921688715" calcext:value-type="float">
            <text:p>0.003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0702139915420946" calcext:value-type="float">
            <text:p>0.001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215154123762242" calcext:value-type="float">
            <text:p>0.022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288417472949834" calcext:value-type="float">
            <text:p>0.029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161435919335646" calcext:value-type="float">
            <text:p>0.016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196284113535305" calcext:value-type="float">
            <text:p>0.020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131426189296741" calcext:value-type="float">
            <text:p>0.001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128950696005193" calcext:value-type="float">
            <text:p>0.001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0694263345856929" calcext:value-type="float">
            <text:p>0.001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646441316361111" calcext:value-type="float">
            <text:p>0.006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0837166822232666" calcext:value-type="float">
            <text:p>0.001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000225044844686201" calcext:value-type="float">
            <text:p>0.000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483283803963616" calcext:value-type="float">
            <text:p>0.005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0247549329154821" calcext:value-type="float">
            <text:p>0.000</text:p>
          </table:table-cell>
          <table:table-cell table:style-name="ce327" office:value-type="string" calcext:value-type="string">
            <text:p>C</text:p>
          </table:table-cell>
          <table:table-cell table:style-name="ce114" office:value-type="float" office:value="3" calcext:value-type="float">
            <text:p>3</text:p>
          </table:table-cell>
          <table:table-cell table:number-columns-repeated="993"/>
        </table:table-row>
        <table:table-row table:style-name="ro4"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210554207136856" calcext:value-type="float">
            <text:p>0.211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439175014405121" calcext:value-type="float">
            <text:p>0.004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592993165748139" calcext:value-type="float">
            <text:p>0.006</text:p>
          </table:table-cell>
          <table:table-cell table:style-name="ce481" table:formula="of:=IF(ROW()=COLUMN();&#10;INDEX([$Bigrams_FI.$A$1:$Bigrams_FI.$AC$29];ROW();COLUMN());&#10;INDEX([$Bigrams_FI.$A$1:$Bigrams_FI.$AC$29];ROW();COLUMN())+INDEX([$Bigrams_FI.$A$1:$Bigrams_FI.$AC$29];COLUMN();ROW()))" office:value-type="float" office:value="0.00676259758282033" calcext:value-type="float">
            <text:p>0.007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551520776545142" calcext:value-type="float">
            <text:p>0.552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254075629650721" calcext:value-type="float">
            <text:p>0.003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572851652148724" calcext:value-type="float">
            <text:p>0.006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156426421092931" calcext:value-type="float">
            <text:p>0.156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350472463647831" calcext:value-type="float">
            <text:p>0.350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606045766739938" calcext:value-type="float">
            <text:p>0.006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409356572484199" calcext:value-type="float">
            <text:p>0.004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235014331305799" calcext:value-type="float">
            <text:p>0.024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654430408347471" calcext:value-type="float">
            <text:p>0.007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958544759214168" calcext:value-type="float">
            <text:p>0.096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247870018058499" calcext:value-type="float">
            <text:p>0.248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473044263530393" calcext:value-type="float">
            <text:p>0.005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0292558298092061" calcext:value-type="float">
            <text:p>0.000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564986334826941" calcext:value-type="float">
            <text:p>0.056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209122921924652" calcext:value-type="float">
            <text:p>0.021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107481417822129" calcext:value-type="float">
            <text:p>0.011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180616491448251" calcext:value-type="float">
            <text:p>0.181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763802202864965" calcext:value-type="float">
            <text:p>0.008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351520047399846" calcext:value-type="float">
            <text:p>0.004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0478220294958177" calcext:value-type="float">
            <text:p>0.000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761225439393308" calcext:value-type="float">
            <text:p>0.076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13829005705967" calcext:value-type="float">
            <text:p>0.001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00810161440870322" calcext:value-type="float">
            <text:p>0.000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409559112844416" calcext:value-type="float">
            <text:p>0.041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612347022391152" calcext:value-type="float">
            <text:p>0.006</text:p>
          </table:table-cell>
          <table:table-cell table:style-name="ce327" office:value-type="string" calcext:value-type="string">
            <text:p>D</text:p>
          </table:table-cell>
          <table:table-cell table:style-name="ce114" office:value-type="float" office:value="4" calcext:value-type="float">
            <text:p>4</text:p>
          </table:table-cell>
          <table:table-cell table:number-columns-repeated="993"/>
        </table:table-row>
        <table:table-row table:style-name="ro4">
          <table:table-cell table:style-name="ce484" table:formula="of:=IF(ROW()=COLUMN();&#10;INDEX([$Bigrams_FI.$A$1:$Bigrams_FI.$AC$29];ROW();COLUMN());&#10;INDEX([$Bigrams_FI.$A$1:$Bigrams_FI.$AC$29];ROW();COLUMN())+INDEX([$Bigrams_FI.$A$1:$Bigrams_FI.$AC$29];COLUMN();ROW()))" office:value-type="float" office:value="0.322104435750912" calcext:value-type="float">
            <text:p>0.322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66366849922184" calcext:value-type="float">
            <text:p>0.066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420755093867555" calcext:value-type="float">
            <text:p>0.042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551520776545142" calcext:value-type="float">
            <text:p>0.552</text:p>
          </table:table-cell>
          <table:table-cell table:style-name="ce481" table:formula="of:=IF(ROW()=COLUMN();&#10;INDEX([$Bigrams_FI.$A$1:$Bigrams_FI.$AC$29];ROW();COLUMN());&#10;INDEX([$Bigrams_FI.$A$1:$Bigrams_FI.$AC$29];ROW();COLUMN())+INDEX([$Bigrams_FI.$A$1:$Bigrams_FI.$AC$29];COLUMN();ROW()))" office:value-type="float" office:value="0.596167423282437" calcext:value-type="float">
            <text:p>0.596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388854987133286" calcext:value-type="float">
            <text:p>0.039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873185249624692" calcext:value-type="float">
            <text:p>0.087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461327303691807" calcext:value-type="float">
            <text:p>0.461</text:p>
          </table:table-cell>
          <table:table-cell table:style-name="ce484" table:formula="of:=IF(ROW()=COLUMN();&#10;INDEX([$Bigrams_FI.$A$1:$Bigrams_FI.$AC$29];ROW();COLUMN());&#10;INDEX([$Bigrams_FI.$A$1:$Bigrams_FI.$AC$29];ROW();COLUMN())+INDEX([$Bigrams_FI.$A$1:$Bigrams_FI.$AC$29];COLUMN();ROW()))" office:value-type="float" office:value="0.995371097598618" calcext:value-type="float">
            <text:p>0.995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23898637281451" calcext:value-type="float">
            <text:p>0.239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794781876184467" calcext:value-type="float">
            <text:p>0.795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1.54212880000598" calcext:value-type="float">
            <text:p>1.542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702276067551982" calcext:value-type="float">
            <text:p>0.702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3.05402507557681" calcext:value-type="float">
            <text:p>3.054</text:p>
          </table:table-cell>
          <table:table-cell table:style-name="ce484" table:formula="of:=IF(ROW()=COLUMN();&#10;INDEX([$Bigrams_FI.$A$1:$Bigrams_FI.$AC$29];ROW();COLUMN());&#10;INDEX([$Bigrams_FI.$A$1:$Bigrams_FI.$AC$29];ROW();COLUMN())+INDEX([$Bigrams_FI.$A$1:$Bigrams_FI.$AC$29];COLUMN();ROW()))" office:value-type="float" office:value="0.156299270755684" calcext:value-type="float">
            <text:p>0.156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332158314187268" calcext:value-type="float">
            <text:p>0.332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117473408926196" calcext:value-type="float">
            <text:p>0.001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865816156185443" calcext:value-type="float">
            <text:p>0.866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1.85272781807231" calcext:value-type="float">
            <text:p>1.853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1.85519318434585" calcext:value-type="float">
            <text:p>1.855</text:p>
          </table:table-cell>
          <table:table-cell table:style-name="ce484" table:formula="of:=IF(ROW()=COLUMN();&#10;INDEX([$Bigrams_FI.$A$1:$Bigrams_FI.$AC$29];ROW();COLUMN());&#10;INDEX([$Bigrams_FI.$A$1:$Bigrams_FI.$AC$29];ROW();COLUMN())+INDEX([$Bigrams_FI.$A$1:$Bigrams_FI.$AC$29];COLUMN();ROW()))" office:value-type="float" office:value="0.263499382521955" calcext:value-type="float">
            <text:p>0.263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358069977604438" calcext:value-type="float">
            <text:p>0.358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24488254774529" calcext:value-type="float">
            <text:p>0.024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910193874333339" calcext:value-type="float">
            <text:p>0.009</text:p>
          </table:table-cell>
          <table:table-cell table:style-name="ce484" table:formula="of:=IF(ROW()=COLUMN();&#10;INDEX([$Bigrams_FI.$A$1:$Bigrams_FI.$AC$29];ROW();COLUMN());&#10;INDEX([$Bigrams_FI.$A$1:$Bigrams_FI.$AC$29];ROW();COLUMN())+INDEX([$Bigrams_FI.$A$1:$Bigrams_FI.$AC$29];COLUMN();ROW()))" office:value-type="float" office:value="0.0812063069807921" calcext:value-type="float">
            <text:p>0.081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12207557600003" calcext:value-type="float">
            <text:p>0.012</text:p>
          </table:table-cell>
          <table:table-cell table:style-name="ce484" table:formula="of:=IF(ROW()=COLUMN();&#10;INDEX([$Bigrams_FI.$A$1:$Bigrams_FI.$AC$29];ROW();COLUMN());&#10;INDEX([$Bigrams_FI.$A$1:$Bigrams_FI.$AC$29];ROW();COLUMN())+INDEX([$Bigrams_FI.$A$1:$Bigrams_FI.$AC$29];COLUMN();ROW()))" office:value-type="float" office:value="0.000144028700599168" calcext:value-type="float">
            <text:p>0.000</text:p>
          </table:table-cell>
          <table:table-cell table:style-name="ce484" table:formula="of:=IF(ROW()=COLUMN();&#10;INDEX([$Bigrams_FI.$A$1:$Bigrams_FI.$AC$29];ROW();COLUMN());&#10;INDEX([$Bigrams_FI.$A$1:$Bigrams_FI.$AC$29];ROW();COLUMN())+INDEX([$Bigrams_FI.$A$1:$Bigrams_FI.$AC$29];COLUMN();ROW()))" office:value-type="float" office:value="0.107794230156243" calcext:value-type="float">
            <text:p>0.108</text:p>
          </table:table-cell>
          <table:table-cell table:style-name="ce484" table:formula="of:=IF(ROW()=COLUMN();&#10;INDEX([$Bigrams_FI.$A$1:$Bigrams_FI.$AC$29];ROW();COLUMN());&#10;INDEX([$Bigrams_FI.$A$1:$Bigrams_FI.$AC$29];ROW();COLUMN())+INDEX([$Bigrams_FI.$A$1:$Bigrams_FI.$AC$29];COLUMN();ROW()))" office:value-type="float" office:value="0.0027331696387139" calcext:value-type="float">
            <text:p>0.003</text:p>
          </table:table-cell>
          <table:table-cell table:style-name="ce325" office:value-type="string" calcext:value-type="string">
            <text:p>E</text:p>
          </table:table-cell>
          <table:table-cell table:style-name="ce114" office:value-type="float" office:value="5" calcext:value-type="float">
            <text:p>5</text:p>
          </table:table-cell>
          <table:table-cell table:number-columns-repeated="993"/>
        </table:table-row>
        <table:table-row table:style-name="ro4"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552125021953125" calcext:value-type="float">
            <text:p>0.055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138740146749043" calcext:value-type="float">
            <text:p>0.001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354895720070138" calcext:value-type="float">
            <text:p>0.004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254075629650721" calcext:value-type="float">
            <text:p>0.003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388854987133286" calcext:value-type="float">
            <text:p>0.039</text:p>
          </table:table-cell>
          <table:table-cell table:style-name="ce481" table:formula="of:=IF(ROW()=COLUMN();&#10;INDEX([$Bigrams_FI.$A$1:$Bigrams_FI.$AC$29];ROW();COLUMN());&#10;INDEX([$Bigrams_FI.$A$1:$Bigrams_FI.$AC$29];ROW();COLUMN())+INDEX([$Bigrams_FI.$A$1:$Bigrams_FI.$AC$29];COLUMN();ROW()))" office:value-type="float" office:value="0.00940124838676603" calcext:value-type="float">
            <text:p>0.009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26240228890411" calcext:value-type="float">
            <text:p>0.003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192300819784358" calcext:value-type="float">
            <text:p>0.002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652528779409873" calcext:value-type="float">
            <text:p>0.065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14807950780352" calcext:value-type="float">
            <text:p>0.001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282656324925868" calcext:value-type="float">
            <text:p>0.003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168299787098575" calcext:value-type="float">
            <text:p>0.017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366373007149135" calcext:value-type="float">
            <text:p>0.004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313813783672673" calcext:value-type="float">
            <text:p>0.031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524984613683969" calcext:value-type="float">
            <text:p>0.052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205916032887873" calcext:value-type="float">
            <text:p>0.002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00765152471933082" calcext:value-type="float">
            <text:p>0.000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278740544628328" calcext:value-type="float">
            <text:p>0.028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979732731341375" calcext:value-type="float">
            <text:p>0.010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112106089380431" calcext:value-type="float">
            <text:p>0.011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127994255415277" calcext:value-type="float">
            <text:p>0.013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120173947062431" calcext:value-type="float">
            <text:p>0.001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122199350664607" calcext:value-type="float">
            <text:p>0.001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0928309984330578" calcext:value-type="float">
            <text:p>0.001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729032774360947" calcext:value-type="float">
            <text:p>0.007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0408456393105454" calcext:value-type="float">
            <text:p>0.000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00596368838418432" calcext:value-type="float">
            <text:p>0.000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592205508791737" calcext:value-type="float">
            <text:p>0.006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0668383188718016" calcext:value-type="float">
            <text:p>0.001</text:p>
          </table:table-cell>
          <table:table-cell table:style-name="ce327" office:value-type="string" calcext:value-type="string">
            <text:p>F</text:p>
          </table:table-cell>
          <table:table-cell table:style-name="ce114" office:value-type="float" office:value="6" calcext:value-type="float">
            <text:p>6</text:p>
          </table:table-cell>
          <table:table-cell table:number-columns-repeated="993"/>
        </table:table-row>
        <table:table-row table:style-name="ro4"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115271345120942" calcext:value-type="float">
            <text:p>0.115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212217288539087" calcext:value-type="float">
            <text:p>0.002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214242692141263" calcext:value-type="float">
            <text:p>0.002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572851652148724" calcext:value-type="float">
            <text:p>0.006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873185249624692" calcext:value-type="float">
            <text:p>0.087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26240228890411" calcext:value-type="float">
            <text:p>0.003</text:p>
          </table:table-cell>
          <table:table-cell table:style-name="ce481" table:formula="of:=IF(ROW()=COLUMN();&#10;INDEX([$Bigrams_FI.$A$1:$Bigrams_FI.$AC$29];ROW();COLUMN());&#10;INDEX([$Bigrams_FI.$A$1:$Bigrams_FI.$AC$29];ROW();COLUMN())+INDEX([$Bigrams_FI.$A$1:$Bigrams_FI.$AC$29];COLUMN();ROW()))" office:value-type="float" office:value="0.00418020799004618" calcext:value-type="float">
            <text:p>0.004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10583859045592" calcext:value-type="float">
            <text:p>0.011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130020784241676" calcext:value-type="float">
            <text:p>0.130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296046493184696" calcext:value-type="float">
            <text:p>0.003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445363747633991" calcext:value-type="float">
            <text:p>0.004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347221690866339" calcext:value-type="float">
            <text:p>0.035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593218210592825" calcext:value-type="float">
            <text:p>0.006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16174873166976" calcext:value-type="float">
            <text:p>0.162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709307593724201" calcext:value-type="float">
            <text:p>0.071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320351336410806" calcext:value-type="float">
            <text:p>0.003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0118148543460255" calcext:value-type="float">
            <text:p>0.000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603817822777545" calcext:value-type="float">
            <text:p>0.060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111082135337109" calcext:value-type="float">
            <text:p>0.011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924709266815598" calcext:value-type="float">
            <text:p>0.009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29892706719668" calcext:value-type="float">
            <text:p>0.030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229545741579925" calcext:value-type="float">
            <text:p>0.002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124899888800841" calcext:value-type="float">
            <text:p>0.001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0870923548935596" calcext:value-type="float">
            <text:p>0.001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807460902734087" calcext:value-type="float">
            <text:p>0.008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0728020072559859" calcext:value-type="float">
            <text:p>0.001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0416332962669471" calcext:value-type="float">
            <text:p>0.000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539995104824539" calcext:value-type="float">
            <text:p>0.005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191738207672643" calcext:value-type="float">
            <text:p>0.002</text:p>
          </table:table-cell>
          <table:table-cell table:style-name="ce327" office:value-type="string" calcext:value-type="string">
            <text:p>G</text:p>
          </table:table-cell>
          <table:table-cell table:style-name="ce114" office:value-type="float" office:value="7" calcext:value-type="float">
            <text:p>7</text:p>
          </table:table-cell>
          <table:table-cell table:number-columns-repeated="993"/>
        </table:table-row>
        <table:table-row table:style-name="ro4"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547671384476785" calcext:value-type="float">
            <text:p>0.548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308311437220095" calcext:value-type="float">
            <text:p>0.003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57545092010485" calcext:value-type="float">
            <text:p>0.058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156426421092931" calcext:value-type="float">
            <text:p>0.156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461327303691807" calcext:value-type="float">
            <text:p>0.461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192300819784358" calcext:value-type="float">
            <text:p>0.002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10583859045592" calcext:value-type="float">
            <text:p>0.011</text:p>
          </table:table-cell>
          <table:table-cell table:style-name="ce481" table:formula="of:=IF(ROW()=COLUMN();&#10;INDEX([$Bigrams_FI.$A$1:$Bigrams_FI.$AC$29];ROW();COLUMN());&#10;INDEX([$Bigrams_FI.$A$1:$Bigrams_FI.$AC$29];ROW();COLUMN())+INDEX([$Bigrams_FI.$A$1:$Bigrams_FI.$AC$29];COLUMN();ROW()))" office:value-type="float" office:value="0.00131538711719084" calcext:value-type="float">
            <text:p>0.001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39753384156861" calcext:value-type="float">
            <text:p>0.398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609781511161729" calcext:value-type="float">
            <text:p>0.061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356392268287302" calcext:value-type="float">
            <text:p>0.036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2115984152162" calcext:value-type="float">
            <text:p>0.021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551427382934597" calcext:value-type="float">
            <text:p>0.055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219067653611335" calcext:value-type="float">
            <text:p>0.219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279372920641896" calcext:value-type="float">
            <text:p>0.279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124978654496481" calcext:value-type="float">
            <text:p>0.012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0128275561471134" calcext:value-type="float">
            <text:p>0.000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61351725558352" calcext:value-type="float">
            <text:p>0.061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567180522062632" calcext:value-type="float">
            <text:p>0.057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361048446123859" calcext:value-type="float">
            <text:p>0.361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173749248012652" calcext:value-type="float">
            <text:p>0.174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125957599570867" calcext:value-type="float">
            <text:p>0.013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417120619625873" calcext:value-type="float">
            <text:p>0.004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0625624668227638" calcext:value-type="float">
            <text:p>0.001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232222650007467" calcext:value-type="float">
            <text:p>0.232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190275416182183" calcext:value-type="float">
            <text:p>0.002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0298184419209216" calcext:value-type="float">
            <text:p>0.000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382607742244797" calcext:value-type="float">
            <text:p>0.383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2776490771316" calcext:value-type="float">
            <text:p>0.028</text:p>
          </table:table-cell>
          <table:table-cell table:style-name="ce327" office:value-type="string" calcext:value-type="string">
            <text:p>H</text:p>
          </table:table-cell>
          <table:table-cell table:style-name="ce114" office:value-type="float" office:value="8" calcext:value-type="float">
            <text:p>8</text:p>
          </table:table-cell>
          <table:table-cell table:number-columns-repeated="993"/>
        </table:table-row>
        <table:table-row table:style-name="ro4">
          <table:table-cell table:style-name="ce484" table:formula="of:=IF(ROW()=COLUMN();&#10;INDEX([$Bigrams_FI.$A$1:$Bigrams_FI.$AC$29];ROW();COLUMN());&#10;INDEX([$Bigrams_FI.$A$1:$Bigrams_FI.$AC$29];ROW();COLUMN())+INDEX([$Bigrams_FI.$A$1:$Bigrams_FI.$AC$29];COLUMN();ROW()))" office:value-type="float" office:value="1.579799056558" calcext:value-type="float">
            <text:p>1.580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594804776747863" calcext:value-type="float">
            <text:p>0.059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675595875990209" calcext:value-type="float">
            <text:p>0.068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350472463647831" calcext:value-type="float">
            <text:p>0.350</text:p>
          </table:table-cell>
          <table:table-cell table:style-name="ce484" table:formula="of:=IF(ROW()=COLUMN();&#10;INDEX([$Bigrams_FI.$A$1:$Bigrams_FI.$AC$29];ROW();COLUMN());&#10;INDEX([$Bigrams_FI.$A$1:$Bigrams_FI.$AC$29];ROW();COLUMN())+INDEX([$Bigrams_FI.$A$1:$Bigrams_FI.$AC$29];COLUMN();ROW()))" office:value-type="float" office:value="0.995371097598618" calcext:value-type="float">
            <text:p>0.995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652528779409873" calcext:value-type="float">
            <text:p>0.065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130020784241676" calcext:value-type="float">
            <text:p>0.130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39753384156861" calcext:value-type="float">
            <text:p>0.398</text:p>
          </table:table-cell>
          <table:table-cell table:style-name="ce481" table:formula="of:=IF(ROW()=COLUMN();&#10;INDEX([$Bigrams_FI.$A$1:$Bigrams_FI.$AC$29];ROW();COLUMN());&#10;INDEX([$Bigrams_FI.$A$1:$Bigrams_FI.$AC$29];ROW();COLUMN())+INDEX([$Bigrams_FI.$A$1:$Bigrams_FI.$AC$29];COLUMN();ROW()))" office:value-type="float" office:value="0.671556321028091" calcext:value-type="float">
            <text:p>0.672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27319881532793" calcext:value-type="float">
            <text:p>0.273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1.42149801190883" calcext:value-type="float">
            <text:p>1.421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1.79308418288512" calcext:value-type="float">
            <text:p>1.793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1.20383688857679" calcext:value-type="float">
            <text:p>1.204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2.51044725682486" calcext:value-type="float">
            <text:p>2.510</text:p>
          </table:table-cell>
          <table:table-cell table:style-name="ce484" table:formula="of:=IF(ROW()=COLUMN();&#10;INDEX([$Bigrams_FI.$A$1:$Bigrams_FI.$AC$29];ROW();COLUMN());&#10;INDEX([$Bigrams_FI.$A$1:$Bigrams_FI.$AC$29];ROW();COLUMN())+INDEX([$Bigrams_FI.$A$1:$Bigrams_FI.$AC$29];COLUMN();ROW()))" office:value-type="float" office:value="1.07395675736304" calcext:value-type="float">
            <text:p>1.074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472572794580776" calcext:value-type="float">
            <text:p>0.473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243048432261097" calcext:value-type="float">
            <text:p>0.002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919784160389641" calcext:value-type="float">
            <text:p>0.920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3.31271637499204" calcext:value-type="float">
            <text:p>3.313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2.1636801565448" calcext:value-type="float">
            <text:p>2.164</text:p>
          </table:table-cell>
          <table:table-cell table:style-name="ce484" table:formula="of:=IF(ROW()=COLUMN();&#10;INDEX([$Bigrams_FI.$A$1:$Bigrams_FI.$AC$29];ROW();COLUMN());&#10;INDEX([$Bigrams_FI.$A$1:$Bigrams_FI.$AC$29];ROW();COLUMN())+INDEX([$Bigrams_FI.$A$1:$Bigrams_FI.$AC$29];COLUMN();ROW()))" office:value-type="float" office:value="0.301393558694441" calcext:value-type="float">
            <text:p>0.301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75622156727171" calcext:value-type="float">
            <text:p>0.756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29412235976263" calcext:value-type="float">
            <text:p>0.029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116820778876607" calcext:value-type="float">
            <text:p>0.012</text:p>
          </table:table-cell>
          <table:table-cell table:style-name="ce484" table:formula="of:=IF(ROW()=COLUMN();&#10;INDEX([$Bigrams_FI.$A$1:$Bigrams_FI.$AC$29];ROW();COLUMN());&#10;INDEX([$Bigrams_FI.$A$1:$Bigrams_FI.$AC$29];ROW();COLUMN())+INDEX([$Bigrams_FI.$A$1:$Bigrams_FI.$AC$29];COLUMN();ROW()))" office:value-type="float" office:value="0.128273311022687" calcext:value-type="float">
            <text:p>0.128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141091865376014" calcext:value-type="float">
            <text:p>0.014</text:p>
          </table:table-cell>
          <table:table-cell table:style-name="ce484" table:formula="of:=IF(ROW()=COLUMN();&#10;INDEX([$Bigrams_FI.$A$1:$Bigrams_FI.$AC$29];ROW();COLUMN());&#10;INDEX([$Bigrams_FI.$A$1:$Bigrams_FI.$AC$29];ROW();COLUMN())+INDEX([$Bigrams_FI.$A$1:$Bigrams_FI.$AC$29];COLUMN();ROW()))" office:value-type="float" office:value="0.000113647646566531" calcext:value-type="float">
            <text:p>0.000</text:p>
          </table:table-cell>
          <table:table-cell table:style-name="ce484" table:formula="of:=IF(ROW()=COLUMN();&#10;INDEX([$Bigrams_FI.$A$1:$Bigrams_FI.$AC$29];ROW();COLUMN());&#10;INDEX([$Bigrams_FI.$A$1:$Bigrams_FI.$AC$29];ROW();COLUMN())+INDEX([$Bigrams_FI.$A$1:$Bigrams_FI.$AC$29];COLUMN();ROW()))" office:value-type="float" office:value="0.315893198037573" calcext:value-type="float">
            <text:p>0.316</text:p>
          </table:table-cell>
          <table:table-cell table:style-name="ce484" table:formula="of:=IF(ROW()=COLUMN();&#10;INDEX([$Bigrams_FI.$A$1:$Bigrams_FI.$AC$29];ROW();COLUMN());&#10;INDEX([$Bigrams_FI.$A$1:$Bigrams_FI.$AC$29];ROW();COLUMN())+INDEX([$Bigrams_FI.$A$1:$Bigrams_FI.$AC$29];COLUMN();ROW()))" office:value-type="float" office:value="0.0636516838710449" calcext:value-type="float">
            <text:p>0.064</text:p>
          </table:table-cell>
          <table:table-cell table:style-name="ce325" office:value-type="string" calcext:value-type="string">
            <text:p>I</text:p>
          </table:table-cell>
          <table:table-cell table:style-name="ce114" office:value-type="float" office:value="9" calcext:value-type="float">
            <text:p>9</text:p>
          </table:table-cell>
          <table:table-cell table:number-columns-repeated="993"/>
        </table:table-row>
        <table:table-row table:style-name="ro4"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1.54829727919882" calcext:value-type="float">
            <text:p>1.548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312699811691476" calcext:value-type="float">
            <text:p>0.003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186562176244861" calcext:value-type="float">
            <text:p>0.002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606045766739938" calcext:value-type="float">
            <text:p>0.006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23898637281451" calcext:value-type="float">
            <text:p>0.239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14807950780352" calcext:value-type="float">
            <text:p>0.001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296046493184696" calcext:value-type="float">
            <text:p>0.003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609781511161729" calcext:value-type="float">
            <text:p>0.061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27319881532793" calcext:value-type="float">
            <text:p>0.273</text:p>
          </table:table-cell>
          <table:table-cell table:style-name="ce481" table:formula="of:=IF(ROW()=COLUMN();&#10;INDEX([$Bigrams_FI.$A$1:$Bigrams_FI.$AC$29];ROW();COLUMN());&#10;INDEX([$Bigrams_FI.$A$1:$Bigrams_FI.$AC$29];ROW();COLUMN())+INDEX([$Bigrams_FI.$A$1:$Bigrams_FI.$AC$29];COLUMN();ROW()))" office:value-type="float" office:value="0.000444463568255246" calcext:value-type="float">
            <text:p>0.000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457178601980017" calcext:value-type="float">
            <text:p>0.005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690583862646309" calcext:value-type="float">
            <text:p>0.069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697076406415507" calcext:value-type="float">
            <text:p>0.007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374466744988274" calcext:value-type="float">
            <text:p>0.374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65441690565679" calcext:value-type="float">
            <text:p>0.654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222006739282937" calcext:value-type="float">
            <text:p>0.002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00866422652041872" calcext:value-type="float">
            <text:p>0.000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154642940698793" calcext:value-type="float">
            <text:p>0.155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522666651783701" calcext:value-type="float">
            <text:p>0.052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661609338892962" calcext:value-type="float">
            <text:p>0.066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163879906348938" calcext:value-type="float">
            <text:p>0.164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194101178541848" calcext:value-type="float">
            <text:p>0.002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0888927136510492" calcext:value-type="float">
            <text:p>0.001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121411693708205" calcext:value-type="float">
            <text:p>0.001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26517034049375" calcext:value-type="float">
            <text:p>0.027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0951939693022629" calcext:value-type="float">
            <text:p>0.001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0014627914904603" calcext:value-type="float">
            <text:p>0.000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354630167153408" calcext:value-type="float">
            <text:p>0.355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177695409364224" calcext:value-type="float">
            <text:p>0.018</text:p>
          </table:table-cell>
          <table:table-cell table:style-name="ce327" office:value-type="string" calcext:value-type="string">
            <text:p>J</text:p>
          </table:table-cell>
          <table:table-cell table:style-name="ce114" office:value-type="float" office:value="10" calcext:value-type="float">
            <text:p>10</text:p>
          </table:table-cell>
          <table:table-cell table:number-columns-repeated="993"/>
        </table:table-row>
        <table:table-row table:style-name="ro4"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1.76475553783602" calcext:value-type="float">
            <text:p>1.765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227632860400092" calcext:value-type="float">
            <text:p>0.002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289261391117408" calcext:value-type="float">
            <text:p>0.029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409356572484199" calcext:value-type="float">
            <text:p>0.004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794781876184467" calcext:value-type="float">
            <text:p>0.795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282656324925868" calcext:value-type="float">
            <text:p>0.003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445363747633991" calcext:value-type="float">
            <text:p>0.004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356392268287302" calcext:value-type="float">
            <text:p>0.036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1.42149801190883" calcext:value-type="float">
            <text:p>1.421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457178601980017" calcext:value-type="float">
            <text:p>0.005</text:p>
          </table:table-cell>
          <table:table-cell table:style-name="ce481" table:formula="of:=IF(ROW()=COLUMN();&#10;INDEX([$Bigrams_FI.$A$1:$Bigrams_FI.$AC$29];ROW();COLUMN());&#10;INDEX([$Bigrams_FI.$A$1:$Bigrams_FI.$AC$29];ROW();COLUMN())+INDEX([$Bigrams_FI.$A$1:$Bigrams_FI.$AC$29];COLUMN();ROW()))" office:value-type="float" office:value="0.328814147795231" calcext:value-type="float">
            <text:p>0.329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212668503452683" calcext:value-type="float">
            <text:p>0.213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242317036515867" calcext:value-type="float">
            <text:p>0.024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809614581897735" calcext:value-type="float">
            <text:p>0.810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95798777322357" calcext:value-type="float">
            <text:p>0.958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610321618788977" calcext:value-type="float">
            <text:p>0.006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0100144955885359" calcext:value-type="float">
            <text:p>0.000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252277521341678" calcext:value-type="float">
            <text:p>0.252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887121151631885" calcext:value-type="float">
            <text:p>0.887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244887048642183" calcext:value-type="float">
            <text:p>0.245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1.02085630103511" calcext:value-type="float">
            <text:p>1.021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732520969453583" calcext:value-type="float">
            <text:p>0.007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271516605113901" calcext:value-type="float">
            <text:p>0.003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134689339544691" calcext:value-type="float">
            <text:p>0.001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249339560894299" calcext:value-type="float">
            <text:p>0.249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113085034454816" calcext:value-type="float">
            <text:p>0.001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0417458186892902" calcext:value-type="float">
            <text:p>0.000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480520253270869" calcext:value-type="float">
            <text:p>0.481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578612800172691" calcext:value-type="float">
            <text:p>0.058</text:p>
          </table:table-cell>
          <table:table-cell table:style-name="ce327" office:value-type="string" calcext:value-type="string">
            <text:p>K</text:p>
          </table:table-cell>
          <table:table-cell table:style-name="ce114" office:value-type="float" office:value="11" calcext:value-type="float">
            <text:p>11</text:p>
          </table:table-cell>
          <table:table-cell table:number-columns-repeated="993"/>
        </table:table-row>
        <table:table-row table:style-name="ro4"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2.12759084002669" calcext:value-type="float">
            <text:p>2.128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362682271696281" calcext:value-type="float">
            <text:p>0.036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142138323903804" calcext:value-type="float">
            <text:p>0.014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235014331305799" calcext:value-type="float">
            <text:p>0.024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1.54212880000598" calcext:value-type="float">
            <text:p>1.542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168299787098575" calcext:value-type="float">
            <text:p>0.017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347221690866339" calcext:value-type="float">
            <text:p>0.035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2115984152162" calcext:value-type="float">
            <text:p>0.021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1.79308418288512" calcext:value-type="float">
            <text:p>1.793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690583862646309" calcext:value-type="float">
            <text:p>0.069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212668503452683" calcext:value-type="float">
            <text:p>0.213</text:p>
          </table:table-cell>
          <table:table-cell table:style-name="ce481" table:formula="of:=IF(ROW()=COLUMN();&#10;INDEX([$Bigrams_FI.$A$1:$Bigrams_FI.$AC$29];ROW();COLUMN());&#10;INDEX([$Bigrams_FI.$A$1:$Bigrams_FI.$AC$29];ROW();COLUMN())+INDEX([$Bigrams_FI.$A$1:$Bigrams_FI.$AC$29];COLUMN();ROW()))" office:value-type="float" office:value="1.04845355033898" calcext:value-type="float">
            <text:p>1.048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218613063025069" calcext:value-type="float">
            <text:p>0.219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251467359900807" calcext:value-type="float">
            <text:p>0.251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996067611392923" calcext:value-type="float">
            <text:p>0.996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55521938856756" calcext:value-type="float">
            <text:p>0.056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0519853591225124" calcext:value-type="float">
            <text:p>0.001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301818893450898" calcext:value-type="float">
            <text:p>0.030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904432726309372" calcext:value-type="float">
            <text:p>0.090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298394836138997" calcext:value-type="float">
            <text:p>0.298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795297228878799" calcext:value-type="float">
            <text:p>0.795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516264125952379" calcext:value-type="float">
            <text:p>0.052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275229845051223" calcext:value-type="float">
            <text:p>0.003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101720269798163" calcext:value-type="float">
            <text:p>0.001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205100245325886" calcext:value-type="float">
            <text:p>0.205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202540360217581" calcext:value-type="float">
            <text:p>0.002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0487222088745625" calcext:value-type="float">
            <text:p>0.000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546187213726079" calcext:value-type="float">
            <text:p>0.546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598653043591996" calcext:value-type="float">
            <text:p>0.060</text:p>
          </table:table-cell>
          <table:table-cell table:style-name="ce327" office:value-type="string" calcext:value-type="string">
            <text:p>L</text:p>
          </table:table-cell>
          <table:table-cell table:style-name="ce114" office:value-type="float" office:value="12" calcext:value-type="float">
            <text:p>12</text:p>
          </table:table-cell>
          <table:table-cell table:number-columns-repeated="993"/>
        </table:table-row>
        <table:table-row table:style-name="ro4"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1.29408324696862" calcext:value-type="float">
            <text:p>1.294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170876550570232" calcext:value-type="float">
            <text:p>0.017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928647551597607" calcext:value-type="float">
            <text:p>0.009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654430408347471" calcext:value-type="float">
            <text:p>0.007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702276067551982" calcext:value-type="float">
            <text:p>0.702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366373007149135" calcext:value-type="float">
            <text:p>0.004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593218210592825" calcext:value-type="float">
            <text:p>0.006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551427382934597" calcext:value-type="float">
            <text:p>0.055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1.20383688857679" calcext:value-type="float">
            <text:p>1.204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697076406415507" calcext:value-type="float">
            <text:p>0.007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242317036515867" calcext:value-type="float">
            <text:p>0.024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218613063025069" calcext:value-type="float">
            <text:p>0.219</text:p>
          </table:table-cell>
          <table:table-cell table:style-name="ce481" table:formula="of:=IF(ROW()=COLUMN();&#10;INDEX([$Bigrams_FI.$A$1:$Bigrams_FI.$AC$29];ROW();COLUMN());&#10;INDEX([$Bigrams_FI.$A$1:$Bigrams_FI.$AC$29];ROW();COLUMN())+INDEX([$Bigrams_FI.$A$1:$Bigrams_FI.$AC$29];COLUMN();ROW()))" office:value-type="float" office:value="0.244070135855972" calcext:value-type="float">
            <text:p>0.244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362825175172656" calcext:value-type="float">
            <text:p>0.363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449532703381803" calcext:value-type="float">
            <text:p>0.450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121938298644771" calcext:value-type="float">
            <text:p>0.122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0227295293133062" calcext:value-type="float">
            <text:p>0.000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666110235786686" calcext:value-type="float">
            <text:p>0.067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822257601272206" calcext:value-type="float">
            <text:p>0.082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750186989761449" calcext:value-type="float">
            <text:p>0.075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495546497550567" calcext:value-type="float">
            <text:p>0.496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4231968304324" calcext:value-type="float">
            <text:p>0.004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197139283945112" calcext:value-type="float">
            <text:p>0.002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196014059721681" calcext:value-type="float">
            <text:p>0.002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23428968690591" calcext:value-type="float">
            <text:p>0.234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113422601721845" calcext:value-type="float">
            <text:p>0.001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0229545741579924" calcext:value-type="float">
            <text:p>0.000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442887129118219" calcext:value-type="float">
            <text:p>0.443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176311383569404" calcext:value-type="float">
            <text:p>0.018</text:p>
          </table:table-cell>
          <table:table-cell table:style-name="ce327" office:value-type="string" calcext:value-type="string">
            <text:p>M</text:p>
          </table:table-cell>
          <table:table-cell table:style-name="ce114" office:value-type="float" office:value="13" calcext:value-type="float">
            <text:p>13</text:p>
          </table:table-cell>
          <table:table-cell table:number-columns-repeated="993"/>
        </table:table-row>
        <table:table-row table:style-name="ro4"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2.53532483918071" calcext:value-type="float">
            <text:p>2.535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337961095507502" calcext:value-type="float">
            <text:p>0.034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380854642904692" calcext:value-type="float">
            <text:p>0.038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958544759214168" calcext:value-type="float">
            <text:p>0.096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3.05402507557681" calcext:value-type="float">
            <text:p>3.054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313813783672673" calcext:value-type="float">
            <text:p>0.031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16174873166976" calcext:value-type="float">
            <text:p>0.162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219067653611335" calcext:value-type="float">
            <text:p>0.219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2.51044725682486" calcext:value-type="float">
            <text:p>2.510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374466744988274" calcext:value-type="float">
            <text:p>0.374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809614581897735" calcext:value-type="float">
            <text:p>0.810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251467359900807" calcext:value-type="float">
            <text:p>0.251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362825175172656" calcext:value-type="float">
            <text:p>0.363</text:p>
          </table:table-cell>
          <table:table-cell table:style-name="ce481" table:formula="of:=IF(ROW()=COLUMN();&#10;INDEX([$Bigrams_FI.$A$1:$Bigrams_FI.$AC$29];ROW();COLUMN());&#10;INDEX([$Bigrams_FI.$A$1:$Bigrams_FI.$AC$29];ROW();COLUMN())+INDEX([$Bigrams_FI.$A$1:$Bigrams_FI.$AC$29];COLUMN();ROW()))" office:value-type="float" office:value="0.615748575218584" calcext:value-type="float">
            <text:p>0.616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1.51888504322257" calcext:value-type="float">
            <text:p>1.519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340813538913899" calcext:value-type="float">
            <text:p>0.341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155731032522851" calcext:value-type="float">
            <text:p>0.002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165313442009589" calcext:value-type="float">
            <text:p>0.165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777026963162949" calcext:value-type="float">
            <text:p>0.777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852756803848303" calcext:value-type="float">
            <text:p>0.853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705094754231676" calcext:value-type="float">
            <text:p>0.705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338168136764613" calcext:value-type="float">
            <text:p>0.338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123133286770055" calcext:value-type="float">
            <text:p>0.012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290420372067542" calcext:value-type="float">
            <text:p>0.003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300847824946077" calcext:value-type="float">
            <text:p>0.301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695838659769732" calcext:value-type="float">
            <text:p>0.007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0531105833459433" calcext:value-type="float">
            <text:p>0.001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758055682755902" calcext:value-type="float">
            <text:p>0.758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734040022155215" calcext:value-type="float">
            <text:p>0.073</text:p>
          </table:table-cell>
          <table:table-cell table:style-name="ce327" office:value-type="string" calcext:value-type="string">
            <text:p>N</text:p>
          </table:table-cell>
          <table:table-cell table:style-name="ce114" office:value-type="float" office:value="14" calcext:value-type="float">
            <text:p>14</text:p>
          </table:table-cell>
          <table:table-cell table:number-columns-repeated="993"/>
        </table:table-row>
        <table:table-row table:style-name="ro4">
          <table:table-cell table:style-name="ce484" table:formula="of:=IF(ROW()=COLUMN();&#10;INDEX([$Bigrams_FI.$A$1:$Bigrams_FI.$AC$29];ROW();COLUMN());&#10;INDEX([$Bigrams_FI.$A$1:$Bigrams_FI.$AC$29];ROW();COLUMN())+INDEX([$Bigrams_FI.$A$1:$Bigrams_FI.$AC$29];COLUMN();ROW()))" office:value-type="float" office:value="0.385681854823211" calcext:value-type="float">
            <text:p>0.386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560935527622589" calcext:value-type="float">
            <text:p>0.056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687782054329967" calcext:value-type="float">
            <text:p>0.069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247870018058499" calcext:value-type="float">
            <text:p>0.248</text:p>
          </table:table-cell>
          <table:table-cell table:style-name="ce484" table:formula="of:=IF(ROW()=COLUMN();&#10;INDEX([$Bigrams_FI.$A$1:$Bigrams_FI.$AC$29];ROW();COLUMN());&#10;INDEX([$Bigrams_FI.$A$1:$Bigrams_FI.$AC$29];ROW();COLUMN())+INDEX([$Bigrams_FI.$A$1:$Bigrams_FI.$AC$29];COLUMN();ROW()))" office:value-type="float" office:value="0.156299270755684" calcext:value-type="float">
            <text:p>0.156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524984613683969" calcext:value-type="float">
            <text:p>0.052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709307593724201" calcext:value-type="float">
            <text:p>0.071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279372920641896" calcext:value-type="float">
            <text:p>0.279</text:p>
          </table:table-cell>
          <table:table-cell table:style-name="ce484" table:formula="of:=IF(ROW()=COLUMN();&#10;INDEX([$Bigrams_FI.$A$1:$Bigrams_FI.$AC$29];ROW();COLUMN());&#10;INDEX([$Bigrams_FI.$A$1:$Bigrams_FI.$AC$29];ROW();COLUMN())+INDEX([$Bigrams_FI.$A$1:$Bigrams_FI.$AC$29];COLUMN();ROW()))" office:value-type="float" office:value="1.07395675736304" calcext:value-type="float">
            <text:p>1.074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65441690565679" calcext:value-type="float">
            <text:p>0.654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95798777322357" calcext:value-type="float">
            <text:p>0.958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996067611392923" calcext:value-type="float">
            <text:p>0.996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449532703381803" calcext:value-type="float">
            <text:p>0.450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1.51888504322257" calcext:value-type="float">
            <text:p>1.519</text:p>
          </table:table-cell>
          <table:table-cell table:style-name="ce481" table:formula="of:=IF(ROW()=COLUMN();&#10;INDEX([$Bigrams_FI.$A$1:$Bigrams_FI.$AC$29];ROW();COLUMN());&#10;INDEX([$Bigrams_FI.$A$1:$Bigrams_FI.$AC$29];ROW();COLUMN())+INDEX([$Bigrams_FI.$A$1:$Bigrams_FI.$AC$29];COLUMN();ROW()))" office:value-type="float" office:value="0.176743469671201" calcext:value-type="float">
            <text:p>0.177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361178972133777" calcext:value-type="float">
            <text:p>0.361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0583991371960691" calcext:value-type="float">
            <text:p>0.001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520145024298992" calcext:value-type="float">
            <text:p>0.520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760123844878569" calcext:value-type="float">
            <text:p>0.760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1.06075112587685" calcext:value-type="float">
            <text:p>1.061</text:p>
          </table:table-cell>
          <table:table-cell table:style-name="ce484" table:formula="of:=IF(ROW()=COLUMN();&#10;INDEX([$Bigrams_FI.$A$1:$Bigrams_FI.$AC$29];ROW();COLUMN());&#10;INDEX([$Bigrams_FI.$A$1:$Bigrams_FI.$AC$29];ROW();COLUMN())+INDEX([$Bigrams_FI.$A$1:$Bigrams_FI.$AC$29];COLUMN();ROW()))" office:value-type="float" office:value="0.775515787030881" calcext:value-type="float">
            <text:p>0.776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329596178630515" calcext:value-type="float">
            <text:p>0.330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211170830011297" calcext:value-type="float">
            <text:p>0.021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503425317563031" calcext:value-type="float">
            <text:p>0.005</text:p>
          </table:table-cell>
          <table:table-cell table:style-name="ce484" table:formula="of:=IF(ROW()=COLUMN();&#10;INDEX([$Bigrams_FI.$A$1:$Bigrams_FI.$AC$29];ROW();COLUMN());&#10;INDEX([$Bigrams_FI.$A$1:$Bigrams_FI.$AC$29];ROW();COLUMN())+INDEX([$Bigrams_FI.$A$1:$Bigrams_FI.$AC$29];COLUMN();ROW()))" office:value-type="float" office:value="0.0333921540545385" calcext:value-type="float">
            <text:p>0.033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803972707641451" calcext:value-type="float">
            <text:p>0.008</text:p>
          </table:table-cell>
          <table:table-cell table:style-name="ce484" table:formula="of:=IF(ROW()=COLUMN();&#10;INDEX([$Bigrams_FI.$A$1:$Bigrams_FI.$AC$29];ROW();COLUMN());&#10;INDEX([$Bigrams_FI.$A$1:$Bigrams_FI.$AC$29];ROW();COLUMN())+INDEX([$Bigrams_FI.$A$1:$Bigrams_FI.$AC$29];COLUMN();ROW()))" office:value-type="float" office:value="0.0000663882291824292" calcext:value-type="float">
            <text:p>0.000</text:p>
          </table:table-cell>
          <table:table-cell table:style-name="ce484" table:formula="of:=IF(ROW()=COLUMN();&#10;INDEX([$Bigrams_FI.$A$1:$Bigrams_FI.$AC$29];ROW();COLUMN());&#10;INDEX([$Bigrams_FI.$A$1:$Bigrams_FI.$AC$29];ROW();COLUMN())+INDEX([$Bigrams_FI.$A$1:$Bigrams_FI.$AC$29];COLUMN();ROW()))" office:value-type="float" office:value="0.109280651355395" calcext:value-type="float">
            <text:p>0.109</text:p>
          </table:table-cell>
          <table:table-cell table:style-name="ce484" table:formula="of:=IF(ROW()=COLUMN();&#10;INDEX([$Bigrams_FI.$A$1:$Bigrams_FI.$AC$29];ROW();COLUMN());&#10;INDEX([$Bigrams_FI.$A$1:$Bigrams_FI.$AC$29];ROW();COLUMN())+INDEX([$Bigrams_FI.$A$1:$Bigrams_FI.$AC$29];COLUMN();ROW()))" office:value-type="float" office:value="0.00585341641028808" calcext:value-type="float">
            <text:p>0.006</text:p>
          </table:table-cell>
          <table:table-cell table:style-name="ce325" office:value-type="string" calcext:value-type="string">
            <text:p>O</text:p>
          </table:table-cell>
          <table:table-cell table:style-name="ce114" office:value-type="float" office:value="15" calcext:value-type="float">
            <text:p>15</text:p>
          </table:table-cell>
          <table:table-cell table:number-columns-repeated="993"/>
        </table:table-row>
        <table:table-row table:style-name="ro4"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763804453313412" calcext:value-type="float">
            <text:p>0.764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162707422708123" calcext:value-type="float">
            <text:p>0.002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330815921688715" calcext:value-type="float">
            <text:p>0.003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473044263530393" calcext:value-type="float">
            <text:p>0.005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332158314187268" calcext:value-type="float">
            <text:p>0.332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205916032887873" calcext:value-type="float">
            <text:p>0.002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320351336410806" calcext:value-type="float">
            <text:p>0.003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124978654496481" calcext:value-type="float">
            <text:p>0.012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472572794580776" calcext:value-type="float">
            <text:p>0.473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222006739282937" calcext:value-type="float">
            <text:p>0.002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610321618788977" calcext:value-type="float">
            <text:p>0.006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55521938856756" calcext:value-type="float">
            <text:p>0.056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121938298644771" calcext:value-type="float">
            <text:p>0.122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340813538913899" calcext:value-type="float">
            <text:p>0.341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361178972133777" calcext:value-type="float">
            <text:p>0.361</text:p>
          </table:table-cell>
          <table:table-cell table:style-name="ce481" table:formula="of:=IF(ROW()=COLUMN();&#10;INDEX([$Bigrams_FI.$A$1:$Bigrams_FI.$AC$29];ROW();COLUMN());&#10;INDEX([$Bigrams_FI.$A$1:$Bigrams_FI.$AC$29];ROW();COLUMN())+INDEX([$Bigrams_FI.$A$1:$Bigrams_FI.$AC$29];COLUMN();ROW()))" office:value-type="float" office:value="0.119439175644531" calcext:value-type="float">
            <text:p>0.119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01125224223431" calcext:value-type="float">
            <text:p>0.000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734591382024696" calcext:value-type="float">
            <text:p>0.073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984773735862345" calcext:value-type="float">
            <text:p>0.098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68967243102533" calcext:value-type="float">
            <text:p>0.069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366712824864611" calcext:value-type="float">
            <text:p>0.367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235396907541766" calcext:value-type="float">
            <text:p>0.002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0928309984330578" calcext:value-type="float">
            <text:p>0.001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164395259043269" calcext:value-type="float">
            <text:p>0.002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793418104425669" calcext:value-type="float">
            <text:p>0.079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095306491724606" calcext:value-type="float">
            <text:p>0.001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0100144955885359" calcext:value-type="float">
            <text:p>0.000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231674665810656" calcext:value-type="float">
            <text:p>0.232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164485276981144" calcext:value-type="float">
            <text:p>0.016</text:p>
          </table:table-cell>
          <table:table-cell table:style-name="ce327" office:value-type="string" calcext:value-type="string">
            <text:p>P</text:p>
          </table:table-cell>
          <table:table-cell table:style-name="ce114" office:value-type="float" office:value="16" calcext:value-type="float">
            <text:p>16</text:p>
          </table:table-cell>
          <table:table-cell table:number-columns-repeated="993"/>
        </table:table-row>
        <table:table-row table:style-name="ro4"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266903185797834" calcext:value-type="float">
            <text:p>0.003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00922683863213422" calcext:value-type="float">
            <text:p>0.000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0702139915420946" calcext:value-type="float">
            <text:p>0.001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0292558298092061" calcext:value-type="float">
            <text:p>0.000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117473408926196" calcext:value-type="float">
            <text:p>0.001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00765152471933082" calcext:value-type="float">
            <text:p>0.000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0118148543460255" calcext:value-type="float">
            <text:p>0.000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0128275561471134" calcext:value-type="float">
            <text:p>0.000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243048432261097" calcext:value-type="float">
            <text:p>0.002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00866422652041872" calcext:value-type="float">
            <text:p>0.000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0100144955885359" calcext:value-type="float">
            <text:p>0.000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0519853591225124" calcext:value-type="float">
            <text:p>0.001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0227295293133062" calcext:value-type="float">
            <text:p>0.000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155731032522851" calcext:value-type="float">
            <text:p>0.002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0583991371960691" calcext:value-type="float">
            <text:p>0.001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01125224223431" calcext:value-type="float">
            <text:p>0.000</text:p>
          </table:table-cell>
          <table:table-cell table:style-name="ce481" table:formula="of:=IF(ROW()=COLUMN();&#10;INDEX([$Bigrams_FI.$A$1:$Bigrams_FI.$AC$29];ROW();COLUMN());&#10;INDEX([$Bigrams_FI.$A$1:$Bigrams_FI.$AC$29];ROW();COLUMN())+INDEX([$Bigrams_FI.$A$1:$Bigrams_FI.$AC$29];COLUMN();ROW()))" office:value-type="float" office:value="0.0000315062782560681" calcext:value-type="float">
            <text:p>0.000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0614372425993327" calcext:value-type="float">
            <text:p>0.001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129288263272223" calcext:value-type="float">
            <text:p>0.001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0375824890625955" calcext:value-type="float">
            <text:p>0.000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100561288848029" calcext:value-type="float">
            <text:p>0.010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0506350900543951" calcext:value-type="float">
            <text:p>0.001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00551359869481191" calcext:value-type="float">
            <text:p>0.000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00371323993732231" calcext:value-type="float">
            <text:p>0.000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00911431620979112" calcext:value-type="float">
            <text:p>0.000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00945188347682042" calcext:value-type="float">
            <text:p>0.000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" calcext:value-type="float">
            <text:p>0.000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0271179037846872" calcext:value-type="float">
            <text:p>0.000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000225044844686201" calcext:value-type="float">
            <text:p>0.000</text:p>
          </table:table-cell>
          <table:table-cell table:style-name="ce327" office:value-type="string" calcext:value-type="string">
            <text:p>Q</text:p>
          </table:table-cell>
          <table:table-cell table:style-name="ce114" office:value-type="float" office:value="17" calcext:value-type="float">
            <text:p>17</text:p>
          </table:table-cell>
          <table:table-cell table:number-columns-repeated="993"/>
        </table:table-row>
        <table:table-row table:style-name="ro4"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1.07548031096157" calcext:value-type="float">
            <text:p>1.075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45768495288056" calcext:value-type="float">
            <text:p>0.046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215154123762242" calcext:value-type="float">
            <text:p>0.022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564986334826941" calcext:value-type="float">
            <text:p>0.056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865816156185443" calcext:value-type="float">
            <text:p>0.866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278740544628328" calcext:value-type="float">
            <text:p>0.028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603817822777545" calcext:value-type="float">
            <text:p>0.060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61351725558352" calcext:value-type="float">
            <text:p>0.061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919784160389641" calcext:value-type="float">
            <text:p>0.920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154642940698793" calcext:value-type="float">
            <text:p>0.155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252277521341678" calcext:value-type="float">
            <text:p>0.252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301818893450898" calcext:value-type="float">
            <text:p>0.030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666110235786686" calcext:value-type="float">
            <text:p>0.067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165313442009589" calcext:value-type="float">
            <text:p>0.165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520145024298992" calcext:value-type="float">
            <text:p>0.520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734591382024696" calcext:value-type="float">
            <text:p>0.073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0614372425993327" calcext:value-type="float">
            <text:p>0.001</text:p>
          </table:table-cell>
          <table:table-cell table:style-name="ce481" table:formula="of:=IF(ROW()=COLUMN();&#10;INDEX([$Bigrams_FI.$A$1:$Bigrams_FI.$AC$29];ROW();COLUMN());&#10;INDEX([$Bigrams_FI.$A$1:$Bigrams_FI.$AC$29];ROW();COLUMN())+INDEX([$Bigrams_FI.$A$1:$Bigrams_FI.$AC$29];COLUMN();ROW()))" office:value-type="float" office:value="0.0713155860568336" calcext:value-type="float">
            <text:p>0.071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966095013753391" calcext:value-type="float">
            <text:p>0.097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267959771343636" calcext:value-type="float">
            <text:p>0.268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430987882955437" calcext:value-type="float">
            <text:p>0.431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844975878343277" calcext:value-type="float">
            <text:p>0.084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476982548312402" calcext:value-type="float">
            <text:p>0.005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151567702896157" calcext:value-type="float">
            <text:p>0.002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912995682649682" calcext:value-type="float">
            <text:p>0.091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227295293133063" calcext:value-type="float">
            <text:p>0.002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0869798324712165" calcext:value-type="float">
            <text:p>0.001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227967051994451" calcext:value-type="float">
            <text:p>0.228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244792529807415" calcext:value-type="float">
            <text:p>0.024</text:p>
          </table:table-cell>
          <table:table-cell table:style-name="ce327" office:value-type="string" calcext:value-type="string">
            <text:p>R</text:p>
          </table:table-cell>
          <table:table-cell table:style-name="ce114" office:value-type="float" office:value="18" calcext:value-type="float">
            <text:p>18</text:p>
          </table:table-cell>
          <table:table-cell table:number-columns-repeated="993"/>
        </table:table-row>
        <table:table-row table:style-name="ro4"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2.1314908671851" calcext:value-type="float">
            <text:p>2.131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156923770199687" calcext:value-type="float">
            <text:p>0.016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288417472949834" calcext:value-type="float">
            <text:p>0.029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209122921924652" calcext:value-type="float">
            <text:p>0.021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1.85272781807231" calcext:value-type="float">
            <text:p>1.853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979732731341375" calcext:value-type="float">
            <text:p>0.010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111082135337109" calcext:value-type="float">
            <text:p>0.011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567180522062632" calcext:value-type="float">
            <text:p>0.057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3.31271637499204" calcext:value-type="float">
            <text:p>3.313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522666651783701" calcext:value-type="float">
            <text:p>0.052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887121151631885" calcext:value-type="float">
            <text:p>0.887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904432726309372" calcext:value-type="float">
            <text:p>0.090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822257601272206" calcext:value-type="float">
            <text:p>0.082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777026963162949" calcext:value-type="float">
            <text:p>0.777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760123844878569" calcext:value-type="float">
            <text:p>0.760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984773735862345" calcext:value-type="float">
            <text:p>0.098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129288263272223" calcext:value-type="float">
            <text:p>0.001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966095013753391" calcext:value-type="float">
            <text:p>0.097</text:p>
          </table:table-cell>
          <table:table-cell table:style-name="ce481" table:formula="of:=IF(ROW()=COLUMN();&#10;INDEX([$Bigrams_FI.$A$1:$Bigrams_FI.$AC$29];ROW();COLUMN());&#10;INDEX([$Bigrams_FI.$A$1:$Bigrams_FI.$AC$29];ROW();COLUMN())+INDEX([$Bigrams_FI.$A$1:$Bigrams_FI.$AC$29];COLUMN();ROW()))" office:value-type="float" office:value="0.820321090383681" calcext:value-type="float">
            <text:p>0.820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1.76142937503157" calcext:value-type="float">
            <text:p>1.761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956820915703873" calcext:value-type="float">
            <text:p>0.957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88406616786527" calcext:value-type="float">
            <text:p>0.088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128275561471134" calcext:value-type="float">
            <text:p>0.013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233033936672561" calcext:value-type="float">
            <text:p>0.002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278328712562552" calcext:value-type="float">
            <text:p>0.278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263302468282855" calcext:value-type="float">
            <text:p>0.003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0369073545285369" calcext:value-type="float">
            <text:p>0.000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563561800960077" calcext:value-type="float">
            <text:p>0.564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138962941145282" calcext:value-type="float">
            <text:p>0.139</text:p>
          </table:table-cell>
          <table:table-cell table:style-name="ce327" office:value-type="string" calcext:value-type="string">
            <text:p>S</text:p>
          </table:table-cell>
          <table:table-cell table:style-name="ce114" office:value-type="float" office:value="19" calcext:value-type="float">
            <text:p>19</text:p>
          </table:table-cell>
          <table:table-cell table:number-columns-repeated="993"/>
        </table:table-row>
        <table:table-row table:style-name="ro4"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2.81495881184243" calcext:value-type="float">
            <text:p>2.815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899166676943715" calcext:value-type="float">
            <text:p>0.009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161435919335646" calcext:value-type="float">
            <text:p>0.016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107481417822129" calcext:value-type="float">
            <text:p>0.011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1.85519318434585" calcext:value-type="float">
            <text:p>1.855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112106089380431" calcext:value-type="float">
            <text:p>0.011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924709266815598" calcext:value-type="float">
            <text:p>0.009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361048446123859" calcext:value-type="float">
            <text:p>0.361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2.1636801565448" calcext:value-type="float">
            <text:p>2.164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661609338892962" calcext:value-type="float">
            <text:p>0.066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244887048642183" calcext:value-type="float">
            <text:p>0.245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298394836138997" calcext:value-type="float">
            <text:p>0.298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750186989761449" calcext:value-type="float">
            <text:p>0.075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852756803848303" calcext:value-type="float">
            <text:p>0.853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1.06075112587685" calcext:value-type="float">
            <text:p>1.061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68967243102533" calcext:value-type="float">
            <text:p>0.069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0375824890625955" calcext:value-type="float">
            <text:p>0.000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267959771343636" calcext:value-type="float">
            <text:p>0.268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1.76142937503157" calcext:value-type="float">
            <text:p>1.761</text:p>
          </table:table-cell>
          <table:table-cell table:style-name="ce481" table:formula="of:=IF(ROW()=COLUMN();&#10;INDEX([$Bigrams_FI.$A$1:$Bigrams_FI.$AC$29];ROW();COLUMN());&#10;INDEX([$Bigrams_FI.$A$1:$Bigrams_FI.$AC$29];ROW();COLUMN())+INDEX([$Bigrams_FI.$A$1:$Bigrams_FI.$AC$29];COLUMN();ROW()))" office:value-type="float" office:value="1.23013450390259" calcext:value-type="float">
            <text:p>1.230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1.33646931824105" calcext:value-type="float">
            <text:p>1.336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620212339712935" calcext:value-type="float">
            <text:p>0.062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581853445936172" calcext:value-type="float">
            <text:p>0.006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232696369405531" calcext:value-type="float">
            <text:p>0.002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630178450659863" calcext:value-type="float">
            <text:p>0.630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544270956873576" calcext:value-type="float">
            <text:p>0.005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0299309643432647" calcext:value-type="float">
            <text:p>0.000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984130107606543" calcext:value-type="float">
            <text:p>0.984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116096134476717" calcext:value-type="float">
            <text:p>0.116</text:p>
          </table:table-cell>
          <table:table-cell table:style-name="ce327" office:value-type="string" calcext:value-type="string">
            <text:p>T</text:p>
          </table:table-cell>
          <table:table-cell table:style-name="ce114" office:value-type="float" office:value="20" calcext:value-type="float">
            <text:p>20</text:p>
          </table:table-cell>
          <table:table-cell table:number-columns-repeated="993"/>
        </table:table-row>
        <table:table-row table:style-name="ro4">
          <table:table-cell table:style-name="ce484" table:formula="of:=IF(ROW()=COLUMN();&#10;INDEX([$Bigrams_FI.$A$1:$Bigrams_FI.$AC$29];ROW();COLUMN());&#10;INDEX([$Bigrams_FI.$A$1:$Bigrams_FI.$AC$29];ROW();COLUMN())+INDEX([$Bigrams_FI.$A$1:$Bigrams_FI.$AC$29];COLUMN();ROW()))" office:value-type="float" office:value="0.449450562013492" calcext:value-type="float">
            <text:p>0.449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493467083185667" calcext:value-type="float">
            <text:p>0.049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196284113535305" calcext:value-type="float">
            <text:p>0.020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180616491448251" calcext:value-type="float">
            <text:p>0.181</text:p>
          </table:table-cell>
          <table:table-cell table:style-name="ce484" table:formula="of:=IF(ROW()=COLUMN();&#10;INDEX([$Bigrams_FI.$A$1:$Bigrams_FI.$AC$29];ROW();COLUMN());&#10;INDEX([$Bigrams_FI.$A$1:$Bigrams_FI.$AC$29];ROW();COLUMN())+INDEX([$Bigrams_FI.$A$1:$Bigrams_FI.$AC$29];COLUMN();ROW()))" office:value-type="float" office:value="0.263499382521955" calcext:value-type="float">
            <text:p>0.263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127994255415277" calcext:value-type="float">
            <text:p>0.013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29892706719668" calcext:value-type="float">
            <text:p>0.030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173749248012652" calcext:value-type="float">
            <text:p>0.174</text:p>
          </table:table-cell>
          <table:table-cell table:style-name="ce484" table:formula="of:=IF(ROW()=COLUMN();&#10;INDEX([$Bigrams_FI.$A$1:$Bigrams_FI.$AC$29];ROW();COLUMN());&#10;INDEX([$Bigrams_FI.$A$1:$Bigrams_FI.$AC$29];ROW();COLUMN())+INDEX([$Bigrams_FI.$A$1:$Bigrams_FI.$AC$29];COLUMN();ROW()))" office:value-type="float" office:value="0.301393558694441" calcext:value-type="float">
            <text:p>0.301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163879906348938" calcext:value-type="float">
            <text:p>0.164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1.02085630103511" calcext:value-type="float">
            <text:p>1.021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795297228878799" calcext:value-type="float">
            <text:p>0.795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495546497550567" calcext:value-type="float">
            <text:p>0.496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705094754231676" calcext:value-type="float">
            <text:p>0.705</text:p>
          </table:table-cell>
          <table:table-cell table:style-name="ce484" table:formula="of:=IF(ROW()=COLUMN();&#10;INDEX([$Bigrams_FI.$A$1:$Bigrams_FI.$AC$29];ROW();COLUMN());&#10;INDEX([$Bigrams_FI.$A$1:$Bigrams_FI.$AC$29];ROW();COLUMN())+INDEX([$Bigrams_FI.$A$1:$Bigrams_FI.$AC$29];COLUMN();ROW()))" office:value-type="float" office:value="0.775515787030881" calcext:value-type="float">
            <text:p>0.776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366712824864611" calcext:value-type="float">
            <text:p>0.367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100561288848029" calcext:value-type="float">
            <text:p>0.010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430987882955437" calcext:value-type="float">
            <text:p>0.431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956820915703873" calcext:value-type="float">
            <text:p>0.957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1.33646931824105" calcext:value-type="float">
            <text:p>1.336</text:p>
          </table:table-cell>
          <table:table-cell table:style-name="ce481" table:formula="of:=IF(ROW()=COLUMN();&#10;INDEX([$Bigrams_FI.$A$1:$Bigrams_FI.$AC$29];ROW();COLUMN());&#10;INDEX([$Bigrams_FI.$A$1:$Bigrams_FI.$AC$29];ROW();COLUMN())+INDEX([$Bigrams_FI.$A$1:$Bigrams_FI.$AC$29];COLUMN();ROW()))" office:value-type="float" office:value="0.537998957052172" calcext:value-type="float">
            <text:p>0.538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454316031555608" calcext:value-type="float">
            <text:p>0.454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16259490028578" calcext:value-type="float">
            <text:p>0.002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299647210699676" calcext:value-type="float">
            <text:p>0.003</text:p>
          </table:table-cell>
          <table:table-cell table:style-name="ce484" table:formula="of:=IF(ROW()=COLUMN();&#10;INDEX([$Bigrams_FI.$A$1:$Bigrams_FI.$AC$29];ROW();COLUMN());&#10;INDEX([$Bigrams_FI.$A$1:$Bigrams_FI.$AC$29];ROW();COLUMN())+INDEX([$Bigrams_FI.$A$1:$Bigrams_FI.$AC$29];COLUMN();ROW()))" office:value-type="float" office:value="0.00931235567311499" calcext:value-type="float">
            <text:p>0.009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479908131293323" calcext:value-type="float">
            <text:p>0.005</text:p>
          </table:table-cell>
          <table:table-cell table:style-name="ce484" table:formula="of:=IF(ROW()=COLUMN();&#10;INDEX([$Bigrams_FI.$A$1:$Bigrams_FI.$AC$29];ROW();COLUMN());&#10;INDEX([$Bigrams_FI.$A$1:$Bigrams_FI.$AC$29];ROW();COLUMN())+INDEX([$Bigrams_FI.$A$1:$Bigrams_FI.$AC$29];COLUMN();ROW()))" office:value-type="float" office:value="0.00000900179378744803" calcext:value-type="float">
            <text:p>0.000</text:p>
          </table:table-cell>
          <table:table-cell table:style-name="ce484" table:formula="of:=IF(ROW()=COLUMN();&#10;INDEX([$Bigrams_FI.$A$1:$Bigrams_FI.$AC$29];ROW();COLUMN());&#10;INDEX([$Bigrams_FI.$A$1:$Bigrams_FI.$AC$29];ROW();COLUMN())+INDEX([$Bigrams_FI.$A$1:$Bigrams_FI.$AC$29];COLUMN();ROW()))" office:value-type="float" office:value="0.0127127832763235" calcext:value-type="float">
            <text:p>0.013</text:p>
          </table:table-cell>
          <table:table-cell table:style-name="ce484" table:formula="of:=IF(ROW()=COLUMN();&#10;INDEX([$Bigrams_FI.$A$1:$Bigrams_FI.$AC$29];ROW();COLUMN());&#10;INDEX([$Bigrams_FI.$A$1:$Bigrams_FI.$AC$29];ROW();COLUMN())+INDEX([$Bigrams_FI.$A$1:$Bigrams_FI.$AC$29];COLUMN();ROW()))" office:value-type="float" office:value="0.000472594173841021" calcext:value-type="float">
            <text:p>0.000</text:p>
          </table:table-cell>
          <table:table-cell table:style-name="ce325" office:value-type="string" calcext:value-type="string">
            <text:p>U</text:p>
          </table:table-cell>
          <table:table-cell table:style-name="ce114" office:value-type="float" office:value="21" calcext:value-type="float">
            <text:p>21</text:p>
          </table:table-cell>
          <table:table-cell table:number-columns-repeated="993"/>
        </table:table-row>
        <table:table-row table:style-name="ro4"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1.38734858195193" calcext:value-type="float">
            <text:p>1.387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0912556845202544" calcext:value-type="float">
            <text:p>0.001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131426189296741" calcext:value-type="float">
            <text:p>0.001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763802202864965" calcext:value-type="float">
            <text:p>0.008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358069977604438" calcext:value-type="float">
            <text:p>0.358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120173947062431" calcext:value-type="float">
            <text:p>0.001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229545741579925" calcext:value-type="float">
            <text:p>0.002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125957599570867" calcext:value-type="float">
            <text:p>0.013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75622156727171" calcext:value-type="float">
            <text:p>0.756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194101178541848" calcext:value-type="float">
            <text:p>0.002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732520969453583" calcext:value-type="float">
            <text:p>0.007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516264125952379" calcext:value-type="float">
            <text:p>0.052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4231968304324" calcext:value-type="float">
            <text:p>0.004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338168136764613" calcext:value-type="float">
            <text:p>0.338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329596178630515" calcext:value-type="float">
            <text:p>0.330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235396907541766" calcext:value-type="float">
            <text:p>0.002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0506350900543951" calcext:value-type="float">
            <text:p>0.001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844975878343277" calcext:value-type="float">
            <text:p>0.084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88406616786527" calcext:value-type="float">
            <text:p>0.088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620212339712935" calcext:value-type="float">
            <text:p>0.062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454316031555608" calcext:value-type="float">
            <text:p>0.454</text:p>
          </table:table-cell>
          <table:table-cell table:style-name="ce481" table:formula="of:=IF(ROW()=COLUMN();&#10;INDEX([$Bigrams_FI.$A$1:$Bigrams_FI.$AC$29];ROW();COLUMN());&#10;INDEX([$Bigrams_FI.$A$1:$Bigrams_FI.$AC$29];ROW();COLUMN())+INDEX([$Bigrams_FI.$A$1:$Bigrams_FI.$AC$29];COLUMN();ROW()))" office:value-type="float" office:value="0.00113535124144188" calcext:value-type="float">
            <text:p>0.001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040395549621173" calcext:value-type="float">
            <text:p>0.000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0963191935256938" calcext:value-type="float">
            <text:p>0.001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934937555006587" calcext:value-type="float">
            <text:p>0.093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0565987784385794" calcext:value-type="float">
            <text:p>0.001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0132776458364858" calcext:value-type="float">
            <text:p>0.000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406873202623086" calcext:value-type="float">
            <text:p>0.407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748161586159274" calcext:value-type="float">
            <text:p>0.007</text:p>
          </table:table-cell>
          <table:table-cell table:style-name="ce327" office:value-type="string" calcext:value-type="string">
            <text:p>V</text:p>
          </table:table-cell>
          <table:table-cell table:style-name="ce114" office:value-type="float" office:value="22" calcext:value-type="float">
            <text:p>22</text:p>
          </table:table-cell>
          <table:table-cell table:number-columns-repeated="993"/>
        </table:table-row>
        <table:table-row table:style-name="ro4"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364482630453771" calcext:value-type="float">
            <text:p>0.036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13682726556921" calcext:value-type="float">
            <text:p>0.001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128950696005193" calcext:value-type="float">
            <text:p>0.001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351520047399846" calcext:value-type="float">
            <text:p>0.004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24488254774529" calcext:value-type="float">
            <text:p>0.024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122199350664607" calcext:value-type="float">
            <text:p>0.001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124899888800841" calcext:value-type="float">
            <text:p>0.001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417120619625873" calcext:value-type="float">
            <text:p>0.004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29412235976263" calcext:value-type="float">
            <text:p>0.029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0888927136510492" calcext:value-type="float">
            <text:p>0.001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271516605113901" calcext:value-type="float">
            <text:p>0.003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275229845051223" calcext:value-type="float">
            <text:p>0.003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197139283945112" calcext:value-type="float">
            <text:p>0.002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123133286770055" calcext:value-type="float">
            <text:p>0.012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211170830011297" calcext:value-type="float">
            <text:p>0.021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0928309984330578" calcext:value-type="float">
            <text:p>0.001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00551359869481191" calcext:value-type="float">
            <text:p>0.000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476982548312402" calcext:value-type="float">
            <text:p>0.005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128275561471134" calcext:value-type="float">
            <text:p>0.013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581853445936172" calcext:value-type="float">
            <text:p>0.006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16259490028578" calcext:value-type="float">
            <text:p>0.002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040395549621173" calcext:value-type="float">
            <text:p>0.000</text:p>
          </table:table-cell>
          <table:table-cell table:style-name="ce481" table:formula="of:=IF(ROW()=COLUMN();&#10;INDEX([$Bigrams_FI.$A$1:$Bigrams_FI.$AC$29];ROW();COLUMN());&#10;INDEX([$Bigrams_FI.$A$1:$Bigrams_FI.$AC$29];ROW();COLUMN())+INDEX([$Bigrams_FI.$A$1:$Bigrams_FI.$AC$29];COLUMN();ROW()))" office:value-type="float" office:value="0.00173059485563688" calcext:value-type="float">
            <text:p>0.002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0327440249018422" calcext:value-type="float">
            <text:p>0.000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557548602710062" calcext:value-type="float">
            <text:p>0.006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0396078926647713" calcext:value-type="float">
            <text:p>0.000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001125224223431" calcext:value-type="float">
            <text:p>0.000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231233577915071" calcext:value-type="float">
            <text:p>0.002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0184536772642684" calcext:value-type="float">
            <text:p>0.000</text:p>
          </table:table-cell>
          <table:table-cell table:style-name="ce327" office:value-type="string" calcext:value-type="string">
            <text:p>W</text:p>
          </table:table-cell>
          <table:table-cell table:style-name="ce114" office:value-type="float" office:value="23" calcext:value-type="float">
            <text:p>23</text:p>
          </table:table-cell>
          <table:table-cell table:number-columns-repeated="993"/>
        </table:table-row>
        <table:table-row table:style-name="ro4"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709116305606218" calcext:value-type="float">
            <text:p>0.007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0559236439045208" calcext:value-type="float">
            <text:p>0.001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0694263345856929" calcext:value-type="float">
            <text:p>0.001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0478220294958177" calcext:value-type="float">
            <text:p>0.000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910193874333339" calcext:value-type="float">
            <text:p>0.009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0928309984330578" calcext:value-type="float">
            <text:p>0.001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0870923548935596" calcext:value-type="float">
            <text:p>0.001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0625624668227638" calcext:value-type="float">
            <text:p>0.001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116820778876607" calcext:value-type="float">
            <text:p>0.012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121411693708205" calcext:value-type="float">
            <text:p>0.001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134689339544691" calcext:value-type="float">
            <text:p>0.001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101720269798163" calcext:value-type="float">
            <text:p>0.001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196014059721681" calcext:value-type="float">
            <text:p>0.002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290420372067542" calcext:value-type="float">
            <text:p>0.003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503425317563031" calcext:value-type="float">
            <text:p>0.005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164395259043269" calcext:value-type="float">
            <text:p>0.002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00371323993732231" calcext:value-type="float">
            <text:p>0.000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151567702896157" calcext:value-type="float">
            <text:p>0.002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233033936672561" calcext:value-type="float">
            <text:p>0.002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232696369405531" calcext:value-type="float">
            <text:p>0.002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299647210699676" calcext:value-type="float">
            <text:p>0.003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0963191935256938" calcext:value-type="float">
            <text:p>0.001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0327440249018422" calcext:value-type="float">
            <text:p>0.000</text:p>
          </table:table-cell>
          <table:table-cell table:style-name="ce481" table:formula="of:=IF(ROW()=COLUMN();&#10;INDEX([$Bigrams_FI.$A$1:$Bigrams_FI.$AC$29];ROW();COLUMN());&#10;INDEX([$Bigrams_FI.$A$1:$Bigrams_FI.$AC$29];ROW();COLUMN())+INDEX([$Bigrams_FI.$A$1:$Bigrams_FI.$AC$29];COLUMN();ROW()))" office:value-type="float" office:value="0.000648129152696258" calcext:value-type="float">
            <text:p>0.001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0852919961360701" calcext:value-type="float">
            <text:p>0.001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010127018010879" calcext:value-type="float">
            <text:p>0.000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000337567267029301" calcext:value-type="float">
            <text:p>0.000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0660506619153999" calcext:value-type="float">
            <text:p>0.001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00247549329154821" calcext:value-type="float">
            <text:p>0.000</text:p>
          </table:table-cell>
          <table:table-cell table:style-name="ce327" office:value-type="string" calcext:value-type="string">
            <text:p>X</text:p>
          </table:table-cell>
          <table:table-cell table:style-name="ce114" office:value-type="float" office:value="24" calcext:value-type="float">
            <text:p>24</text:p>
          </table:table-cell>
          <table:table-cell table:number-columns-repeated="993"/>
        </table:table-row>
        <table:table-row table:style-name="ro4">
          <table:table-cell table:style-name="ce484" table:formula="of:=IF(ROW()=COLUMN();&#10;INDEX([$Bigrams_FI.$A$1:$Bigrams_FI.$AC$29];ROW();COLUMN());&#10;INDEX([$Bigrams_FI.$A$1:$Bigrams_FI.$AC$29];ROW();COLUMN())+INDEX([$Bigrams_FI.$A$1:$Bigrams_FI.$AC$29];COLUMN();ROW()))" office:value-type="float" office:value="0.0892100268820568" calcext:value-type="float">
            <text:p>0.089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111734765386699" calcext:value-type="float">
            <text:p>0.011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646441316361111" calcext:value-type="float">
            <text:p>0.006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761225439393308" calcext:value-type="float">
            <text:p>0.076</text:p>
          </table:table-cell>
          <table:table-cell table:style-name="ce484" table:formula="of:=IF(ROW()=COLUMN();&#10;INDEX([$Bigrams_FI.$A$1:$Bigrams_FI.$AC$29];ROW();COLUMN());&#10;INDEX([$Bigrams_FI.$A$1:$Bigrams_FI.$AC$29];ROW();COLUMN())+INDEX([$Bigrams_FI.$A$1:$Bigrams_FI.$AC$29];COLUMN();ROW()))" office:value-type="float" office:value="0.0812063069807921" calcext:value-type="float">
            <text:p>0.081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729032774360947" calcext:value-type="float">
            <text:p>0.007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807460902734087" calcext:value-type="float">
            <text:p>0.008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232222650007467" calcext:value-type="float">
            <text:p>0.232</text:p>
          </table:table-cell>
          <table:table-cell table:style-name="ce484" table:formula="of:=IF(ROW()=COLUMN();&#10;INDEX([$Bigrams_FI.$A$1:$Bigrams_FI.$AC$29];ROW();COLUMN());&#10;INDEX([$Bigrams_FI.$A$1:$Bigrams_FI.$AC$29];ROW();COLUMN())+INDEX([$Bigrams_FI.$A$1:$Bigrams_FI.$AC$29];COLUMN();ROW()))" office:value-type="float" office:value="0.128273311022687" calcext:value-type="float">
            <text:p>0.128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26517034049375" calcext:value-type="float">
            <text:p>0.027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249339560894299" calcext:value-type="float">
            <text:p>0.249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205100245325886" calcext:value-type="float">
            <text:p>0.205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23428968690591" calcext:value-type="float">
            <text:p>0.234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300847824946077" calcext:value-type="float">
            <text:p>0.301</text:p>
          </table:table-cell>
          <table:table-cell table:style-name="ce484" table:formula="of:=IF(ROW()=COLUMN();&#10;INDEX([$Bigrams_FI.$A$1:$Bigrams_FI.$AC$29];ROW();COLUMN());&#10;INDEX([$Bigrams_FI.$A$1:$Bigrams_FI.$AC$29];ROW();COLUMN())+INDEX([$Bigrams_FI.$A$1:$Bigrams_FI.$AC$29];COLUMN();ROW()))" office:value-type="float" office:value="0.0333921540545385" calcext:value-type="float">
            <text:p>0.033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793418104425669" calcext:value-type="float">
            <text:p>0.079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00911431620979112" calcext:value-type="float">
            <text:p>0.000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912995682649682" calcext:value-type="float">
            <text:p>0.091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278328712562552" calcext:value-type="float">
            <text:p>0.278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630178450659863" calcext:value-type="float">
            <text:p>0.630</text:p>
          </table:table-cell>
          <table:table-cell table:style-name="ce484" table:formula="of:=IF(ROW()=COLUMN();&#10;INDEX([$Bigrams_FI.$A$1:$Bigrams_FI.$AC$29];ROW();COLUMN());&#10;INDEX([$Bigrams_FI.$A$1:$Bigrams_FI.$AC$29];ROW();COLUMN())+INDEX([$Bigrams_FI.$A$1:$Bigrams_FI.$AC$29];COLUMN();ROW()))" office:value-type="float" office:value="0.00931235567311499" calcext:value-type="float">
            <text:p>0.009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934937555006587" calcext:value-type="float">
            <text:p>0.093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557548602710062" calcext:value-type="float">
            <text:p>0.006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0852919961360701" calcext:value-type="float">
            <text:p>0.001</text:p>
          </table:table-cell>
          <table:table-cell table:style-name="ce481" table:formula="of:=IF(ROW()=COLUMN();&#10;INDEX([$Bigrams_FI.$A$1:$Bigrams_FI.$AC$29];ROW();COLUMN());&#10;INDEX([$Bigrams_FI.$A$1:$Bigrams_FI.$AC$29];ROW();COLUMN())+INDEX([$Bigrams_FI.$A$1:$Bigrams_FI.$AC$29];COLUMN();ROW()))" office:value-type="float" office:value="0.112613565505198" calcext:value-type="float">
            <text:p>0.113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15100509078444" calcext:value-type="float">
            <text:p>0.002</text:p>
          </table:table-cell>
          <table:table-cell table:style-name="ce484" table:formula="of:=IF(ROW()=COLUMN();&#10;INDEX([$Bigrams_FI.$A$1:$Bigrams_FI.$AC$29];ROW();COLUMN());&#10;INDEX([$Bigrams_FI.$A$1:$Bigrams_FI.$AC$29];ROW();COLUMN())+INDEX([$Bigrams_FI.$A$1:$Bigrams_FI.$AC$29];COLUMN();ROW()))" office:value-type="float" office:value="0.000012377466457741" calcext:value-type="float">
            <text:p>0.000</text:p>
          </table:table-cell>
          <table:table-cell table:style-name="ce484" table:formula="of:=IF(ROW()=COLUMN();&#10;INDEX([$Bigrams_FI.$A$1:$Bigrams_FI.$AC$29];ROW();COLUMN());&#10;INDEX([$Bigrams_FI.$A$1:$Bigrams_FI.$AC$29];ROW();COLUMN())+INDEX([$Bigrams_FI.$A$1:$Bigrams_FI.$AC$29];COLUMN();ROW()))" office:value-type="float" office:value="0.180814530911575" calcext:value-type="float">
            <text:p>0.181</text:p>
          </table:table-cell>
          <table:table-cell table:style-name="ce484" table:formula="of:=IF(ROW()=COLUMN();&#10;INDEX([$Bigrams_FI.$A$1:$Bigrams_FI.$AC$29];ROW();COLUMN());&#10;INDEX([$Bigrams_FI.$A$1:$Bigrams_FI.$AC$29];ROW();COLUMN())+INDEX([$Bigrams_FI.$A$1:$Bigrams_FI.$AC$29];COLUMN();ROW()))" office:value-type="float" office:value="0.212154275982575" calcext:value-type="float">
            <text:p>0.212</text:p>
          </table:table-cell>
          <table:table-cell table:style-name="ce325" office:value-type="string" calcext:value-type="string">
            <text:p>Y</text:p>
          </table:table-cell>
          <table:table-cell table:style-name="ce114" office:value-type="float" office:value="25" calcext:value-type="float">
            <text:p>25</text:p>
          </table:table-cell>
          <table:table-cell table:number-columns-repeated="993"/>
        </table:table-row>
        <table:table-row table:style-name="ro4"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202067766043739" calcext:value-type="float">
            <text:p>0.020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124899888800841" calcext:value-type="float">
            <text:p>0.001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0837166822232666" calcext:value-type="float">
            <text:p>0.001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13829005705967" calcext:value-type="float">
            <text:p>0.001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12207557600003" calcext:value-type="float">
            <text:p>0.012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0408456393105454" calcext:value-type="float">
            <text:p>0.000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0728020072559859" calcext:value-type="float">
            <text:p>0.001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190275416182183" calcext:value-type="float">
            <text:p>0.002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141091865376014" calcext:value-type="float">
            <text:p>0.014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0951939693022629" calcext:value-type="float">
            <text:p>0.001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113085034454816" calcext:value-type="float">
            <text:p>0.001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202540360217581" calcext:value-type="float">
            <text:p>0.002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113422601721845" calcext:value-type="float">
            <text:p>0.001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695838659769732" calcext:value-type="float">
            <text:p>0.007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803972707641451" calcext:value-type="float">
            <text:p>0.008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095306491724606" calcext:value-type="float">
            <text:p>0.001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00945188347682042" calcext:value-type="float">
            <text:p>0.000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227295293133063" calcext:value-type="float">
            <text:p>0.002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263302468282855" calcext:value-type="float">
            <text:p>0.003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544270956873576" calcext:value-type="float">
            <text:p>0.005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479908131293323" calcext:value-type="float">
            <text:p>0.005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0565987784385794" calcext:value-type="float">
            <text:p>0.001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0396078926647713" calcext:value-type="float">
            <text:p>0.000</text:p>
          </table:table-cell>
          <table:table-cell table:style-name="ce486" table:formula="of:=IF(ROW()=COLUMN();&#10;INDEX([$Bigrams_FI.$A$1:$Bigrams_FI.$AC$29];ROW();COLUMN());&#10;INDEX([$Bigrams_FI.$A$1:$Bigrams_FI.$AC$29];ROW();COLUMN())+INDEX([$Bigrams_FI.$A$1:$Bigrams_FI.$AC$29];COLUMN();ROW()))" office:value-type="float" office:value="0.00010127018010879" calcext:value-type="float">
            <text:p>0.000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15100509078444" calcext:value-type="float">
            <text:p>0.002</text:p>
          </table:table-cell>
          <table:table-cell table:style-name="ce481" table:formula="of:=IF(ROW()=COLUMN();&#10;INDEX([$Bigrams_FI.$A$1:$Bigrams_FI.$AC$29];ROW();COLUMN());&#10;INDEX([$Bigrams_FI.$A$1:$Bigrams_FI.$AC$29];ROW();COLUMN())+INDEX([$Bigrams_FI.$A$1:$Bigrams_FI.$AC$29];COLUMN();ROW()))" office:value-type="float" office:value="0.0036839841075131" calcext:value-type="float">
            <text:p>0.004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000225044844686201" calcext:value-type="float">
            <text:p>0.000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0532231057682864" calcext:value-type="float">
            <text:p>0.001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00427585204903782" calcext:value-type="float">
            <text:p>0.000</text:p>
          </table:table-cell>
          <table:table-cell table:style-name="ce327" office:value-type="string" calcext:value-type="string">
            <text:p>Z</text:p>
          </table:table-cell>
          <table:table-cell table:style-name="ce114" office:value-type="float" office:value="26" calcext:value-type="float">
            <text:p>26</text:p>
          </table:table-cell>
          <table:table-cell table:number-columns-repeated="993"/>
        </table:table-row>
        <table:table-row table:style-name="ro4">
          <table:table-cell table:style-name="ce484" table:formula="of:=IF(ROW()=COLUMN();&#10;INDEX([$Bigrams_FI.$A$1:$Bigrams_FI.$AC$29];ROW();COLUMN());&#10;INDEX([$Bigrams_FI.$A$1:$Bigrams_FI.$AC$29];ROW();COLUMN())+INDEX([$Bigrams_FI.$A$1:$Bigrams_FI.$AC$29];COLUMN();ROW()))" office:value-type="float" office:value="0.000174409754631805" calcext:value-type="float">
            <text:p>0.000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0254300674495407" calcext:value-type="float">
            <text:p>0.000</text:p>
          </table:table-cell>
          <table:table-cell table:style-name="ce623" table:formula="of:=IF(ROW()=COLUMN();&#10;INDEX([$Bigrams_FI.$A$1:$Bigrams_FI.$AC$29];ROW();COLUMN());&#10;INDEX([$Bigrams_FI.$A$1:$Bigrams_FI.$AC$29];ROW();COLUMN())+INDEX([$Bigrams_FI.$A$1:$Bigrams_FI.$AC$29];COLUMN();ROW()))" office:value-type="float" office:value="0.00000225044844686201" calcext:value-type="float">
            <text:p>0.000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00810161440870322" calcext:value-type="float">
            <text:p>0.000</text:p>
          </table:table-cell>
          <table:table-cell table:style-name="ce484" table:formula="of:=IF(ROW()=COLUMN();&#10;INDEX([$Bigrams_FI.$A$1:$Bigrams_FI.$AC$29];ROW();COLUMN());&#10;INDEX([$Bigrams_FI.$A$1:$Bigrams_FI.$AC$29];ROW();COLUMN())+INDEX([$Bigrams_FI.$A$1:$Bigrams_FI.$AC$29];COLUMN();ROW()))" office:value-type="float" office:value="0.000144028700599168" calcext:value-type="float">
            <text:p>0.000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00596368838418432" calcext:value-type="float">
            <text:p>0.000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0416332962669471" calcext:value-type="float">
            <text:p>0.000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0298184419209216" calcext:value-type="float">
            <text:p>0.000</text:p>
          </table:table-cell>
          <table:table-cell table:style-name="ce484" table:formula="of:=IF(ROW()=COLUMN();&#10;INDEX([$Bigrams_FI.$A$1:$Bigrams_FI.$AC$29];ROW();COLUMN());&#10;INDEX([$Bigrams_FI.$A$1:$Bigrams_FI.$AC$29];ROW();COLUMN())+INDEX([$Bigrams_FI.$A$1:$Bigrams_FI.$AC$29];COLUMN();ROW()))" office:value-type="float" office:value="0.000113647646566531" calcext:value-type="float">
            <text:p>0.000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0014627914904603" calcext:value-type="float">
            <text:p>0.000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0417458186892902" calcext:value-type="float">
            <text:p>0.000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0487222088745625" calcext:value-type="float">
            <text:p>0.000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0229545741579924" calcext:value-type="float">
            <text:p>0.000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0531105833459433" calcext:value-type="float">
            <text:p>0.001</text:p>
          </table:table-cell>
          <table:table-cell table:style-name="ce484" table:formula="of:=IF(ROW()=COLUMN();&#10;INDEX([$Bigrams_FI.$A$1:$Bigrams_FI.$AC$29];ROW();COLUMN());&#10;INDEX([$Bigrams_FI.$A$1:$Bigrams_FI.$AC$29];ROW();COLUMN())+INDEX([$Bigrams_FI.$A$1:$Bigrams_FI.$AC$29];COLUMN();ROW()))" office:value-type="float" office:value="0.0000663882291824292" calcext:value-type="float">
            <text:p>0.000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0100144955885359" calcext:value-type="float">
            <text:p>0.000</text:p>
          </table:table-cell>
          <table:table-cell table:style-name="ce623" table:formula="of:=IF(ROW()=COLUMN();&#10;INDEX([$Bigrams_FI.$A$1:$Bigrams_FI.$AC$29];ROW();COLUMN());&#10;INDEX([$Bigrams_FI.$A$1:$Bigrams_FI.$AC$29];ROW();COLUMN())+INDEX([$Bigrams_FI.$A$1:$Bigrams_FI.$AC$29];COLUMN();ROW()))" office:value-type="float" office:value="0" calcext:value-type="float">
            <text:p>0.000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0869798324712165" calcext:value-type="float">
            <text:p>0.001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0369073545285369" calcext:value-type="float">
            <text:p>0.000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0299309643432647" calcext:value-type="float">
            <text:p>0.000</text:p>
          </table:table-cell>
          <table:table-cell table:style-name="ce484" table:formula="of:=IF(ROW()=COLUMN();&#10;INDEX([$Bigrams_FI.$A$1:$Bigrams_FI.$AC$29];ROW();COLUMN());&#10;INDEX([$Bigrams_FI.$A$1:$Bigrams_FI.$AC$29];ROW();COLUMN())+INDEX([$Bigrams_FI.$A$1:$Bigrams_FI.$AC$29];COLUMN();ROW()))" office:value-type="float" office:value="0.00000900179378744803" calcext:value-type="float">
            <text:p>0.000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0132776458364858" calcext:value-type="float">
            <text:p>0.000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001125224223431" calcext:value-type="float">
            <text:p>0.000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000337567267029301" calcext:value-type="float">
            <text:p>0.000</text:p>
          </table:table-cell>
          <table:table-cell table:style-name="ce484" table:formula="of:=IF(ROW()=COLUMN();&#10;INDEX([$Bigrams_FI.$A$1:$Bigrams_FI.$AC$29];ROW();COLUMN());&#10;INDEX([$Bigrams_FI.$A$1:$Bigrams_FI.$AC$29];ROW();COLUMN())+INDEX([$Bigrams_FI.$A$1:$Bigrams_FI.$AC$29];COLUMN();ROW()))" office:value-type="float" office:value="0.000012377466457741" calcext:value-type="float">
            <text:p>0.000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000225044844686201" calcext:value-type="float">
            <text:p>0.000</text:p>
          </table:table-cell>
          <table:table-cell table:style-name="ce481" table:formula="of:=IF(ROW()=COLUMN();&#10;INDEX([$Bigrams_FI.$A$1:$Bigrams_FI.$AC$29];ROW();COLUMN());&#10;INDEX([$Bigrams_FI.$A$1:$Bigrams_FI.$AC$29];ROW();COLUMN())+INDEX([$Bigrams_FI.$A$1:$Bigrams_FI.$AC$29];COLUMN();ROW()))" office:value-type="float" office:value="0.00000900179378744803" calcext:value-type="float">
            <text:p>0.000</text:p>
          </table:table-cell>
          <table:table-cell table:style-name="ce484" table:formula="of:=IF(ROW()=COLUMN();&#10;INDEX([$Bigrams_FI.$A$1:$Bigrams_FI.$AC$29];ROW();COLUMN());&#10;INDEX([$Bigrams_FI.$A$1:$Bigrams_FI.$AC$29];ROW();COLUMN())+INDEX([$Bigrams_FI.$A$1:$Bigrams_FI.$AC$29];COLUMN();ROW()))" office:value-type="float" office:value="0.0000416332962669471" calcext:value-type="float">
            <text:p>0.000</text:p>
          </table:table-cell>
          <table:table-cell table:style-name="ce484" table:formula="of:=IF(ROW()=COLUMN();&#10;INDEX([$Bigrams_FI.$A$1:$Bigrams_FI.$AC$29];ROW();COLUMN());&#10;INDEX([$Bigrams_FI.$A$1:$Bigrams_FI.$AC$29];ROW();COLUMN())+INDEX([$Bigrams_FI.$A$1:$Bigrams_FI.$AC$29];COLUMN();ROW()))" office:value-type="float" office:value="0.00000450089689372401" calcext:value-type="float">
            <text:p>0.000</text:p>
          </table:table-cell>
          <table:table-cell table:style-name="ce325" office:value-type="string" calcext:value-type="string">
            <text:p>Å</text:p>
          </table:table-cell>
          <table:table-cell table:style-name="ce114" office:value-type="float" office:value="27" calcext:value-type="float">
            <text:p>27</text:p>
          </table:table-cell>
          <table:table-cell table:number-columns-repeated="993"/>
        </table:table-row>
        <table:table-row table:style-name="ro4">
          <table:table-cell table:style-name="ce484" table:formula="of:=IF(ROW()=COLUMN();&#10;INDEX([$Bigrams_FI.$A$1:$Bigrams_FI.$AC$29];ROW();COLUMN());&#10;INDEX([$Bigrams_FI.$A$1:$Bigrams_FI.$AC$29];ROW();COLUMN())+INDEX([$Bigrams_FI.$A$1:$Bigrams_FI.$AC$29];COLUMN();ROW()))" office:value-type="float" office:value="0.0643898309616157" calcext:value-type="float">
            <text:p>0.064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98468371792447" calcext:value-type="float">
            <text:p>0.010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483283803963616" calcext:value-type="float">
            <text:p>0.005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409559112844416" calcext:value-type="float">
            <text:p>0.041</text:p>
          </table:table-cell>
          <table:table-cell table:style-name="ce484" table:formula="of:=IF(ROW()=COLUMN();&#10;INDEX([$Bigrams_FI.$A$1:$Bigrams_FI.$AC$29];ROW();COLUMN());&#10;INDEX([$Bigrams_FI.$A$1:$Bigrams_FI.$AC$29];ROW();COLUMN())+INDEX([$Bigrams_FI.$A$1:$Bigrams_FI.$AC$29];COLUMN();ROW()))" office:value-type="float" office:value="0.107794230156243" calcext:value-type="float">
            <text:p>0.108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592205508791737" calcext:value-type="float">
            <text:p>0.006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539995104824539" calcext:value-type="float">
            <text:p>0.005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382607742244797" calcext:value-type="float">
            <text:p>0.383</text:p>
          </table:table-cell>
          <table:table-cell table:style-name="ce484" table:formula="of:=IF(ROW()=COLUMN();&#10;INDEX([$Bigrams_FI.$A$1:$Bigrams_FI.$AC$29];ROW();COLUMN());&#10;INDEX([$Bigrams_FI.$A$1:$Bigrams_FI.$AC$29];ROW();COLUMN())+INDEX([$Bigrams_FI.$A$1:$Bigrams_FI.$AC$29];COLUMN();ROW()))" office:value-type="float" office:value="0.315893198037573" calcext:value-type="float">
            <text:p>0.316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354630167153408" calcext:value-type="float">
            <text:p>0.355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480520253270869" calcext:value-type="float">
            <text:p>0.481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546187213726079" calcext:value-type="float">
            <text:p>0.546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442887129118219" calcext:value-type="float">
            <text:p>0.443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758055682755902" calcext:value-type="float">
            <text:p>0.758</text:p>
          </table:table-cell>
          <table:table-cell table:style-name="ce484" table:formula="of:=IF(ROW()=COLUMN();&#10;INDEX([$Bigrams_FI.$A$1:$Bigrams_FI.$AC$29];ROW();COLUMN());&#10;INDEX([$Bigrams_FI.$A$1:$Bigrams_FI.$AC$29];ROW();COLUMN())+INDEX([$Bigrams_FI.$A$1:$Bigrams_FI.$AC$29];COLUMN();ROW()))" office:value-type="float" office:value="0.109280651355395" calcext:value-type="float">
            <text:p>0.109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231674665810656" calcext:value-type="float">
            <text:p>0.232</text:p>
          </table:table-cell>
          <table:table-cell table:style-name="ce623" table:formula="of:=IF(ROW()=COLUMN();&#10;INDEX([$Bigrams_FI.$A$1:$Bigrams_FI.$AC$29];ROW();COLUMN());&#10;INDEX([$Bigrams_FI.$A$1:$Bigrams_FI.$AC$29];ROW();COLUMN())+INDEX([$Bigrams_FI.$A$1:$Bigrams_FI.$AC$29];COLUMN();ROW()))" office:value-type="float" office:value="0.000271179037846872" calcext:value-type="float">
            <text:p>0.000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227967051994451" calcext:value-type="float">
            <text:p>0.228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563561800960077" calcext:value-type="float">
            <text:p>0.564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984130107606543" calcext:value-type="float">
            <text:p>0.984</text:p>
          </table:table-cell>
          <table:table-cell table:style-name="ce484" table:formula="of:=IF(ROW()=COLUMN();&#10;INDEX([$Bigrams_FI.$A$1:$Bigrams_FI.$AC$29];ROW();COLUMN());&#10;INDEX([$Bigrams_FI.$A$1:$Bigrams_FI.$AC$29];ROW();COLUMN())+INDEX([$Bigrams_FI.$A$1:$Bigrams_FI.$AC$29];COLUMN();ROW()))" office:value-type="float" office:value="0.0127127832763235" calcext:value-type="float">
            <text:p>0.013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406873202623086" calcext:value-type="float">
            <text:p>0.407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231233577915071" calcext:value-type="float">
            <text:p>0.002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0660506619153999" calcext:value-type="float">
            <text:p>0.001</text:p>
          </table:table-cell>
          <table:table-cell table:style-name="ce484" table:formula="of:=IF(ROW()=COLUMN();&#10;INDEX([$Bigrams_FI.$A$1:$Bigrams_FI.$AC$29];ROW();COLUMN());&#10;INDEX([$Bigrams_FI.$A$1:$Bigrams_FI.$AC$29];ROW();COLUMN())+INDEX([$Bigrams_FI.$A$1:$Bigrams_FI.$AC$29];COLUMN();ROW()))" office:value-type="float" office:value="0.180814530911575" calcext:value-type="float">
            <text:p>0.181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0532231057682864" calcext:value-type="float">
            <text:p>0.001</text:p>
          </table:table-cell>
          <table:table-cell table:style-name="ce484" table:formula="of:=IF(ROW()=COLUMN();&#10;INDEX([$Bigrams_FI.$A$1:$Bigrams_FI.$AC$29];ROW();COLUMN());&#10;INDEX([$Bigrams_FI.$A$1:$Bigrams_FI.$AC$29];ROW();COLUMN())+INDEX([$Bigrams_FI.$A$1:$Bigrams_FI.$AC$29];COLUMN();ROW()))" office:value-type="float" office:value="0.0000416332962669471" calcext:value-type="float">
            <text:p>0.000</text:p>
          </table:table-cell>
          <table:table-cell table:style-name="ce481" table:formula="of:=IF(ROW()=COLUMN();&#10;INDEX([$Bigrams_FI.$A$1:$Bigrams_FI.$AC$29];ROW();COLUMN());&#10;INDEX([$Bigrams_FI.$A$1:$Bigrams_FI.$AC$29];ROW();COLUMN())+INDEX([$Bigrams_FI.$A$1:$Bigrams_FI.$AC$29];COLUMN();ROW()))" office:value-type="float" office:value="0.425142343114713" calcext:value-type="float">
            <text:p>0.425</text:p>
          </table:table-cell>
          <table:table-cell table:style-name="ce484" table:formula="of:=IF(ROW()=COLUMN();&#10;INDEX([$Bigrams_FI.$A$1:$Bigrams_FI.$AC$29];ROW();COLUMN());&#10;INDEX([$Bigrams_FI.$A$1:$Bigrams_FI.$AC$29];ROW();COLUMN())+INDEX([$Bigrams_FI.$A$1:$Bigrams_FI.$AC$29];COLUMN();ROW()))" office:value-type="float" office:value="0.0090738081377476" calcext:value-type="float">
            <text:p>0.009</text:p>
          </table:table-cell>
          <table:table-cell table:style-name="ce325" office:value-type="string" calcext:value-type="string">
            <text:p>Ä</text:p>
          </table:table-cell>
          <table:table-cell table:style-name="ce114" office:value-type="float" office:value="28" calcext:value-type="float">
            <text:p>28</text:p>
          </table:table-cell>
          <table:table-cell table:number-columns-repeated="993"/>
        </table:table-row>
        <table:table-row table:style-name="ro4">
          <table:table-cell table:style-name="ce484" table:formula="of:=IF(ROW()=COLUMN();&#10;INDEX([$Bigrams_FI.$A$1:$Bigrams_FI.$AC$29];ROW();COLUMN());&#10;INDEX([$Bigrams_FI.$A$1:$Bigrams_FI.$AC$29];ROW();COLUMN())+INDEX([$Bigrams_FI.$A$1:$Bigrams_FI.$AC$29];COLUMN();ROW()))" office:value-type="float" office:value="0.00433211326020936" calcext:value-type="float">
            <text:p>0.004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104645852779083" calcext:value-type="float">
            <text:p>0.001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0247549329154821" calcext:value-type="float">
            <text:p>0.000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612347022391152" calcext:value-type="float">
            <text:p>0.006</text:p>
          </table:table-cell>
          <table:table-cell table:style-name="ce514" table:formula="of:=IF(ROW()=COLUMN();&#10;INDEX([$Bigrams_FI.$A$1:$Bigrams_FI.$AC$29];ROW();COLUMN());&#10;INDEX([$Bigrams_FI.$A$1:$Bigrams_FI.$AC$29];ROW();COLUMN())+INDEX([$Bigrams_FI.$A$1:$Bigrams_FI.$AC$29];COLUMN();ROW()))" office:value-type="float" office:value="0.0027331696387139" calcext:value-type="float">
            <text:p>0.003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0668383188718016" calcext:value-type="float">
            <text:p>0.001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191738207672643" calcext:value-type="float">
            <text:p>0.002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2776490771316" calcext:value-type="float">
            <text:p>0.028</text:p>
          </table:table-cell>
          <table:table-cell table:style-name="ce514" table:formula="of:=IF(ROW()=COLUMN();&#10;INDEX([$Bigrams_FI.$A$1:$Bigrams_FI.$AC$29];ROW();COLUMN());&#10;INDEX([$Bigrams_FI.$A$1:$Bigrams_FI.$AC$29];ROW();COLUMN())+INDEX([$Bigrams_FI.$A$1:$Bigrams_FI.$AC$29];COLUMN();ROW()))" office:value-type="float" office:value="0.0636516838710449" calcext:value-type="float">
            <text:p>0.064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177695409364224" calcext:value-type="float">
            <text:p>0.018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578612800172691" calcext:value-type="float">
            <text:p>0.058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598653043591996" calcext:value-type="float">
            <text:p>0.060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176311383569404" calcext:value-type="float">
            <text:p>0.018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734040022155215" calcext:value-type="float">
            <text:p>0.073</text:p>
          </table:table-cell>
          <table:table-cell table:style-name="ce514" table:formula="of:=IF(ROW()=COLUMN();&#10;INDEX([$Bigrams_FI.$A$1:$Bigrams_FI.$AC$29];ROW();COLUMN());&#10;INDEX([$Bigrams_FI.$A$1:$Bigrams_FI.$AC$29];ROW();COLUMN())+INDEX([$Bigrams_FI.$A$1:$Bigrams_FI.$AC$29];COLUMN();ROW()))" office:value-type="float" office:value="0.00585341641028808" calcext:value-type="float">
            <text:p>0.006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164485276981144" calcext:value-type="float">
            <text:p>0.016</text:p>
          </table:table-cell>
          <table:table-cell table:style-name="ce623" table:formula="of:=IF(ROW()=COLUMN();&#10;INDEX([$Bigrams_FI.$A$1:$Bigrams_FI.$AC$29];ROW();COLUMN());&#10;INDEX([$Bigrams_FI.$A$1:$Bigrams_FI.$AC$29];ROW();COLUMN())+INDEX([$Bigrams_FI.$A$1:$Bigrams_FI.$AC$29];COLUMN();ROW()))" office:value-type="float" office:value="0.00000225044844686201" calcext:value-type="float">
            <text:p>0.000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244792529807415" calcext:value-type="float">
            <text:p>0.024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138962941145282" calcext:value-type="float">
            <text:p>0.139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116096134476717" calcext:value-type="float">
            <text:p>0.116</text:p>
          </table:table-cell>
          <table:table-cell table:style-name="ce514" table:formula="of:=IF(ROW()=COLUMN();&#10;INDEX([$Bigrams_FI.$A$1:$Bigrams_FI.$AC$29];ROW();COLUMN());&#10;INDEX([$Bigrams_FI.$A$1:$Bigrams_FI.$AC$29];ROW();COLUMN())+INDEX([$Bigrams_FI.$A$1:$Bigrams_FI.$AC$29];COLUMN();ROW()))" office:value-type="float" office:value="0.000472594173841021" calcext:value-type="float">
            <text:p>0.000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748161586159274" calcext:value-type="float">
            <text:p>0.007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0184536772642684" calcext:value-type="float">
            <text:p>0.000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00247549329154821" calcext:value-type="float">
            <text:p>0.000</text:p>
          </table:table-cell>
          <table:table-cell table:style-name="ce514" table:formula="of:=IF(ROW()=COLUMN();&#10;INDEX([$Bigrams_FI.$A$1:$Bigrams_FI.$AC$29];ROW();COLUMN());&#10;INDEX([$Bigrams_FI.$A$1:$Bigrams_FI.$AC$29];ROW();COLUMN())+INDEX([$Bigrams_FI.$A$1:$Bigrams_FI.$AC$29];COLUMN();ROW()))" office:value-type="float" office:value="0.212154275982575" calcext:value-type="float">
            <text:p>0.212</text:p>
          </table:table-cell>
          <table:table-cell table:style-name="ce482" table:formula="of:=IF(ROW()=COLUMN();&#10;INDEX([$Bigrams_FI.$A$1:$Bigrams_FI.$AC$29];ROW();COLUMN());&#10;INDEX([$Bigrams_FI.$A$1:$Bigrams_FI.$AC$29];ROW();COLUMN())+INDEX([$Bigrams_FI.$A$1:$Bigrams_FI.$AC$29];COLUMN();ROW()))" office:value-type="float" office:value="0.0000427585204903782" calcext:value-type="float">
            <text:p>0.000</text:p>
          </table:table-cell>
          <table:table-cell table:style-name="ce623" table:formula="of:=IF(ROW()=COLUMN();&#10;INDEX([$Bigrams_FI.$A$1:$Bigrams_FI.$AC$29];ROW();COLUMN());&#10;INDEX([$Bigrams_FI.$A$1:$Bigrams_FI.$AC$29];ROW();COLUMN())+INDEX([$Bigrams_FI.$A$1:$Bigrams_FI.$AC$29];COLUMN();ROW()))" office:value-type="float" office:value="0.00000450089689372401" calcext:value-type="float">
            <text:p>0.000</text:p>
          </table:table-cell>
          <table:table-cell table:style-name="ce484" table:formula="of:=IF(ROW()=COLUMN();&#10;INDEX([$Bigrams_FI.$A$1:$Bigrams_FI.$AC$29];ROW();COLUMN());&#10;INDEX([$Bigrams_FI.$A$1:$Bigrams_FI.$AC$29];ROW();COLUMN())+INDEX([$Bigrams_FI.$A$1:$Bigrams_FI.$AC$29];COLUMN();ROW()))" office:value-type="float" office:value="0.0090738081377476" calcext:value-type="float">
            <text:p>0.009</text:p>
          </table:table-cell>
          <table:table-cell table:style-name="ce481" table:formula="of:=IF(ROW()=COLUMN();&#10;INDEX([$Bigrams_FI.$A$1:$Bigrams_FI.$AC$29];ROW();COLUMN());&#10;INDEX([$Bigrams_FI.$A$1:$Bigrams_FI.$AC$29];ROW();COLUMN())+INDEX([$Bigrams_FI.$A$1:$Bigrams_FI.$AC$29];COLUMN();ROW()))" office:value-type="float" office:value="0.0132551413520172" calcext:value-type="float">
            <text:p>0.013</text:p>
          </table:table-cell>
          <table:table-cell table:style-name="ce325" office:value-type="string" calcext:value-type="string">
            <text:p>Ö</text:p>
          </table:table-cell>
          <table:table-cell table:style-name="ce114" office:value-type="float" office:value="29" calcext:value-type="float">
            <text:p>29</text:p>
          </table:table-cell>
          <table:table-cell table:number-columns-repeated="993"/>
        </table:table-row>
        <table:table-row table:style-name="ro4">
          <table:table-cell table:style-name="ce325" office:value-type="string" calcext:value-type="string">
            <text:p>A</text:p>
          </table:table-cell>
          <table:table-cell table:style-name="ce327" office:value-type="string" calcext:value-type="string">
            <text:p>B</text:p>
          </table:table-cell>
          <table:table-cell table:style-name="ce329" office:value-type="string" calcext:value-type="string">
            <text:p>C</text:p>
          </table:table-cell>
          <table:table-cell table:style-name="ce327" office:value-type="string" calcext:value-type="string">
            <text:p>D</text:p>
          </table:table-cell>
          <table:table-cell table:style-name="ce342" office:value-type="string" calcext:value-type="string">
            <text:p>E</text:p>
          </table:table-cell>
          <table:table-cell table:style-name="ce327" office:value-type="string" calcext:value-type="string">
            <text:p>F</text:p>
          </table:table-cell>
          <table:table-cell table:style-name="ce327" office:value-type="string" calcext:value-type="string">
            <text:p>G</text:p>
          </table:table-cell>
          <table:table-cell table:style-name="ce327" office:value-type="string" calcext:value-type="string">
            <text:p>H</text:p>
          </table:table-cell>
          <table:table-cell table:style-name="ce325" office:value-type="string" calcext:value-type="string">
            <text:p>I</text:p>
          </table:table-cell>
          <table:table-cell table:style-name="ce327" office:value-type="string" calcext:value-type="string">
            <text:p>J</text:p>
          </table:table-cell>
          <table:table-cell table:style-name="ce327" office:value-type="string" calcext:value-type="string">
            <text:p>K</text:p>
          </table:table-cell>
          <table:table-cell table:style-name="ce327" office:value-type="string" calcext:value-type="string">
            <text:p>L</text:p>
          </table:table-cell>
          <table:table-cell table:style-name="ce327" office:value-type="string" calcext:value-type="string">
            <text:p>M</text:p>
          </table:table-cell>
          <table:table-cell table:style-name="ce327" office:value-type="string" calcext:value-type="string">
            <text:p>N</text:p>
          </table:table-cell>
          <table:table-cell table:style-name="ce325" office:value-type="string" calcext:value-type="string">
            <text:p>O</text:p>
          </table:table-cell>
          <table:table-cell table:style-name="ce327" office:value-type="string" calcext:value-type="string">
            <text:p>P</text:p>
          </table:table-cell>
          <table:table-cell table:style-name="ce327" office:value-type="string" calcext:value-type="string">
            <text:p>Q</text:p>
          </table:table-cell>
          <table:table-cell table:style-name="ce327" office:value-type="string" calcext:value-type="string">
            <text:p>R</text:p>
          </table:table-cell>
          <table:table-cell table:style-name="ce327" office:value-type="string" calcext:value-type="string">
            <text:p>S</text:p>
          </table:table-cell>
          <table:table-cell table:style-name="ce327" office:value-type="string" calcext:value-type="string">
            <text:p>T</text:p>
          </table:table-cell>
          <table:table-cell table:style-name="ce325" office:value-type="string" calcext:value-type="string">
            <text:p>U</text:p>
          </table:table-cell>
          <table:table-cell table:style-name="ce327" office:value-type="string" calcext:value-type="string">
            <text:p>V</text:p>
          </table:table-cell>
          <table:table-cell table:style-name="ce327" office:value-type="string" calcext:value-type="string">
            <text:p>W</text:p>
          </table:table-cell>
          <table:table-cell table:style-name="ce327" office:value-type="string" calcext:value-type="string">
            <text:p>X</text:p>
          </table:table-cell>
          <table:table-cell table:style-name="ce325" office:value-type="string" calcext:value-type="string">
            <text:p>Y</text:p>
          </table:table-cell>
          <table:table-cell table:style-name="ce327" office:value-type="string" calcext:value-type="string">
            <text:p>Z</text:p>
          </table:table-cell>
          <table:table-cell table:style-name="ce325" office:value-type="string" calcext:value-type="string">
            <text:p>Å</text:p>
          </table:table-cell>
          <table:table-cell table:style-name="ce325" office:value-type="string" calcext:value-type="string">
            <text:p>Ä</text:p>
          </table:table-cell>
          <table:table-cell table:style-name="ce325" office:value-type="string" calcext:value-type="string">
            <text:p>Ö</text:p>
          </table:table-cell>
          <table:table-cell table:style-name="ce114" table:number-columns-repeated="2"/>
          <table:table-cell table:number-columns-repeated="993"/>
        </table:table-row>
        <table:table-row table:style-name="ro4">
          <table:table-cell table:style-name="ce376" office:value-type="float" office:value="1" calcext:value-type="float">
            <text:p>1</text:p>
          </table:table-cell>
          <table:table-cell table:style-name="ce376" office:value-type="float" office:value="2" calcext:value-type="float">
            <text:p>2</text:p>
          </table:table-cell>
          <table:table-cell table:style-name="ce376" office:value-type="float" office:value="3" calcext:value-type="float">
            <text:p>3</text:p>
          </table:table-cell>
          <table:table-cell table:style-name="ce376" office:value-type="float" office:value="4" calcext:value-type="float">
            <text:p>4</text:p>
          </table:table-cell>
          <table:table-cell table:style-name="ce376" office:value-type="float" office:value="5" calcext:value-type="float">
            <text:p>5</text:p>
          </table:table-cell>
          <table:table-cell table:style-name="ce376" office:value-type="float" office:value="6" calcext:value-type="float">
            <text:p>6</text:p>
          </table:table-cell>
          <table:table-cell table:style-name="ce376" office:value-type="float" office:value="7" calcext:value-type="float">
            <text:p>7</text:p>
          </table:table-cell>
          <table:table-cell table:style-name="ce376" office:value-type="float" office:value="8" calcext:value-type="float">
            <text:p>8</text:p>
          </table:table-cell>
          <table:table-cell table:style-name="ce376" office:value-type="float" office:value="9" calcext:value-type="float">
            <text:p>9</text:p>
          </table:table-cell>
          <table:table-cell table:style-name="ce376" office:value-type="float" office:value="10" calcext:value-type="float">
            <text:p>10</text:p>
          </table:table-cell>
          <table:table-cell table:style-name="ce376" office:value-type="float" office:value="11" calcext:value-type="float">
            <text:p>11</text:p>
          </table:table-cell>
          <table:table-cell table:style-name="ce376" office:value-type="float" office:value="12" calcext:value-type="float">
            <text:p>12</text:p>
          </table:table-cell>
          <table:table-cell table:style-name="ce376" office:value-type="float" office:value="13" calcext:value-type="float">
            <text:p>13</text:p>
          </table:table-cell>
          <table:table-cell table:style-name="ce376" office:value-type="float" office:value="14" calcext:value-type="float">
            <text:p>14</text:p>
          </table:table-cell>
          <table:table-cell table:style-name="ce376" office:value-type="float" office:value="15" calcext:value-type="float">
            <text:p>15</text:p>
          </table:table-cell>
          <table:table-cell table:style-name="ce376" office:value-type="float" office:value="16" calcext:value-type="float">
            <text:p>16</text:p>
          </table:table-cell>
          <table:table-cell table:style-name="ce376" office:value-type="float" office:value="17" calcext:value-type="float">
            <text:p>17</text:p>
          </table:table-cell>
          <table:table-cell table:style-name="ce376" office:value-type="float" office:value="18" calcext:value-type="float">
            <text:p>18</text:p>
          </table:table-cell>
          <table:table-cell table:style-name="ce376" office:value-type="float" office:value="19" calcext:value-type="float">
            <text:p>19</text:p>
          </table:table-cell>
          <table:table-cell table:style-name="ce376" office:value-type="float" office:value="20" calcext:value-type="float">
            <text:p>20</text:p>
          </table:table-cell>
          <table:table-cell table:style-name="ce376" office:value-type="float" office:value="21" calcext:value-type="float">
            <text:p>21</text:p>
          </table:table-cell>
          <table:table-cell table:style-name="ce376" office:value-type="float" office:value="22" calcext:value-type="float">
            <text:p>22</text:p>
          </table:table-cell>
          <table:table-cell table:style-name="ce376" office:value-type="float" office:value="23" calcext:value-type="float">
            <text:p>23</text:p>
          </table:table-cell>
          <table:table-cell table:style-name="ce376" office:value-type="float" office:value="24" calcext:value-type="float">
            <text:p>24</text:p>
          </table:table-cell>
          <table:table-cell table:style-name="ce376" office:value-type="float" office:value="25" calcext:value-type="float">
            <text:p>25</text:p>
          </table:table-cell>
          <table:table-cell table:style-name="ce376" office:value-type="float" office:value="26" calcext:value-type="float">
            <text:p>26</text:p>
          </table:table-cell>
          <table:table-cell table:style-name="ce376" office:value-type="float" office:value="27" calcext:value-type="float">
            <text:p>27</text:p>
          </table:table-cell>
          <table:table-cell table:style-name="ce376" office:value-type="float" office:value="28" calcext:value-type="float">
            <text:p>28</text:p>
          </table:table-cell>
          <table:table-cell table:style-name="ce376" office:value-type="float" office:value="29" calcext:value-type="float">
            <text:p>29</text:p>
          </table:table-cell>
          <table:table-cell table:style-name="ce359"/>
          <table:table-cell table:style-name="ce114"/>
          <table:table-cell table:number-columns-repeated="993"/>
        </table:table-row>
        <table:table-row table:style-name="ro4">
          <table:table-cell table:style-name="ce114"/>
          <table:table-cell/>
          <table:table-cell table:style-name="ce330"/>
          <table:table-cell table:style-name="ce114"/>
          <table:table-cell table:style-name="ce343"/>
          <table:table-cell/>
          <table:table-cell table:style-name="ce114" table:number-columns-repeated="16"/>
          <table:table-cell/>
          <table:table-cell table:style-name="ce114" table:number-columns-repeated="8"/>
          <table:table-cell table:number-columns-repeated="993"/>
        </table:table-row>
        <table:table-row table:style-name="ro4">
          <table:table-cell table:style-name="ce114" table:number-columns-repeated="2"/>
          <table:table-cell table:style-name="ce331" table:number-columns-repeated="6"/>
          <table:table-cell table:style-name="ce140" table:formula="of:=INDEX([.$A$1:.$AC$29];MATCH([$Layout.N18];[.$A$30:.$AC$30];0);MATCH([$Layout.O17];[.$A$30:.$AC$30];0))" office:value-type="float" office:value="0.0552125021953125" calcext:value-type="float">
            <text:p>0.055</text:p>
          </table:table-cell>
          <table:table-cell table:style-name="ce140" office:value-type="string" calcext:value-type="string">
            <text:p>/ <text:s text:c="5"/>\</text:p>
          </table:table-cell>
          <table:table-cell table:style-name="ce140" table:formula="of:=INDEX([.$A$1:.$AC$29];MATCH([$Layout.S17];[.$A$30:.$AC$30];0);MATCH([$Layout.T18];[.$A$30:.$AC$30];0))" office:value-type="float" office:value="0.0142138323903804" calcext:value-type="float">
            <text:p>0.014</text:p>
          </table:table-cell>
          <table:table-cell table:style-name="ce331" table:number-columns-repeated="4"/>
          <table:table-cell table:style-name="ce330"/>
          <table:table-cell table:style-name="ce354"/>
          <table:table-cell table:style-name="ce330" table:number-columns-repeated="4"/>
          <table:table-cell table:style-name="ce114" table:number-columns-repeated="10"/>
          <table:table-cell table:number-columns-repeated="993"/>
        </table:table-row>
        <table:table-row table:style-name="ro4">
          <table:table-cell table:style-name="ce114" table:number-columns-repeated="2"/>
          <table:table-cell table:style-name="ce331"/>
          <table:table-cell table:style-name="ce332" table:formula="of:=INDEX([.$A$1:.$AC$29];MATCH([$Layout.K17];[.$A$30:.$AC$30];0);MATCH([$Layout.K18];[.$A$30:.$AC$30];0))" office:value-type="float" office:value="0.00243048432261097" calcext:value-type="float">
            <text:p>0.002</text:p>
          </table:table-cell>
          <table:table-cell table:style-name="ce344" table:formula="of:=INDEX([.$A$1:.$AC$29];MATCH([$Layout.L17];[.$A$30:.$AC$30];0);MATCH([$Layout.L18];[.$A$30:.$AC$30];0))" office:value-type="float" office:value="0.0333921540545385" calcext:value-type="float">
            <text:p>0.033</text:p>
          </table:table-cell>
          <table:table-cell table:style-name="ce344" table:formula="of:=INDEX([.$A$1:.$AC$29];MATCH([$Layout.M17];[.$A$30:.$AC$30];0);MATCH([$Layout.M18];[.$A$30:.$AC$30];0))" office:value-type="float" office:value="0.263499382521955" calcext:value-type="float">
            <text:p>0.263</text:p>
          </table:table-cell>
          <table:table-cell table:style-name="ce344" table:formula="of:=INDEX([.$A$1:.$AC$29];MATCH([$Layout.N17];[.$A$30:.$AC$30];0);MATCH([$Layout.N18];[.$A$30:.$AC$30];0))" office:value-type="float" office:value="0.0364482630453771" calcext:value-type="float">
            <text:p>0.036</text:p>
          </table:table-cell>
          <table:table-cell table:style-name="ce346" table:formula="of:=INDEX([.$A$1:.$AC$29];MATCH([$Layout.O17];[.$A$30:.$AC$30];0);MATCH([$Layout.O18];[.$A$30:.$AC$30];0))" office:value-type="float" office:value="0.0026240228890411" calcext:value-type="float">
            <text:p>0.003</text:p>
          </table:table-cell>
          <table:table-cell table:style-name="ce140" table:formula="of:=INDEX([.$A$1:.$AC$29];MATCH([$Layout.N17];[.$A$30:.$AC$30];0);MATCH([$Layout.O17];[.$A$30:.$AC$30];0))" office:value-type="float" office:value="0.00122199350664607" calcext:value-type="float">
            <text:p>0.001</text:p>
          </table:table-cell>
          <table:table-cell table:style-name="ce140" office:value-type="string" calcext:value-type="string">
            <text:p>– <text:s text:c="4"/>–</text:p>
          </table:table-cell>
          <table:table-cell table:style-name="ce140" table:formula="of:=INDEX([.$A$1:.$AC$29];MATCH([$Layout.S17];[.$A$30:.$AC$30];0);MATCH([$Layout.T17];[.$A$30:.$AC$30];0))" office:value-type="float" office:value="0.057545092010485" calcext:value-type="float">
            <text:p>0.058</text:p>
          </table:table-cell>
          <table:table-cell table:style-name="ce332" table:formula="of:=INDEX([.$A$1:.$AC$29];MATCH([$Layout.S17];[.$A$30:.$AC$30];0);MATCH([$Layout.S18];[.$A$30:.$AC$30];0))" office:value-type="float" office:value="0.00330815921688715" calcext:value-type="float">
            <text:p>0.003</text:p>
          </table:table-cell>
          <table:table-cell table:style-name="ce344" table:formula="of:=INDEX([.$A$1:.$AC$29];MATCH([$Layout.T17];[.$A$30:.$AC$30];0);MATCH([$Layout.T18];[.$A$30:.$AC$30];0))" office:value-type="float" office:value="0.02115984152162" calcext:value-type="float">
            <text:p>0.021</text:p>
          </table:table-cell>
          <table:table-cell table:style-name="ce344" table:formula="of:=INDEX([.$A$1:.$AC$29];MATCH([$Layout.U17];[.$A$30:.$AC$30];0);MATCH([$Layout.U18];[.$A$30:.$AC$30];0))" office:value-type="float" office:value="0.165313442009589" calcext:value-type="float">
            <text:p>0.165</text:p>
          </table:table-cell>
          <table:table-cell table:style-name="ce344" table:formula="of:=INDEX([.$A$1:.$AC$29];MATCH([$Layout.V17];[.$A$30:.$AC$30];0);MATCH([$Layout.V18];[.$A$30:.$AC$30];0))" office:value-type="float" office:value="0.0822257601272206" calcext:value-type="float">
            <text:p>0.082</text:p>
          </table:table-cell>
          <table:table-cell table:style-name="ce346" table:formula="of:=INDEX([.$A$1:.$AC$29];MATCH([$Layout.W17];[.$A$30:.$AC$30];0);MATCH([$Layout.W18];[.$A$30:.$AC$30];0))" office:value-type="float" office:value="0.00899166676943715" calcext:value-type="float">
            <text:p>0.009</text:p>
          </table:table-cell>
          <table:table-cell table:style-name="ce331" office:value-type="string" calcext:value-type="string">
            <text:p>v</text:p>
          </table:table-cell>
          <table:table-cell table:style-name="ce356" office:value-type="string" calcext:value-type="string">
            <text:p>Middle – Top</text:p>
          </table:table-cell>
          <table:table-cell/>
          <table:table-cell table:style-name="ce114" table:number-columns-repeated="2"/>
          <table:table-cell table:number-columns-repeated="2"/>
          <table:table-cell table:style-name="ce114" table:number-columns-repeated="8"/>
          <table:table-cell table:number-columns-repeated="993"/>
        </table:table-row>
        <table:table-row table:style-name="ro4">
          <table:table-cell table:style-name="ce114" table:number-columns-repeated="2"/>
          <table:table-cell table:style-name="ce331"/>
          <table:table-cell table:style-name="ce333" table:formula="of:=INDEX([.$A$1:.$AC$29];MATCH([$Layout.K17];[.$A$30:.$AC$30];0);MATCH([$Layout.K19];[.$A$30:.$AC$30];0))" office:value-type="string" office:string-value="" calcext:value-type="error">
            <text:p>#N/A</text:p>
          </table:table-cell>
          <table:table-cell table:style-name="ce140" table:formula="of:=INDEX([.$A$1:.$AC$29];MATCH([$Layout.L17];[.$A$30:.$AC$30];0);MATCH([$Layout.L19];[.$A$30:.$AC$30];0))" office:value-type="float" office:value="0.0015100509078444" calcext:value-type="float">
            <text:p>0.002</text:p>
          </table:table-cell>
          <table:table-cell table:style-name="ce140" table:formula="of:=INDEX([.$A$1:.$AC$29];MATCH([$Layout.M17];[.$A$30:.$AC$30];0);MATCH([$Layout.M19];[.$A$30:.$AC$30];0))" office:value-type="float" office:value="0.00299647210699676" calcext:value-type="float">
            <text:p>0.003</text:p>
          </table:table-cell>
          <table:table-cell table:style-name="ce381" table:formula="of:=INDEX([.$A$1:.$AC$29];MATCH([$Layout.N17];[.$A$30:.$AC$30];0);MATCH([$Layout.N19];[.$A$30:.$AC$30];0))" office:value-type="float" office:value="0.00231233577915071" calcext:value-type="float">
            <text:p>0.002</text:p>
          </table:table-cell>
          <table:table-cell table:style-name="ce907" table:formula="of:=INDEX([.$A$1:.$AC$29];MATCH([$Layout.O17];[.$A$30:.$AC$30];0);MATCH([$Layout.O19];[.$A$30:.$AC$30];0))" office:value-type="float" office:value="0.000668383188718016" calcext:value-type="float">
            <text:p>0.001</text:p>
          </table:table-cell>
          <table:table-cell table:style-name="ce140" table:formula="of:=INDEX([.$A$1:.$AC$29];MATCH([$Layout.N18];[.$A$30:.$AC$30];0);MATCH([$Layout.O18];[.$A$30:.$AC$30];0))" office:value-type="float" office:value="0.115271345120942" calcext:value-type="float">
            <text:p>0.115</text:p>
          </table:table-cell>
          <table:table-cell table:style-name="ce140" office:value-type="string" calcext:value-type="string">
            <text:p>– <text:s text:c="4"/>–</text:p>
          </table:table-cell>
          <table:table-cell table:style-name="ce140" table:formula="of:=INDEX([.$A$1:.$AC$29];MATCH([$Layout.S18];[.$A$30:.$AC$30];0);MATCH([$Layout.T18];[.$A$30:.$AC$30];0))" office:value-type="float" office:value="0.055521938856756" calcext:value-type="float">
            <text:p>0.056</text:p>
          </table:table-cell>
          <table:table-cell table:style-name="ce333" table:formula="of:=INDEX([.$A$1:.$AC$29];MATCH([$Layout.S17];[.$A$30:.$AC$30];0);MATCH([$Layout.S19];[.$A$30:.$AC$30];0))" office:value-type="float" office:value="0.00186562176244861" calcext:value-type="float">
            <text:p>0.002</text:p>
          </table:table-cell>
          <table:table-cell table:style-name="ce381" table:formula="of:=INDEX([.$A$1:.$AC$29];MATCH([$Layout.T17];[.$A$30:.$AC$30];0);MATCH([$Layout.T19];[.$A$30:.$AC$30];0))" office:value-type="float" office:value="0.0356392268287302" calcext:value-type="float">
            <text:p>0.036</text:p>
          </table:table-cell>
          <table:table-cell table:style-name="ce140" table:formula="of:=INDEX([.$A$1:.$AC$29];MATCH([$Layout.U17];[.$A$30:.$AC$30];0);MATCH([$Layout.U19];[.$A$30:.$AC$30];0))" office:value-type="float" office:value="0.0844975878343277" calcext:value-type="float">
            <text:p>0.084</text:p>
          </table:table-cell>
          <table:table-cell table:style-name="ce140" table:formula="of:=INDEX([.$A$1:.$AC$29];MATCH([$Layout.V17];[.$A$30:.$AC$30];0);MATCH([$Layout.V19];[.$A$30:.$AC$30];0))" office:value-type="float" office:value="0.00654430408347471" calcext:value-type="float">
            <text:p>0.007</text:p>
          </table:table-cell>
          <table:table-cell table:style-name="ce907" table:formula="of:=INDEX([.$A$1:.$AC$29];MATCH([$Layout.W17];[.$A$30:.$AC$30];0);MATCH([$Layout.W19];[.$A$30:.$AC$30];0))" office:value-type="string" office:string-value="" calcext:value-type="error">
            <text:p>#N/A</text:p>
          </table:table-cell>
          <table:table-cell table:style-name="ce331" office:value-type="string" calcext:value-type="string">
            <text:p>^v</text:p>
          </table:table-cell>
          <table:table-cell table:style-name="ce354" office:value-type="string" calcext:value-type="string">
            <text:p>Top – Bottom</text:p>
          </table:table-cell>
          <table:table-cell/>
          <table:table-cell table:style-name="ce114" table:number-columns-repeated="2"/>
          <table:table-cell table:number-columns-repeated="2"/>
          <table:table-cell table:style-name="ce114"/>
          <table:table-cell table:number-columns-repeated="4"/>
          <table:table-cell table:style-name="ce114" table:number-columns-repeated="3"/>
          <table:table-cell table:number-columns-repeated="993"/>
        </table:table-row>
        <table:table-row table:style-name="ro4">
          <table:table-cell table:style-name="ce114" table:number-columns-repeated="2"/>
          <table:table-cell table:style-name="ce331"/>
          <table:table-cell table:style-name="ce340" table:formula="of:=INDEX([.$A$1:.$AC$29];MATCH([$Layout.K18];[.$A$30:.$AC$30];0);MATCH([$Layout.K19];[.$A$30:.$AC$30];0))" office:value-type="string" office:string-value="" calcext:value-type="error">
            <text:p>#N/A</text:p>
          </table:table-cell>
          <table:table-cell table:style-name="ce345" table:formula="of:=INDEX([.$A$1:.$AC$29];MATCH([$Layout.L18];[.$A$30:.$AC$30];0);MATCH([$Layout.L19];[.$A$30:.$AC$30];0))" office:value-type="float" office:value="0.00803972707641451" calcext:value-type="float">
            <text:p>0.008</text:p>
          </table:table-cell>
          <table:table-cell table:style-name="ce345" table:formula="of:=INDEX([.$A$1:.$AC$29];MATCH([$Layout.M18];[.$A$30:.$AC$30];0);MATCH([$Layout.M19];[.$A$30:.$AC$30];0))" office:value-type="float" office:value="0.00910193874333339" calcext:value-type="float">
            <text:p>0.009</text:p>
          </table:table-cell>
          <table:table-cell table:style-name="ce345" table:formula="of:=INDEX([.$A$1:.$AC$29];MATCH([$Layout.N18];[.$A$30:.$AC$30];0);MATCH([$Layout.N19];[.$A$30:.$AC$30];0))" office:value-type="float" office:value="0.0643898309616157" calcext:value-type="float">
            <text:p>0.064</text:p>
          </table:table-cell>
          <table:table-cell table:style-name="ce353" table:formula="of:=INDEX([.$A$1:.$AC$29];MATCH([$Layout.O18];[.$A$30:.$AC$30];0);MATCH([$Layout.O19];[.$A$30:.$AC$30];0))" office:value-type="float" office:value="0.00191738207672643" calcext:value-type="float">
            <text:p>0.002</text:p>
          </table:table-cell>
          <table:table-cell table:style-name="ce140" table:formula="of:=INDEX([.$A$1:.$AC$29];MATCH([$Layout.N19];[.$A$30:.$AC$30];0);MATCH([$Layout.O19];[.$A$30:.$AC$30];0))" office:value-type="float" office:value="0.0090738081377476" calcext:value-type="float">
            <text:p>0.009</text:p>
          </table:table-cell>
          <table:table-cell table:style-name="ce140" office:value-type="string" calcext:value-type="string">
            <text:p>– <text:s text:c="4"/>–</text:p>
          </table:table-cell>
          <table:table-cell table:style-name="ce140" table:formula="of:=INDEX([.$A$1:.$AC$29];MATCH([$Layout.S19];[.$A$30:.$AC$30];0);MATCH([$Layout.T19];[.$A$30:.$AC$30];0))" office:value-type="float" office:value="0.00457178601980017" calcext:value-type="float">
            <text:p>0.005</text:p>
          </table:table-cell>
          <table:table-cell table:style-name="ce340" table:formula="of:=INDEX([.$A$1:.$AC$29];MATCH([$Layout.S18];[.$A$30:.$AC$30];0);MATCH([$Layout.S19];[.$A$30:.$AC$30];0))" office:value-type="float" office:value="0.00222006739282937" calcext:value-type="float">
            <text:p>0.002</text:p>
          </table:table-cell>
          <table:table-cell table:style-name="ce345" table:formula="of:=INDEX([.$A$1:.$AC$29];MATCH([$Layout.T18];[.$A$30:.$AC$30];0);MATCH([$Layout.T19];[.$A$30:.$AC$30];0))" office:value-type="float" office:value="0.212668503452683" calcext:value-type="float">
            <text:p>0.213</text:p>
          </table:table-cell>
          <table:table-cell table:style-name="ce345" table:formula="of:=INDEX([.$A$1:.$AC$29];MATCH([$Layout.U18];[.$A$30:.$AC$30];0);MATCH([$Layout.U19];[.$A$30:.$AC$30];0))" office:value-type="float" office:value="0.338168136764613" calcext:value-type="float">
            <text:p>0.338</text:p>
          </table:table-cell>
          <table:table-cell table:style-name="ce345" table:formula="of:=INDEX([.$A$1:.$AC$29];MATCH([$Layout.V18];[.$A$30:.$AC$30];0);MATCH([$Layout.V19];[.$A$30:.$AC$30];0))" office:value-type="float" office:value="0.0209122921924652" calcext:value-type="float">
            <text:p>0.021</text:p>
          </table:table-cell>
          <table:table-cell table:style-name="ce353" table:formula="of:=INDEX([.$A$1:.$AC$29];MATCH([$Layout.W18];[.$A$30:.$AC$30];0);MATCH([$Layout.W19];[.$A$30:.$AC$30];0))" office:value-type="string" office:string-value="" calcext:value-type="error">
            <text:p>#N/A</text:p>
          </table:table-cell>
          <table:table-cell table:style-name="ce331" office:value-type="string" calcext:value-type="string">
            <text:p>^</text:p>
          </table:table-cell>
          <table:table-cell table:style-name="ce356" office:value-type="string" calcext:value-type="string">
            <text:p>Middle – Bottom</text:p>
          </table:table-cell>
          <table:table-cell/>
          <table:table-cell table:style-name="ce114" table:number-columns-repeated="2"/>
          <table:table-cell table:number-columns-repeated="2"/>
          <table:table-cell table:style-name="ce114" table:number-columns-repeated="8"/>
          <table:table-cell table:number-columns-repeated="993"/>
        </table:table-row>
        <table:table-row table:style-name="ro4">
          <table:table-cell table:style-name="ce114" table:number-columns-repeated="2"/>
          <table:table-cell table:style-name="ce331"/>
          <table:table-cell table:style-name="ce140" table:formula="of:=SUMIF([.D34:.D36];&quot;&gt;0&quot;)" office:value-type="float" office:value="0.00243048432261097" calcext:value-type="float">
            <text:p>0.002</text:p>
          </table:table-cell>
          <table:table-cell table:style-name="ce140" table:formula="of:=SUMIF([.E34:.E36];&quot;&gt;0&quot;)" office:value-type="float" office:value="0.0429419320387974" calcext:value-type="float">
            <text:p>0.043</text:p>
          </table:table-cell>
          <table:table-cell table:style-name="ce140" table:formula="of:=SUMIF([.F34:.F36];&quot;&gt;0&quot;)" office:value-type="float" office:value="0.275597793372285" calcext:value-type="float">
            <text:p>0.276</text:p>
          </table:table-cell>
          <table:table-cell table:style-name="ce140" table:formula="of:=SUMIF([.G34:.G36];&quot;&gt;0&quot;)" office:value-type="float" office:value="0.103150429786143" calcext:value-type="float">
            <text:p>0.103</text:p>
          </table:table-cell>
          <table:table-cell table:style-name="ce140" table:formula="of:=SUMIF([.H34:.H36];&quot;&gt;0&quot;)" office:value-type="float" office:value="0.00520978815448555" calcext:value-type="float">
            <text:p>0.005</text:p>
          </table:table-cell>
          <table:table-cell table:style-name="ce140" table:formula="of:=INDEX([.$A$1:.$AC$29];MATCH([$Layout.N18];[.$A$30:.$AC$30];0);MATCH([$Layout.O19];[.$A$30:.$AC$30];0))" office:value-type="float" office:value="0.00433211326020936" calcext:value-type="float">
            <text:p>0.004</text:p>
          </table:table-cell>
          <table:table-cell table:style-name="ce140" office:value-type="string" calcext:value-type="string">
            <text:p>\ <text:s text:c="5"/>/</text:p>
          </table:table-cell>
          <table:table-cell table:style-name="ce140" table:formula="of:=INDEX([.$A$1:.$AC$29];MATCH([$Layout.S19];[.$A$30:.$AC$30];0);MATCH([$Layout.T18];[.$A$30:.$AC$30];0))" office:value-type="float" office:value="0.0690583862646309" calcext:value-type="float">
            <text:p>0.069</text:p>
          </table:table-cell>
          <table:table-cell table:style-name="ce140" table:formula="of:=SUMIF([.L34:.L36];&quot;&gt;0&quot;)" office:value-type="float" office:value="0.00739384837216513" calcext:value-type="float">
            <text:p>0.007</text:p>
          </table:table-cell>
          <table:table-cell table:style-name="ce140" table:formula="of:=SUMIF([.M34:.M36];&quot;&gt;0&quot;)" office:value-type="float" office:value="0.269467571803034" calcext:value-type="float">
            <text:p>0.269</text:p>
          </table:table-cell>
          <table:table-cell table:style-name="ce140" table:formula="of:=SUMIF([.N34:.N36];&quot;&gt;0&quot;)" office:value-type="float" office:value="0.58797916660853" calcext:value-type="float">
            <text:p>0.588</text:p>
          </table:table-cell>
          <table:table-cell table:style-name="ce140" table:formula="of:=SUMIF([.O34:.O36];&quot;&gt;0&quot;)" office:value-type="float" office:value="0.10968235640316" calcext:value-type="float">
            <text:p>0.110</text:p>
          </table:table-cell>
          <table:table-cell table:style-name="ce140" table:formula="of:=SUMIF([.P34:.P36];&quot;&gt;0&quot;)" office:value-type="float" office:value="0.00899166676943715" calcext:value-type="float">
            <text:p>0.009</text:p>
          </table:table-cell>
          <table:table-cell table:style-name="ce331"/>
          <table:table-cell table:style-name="ce383"/>
          <table:table-cell table:style-name="ce384"/>
          <table:table-cell table:style-name="ce114" table:number-columns-repeated="12"/>
          <table:table-cell table:number-columns-repeated="993"/>
        </table:table-row>
        <table:table-row table:style-name="ro4">
          <table:table-cell table:style-name="ce114" table:number-columns-repeated="2"/>
          <table:table-cell table:style-name="ce331"/>
          <table:table-cell table:style-name="ce140" table:number-columns-repeated="6"/>
          <table:table-cell table:style-name="ce331"/>
          <table:table-cell table:style-name="ce59"/>
          <table:table-cell table:style-name="ce331" table:number-columns-repeated="4"/>
          <table:table-cell table:style-name="ce140"/>
          <table:table-cell table:style-name="ce331"/>
          <table:table-cell table:style-name="ce114"/>
          <table:table-cell table:style-name="ce356"/>
          <table:table-cell table:style-name="ce114" table:number-columns-repeated="12"/>
          <table:table-cell table:number-columns-repeated="993"/>
        </table:table-row>
        <table:table-row table:style-name="ro4">
          <table:table-cell table:style-name="ce114" table:number-columns-repeated="2"/>
          <table:table-cell table:style-name="ce331"/>
          <table:table-cell table:style-name="ce140" table:number-columns-repeated="5"/>
          <table:table-cell table:style-name="ce59"/>
          <table:table-cell table:style-name="ce163"/>
          <table:table-cell table:style-name="ce140" table:number-columns-repeated="6"/>
          <table:table-cell table:style-name="ce331"/>
          <table:table-cell table:style-name="ce114"/>
          <table:table-cell table:style-name="ce356"/>
          <table:table-cell table:style-name="ce114" table:number-columns-repeated="12"/>
          <table:table-cell table:number-columns-repeated="993"/>
        </table:table-row>
        <table:table-row table:style-name="ro4">
          <table:table-cell table:style-name="ce114" table:number-columns-repeated="3"/>
          <table:table-cell table:style-name="ce331" table:number-columns-repeated="6"/>
          <table:table-cell table:number-columns-repeated="2"/>
          <table:table-cell table:style-name="ce331" table:number-columns-repeated="5"/>
          <table:table-cell table:style-name="ce114" table:number-columns-repeated="15"/>
          <table:table-cell table:number-columns-repeated="993"/>
        </table:table-row>
        <table:table-row table:style-name="ro4" table:number-rows-repeated="104853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Bigrams_FI_2Way.A1:Bigrams_FI_2Way.AC29">
            <calcext:color-scale>
              <calcext:color-scale-entry calcext:value="0" calcext:type="number" calcext:color="#ffffff"/>
              <calcext:color-scale-entry calcext:value="0.2" calcext:type="number" calcext:color="#ffff00"/>
              <calcext:color-scale-entry calcext:value="0.4" calcext:type="number" calcext:color="#be480a"/>
            </calcext:color-scale>
            <calcext:color-scale>
              <calcext:color-scale-entry calcext:value="0.4" calcext:type="number" calcext:color="#be480a"/>
              <calcext:color-scale-entry calcext:value="50" calcext:type="percent" calcext:color="#8d1d75"/>
              <calcext:color-scale-entry calcext:value="0" calcext:type="maximum" calcext:color="#ff0000"/>
            </calcext:color-scale>
          </calcext:conditional-format>
        </calcext:conditional-formats>
      </table:table>
      <table:table table:name="Bigrams_EN" table:style-name="ta3" table:print="false">
        <table:table-column table:style-name="co2" table:number-columns-repeated="26" table:default-cell-style-name="ce995"/>
        <table:table-column table:style-name="co2" table:default-cell-style-name="ce366"/>
        <table:table-column table:style-name="co2" table:number-columns-repeated="989" table:default-cell-style-name="ce995"/>
        <table:table-column table:style-name="co2" table:number-columns-repeated="8" table:default-cell-style-name="Default"/>
        <table:table-row table:style-name="ro4">
          <table:table-cell table:style-name="ce538" office:value-type="float" office:value="0.003" calcext:value-type="float">
            <text:p>0.003</text:p>
          </table:table-cell>
          <table:table-cell table:style-name="ce539" office:value-type="float" office:value="0.146" calcext:value-type="float">
            <text:p>0.146</text:p>
          </table:table-cell>
          <table:table-cell table:style-name="ce539" office:value-type="float" office:value="0.538" calcext:value-type="float">
            <text:p>0.538</text:p>
          </table:table-cell>
          <table:table-cell table:style-name="ce539" office:value-type="float" office:value="0.151" calcext:value-type="float">
            <text:p>0.151</text:p>
          </table:table-cell>
          <table:table-cell table:style-name="ce540" office:value-type="float" office:value="0.688" calcext:value-type="float">
            <text:p>0.688</text:p>
          </table:table-cell>
          <table:table-cell table:style-name="ce539" office:value-type="float" office:value="0.164" calcext:value-type="float">
            <text:p>0.164</text:p>
          </table:table-cell>
          <table:table-cell table:style-name="ce539" office:value-type="float" office:value="0.148" calcext:value-type="float">
            <text:p>0.148</text:p>
          </table:table-cell>
          <table:table-cell table:style-name="ce539" office:value-type="float" office:value="0.926" calcext:value-type="float">
            <text:p>0.926</text:p>
          </table:table-cell>
          <table:table-cell table:style-name="ce540" office:value-type="float" office:value="0.286" calcext:value-type="float">
            <text:p>0.286</text:p>
          </table:table-cell>
          <table:table-cell table:style-name="ce539" office:value-type="float" office:value="0.026" calcext:value-type="float">
            <text:p>0.026</text:p>
          </table:table-cell>
          <table:table-cell table:style-name="ce539" office:value-type="float" office:value="0.017" calcext:value-type="float">
            <text:p>0.017</text:p>
          </table:table-cell>
          <table:table-cell table:style-name="ce539" office:value-type="float" office:value="0.528" calcext:value-type="float">
            <text:p>0.528</text:p>
          </table:table-cell>
          <table:table-cell table:style-name="ce539" office:value-type="float" office:value="0.565" calcext:value-type="float">
            <text:p>0.565</text:p>
          </table:table-cell>
          <table:table-cell table:style-name="ce539" office:value-type="float" office:value="0.347" calcext:value-type="float">
            <text:p>0.347</text:p>
          </table:table-cell>
          <table:table-cell table:style-name="ce540" office:value-type="float" office:value="0.057" calcext:value-type="float">
            <text:p>0.057</text:p>
          </table:table-cell>
          <table:table-cell table:style-name="ce539" office:value-type="float" office:value="0.324" calcext:value-type="float">
            <text:p>0.324</text:p>
          </table:table-cell>
          <table:table-cell table:style-name="ce539" office:value-type="float" office:value="0" calcext:value-type="float">
            <text:p>0.000</text:p>
          </table:table-cell>
          <table:table-cell table:style-name="ce539" office:value-type="float" office:value="0.686" calcext:value-type="float">
            <text:p>0.686</text:p>
          </table:table-cell>
          <table:table-cell table:style-name="ce539" office:value-type="float" office:value="0.218" calcext:value-type="float">
            <text:p>0.218</text:p>
          </table:table-cell>
          <table:table-cell table:style-name="ce539" office:value-type="float" office:value="0.53" calcext:value-type="float">
            <text:p>0.530</text:p>
          </table:table-cell>
          <table:table-cell table:style-name="ce540" office:value-type="float" office:value="0.136" calcext:value-type="float">
            <text:p>0.136</text:p>
          </table:table-cell>
          <table:table-cell table:style-name="ce539" office:value-type="float" office:value="0.14" calcext:value-type="float">
            <text:p>0.140</text:p>
          </table:table-cell>
          <table:table-cell table:style-name="ce539" office:value-type="float" office:value="0.385" calcext:value-type="float">
            <text:p>0.385</text:p>
          </table:table-cell>
          <table:table-cell table:style-name="ce539" office:value-type="float" office:value="0.03" calcext:value-type="float">
            <text:p>0.030</text:p>
          </table:table-cell>
          <table:table-cell table:style-name="ce540" office:value-type="float" office:value="0.016" calcext:value-type="float">
            <text:p>0.016</text:p>
          </table:table-cell>
          <table:table-cell table:style-name="ce539" office:value-type="float" office:value="0.025" calcext:value-type="float">
            <text:p>0.025</text:p>
          </table:table-cell>
          <table:table-cell table:style-name="ce540" table:number-columns-repeated="3"/>
          <table:table-cell table:style-name="ce325" office:value-type="string" calcext:value-type="string">
            <text:p>A</text:p>
          </table:table-cell>
          <table:table-cell table:style-name="ce114" office:value-type="float" office:value="1" calcext:value-type="float">
            <text:p>1</text:p>
          </table:table-cell>
          <table:table-cell table:number-columns-repeated="993"/>
        </table:table-row>
        <table:table-row table:style-name="ro4">
          <table:table-cell table:style-name="ce539" office:value-type="float" office:value="0.23" calcext:value-type="float">
            <text:p>0.230</text:p>
          </table:table-cell>
          <table:table-cell table:style-name="ce538" office:value-type="float" office:value="0.011" calcext:value-type="float">
            <text:p>0.011</text:p>
          </table:table-cell>
          <table:table-cell table:style-name="ce542" office:value-type="float" office:value="0.001" calcext:value-type="float">
            <text:p>0.001</text:p>
          </table:table-cell>
          <table:table-cell table:style-name="ce542" office:value-type="float" office:value="0.003" calcext:value-type="float">
            <text:p>0.003</text:p>
          </table:table-cell>
          <table:table-cell table:style-name="ce539" office:value-type="float" office:value="0.027" calcext:value-type="float">
            <text:p>0.027</text:p>
          </table:table-cell>
          <table:table-cell table:number-columns-repeated="2" table:style-name="ce542" office:value-type="float" office:value="0" calcext:value-type="float">
            <text:p>0.000</text:p>
          </table:table-cell>
          <table:table-cell table:style-name="ce542" office:value-type="float" office:value="0.004" calcext:value-type="float">
            <text:p>0.004</text:p>
          </table:table-cell>
          <table:table-cell table:style-name="ce539" office:value-type="float" office:value="0.099" calcext:value-type="float">
            <text:p>0.099</text:p>
          </table:table-cell>
          <table:table-cell table:style-name="ce542" office:value-type="float" office:value="0" calcext:value-type="float">
            <text:p>0.000</text:p>
          </table:table-cell>
          <table:table-cell table:style-name="ce542" office:value-type="float" office:value="0.001" calcext:value-type="float">
            <text:p>0.001</text:p>
          </table:table-cell>
          <table:table-cell table:style-name="ce542" office:value-type="float" office:value="0.007" calcext:value-type="float">
            <text:p>0.007</text:p>
          </table:table-cell>
          <table:table-cell table:style-name="ce542" office:value-type="float" office:value="0.09" calcext:value-type="float">
            <text:p>0.090</text:p>
          </table:table-cell>
          <table:table-cell table:style-name="ce542" office:value-type="float" office:value="0.004" calcext:value-type="float">
            <text:p>0.004</text:p>
          </table:table-cell>
          <table:table-cell table:style-name="ce539" office:value-type="float" office:value="0.097" calcext:value-type="float">
            <text:p>0.097</text:p>
          </table:table-cell>
          <table:table-cell table:style-name="ce542" office:value-type="float" office:value="0.001" calcext:value-type="float">
            <text:p>0.001</text:p>
          </table:table-cell>
          <table:table-cell table:style-name="ce542" office:value-type="float" office:value="0" calcext:value-type="float">
            <text:p>0.000</text:p>
          </table:table-cell>
          <table:table-cell table:style-name="ce542" office:value-type="float" office:value="0.027" calcext:value-type="float">
            <text:p>0.027</text:p>
          </table:table-cell>
          <table:table-cell table:style-name="ce542" office:value-type="float" office:value="0.008" calcext:value-type="float">
            <text:p>0.008</text:p>
          </table:table-cell>
          <table:table-cell table:style-name="ce542" office:value-type="float" office:value="0.003" calcext:value-type="float">
            <text:p>0.003</text:p>
          </table:table-cell>
          <table:table-cell table:style-name="ce539" office:value-type="float" office:value="0.089" calcext:value-type="float">
            <text:p>0.089</text:p>
          </table:table-cell>
          <table:table-cell table:style-name="ce542" office:value-type="float" office:value="0" calcext:value-type="float">
            <text:p>0.000</text:p>
          </table:table-cell>
          <table:table-cell table:style-name="ce542" office:value-type="float" office:value="0.001" calcext:value-type="float">
            <text:p>0.001</text:p>
          </table:table-cell>
          <table:table-cell table:style-name="ce542" office:value-type="float" office:value="0" calcext:value-type="float">
            <text:p>0.000</text:p>
          </table:table-cell>
          <table:table-cell table:style-name="ce539" office:value-type="float" office:value="0.004" calcext:value-type="float">
            <text:p>0.004</text:p>
          </table:table-cell>
          <table:table-cell table:style-name="ce542" office:value-type="float" office:value="0" calcext:value-type="float">
            <text:p>0.000</text:p>
          </table:table-cell>
          <table:table-cell table:style-name="ce539" table:number-columns-repeated="3"/>
          <table:table-cell table:style-name="ce327" office:value-type="string" calcext:value-type="string">
            <text:p>B</text:p>
          </table:table-cell>
          <table:table-cell table:style-name="ce114" office:value-type="float" office:value="2" calcext:value-type="float">
            <text:p>2</text:p>
          </table:table-cell>
          <table:table-cell table:number-columns-repeated="993"/>
        </table:table-row>
        <table:table-row table:style-name="ro4">
          <table:table-cell table:style-name="ce539" office:value-type="float" office:value="0.448" calcext:value-type="float">
            <text:p>0.448</text:p>
          </table:table-cell>
          <table:table-cell table:style-name="ce542" office:value-type="float" office:value="0.002" calcext:value-type="float">
            <text:p>0.002</text:p>
          </table:table-cell>
          <table:table-cell table:style-name="ce538" office:value-type="float" office:value="0.083" calcext:value-type="float">
            <text:p>0.083</text:p>
          </table:table-cell>
          <table:table-cell table:style-name="ce542" office:value-type="float" office:value="0.003" calcext:value-type="float">
            <text:p>0.003</text:p>
          </table:table-cell>
          <table:table-cell table:style-name="ce539" office:value-type="float" office:value="0.477" calcext:value-type="float">
            <text:p>0.477</text:p>
          </table:table-cell>
          <table:table-cell table:style-name="ce542" office:value-type="float" office:value="0.001" calcext:value-type="float">
            <text:p>0.001</text:p>
          </table:table-cell>
          <table:table-cell table:style-name="ce542" office:value-type="float" office:value="0" calcext:value-type="float">
            <text:p>0.000</text:p>
          </table:table-cell>
          <table:table-cell table:style-name="ce542" office:value-type="float" office:value="0.001" calcext:value-type="float">
            <text:p>0.001</text:p>
          </table:table-cell>
          <table:table-cell table:style-name="ce539" office:value-type="float" office:value="0.699" calcext:value-type="float">
            <text:p>0.699</text:p>
          </table:table-cell>
          <table:table-cell table:number-columns-repeated="2" table:style-name="ce542" office:value-type="float" office:value="0" calcext:value-type="float">
            <text:p>0.000</text:p>
          </table:table-cell>
          <table:table-cell table:style-name="ce542" office:value-type="float" office:value="0.012" calcext:value-type="float">
            <text:p>0.012</text:p>
          </table:table-cell>
          <table:table-cell table:style-name="ce542" office:value-type="float" office:value="0.004" calcext:value-type="float">
            <text:p>0.004</text:p>
          </table:table-cell>
          <table:table-cell table:style-name="ce542" office:value-type="float" office:value="0.416" calcext:value-type="float">
            <text:p>0.416</text:p>
          </table:table-cell>
          <table:table-cell table:style-name="ce539" office:value-type="float" office:value="0.166" calcext:value-type="float">
            <text:p>0.166</text:p>
          </table:table-cell>
          <table:table-cell table:style-name="ce542" office:value-type="float" office:value="0.001" calcext:value-type="float">
            <text:p>0.001</text:p>
          </table:table-cell>
          <table:table-cell table:style-name="ce542" office:value-type="float" office:value="0" calcext:value-type="float">
            <text:p>0.000</text:p>
          </table:table-cell>
          <table:table-cell table:style-name="ce542" office:value-type="float" office:value="0.121" calcext:value-type="float">
            <text:p>0.121</text:p>
          </table:table-cell>
          <table:table-cell table:style-name="ce542" office:value-type="float" office:value="0.155" calcext:value-type="float">
            <text:p>0.155</text:p>
          </table:table-cell>
          <table:table-cell table:style-name="ce542" office:value-type="float" office:value="0.026" calcext:value-type="float">
            <text:p>0.026</text:p>
          </table:table-cell>
          <table:table-cell table:style-name="ce539" office:value-type="float" office:value="0.188" calcext:value-type="float">
            <text:p>0.188</text:p>
          </table:table-cell>
          <table:table-cell table:style-name="ce542" office:value-type="float" office:value="0" calcext:value-type="float">
            <text:p>0.000</text:p>
          </table:table-cell>
          <table:table-cell table:style-name="ce542" office:value-type="float" office:value="0.001" calcext:value-type="float">
            <text:p>0.001</text:p>
          </table:table-cell>
          <table:table-cell table:style-name="ce542" office:value-type="float" office:value="0.026" calcext:value-type="float">
            <text:p>0.026</text:p>
          </table:table-cell>
          <table:table-cell table:style-name="ce539" office:value-type="float" office:value="0.014" calcext:value-type="float">
            <text:p>0.014</text:p>
          </table:table-cell>
          <table:table-cell table:style-name="ce542" office:value-type="float" office:value="0" calcext:value-type="float">
            <text:p>0.000</text:p>
          </table:table-cell>
          <table:table-cell table:style-name="ce539" table:number-columns-repeated="3"/>
          <table:table-cell table:style-name="ce327" office:value-type="string" calcext:value-type="string">
            <text:p>C</text:p>
          </table:table-cell>
          <table:table-cell table:style-name="ce114" office:value-type="float" office:value="3" calcext:value-type="float">
            <text:p>3</text:p>
          </table:table-cell>
          <table:table-cell table:number-columns-repeated="993"/>
        </table:table-row>
        <table:table-row table:style-name="ro4">
          <table:table-cell table:style-name="ce539" office:value-type="float" office:value="0.368" calcext:value-type="float">
            <text:p>0.368</text:p>
          </table:table-cell>
          <table:table-cell table:number-columns-repeated="2" table:style-name="ce542" office:value-type="float" office:value="0.002" calcext:value-type="float">
            <text:p>0.002</text:p>
          </table:table-cell>
          <table:table-cell table:style-name="ce538" office:value-type="float" office:value="0.043" calcext:value-type="float">
            <text:p>0.043</text:p>
          </table:table-cell>
          <table:table-cell table:style-name="ce539" office:value-type="float" office:value="1.168" calcext:value-type="float">
            <text:p>1.168</text:p>
          </table:table-cell>
          <table:table-cell table:style-name="ce542" office:value-type="float" office:value="0" calcext:value-type="float">
            <text:p>0.000</text:p>
          </table:table-cell>
          <table:table-cell table:number-columns-repeated="2" table:style-name="ce542" office:value-type="float" office:value="0.003" calcext:value-type="float">
            <text:p>0.003</text:p>
          </table:table-cell>
          <table:table-cell table:style-name="ce539" office:value-type="float" office:value="0.296" calcext:value-type="float">
            <text:p>0.296</text:p>
          </table:table-cell>
          <table:table-cell table:style-name="ce542" office:value-type="float" office:value="0" calcext:value-type="float">
            <text:p>0.000</text:p>
          </table:table-cell>
          <table:table-cell table:style-name="ce542" office:value-type="float" office:value="0.001" calcext:value-type="float">
            <text:p>0.001</text:p>
          </table:table-cell>
          <table:table-cell table:style-name="ce542" office:value-type="float" office:value="0.253" calcext:value-type="float">
            <text:p>0.253</text:p>
          </table:table-cell>
          <table:table-cell table:style-name="ce542" office:value-type="float" office:value="0.001" calcext:value-type="float">
            <text:p>0.001</text:p>
          </table:table-cell>
          <table:table-cell table:style-name="ce542" office:value-type="float" office:value="1.352" calcext:value-type="float">
            <text:p>1.352</text:p>
          </table:table-cell>
          <table:table-cell table:style-name="ce539" office:value-type="float" office:value="0.195" calcext:value-type="float">
            <text:p>0.195</text:p>
          </table:table-cell>
          <table:table-cell table:style-name="ce542" office:value-type="float" office:value="0.001" calcext:value-type="float">
            <text:p>0.001</text:p>
          </table:table-cell>
          <table:table-cell table:style-name="ce542" office:value-type="float" office:value="0" calcext:value-type="float">
            <text:p>0.000</text:p>
          </table:table-cell>
          <table:table-cell table:style-name="ce542" office:value-type="float" office:value="0.189" calcext:value-type="float">
            <text:p>0.189</text:p>
          </table:table-cell>
          <table:table-cell table:style-name="ce542" office:value-type="float" office:value="0.005" calcext:value-type="float">
            <text:p>0.005</text:p>
          </table:table-cell>
          <table:table-cell table:style-name="ce542" office:value-type="float" office:value="0.001" calcext:value-type="float">
            <text:p>0.001</text:p>
          </table:table-cell>
          <table:table-cell table:style-name="ce539" office:value-type="float" office:value="0.091" calcext:value-type="float">
            <text:p>0.091</text:p>
          </table:table-cell>
          <table:table-cell table:style-name="ce542" office:value-type="float" office:value="0" calcext:value-type="float">
            <text:p>0.000</text:p>
          </table:table-cell>
          <table:table-cell table:style-name="ce542" office:value-type="float" office:value="0.004" calcext:value-type="float">
            <text:p>0.004</text:p>
          </table:table-cell>
          <table:table-cell table:style-name="ce542" office:value-type="float" office:value="0" calcext:value-type="float">
            <text:p>0.000</text:p>
          </table:table-cell>
          <table:table-cell table:style-name="ce539" office:value-type="float" office:value="0.007" calcext:value-type="float">
            <text:p>0.007</text:p>
          </table:table-cell>
          <table:table-cell table:style-name="ce542" office:value-type="float" office:value="0" calcext:value-type="float">
            <text:p>0.000</text:p>
          </table:table-cell>
          <table:table-cell table:style-name="ce539" table:number-columns-repeated="3"/>
          <table:table-cell table:style-name="ce327" office:value-type="string" calcext:value-type="string">
            <text:p>D</text:p>
          </table:table-cell>
          <table:table-cell table:style-name="ce114" office:value-type="float" office:value="4" calcext:value-type="float">
            <text:p>4</text:p>
          </table:table-cell>
          <table:table-cell table:number-columns-repeated="993"/>
        </table:table-row>
        <table:table-row table:style-name="ro4">
          <table:table-cell table:style-name="ce540" office:value-type="float" office:value="0.012" calcext:value-type="float">
            <text:p>0.012</text:p>
          </table:table-cell>
          <table:table-cell table:style-name="ce539" office:value-type="float" office:value="0.576" calcext:value-type="float">
            <text:p>0.576</text:p>
          </table:table-cell>
          <table:table-cell table:style-name="ce539" office:value-type="float" office:value="0.651" calcext:value-type="float">
            <text:p>0.651</text:p>
          </table:table-cell>
          <table:table-cell table:style-name="ce539" office:value-type="float" office:value="0.765" calcext:value-type="float">
            <text:p>0.765</text:p>
          </table:table-cell>
          <table:table-cell table:style-name="ce538" office:value-type="float" office:value="0.378" calcext:value-type="float">
            <text:p>0.378</text:p>
          </table:table-cell>
          <table:table-cell table:style-name="ce539" office:value-type="float" office:value="0.237" calcext:value-type="float">
            <text:p>0.237</text:p>
          </table:table-cell>
          <table:table-cell table:style-name="ce539" office:value-type="float" office:value="0.385" calcext:value-type="float">
            <text:p>0.385</text:p>
          </table:table-cell>
          <table:table-cell table:style-name="ce539" office:value-type="float" office:value="3.075" calcext:value-type="float">
            <text:p>3.075</text:p>
          </table:table-cell>
          <table:table-cell table:style-name="ce540" office:value-type="float" office:value="0.385" calcext:value-type="float">
            <text:p>0.385</text:p>
          </table:table-cell>
          <table:table-cell table:style-name="ce539" office:value-type="float" office:value="0.052" calcext:value-type="float">
            <text:p>0.052</text:p>
          </table:table-cell>
          <table:table-cell table:style-name="ce539" office:value-type="float" office:value="0.214" calcext:value-type="float">
            <text:p>0.214</text:p>
          </table:table-cell>
          <table:table-cell table:style-name="ce539" office:value-type="float" office:value="0.829" calcext:value-type="float">
            <text:p>0.829</text:p>
          </table:table-cell>
          <table:table-cell table:style-name="ce539" office:value-type="float" office:value="0.793" calcext:value-type="float">
            <text:p>0.793</text:p>
          </table:table-cell>
          <table:table-cell table:style-name="ce539" office:value-type="float" office:value="0.692" calcext:value-type="float">
            <text:p>0.692</text:p>
          </table:table-cell>
          <table:table-cell table:style-name="ce540" office:value-type="float" office:value="0.039" calcext:value-type="float">
            <text:p>0.039</text:p>
          </table:table-cell>
          <table:table-cell table:style-name="ce539" office:value-type="float" office:value="0.478" calcext:value-type="float">
            <text:p>0.478</text:p>
          </table:table-cell>
          <table:table-cell table:style-name="ce539" office:value-type="float" office:value="0" calcext:value-type="float">
            <text:p>0.000</text:p>
          </table:table-cell>
          <table:table-cell table:style-name="ce539" office:value-type="float" office:value="1.854" calcext:value-type="float">
            <text:p>1.854</text:p>
          </table:table-cell>
          <table:table-cell table:style-name="ce539" office:value-type="float" office:value="0.932" calcext:value-type="float">
            <text:p>0.932</text:p>
          </table:table-cell>
          <table:table-cell table:style-name="ce539" office:value-type="float" office:value="1.205" calcext:value-type="float">
            <text:p>1.205</text:p>
          </table:table-cell>
          <table:table-cell table:style-name="ce540" office:value-type="float" office:value="0.147" calcext:value-type="float">
            <text:p>0.147</text:p>
          </table:table-cell>
          <table:table-cell table:style-name="ce539" office:value-type="float" office:value="0.825" calcext:value-type="float">
            <text:p>0.825</text:p>
          </table:table-cell>
          <table:table-cell table:style-name="ce539" office:value-type="float" office:value="0.361" calcext:value-type="float">
            <text:p>0.361</text:p>
          </table:table-cell>
          <table:table-cell table:style-name="ce539" office:value-type="float" office:value="0.022" calcext:value-type="float">
            <text:p>0.022</text:p>
          </table:table-cell>
          <table:table-cell table:style-name="ce540" office:value-type="float" office:value="0.093" calcext:value-type="float">
            <text:p>0.093</text:p>
          </table:table-cell>
          <table:table-cell table:style-name="ce539" office:value-type="float" office:value="0.05" calcext:value-type="float">
            <text:p>0.050</text:p>
          </table:table-cell>
          <table:table-cell table:style-name="ce540" table:number-columns-repeated="3"/>
          <table:table-cell table:style-name="ce325" office:value-type="string" calcext:value-type="string">
            <text:p>E</text:p>
          </table:table-cell>
          <table:table-cell table:style-name="ce114" office:value-type="float" office:value="5" calcext:value-type="float">
            <text:p>5</text:p>
          </table:table-cell>
          <table:table-cell table:number-columns-repeated="993"/>
        </table:table-row>
        <table:table-row table:style-name="ro4">
          <table:table-cell table:style-name="ce539" office:value-type="float" office:value="0.074" calcext:value-type="float">
            <text:p>0.074</text:p>
          </table:table-cell>
          <table:table-cell table:style-name="ce542" office:value-type="float" office:value="0" calcext:value-type="float">
            <text:p>0.000</text:p>
          </table:table-cell>
          <table:table-cell table:style-name="ce542" office:value-type="float" office:value="0.001" calcext:value-type="float">
            <text:p>0.001</text:p>
          </table:table-cell>
          <table:table-cell table:style-name="ce542" office:value-type="float" office:value="0.003" calcext:value-type="float">
            <text:p>0.003</text:p>
          </table:table-cell>
          <table:table-cell table:style-name="ce539" office:value-type="float" office:value="0.163" calcext:value-type="float">
            <text:p>0.163</text:p>
          </table:table-cell>
          <table:table-cell table:style-name="ce538" office:value-type="float" office:value="0.146" calcext:value-type="float">
            <text:p>0.146</text:p>
          </table:table-cell>
          <table:table-cell table:style-name="ce542" office:value-type="float" office:value="0.001" calcext:value-type="float">
            <text:p>0.001</text:p>
          </table:table-cell>
          <table:table-cell table:style-name="ce542" office:value-type="float" office:value="0.002" calcext:value-type="float">
            <text:p>0.002</text:p>
          </table:table-cell>
          <table:table-cell table:style-name="ce539" office:value-type="float" office:value="0.203" calcext:value-type="float">
            <text:p>0.203</text:p>
          </table:table-cell>
          <table:table-cell table:style-name="ce542" office:value-type="float" office:value="0" calcext:value-type="float">
            <text:p>0.000</text:p>
          </table:table-cell>
          <table:table-cell table:style-name="ce542" office:value-type="float" office:value="0.002" calcext:value-type="float">
            <text:p>0.002</text:p>
          </table:table-cell>
          <table:table-cell table:style-name="ce542" office:value-type="float" office:value="0.053" calcext:value-type="float">
            <text:p>0.053</text:p>
          </table:table-cell>
          <table:table-cell table:style-name="ce542" office:value-type="float" office:value="0.004" calcext:value-type="float">
            <text:p>0.004</text:p>
          </table:table-cell>
          <table:table-cell table:style-name="ce542" office:value-type="float" office:value="0.067" calcext:value-type="float">
            <text:p>0.067</text:p>
          </table:table-cell>
          <table:table-cell table:style-name="ce539" office:value-type="float" office:value="1.175" calcext:value-type="float">
            <text:p>1.175</text:p>
          </table:table-cell>
          <table:table-cell table:style-name="ce542" office:value-type="float" office:value="0.001" calcext:value-type="float">
            <text:p>0.001</text:p>
          </table:table-cell>
          <table:table-cell table:style-name="ce542" office:value-type="float" office:value="0" calcext:value-type="float">
            <text:p>0.000</text:p>
          </table:table-cell>
          <table:table-cell table:style-name="ce542" office:value-type="float" office:value="0.032" calcext:value-type="float">
            <text:p>0.032</text:p>
          </table:table-cell>
          <table:table-cell table:style-name="ce542" office:value-type="float" office:value="0.017" calcext:value-type="float">
            <text:p>0.017</text:p>
          </table:table-cell>
          <table:table-cell table:style-name="ce542" office:value-type="float" office:value="0.006" calcext:value-type="float">
            <text:p>0.006</text:p>
          </table:table-cell>
          <table:table-cell table:style-name="ce539" office:value-type="float" office:value="0.019" calcext:value-type="float">
            <text:p>0.019</text:p>
          </table:table-cell>
          <table:table-cell table:style-name="ce542" office:value-type="float" office:value="0" calcext:value-type="float">
            <text:p>0.000</text:p>
          </table:table-cell>
          <table:table-cell table:number-columns-repeated="2" table:style-name="ce542" office:value-type="float" office:value="0.002" calcext:value-type="float">
            <text:p>0.002</text:p>
          </table:table-cell>
          <table:table-cell table:style-name="ce539" office:value-type="float" office:value="0.001" calcext:value-type="float">
            <text:p>0.001</text:p>
          </table:table-cell>
          <table:table-cell table:style-name="ce542" office:value-type="float" office:value="0" calcext:value-type="float">
            <text:p>0.000</text:p>
          </table:table-cell>
          <table:table-cell table:style-name="ce539" table:number-columns-repeated="3"/>
          <table:table-cell table:style-name="ce327" office:value-type="string" calcext:value-type="string">
            <text:p>F</text:p>
          </table:table-cell>
          <table:table-cell table:style-name="ce114" office:value-type="float" office:value="6" calcext:value-type="float">
            <text:p>6</text:p>
          </table:table-cell>
          <table:table-cell table:number-columns-repeated="993"/>
        </table:table-row>
        <table:table-row table:style-name="ro4">
          <table:table-cell table:style-name="ce539" office:value-type="float" office:value="0.205" calcext:value-type="float">
            <text:p>0.205</text:p>
          </table:table-cell>
          <table:table-cell table:style-name="ce542" office:value-type="float" office:value="0" calcext:value-type="float">
            <text:p>0.000</text:p>
          </table:table-cell>
          <table:table-cell table:style-name="ce542" office:value-type="float" office:value="0.001" calcext:value-type="float">
            <text:p>0.001</text:p>
          </table:table-cell>
          <table:table-cell table:style-name="ce542" office:value-type="float" office:value="0.031" calcext:value-type="float">
            <text:p>0.031</text:p>
          </table:table-cell>
          <table:table-cell table:style-name="ce539" office:value-type="float" office:value="0.12" calcext:value-type="float">
            <text:p>0.120</text:p>
          </table:table-cell>
          <table:table-cell table:style-name="ce542" office:value-type="float" office:value="0.001" calcext:value-type="float">
            <text:p>0.001</text:p>
          </table:table-cell>
          <table:table-cell table:style-name="ce538" office:value-type="float" office:value="0.025" calcext:value-type="float">
            <text:p>0.025</text:p>
          </table:table-cell>
          <table:table-cell table:style-name="ce542" office:value-type="float" office:value="0" calcext:value-type="float">
            <text:p>0.000</text:p>
          </table:table-cell>
          <table:table-cell table:style-name="ce539" office:value-type="float" office:value="0.255" calcext:value-type="float">
            <text:p>0.255</text:p>
          </table:table-cell>
          <table:table-cell table:style-name="ce542" office:value-type="float" office:value="0" calcext:value-type="float">
            <text:p>0.000</text:p>
          </table:table-cell>
          <table:table-cell table:style-name="ce542" office:value-type="float" office:value="0.003" calcext:value-type="float">
            <text:p>0.003</text:p>
          </table:table-cell>
          <table:table-cell table:style-name="ce542" office:value-type="float" office:value="0.006" calcext:value-type="float">
            <text:p>0.006</text:p>
          </table:table-cell>
          <table:table-cell table:style-name="ce542" office:value-type="float" office:value="0.001" calcext:value-type="float">
            <text:p>0.001</text:p>
          </table:table-cell>
          <table:table-cell table:style-name="ce542" office:value-type="float" office:value="0.953" calcext:value-type="float">
            <text:p>0.953</text:p>
          </table:table-cell>
          <table:table-cell table:style-name="ce539" office:value-type="float" office:value="0.094" calcext:value-type="float">
            <text:p>0.094</text:p>
          </table:table-cell>
          <table:table-cell table:number-columns-repeated="2" table:style-name="ce542" office:value-type="float" office:value="0" calcext:value-type="float">
            <text:p>0.000</text:p>
          </table:table-cell>
          <table:table-cell table:style-name="ce542" office:value-type="float" office:value="0.1" calcext:value-type="float">
            <text:p>0.100</text:p>
          </table:table-cell>
          <table:table-cell table:number-columns-repeated="2" table:style-name="ce542" office:value-type="float" office:value="0.002" calcext:value-type="float">
            <text:p>0.002</text:p>
          </table:table-cell>
          <table:table-cell table:style-name="ce539" office:value-type="float" office:value="0.128" calcext:value-type="float">
            <text:p>0.128</text:p>
          </table:table-cell>
          <table:table-cell table:number-columns-repeated="3" table:style-name="ce542" office:value-type="float" office:value="0" calcext:value-type="float">
            <text:p>0.000</text:p>
          </table:table-cell>
          <table:table-cell table:style-name="ce539" office:value-type="float" office:value="0.003" calcext:value-type="float">
            <text:p>0.003</text:p>
          </table:table-cell>
          <table:table-cell table:style-name="ce542" office:value-type="float" office:value="0" calcext:value-type="float">
            <text:p>0.000</text:p>
          </table:table-cell>
          <table:table-cell table:style-name="ce539" table:number-columns-repeated="3"/>
          <table:table-cell table:style-name="ce327" office:value-type="string" calcext:value-type="string">
            <text:p>G</text:p>
          </table:table-cell>
          <table:table-cell table:style-name="ce114" office:value-type="float" office:value="7" calcext:value-type="float">
            <text:p>7</text:p>
          </table:table-cell>
          <table:table-cell table:number-columns-repeated="993"/>
        </table:table-row>
        <table:table-row table:style-name="ro4">
          <table:table-cell table:style-name="ce539" office:value-type="float" office:value="0.014" calcext:value-type="float">
            <text:p>0.014</text:p>
          </table:table-cell>
          <table:table-cell table:style-name="ce542" office:value-type="float" office:value="0.001" calcext:value-type="float">
            <text:p>0.001</text:p>
          </table:table-cell>
          <table:table-cell table:style-name="ce542" office:value-type="float" office:value="0.598" calcext:value-type="float">
            <text:p>0.598</text:p>
          </table:table-cell>
          <table:table-cell table:style-name="ce542" office:value-type="float" office:value="0.005" calcext:value-type="float">
            <text:p>0.005</text:p>
          </table:table-cell>
          <table:table-cell table:style-name="ce539" office:value-type="float" office:value="0.026" calcext:value-type="float">
            <text:p>0.026</text:p>
          </table:table-cell>
          <table:table-cell table:style-name="ce542" office:value-type="float" office:value="0" calcext:value-type="float">
            <text:p>0.000</text:p>
          </table:table-cell>
          <table:table-cell table:style-name="ce542" office:value-type="float" office:value="0.228" calcext:value-type="float">
            <text:p>0.228</text:p>
          </table:table-cell>
          <table:table-cell table:style-name="ce538" office:value-type="float" office:value="0.001" calcext:value-type="float">
            <text:p>0.001</text:p>
          </table:table-cell>
          <table:table-cell table:style-name="ce539" office:value-type="float" office:value="0.002" calcext:value-type="float">
            <text:p>0.002</text:p>
          </table:table-cell>
          <table:table-cell table:style-name="ce542" office:value-type="float" office:value="0" calcext:value-type="float">
            <text:p>0.000</text:p>
          </table:table-cell>
          <table:table-cell table:style-name="ce542" office:value-type="float" office:value="0.003" calcext:value-type="float">
            <text:p>0.003</text:p>
          </table:table-cell>
          <table:table-cell table:style-name="ce542" office:value-type="float" office:value="0.002" calcext:value-type="float">
            <text:p>0.002</text:p>
          </table:table-cell>
          <table:table-cell table:style-name="ce542" office:value-type="float" office:value="0.001" calcext:value-type="float">
            <text:p>0.001</text:p>
          </table:table-cell>
          <table:table-cell table:style-name="ce542" office:value-type="float" office:value="0.011" calcext:value-type="float">
            <text:p>0.011</text:p>
          </table:table-cell>
          <table:table-cell table:style-name="ce539" office:value-type="float" office:value="0.021" calcext:value-type="float">
            <text:p>0.021</text:p>
          </table:table-cell>
          <table:table-cell table:style-name="ce542" office:value-type="float" office:value="0.094" calcext:value-type="float">
            <text:p>0.094</text:p>
          </table:table-cell>
          <table:table-cell table:style-name="ce542" office:value-type="float" office:value="0" calcext:value-type="float">
            <text:p>0.000</text:p>
          </table:table-cell>
          <table:table-cell table:style-name="ce542" office:value-type="float" office:value="0.015" calcext:value-type="float">
            <text:p>0.015</text:p>
          </table:table-cell>
          <table:table-cell table:style-name="ce542" office:value-type="float" office:value="0.315" calcext:value-type="float">
            <text:p>0.315</text:p>
          </table:table-cell>
          <table:table-cell table:style-name="ce542" office:value-type="float" office:value="3.556" calcext:value-type="float">
            <text:p>3.556</text:p>
          </table:table-cell>
          <table:table-cell table:style-name="ce539" office:value-type="float" office:value="0.001" calcext:value-type="float">
            <text:p>0.001</text:p>
          </table:table-cell>
          <table:table-cell table:style-name="ce542" office:value-type="float" office:value="0" calcext:value-type="float">
            <text:p>0.000</text:p>
          </table:table-cell>
          <table:table-cell table:style-name="ce542" office:value-type="float" office:value="0.379" calcext:value-type="float">
            <text:p>0.379</text:p>
          </table:table-cell>
          <table:table-cell table:style-name="ce542" office:value-type="float" office:value="0.004" calcext:value-type="float">
            <text:p>0.004</text:p>
          </table:table-cell>
          <table:table-cell table:style-name="ce539" office:value-type="float" office:value="0.001" calcext:value-type="float">
            <text:p>0.001</text:p>
          </table:table-cell>
          <table:table-cell table:style-name="ce542" office:value-type="float" office:value="0.001" calcext:value-type="float">
            <text:p>0.001</text:p>
          </table:table-cell>
          <table:table-cell table:style-name="ce539" table:number-columns-repeated="3"/>
          <table:table-cell table:style-name="ce327" office:value-type="string" calcext:value-type="string">
            <text:p>H</text:p>
          </table:table-cell>
          <table:table-cell table:style-name="ce114" office:value-type="float" office:value="8" calcext:value-type="float">
            <text:p>8</text:p>
          </table:table-cell>
          <table:table-cell table:number-columns-repeated="993"/>
        </table:table-row>
        <table:table-row table:style-name="ro4">
          <table:table-cell table:style-name="ce540" office:value-type="float" office:value="0.316" calcext:value-type="float">
            <text:p>0.316</text:p>
          </table:table-cell>
          <table:table-cell table:style-name="ce539" office:value-type="float" office:value="0.107" calcext:value-type="float">
            <text:p>0.107</text:p>
          </table:table-cell>
          <table:table-cell table:style-name="ce539" office:value-type="float" office:value="0.281" calcext:value-type="float">
            <text:p>0.281</text:p>
          </table:table-cell>
          <table:table-cell table:style-name="ce539" office:value-type="float" office:value="0.493" calcext:value-type="float">
            <text:p>0.493</text:p>
          </table:table-cell>
          <table:table-cell table:style-name="ce540" office:value-type="float" office:value="0.183" calcext:value-type="float">
            <text:p>0.183</text:p>
          </table:table-cell>
          <table:table-cell table:style-name="ce539" office:value-type="float" office:value="0.285" calcext:value-type="float">
            <text:p>0.285</text:p>
          </table:table-cell>
          <table:table-cell table:style-name="ce539" office:value-type="float" office:value="0.152" calcext:value-type="float">
            <text:p>0.152</text:p>
          </table:table-cell>
          <table:table-cell table:style-name="ce539" office:value-type="float" office:value="0.763" calcext:value-type="float">
            <text:p>0.763</text:p>
          </table:table-cell>
          <table:table-cell table:style-name="ce538" office:value-type="float" office:value="0.023" calcext:value-type="float">
            <text:p>0.023</text:p>
          </table:table-cell>
          <table:table-cell table:style-name="ce539" office:value-type="float" office:value="0.003" calcext:value-type="float">
            <text:p>0.003</text:p>
          </table:table-cell>
          <table:table-cell table:style-name="ce539" office:value-type="float" office:value="0.098" calcext:value-type="float">
            <text:p>0.098</text:p>
          </table:table-cell>
          <table:table-cell table:style-name="ce539" office:value-type="float" office:value="0.624" calcext:value-type="float">
            <text:p>0.624</text:p>
          </table:table-cell>
          <table:table-cell table:style-name="ce539" office:value-type="float" office:value="0.318" calcext:value-type="float">
            <text:p>0.318</text:p>
          </table:table-cell>
          <table:table-cell table:style-name="ce539" office:value-type="float" office:value="0.339" calcext:value-type="float">
            <text:p>0.339</text:p>
          </table:table-cell>
          <table:table-cell table:style-name="ce540" office:value-type="float" office:value="0.088" calcext:value-type="float">
            <text:p>0.088</text:p>
          </table:table-cell>
          <table:table-cell table:style-name="ce539" office:value-type="float" office:value="0.123" calcext:value-type="float">
            <text:p>0.123</text:p>
          </table:table-cell>
          <table:table-cell table:style-name="ce539" office:value-type="float" office:value="0" calcext:value-type="float">
            <text:p>0.000</text:p>
          </table:table-cell>
          <table:table-cell table:style-name="ce539" office:value-type="float" office:value="0.728" calcext:value-type="float">
            <text:p>0.728</text:p>
          </table:table-cell>
          <table:table-cell table:style-name="ce539" office:value-type="float" office:value="0.55" calcext:value-type="float">
            <text:p>0.550</text:p>
          </table:table-cell>
          <table:table-cell table:style-name="ce539" office:value-type="float" office:value="1.343" calcext:value-type="float">
            <text:p>1.343</text:p>
          </table:table-cell>
          <table:table-cell table:style-name="ce540" office:value-type="float" office:value="0.101" calcext:value-type="float">
            <text:p>0.101</text:p>
          </table:table-cell>
          <table:table-cell table:style-name="ce539" office:value-type="float" office:value="0.27" calcext:value-type="float">
            <text:p>0.270</text:p>
          </table:table-cell>
          <table:table-cell table:style-name="ce539" office:value-type="float" office:value="0.374" calcext:value-type="float">
            <text:p>0.374</text:p>
          </table:table-cell>
          <table:table-cell table:style-name="ce539" office:value-type="float" office:value="0.039" calcext:value-type="float">
            <text:p>0.039</text:p>
          </table:table-cell>
          <table:table-cell table:style-name="ce540" office:value-type="float" office:value="0.029" calcext:value-type="float">
            <text:p>0.029</text:p>
          </table:table-cell>
          <table:table-cell table:style-name="ce539" office:value-type="float" office:value="0.012" calcext:value-type="float">
            <text:p>0.012</text:p>
          </table:table-cell>
          <table:table-cell table:style-name="ce540" table:number-columns-repeated="3"/>
          <table:table-cell table:style-name="ce325" office:value-type="string" calcext:value-type="string">
            <text:p>I</text:p>
          </table:table-cell>
          <table:table-cell table:style-name="ce114" office:value-type="float" office:value="9" calcext:value-type="float">
            <text:p>9</text:p>
          </table:table-cell>
          <table:table-cell table:number-columns-repeated="993"/>
        </table:table-row>
        <table:table-row table:style-name="ro4">
          <table:table-cell table:style-name="ce539" office:value-type="float" office:value="0.012" calcext:value-type="float">
            <text:p>0.012</text:p>
          </table:table-cell>
          <table:table-cell table:style-name="ce542" office:value-type="float" office:value="0.023" calcext:value-type="float">
            <text:p>0.023</text:p>
          </table:table-cell>
          <table:table-cell table:style-name="ce542" office:value-type="float" office:value="0" calcext:value-type="float">
            <text:p>0.000</text:p>
          </table:table-cell>
          <table:table-cell table:style-name="ce542" office:value-type="float" office:value="0.005" calcext:value-type="float">
            <text:p>0.005</text:p>
          </table:table-cell>
          <table:table-cell table:style-name="ce539" office:value-type="float" office:value="0.005" calcext:value-type="float">
            <text:p>0.005</text:p>
          </table:table-cell>
          <table:table-cell table:number-columns-repeated="3" table:style-name="ce542" office:value-type="float" office:value="0" calcext:value-type="float">
            <text:p>0.000</text:p>
          </table:table-cell>
          <table:table-cell table:style-name="ce539" office:value-type="float" office:value="0.001" calcext:value-type="float">
            <text:p>0.001</text:p>
          </table:table-cell>
          <table:table-cell table:style-name="ce538" office:value-type="float" office:value="0" calcext:value-type="float">
            <text:p>0.000</text:p>
          </table:table-cell>
          <table:table-cell table:number-columns-repeated="3" table:style-name="ce542" office:value-type="float" office:value="0" calcext:value-type="float">
            <text:p>0.000</text:p>
          </table:table-cell>
          <table:table-cell table:style-name="ce542" office:value-type="float" office:value="0.011" calcext:value-type="float">
            <text:p>0.011</text:p>
          </table:table-cell>
          <table:table-cell table:style-name="ce539" office:value-type="float" office:value="0.007" calcext:value-type="float">
            <text:p>0.007</text:p>
          </table:table-cell>
          <table:table-cell table:number-columns-repeated="2" table:style-name="ce542" office:value-type="float" office:value="0" calcext:value-type="float">
            <text:p>0.000</text:p>
          </table:table-cell>
          <table:table-cell table:style-name="ce542" office:value-type="float" office:value="0.001" calcext:value-type="float">
            <text:p>0.001</text:p>
          </table:table-cell>
          <table:table-cell table:number-columns-repeated="2" table:style-name="ce542" office:value-type="float" office:value="0" calcext:value-type="float">
            <text:p>0.000</text:p>
          </table:table-cell>
          <table:table-cell table:style-name="ce539" office:value-type="float" office:value="0.001" calcext:value-type="float">
            <text:p>0.001</text:p>
          </table:table-cell>
          <table:table-cell table:number-columns-repeated="3" table:style-name="ce542" office:value-type="float" office:value="0" calcext:value-type="float">
            <text:p>0.000</text:p>
          </table:table-cell>
          <table:table-cell table:style-name="ce539" office:value-type="float" office:value="0" calcext:value-type="float">
            <text:p>0.000</text:p>
          </table:table-cell>
          <table:table-cell table:style-name="ce542" office:value-type="float" office:value="0" calcext:value-type="float">
            <text:p>0.000</text:p>
          </table:table-cell>
          <table:table-cell table:style-name="ce539" table:number-columns-repeated="3"/>
          <table:table-cell table:style-name="ce327" office:value-type="string" calcext:value-type="string">
            <text:p>J</text:p>
          </table:table-cell>
          <table:table-cell table:style-name="ce114" office:value-type="float" office:value="10" calcext:value-type="float">
            <text:p>10</text:p>
          </table:table-cell>
          <table:table-cell table:number-columns-repeated="993"/>
        </table:table-row>
        <table:table-row table:style-name="ro4">
          <table:table-cell table:style-name="ce539" office:value-type="float" office:value="0.105" calcext:value-type="float">
            <text:p>0.105</text:p>
          </table:table-cell>
          <table:table-cell table:style-name="ce542" office:value-type="float" office:value="0" calcext:value-type="float">
            <text:p>0.000</text:p>
          </table:table-cell>
          <table:table-cell table:style-name="ce542" office:value-type="float" office:value="0.118" calcext:value-type="float">
            <text:p>0.118</text:p>
          </table:table-cell>
          <table:table-cell table:style-name="ce542" office:value-type="float" office:value="0" calcext:value-type="float">
            <text:p>0.000</text:p>
          </table:table-cell>
          <table:table-cell table:style-name="ce539" office:value-type="float" office:value="0.016" calcext:value-type="float">
            <text:p>0.016</text:p>
          </table:table-cell>
          <table:table-cell table:number-columns-repeated="3" table:style-name="ce542" office:value-type="float" office:value="0" calcext:value-type="float">
            <text:p>0.000</text:p>
          </table:table-cell>
          <table:table-cell table:style-name="ce539" office:value-type="float" office:value="0.043" calcext:value-type="float">
            <text:p>0.043</text:p>
          </table:table-cell>
          <table:table-cell table:style-name="ce542" office:value-type="float" office:value="0" calcext:value-type="float">
            <text:p>0.000</text:p>
          </table:table-cell>
          <table:table-cell table:style-name="ce538" office:value-type="float" office:value="0" calcext:value-type="float">
            <text:p>0.000</text:p>
          </table:table-cell>
          <table:table-cell table:style-name="ce542" office:value-type="float" office:value="0.02" calcext:value-type="float">
            <text:p>0.020</text:p>
          </table:table-cell>
          <table:table-cell table:style-name="ce542" office:value-type="float" office:value="0" calcext:value-type="float">
            <text:p>0.000</text:p>
          </table:table-cell>
          <table:table-cell table:style-name="ce542" office:value-type="float" office:value="0.052" calcext:value-type="float">
            <text:p>0.052</text:p>
          </table:table-cell>
          <table:table-cell table:style-name="ce539" office:value-type="float" office:value="0.064" calcext:value-type="float">
            <text:p>0.064</text:p>
          </table:table-cell>
          <table:table-cell table:style-name="ce542" office:value-type="float" office:value="0.001" calcext:value-type="float">
            <text:p>0.001</text:p>
          </table:table-cell>
          <table:table-cell table:style-name="ce542" office:value-type="float" office:value="0" calcext:value-type="float">
            <text:p>0.000</text:p>
          </table:table-cell>
          <table:table-cell table:style-name="ce542" office:value-type="float" office:value="0.097" calcext:value-type="float">
            <text:p>0.097</text:p>
          </table:table-cell>
          <table:table-cell table:style-name="ce542" office:value-type="float" office:value="0.039" calcext:value-type="float">
            <text:p>0.039</text:p>
          </table:table-cell>
          <table:table-cell table:style-name="ce542" office:value-type="float" office:value="0" calcext:value-type="float">
            <text:p>0.000</text:p>
          </table:table-cell>
          <table:table-cell table:style-name="ce539" office:value-type="float" office:value="0.005" calcext:value-type="float">
            <text:p>0.005</text:p>
          </table:table-cell>
          <table:table-cell table:style-name="ce542" office:value-type="float" office:value="0" calcext:value-type="float">
            <text:p>0.000</text:p>
          </table:table-cell>
          <table:table-cell table:style-name="ce542" office:value-type="float" office:value="0.001" calcext:value-type="float">
            <text:p>0.001</text:p>
          </table:table-cell>
          <table:table-cell table:style-name="ce542" office:value-type="float" office:value="0" calcext:value-type="float">
            <text:p>0.000</text:p>
          </table:table-cell>
          <table:table-cell table:style-name="ce539" office:value-type="float" office:value="0" calcext:value-type="float">
            <text:p>0.000</text:p>
          </table:table-cell>
          <table:table-cell table:style-name="ce542" office:value-type="float" office:value="0" calcext:value-type="float">
            <text:p>0.000</text:p>
          </table:table-cell>
          <table:table-cell table:style-name="ce539" table:number-columns-repeated="3"/>
          <table:table-cell table:style-name="ce327" office:value-type="string" calcext:value-type="string">
            <text:p>K</text:p>
          </table:table-cell>
          <table:table-cell table:style-name="ce114" office:value-type="float" office:value="11" calcext:value-type="float">
            <text:p>11</text:p>
          </table:table-cell>
          <table:table-cell table:number-columns-repeated="993"/>
        </table:table-row>
        <table:table-row table:style-name="ro4">
          <table:table-cell table:style-name="ce539" office:value-type="float" office:value="1.087" calcext:value-type="float">
            <text:p>1.087</text:p>
          </table:table-cell>
          <table:table-cell table:style-name="ce542" office:value-type="float" office:value="0.233" calcext:value-type="float">
            <text:p>0.233</text:p>
          </table:table-cell>
          <table:table-cell table:style-name="ce542" office:value-type="float" office:value="0.149" calcext:value-type="float">
            <text:p>0.149</text:p>
          </table:table-cell>
          <table:table-cell table:style-name="ce542" office:value-type="float" office:value="0.032" calcext:value-type="float">
            <text:p>0.032</text:p>
          </table:table-cell>
          <table:table-cell table:style-name="ce539" office:value-type="float" office:value="0.53" calcext:value-type="float">
            <text:p>0.530</text:p>
          </table:table-cell>
          <table:table-cell table:style-name="ce542" office:value-type="float" office:value="0.065" calcext:value-type="float">
            <text:p>0.065</text:p>
          </table:table-cell>
          <table:table-cell table:style-name="ce542" office:value-type="float" office:value="0.061" calcext:value-type="float">
            <text:p>0.061</text:p>
          </table:table-cell>
          <table:table-cell table:style-name="ce542" office:value-type="float" office:value="0.013" calcext:value-type="float">
            <text:p>0.013</text:p>
          </table:table-cell>
          <table:table-cell table:style-name="ce539" office:value-type="float" office:value="0.432" calcext:value-type="float">
            <text:p>0.432</text:p>
          </table:table-cell>
          <table:table-cell table:style-name="ce542" office:value-type="float" office:value="0" calcext:value-type="float">
            <text:p>0.000</text:p>
          </table:table-cell>
          <table:table-cell table:style-name="ce542" office:value-type="float" office:value="0.011" calcext:value-type="float">
            <text:p>0.011</text:p>
          </table:table-cell>
          <table:table-cell table:style-name="ce538" office:value-type="float" office:value="0.577" calcext:value-type="float">
            <text:p>0.577</text:p>
          </table:table-cell>
          <table:table-cell table:style-name="ce542" office:value-type="float" office:value="0.005" calcext:value-type="float">
            <text:p>0.005</text:p>
          </table:table-cell>
          <table:table-cell table:style-name="ce542" office:value-type="float" office:value="0.064" calcext:value-type="float">
            <text:p>0.064</text:p>
          </table:table-cell>
          <table:table-cell table:style-name="ce539" office:value-type="float" office:value="0.365" calcext:value-type="float">
            <text:p>0.365</text:p>
          </table:table-cell>
          <table:table-cell table:style-name="ce542" office:value-type="float" office:value="0.263" calcext:value-type="float">
            <text:p>0.263</text:p>
          </table:table-cell>
          <table:table-cell table:style-name="ce542" office:value-type="float" office:value="0" calcext:value-type="float">
            <text:p>0.000</text:p>
          </table:table-cell>
          <table:table-cell table:style-name="ce542" office:value-type="float" office:value="0.086" calcext:value-type="float">
            <text:p>0.086</text:p>
          </table:table-cell>
          <table:table-cell table:style-name="ce542" office:value-type="float" office:value="0.056" calcext:value-type="float">
            <text:p>0.056</text:p>
          </table:table-cell>
          <table:table-cell table:style-name="ce542" office:value-type="float" office:value="0.098" calcext:value-type="float">
            <text:p>0.098</text:p>
          </table:table-cell>
          <table:table-cell table:style-name="ce539" office:value-type="float" office:value="0.346" calcext:value-type="float">
            <text:p>0.346</text:p>
          </table:table-cell>
          <table:table-cell table:style-name="ce542" office:value-type="float" office:value="0" calcext:value-type="float">
            <text:p>0.000</text:p>
          </table:table-cell>
          <table:table-cell table:style-name="ce542" office:value-type="float" office:value="0.015" calcext:value-type="float">
            <text:p>0.015</text:p>
          </table:table-cell>
          <table:table-cell table:style-name="ce542" office:value-type="float" office:value="0.001" calcext:value-type="float">
            <text:p>0.001</text:p>
          </table:table-cell>
          <table:table-cell table:style-name="ce539" office:value-type="float" office:value="0.015" calcext:value-type="float">
            <text:p>0.015</text:p>
          </table:table-cell>
          <table:table-cell table:style-name="ce542" office:value-type="float" office:value="0.001" calcext:value-type="float">
            <text:p>0.001</text:p>
          </table:table-cell>
          <table:table-cell table:style-name="ce539" table:number-columns-repeated="3"/>
          <table:table-cell table:style-name="ce327" office:value-type="string" calcext:value-type="string">
            <text:p>L</text:p>
          </table:table-cell>
          <table:table-cell table:style-name="ce114" office:value-type="float" office:value="12" calcext:value-type="float">
            <text:p>12</text:p>
          </table:table-cell>
          <table:table-cell table:number-columns-repeated="993"/>
        </table:table-row>
        <table:table-row table:style-name="ro4">
          <table:table-cell table:style-name="ce539" office:value-type="float" office:value="0.285" calcext:value-type="float">
            <text:p>0.285</text:p>
          </table:table-cell>
          <table:table-cell table:number-columns-repeated="2" table:style-name="ce542" office:value-type="float" office:value="0.003" calcext:value-type="float">
            <text:p>0.003</text:p>
          </table:table-cell>
          <table:table-cell table:style-name="ce542" office:value-type="float" office:value="0.018" calcext:value-type="float">
            <text:p>0.018</text:p>
          </table:table-cell>
          <table:table-cell table:style-name="ce539" office:value-type="float" office:value="0.374" calcext:value-type="float">
            <text:p>0.374</text:p>
          </table:table-cell>
          <table:table-cell table:style-name="ce542" office:value-type="float" office:value="0.001" calcext:value-type="float">
            <text:p>0.001</text:p>
          </table:table-cell>
          <table:table-cell table:style-name="ce542" office:value-type="float" office:value="0.01" calcext:value-type="float">
            <text:p>0.010</text:p>
          </table:table-cell>
          <table:table-cell table:style-name="ce542" office:value-type="float" office:value="0.013" calcext:value-type="float">
            <text:p>0.013</text:p>
          </table:table-cell>
          <table:table-cell table:style-name="ce539" office:value-type="float" office:value="0.318" calcext:value-type="float">
            <text:p>0.318</text:p>
          </table:table-cell>
          <table:table-cell table:style-name="ce542" office:value-type="float" office:value="0" calcext:value-type="float">
            <text:p>0.000</text:p>
          </table:table-cell>
          <table:table-cell table:style-name="ce542" office:value-type="float" office:value="0.002" calcext:value-type="float">
            <text:p>0.002</text:p>
          </table:table-cell>
          <table:table-cell table:style-name="ce542" office:value-type="float" office:value="0.023" calcext:value-type="float">
            <text:p>0.023</text:p>
          </table:table-cell>
          <table:table-cell table:style-name="ce538" office:value-type="float" office:value="0.096" calcext:value-type="float">
            <text:p>0.096</text:p>
          </table:table-cell>
          <table:table-cell table:style-name="ce542" office:value-type="float" office:value="0.028" calcext:value-type="float">
            <text:p>0.028</text:p>
          </table:table-cell>
          <table:table-cell table:style-name="ce539" office:value-type="float" office:value="0.546" calcext:value-type="float">
            <text:p>0.546</text:p>
          </table:table-cell>
          <table:table-cell table:style-name="ce542" office:value-type="float" office:value="0.016" calcext:value-type="float">
            <text:p>0.016</text:p>
          </table:table-cell>
          <table:table-cell table:style-name="ce542" office:value-type="float" office:value="0" calcext:value-type="float">
            <text:p>0.000</text:p>
          </table:table-cell>
          <table:table-cell table:style-name="ce542" office:value-type="float" office:value="0.175" calcext:value-type="float">
            <text:p>0.175</text:p>
          </table:table-cell>
          <table:table-cell table:style-name="ce542" office:value-type="float" office:value="0.065" calcext:value-type="float">
            <text:p>0.065</text:p>
          </table:table-cell>
          <table:table-cell table:style-name="ce542" office:value-type="float" office:value="0.026" calcext:value-type="float">
            <text:p>0.026</text:p>
          </table:table-cell>
          <table:table-cell table:style-name="ce539" office:value-type="float" office:value="0.138" calcext:value-type="float">
            <text:p>0.138</text:p>
          </table:table-cell>
          <table:table-cell table:style-name="ce542" office:value-type="float" office:value="0" calcext:value-type="float">
            <text:p>0.000</text:p>
          </table:table-cell>
          <table:table-cell table:style-name="ce542" office:value-type="float" office:value="0.001" calcext:value-type="float">
            <text:p>0.001</text:p>
          </table:table-cell>
          <table:table-cell table:style-name="ce542" office:value-type="float" office:value="0" calcext:value-type="float">
            <text:p>0.000</text:p>
          </table:table-cell>
          <table:table-cell table:style-name="ce539" office:value-type="float" office:value="0.024" calcext:value-type="float">
            <text:p>0.024</text:p>
          </table:table-cell>
          <table:table-cell table:style-name="ce542" office:value-type="float" office:value="0" calcext:value-type="float">
            <text:p>0.000</text:p>
          </table:table-cell>
          <table:table-cell table:style-name="ce539" table:number-columns-repeated="3"/>
          <table:table-cell table:style-name="ce327" office:value-type="string" calcext:value-type="string">
            <text:p>M</text:p>
          </table:table-cell>
          <table:table-cell table:style-name="ce114" office:value-type="float" office:value="13" calcext:value-type="float">
            <text:p>13</text:p>
          </table:table-cell>
          <table:table-cell table:number-columns-repeated="993"/>
        </table:table-row>
        <table:table-row table:style-name="ro4">
          <table:table-cell table:style-name="ce539" office:value-type="float" office:value="1.985" calcext:value-type="float">
            <text:p>1.985</text:p>
          </table:table-cell>
          <table:table-cell table:style-name="ce542" office:value-type="float" office:value="0.002" calcext:value-type="float">
            <text:p>0.002</text:p>
          </table:table-cell>
          <table:table-cell table:style-name="ce542" office:value-type="float" office:value="0.001" calcext:value-type="float">
            <text:p>0.001</text:p>
          </table:table-cell>
          <table:table-cell table:style-name="ce542" office:value-type="float" office:value="0.008" calcext:value-type="float">
            <text:p>0.008</text:p>
          </table:table-cell>
          <table:table-cell table:style-name="ce539" office:value-type="float" office:value="1.454" calcext:value-type="float">
            <text:p>1.454</text:p>
          </table:table-cell>
          <table:table-cell table:style-name="ce542" office:value-type="float" office:value="0" calcext:value-type="float">
            <text:p>0.000</text:p>
          </table:table-cell>
          <table:table-cell table:style-name="ce542" office:value-type="float" office:value="0.066" calcext:value-type="float">
            <text:p>0.066</text:p>
          </table:table-cell>
          <table:table-cell table:style-name="ce542" office:value-type="float" office:value="0.026" calcext:value-type="float">
            <text:p>0.026</text:p>
          </table:table-cell>
          <table:table-cell table:style-name="ce539" office:value-type="float" office:value="2.433" calcext:value-type="float">
            <text:p>2.433</text:p>
          </table:table-cell>
          <table:table-cell table:style-name="ce542" office:value-type="float" office:value="0" calcext:value-type="float">
            <text:p>0.000</text:p>
          </table:table-cell>
          <table:table-cell table:style-name="ce542" office:value-type="float" office:value="0.051" calcext:value-type="float">
            <text:p>0.051</text:p>
          </table:table-cell>
          <table:table-cell table:style-name="ce542" office:value-type="float" office:value="0.006" calcext:value-type="float">
            <text:p>0.006</text:p>
          </table:table-cell>
          <table:table-cell table:style-name="ce542" office:value-type="float" office:value="0.009" calcext:value-type="float">
            <text:p>0.009</text:p>
          </table:table-cell>
          <table:table-cell table:style-name="ce538" office:value-type="float" office:value="0.073" calcext:value-type="float">
            <text:p>0.073</text:p>
          </table:table-cell>
          <table:table-cell table:style-name="ce539" office:value-type="float" office:value="1.758" calcext:value-type="float">
            <text:p>1.758</text:p>
          </table:table-cell>
          <table:table-cell table:style-name="ce542" office:value-type="float" office:value="0.001" calcext:value-type="float">
            <text:p>0.001</text:p>
          </table:table-cell>
          <table:table-cell table:style-name="ce542" office:value-type="float" office:value="0" calcext:value-type="float">
            <text:p>0.000</text:p>
          </table:table-cell>
          <table:table-cell table:style-name="ce542" office:value-type="float" office:value="0.16" calcext:value-type="float">
            <text:p>0.160</text:p>
          </table:table-cell>
          <table:table-cell table:style-name="ce542" office:value-type="float" office:value="0.009" calcext:value-type="float">
            <text:p>0.009</text:p>
          </table:table-cell>
          <table:table-cell table:style-name="ce542" office:value-type="float" office:value="0.01" calcext:value-type="float">
            <text:p>0.010</text:p>
          </table:table-cell>
          <table:table-cell table:style-name="ce539" office:value-type="float" office:value="0.394" calcext:value-type="float">
            <text:p>0.394</text:p>
          </table:table-cell>
          <table:table-cell table:style-name="ce542" office:value-type="float" office:value="0" calcext:value-type="float">
            <text:p>0.000</text:p>
          </table:table-cell>
          <table:table-cell table:style-name="ce542" office:value-type="float" office:value="0.079" calcext:value-type="float">
            <text:p>0.079</text:p>
          </table:table-cell>
          <table:table-cell table:style-name="ce542" office:value-type="float" office:value="0" calcext:value-type="float">
            <text:p>0.000</text:p>
          </table:table-cell>
          <table:table-cell table:style-name="ce539" office:value-type="float" office:value="0.013" calcext:value-type="float">
            <text:p>0.013</text:p>
          </table:table-cell>
          <table:table-cell table:style-name="ce542" office:value-type="float" office:value="0" calcext:value-type="float">
            <text:p>0.000</text:p>
          </table:table-cell>
          <table:table-cell table:style-name="ce539" table:number-columns-repeated="3"/>
          <table:table-cell table:style-name="ce327" office:value-type="string" calcext:value-type="string">
            <text:p>N</text:p>
          </table:table-cell>
          <table:table-cell table:style-name="ce114" office:value-type="float" office:value="14" calcext:value-type="float">
            <text:p>14</text:p>
          </table:table-cell>
          <table:table-cell table:number-columns-repeated="993"/>
        </table:table-row>
        <table:table-row table:style-name="ro4">
          <table:table-cell table:style-name="ce540" office:value-type="float" office:value="0.005" calcext:value-type="float">
            <text:p>0.005</text:p>
          </table:table-cell>
          <table:table-cell table:style-name="ce539" office:value-type="float" office:value="0.195" calcext:value-type="float">
            <text:p>0.195</text:p>
          </table:table-cell>
          <table:table-cell table:style-name="ce539" office:value-type="float" office:value="0.794" calcext:value-type="float">
            <text:p>0.794</text:p>
          </table:table-cell>
          <table:table-cell table:style-name="ce539" office:value-type="float" office:value="0.188" calcext:value-type="float">
            <text:p>0.188</text:p>
          </table:table-cell>
          <table:table-cell table:style-name="ce540" office:value-type="float" office:value="0.073" calcext:value-type="float">
            <text:p>0.073</text:p>
          </table:table-cell>
          <table:table-cell table:style-name="ce539" office:value-type="float" office:value="0.488" calcext:value-type="float">
            <text:p>0.488</text:p>
          </table:table-cell>
          <table:table-cell table:style-name="ce539" office:value-type="float" office:value="0.132" calcext:value-type="float">
            <text:p>0.132</text:p>
          </table:table-cell>
          <table:table-cell table:style-name="ce539" office:value-type="float" office:value="0.485" calcext:value-type="float">
            <text:p>0.485</text:p>
          </table:table-cell>
          <table:table-cell table:style-name="ce540" office:value-type="float" office:value="0.835" calcext:value-type="float">
            <text:p>0.835</text:p>
          </table:table-cell>
          <table:table-cell table:style-name="ce539" office:value-type="float" office:value="0.054" calcext:value-type="float">
            <text:p>0.054</text:p>
          </table:table-cell>
          <table:table-cell table:style-name="ce539" office:value-type="float" office:value="0.006" calcext:value-type="float">
            <text:p>0.006</text:p>
          </table:table-cell>
          <table:table-cell table:style-name="ce539" office:value-type="float" office:value="0.387" calcext:value-type="float">
            <text:p>0.387</text:p>
          </table:table-cell>
          <table:table-cell table:style-name="ce539" office:value-type="float" office:value="0.337" calcext:value-type="float">
            <text:p>0.337</text:p>
          </table:table-cell>
          <table:table-cell table:style-name="ce539" office:value-type="float" office:value="0.465" calcext:value-type="float">
            <text:p>0.465</text:p>
          </table:table-cell>
          <table:table-cell table:style-name="ce538" office:value-type="float" office:value="0.21" calcext:value-type="float">
            <text:p>0.210</text:p>
          </table:table-cell>
          <table:table-cell table:style-name="ce539" office:value-type="float" office:value="0.361" calcext:value-type="float">
            <text:p>0.361</text:p>
          </table:table-cell>
          <table:table-cell table:style-name="ce539" office:value-type="float" office:value="0" calcext:value-type="float">
            <text:p>0.000</text:p>
          </table:table-cell>
          <table:table-cell table:style-name="ce539" office:value-type="float" office:value="0.727" calcext:value-type="float">
            <text:p>0.727</text:p>
          </table:table-cell>
          <table:table-cell table:style-name="ce539" office:value-type="float" office:value="0.398" calcext:value-type="float">
            <text:p>0.398</text:p>
          </table:table-cell>
          <table:table-cell table:style-name="ce539" office:value-type="float" office:value="1.041" calcext:value-type="float">
            <text:p>1.041</text:p>
          </table:table-cell>
          <table:table-cell table:style-name="ce540" office:value-type="float" office:value="0.011" calcext:value-type="float">
            <text:p>0.011</text:p>
          </table:table-cell>
          <table:table-cell table:style-name="ce539" office:value-type="float" office:value="0.071" calcext:value-type="float">
            <text:p>0.071</text:p>
          </table:table-cell>
          <table:table-cell table:style-name="ce539" office:value-type="float" office:value="0.222" calcext:value-type="float">
            <text:p>0.222</text:p>
          </table:table-cell>
          <table:table-cell table:style-name="ce539" office:value-type="float" office:value="0.003" calcext:value-type="float">
            <text:p>0.003</text:p>
          </table:table-cell>
          <table:table-cell table:style-name="ce540" office:value-type="float" office:value="0.15" calcext:value-type="float">
            <text:p>0.150</text:p>
          </table:table-cell>
          <table:table-cell table:style-name="ce539" office:value-type="float" office:value="0.007" calcext:value-type="float">
            <text:p>0.007</text:p>
          </table:table-cell>
          <table:table-cell table:style-name="ce540" table:number-columns-repeated="3"/>
          <table:table-cell table:style-name="ce325" office:value-type="string" calcext:value-type="string">
            <text:p>O</text:p>
          </table:table-cell>
          <table:table-cell table:style-name="ce114" office:value-type="float" office:value="15" calcext:value-type="float">
            <text:p>15</text:p>
          </table:table-cell>
          <table:table-cell table:number-columns-repeated="993"/>
        </table:table-row>
        <table:table-row table:style-name="ro4">
          <table:table-cell table:style-name="ce539" office:value-type="float" office:value="0.203" calcext:value-type="float">
            <text:p>0.203</text:p>
          </table:table-cell>
          <table:table-cell table:number-columns-repeated="2" table:style-name="ce542" office:value-type="float" office:value="0.001" calcext:value-type="float">
            <text:p>0.001</text:p>
          </table:table-cell>
          <table:table-cell table:style-name="ce542" office:value-type="float" office:value="0.002" calcext:value-type="float">
            <text:p>0.002</text:p>
          </table:table-cell>
          <table:table-cell table:style-name="ce539" office:value-type="float" office:value="0.172" calcext:value-type="float">
            <text:p>0.172</text:p>
          </table:table-cell>
          <table:table-cell table:number-columns-repeated="2" table:style-name="ce542" office:value-type="float" office:value="0" calcext:value-type="float">
            <text:p>0.000</text:p>
          </table:table-cell>
          <table:table-cell table:style-name="ce542" office:value-type="float" office:value="0.001" calcext:value-type="float">
            <text:p>0.001</text:p>
          </table:table-cell>
          <table:table-cell table:style-name="ce539" office:value-type="float" office:value="0.089" calcext:value-type="float">
            <text:p>0.089</text:p>
          </table:table-cell>
          <table:table-cell table:style-name="ce542" office:value-type="float" office:value="0" calcext:value-type="float">
            <text:p>0.000</text:p>
          </table:table-cell>
          <table:table-cell table:style-name="ce542" office:value-type="float" office:value="0.001" calcext:value-type="float">
            <text:p>0.001</text:p>
          </table:table-cell>
          <table:table-cell table:style-name="ce542" office:value-type="float" office:value="0.019" calcext:value-type="float">
            <text:p>0.019</text:p>
          </table:table-cell>
          <table:table-cell table:style-name="ce542" office:value-type="float" office:value="0.239" calcext:value-type="float">
            <text:p>0.239</text:p>
          </table:table-cell>
          <table:table-cell table:style-name="ce542" office:value-type="float" office:value="0.006" calcext:value-type="float">
            <text:p>0.006</text:p>
          </table:table-cell>
          <table:table-cell table:style-name="ce539" office:value-type="float" office:value="0.224" calcext:value-type="float">
            <text:p>0.224</text:p>
          </table:table-cell>
          <table:table-cell table:style-name="ce538" office:value-type="float" office:value="0.137" calcext:value-type="float">
            <text:p>0.137</text:p>
          </table:table-cell>
          <table:table-cell table:style-name="ce542" office:value-type="float" office:value="0" calcext:value-type="float">
            <text:p>0.000</text:p>
          </table:table-cell>
          <table:table-cell table:style-name="ce542" office:value-type="float" office:value="0.042" calcext:value-type="float">
            <text:p>0.042</text:p>
          </table:table-cell>
          <table:table-cell table:style-name="ce542" office:value-type="float" office:value="0.191" calcext:value-type="float">
            <text:p>0.191</text:p>
          </table:table-cell>
          <table:table-cell table:style-name="ce542" office:value-type="float" office:value="0.004" calcext:value-type="float">
            <text:p>0.004</text:p>
          </table:table-cell>
          <table:table-cell table:style-name="ce539" office:value-type="float" office:value="0.136" calcext:value-type="float">
            <text:p>0.136</text:p>
          </table:table-cell>
          <table:table-cell table:style-name="ce542" office:value-type="float" office:value="0" calcext:value-type="float">
            <text:p>0.000</text:p>
          </table:table-cell>
          <table:table-cell table:style-name="ce542" office:value-type="float" office:value="0.001" calcext:value-type="float">
            <text:p>0.001</text:p>
          </table:table-cell>
          <table:table-cell table:style-name="ce542" office:value-type="float" office:value="0.067" calcext:value-type="float">
            <text:p>0.067</text:p>
          </table:table-cell>
          <table:table-cell table:style-name="ce539" office:value-type="float" office:value="0.025" calcext:value-type="float">
            <text:p>0.025</text:p>
          </table:table-cell>
          <table:table-cell table:style-name="ce542" office:value-type="float" office:value="0" calcext:value-type="float">
            <text:p>0.000</text:p>
          </table:table-cell>
          <table:table-cell table:style-name="ce539" table:number-columns-repeated="3"/>
          <table:table-cell table:style-name="ce327" office:value-type="string" calcext:value-type="string">
            <text:p>P</text:p>
          </table:table-cell>
          <table:table-cell table:style-name="ce114" office:value-type="float" office:value="16" calcext:value-type="float">
            <text:p>16</text:p>
          </table:table-cell>
          <table:table-cell table:number-columns-repeated="993"/>
        </table:table-row>
        <table:table-row table:style-name="ro4">
          <table:table-cell table:style-name="ce539" office:value-type="float" office:value="0.002" calcext:value-type="float">
            <text:p>0.002</text:p>
          </table:table-cell>
          <table:table-cell table:style-name="ce542" office:value-type="float" office:value="0" calcext:value-type="float">
            <text:p>0.000</text:p>
          </table:table-cell>
          <table:table-cell table:style-name="ce542" office:value-type="float" office:value="0.005" calcext:value-type="float">
            <text:p>0.005</text:p>
          </table:table-cell>
          <table:table-cell table:style-name="ce542" office:value-type="float" office:value="0.001" calcext:value-type="float">
            <text:p>0.001</text:p>
          </table:table-cell>
          <table:table-cell table:style-name="ce539" office:value-type="float" office:value="0.057" calcext:value-type="float">
            <text:p>0.057</text:p>
          </table:table-cell>
          <table:table-cell table:number-columns-repeated="3" table:style-name="ce542" office:value-type="float" office:value="0" calcext:value-type="float">
            <text:p>0.000</text:p>
          </table:table-cell>
          <table:table-cell table:style-name="ce539" office:value-type="float" office:value="0.011" calcext:value-type="float">
            <text:p>0.011</text:p>
          </table:table-cell>
          <table:table-cell table:number-columns-repeated="4" table:style-name="ce542" office:value-type="float" office:value="0" calcext:value-type="float">
            <text:p>0.000</text:p>
          </table:table-cell>
          <table:table-cell table:style-name="ce542" office:value-type="float" office:value="0.006" calcext:value-type="float">
            <text:p>0.006</text:p>
          </table:table-cell>
          <table:table-cell table:style-name="ce539" office:value-type="float" office:value="0.001" calcext:value-type="float">
            <text:p>0.001</text:p>
          </table:table-cell>
          <table:table-cell table:style-name="ce542" office:value-type="float" office:value="0" calcext:value-type="float">
            <text:p>0.000</text:p>
          </table:table-cell>
          <table:table-cell table:style-name="ce538" office:value-type="float" office:value="0" calcext:value-type="float">
            <text:p>0.000</text:p>
          </table:table-cell>
          <table:table-cell table:style-name="ce542" office:value-type="float" office:value="0.001" calcext:value-type="float">
            <text:p>0.001</text:p>
          </table:table-cell>
          <table:table-cell table:style-name="ce542" office:value-type="float" office:value="0.007" calcext:value-type="float">
            <text:p>0.007</text:p>
          </table:table-cell>
          <table:table-cell table:style-name="ce542" office:value-type="float" office:value="0" calcext:value-type="float">
            <text:p>0.000</text:p>
          </table:table-cell>
          <table:table-cell table:style-name="ce539" office:value-type="float" office:value="0" calcext:value-type="float">
            <text:p>0.000</text:p>
          </table:table-cell>
          <table:table-cell table:number-columns-repeated="3" table:style-name="ce542" office:value-type="float" office:value="0" calcext:value-type="float">
            <text:p>0.000</text:p>
          </table:table-cell>
          <table:table-cell table:style-name="ce539" office:value-type="float" office:value="0" calcext:value-type="float">
            <text:p>0.000</text:p>
          </table:table-cell>
          <table:table-cell table:style-name="ce542" office:value-type="float" office:value="0" calcext:value-type="float">
            <text:p>0.000</text:p>
          </table:table-cell>
          <table:table-cell table:style-name="ce539" table:number-columns-repeated="3"/>
          <table:table-cell table:style-name="ce327" office:value-type="string" calcext:value-type="string">
            <text:p>Q</text:p>
          </table:table-cell>
          <table:table-cell table:style-name="ce114" office:value-type="float" office:value="17" calcext:value-type="float">
            <text:p>17</text:p>
          </table:table-cell>
          <table:table-cell table:number-columns-repeated="993"/>
        </table:table-row>
        <table:table-row table:style-name="ro4">
          <table:table-cell table:style-name="ce539" office:value-type="float" office:value="1.075" calcext:value-type="float">
            <text:p>1.075</text:p>
          </table:table-cell>
          <table:table-cell table:style-name="ce542" office:value-type="float" office:value="0.112" calcext:value-type="float">
            <text:p>0.112</text:p>
          </table:table-cell>
          <table:table-cell table:style-name="ce542" office:value-type="float" office:value="0.149" calcext:value-type="float">
            <text:p>0.149</text:p>
          </table:table-cell>
          <table:table-cell table:style-name="ce542" office:value-type="float" office:value="0.085" calcext:value-type="float">
            <text:p>0.085</text:p>
          </table:table-cell>
          <table:table-cell table:style-name="ce539" office:value-type="float" office:value="2.048" calcext:value-type="float">
            <text:p>2.048</text:p>
          </table:table-cell>
          <table:table-cell table:style-name="ce542" office:value-type="float" office:value="0.213" calcext:value-type="float">
            <text:p>0.213</text:p>
          </table:table-cell>
          <table:table-cell table:style-name="ce542" office:value-type="float" office:value="0.197" calcext:value-type="float">
            <text:p>0.197</text:p>
          </table:table-cell>
          <table:table-cell table:style-name="ce542" office:value-type="float" office:value="0.084" calcext:value-type="float">
            <text:p>0.084</text:p>
          </table:table-cell>
          <table:table-cell table:style-name="ce539" office:value-type="float" office:value="0.315" calcext:value-type="float">
            <text:p>0.315</text:p>
          </table:table-cell>
          <table:table-cell table:style-name="ce542" office:value-type="float" office:value="0" calcext:value-type="float">
            <text:p>0.000</text:p>
          </table:table-cell>
          <table:table-cell table:style-name="ce542" office:value-type="float" office:value="0.003" calcext:value-type="float">
            <text:p>0.003</text:p>
          </table:table-cell>
          <table:table-cell table:style-name="ce542" office:value-type="float" office:value="0.01" calcext:value-type="float">
            <text:p>0.010</text:p>
          </table:table-cell>
          <table:table-cell table:style-name="ce542" office:value-type="float" office:value="0.003" calcext:value-type="float">
            <text:p>0.003</text:p>
          </table:table-cell>
          <table:table-cell table:style-name="ce542" office:value-type="float" office:value="0.009" calcext:value-type="float">
            <text:p>0.009</text:p>
          </table:table-cell>
          <table:table-cell table:style-name="ce539" office:value-type="float" office:value="1.277" calcext:value-type="float">
            <text:p>1.277</text:p>
          </table:table-cell>
          <table:table-cell table:style-name="ce542" office:value-type="float" office:value="0.474" calcext:value-type="float">
            <text:p>0.474</text:p>
          </table:table-cell>
          <table:table-cell table:style-name="ce542" office:value-type="float" office:value="0" calcext:value-type="float">
            <text:p>0.000</text:p>
          </table:table-cell>
          <table:table-cell table:style-name="ce538" office:value-type="float" office:value="0.121" calcext:value-type="float">
            <text:p>0.121</text:p>
          </table:table-cell>
          <table:table-cell table:style-name="ce542" office:value-type="float" office:value="0.006" calcext:value-type="float">
            <text:p>0.006</text:p>
          </table:table-cell>
          <table:table-cell table:style-name="ce542" office:value-type="float" office:value="0.426" calcext:value-type="float">
            <text:p>0.426</text:p>
          </table:table-cell>
          <table:table-cell table:style-name="ce539" office:value-type="float" office:value="0.543" calcext:value-type="float">
            <text:p>0.543</text:p>
          </table:table-cell>
          <table:table-cell table:style-name="ce542" office:value-type="float" office:value="0.001" calcext:value-type="float">
            <text:p>0.001</text:p>
          </table:table-cell>
          <table:table-cell table:style-name="ce542" office:value-type="float" office:value="0.031" calcext:value-type="float">
            <text:p>0.031</text:p>
          </table:table-cell>
          <table:table-cell table:style-name="ce542" office:value-type="float" office:value="0" calcext:value-type="float">
            <text:p>0.000</text:p>
          </table:table-cell>
          <table:table-cell table:style-name="ce539" office:value-type="float" office:value="0.008" calcext:value-type="float">
            <text:p>0.008</text:p>
          </table:table-cell>
          <table:table-cell table:style-name="ce542" office:value-type="float" office:value="0" calcext:value-type="float">
            <text:p>0.000</text:p>
          </table:table-cell>
          <table:table-cell table:style-name="ce539" table:number-columns-repeated="3"/>
          <table:table-cell table:style-name="ce327" office:value-type="string" calcext:value-type="string">
            <text:p>R</text:p>
          </table:table-cell>
          <table:table-cell table:style-name="ce114" office:value-type="float" office:value="18" calcext:value-type="float">
            <text:p>18</text:p>
          </table:table-cell>
          <table:table-cell table:number-columns-repeated="993"/>
        </table:table-row>
        <table:table-row table:style-name="ro4">
          <table:table-cell table:style-name="ce539" office:value-type="float" office:value="0.871" calcext:value-type="float">
            <text:p>0.871</text:p>
          </table:table-cell>
          <table:table-cell table:style-name="ce542" office:value-type="float" office:value="0.046" calcext:value-type="float">
            <text:p>0.046</text:p>
          </table:table-cell>
          <table:table-cell table:style-name="ce542" office:value-type="float" office:value="0.023" calcext:value-type="float">
            <text:p>0.023</text:p>
          </table:table-cell>
          <table:table-cell table:style-name="ce542" office:value-type="float" office:value="0.126" calcext:value-type="float">
            <text:p>0.126</text:p>
          </table:table-cell>
          <table:table-cell table:style-name="ce539" office:value-type="float" office:value="1.339" calcext:value-type="float">
            <text:p>1.339</text:p>
          </table:table-cell>
          <table:table-cell table:style-name="ce542" office:value-type="float" office:value="0.006" calcext:value-type="float">
            <text:p>0.006</text:p>
          </table:table-cell>
          <table:table-cell table:style-name="ce542" office:value-type="float" office:value="0.051" calcext:value-type="float">
            <text:p>0.051</text:p>
          </table:table-cell>
          <table:table-cell table:style-name="ce542" office:value-type="float" office:value="0.015" calcext:value-type="float">
            <text:p>0.015</text:p>
          </table:table-cell>
          <table:table-cell table:style-name="ce539" office:value-type="float" office:value="1.128" calcext:value-type="float">
            <text:p>1.128</text:p>
          </table:table-cell>
          <table:table-cell table:style-name="ce542" office:value-type="float" office:value="0" calcext:value-type="float">
            <text:p>0.000</text:p>
          </table:table-cell>
          <table:table-cell table:style-name="ce542" office:value-type="float" office:value="0.048" calcext:value-type="float">
            <text:p>0.048</text:p>
          </table:table-cell>
          <table:table-cell table:style-name="ce542" office:value-type="float" office:value="0.142" calcext:value-type="float">
            <text:p>0.142</text:p>
          </table:table-cell>
          <table:table-cell table:style-name="ce542" office:value-type="float" office:value="0.093" calcext:value-type="float">
            <text:p>0.093</text:p>
          </table:table-cell>
          <table:table-cell table:style-name="ce542" office:value-type="float" office:value="0.509" calcext:value-type="float">
            <text:p>0.509</text:p>
          </table:table-cell>
          <table:table-cell table:style-name="ce539" office:value-type="float" office:value="0.29" calcext:value-type="float">
            <text:p>0.290</text:p>
          </table:table-cell>
          <table:table-cell table:style-name="ce542" office:value-type="float" office:value="0.055" calcext:value-type="float">
            <text:p>0.055</text:p>
          </table:table-cell>
          <table:table-cell table:style-name="ce542" office:value-type="float" office:value="0" calcext:value-type="float">
            <text:p>0.000</text:p>
          </table:table-cell>
          <table:table-cell table:style-name="ce542" office:value-type="float" office:value="0.397" calcext:value-type="float">
            <text:p>0.397</text:p>
          </table:table-cell>
          <table:table-cell table:style-name="ce538" office:value-type="float" office:value="0.405" calcext:value-type="float">
            <text:p>0.405</text:p>
          </table:table-cell>
          <table:table-cell table:style-name="ce542" office:value-type="float" office:value="0.337" calcext:value-type="float">
            <text:p>0.337</text:p>
          </table:table-cell>
          <table:table-cell table:style-name="ce539" office:value-type="float" office:value="0.454" calcext:value-type="float">
            <text:p>0.454</text:p>
          </table:table-cell>
          <table:table-cell table:style-name="ce542" office:value-type="float" office:value="0.001" calcext:value-type="float">
            <text:p>0.001</text:p>
          </table:table-cell>
          <table:table-cell table:style-name="ce542" office:value-type="float" office:value="0.035" calcext:value-type="float">
            <text:p>0.035</text:p>
          </table:table-cell>
          <table:table-cell table:style-name="ce542" office:value-type="float" office:value="0" calcext:value-type="float">
            <text:p>0.000</text:p>
          </table:table-cell>
          <table:table-cell table:style-name="ce539" office:value-type="float" office:value="0.097" calcext:value-type="float">
            <text:p>0.097</text:p>
          </table:table-cell>
          <table:table-cell table:style-name="ce542" office:value-type="float" office:value="0" calcext:value-type="float">
            <text:p>0.000</text:p>
          </table:table-cell>
          <table:table-cell table:style-name="ce539" table:number-columns-repeated="3"/>
          <table:table-cell table:style-name="ce327" office:value-type="string" calcext:value-type="string">
            <text:p>S</text:p>
          </table:table-cell>
          <table:table-cell table:style-name="ce114" office:value-type="float" office:value="19" calcext:value-type="float">
            <text:p>19</text:p>
          </table:table-cell>
          <table:table-cell table:number-columns-repeated="993"/>
        </table:table-row>
        <table:table-row table:style-name="ro4">
          <table:table-cell table:style-name="ce539" office:value-type="float" office:value="1.487" calcext:value-type="float">
            <text:p>1.487</text:p>
          </table:table-cell>
          <table:table-cell table:style-name="ce542" office:value-type="float" office:value="0.017" calcext:value-type="float">
            <text:p>0.017</text:p>
          </table:table-cell>
          <table:table-cell table:style-name="ce542" office:value-type="float" office:value="0.461" calcext:value-type="float">
            <text:p>0.461</text:p>
          </table:table-cell>
          <table:table-cell table:style-name="ce542" office:value-type="float" office:value="0.003" calcext:value-type="float">
            <text:p>0.003</text:p>
          </table:table-cell>
          <table:table-cell table:style-name="ce539" office:value-type="float" office:value="0.413" calcext:value-type="float">
            <text:p>0.413</text:p>
          </table:table-cell>
          <table:table-cell table:style-name="ce542" office:value-type="float" office:value="0.082" calcext:value-type="float">
            <text:p>0.082</text:p>
          </table:table-cell>
          <table:table-cell table:style-name="ce542" office:value-type="float" office:value="0.015" calcext:value-type="float">
            <text:p>0.015</text:p>
          </table:table-cell>
          <table:table-cell table:style-name="ce542" office:value-type="float" office:value="0.13" calcext:value-type="float">
            <text:p>0.130</text:p>
          </table:table-cell>
          <table:table-cell table:style-name="ce539" office:value-type="float" office:value="1.123" calcext:value-type="float">
            <text:p>1.123</text:p>
          </table:table-cell>
          <table:table-cell table:style-name="ce542" office:value-type="float" office:value="0" calcext:value-type="float">
            <text:p>0.000</text:p>
          </table:table-cell>
          <table:table-cell table:style-name="ce542" office:value-type="float" office:value="0.001" calcext:value-type="float">
            <text:p>0.001</text:p>
          </table:table-cell>
          <table:table-cell table:style-name="ce542" office:value-type="float" office:value="0.124" calcext:value-type="float">
            <text:p>0.124</text:p>
          </table:table-cell>
          <table:table-cell table:style-name="ce542" office:value-type="float" office:value="0.001" calcext:value-type="float">
            <text:p>0.001</text:p>
          </table:table-cell>
          <table:table-cell table:style-name="ce542" office:value-type="float" office:value="1.041" calcext:value-type="float">
            <text:p>1.041</text:p>
          </table:table-cell>
          <table:table-cell table:style-name="ce539" office:value-type="float" office:value="0.442" calcext:value-type="float">
            <text:p>0.442</text:p>
          </table:table-cell>
          <table:table-cell table:style-name="ce542" office:value-type="float" office:value="0.106" calcext:value-type="float">
            <text:p>0.106</text:p>
          </table:table-cell>
          <table:table-cell table:style-name="ce542" office:value-type="float" office:value="0" calcext:value-type="float">
            <text:p>0.000</text:p>
          </table:table-cell>
          <table:table-cell table:style-name="ce542" office:value-type="float" office:value="0.362" calcext:value-type="float">
            <text:p>0.362</text:p>
          </table:table-cell>
          <table:table-cell table:style-name="ce542" office:value-type="float" office:value="1.053" calcext:value-type="float">
            <text:p>1.053</text:p>
          </table:table-cell>
          <table:table-cell table:style-name="ce538" office:value-type="float" office:value="0.171" calcext:value-type="float">
            <text:p>0.171</text:p>
          </table:table-cell>
          <table:table-cell table:style-name="ce539" office:value-type="float" office:value="0.405" calcext:value-type="float">
            <text:p>0.405</text:p>
          </table:table-cell>
          <table:table-cell table:style-name="ce542" office:value-type="float" office:value="0" calcext:value-type="float">
            <text:p>0.000</text:p>
          </table:table-cell>
          <table:table-cell table:style-name="ce542" office:value-type="float" office:value="0.007" calcext:value-type="float">
            <text:p>0.007</text:p>
          </table:table-cell>
          <table:table-cell table:style-name="ce542" office:value-type="float" office:value="0.047" calcext:value-type="float">
            <text:p>0.047</text:p>
          </table:table-cell>
          <table:table-cell table:style-name="ce539" office:value-type="float" office:value="0.017" calcext:value-type="float">
            <text:p>0.017</text:p>
          </table:table-cell>
          <table:table-cell table:style-name="ce542" office:value-type="float" office:value="0" calcext:value-type="float">
            <text:p>0.000</text:p>
          </table:table-cell>
          <table:table-cell table:style-name="ce539" table:number-columns-repeated="3"/>
          <table:table-cell table:style-name="ce327" office:value-type="string" calcext:value-type="string">
            <text:p>T</text:p>
          </table:table-cell>
          <table:table-cell table:style-name="ce114" office:value-type="float" office:value="20" calcext:value-type="float">
            <text:p>20</text:p>
          </table:table-cell>
          <table:table-cell table:number-columns-repeated="993"/>
        </table:table-row>
        <table:table-row table:style-name="ro4">
          <table:table-cell table:style-name="ce540" office:value-type="float" office:value="0.119" calcext:value-type="float">
            <text:p>0.119</text:p>
          </table:table-cell>
          <table:table-cell table:style-name="ce539" office:value-type="float" office:value="0.185" calcext:value-type="float">
            <text:p>0.185</text:p>
          </table:table-cell>
          <table:table-cell table:style-name="ce539" office:value-type="float" office:value="0.163" calcext:value-type="float">
            <text:p>0.163</text:p>
          </table:table-cell>
          <table:table-cell table:style-name="ce539" office:value-type="float" office:value="0.148" calcext:value-type="float">
            <text:p>0.148</text:p>
          </table:table-cell>
          <table:table-cell table:style-name="ce540" office:value-type="float" office:value="0.031" calcext:value-type="float">
            <text:p>0.031</text:p>
          </table:table-cell>
          <table:table-cell table:style-name="ce539" office:value-type="float" office:value="0.096" calcext:value-type="float">
            <text:p>0.096</text:p>
          </table:table-cell>
          <table:table-cell table:style-name="ce539" office:value-type="float" office:value="0.086" calcext:value-type="float">
            <text:p>0.086</text:p>
          </table:table-cell>
          <table:table-cell table:style-name="ce539" office:value-type="float" office:value="0.074" calcext:value-type="float">
            <text:p>0.074</text:p>
          </table:table-cell>
          <table:table-cell table:style-name="ce540" office:value-type="float" office:value="0.017" calcext:value-type="float">
            <text:p>0.017</text:p>
          </table:table-cell>
          <table:table-cell table:style-name="ce539" office:value-type="float" office:value="0.059" calcext:value-type="float">
            <text:p>0.059</text:p>
          </table:table-cell>
          <table:table-cell table:style-name="ce539" office:value-type="float" office:value="0.003" calcext:value-type="float">
            <text:p>0.003</text:p>
          </table:table-cell>
          <table:table-cell table:style-name="ce539" office:value-type="float" office:value="0.135" calcext:value-type="float">
            <text:p>0.135</text:p>
          </table:table-cell>
          <table:table-cell table:style-name="ce539" office:value-type="float" office:value="0.115" calcext:value-type="float">
            <text:p>0.115</text:p>
          </table:table-cell>
          <table:table-cell table:style-name="ce539" office:value-type="float" office:value="0.079" calcext:value-type="float">
            <text:p>0.079</text:p>
          </table:table-cell>
          <table:table-cell table:style-name="ce540" office:value-type="float" office:value="0.87" calcext:value-type="float">
            <text:p>0.870</text:p>
          </table:table-cell>
          <table:table-cell table:style-name="ce539" office:value-type="float" office:value="0.105" calcext:value-type="float">
            <text:p>0.105</text:p>
          </table:table-cell>
          <table:table-cell table:style-name="ce539" office:value-type="float" office:value="0.148" calcext:value-type="float">
            <text:p>0.148</text:p>
          </table:table-cell>
          <table:table-cell table:style-name="ce539" office:value-type="float" office:value="0.128" calcext:value-type="float">
            <text:p>0.128</text:p>
          </table:table-cell>
          <table:table-cell table:style-name="ce539" office:value-type="float" office:value="0.311" calcext:value-type="float">
            <text:p>0.311</text:p>
          </table:table-cell>
          <table:table-cell table:style-name="ce539" office:value-type="float" office:value="0.255" calcext:value-type="float">
            <text:p>0.255</text:p>
          </table:table-cell>
          <table:table-cell table:style-name="ce538" office:value-type="float" office:value="0.001" calcext:value-type="float">
            <text:p>0.001</text:p>
          </table:table-cell>
          <table:table-cell table:style-name="ce539" office:value-type="float" office:value="0.002" calcext:value-type="float">
            <text:p>0.002</text:p>
          </table:table-cell>
          <table:table-cell table:style-name="ce539" office:value-type="float" office:value="0.001" calcext:value-type="float">
            <text:p>0.001</text:p>
          </table:table-cell>
          <table:table-cell table:style-name="ce539" office:value-type="float" office:value="0.005" calcext:value-type="float">
            <text:p>0.005</text:p>
          </table:table-cell>
          <table:table-cell table:style-name="ce540" office:value-type="float" office:value="0.001" calcext:value-type="float">
            <text:p>0.001</text:p>
          </table:table-cell>
          <table:table-cell table:style-name="ce539" office:value-type="float" office:value="0.002" calcext:value-type="float">
            <text:p>0.002</text:p>
          </table:table-cell>
          <table:table-cell table:style-name="ce540" table:number-columns-repeated="3"/>
          <table:table-cell table:style-name="ce325" office:value-type="string" calcext:value-type="string">
            <text:p>U</text:p>
          </table:table-cell>
          <table:table-cell table:style-name="ce114" office:value-type="float" office:value="21" calcext:value-type="float">
            <text:p>21</text:p>
          </table:table-cell>
          <table:table-cell table:number-columns-repeated="993"/>
        </table:table-row>
        <table:table-row table:style-name="ro4">
          <table:table-cell table:style-name="ce539" office:value-type="float" office:value="0.205" calcext:value-type="float">
            <text:p>0.205</text:p>
          </table:table-cell>
          <table:table-cell table:style-name="ce542" office:value-type="float" office:value="0.004" calcext:value-type="float">
            <text:p>0.004</text:p>
          </table:table-cell>
          <table:table-cell table:style-name="ce542" office:value-type="float" office:value="0" calcext:value-type="float">
            <text:p>0.000</text:p>
          </table:table-cell>
          <table:table-cell table:style-name="ce542" office:value-type="float" office:value="0.019" calcext:value-type="float">
            <text:p>0.019</text:p>
          </table:table-cell>
          <table:table-cell table:style-name="ce539" office:value-type="float" office:value="0.255" calcext:value-type="float">
            <text:p>0.255</text:p>
          </table:table-cell>
          <table:table-cell table:number-columns-repeated="3" table:style-name="ce542" office:value-type="float" office:value="0" calcext:value-type="float">
            <text:p>0.000</text:p>
          </table:table-cell>
          <table:table-cell table:style-name="ce539" office:value-type="float" office:value="0.288" calcext:value-type="float">
            <text:p>0.288</text:p>
          </table:table-cell>
          <table:table-cell table:number-columns-repeated="2" table:style-name="ce542" office:value-type="float" office:value="0" calcext:value-type="float">
            <text:p>0.000</text:p>
          </table:table-cell>
          <table:table-cell table:style-name="ce542" office:value-type="float" office:value="0.035" calcext:value-type="float">
            <text:p>0.035</text:p>
          </table:table-cell>
          <table:table-cell table:style-name="ce542" office:value-type="float" office:value="0" calcext:value-type="float">
            <text:p>0.000</text:p>
          </table:table-cell>
          <table:table-cell table:style-name="ce542" office:value-type="float" office:value="0.052" calcext:value-type="float">
            <text:p>0.052</text:p>
          </table:table-cell>
          <table:table-cell table:style-name="ce539" office:value-type="float" office:value="0.178" calcext:value-type="float">
            <text:p>0.178</text:p>
          </table:table-cell>
          <table:table-cell table:number-columns-repeated="2" table:style-name="ce542" office:value-type="float" office:value="0" calcext:value-type="float">
            <text:p>0.000</text:p>
          </table:table-cell>
          <table:table-cell table:style-name="ce542" office:value-type="float" office:value="0.069" calcext:value-type="float">
            <text:p>0.069</text:p>
          </table:table-cell>
          <table:table-cell table:number-columns-repeated="2" table:style-name="ce542" office:value-type="float" office:value="0.001" calcext:value-type="float">
            <text:p>0.001</text:p>
          </table:table-cell>
          <table:table-cell table:style-name="ce539" office:value-type="float" office:value="0.003" calcext:value-type="float">
            <text:p>0.003</text:p>
          </table:table-cell>
          <table:table-cell table:style-name="ce538" office:value-type="float" office:value="0" calcext:value-type="float">
            <text:p>0.000</text:p>
          </table:table-cell>
          <table:table-cell table:style-name="ce542" office:value-type="float" office:value="0" calcext:value-type="float">
            <text:p>0.000</text:p>
          </table:table-cell>
          <table:table-cell table:style-name="ce542" office:value-type="float" office:value="0.002" calcext:value-type="float">
            <text:p>0.002</text:p>
          </table:table-cell>
          <table:table-cell table:style-name="ce539" office:value-type="float" office:value="0" calcext:value-type="float">
            <text:p>0.000</text:p>
          </table:table-cell>
          <table:table-cell table:style-name="ce542" office:value-type="float" office:value="0" calcext:value-type="float">
            <text:p>0.000</text:p>
          </table:table-cell>
          <table:table-cell table:style-name="ce539" table:number-columns-repeated="3"/>
          <table:table-cell table:style-name="ce327" office:value-type="string" calcext:value-type="string">
            <text:p>V</text:p>
          </table:table-cell>
          <table:table-cell table:style-name="ce114" office:value-type="float" office:value="22" calcext:value-type="float">
            <text:p>22</text:p>
          </table:table-cell>
          <table:table-cell table:number-columns-repeated="993"/>
        </table:table-row>
        <table:table-row table:style-name="ro4">
          <table:table-cell table:style-name="ce539" office:value-type="float" office:value="0.06" calcext:value-type="float">
            <text:p>0.060</text:p>
          </table:table-cell>
          <table:table-cell table:number-columns-repeated="2" table:style-name="ce542" office:value-type="float" office:value="0" calcext:value-type="float">
            <text:p>0.000</text:p>
          </table:table-cell>
          <table:table-cell table:style-name="ce542" office:value-type="float" office:value="0.008" calcext:value-type="float">
            <text:p>0.008</text:p>
          </table:table-cell>
          <table:table-cell table:style-name="ce539" office:value-type="float" office:value="0.117" calcext:value-type="float">
            <text:p>0.117</text:p>
          </table:table-cell>
          <table:table-cell table:style-name="ce542" office:value-type="float" office:value="0" calcext:value-type="float">
            <text:p>0.000</text:p>
          </table:table-cell>
          <table:table-cell table:style-name="ce542" office:value-type="float" office:value="0.001" calcext:value-type="float">
            <text:p>0.001</text:p>
          </table:table-cell>
          <table:table-cell table:style-name="ce542" office:value-type="float" office:value="0.005" calcext:value-type="float">
            <text:p>0.005</text:p>
          </table:table-cell>
          <table:table-cell table:style-name="ce539" office:value-type="float" office:value="0.001" calcext:value-type="float">
            <text:p>0.001</text:p>
          </table:table-cell>
          <table:table-cell table:style-name="ce542" office:value-type="float" office:value="0" calcext:value-type="float">
            <text:p>0.000</text:p>
          </table:table-cell>
          <table:table-cell table:style-name="ce542" office:value-type="float" office:value="0.002" calcext:value-type="float">
            <text:p>0.002</text:p>
          </table:table-cell>
          <table:table-cell table:style-name="ce542" office:value-type="float" office:value="0.013" calcext:value-type="float">
            <text:p>0.013</text:p>
          </table:table-cell>
          <table:table-cell table:style-name="ce542" office:value-type="float" office:value="0.001" calcext:value-type="float">
            <text:p>0.001</text:p>
          </table:table-cell>
          <table:table-cell table:style-name="ce542" office:value-type="float" office:value="0.006" calcext:value-type="float">
            <text:p>0.006</text:p>
          </table:table-cell>
          <table:table-cell table:style-name="ce539" office:value-type="float" office:value="0.33" calcext:value-type="float">
            <text:p>0.330</text:p>
          </table:table-cell>
          <table:table-cell table:style-name="ce542" office:value-type="float" office:value="0.001" calcext:value-type="float">
            <text:p>0.001</text:p>
          </table:table-cell>
          <table:table-cell table:style-name="ce542" office:value-type="float" office:value="0" calcext:value-type="float">
            <text:p>0.000</text:p>
          </table:table-cell>
          <table:table-cell table:style-name="ce542" office:value-type="float" office:value="0.013" calcext:value-type="float">
            <text:p>0.013</text:p>
          </table:table-cell>
          <table:table-cell table:style-name="ce542" office:value-type="float" office:value="0.024" calcext:value-type="float">
            <text:p>0.024</text:p>
          </table:table-cell>
          <table:table-cell table:style-name="ce542" office:value-type="float" office:value="0.082" calcext:value-type="float">
            <text:p>0.082</text:p>
          </table:table-cell>
          <table:table-cell table:style-name="ce539" office:value-type="float" office:value="0" calcext:value-type="float">
            <text:p>0.000</text:p>
          </table:table-cell>
          <table:table-cell table:style-name="ce542" office:value-type="float" office:value="0" calcext:value-type="float">
            <text:p>0.000</text:p>
          </table:table-cell>
          <table:table-cell table:style-name="ce538" office:value-type="float" office:value="0" calcext:value-type="float">
            <text:p>0.000</text:p>
          </table:table-cell>
          <table:table-cell table:style-name="ce542" office:value-type="float" office:value="0" calcext:value-type="float">
            <text:p>0.000</text:p>
          </table:table-cell>
          <table:table-cell table:style-name="ce539" office:value-type="float" office:value="0.003" calcext:value-type="float">
            <text:p>0.003</text:p>
          </table:table-cell>
          <table:table-cell table:style-name="ce542" office:value-type="float" office:value="0" calcext:value-type="float">
            <text:p>0.000</text:p>
          </table:table-cell>
          <table:table-cell table:style-name="ce539" table:number-columns-repeated="3"/>
          <table:table-cell table:style-name="ce327" office:value-type="string" calcext:value-type="string">
            <text:p>W</text:p>
          </table:table-cell>
          <table:table-cell table:style-name="ce114" office:value-type="float" office:value="23" calcext:value-type="float">
            <text:p>23</text:p>
          </table:table-cell>
          <table:table-cell table:number-columns-repeated="993"/>
        </table:table-row>
        <table:table-row table:style-name="ro4">
          <table:table-cell table:style-name="ce539" office:value-type="float" office:value="0.019" calcext:value-type="float">
            <text:p>0.019</text:p>
          </table:table-cell>
          <table:table-cell table:number-columns-repeated="3" table:style-name="ce542" office:value-type="float" office:value="0" calcext:value-type="float">
            <text:p>0.000</text:p>
          </table:table-cell>
          <table:table-cell table:style-name="ce539" office:value-type="float" office:value="0.214" calcext:value-type="float">
            <text:p>0.214</text:p>
          </table:table-cell>
          <table:table-cell table:number-columns-repeated="3" table:style-name="ce542" office:value-type="float" office:value="0" calcext:value-type="float">
            <text:p>0.000</text:p>
          </table:table-cell>
          <table:table-cell table:style-name="ce539" office:value-type="float" office:value="0.022" calcext:value-type="float">
            <text:p>0.022</text:p>
          </table:table-cell>
          <table:table-cell table:number-columns-repeated="4" table:style-name="ce542" office:value-type="float" office:value="0" calcext:value-type="float">
            <text:p>0.000</text:p>
          </table:table-cell>
          <table:table-cell table:style-name="ce542" office:value-type="float" office:value="0.003" calcext:value-type="float">
            <text:p>0.003</text:p>
          </table:table-cell>
          <table:table-cell table:style-name="ce539" office:value-type="float" office:value="0.019" calcext:value-type="float">
            <text:p>0.019</text:p>
          </table:table-cell>
          <table:table-cell table:number-columns-repeated="2" table:style-name="ce542" office:value-type="float" office:value="0" calcext:value-type="float">
            <text:p>0.000</text:p>
          </table:table-cell>
          <table:table-cell table:style-name="ce542" office:value-type="float" office:value="0.001" calcext:value-type="float">
            <text:p>0.001</text:p>
          </table:table-cell>
          <table:table-cell table:number-columns-repeated="2" table:style-name="ce542" office:value-type="float" office:value="0" calcext:value-type="float">
            <text:p>0.000</text:p>
          </table:table-cell>
          <table:table-cell table:style-name="ce539" office:value-type="float" office:value="0.004" calcext:value-type="float">
            <text:p>0.004</text:p>
          </table:table-cell>
          <table:table-cell table:number-columns-repeated="2" table:style-name="ce542" office:value-type="float" office:value="0" calcext:value-type="float">
            <text:p>0.000</text:p>
          </table:table-cell>
          <table:table-cell table:style-name="ce538" office:value-type="float" office:value="0.003" calcext:value-type="float">
            <text:p>0.003</text:p>
          </table:table-cell>
          <table:table-cell table:style-name="ce539" office:value-type="float" office:value="0" calcext:value-type="float">
            <text:p>0.000</text:p>
          </table:table-cell>
          <table:table-cell table:style-name="ce542" office:value-type="float" office:value="0" calcext:value-type="float">
            <text:p>0.000</text:p>
          </table:table-cell>
          <table:table-cell table:style-name="ce539" table:number-columns-repeated="3"/>
          <table:table-cell table:style-name="ce327" office:value-type="string" calcext:value-type="string">
            <text:p>X</text:p>
          </table:table-cell>
          <table:table-cell table:style-name="ce114" office:value-type="float" office:value="24" calcext:value-type="float">
            <text:p>24</text:p>
          </table:table-cell>
          <table:table-cell table:number-columns-repeated="993"/>
        </table:table-row>
        <table:table-row table:style-name="ro4">
          <table:table-cell table:style-name="ce540" office:value-type="float" office:value="0.217" calcext:value-type="float">
            <text:p>0.217</text:p>
          </table:table-cell>
          <table:table-cell table:style-name="ce539" office:value-type="float" office:value="0.176" calcext:value-type="float">
            <text:p>0.176</text:p>
          </table:table-cell>
          <table:table-cell table:style-name="ce539" office:value-type="float" office:value="0.042" calcext:value-type="float">
            <text:p>0.042</text:p>
          </table:table-cell>
          <table:table-cell table:style-name="ce539" office:value-type="float" office:value="0.05" calcext:value-type="float">
            <text:p>0.050</text:p>
          </table:table-cell>
          <table:table-cell table:style-name="ce540" office:value-type="float" office:value="0.144" calcext:value-type="float">
            <text:p>0.144</text:p>
          </table:table-cell>
          <table:table-cell table:style-name="ce539" office:value-type="float" office:value="0.009" calcext:value-type="float">
            <text:p>0.009</text:p>
          </table:table-cell>
          <table:table-cell table:style-name="ce539" office:value-type="float" office:value="0.026" calcext:value-type="float">
            <text:p>0.026</text:p>
          </table:table-cell>
          <table:table-cell table:style-name="ce539" office:value-type="float" office:value="0.05" calcext:value-type="float">
            <text:p>0.050</text:p>
          </table:table-cell>
          <table:table-cell table:style-name="ce540" office:value-type="float" office:value="0" calcext:value-type="float">
            <text:p>0.000</text:p>
          </table:table-cell>
          <table:table-cell table:style-name="ce539" office:value-type="float" office:value="0" calcext:value-type="float">
            <text:p>0.000</text:p>
          </table:table-cell>
          <table:table-cell table:style-name="ce539" office:value-type="float" office:value="0.006" calcext:value-type="float">
            <text:p>0.006</text:p>
          </table:table-cell>
          <table:table-cell table:style-name="ce539" office:value-type="float" office:value="0.425" calcext:value-type="float">
            <text:p>0.425</text:p>
          </table:table-cell>
          <table:table-cell table:style-name="ce539" office:value-type="float" office:value="0.062" calcext:value-type="float">
            <text:p>0.062</text:p>
          </table:table-cell>
          <table:table-cell table:style-name="ce539" office:value-type="float" office:value="0.098" calcext:value-type="float">
            <text:p>0.098</text:p>
          </table:table-cell>
          <table:table-cell table:style-name="ce540" office:value-type="float" office:value="0.036" calcext:value-type="float">
            <text:p>0.036</text:p>
          </table:table-cell>
          <table:table-cell table:style-name="ce539" office:value-type="float" office:value="0.012" calcext:value-type="float">
            <text:p>0.012</text:p>
          </table:table-cell>
          <table:table-cell table:style-name="ce539" office:value-type="float" office:value="0" calcext:value-type="float">
            <text:p>0.000</text:p>
          </table:table-cell>
          <table:table-cell table:style-name="ce539" office:value-type="float" office:value="0.248" calcext:value-type="float">
            <text:p>0.248</text:p>
          </table:table-cell>
          <table:table-cell table:style-name="ce539" office:value-type="float" office:value="0.057" calcext:value-type="float">
            <text:p>0.057</text:p>
          </table:table-cell>
          <table:table-cell table:style-name="ce539" office:value-type="float" office:value="0.227" calcext:value-type="float">
            <text:p>0.227</text:p>
          </table:table-cell>
          <table:table-cell table:style-name="ce540" office:value-type="float" office:value="0.005" calcext:value-type="float">
            <text:p>0.005</text:p>
          </table:table-cell>
          <table:table-cell table:style-name="ce539" office:value-type="float" office:value="0.005" calcext:value-type="float">
            <text:p>0.005</text:p>
          </table:table-cell>
          <table:table-cell table:style-name="ce539" office:value-type="float" office:value="0.002" calcext:value-type="float">
            <text:p>0.002</text:p>
          </table:table-cell>
          <table:table-cell table:style-name="ce539" office:value-type="float" office:value="0.003" calcext:value-type="float">
            <text:p>0.003</text:p>
          </table:table-cell>
          <table:table-cell table:style-name="ce538" office:value-type="float" office:value="0" calcext:value-type="float">
            <text:p>0.000</text:p>
          </table:table-cell>
          <table:table-cell table:style-name="ce539" office:value-type="float" office:value="0.002" calcext:value-type="float">
            <text:p>0.002</text:p>
          </table:table-cell>
          <table:table-cell table:style-name="ce540" table:number-columns-repeated="3"/>
          <table:table-cell table:style-name="ce325" office:value-type="string" calcext:value-type="string">
            <text:p>Y</text:p>
          </table:table-cell>
          <table:table-cell table:style-name="ce114" office:value-type="float" office:value="25" calcext:value-type="float">
            <text:p>25</text:p>
          </table:table-cell>
          <table:table-cell table:number-columns-repeated="993"/>
        </table:table-row>
        <table:table-row table:style-name="ro4">
          <table:table-cell table:style-name="ce539" office:value-type="float" office:value="0.012" calcext:value-type="float">
            <text:p>0.012</text:p>
          </table:table-cell>
          <table:table-cell table:style-name="ce542" office:value-type="float" office:value="0" calcext:value-type="float">
            <text:p>0.000</text:p>
          </table:table-cell>
          <table:table-cell table:style-name="ce542" office:value-type="float" office:value="0.001" calcext:value-type="float">
            <text:p>0.001</text:p>
          </table:table-cell>
          <table:table-cell table:style-name="ce542" office:value-type="float" office:value="0" calcext:value-type="float">
            <text:p>0.000</text:p>
          </table:table-cell>
          <table:table-cell table:style-name="ce539" office:value-type="float" office:value="0.005" calcext:value-type="float">
            <text:p>0.005</text:p>
          </table:table-cell>
          <table:table-cell table:number-columns-repeated="3" table:style-name="ce542" office:value-type="float" office:value="0" calcext:value-type="float">
            <text:p>0.000</text:p>
          </table:table-cell>
          <table:table-cell table:style-name="ce539" office:value-type="float" office:value="0.064" calcext:value-type="float">
            <text:p>0.064</text:p>
          </table:table-cell>
          <table:table-cell table:number-columns-repeated="4" table:style-name="ce542" office:value-type="float" office:value="0" calcext:value-type="float">
            <text:p>0.000</text:p>
          </table:table-cell>
          <table:table-cell table:style-name="ce542" office:value-type="float" office:value="0.004" calcext:value-type="float">
            <text:p>0.004</text:p>
          </table:table-cell>
          <table:table-cell table:style-name="ce539" office:value-type="float" office:value="0.003" calcext:value-type="float">
            <text:p>0.003</text:p>
          </table:table-cell>
          <table:table-cell table:number-columns-repeated="2" table:style-name="ce542" office:value-type="float" office:value="0" calcext:value-type="float">
            <text:p>0.000</text:p>
          </table:table-cell>
          <table:table-cell table:style-name="ce542" office:value-type="float" office:value="0.001" calcext:value-type="float">
            <text:p>0.001</text:p>
          </table:table-cell>
          <table:table-cell table:style-name="ce542" office:value-type="float" office:value="0" calcext:value-type="float">
            <text:p>0.000</text:p>
          </table:table-cell>
          <table:table-cell table:style-name="ce542" office:value-type="float" office:value="0.004" calcext:value-type="float">
            <text:p>0.004</text:p>
          </table:table-cell>
          <table:table-cell table:style-name="ce539" office:value-type="float" office:value="0.002" calcext:value-type="float">
            <text:p>0.002</text:p>
          </table:table-cell>
          <table:table-cell table:number-columns-repeated="3" table:style-name="ce542" office:value-type="float" office:value="0" calcext:value-type="float">
            <text:p>0.000</text:p>
          </table:table-cell>
          <table:table-cell table:style-name="ce539" office:value-type="float" office:value="0.002" calcext:value-type="float">
            <text:p>0.002</text:p>
          </table:table-cell>
          <table:table-cell table:style-name="ce538" office:value-type="float" office:value="0.003" calcext:value-type="float">
            <text:p>0.003</text:p>
          </table:table-cell>
          <table:table-cell table:style-name="ce539" table:number-columns-repeated="3"/>
          <table:table-cell table:style-name="ce327" office:value-type="string" calcext:value-type="string">
            <text:p>Z</text:p>
          </table:table-cell>
          <table:table-cell table:style-name="ce114" office:value-type="float" office:value="26" calcext:value-type="float">
            <text:p>26</text:p>
          </table:table-cell>
          <table:table-cell table:number-columns-repeated="993"/>
        </table:table-row>
        <table:table-row table:style-name="ro4">
          <table:table-cell table:style-name="ce540"/>
          <table:table-cell table:style-name="ce539"/>
          <table:table-cell table:style-name="ce543"/>
          <table:table-cell table:style-name="ce539"/>
          <table:table-cell table:style-name="ce540"/>
          <table:table-cell table:style-name="ce539" table:number-columns-repeated="3"/>
          <table:table-cell table:style-name="ce540"/>
          <table:table-cell table:style-name="ce539" table:number-columns-repeated="5"/>
          <table:table-cell table:style-name="ce540"/>
          <table:table-cell table:style-name="ce539"/>
          <table:table-cell table:style-name="ce543"/>
          <table:table-cell table:style-name="ce539" table:number-columns-repeated="3"/>
          <table:table-cell table:style-name="ce540"/>
          <table:table-cell table:style-name="ce539" table:number-columns-repeated="3"/>
          <table:table-cell table:style-name="ce540"/>
          <table:table-cell table:style-name="ce539"/>
          <table:table-cell table:style-name="ce538"/>
          <table:table-cell table:style-name="ce540" table:number-columns-repeated="2"/>
          <table:table-cell table:style-name="ce325" office:value-type="string" calcext:value-type="string">
            <text:p>Å</text:p>
          </table:table-cell>
          <table:table-cell table:style-name="ce114" office:value-type="float" office:value="27" calcext:value-type="float">
            <text:p>27</text:p>
          </table:table-cell>
          <table:table-cell table:style-name="ce366" table:number-columns-repeated="993"/>
        </table:table-row>
        <table:table-row table:style-name="ro4">
          <table:table-cell table:style-name="ce540"/>
          <table:table-cell table:style-name="ce539" table:number-columns-repeated="3"/>
          <table:table-cell table:style-name="ce540"/>
          <table:table-cell table:style-name="ce539" table:number-columns-repeated="3"/>
          <table:table-cell table:style-name="ce540"/>
          <table:table-cell table:style-name="ce539" table:number-columns-repeated="5"/>
          <table:table-cell table:style-name="ce540"/>
          <table:table-cell table:style-name="ce539"/>
          <table:table-cell table:style-name="ce543"/>
          <table:table-cell table:style-name="ce539" table:number-columns-repeated="3"/>
          <table:table-cell table:style-name="ce540"/>
          <table:table-cell table:style-name="ce539" table:number-columns-repeated="3"/>
          <table:table-cell table:style-name="ce540"/>
          <table:table-cell table:style-name="ce539"/>
          <table:table-cell table:style-name="ce540"/>
          <table:table-cell table:style-name="ce538"/>
          <table:table-cell table:style-name="ce540"/>
          <table:table-cell table:style-name="ce325" office:value-type="string" calcext:value-type="string">
            <text:p>Ä</text:p>
          </table:table-cell>
          <table:table-cell table:style-name="ce114" office:value-type="float" office:value="28" calcext:value-type="float">
            <text:p>28</text:p>
          </table:table-cell>
          <table:table-cell table:number-columns-repeated="993"/>
        </table:table-row>
        <table:table-row table:style-name="ro4">
          <table:table-cell table:style-name="ce540"/>
          <table:table-cell table:style-name="ce539" table:number-columns-repeated="3"/>
          <table:table-cell table:style-name="ce544"/>
          <table:table-cell table:style-name="ce539" table:number-columns-repeated="3"/>
          <table:table-cell table:style-name="ce544"/>
          <table:table-cell table:style-name="ce539" table:number-columns-repeated="5"/>
          <table:table-cell table:style-name="ce544"/>
          <table:table-cell table:style-name="ce539"/>
          <table:table-cell table:style-name="ce543"/>
          <table:table-cell table:style-name="ce539" table:number-columns-repeated="3"/>
          <table:table-cell table:style-name="ce544"/>
          <table:table-cell table:style-name="ce539" table:number-columns-repeated="3"/>
          <table:table-cell table:style-name="ce544"/>
          <table:table-cell table:style-name="ce539"/>
          <table:table-cell table:style-name="ce544"/>
          <table:table-cell table:style-name="ce540"/>
          <table:table-cell table:style-name="ce538"/>
          <table:table-cell table:style-name="ce325" office:value-type="string" calcext:value-type="string">
            <text:p>Ö</text:p>
          </table:table-cell>
          <table:table-cell table:style-name="ce114" office:value-type="float" office:value="29" calcext:value-type="float">
            <text:p>29</text:p>
          </table:table-cell>
          <table:table-cell table:number-columns-repeated="993"/>
        </table:table-row>
        <table:table-row table:style-name="ro4">
          <table:table-cell table:style-name="ce325" office:value-type="string" calcext:value-type="string">
            <text:p>A</text:p>
          </table:table-cell>
          <table:table-cell table:style-name="ce327" office:value-type="string" calcext:value-type="string">
            <text:p>B</text:p>
          </table:table-cell>
          <table:table-cell table:style-name="ce329" office:value-type="string" calcext:value-type="string">
            <text:p>C</text:p>
          </table:table-cell>
          <table:table-cell table:style-name="ce327" office:value-type="string" calcext:value-type="string">
            <text:p>D</text:p>
          </table:table-cell>
          <table:table-cell table:style-name="ce342" office:value-type="string" calcext:value-type="string">
            <text:p>E</text:p>
          </table:table-cell>
          <table:table-cell table:style-name="ce327" office:value-type="string" calcext:value-type="string">
            <text:p>F</text:p>
          </table:table-cell>
          <table:table-cell table:style-name="ce327" office:value-type="string" calcext:value-type="string">
            <text:p>G</text:p>
          </table:table-cell>
          <table:table-cell table:style-name="ce327" office:value-type="string" calcext:value-type="string">
            <text:p>H</text:p>
          </table:table-cell>
          <table:table-cell table:style-name="ce325" office:value-type="string" calcext:value-type="string">
            <text:p>I</text:p>
          </table:table-cell>
          <table:table-cell table:style-name="ce327" office:value-type="string" calcext:value-type="string">
            <text:p>J</text:p>
          </table:table-cell>
          <table:table-cell table:style-name="ce327" office:value-type="string" calcext:value-type="string">
            <text:p>K</text:p>
          </table:table-cell>
          <table:table-cell table:style-name="ce327" office:value-type="string" calcext:value-type="string">
            <text:p>L</text:p>
          </table:table-cell>
          <table:table-cell table:style-name="ce327" office:value-type="string" calcext:value-type="string">
            <text:p>M</text:p>
          </table:table-cell>
          <table:table-cell table:style-name="ce327" office:value-type="string" calcext:value-type="string">
            <text:p>N</text:p>
          </table:table-cell>
          <table:table-cell table:style-name="ce325" office:value-type="string" calcext:value-type="string">
            <text:p>O</text:p>
          </table:table-cell>
          <table:table-cell table:style-name="ce327" office:value-type="string" calcext:value-type="string">
            <text:p>P</text:p>
          </table:table-cell>
          <table:table-cell table:style-name="ce327" office:value-type="string" calcext:value-type="string">
            <text:p>Q</text:p>
          </table:table-cell>
          <table:table-cell table:style-name="ce327" office:value-type="string" calcext:value-type="string">
            <text:p>R</text:p>
          </table:table-cell>
          <table:table-cell table:style-name="ce327" office:value-type="string" calcext:value-type="string">
            <text:p>S</text:p>
          </table:table-cell>
          <table:table-cell table:style-name="ce327" office:value-type="string" calcext:value-type="string">
            <text:p>T</text:p>
          </table:table-cell>
          <table:table-cell table:style-name="ce325" office:value-type="string" calcext:value-type="string">
            <text:p>U</text:p>
          </table:table-cell>
          <table:table-cell table:style-name="ce327" office:value-type="string" calcext:value-type="string">
            <text:p>V</text:p>
          </table:table-cell>
          <table:table-cell table:style-name="ce327" office:value-type="string" calcext:value-type="string">
            <text:p>W</text:p>
          </table:table-cell>
          <table:table-cell table:style-name="ce327" office:value-type="string" calcext:value-type="string">
            <text:p>X</text:p>
          </table:table-cell>
          <table:table-cell table:style-name="ce325" office:value-type="string" calcext:value-type="string">
            <text:p>Y</text:p>
          </table:table-cell>
          <table:table-cell table:style-name="ce327" office:value-type="string" calcext:value-type="string">
            <text:p>Z</text:p>
          </table:table-cell>
          <table:table-cell table:style-name="ce325" office:value-type="string" calcext:value-type="string">
            <text:p>Å</text:p>
          </table:table-cell>
          <table:table-cell table:style-name="ce325" office:value-type="string" calcext:value-type="string">
            <text:p>Ä</text:p>
          </table:table-cell>
          <table:table-cell table:style-name="ce325" office:value-type="string" calcext:value-type="string">
            <text:p>Ö</text:p>
          </table:table-cell>
          <table:table-cell table:style-name="ce114"/>
          <table:table-cell table:number-columns-repeated="994"/>
        </table:table-row>
        <table:table-row table:style-name="ro4">
          <table:table-cell table:number-columns-repeated="26"/>
          <table:table-cell table:style-name="Default"/>
          <table:table-cell table:number-columns-repeated="2"/>
          <table:table-cell table:style-name="ce359" office:value-type="string" calcext:value-type="string">
            <text:p>Bigram XY = Horizontal,Vertical</text:p>
          </table:table-cell>
          <table:table-cell table:number-columns-repeated="994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3"/>
          <table:table-cell table:style-name="ce332" table:formula="of:=INDEX([.$A$1:.$AC$29];MATCH([$Layout.K19];[.$A$30:.$AC$30];0);MATCH([$Layout.K17];[.$A$30:.$AC$30];0))" office:value-type="string" office:string-value="" calcext:value-type="error">
            <text:p>#N/A</text:p>
          </table:table-cell>
          <table:table-cell table:style-name="ce344" table:formula="of:=INDEX([.$A$1:.$AC$29];MATCH([$Layout.L19];[.$A$30:.$AC$30];0);MATCH([$Layout.L17];[.$A$30:.$AC$30];0))" office:value-type="float" office:value="0.002" calcext:value-type="float">
            <text:p>0.002</text:p>
          </table:table-cell>
          <table:table-cell table:style-name="ce344" table:formula="of:=INDEX([.$A$1:.$AC$29];MATCH([$Layout.M19];[.$A$30:.$AC$30];0);MATCH([$Layout.M17];[.$A$30:.$AC$30];0))" office:value-type="float" office:value="0.004" calcext:value-type="float">
            <text:p>0.004</text:p>
          </table:table-cell>
          <table:table-cell table:style-name="ce344" table:formula="of:=INDEX([.$A$1:.$AC$29];MATCH([$Layout.N19];[.$A$30:.$AC$30];0);MATCH([$Layout.N17];[.$A$30:.$AC$30];0))" office:value-type="float" office:value="0" calcext:value-type="float">
            <text:p>0.000</text:p>
          </table:table-cell>
          <table:table-cell table:style-name="ce344" table:formula="of:=INDEX([.$A$1:.$AC$29];MATCH([$Layout.O19];[.$A$30:.$AC$30];0);MATCH([$Layout.O17];[.$A$30:.$AC$30];0))" office:value-type="float" office:value="0" calcext:value-type="float">
            <text:p>0.000</text:p>
          </table:table-cell>
          <table:table-cell table:style-name="ce346" table:formula="of:=INDEX([.$A$1:.$AC$29];MATCH([$Layout.O17];[.$A$30:.$AC$30];0);MATCH([$Layout.N17];[.$A$30:.$AC$30];0))" office:value-type="float" office:value="0.002" calcext:value-type="float">
            <text:p>0.002</text:p>
          </table:table-cell>
          <table:table-cell table:style-name="ce331" office:value-type="string" calcext:value-type="string">
            <text:p>&gt; <text:s text:c="2"/>&lt;</text:p>
          </table:table-cell>
          <table:table-cell table:style-name="ce350" table:formula="of:=INDEX([.$A$1:.$AC$29];MATCH([$Layout.S17];[.$A$30:.$AC$30];0);MATCH([$Layout.T17];[.$A$30:.$AC$30];0))" office:value-type="float" office:value="0.001" calcext:value-type="float">
            <text:p>0.001</text:p>
          </table:table-cell>
          <table:table-cell table:style-name="ce344" table:formula="of:=INDEX([.$A$1:.$AC$29];MATCH([$Layout.S19];[.$A$30:.$AC$30];0);MATCH([$Layout.S17];[.$A$30:.$AC$30];0))" office:value-type="float" office:value="0" calcext:value-type="float">
            <text:p>0.000</text:p>
          </table:table-cell>
          <table:table-cell table:style-name="ce344" table:formula="of:=INDEX([.$A$1:.$AC$29];MATCH([$Layout.T19];[.$A$30:.$AC$30];0);MATCH([$Layout.T17];[.$A$30:.$AC$30];0))" office:value-type="float" office:value="0" calcext:value-type="float">
            <text:p>0.000</text:p>
          </table:table-cell>
          <table:table-cell table:style-name="ce344" table:formula="of:=INDEX([.$A$1:.$AC$29];MATCH([$Layout.U19];[.$A$30:.$AC$30];0);MATCH([$Layout.U17];[.$A$30:.$AC$30];0))" office:value-type="float" office:value="0.069" calcext:value-type="float">
            <text:p>0.069</text:p>
          </table:table-cell>
          <table:table-cell table:style-name="ce344" table:formula="of:=INDEX([.$A$1:.$AC$29];MATCH([$Layout.V19];[.$A$30:.$AC$30];0);MATCH([$Layout.V17];[.$A$30:.$AC$30];0))" office:value-type="float" office:value="0.001" calcext:value-type="float">
            <text:p>0.001</text:p>
          </table:table-cell>
          <table:table-cell table:style-name="ce346" table:formula="of:=INDEX([.$A$1:.$AC$29];MATCH([$Layout.W19];[.$A$30:.$AC$30];0);MATCH([$Layout.W17];[.$A$30:.$AC$30];0))" office:value-type="string" office:string-value="" calcext:value-type="error">
            <text:p>#N/A</text:p>
          </table:table-cell>
          <table:table-cell table:style-name="ce331"/>
          <table:table-cell table:style-name="ce114" office:value-type="string" calcext:value-type="string">
            <text:p>vv</text:p>
          </table:table-cell>
          <table:table-cell table:style-name="ce356" office:value-type="string" calcext:value-type="string">
            <text:p>Top &gt; Bottom</text:p>
          </table:table-cell>
          <table:table-cell table:number-columns-repeated="7"/>
          <table:table-cell table:style-name="ce995"/>
          <table:table-cell table:style-name="ce366"/>
          <table:table-cell table:number-columns-repeated="988"/>
          <table:table-cell table:style-name="ce995"/>
          <table:table-cell table:number-columns-repeated="7"/>
        </table:table-row>
        <table:table-row table:style-name="ro4">
          <table:table-cell table:number-columns-repeated="3"/>
          <table:table-cell table:style-name="ce333" table:formula="of:=INDEX([.$A$1:.$AC$29];MATCH([$Layout.K17];[.$A$30:.$AC$30];0);MATCH([$Layout.K18];[.$A$30:.$AC$30];0))" office:value-type="float" office:value="0.011" calcext:value-type="float">
            <text:p>0.011</text:p>
          </table:table-cell>
          <table:table-cell table:style-name="ce331" table:formula="of:=INDEX([.$A$1:.$AC$29];MATCH([$Layout.L17];[.$A$30:.$AC$30];0);MATCH([$Layout.L18];[.$A$30:.$AC$30];0))" office:value-type="float" office:value="0.036" calcext:value-type="float">
            <text:p>0.036</text:p>
          </table:table-cell>
          <table:table-cell table:style-name="ce331" table:formula="of:=INDEX([.$A$1:.$AC$29];MATCH([$Layout.M17];[.$A$30:.$AC$30];0);MATCH([$Layout.M18];[.$A$30:.$AC$30];0))" office:value-type="float" office:value="0.031" calcext:value-type="float">
            <text:p>0.031</text:p>
          </table:table-cell>
          <table:table-cell table:style-name="ce331" table:formula="of:=INDEX([.$A$1:.$AC$29];MATCH([$Layout.N17];[.$A$30:.$AC$30];0);MATCH([$Layout.N18];[.$A$30:.$AC$30];0))" office:value-type="float" office:value="0.06" calcext:value-type="float">
            <text:p>0.060</text:p>
          </table:table-cell>
          <table:table-cell table:style-name="ce331" table:formula="of:=INDEX([.$A$1:.$AC$29];MATCH([$Layout.O17];[.$A$30:.$AC$30];0);MATCH([$Layout.O18];[.$A$30:.$AC$30];0))" office:value-type="float" office:value="0.001" calcext:value-type="float">
            <text:p>0.001</text:p>
          </table:table-cell>
          <table:table-cell table:style-name="ce82" table:formula="of:=INDEX([.$A$1:.$AC$29];MATCH([$Layout.N17];[.$A$30:.$AC$30];0);MATCH([$Layout.O17];[.$A$30:.$AC$30];0))" office:value-type="float" office:value="0" calcext:value-type="float">
            <text:p>0.000</text:p>
          </table:table-cell>
          <table:table-cell table:style-name="ce163" office:value-type="string" calcext:value-type="string">
            <text:p>&lt; <text:s text:c="2"/>&gt;</text:p>
          </table:table-cell>
          <table:table-cell table:style-name="ce333" table:formula="of:=INDEX([.$A$1:.$AC$29];MATCH([$Layout.T17];[.$A$30:.$AC$30];0);MATCH([$Layout.S17];[.$A$30:.$AC$30];0))" office:value-type="float" office:value="0.598" calcext:value-type="float">
            <text:p>0.598</text:p>
          </table:table-cell>
          <table:table-cell table:style-name="ce331" table:formula="of:=INDEX([.$A$1:.$AC$29];MATCH([$Layout.S18];[.$A$30:.$AC$30];0);MATCH([$Layout.S17];[.$A$30:.$AC$30];0))" office:value-type="float" office:value="0.001" calcext:value-type="float">
            <text:p>0.001</text:p>
          </table:table-cell>
          <table:table-cell table:style-name="ce331" table:formula="of:=INDEX([.$A$1:.$AC$29];MATCH([$Layout.T18];[.$A$30:.$AC$30];0);MATCH([$Layout.T17];[.$A$30:.$AC$30];0))" office:value-type="float" office:value="0.013" calcext:value-type="float">
            <text:p>0.013</text:p>
          </table:table-cell>
          <table:table-cell table:style-name="ce331" table:formula="of:=INDEX([.$A$1:.$AC$29];MATCH([$Layout.U18];[.$A$30:.$AC$30];0);MATCH([$Layout.U17];[.$A$30:.$AC$30];0))" office:value-type="float" office:value="0.16" calcext:value-type="float">
            <text:p>0.160</text:p>
          </table:table-cell>
          <table:table-cell table:style-name="ce331" table:formula="of:=INDEX([.$A$1:.$AC$29];MATCH([$Layout.V18];[.$A$30:.$AC$30];0);MATCH([$Layout.V17];[.$A$30:.$AC$30];0))" office:value-type="float" office:value="0.093" calcext:value-type="float">
            <text:p>0.093</text:p>
          </table:table-cell>
          <table:table-cell table:style-name="ce907" table:formula="of:=INDEX([.$A$1:.$AC$29];MATCH([$Layout.W18];[.$A$30:.$AC$30];0);MATCH([$Layout.W17];[.$A$30:.$AC$30];0))" office:value-type="float" office:value="0.017" calcext:value-type="float">
            <text:p>0.017</text:p>
          </table:table-cell>
          <table:table-cell table:style-name="ce331"/>
          <table:table-cell table:style-name="ce114" office:value-type="string" calcext:value-type="string">
            <text:p>v</text:p>
          </table:table-cell>
          <table:table-cell table:style-name="ce354" office:value-type="string" calcext:value-type="string">
            <text:p>Middle &lt; Top</text:p>
          </table:table-cell>
          <table:table-cell table:number-columns-repeated="7"/>
          <table:table-cell table:style-name="ce995"/>
          <table:table-cell table:style-name="ce366"/>
          <table:table-cell table:number-columns-repeated="988"/>
          <table:table-cell table:style-name="ce995"/>
          <table:table-cell table:number-columns-repeated="7"/>
        </table:table-row>
        <table:table-row table:style-name="ro4">
          <table:table-cell table:number-columns-repeated="3"/>
          <table:table-cell table:style-name="ce333" table:formula="of:=INDEX([.$A$1:.$AC$29];MATCH([$Layout.K18];[.$A$30:.$AC$30];0);MATCH([$Layout.K17];[.$A$30:.$AC$30];0))" office:value-type="float" office:value="0" calcext:value-type="float">
            <text:p>0.000</text:p>
          </table:table-cell>
          <table:table-cell table:style-name="ce331" table:formula="of:=INDEX([.$A$1:.$AC$29];MATCH([$Layout.L18];[.$A$30:.$AC$30];0);MATCH([$Layout.L17];[.$A$30:.$AC$30];0))" office:value-type="float" office:value="0.15" calcext:value-type="float">
            <text:p>0.150</text:p>
          </table:table-cell>
          <table:table-cell table:style-name="ce331" table:formula="of:=INDEX([.$A$1:.$AC$29];MATCH([$Layout.M18];[.$A$30:.$AC$30];0);MATCH([$Layout.M17];[.$A$30:.$AC$30];0))" office:value-type="float" office:value="0.147" calcext:value-type="float">
            <text:p>0.147</text:p>
          </table:table-cell>
          <table:table-cell table:style-name="ce331" table:formula="of:=INDEX([.$A$1:.$AC$29];MATCH([$Layout.N18];[.$A$30:.$AC$30];0);MATCH([$Layout.N17];[.$A$30:.$AC$30];0))" office:value-type="float" office:value="0.385" calcext:value-type="float">
            <text:p>0.385</text:p>
          </table:table-cell>
          <table:table-cell table:style-name="ce331" table:formula="of:=INDEX([.$A$1:.$AC$29];MATCH([$Layout.O18];[.$A$30:.$AC$30];0);MATCH([$Layout.O17];[.$A$30:.$AC$30];0))" office:value-type="float" office:value="0.001" calcext:value-type="float">
            <text:p>0.001</text:p>
          </table:table-cell>
          <table:table-cell table:style-name="ce907" table:formula="of:=INDEX([.$A$1:.$AC$29];MATCH([$Layout.O18];[.$A$30:.$AC$30];0);MATCH([$Layout.N18];[.$A$30:.$AC$30];0))" office:value-type="float" office:value="0.205" calcext:value-type="float">
            <text:p>0.205</text:p>
          </table:table-cell>
          <table:table-cell table:style-name="ce331" office:value-type="string" calcext:value-type="string">
            <text:p>&gt; <text:s text:c="2"/>&lt;</text:p>
          </table:table-cell>
          <table:table-cell table:style-name="ce55" table:formula="of:=INDEX([.$A$1:.$AC$29];MATCH([$Layout.S18];[.$A$30:.$AC$30];0);MATCH([$Layout.T18];[.$A$30:.$AC$30];0))" office:value-type="float" office:value="0.019" calcext:value-type="float">
            <text:p>0.019</text:p>
          </table:table-cell>
          <table:table-cell table:style-name="ce331" table:formula="of:=INDEX([.$A$1:.$AC$29];MATCH([$Layout.S17];[.$A$30:.$AC$30];0);MATCH([$Layout.S18];[.$A$30:.$AC$30];0))" office:value-type="float" office:value="0.001" calcext:value-type="float">
            <text:p>0.001</text:p>
          </table:table-cell>
          <table:table-cell table:style-name="ce331" table:formula="of:=INDEX([.$A$1:.$AC$29];MATCH([$Layout.T17];[.$A$30:.$AC$30];0);MATCH([$Layout.T18];[.$A$30:.$AC$30];0))" office:value-type="float" office:value="0.002" calcext:value-type="float">
            <text:p>0.002</text:p>
          </table:table-cell>
          <table:table-cell table:style-name="ce331" table:formula="of:=INDEX([.$A$1:.$AC$29];MATCH([$Layout.U17];[.$A$30:.$AC$30];0);MATCH([$Layout.U18];[.$A$30:.$AC$30];0))" office:value-type="float" office:value="0.009" calcext:value-type="float">
            <text:p>0.009</text:p>
          </table:table-cell>
          <table:table-cell table:style-name="ce331" table:formula="of:=INDEX([.$A$1:.$AC$29];MATCH([$Layout.V17];[.$A$30:.$AC$30];0);MATCH([$Layout.V18];[.$A$30:.$AC$30];0))" office:value-type="float" office:value="0.065" calcext:value-type="float">
            <text:p>0.065</text:p>
          </table:table-cell>
          <table:table-cell table:style-name="ce907" table:formula="of:=INDEX([.$A$1:.$AC$29];MATCH([$Layout.W17];[.$A$30:.$AC$30];0);MATCH([$Layout.W18];[.$A$30:.$AC$30];0))" office:value-type="float" office:value="0.003" calcext:value-type="float">
            <text:p>0.003</text:p>
          </table:table-cell>
          <table:table-cell table:style-name="ce331"/>
          <table:table-cell table:style-name="ce114" office:value-type="string" calcext:value-type="string">
            <text:p>^</text:p>
          </table:table-cell>
          <table:table-cell table:style-name="ce356" office:value-type="string" calcext:value-type="string">
            <text:p>Middle &gt; Top</text:p>
          </table:table-cell>
          <table:table-cell table:number-columns-repeated="7"/>
          <table:table-cell table:style-name="ce995"/>
          <table:table-cell table:style-name="ce366"/>
          <table:table-cell table:number-columns-repeated="988"/>
          <table:table-cell table:style-name="ce995"/>
          <table:table-cell table:number-columns-repeated="7"/>
        </table:table-row>
        <table:table-row table:style-name="ro4">
          <table:table-cell table:number-columns-repeated="3"/>
          <table:table-cell table:style-name="ce333" table:formula="of:=INDEX([.$A$1:.$AC$29];MATCH([$Layout.K19];[.$A$30:.$AC$30];0);MATCH([$Layout.K18];[.$A$30:.$AC$30];0))" office:value-type="string" office:string-value="" calcext:value-type="error">
            <text:p>#N/A</text:p>
          </table:table-cell>
          <table:table-cell table:style-name="ce331" table:formula="of:=INDEX([.$A$1:.$AC$29];MATCH([$Layout.L19];[.$A$30:.$AC$30];0);MATCH([$Layout.L18];[.$A$30:.$AC$30];0))" office:value-type="float" office:value="0.003" calcext:value-type="float">
            <text:p>0.003</text:p>
          </table:table-cell>
          <table:table-cell table:style-name="ce331" table:formula="of:=INDEX([.$A$1:.$AC$29];MATCH([$Layout.M19];[.$A$30:.$AC$30];0);MATCH([$Layout.M18];[.$A$30:.$AC$30];0))" office:value-type="float" office:value="0.214" calcext:value-type="float">
            <text:p>0.214</text:p>
          </table:table-cell>
          <table:table-cell table:style-name="ce331" table:formula="of:=INDEX([.$A$1:.$AC$29];MATCH([$Layout.N19];[.$A$30:.$AC$30];0);MATCH([$Layout.N18];[.$A$30:.$AC$30];0))" office:value-type="float" office:value="0" calcext:value-type="float">
            <text:p>0.000</text:p>
          </table:table-cell>
          <table:table-cell table:style-name="ce331" table:formula="of:=INDEX([.$A$1:.$AC$29];MATCH([$Layout.O19];[.$A$30:.$AC$30];0);MATCH([$Layout.O18];[.$A$30:.$AC$30];0))" office:value-type="float" office:value="0" calcext:value-type="float">
            <text:p>0.000</text:p>
          </table:table-cell>
          <table:table-cell table:style-name="ce82" table:formula="of:=INDEX([.$A$1:.$AC$29];MATCH([$Layout.N18];[.$A$30:.$AC$30];0);MATCH([$Layout.O18];[.$A$30:.$AC$30];0))" office:value-type="float" office:value="0.148" calcext:value-type="float">
            <text:p>0.148</text:p>
          </table:table-cell>
          <table:table-cell table:style-name="ce163" office:value-type="string" calcext:value-type="string">
            <text:p>&lt; <text:s text:c="2"/>&gt;</text:p>
          </table:table-cell>
          <table:table-cell table:style-name="ce333" table:formula="of:=INDEX([.$A$1:.$AC$29];MATCH([$Layout.T18];[.$A$30:.$AC$30];0);MATCH([$Layout.S18];[.$A$30:.$AC$30];0))" office:value-type="float" office:value="0.263" calcext:value-type="float">
            <text:p>0.263</text:p>
          </table:table-cell>
          <table:table-cell table:style-name="ce331" table:formula="of:=INDEX([.$A$1:.$AC$29];MATCH([$Layout.S19];[.$A$30:.$AC$30];0);MATCH([$Layout.S18];[.$A$30:.$AC$30];0))" office:value-type="float" office:value="0" calcext:value-type="float">
            <text:p>0.000</text:p>
          </table:table-cell>
          <table:table-cell table:style-name="ce331" table:formula="of:=INDEX([.$A$1:.$AC$29];MATCH([$Layout.T19];[.$A$30:.$AC$30];0);MATCH([$Layout.T18];[.$A$30:.$AC$30];0))" office:value-type="float" office:value="0.02" calcext:value-type="float">
            <text:p>0.020</text:p>
          </table:table-cell>
          <table:table-cell table:style-name="ce331" table:formula="of:=INDEX([.$A$1:.$AC$29];MATCH([$Layout.U19];[.$A$30:.$AC$30];0);MATCH([$Layout.U18];[.$A$30:.$AC$30];0))" office:value-type="float" office:value="0.052" calcext:value-type="float">
            <text:p>0.052</text:p>
          </table:table-cell>
          <table:table-cell table:style-name="ce331" table:formula="of:=INDEX([.$A$1:.$AC$29];MATCH([$Layout.V19];[.$A$30:.$AC$30];0);MATCH([$Layout.V18];[.$A$30:.$AC$30];0))" office:value-type="float" office:value="0.005" calcext:value-type="float">
            <text:p>0.005</text:p>
          </table:table-cell>
          <table:table-cell table:style-name="ce907" table:formula="of:=INDEX([.$A$1:.$AC$29];MATCH([$Layout.W19];[.$A$30:.$AC$30];0);MATCH([$Layout.W18];[.$A$30:.$AC$30];0))" office:value-type="string" office:string-value="" calcext:value-type="error">
            <text:p>#N/A</text:p>
          </table:table-cell>
          <table:table-cell table:style-name="ce331"/>
          <table:table-cell table:style-name="ce355" office:value-type="string" calcext:value-type="string">
            <text:p>v</text:p>
          </table:table-cell>
          <table:table-cell table:style-name="ce357" office:value-type="string" calcext:value-type="string">
            <text:p>Middle &gt; Bottom</text:p>
          </table:table-cell>
          <table:table-cell table:number-columns-repeated="7"/>
          <table:table-cell table:style-name="ce995"/>
          <table:table-cell table:style-name="ce366"/>
          <table:table-cell table:number-columns-repeated="988"/>
          <table:table-cell table:style-name="ce995"/>
          <table:table-cell table:number-columns-repeated="7"/>
        </table:table-row>
        <table:table-row table:style-name="ro4">
          <table:table-cell table:number-columns-repeated="3"/>
          <table:table-cell table:style-name="ce333" table:formula="of:=INDEX([.$A$1:.$AC$29];MATCH([$Layout.K18];[.$A$30:.$AC$30];0);MATCH([$Layout.K19];[.$A$30:.$AC$30];0))" office:value-type="string" office:string-value="" calcext:value-type="error">
            <text:p>#N/A</text:p>
          </table:table-cell>
          <table:table-cell table:style-name="ce331" table:formula="of:=INDEX([.$A$1:.$AC$29];MATCH([$Layout.L18];[.$A$30:.$AC$30];0);MATCH([$Layout.L19];[.$A$30:.$AC$30];0))" office:value-type="float" office:value="0.007" calcext:value-type="float">
            <text:p>0.007</text:p>
          </table:table-cell>
          <table:table-cell table:style-name="ce331" table:formula="of:=INDEX([.$A$1:.$AC$29];MATCH([$Layout.M18];[.$A$30:.$AC$30];0);MATCH([$Layout.M19];[.$A$30:.$AC$30];0))" office:value-type="float" office:value="0.022" calcext:value-type="float">
            <text:p>0.022</text:p>
          </table:table-cell>
          <table:table-cell table:style-name="ce331" table:formula="of:=INDEX([.$A$1:.$AC$29];MATCH([$Layout.N18];[.$A$30:.$AC$30];0);MATCH([$Layout.N19];[.$A$30:.$AC$30];0))" office:value-type="float" office:value="0" calcext:value-type="float">
            <text:p>0.000</text:p>
          </table:table-cell>
          <table:table-cell table:style-name="ce331" table:formula="of:=INDEX([.$A$1:.$AC$29];MATCH([$Layout.O18];[.$A$30:.$AC$30];0);MATCH([$Layout.O19];[.$A$30:.$AC$30];0))" office:value-type="float" office:value="0" calcext:value-type="float">
            <text:p>0.000</text:p>
          </table:table-cell>
          <table:table-cell table:style-name="ce907" table:formula="of:=INDEX([.$A$1:.$AC$29];MATCH([$Layout.O19];[.$A$30:.$AC$30];0);MATCH([$Layout.N19];[.$A$30:.$AC$30];0))" office:value-type="float" office:value="0" calcext:value-type="float">
            <text:p>0.000</text:p>
          </table:table-cell>
          <table:table-cell table:style-name="ce331" office:value-type="string" calcext:value-type="string">
            <text:p>&gt; <text:s text:c="2"/>&lt;</text:p>
          </table:table-cell>
          <table:table-cell table:style-name="ce55" table:formula="of:=INDEX([.$A$1:.$AC$29];MATCH([$Layout.S19];[.$A$30:.$AC$30];0);MATCH([$Layout.T19];[.$A$30:.$AC$30];0))" office:value-type="float" office:value="0" calcext:value-type="float">
            <text:p>0.000</text:p>
          </table:table-cell>
          <table:table-cell table:style-name="ce331" table:formula="of:=INDEX([.$A$1:.$AC$29];MATCH([$Layout.S18];[.$A$30:.$AC$30];0);MATCH([$Layout.S19];[.$A$30:.$AC$30];0))" office:value-type="float" office:value="0" calcext:value-type="float">
            <text:p>0.000</text:p>
          </table:table-cell>
          <table:table-cell table:style-name="ce331" table:formula="of:=INDEX([.$A$1:.$AC$29];MATCH([$Layout.T18];[.$A$30:.$AC$30];0);MATCH([$Layout.T19];[.$A$30:.$AC$30];0))" office:value-type="float" office:value="0.011" calcext:value-type="float">
            <text:p>0.011</text:p>
          </table:table-cell>
          <table:table-cell table:style-name="ce331" table:formula="of:=INDEX([.$A$1:.$AC$29];MATCH([$Layout.U18];[.$A$30:.$AC$30];0);MATCH([$Layout.U19];[.$A$30:.$AC$30];0))" office:value-type="float" office:value="0" calcext:value-type="float">
            <text:p>0.000</text:p>
          </table:table-cell>
          <table:table-cell table:style-name="ce331" table:formula="of:=INDEX([.$A$1:.$AC$29];MATCH([$Layout.V18];[.$A$30:.$AC$30];0);MATCH([$Layout.V19];[.$A$30:.$AC$30];0))" office:value-type="float" office:value="0.126" calcext:value-type="float">
            <text:p>0.126</text:p>
          </table:table-cell>
          <table:table-cell table:style-name="ce907" table:formula="of:=INDEX([.$A$1:.$AC$29];MATCH([$Layout.W18];[.$A$30:.$AC$30];0);MATCH([$Layout.W19];[.$A$30:.$AC$30];0))" office:value-type="string" office:string-value="" calcext:value-type="error">
            <text:p>#N/A</text:p>
          </table:table-cell>
          <table:table-cell table:style-name="ce331"/>
          <table:table-cell table:style-name="ce114" office:value-type="string" calcext:value-type="string">
            <text:p>^</text:p>
          </table:table-cell>
          <table:table-cell table:style-name="ce356" office:value-type="string" calcext:value-type="string">
            <text:p>Middle &lt; Bottom</text:p>
          </table:table-cell>
          <table:table-cell table:number-columns-repeated="7"/>
          <table:table-cell table:style-name="ce995"/>
          <table:table-cell table:style-name="ce366"/>
          <table:table-cell table:number-columns-repeated="988"/>
          <table:table-cell table:style-name="ce995"/>
          <table:table-cell table:number-columns-repeated="7"/>
        </table:table-row>
        <table:table-row table:style-name="ro4">
          <table:table-cell table:number-columns-repeated="3"/>
          <table:table-cell table:style-name="ce340" table:formula="of:=INDEX([.$A$1:.$AC$29];MATCH([$Layout.K17];[.$A$30:.$AC$30];0);MATCH([$Layout.K19];[.$A$30:.$AC$30];0))" office:value-type="string" office:string-value="" calcext:value-type="error">
            <text:p>#N/A</text:p>
          </table:table-cell>
          <table:table-cell table:style-name="ce345" table:formula="of:=INDEX([.$A$1:.$AC$29];MATCH([$Layout.L17];[.$A$30:.$AC$30];0);MATCH([$Layout.L19];[.$A$30:.$AC$30];0))" office:value-type="float" office:value="0.002" calcext:value-type="float">
            <text:p>0.002</text:p>
          </table:table-cell>
          <table:table-cell table:style-name="ce345" table:formula="of:=INDEX([.$A$1:.$AC$29];MATCH([$Layout.M17];[.$A$30:.$AC$30];0);MATCH([$Layout.M19];[.$A$30:.$AC$30];0))" office:value-type="float" office:value="0.005" calcext:value-type="float">
            <text:p>0.005</text:p>
          </table:table-cell>
          <table:table-cell table:style-name="ce345" table:formula="of:=INDEX([.$A$1:.$AC$29];MATCH([$Layout.N17];[.$A$30:.$AC$30];0);MATCH([$Layout.N19];[.$A$30:.$AC$30];0))" office:value-type="float" office:value="0" calcext:value-type="float">
            <text:p>0.000</text:p>
          </table:table-cell>
          <table:table-cell table:style-name="ce345" table:formula="of:=INDEX([.$A$1:.$AC$29];MATCH([$Layout.O17];[.$A$30:.$AC$30];0);MATCH([$Layout.O19];[.$A$30:.$AC$30];0))" office:value-type="float" office:value="0" calcext:value-type="float">
            <text:p>0.000</text:p>
          </table:table-cell>
          <table:table-cell table:style-name="ce83" table:formula="of:=INDEX([.$A$1:.$AC$29];MATCH([$Layout.N19];[.$A$30:.$AC$30];0);MATCH([$Layout.O19];[.$A$30:.$AC$30];0))" office:value-type="float" office:value="0" calcext:value-type="float">
            <text:p>0.000</text:p>
          </table:table-cell>
          <table:table-cell table:style-name="ce163" office:value-type="string" calcext:value-type="string">
            <text:p>&lt; <text:s text:c="2"/>&gt;</text:p>
          </table:table-cell>
          <table:table-cell table:style-name="ce340" table:formula="of:=INDEX([.$A$1:.$AC$29];MATCH([$Layout.T19];[.$A$30:.$AC$30];0);MATCH([$Layout.S19];[.$A$30:.$AC$30];0))" office:value-type="float" office:value="0" calcext:value-type="float">
            <text:p>0.000</text:p>
          </table:table-cell>
          <table:table-cell table:style-name="ce345" table:formula="of:=INDEX([.$A$1:.$AC$29];MATCH([$Layout.S17];[.$A$30:.$AC$30];0);MATCH([$Layout.S19];[.$A$30:.$AC$30];0))" office:value-type="float" office:value="0" calcext:value-type="float">
            <text:p>0.000</text:p>
          </table:table-cell>
          <table:table-cell table:style-name="ce345" table:formula="of:=INDEX([.$A$1:.$AC$29];MATCH([$Layout.T17];[.$A$30:.$AC$30];0);MATCH([$Layout.T19];[.$A$30:.$AC$30];0))" office:value-type="float" office:value="0.003" calcext:value-type="float">
            <text:p>0.003</text:p>
          </table:table-cell>
          <table:table-cell table:style-name="ce345" table:formula="of:=INDEX([.$A$1:.$AC$29];MATCH([$Layout.U17];[.$A$30:.$AC$30];0);MATCH([$Layout.U19];[.$A$30:.$AC$30];0))" office:value-type="float" office:value="0.001" calcext:value-type="float">
            <text:p>0.001</text:p>
          </table:table-cell>
          <table:table-cell table:style-name="ce345" table:formula="of:=INDEX([.$A$1:.$AC$29];MATCH([$Layout.V17];[.$A$30:.$AC$30];0);MATCH([$Layout.V19];[.$A$30:.$AC$30];0))" office:value-type="float" office:value="0.018" calcext:value-type="float">
            <text:p>0.018</text:p>
          </table:table-cell>
          <table:table-cell table:style-name="ce353" table:formula="of:=INDEX([.$A$1:.$AC$29];MATCH([$Layout.W17];[.$A$30:.$AC$30];0);MATCH([$Layout.W19];[.$A$30:.$AC$30];0))" office:value-type="string" office:string-value="" calcext:value-type="error">
            <text:p>#N/A</text:p>
          </table:table-cell>
          <table:table-cell table:style-name="ce331"/>
          <table:table-cell table:style-name="ce114" office:value-type="string" calcext:value-type="string">
            <text:p>^^</text:p>
          </table:table-cell>
          <table:table-cell table:style-name="ce356" office:value-type="string" calcext:value-type="string">
            <text:p>Bottom &gt; Top</text:p>
          </table:table-cell>
          <table:table-cell table:number-columns-repeated="7"/>
          <table:table-cell table:style-name="ce995"/>
          <table:table-cell table:style-name="ce366"/>
          <table:table-cell table:number-columns-repeated="988"/>
          <table:table-cell table:style-name="ce995"/>
          <table:table-cell table:number-columns-repeated="7"/>
        </table:table-row>
        <table:table-row table:style-name="ro4">
          <table:table-cell table:number-columns-repeated="3"/>
          <table:table-cell table:style-name="ce331" table:formula="of:=SUMIF([.D34:.D39];&quot;&gt;0&quot;)" office:value-type="float" office:value="0.011" calcext:value-type="float">
            <text:p>0.011</text:p>
          </table:table-cell>
          <table:table-cell table:style-name="ce331" table:formula="of:=SUMIF([.E34:.E39];&quot;&gt;0&quot;)" office:value-type="float" office:value="0.2" calcext:value-type="float">
            <text:p>0.200</text:p>
          </table:table-cell>
          <table:table-cell table:style-name="ce331" table:formula="of:=SUMIF([.F34:.F39];&quot;&gt;0&quot;)" office:value-type="float" office:value="0.423" calcext:value-type="float">
            <text:p>0.423</text:p>
          </table:table-cell>
          <table:table-cell table:style-name="ce331" table:formula="of:=SUMIF([.G34:.G39];&quot;&gt;0&quot;)" office:value-type="float" office:value="0.445" calcext:value-type="float">
            <text:p>0.445</text:p>
          </table:table-cell>
          <table:table-cell table:style-name="ce331" table:formula="of:=SUMIF([.H34:.H39];&quot;&gt;0&quot;)" office:value-type="float" office:value="0.002" calcext:value-type="float">
            <text:p>0.002</text:p>
          </table:table-cell>
          <table:table-cell table:style-name="ce331"/>
          <table:table-cell table:style-name="Default" table:number-columns-repeated="2"/>
          <table:table-cell table:style-name="ce331" table:formula="of:=SUMIF([.L34:.L39];&quot;&gt;0&quot;)" office:value-type="float" office:value="0.002" calcext:value-type="float">
            <text:p>0.002</text:p>
          </table:table-cell>
          <table:table-cell table:style-name="ce331" table:formula="of:=SUMIF([.M34:.M39];&quot;&gt;0&quot;)" office:value-type="float" office:value="0.049" calcext:value-type="float">
            <text:p>0.049</text:p>
          </table:table-cell>
          <table:table-cell table:style-name="ce331" table:formula="of:=SUMIF([.N34:.N39];&quot;&gt;0&quot;)" office:value-type="float" office:value="0.291" calcext:value-type="float">
            <text:p>0.291</text:p>
          </table:table-cell>
          <table:table-cell table:style-name="ce331" table:formula="of:=SUMIF([.O34:.O39];&quot;&gt;0&quot;)" office:value-type="float" office:value="0.308" calcext:value-type="float">
            <text:p>0.308</text:p>
          </table:table-cell>
          <table:table-cell table:style-name="ce331" table:formula="of:=SUMIF([.P34:.P39];&quot;&gt;0&quot;)" office:value-type="float" office:value="0.02" calcext:value-type="float">
            <text:p>0.020</text:p>
          </table:table-cell>
          <table:table-cell table:style-name="ce114" table:number-columns-repeated="3"/>
          <table:table-cell table:number-columns-repeated="7"/>
          <table:table-cell table:style-name="ce995"/>
          <table:table-cell table:style-name="ce366"/>
          <table:table-cell table:number-columns-repeated="988"/>
          <table:table-cell table:style-name="ce995"/>
          <table:table-cell table:number-columns-repeated="7"/>
        </table:table-row>
        <table:table-row table:style-name="ro4" table:number-rows-repeated="2">
          <table:table-cell table:number-columns-repeated="26"/>
          <table:table-cell table:style-name="ce995"/>
          <table:table-cell table:style-name="ce366"/>
          <table:table-cell table:number-columns-repeated="988"/>
          <table:table-cell table:style-name="ce995"/>
          <table:table-cell table:number-columns-repeated="7"/>
        </table:table-row>
        <table:table-row table:style-name="ro4" table:number-rows-repeated="1048533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Bigrams_EN.A1:Bigrams_EN.AC29">
            <calcext:color-scale>
              <calcext:color-scale-entry calcext:value="0" calcext:type="number" calcext:color="#ffffff"/>
              <calcext:color-scale-entry calcext:value="0.2" calcext:type="number" calcext:color="#ffff00"/>
              <calcext:color-scale-entry calcext:value="0.4" calcext:type="number" calcext:color="#be480a"/>
            </calcext:color-scale>
          </calcext:conditional-format>
        </calcext:conditional-formats>
      </table:table>
      <table:table table:name="Bigrams_EN_2Way" table:style-name="ta2" table:print="false">
        <table:table-column table:style-name="co2" table:number-columns-repeated="1024" table:default-cell-style-name="Default"/>
        <table:table-row table:style-name="ro4">
          <table:table-cell table:style-name="ce547" table:formula="of:=IF(ROW()=COLUMN();&#10;INDEX([$Bigrams_EN.$A$1:$Bigrams_EN.$AC$29];ROW();COLUMN());&#10;INDEX([$Bigrams_EN.$A$1:$Bigrams_EN.$AC$29];ROW();COLUMN())+INDEX([$Bigrams_EN.$A$1:$Bigrams_EN.$AC$29];COLUMN();ROW()))" office:value-type="float" office:value="0.003" calcext:value-type="float">
            <text:p>0.003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376" calcext:value-type="float">
            <text:p>0.376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986" calcext:value-type="float">
            <text:p>0.986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519" calcext:value-type="float">
            <text:p>0.519</text:p>
          </table:table-cell>
          <table:table-cell table:style-name="ce567" table:formula="of:=IF(ROW()=COLUMN();&#10;INDEX([$Bigrams_EN.$A$1:$Bigrams_EN.$AC$29];ROW();COLUMN());&#10;INDEX([$Bigrams_EN.$A$1:$Bigrams_EN.$AC$29];ROW();COLUMN())+INDEX([$Bigrams_EN.$A$1:$Bigrams_EN.$AC$29];COLUMN();ROW()))" office:value-type="float" office:value="0.7" calcext:value-type="float">
            <text:p>0.700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238" calcext:value-type="float">
            <text:p>0.238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353" calcext:value-type="float">
            <text:p>0.353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94" calcext:value-type="float">
            <text:p>0.940</text:p>
          </table:table-cell>
          <table:table-cell table:style-name="ce567" table:formula="of:=IF(ROW()=COLUMN();&#10;INDEX([$Bigrams_EN.$A$1:$Bigrams_EN.$AC$29];ROW();COLUMN());&#10;INDEX([$Bigrams_EN.$A$1:$Bigrams_EN.$AC$29];ROW();COLUMN())+INDEX([$Bigrams_EN.$A$1:$Bigrams_EN.$AC$29];COLUMN();ROW()))" office:value-type="float" office:value="0.602" calcext:value-type="float">
            <text:p>0.602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038" calcext:value-type="float">
            <text:p>0.038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122" calcext:value-type="float">
            <text:p>0.122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1.615" calcext:value-type="float">
            <text:p>1.615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85" calcext:value-type="float">
            <text:p>0.850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2.332" calcext:value-type="float">
            <text:p>2.332</text:p>
          </table:table-cell>
          <table:table-cell table:style-name="ce567" table:formula="of:=IF(ROW()=COLUMN();&#10;INDEX([$Bigrams_EN.$A$1:$Bigrams_EN.$AC$29];ROW();COLUMN());&#10;INDEX([$Bigrams_EN.$A$1:$Bigrams_EN.$AC$29];ROW();COLUMN())+INDEX([$Bigrams_EN.$A$1:$Bigrams_EN.$AC$29];COLUMN();ROW()))" office:value-type="float" office:value="0.062" calcext:value-type="float">
            <text:p>0.062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527" calcext:value-type="float">
            <text:p>0.527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002" calcext:value-type="float">
            <text:p>0.002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1.761" calcext:value-type="float">
            <text:p>1.761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1.089" calcext:value-type="float">
            <text:p>1.089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2.017" calcext:value-type="float">
            <text:p>2.017</text:p>
          </table:table-cell>
          <table:table-cell table:style-name="ce567" table:formula="of:=IF(ROW()=COLUMN();&#10;INDEX([$Bigrams_EN.$A$1:$Bigrams_EN.$AC$29];ROW();COLUMN());&#10;INDEX([$Bigrams_EN.$A$1:$Bigrams_EN.$AC$29];ROW();COLUMN())+INDEX([$Bigrams_EN.$A$1:$Bigrams_EN.$AC$29];COLUMN();ROW()))" office:value-type="float" office:value="0.255" calcext:value-type="float">
            <text:p>0.255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345" calcext:value-type="float">
            <text:p>0.345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445" calcext:value-type="float">
            <text:p>0.445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049" calcext:value-type="float">
            <text:p>0.049</text:p>
          </table:table-cell>
          <table:table-cell table:style-name="ce567" table:formula="of:=IF(ROW()=COLUMN();&#10;INDEX([$Bigrams_EN.$A$1:$Bigrams_EN.$AC$29];ROW();COLUMN());&#10;INDEX([$Bigrams_EN.$A$1:$Bigrams_EN.$AC$29];ROW();COLUMN())+INDEX([$Bigrams_EN.$A$1:$Bigrams_EN.$AC$29];COLUMN();ROW()))" office:value-type="float" office:value="0.233" calcext:value-type="float">
            <text:p>0.233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037" calcext:value-type="float">
            <text:p>0.037</text:p>
          </table:table-cell>
          <table:table-cell table:style-name="ce567" table:number-columns-repeated="3"/>
          <table:table-cell table:style-name="ce325" office:value-type="string" calcext:value-type="string">
            <text:p>A</text:p>
          </table:table-cell>
          <table:table-cell table:style-name="ce114" office:value-type="float" office:value="1" calcext:value-type="float">
            <text:p>1</text:p>
          </table:table-cell>
          <table:table-cell table:number-columns-repeated="993"/>
        </table:table-row>
        <table:table-row table:style-name="ro4"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376" calcext:value-type="float">
            <text:p>0.376</text:p>
          </table:table-cell>
          <table:table-cell table:style-name="ce547" table:formula="of:=IF(ROW()=COLUMN();&#10;INDEX([$Bigrams_EN.$A$1:$Bigrams_EN.$AC$29];ROW();COLUMN());&#10;INDEX([$Bigrams_EN.$A$1:$Bigrams_EN.$AC$29];ROW();COLUMN())+INDEX([$Bigrams_EN.$A$1:$Bigrams_EN.$AC$29];COLUMN();ROW()))" office:value-type="float" office:value="0.011" calcext:value-type="float">
            <text:p>0.011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3" calcext:value-type="float">
            <text:p>0.003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5" calcext:value-type="float">
            <text:p>0.005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603" calcext:value-type="float">
            <text:p>0.603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5" calcext:value-type="float">
            <text:p>0.005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206" calcext:value-type="float">
            <text:p>0.206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23" calcext:value-type="float">
            <text:p>0.023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1" calcext:value-type="float">
            <text:p>0.001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24" calcext:value-type="float">
            <text:p>0.24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93" calcext:value-type="float">
            <text:p>0.093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6" calcext:value-type="float">
            <text:p>0.006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292" calcext:value-type="float">
            <text:p>0.292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2" calcext:value-type="float">
            <text:p>0.002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139" calcext:value-type="float">
            <text:p>0.139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54" calcext:value-type="float">
            <text:p>0.054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2" calcext:value-type="float">
            <text:p>0.020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274" calcext:value-type="float">
            <text:p>0.274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4" calcext:value-type="float">
            <text:p>0.004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1" calcext:value-type="float">
            <text:p>0.001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18" calcext:value-type="float">
            <text:p>0.18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65" table:number-columns-repeated="3"/>
          <table:table-cell table:style-name="ce327" office:value-type="string" calcext:value-type="string">
            <text:p>B</text:p>
          </table:table-cell>
          <table:table-cell table:style-name="ce114" office:value-type="float" office:value="2" calcext:value-type="float">
            <text:p>2</text:p>
          </table:table-cell>
          <table:table-cell table:number-columns-repeated="993"/>
        </table:table-row>
        <table:table-row table:style-name="ro4"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986" calcext:value-type="float">
            <text:p>0.986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3" calcext:value-type="float">
            <text:p>0.003</text:p>
          </table:table-cell>
          <table:table-cell table:style-name="ce547" table:formula="of:=IF(ROW()=COLUMN();&#10;INDEX([$Bigrams_EN.$A$1:$Bigrams_EN.$AC$29];ROW();COLUMN());&#10;INDEX([$Bigrams_EN.$A$1:$Bigrams_EN.$AC$29];ROW();COLUMN())+INDEX([$Bigrams_EN.$A$1:$Bigrams_EN.$AC$29];COLUMN();ROW()))" office:value-type="float" office:value="0.083" calcext:value-type="float">
            <text:p>0.083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5" calcext:value-type="float">
            <text:p>0.005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1.128" calcext:value-type="float">
            <text:p>1.128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2" calcext:value-type="float">
            <text:p>0.002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1" calcext:value-type="float">
            <text:p>0.001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599" calcext:value-type="float">
            <text:p>0.599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98" calcext:value-type="float">
            <text:p>0.98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118" calcext:value-type="float">
            <text:p>0.118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161" calcext:value-type="float">
            <text:p>0.161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7" calcext:value-type="float">
            <text:p>0.007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417" calcext:value-type="float">
            <text:p>0.417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96" calcext:value-type="float">
            <text:p>0.96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2" calcext:value-type="float">
            <text:p>0.002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5" calcext:value-type="float">
            <text:p>0.005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27" calcext:value-type="float">
            <text:p>0.27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178" calcext:value-type="float">
            <text:p>0.178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487" calcext:value-type="float">
            <text:p>0.487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351" calcext:value-type="float">
            <text:p>0.351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1" calcext:value-type="float">
            <text:p>0.001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26" calcext:value-type="float">
            <text:p>0.026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056" calcext:value-type="float">
            <text:p>0.056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1" calcext:value-type="float">
            <text:p>0.001</text:p>
          </table:table-cell>
          <table:table-cell table:style-name="ce565" table:number-columns-repeated="3"/>
          <table:table-cell table:style-name="ce327" office:value-type="string" calcext:value-type="string">
            <text:p>C</text:p>
          </table:table-cell>
          <table:table-cell table:style-name="ce114" office:value-type="float" office:value="3" calcext:value-type="float">
            <text:p>3</text:p>
          </table:table-cell>
          <table:table-cell table:number-columns-repeated="993"/>
        </table:table-row>
        <table:table-row table:style-name="ro4"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519" calcext:value-type="float">
            <text:p>0.519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5" calcext:value-type="float">
            <text:p>0.005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5" calcext:value-type="float">
            <text:p>0.005</text:p>
          </table:table-cell>
          <table:table-cell table:style-name="ce547" table:formula="of:=IF(ROW()=COLUMN();&#10;INDEX([$Bigrams_EN.$A$1:$Bigrams_EN.$AC$29];ROW();COLUMN());&#10;INDEX([$Bigrams_EN.$A$1:$Bigrams_EN.$AC$29];ROW();COLUMN())+INDEX([$Bigrams_EN.$A$1:$Bigrams_EN.$AC$29];COLUMN();ROW()))" office:value-type="float" office:value="0.043" calcext:value-type="float">
            <text:p>0.043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1.933" calcext:value-type="float">
            <text:p>1.933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3" calcext:value-type="float">
            <text:p>0.003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34" calcext:value-type="float">
            <text:p>0.034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8" calcext:value-type="float">
            <text:p>0.008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789" calcext:value-type="float">
            <text:p>0.789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5" calcext:value-type="float">
            <text:p>0.005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1" calcext:value-type="float">
            <text:p>0.001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285" calcext:value-type="float">
            <text:p>0.285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19" calcext:value-type="float">
            <text:p>0.019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1.36" calcext:value-type="float">
            <text:p>1.360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383" calcext:value-type="float">
            <text:p>0.383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3" calcext:value-type="float">
            <text:p>0.003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1" calcext:value-type="float">
            <text:p>0.001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274" calcext:value-type="float">
            <text:p>0.274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131" calcext:value-type="float">
            <text:p>0.131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4" calcext:value-type="float">
            <text:p>0.004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239" calcext:value-type="float">
            <text:p>0.239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19" calcext:value-type="float">
            <text:p>0.019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12" calcext:value-type="float">
            <text:p>0.012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057" calcext:value-type="float">
            <text:p>0.057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65" table:number-columns-repeated="3"/>
          <table:table-cell table:style-name="ce327" office:value-type="string" calcext:value-type="string">
            <text:p>D</text:p>
          </table:table-cell>
          <table:table-cell table:style-name="ce114" office:value-type="float" office:value="4" calcext:value-type="float">
            <text:p>4</text:p>
          </table:table-cell>
          <table:table-cell table:number-columns-repeated="993"/>
        </table:table-row>
        <table:table-row table:style-name="ro4">
          <table:table-cell table:style-name="ce567" table:formula="of:=IF(ROW()=COLUMN();&#10;INDEX([$Bigrams_EN.$A$1:$Bigrams_EN.$AC$29];ROW();COLUMN());&#10;INDEX([$Bigrams_EN.$A$1:$Bigrams_EN.$AC$29];ROW();COLUMN())+INDEX([$Bigrams_EN.$A$1:$Bigrams_EN.$AC$29];COLUMN();ROW()))" office:value-type="float" office:value="0.7" calcext:value-type="float">
            <text:p>0.700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603" calcext:value-type="float">
            <text:p>0.603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1.128" calcext:value-type="float">
            <text:p>1.128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1.933" calcext:value-type="float">
            <text:p>1.933</text:p>
          </table:table-cell>
          <table:table-cell table:style-name="ce547" table:formula="of:=IF(ROW()=COLUMN();&#10;INDEX([$Bigrams_EN.$A$1:$Bigrams_EN.$AC$29];ROW();COLUMN());&#10;INDEX([$Bigrams_EN.$A$1:$Bigrams_EN.$AC$29];ROW();COLUMN())+INDEX([$Bigrams_EN.$A$1:$Bigrams_EN.$AC$29];COLUMN();ROW()))" office:value-type="float" office:value="0.378" calcext:value-type="float">
            <text:p>0.378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4" calcext:value-type="float">
            <text:p>0.400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505" calcext:value-type="float">
            <text:p>0.505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3.101" calcext:value-type="float">
            <text:p>3.101</text:p>
          </table:table-cell>
          <table:table-cell table:style-name="ce567" table:formula="of:=IF(ROW()=COLUMN();&#10;INDEX([$Bigrams_EN.$A$1:$Bigrams_EN.$AC$29];ROW();COLUMN());&#10;INDEX([$Bigrams_EN.$A$1:$Bigrams_EN.$AC$29];ROW();COLUMN())+INDEX([$Bigrams_EN.$A$1:$Bigrams_EN.$AC$29];COLUMN();ROW()))" office:value-type="float" office:value="0.568" calcext:value-type="float">
            <text:p>0.568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057" calcext:value-type="float">
            <text:p>0.057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23" calcext:value-type="float">
            <text:p>0.230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1.359" calcext:value-type="float">
            <text:p>1.359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1.167" calcext:value-type="float">
            <text:p>1.167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2.146" calcext:value-type="float">
            <text:p>2.146</text:p>
          </table:table-cell>
          <table:table-cell table:style-name="ce567" table:formula="of:=IF(ROW()=COLUMN();&#10;INDEX([$Bigrams_EN.$A$1:$Bigrams_EN.$AC$29];ROW();COLUMN());&#10;INDEX([$Bigrams_EN.$A$1:$Bigrams_EN.$AC$29];ROW();COLUMN())+INDEX([$Bigrams_EN.$A$1:$Bigrams_EN.$AC$29];COLUMN();ROW()))" office:value-type="float" office:value="0.112" calcext:value-type="float">
            <text:p>0.112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65" calcext:value-type="float">
            <text:p>0.650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057" calcext:value-type="float">
            <text:p>0.057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3.902" calcext:value-type="float">
            <text:p>3.902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2.271" calcext:value-type="float">
            <text:p>2.271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1.618" calcext:value-type="float">
            <text:p>1.618</text:p>
          </table:table-cell>
          <table:table-cell table:style-name="ce567" table:formula="of:=IF(ROW()=COLUMN();&#10;INDEX([$Bigrams_EN.$A$1:$Bigrams_EN.$AC$29];ROW();COLUMN());&#10;INDEX([$Bigrams_EN.$A$1:$Bigrams_EN.$AC$29];ROW();COLUMN())+INDEX([$Bigrams_EN.$A$1:$Bigrams_EN.$AC$29];COLUMN();ROW()))" office:value-type="float" office:value="0.178" calcext:value-type="float">
            <text:p>0.178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1.08" calcext:value-type="float">
            <text:p>1.080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478" calcext:value-type="float">
            <text:p>0.478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236" calcext:value-type="float">
            <text:p>0.236</text:p>
          </table:table-cell>
          <table:table-cell table:style-name="ce567" table:formula="of:=IF(ROW()=COLUMN();&#10;INDEX([$Bigrams_EN.$A$1:$Bigrams_EN.$AC$29];ROW();COLUMN());&#10;INDEX([$Bigrams_EN.$A$1:$Bigrams_EN.$AC$29];ROW();COLUMN())+INDEX([$Bigrams_EN.$A$1:$Bigrams_EN.$AC$29];COLUMN();ROW()))" office:value-type="float" office:value="0.237" calcext:value-type="float">
            <text:p>0.237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055" calcext:value-type="float">
            <text:p>0.055</text:p>
          </table:table-cell>
          <table:table-cell table:style-name="ce567" table:number-columns-repeated="3"/>
          <table:table-cell table:style-name="ce325" office:value-type="string" calcext:value-type="string">
            <text:p>E</text:p>
          </table:table-cell>
          <table:table-cell table:style-name="ce114" office:value-type="float" office:value="5" calcext:value-type="float">
            <text:p>5</text:p>
          </table:table-cell>
          <table:table-cell table:number-columns-repeated="993"/>
        </table:table-row>
        <table:table-row table:style-name="ro4"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238" calcext:value-type="float">
            <text:p>0.238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2" calcext:value-type="float">
            <text:p>0.002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3" calcext:value-type="float">
            <text:p>0.003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4" calcext:value-type="float">
            <text:p>0.400</text:p>
          </table:table-cell>
          <table:table-cell table:style-name="ce547" table:formula="of:=IF(ROW()=COLUMN();&#10;INDEX([$Bigrams_EN.$A$1:$Bigrams_EN.$AC$29];ROW();COLUMN());&#10;INDEX([$Bigrams_EN.$A$1:$Bigrams_EN.$AC$29];ROW();COLUMN())+INDEX([$Bigrams_EN.$A$1:$Bigrams_EN.$AC$29];COLUMN();ROW()))" office:value-type="float" office:value="0.146" calcext:value-type="float">
            <text:p>0.146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2" calcext:value-type="float">
            <text:p>0.002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2" calcext:value-type="float">
            <text:p>0.002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488" calcext:value-type="float">
            <text:p>0.488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2" calcext:value-type="float">
            <text:p>0.002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118" calcext:value-type="float">
            <text:p>0.118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5" calcext:value-type="float">
            <text:p>0.005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67" calcext:value-type="float">
            <text:p>0.067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1.663" calcext:value-type="float">
            <text:p>1.663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1" calcext:value-type="float">
            <text:p>0.001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245" calcext:value-type="float">
            <text:p>0.245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23" calcext:value-type="float">
            <text:p>0.023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88" calcext:value-type="float">
            <text:p>0.088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115" calcext:value-type="float">
            <text:p>0.115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2" calcext:value-type="float">
            <text:p>0.002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2" calcext:value-type="float">
            <text:p>0.002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01" calcext:value-type="float">
            <text:p>0.01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65" table:number-columns-repeated="3"/>
          <table:table-cell table:style-name="ce327" office:value-type="string" calcext:value-type="string">
            <text:p>F</text:p>
          </table:table-cell>
          <table:table-cell table:style-name="ce114" office:value-type="float" office:value="6" calcext:value-type="float">
            <text:p>6</text:p>
          </table:table-cell>
          <table:table-cell table:number-columns-repeated="993"/>
        </table:table-row>
        <table:table-row table:style-name="ro4"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353" calcext:value-type="float">
            <text:p>0.353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1" calcext:value-type="float">
            <text:p>0.001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34" calcext:value-type="float">
            <text:p>0.034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505" calcext:value-type="float">
            <text:p>0.505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2" calcext:value-type="float">
            <text:p>0.002</text:p>
          </table:table-cell>
          <table:table-cell table:style-name="ce547" table:formula="of:=IF(ROW()=COLUMN();&#10;INDEX([$Bigrams_EN.$A$1:$Bigrams_EN.$AC$29];ROW();COLUMN());&#10;INDEX([$Bigrams_EN.$A$1:$Bigrams_EN.$AC$29];ROW();COLUMN())+INDEX([$Bigrams_EN.$A$1:$Bigrams_EN.$AC$29];COLUMN();ROW()))" office:value-type="float" office:value="0.025" calcext:value-type="float">
            <text:p>0.025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228" calcext:value-type="float">
            <text:p>0.228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407" calcext:value-type="float">
            <text:p>0.407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3" calcext:value-type="float">
            <text:p>0.003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67" calcext:value-type="float">
            <text:p>0.067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11" calcext:value-type="float">
            <text:p>0.011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1.019" calcext:value-type="float">
            <text:p>1.019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226" calcext:value-type="float">
            <text:p>0.226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297" calcext:value-type="float">
            <text:p>0.297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53" calcext:value-type="float">
            <text:p>0.053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17" calcext:value-type="float">
            <text:p>0.017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214" calcext:value-type="float">
            <text:p>0.214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1" calcext:value-type="float">
            <text:p>0.001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029" calcext:value-type="float">
            <text:p>0.029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65" table:number-columns-repeated="3"/>
          <table:table-cell table:style-name="ce327" office:value-type="string" calcext:value-type="string">
            <text:p>G</text:p>
          </table:table-cell>
          <table:table-cell table:style-name="ce114" office:value-type="float" office:value="7" calcext:value-type="float">
            <text:p>7</text:p>
          </table:table-cell>
          <table:table-cell table:number-columns-repeated="993"/>
        </table:table-row>
        <table:table-row table:style-name="ro4"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94" calcext:value-type="float">
            <text:p>0.94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5" calcext:value-type="float">
            <text:p>0.005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599" calcext:value-type="float">
            <text:p>0.599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8" calcext:value-type="float">
            <text:p>0.008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3.101" calcext:value-type="float">
            <text:p>3.101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2" calcext:value-type="float">
            <text:p>0.002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228" calcext:value-type="float">
            <text:p>0.228</text:p>
          </table:table-cell>
          <table:table-cell table:style-name="ce547" table:formula="of:=IF(ROW()=COLUMN();&#10;INDEX([$Bigrams_EN.$A$1:$Bigrams_EN.$AC$29];ROW();COLUMN());&#10;INDEX([$Bigrams_EN.$A$1:$Bigrams_EN.$AC$29];ROW();COLUMN())+INDEX([$Bigrams_EN.$A$1:$Bigrams_EN.$AC$29];COLUMN();ROW()))" office:value-type="float" office:value="0.001" calcext:value-type="float">
            <text:p>0.001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765" calcext:value-type="float">
            <text:p>0.765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3" calcext:value-type="float">
            <text:p>0.003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15" calcext:value-type="float">
            <text:p>0.015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14" calcext:value-type="float">
            <text:p>0.014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37" calcext:value-type="float">
            <text:p>0.037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506" calcext:value-type="float">
            <text:p>0.506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95" calcext:value-type="float">
            <text:p>0.095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99" calcext:value-type="float">
            <text:p>0.099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33" calcext:value-type="float">
            <text:p>0.33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3.686" calcext:value-type="float">
            <text:p>3.686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075" calcext:value-type="float">
            <text:p>0.075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384" calcext:value-type="float">
            <text:p>0.384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4" calcext:value-type="float">
            <text:p>0.004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051" calcext:value-type="float">
            <text:p>0.051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1" calcext:value-type="float">
            <text:p>0.001</text:p>
          </table:table-cell>
          <table:table-cell table:style-name="ce565" table:number-columns-repeated="3"/>
          <table:table-cell table:style-name="ce327" office:value-type="string" calcext:value-type="string">
            <text:p>H</text:p>
          </table:table-cell>
          <table:table-cell table:style-name="ce114" office:value-type="float" office:value="8" calcext:value-type="float">
            <text:p>8</text:p>
          </table:table-cell>
          <table:table-cell table:number-columns-repeated="993"/>
        </table:table-row>
        <table:table-row table:style-name="ro4">
          <table:table-cell table:style-name="ce567" table:formula="of:=IF(ROW()=COLUMN();&#10;INDEX([$Bigrams_EN.$A$1:$Bigrams_EN.$AC$29];ROW();COLUMN());&#10;INDEX([$Bigrams_EN.$A$1:$Bigrams_EN.$AC$29];ROW();COLUMN())+INDEX([$Bigrams_EN.$A$1:$Bigrams_EN.$AC$29];COLUMN();ROW()))" office:value-type="float" office:value="0.602" calcext:value-type="float">
            <text:p>0.602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206" calcext:value-type="float">
            <text:p>0.206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98" calcext:value-type="float">
            <text:p>0.980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789" calcext:value-type="float">
            <text:p>0.789</text:p>
          </table:table-cell>
          <table:table-cell table:style-name="ce567" table:formula="of:=IF(ROW()=COLUMN();&#10;INDEX([$Bigrams_EN.$A$1:$Bigrams_EN.$AC$29];ROW();COLUMN());&#10;INDEX([$Bigrams_EN.$A$1:$Bigrams_EN.$AC$29];ROW();COLUMN())+INDEX([$Bigrams_EN.$A$1:$Bigrams_EN.$AC$29];COLUMN();ROW()))" office:value-type="float" office:value="0.568" calcext:value-type="float">
            <text:p>0.568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488" calcext:value-type="float">
            <text:p>0.488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407" calcext:value-type="float">
            <text:p>0.407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765" calcext:value-type="float">
            <text:p>0.765</text:p>
          </table:table-cell>
          <table:table-cell table:style-name="ce547" table:formula="of:=IF(ROW()=COLUMN();&#10;INDEX([$Bigrams_EN.$A$1:$Bigrams_EN.$AC$29];ROW();COLUMN());&#10;INDEX([$Bigrams_EN.$A$1:$Bigrams_EN.$AC$29];ROW();COLUMN())+INDEX([$Bigrams_EN.$A$1:$Bigrams_EN.$AC$29];COLUMN();ROW()))" office:value-type="float" office:value="0.023" calcext:value-type="float">
            <text:p>0.023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004" calcext:value-type="float">
            <text:p>0.004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141" calcext:value-type="float">
            <text:p>0.141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1.056" calcext:value-type="float">
            <text:p>1.056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636" calcext:value-type="float">
            <text:p>0.636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2.772" calcext:value-type="float">
            <text:p>2.772</text:p>
          </table:table-cell>
          <table:table-cell table:style-name="ce567" table:formula="of:=IF(ROW()=COLUMN();&#10;INDEX([$Bigrams_EN.$A$1:$Bigrams_EN.$AC$29];ROW();COLUMN());&#10;INDEX([$Bigrams_EN.$A$1:$Bigrams_EN.$AC$29];ROW();COLUMN())+INDEX([$Bigrams_EN.$A$1:$Bigrams_EN.$AC$29];COLUMN();ROW()))" office:value-type="float" office:value="0.923" calcext:value-type="float">
            <text:p>0.923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212" calcext:value-type="float">
            <text:p>0.212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011" calcext:value-type="float">
            <text:p>0.011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1.043" calcext:value-type="float">
            <text:p>1.043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1.678" calcext:value-type="float">
            <text:p>1.678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2.466" calcext:value-type="float">
            <text:p>2.466</text:p>
          </table:table-cell>
          <table:table-cell table:style-name="ce567" table:formula="of:=IF(ROW()=COLUMN();&#10;INDEX([$Bigrams_EN.$A$1:$Bigrams_EN.$AC$29];ROW();COLUMN());&#10;INDEX([$Bigrams_EN.$A$1:$Bigrams_EN.$AC$29];ROW();COLUMN())+INDEX([$Bigrams_EN.$A$1:$Bigrams_EN.$AC$29];COLUMN();ROW()))" office:value-type="float" office:value="0.118" calcext:value-type="float">
            <text:p>0.118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558" calcext:value-type="float">
            <text:p>0.558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375" calcext:value-type="float">
            <text:p>0.375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061" calcext:value-type="float">
            <text:p>0.061</text:p>
          </table:table-cell>
          <table:table-cell table:style-name="ce567" table:formula="of:=IF(ROW()=COLUMN();&#10;INDEX([$Bigrams_EN.$A$1:$Bigrams_EN.$AC$29];ROW();COLUMN());&#10;INDEX([$Bigrams_EN.$A$1:$Bigrams_EN.$AC$29];ROW();COLUMN())+INDEX([$Bigrams_EN.$A$1:$Bigrams_EN.$AC$29];COLUMN();ROW()))" office:value-type="float" office:value="0.029" calcext:value-type="float">
            <text:p>0.029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076" calcext:value-type="float">
            <text:p>0.076</text:p>
          </table:table-cell>
          <table:table-cell table:style-name="ce567" table:number-columns-repeated="3"/>
          <table:table-cell table:style-name="ce325" office:value-type="string" calcext:value-type="string">
            <text:p>I</text:p>
          </table:table-cell>
          <table:table-cell table:style-name="ce114" office:value-type="float" office:value="9" calcext:value-type="float">
            <text:p>9</text:p>
          </table:table-cell>
          <table:table-cell table:number-columns-repeated="993"/>
        </table:table-row>
        <table:table-row table:style-name="ro4"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038" calcext:value-type="float">
            <text:p>0.038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23" calcext:value-type="float">
            <text:p>0.023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5" calcext:value-type="float">
            <text:p>0.005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057" calcext:value-type="float">
            <text:p>0.057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004" calcext:value-type="float">
            <text:p>0.004</text:p>
          </table:table-cell>
          <table:table-cell table:style-name="ce547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11" calcext:value-type="float">
            <text:p>0.011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061" calcext:value-type="float">
            <text:p>0.061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1" calcext:value-type="float">
            <text:p>0.001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06" calcext:value-type="float">
            <text:p>0.06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65" table:number-columns-repeated="3"/>
          <table:table-cell table:style-name="ce327" office:value-type="string" calcext:value-type="string">
            <text:p>J</text:p>
          </table:table-cell>
          <table:table-cell table:style-name="ce114" office:value-type="float" office:value="10" calcext:value-type="float">
            <text:p>10</text:p>
          </table:table-cell>
          <table:table-cell table:number-columns-repeated="993"/>
        </table:table-row>
        <table:table-row table:style-name="ro4"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122" calcext:value-type="float">
            <text:p>0.122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1" calcext:value-type="float">
            <text:p>0.001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118" calcext:value-type="float">
            <text:p>0.118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1" calcext:value-type="float">
            <text:p>0.001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23" calcext:value-type="float">
            <text:p>0.23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2" calcext:value-type="float">
            <text:p>0.002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3" calcext:value-type="float">
            <text:p>0.003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3" calcext:value-type="float">
            <text:p>0.003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141" calcext:value-type="float">
            <text:p>0.141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47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31" calcext:value-type="float">
            <text:p>0.031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2" calcext:value-type="float">
            <text:p>0.002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103" calcext:value-type="float">
            <text:p>0.103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07" calcext:value-type="float">
            <text:p>0.07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2" calcext:value-type="float">
            <text:p>0.002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1" calcext:value-type="float">
            <text:p>0.10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87" calcext:value-type="float">
            <text:p>0.087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1" calcext:value-type="float">
            <text:p>0.001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008" calcext:value-type="float">
            <text:p>0.008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3" calcext:value-type="float">
            <text:p>0.003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006" calcext:value-type="float">
            <text:p>0.006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65" table:number-columns-repeated="3"/>
          <table:table-cell table:style-name="ce327" office:value-type="string" calcext:value-type="string">
            <text:p>K</text:p>
          </table:table-cell>
          <table:table-cell table:style-name="ce114" office:value-type="float" office:value="11" calcext:value-type="float">
            <text:p>11</text:p>
          </table:table-cell>
          <table:table-cell table:number-columns-repeated="993"/>
        </table:table-row>
        <table:table-row table:style-name="ro4"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1.615" calcext:value-type="float">
            <text:p>1.615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24" calcext:value-type="float">
            <text:p>0.24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161" calcext:value-type="float">
            <text:p>0.161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285" calcext:value-type="float">
            <text:p>0.285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1.359" calcext:value-type="float">
            <text:p>1.359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118" calcext:value-type="float">
            <text:p>0.118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67" calcext:value-type="float">
            <text:p>0.067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15" calcext:value-type="float">
            <text:p>0.015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1.056" calcext:value-type="float">
            <text:p>1.056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31" calcext:value-type="float">
            <text:p>0.031</text:p>
          </table:table-cell>
          <table:table-cell table:style-name="ce547" table:formula="of:=IF(ROW()=COLUMN();&#10;INDEX([$Bigrams_EN.$A$1:$Bigrams_EN.$AC$29];ROW();COLUMN());&#10;INDEX([$Bigrams_EN.$A$1:$Bigrams_EN.$AC$29];ROW();COLUMN())+INDEX([$Bigrams_EN.$A$1:$Bigrams_EN.$AC$29];COLUMN();ROW()))" office:value-type="float" office:value="0.577" calcext:value-type="float">
            <text:p>0.577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28" calcext:value-type="float">
            <text:p>0.028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7" calcext:value-type="float">
            <text:p>0.070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752" calcext:value-type="float">
            <text:p>0.752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282" calcext:value-type="float">
            <text:p>0.282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96" calcext:value-type="float">
            <text:p>0.096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198" calcext:value-type="float">
            <text:p>0.198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222" calcext:value-type="float">
            <text:p>0.222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481" calcext:value-type="float">
            <text:p>0.481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35" calcext:value-type="float">
            <text:p>0.035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28" calcext:value-type="float">
            <text:p>0.028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1" calcext:value-type="float">
            <text:p>0.001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44" calcext:value-type="float">
            <text:p>0.44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1" calcext:value-type="float">
            <text:p>0.001</text:p>
          </table:table-cell>
          <table:table-cell table:style-name="ce565" table:number-columns-repeated="3"/>
          <table:table-cell table:style-name="ce327" office:value-type="string" calcext:value-type="string">
            <text:p>L</text:p>
          </table:table-cell>
          <table:table-cell table:style-name="ce114" office:value-type="float" office:value="12" calcext:value-type="float">
            <text:p>12</text:p>
          </table:table-cell>
          <table:table-cell table:number-columns-repeated="993"/>
        </table:table-row>
        <table:table-row table:style-name="ro4"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85" calcext:value-type="float">
            <text:p>0.85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93" calcext:value-type="float">
            <text:p>0.093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7" calcext:value-type="float">
            <text:p>0.007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19" calcext:value-type="float">
            <text:p>0.019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1.167" calcext:value-type="float">
            <text:p>1.167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5" calcext:value-type="float">
            <text:p>0.005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11" calcext:value-type="float">
            <text:p>0.011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14" calcext:value-type="float">
            <text:p>0.014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636" calcext:value-type="float">
            <text:p>0.636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2" calcext:value-type="float">
            <text:p>0.002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28" calcext:value-type="float">
            <text:p>0.028</text:p>
          </table:table-cell>
          <table:table-cell table:style-name="ce547" table:formula="of:=IF(ROW()=COLUMN();&#10;INDEX([$Bigrams_EN.$A$1:$Bigrams_EN.$AC$29];ROW();COLUMN());&#10;INDEX([$Bigrams_EN.$A$1:$Bigrams_EN.$AC$29];ROW();COLUMN())+INDEX([$Bigrams_EN.$A$1:$Bigrams_EN.$AC$29];COLUMN();ROW()))" office:value-type="float" office:value="0.096" calcext:value-type="float">
            <text:p>0.096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37" calcext:value-type="float">
            <text:p>0.037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883" calcext:value-type="float">
            <text:p>0.883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255" calcext:value-type="float">
            <text:p>0.255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178" calcext:value-type="float">
            <text:p>0.178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158" calcext:value-type="float">
            <text:p>0.158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27" calcext:value-type="float">
            <text:p>0.027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253" calcext:value-type="float">
            <text:p>0.253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2" calcext:value-type="float">
            <text:p>0.002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086" calcext:value-type="float">
            <text:p>0.086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65" table:number-columns-repeated="3"/>
          <table:table-cell table:style-name="ce327" office:value-type="string" calcext:value-type="string">
            <text:p>M</text:p>
          </table:table-cell>
          <table:table-cell table:style-name="ce114" office:value-type="float" office:value="13" calcext:value-type="float">
            <text:p>13</text:p>
          </table:table-cell>
          <table:table-cell table:number-columns-repeated="993"/>
        </table:table-row>
        <table:table-row table:style-name="ro4"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2.332" calcext:value-type="float">
            <text:p>2.332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6" calcext:value-type="float">
            <text:p>0.006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417" calcext:value-type="float">
            <text:p>0.417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1.36" calcext:value-type="float">
            <text:p>1.360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2.146" calcext:value-type="float">
            <text:p>2.146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67" calcext:value-type="float">
            <text:p>0.067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1.019" calcext:value-type="float">
            <text:p>1.019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37" calcext:value-type="float">
            <text:p>0.037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2.772" calcext:value-type="float">
            <text:p>2.772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11" calcext:value-type="float">
            <text:p>0.011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103" calcext:value-type="float">
            <text:p>0.103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7" calcext:value-type="float">
            <text:p>0.07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37" calcext:value-type="float">
            <text:p>0.037</text:p>
          </table:table-cell>
          <table:table-cell table:style-name="ce547" table:formula="of:=IF(ROW()=COLUMN();&#10;INDEX([$Bigrams_EN.$A$1:$Bigrams_EN.$AC$29];ROW();COLUMN());&#10;INDEX([$Bigrams_EN.$A$1:$Bigrams_EN.$AC$29];ROW();COLUMN())+INDEX([$Bigrams_EN.$A$1:$Bigrams_EN.$AC$29];COLUMN();ROW()))" office:value-type="float" office:value="0.073" calcext:value-type="float">
            <text:p>0.073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2.223" calcext:value-type="float">
            <text:p>2.223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7" calcext:value-type="float">
            <text:p>0.007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6" calcext:value-type="float">
            <text:p>0.006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169" calcext:value-type="float">
            <text:p>0.169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518" calcext:value-type="float">
            <text:p>0.518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1.051" calcext:value-type="float">
            <text:p>1.051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473" calcext:value-type="float">
            <text:p>0.473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52" calcext:value-type="float">
            <text:p>0.052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85" calcext:value-type="float">
            <text:p>0.085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3" calcext:value-type="float">
            <text:p>0.003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111" calcext:value-type="float">
            <text:p>0.111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4" calcext:value-type="float">
            <text:p>0.004</text:p>
          </table:table-cell>
          <table:table-cell table:style-name="ce565" table:number-columns-repeated="3"/>
          <table:table-cell table:style-name="ce327" office:value-type="string" calcext:value-type="string">
            <text:p>N</text:p>
          </table:table-cell>
          <table:table-cell table:style-name="ce114" office:value-type="float" office:value="14" calcext:value-type="float">
            <text:p>14</text:p>
          </table:table-cell>
          <table:table-cell table:number-columns-repeated="993"/>
        </table:table-row>
        <table:table-row table:style-name="ro4">
          <table:table-cell table:style-name="ce567" table:formula="of:=IF(ROW()=COLUMN();&#10;INDEX([$Bigrams_EN.$A$1:$Bigrams_EN.$AC$29];ROW();COLUMN());&#10;INDEX([$Bigrams_EN.$A$1:$Bigrams_EN.$AC$29];ROW();COLUMN())+INDEX([$Bigrams_EN.$A$1:$Bigrams_EN.$AC$29];COLUMN();ROW()))" office:value-type="float" office:value="0.062" calcext:value-type="float">
            <text:p>0.062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292" calcext:value-type="float">
            <text:p>0.292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96" calcext:value-type="float">
            <text:p>0.960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383" calcext:value-type="float">
            <text:p>0.383</text:p>
          </table:table-cell>
          <table:table-cell table:style-name="ce567" table:formula="of:=IF(ROW()=COLUMN();&#10;INDEX([$Bigrams_EN.$A$1:$Bigrams_EN.$AC$29];ROW();COLUMN());&#10;INDEX([$Bigrams_EN.$A$1:$Bigrams_EN.$AC$29];ROW();COLUMN())+INDEX([$Bigrams_EN.$A$1:$Bigrams_EN.$AC$29];COLUMN();ROW()))" office:value-type="float" office:value="0.112" calcext:value-type="float">
            <text:p>0.112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1.663" calcext:value-type="float">
            <text:p>1.663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226" calcext:value-type="float">
            <text:p>0.226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506" calcext:value-type="float">
            <text:p>0.506</text:p>
          </table:table-cell>
          <table:table-cell table:style-name="ce567" table:formula="of:=IF(ROW()=COLUMN();&#10;INDEX([$Bigrams_EN.$A$1:$Bigrams_EN.$AC$29];ROW();COLUMN());&#10;INDEX([$Bigrams_EN.$A$1:$Bigrams_EN.$AC$29];ROW();COLUMN())+INDEX([$Bigrams_EN.$A$1:$Bigrams_EN.$AC$29];COLUMN();ROW()))" office:value-type="float" office:value="0.923" calcext:value-type="float">
            <text:p>0.923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061" calcext:value-type="float">
            <text:p>0.061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07" calcext:value-type="float">
            <text:p>0.070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752" calcext:value-type="float">
            <text:p>0.752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883" calcext:value-type="float">
            <text:p>0.883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2.223" calcext:value-type="float">
            <text:p>2.223</text:p>
          </table:table-cell>
          <table:table-cell table:style-name="ce547" table:formula="of:=IF(ROW()=COLUMN();&#10;INDEX([$Bigrams_EN.$A$1:$Bigrams_EN.$AC$29];ROW();COLUMN());&#10;INDEX([$Bigrams_EN.$A$1:$Bigrams_EN.$AC$29];ROW();COLUMN())+INDEX([$Bigrams_EN.$A$1:$Bigrams_EN.$AC$29];COLUMN();ROW()))" office:value-type="float" office:value="0.21" calcext:value-type="float">
            <text:p>0.210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585" calcext:value-type="float">
            <text:p>0.585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001" calcext:value-type="float">
            <text:p>0.001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2.004" calcext:value-type="float">
            <text:p>2.004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688" calcext:value-type="float">
            <text:p>0.688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1.483" calcext:value-type="float">
            <text:p>1.483</text:p>
          </table:table-cell>
          <table:table-cell table:style-name="ce567" table:formula="of:=IF(ROW()=COLUMN();&#10;INDEX([$Bigrams_EN.$A$1:$Bigrams_EN.$AC$29];ROW();COLUMN());&#10;INDEX([$Bigrams_EN.$A$1:$Bigrams_EN.$AC$29];ROW();COLUMN())+INDEX([$Bigrams_EN.$A$1:$Bigrams_EN.$AC$29];COLUMN();ROW()))" office:value-type="float" office:value="0.881" calcext:value-type="float">
            <text:p>0.881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249" calcext:value-type="float">
            <text:p>0.249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552" calcext:value-type="float">
            <text:p>0.552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022" calcext:value-type="float">
            <text:p>0.022</text:p>
          </table:table-cell>
          <table:table-cell table:style-name="ce567" table:formula="of:=IF(ROW()=COLUMN();&#10;INDEX([$Bigrams_EN.$A$1:$Bigrams_EN.$AC$29];ROW();COLUMN());&#10;INDEX([$Bigrams_EN.$A$1:$Bigrams_EN.$AC$29];ROW();COLUMN())+INDEX([$Bigrams_EN.$A$1:$Bigrams_EN.$AC$29];COLUMN();ROW()))" office:value-type="float" office:value="0.186" calcext:value-type="float">
            <text:p>0.186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01" calcext:value-type="float">
            <text:p>0.010</text:p>
          </table:table-cell>
          <table:table-cell table:style-name="ce567" table:number-columns-repeated="3"/>
          <table:table-cell table:style-name="ce325" office:value-type="string" calcext:value-type="string">
            <text:p>O</text:p>
          </table:table-cell>
          <table:table-cell table:style-name="ce114" office:value-type="float" office:value="15" calcext:value-type="float">
            <text:p>15</text:p>
          </table:table-cell>
          <table:table-cell table:number-columns-repeated="993"/>
        </table:table-row>
        <table:table-row table:style-name="ro4"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527" calcext:value-type="float">
            <text:p>0.527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2" calcext:value-type="float">
            <text:p>0.002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2" calcext:value-type="float">
            <text:p>0.002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3" calcext:value-type="float">
            <text:p>0.003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65" calcext:value-type="float">
            <text:p>0.65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1" calcext:value-type="float">
            <text:p>0.001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95" calcext:value-type="float">
            <text:p>0.095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212" calcext:value-type="float">
            <text:p>0.212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2" calcext:value-type="float">
            <text:p>0.002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282" calcext:value-type="float">
            <text:p>0.282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255" calcext:value-type="float">
            <text:p>0.255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7" calcext:value-type="float">
            <text:p>0.007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585" calcext:value-type="float">
            <text:p>0.585</text:p>
          </table:table-cell>
          <table:table-cell table:style-name="ce547" table:formula="of:=IF(ROW()=COLUMN();&#10;INDEX([$Bigrams_EN.$A$1:$Bigrams_EN.$AC$29];ROW();COLUMN());&#10;INDEX([$Bigrams_EN.$A$1:$Bigrams_EN.$AC$29];ROW();COLUMN())+INDEX([$Bigrams_EN.$A$1:$Bigrams_EN.$AC$29];COLUMN();ROW()))" office:value-type="float" office:value="0.137" calcext:value-type="float">
            <text:p>0.137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516" calcext:value-type="float">
            <text:p>0.516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246" calcext:value-type="float">
            <text:p>0.246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11" calcext:value-type="float">
            <text:p>0.110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241" calcext:value-type="float">
            <text:p>0.241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2" calcext:value-type="float">
            <text:p>0.002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67" calcext:value-type="float">
            <text:p>0.067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037" calcext:value-type="float">
            <text:p>0.037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65" table:number-columns-repeated="3"/>
          <table:table-cell table:style-name="ce327" office:value-type="string" calcext:value-type="string">
            <text:p>P</text:p>
          </table:table-cell>
          <table:table-cell table:style-name="ce114" office:value-type="float" office:value="16" calcext:value-type="float">
            <text:p>16</text:p>
          </table:table-cell>
          <table:table-cell table:number-columns-repeated="993"/>
        </table:table-row>
        <table:table-row table:style-name="ro4"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002" calcext:value-type="float">
            <text:p>0.002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5" calcext:value-type="float">
            <text:p>0.005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1" calcext:value-type="float">
            <text:p>0.001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057" calcext:value-type="float">
            <text:p>0.057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011" calcext:value-type="float">
            <text:p>0.011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6" calcext:value-type="float">
            <text:p>0.006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001" calcext:value-type="float">
            <text:p>0.001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47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1" calcext:value-type="float">
            <text:p>0.001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7" calcext:value-type="float">
            <text:p>0.007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148" calcext:value-type="float">
            <text:p>0.148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65" table:number-columns-repeated="3"/>
          <table:table-cell table:style-name="ce327" office:value-type="string" calcext:value-type="string">
            <text:p>Q</text:p>
          </table:table-cell>
          <table:table-cell table:style-name="ce114" office:value-type="float" office:value="17" calcext:value-type="float">
            <text:p>17</text:p>
          </table:table-cell>
          <table:table-cell table:number-columns-repeated="993"/>
        </table:table-row>
        <table:table-row table:style-name="ro4"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1.761" calcext:value-type="float">
            <text:p>1.761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139" calcext:value-type="float">
            <text:p>0.139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27" calcext:value-type="float">
            <text:p>0.27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274" calcext:value-type="float">
            <text:p>0.274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3.902" calcext:value-type="float">
            <text:p>3.902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245" calcext:value-type="float">
            <text:p>0.245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297" calcext:value-type="float">
            <text:p>0.297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99" calcext:value-type="float">
            <text:p>0.099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1.043" calcext:value-type="float">
            <text:p>1.043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1" calcext:value-type="float">
            <text:p>0.001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1" calcext:value-type="float">
            <text:p>0.10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96" calcext:value-type="float">
            <text:p>0.096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178" calcext:value-type="float">
            <text:p>0.178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169" calcext:value-type="float">
            <text:p>0.169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2.004" calcext:value-type="float">
            <text:p>2.004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516" calcext:value-type="float">
            <text:p>0.516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1" calcext:value-type="float">
            <text:p>0.001</text:p>
          </table:table-cell>
          <table:table-cell table:style-name="ce547" table:formula="of:=IF(ROW()=COLUMN();&#10;INDEX([$Bigrams_EN.$A$1:$Bigrams_EN.$AC$29];ROW();COLUMN());&#10;INDEX([$Bigrams_EN.$A$1:$Bigrams_EN.$AC$29];ROW();COLUMN())+INDEX([$Bigrams_EN.$A$1:$Bigrams_EN.$AC$29];COLUMN();ROW()))" office:value-type="float" office:value="0.121" calcext:value-type="float">
            <text:p>0.121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403" calcext:value-type="float">
            <text:p>0.403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788" calcext:value-type="float">
            <text:p>0.788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671" calcext:value-type="float">
            <text:p>0.671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7" calcext:value-type="float">
            <text:p>0.07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44" calcext:value-type="float">
            <text:p>0.044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1" calcext:value-type="float">
            <text:p>0.001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256" calcext:value-type="float">
            <text:p>0.256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1" calcext:value-type="float">
            <text:p>0.001</text:p>
          </table:table-cell>
          <table:table-cell table:style-name="ce565" table:number-columns-repeated="3"/>
          <table:table-cell table:style-name="ce327" office:value-type="string" calcext:value-type="string">
            <text:p>R</text:p>
          </table:table-cell>
          <table:table-cell table:style-name="ce114" office:value-type="float" office:value="18" calcext:value-type="float">
            <text:p>18</text:p>
          </table:table-cell>
          <table:table-cell table:number-columns-repeated="993"/>
        </table:table-row>
        <table:table-row table:style-name="ro4"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1.089" calcext:value-type="float">
            <text:p>1.089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54" calcext:value-type="float">
            <text:p>0.054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178" calcext:value-type="float">
            <text:p>0.178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131" calcext:value-type="float">
            <text:p>0.131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2.271" calcext:value-type="float">
            <text:p>2.271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23" calcext:value-type="float">
            <text:p>0.023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53" calcext:value-type="float">
            <text:p>0.053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33" calcext:value-type="float">
            <text:p>0.330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1.678" calcext:value-type="float">
            <text:p>1.678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87" calcext:value-type="float">
            <text:p>0.087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198" calcext:value-type="float">
            <text:p>0.198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158" calcext:value-type="float">
            <text:p>0.158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518" calcext:value-type="float">
            <text:p>0.518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688" calcext:value-type="float">
            <text:p>0.688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246" calcext:value-type="float">
            <text:p>0.246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7" calcext:value-type="float">
            <text:p>0.007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403" calcext:value-type="float">
            <text:p>0.403</text:p>
          </table:table-cell>
          <table:table-cell table:style-name="ce547" table:formula="of:=IF(ROW()=COLUMN();&#10;INDEX([$Bigrams_EN.$A$1:$Bigrams_EN.$AC$29];ROW();COLUMN());&#10;INDEX([$Bigrams_EN.$A$1:$Bigrams_EN.$AC$29];ROW();COLUMN())+INDEX([$Bigrams_EN.$A$1:$Bigrams_EN.$AC$29];COLUMN();ROW()))" office:value-type="float" office:value="0.405" calcext:value-type="float">
            <text:p>0.405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1.39" calcext:value-type="float">
            <text:p>1.390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765" calcext:value-type="float">
            <text:p>0.765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2" calcext:value-type="float">
            <text:p>0.002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59" calcext:value-type="float">
            <text:p>0.059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154" calcext:value-type="float">
            <text:p>0.154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65" table:number-columns-repeated="3"/>
          <table:table-cell table:style-name="ce327" office:value-type="string" calcext:value-type="string">
            <text:p>S</text:p>
          </table:table-cell>
          <table:table-cell table:style-name="ce114" office:value-type="float" office:value="19" calcext:value-type="float">
            <text:p>19</text:p>
          </table:table-cell>
          <table:table-cell table:number-columns-repeated="993"/>
        </table:table-row>
        <table:table-row table:style-name="ro4"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2.017" calcext:value-type="float">
            <text:p>2.017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2" calcext:value-type="float">
            <text:p>0.02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487" calcext:value-type="float">
            <text:p>0.487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4" calcext:value-type="float">
            <text:p>0.004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1.618" calcext:value-type="float">
            <text:p>1.618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88" calcext:value-type="float">
            <text:p>0.088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17" calcext:value-type="float">
            <text:p>0.017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3.686" calcext:value-type="float">
            <text:p>3.686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2.466" calcext:value-type="float">
            <text:p>2.466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1" calcext:value-type="float">
            <text:p>0.001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222" calcext:value-type="float">
            <text:p>0.222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27" calcext:value-type="float">
            <text:p>0.027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1.051" calcext:value-type="float">
            <text:p>1.051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1.483" calcext:value-type="float">
            <text:p>1.483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11" calcext:value-type="float">
            <text:p>0.11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788" calcext:value-type="float">
            <text:p>0.788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1.39" calcext:value-type="float">
            <text:p>1.390</text:p>
          </table:table-cell>
          <table:table-cell table:style-name="ce547" table:formula="of:=IF(ROW()=COLUMN();&#10;INDEX([$Bigrams_EN.$A$1:$Bigrams_EN.$AC$29];ROW();COLUMN());&#10;INDEX([$Bigrams_EN.$A$1:$Bigrams_EN.$AC$29];ROW();COLUMN())+INDEX([$Bigrams_EN.$A$1:$Bigrams_EN.$AC$29];COLUMN();ROW()))" office:value-type="float" office:value="0.171" calcext:value-type="float">
            <text:p>0.171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66" calcext:value-type="float">
            <text:p>0.66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1" calcext:value-type="float">
            <text:p>0.001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89" calcext:value-type="float">
            <text:p>0.089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47" calcext:value-type="float">
            <text:p>0.047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244" calcext:value-type="float">
            <text:p>0.244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4" calcext:value-type="float">
            <text:p>0.004</text:p>
          </table:table-cell>
          <table:table-cell table:style-name="ce565" table:number-columns-repeated="3"/>
          <table:table-cell table:style-name="ce327" office:value-type="string" calcext:value-type="string">
            <text:p>T</text:p>
          </table:table-cell>
          <table:table-cell table:style-name="ce114" office:value-type="float" office:value="20" calcext:value-type="float">
            <text:p>20</text:p>
          </table:table-cell>
          <table:table-cell table:number-columns-repeated="993"/>
        </table:table-row>
        <table:table-row table:style-name="ro4">
          <table:table-cell table:style-name="ce567" table:formula="of:=IF(ROW()=COLUMN();&#10;INDEX([$Bigrams_EN.$A$1:$Bigrams_EN.$AC$29];ROW();COLUMN());&#10;INDEX([$Bigrams_EN.$A$1:$Bigrams_EN.$AC$29];ROW();COLUMN())+INDEX([$Bigrams_EN.$A$1:$Bigrams_EN.$AC$29];COLUMN();ROW()))" office:value-type="float" office:value="0.255" calcext:value-type="float">
            <text:p>0.255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274" calcext:value-type="float">
            <text:p>0.274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351" calcext:value-type="float">
            <text:p>0.351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239" calcext:value-type="float">
            <text:p>0.239</text:p>
          </table:table-cell>
          <table:table-cell table:style-name="ce567" table:formula="of:=IF(ROW()=COLUMN();&#10;INDEX([$Bigrams_EN.$A$1:$Bigrams_EN.$AC$29];ROW();COLUMN());&#10;INDEX([$Bigrams_EN.$A$1:$Bigrams_EN.$AC$29];ROW();COLUMN())+INDEX([$Bigrams_EN.$A$1:$Bigrams_EN.$AC$29];COLUMN();ROW()))" office:value-type="float" office:value="0.178" calcext:value-type="float">
            <text:p>0.178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115" calcext:value-type="float">
            <text:p>0.115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214" calcext:value-type="float">
            <text:p>0.214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075" calcext:value-type="float">
            <text:p>0.075</text:p>
          </table:table-cell>
          <table:table-cell table:style-name="ce567" table:formula="of:=IF(ROW()=COLUMN();&#10;INDEX([$Bigrams_EN.$A$1:$Bigrams_EN.$AC$29];ROW();COLUMN());&#10;INDEX([$Bigrams_EN.$A$1:$Bigrams_EN.$AC$29];ROW();COLUMN())+INDEX([$Bigrams_EN.$A$1:$Bigrams_EN.$AC$29];COLUMN();ROW()))" office:value-type="float" office:value="0.118" calcext:value-type="float">
            <text:p>0.118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06" calcext:value-type="float">
            <text:p>0.060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008" calcext:value-type="float">
            <text:p>0.008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481" calcext:value-type="float">
            <text:p>0.481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253" calcext:value-type="float">
            <text:p>0.253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473" calcext:value-type="float">
            <text:p>0.473</text:p>
          </table:table-cell>
          <table:table-cell table:style-name="ce567" table:formula="of:=IF(ROW()=COLUMN();&#10;INDEX([$Bigrams_EN.$A$1:$Bigrams_EN.$AC$29];ROW();COLUMN());&#10;INDEX([$Bigrams_EN.$A$1:$Bigrams_EN.$AC$29];ROW();COLUMN())+INDEX([$Bigrams_EN.$A$1:$Bigrams_EN.$AC$29];COLUMN();ROW()))" office:value-type="float" office:value="0.881" calcext:value-type="float">
            <text:p>0.881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241" calcext:value-type="float">
            <text:p>0.241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148" calcext:value-type="float">
            <text:p>0.148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671" calcext:value-type="float">
            <text:p>0.671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765" calcext:value-type="float">
            <text:p>0.765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66" calcext:value-type="float">
            <text:p>0.660</text:p>
          </table:table-cell>
          <table:table-cell table:style-name="ce547" table:formula="of:=IF(ROW()=COLUMN();&#10;INDEX([$Bigrams_EN.$A$1:$Bigrams_EN.$AC$29];ROW();COLUMN());&#10;INDEX([$Bigrams_EN.$A$1:$Bigrams_EN.$AC$29];ROW();COLUMN())+INDEX([$Bigrams_EN.$A$1:$Bigrams_EN.$AC$29];COLUMN();ROW()))" office:value-type="float" office:value="0.001" calcext:value-type="float">
            <text:p>0.001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005" calcext:value-type="float">
            <text:p>0.005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001" calcext:value-type="float">
            <text:p>0.001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009" calcext:value-type="float">
            <text:p>0.009</text:p>
          </table:table-cell>
          <table:table-cell table:style-name="ce567" table:formula="of:=IF(ROW()=COLUMN();&#10;INDEX([$Bigrams_EN.$A$1:$Bigrams_EN.$AC$29];ROW();COLUMN());&#10;INDEX([$Bigrams_EN.$A$1:$Bigrams_EN.$AC$29];ROW();COLUMN())+INDEX([$Bigrams_EN.$A$1:$Bigrams_EN.$AC$29];COLUMN();ROW()))" office:value-type="float" office:value="0.006" calcext:value-type="float">
            <text:p>0.006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004" calcext:value-type="float">
            <text:p>0.004</text:p>
          </table:table-cell>
          <table:table-cell table:style-name="ce567" table:number-columns-repeated="3"/>
          <table:table-cell table:style-name="ce325" office:value-type="string" calcext:value-type="string">
            <text:p>U</text:p>
          </table:table-cell>
          <table:table-cell table:style-name="ce114" office:value-type="float" office:value="21" calcext:value-type="float">
            <text:p>21</text:p>
          </table:table-cell>
          <table:table-cell table:number-columns-repeated="993"/>
        </table:table-row>
        <table:table-row table:style-name="ro4"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345" calcext:value-type="float">
            <text:p>0.345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4" calcext:value-type="float">
            <text:p>0.004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19" calcext:value-type="float">
            <text:p>0.019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1.08" calcext:value-type="float">
            <text:p>1.08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558" calcext:value-type="float">
            <text:p>0.558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35" calcext:value-type="float">
            <text:p>0.035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52" calcext:value-type="float">
            <text:p>0.052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249" calcext:value-type="float">
            <text:p>0.249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7" calcext:value-type="float">
            <text:p>0.07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2" calcext:value-type="float">
            <text:p>0.002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1" calcext:value-type="float">
            <text:p>0.001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005" calcext:value-type="float">
            <text:p>0.005</text:p>
          </table:table-cell>
          <table:table-cell table:style-name="ce547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2" calcext:value-type="float">
            <text:p>0.002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005" calcext:value-type="float">
            <text:p>0.005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65" table:number-columns-repeated="3"/>
          <table:table-cell table:style-name="ce327" office:value-type="string" calcext:value-type="string">
            <text:p>V</text:p>
          </table:table-cell>
          <table:table-cell table:style-name="ce114" office:value-type="float" office:value="22" calcext:value-type="float">
            <text:p>22</text:p>
          </table:table-cell>
          <table:table-cell table:number-columns-repeated="993"/>
        </table:table-row>
        <table:table-row table:style-name="ro4"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445" calcext:value-type="float">
            <text:p>0.445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1" calcext:value-type="float">
            <text:p>0.001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1" calcext:value-type="float">
            <text:p>0.001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12" calcext:value-type="float">
            <text:p>0.012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478" calcext:value-type="float">
            <text:p>0.478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2" calcext:value-type="float">
            <text:p>0.002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1" calcext:value-type="float">
            <text:p>0.001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384" calcext:value-type="float">
            <text:p>0.384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375" calcext:value-type="float">
            <text:p>0.375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3" calcext:value-type="float">
            <text:p>0.003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28" calcext:value-type="float">
            <text:p>0.028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2" calcext:value-type="float">
            <text:p>0.002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85" calcext:value-type="float">
            <text:p>0.085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552" calcext:value-type="float">
            <text:p>0.552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2" calcext:value-type="float">
            <text:p>0.002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44" calcext:value-type="float">
            <text:p>0.044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59" calcext:value-type="float">
            <text:p>0.059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89" calcext:value-type="float">
            <text:p>0.089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001" calcext:value-type="float">
            <text:p>0.001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47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005" calcext:value-type="float">
            <text:p>0.005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65" table:number-columns-repeated="3"/>
          <table:table-cell table:style-name="ce327" office:value-type="string" calcext:value-type="string">
            <text:p>W</text:p>
          </table:table-cell>
          <table:table-cell table:style-name="ce114" office:value-type="float" office:value="23" calcext:value-type="float">
            <text:p>23</text:p>
          </table:table-cell>
          <table:table-cell table:number-columns-repeated="993"/>
        </table:table-row>
        <table:table-row table:style-name="ro4"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049" calcext:value-type="float">
            <text:p>0.049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26" calcext:value-type="float">
            <text:p>0.026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236" calcext:value-type="float">
            <text:p>0.236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2" calcext:value-type="float">
            <text:p>0.002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4" calcext:value-type="float">
            <text:p>0.004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061" calcext:value-type="float">
            <text:p>0.061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1" calcext:value-type="float">
            <text:p>0.001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3" calcext:value-type="float">
            <text:p>0.003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022" calcext:value-type="float">
            <text:p>0.022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67" calcext:value-type="float">
            <text:p>0.067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1" calcext:value-type="float">
            <text:p>0.001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47" calcext:value-type="float">
            <text:p>0.047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009" calcext:value-type="float">
            <text:p>0.009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2" calcext:value-type="float">
            <text:p>0.002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47" table:formula="of:=IF(ROW()=COLUMN();&#10;INDEX([$Bigrams_EN.$A$1:$Bigrams_EN.$AC$29];ROW();COLUMN());&#10;INDEX([$Bigrams_EN.$A$1:$Bigrams_EN.$AC$29];ROW();COLUMN())+INDEX([$Bigrams_EN.$A$1:$Bigrams_EN.$AC$29];COLUMN();ROW()))" office:value-type="float" office:value="0.003" calcext:value-type="float">
            <text:p>0.003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003" calcext:value-type="float">
            <text:p>0.003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65" table:number-columns-repeated="3"/>
          <table:table-cell table:style-name="ce327" office:value-type="string" calcext:value-type="string">
            <text:p>X</text:p>
          </table:table-cell>
          <table:table-cell table:style-name="ce114" office:value-type="float" office:value="24" calcext:value-type="float">
            <text:p>24</text:p>
          </table:table-cell>
          <table:table-cell table:number-columns-repeated="993"/>
        </table:table-row>
        <table:table-row table:style-name="ro4">
          <table:table-cell table:style-name="ce567" table:formula="of:=IF(ROW()=COLUMN();&#10;INDEX([$Bigrams_EN.$A$1:$Bigrams_EN.$AC$29];ROW();COLUMN());&#10;INDEX([$Bigrams_EN.$A$1:$Bigrams_EN.$AC$29];ROW();COLUMN())+INDEX([$Bigrams_EN.$A$1:$Bigrams_EN.$AC$29];COLUMN();ROW()))" office:value-type="float" office:value="0.233" calcext:value-type="float">
            <text:p>0.233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18" calcext:value-type="float">
            <text:p>0.180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056" calcext:value-type="float">
            <text:p>0.056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057" calcext:value-type="float">
            <text:p>0.057</text:p>
          </table:table-cell>
          <table:table-cell table:style-name="ce567" table:formula="of:=IF(ROW()=COLUMN();&#10;INDEX([$Bigrams_EN.$A$1:$Bigrams_EN.$AC$29];ROW();COLUMN());&#10;INDEX([$Bigrams_EN.$A$1:$Bigrams_EN.$AC$29];ROW();COLUMN())+INDEX([$Bigrams_EN.$A$1:$Bigrams_EN.$AC$29];COLUMN();ROW()))" office:value-type="float" office:value="0.237" calcext:value-type="float">
            <text:p>0.237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01" calcext:value-type="float">
            <text:p>0.010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029" calcext:value-type="float">
            <text:p>0.029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051" calcext:value-type="float">
            <text:p>0.051</text:p>
          </table:table-cell>
          <table:table-cell table:style-name="ce567" table:formula="of:=IF(ROW()=COLUMN();&#10;INDEX([$Bigrams_EN.$A$1:$Bigrams_EN.$AC$29];ROW();COLUMN());&#10;INDEX([$Bigrams_EN.$A$1:$Bigrams_EN.$AC$29];ROW();COLUMN())+INDEX([$Bigrams_EN.$A$1:$Bigrams_EN.$AC$29];COLUMN();ROW()))" office:value-type="float" office:value="0.029" calcext:value-type="float">
            <text:p>0.029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006" calcext:value-type="float">
            <text:p>0.006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44" calcext:value-type="float">
            <text:p>0.440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086" calcext:value-type="float">
            <text:p>0.086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111" calcext:value-type="float">
            <text:p>0.111</text:p>
          </table:table-cell>
          <table:table-cell table:style-name="ce567" table:formula="of:=IF(ROW()=COLUMN();&#10;INDEX([$Bigrams_EN.$A$1:$Bigrams_EN.$AC$29];ROW();COLUMN());&#10;INDEX([$Bigrams_EN.$A$1:$Bigrams_EN.$AC$29];ROW();COLUMN())+INDEX([$Bigrams_EN.$A$1:$Bigrams_EN.$AC$29];COLUMN();ROW()))" office:value-type="float" office:value="0.186" calcext:value-type="float">
            <text:p>0.186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037" calcext:value-type="float">
            <text:p>0.037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256" calcext:value-type="float">
            <text:p>0.256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154" calcext:value-type="float">
            <text:p>0.154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244" calcext:value-type="float">
            <text:p>0.244</text:p>
          </table:table-cell>
          <table:table-cell table:style-name="ce567" table:formula="of:=IF(ROW()=COLUMN();&#10;INDEX([$Bigrams_EN.$A$1:$Bigrams_EN.$AC$29];ROW();COLUMN());&#10;INDEX([$Bigrams_EN.$A$1:$Bigrams_EN.$AC$29];ROW();COLUMN())+INDEX([$Bigrams_EN.$A$1:$Bigrams_EN.$AC$29];COLUMN();ROW()))" office:value-type="float" office:value="0.006" calcext:value-type="float">
            <text:p>0.006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005" calcext:value-type="float">
            <text:p>0.005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005" calcext:value-type="float">
            <text:p>0.005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003" calcext:value-type="float">
            <text:p>0.003</text:p>
          </table:table-cell>
          <table:table-cell table:style-name="ce547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004" calcext:value-type="float">
            <text:p>0.004</text:p>
          </table:table-cell>
          <table:table-cell table:style-name="ce567" table:number-columns-repeated="3"/>
          <table:table-cell table:style-name="ce325" office:value-type="string" calcext:value-type="string">
            <text:p>Y</text:p>
          </table:table-cell>
          <table:table-cell table:style-name="ce114" office:value-type="float" office:value="25" calcext:value-type="float">
            <text:p>25</text:p>
          </table:table-cell>
          <table:table-cell table:number-columns-repeated="993"/>
        </table:table-row>
        <table:table-row table:style-name="ro4"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037" calcext:value-type="float">
            <text:p>0.037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1" calcext:value-type="float">
            <text:p>0.001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055" calcext:value-type="float">
            <text:p>0.055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1" calcext:value-type="float">
            <text:p>0.001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076" calcext:value-type="float">
            <text:p>0.076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1" calcext:value-type="float">
            <text:p>0.001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4" calcext:value-type="float">
            <text:p>0.004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01" calcext:value-type="float">
            <text:p>0.01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1" calcext:value-type="float">
            <text:p>0.001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.004" calcext:value-type="float">
            <text:p>0.004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004" calcext:value-type="float">
            <text:p>0.004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71" table:formula="of:=IF(ROW()=COLUMN();&#10;INDEX([$Bigrams_EN.$A$1:$Bigrams_EN.$AC$29];ROW();COLUMN());&#10;INDEX([$Bigrams_EN.$A$1:$Bigrams_EN.$AC$29];ROW();COLUMN())+INDEX([$Bigrams_EN.$A$1:$Bigrams_EN.$AC$29];COLUMN();ROW()))" office:value-type="float" office:value="0" calcext:value-type="float">
            <text:p>0.000</text:p>
          </table:table-cell>
          <table:table-cell table:style-name="ce565" table:formula="of:=IF(ROW()=COLUMN();&#10;INDEX([$Bigrams_EN.$A$1:$Bigrams_EN.$AC$29];ROW();COLUMN());&#10;INDEX([$Bigrams_EN.$A$1:$Bigrams_EN.$AC$29];ROW();COLUMN())+INDEX([$Bigrams_EN.$A$1:$Bigrams_EN.$AC$29];COLUMN();ROW()))" office:value-type="float" office:value="0.004" calcext:value-type="float">
            <text:p>0.004</text:p>
          </table:table-cell>
          <table:table-cell table:style-name="ce547" table:formula="of:=IF(ROW()=COLUMN();&#10;INDEX([$Bigrams_EN.$A$1:$Bigrams_EN.$AC$29];ROW();COLUMN());&#10;INDEX([$Bigrams_EN.$A$1:$Bigrams_EN.$AC$29];ROW();COLUMN())+INDEX([$Bigrams_EN.$A$1:$Bigrams_EN.$AC$29];COLUMN();ROW()))" office:value-type="float" office:value="0.003" calcext:value-type="float">
            <text:p>0.003</text:p>
          </table:table-cell>
          <table:table-cell table:style-name="ce565" table:number-columns-repeated="3"/>
          <table:table-cell table:style-name="ce327" office:value-type="string" calcext:value-type="string">
            <text:p>Z</text:p>
          </table:table-cell>
          <table:table-cell table:style-name="ce114" office:value-type="float" office:value="26" calcext:value-type="float">
            <text:p>26</text:p>
          </table:table-cell>
          <table:table-cell table:number-columns-repeated="993"/>
        </table:table-row>
        <table:table-row table:style-name="ro4">
          <table:table-cell table:style-name="ce567"/>
          <table:table-cell table:style-name="ce565"/>
          <table:table-cell table:style-name="ce572"/>
          <table:table-cell table:style-name="ce565"/>
          <table:table-cell table:style-name="ce567"/>
          <table:table-cell table:style-name="ce565" table:number-columns-repeated="3"/>
          <table:table-cell table:style-name="ce567"/>
          <table:table-cell table:style-name="ce565" table:number-columns-repeated="5"/>
          <table:table-cell table:style-name="ce567"/>
          <table:table-cell table:style-name="ce565"/>
          <table:table-cell table:style-name="ce572"/>
          <table:table-cell table:style-name="ce565" table:number-columns-repeated="3"/>
          <table:table-cell table:style-name="ce567"/>
          <table:table-cell table:style-name="ce565" table:number-columns-repeated="3"/>
          <table:table-cell table:style-name="ce567"/>
          <table:table-cell table:style-name="ce565"/>
          <table:table-cell table:style-name="ce547"/>
          <table:table-cell table:style-name="ce567" table:number-columns-repeated="2"/>
          <table:table-cell table:style-name="ce325" office:value-type="string" calcext:value-type="string">
            <text:p>Å</text:p>
          </table:table-cell>
          <table:table-cell table:style-name="ce114" office:value-type="float" office:value="27" calcext:value-type="float">
            <text:p>27</text:p>
          </table:table-cell>
          <table:table-cell table:number-columns-repeated="993"/>
        </table:table-row>
        <table:table-row table:style-name="ro4">
          <table:table-cell table:style-name="ce567"/>
          <table:table-cell table:style-name="ce565" table:number-columns-repeated="3"/>
          <table:table-cell table:style-name="ce567"/>
          <table:table-cell table:style-name="ce565" table:number-columns-repeated="3"/>
          <table:table-cell table:style-name="ce567"/>
          <table:table-cell table:style-name="ce565" table:number-columns-repeated="5"/>
          <table:table-cell table:style-name="ce567"/>
          <table:table-cell table:style-name="ce565"/>
          <table:table-cell table:style-name="ce572"/>
          <table:table-cell table:style-name="ce565" table:number-columns-repeated="3"/>
          <table:table-cell table:style-name="ce567"/>
          <table:table-cell table:style-name="ce565" table:number-columns-repeated="3"/>
          <table:table-cell table:style-name="ce567"/>
          <table:table-cell table:style-name="ce565"/>
          <table:table-cell table:style-name="ce567"/>
          <table:table-cell table:style-name="ce547"/>
          <table:table-cell table:style-name="ce567"/>
          <table:table-cell table:style-name="ce325" office:value-type="string" calcext:value-type="string">
            <text:p>Ä</text:p>
          </table:table-cell>
          <table:table-cell table:style-name="ce114" office:value-type="float" office:value="28" calcext:value-type="float">
            <text:p>28</text:p>
          </table:table-cell>
          <table:table-cell table:number-columns-repeated="993"/>
        </table:table-row>
        <table:table-row table:style-name="ro4">
          <table:table-cell table:style-name="ce567"/>
          <table:table-cell table:style-name="ce565" table:number-columns-repeated="3"/>
          <table:table-cell table:style-name="ce574"/>
          <table:table-cell table:style-name="ce565" table:number-columns-repeated="3"/>
          <table:table-cell table:style-name="ce574"/>
          <table:table-cell table:style-name="ce565" table:number-columns-repeated="5"/>
          <table:table-cell table:style-name="ce574"/>
          <table:table-cell table:style-name="ce565"/>
          <table:table-cell table:style-name="ce572"/>
          <table:table-cell table:style-name="ce565" table:number-columns-repeated="3"/>
          <table:table-cell table:style-name="ce574"/>
          <table:table-cell table:style-name="ce565" table:number-columns-repeated="3"/>
          <table:table-cell table:style-name="ce574"/>
          <table:table-cell table:style-name="ce565"/>
          <table:table-cell table:style-name="ce572"/>
          <table:table-cell table:style-name="ce567"/>
          <table:table-cell table:style-name="ce547"/>
          <table:table-cell table:style-name="ce325" office:value-type="string" calcext:value-type="string">
            <text:p>Ö</text:p>
          </table:table-cell>
          <table:table-cell table:style-name="ce114" office:value-type="float" office:value="29" calcext:value-type="float">
            <text:p>29</text:p>
          </table:table-cell>
          <table:table-cell table:number-columns-repeated="993"/>
        </table:table-row>
        <table:table-row table:style-name="ro4">
          <table:table-cell table:style-name="ce325" office:value-type="string" calcext:value-type="string">
            <text:p>A</text:p>
          </table:table-cell>
          <table:table-cell table:style-name="ce327" office:value-type="string" calcext:value-type="string">
            <text:p>B</text:p>
          </table:table-cell>
          <table:table-cell table:style-name="ce329" office:value-type="string" calcext:value-type="string">
            <text:p>C</text:p>
          </table:table-cell>
          <table:table-cell table:style-name="ce327" office:value-type="string" calcext:value-type="string">
            <text:p>D</text:p>
          </table:table-cell>
          <table:table-cell table:style-name="ce342" office:value-type="string" calcext:value-type="string">
            <text:p>E</text:p>
          </table:table-cell>
          <table:table-cell table:style-name="ce327" office:value-type="string" calcext:value-type="string">
            <text:p>F</text:p>
          </table:table-cell>
          <table:table-cell table:style-name="ce327" office:value-type="string" calcext:value-type="string">
            <text:p>G</text:p>
          </table:table-cell>
          <table:table-cell table:style-name="ce327" office:value-type="string" calcext:value-type="string">
            <text:p>H</text:p>
          </table:table-cell>
          <table:table-cell table:style-name="ce325" office:value-type="string" calcext:value-type="string">
            <text:p>I</text:p>
          </table:table-cell>
          <table:table-cell table:style-name="ce327" office:value-type="string" calcext:value-type="string">
            <text:p>J</text:p>
          </table:table-cell>
          <table:table-cell table:style-name="ce327" office:value-type="string" calcext:value-type="string">
            <text:p>K</text:p>
          </table:table-cell>
          <table:table-cell table:style-name="ce327" office:value-type="string" calcext:value-type="string">
            <text:p>L</text:p>
          </table:table-cell>
          <table:table-cell table:style-name="ce327" office:value-type="string" calcext:value-type="string">
            <text:p>M</text:p>
          </table:table-cell>
          <table:table-cell table:style-name="ce327" office:value-type="string" calcext:value-type="string">
            <text:p>N</text:p>
          </table:table-cell>
          <table:table-cell table:style-name="ce325" office:value-type="string" calcext:value-type="string">
            <text:p>O</text:p>
          </table:table-cell>
          <table:table-cell table:style-name="ce327" office:value-type="string" calcext:value-type="string">
            <text:p>P</text:p>
          </table:table-cell>
          <table:table-cell table:style-name="ce327" office:value-type="string" calcext:value-type="string">
            <text:p>Q</text:p>
          </table:table-cell>
          <table:table-cell table:style-name="ce327" office:value-type="string" calcext:value-type="string">
            <text:p>R</text:p>
          </table:table-cell>
          <table:table-cell table:style-name="ce327" office:value-type="string" calcext:value-type="string">
            <text:p>S</text:p>
          </table:table-cell>
          <table:table-cell table:style-name="ce327" office:value-type="string" calcext:value-type="string">
            <text:p>T</text:p>
          </table:table-cell>
          <table:table-cell table:style-name="ce325" office:value-type="string" calcext:value-type="string">
            <text:p>U</text:p>
          </table:table-cell>
          <table:table-cell table:style-name="ce327" office:value-type="string" calcext:value-type="string">
            <text:p>V</text:p>
          </table:table-cell>
          <table:table-cell table:style-name="ce327" office:value-type="string" calcext:value-type="string">
            <text:p>W</text:p>
          </table:table-cell>
          <table:table-cell table:style-name="ce327" office:value-type="string" calcext:value-type="string">
            <text:p>X</text:p>
          </table:table-cell>
          <table:table-cell table:style-name="ce325" office:value-type="string" calcext:value-type="string">
            <text:p>Y</text:p>
          </table:table-cell>
          <table:table-cell table:style-name="ce327" office:value-type="string" calcext:value-type="string">
            <text:p>Z</text:p>
          </table:table-cell>
          <table:table-cell table:style-name="ce325" office:value-type="string" calcext:value-type="string">
            <text:p>Å</text:p>
          </table:table-cell>
          <table:table-cell table:style-name="ce325" office:value-type="string" calcext:value-type="string">
            <text:p>Ä</text:p>
          </table:table-cell>
          <table:table-cell table:style-name="ce325" office:value-type="string" calcext:value-type="string">
            <text:p>Ö</text:p>
          </table:table-cell>
          <table:table-cell table:style-name="ce114" table:number-columns-repeated="2"/>
          <table:table-cell table:number-columns-repeated="993"/>
        </table:table-row>
        <table:table-row table:style-name="ro4">
          <table:table-cell table:style-name="ce376" office:value-type="float" office:value="1" calcext:value-type="float">
            <text:p>1</text:p>
          </table:table-cell>
          <table:table-cell table:style-name="ce376" office:value-type="float" office:value="2" calcext:value-type="float">
            <text:p>2</text:p>
          </table:table-cell>
          <table:table-cell table:style-name="ce376" office:value-type="float" office:value="3" calcext:value-type="float">
            <text:p>3</text:p>
          </table:table-cell>
          <table:table-cell table:style-name="ce376" office:value-type="float" office:value="4" calcext:value-type="float">
            <text:p>4</text:p>
          </table:table-cell>
          <table:table-cell table:style-name="ce376" office:value-type="float" office:value="5" calcext:value-type="float">
            <text:p>5</text:p>
          </table:table-cell>
          <table:table-cell table:style-name="ce376" office:value-type="float" office:value="6" calcext:value-type="float">
            <text:p>6</text:p>
          </table:table-cell>
          <table:table-cell table:style-name="ce376" office:value-type="float" office:value="7" calcext:value-type="float">
            <text:p>7</text:p>
          </table:table-cell>
          <table:table-cell table:style-name="ce376" office:value-type="float" office:value="8" calcext:value-type="float">
            <text:p>8</text:p>
          </table:table-cell>
          <table:table-cell table:style-name="ce376" office:value-type="float" office:value="9" calcext:value-type="float">
            <text:p>9</text:p>
          </table:table-cell>
          <table:table-cell table:style-name="ce376" office:value-type="float" office:value="10" calcext:value-type="float">
            <text:p>10</text:p>
          </table:table-cell>
          <table:table-cell table:style-name="ce376" office:value-type="float" office:value="11" calcext:value-type="float">
            <text:p>11</text:p>
          </table:table-cell>
          <table:table-cell table:style-name="ce376" office:value-type="float" office:value="12" calcext:value-type="float">
            <text:p>12</text:p>
          </table:table-cell>
          <table:table-cell table:style-name="ce376" office:value-type="float" office:value="13" calcext:value-type="float">
            <text:p>13</text:p>
          </table:table-cell>
          <table:table-cell table:style-name="ce376" office:value-type="float" office:value="14" calcext:value-type="float">
            <text:p>14</text:p>
          </table:table-cell>
          <table:table-cell table:style-name="ce376" office:value-type="float" office:value="15" calcext:value-type="float">
            <text:p>15</text:p>
          </table:table-cell>
          <table:table-cell table:style-name="ce376" office:value-type="float" office:value="16" calcext:value-type="float">
            <text:p>16</text:p>
          </table:table-cell>
          <table:table-cell table:style-name="ce376" office:value-type="float" office:value="17" calcext:value-type="float">
            <text:p>17</text:p>
          </table:table-cell>
          <table:table-cell table:style-name="ce376" office:value-type="float" office:value="18" calcext:value-type="float">
            <text:p>18</text:p>
          </table:table-cell>
          <table:table-cell table:style-name="ce376" office:value-type="float" office:value="19" calcext:value-type="float">
            <text:p>19</text:p>
          </table:table-cell>
          <table:table-cell table:style-name="ce376" office:value-type="float" office:value="20" calcext:value-type="float">
            <text:p>20</text:p>
          </table:table-cell>
          <table:table-cell table:style-name="ce376" office:value-type="float" office:value="21" calcext:value-type="float">
            <text:p>21</text:p>
          </table:table-cell>
          <table:table-cell table:style-name="ce376" office:value-type="float" office:value="22" calcext:value-type="float">
            <text:p>22</text:p>
          </table:table-cell>
          <table:table-cell table:style-name="ce376" office:value-type="float" office:value="23" calcext:value-type="float">
            <text:p>23</text:p>
          </table:table-cell>
          <table:table-cell table:style-name="ce376" office:value-type="float" office:value="24" calcext:value-type="float">
            <text:p>24</text:p>
          </table:table-cell>
          <table:table-cell table:style-name="ce376" office:value-type="float" office:value="25" calcext:value-type="float">
            <text:p>25</text:p>
          </table:table-cell>
          <table:table-cell table:style-name="ce376" office:value-type="float" office:value="26" calcext:value-type="float">
            <text:p>26</text:p>
          </table:table-cell>
          <table:table-cell table:style-name="ce376" office:value-type="float" office:value="27" calcext:value-type="float">
            <text:p>27</text:p>
          </table:table-cell>
          <table:table-cell table:style-name="ce376" office:value-type="float" office:value="28" calcext:value-type="float">
            <text:p>28</text:p>
          </table:table-cell>
          <table:table-cell table:style-name="ce376" office:value-type="float" office:value="29" calcext:value-type="float">
            <text:p>29</text:p>
          </table:table-cell>
          <table:table-cell table:style-name="ce359"/>
          <table:table-cell table:style-name="ce114"/>
          <table:table-cell table:number-columns-repeated="993"/>
        </table:table-row>
        <table:table-row table:style-name="ro4">
          <table:table-cell table:style-name="ce114"/>
          <table:table-cell/>
          <table:table-cell table:style-name="ce330"/>
          <table:table-cell table:style-name="ce114"/>
          <table:table-cell table:style-name="ce343"/>
          <table:table-cell/>
          <table:table-cell table:style-name="ce114" table:number-columns-repeated="16"/>
          <table:table-cell/>
          <table:table-cell table:style-name="ce114" table:number-columns-repeated="8"/>
          <table:table-cell table:number-columns-repeated="993"/>
        </table:table-row>
        <table:table-row table:style-name="ro4">
          <table:table-cell table:style-name="ce114" table:number-columns-repeated="2"/>
          <table:table-cell table:style-name="ce331" table:number-columns-repeated="6"/>
          <table:table-cell table:style-name="ce140" table:formula="of:=INDEX([.$A$1:.$AC$29];MATCH([$Layout.N18];[.$A$30:.$AC$30];0);MATCH([$Layout.O17];[.$A$30:.$AC$30];0))" office:value-type="float" office:value="0.238" calcext:value-type="float">
            <text:p>0.238</text:p>
          </table:table-cell>
          <table:table-cell table:style-name="ce140" office:value-type="string" calcext:value-type="string">
            <text:p>/ <text:s text:c="5"/>\</text:p>
          </table:table-cell>
          <table:table-cell table:style-name="ce140" table:formula="of:=INDEX([.$A$1:.$AC$29];MATCH([$Layout.S17];[.$A$30:.$AC$30];0);MATCH([$Layout.T18];[.$A$30:.$AC$30];0))" office:value-type="float" office:value="0.161" calcext:value-type="float">
            <text:p>0.161</text:p>
          </table:table-cell>
          <table:table-cell table:style-name="ce331" table:number-columns-repeated="4"/>
          <table:table-cell table:style-name="ce330"/>
          <table:table-cell table:style-name="ce354"/>
          <table:table-cell table:style-name="ce330" table:number-columns-repeated="4"/>
          <table:table-cell table:style-name="ce114" table:number-columns-repeated="10"/>
          <table:table-cell table:number-columns-repeated="993"/>
        </table:table-row>
        <table:table-row table:style-name="ro4">
          <table:table-cell table:style-name="ce114" table:number-columns-repeated="2"/>
          <table:table-cell table:style-name="ce331"/>
          <table:table-cell table:style-name="ce332" table:formula="of:=INDEX([.$A$1:.$AC$29];MATCH([$Layout.K17];[.$A$30:.$AC$30];0);MATCH([$Layout.K18];[.$A$30:.$AC$30];0))" office:value-type="float" office:value="0.011" calcext:value-type="float">
            <text:p>0.011</text:p>
          </table:table-cell>
          <table:table-cell table:style-name="ce344" table:formula="of:=INDEX([.$A$1:.$AC$29];MATCH([$Layout.L17];[.$A$30:.$AC$30];0);MATCH([$Layout.L18];[.$A$30:.$AC$30];0))" office:value-type="float" office:value="0.186" calcext:value-type="float">
            <text:p>0.186</text:p>
          </table:table-cell>
          <table:table-cell table:style-name="ce344" table:formula="of:=INDEX([.$A$1:.$AC$29];MATCH([$Layout.M17];[.$A$30:.$AC$30];0);MATCH([$Layout.M18];[.$A$30:.$AC$30];0))" office:value-type="float" office:value="0.178" calcext:value-type="float">
            <text:p>0.178</text:p>
          </table:table-cell>
          <table:table-cell table:style-name="ce344" table:formula="of:=INDEX([.$A$1:.$AC$29];MATCH([$Layout.N17];[.$A$30:.$AC$30];0);MATCH([$Layout.N18];[.$A$30:.$AC$30];0))" office:value-type="float" office:value="0.445" calcext:value-type="float">
            <text:p>0.445</text:p>
          </table:table-cell>
          <table:table-cell table:style-name="ce346" table:formula="of:=INDEX([.$A$1:.$AC$29];MATCH([$Layout.O17];[.$A$30:.$AC$30];0);MATCH([$Layout.O18];[.$A$30:.$AC$30];0))" office:value-type="float" office:value="0.002" calcext:value-type="float">
            <text:p>0.002</text:p>
          </table:table-cell>
          <table:table-cell table:style-name="ce140" table:formula="of:=INDEX([.$A$1:.$AC$29];MATCH([$Layout.N17];[.$A$30:.$AC$30];0);MATCH([$Layout.O17];[.$A$30:.$AC$30];0))" office:value-type="float" office:value="0.002" calcext:value-type="float">
            <text:p>0.002</text:p>
          </table:table-cell>
          <table:table-cell table:style-name="ce140" office:value-type="string" calcext:value-type="string">
            <text:p>– <text:s text:c="4"/>–</text:p>
          </table:table-cell>
          <table:table-cell table:style-name="ce140" table:formula="of:=INDEX([.$A$1:.$AC$29];MATCH([$Layout.S17];[.$A$30:.$AC$30];0);MATCH([$Layout.T17];[.$A$30:.$AC$30];0))" office:value-type="float" office:value="0.599" calcext:value-type="float">
            <text:p>0.599</text:p>
          </table:table-cell>
          <table:table-cell table:style-name="ce332" table:formula="of:=INDEX([.$A$1:.$AC$29];MATCH([$Layout.S17];[.$A$30:.$AC$30];0);MATCH([$Layout.S18];[.$A$30:.$AC$30];0))" office:value-type="float" office:value="0.002" calcext:value-type="float">
            <text:p>0.002</text:p>
          </table:table-cell>
          <table:table-cell table:style-name="ce344" table:formula="of:=INDEX([.$A$1:.$AC$29];MATCH([$Layout.T17];[.$A$30:.$AC$30];0);MATCH([$Layout.T18];[.$A$30:.$AC$30];0))" office:value-type="float" office:value="0.015" calcext:value-type="float">
            <text:p>0.015</text:p>
          </table:table-cell>
          <table:table-cell table:style-name="ce344" table:formula="of:=INDEX([.$A$1:.$AC$29];MATCH([$Layout.U17];[.$A$30:.$AC$30];0);MATCH([$Layout.U18];[.$A$30:.$AC$30];0))" office:value-type="float" office:value="0.169" calcext:value-type="float">
            <text:p>0.169</text:p>
          </table:table-cell>
          <table:table-cell table:style-name="ce344" table:formula="of:=INDEX([.$A$1:.$AC$29];MATCH([$Layout.V17];[.$A$30:.$AC$30];0);MATCH([$Layout.V18];[.$A$30:.$AC$30];0))" office:value-type="float" office:value="0.158" calcext:value-type="float">
            <text:p>0.158</text:p>
          </table:table-cell>
          <table:table-cell table:style-name="ce346" table:formula="of:=INDEX([.$A$1:.$AC$29];MATCH([$Layout.W17];[.$A$30:.$AC$30];0);MATCH([$Layout.W18];[.$A$30:.$AC$30];0))" office:value-type="float" office:value="0.02" calcext:value-type="float">
            <text:p>0.020</text:p>
          </table:table-cell>
          <table:table-cell table:style-name="ce331" office:value-type="string" calcext:value-type="string">
            <text:p>v</text:p>
          </table:table-cell>
          <table:table-cell table:style-name="ce356" office:value-type="string" calcext:value-type="string">
            <text:p>Middle – Top</text:p>
          </table:table-cell>
          <table:table-cell/>
          <table:table-cell table:style-name="ce114" table:number-columns-repeated="2"/>
          <table:table-cell table:number-columns-repeated="2"/>
          <table:table-cell table:style-name="ce114" table:number-columns-repeated="8"/>
          <table:table-cell table:number-columns-repeated="993"/>
        </table:table-row>
        <table:table-row table:style-name="ro4">
          <table:table-cell table:style-name="ce114" table:number-columns-repeated="2"/>
          <table:table-cell table:style-name="ce331"/>
          <table:table-cell table:style-name="ce333" table:formula="of:=INDEX([.$A$1:.$AC$29];MATCH([$Layout.K17];[.$A$30:.$AC$30];0);MATCH([$Layout.K19];[.$A$30:.$AC$30];0))" office:value-type="string" office:string-value="" calcext:value-type="error">
            <text:p>#N/A</text:p>
          </table:table-cell>
          <table:table-cell table:style-name="ce140" table:formula="of:=INDEX([.$A$1:.$AC$29];MATCH([$Layout.L17];[.$A$30:.$AC$30];0);MATCH([$Layout.L19];[.$A$30:.$AC$30];0))" office:value-type="float" office:value="0.004" calcext:value-type="float">
            <text:p>0.004</text:p>
          </table:table-cell>
          <table:table-cell table:style-name="ce140" table:formula="of:=INDEX([.$A$1:.$AC$29];MATCH([$Layout.M17];[.$A$30:.$AC$30];0);MATCH([$Layout.M19];[.$A$30:.$AC$30];0))" office:value-type="float" office:value="0.009" calcext:value-type="float">
            <text:p>0.009</text:p>
          </table:table-cell>
          <table:table-cell table:style-name="ce381" table:formula="of:=INDEX([.$A$1:.$AC$29];MATCH([$Layout.N17];[.$A$30:.$AC$30];0);MATCH([$Layout.N19];[.$A$30:.$AC$30];0))" office:value-type="float" office:value="0" calcext:value-type="float">
            <text:p>0.000</text:p>
          </table:table-cell>
          <table:table-cell table:style-name="ce907" table:formula="of:=INDEX([.$A$1:.$AC$29];MATCH([$Layout.O17];[.$A$30:.$AC$30];0);MATCH([$Layout.O19];[.$A$30:.$AC$30];0))" office:value-type="float" office:value="0" calcext:value-type="float">
            <text:p>0.000</text:p>
          </table:table-cell>
          <table:table-cell table:style-name="ce140" table:formula="of:=INDEX([.$A$1:.$AC$29];MATCH([$Layout.N18];[.$A$30:.$AC$30];0);MATCH([$Layout.O18];[.$A$30:.$AC$30];0))" office:value-type="float" office:value="0.353" calcext:value-type="float">
            <text:p>0.353</text:p>
          </table:table-cell>
          <table:table-cell table:style-name="ce140" office:value-type="string" calcext:value-type="string">
            <text:p>– <text:s text:c="4"/>–</text:p>
          </table:table-cell>
          <table:table-cell table:style-name="ce140" table:formula="of:=INDEX([.$A$1:.$AC$29];MATCH([$Layout.S18];[.$A$30:.$AC$30];0);MATCH([$Layout.T18];[.$A$30:.$AC$30];0))" office:value-type="float" office:value="0.282" calcext:value-type="float">
            <text:p>0.282</text:p>
          </table:table-cell>
          <table:table-cell table:style-name="ce333" table:formula="of:=INDEX([.$A$1:.$AC$29];MATCH([$Layout.S17];[.$A$30:.$AC$30];0);MATCH([$Layout.S19];[.$A$30:.$AC$30];0))" office:value-type="float" office:value="0" calcext:value-type="float">
            <text:p>0.000</text:p>
          </table:table-cell>
          <table:table-cell table:style-name="ce381" table:formula="of:=INDEX([.$A$1:.$AC$29];MATCH([$Layout.T17];[.$A$30:.$AC$30];0);MATCH([$Layout.T19];[.$A$30:.$AC$30];0))" office:value-type="float" office:value="0.003" calcext:value-type="float">
            <text:p>0.003</text:p>
          </table:table-cell>
          <table:table-cell table:style-name="ce140" table:formula="of:=INDEX([.$A$1:.$AC$29];MATCH([$Layout.U17];[.$A$30:.$AC$30];0);MATCH([$Layout.U19];[.$A$30:.$AC$30];0))" office:value-type="float" office:value="0.07" calcext:value-type="float">
            <text:p>0.070</text:p>
          </table:table-cell>
          <table:table-cell table:style-name="ce140" table:formula="of:=INDEX([.$A$1:.$AC$29];MATCH([$Layout.V17];[.$A$30:.$AC$30];0);MATCH([$Layout.V19];[.$A$30:.$AC$30];0))" office:value-type="float" office:value="0.019" calcext:value-type="float">
            <text:p>0.019</text:p>
          </table:table-cell>
          <table:table-cell table:style-name="ce907" table:formula="of:=INDEX([.$A$1:.$AC$29];MATCH([$Layout.W17];[.$A$30:.$AC$30];0);MATCH([$Layout.W19];[.$A$30:.$AC$30];0))" office:value-type="string" office:string-value="" calcext:value-type="error">
            <text:p>#N/A</text:p>
          </table:table-cell>
          <table:table-cell table:style-name="ce331" office:value-type="string" calcext:value-type="string">
            <text:p>^v</text:p>
          </table:table-cell>
          <table:table-cell table:style-name="ce354" office:value-type="string" calcext:value-type="string">
            <text:p>Top – Bottom</text:p>
          </table:table-cell>
          <table:table-cell/>
          <table:table-cell table:style-name="ce114" table:number-columns-repeated="2"/>
          <table:table-cell table:number-columns-repeated="2"/>
          <table:table-cell table:style-name="ce114"/>
          <table:table-cell table:number-columns-repeated="4"/>
          <table:table-cell table:style-name="ce114" table:number-columns-repeated="3"/>
          <table:table-cell table:number-columns-repeated="993"/>
        </table:table-row>
        <table:table-row table:style-name="ro4">
          <table:table-cell table:style-name="ce114" table:number-columns-repeated="2"/>
          <table:table-cell table:style-name="ce331"/>
          <table:table-cell table:style-name="ce340" table:formula="of:=INDEX([.$A$1:.$AC$29];MATCH([$Layout.K18];[.$A$30:.$AC$30];0);MATCH([$Layout.K19];[.$A$30:.$AC$30];0))" office:value-type="string" office:string-value="" calcext:value-type="error">
            <text:p>#N/A</text:p>
          </table:table-cell>
          <table:table-cell table:style-name="ce345" table:formula="of:=INDEX([.$A$1:.$AC$29];MATCH([$Layout.L18];[.$A$30:.$AC$30];0);MATCH([$Layout.L19];[.$A$30:.$AC$30];0))" office:value-type="float" office:value="0.01" calcext:value-type="float">
            <text:p>0.010</text:p>
          </table:table-cell>
          <table:table-cell table:style-name="ce345" table:formula="of:=INDEX([.$A$1:.$AC$29];MATCH([$Layout.M18];[.$A$30:.$AC$30];0);MATCH([$Layout.M19];[.$A$30:.$AC$30];0))" office:value-type="float" office:value="0.236" calcext:value-type="float">
            <text:p>0.236</text:p>
          </table:table-cell>
          <table:table-cell table:style-name="ce345" table:formula="of:=INDEX([.$A$1:.$AC$29];MATCH([$Layout.N18];[.$A$30:.$AC$30];0);MATCH([$Layout.N19];[.$A$30:.$AC$30];0))" office:value-type="float" office:value="0" calcext:value-type="float">
            <text:p>0.000</text:p>
          </table:table-cell>
          <table:table-cell table:style-name="ce353" table:formula="of:=INDEX([.$A$1:.$AC$29];MATCH([$Layout.O18];[.$A$30:.$AC$30];0);MATCH([$Layout.O19];[.$A$30:.$AC$30];0))" office:value-type="float" office:value="0" calcext:value-type="float">
            <text:p>0.000</text:p>
          </table:table-cell>
          <table:table-cell table:style-name="ce140" table:formula="of:=INDEX([.$A$1:.$AC$29];MATCH([$Layout.N19];[.$A$30:.$AC$30];0);MATCH([$Layout.O19];[.$A$30:.$AC$30];0))" office:value-type="float" office:value="0" calcext:value-type="float">
            <text:p>0.000</text:p>
          </table:table-cell>
          <table:table-cell table:style-name="ce140" office:value-type="string" calcext:value-type="string">
            <text:p>– <text:s text:c="4"/>–</text:p>
          </table:table-cell>
          <table:table-cell table:style-name="ce140" table:formula="of:=INDEX([.$A$1:.$AC$29];MATCH([$Layout.S19];[.$A$30:.$AC$30];0);MATCH([$Layout.T19];[.$A$30:.$AC$30];0))" office:value-type="float" office:value="0" calcext:value-type="float">
            <text:p>0.000</text:p>
          </table:table-cell>
          <table:table-cell table:style-name="ce340" table:formula="of:=INDEX([.$A$1:.$AC$29];MATCH([$Layout.S18];[.$A$30:.$AC$30];0);MATCH([$Layout.S19];[.$A$30:.$AC$30];0))" office:value-type="float" office:value="0" calcext:value-type="float">
            <text:p>0.000</text:p>
          </table:table-cell>
          <table:table-cell table:style-name="ce345" table:formula="of:=INDEX([.$A$1:.$AC$29];MATCH([$Layout.T18];[.$A$30:.$AC$30];0);MATCH([$Layout.T19];[.$A$30:.$AC$30];0))" office:value-type="float" office:value="0.031" calcext:value-type="float">
            <text:p>0.031</text:p>
          </table:table-cell>
          <table:table-cell table:style-name="ce345" table:formula="of:=INDEX([.$A$1:.$AC$29];MATCH([$Layout.U18];[.$A$30:.$AC$30];0);MATCH([$Layout.U19];[.$A$30:.$AC$30];0))" office:value-type="float" office:value="0.052" calcext:value-type="float">
            <text:p>0.052</text:p>
          </table:table-cell>
          <table:table-cell table:style-name="ce345" table:formula="of:=INDEX([.$A$1:.$AC$29];MATCH([$Layout.V18];[.$A$30:.$AC$30];0);MATCH([$Layout.V19];[.$A$30:.$AC$30];0))" office:value-type="float" office:value="0.131" calcext:value-type="float">
            <text:p>0.131</text:p>
          </table:table-cell>
          <table:table-cell table:style-name="ce353" table:formula="of:=INDEX([.$A$1:.$AC$29];MATCH([$Layout.W18];[.$A$30:.$AC$30];0);MATCH([$Layout.W19];[.$A$30:.$AC$30];0))" office:value-type="string" office:string-value="" calcext:value-type="error">
            <text:p>#N/A</text:p>
          </table:table-cell>
          <table:table-cell table:style-name="ce331" office:value-type="string" calcext:value-type="string">
            <text:p>^</text:p>
          </table:table-cell>
          <table:table-cell table:style-name="ce356" office:value-type="string" calcext:value-type="string">
            <text:p>Middle – Bottom</text:p>
          </table:table-cell>
          <table:table-cell/>
          <table:table-cell table:style-name="ce114" table:number-columns-repeated="2"/>
          <table:table-cell table:number-columns-repeated="2"/>
          <table:table-cell table:style-name="ce114" table:number-columns-repeated="8"/>
          <table:table-cell table:number-columns-repeated="993"/>
        </table:table-row>
        <table:table-row table:style-name="ro4">
          <table:table-cell table:style-name="ce114" table:number-columns-repeated="2"/>
          <table:table-cell table:style-name="ce331"/>
          <table:table-cell table:style-name="ce140" table:formula="of:=SUMIF([.D34:.D36];&quot;&gt;0&quot;)" office:value-type="float" office:value="0.011" calcext:value-type="float">
            <text:p>0.011</text:p>
          </table:table-cell>
          <table:table-cell table:style-name="ce140" table:formula="of:=SUMIF([.E34:.E36];&quot;&gt;0&quot;)" office:value-type="float" office:value="0.2" calcext:value-type="float">
            <text:p>0.200</text:p>
          </table:table-cell>
          <table:table-cell table:style-name="ce140" table:formula="of:=SUMIF([.F34:.F36];&quot;&gt;0&quot;)" office:value-type="float" office:value="0.423" calcext:value-type="float">
            <text:p>0.423</text:p>
          </table:table-cell>
          <table:table-cell table:style-name="ce140" table:formula="of:=SUMIF([.G34:.G36];&quot;&gt;0&quot;)" office:value-type="float" office:value="0.445" calcext:value-type="float">
            <text:p>0.445</text:p>
          </table:table-cell>
          <table:table-cell table:style-name="ce140" table:formula="of:=SUMIF([.H34:.H36];&quot;&gt;0&quot;)" office:value-type="float" office:value="0.002" calcext:value-type="float">
            <text:p>0.002</text:p>
          </table:table-cell>
          <table:table-cell table:style-name="ce140" table:formula="of:=INDEX([.$A$1:.$AC$29];MATCH([$Layout.N18];[.$A$30:.$AC$30];0);MATCH([$Layout.O19];[.$A$30:.$AC$30];0))" office:value-type="float" office:value="0" calcext:value-type="float">
            <text:p>0.000</text:p>
          </table:table-cell>
          <table:table-cell table:style-name="ce140" office:value-type="string" calcext:value-type="string">
            <text:p>\ <text:s text:c="5"/>/</text:p>
          </table:table-cell>
          <table:table-cell table:style-name="ce140" table:formula="of:=INDEX([.$A$1:.$AC$29];MATCH([$Layout.S19];[.$A$30:.$AC$30];0);MATCH([$Layout.T18];[.$A$30:.$AC$30];0))" office:value-type="float" office:value="0" calcext:value-type="float">
            <text:p>0.000</text:p>
          </table:table-cell>
          <table:table-cell table:style-name="ce140" table:formula="of:=SUMIF([.L34:.L36];&quot;&gt;0&quot;)" office:value-type="float" office:value="0.002" calcext:value-type="float">
            <text:p>0.002</text:p>
          </table:table-cell>
          <table:table-cell table:style-name="ce140" table:formula="of:=SUMIF([.M34:.M36];&quot;&gt;0&quot;)" office:value-type="float" office:value="0.049" calcext:value-type="float">
            <text:p>0.049</text:p>
          </table:table-cell>
          <table:table-cell table:style-name="ce140" table:formula="of:=SUMIF([.N34:.N36];&quot;&gt;0&quot;)" office:value-type="float" office:value="0.291" calcext:value-type="float">
            <text:p>0.291</text:p>
          </table:table-cell>
          <table:table-cell table:style-name="ce140" table:formula="of:=SUMIF([.O34:.O36];&quot;&gt;0&quot;)" office:value-type="float" office:value="0.308" calcext:value-type="float">
            <text:p>0.308</text:p>
          </table:table-cell>
          <table:table-cell table:style-name="ce140" table:formula="of:=SUMIF([.P34:.P36];&quot;&gt;0&quot;)" office:value-type="float" office:value="0.02" calcext:value-type="float">
            <text:p>0.020</text:p>
          </table:table-cell>
          <table:table-cell table:style-name="ce331"/>
          <table:table-cell table:style-name="ce383"/>
          <table:table-cell table:style-name="ce384"/>
          <table:table-cell table:style-name="ce114" table:number-columns-repeated="12"/>
          <table:table-cell table:number-columns-repeated="993"/>
        </table:table-row>
        <table:table-row table:style-name="ro4">
          <table:table-cell table:style-name="ce114" table:number-columns-repeated="2"/>
          <table:table-cell table:style-name="ce331"/>
          <table:table-cell table:style-name="ce140" table:number-columns-repeated="6"/>
          <table:table-cell table:style-name="ce331"/>
          <table:table-cell table:style-name="ce59"/>
          <table:table-cell table:style-name="ce331" table:number-columns-repeated="4"/>
          <table:table-cell table:style-name="ce140"/>
          <table:table-cell table:style-name="ce331"/>
          <table:table-cell table:style-name="ce114"/>
          <table:table-cell table:style-name="ce356"/>
          <table:table-cell table:style-name="ce114" table:number-columns-repeated="12"/>
          <table:table-cell table:number-columns-repeated="993"/>
        </table:table-row>
        <table:table-row table:style-name="ro4">
          <table:table-cell table:style-name="ce114" table:number-columns-repeated="2"/>
          <table:table-cell table:style-name="ce331"/>
          <table:table-cell table:style-name="ce140" table:number-columns-repeated="5"/>
          <table:table-cell table:style-name="ce59"/>
          <table:table-cell table:style-name="ce163"/>
          <table:table-cell table:style-name="ce140" table:number-columns-repeated="6"/>
          <table:table-cell table:style-name="ce331"/>
          <table:table-cell table:style-name="ce114"/>
          <table:table-cell table:style-name="ce356"/>
          <table:table-cell table:style-name="ce114" table:number-columns-repeated="12"/>
          <table:table-cell table:number-columns-repeated="993"/>
        </table:table-row>
        <table:table-row table:style-name="ro4">
          <table:table-cell table:style-name="ce114" table:number-columns-repeated="3"/>
          <table:table-cell table:style-name="ce331" table:number-columns-repeated="6"/>
          <table:table-cell table:number-columns-repeated="2"/>
          <table:table-cell table:style-name="ce331" table:number-columns-repeated="5"/>
          <table:table-cell table:style-name="ce114" table:number-columns-repeated="15"/>
          <table:table-cell table:number-columns-repeated="993"/>
        </table:table-row>
        <table:table-row table:style-name="ro4" table:number-rows-repeated="104853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Bigrams_EN_2Way.A1:Bigrams_EN_2Way.AC29">
            <calcext:color-scale>
              <calcext:color-scale-entry calcext:value="0" calcext:type="number" calcext:color="#ffffff"/>
              <calcext:color-scale-entry calcext:value="0.2" calcext:type="number" calcext:color="#ffff00"/>
              <calcext:color-scale-entry calcext:value="0.4" calcext:type="number" calcext:color="#be480a"/>
            </calcext:color-scale>
            <calcext:color-scale>
              <calcext:color-scale-entry calcext:value="0.4" calcext:type="number" calcext:color="#be480a"/>
              <calcext:color-scale-entry calcext:value="50" calcext:type="percent" calcext:color="#8d1d75"/>
              <calcext:color-scale-entry calcext:value="0" calcext:type="maximum" calcext:color="#ff0000"/>
            </calcext:color-scale>
          </calcext:conditional-format>
        </calcext:conditional-formats>
      </table:table>
      <table:table table:name="Bigrams_Weighted" table:style-name="ta2" table:print="false">
        <table:table-column table:style-name="co2" table:number-columns-repeated="2" table:default-cell-style-name="ce114"/>
        <table:table-column table:style-name="co2" table:default-cell-style-name="ce330"/>
        <table:table-column table:style-name="co2" table:default-cell-style-name="ce114"/>
        <table:table-column table:style-name="co2" table:default-cell-style-name="ce343"/>
        <table:table-column table:style-name="co2" table:number-columns-repeated="1018" table:default-cell-style-name="ce114"/>
        <table:table-column table:style-name="co2" table:default-cell-style-name="Default"/>
        <table:table-row table:style-name="ro4">
          <table:table-cell table:style-name="ce594" table:formula="of:=[$Layout.$AE$1]*[Bigrams_FI.A1]+(1-[$Layout.$AE$1])*[Bigrams_EN.A1]" office:value-type="float" office:value="0.666655483033105" calcext:value-type="float">
            <text:p>0.667</text:p>
          </table:table-cell>
          <table:table-cell table:style-name="ce595" table:formula="of:=[$Layout.$AE$1]*[Bigrams_FI.B1]+(1-[$Layout.$AE$1])*[Bigrams_EN.B1]" office:value-type="float" office:value="0.0982083982775247" calcext:value-type="float">
            <text:p>0.098</text:p>
          </table:table-cell>
          <table:table-cell table:style-name="ce595" table:formula="of:=[$Layout.$AE$1]*[Bigrams_FI.C1]+(1-[$Layout.$AE$1])*[Bigrams_EN.C1]" office:value-type="float" office:value="0.289207901828597" calcext:value-type="float">
            <text:p>0.289</text:p>
          </table:table-cell>
          <table:table-cell table:style-name="ce595" table:formula="of:=[$Layout.$AE$1]*[Bigrams_FI.D1]+(1-[$Layout.$AE$1])*[Bigrams_EN.D1]" office:value-type="float" office:value="0.134855577785986" calcext:value-type="float">
            <text:p>0.135</text:p>
          </table:table-cell>
          <table:table-cell table:style-name="ce596" table:formula="of:=[$Layout.$AE$1]*[Bigrams_FI.E1]+(1-[$Layout.$AE$1])*[Bigrams_EN.E1]" office:value-type="float" office:value="0.407926238581562" calcext:value-type="float">
            <text:p>0.408</text:p>
          </table:table-cell>
          <table:table-cell table:style-name="ce595" table:formula="of:=[$Layout.$AE$1]*[Bigrams_FI.F1]+(1-[$Layout.$AE$1])*[Bigrams_EN.F1]" office:value-type="float" office:value="0.0922491048391213" calcext:value-type="float">
            <text:p>0.092</text:p>
          </table:table-cell>
          <table:table-cell table:style-name="ce595" table:formula="of:=[$Layout.$AE$1]*[Bigrams_FI.G1]+(1-[$Layout.$AE$1])*[Bigrams_EN.G1]" office:value-type="float" office:value="0.107225620869471" calcext:value-type="float">
            <text:p>0.107</text:p>
          </table:table-cell>
          <table:table-cell table:style-name="ce595" table:formula="of:=[$Layout.$AE$1]*[Bigrams_FI.H1]+(1-[$Layout.$AE$1])*[Bigrams_EN.H1]" office:value-type="float" office:value="0.593322906945667" calcext:value-type="float">
            <text:p>0.593</text:p>
          </table:table-cell>
          <table:table-cell table:style-name="ce596" table:formula="of:=[$Layout.$AE$1]*[Bigrams_FI.I1]+(1-[$Layout.$AE$1])*[Bigrams_EN.I1]" office:value-type="float" office:value="0.413725572484829" calcext:value-type="float">
            <text:p>0.414</text:p>
          </table:table-cell>
          <table:table-cell table:style-name="ce595" table:formula="of:=[$Layout.$AE$1]*[Bigrams_FI.J1]+(1-[$Layout.$AE$1])*[Bigrams_EN.J1]" office:value-type="float" office:value="0.514285703702175" calcext:value-type="float">
            <text:p>0.514</text:p>
          </table:table-cell>
          <table:table-cell table:style-name="ce595" table:formula="of:=[$Layout.$AE$1]*[Bigrams_FI.K1]+(1-[$Layout.$AE$1])*[Bigrams_EN.K1]" office:value-type="float" office:value="0.54662667000153" calcext:value-type="float">
            <text:p>0.547</text:p>
          </table:table-cell>
          <table:table-cell table:style-name="ce595" table:formula="of:=[$Layout.$AE$1]*[Bigrams_FI.L1]+(1-[$Layout.$AE$1])*[Bigrams_EN.L1]" office:value-type="float" office:value="0.723316528004535" calcext:value-type="float">
            <text:p>0.723</text:p>
          </table:table-cell>
          <table:table-cell table:style-name="ce595" table:formula="of:=[$Layout.$AE$1]*[Bigrams_FI.M1]+(1-[$Layout.$AE$1])*[Bigrams_EN.M1]" office:value-type="float" office:value="0.673274057046347" calcext:value-type="float">
            <text:p>0.673</text:p>
          </table:table-cell>
          <table:table-cell table:style-name="ce595" table:formula="of:=[$Layout.$AE$1]*[Bigrams_FI.N1]+(1-[$Layout.$AE$1])*[Bigrams_EN.N1]" office:value-type="float" office:value="0.588443310753534" calcext:value-type="float">
            <text:p>0.588</text:p>
          </table:table-cell>
          <table:table-cell table:style-name="ce596" table:formula="of:=[$Layout.$AE$1]*[Bigrams_FI.O1]+(1-[$Layout.$AE$1])*[Bigrams_EN.O1]" office:value-type="float" office:value="0.0756558967555465" calcext:value-type="float">
            <text:p>0.076</text:p>
          </table:table-cell>
          <table:table-cell table:style-name="ce595" table:formula="of:=[$Layout.$AE$1]*[Bigrams_FI.P1]+(1-[$Layout.$AE$1])*[Bigrams_EN.P1]" office:value-type="float" office:value="0.361237264509699" calcext:value-type="float">
            <text:p>0.361</text:p>
          </table:table-cell>
          <table:table-cell table:style-name="ce595" table:formula="of:=[$Layout.$AE$1]*[Bigrams_FI.Q1]+(1-[$Layout.$AE$1])*[Bigrams_EN.Q1]" office:value-type="float" office:value="0.000377512726961101" calcext:value-type="float">
            <text:p>0.000</text:p>
          </table:table-cell>
          <table:table-cell table:style-name="ce595" table:formula="of:=[$Layout.$AE$1]*[Bigrams_FI.R1]+(1-[$Layout.$AE$1])*[Bigrams_EN.R1]" office:value-type="float" office:value="0.569646038756143" calcext:value-type="float">
            <text:p>0.570</text:p>
          </table:table-cell>
          <table:table-cell table:style-name="ce595" table:formula="of:=[$Layout.$AE$1]*[Bigrams_FI.S1]+(1-[$Layout.$AE$1])*[Bigrams_EN.S1]" office:value-type="float" office:value="0.684712534736795" calcext:value-type="float">
            <text:p>0.685</text:p>
          </table:table-cell>
          <table:table-cell table:style-name="ce595" table:formula="of:=[$Layout.$AE$1]*[Bigrams_FI.T1]+(1-[$Layout.$AE$1])*[Bigrams_EN.T1]" office:value-type="float" office:value="1.21413000813672" calcext:value-type="float">
            <text:p>1.214</text:p>
          </table:table-cell>
          <table:table-cell table:style-name="ce596" table:formula="of:=[$Layout.$AE$1]*[Bigrams_FI.U1]+(1-[$Layout.$AE$1])*[Bigrams_EN.U1]" office:value-type="float" office:value="0.119457066349612" calcext:value-type="float">
            <text:p>0.119</text:p>
          </table:table-cell>
          <table:table-cell table:style-name="ce595" table:formula="of:=[$Layout.$AE$1]*[Bigrams_FI.V1]+(1-[$Layout.$AE$1])*[Bigrams_EN.V1]" office:value-type="float" office:value="0.531794271744531" calcext:value-type="float">
            <text:p>0.532</text:p>
          </table:table-cell>
          <table:table-cell table:style-name="ce595" table:formula="of:=[$Layout.$AE$1]*[Bigrams_FI.W1]+(1-[$Layout.$AE$1])*[Bigrams_EN.W1]" office:value-type="float" office:value="0.20342761504585" calcext:value-type="float">
            <text:p>0.203</text:p>
          </table:table-cell>
          <table:table-cell table:style-name="ce595" table:formula="of:=[$Layout.$AE$1]*[Bigrams_FI.X1]+(1-[$Layout.$AE$1])*[Bigrams_EN.X1]" office:value-type="float" office:value="0.0161927376768369" calcext:value-type="float">
            <text:p>0.016</text:p>
          </table:table-cell>
          <table:table-cell table:style-name="ce596" table:formula="of:=[$Layout.$AE$1]*[Bigrams_FI.Y1]+(1-[$Layout.$AE$1])*[Bigrams_EN.Y1]" office:value-type="float" office:value="0.0164684375055418" calcext:value-type="float">
            <text:p>0.016</text:p>
          </table:table-cell>
          <table:table-cell table:style-name="ce595" table:formula="of:=[$Layout.$AE$1]*[Bigrams_FI.Z1]+(1-[$Layout.$AE$1])*[Bigrams_EN.Z1]" office:value-type="float" office:value="0.0172298800231922" calcext:value-type="float">
            <text:p>0.017</text:p>
          </table:table-cell>
          <table:table-cell table:style-name="ce596" table:formula="of:=[$Layout.$AE$1]*[Bigrams_FI.AA1]+(1-[$Layout.$AE$1])*[Bigrams_EN.AA1]" office:value-type="float" office:value="0.000007876569564017" calcext:value-type="float">
            <text:p>0.000</text:p>
          </table:table-cell>
          <table:table-cell table:style-name="ce596" table:formula="of:=[$Layout.$AE$1]*[Bigrams_FI.AB1]+(1-[$Layout.$AE$1])*[Bigrams_EN.AB1]" office:value-type="float" office:value="0.0291427447747512" calcext:value-type="float">
            <text:p>0.029</text:p>
          </table:table-cell>
          <table:table-cell table:style-name="ce596" table:formula="of:=[$Layout.$AE$1]*[Bigrams_FI.AC1]+(1-[$Layout.$AE$1])*[Bigrams_EN.AC1]" office:value-type="float" office:value="0.00161244631217663" calcext:value-type="float">
            <text:p>0.002</text:p>
          </table:table-cell>
          <table:table-cell table:style-name="ce325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4">
          <table:table-cell table:style-name="ce595" table:formula="of:=[$Layout.$AE$1]*[Bigrams_FI.A2]+(1-[$Layout.$AE$1])*[Bigrams_EN.A2]" office:value-type="float" office:value="0.142382331477193" calcext:value-type="float">
            <text:p>0.142</text:p>
          </table:table-cell>
          <table:table-cell table:style-name="ce594" table:formula="of:=[$Layout.$AE$1]*[Bigrams_FI.B2]+(1-[$Layout.$AE$1])*[Bigrams_EN.B2]" office:value-type="float" office:value="0.00790291632913691" calcext:value-type="float">
            <text:p>0.008</text:p>
          </table:table-cell>
          <table:table-cell table:style-name="ce600" table:formula="of:=[$Layout.$AE$1]*[Bigrams_FI.C2]+(1-[$Layout.$AE$1])*[Bigrams_EN.C2]" office:value-type="float" office:value="0.00108961749307785" calcext:value-type="float">
            <text:p>0.001</text:p>
          </table:table-cell>
          <table:table-cell table:style-name="ce600" table:formula="of:=[$Layout.$AE$1]*[Bigrams_FI.D2]+(1-[$Layout.$AE$1])*[Bigrams_EN.D2]" office:value-type="float" office:value="0.00309669317304859" calcext:value-type="float">
            <text:p>0.003</text:p>
          </table:table-cell>
          <table:table-cell table:style-name="ce595" table:formula="of:=[$Layout.$AE$1]*[Bigrams_FI.E2]+(1-[$Layout.$AE$1])*[Bigrams_EN.E2]" office:value-type="float" office:value="0.022355514638402" calcext:value-type="float">
            <text:p>0.022</text:p>
          </table:table-cell>
          <table:table-cell table:style-name="ce600" table:formula="of:=[$Layout.$AE$1]*[Bigrams_FI.F2]+(1-[$Layout.$AE$1])*[Bigrams_EN.F2]" office:value-type="float" office:value="0.000443900956143531" calcext:value-type="float">
            <text:p>0.000</text:p>
          </table:table-cell>
          <table:table-cell table:style-name="ce600" table:formula="of:=[$Layout.$AE$1]*[Bigrams_FI.G2]+(1-[$Layout.$AE$1])*[Bigrams_EN.G2]" office:value-type="float" office:value="0.000966004995815515" calcext:value-type="float">
            <text:p>0.001</text:p>
          </table:table-cell>
          <table:table-cell table:style-name="ce600" table:formula="of:=[$Layout.$AE$1]*[Bigrams_FI.H2]+(1-[$Layout.$AE$1])*[Bigrams_EN.H2]" office:value-type="float" office:value="0.00276290202348622" calcext:value-type="float">
            <text:p>0.003</text:p>
          </table:table-cell>
          <table:table-cell table:style-name="ce595" table:formula="of:=[$Layout.$AE$1]*[Bigrams_FI.I2]+(1-[$Layout.$AE$1])*[Bigrams_EN.I2]" office:value-type="float" office:value="0.0633751398991277" calcext:value-type="float">
            <text:p>0.063</text:p>
          </table:table-cell>
          <table:table-cell table:style-name="ce600" table:formula="of:=[$Layout.$AE$1]*[Bigrams_FI.J2]+(1-[$Layout.$AE$1])*[Bigrams_EN.J2]" office:value-type="float" office:value="0.000109709361784523" calcext:value-type="float">
            <text:p>0.000</text:p>
          </table:table-cell>
          <table:table-cell table:style-name="ce600" table:formula="of:=[$Layout.$AE$1]*[Bigrams_FI.K2]+(1-[$Layout.$AE$1])*[Bigrams_EN.K2]" office:value-type="float" office:value="0.00115037960114312" calcext:value-type="float">
            <text:p>0.001</text:p>
          </table:table-cell>
          <table:table-cell table:style-name="ce600" table:formula="of:=[$Layout.$AE$1]*[Bigrams_FI.L2]+(1-[$Layout.$AE$1])*[Bigrams_EN.L2]" office:value-type="float" office:value="0.014793875530577" calcext:value-type="float">
            <text:p>0.015</text:p>
          </table:table-cell>
          <table:table-cell table:style-name="ce600" table:formula="of:=[$Layout.$AE$1]*[Bigrams_FI.M2]+(1-[$Layout.$AE$1])*[Bigrams_EN.M2]" office:value-type="float" office:value="0.0528613790370007" calcext:value-type="float">
            <text:p>0.053</text:p>
          </table:table-cell>
          <table:table-cell table:style-name="ce600" table:formula="of:=[$Layout.$AE$1]*[Bigrams_FI.N2]+(1-[$Layout.$AE$1])*[Bigrams_EN.N2]" office:value-type="float" office:value="0.0180012510693006" calcext:value-type="float">
            <text:p>0.018</text:p>
          </table:table-cell>
          <table:table-cell table:style-name="ce595" table:formula="of:=[$Layout.$AE$1]*[Bigrams_FI.O2]+(1-[$Layout.$AE$1])*[Bigrams_EN.O2]" office:value-type="float" office:value="0.0591811909409188" calcext:value-type="float">
            <text:p>0.059</text:p>
          </table:table-cell>
          <table:table-cell table:style-name="ce600" table:formula="of:=[$Layout.$AE$1]*[Bigrams_FI.P2]+(1-[$Layout.$AE$1])*[Bigrams_EN.P2]" office:value-type="float" office:value="0.000862884812056499" calcext:value-type="float">
            <text:p>0.001</text:p>
          </table:table-cell>
          <table:table-cell table:style-name="ce600" table:formula="of:=[$Layout.$AE$1]*[Bigrams_FI.Q2]+(1-[$Layout.$AE$1])*[Bigrams_EN.Q2]" office:value-type="float" office:value="0.0000275679934740595" calcext:value-type="float">
            <text:p>0.000</text:p>
          </table:table-cell>
          <table:table-cell table:style-name="ce600" table:formula="of:=[$Layout.$AE$1]*[Bigrams_FI.R2]+(1-[$Layout.$AE$1])*[Bigrams_EN.R2]" office:value-type="float" office:value="0.0203385502179019" calcext:value-type="float">
            <text:p>0.020</text:p>
          </table:table-cell>
          <table:table-cell table:style-name="ce600" table:formula="of:=[$Layout.$AE$1]*[Bigrams_FI.S2]+(1-[$Layout.$AE$1])*[Bigrams_EN.S2]" office:value-type="float" office:value="0.00912314588928135" calcext:value-type="float">
            <text:p>0.009</text:p>
          </table:table-cell>
          <table:table-cell table:style-name="ce600" table:formula="of:=[$Layout.$AE$1]*[Bigrams_FI.T2]+(1-[$Layout.$AE$1])*[Bigrams_EN.T2]" office:value-type="float" office:value="0.00533420154134114" calcext:value-type="float">
            <text:p>0.005</text:p>
          </table:table-cell>
          <table:table-cell table:style-name="ce595" table:formula="of:=[$Layout.$AE$1]*[Bigrams_FI.U2]+(1-[$Layout.$AE$1])*[Bigrams_EN.U2]" office:value-type="float" office:value="0.0511084418642103" calcext:value-type="float">
            <text:p>0.051</text:p>
          </table:table-cell>
          <table:table-cell table:style-name="ce600" table:formula="of:=[$Layout.$AE$1]*[Bigrams_FI.V2]+(1-[$Layout.$AE$1])*[Bigrams_EN.V2]" office:value-type="float" office:value="0.000158656615503772" calcext:value-type="float">
            <text:p>0.000</text:p>
          </table:table-cell>
          <table:table-cell table:style-name="ce600" table:formula="of:=[$Layout.$AE$1]*[Bigrams_FI.W2]+(1-[$Layout.$AE$1])*[Bigrams_EN.W2]" office:value-type="float" office:value="0.000927585204903781" calcext:value-type="float">
            <text:p>0.001</text:p>
          </table:table-cell>
          <table:table-cell table:style-name="ce600" table:formula="of:=[$Layout.$AE$1]*[Bigrams_FI.X2]+(1-[$Layout.$AE$1])*[Bigrams_EN.X2]" office:value-type="float" office:value="0.000250925001825113" calcext:value-type="float">
            <text:p>0.000</text:p>
          </table:table-cell>
          <table:table-cell table:style-name="ce595" table:formula="of:=[$Layout.$AE$1]*[Bigrams_FI.Y2]+(1-[$Layout.$AE$1])*[Bigrams_EN.Y2]" office:value-type="float" office:value="0.00373003224352516" calcext:value-type="float">
            <text:p>0.004</text:p>
          </table:table-cell>
          <table:table-cell table:style-name="ce600" table:formula="of:=[$Layout.$AE$1]*[Bigrams_FI.Z2]+(1-[$Layout.$AE$1])*[Bigrams_EN.Z2]" office:value-type="float" office:value="0.0005153526943314" calcext:value-type="float">
            <text:p>0.001</text:p>
          </table:table-cell>
          <table:table-cell table:style-name="ce595" table:formula="of:=[$Layout.$AE$1]*[Bigrams_FI.AA2]+(1-[$Layout.$AE$1])*[Bigrams_EN.AA2]" office:value-type="float" office:value="0.00010633368911423" calcext:value-type="float">
            <text:p>0.000</text:p>
          </table:table-cell>
          <table:table-cell table:style-name="ce595" table:formula="of:=[$Layout.$AE$1]*[Bigrams_FI.AB2]+(1-[$Layout.$AE$1])*[Bigrams_EN.AB2]" office:value-type="float" office:value="0.00371042687676373" calcext:value-type="float">
            <text:p>0.004</text:p>
          </table:table-cell>
          <table:table-cell table:style-name="ce595" table:formula="of:=[$Layout.$AE$1]*[Bigrams_FI.AC2]+(1-[$Layout.$AE$1])*[Bigrams_EN.AC2]" office:value-type="float" office:value="0.000219981335680761" calcext:value-type="float">
            <text:p>0.000</text:p>
          </table:table-cell>
          <table:table-cell table:style-name="ce327"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4">
          <table:table-cell table:style-name="ce595" table:formula="of:=[$Layout.$AE$1]*[Bigrams_FI.A3]+(1-[$Layout.$AE$1])*[Bigrams_EN.A3]" office:value-type="float" office:value="0.250743766730396" calcext:value-type="float">
            <text:p>0.251</text:p>
          </table:table-cell>
          <table:table-cell table:style-name="ce600" table:formula="of:=[$Layout.$AE$1]*[Bigrams_FI.B3]+(1-[$Layout.$AE$1])*[Bigrams_EN.B3]" office:value-type="float" office:value="0.00164981698903141" calcext:value-type="float">
            <text:p>0.002</text:p>
          </table:table-cell>
          <table:table-cell table:style-name="ce594" table:formula="of:=[$Layout.$AE$1]*[Bigrams_FI.C3]+(1-[$Layout.$AE$1])*[Bigrams_EN.C3]" office:value-type="float" office:value="0.0440199396483737" calcext:value-type="float">
            <text:p>0.044</text:p>
          </table:table-cell>
          <table:table-cell table:style-name="ce600" table:formula="of:=[$Layout.$AE$1]*[Bigrams_FI.D3]+(1-[$Layout.$AE$1])*[Bigrams_EN.D3]" office:value-type="float" office:value="0.00301849008952014" calcext:value-type="float">
            <text:p>0.003</text:p>
          </table:table-cell>
          <table:table-cell table:style-name="ce595" table:formula="of:=[$Layout.$AE$1]*[Bigrams_FI.E3]+(1-[$Layout.$AE$1])*[Bigrams_EN.E3]" office:value-type="float" office:value="0.248605076138522" calcext:value-type="float">
            <text:p>0.249</text:p>
          </table:table-cell>
          <table:table-cell table:style-name="ce600" table:formula="of:=[$Layout.$AE$1]*[Bigrams_FI.F3]+(1-[$Layout.$AE$1])*[Bigrams_EN.F3]" office:value-type="float" office:value="0.00188065012214984" calcext:value-type="float">
            <text:p>0.002</text:p>
          </table:table-cell>
          <table:table-cell table:style-name="ce600" table:formula="of:=[$Layout.$AE$1]*[Bigrams_FI.G3]+(1-[$Layout.$AE$1])*[Bigrams_EN.G3]" office:value-type="float" office:value="0.000653192661701695" calcext:value-type="float">
            <text:p>0.001</text:p>
          </table:table-cell>
          <table:table-cell table:style-name="ce600" table:formula="of:=[$Layout.$AE$1]*[Bigrams_FI.H3]+(1-[$Layout.$AE$1])*[Bigrams_EN.H3]" office:value-type="float" office:value="0.00139736631818622" calcext:value-type="float">
            <text:p>0.001</text:p>
          </table:table-cell>
          <table:table-cell table:style-name="ce595" table:formula="of:=[$Layout.$AE$1]*[Bigrams_FI.I3]+(1-[$Layout.$AE$1])*[Bigrams_EN.I3]" office:value-type="float" office:value="0.373878545412744" calcext:value-type="float">
            <text:p>0.374</text:p>
          </table:table-cell>
          <table:table-cell table:style-name="ce600" table:formula="of:=[$Layout.$AE$1]*[Bigrams_FI.J3]+(1-[$Layout.$AE$1])*[Bigrams_EN.J3]" office:value-type="float" office:value="0.0000933936105447735" calcext:value-type="float">
            <text:p>0.000</text:p>
          </table:table-cell>
          <table:table-cell table:style-name="ce600" table:formula="of:=[$Layout.$AE$1]*[Bigrams_FI.K3]+(1-[$Layout.$AE$1])*[Bigrams_EN.K3]" office:value-type="float" office:value="0.000468655889059013" calcext:value-type="float">
            <text:p>0.000</text:p>
          </table:table-cell>
          <table:table-cell table:style-name="ce600" table:formula="of:=[$Layout.$AE$1]*[Bigrams_FI.L3]+(1-[$Layout.$AE$1])*[Bigrams_EN.L3]" office:value-type="float" office:value="0.00838716319000887" calcext:value-type="float">
            <text:p>0.008</text:p>
          </table:table-cell>
          <table:table-cell table:style-name="ce600" table:formula="of:=[$Layout.$AE$1]*[Bigrams_FI.M3]+(1-[$Layout.$AE$1])*[Bigrams_EN.M3]" office:value-type="float" office:value="0.00436184564498168" calcext:value-type="float">
            <text:p>0.004</text:p>
          </table:table-cell>
          <table:table-cell table:style-name="ce600" table:formula="of:=[$Layout.$AE$1]*[Bigrams_FI.N3]+(1-[$Layout.$AE$1])*[Bigrams_EN.N3]" office:value-type="float" office:value="0.225808923784242" calcext:value-type="float">
            <text:p>0.226</text:p>
          </table:table-cell>
          <table:table-cell table:style-name="ce595" table:formula="of:=[$Layout.$AE$1]*[Bigrams_FI.O3]+(1-[$Layout.$AE$1])*[Bigrams_EN.O3]" office:value-type="float" office:value="0.0927191242298853" calcext:value-type="float">
            <text:p>0.093</text:p>
          </table:table-cell>
          <table:table-cell table:style-name="ce600" table:formula="of:=[$Layout.$AE$1]*[Bigrams_FI.P3]+(1-[$Layout.$AE$1])*[Bigrams_EN.P3]" office:value-type="float" office:value="0.00133885465856782" calcext:value-type="float">
            <text:p>0.001</text:p>
          </table:table-cell>
          <table:table-cell table:style-name="ce600" table:formula="of:=[$Layout.$AE$1]*[Bigrams_FI.Q3]+(1-[$Layout.$AE$1])*[Bigrams_EN.Q3]" office:value-type="float" office:value="0.000013502690681172" calcext:value-type="float">
            <text:p>0.000</text:p>
          </table:table-cell>
          <table:table-cell table:style-name="ce600" table:formula="of:=[$Layout.$AE$1]*[Bigrams_FI.R3]+(1-[$Layout.$AE$1])*[Bigrams_EN.R3]" office:value-type="float" office:value="0.0663686069373044" calcext:value-type="float">
            <text:p>0.066</text:p>
          </table:table-cell>
          <table:table-cell table:style-name="ce600" table:formula="of:=[$Layout.$AE$1]*[Bigrams_FI.S3]+(1-[$Layout.$AE$1])*[Bigrams_EN.S3]" office:value-type="float" office:value="0.0900546892729314" calcext:value-type="float">
            <text:p>0.090</text:p>
          </table:table-cell>
          <table:table-cell table:style-name="ce600" table:formula="of:=[$Layout.$AE$1]*[Bigrams_FI.T3]+(1-[$Layout.$AE$1])*[Bigrams_EN.T3]" office:value-type="float" office:value="0.016652477829257" calcext:value-type="float">
            <text:p>0.017</text:p>
          </table:table-cell>
          <table:table-cell table:style-name="ce595" table:formula="of:=[$Layout.$AE$1]*[Bigrams_FI.U3]+(1-[$Layout.$AE$1])*[Bigrams_EN.U3]" office:value-type="float" office:value="0.0983456159508905" calcext:value-type="float">
            <text:p>0.098</text:p>
          </table:table-cell>
          <table:table-cell table:style-name="ce600" table:formula="of:=[$Layout.$AE$1]*[Bigrams_FI.V3]+(1-[$Layout.$AE$1])*[Bigrams_EN.V3]" office:value-type="float" office:value="0.000176097590966952" calcext:value-type="float">
            <text:p>0.000</text:p>
          </table:table-cell>
          <table:table-cell table:style-name="ce600" table:formula="of:=[$Layout.$AE$1]*[Bigrams_FI.W3]+(1-[$Layout.$AE$1])*[Bigrams_EN.W3]" office:value-type="float" office:value="0.000901142435653152" calcext:value-type="float">
            <text:p>0.001</text:p>
          </table:table-cell>
          <table:table-cell table:style-name="ce600" table:formula="of:=[$Layout.$AE$1]*[Bigrams_FI.X3]+(1-[$Layout.$AE$1])*[Bigrams_EN.X3]" office:value-type="float" office:value="0.0132852443406398" calcext:value-type="float">
            <text:p>0.013</text:p>
          </table:table-cell>
          <table:table-cell table:style-name="ce595" table:formula="of:=[$Layout.$AE$1]*[Bigrams_FI.Y3]+(1-[$Layout.$AE$1])*[Bigrams_EN.Y3]" office:value-type="float" office:value="0.00893257260374275" calcext:value-type="float">
            <text:p>0.009</text:p>
          </table:table-cell>
          <table:table-cell table:style-name="ce600" table:formula="of:=[$Layout.$AE$1]*[Bigrams_FI.Z3]+(1-[$Layout.$AE$1])*[Bigrams_EN.Z3]" office:value-type="float" office:value="0.00015753139128034" calcext:value-type="float">
            <text:p>0.000</text:p>
          </table:table-cell>
          <table:table-cell table:style-name="ce595" table:formula="of:=[$Layout.$AE$1]*[Bigrams_FI.AA3]+(1-[$Layout.$AE$1])*[Bigrams_EN.AA3]" office:value-type="float" office:value="0.00000112522422343101" calcext:value-type="float">
            <text:p>0.000</text:p>
          </table:table-cell>
          <table:table-cell table:style-name="ce595" table:formula="of:=[$Layout.$AE$1]*[Bigrams_FI.AB3]+(1-[$Layout.$AE$1])*[Bigrams_EN.AB3]" office:value-type="float" office:value="0.00239954065646661" calcext:value-type="float">
            <text:p>0.002</text:p>
          </table:table-cell>
          <table:table-cell table:style-name="ce595" table:formula="of:=[$Layout.$AE$1]*[Bigrams_FI.AC3]+(1-[$Layout.$AE$1])*[Bigrams_EN.AC3]" office:value-type="float" office:value="0.000114772870789963" calcext:value-type="float">
            <text:p>0.000</text:p>
          </table:table-cell>
          <table:table-cell table:style-name="ce327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993"/>
        </table:table-row>
        <table:table-row table:style-name="ro4">
          <table:table-cell table:style-name="ce595" table:formula="of:=[$Layout.$AE$1]*[Bigrams_FI.A4]+(1-[$Layout.$AE$1])*[Bigrams_EN.A4]" office:value-type="float" office:value="0.229921525782443" calcext:value-type="float">
            <text:p>0.230</text:p>
          </table:table-cell>
          <table:table-cell table:style-name="ce600" table:formula="of:=[$Layout.$AE$1]*[Bigrams_FI.B4]+(1-[$Layout.$AE$1])*[Bigrams_EN.B4]" office:value-type="float" office:value="0.00159918189897701" calcext:value-type="float">
            <text:p>0.002</text:p>
          </table:table-cell>
          <table:table-cell table:style-name="ce600" table:formula="of:=[$Layout.$AE$1]*[Bigrams_FI.C4]+(1-[$Layout.$AE$1])*[Bigrams_EN.C4]" office:value-type="float" office:value="0.00244647573922055" calcext:value-type="float">
            <text:p>0.002</text:p>
          </table:table-cell>
          <table:table-cell table:style-name="ce594" table:formula="of:=[$Layout.$AE$1]*[Bigrams_FI.D4]+(1-[$Layout.$AE$1])*[Bigrams_EN.D4]" office:value-type="float" office:value="0.0248812987914102" calcext:value-type="float">
            <text:p>0.025</text:p>
          </table:table-cell>
          <table:table-cell table:style-name="ce595" table:formula="of:=[$Layout.$AE$1]*[Bigrams_FI.E4]+(1-[$Layout.$AE$1])*[Bigrams_EN.E4]" office:value-type="float" office:value="0.635920096117554" calcext:value-type="float">
            <text:p>0.636</text:p>
          </table:table-cell>
          <table:table-cell table:style-name="ce600" table:formula="of:=[$Layout.$AE$1]*[Bigrams_FI.F4]+(1-[$Layout.$AE$1])*[Bigrams_EN.F4]" office:value-type="float" office:value="0.000335316818582439" calcext:value-type="float">
            <text:p>0.000</text:p>
          </table:table-cell>
          <table:table-cell table:style-name="ce600" table:formula="of:=[$Layout.$AE$1]*[Bigrams_FI.G4]+(1-[$Layout.$AE$1])*[Bigrams_EN.G4]" office:value-type="float" office:value="0.00256502472747745" calcext:value-type="float">
            <text:p>0.003</text:p>
          </table:table-cell>
          <table:table-cell table:style-name="ce600" table:formula="of:=[$Layout.$AE$1]*[Bigrams_FI.H4]+(1-[$Layout.$AE$1])*[Bigrams_EN.H4]" office:value-type="float" office:value="0.0773125446657755" calcext:value-type="float">
            <text:p>0.077</text:p>
          </table:table-cell>
          <table:table-cell table:style-name="ce595" table:formula="of:=[$Layout.$AE$1]*[Bigrams_FI.I4]+(1-[$Layout.$AE$1])*[Bigrams_EN.I4]" office:value-type="float" office:value="0.248846533188668" calcext:value-type="float">
            <text:p>0.249</text:p>
          </table:table-cell>
          <table:table-cell table:style-name="ce600" table:formula="of:=[$Layout.$AE$1]*[Bigrams_FI.J4]+(1-[$Layout.$AE$1])*[Bigrams_EN.J4]" office:value-type="float" office:value="0.000159219227615487" calcext:value-type="float">
            <text:p>0.000</text:p>
          </table:table-cell>
          <table:table-cell table:style-name="ce600" table:formula="of:=[$Layout.$AE$1]*[Bigrams_FI.K4]+(1-[$Layout.$AE$1])*[Bigrams_EN.K4]" office:value-type="float" office:value="0.00121057909709668" calcext:value-type="float">
            <text:p>0.001</text:p>
          </table:table-cell>
          <table:table-cell table:style-name="ce600" table:formula="of:=[$Layout.$AE$1]*[Bigrams_FI.L4]+(1-[$Layout.$AE$1])*[Bigrams_EN.L4]" office:value-type="float" office:value="0.1353746434502" calcext:value-type="float">
            <text:p>0.135</text:p>
          </table:table-cell>
          <table:table-cell table:style-name="ce600" table:formula="of:=[$Layout.$AE$1]*[Bigrams_FI.M4]+(1-[$Layout.$AE$1])*[Bigrams_EN.M4]" office:value-type="float" office:value="0.00131466233776405" calcext:value-type="float">
            <text:p>0.001</text:p>
          </table:table-cell>
          <table:table-cell table:style-name="ce600" table:formula="of:=[$Layout.$AE$1]*[Bigrams_FI.N4]+(1-[$Layout.$AE$1])*[Bigrams_EN.N4]" office:value-type="float" office:value="0.721293650665768" calcext:value-type="float">
            <text:p>0.721</text:p>
          </table:table-cell>
          <table:table-cell table:style-name="ce595" table:formula="of:=[$Layout.$AE$1]*[Bigrams_FI.O4]+(1-[$Layout.$AE$1])*[Bigrams_EN.O4]" office:value-type="float" office:value="0.16253402182953" calcext:value-type="float">
            <text:p>0.163</text:p>
          </table:table-cell>
          <table:table-cell table:style-name="ce600" table:formula="of:=[$Layout.$AE$1]*[Bigrams_FI.P4]+(1-[$Layout.$AE$1])*[Bigrams_EN.P4]" office:value-type="float" office:value="0.000938837447138091" calcext:value-type="float">
            <text:p>0.001</text:p>
          </table:table-cell>
          <table:table-cell table:style-name="ce600" table:formula="of:=[$Layout.$AE$1]*[Bigrams_FI.Q4]+(1-[$Layout.$AE$1])*[Bigrams_EN.Q4]" office:value-type="float" office:value="0.0000196914239100425" calcext:value-type="float">
            <text:p>0.000</text:p>
          </table:table-cell>
          <table:table-cell table:style-name="ce600" table:formula="of:=[$Layout.$AE$1]*[Bigrams_FI.R4]+(1-[$Layout.$AE$1])*[Bigrams_EN.R4]" office:value-type="float" office:value="0.111781756235565" calcext:value-type="float">
            <text:p>0.112</text:p>
          </table:table-cell>
          <table:table-cell table:style-name="ce600" table:formula="of:=[$Layout.$AE$1]*[Bigrams_FI.S4]+(1-[$Layout.$AE$1])*[Bigrams_EN.S4]" office:value-type="float" office:value="0.00646641538759428" calcext:value-type="float">
            <text:p>0.006</text:p>
          </table:table-cell>
          <table:table-cell table:style-name="ce600" table:formula="of:=[$Layout.$AE$1]*[Bigrams_FI.T4]+(1-[$Layout.$AE$1])*[Bigrams_EN.T4]" office:value-type="float" office:value="0.00311783415581223" calcext:value-type="float">
            <text:p>0.003</text:p>
          </table:table-cell>
          <table:table-cell table:style-name="ce595" table:formula="of:=[$Layout.$AE$1]*[Bigrams_FI.U4]+(1-[$Layout.$AE$1])*[Bigrams_EN.U4]" office:value-type="float" office:value="0.112093019991094" calcext:value-type="float">
            <text:p>0.112</text:p>
          </table:table-cell>
          <table:table-cell table:style-name="ce600" table:formula="of:=[$Layout.$AE$1]*[Bigrams_FI.V4]+(1-[$Layout.$AE$1])*[Bigrams_EN.V4]" office:value-type="float" office:value="0.000730833133118435" calcext:value-type="float">
            <text:p>0.001</text:p>
          </table:table-cell>
          <table:table-cell table:style-name="ce600" table:formula="of:=[$Layout.$AE$1]*[Bigrams_FI.W4]+(1-[$Layout.$AE$1])*[Bigrams_EN.W4]" office:value-type="float" office:value="0.00217159669407323" calcext:value-type="float">
            <text:p>0.002</text:p>
          </table:table-cell>
          <table:table-cell table:style-name="ce600" table:formula="of:=[$Layout.$AE$1]*[Bigrams_FI.X4]+(1-[$Layout.$AE$1])*[Bigrams_EN.X4]" office:value-type="float" office:value="0.000132776458364859" calcext:value-type="float">
            <text:p>0.000</text:p>
          </table:table-cell>
          <table:table-cell table:style-name="ce595" table:formula="of:=[$Layout.$AE$1]*[Bigrams_FI.Y4]+(1-[$Layout.$AE$1])*[Bigrams_EN.Y4]" office:value-type="float" office:value="0.0224032043415291" calcext:value-type="float">
            <text:p>0.022</text:p>
          </table:table-cell>
          <table:table-cell table:style-name="ce600" table:formula="of:=[$Layout.$AE$1]*[Bigrams_FI.Z4]+(1-[$Layout.$AE$1])*[Bigrams_EN.Z4]" office:value-type="float" office:value="0.00021379260245189" calcext:value-type="float">
            <text:p>0.000</text:p>
          </table:table-cell>
          <table:table-cell table:style-name="ce595" table:formula="of:=[$Layout.$AE$1]*[Bigrams_FI.AA4]+(1-[$Layout.$AE$1])*[Bigrams_EN.AA4]" office:value-type="float" office:value="0.0000354445630380766" calcext:value-type="float">
            <text:p>0.000</text:p>
          </table:table-cell>
          <table:table-cell table:style-name="ce595" table:formula="of:=[$Layout.$AE$1]*[Bigrams_FI.AB4]+(1-[$Layout.$AE$1])*[Bigrams_EN.AB4]" office:value-type="float" office:value="0.0058331623742663" calcext:value-type="float">
            <text:p>0.006</text:p>
          </table:table-cell>
          <table:table-cell table:style-name="ce595" table:formula="of:=[$Layout.$AE$1]*[Bigrams_FI.AC4]+(1-[$Layout.$AE$1])*[Bigrams_EN.AC4]" office:value-type="float" office:value="0.00232021234871473" calcext:value-type="float">
            <text:p>0.002</text:p>
          </table:table-cell>
          <table:table-cell table:style-name="ce327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4">
          <table:table-cell table:style-name="ce596" table:formula="of:=[$Layout.$AE$1]*[Bigrams_FI.A5]+(1-[$Layout.$AE$1])*[Bigrams_EN.A5]" office:value-type="float" office:value="0.103125979293894" calcext:value-type="float">
            <text:p>0.103</text:p>
          </table:table-cell>
          <table:table-cell table:style-name="ce595" table:formula="of:=[$Layout.$AE$1]*[Bigrams_FI.B5]+(1-[$Layout.$AE$1])*[Bigrams_EN.B5]" office:value-type="float" office:value="0.31232791032269" calcext:value-type="float">
            <text:p>0.312</text:p>
          </table:table-cell>
          <table:table-cell table:style-name="ce595" table:formula="of:=[$Layout.$AE$1]*[Bigrams_FI.C5]+(1-[$Layout.$AE$1])*[Bigrams_EN.C5]" office:value-type="float" office:value="0.336432678554856" calcext:value-type="float">
            <text:p>0.336</text:p>
          </table:table-cell>
          <table:table-cell table:style-name="ce595" table:formula="of:=[$Layout.$AE$1]*[Bigrams_FI.D5]+(1-[$Layout.$AE$1])*[Bigrams_EN.D5]" office:value-type="float" office:value="0.606340292155018" calcext:value-type="float">
            <text:p>0.606</text:p>
          </table:table-cell>
          <table:table-cell table:style-name="ce594" table:formula="of:=[$Layout.$AE$1]*[Bigrams_FI.E5]+(1-[$Layout.$AE$1])*[Bigrams_EN.E5]" office:value-type="float" office:value="0.487083711641218" calcext:value-type="float">
            <text:p>0.487</text:p>
          </table:table-cell>
          <table:table-cell table:style-name="ce595" table:formula="of:=[$Layout.$AE$1]*[Bigrams_FI.F5]+(1-[$Layout.$AE$1])*[Bigrams_EN.F5]" office:value-type="float" office:value="0.130384618247878" calcext:value-type="float">
            <text:p>0.130</text:p>
          </table:table-cell>
          <table:table-cell table:style-name="ce595" table:formula="of:=[$Layout.$AE$1]*[Bigrams_FI.G5]+(1-[$Layout.$AE$1])*[Bigrams_EN.G5]" office:value-type="float" office:value="0.222775282955635" calcext:value-type="float">
            <text:p>0.223</text:p>
          </table:table-cell>
          <table:table-cell table:style-name="ce595" table:formula="of:=[$Layout.$AE$1]*[Bigrams_FI.H5]+(1-[$Layout.$AE$1])*[Bigrams_EN.H5]" office:value-type="float" office:value="1.69358772860168" calcext:value-type="float">
            <text:p>1.694</text:p>
          </table:table-cell>
          <table:table-cell table:style-name="ce596" table:formula="of:=[$Layout.$AE$1]*[Bigrams_FI.I5]+(1-[$Layout.$AE$1])*[Bigrams_EN.I5]" office:value-type="float" office:value="0.427798450422216" calcext:value-type="float">
            <text:p>0.428</text:p>
          </table:table-cell>
          <table:table-cell table:style-name="ce595" table:formula="of:=[$Layout.$AE$1]*[Bigrams_FI.J5]+(1-[$Layout.$AE$1])*[Bigrams_EN.J5]" office:value-type="float" office:value="0.101072709738869" calcext:value-type="float">
            <text:p>0.101</text:p>
          </table:table-cell>
          <table:table-cell table:style-name="ce595" table:formula="of:=[$Layout.$AE$1]*[Bigrams_FI.K5]+(1-[$Layout.$AE$1])*[Bigrams_EN.K5]" office:value-type="float" office:value="0.373626943250981" calcext:value-type="float">
            <text:p>0.374</text:p>
          </table:table-cell>
          <table:table-cell table:style-name="ce595" table:formula="of:=[$Layout.$AE$1]*[Bigrams_FI.L5]+(1-[$Layout.$AE$1])*[Bigrams_EN.L5]" office:value-type="float" office:value="0.734777634224172" calcext:value-type="float">
            <text:p>0.735</text:p>
          </table:table-cell>
          <table:table-cell table:style-name="ce595" table:formula="of:=[$Layout.$AE$1]*[Bigrams_FI.M5]+(1-[$Layout.$AE$1])*[Bigrams_EN.M5]" office:value-type="float" office:value="0.614509380229199" calcext:value-type="float">
            <text:p>0.615</text:p>
          </table:table-cell>
          <table:table-cell table:style-name="ce595" table:formula="of:=[$Layout.$AE$1]*[Bigrams_FI.N5]+(1-[$Layout.$AE$1])*[Bigrams_EN.N5]" office:value-type="float" office:value="0.805497126492396" calcext:value-type="float">
            <text:p>0.805</text:p>
          </table:table-cell>
          <table:table-cell table:style-name="ce596" table:formula="of:=[$Layout.$AE$1]*[Bigrams_FI.O5]+(1-[$Layout.$AE$1])*[Bigrams_EN.O5]" office:value-type="float" office:value="0.0381556550123743" calcext:value-type="float">
            <text:p>0.038</text:p>
          </table:table-cell>
          <table:table-cell table:style-name="ce595" table:formula="of:=[$Layout.$AE$1]*[Bigrams_FI.P5]+(1-[$Layout.$AE$1])*[Bigrams_EN.P5]" office:value-type="float" office:value="0.370997240590132" calcext:value-type="float">
            <text:p>0.371</text:p>
          </table:table-cell>
          <table:table-cell table:style-name="ce595" table:formula="of:=[$Layout.$AE$1]*[Bigrams_FI.Q5]+(1-[$Layout.$AE$1])*[Bigrams_EN.Q5]" office:value-type="float" office:value="0.0000523229263895415" calcext:value-type="float">
            <text:p>0.000</text:p>
          </table:table-cell>
          <table:table-cell table:style-name="ce595" table:formula="of:=[$Layout.$AE$1]*[Bigrams_FI.R5]+(1-[$Layout.$AE$1])*[Bigrams_EN.R5]" office:value-type="float" office:value="1.04090926119848" calcext:value-type="float">
            <text:p>1.041</text:p>
          </table:table-cell>
          <table:table-cell table:style-name="ce595" table:formula="of:=[$Layout.$AE$1]*[Bigrams_FI.S5]+(1-[$Layout.$AE$1])*[Bigrams_EN.S5]" office:value-type="float" office:value="1.02349065366256" calcext:value-type="float">
            <text:p>1.023</text:p>
          </table:table-cell>
          <table:table-cell table:style-name="ce595" table:formula="of:=[$Layout.$AE$1]*[Bigrams_FI.T5]+(1-[$Layout.$AE$1])*[Bigrams_EN.T5]" office:value-type="float" office:value="1.12867960180926" calcext:value-type="float">
            <text:p>1.129</text:p>
          </table:table-cell>
          <table:table-cell table:style-name="ce596" table:formula="of:=[$Layout.$AE$1]*[Bigrams_FI.U5]+(1-[$Layout.$AE$1])*[Bigrams_EN.U5]" office:value-type="float" office:value="0.129320123275965" calcext:value-type="float">
            <text:p>0.129</text:p>
          </table:table-cell>
          <table:table-cell table:style-name="ce595" table:formula="of:=[$Layout.$AE$1]*[Bigrams_FI.V5]+(1-[$Layout.$AE$1])*[Bigrams_EN.V5]" office:value-type="float" office:value="0.51208121854942" calcext:value-type="float">
            <text:p>0.512</text:p>
          </table:table-cell>
          <table:table-cell table:style-name="ce595" table:formula="of:=[$Layout.$AE$1]*[Bigrams_FI.W5]+(1-[$Layout.$AE$1])*[Bigrams_EN.W5]" office:value-type="float" office:value="0.186699985471105" calcext:value-type="float">
            <text:p>0.187</text:p>
          </table:table-cell>
          <table:table-cell table:style-name="ce595" table:formula="of:=[$Layout.$AE$1]*[Bigrams_FI.X5]+(1-[$Layout.$AE$1])*[Bigrams_EN.X5]" office:value-type="float" office:value="0.0120931553330632" calcext:value-type="float">
            <text:p>0.012</text:p>
          </table:table-cell>
          <table:table-cell table:style-name="ce596" table:formula="of:=[$Layout.$AE$1]*[Bigrams_FI.Y5]+(1-[$Layout.$AE$1])*[Bigrams_EN.Y5]" office:value-type="float" office:value="0.0663202620836254" calcext:value-type="float">
            <text:p>0.066</text:p>
          </table:table-cell>
          <table:table-cell table:style-name="ce595" table:formula="of:=[$Layout.$AE$1]*[Bigrams_FI.Z5]+(1-[$Layout.$AE$1])*[Bigrams_EN.Z5]" office:value-type="float" office:value="0.0290187383139838" calcext:value-type="float">
            <text:p>0.029</text:p>
          </table:table-cell>
          <table:table-cell table:style-name="ce596" table:formula="of:=[$Layout.$AE$1]*[Bigrams_FI.AA5]+(1-[$Layout.$AE$1])*[Bigrams_EN.AA5]" office:value-type="float" office:value="0.00000225044844686201" calcext:value-type="float">
            <text:p>0.000</text:p>
          </table:table-cell>
          <table:table-cell table:style-name="ce596" table:formula="of:=[$Layout.$AE$1]*[Bigrams_FI.AB5]+(1-[$Layout.$AE$1])*[Bigrams_EN.AB5]" office:value-type="float" office:value="0.0403460397553421" calcext:value-type="float">
            <text:p>0.040</text:p>
          </table:table-cell>
          <table:table-cell table:style-name="ce596" table:formula="of:=[$Layout.$AE$1]*[Bigrams_FI.AC5]+(1-[$Layout.$AE$1])*[Bigrams_EN.AC5]" office:value-type="float" office:value="0.00128669389949335" calcext:value-type="float">
            <text:p>0.001</text:p>
          </table:table-cell>
          <table:table-cell table:style-name="ce325"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number-columns-repeated="993"/>
        </table:table-row>
        <table:table-row table:style-name="ro4">
          <table:table-cell table:style-name="ce595" table:formula="of:=[$Layout.$AE$1]*[Bigrams_FI.A6]+(1-[$Layout.$AE$1])*[Bigrams_EN.A6]" office:value-type="float" office:value="0.054357146258535" calcext:value-type="float">
            <text:p>0.054</text:p>
          </table:table-cell>
          <table:table-cell table:style-name="ce600" table:formula="of:=[$Layout.$AE$1]*[Bigrams_FI.B6]+(1-[$Layout.$AE$1])*[Bigrams_EN.B6]" office:value-type="float" office:value="0.000249799777601683" calcext:value-type="float">
            <text:p>0.000</text:p>
          </table:table-cell>
          <table:table-cell table:style-name="ce600" table:formula="of:=[$Layout.$AE$1]*[Bigrams_FI.C6]+(1-[$Layout.$AE$1])*[Bigrams_EN.C6]" office:value-type="float" office:value="0.000893828478200851" calcext:value-type="float">
            <text:p>0.001</text:p>
          </table:table-cell>
          <table:table-cell table:style-name="ce600" table:formula="of:=[$Layout.$AE$1]*[Bigrams_FI.D6]+(1-[$Layout.$AE$1])*[Bigrams_EN.D6]" office:value-type="float" office:value="0.00243506132967117" calcext:value-type="float">
            <text:p>0.002</text:p>
          </table:table-cell>
          <table:table-cell table:style-name="ce595" table:formula="of:=[$Layout.$AE$1]*[Bigrams_FI.E6]+(1-[$Layout.$AE$1])*[Bigrams_EN.E6]" office:value-type="float" office:value="0.089058131108786" calcext:value-type="float">
            <text:p>0.089</text:p>
          </table:table-cell>
          <table:table-cell table:style-name="ce594" table:formula="of:=[$Layout.$AE$1]*[Bigrams_FI.F6]+(1-[$Layout.$AE$1])*[Bigrams_EN.F6]" office:value-type="float" office:value="0.077700624193383" calcext:value-type="float">
            <text:p>0.078</text:p>
          </table:table-cell>
          <table:table-cell table:style-name="ce600" table:formula="of:=[$Layout.$AE$1]*[Bigrams_FI.G6]+(1-[$Layout.$AE$1])*[Bigrams_EN.G6]" office:value-type="float" office:value="0.00124827410858162" calcext:value-type="float">
            <text:p>0.001</text:p>
          </table:table-cell>
          <table:table-cell table:style-name="ce600" table:formula="of:=[$Layout.$AE$1]*[Bigrams_FI.H6]+(1-[$Layout.$AE$1])*[Bigrams_EN.H6]" office:value-type="float" office:value="0.00135050734559876" calcext:value-type="float">
            <text:p>0.001</text:p>
          </table:table-cell>
          <table:table-cell table:style-name="ce595" table:formula="of:=[$Layout.$AE$1]*[Bigrams_FI.I6]+(1-[$Layout.$AE$1])*[Bigrams_EN.I6]" office:value-type="float" office:value="0.111415475856874" calcext:value-type="float">
            <text:p>0.111</text:p>
          </table:table-cell>
          <table:table-cell table:style-name="ce600" table:formula="of:=[$Layout.$AE$1]*[Bigrams_FI.J6]+(1-[$Layout.$AE$1])*[Bigrams_EN.J6]" office:value-type="float" office:value="0.0000905805499861955" calcext:value-type="float">
            <text:p>0.000</text:p>
          </table:table-cell>
          <table:table-cell table:style-name="ce600" table:formula="of:=[$Layout.$AE$1]*[Bigrams_FI.K6]+(1-[$Layout.$AE$1])*[Bigrams_EN.K6]" office:value-type="float" office:value="0.00158455398407241" calcext:value-type="float">
            <text:p>0.002</text:p>
          </table:table-cell>
          <table:table-cell table:style-name="ce600" table:formula="of:=[$Layout.$AE$1]*[Bigrams_FI.L6]+(1-[$Layout.$AE$1])*[Bigrams_EN.L6]" office:value-type="float" office:value="0.030490607708398" calcext:value-type="float">
            <text:p>0.030</text:p>
          </table:table-cell>
          <table:table-cell table:style-name="ce600" table:formula="of:=[$Layout.$AE$1]*[Bigrams_FI.M6]+(1-[$Layout.$AE$1])*[Bigrams_EN.M6]" office:value-type="float" office:value="0.00308752921194606" calcext:value-type="float">
            <text:p>0.003</text:p>
          </table:table-cell>
          <table:table-cell table:style-name="ce600" table:formula="of:=[$Layout.$AE$1]*[Bigrams_FI.N6]+(1-[$Layout.$AE$1])*[Bigrams_EN.N6]" office:value-type="float" office:value="0.0484131592452428" calcext:value-type="float">
            <text:p>0.048</text:p>
          </table:table-cell>
          <table:table-cell table:style-name="ce595" table:formula="of:=[$Layout.$AE$1]*[Bigrams_FI.O6]+(1-[$Layout.$AE$1])*[Bigrams_EN.O6]" office:value-type="float" office:value="0.600917736252303" calcext:value-type="float">
            <text:p>0.601</text:p>
          </table:table-cell>
          <table:table-cell table:style-name="ce600" table:formula="of:=[$Layout.$AE$1]*[Bigrams_FI.P6]+(1-[$Layout.$AE$1])*[Bigrams_EN.P6]" office:value-type="float" office:value="0.00100635090054395" calcext:value-type="float">
            <text:p>0.001</text:p>
          </table:table-cell>
          <table:table-cell table:style-name="ce600" table:formula="of:=[$Layout.$AE$1]*[Bigrams_FI.Q6]+(1-[$Layout.$AE$1])*[Bigrams_EN.Q6]" office:value-type="float" office:value="0.0000191288117983271" calcext:value-type="float">
            <text:p>0.000</text:p>
          </table:table-cell>
          <table:table-cell table:style-name="ce600" table:formula="of:=[$Layout.$AE$1]*[Bigrams_FI.R6]+(1-[$Layout.$AE$1])*[Bigrams_EN.R6]" office:value-type="float" office:value="0.0186791588759892" calcext:value-type="float">
            <text:p>0.019</text:p>
          </table:table-cell>
          <table:table-cell table:style-name="ce600" table:formula="of:=[$Layout.$AE$1]*[Bigrams_FI.S6]+(1-[$Layout.$AE$1])*[Bigrams_EN.S6]" office:value-type="float" office:value="0.0118976145426499" calcext:value-type="float">
            <text:p>0.012</text:p>
          </table:table-cell>
          <table:table-cell table:style-name="ce600" table:formula="of:=[$Layout.$AE$1]*[Bigrams_FI.T6]+(1-[$Layout.$AE$1])*[Bigrams_EN.T6]" office:value-type="float" office:value="0.00577367771075742" calcext:value-type="float">
            <text:p>0.006</text:p>
          </table:table-cell>
          <table:table-cell table:style-name="ce595" table:formula="of:=[$Layout.$AE$1]*[Bigrams_FI.U6]+(1-[$Layout.$AE$1])*[Bigrams_EN.U6]" office:value-type="float" office:value="0.011677308872339" calcext:value-type="float">
            <text:p>0.012</text:p>
          </table:table-cell>
          <table:table-cell table:style-name="ce600" table:formula="of:=[$Layout.$AE$1]*[Bigrams_FI.V6]+(1-[$Layout.$AE$1])*[Bigrams_EN.V6]" office:value-type="float" office:value="0.000122086828242264" calcext:value-type="float">
            <text:p>0.000</text:p>
          </table:table-cell>
          <table:table-cell table:style-name="ce600" table:formula="of:=[$Layout.$AE$1]*[Bigrams_FI.W6]+(1-[$Layout.$AE$1])*[Bigrams_EN.W6]" office:value-type="float" office:value="0.00137469966640252" calcext:value-type="float">
            <text:p>0.001</text:p>
          </table:table-cell>
          <table:table-cell table:style-name="ce600" table:formula="of:=[$Layout.$AE$1]*[Bigrams_FI.X6]+(1-[$Layout.$AE$1])*[Bigrams_EN.X6]" office:value-type="float" office:value="0.00133925510336445" calcext:value-type="float">
            <text:p>0.001</text:p>
          </table:table-cell>
          <table:table-cell table:style-name="ce595" table:formula="of:=[$Layout.$AE$1]*[Bigrams_FI.Y6]+(1-[$Layout.$AE$1])*[Bigrams_EN.Y6]" office:value-type="float" office:value="0.00159821884206866" calcext:value-type="float">
            <text:p>0.002</text:p>
          </table:table-cell>
          <table:table-cell table:style-name="ce600" table:formula="of:=[$Layout.$AE$1]*[Bigrams_FI.Z6]+(1-[$Layout.$AE$1])*[Bigrams_EN.Z6]" office:value-type="float" office:value="0.000122649440353979" calcext:value-type="float">
            <text:p>0.000</text:p>
          </table:table-cell>
          <table:table-cell table:style-name="ce595" table:formula="of:=[$Layout.$AE$1]*[Bigrams_FI.AA6]+(1-[$Layout.$AE$1])*[Bigrams_EN.AA6]" office:value-type="float" office:value="0.000012377466457741" calcext:value-type="float">
            <text:p>0.000</text:p>
          </table:table-cell>
          <table:table-cell table:style-name="ce595" table:formula="of:=[$Layout.$AE$1]*[Bigrams_FI.AB6]+(1-[$Layout.$AE$1])*[Bigrams_EN.AB6]" office:value-type="float" office:value="0.00254244413284235" calcext:value-type="float">
            <text:p>0.003</text:p>
          </table:table-cell>
          <table:table-cell table:style-name="ce595" table:formula="of:=[$Layout.$AE$1]*[Bigrams_FI.AC6]+(1-[$Layout.$AE$1])*[Bigrams_EN.AC6]" office:value-type="float" office:value="0.000175534978855237" calcext:value-type="float">
            <text:p>0.000</text:p>
          </table:table-cell>
          <table:table-cell table:style-name="ce327"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993"/>
        </table:table-row>
        <table:table-row table:style-name="ro4">
          <table:table-cell table:style-name="ce595" table:formula="of:=[$Layout.$AE$1]*[Bigrams_FI.A7]+(1-[$Layout.$AE$1])*[Bigrams_EN.A7]" office:value-type="float" office:value="0.126910051691" calcext:value-type="float">
            <text:p>0.127</text:p>
          </table:table-cell>
          <table:table-cell table:style-name="ce600" table:formula="of:=[$Layout.$AE$1]*[Bigrams_FI.B7]+(1-[$Layout.$AE$1])*[Bigrams_EN.B7]" office:value-type="float" office:value="0.00009508144687992" calcext:value-type="float">
            <text:p>0.000</text:p>
          </table:table-cell>
          <table:table-cell table:style-name="ce600" table:formula="of:=[$Layout.$AE$1]*[Bigrams_FI.C7]+(1-[$Layout.$AE$1])*[Bigrams_EN.C7]" office:value-type="float" office:value="0.000918020799004617" calcext:value-type="float">
            <text:p>0.001</text:p>
          </table:table-cell>
          <table:table-cell table:style-name="ce600" table:formula="of:=[$Layout.$AE$1]*[Bigrams_FI.D7]+(1-[$Layout.$AE$1])*[Bigrams_EN.D7]" office:value-type="float" office:value="0.0172992335332662" calcext:value-type="float">
            <text:p>0.017</text:p>
          </table:table-cell>
          <table:table-cell table:style-name="ce595" table:formula="of:=[$Layout.$AE$1]*[Bigrams_FI.E7]+(1-[$Layout.$AE$1])*[Bigrams_EN.E7]" office:value-type="float" office:value="0.0733839795256001" calcext:value-type="float">
            <text:p>0.073</text:p>
          </table:table-cell>
          <table:table-cell table:style-name="ce600" table:formula="of:=[$Layout.$AE$1]*[Bigrams_FI.F7]+(1-[$Layout.$AE$1])*[Bigrams_EN.F7]" office:value-type="float" office:value="0.00106373733593894" calcext:value-type="float">
            <text:p>0.001</text:p>
          </table:table-cell>
          <table:table-cell table:style-name="ce594" table:formula="of:=[$Layout.$AE$1]*[Bigrams_FI.G7]+(1-[$Layout.$AE$1])*[Bigrams_EN.G7]" office:value-type="float" office:value="0.0145901039950231" calcext:value-type="float">
            <text:p>0.015</text:p>
          </table:table-cell>
          <table:table-cell table:style-name="ce600" table:formula="of:=[$Layout.$AE$1]*[Bigrams_FI.H7]+(1-[$Layout.$AE$1])*[Bigrams_EN.H7]" office:value-type="float" office:value="0.000341505551811309" calcext:value-type="float">
            <text:p>0.000</text:p>
          </table:table-cell>
          <table:table-cell table:style-name="ce595" table:formula="of:=[$Layout.$AE$1]*[Bigrams_FI.I7]+(1-[$Layout.$AE$1])*[Bigrams_EN.I7]" office:value-type="float" office:value="0.146198976144976" calcext:value-type="float">
            <text:p>0.146</text:p>
          </table:table-cell>
          <table:table-cell table:style-name="ce600" table:formula="of:=[$Layout.$AE$1]*[Bigrams_FI.J7]+(1-[$Layout.$AE$1])*[Bigrams_EN.J7]" office:value-type="float" office:value="0.000064137780735567" calcext:value-type="float">
            <text:p>0.000</text:p>
          </table:table-cell>
          <table:table-cell table:style-name="ce600" table:formula="of:=[$Layout.$AE$1]*[Bigrams_FI.K7]+(1-[$Layout.$AE$1])*[Bigrams_EN.K7]" office:value-type="float" office:value="0.00254870897623769" calcext:value-type="float">
            <text:p>0.003</text:p>
          </table:table-cell>
          <table:table-cell table:style-name="ce600" table:formula="of:=[$Layout.$AE$1]*[Bigrams_FI.L7]+(1-[$Layout.$AE$1])*[Bigrams_EN.L7]" office:value-type="float" office:value="0.00709525356117714" calcext:value-type="float">
            <text:p>0.007</text:p>
          </table:table-cell>
          <table:table-cell table:style-name="ce600" table:formula="of:=[$Layout.$AE$1]*[Bigrams_FI.M7]+(1-[$Layout.$AE$1])*[Bigrams_EN.M7]" office:value-type="float" office:value="0.00129665875018915" calcext:value-type="float">
            <text:p>0.001</text:p>
          </table:table-cell>
          <table:table-cell table:style-name="ce600" table:formula="of:=[$Layout.$AE$1]*[Bigrams_FI.N7]+(1-[$Layout.$AE$1])*[Bigrams_EN.N7]" office:value-type="float" office:value="0.551918153575463" calcext:value-type="float">
            <text:p>0.552</text:p>
          </table:table-cell>
          <table:table-cell table:style-name="ce595" table:formula="of:=[$Layout.$AE$1]*[Bigrams_FI.O7]+(1-[$Layout.$AE$1])*[Bigrams_EN.O7]" office:value-type="float" office:value="0.0628245908662219" calcext:value-type="float">
            <text:p>0.063</text:p>
          </table:table-cell>
          <table:table-cell table:style-name="ce600" table:formula="of:=[$Layout.$AE$1]*[Bigrams_FI.P7]+(1-[$Layout.$AE$1])*[Bigrams_EN.P7]" office:value-type="float" office:value="0.000208729093446451" calcext:value-type="float">
            <text:p>0.000</text:p>
          </table:table-cell>
          <table:table-cell table:style-name="ce600" table:formula="of:=[$Layout.$AE$1]*[Bigrams_FI.Q7]+(1-[$Layout.$AE$1])*[Bigrams_EN.Q7]" office:value-type="float" office:value="0.00000450089689372402" calcext:value-type="float">
            <text:p>0.000</text:p>
          </table:table-cell>
          <table:table-cell table:style-name="ce600" table:formula="of:=[$Layout.$AE$1]*[Bigrams_FI.R7]+(1-[$Layout.$AE$1])*[Bigrams_EN.R7]" office:value-type="float" office:value="0.0671748599343391" calcext:value-type="float">
            <text:p>0.067</text:p>
          </table:table-cell>
          <table:table-cell table:style-name="ce600" table:formula="of:=[$Layout.$AE$1]*[Bigrams_FI.S7]+(1-[$Layout.$AE$1])*[Bigrams_EN.S7]" office:value-type="float" office:value="0.00331121055492728" calcext:value-type="float">
            <text:p>0.003</text:p>
          </table:table-cell>
          <table:table-cell table:style-name="ce600" table:formula="of:=[$Layout.$AE$1]*[Bigrams_FI.T7]+(1-[$Layout.$AE$1])*[Bigrams_EN.T7]" office:value-type="float" office:value="0.00362514811326453" calcext:value-type="float">
            <text:p>0.004</text:p>
          </table:table-cell>
          <table:table-cell table:style-name="ce595" table:formula="of:=[$Layout.$AE$1]*[Bigrams_FI.U7]+(1-[$Layout.$AE$1])*[Bigrams_EN.U7]" office:value-type="float" office:value="0.0707147755533245" calcext:value-type="float">
            <text:p>0.071</text:p>
          </table:table-cell>
          <table:table-cell table:style-name="ce600" table:formula="of:=[$Layout.$AE$1]*[Bigrams_FI.V7]+(1-[$Layout.$AE$1])*[Bigrams_EN.V7]" office:value-type="float" office:value="0.000353320406157335" calcext:value-type="float">
            <text:p>0.000</text:p>
          </table:table-cell>
          <table:table-cell table:style-name="ce600" table:formula="of:=[$Layout.$AE$1]*[Bigrams_FI.W7]+(1-[$Layout.$AE$1])*[Bigrams_EN.W7]" office:value-type="float" office:value="0.00010633368911423" calcext:value-type="float">
            <text:p>0.000</text:p>
          </table:table-cell>
          <table:table-cell table:style-name="ce600" table:formula="of:=[$Layout.$AE$1]*[Bigrams_FI.X7]+(1-[$Layout.$AE$1])*[Bigrams_EN.X7]" office:value-type="float" office:value="0.0000883301015393335" calcext:value-type="float">
            <text:p>0.000</text:p>
          </table:table-cell>
          <table:table-cell table:style-name="ce595" table:formula="of:=[$Layout.$AE$1]*[Bigrams_FI.Y7]+(1-[$Layout.$AE$1])*[Bigrams_EN.Y7]" office:value-type="float" office:value="0.00283170286843059" calcext:value-type="float">
            <text:p>0.003</text:p>
          </table:table-cell>
          <table:table-cell table:style-name="ce600" table:formula="of:=[$Layout.$AE$1]*[Bigrams_FI.Z7]+(1-[$Layout.$AE$1])*[Bigrams_EN.Z7]" office:value-type="float" office:value="0.000207041257111304" calcext:value-type="float">
            <text:p>0.000</text:p>
          </table:table-cell>
          <table:table-cell table:style-name="ce595" table:formula="of:=[$Layout.$AE$1]*[Bigrams_FI.AA7]+(1-[$Layout.$AE$1])*[Bigrams_EN.AA7]" office:value-type="float" office:value="0.000050635090054395" calcext:value-type="float">
            <text:p>0.000</text:p>
          </table:table-cell>
          <table:table-cell table:style-name="ce595" table:formula="of:=[$Layout.$AE$1]*[Bigrams_FI.AB7]+(1-[$Layout.$AE$1])*[Bigrams_EN.AB7]" office:value-type="float" office:value="0.00244286178906871" calcext:value-type="float">
            <text:p>0.002</text:p>
          </table:table-cell>
          <table:table-cell table:style-name="ce595" table:formula="of:=[$Layout.$AE$1]*[Bigrams_FI.AC7]+(1-[$Layout.$AE$1])*[Bigrams_EN.AC7]" office:value-type="float" office:value="0.000252050226048544" calcext:value-type="float">
            <text:p>0.000</text:p>
          </table:table-cell>
          <table:table-cell table:style-name="ce327"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table:number-columns-repeated="993"/>
        </table:table-row>
        <table:table-row table:style-name="ro4">
          <table:table-cell table:style-name="ce595" table:formula="of:=[$Layout.$AE$1]*[Bigrams_FI.A8]+(1-[$Layout.$AE$1])*[Bigrams_EN.A8]" office:value-type="float" office:value="0.150512785292726" calcext:value-type="float">
            <text:p>0.151</text:p>
          </table:table-cell>
          <table:table-cell table:style-name="ce600" table:formula="of:=[$Layout.$AE$1]*[Bigrams_FI.B8]+(1-[$Layout.$AE$1])*[Bigrams_EN.B8]" office:value-type="float" office:value="0.00127865516261426" calcext:value-type="float">
            <text:p>0.001</text:p>
          </table:table-cell>
          <table:table-cell table:style-name="ce600" table:formula="of:=[$Layout.$AE$1]*[Bigrams_FI.C8]+(1-[$Layout.$AE$1])*[Bigrams_EN.C8]" office:value-type="float" office:value="0.326875179687056" calcext:value-type="float">
            <text:p>0.327</text:p>
          </table:table-cell>
          <table:table-cell table:style-name="ce600" table:formula="of:=[$Layout.$AE$1]*[Bigrams_FI.D8]+(1-[$Layout.$AE$1])*[Bigrams_EN.D8]" office:value-type="float" office:value="0.00490066588069005" calcext:value-type="float">
            <text:p>0.005</text:p>
          </table:table-cell>
          <table:table-cell table:style-name="ce595" table:formula="of:=[$Layout.$AE$1]*[Bigrams_FI.E8]+(1-[$Layout.$AE$1])*[Bigrams_EN.E8]" office:value-type="float" office:value="0.087575923244225" calcext:value-type="float">
            <text:p>0.088</text:p>
          </table:table-cell>
          <table:table-cell table:style-name="ce600" table:formula="of:=[$Layout.$AE$1]*[Bigrams_FI.F8]+(1-[$Layout.$AE$1])*[Bigrams_EN.F8]" office:value-type="float" office:value="0.000610996753323035" calcext:value-type="float">
            <text:p>0.001</text:p>
          </table:table-cell>
          <table:table-cell table:style-name="ce600" table:formula="of:=[$Layout.$AE$1]*[Bigrams_FI.G8]+(1-[$Layout.$AE$1])*[Bigrams_EN.G8]" office:value-type="float" office:value="0.118950423970985" calcext:value-type="float">
            <text:p>0.119</text:p>
          </table:table-cell>
          <table:table-cell table:style-name="ce594" table:formula="of:=[$Layout.$AE$1]*[Bigrams_FI.H8]+(1-[$Layout.$AE$1])*[Bigrams_EN.H8]" office:value-type="float" office:value="0.00115769355859542" calcext:value-type="float">
            <text:p>0.001</text:p>
          </table:table-cell>
          <table:table-cell table:style-name="ce595" table:formula="of:=[$Layout.$AE$1]*[Bigrams_FI.I8]+(1-[$Layout.$AE$1])*[Bigrams_EN.I8]" office:value-type="float" office:value="0.108449911543874" calcext:value-type="float">
            <text:p>0.108</text:p>
          </table:table-cell>
          <table:table-cell table:style-name="ce600" table:formula="of:=[$Layout.$AE$1]*[Bigrams_FI.J8]+(1-[$Layout.$AE$1])*[Bigrams_EN.J8]" office:value-type="float" office:value="0.000129400785694566" calcext:value-type="float">
            <text:p>0.000</text:p>
          </table:table-cell>
          <table:table-cell table:style-name="ce600" table:formula="of:=[$Layout.$AE$1]*[Bigrams_FI.K8]+(1-[$Layout.$AE$1])*[Bigrams_EN.K8]" office:value-type="float" office:value="0.00625407234399599" calcext:value-type="float">
            <text:p>0.006</text:p>
          </table:table-cell>
          <table:table-cell table:style-name="ce600" table:formula="of:=[$Layout.$AE$1]*[Bigrams_FI.L8]+(1-[$Layout.$AE$1])*[Bigrams_EN.L8]" office:value-type="float" office:value="0.00506430989503279" calcext:value-type="float">
            <text:p>0.005</text:p>
          </table:table-cell>
          <table:table-cell table:style-name="ce600" table:formula="of:=[$Layout.$AE$1]*[Bigrams_FI.M8]+(1-[$Layout.$AE$1])*[Bigrams_EN.M8]" office:value-type="float" office:value="0.00274819799841514" calcext:value-type="float">
            <text:p>0.003</text:p>
          </table:table-cell>
          <table:table-cell table:style-name="ce600" table:formula="of:=[$Layout.$AE$1]*[Bigrams_FI.N8]+(1-[$Layout.$AE$1])*[Bigrams_EN.N8]" office:value-type="float" office:value="0.108021429445246" calcext:value-type="float">
            <text:p>0.108</text:p>
          </table:table-cell>
          <table:table-cell table:style-name="ce595" table:formula="of:=[$Layout.$AE$1]*[Bigrams_FI.O8]+(1-[$Layout.$AE$1])*[Bigrams_EN.O8]" office:value-type="float" office:value="0.0967973839797055" calcext:value-type="float">
            <text:p>0.097</text:p>
          </table:table-cell>
          <table:table-cell table:style-name="ce600" table:formula="of:=[$Layout.$AE$1]*[Bigrams_FI.P8]+(1-[$Layout.$AE$1])*[Bigrams_EN.P8]" office:value-type="float" office:value="0.0522525466749759" calcext:value-type="float">
            <text:p>0.052</text:p>
          </table:table-cell>
          <table:table-cell table:style-name="ce600" table:formula="of:=[$Layout.$AE$1]*[Bigrams_FI.Q8]+(1-[$Layout.$AE$1])*[Bigrams_EN.Q8]" office:value-type="float" office:value="0.0000140653027928875" calcext:value-type="float">
            <text:p>0.000</text:p>
          </table:table-cell>
          <table:table-cell table:style-name="ce600" table:formula="of:=[$Layout.$AE$1]*[Bigrams_FI.R8]+(1-[$Layout.$AE$1])*[Bigrams_EN.R8]" office:value-type="float" office:value="0.0312731747805385" calcext:value-type="float">
            <text:p>0.031</text:p>
          </table:table-cell>
          <table:table-cell table:style-name="ce600" table:formula="of:=[$Layout.$AE$1]*[Bigrams_FI.S8]+(1-[$Layout.$AE$1])*[Bigrams_EN.S8]" office:value-type="float" office:value="0.183948395371746" calcext:value-type="float">
            <text:p>0.184</text:p>
          </table:table-cell>
          <table:table-cell table:style-name="ce600" table:formula="of:=[$Layout.$AE$1]*[Bigrams_FI.T8]+(1-[$Layout.$AE$1])*[Bigrams_EN.T8]" office:value-type="float" office:value="1.81820707456375" calcext:value-type="float">
            <text:p>1.818</text:p>
          </table:table-cell>
          <table:table-cell table:style-name="ce595" table:formula="of:=[$Layout.$AE$1]*[Bigrams_FI.U8]+(1-[$Layout.$AE$1])*[Bigrams_EN.U8]" office:value-type="float" office:value="0.0479152609390474" calcext:value-type="float">
            <text:p>0.048</text:p>
          </table:table-cell>
          <table:table-cell table:style-name="ce600" table:formula="of:=[$Layout.$AE$1]*[Bigrams_FI.V8]+(1-[$Layout.$AE$1])*[Bigrams_EN.V8]" office:value-type="float" office:value="0.000322939352124698" calcext:value-type="float">
            <text:p>0.000</text:p>
          </table:table-cell>
          <table:table-cell table:style-name="ce600" table:formula="of:=[$Layout.$AE$1]*[Bigrams_FI.W8]+(1-[$Layout.$AE$1])*[Bigrams_EN.W8]" office:value-type="float" office:value="0.190849706456005" calcext:value-type="float">
            <text:p>0.191</text:p>
          </table:table-cell>
          <table:table-cell table:style-name="ce600" table:formula="of:=[$Layout.$AE$1]*[Bigrams_FI.X8]+(1-[$Layout.$AE$1])*[Bigrams_EN.X8]" office:value-type="float" office:value="0.00227680515896403" calcext:value-type="float">
            <text:p>0.002</text:p>
          </table:table-cell>
          <table:table-cell table:style-name="ce595" table:formula="of:=[$Layout.$AE$1]*[Bigrams_FI.Y8]+(1-[$Layout.$AE$1])*[Bigrams_EN.Y8]" office:value-type="float" office:value="0.083972508566782" calcext:value-type="float">
            <text:p>0.084</text:p>
          </table:table-cell>
          <table:table-cell table:style-name="ce600" table:formula="of:=[$Layout.$AE$1]*[Bigrams_FI.Z8]+(1-[$Layout.$AE$1])*[Bigrams_EN.Z8]" office:value-type="float" office:value="0.00109186794152471" calcext:value-type="float">
            <text:p>0.001</text:p>
          </table:table-cell>
          <table:table-cell table:style-name="ce595" table:formula="of:=[$Layout.$AE$1]*[Bigrams_FI.AA8]+(1-[$Layout.$AE$1])*[Bigrams_EN.AA8]" office:value-type="float" office:value="0.0000978945074384975" calcext:value-type="float">
            <text:p>0.000</text:p>
          </table:table-cell>
          <table:table-cell table:style-name="ce595" table:formula="of:=[$Layout.$AE$1]*[Bigrams_FI.AB8]+(1-[$Layout.$AE$1])*[Bigrams_EN.AB8]" office:value-type="float" office:value="0.0797041326425115" calcext:value-type="float">
            <text:p>0.080</text:p>
          </table:table-cell>
          <table:table-cell table:style-name="ce595" table:formula="of:=[$Layout.$AE$1]*[Bigrams_FI.AC8]+(1-[$Layout.$AE$1])*[Bigrams_EN.AC8]" office:value-type="float" office:value="0.0118227309155896" calcext:value-type="float">
            <text:p>0.012</text:p>
          </table:table-cell>
          <table:table-cell table:style-name="ce327"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table:number-columns-repeated="993"/>
        </table:table-row>
        <table:table-row table:style-name="ro4">
          <table:table-cell table:style-name="ce596" table:formula="of:=[$Layout.$AE$1]*[Bigrams_FI.A9]+(1-[$Layout.$AE$1])*[Bigrams_EN.A9]" office:value-type="float" office:value="0.67717395579417" calcext:value-type="float">
            <text:p>0.677</text:p>
          </table:table-cell>
          <table:table-cell table:style-name="ce595" table:formula="of:=[$Layout.$AE$1]*[Bigrams_FI.B9]+(1-[$Layout.$AE$1])*[Bigrams_EN.B9]" office:value-type="float" office:value="0.0693650989382655" calcext:value-type="float">
            <text:p>0.069</text:p>
          </table:table-cell>
          <table:table-cell table:style-name="ce595" table:formula="of:=[$Layout.$AE$1]*[Bigrams_FI.C9]+(1-[$Layout.$AE$1])*[Bigrams_EN.C9]" office:value-type="float" office:value="0.149901248386766" calcext:value-type="float">
            <text:p>0.150</text:p>
          </table:table-cell>
          <table:table-cell table:style-name="ce595" table:formula="of:=[$Layout.$AE$1]*[Bigrams_FI.D9]+(1-[$Layout.$AE$1])*[Bigrams_EN.D9]" office:value-type="float" office:value="0.320889698635247" calcext:value-type="float">
            <text:p>0.321</text:p>
          </table:table-cell>
          <table:table-cell table:style-name="ce596" table:formula="of:=[$Layout.$AE$1]*[Bigrams_FI.E9]+(1-[$Layout.$AE$1])*[Bigrams_EN.E9]" office:value-type="float" office:value="0.353887098377094" calcext:value-type="float">
            <text:p>0.354</text:p>
          </table:table-cell>
          <table:table-cell table:style-name="ce595" table:formula="of:=[$Layout.$AE$1]*[Bigrams_FI.F9]+(1-[$Layout.$AE$1])*[Bigrams_EN.F9]" office:value-type="float" office:value="0.16521096311362" calcext:value-type="float">
            <text:p>0.165</text:p>
          </table:table-cell>
          <table:table-cell table:style-name="ce595" table:formula="of:=[$Layout.$AE$1]*[Bigrams_FI.G9]+(1-[$Layout.$AE$1])*[Bigrams_EN.G9]" office:value-type="float" office:value="0.122311415975861" calcext:value-type="float">
            <text:p>0.122</text:p>
          </table:table-cell>
          <table:table-cell table:style-name="ce595" table:formula="of:=[$Layout.$AE$1]*[Bigrams_FI.H9]+(1-[$Layout.$AE$1])*[Bigrams_EN.H9]" office:value-type="float" office:value="0.472817009240432" calcext:value-type="float">
            <text:p>0.473</text:p>
          </table:table-cell>
          <table:table-cell table:style-name="ce594" table:formula="of:=[$Layout.$AE$1]*[Bigrams_FI.I9]+(1-[$Layout.$AE$1])*[Bigrams_EN.I9]" office:value-type="float" office:value="0.347278160514045" calcext:value-type="float">
            <text:p>0.347</text:p>
          </table:table-cell>
          <table:table-cell table:style-name="ce595" table:formula="of:=[$Layout.$AE$1]*[Bigrams_FI.J9]+(1-[$Layout.$AE$1])*[Bigrams_EN.J9]" office:value-type="float" office:value="0.0227447959504891" calcext:value-type="float">
            <text:p>0.023</text:p>
          </table:table-cell>
          <table:table-cell table:style-name="ce595" table:formula="of:=[$Layout.$AE$1]*[Bigrams_FI.K9]+(1-[$Layout.$AE$1])*[Bigrams_EN.K9]" office:value-type="float" office:value="0.393002424363103" calcext:value-type="float">
            <text:p>0.393</text:p>
          </table:table-cell>
          <table:table-cell table:style-name="ce595" table:formula="of:=[$Layout.$AE$1]*[Bigrams_FI.L9]+(1-[$Layout.$AE$1])*[Bigrams_EN.L9]" office:value-type="float" office:value="0.86582242269417" calcext:value-type="float">
            <text:p>0.866</text:p>
          </table:table-cell>
          <table:table-cell table:style-name="ce595" table:formula="of:=[$Layout.$AE$1]*[Bigrams_FI.M9]+(1-[$Layout.$AE$1])*[Bigrams_EN.M9]" office:value-type="float" office:value="0.487225655526377" calcext:value-type="float">
            <text:p>0.487</text:p>
          </table:table-cell>
          <table:table-cell table:style-name="ce595" table:formula="of:=[$Layout.$AE$1]*[Bigrams_FI.N9]+(1-[$Layout.$AE$1])*[Bigrams_EN.N9]" office:value-type="float" office:value="0.451916652166277" calcext:value-type="float">
            <text:p>0.452</text:p>
          </table:table-cell>
          <table:table-cell table:style-name="ce596" table:formula="of:=[$Layout.$AE$1]*[Bigrams_FI.O9]+(1-[$Layout.$AE$1])*[Bigrams_EN.O9]" office:value-type="float" office:value="0.423331651918278" calcext:value-type="float">
            <text:p>0.423</text:p>
          </table:table-cell>
          <table:table-cell table:style-name="ce595" table:formula="of:=[$Layout.$AE$1]*[Bigrams_FI.P9]+(1-[$Layout.$AE$1])*[Bigrams_EN.P9]" office:value-type="float" office:value="0.218388888248761" calcext:value-type="float">
            <text:p>0.218</text:p>
          </table:table-cell>
          <table:table-cell table:style-name="ce595" table:formula="of:=[$Layout.$AE$1]*[Bigrams_FI.Q9]+(1-[$Layout.$AE$1])*[Bigrams_EN.Q9]" office:value-type="float" office:value="0.00034263077603474" calcext:value-type="float">
            <text:p>0.000</text:p>
          </table:table-cell>
          <table:table-cell table:style-name="ce595" table:formula="of:=[$Layout.$AE$1]*[Bigrams_FI.R9]+(1-[$Layout.$AE$1])*[Bigrams_EN.R9]" office:value-type="float" office:value="0.693913491861524" calcext:value-type="float">
            <text:p>0.694</text:p>
          </table:table-cell>
          <table:table-cell table:style-name="ce595" table:formula="of:=[$Layout.$AE$1]*[Bigrams_FI.S9]+(1-[$Layout.$AE$1])*[Bigrams_EN.S9]" office:value-type="float" office:value="0.956492050920985" calcext:value-type="float">
            <text:p>0.956</text:p>
          </table:table-cell>
          <table:table-cell table:style-name="ce595" table:formula="of:=[$Layout.$AE$1]*[Bigrams_FI.T9]+(1-[$Layout.$AE$1])*[Bigrams_EN.T9]" office:value-type="float" office:value="1.17103147913785" calcext:value-type="float">
            <text:p>1.171</text:p>
          </table:table-cell>
          <table:table-cell table:style-name="ce596" table:formula="of:=[$Layout.$AE$1]*[Bigrams_FI.U9]+(1-[$Layout.$AE$1])*[Bigrams_EN.U9]" office:value-type="float" office:value="0.175228292106768" calcext:value-type="float">
            <text:p>0.175</text:p>
          </table:table-cell>
          <table:table-cell table:style-name="ce595" table:formula="of:=[$Layout.$AE$1]*[Bigrams_FI.V9]+(1-[$Layout.$AE$1])*[Bigrams_EN.V9]" office:value-type="float" office:value="0.322843244023236" calcext:value-type="float">
            <text:p>0.323</text:p>
          </table:table-cell>
          <table:table-cell table:style-name="ce595" table:formula="of:=[$Layout.$AE$1]*[Bigrams_FI.W9]+(1-[$Layout.$AE$1])*[Bigrams_EN.W9]" office:value-type="float" office:value="0.19888855653266" calcext:value-type="float">
            <text:p>0.199</text:p>
          </table:table-cell>
          <table:table-cell table:style-name="ce595" table:formula="of:=[$Layout.$AE$1]*[Bigrams_FI.X9]+(1-[$Layout.$AE$1])*[Bigrams_EN.X9]" office:value-type="float" office:value="0.0230242022677859" calcext:value-type="float">
            <text:p>0.023</text:p>
          </table:table-cell>
          <table:table-cell table:style-name="ce596" table:formula="of:=[$Layout.$AE$1]*[Bigrams_FI.Y9]+(1-[$Layout.$AE$1])*[Bigrams_EN.Y9]" office:value-type="float" office:value="0.0605683675436004" calcext:value-type="float">
            <text:p>0.061</text:p>
          </table:table-cell>
          <table:table-cell table:style-name="ce595" table:formula="of:=[$Layout.$AE$1]*[Bigrams_FI.Z9]+(1-[$Layout.$AE$1])*[Bigrams_EN.Z9]" office:value-type="float" office:value="0.0103293001996508" calcext:value-type="float">
            <text:p>0.010</text:p>
          </table:table-cell>
          <table:table-cell table:style-name="ce596" table:formula="of:=[$Layout.$AE$1]*[Bigrams_FI.AA9]+(1-[$Layout.$AE$1])*[Bigrams_EN.AA9]" office:value-type="float" office:value="0.0000146279149046031" calcext:value-type="float">
            <text:p>0.000</text:p>
          </table:table-cell>
          <table:table-cell table:style-name="ce596" table:formula="of:=[$Layout.$AE$1]*[Bigrams_FI.AB9]+(1-[$Layout.$AE$1])*[Bigrams_EN.AB9]" office:value-type="float" office:value="0.109276150458502" calcext:value-type="float">
            <text:p>0.109</text:p>
          </table:table-cell>
          <table:table-cell table:style-name="ce596" table:formula="of:=[$Layout.$AE$1]*[Bigrams_FI.AC9]+(1-[$Layout.$AE$1])*[Bigrams_EN.AC9]" office:value-type="float" office:value="0.0181858738990919" calcext:value-type="float">
            <text:p>0.018</text:p>
          </table:table-cell>
          <table:table-cell table:style-name="ce325"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table:number-columns-repeated="993"/>
        </table:table-row>
        <table:table-row table:style-name="ro4">
          <table:table-cell table:style-name="ce595" table:formula="of:=[$Layout.$AE$1]*[Bigrams_FI.A10]+(1-[$Layout.$AE$1])*[Bigrams_EN.A10]" office:value-type="float" office:value="0.278862935897236" calcext:value-type="float">
            <text:p>0.279</text:p>
          </table:table-cell>
          <table:table-cell table:style-name="ce600" table:formula="of:=[$Layout.$AE$1]*[Bigrams_FI.B10]+(1-[$Layout.$AE$1])*[Bigrams_EN.B10]" office:value-type="float" office:value="0.0129537896966729" calcext:value-type="float">
            <text:p>0.013</text:p>
          </table:table-cell>
          <table:table-cell table:style-name="ce600" table:formula="of:=[$Layout.$AE$1]*[Bigrams_FI.C10]+(1-[$Layout.$AE$1])*[Bigrams_EN.C10]" office:value-type="float" office:value="0.00083941727067953" calcext:value-type="float">
            <text:p>0.001</text:p>
          </table:table-cell>
          <table:table-cell table:style-name="ce600" table:formula="of:=[$Layout.$AE$1]*[Bigrams_FI.D10]+(1-[$Layout.$AE$1])*[Bigrams_EN.D10]" office:value-type="float" office:value="0.00537100960608421" calcext:value-type="float">
            <text:p>0.005</text:p>
          </table:table-cell>
          <table:table-cell table:style-name="ce595" table:formula="of:=[$Layout.$AE$1]*[Bigrams_FI.E10]+(1-[$Layout.$AE$1])*[Bigrams_EN.E10]" office:value-type="float" office:value="0.0469204766683857" calcext:value-type="float">
            <text:p>0.047</text:p>
          </table:table-cell>
          <table:table-cell table:style-name="ce600" table:formula="of:=[$Layout.$AE$1]*[Bigrams_FI.F10]+(1-[$Layout.$AE$1])*[Bigrams_EN.F10]" office:value-type="float" office:value="0.000649816989031405" calcext:value-type="float">
            <text:p>0.001</text:p>
          </table:table-cell>
          <table:table-cell table:style-name="ce600" table:formula="of:=[$Layout.$AE$1]*[Bigrams_FI.G10]+(1-[$Layout.$AE$1])*[Bigrams_EN.G10]" office:value-type="float" office:value="0.00141609468518792" calcext:value-type="float">
            <text:p>0.001</text:p>
          </table:table-cell>
          <table:table-cell table:style-name="ce600" table:formula="of:=[$Layout.$AE$1]*[Bigrams_FI.H10]+(1-[$Layout.$AE$1])*[Bigrams_EN.H10]" office:value-type="float" office:value="0.0303596747723919" calcext:value-type="float">
            <text:p>0.030</text:p>
          </table:table-cell>
          <table:table-cell table:style-name="ce595" table:formula="of:=[$Layout.$AE$1]*[Bigrams_FI.I10]+(1-[$Layout.$AE$1])*[Bigrams_EN.I10]" office:value-type="float" office:value="0.115854611713476" calcext:value-type="float">
            <text:p>0.116</text:p>
          </table:table-cell>
          <table:table-cell table:style-name="ce594" table:formula="of:=[$Layout.$AE$1]*[Bigrams_FI.J10]+(1-[$Layout.$AE$1])*[Bigrams_EN.J10]" office:value-type="float" office:value="0.000222231784127623" calcext:value-type="float">
            <text:p>0.000</text:p>
          </table:table-cell>
          <table:table-cell table:style-name="ce600" table:formula="of:=[$Layout.$AE$1]*[Bigrams_FI.K10]+(1-[$Layout.$AE$1])*[Bigrams_EN.K10]" office:value-type="float" office:value="0.00176997770345697" calcext:value-type="float">
            <text:p>0.002</text:p>
          </table:table-cell>
          <table:table-cell table:style-name="ce600" table:formula="of:=[$Layout.$AE$1]*[Bigrams_FI.L10]+(1-[$Layout.$AE$1])*[Bigrams_EN.L10]" office:value-type="float" office:value="0.0343379050143322" calcext:value-type="float">
            <text:p>0.034</text:p>
          </table:table-cell>
          <table:table-cell table:style-name="ce600" table:formula="of:=[$Layout.$AE$1]*[Bigrams_FI.M10]+(1-[$Layout.$AE$1])*[Bigrams_EN.M10]" office:value-type="float" office:value="0.00325021016938045" calcext:value-type="float">
            <text:p>0.003</text:p>
          </table:table-cell>
          <table:table-cell table:style-name="ce600" table:formula="of:=[$Layout.$AE$1]*[Bigrams_FI.N10]+(1-[$Layout.$AE$1])*[Bigrams_EN.N10]" office:value-type="float" office:value="0.19185851066042" calcext:value-type="float">
            <text:p>0.192</text:p>
          </table:table-cell>
          <table:table-cell table:style-name="ce595" table:formula="of:=[$Layout.$AE$1]*[Bigrams_FI.O10]+(1-[$Layout.$AE$1])*[Bigrams_EN.O10]" office:value-type="float" office:value="0.0683922435773775" calcext:value-type="float">
            <text:p>0.068</text:p>
          </table:table-cell>
          <table:table-cell table:style-name="ce600" table:formula="of:=[$Layout.$AE$1]*[Bigrams_FI.P10]+(1-[$Layout.$AE$1])*[Bigrams_EN.P10]" office:value-type="float" office:value="0.000936186553894595" calcext:value-type="float">
            <text:p>0.001</text:p>
          </table:table-cell>
          <table:table-cell table:style-name="ce600" table:formula="of:=[$Layout.$AE$1]*[Bigrams_FI.Q10]+(1-[$Layout.$AE$1])*[Bigrams_EN.Q10]" office:value-type="float" office:value="0.0000410706841552316" calcext:value-type="float">
            <text:p>0.000</text:p>
          </table:table-cell>
          <table:table-cell table:style-name="ce600" table:formula="of:=[$Layout.$AE$1]*[Bigrams_FI.R10]+(1-[$Layout.$AE$1])*[Bigrams_EN.R10]" office:value-type="float" office:value="0.0771980961296155" calcext:value-type="float">
            <text:p>0.077</text:p>
          </table:table-cell>
          <table:table-cell table:style-name="ce600" table:formula="of:=[$Layout.$AE$1]*[Bigrams_FI.S10]+(1-[$Layout.$AE$1])*[Bigrams_EN.S10]" office:value-type="float" office:value="0.0257862009162566" calcext:value-type="float">
            <text:p>0.026</text:p>
          </table:table-cell>
          <table:table-cell table:style-name="ce600" table:formula="of:=[$Layout.$AE$1]*[Bigrams_FI.T10]+(1-[$Layout.$AE$1])*[Bigrams_EN.T10]" office:value-type="float" office:value="0.03291055808691" calcext:value-type="float">
            <text:p>0.033</text:p>
          </table:table-cell>
          <table:table-cell table:style-name="ce595" table:formula="of:=[$Layout.$AE$1]*[Bigrams_FI.U10]+(1-[$Layout.$AE$1])*[Bigrams_EN.U10]" office:value-type="float" office:value="0.0284668854612658" calcext:value-type="float">
            <text:p>0.028</text:p>
          </table:table-cell>
          <table:table-cell table:style-name="ce600" table:formula="of:=[$Layout.$AE$1]*[Bigrams_FI.V10]+(1-[$Layout.$AE$1])*[Bigrams_EN.V10]" office:value-type="float" office:value="0.00084898167657869" calcext:value-type="float">
            <text:p>0.001</text:p>
          </table:table-cell>
          <table:table-cell table:style-name="ce600" table:formula="of:=[$Layout.$AE$1]*[Bigrams_FI.W10]+(1-[$Layout.$AE$1])*[Bigrams_EN.W10]" office:value-type="float" office:value="0.000404518108323446" calcext:value-type="float">
            <text:p>0.000</text:p>
          </table:table-cell>
          <table:table-cell table:style-name="ce600" table:formula="of:=[$Layout.$AE$1]*[Bigrams_FI.X10]+(1-[$Layout.$AE$1])*[Bigrams_EN.X10]" office:value-type="float" office:value="0.00060537063220588" calcext:value-type="float">
            <text:p>0.001</text:p>
          </table:table-cell>
          <table:table-cell table:style-name="ce595" table:formula="of:=[$Layout.$AE$1]*[Bigrams_FI.Y10]+(1-[$Layout.$AE$1])*[Bigrams_EN.Y10]" office:value-type="float" office:value="0.00929322686131665" calcext:value-type="float">
            <text:p>0.009</text:p>
          </table:table-cell>
          <table:table-cell table:style-name="ce600" table:formula="of:=[$Layout.$AE$1]*[Bigrams_FI.Z10]+(1-[$Layout.$AE$1])*[Bigrams_EN.Z10]" office:value-type="float" office:value="0.000436024386579514" calcext:value-type="float">
            <text:p>0.000</text:p>
          </table:table-cell>
          <table:table-cell table:style-name="ce595" table:formula="of:=[$Layout.$AE$1]*[Bigrams_FI.AA10]+(1-[$Layout.$AE$1])*[Bigrams_EN.AA10]" office:value-type="float" office:value="0.000005626121117155" calcext:value-type="float">
            <text:p>0.000</text:p>
          </table:table-cell>
          <table:table-cell table:style-name="ce595" table:formula="of:=[$Layout.$AE$1]*[Bigrams_FI.AB10]+(1-[$Layout.$AE$1])*[Bigrams_EN.AB10]" office:value-type="float" office:value="0.0699428125042475" calcext:value-type="float">
            <text:p>0.070</text:p>
          </table:table-cell>
          <table:table-cell table:style-name="ce595" table:formula="of:=[$Layout.$AE$1]*[Bigrams_FI.AC10]+(1-[$Layout.$AE$1])*[Bigrams_EN.AC10]" office:value-type="float" office:value="0.0060610202795111" calcext:value-type="float">
            <text:p>0.006</text:p>
          </table:table-cell>
          <table:table-cell table:style-name="ce327" office:value-type="string" calcext:value-type="string">
            <text:p>J</text:p>
          </table:table-cell>
          <table:table-cell office:value-type="float" office:value="10" calcext:value-type="float">
            <text:p>10</text:p>
          </table:table-cell>
          <table:table-cell table:number-columns-repeated="993"/>
        </table:table-row>
        <table:table-row table:style-name="ro4">
          <table:table-cell table:style-name="ce595" table:formula="of:=[$Layout.$AE$1]*[Bigrams_FI.A11]+(1-[$Layout.$AE$1])*[Bigrams_EN.A11]" office:value-type="float" office:value="0.396751098916481" calcext:value-type="float">
            <text:p>0.397</text:p>
          </table:table-cell>
          <table:table-cell table:style-name="ce600" table:formula="of:=[$Layout.$AE$1]*[Bigrams_FI.B11]+(1-[$Layout.$AE$1])*[Bigrams_EN.B11]" office:value-type="float" office:value="0.00048778470085734" calcext:value-type="float">
            <text:p>0.000</text:p>
          </table:table-cell>
          <table:table-cell table:style-name="ce600" table:formula="of:=[$Layout.$AE$1]*[Bigrams_FI.C11]+(1-[$Layout.$AE$1])*[Bigrams_EN.C11]" office:value-type="float" office:value="0.0729944136668114" calcext:value-type="float">
            <text:p>0.073</text:p>
          </table:table-cell>
          <table:table-cell table:style-name="ce600" table:formula="of:=[$Layout.$AE$1]*[Bigrams_FI.D11]+(1-[$Layout.$AE$1])*[Bigrams_EN.D11]" office:value-type="float" office:value="0.00133620376532432" calcext:value-type="float">
            <text:p>0.001</text:p>
          </table:table-cell>
          <table:table-cell table:style-name="ce595" table:formula="of:=[$Layout.$AE$1]*[Bigrams_FI.E11]+(1-[$Layout.$AE$1])*[Bigrams_EN.E11]" office:value-type="float" office:value="0.138763994841252" calcext:value-type="float">
            <text:p>0.139</text:p>
          </table:table-cell>
          <table:table-cell table:style-name="ce600" table:formula="of:=[$Layout.$AE$1]*[Bigrams_FI.F11]+(1-[$Layout.$AE$1])*[Bigrams_EN.F11]" office:value-type="float" office:value="0.000828727640556935" calcext:value-type="float">
            <text:p>0.001</text:p>
          </table:table-cell>
          <table:table-cell table:style-name="ce600" table:formula="of:=[$Layout.$AE$1]*[Bigrams_FI.G11]+(1-[$Layout.$AE$1])*[Bigrams_EN.G11]" office:value-type="float" office:value="0.00117810976193226" calcext:value-type="float">
            <text:p>0.001</text:p>
          </table:table-cell>
          <table:table-cell table:style-name="ce600" table:formula="of:=[$Layout.$AE$1]*[Bigrams_FI.H11]+(1-[$Layout.$AE$1])*[Bigrams_EN.H11]" office:value-type="float" office:value="0.0130655410703691" calcext:value-type="float">
            <text:p>0.013</text:p>
          </table:table-cell>
          <table:table-cell table:style-name="ce595" table:formula="of:=[$Layout.$AE$1]*[Bigrams_FI.I11]+(1-[$Layout.$AE$1])*[Bigrams_EN.I11]" office:value-type="float" office:value="0.388246581591313" calcext:value-type="float">
            <text:p>0.388</text:p>
          </table:table-cell>
          <table:table-cell table:style-name="ce600" table:formula="of:=[$Layout.$AE$1]*[Bigrams_FI.J11]+(1-[$Layout.$AE$1])*[Bigrams_EN.J11]" office:value-type="float" office:value="0.000515915306443115" calcext:value-type="float">
            <text:p>0.001</text:p>
          </table:table-cell>
          <table:table-cell table:style-name="ce594" table:formula="of:=[$Layout.$AE$1]*[Bigrams_FI.K11]+(1-[$Layout.$AE$1])*[Bigrams_EN.K11]" office:value-type="float" office:value="0.164407073897615" calcext:value-type="float">
            <text:p>0.164</text:p>
          </table:table-cell>
          <table:table-cell table:style-name="ce600" table:formula="of:=[$Layout.$AE$1]*[Bigrams_FI.L11]+(1-[$Layout.$AE$1])*[Bigrams_EN.L11]" office:value-type="float" office:value="0.107754979634792" calcext:value-type="float">
            <text:p>0.108</text:p>
          </table:table-cell>
          <table:table-cell table:style-name="ce600" table:formula="of:=[$Layout.$AE$1]*[Bigrams_FI.M11]+(1-[$Layout.$AE$1])*[Bigrams_EN.M11]" office:value-type="float" office:value="0.0057701498177542" calcext:value-type="float">
            <text:p>0.006</text:p>
          </table:table-cell>
          <table:table-cell table:style-name="ce600" table:formula="of:=[$Layout.$AE$1]*[Bigrams_FI.N11]+(1-[$Layout.$AE$1])*[Bigrams_EN.N11]" office:value-type="float" office:value="0.423836526884713" calcext:value-type="float">
            <text:p>0.424</text:p>
          </table:table-cell>
          <table:table-cell table:style-name="ce595" table:formula="of:=[$Layout.$AE$1]*[Bigrams_FI.O11]+(1-[$Layout.$AE$1])*[Bigrams_EN.O11]" office:value-type="float" office:value="0.20066548497119" calcext:value-type="float">
            <text:p>0.201</text:p>
          </table:table-cell>
          <table:table-cell table:style-name="ce600" table:formula="of:=[$Layout.$AE$1]*[Bigrams_FI.P11]+(1-[$Layout.$AE$1])*[Bigrams_EN.P11]" office:value-type="float" office:value="0.00168092282249084" calcext:value-type="float">
            <text:p>0.002</text:p>
          </table:table-cell>
          <table:table-cell table:style-name="ce600" table:formula="of:=[$Layout.$AE$1]*[Bigrams_FI.Q11]+(1-[$Layout.$AE$1])*[Bigrams_EN.Q11]" office:value-type="float" office:value="0.0000348819509263611" calcext:value-type="float">
            <text:p>0.000</text:p>
          </table:table-cell>
          <table:table-cell table:style-name="ce600" table:formula="of:=[$Layout.$AE$1]*[Bigrams_FI.R11]+(1-[$Layout.$AE$1])*[Bigrams_EN.R11]" office:value-type="float" office:value="0.149996912789811" calcext:value-type="float">
            <text:p>0.150</text:p>
          </table:table-cell>
          <table:table-cell table:style-name="ce600" table:formula="of:=[$Layout.$AE$1]*[Bigrams_FI.S11]+(1-[$Layout.$AE$1])*[Bigrams_EN.S11]" office:value-type="float" office:value="0.169032734888081" calcext:value-type="float">
            <text:p>0.169</text:p>
          </table:table-cell>
          <table:table-cell table:style-name="ce600" table:formula="of:=[$Layout.$AE$1]*[Bigrams_FI.T11]+(1-[$Layout.$AE$1])*[Bigrams_EN.T11]" office:value-type="float" office:value="0.103993222729494" calcext:value-type="float">
            <text:p>0.104</text:p>
          </table:table-cell>
          <table:table-cell table:style-name="ce595" table:formula="of:=[$Layout.$AE$1]*[Bigrams_FI.U11]+(1-[$Layout.$AE$1])*[Bigrams_EN.U11]" office:value-type="float" office:value="0.190861972390238" calcext:value-type="float">
            <text:p>0.191</text:p>
          </table:table-cell>
          <table:table-cell table:style-name="ce600" table:formula="of:=[$Layout.$AE$1]*[Bigrams_FI.V11]+(1-[$Layout.$AE$1])*[Bigrams_EN.V11]" office:value-type="float" office:value="0.000924934311660285" calcext:value-type="float">
            <text:p>0.001</text:p>
          </table:table-cell>
          <table:table-cell table:style-name="ce600" table:formula="of:=[$Layout.$AE$1]*[Bigrams_FI.W11]+(1-[$Layout.$AE$1])*[Bigrams_EN.W11]" office:value-type="float" office:value="0.00117625975828204" calcext:value-type="float">
            <text:p>0.001</text:p>
          </table:table-cell>
          <table:table-cell table:style-name="ce600" table:formula="of:=[$Layout.$AE$1]*[Bigrams_FI.X11]+(1-[$Layout.$AE$1])*[Bigrams_EN.X11]" office:value-type="float" office:value="0.0006025575716473" calcext:value-type="float">
            <text:p>0.001</text:p>
          </table:table-cell>
          <table:table-cell table:style-name="ce595" table:formula="of:=[$Layout.$AE$1]*[Bigrams_FI.Y11]+(1-[$Layout.$AE$1])*[Bigrams_EN.Y11]" office:value-type="float" office:value="0.0736116060847445" calcext:value-type="float">
            <text:p>0.074</text:p>
          </table:table-cell>
          <table:table-cell table:style-name="ce600" table:formula="of:=[$Layout.$AE$1]*[Bigrams_FI.Z11]+(1-[$Layout.$AE$1])*[Bigrams_EN.Z11]" office:value-type="float" office:value="0.000483846416075331" calcext:value-type="float">
            <text:p>0.000</text:p>
          </table:table-cell>
          <table:table-cell table:style-name="ce595" table:formula="of:=[$Layout.$AE$1]*[Bigrams_FI.AA11]+(1-[$Layout.$AE$1])*[Bigrams_EN.AA11]" office:value-type="float" office:value="0.000129400785694566" calcext:value-type="float">
            <text:p>0.000</text:p>
          </table:table-cell>
          <table:table-cell table:style-name="ce595" table:formula="of:=[$Layout.$AE$1]*[Bigrams_FI.AB11]+(1-[$Layout.$AE$1])*[Bigrams_EN.AB11]" office:value-type="float" office:value="0.11249597957385" calcext:value-type="float">
            <text:p>0.112</text:p>
          </table:table-cell>
          <table:table-cell table:style-name="ce595" table:formula="of:=[$Layout.$AE$1]*[Bigrams_FI.AC11]+(1-[$Layout.$AE$1])*[Bigrams_EN.AC11]" office:value-type="float" office:value="0.0144844488161156" calcext:value-type="float">
            <text:p>0.014</text:p>
          </table:table-cell>
          <table:table-cell table:style-name="ce327" office:value-type="string" calcext:value-type="string">
            <text:p>K</text:p>
          </table:table-cell>
          <table:table-cell office:value-type="float" office:value="11" calcext:value-type="float">
            <text:p>11</text:p>
          </table:table-cell>
          <table:table-cell table:number-columns-repeated="993"/>
        </table:table-row>
        <table:table-row table:style-name="ro4">
          <table:table-cell table:style-name="ce595" table:formula="of:=[$Layout.$AE$1]*[Bigrams_FI.A12]+(1-[$Layout.$AE$1])*[Bigrams_EN.A12]" office:value-type="float" office:value="1.14797889200881" calcext:value-type="float">
            <text:p>1.148</text:p>
          </table:table-cell>
          <table:table-cell table:style-name="ce600" table:formula="of:=[$Layout.$AE$1]*[Bigrams_FI.B12]+(1-[$Layout.$AE$1])*[Bigrams_EN.B12]" office:value-type="float" office:value="0.123340238054237" calcext:value-type="float">
            <text:p>0.123</text:p>
          </table:table-cell>
          <table:table-cell table:style-name="ce600" table:formula="of:=[$Layout.$AE$1]*[Bigrams_FI.C12]+(1-[$Layout.$AE$1])*[Bigrams_EN.C12]" office:value-type="float" office:value="0.0792197530051813" calcext:value-type="float">
            <text:p>0.079</text:p>
          </table:table-cell>
          <table:table-cell table:style-name="ce600" table:formula="of:=[$Layout.$AE$1]*[Bigrams_FI.D12]+(1-[$Layout.$AE$1])*[Bigrams_EN.D12]" office:value-type="float" office:value="0.0188760731150896" calcext:value-type="float">
            <text:p>0.019</text:p>
          </table:table-cell>
          <table:table-cell table:style-name="ce595" table:formula="of:=[$Layout.$AE$1]*[Bigrams_FI.E12]+(1-[$Layout.$AE$1])*[Bigrams_EN.E12]" office:value-type="float" office:value="0.715786765778817" calcext:value-type="float">
            <text:p>0.716</text:p>
          </table:table-cell>
          <table:table-cell table:style-name="ce600" table:formula="of:=[$Layout.$AE$1]*[Bigrams_FI.F12]+(1-[$Layout.$AE$1])*[Bigrams_EN.F12]" office:value-type="float" office:value="0.0369243816465307" calcext:value-type="float">
            <text:p>0.037</text:p>
          </table:table-cell>
          <table:table-cell table:style-name="ce600" table:formula="of:=[$Layout.$AE$1]*[Bigrams_FI.G12]+(1-[$Layout.$AE$1])*[Bigrams_EN.G12]" office:value-type="float" office:value="0.0437658309821398" calcext:value-type="float">
            <text:p>0.044</text:p>
          </table:table-cell>
          <table:table-cell table:style-name="ce600" table:formula="of:=[$Layout.$AE$1]*[Bigrams_FI.H12]+(1-[$Layout.$AE$1])*[Bigrams_EN.H12]" office:value-type="float" office:value="0.0130156108657772" calcext:value-type="float">
            <text:p>0.013</text:p>
          </table:table-cell>
          <table:table-cell table:style-name="ce595" table:formula="of:=[$Layout.$AE$1]*[Bigrams_FI.I12]+(1-[$Layout.$AE$1])*[Bigrams_EN.I12]" office:value-type="float" office:value="0.558719668748392" calcext:value-type="float">
            <text:p>0.559</text:p>
          </table:table-cell>
          <table:table-cell table:style-name="ce600" table:formula="of:=[$Layout.$AE$1]*[Bigrams_FI.J12]+(1-[$Layout.$AE$1])*[Bigrams_EN.J12]" office:value-type="float" office:value="0.00019128811798327" calcext:value-type="float">
            <text:p>0.000</text:p>
          </table:table-cell>
          <table:table-cell table:style-name="ce600" table:formula="of:=[$Layout.$AE$1]*[Bigrams_FI.K12]+(1-[$Layout.$AE$1])*[Bigrams_EN.K12]" office:value-type="float" office:value="0.0140792720915497" calcext:value-type="float">
            <text:p>0.014</text:p>
          </table:table-cell>
          <table:table-cell table:style-name="ce594" table:formula="of:=[$Layout.$AE$1]*[Bigrams_FI.L12]+(1-[$Layout.$AE$1])*[Bigrams_EN.L12]" office:value-type="float" office:value="0.81272677516949" calcext:value-type="float">
            <text:p>0.813</text:p>
          </table:table-cell>
          <table:table-cell table:style-name="ce600" table:formula="of:=[$Layout.$AE$1]*[Bigrams_FI.M12]+(1-[$Layout.$AE$1])*[Bigrams_EN.M12]" office:value-type="float" office:value="0.00627400204538758" calcext:value-type="float">
            <text:p>0.006</text:p>
          </table:table-cell>
          <table:table-cell table:style-name="ce600" table:formula="of:=[$Layout.$AE$1]*[Bigrams_FI.N12]+(1-[$Layout.$AE$1])*[Bigrams_EN.N12]" office:value-type="float" office:value="0.155227242992711" calcext:value-type="float">
            <text:p>0.155</text:p>
          </table:table-cell>
          <table:table-cell table:style-name="ce595" table:formula="of:=[$Layout.$AE$1]*[Bigrams_FI.O12]+(1-[$Layout.$AE$1])*[Bigrams_EN.O12]" office:value-type="float" office:value="0.52719668770896" calcext:value-type="float">
            <text:p>0.527</text:p>
          </table:table-cell>
          <table:table-cell table:style-name="ce600" table:formula="of:=[$Layout.$AE$1]*[Bigrams_FI.P12]+(1-[$Layout.$AE$1])*[Bigrams_EN.P12]" office:value-type="float" office:value="0.141747979614898" calcext:value-type="float">
            <text:p>0.142</text:p>
          </table:table-cell>
          <table:table-cell table:style-name="ce600" table:formula="of:=[$Layout.$AE$1]*[Bigrams_FI.Q12]+(1-[$Layout.$AE$1])*[Bigrams_EN.Q12]" office:value-type="float" office:value="0.000098457119550213" calcext:value-type="float">
            <text:p>0.000</text:p>
          </table:table-cell>
          <table:table-cell table:style-name="ce600" table:formula="of:=[$Layout.$AE$1]*[Bigrams_FI.R12]+(1-[$Layout.$AE$1])*[Bigrams_EN.R12]" office:value-type="float" office:value="0.0566101495945097" calcext:value-type="float">
            <text:p>0.057</text:p>
          </table:table-cell>
          <table:table-cell table:style-name="ce600" table:formula="of:=[$Layout.$AE$1]*[Bigrams_FI.S12]+(1-[$Layout.$AE$1])*[Bigrams_EN.S12]" office:value-type="float" office:value="0.0556664505936098" calcext:value-type="float">
            <text:p>0.056</text:p>
          </table:table-cell>
          <table:table-cell table:style-name="ce600" table:formula="of:=[$Layout.$AE$1]*[Bigrams_FI.T12]+(1-[$Layout.$AE$1])*[Bigrams_EN.T12]" office:value-type="float" office:value="0.072671341988318" calcext:value-type="float">
            <text:p>0.073</text:p>
          </table:table-cell>
          <table:table-cell table:style-name="ce595" table:formula="of:=[$Layout.$AE$1]*[Bigrams_FI.U12]+(1-[$Layout.$AE$1])*[Bigrams_EN.U12]" office:value-type="float" office:value="0.351043666261376" calcext:value-type="float">
            <text:p>0.351</text:p>
          </table:table-cell>
          <table:table-cell table:style-name="ce600" table:formula="of:=[$Layout.$AE$1]*[Bigrams_FI.V12]+(1-[$Layout.$AE$1])*[Bigrams_EN.V12]" office:value-type="float" office:value="0.00121411693708205" calcext:value-type="float">
            <text:p>0.001</text:p>
          </table:table-cell>
          <table:table-cell table:style-name="ce600" table:formula="of:=[$Layout.$AE$1]*[Bigrams_FI.W12]+(1-[$Layout.$AE$1])*[Bigrams_EN.W12]" office:value-type="float" office:value="0.00817457192194689" calcext:value-type="float">
            <text:p>0.008</text:p>
          </table:table-cell>
          <table:table-cell table:style-name="ce600" table:formula="of:=[$Layout.$AE$1]*[Bigrams_FI.X12]+(1-[$Layout.$AE$1])*[Bigrams_EN.X12]" office:value-type="float" office:value="0.00093771222291466" calcext:value-type="float">
            <text:p>0.001</text:p>
          </table:table-cell>
          <table:table-cell table:style-name="ce595" table:formula="of:=[$Layout.$AE$1]*[Bigrams_FI.Y12]+(1-[$Layout.$AE$1])*[Bigrams_EN.Y12]" office:value-type="float" office:value="0.076552760143514" calcext:value-type="float">
            <text:p>0.077</text:p>
          </table:table-cell>
          <table:table-cell table:style-name="ce600" table:formula="of:=[$Layout.$AE$1]*[Bigrams_FI.Z12]+(1-[$Layout.$AE$1])*[Bigrams_EN.Z12]" office:value-type="float" office:value="0.000958528871048133" calcext:value-type="float">
            <text:p>0.001</text:p>
          </table:table-cell>
          <table:table-cell table:style-name="ce595" table:formula="of:=[$Layout.$AE$1]*[Bigrams_FI.AA12]+(1-[$Layout.$AE$1])*[Bigrams_EN.AA12]" office:value-type="float" office:value="0.000143466088487453" calcext:value-type="float">
            <text:p>0.000</text:p>
          </table:table-cell>
          <table:table-cell table:style-name="ce595" table:formula="of:=[$Layout.$AE$1]*[Bigrams_FI.AB12]+(1-[$Layout.$AE$1])*[Bigrams_EN.AB12]" office:value-type="float" office:value="0.10782911210717" calcext:value-type="float">
            <text:p>0.108</text:p>
          </table:table-cell>
          <table:table-cell table:style-name="ce595" table:formula="of:=[$Layout.$AE$1]*[Bigrams_FI.AC12]+(1-[$Layout.$AE$1])*[Bigrams_EN.AC12]" office:value-type="float" office:value="0.0105726068033577" calcext:value-type="float">
            <text:p>0.011</text:p>
          </table:table-cell>
          <table:table-cell table:style-name="ce327" office:value-type="string" calcext:value-type="string">
            <text:p>L</text:p>
          </table:table-cell>
          <table:table-cell office:value-type="float" office:value="12" calcext:value-type="float">
            <text:p>12</text:p>
          </table:table-cell>
          <table:table-cell table:number-columns-repeated="993"/>
        </table:table-row>
        <table:table-row table:style-name="ro4">
          <table:table-cell table:style-name="ce595" table:formula="of:=[$Layout.$AE$1]*[Bigrams_FI.A13]+(1-[$Layout.$AE$1])*[Bigrams_EN.A13]" office:value-type="float" office:value="0.398767566437964" calcext:value-type="float">
            <text:p>0.399</text:p>
          </table:table-cell>
          <table:table-cell table:style-name="ce600" table:formula="of:=[$Layout.$AE$1]*[Bigrams_FI.B13]+(1-[$Layout.$AE$1])*[Bigrams_EN.B13]" office:value-type="float" office:value="0.0021824484915109" calcext:value-type="float">
            <text:p>0.002</text:p>
          </table:table-cell>
          <table:table-cell table:style-name="ce600" table:formula="of:=[$Layout.$AE$1]*[Bigrams_FI.C13]+(1-[$Layout.$AE$1])*[Bigrams_EN.C13]" office:value-type="float" office:value="0.00378139211300636" calcext:value-type="float">
            <text:p>0.004</text:p>
          </table:table-cell>
          <table:table-cell table:style-name="ce600" table:formula="of:=[$Layout.$AE$1]*[Bigrams_FI.D13]+(1-[$Layout.$AE$1])*[Bigrams_EN.D13]" office:value-type="float" office:value="0.0114574897039733" calcext:value-type="float">
            <text:p>0.011</text:p>
          </table:table-cell>
          <table:table-cell table:style-name="ce595" table:formula="of:=[$Layout.$AE$1]*[Bigrams_FI.E13]+(1-[$Layout.$AE$1])*[Bigrams_EN.E13]" office:value-type="float" office:value="0.320128653546793" calcext:value-type="float">
            <text:p>0.320</text:p>
          </table:table-cell>
          <table:table-cell table:style-name="ce600" table:formula="of:=[$Layout.$AE$1]*[Bigrams_FI.F13]+(1-[$Layout.$AE$1])*[Bigrams_EN.F13]" office:value-type="float" office:value="0.00124433582379961" calcext:value-type="float">
            <text:p>0.001</text:p>
          </table:table-cell>
          <table:table-cell table:style-name="ce600" table:formula="of:=[$Layout.$AE$1]*[Bigrams_FI.G13]+(1-[$Layout.$AE$1])*[Bigrams_EN.G13]" office:value-type="float" office:value="0.00716943230277498" calcext:value-type="float">
            <text:p>0.007</text:p>
          </table:table-cell>
          <table:table-cell table:style-name="ce600" table:formula="of:=[$Layout.$AE$1]*[Bigrams_FI.H13]+(1-[$Layout.$AE$1])*[Bigrams_EN.H13]" office:value-type="float" office:value="0.0318231711483147" calcext:value-type="float">
            <text:p>0.032</text:p>
          </table:table-cell>
          <table:table-cell table:style-name="ce595" table:formula="of:=[$Layout.$AE$1]*[Bigrams_FI.I13]+(1-[$Layout.$AE$1])*[Bigrams_EN.I13]" office:value-type="float" office:value="0.432692788762017" calcext:value-type="float">
            <text:p>0.433</text:p>
          </table:table-cell>
          <table:table-cell table:style-name="ce600" table:formula="of:=[$Layout.$AE$1]*[Bigrams_FI.J13]+(1-[$Layout.$AE$1])*[Bigrams_EN.J13]" office:value-type="float" office:value="0.000235171862697079" calcext:value-type="float">
            <text:p>0.000</text:p>
          </table:table-cell>
          <table:table-cell table:style-name="ce600" table:formula="of:=[$Layout.$AE$1]*[Bigrams_FI.K13]+(1-[$Layout.$AE$1])*[Bigrams_EN.K13]" office:value-type="float" office:value="0.00734570200803915" calcext:value-type="float">
            <text:p>0.007</text:p>
          </table:table-cell>
          <table:table-cell table:style-name="ce600" table:formula="of:=[$Layout.$AE$1]*[Bigrams_FI.L13]+(1-[$Layout.$AE$1])*[Bigrams_EN.L13]" office:value-type="float" office:value="0.117032529467147" calcext:value-type="float">
            <text:p>0.117</text:p>
          </table:table-cell>
          <table:table-cell table:style-name="ce594" table:formula="of:=[$Layout.$AE$1]*[Bigrams_FI.M13]+(1-[$Layout.$AE$1])*[Bigrams_EN.M13]" office:value-type="float" office:value="0.170035067927986" calcext:value-type="float">
            <text:p>0.170</text:p>
          </table:table-cell>
          <table:table-cell table:style-name="ce600" table:formula="of:=[$Layout.$AE$1]*[Bigrams_FI.N13]+(1-[$Layout.$AE$1])*[Bigrams_EN.N13]" office:value-type="float" office:value="0.192353665534931" calcext:value-type="float">
            <text:p>0.192</text:p>
          </table:table-cell>
          <table:table-cell table:style-name="ce595" table:formula="of:=[$Layout.$AE$1]*[Bigrams_FI.O13]+(1-[$Layout.$AE$1])*[Bigrams_EN.O13]" office:value-type="float" office:value="0.418641146911345" calcext:value-type="float">
            <text:p>0.419</text:p>
          </table:table-cell>
          <table:table-cell table:style-name="ce600" table:formula="of:=[$Layout.$AE$1]*[Bigrams_FI.P13]+(1-[$Layout.$AE$1])*[Bigrams_EN.P13]" office:value-type="float" office:value="0.00905602293369" calcext:value-type="float">
            <text:p>0.009</text:p>
          </table:table-cell>
          <table:table-cell table:style-name="ce600" table:formula="of:=[$Layout.$AE$1]*[Bigrams_FI.Q13]+(1-[$Layout.$AE$1])*[Bigrams_EN.Q13]" office:value-type="float" office:value="0.0000466968052723866" calcext:value-type="float">
            <text:p>0.000</text:p>
          </table:table-cell>
          <table:table-cell table:style-name="ce600" table:formula="of:=[$Layout.$AE$1]*[Bigrams_FI.R13]+(1-[$Layout.$AE$1])*[Bigrams_EN.R13]" office:value-type="float" office:value="0.118699654655183" calcext:value-type="float">
            <text:p>0.119</text:p>
          </table:table-cell>
          <table:table-cell table:style-name="ce600" table:formula="of:=[$Layout.$AE$1]*[Bigrams_FI.S13]+(1-[$Layout.$AE$1])*[Bigrams_EN.S13]" office:value-type="float" office:value="0.0665650381401502" calcext:value-type="float">
            <text:p>0.067</text:p>
          </table:table-cell>
          <table:table-cell table:style-name="ce600" table:formula="of:=[$Layout.$AE$1]*[Bigrams_FI.T13]+(1-[$Layout.$AE$1])*[Bigrams_EN.T13]" office:value-type="float" office:value="0.0472838942516075" calcext:value-type="float">
            <text:p>0.047</text:p>
          </table:table-cell>
          <table:table-cell table:style-name="ce595" table:formula="of:=[$Layout.$AE$1]*[Bigrams_FI.U13]+(1-[$Layout.$AE$1])*[Bigrams_EN.U13]" office:value-type="float" office:value="0.143663128121541" calcext:value-type="float">
            <text:p>0.144</text:p>
          </table:table-cell>
          <table:table-cell table:style-name="ce600" table:formula="of:=[$Layout.$AE$1]*[Bigrams_FI.V13]+(1-[$Layout.$AE$1])*[Bigrams_EN.V13]" office:value-type="float" office:value="0.000573301741838095" calcext:value-type="float">
            <text:p>0.001</text:p>
          </table:table-cell>
          <table:table-cell table:style-name="ce600" table:formula="of:=[$Layout.$AE$1]*[Bigrams_FI.W13]+(1-[$Layout.$AE$1])*[Bigrams_EN.W13]" office:value-type="float" office:value="0.000916332962669471" calcext:value-type="float">
            <text:p>0.001</text:p>
          </table:table-cell>
          <table:table-cell table:style-name="ce600" table:formula="of:=[$Layout.$AE$1]*[Bigrams_FI.X13]+(1-[$Layout.$AE$1])*[Bigrams_EN.X13]" office:value-type="float" office:value="0.000738709702682455" calcext:value-type="float">
            <text:p>0.001</text:p>
          </table:table-cell>
          <table:table-cell table:style-name="ce595" table:formula="of:=[$Layout.$AE$1]*[Bigrams_FI.Y13]+(1-[$Layout.$AE$1])*[Bigrams_EN.Y13]" office:value-type="float" office:value="0.0519212676109968" calcext:value-type="float">
            <text:p>0.052</text:p>
          </table:table-cell>
          <table:table-cell table:style-name="ce600" table:formula="of:=[$Layout.$AE$1]*[Bigrams_FI.Z13]+(1-[$Layout.$AE$1])*[Bigrams_EN.Z13]" office:value-type="float" office:value="0.000460779319494996" calcext:value-type="float">
            <text:p>0.000</text:p>
          </table:table-cell>
          <table:table-cell table:style-name="ce595" table:formula="of:=[$Layout.$AE$1]*[Bigrams_FI.AA13]+(1-[$Layout.$AE$1])*[Bigrams_EN.AA13]" office:value-type="float" office:value="0.0000281306055857751" calcext:value-type="float">
            <text:p>0.000</text:p>
          </table:table-cell>
          <table:table-cell table:style-name="ce595" table:formula="of:=[$Layout.$AE$1]*[Bigrams_FI.AB13]+(1-[$Layout.$AE$1])*[Bigrams_EN.AB13]" office:value-type="float" office:value="0.101002939355726" calcext:value-type="float">
            <text:p>0.101</text:p>
          </table:table-cell>
          <table:table-cell table:style-name="ce595" table:formula="of:=[$Layout.$AE$1]*[Bigrams_FI.AC13]+(1-[$Layout.$AE$1])*[Bigrams_EN.AC13]" office:value-type="float" office:value="0.00704615408712495" calcext:value-type="float">
            <text:p>0.007</text:p>
          </table:table-cell>
          <table:table-cell table:style-name="ce327"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  <table:table-cell table:number-columns-repeated="993"/>
        </table:table-row>
        <table:table-row table:style-name="ro4">
          <table:table-cell table:style-name="ce595" table:formula="of:=[$Layout.$AE$1]*[Bigrams_FI.A14]+(1-[$Layout.$AE$1])*[Bigrams_EN.A14]" office:value-type="float" office:value="1.84521910883682" calcext:value-type="float">
            <text:p>1.845</text:p>
          </table:table-cell>
          <table:table-cell table:style-name="ce600" table:formula="of:=[$Layout.$AE$1]*[Bigrams_FI.B14]+(1-[$Layout.$AE$1])*[Bigrams_EN.B14]" office:value-type="float" office:value="0.00189680370607451" calcext:value-type="float">
            <text:p>0.002</text:p>
          </table:table-cell>
          <table:table-cell table:style-name="ce600" table:formula="of:=[$Layout.$AE$1]*[Bigrams_FI.C14]+(1-[$Layout.$AE$1])*[Bigrams_EN.C14]" office:value-type="float" office:value="0.0017338083609921" calcext:value-type="float">
            <text:p>0.002</text:p>
          </table:table-cell>
          <table:table-cell table:style-name="ce600" table:formula="of:=[$Layout.$AE$1]*[Bigrams_FI.D14]+(1-[$Layout.$AE$1])*[Bigrams_EN.D14]" office:value-type="float" office:value="0.00663358729494026" calcext:value-type="float">
            <text:p>0.007</text:p>
          </table:table-cell>
          <table:table-cell table:style-name="ce595" table:formula="of:=[$Layout.$AE$1]*[Bigrams_FI.E14]+(1-[$Layout.$AE$1])*[Bigrams_EN.E14]" office:value-type="float" office:value="1.79451541129601" calcext:value-type="float">
            <text:p>1.795</text:p>
          </table:table-cell>
          <table:table-cell table:style-name="ce600" table:formula="of:=[$Layout.$AE$1]*[Bigrams_FI.F14]+(1-[$Layout.$AE$1])*[Bigrams_EN.F14]" office:value-type="float" office:value="0.000777529938390825" calcext:value-type="float">
            <text:p>0.001</text:p>
          </table:table-cell>
          <table:table-cell table:style-name="ce600" table:formula="of:=[$Layout.$AE$1]*[Bigrams_FI.G14]+(1-[$Layout.$AE$1])*[Bigrams_EN.G14]" office:value-type="float" office:value="0.038456212259417" calcext:value-type="float">
            <text:p>0.038</text:p>
          </table:table-cell>
          <table:table-cell table:style-name="ce600" table:formula="of:=[$Layout.$AE$1]*[Bigrams_FI.H14]+(1-[$Layout.$AE$1])*[Bigrams_EN.H14]" office:value-type="float" office:value="0.020012397360422" calcext:value-type="float">
            <text:p>0.020</text:p>
          </table:table-cell>
          <table:table-cell table:style-name="ce595" table:formula="of:=[$Layout.$AE$1]*[Bigrams_FI.I14]+(1-[$Layout.$AE$1])*[Bigrams_EN.I14]" office:value-type="float" office:value="2.18930697624615" calcext:value-type="float">
            <text:p>2.189</text:p>
          </table:table-cell>
          <table:table-cell table:style-name="ce600" table:formula="of:=[$Layout.$AE$1]*[Bigrams_FI.J14]+(1-[$Layout.$AE$1])*[Bigrams_EN.J14]" office:value-type="float" office:value="0.000874861833717605" calcext:value-type="float">
            <text:p>0.001</text:p>
          </table:table-cell>
          <table:table-cell table:style-name="ce600" table:formula="of:=[$Layout.$AE$1]*[Bigrams_FI.K14]+(1-[$Layout.$AE$1])*[Bigrams_EN.K14]" office:value-type="float" office:value="0.032470764064155" calcext:value-type="float">
            <text:p>0.032</text:p>
          </table:table-cell>
          <table:table-cell table:style-name="ce600" table:formula="of:=[$Layout.$AE$1]*[Bigrams_FI.L14]+(1-[$Layout.$AE$1])*[Bigrams_EN.L14]" office:value-type="float" office:value="0.00550643695769256" calcext:value-type="float">
            <text:p>0.006</text:p>
          </table:table-cell>
          <table:table-cell table:style-name="ce600" table:formula="of:=[$Layout.$AE$1]*[Bigrams_FI.M14]+(1-[$Layout.$AE$1])*[Bigrams_EN.M14]" office:value-type="float" office:value="0.00755892205139718" calcext:value-type="float">
            <text:p>0.008</text:p>
          </table:table-cell>
          <table:table-cell table:style-name="ce594" table:formula="of:=[$Layout.$AE$1]*[Bigrams_FI.N14]+(1-[$Layout.$AE$1])*[Bigrams_EN.N14]" office:value-type="float" office:value="0.344374287609292" calcext:value-type="float">
            <text:p>0.344</text:p>
          </table:table-cell>
          <table:table-cell table:style-name="ce595" table:formula="of:=[$Layout.$AE$1]*[Bigrams_FI.O14]+(1-[$Layout.$AE$1])*[Bigrams_EN.O14]" office:value-type="float" office:value="1.40690006964688" calcext:value-type="float">
            <text:p>1.407</text:p>
          </table:table-cell>
          <table:table-cell table:style-name="ce600" table:formula="of:=[$Layout.$AE$1]*[Bigrams_FI.P14]+(1-[$Layout.$AE$1])*[Bigrams_EN.P14]" office:value-type="float" office:value="0.00221427910439713" calcext:value-type="float">
            <text:p>0.002</text:p>
          </table:table-cell>
          <table:table-cell table:style-name="ce600" table:formula="of:=[$Layout.$AE$1]*[Bigrams_FI.Q14]+(1-[$Layout.$AE$1])*[Bigrams_EN.Q14]" office:value-type="float" office:value="0.0000511977021661105" calcext:value-type="float">
            <text:p>0.000</text:p>
          </table:table-cell>
          <table:table-cell table:style-name="ce600" table:formula="of:=[$Layout.$AE$1]*[Bigrams_FI.R14]+(1-[$Layout.$AE$1])*[Bigrams_EN.R14]" office:value-type="float" office:value="0.0999069043488296" calcext:value-type="float">
            <text:p>0.100</text:p>
          </table:table-cell>
          <table:table-cell table:style-name="ce600" table:formula="of:=[$Layout.$AE$1]*[Bigrams_FI.S14]+(1-[$Layout.$AE$1])*[Bigrams_EN.S14]" office:value-type="float" office:value="0.0165185199304665" calcext:value-type="float">
            <text:p>0.017</text:p>
          </table:table-cell>
          <table:table-cell table:style-name="ce600" table:formula="of:=[$Layout.$AE$1]*[Bigrams_FI.T14]+(1-[$Layout.$AE$1])*[Bigrams_EN.T14]" office:value-type="float" office:value="0.0205325951802416" calcext:value-type="float">
            <text:p>0.021</text:p>
          </table:table-cell>
          <table:table-cell table:style-name="ce595" table:formula="of:=[$Layout.$AE$1]*[Bigrams_FI.U14]+(1-[$Layout.$AE$1])*[Bigrams_EN.U14]" office:value-type="float" office:value="0.450128190854591" calcext:value-type="float">
            <text:p>0.450</text:p>
          </table:table-cell>
          <table:table-cell table:style-name="ce600" table:formula="of:=[$Layout.$AE$1]*[Bigrams_FI.V14]+(1-[$Layout.$AE$1])*[Bigrams_EN.V14]" office:value-type="float" office:value="0.0013716483283624" calcext:value-type="float">
            <text:p>0.001</text:p>
          </table:table-cell>
          <table:table-cell table:style-name="ce600" table:formula="of:=[$Layout.$AE$1]*[Bigrams_FI.W14]+(1-[$Layout.$AE$1])*[Bigrams_EN.W14]" office:value-type="float" office:value="0.0413532442959909" calcext:value-type="float">
            <text:p>0.041</text:p>
          </table:table-cell>
          <table:table-cell table:style-name="ce600" table:formula="of:=[$Layout.$AE$1]*[Bigrams_FI.X14]+(1-[$Layout.$AE$1])*[Bigrams_EN.X14]" office:value-type="float" office:value="0.00060030712320044" calcext:value-type="float">
            <text:p>0.001</text:p>
          </table:table-cell>
          <table:table-cell table:style-name="ce595" table:formula="of:=[$Layout.$AE$1]*[Bigrams_FI.Y14]+(1-[$Layout.$AE$1])*[Bigrams_EN.Y14]" office:value-type="float" office:value="0.0638026061903355" calcext:value-type="float">
            <text:p>0.064</text:p>
          </table:table-cell>
          <table:table-cell table:style-name="ce600" table:formula="of:=[$Layout.$AE$1]*[Bigrams_FI.Z14]+(1-[$Layout.$AE$1])*[Bigrams_EN.Z14]" office:value-type="float" office:value="0.000479345519181608" calcext:value-type="float">
            <text:p>0.000</text:p>
          </table:table-cell>
          <table:table-cell table:style-name="ce595" table:formula="of:=[$Layout.$AE$1]*[Bigrams_FI.AA14]+(1-[$Layout.$AE$1])*[Bigrams_EN.AA14]" office:value-type="float" office:value="0.000187912445312978" calcext:value-type="float">
            <text:p>0.000</text:p>
          </table:table-cell>
          <table:table-cell table:style-name="ce595" table:formula="of:=[$Layout.$AE$1]*[Bigrams_FI.AB14]+(1-[$Layout.$AE$1])*[Bigrams_EN.AB14]" office:value-type="float" office:value="0.284030223702677" calcext:value-type="float">
            <text:p>0.284</text:p>
          </table:table-cell>
          <table:table-cell table:style-name="ce595" table:formula="of:=[$Layout.$AE$1]*[Bigrams_FI.AC14]+(1-[$Layout.$AE$1])*[Bigrams_EN.AC14]" office:value-type="float" office:value="0.0285311854093165" calcext:value-type="float">
            <text:p>0.029</text:p>
          </table:table-cell>
          <table:table-cell table:style-name="ce327"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  <table:table-cell table:number-columns-repeated="993"/>
        </table:table-row>
        <table:table-row table:style-name="ro4">
          <table:table-cell table:style-name="ce596" table:formula="of:=[$Layout.$AE$1]*[Bigrams_FI.A15]+(1-[$Layout.$AE$1])*[Bigrams_EN.A15]" office:value-type="float" office:value="0.148185030656059" calcext:value-type="float">
            <text:p>0.148</text:p>
          </table:table-cell>
          <table:table-cell table:style-name="ce595" table:formula="of:=[$Layout.$AE$1]*[Bigrams_FI.B15]+(1-[$Layout.$AE$1])*[Bigrams_EN.B15]" office:value-type="float" office:value="0.114865585440211" calcext:value-type="float">
            <text:p>0.115</text:p>
          </table:table-cell>
          <table:table-cell table:style-name="ce595" table:formula="of:=[$Layout.$AE$1]*[Bigrams_FI.C15]+(1-[$Layout.$AE$1])*[Bigrams_EN.C15]" office:value-type="float" office:value="0.421669978486613" calcext:value-type="float">
            <text:p>0.422</text:p>
          </table:table-cell>
          <table:table-cell table:style-name="ce595" table:formula="of:=[$Layout.$AE$1]*[Bigrams_FI.D15]+(1-[$Layout.$AE$1])*[Bigrams_EN.D15]" office:value-type="float" office:value="0.15290098719972" calcext:value-type="float">
            <text:p>0.153</text:p>
          </table:table-cell>
          <table:table-cell table:style-name="ce596" table:formula="of:=[$Layout.$AE$1]*[Bigrams_FI.E15]+(1-[$Layout.$AE$1])*[Bigrams_EN.E15]" office:value-type="float" office:value="0.0959939803654675" calcext:value-type="float">
            <text:p>0.096</text:p>
          </table:table-cell>
          <table:table-cell table:style-name="ce595" table:formula="of:=[$Layout.$AE$1]*[Bigrams_FI.F15]+(1-[$Layout.$AE$1])*[Bigrams_EN.F15]" office:value-type="float" office:value="0.256831494431895" calcext:value-type="float">
            <text:p>0.257</text:p>
          </table:table-cell>
          <table:table-cell table:style-name="ce595" table:formula="of:=[$Layout.$AE$1]*[Bigrams_FI.G15]+(1-[$Layout.$AE$1])*[Bigrams_EN.G15]" office:value-type="float" office:value="0.0856407888199882" calcext:value-type="float">
            <text:p>0.086</text:p>
          </table:table-cell>
          <table:table-cell table:style-name="ce595" table:formula="of:=[$Layout.$AE$1]*[Bigrams_FI.H15]+(1-[$Layout.$AE$1])*[Bigrams_EN.H15]" office:value-type="float" office:value="0.295889076341243" calcext:value-type="float">
            <text:p>0.296</text:p>
          </table:table-cell>
          <table:table-cell table:style-name="ce596" table:formula="of:=[$Layout.$AE$1]*[Bigrams_FI.I15]+(1-[$Layout.$AE$1])*[Bigrams_EN.I15]" office:value-type="float" office:value="0.575146726763242" calcext:value-type="float">
            <text:p>0.575</text:p>
          </table:table-cell>
          <table:table-cell table:style-name="ce595" table:formula="of:=[$Layout.$AE$1]*[Bigrams_FI.J15]+(1-[$Layout.$AE$1])*[Bigrams_EN.J15]" office:value-type="float" office:value="0.289316209251018" calcext:value-type="float">
            <text:p>0.289</text:p>
          </table:table-cell>
          <table:table-cell table:style-name="ce595" table:formula="of:=[$Layout.$AE$1]*[Bigrams_FI.K15]+(1-[$Layout.$AE$1])*[Bigrams_EN.K15]" office:value-type="float" office:value="0.313328401640595" calcext:value-type="float">
            <text:p>0.313</text:p>
          </table:table-cell>
          <table:table-cell table:style-name="ce595" table:formula="of:=[$Layout.$AE$1]*[Bigrams_FI.L15]+(1-[$Layout.$AE$1])*[Bigrams_EN.L15]" office:value-type="float" office:value="0.346837117987501" calcext:value-type="float">
            <text:p>0.347</text:p>
          </table:table-cell>
          <table:table-cell table:style-name="ce595" table:formula="of:=[$Layout.$AE$1]*[Bigrams_FI.M15]+(1-[$Layout.$AE$1])*[Bigrams_EN.M15]" office:value-type="float" office:value="0.247625204779556" calcext:value-type="float">
            <text:p>0.248</text:p>
          </table:table-cell>
          <table:table-cell table:style-name="ce595" table:formula="of:=[$Layout.$AE$1]*[Bigrams_FI.N15]+(1-[$Layout.$AE$1])*[Bigrams_EN.N15]" office:value-type="float" office:value="0.464042451964403" calcext:value-type="float">
            <text:p>0.464</text:p>
          </table:table-cell>
          <table:table-cell table:style-name="ce594" table:formula="of:=[$Layout.$AE$1]*[Bigrams_FI.O15]+(1-[$Layout.$AE$1])*[Bigrams_EN.O15]" office:value-type="float" office:value="0.193371734835601" calcext:value-type="float">
            <text:p>0.193</text:p>
          </table:table-cell>
          <table:table-cell table:style-name="ce595" table:formula="of:=[$Layout.$AE$1]*[Bigrams_FI.P15]+(1-[$Layout.$AE$1])*[Bigrams_EN.P15]" office:value-type="float" office:value="0.261280409612223" calcext:value-type="float">
            <text:p>0.261</text:p>
          </table:table-cell>
          <table:table-cell table:style-name="ce595" table:formula="of:=[$Layout.$AE$1]*[Bigrams_FI.Q15]+(1-[$Layout.$AE$1])*[Bigrams_EN.Q15]" office:value-type="float" office:value="0.000092830998433058" calcext:value-type="float">
            <text:p>0.000</text:p>
          </table:table-cell>
          <table:table-cell table:style-name="ce595" table:formula="of:=[$Layout.$AE$1]*[Bigrams_FI.R15]+(1-[$Layout.$AE$1])*[Bigrams_EN.R15]" office:value-type="float" office:value="0.482941426092977" calcext:value-type="float">
            <text:p>0.483</text:p>
          </table:table-cell>
          <table:table-cell table:style-name="ce595" table:formula="of:=[$Layout.$AE$1]*[Bigrams_FI.S15]+(1-[$Layout.$AE$1])*[Bigrams_EN.S15]" office:value-type="float" office:value="0.333191990437934" calcext:value-type="float">
            <text:p>0.333</text:p>
          </table:table-cell>
          <table:table-cell table:style-name="ce595" table:formula="of:=[$Layout.$AE$1]*[Bigrams_FI.T15]+(1-[$Layout.$AE$1])*[Bigrams_EN.T15]" office:value-type="float" office:value="0.860748676353737" calcext:value-type="float">
            <text:p>0.861</text:p>
          </table:table-cell>
          <table:table-cell table:style-name="ce596" table:formula="of:=[$Layout.$AE$1]*[Bigrams_FI.U15]+(1-[$Layout.$AE$1])*[Bigrams_EN.U15]" office:value-type="float" office:value="0.315521215427598" calcext:value-type="float">
            <text:p>0.316</text:p>
          </table:table-cell>
          <table:table-cell table:style-name="ce595" table:formula="of:=[$Layout.$AE$1]*[Bigrams_FI.V15]+(1-[$Layout.$AE$1])*[Bigrams_EN.V15]" office:value-type="float" office:value="0.129919252424431" calcext:value-type="float">
            <text:p>0.130</text:p>
          </table:table-cell>
          <table:table-cell table:style-name="ce595" table:formula="of:=[$Layout.$AE$1]*[Bigrams_FI.W15]+(1-[$Layout.$AE$1])*[Bigrams_EN.W15]" office:value-type="float" office:value="0.114929845600333" calcext:value-type="float">
            <text:p>0.115</text:p>
          </table:table-cell>
          <table:table-cell table:style-name="ce595" table:formula="of:=[$Layout.$AE$1]*[Bigrams_FI.X15]+(1-[$Layout.$AE$1])*[Bigrams_EN.X15]" office:value-type="float" office:value="0.00243618655389459" calcext:value-type="float">
            <text:p>0.002</text:p>
          </table:table-cell>
          <table:table-cell table:style-name="ce596" table:formula="of:=[$Layout.$AE$1]*[Bigrams_FI.Y15]+(1-[$Layout.$AE$1])*[Bigrams_EN.Y15]" office:value-type="float" office:value="0.0841311945731426" calcext:value-type="float">
            <text:p>0.084</text:p>
          </table:table-cell>
          <table:table-cell table:style-name="ce595" table:formula="of:=[$Layout.$AE$1]*[Bigrams_FI.Z15]+(1-[$Layout.$AE$1])*[Bigrams_EN.Z15]" office:value-type="float" office:value="0.00597605590365992" calcext:value-type="float">
            <text:p>0.006</text:p>
          </table:table-cell>
          <table:table-cell table:style-name="ce596" table:formula="of:=[$Layout.$AE$1]*[Bigrams_FI.AA15]+(1-[$Layout.$AE$1])*[Bigrams_EN.AA15]" office:value-type="float" office:value="0.0000241923208037665" calcext:value-type="float">
            <text:p>0.000</text:p>
          </table:table-cell>
          <table:table-cell table:style-name="ce596" table:formula="of:=[$Layout.$AE$1]*[Bigrams_FI.AB15]+(1-[$Layout.$AE$1])*[Bigrams_EN.AB15]" office:value-type="float" office:value="0.0542549363811725" calcext:value-type="float">
            <text:p>0.054</text:p>
          </table:table-cell>
          <table:table-cell table:style-name="ce596" table:formula="of:=[$Layout.$AE$1]*[Bigrams_FI.AC15]+(1-[$Layout.$AE$1])*[Bigrams_EN.AC15]" office:value-type="float" office:value="0.0028636956486319" calcext:value-type="float">
            <text:p>0.003</text:p>
          </table:table-cell>
          <table:table-cell table:style-name="ce325" office:value-type="string" calcext:value-type="string">
            <text:p>O</text:p>
          </table:table-cell>
          <table:table-cell office:value-type="float" office:value="15" calcext:value-type="float">
            <text:p>15</text:p>
          </table:table-cell>
          <table:table-cell table:number-columns-repeated="993"/>
        </table:table-row>
        <table:table-row table:style-name="ro4">
          <table:table-cell table:style-name="ce595" table:formula="of:=[$Layout.$AE$1]*[Bigrams_FI.A16]+(1-[$Layout.$AE$1])*[Bigrams_EN.A16]" office:value-type="float" office:value="0.284164962147007" calcext:value-type="float">
            <text:p>0.284</text:p>
          </table:table-cell>
          <table:table-cell table:style-name="ce600" table:formula="of:=[$Layout.$AE$1]*[Bigrams_FI.B16]+(1-[$Layout.$AE$1])*[Bigrams_EN.B16]" office:value-type="float" office:value="0.000950652301484116" calcext:value-type="float">
            <text:p>0.001</text:p>
          </table:table-cell>
          <table:table-cell table:style-name="ce600" table:formula="of:=[$Layout.$AE$1]*[Bigrams_FI.C16]+(1-[$Layout.$AE$1])*[Bigrams_EN.C16]" office:value-type="float" office:value="0.00131522494987576" calcext:value-type="float">
            <text:p>0.001</text:p>
          </table:table-cell>
          <table:table-cell table:style-name="ce600" table:formula="of:=[$Layout.$AE$1]*[Bigrams_FI.D16]+(1-[$Layout.$AE$1])*[Bigrams_EN.D16]" office:value-type="float" office:value="0.00292638387051387" calcext:value-type="float">
            <text:p>0.003</text:p>
          </table:table-cell>
          <table:table-cell table:style-name="ce595" table:formula="of:=[$Layout.$AE$1]*[Bigrams_FI.E16]+(1-[$Layout.$AE$1])*[Bigrams_EN.E16]" office:value-type="float" office:value="0.120081916503502" calcext:value-type="float">
            <text:p>0.120</text:p>
          </table:table-cell>
          <table:table-cell table:style-name="ce600" table:formula="of:=[$Layout.$AE$1]*[Bigrams_FI.F16]+(1-[$Layout.$AE$1])*[Bigrams_EN.F16]" office:value-type="float" office:value="0.000523229263895415" calcext:value-type="float">
            <text:p>0.001</text:p>
          </table:table-cell>
          <table:table-cell table:style-name="ce600" table:formula="of:=[$Layout.$AE$1]*[Bigrams_FI.G16]+(1-[$Layout.$AE$1])*[Bigrams_EN.G16]" office:value-type="float" office:value="0.00139302758860758" calcext:value-type="float">
            <text:p>0.001</text:p>
          </table:table-cell>
          <table:table-cell table:style-name="ce600" table:formula="of:=[$Layout.$AE$1]*[Bigrams_FI.H16]+(1-[$Layout.$AE$1])*[Bigrams_EN.H16]" office:value-type="float" office:value="0.00149638604984816" calcext:value-type="float">
            <text:p>0.001</text:p>
          </table:table-cell>
          <table:table-cell table:style-name="ce595" table:formula="of:=[$Layout.$AE$1]*[Bigrams_FI.I16]+(1-[$Layout.$AE$1])*[Bigrams_EN.I16]" office:value-type="float" office:value="0.123897509041626" calcext:value-type="float">
            <text:p>0.124</text:p>
          </table:table-cell>
          <table:table-cell table:style-name="ce600" table:formula="of:=[$Layout.$AE$1]*[Bigrams_FI.J16]+(1-[$Layout.$AE$1])*[Bigrams_EN.J16]" office:value-type="float" office:value="0.00017384714252009" calcext:value-type="float">
            <text:p>0.000</text:p>
          </table:table-cell>
          <table:table-cell table:style-name="ce600" table:formula="of:=[$Layout.$AE$1]*[Bigrams_FI.K16]+(1-[$Layout.$AE$1])*[Bigrams_EN.K16]" office:value-type="float" office:value="0.00237068527145404" calcext:value-type="float">
            <text:p>0.002</text:p>
          </table:table-cell>
          <table:table-cell table:style-name="ce600" table:formula="of:=[$Layout.$AE$1]*[Bigrams_FI.L16]+(1-[$Layout.$AE$1])*[Bigrams_EN.L16]" office:value-type="float" office:value="0.0270129898134802" calcext:value-type="float">
            <text:p>0.027</text:p>
          </table:table-cell>
          <table:table-cell table:style-name="ce600" table:formula="of:=[$Layout.$AE$1]*[Bigrams_FI.M16]+(1-[$Layout.$AE$1])*[Bigrams_EN.M16]" office:value-type="float" office:value="0.179413126388695" calcext:value-type="float">
            <text:p>0.179</text:p>
          </table:table-cell>
          <table:table-cell table:style-name="ce600" table:formula="of:=[$Layout.$AE$1]*[Bigrams_FI.N16]+(1-[$Layout.$AE$1])*[Bigrams_EN.N16]" office:value-type="float" office:value="0.171692490352552" calcext:value-type="float">
            <text:p>0.172</text:p>
          </table:table-cell>
          <table:table-cell table:style-name="ce595" table:formula="of:=[$Layout.$AE$1]*[Bigrams_FI.O16]+(1-[$Layout.$AE$1])*[Bigrams_EN.O16]" office:value-type="float" office:value="0.211809076454665" calcext:value-type="float">
            <text:p>0.212</text:p>
          </table:table-cell>
          <table:table-cell table:style-name="ce594" table:formula="of:=[$Layout.$AE$1]*[Bigrams_FI.P16]+(1-[$Layout.$AE$1])*[Bigrams_EN.P16]" office:value-type="float" office:value="0.128219587822266" calcext:value-type="float">
            <text:p>0.128</text:p>
          </table:table-cell>
          <table:table-cell table:style-name="ce600" table:formula="of:=[$Layout.$AE$1]*[Bigrams_FI.Q16]+(1-[$Layout.$AE$1])*[Bigrams_EN.Q16]" office:value-type="float" office:value="0.0000343193388146456" calcext:value-type="float">
            <text:p>0.000</text:p>
          </table:table-cell>
          <table:table-cell table:style-name="ce600" table:formula="of:=[$Layout.$AE$1]*[Bigrams_FI.R16]+(1-[$Layout.$AE$1])*[Bigrams_EN.R16]" office:value-type="float" office:value="0.0302572196861668" calcext:value-type="float">
            <text:p>0.030</text:p>
          </table:table-cell>
          <table:table-cell table:style-name="ce600" table:formula="of:=[$Layout.$AE$1]*[Bigrams_FI.S16]+(1-[$Layout.$AE$1])*[Bigrams_EN.S16]" office:value-type="float" office:value="0.132292581657747" calcext:value-type="float">
            <text:p>0.132</text:p>
          </table:table-cell>
          <table:table-cell table:style-name="ce600" table:formula="of:=[$Layout.$AE$1]*[Bigrams_FI.T16]+(1-[$Layout.$AE$1])*[Bigrams_EN.T16]" office:value-type="float" office:value="0.028121517734839" calcext:value-type="float">
            <text:p>0.028</text:p>
          </table:table-cell>
          <table:table-cell table:style-name="ce595" table:formula="of:=[$Layout.$AE$1]*[Bigrams_FI.U16]+(1-[$Layout.$AE$1])*[Bigrams_EN.U16]" office:value-type="float" office:value="0.123024589749999" calcext:value-type="float">
            <text:p>0.123</text:p>
          </table:table-cell>
          <table:table-cell table:style-name="ce600" table:formula="of:=[$Layout.$AE$1]*[Bigrams_FI.V16]+(1-[$Layout.$AE$1])*[Bigrams_EN.V16]" office:value-type="float" office:value="0.000498474330979934" calcext:value-type="float">
            <text:p>0.000</text:p>
          </table:table-cell>
          <table:table-cell table:style-name="ce600" table:formula="of:=[$Layout.$AE$1]*[Bigrams_FI.W16]+(1-[$Layout.$AE$1])*[Bigrams_EN.W16]" office:value-type="float" office:value="0.000809436661443526" calcext:value-type="float">
            <text:p>0.001</text:p>
          </table:table-cell>
          <table:table-cell table:style-name="ce600" table:formula="of:=[$Layout.$AE$1]*[Bigrams_FI.X16]+(1-[$Layout.$AE$1])*[Bigrams_EN.X16]" office:value-type="float" office:value="0.0342865317321783" calcext:value-type="float">
            <text:p>0.034</text:p>
          </table:table-cell>
          <table:table-cell table:style-name="ce595" table:formula="of:=[$Layout.$AE$1]*[Bigrams_FI.Y16]+(1-[$Layout.$AE$1])*[Bigrams_EN.Y16]" office:value-type="float" office:value="0.0287977476521746" calcext:value-type="float">
            <text:p>0.029</text:p>
          </table:table-cell>
          <table:table-cell table:style-name="ce600" table:formula="of:=[$Layout.$AE$1]*[Bigrams_FI.Z16]+(1-[$Layout.$AE$1])*[Bigrams_EN.Z16]" office:value-type="float" office:value="0.00032012629156612" calcext:value-type="float">
            <text:p>0.000</text:p>
          </table:table-cell>
          <table:table-cell table:style-name="ce595" table:formula="of:=[$Layout.$AE$1]*[Bigrams_FI.AA16]+(1-[$Layout.$AE$1])*[Bigrams_EN.AA16]" office:value-type="float" office:value="0.00000168783633514651" calcext:value-type="float">
            <text:p>0.000</text:p>
          </table:table-cell>
          <table:table-cell table:style-name="ce595" table:formula="of:=[$Layout.$AE$1]*[Bigrams_FI.AB16]+(1-[$Layout.$AE$1])*[Bigrams_EN.AB16]" office:value-type="float" office:value="0.0418454010330639" calcext:value-type="float">
            <text:p>0.042</text:p>
          </table:table-cell>
          <table:table-cell table:style-name="ce595" table:formula="of:=[$Layout.$AE$1]*[Bigrams_FI.AC16]+(1-[$Layout.$AE$1])*[Bigrams_EN.AC16]" office:value-type="float" office:value="0.00360634363609636" calcext:value-type="float">
            <text:p>0.004</text:p>
          </table:table-cell>
          <table:table-cell table:style-name="ce327" office:value-type="string" calcext:value-type="string">
            <text:p>P</text:p>
          </table:table-cell>
          <table:table-cell office:value-type="float" office:value="16" calcext:value-type="float">
            <text:p>16</text:p>
          </table:table-cell>
          <table:table-cell table:number-columns-repeated="993"/>
        </table:table-row>
        <table:table-row table:style-name="ro4">
          <table:table-cell table:style-name="ce595" table:formula="of:=[$Layout.$AE$1]*[Bigrams_FI.A17]+(1-[$Layout.$AE$1])*[Bigrams_EN.A17]" office:value-type="float" office:value="0.00195700320202807" calcext:value-type="float">
            <text:p>0.002</text:p>
          </table:table-cell>
          <table:table-cell table:style-name="ce600" table:formula="of:=[$Layout.$AE$1]*[Bigrams_FI.B17]+(1-[$Layout.$AE$1])*[Bigrams_EN.B17]" office:value-type="float" office:value="0.0000185661996866116" calcext:value-type="float">
            <text:p>0.000</text:p>
          </table:table-cell>
          <table:table-cell table:style-name="ce600" table:formula="of:=[$Layout.$AE$1]*[Bigrams_FI.C17]+(1-[$Layout.$AE$1])*[Bigrams_EN.C17]" office:value-type="float" office:value="0.0028375672670293" calcext:value-type="float">
            <text:p>0.003</text:p>
          </table:table-cell>
          <table:table-cell table:style-name="ce600" table:formula="of:=[$Layout.$AE$1]*[Bigrams_FI.D17]+(1-[$Layout.$AE$1])*[Bigrams_EN.D17]" office:value-type="float" office:value="0.000626587725135988" calcext:value-type="float">
            <text:p>0.001</text:p>
          </table:table-cell>
          <table:table-cell table:style-name="ce595" table:formula="of:=[$Layout.$AE$1]*[Bigrams_FI.E17]+(1-[$Layout.$AE$1])*[Bigrams_EN.E17]" office:value-type="float" office:value="0.0290350441182414" calcext:value-type="float">
            <text:p>0.029</text:p>
          </table:table-cell>
          <table:table-cell table:style-name="ce600" table:formula="of:=[$Layout.$AE$1]*[Bigrams_FI.F17]+(1-[$Layout.$AE$1])*[Bigrams_EN.F17]" office:value-type="float" office:value="0.0000191288117983271" calcext:value-type="float">
            <text:p>0.000</text:p>
          </table:table-cell>
          <table:table-cell table:style-name="ce600" table:formula="of:=[$Layout.$AE$1]*[Bigrams_FI.G17]+(1-[$Layout.$AE$1])*[Bigrams_EN.G17]" office:value-type="float" office:value="0.0000545733748364035" calcext:value-type="float">
            <text:p>0.000</text:p>
          </table:table-cell>
          <table:table-cell table:style-name="ce600" table:formula="of:=[$Layout.$AE$1]*[Bigrams_FI.H17]+(1-[$Layout.$AE$1])*[Bigrams_EN.H17]" office:value-type="float" office:value="0.0000500724779426795" calcext:value-type="float">
            <text:p>0.000</text:p>
          </table:table-cell>
          <table:table-cell table:style-name="ce595" table:formula="of:=[$Layout.$AE$1]*[Bigrams_FI.I17]+(1-[$Layout.$AE$1])*[Bigrams_EN.I17]" office:value-type="float" office:value="0.00637261138527074" calcext:value-type="float">
            <text:p>0.006</text:p>
          </table:table-cell>
          <table:table-cell table:style-name="ce600" table:formula="of:=[$Layout.$AE$1]*[Bigrams_FI.J17]+(1-[$Layout.$AE$1])*[Bigrams_EN.J17]" office:value-type="float" office:value="0.00000225044844686201" calcext:value-type="float">
            <text:p>0.000</text:p>
          </table:table-cell>
          <table:table-cell table:style-name="ce600" table:formula="of:=[$Layout.$AE$1]*[Bigrams_FI.K17]+(1-[$Layout.$AE$1])*[Bigrams_EN.K17]" office:value-type="float" office:value="0.0000151905270163186" calcext:value-type="float">
            <text:p>0.000</text:p>
          </table:table-cell>
          <table:table-cell table:style-name="ce600" table:formula="of:=[$Layout.$AE$1]*[Bigrams_FI.L17]+(1-[$Layout.$AE$1])*[Bigrams_EN.L17]" office:value-type="float" office:value="0.000161469676062349" calcext:value-type="float">
            <text:p>0.000</text:p>
          </table:table-cell>
          <table:table-cell table:style-name="ce600" table:formula="of:=[$Layout.$AE$1]*[Bigrams_FI.M17]+(1-[$Layout.$AE$1])*[Bigrams_EN.M17]" office:value-type="float" office:value="0.0000669508412941445" calcext:value-type="float">
            <text:p>0.000</text:p>
          </table:table-cell>
          <table:table-cell table:style-name="ce600" table:formula="of:=[$Layout.$AE$1]*[Bigrams_FI.N17]+(1-[$Layout.$AE$1])*[Bigrams_EN.N17]" office:value-type="float" office:value="0.00372745746044814" calcext:value-type="float">
            <text:p>0.004</text:p>
          </table:table-cell>
          <table:table-cell table:style-name="ce595" table:formula="of:=[$Layout.$AE$1]*[Bigrams_FI.O17]+(1-[$Layout.$AE$1])*[Bigrams_EN.O17]" office:value-type="float" office:value="0.000699164687547288" calcext:value-type="float">
            <text:p>0.001</text:p>
          </table:table-cell>
          <table:table-cell table:style-name="ce600" table:formula="of:=[$Layout.$AE$1]*[Bigrams_FI.P17]+(1-[$Layout.$AE$1])*[Bigrams_EN.P17]" office:value-type="float" office:value="0.0000219418723569045" calcext:value-type="float">
            <text:p>0.000</text:p>
          </table:table-cell>
          <table:table-cell table:style-name="ce594" table:formula="of:=[$Layout.$AE$1]*[Bigrams_FI.Q17]+(1-[$Layout.$AE$1])*[Bigrams_EN.Q17]" office:value-type="float" office:value="0.0000157531391280341" calcext:value-type="float">
            <text:p>0.000</text:p>
          </table:table-cell>
          <table:table-cell table:style-name="ce600" table:formula="of:=[$Layout.$AE$1]*[Bigrams_FI.R17]+(1-[$Layout.$AE$1])*[Bigrams_EN.R17]" office:value-type="float" office:value="0.000758238959277415" calcext:value-type="float">
            <text:p>0.001</text:p>
          </table:table-cell>
          <table:table-cell table:style-name="ce600" table:formula="of:=[$Layout.$AE$1]*[Bigrams_FI.S17]+(1-[$Layout.$AE$1])*[Bigrams_EN.S17]" office:value-type="float" office:value="0.00408680443251927" calcext:value-type="float">
            <text:p>0.004</text:p>
          </table:table-cell>
          <table:table-cell table:style-name="ce600" table:formula="of:=[$Layout.$AE$1]*[Bigrams_FI.T17]+(1-[$Layout.$AE$1])*[Bigrams_EN.T17]" office:value-type="float" office:value="0.000114210258678247" calcext:value-type="float">
            <text:p>0.000</text:p>
          </table:table-cell>
          <table:table-cell table:style-name="ce595" table:formula="of:=[$Layout.$AE$1]*[Bigrams_FI.U17]+(1-[$Layout.$AE$1])*[Bigrams_EN.U17]" office:value-type="float" office:value="0.000130526009917997" calcext:value-type="float">
            <text:p>0.000</text:p>
          </table:table-cell>
          <table:table-cell table:style-name="ce600" table:formula="of:=[$Layout.$AE$1]*[Bigrams_FI.V17]+(1-[$Layout.$AE$1])*[Bigrams_EN.V17]" office:value-type="float" office:value="0.0000050635090054395" calcext:value-type="float">
            <text:p>0.000</text:p>
          </table:table-cell>
          <table:table-cell table:style-name="ce600" table:formula="of:=[$Layout.$AE$1]*[Bigrams_FI.W17]+(1-[$Layout.$AE$1])*[Bigrams_EN.W17]" office:value-type="float" office:value="0.00000393828478200851" calcext:value-type="float">
            <text:p>0.000</text:p>
          </table:table-cell>
          <table:table-cell table:style-name="ce600" table:formula="of:=[$Layout.$AE$1]*[Bigrams_FI.X17]+(1-[$Layout.$AE$1])*[Bigrams_EN.X17]" office:value-type="float" office:value="0.0000129400785694566" calcext:value-type="float">
            <text:p>0.000</text:p>
          </table:table-cell>
          <table:table-cell table:style-name="ce595" table:formula="of:=[$Layout.$AE$1]*[Bigrams_FI.Y17]+(1-[$Layout.$AE$1])*[Bigrams_EN.Y17]" office:value-type="float" office:value="0.0000388202357083696" calcext:value-type="float">
            <text:p>0.000</text:p>
          </table:table-cell>
          <table:table-cell table:style-name="ce600" table:formula="of:=[$Layout.$AE$1]*[Bigrams_FI.Z17]+(1-[$Layout.$AE$1])*[Bigrams_EN.Z17]" office:value-type="float" office:value="0.0000455715810489556" calcext:value-type="float">
            <text:p>0.000</text:p>
          </table:table-cell>
          <table:table-cell table:style-name="ce595" table:formula="of:=[$Layout.$AE$1]*[Bigrams_FI.AA17]+(1-[$Layout.$AE$1])*[Bigrams_EN.AA17]" office:value-type="float" office:value="0" calcext:value-type="float">
            <text:p>0.000</text:p>
          </table:table-cell>
          <table:table-cell table:style-name="ce595" table:formula="of:=[$Layout.$AE$1]*[Bigrams_FI.AB17]+(1-[$Layout.$AE$1])*[Bigrams_EN.AB17]" office:value-type="float" office:value="0.000135589518923436" calcext:value-type="float">
            <text:p>0.000</text:p>
          </table:table-cell>
          <table:table-cell table:style-name="ce595" table:formula="of:=[$Layout.$AE$1]*[Bigrams_FI.AC17]+(1-[$Layout.$AE$1])*[Bigrams_EN.AC17]" office:value-type="float" office:value="0.00000112522422343101" calcext:value-type="float">
            <text:p>0.000</text:p>
          </table:table-cell>
          <table:table-cell table:style-name="ce327" office:value-type="string" calcext:value-type="string">
            <text:p>Q</text:p>
          </table:table-cell>
          <table:table-cell office:value-type="float" office:value="17" calcext:value-type="float">
            <text:p>17</text:p>
          </table:table-cell>
          <table:table-cell table:number-columns-repeated="993"/>
        </table:table-row>
        <table:table-row table:style-name="ro4">
          <table:table-cell table:style-name="ce595" table:formula="of:=[$Layout.$AE$1]*[Bigrams_FI.A18]+(1-[$Layout.$AE$1])*[Bigrams_EN.A18]" office:value-type="float" office:value="0.84859411672464" calcext:value-type="float">
            <text:p>0.849</text:p>
          </table:table-cell>
          <table:table-cell table:style-name="ce600" table:formula="of:=[$Layout.$AE$1]*[Bigrams_FI.B18]+(1-[$Layout.$AE$1])*[Bigrams_EN.B18]" office:value-type="float" office:value="0.0720456974261261" calcext:value-type="float">
            <text:p>0.072</text:p>
          </table:table-cell>
          <table:table-cell table:style-name="ce600" table:formula="of:=[$Layout.$AE$1]*[Bigrams_FI.C18]+(1-[$Layout.$AE$1])*[Bigrams_EN.C18]" office:value-type="float" office:value="0.0793890992508077" calcext:value-type="float">
            <text:p>0.079</text:p>
          </table:table-cell>
          <table:table-cell table:style-name="ce600" table:formula="of:=[$Layout.$AE$1]*[Bigrams_FI.D18]+(1-[$Layout.$AE$1])*[Bigrams_EN.D18]" office:value-type="float" office:value="0.053467560505782" calcext:value-type="float">
            <text:p>0.053</text:p>
          </table:table-cell>
          <table:table-cell table:style-name="ce595" table:formula="of:=[$Layout.$AE$1]*[Bigrams_FI.E18]+(1-[$Layout.$AE$1])*[Bigrams_EN.E18]" office:value-type="float" office:value="1.34299881689424" calcext:value-type="float">
            <text:p>1.343</text:p>
          </table:table-cell>
          <table:table-cell table:style-name="ce600" table:formula="of:=[$Layout.$AE$1]*[Bigrams_FI.F18]+(1-[$Layout.$AE$1])*[Bigrams_EN.F18]" office:value-type="float" office:value="0.117757868355427" calcext:value-type="float">
            <text:p>0.118</text:p>
          </table:table-cell>
          <table:table-cell table:style-name="ce600" table:formula="of:=[$Layout.$AE$1]*[Bigrams_FI.G18]+(1-[$Layout.$AE$1])*[Bigrams_EN.G18]" office:value-type="float" office:value="0.111516031204538" calcext:value-type="float">
            <text:p>0.112</text:p>
          </table:table-cell>
          <table:table-cell table:style-name="ce600" table:formula="of:=[$Layout.$AE$1]*[Bigrams_FI.H18]+(1-[$Layout.$AE$1])*[Bigrams_EN.H18]" office:value-type="float" office:value="0.0489026879986375" calcext:value-type="float">
            <text:p>0.049</text:p>
          </table:table-cell>
          <table:table-cell table:style-name="ce595" table:formula="of:=[$Layout.$AE$1]*[Bigrams_FI.I18]+(1-[$Layout.$AE$1])*[Bigrams_EN.I18]" office:value-type="float" office:value="0.287478588333297" calcext:value-type="float">
            <text:p>0.287</text:p>
          </table:table-cell>
          <table:table-cell table:style-name="ce600" table:formula="of:=[$Layout.$AE$1]*[Bigrams_FI.J18]+(1-[$Layout.$AE$1])*[Bigrams_EN.J18]" office:value-type="float" office:value="0.000623374219780775" calcext:value-type="float">
            <text:p>0.001</text:p>
          </table:table-cell>
          <table:table-cell table:style-name="ce600" table:formula="of:=[$Layout.$AE$1]*[Bigrams_FI.K18]+(1-[$Layout.$AE$1])*[Bigrams_EN.K18]" office:value-type="float" office:value="0.0261418478810273" calcext:value-type="float">
            <text:p>0.026</text:p>
          </table:table-cell>
          <table:table-cell table:style-name="ce600" table:formula="of:=[$Layout.$AE$1]*[Bigrams_FI.L18]+(1-[$Layout.$AE$1])*[Bigrams_EN.L18]" office:value-type="float" office:value="0.0064807950780352" calcext:value-type="float">
            <text:p>0.006</text:p>
          </table:table-cell>
          <table:table-cell table:style-name="ce600" table:formula="of:=[$Layout.$AE$1]*[Bigrams_FI.M18]+(1-[$Layout.$AE$1])*[Bigrams_EN.M18]" office:value-type="float" office:value="0.00360585713415112" calcext:value-type="float">
            <text:p>0.004</text:p>
          </table:table-cell>
          <table:table-cell table:style-name="ce600" table:formula="of:=[$Layout.$AE$1]*[Bigrams_FI.N18]+(1-[$Layout.$AE$1])*[Bigrams_EN.N18]" office:value-type="float" office:value="0.067249816655965" calcext:value-type="float">
            <text:p>0.067</text:p>
          </table:table-cell>
          <table:table-cell table:style-name="ce595" table:formula="of:=[$Layout.$AE$1]*[Bigrams_FI.O18]+(1-[$Layout.$AE$1])*[Bigrams_EN.O18]" office:value-type="float" office:value="0.779131086056518" calcext:value-type="float">
            <text:p>0.779</text:p>
          </table:table-cell>
          <table:table-cell table:style-name="ce600" table:formula="of:=[$Layout.$AE$1]*[Bigrams_FI.P18]+(1-[$Layout.$AE$1])*[Bigrams_EN.P18]" office:value-type="float" office:value="0.264472349415068" calcext:value-type="float">
            <text:p>0.264</text:p>
          </table:table-cell>
          <table:table-cell table:style-name="ce600" table:formula="of:=[$Layout.$AE$1]*[Bigrams_FI.Q18]+(1-[$Layout.$AE$1])*[Bigrams_EN.Q18]" office:value-type="float" office:value="0.0000489472537192486" calcext:value-type="float">
            <text:p>0.000</text:p>
          </table:table-cell>
          <table:table-cell table:style-name="ce594" table:formula="of:=[$Layout.$AE$1]*[Bigrams_FI.R18]+(1-[$Layout.$AE$1])*[Bigrams_EN.R18]" office:value-type="float" office:value="0.0961577930284168" calcext:value-type="float">
            <text:p>0.096</text:p>
          </table:table-cell>
          <table:table-cell table:style-name="ce600" table:formula="of:=[$Layout.$AE$1]*[Bigrams_FI.S18]+(1-[$Layout.$AE$1])*[Bigrams_EN.S18]" office:value-type="float" office:value="0.0143467610690782" calcext:value-type="float">
            <text:p>0.014</text:p>
          </table:table-cell>
          <table:table-cell table:style-name="ce600" table:formula="of:=[$Layout.$AE$1]*[Bigrams_FI.T18]+(1-[$Layout.$AE$1])*[Bigrams_EN.T18]" office:value-type="float" office:value="0.265272291299487" calcext:value-type="float">
            <text:p>0.265</text:p>
          </table:table-cell>
          <table:table-cell table:style-name="ce595" table:formula="of:=[$Layout.$AE$1]*[Bigrams_FI.U18]+(1-[$Layout.$AE$1])*[Bigrams_EN.U18]" office:value-type="float" office:value="0.410719492268225" calcext:value-type="float">
            <text:p>0.411</text:p>
          </table:table-cell>
          <table:table-cell table:style-name="ce600" table:formula="of:=[$Layout.$AE$1]*[Bigrams_FI.V18]+(1-[$Layout.$AE$1])*[Bigrams_EN.V18]" office:value-type="float" office:value="0.00155320987313142" calcext:value-type="float">
            <text:p>0.002</text:p>
          </table:table-cell>
          <table:table-cell table:style-name="ce600" table:formula="of:=[$Layout.$AE$1]*[Bigrams_FI.W18]+(1-[$Layout.$AE$1])*[Bigrams_EN.W18]" office:value-type="float" office:value="0.0165003243346302" calcext:value-type="float">
            <text:p>0.017</text:p>
          </table:table-cell>
          <table:table-cell table:style-name="ce600" table:formula="of:=[$Layout.$AE$1]*[Bigrams_FI.X18]+(1-[$Layout.$AE$1])*[Bigrams_EN.X18]" office:value-type="float" office:value="0.000182286324195822" calcext:value-type="float">
            <text:p>0.000</text:p>
          </table:table-cell>
          <table:table-cell table:style-name="ce595" table:formula="of:=[$Layout.$AE$1]*[Bigrams_FI.Y18]+(1-[$Layout.$AE$1])*[Bigrams_EN.Y18]" office:value-type="float" office:value="0.0281872572947611" calcext:value-type="float">
            <text:p>0.028</text:p>
          </table:table-cell>
          <table:table-cell table:style-name="ce600" table:formula="of:=[$Layout.$AE$1]*[Bigrams_FI.Z18]+(1-[$Layout.$AE$1])*[Bigrams_EN.Z18]" office:value-type="float" office:value="0.000285244340639759" calcext:value-type="float">
            <text:p>0.000</text:p>
          </table:table-cell>
          <table:table-cell table:style-name="ce595" table:formula="of:=[$Layout.$AE$1]*[Bigrams_FI.AA18]+(1-[$Layout.$AE$1])*[Bigrams_EN.AA18]" office:value-type="float" office:value="0.000282431280081181" calcext:value-type="float">
            <text:p>0.000</text:p>
          </table:table-cell>
          <table:table-cell table:style-name="ce595" table:formula="of:=[$Layout.$AE$1]*[Bigrams_FI.AB18]+(1-[$Layout.$AE$1])*[Bigrams_EN.AB18]" office:value-type="float" office:value="0.0802836231175785" calcext:value-type="float">
            <text:p>0.080</text:p>
          </table:table-cell>
          <table:table-cell table:style-name="ce595" table:formula="of:=[$Layout.$AE$1]*[Bigrams_FI.AC18]+(1-[$Layout.$AE$1])*[Bigrams_EN.AC18]" office:value-type="float" office:value="0.00827714938755845" calcext:value-type="float">
            <text:p>0.008</text:p>
          </table:table-cell>
          <table:table-cell table:style-name="ce327" office:value-type="string" calcext:value-type="string">
            <text:p>R</text:p>
          </table:table-cell>
          <table:table-cell office:value-type="float" office:value="18" calcext:value-type="float">
            <text:p>18</text:p>
          </table:table-cell>
          <table:table-cell table:number-columns-repeated="993"/>
        </table:table-row>
        <table:table-row table:style-name="ro4">
          <table:table-cell table:style-name="ce595" table:formula="of:=[$Layout.$AE$1]*[Bigrams_FI.A19]+(1-[$Layout.$AE$1])*[Bigrams_EN.A19]" office:value-type="float" office:value="0.925532898855755" calcext:value-type="float">
            <text:p>0.926</text:p>
          </table:table-cell>
          <table:table-cell table:style-name="ce600" table:formula="of:=[$Layout.$AE$1]*[Bigrams_FI.B19]+(1-[$Layout.$AE$1])*[Bigrams_EN.B19]" office:value-type="float" office:value="0.025723042620703" calcext:value-type="float">
            <text:p>0.026</text:p>
          </table:table-cell>
          <table:table-cell table:style-name="ce600" table:formula="of:=[$Layout.$AE$1]*[Bigrams_FI.C19]+(1-[$Layout.$AE$1])*[Bigrams_EN.C19]" office:value-type="float" office:value="0.0133661843745603" calcext:value-type="float">
            <text:p>0.013</text:p>
          </table:table-cell>
          <table:table-cell table:style-name="ce600" table:formula="of:=[$Layout.$AE$1]*[Bigrams_FI.D19]+(1-[$Layout.$AE$1])*[Bigrams_EN.D19]" office:value-type="float" office:value="0.0694897307086383" calcext:value-type="float">
            <text:p>0.069</text:p>
          </table:table-cell>
          <table:table-cell table:style-name="ce595" table:formula="of:=[$Layout.$AE$1]*[Bigrams_FI.E19]+(1-[$Layout.$AE$1])*[Bigrams_EN.E19]" office:value-type="float" office:value="1.0383732553736" calcext:value-type="float">
            <text:p>1.038</text:p>
          </table:table-cell>
          <table:table-cell table:style-name="ce600" table:formula="of:=[$Layout.$AE$1]*[Bigrams_FI.F19]+(1-[$Layout.$AE$1])*[Bigrams_EN.F19]" office:value-type="float" office:value="0.00450104911405696" calcext:value-type="float">
            <text:p>0.005</text:p>
          </table:table-cell>
          <table:table-cell table:style-name="ce600" table:formula="of:=[$Layout.$AE$1]*[Bigrams_FI.G19]+(1-[$Layout.$AE$1])*[Bigrams_EN.G19]" office:value-type="float" office:value="0.0287428962119281" calcext:value-type="float">
            <text:p>0.029</text:p>
          </table:table-cell>
          <table:table-cell table:style-name="ce600" table:formula="of:=[$Layout.$AE$1]*[Bigrams_FI.H19]+(1-[$Layout.$AE$1])*[Bigrams_EN.H19]" office:value-type="float" office:value="0.00941063073138584" calcext:value-type="float">
            <text:p>0.009</text:p>
          </table:table-cell>
          <table:table-cell table:style-name="ce595" table:formula="of:=[$Layout.$AE$1]*[Bigrams_FI.I19]+(1-[$Layout.$AE$1])*[Bigrams_EN.I19]" office:value-type="float" office:value="1.53886613657503" calcext:value-type="float">
            <text:p>1.539</text:p>
          </table:table-cell>
          <table:table-cell table:style-name="ce600" table:formula="of:=[$Layout.$AE$1]*[Bigrams_FI.J19]+(1-[$Layout.$AE$1])*[Bigrams_EN.J19]" office:value-type="float" office:value="0.000347131672928464" calcext:value-type="float">
            <text:p>0.000</text:p>
          </table:table-cell>
          <table:table-cell table:style-name="ce600" table:formula="of:=[$Layout.$AE$1]*[Bigrams_FI.K19]+(1-[$Layout.$AE$1])*[Bigrams_EN.K19]" office:value-type="float" office:value="0.318027840927861" calcext:value-type="float">
            <text:p>0.318</text:p>
          </table:table-cell>
          <table:table-cell table:style-name="ce600" table:formula="of:=[$Layout.$AE$1]*[Bigrams_FI.L19]+(1-[$Layout.$AE$1])*[Bigrams_EN.L19]" office:value-type="float" office:value="0.0885551857218588" calcext:value-type="float">
            <text:p>0.089</text:p>
          </table:table-cell>
          <table:table-cell table:style-name="ce600" table:formula="of:=[$Layout.$AE$1]*[Bigrams_FI.M19]+(1-[$Layout.$AE$1])*[Bigrams_EN.M19]" office:value-type="float" office:value="0.0535478419234601" calcext:value-type="float">
            <text:p>0.054</text:p>
          </table:table-cell>
          <table:table-cell table:style-name="ce600" table:formula="of:=[$Layout.$AE$1]*[Bigrams_FI.N19]+(1-[$Layout.$AE$1])*[Bigrams_EN.N19]" office:value-type="float" office:value="0.630994961651008" calcext:value-type="float">
            <text:p>0.631</text:p>
          </table:table-cell>
          <table:table-cell table:style-name="ce595" table:formula="of:=[$Layout.$AE$1]*[Bigrams_FI.O19]+(1-[$Layout.$AE$1])*[Bigrams_EN.O19]" office:value-type="float" office:value="0.39086993200135" calcext:value-type="float">
            <text:p>0.391</text:p>
          </table:table-cell>
          <table:table-cell table:style-name="ce600" table:formula="of:=[$Layout.$AE$1]*[Bigrams_FI.P19]+(1-[$Layout.$AE$1])*[Bigrams_EN.P19]" office:value-type="float" office:value="0.0399461051353703" calcext:value-type="float">
            <text:p>0.040</text:p>
          </table:table-cell>
          <table:table-cell table:style-name="ce600" table:formula="of:=[$Layout.$AE$1]*[Bigrams_FI.Q19]+(1-[$Layout.$AE$1])*[Bigrams_EN.Q19]" office:value-type="float" office:value="0.000059636883841843" calcext:value-type="float">
            <text:p>0.000</text:p>
          </table:table-cell>
          <table:table-cell table:style-name="ce600" table:formula="of:=[$Layout.$AE$1]*[Bigrams_FI.R19]+(1-[$Layout.$AE$1])*[Bigrams_EN.R19]" office:value-type="float" office:value="0.235457989618591" calcext:value-type="float">
            <text:p>0.235</text:p>
          </table:table-cell>
          <table:table-cell table:style-name="ce594" table:formula="of:=[$Layout.$AE$1]*[Bigrams_FI.S19]+(1-[$Layout.$AE$1])*[Bigrams_EN.S19]" office:value-type="float" office:value="0.612660545191841" calcext:value-type="float">
            <text:p>0.613</text:p>
          </table:table-cell>
          <table:table-cell table:style-name="ce600" table:formula="of:=[$Layout.$AE$1]*[Bigrams_FI.T19]+(1-[$Layout.$AE$1])*[Bigrams_EN.T19]" office:value-type="float" office:value="0.279247381130638" calcext:value-type="float">
            <text:p>0.279</text:p>
          </table:table-cell>
          <table:table-cell table:style-name="ce595" table:formula="of:=[$Layout.$AE$1]*[Bigrams_FI.U19]+(1-[$Layout.$AE$1])*[Bigrams_EN.U19]" office:value-type="float" office:value="0.507866093186389" calcext:value-type="float">
            <text:p>0.508</text:p>
          </table:table-cell>
          <table:table-cell table:style-name="ce600" table:formula="of:=[$Layout.$AE$1]*[Bigrams_FI.V19]+(1-[$Layout.$AE$1])*[Bigrams_EN.V19]" office:value-type="float" office:value="0.00261148325526828" calcext:value-type="float">
            <text:p>0.003</text:p>
          </table:table-cell>
          <table:table-cell table:style-name="ce600" table:formula="of:=[$Layout.$AE$1]*[Bigrams_FI.W19]+(1-[$Layout.$AE$1])*[Bigrams_EN.W19]" office:value-type="float" office:value="0.0195299044990695" calcext:value-type="float">
            <text:p>0.020</text:p>
          </table:table-cell>
          <table:table-cell table:style-name="ce600" table:formula="of:=[$Layout.$AE$1]*[Bigrams_FI.X19]+(1-[$Layout.$AE$1])*[Bigrams_EN.X19]" office:value-type="float" office:value="0.000668383188718015" calcext:value-type="float">
            <text:p>0.001</text:p>
          </table:table-cell>
          <table:table-cell table:style-name="ce595" table:formula="of:=[$Layout.$AE$1]*[Bigrams_FI.Y19]+(1-[$Layout.$AE$1])*[Bigrams_EN.Y19]" office:value-type="float" office:value="0.127241503319367" calcext:value-type="float">
            <text:p>0.127</text:p>
          </table:table-cell>
          <table:table-cell table:style-name="ce600" table:formula="of:=[$Layout.$AE$1]*[Bigrams_FI.Z19]+(1-[$Layout.$AE$1])*[Bigrams_EN.Z19]" office:value-type="float" office:value="0.000574989578173245" calcext:value-type="float">
            <text:p>0.001</text:p>
          </table:table-cell>
          <table:table-cell table:style-name="ce595" table:formula="of:=[$Layout.$AE$1]*[Bigrams_FI.AA19]+(1-[$Layout.$AE$1])*[Bigrams_EN.AA19]" office:value-type="float" office:value="0.000129400785694566" calcext:value-type="float">
            <text:p>0.000</text:p>
          </table:table-cell>
          <table:table-cell table:style-name="ce595" table:formula="of:=[$Layout.$AE$1]*[Bigrams_FI.AB19]+(1-[$Layout.$AE$1])*[Bigrams_EN.AB19]" office:value-type="float" office:value="0.110587036678799" calcext:value-type="float">
            <text:p>0.111</text:p>
          </table:table-cell>
          <table:table-cell table:style-name="ce595" table:formula="of:=[$Layout.$AE$1]*[Bigrams_FI.AC19]+(1-[$Layout.$AE$1])*[Bigrams_EN.AC19]" office:value-type="float" office:value="0.0659527674079615" calcext:value-type="float">
            <text:p>0.066</text:p>
          </table:table-cell>
          <table:table-cell table:style-name="ce327" office:value-type="string" calcext:value-type="string">
            <text:p>S</text:p>
          </table:table-cell>
          <table:table-cell office:value-type="float" office:value="19" calcext:value-type="float">
            <text:p>19</text:p>
          </table:table-cell>
          <table:table-cell table:number-columns-repeated="993"/>
        </table:table-row>
        <table:table-row table:style-name="ro4">
          <table:table-cell table:style-name="ce595" table:formula="of:=[$Layout.$AE$1]*[Bigrams_FI.A20]+(1-[$Layout.$AE$1])*[Bigrams_EN.A20]" office:value-type="float" office:value="1.2018493977845" calcext:value-type="float">
            <text:p>1.202</text:p>
          </table:table-cell>
          <table:table-cell table:style-name="ce600" table:formula="of:=[$Layout.$AE$1]*[Bigrams_FI.B20]+(1-[$Layout.$AE$1])*[Bigrams_EN.B20]" office:value-type="float" office:value="0.00916163184337743" calcext:value-type="float">
            <text:p>0.009</text:p>
          </table:table-cell>
          <table:table-cell table:style-name="ce600" table:formula="of:=[$Layout.$AE$1]*[Bigrams_FI.C20]+(1-[$Layout.$AE$1])*[Bigrams_EN.C20]" office:value-type="float" office:value="0.234919318137525" calcext:value-type="float">
            <text:p>0.235</text:p>
          </table:table-cell>
          <table:table-cell table:style-name="ce600" table:formula="of:=[$Layout.$AE$1]*[Bigrams_FI.D20]+(1-[$Layout.$AE$1])*[Bigrams_EN.D20]" office:value-type="float" office:value="0.00425623673529424" calcext:value-type="float">
            <text:p>0.004</text:p>
          </table:table-cell>
          <table:table-cell table:style-name="ce595" table:formula="of:=[$Layout.$AE$1]*[Bigrams_FI.E20]+(1-[$Layout.$AE$1])*[Bigrams_EN.E20]" office:value-type="float" office:value="0.607916990363669" calcext:value-type="float">
            <text:p>0.608</text:p>
          </table:table-cell>
          <table:table-cell table:style-name="ce600" table:formula="of:=[$Layout.$AE$1]*[Bigrams_FI.F20]+(1-[$Layout.$AE$1])*[Bigrams_EN.F20]" office:value-type="float" office:value="0.0438316267582641" calcext:value-type="float">
            <text:p>0.044</text:p>
          </table:table-cell>
          <table:table-cell table:style-name="ce600" table:formula="of:=[$Layout.$AE$1]*[Bigrams_FI.G20]+(1-[$Layout.$AE$1])*[Bigrams_EN.G20]" office:value-type="float" office:value="0.00949839822081346" calcext:value-type="float">
            <text:p>0.009</text:p>
          </table:table-cell>
          <table:table-cell table:style-name="ce600" table:formula="of:=[$Layout.$AE$1]*[Bigrams_FI.H20]+(1-[$Layout.$AE$1])*[Bigrams_EN.H20]" office:value-type="float" office:value="0.205317148498181" calcext:value-type="float">
            <text:p>0.205</text:p>
          </table:table-cell>
          <table:table-cell table:style-name="ce595" table:formula="of:=[$Layout.$AE$1]*[Bigrams_FI.I20]+(1-[$Layout.$AE$1])*[Bigrams_EN.I20]" office:value-type="float" office:value="1.14380859913455" calcext:value-type="float">
            <text:p>1.144</text:p>
          </table:table-cell>
          <table:table-cell table:style-name="ce600" table:formula="of:=[$Layout.$AE$1]*[Bigrams_FI.J20]+(1-[$Layout.$AE$1])*[Bigrams_EN.J20]" office:value-type="float" office:value="0.000169908857738082" calcext:value-type="float">
            <text:p>0.000</text:p>
          </table:table-cell>
          <table:table-cell table:style-name="ce600" table:formula="of:=[$Layout.$AE$1]*[Bigrams_FI.K20]+(1-[$Layout.$AE$1])*[Bigrams_EN.K20]" office:value-type="float" office:value="0.0189503015915982" calcext:value-type="float">
            <text:p>0.019</text:p>
          </table:table-cell>
          <table:table-cell table:style-name="ce600" table:formula="of:=[$Layout.$AE$1]*[Bigrams_FI.L20]+(1-[$Layout.$AE$1])*[Bigrams_EN.L20]" office:value-type="float" office:value="0.18752607608118" calcext:value-type="float">
            <text:p>0.188</text:p>
          </table:table-cell>
          <table:table-cell table:style-name="ce600" table:formula="of:=[$Layout.$AE$1]*[Bigrams_FI.M20]+(1-[$Layout.$AE$1])*[Bigrams_EN.M20]" office:value-type="float" office:value="0.00372545523646497" calcext:value-type="float">
            <text:p>0.004</text:p>
          </table:table-cell>
          <table:table-cell table:style-name="ce600" table:formula="of:=[$Layout.$AE$1]*[Bigrams_FI.N20]+(1-[$Layout.$AE$1])*[Bigrams_EN.N20]" office:value-type="float" office:value="0.93134580674391" calcext:value-type="float">
            <text:p>0.931</text:p>
          </table:table-cell>
          <table:table-cell table:style-name="ce595" table:formula="of:=[$Layout.$AE$1]*[Bigrams_FI.O20]+(1-[$Layout.$AE$1])*[Bigrams_EN.O20]" office:value-type="float" office:value="0.411126886584689" calcext:value-type="float">
            <text:p>0.411</text:p>
          </table:table-cell>
          <table:table-cell table:style-name="ce600" table:formula="of:=[$Layout.$AE$1]*[Bigrams_FI.P20]+(1-[$Layout.$AE$1])*[Bigrams_EN.P20]" office:value-type="float" office:value="0.0613621038164275" calcext:value-type="float">
            <text:p>0.061</text:p>
          </table:table-cell>
          <table:table-cell table:style-name="ce600" table:formula="of:=[$Layout.$AE$1]*[Bigrams_FI.Q20]+(1-[$Layout.$AE$1])*[Bigrams_EN.Q20]" office:value-type="float" office:value="0.0000737021866347305" calcext:value-type="float">
            <text:p>0.000</text:p>
          </table:table-cell>
          <table:table-cell table:style-name="ce600" table:formula="of:=[$Layout.$AE$1]*[Bigrams_FI.R20]+(1-[$Layout.$AE$1])*[Bigrams_EN.R20]" office:value-type="float" office:value="0.26270759437233" calcext:value-type="float">
            <text:p>0.263</text:p>
          </table:table-cell>
          <table:table-cell table:style-name="ce600" table:formula="of:=[$Layout.$AE$1]*[Bigrams_FI.S20]+(1-[$Layout.$AE$1])*[Bigrams_EN.S20]" office:value-type="float" office:value="1.29646730638515" calcext:value-type="float">
            <text:p>1.296</text:p>
          </table:table-cell>
          <table:table-cell table:style-name="ce594" table:formula="of:=[$Layout.$AE$1]*[Bigrams_FI.T20]+(1-[$Layout.$AE$1])*[Bigrams_EN.T20]" office:value-type="float" office:value="0.700567251951295" calcext:value-type="float">
            <text:p>0.701</text:p>
          </table:table-cell>
          <table:table-cell table:style-name="ce595" table:formula="of:=[$Layout.$AE$1]*[Bigrams_FI.U20]+(1-[$Layout.$AE$1])*[Bigrams_EN.U20]" office:value-type="float" office:value="0.49566479394849" calcext:value-type="float">
            <text:p>0.496</text:p>
          </table:table-cell>
          <table:table-cell table:style-name="ce600" table:formula="of:=[$Layout.$AE$1]*[Bigrams_FI.V20]+(1-[$Layout.$AE$1])*[Bigrams_EN.V20]" office:value-type="float" office:value="0.000944625735570325" calcext:value-type="float">
            <text:p>0.001</text:p>
          </table:table-cell>
          <table:table-cell table:style-name="ce600" table:formula="of:=[$Layout.$AE$1]*[Bigrams_FI.W20]+(1-[$Layout.$AE$1])*[Bigrams_EN.W20]" office:value-type="float" office:value="0.00412843772878622" calcext:value-type="float">
            <text:p>0.004</text:p>
          </table:table-cell>
          <table:table-cell table:style-name="ce600" table:formula="of:=[$Layout.$AE$1]*[Bigrams_FI.X20]+(1-[$Layout.$AE$1])*[Bigrams_EN.X20]" office:value-type="float" office:value="0.0244496892445758" calcext:value-type="float">
            <text:p>0.024</text:p>
          </table:table-cell>
          <table:table-cell table:style-name="ce595" table:formula="of:=[$Layout.$AE$1]*[Bigrams_FI.Y20]+(1-[$Layout.$AE$1])*[Bigrams_EN.Y20]" office:value-type="float" office:value="0.126498326026427" calcext:value-type="float">
            <text:p>0.126</text:p>
          </table:table-cell>
          <table:table-cell table:style-name="ce600" table:formula="of:=[$Layout.$AE$1]*[Bigrams_FI.Z20]+(1-[$Layout.$AE$1])*[Bigrams_EN.Z20]" office:value-type="float" office:value="0.000442213119808384" calcext:value-type="float">
            <text:p>0.000</text:p>
          </table:table-cell>
          <table:table-cell table:style-name="ce595" table:formula="of:=[$Layout.$AE$1]*[Bigrams_FI.AA20]+(1-[$Layout.$AE$1])*[Bigrams_EN.AA20]" office:value-type="float" office:value="0.0000331941145912146" calcext:value-type="float">
            <text:p>0.000</text:p>
          </table:table-cell>
          <table:table-cell table:style-name="ce595" table:formula="of:=[$Layout.$AE$1]*[Bigrams_FI.AB20]+(1-[$Layout.$AE$1])*[Bigrams_EN.AB20]" office:value-type="float" office:value="0.125928906353169" calcext:value-type="float">
            <text:p>0.126</text:p>
          </table:table-cell>
          <table:table-cell table:style-name="ce595" table:formula="of:=[$Layout.$AE$1]*[Bigrams_FI.AC20]+(1-[$Layout.$AE$1])*[Bigrams_EN.AC20]" office:value-type="float" office:value="0.0142925980860206" calcext:value-type="float">
            <text:p>0.014</text:p>
          </table:table-cell>
          <table:table-cell table:style-name="ce327" office:value-type="string" calcext:value-type="string">
            <text:p>T</text:p>
          </table:table-cell>
          <table:table-cell office:value-type="float" office:value="20" calcext:value-type="float">
            <text:p>20</text:p>
          </table:table-cell>
          <table:table-cell table:number-columns-repeated="993"/>
        </table:table-row>
        <table:table-row table:style-name="ro4">
          <table:table-cell table:style-name="ce596" table:formula="of:=[$Layout.$AE$1]*[Bigrams_FI.A21]+(1-[$Layout.$AE$1])*[Bigrams_EN.A21]" office:value-type="float" office:value="0.232768214657134" calcext:value-type="float">
            <text:p>0.233</text:p>
          </table:table-cell>
          <table:table-cell table:style-name="ce595" table:formula="of:=[$Layout.$AE$1]*[Bigrams_FI.B21]+(1-[$Layout.$AE$1])*[Bigrams_EN.B21]" office:value-type="float" office:value="0.110564912295073" calcext:value-type="float">
            <text:p>0.111</text:p>
          </table:table-cell>
          <table:table-cell table:style-name="ce595" table:formula="of:=[$Layout.$AE$1]*[Bigrams_FI.C21]+(1-[$Layout.$AE$1])*[Bigrams_EN.C21]" office:value-type="float" office:value="0.0869685897258747" calcext:value-type="float">
            <text:p>0.087</text:p>
          </table:table-cell>
          <table:table-cell table:style-name="ce595" table:formula="of:=[$Layout.$AE$1]*[Bigrams_FI.D21]+(1-[$Layout.$AE$1])*[Bigrams_EN.D21]" office:value-type="float" office:value="0.0977152257330318" calcext:value-type="float">
            <text:p>0.098</text:p>
          </table:table-cell>
          <table:table-cell table:style-name="ce596" table:formula="of:=[$Layout.$AE$1]*[Bigrams_FI.E21]+(1-[$Layout.$AE$1])*[Bigrams_EN.E21]" office:value-type="float" office:value="0.0914295679850125" calcext:value-type="float">
            <text:p>0.091</text:p>
          </table:table-cell>
          <table:table-cell table:style-name="ce595" table:formula="of:=[$Layout.$AE$1]*[Bigrams_FI.F21]+(1-[$Layout.$AE$1])*[Bigrams_EN.F21]" office:value-type="float" office:value="0.0522224038984248" calcext:value-type="float">
            <text:p>0.052</text:p>
          </table:table-cell>
          <table:table-cell table:style-name="ce595" table:formula="of:=[$Layout.$AE$1]*[Bigrams_FI.G21]+(1-[$Layout.$AE$1])*[Bigrams_EN.G21]" office:value-type="float" office:value="0.0512315778065095" calcext:value-type="float">
            <text:p>0.051</text:p>
          </table:table-cell>
          <table:table-cell table:style-name="ce595" table:formula="of:=[$Layout.$AE$1]*[Bigrams_FI.H21]+(1-[$Layout.$AE$1])*[Bigrams_EN.H21]" office:value-type="float" office:value="0.0764593630672784" calcext:value-type="float">
            <text:p>0.076</text:p>
          </table:table-cell>
          <table:table-cell table:style-name="ce596" table:formula="of:=[$Layout.$AE$1]*[Bigrams_FI.I21]+(1-[$Layout.$AE$1])*[Bigrams_EN.I21]" office:value-type="float" office:value="0.0344684872404524" calcext:value-type="float">
            <text:p>0.034</text:p>
          </table:table-cell>
          <table:table-cell table:style-name="ce595" table:formula="of:=[$Layout.$AE$1]*[Bigrams_FI.J21]+(1-[$Layout.$AE$1])*[Bigrams_EN.J21]" office:value-type="float" office:value="0.083473067713203" calcext:value-type="float">
            <text:p>0.083</text:p>
          </table:table-cell>
          <table:table-cell table:style-name="ce595" table:formula="of:=[$Layout.$AE$1]*[Bigrams_FI.K21]+(1-[$Layout.$AE$1])*[Bigrams_EN.K21]" office:value-type="float" office:value="0.323566178127315" calcext:value-type="float">
            <text:p>0.324</text:p>
          </table:table-cell>
          <table:table-cell table:style-name="ce595" table:formula="of:=[$Layout.$AE$1]*[Bigrams_FI.L21]+(1-[$Layout.$AE$1])*[Bigrams_EN.L21]" office:value-type="float" office:value="0.287104948178023" calcext:value-type="float">
            <text:p>0.287</text:p>
          </table:table-cell>
          <table:table-cell table:style-name="ce595" table:formula="of:=[$Layout.$AE$1]*[Bigrams_FI.M21]+(1-[$Layout.$AE$1])*[Bigrams_EN.M21]" office:value-type="float" office:value="0.230610120653742" calcext:value-type="float">
            <text:p>0.231</text:p>
          </table:table-cell>
          <table:table-cell table:style-name="ce595" table:formula="of:=[$Layout.$AE$1]*[Bigrams_FI.N21]+(1-[$Layout.$AE$1])*[Bigrams_EN.N21]" office:value-type="float" office:value="0.138919186261246" calcext:value-type="float">
            <text:p>0.139</text:p>
          </table:table-cell>
          <table:table-cell table:style-name="ce596" table:formula="of:=[$Layout.$AE$1]*[Bigrams_FI.O21]+(1-[$Layout.$AE$1])*[Bigrams_EN.O21]" office:value-type="float" office:value="0.512736678087842" calcext:value-type="float">
            <text:p>0.513</text:p>
          </table:table-cell>
          <table:table-cell table:style-name="ce595" table:formula="of:=[$Layout.$AE$1]*[Bigrams_FI.P21]+(1-[$Layout.$AE$1])*[Bigrams_EN.P21]" office:value-type="float" office:value="0.180831822682306" calcext:value-type="float">
            <text:p>0.181</text:p>
          </table:table-cell>
          <table:table-cell table:style-name="ce595" table:formula="of:=[$Layout.$AE$1]*[Bigrams_FI.Q21]+(1-[$Layout.$AE$1])*[Bigrams_EN.Q21]" office:value-type="float" office:value="0.0788975384324834" calcext:value-type="float">
            <text:p>0.079</text:p>
          </table:table-cell>
          <table:table-cell table:style-name="ce595" table:formula="of:=[$Layout.$AE$1]*[Bigrams_FI.R21]+(1-[$Layout.$AE$1])*[Bigrams_EN.R21]" office:value-type="float" office:value="0.140274449209494" calcext:value-type="float">
            <text:p>0.140</text:p>
          </table:table-cell>
          <table:table-cell table:style-name="ce595" table:formula="of:=[$Layout.$AE$1]*[Bigrams_FI.S21]+(1-[$Layout.$AE$1])*[Bigrams_EN.S21]" office:value-type="float" office:value="0.353044364665547" calcext:value-type="float">
            <text:p>0.353</text:p>
          </table:table-cell>
          <table:table-cell table:style-name="ce595" table:formula="of:=[$Layout.$AE$1]*[Bigrams_FI.T21]+(1-[$Layout.$AE$1])*[Bigrams_EN.T21]" office:value-type="float" office:value="0.502569865172033" calcext:value-type="float">
            <text:p>0.503</text:p>
          </table:table-cell>
          <table:table-cell table:style-name="ce594" table:formula="of:=[$Layout.$AE$1]*[Bigrams_FI.U21]+(1-[$Layout.$AE$1])*[Bigrams_EN.U21]" office:value-type="float" office:value="0.269499478526086" calcext:value-type="float">
            <text:p>0.269</text:p>
          </table:table-cell>
          <table:table-cell table:style-name="ce595" table:formula="of:=[$Layout.$AE$1]*[Bigrams_FI.V21]+(1-[$Layout.$AE$1])*[Bigrams_EN.V21]" office:value-type="float" office:value="0.144287740448039" calcext:value-type="float">
            <text:p>0.144</text:p>
          </table:table-cell>
          <table:table-cell table:style-name="ce595" table:formula="of:=[$Layout.$AE$1]*[Bigrams_FI.W21]+(1-[$Layout.$AE$1])*[Bigrams_EN.W21]" office:value-type="float" office:value="0.000893828478200851" calcext:value-type="float">
            <text:p>0.001</text:p>
          </table:table-cell>
          <table:table-cell table:style-name="ce595" table:formula="of:=[$Layout.$AE$1]*[Bigrams_FI.X21]+(1-[$Layout.$AE$1])*[Bigrams_EN.X21]" office:value-type="float" office:value="0.00265190527016319" calcext:value-type="float">
            <text:p>0.003</text:p>
          </table:table-cell>
          <table:table-cell table:style-name="ce596" table:formula="of:=[$Layout.$AE$1]*[Bigrams_FI.Y21]+(1-[$Layout.$AE$1])*[Bigrams_EN.Y21]" office:value-type="float" office:value="0.00227616643668584" calcext:value-type="float">
            <text:p>0.002</text:p>
          </table:table-cell>
          <table:table-cell table:style-name="ce595" table:formula="of:=[$Layout.$AE$1]*[Bigrams_FI.Z21]+(1-[$Layout.$AE$1])*[Bigrams_EN.Z21]" office:value-type="float" office:value="0.00208696659983435" calcext:value-type="float">
            <text:p>0.002</text:p>
          </table:table-cell>
          <table:table-cell table:style-name="ce596" table:formula="of:=[$Layout.$AE$1]*[Bigrams_FI.AA21]+(1-[$Layout.$AE$1])*[Bigrams_EN.AA21]" office:value-type="float" office:value="0.00000112522422343101" calcext:value-type="float">
            <text:p>0.000</text:p>
          </table:table-cell>
          <table:table-cell table:style-name="ce596" table:formula="of:=[$Layout.$AE$1]*[Bigrams_FI.AB21]+(1-[$Layout.$AE$1])*[Bigrams_EN.AB21]" office:value-type="float" office:value="0.00603063922547845" calcext:value-type="float">
            <text:p>0.006</text:p>
          </table:table-cell>
          <table:table-cell table:style-name="ce596" table:formula="of:=[$Layout.$AE$1]*[Bigrams_FI.AC21]+(1-[$Layout.$AE$1])*[Bigrams_EN.AC21]" office:value-type="float" office:value="0.0001850993847544" calcext:value-type="float">
            <text:p>0.000</text:p>
          </table:table-cell>
          <table:table-cell table:style-name="ce325" office:value-type="string" calcext:value-type="string">
            <text:p>U</text:p>
          </table:table-cell>
          <table:table-cell office:value-type="float" office:value="21" calcext:value-type="float">
            <text:p>21</text:p>
          </table:table-cell>
          <table:table-cell table:number-columns-repeated="993"/>
        </table:table-row>
        <table:table-row table:style-name="ro4">
          <table:table-cell table:style-name="ce595" table:formula="of:=[$Layout.$AE$1]*[Bigrams_FI.A22]+(1-[$Layout.$AE$1])*[Bigrams_EN.A22]" office:value-type="float" office:value="0.334380019231432" calcext:value-type="float">
            <text:p>0.334</text:p>
          </table:table-cell>
          <table:table-cell table:style-name="ce600" table:formula="of:=[$Layout.$AE$1]*[Bigrams_FI.B22]+(1-[$Layout.$AE$1])*[Bigrams_EN.B22]" office:value-type="float" office:value="0.0022976218070975" calcext:value-type="float">
            <text:p>0.002</text:p>
          </table:table-cell>
          <table:table-cell table:style-name="ce600" table:formula="of:=[$Layout.$AE$1]*[Bigrams_FI.C22]+(1-[$Layout.$AE$1])*[Bigrams_EN.C22]" office:value-type="float" office:value="0.000481033355516754" calcext:value-type="float">
            <text:p>0.000</text:p>
          </table:table-cell>
          <table:table-cell table:style-name="ce600" table:formula="of:=[$Layout.$AE$1]*[Bigrams_FI.D22]+(1-[$Layout.$AE$1])*[Bigrams_EN.D22]" office:value-type="float" office:value="0.0125881778812064" calcext:value-type="float">
            <text:p>0.013</text:p>
          </table:table-cell>
          <table:table-cell table:style-name="ce595" table:formula="of:=[$Layout.$AE$1]*[Bigrams_FI.E22]+(1-[$Layout.$AE$1])*[Bigrams_EN.E22]" office:value-type="float" office:value="0.206953770252798" calcext:value-type="float">
            <text:p>0.207</text:p>
          </table:table-cell>
          <table:table-cell table:style-name="ce600" table:formula="of:=[$Layout.$AE$1]*[Bigrams_FI.F22]+(1-[$Layout.$AE$1])*[Bigrams_EN.F22]" office:value-type="float" office:value="0.000478782907069892" calcext:value-type="float">
            <text:p>0.000</text:p>
          </table:table-cell>
          <table:table-cell table:style-name="ce600" table:formula="of:=[$Layout.$AE$1]*[Bigrams_FI.G22]+(1-[$Layout.$AE$1])*[Bigrams_EN.G22]" office:value-type="float" office:value="0.00079440830174229" calcext:value-type="float">
            <text:p>0.001</text:p>
          </table:table-cell>
          <table:table-cell table:style-name="ce600" table:formula="of:=[$Layout.$AE$1]*[Bigrams_FI.H22]+(1-[$Layout.$AE$1])*[Bigrams_EN.H22]" office:value-type="float" office:value="0.00597494062641865" calcext:value-type="float">
            <text:p>0.006</text:p>
          </table:table-cell>
          <table:table-cell table:style-name="ce595" table:formula="of:=[$Layout.$AE$1]*[Bigrams_FI.I22]+(1-[$Layout.$AE$1])*[Bigrams_EN.I22]" office:value-type="float" office:value="0.334267539612618" calcext:value-type="float">
            <text:p>0.334</text:p>
          </table:table-cell>
          <table:table-cell table:style-name="ce600" table:formula="of:=[$Layout.$AE$1]*[Bigrams_FI.J22]+(1-[$Layout.$AE$1])*[Bigrams_EN.J22]" office:value-type="float" office:value="0.000121524216130549" calcext:value-type="float">
            <text:p>0.000</text:p>
          </table:table-cell>
          <table:table-cell table:style-name="ce600" table:formula="of:=[$Layout.$AE$1]*[Bigrams_FI.K22]+(1-[$Layout.$AE$1])*[Bigrams_EN.K22]" office:value-type="float" office:value="0.00273767053560763" calcext:value-type="float">
            <text:p>0.003</text:p>
          </table:table-cell>
          <table:table-cell table:style-name="ce600" table:formula="of:=[$Layout.$AE$1]*[Bigrams_FI.L22]+(1-[$Layout.$AE$1])*[Bigrams_EN.L22]" office:value-type="float" office:value="0.0420990893605369" calcext:value-type="float">
            <text:p>0.042</text:p>
          </table:table-cell>
          <table:table-cell table:style-name="ce600" table:formula="of:=[$Layout.$AE$1]*[Bigrams_FI.M22]+(1-[$Layout.$AE$1])*[Bigrams_EN.M22]" office:value-type="float" office:value="0.00154268241032391" calcext:value-type="float">
            <text:p>0.002</text:p>
          </table:table-cell>
          <table:table-cell table:style-name="ce600" table:formula="of:=[$Layout.$AE$1]*[Bigrams_FI.N22]+(1-[$Layout.$AE$1])*[Bigrams_EN.N22]" office:value-type="float" office:value="0.193712420053944" calcext:value-type="float">
            <text:p>0.194</text:p>
          </table:table-cell>
          <table:table-cell table:style-name="ce595" table:formula="of:=[$Layout.$AE$1]*[Bigrams_FI.O22]+(1-[$Layout.$AE$1])*[Bigrams_EN.O22]" office:value-type="float" office:value="0.159378836890827" calcext:value-type="float">
            <text:p>0.159</text:p>
          </table:table-cell>
          <table:table-cell table:style-name="ce600" table:formula="of:=[$Layout.$AE$1]*[Bigrams_FI.P22]+(1-[$Layout.$AE$1])*[Bigrams_EN.P22]" office:value-type="float" office:value="0.000678510206728895" calcext:value-type="float">
            <text:p>0.001</text:p>
          </table:table-cell>
          <table:table-cell table:style-name="ce600" table:formula="of:=[$Layout.$AE$1]*[Bigrams_FI.Q22]+(1-[$Layout.$AE$1])*[Bigrams_EN.Q22]" office:value-type="float" office:value="0.000248111941266536" calcext:value-type="float">
            <text:p>0.000</text:p>
          </table:table-cell>
          <table:table-cell table:style-name="ce600" table:formula="of:=[$Layout.$AE$1]*[Bigrams_FI.R22]+(1-[$Layout.$AE$1])*[Bigrams_EN.R22]" office:value-type="float" office:value="0.0756955840440325" calcext:value-type="float">
            <text:p>0.076</text:p>
          </table:table-cell>
          <table:table-cell table:style-name="ce600" table:formula="of:=[$Layout.$AE$1]*[Bigrams_FI.S22]+(1-[$Layout.$AE$1])*[Bigrams_EN.S22]" office:value-type="float" office:value="0.0425918251379953" calcext:value-type="float">
            <text:p>0.043</text:p>
          </table:table-cell>
          <table:table-cell table:style-name="ce600" table:formula="of:=[$Layout.$AE$1]*[Bigrams_FI.T22]+(1-[$Layout.$AE$1])*[Bigrams_EN.T22]" office:value-type="float" office:value="0.0305659912500764" calcext:value-type="float">
            <text:p>0.031</text:p>
          </table:table-cell>
          <table:table-cell table:style-name="ce595" table:formula="of:=[$Layout.$AE$1]*[Bigrams_FI.U22]+(1-[$Layout.$AE$1])*[Bigrams_EN.U22]" office:value-type="float" office:value="0.085370275329765" calcext:value-type="float">
            <text:p>0.085</text:p>
          </table:table-cell>
          <table:table-cell table:style-name="ce594" table:formula="of:=[$Layout.$AE$1]*[Bigrams_FI.V22]+(1-[$Layout.$AE$1])*[Bigrams_EN.V22]" office:value-type="float" office:value="0.00056767562072094" calcext:value-type="float">
            <text:p>0.001</text:p>
          </table:table-cell>
          <table:table-cell table:style-name="ce600" table:formula="of:=[$Layout.$AE$1]*[Bigrams_FI.W22]+(1-[$Layout.$AE$1])*[Bigrams_EN.W22]" office:value-type="float" office:value="0.000146841761157746" calcext:value-type="float">
            <text:p>0.000</text:p>
          </table:table-cell>
          <table:table-cell table:style-name="ce600" table:formula="of:=[$Layout.$AE$1]*[Bigrams_FI.X22]+(1-[$Layout.$AE$1])*[Bigrams_EN.X22]" office:value-type="float" office:value="0.00143827483502638" calcext:value-type="float">
            <text:p>0.001</text:p>
          </table:table-cell>
          <table:table-cell table:style-name="ce595" table:formula="of:=[$Layout.$AE$1]*[Bigrams_FI.Y22]+(1-[$Layout.$AE$1])*[Bigrams_EN.Y22]" office:value-type="float" office:value="0.0311011975356329" calcext:value-type="float">
            <text:p>0.031</text:p>
          </table:table-cell>
          <table:table-cell table:style-name="ce600" table:formula="of:=[$Layout.$AE$1]*[Bigrams_FI.Z22]+(1-[$Layout.$AE$1])*[Bigrams_EN.Z22]" office:value-type="float" office:value="0.000234046638473648" calcext:value-type="float">
            <text:p>0.000</text:p>
          </table:table-cell>
          <table:table-cell table:style-name="ce595" table:formula="of:=[$Layout.$AE$1]*[Bigrams_FI.AA22]+(1-[$Layout.$AE$1])*[Bigrams_EN.AA22]" office:value-type="float" office:value="0.0000146279149046031" calcext:value-type="float">
            <text:p>0.000</text:p>
          </table:table-cell>
          <table:table-cell table:style-name="ce595" table:formula="of:=[$Layout.$AE$1]*[Bigrams_FI.AB22]+(1-[$Layout.$AE$1])*[Bigrams_EN.AB22]" office:value-type="float" office:value="0.081502803563666" calcext:value-type="float">
            <text:p>0.082</text:p>
          </table:table-cell>
          <table:table-cell table:style-name="ce595" table:formula="of:=[$Layout.$AE$1]*[Bigrams_FI.AC22]+(1-[$Layout.$AE$1])*[Bigrams_EN.AC22]" office:value-type="float" office:value="0.00346006448705034" calcext:value-type="float">
            <text:p>0.003</text:p>
          </table:table-cell>
          <table:table-cell table:style-name="ce327" office:value-type="string" calcext:value-type="string">
            <text:p>V</text:p>
          </table:table-cell>
          <table:table-cell office:value-type="float" office:value="22" calcext:value-type="float">
            <text:p>22</text:p>
          </table:table-cell>
          <table:table-cell table:number-columns-repeated="993"/>
        </table:table-row>
        <table:table-row table:style-name="ro4">
          <table:table-cell table:style-name="ce595" table:formula="of:=[$Layout.$AE$1]*[Bigrams_FI.A23]+(1-[$Layout.$AE$1])*[Bigrams_EN.A23]" office:value-type="float" office:value="0.0372965164768383" calcext:value-type="float">
            <text:p>0.037</text:p>
          </table:table-cell>
          <table:table-cell table:style-name="ce600" table:formula="of:=[$Layout.$AE$1]*[Bigrams_FI.B23]+(1-[$Layout.$AE$1])*[Bigrams_EN.B23]" office:value-type="float" office:value="0.000256551122942268" calcext:value-type="float">
            <text:p>0.000</text:p>
          </table:table-cell>
          <table:table-cell table:style-name="ce600" table:formula="of:=[$Layout.$AE$1]*[Bigrams_FI.C23]+(1-[$Layout.$AE$1])*[Bigrams_EN.C23]" office:value-type="float" office:value="0.000243611044372812" calcext:value-type="float">
            <text:p>0.000</text:p>
          </table:table-cell>
          <table:table-cell table:style-name="ce600" table:formula="of:=[$Layout.$AE$1]*[Bigrams_FI.D23]+(1-[$Layout.$AE$1])*[Bigrams_EN.D23]" office:value-type="float" office:value="0.005586003542926" calcext:value-type="float">
            <text:p>0.006</text:p>
          </table:table-cell>
          <table:table-cell table:style-name="ce595" table:formula="of:=[$Layout.$AE$1]*[Bigrams_FI.E23]+(1-[$Layout.$AE$1])*[Bigrams_EN.E23]" office:value-type="float" office:value="0.0645441419161597" calcext:value-type="float">
            <text:p>0.065</text:p>
          </table:table-cell>
          <table:table-cell table:style-name="ce600" table:formula="of:=[$Layout.$AE$1]*[Bigrams_FI.F23]+(1-[$Layout.$AE$1])*[Bigrams_EN.F23]" office:value-type="float" office:value="0.00023629708692051" calcext:value-type="float">
            <text:p>0.000</text:p>
          </table:table-cell>
          <table:table-cell table:style-name="ce600" table:formula="of:=[$Layout.$AE$1]*[Bigrams_FI.G23]+(1-[$Layout.$AE$1])*[Bigrams_EN.G23]" office:value-type="float" office:value="0.00101816575488998" calcext:value-type="float">
            <text:p>0.001</text:p>
          </table:table-cell>
          <table:table-cell table:style-name="ce600" table:formula="of:=[$Layout.$AE$1]*[Bigrams_FI.H23]+(1-[$Layout.$AE$1])*[Bigrams_EN.H23]" office:value-type="float" office:value="0.00323589664212388" calcext:value-type="float">
            <text:p>0.003</text:p>
          </table:table-cell>
          <table:table-cell table:style-name="ce595" table:formula="of:=[$Layout.$AE$1]*[Bigrams_FI.I23]+(1-[$Layout.$AE$1])*[Bigrams_EN.I23]" office:value-type="float" office:value="0.00331756145547123" calcext:value-type="float">
            <text:p>0.003</text:p>
          </table:table-cell>
          <table:table-cell table:style-name="ce600" table:formula="of:=[$Layout.$AE$1]*[Bigrams_FI.J23]+(1-[$Layout.$AE$1])*[Bigrams_EN.J23]" office:value-type="float" office:value="0.0000399454599318006" calcext:value-type="float">
            <text:p>0.000</text:p>
          </table:table-cell>
          <table:table-cell table:style-name="ce600" table:formula="of:=[$Layout.$AE$1]*[Bigrams_FI.K23]+(1-[$Layout.$AE$1])*[Bigrams_EN.K23]" office:value-type="float" office:value="0.00168132326728747" calcext:value-type="float">
            <text:p>0.002</text:p>
          </table:table-cell>
          <table:table-cell table:style-name="ce600" table:formula="of:=[$Layout.$AE$1]*[Bigrams_FI.L23]+(1-[$Layout.$AE$1])*[Bigrams_EN.L23]" office:value-type="float" office:value="0.00720157730330923" calcext:value-type="float">
            <text:p>0.007</text:p>
          </table:table-cell>
          <table:table-cell table:style-name="ce600" table:formula="of:=[$Layout.$AE$1]*[Bigrams_FI.M23]+(1-[$Layout.$AE$1])*[Bigrams_EN.M23]" office:value-type="float" office:value="0.00106936345705609" calcext:value-type="float">
            <text:p>0.001</text:p>
          </table:table-cell>
          <table:table-cell table:style-name="ce600" table:formula="of:=[$Layout.$AE$1]*[Bigrams_FI.N23]+(1-[$Layout.$AE$1])*[Bigrams_EN.N23]" office:value-type="float" office:value="0.00730342004251187" calcext:value-type="float">
            <text:p>0.007</text:p>
          </table:table-cell>
          <table:table-cell table:style-name="ce595" table:formula="of:=[$Layout.$AE$1]*[Bigrams_FI.O23]+(1-[$Layout.$AE$1])*[Bigrams_EN.O23]" office:value-type="float" office:value="0.171628695900232" calcext:value-type="float">
            <text:p>0.172</text:p>
          </table:table-cell>
          <table:table-cell table:style-name="ce600" table:formula="of:=[$Layout.$AE$1]*[Bigrams_FI.P23]+(1-[$Layout.$AE$1])*[Bigrams_EN.P23]" office:value-type="float" office:value="0.000654718330721763" calcext:value-type="float">
            <text:p>0.001</text:p>
          </table:table-cell>
          <table:table-cell table:style-name="ce600" table:formula="of:=[$Layout.$AE$1]*[Bigrams_FI.Q23]+(1-[$Layout.$AE$1])*[Bigrams_EN.Q23]" office:value-type="float" office:value="0.000023629708692051" calcext:value-type="float">
            <text:p>0.000</text:p>
          </table:table-cell>
          <table:table-cell table:style-name="ce600" table:formula="of:=[$Layout.$AE$1]*[Bigrams_FI.R23]+(1-[$Layout.$AE$1])*[Bigrams_EN.R23]" office:value-type="float" office:value="0.00788458840693185" calcext:value-type="float">
            <text:p>0.008</text:p>
          </table:table-cell>
          <table:table-cell table:style-name="ce600" table:formula="of:=[$Layout.$AE$1]*[Bigrams_FI.S23]+(1-[$Layout.$AE$1])*[Bigrams_EN.S23]" office:value-type="float" office:value="0.0163838735744872" calcext:value-type="float">
            <text:p>0.016</text:p>
          </table:table-cell>
          <table:table-cell table:style-name="ce600" table:formula="of:=[$Layout.$AE$1]*[Bigrams_FI.T23]+(1-[$Layout.$AE$1])*[Bigrams_EN.T23]" office:value-type="float" office:value="0.0432808295008946" calcext:value-type="float">
            <text:p>0.043</text:p>
          </table:table-cell>
          <table:table-cell table:style-name="ce595" table:formula="of:=[$Layout.$AE$1]*[Bigrams_FI.U23]+(1-[$Layout.$AE$1])*[Bigrams_EN.U23]" office:value-type="float" office:value="0.000419146023228049" calcext:value-type="float">
            <text:p>0.000</text:p>
          </table:table-cell>
          <table:table-cell table:style-name="ce600" table:formula="of:=[$Layout.$AE$1]*[Bigrams_FI.V23]+(1-[$Layout.$AE$1])*[Bigrams_EN.V23]" office:value-type="float" office:value="0.000055135986948119" calcext:value-type="float">
            <text:p>0.000</text:p>
          </table:table-cell>
          <table:table-cell table:style-name="ce594" table:formula="of:=[$Layout.$AE$1]*[Bigrams_FI.W23]+(1-[$Layout.$AE$1])*[Bigrams_EN.W23]" office:value-type="float" office:value="0.00086529742781844" calcext:value-type="float">
            <text:p>0.001</text:p>
          </table:table-cell>
          <table:table-cell table:style-name="ce600" table:formula="of:=[$Layout.$AE$1]*[Bigrams_FI.X23]+(1-[$Layout.$AE$1])*[Bigrams_EN.X23]" office:value-type="float" office:value="0.000147404373269462" calcext:value-type="float">
            <text:p>0.000</text:p>
          </table:table-cell>
          <table:table-cell table:style-name="ce595" table:formula="of:=[$Layout.$AE$1]*[Bigrams_FI.Y23]+(1-[$Layout.$AE$1])*[Bigrams_EN.Y23]" office:value-type="float" office:value="0.00250988874052932" calcext:value-type="float">
            <text:p>0.003</text:p>
          </table:table-cell>
          <table:table-cell table:style-name="ce600" table:formula="of:=[$Layout.$AE$1]*[Bigrams_FI.Z23]+(1-[$Layout.$AE$1])*[Bigrams_EN.Z23]" office:value-type="float" office:value="0.000166533185067789" calcext:value-type="float">
            <text:p>0.000</text:p>
          </table:table-cell>
          <table:table-cell table:style-name="ce595" table:formula="of:=[$Layout.$AE$1]*[Bigrams_FI.AA23]+(1-[$Layout.$AE$1])*[Bigrams_EN.AA23]" office:value-type="float" office:value="0.0000005626121117155" calcext:value-type="float">
            <text:p>0.000</text:p>
          </table:table-cell>
          <table:table-cell table:style-name="ce595" table:formula="of:=[$Layout.$AE$1]*[Bigrams_FI.AB23]+(1-[$Layout.$AE$1])*[Bigrams_EN.AB23]" office:value-type="float" office:value="0.00102564187965736" calcext:value-type="float">
            <text:p>0.001</text:p>
          </table:table-cell>
          <table:table-cell table:style-name="ce595" table:formula="of:=[$Layout.$AE$1]*[Bigrams_FI.AC23]+(1-[$Layout.$AE$1])*[Bigrams_EN.AC23]" office:value-type="float" office:value="0.0000770778593050235" calcext:value-type="float">
            <text:p>0.000</text:p>
          </table:table-cell>
          <table:table-cell table:style-name="ce327" office:value-type="string" calcext:value-type="string">
            <text:p>W</text:p>
          </table:table-cell>
          <table:table-cell office:value-type="float" office:value="23" calcext:value-type="float">
            <text:p>23</text:p>
          </table:table-cell>
          <table:table-cell table:number-columns-repeated="993"/>
        </table:table-row>
        <table:table-row table:style-name="ro4">
          <table:table-cell table:style-name="ce595" table:formula="of:=[$Layout.$AE$1]*[Bigrams_FI.A24]+(1-[$Layout.$AE$1])*[Bigrams_EN.A24]" office:value-type="float" office:value="0.0118528438511942" calcext:value-type="float">
            <text:p>0.012</text:p>
          </table:table-cell>
          <table:table-cell table:style-name="ce600" table:formula="of:=[$Layout.$AE$1]*[Bigrams_FI.B24]+(1-[$Layout.$AE$1])*[Bigrams_EN.B24]" office:value-type="float" office:value="0.0000286932176974906" calcext:value-type="float">
            <text:p>0.000</text:p>
          </table:table-cell>
          <table:table-cell table:style-name="ce600" table:formula="of:=[$Layout.$AE$1]*[Bigrams_FI.C24]+(1-[$Layout.$AE$1])*[Bigrams_EN.C24]" office:value-type="float" office:value="0.000061887332288705" calcext:value-type="float">
            <text:p>0.000</text:p>
          </table:table-cell>
          <table:table-cell table:style-name="ce600" table:formula="of:=[$Layout.$AE$1]*[Bigrams_FI.D24]+(1-[$Layout.$AE$1])*[Bigrams_EN.D24]" office:value-type="float" office:value="0.00010633368911423" calcext:value-type="float">
            <text:p>0.000</text:p>
          </table:table-cell>
          <table:table-cell table:style-name="ce595" table:formula="of:=[$Layout.$AE$1]*[Bigrams_FI.E24]+(1-[$Layout.$AE$1])*[Bigrams_EN.E24]" office:value-type="float" office:value="0.110457814038603" calcext:value-type="float">
            <text:p>0.110</text:p>
          </table:table-cell>
          <table:table-cell table:style-name="ce600" table:formula="of:=[$Layout.$AE$1]*[Bigrams_FI.F24]+(1-[$Layout.$AE$1])*[Bigrams_EN.F24]" office:value-type="float" office:value="0.000124899888800842" calcext:value-type="float">
            <text:p>0.000</text:p>
          </table:table-cell>
          <table:table-cell table:style-name="ce600" table:formula="of:=[$Layout.$AE$1]*[Bigrams_FI.G24]+(1-[$Layout.$AE$1])*[Bigrams_EN.G24]" office:value-type="float" office:value="0.000347131672928464" calcext:value-type="float">
            <text:p>0.000</text:p>
          </table:table-cell>
          <table:table-cell table:style-name="ce600" table:formula="of:=[$Layout.$AE$1]*[Bigrams_FI.H24]+(1-[$Layout.$AE$1])*[Bigrams_EN.H24]" office:value-type="float" office:value="0.0000360071751497921" calcext:value-type="float">
            <text:p>0.000</text:p>
          </table:table-cell>
          <table:table-cell table:style-name="ce595" table:formula="of:=[$Layout.$AE$1]*[Bigrams_FI.I24]+(1-[$Layout.$AE$1])*[Bigrams_EN.I24]" office:value-type="float" office:value="0.0133168366760444" calcext:value-type="float">
            <text:p>0.013</text:p>
          </table:table-cell>
          <table:table-cell table:style-name="ce600" table:formula="of:=[$Layout.$AE$1]*[Bigrams_FI.J24]+(1-[$Layout.$AE$1])*[Bigrams_EN.J24]" office:value-type="float" office:value="0.00000168783633514651" calcext:value-type="float">
            <text:p>0.000</text:p>
          </table:table-cell>
          <table:table-cell table:style-name="ce600" table:formula="of:=[$Layout.$AE$1]*[Bigrams_FI.K24]+(1-[$Layout.$AE$1])*[Bigrams_EN.K24]" office:value-type="float" office:value="0.000070889126076153" calcext:value-type="float">
            <text:p>0.000</text:p>
          </table:table-cell>
          <table:table-cell table:style-name="ce600" table:formula="of:=[$Layout.$AE$1]*[Bigrams_FI.L24]+(1-[$Layout.$AE$1])*[Bigrams_EN.L24]" office:value-type="float" office:value="0.000070889126076153" calcext:value-type="float">
            <text:p>0.000</text:p>
          </table:table-cell>
          <table:table-cell table:style-name="ce600" table:formula="of:=[$Layout.$AE$1]*[Bigrams_FI.M24]+(1-[$Layout.$AE$1])*[Bigrams_EN.M24]" office:value-type="float" office:value="0.00024136059592595" calcext:value-type="float">
            <text:p>0.000</text:p>
          </table:table-cell>
          <table:table-cell table:style-name="ce600" table:formula="of:=[$Layout.$AE$1]*[Bigrams_FI.N24]+(1-[$Layout.$AE$1])*[Bigrams_EN.N24]" office:value-type="float" office:value="0.00235179473713727" calcext:value-type="float">
            <text:p>0.002</text:p>
          </table:table-cell>
          <table:table-cell table:style-name="ce595" table:formula="of:=[$Layout.$AE$1]*[Bigrams_FI.O24]+(1-[$Layout.$AE$1])*[Bigrams_EN.O24]" office:value-type="float" office:value="0.0110809400339206" calcext:value-type="float">
            <text:p>0.011</text:p>
          </table:table-cell>
          <table:table-cell table:style-name="ce600" table:formula="of:=[$Layout.$AE$1]*[Bigrams_FI.P24]+(1-[$Layout.$AE$1])*[Bigrams_EN.P24]" office:value-type="float" office:value="0.0000354445630380766" calcext:value-type="float">
            <text:p>0.000</text:p>
          </table:table-cell>
          <table:table-cell table:style-name="ce600" table:formula="of:=[$Layout.$AE$1]*[Bigrams_FI.Q24]+(1-[$Layout.$AE$1])*[Bigrams_EN.Q24]" office:value-type="float" office:value="0.000005626121117155" calcext:value-type="float">
            <text:p>0.000</text:p>
          </table:table-cell>
          <table:table-cell table:style-name="ce600" table:formula="of:=[$Layout.$AE$1]*[Bigrams_FI.R24]+(1-[$Layout.$AE$1])*[Bigrams_EN.R24]" office:value-type="float" office:value="0.00107555219028496" calcext:value-type="float">
            <text:p>0.001</text:p>
          </table:table-cell>
          <table:table-cell table:style-name="ce600" table:formula="of:=[$Layout.$AE$1]*[Bigrams_FI.S24]+(1-[$Layout.$AE$1])*[Bigrams_EN.S24]" office:value-type="float" office:value="0.000496786494644788" calcext:value-type="float">
            <text:p>0.000</text:p>
          </table:table-cell>
          <table:table-cell table:style-name="ce600" table:formula="of:=[$Layout.$AE$1]*[Bigrams_FI.T24]+(1-[$Layout.$AE$1])*[Bigrams_EN.T24]" office:value-type="float" office:value="0.00021379260245189" calcext:value-type="float">
            <text:p>0.000</text:p>
          </table:table-cell>
          <table:table-cell table:style-name="ce595" table:formula="of:=[$Layout.$AE$1]*[Bigrams_FI.U24]+(1-[$Layout.$AE$1])*[Bigrams_EN.U24]" office:value-type="float" office:value="0.00334633078333519" calcext:value-type="float">
            <text:p>0.003</text:p>
          </table:table-cell>
          <table:table-cell table:style-name="ce600" table:formula="of:=[$Layout.$AE$1]*[Bigrams_FI.V24]+(1-[$Layout.$AE$1])*[Bigrams_EN.V24]" office:value-type="float" office:value="0.0000433211326020936" calcext:value-type="float">
            <text:p>0.000</text:p>
          </table:table-cell>
          <table:table-cell table:style-name="ce600" table:formula="of:=[$Layout.$AE$1]*[Bigrams_FI.W24]+(1-[$Layout.$AE$1])*[Bigrams_EN.W24]" office:value-type="float" office:value="0.0000163157512397495" calcext:value-type="float">
            <text:p>0.000</text:p>
          </table:table-cell>
          <table:table-cell table:style-name="ce594" table:formula="of:=[$Layout.$AE$1]*[Bigrams_FI.X24]+(1-[$Layout.$AE$1])*[Bigrams_EN.X24]" office:value-type="float" office:value="0.00182406457634813" calcext:value-type="float">
            <text:p>0.002</text:p>
          </table:table-cell>
          <table:table-cell table:style-name="ce595" table:formula="of:=[$Layout.$AE$1]*[Bigrams_FI.Y24]+(1-[$Layout.$AE$1])*[Bigrams_EN.Y24]" office:value-type="float" office:value="0.000138402579482013" calcext:value-type="float">
            <text:p>0.000</text:p>
          </table:table-cell>
          <table:table-cell table:style-name="ce600" table:formula="of:=[$Layout.$AE$1]*[Bigrams_FI.Z24]+(1-[$Layout.$AE$1])*[Bigrams_EN.Z24]" office:value-type="float" office:value="0.0000405080720435161" calcext:value-type="float">
            <text:p>0.000</text:p>
          </table:table-cell>
          <table:table-cell table:style-name="ce595" table:formula="of:=[$Layout.$AE$1]*[Bigrams_FI.AA24]+(1-[$Layout.$AE$1])*[Bigrams_EN.AA24]" office:value-type="float" office:value="0" calcext:value-type="float">
            <text:p>0.000</text:p>
          </table:table-cell>
          <table:table-cell table:style-name="ce595" table:formula="of:=[$Layout.$AE$1]*[Bigrams_FI.AB24]+(1-[$Layout.$AE$1])*[Bigrams_EN.AB24]" office:value-type="float" office:value="0.000281868667969466" calcext:value-type="float">
            <text:p>0.000</text:p>
          </table:table-cell>
          <table:table-cell table:style-name="ce595" table:formula="of:=[$Layout.$AE$1]*[Bigrams_FI.AC24]+(1-[$Layout.$AE$1])*[Bigrams_EN.AC24]" office:value-type="float" office:value="0.0000101270180108791" calcext:value-type="float">
            <text:p>0.000</text:p>
          </table:table-cell>
          <table:table-cell table:style-name="ce327"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table:number-columns-repeated="993"/>
        </table:table-row>
        <table:table-row table:style-name="ro4">
          <table:table-cell table:style-name="ce596" table:formula="of:=[$Layout.$AE$1]*[Bigrams_FI.A25]+(1-[$Layout.$AE$1])*[Bigrams_EN.A25]" office:value-type="float" office:value="0.144636575935487" calcext:value-type="float">
            <text:p>0.145</text:p>
          </table:table-cell>
          <table:table-cell table:style-name="ce595" table:formula="of:=[$Layout.$AE$1]*[Bigrams_FI.B25]+(1-[$Layout.$AE$1])*[Bigrams_EN.B25]" office:value-type="float" office:value="0.0918567060258098" calcext:value-type="float">
            <text:p>0.092</text:p>
          </table:table-cell>
          <table:table-cell table:style-name="ce595" table:formula="of:=[$Layout.$AE$1]*[Bigrams_FI.C25]+(1-[$Layout.$AE$1])*[Bigrams_EN.C25]" office:value-type="float" office:value="0.0222996339780628" calcext:value-type="float">
            <text:p>0.022</text:p>
          </table:table-cell>
          <table:table-cell table:style-name="ce595" table:formula="of:=[$Layout.$AE$1]*[Bigrams_FI.D25]+(1-[$Layout.$AE$1])*[Bigrams_EN.D25]" office:value-type="float" office:value="0.0441580676281362" calcext:value-type="float">
            <text:p>0.044</text:p>
          </table:table-cell>
          <table:table-cell table:style-name="ce596" table:formula="of:=[$Layout.$AE$1]*[Bigrams_FI.E25]+(1-[$Layout.$AE$1])*[Bigrams_EN.E25]" office:value-type="float" office:value="0.0927828914067707" calcext:value-type="float">
            <text:p>0.093</text:p>
          </table:table-cell>
          <table:table-cell table:style-name="ce595" table:formula="of:=[$Layout.$AE$1]*[Bigrams_FI.F25]+(1-[$Layout.$AE$1])*[Bigrams_EN.F25]" office:value-type="float" office:value="0.00704694502973607" calcext:value-type="float">
            <text:p>0.007</text:p>
          </table:table-cell>
          <table:table-cell table:style-name="ce595" table:formula="of:=[$Layout.$AE$1]*[Bigrams_FI.G25]+(1-[$Layout.$AE$1])*[Bigrams_EN.G25]" office:value-type="float" office:value="0.0157056016452398" calcext:value-type="float">
            <text:p>0.016</text:p>
          </table:table-cell>
          <table:table-cell table:style-name="ce595" table:formula="of:=[$Layout.$AE$1]*[Bigrams_FI.H25]+(1-[$Layout.$AE$1])*[Bigrams_EN.H25]" office:value-type="float" office:value="0.0576388164369514" calcext:value-type="float">
            <text:p>0.058</text:p>
          </table:table-cell>
          <table:table-cell table:style-name="ce596" table:formula="of:=[$Layout.$AE$1]*[Bigrams_FI.I25]+(1-[$Layout.$AE$1])*[Bigrams_EN.I25]" office:value-type="float" office:value="0.0180682879677433" calcext:value-type="float">
            <text:p>0.018</text:p>
          </table:table-cell>
          <table:table-cell table:style-name="ce595" table:formula="of:=[$Layout.$AE$1]*[Bigrams_FI.J25]+(1-[$Layout.$AE$1])*[Bigrams_EN.J25]" office:value-type="float" office:value="0.00396529016337085" calcext:value-type="float">
            <text:p>0.004</text:p>
          </table:table-cell>
          <table:table-cell table:style-name="ce595" table:formula="of:=[$Layout.$AE$1]*[Bigrams_FI.K25]+(1-[$Layout.$AE$1])*[Bigrams_EN.K25]" office:value-type="float" office:value="0.054058174362405" calcext:value-type="float">
            <text:p>0.054</text:p>
          </table:table-cell>
          <table:table-cell table:style-name="ce595" table:formula="of:=[$Layout.$AE$1]*[Bigrams_FI.L25]+(1-[$Layout.$AE$1])*[Bigrams_EN.L25]" office:value-type="float" office:value="0.245997362519429" calcext:value-type="float">
            <text:p>0.246</text:p>
          </table:table-cell>
          <table:table-cell table:style-name="ce595" table:formula="of:=[$Layout.$AE$1]*[Bigrams_FI.M25]+(1-[$Layout.$AE$1])*[Bigrams_EN.M25]" office:value-type="float" office:value="0.108223575841958" calcext:value-type="float">
            <text:p>0.108</text:p>
          </table:table-cell>
          <table:table-cell table:style-name="ce595" table:formula="of:=[$Layout.$AE$1]*[Bigrams_FI.N25]+(1-[$Layout.$AE$1])*[Bigrams_EN.N25]" office:value-type="float" office:value="0.142121306282703" calcext:value-type="float">
            <text:p>0.142</text:p>
          </table:table-cell>
          <table:table-cell table:style-name="ce596" table:formula="of:=[$Layout.$AE$1]*[Bigrams_FI.O25]+(1-[$Layout.$AE$1])*[Bigrams_EN.O25]" office:value-type="float" office:value="0.0255648824541267" calcext:value-type="float">
            <text:p>0.026</text:p>
          </table:table-cell>
          <table:table-cell table:style-name="ce595" table:formula="of:=[$Layout.$AE$1]*[Bigrams_FI.P25]+(1-[$Layout.$AE$1])*[Bigrams_EN.P25]" office:value-type="float" office:value="0.0293731575691088" calcext:value-type="float">
            <text:p>0.029</text:p>
          </table:table-cell>
          <table:table-cell table:style-name="ce595" table:formula="of:=[$Layout.$AE$1]*[Bigrams_FI.Q25]+(1-[$Layout.$AE$1])*[Bigrams_EN.Q25]" office:value-type="float" office:value="0.000006751345340586" calcext:value-type="float">
            <text:p>0.000</text:p>
          </table:table-cell>
          <table:table-cell table:style-name="ce595" table:formula="of:=[$Layout.$AE$1]*[Bigrams_FI.R25]+(1-[$Layout.$AE$1])*[Bigrams_EN.R25]" office:value-type="float" office:value="0.145462526837723" calcext:value-type="float">
            <text:p>0.145</text:p>
          </table:table-cell>
          <table:table-cell table:style-name="ce595" table:formula="of:=[$Layout.$AE$1]*[Bigrams_FI.S25]+(1-[$Layout.$AE$1])*[Bigrams_EN.S25]" office:value-type="float" office:value="0.0889228529619095" calcext:value-type="float">
            <text:p>0.089</text:p>
          </table:table-cell>
          <table:table-cell table:style-name="ce595" table:formula="of:=[$Layout.$AE$1]*[Bigrams_FI.T25]+(1-[$Layout.$AE$1])*[Bigrams_EN.T25]" office:value-type="float" office:value="0.310590899303504" calcext:value-type="float">
            <text:p>0.311</text:p>
          </table:table-cell>
          <table:table-cell table:style-name="ce596" table:formula="of:=[$Layout.$AE$1]*[Bigrams_FI.U25]+(1-[$Layout.$AE$1])*[Bigrams_EN.U25]" office:value-type="float" office:value="0.00538001139987166" calcext:value-type="float">
            <text:p>0.005</text:p>
          </table:table-cell>
          <table:table-cell table:style-name="ce595" table:formula="of:=[$Layout.$AE$1]*[Bigrams_FI.V25]+(1-[$Layout.$AE$1])*[Bigrams_EN.V25]" office:value-type="float" office:value="0.0181456802146964" calcext:value-type="float">
            <text:p>0.018</text:p>
          </table:table-cell>
          <table:table-cell table:style-name="ce595" table:formula="of:=[$Layout.$AE$1]*[Bigrams_FI.W25]+(1-[$Layout.$AE$1])*[Bigrams_EN.W25]" office:value-type="float" office:value="0.00277785427302098" calcext:value-type="float">
            <text:p>0.003</text:p>
          </table:table-cell>
          <table:table-cell table:style-name="ce595" table:formula="of:=[$Layout.$AE$1]*[Bigrams_FI.X25]+(1-[$Layout.$AE$1])*[Bigrams_EN.X25]" office:value-type="float" office:value="0.00178805740119834" calcext:value-type="float">
            <text:p>0.002</text:p>
          </table:table-cell>
          <table:table-cell table:style-name="ce594" table:formula="of:=[$Layout.$AE$1]*[Bigrams_FI.Y25]+(1-[$Layout.$AE$1])*[Bigrams_EN.Y25]" office:value-type="float" office:value="0.056306782752599" calcext:value-type="float">
            <text:p>0.056</text:p>
          </table:table-cell>
          <table:table-cell table:style-name="ce595" table:formula="of:=[$Layout.$AE$1]*[Bigrams_FI.Z25]+(1-[$Layout.$AE$1])*[Bigrams_EN.Z25]" office:value-type="float" office:value="0.00152322926389542" calcext:value-type="float">
            <text:p>0.002</text:p>
          </table:table-cell>
          <table:table-cell table:style-name="ce596" table:formula="of:=[$Layout.$AE$1]*[Bigrams_FI.AA25]+(1-[$Layout.$AE$1])*[Bigrams_EN.AA25]" office:value-type="float" office:value="0.00000168783633514651" calcext:value-type="float">
            <text:p>0.000</text:p>
          </table:table-cell>
          <table:table-cell table:style-name="ce596" table:formula="of:=[$Layout.$AE$1]*[Bigrams_FI.AB25]+(1-[$Layout.$AE$1])*[Bigrams_EN.AB25]" office:value-type="float" office:value="0.0765248115992075" calcext:value-type="float">
            <text:p>0.077</text:p>
          </table:table-cell>
          <table:table-cell table:style-name="ce596" table:formula="of:=[$Layout.$AE$1]*[Bigrams_FI.AC25]+(1-[$Layout.$AE$1])*[Bigrams_EN.AC25]" office:value-type="float" office:value="0.0101950940763966" calcext:value-type="float">
            <text:p>0.010</text:p>
          </table:table-cell>
          <table:table-cell table:style-name="ce325" office:value-type="string" calcext:value-type="string">
            <text:p>Y</text:p>
          </table:table-cell>
          <table:table-cell office:value-type="float" office:value="25" calcext:value-type="float">
            <text:p>25</text:p>
          </table:table-cell>
          <table:table-cell table:number-columns-repeated="993"/>
        </table:table-row>
        <table:table-row table:style-name="ro4">
          <table:table-cell table:style-name="ce595" table:formula="of:=[$Layout.$AE$1]*[Bigrams_FI.A26]+(1-[$Layout.$AE$1])*[Bigrams_EN.A26]" office:value-type="float" office:value="0.0113735082789948" calcext:value-type="float">
            <text:p>0.011</text:p>
          </table:table-cell>
          <table:table-cell table:style-name="ce600" table:formula="of:=[$Layout.$AE$1]*[Bigrams_FI.B26]+(1-[$Layout.$AE$1])*[Bigrams_EN.B26]" office:value-type="float" office:value="0.000109146749672808" calcext:value-type="float">
            <text:p>0.000</text:p>
          </table:table-cell>
          <table:table-cell table:style-name="ce600" table:formula="of:=[$Layout.$AE$1]*[Bigrams_FI.C26]+(1-[$Layout.$AE$1])*[Bigrams_EN.C26]" office:value-type="float" office:value="0.000761052019835993" calcext:value-type="float">
            <text:p>0.001</text:p>
          </table:table-cell>
          <table:table-cell table:style-name="ce600" table:formula="of:=[$Layout.$AE$1]*[Bigrams_FI.D26]+(1-[$Layout.$AE$1])*[Bigrams_EN.D26]" office:value-type="float" office:value="0.000477657682846461" calcext:value-type="float">
            <text:p>0.000</text:p>
          </table:table-cell>
          <table:table-cell table:style-name="ce595" table:formula="of:=[$Layout.$AE$1]*[Bigrams_FI.E26]+(1-[$Layout.$AE$1])*[Bigrams_EN.E26]" office:value-type="float" office:value="0.00458504048601765" calcext:value-type="float">
            <text:p>0.005</text:p>
          </table:table-cell>
          <table:table-cell table:style-name="ce600" table:formula="of:=[$Layout.$AE$1]*[Bigrams_FI.F26]+(1-[$Layout.$AE$1])*[Bigrams_EN.F26]" office:value-type="float" office:value="0.0000815787561987475" calcext:value-type="float">
            <text:p>0.000</text:p>
          </table:table-cell>
          <table:table-cell table:style-name="ce600" table:formula="of:=[$Layout.$AE$1]*[Bigrams_FI.G26]+(1-[$Layout.$AE$1])*[Bigrams_EN.G26]" office:value-type="float" office:value="0.000156968779168625" calcext:value-type="float">
            <text:p>0.000</text:p>
          </table:table-cell>
          <table:table-cell table:style-name="ce600" table:formula="of:=[$Layout.$AE$1]*[Bigrams_FI.H26]+(1-[$Layout.$AE$1])*[Bigrams_EN.H26]" office:value-type="float" office:value="0.000359509139386205" calcext:value-type="float">
            <text:p>0.000</text:p>
          </table:table-cell>
          <table:table-cell table:style-name="ce595" table:formula="of:=[$Layout.$AE$1]*[Bigrams_FI.I26]+(1-[$Layout.$AE$1])*[Bigrams_EN.I26]" office:value-type="float" office:value="0.0347252930691499" calcext:value-type="float">
            <text:p>0.035</text:p>
          </table:table-cell>
          <table:table-cell table:style-name="ce600" table:formula="of:=[$Layout.$AE$1]*[Bigrams_FI.J26]+(1-[$Layout.$AE$1])*[Bigrams_EN.J26]" office:value-type="float" office:value="0.0000399454599318006" calcext:value-type="float">
            <text:p>0.000</text:p>
          </table:table-cell>
          <table:table-cell table:style-name="ce600" table:formula="of:=[$Layout.$AE$1]*[Bigrams_FI.K26]+(1-[$Layout.$AE$1])*[Bigrams_EN.K26]" office:value-type="float" office:value="0.0000815787561987475" calcext:value-type="float">
            <text:p>0.000</text:p>
          </table:table-cell>
          <table:table-cell table:style-name="ce600" table:formula="of:=[$Layout.$AE$1]*[Bigrams_FI.L26]+(1-[$Layout.$AE$1])*[Bigrams_EN.L26]" office:value-type="float" office:value="0.00055417293003977" calcext:value-type="float">
            <text:p>0.001</text:p>
          </table:table-cell>
          <table:table-cell table:style-name="ce600" table:formula="of:=[$Layout.$AE$1]*[Bigrams_FI.M26]+(1-[$Layout.$AE$1])*[Bigrams_EN.M26]" office:value-type="float" office:value="0.00010633368911423" calcext:value-type="float">
            <text:p>0.000</text:p>
          </table:table-cell>
          <table:table-cell table:style-name="ce600" table:formula="of:=[$Layout.$AE$1]*[Bigrams_FI.N26]+(1-[$Layout.$AE$1])*[Bigrams_EN.N26]" office:value-type="float" office:value="0.00499984777966705" calcext:value-type="float">
            <text:p>0.005</text:p>
          </table:table-cell>
          <table:table-cell table:style-name="ce595" table:formula="of:=[$Layout.$AE$1]*[Bigrams_FI.O26]+(1-[$Layout.$AE$1])*[Bigrams_EN.O26]" office:value-type="float" office:value="0.00304380763454733" calcext:value-type="float">
            <text:p>0.003</text:p>
          </table:table-cell>
          <table:table-cell table:style-name="ce600" table:formula="of:=[$Layout.$AE$1]*[Bigrams_FI.P26]+(1-[$Layout.$AE$1])*[Bigrams_EN.P26]" office:value-type="float" office:value="0.00015640616705691" calcext:value-type="float">
            <text:p>0.000</text:p>
          </table:table-cell>
          <table:table-cell table:style-name="ce600" table:formula="of:=[$Layout.$AE$1]*[Bigrams_FI.Q26]+(1-[$Layout.$AE$1])*[Bigrams_EN.Q26]" office:value-type="float" office:value="0.00000168783633514651" calcext:value-type="float">
            <text:p>0.000</text:p>
          </table:table-cell>
          <table:table-cell table:style-name="ce600" table:formula="of:=[$Layout.$AE$1]*[Bigrams_FI.R26]+(1-[$Layout.$AE$1])*[Bigrams_EN.R26]" office:value-type="float" office:value="0.00135123212502556" calcext:value-type="float">
            <text:p>0.001</text:p>
          </table:table-cell>
          <table:table-cell table:style-name="ce600" table:formula="of:=[$Layout.$AE$1]*[Bigrams_FI.S26]+(1-[$Layout.$AE$1])*[Bigrams_EN.S26]" office:value-type="float" office:value="0.00074152276324103" calcext:value-type="float">
            <text:p>0.001</text:p>
          </table:table-cell>
          <table:table-cell table:style-name="ce600" table:formula="of:=[$Layout.$AE$1]*[Bigrams_FI.T26]+(1-[$Layout.$AE$1])*[Bigrams_EN.T26]" office:value-type="float" office:value="0.00427914166455949" calcext:value-type="float">
            <text:p>0.004</text:p>
          </table:table-cell>
          <table:table-cell table:style-name="ce595" table:formula="of:=[$Layout.$AE$1]*[Bigrams_FI.U26]+(1-[$Layout.$AE$1])*[Bigrams_EN.U26]" office:value-type="float" office:value="0.00231257405663227" calcext:value-type="float">
            <text:p>0.002</text:p>
          </table:table-cell>
          <table:table-cell table:style-name="ce600" table:formula="of:=[$Layout.$AE$1]*[Bigrams_FI.V26]+(1-[$Layout.$AE$1])*[Bigrams_EN.V26]" office:value-type="float" office:value="0.0000489472537192486" calcext:value-type="float">
            <text:p>0.000</text:p>
          </table:table-cell>
          <table:table-cell table:style-name="ce600" table:formula="of:=[$Layout.$AE$1]*[Bigrams_FI.W26]+(1-[$Layout.$AE$1])*[Bigrams_EN.W26]" office:value-type="float" office:value="0.0000315062782560681" calcext:value-type="float">
            <text:p>0.000</text:p>
          </table:table-cell>
          <table:table-cell table:style-name="ce600" table:formula="of:=[$Layout.$AE$1]*[Bigrams_FI.X26]+(1-[$Layout.$AE$1])*[Bigrams_EN.X26]" office:value-type="float" office:value="0.0000101270180108791" calcext:value-type="float">
            <text:p>0.000</text:p>
          </table:table-cell>
          <table:table-cell table:style-name="ce595" table:formula="of:=[$Layout.$AE$1]*[Bigrams_FI.Y26]+(1-[$Layout.$AE$1])*[Bigrams_EN.Y26]" office:value-type="float" office:value="0.00123179619002679" calcext:value-type="float">
            <text:p>0.001</text:p>
          </table:table-cell>
          <table:table-cell table:style-name="ce594" table:formula="of:=[$Layout.$AE$1]*[Bigrams_FI.Z26]+(1-[$Layout.$AE$1])*[Bigrams_EN.Z26]" office:value-type="float" office:value="0.00334199205375655" calcext:value-type="float">
            <text:p>0.003</text:p>
          </table:table-cell>
          <table:table-cell table:style-name="ce595" table:formula="of:=[$Layout.$AE$1]*[Bigrams_FI.AA26]+(1-[$Layout.$AE$1])*[Bigrams_EN.AA26]" office:value-type="float" office:value="0" calcext:value-type="float">
            <text:p>0.000</text:p>
          </table:table-cell>
          <table:table-cell table:style-name="ce595" table:formula="of:=[$Layout.$AE$1]*[Bigrams_FI.AB26]+(1-[$Layout.$AE$1])*[Bigrams_EN.AB26]" office:value-type="float" office:value="0.000253738062383691" calcext:value-type="float">
            <text:p>0.000</text:p>
          </table:table-cell>
          <table:table-cell table:style-name="ce595" table:formula="of:=[$Layout.$AE$1]*[Bigrams_FI.AC26]+(1-[$Layout.$AE$1])*[Bigrams_EN.AC26]" office:value-type="float" office:value="0.0000118148543460256" calcext:value-type="float">
            <text:p>0.000</text:p>
          </table:table-cell>
          <table:table-cell table:style-name="ce327" office:value-type="string" calcext:value-type="string">
            <text:p>Z</text:p>
          </table:table-cell>
          <table:table-cell office:value-type="float" office:value="26" calcext:value-type="float">
            <text:p>26</text:p>
          </table:table-cell>
          <table:table-cell table:number-columns-repeated="993"/>
        </table:table-row>
        <table:table-row table:style-name="ro4">
          <table:table-cell table:style-name="ce596" table:formula="of:=[$Layout.$AE$1]*[Bigrams_FI.A27]+(1-[$Layout.$AE$1])*[Bigrams_EN.A27]" office:value-type="float" office:value="0.0000793283077518855" calcext:value-type="float">
            <text:p>0.000</text:p>
          </table:table-cell>
          <table:table-cell table:style-name="ce595" table:formula="of:=[$Layout.$AE$1]*[Bigrams_FI.B27]+(1-[$Layout.$AE$1])*[Bigrams_EN.B27]" office:value-type="float" office:value="0.0000208166481334735" calcext:value-type="float">
            <text:p>0.000</text:p>
          </table:table-cell>
          <table:table-cell table:style-name="ce606" table:formula="of:=[$Layout.$AE$1]*[Bigrams_FI.C27]+(1-[$Layout.$AE$1])*[Bigrams_EN.C27]" office:value-type="float" office:value="0" calcext:value-type="float">
            <text:p>0.000</text:p>
          </table:table-cell>
          <table:table-cell table:style-name="ce595" table:formula="of:=[$Layout.$AE$1]*[Bigrams_FI.D27]+(1-[$Layout.$AE$1])*[Bigrams_EN.D27]" office:value-type="float" office:value="0.0000050635090054395" calcext:value-type="float">
            <text:p>0.000</text:p>
          </table:table-cell>
          <table:table-cell table:style-name="ce596" table:formula="of:=[$Layout.$AE$1]*[Bigrams_FI.E27]+(1-[$Layout.$AE$1])*[Bigrams_EN.E27]" office:value-type="float" office:value="0.000069763901852722" calcext:value-type="float">
            <text:p>0.000</text:p>
          </table:table-cell>
          <table:table-cell table:style-name="ce595" table:formula="of:=[$Layout.$AE$1]*[Bigrams_FI.F27]+(1-[$Layout.$AE$1])*[Bigrams_EN.F27]" office:value-type="float" office:value="0.0000174409754631805" calcext:value-type="float">
            <text:p>0.000</text:p>
          </table:table-cell>
          <table:table-cell table:style-name="ce595" table:formula="of:=[$Layout.$AE$1]*[Bigrams_FI.G27]+(1-[$Layout.$AE$1])*[Bigrams_EN.G27]" office:value-type="float" office:value="0.00015753139128034" calcext:value-type="float">
            <text:p>0.000</text:p>
          </table:table-cell>
          <table:table-cell table:style-name="ce595" table:formula="of:=[$Layout.$AE$1]*[Bigrams_FI.H27]+(1-[$Layout.$AE$1])*[Bigrams_EN.H27]" office:value-type="float" office:value="0.0000511977021661105" calcext:value-type="float">
            <text:p>0.000</text:p>
          </table:table-cell>
          <table:table-cell table:style-name="ce596" table:formula="of:=[$Layout.$AE$1]*[Bigrams_FI.I27]+(1-[$Layout.$AE$1])*[Bigrams_EN.I27]" office:value-type="float" office:value="0.0000421959083786626" calcext:value-type="float">
            <text:p>0.000</text:p>
          </table:table-cell>
          <table:table-cell table:style-name="ce595" table:formula="of:=[$Layout.$AE$1]*[Bigrams_FI.J27]+(1-[$Layout.$AE$1])*[Bigrams_EN.J27]" office:value-type="float" office:value="0.00000168783633514651" calcext:value-type="float">
            <text:p>0.000</text:p>
          </table:table-cell>
          <table:table-cell table:style-name="ce595" table:formula="of:=[$Layout.$AE$1]*[Bigrams_FI.K27]+(1-[$Layout.$AE$1])*[Bigrams_EN.K27]" office:value-type="float" office:value="0.0000793283077518855" calcext:value-type="float">
            <text:p>0.000</text:p>
          </table:table-cell>
          <table:table-cell table:style-name="ce595" table:formula="of:=[$Layout.$AE$1]*[Bigrams_FI.L27]+(1-[$Layout.$AE$1])*[Bigrams_EN.L27]" office:value-type="float" office:value="0.00010014495588536" calcext:value-type="float">
            <text:p>0.000</text:p>
          </table:table-cell>
          <table:table-cell table:style-name="ce595" table:formula="of:=[$Layout.$AE$1]*[Bigrams_FI.M27]+(1-[$Layout.$AE$1])*[Bigrams_EN.M27]" office:value-type="float" office:value="0.000086642265204187" calcext:value-type="float">
            <text:p>0.000</text:p>
          </table:table-cell>
          <table:table-cell table:style-name="ce595" table:formula="of:=[$Layout.$AE$1]*[Bigrams_FI.N27]+(1-[$Layout.$AE$1])*[Bigrams_EN.N27]" office:value-type="float" office:value="0.000077640471416739" calcext:value-type="float">
            <text:p>0.000</text:p>
          </table:table-cell>
          <table:table-cell table:style-name="ce596" table:formula="of:=[$Layout.$AE$1]*[Bigrams_FI.O27]+(1-[$Layout.$AE$1])*[Bigrams_EN.O27]" office:value-type="float" office:value="0.00000900179378744805" calcext:value-type="float">
            <text:p>0.000</text:p>
          </table:table-cell>
          <table:table-cell table:style-name="ce595" table:formula="of:=[$Layout.$AE$1]*[Bigrams_FI.P27]+(1-[$Layout.$AE$1])*[Bigrams_EN.P27]" office:value-type="float" office:value="0.0000483846416075332" calcext:value-type="float">
            <text:p>0.000</text:p>
          </table:table-cell>
          <table:table-cell table:style-name="ce606" table:formula="of:=[$Layout.$AE$1]*[Bigrams_FI.Q27]+(1-[$Layout.$AE$1])*[Bigrams_EN.Q27]" office:value-type="float" office:value="0" calcext:value-type="float">
            <text:p>0.000</text:p>
          </table:table-cell>
          <table:table-cell table:style-name="ce595" table:formula="of:=[$Layout.$AE$1]*[Bigrams_FI.R27]+(1-[$Layout.$AE$1])*[Bigrams_EN.R27]" office:value-type="float" office:value="0.000152467882274901" calcext:value-type="float">
            <text:p>0.000</text:p>
          </table:table-cell>
          <table:table-cell table:style-name="ce595" table:formula="of:=[$Layout.$AE$1]*[Bigrams_FI.S27]+(1-[$Layout.$AE$1])*[Bigrams_EN.S27]" office:value-type="float" office:value="0.000055135986948119" calcext:value-type="float">
            <text:p>0.000</text:p>
          </table:table-cell>
          <table:table-cell table:style-name="ce595" table:formula="of:=[$Layout.$AE$1]*[Bigrams_FI.T27]+(1-[$Layout.$AE$1])*[Bigrams_EN.T27]" office:value-type="float" office:value="0.000116460707125109" calcext:value-type="float">
            <text:p>0.000</text:p>
          </table:table-cell>
          <table:table-cell table:style-name="ce596" table:formula="of:=[$Layout.$AE$1]*[Bigrams_FI.U27]+(1-[$Layout.$AE$1])*[Bigrams_EN.U27]" office:value-type="float" office:value="0.00000337567267029301" calcext:value-type="float">
            <text:p>0.000</text:p>
          </table:table-cell>
          <table:table-cell table:style-name="ce595" table:formula="of:=[$Layout.$AE$1]*[Bigrams_FI.V27]+(1-[$Layout.$AE$1])*[Bigrams_EN.V27]" office:value-type="float" office:value="0.000051760314277826" calcext:value-type="float">
            <text:p>0.000</text:p>
          </table:table-cell>
          <table:table-cell table:style-name="ce595" table:formula="of:=[$Layout.$AE$1]*[Bigrams_FI.W27]+(1-[$Layout.$AE$1])*[Bigrams_EN.W27]" office:value-type="float" office:value="0.0000050635090054395" calcext:value-type="float">
            <text:p>0.000</text:p>
          </table:table-cell>
          <table:table-cell table:style-name="ce595" table:formula="of:=[$Layout.$AE$1]*[Bigrams_FI.X27]+(1-[$Layout.$AE$1])*[Bigrams_EN.X27]" office:value-type="float" office:value="0.00000168783633514651" calcext:value-type="float">
            <text:p>0.000</text:p>
          </table:table-cell>
          <table:table-cell table:style-name="ce596" table:formula="of:=[$Layout.$AE$1]*[Bigrams_FI.Y27]+(1-[$Layout.$AE$1])*[Bigrams_EN.Y27]" office:value-type="float" office:value="0.00000450089689372402" calcext:value-type="float">
            <text:p>0.000</text:p>
          </table:table-cell>
          <table:table-cell table:style-name="ce595" table:formula="of:=[$Layout.$AE$1]*[Bigrams_FI.Z27]+(1-[$Layout.$AE$1])*[Bigrams_EN.Z27]" office:value-type="float" office:value="0.00000112522422343101" calcext:value-type="float">
            <text:p>0.000</text:p>
          </table:table-cell>
          <table:table-cell table:style-name="ce594" table:formula="of:=[$Layout.$AE$1]*[Bigrams_FI.AA27]+(1-[$Layout.$AE$1])*[Bigrams_EN.AA27]" office:value-type="float" office:value="0.00000450089689372402" calcext:value-type="float">
            <text:p>0.000</text:p>
          </table:table-cell>
          <table:table-cell table:style-name="ce596" table:formula="of:=[$Layout.$AE$1]*[Bigrams_FI.AB27]+(1-[$Layout.$AE$1])*[Bigrams_EN.AB27]" office:value-type="float" office:value="0.000016878363351465" calcext:value-type="float">
            <text:p>0.000</text:p>
          </table:table-cell>
          <table:table-cell table:style-name="ce596" table:formula="of:=[$Layout.$AE$1]*[Bigrams_FI.AC27]+(1-[$Layout.$AE$1])*[Bigrams_EN.AC27]" office:value-type="float" office:value="0.00000225044844686201" calcext:value-type="float">
            <text:p>0.000</text:p>
          </table:table-cell>
          <table:table-cell table:style-name="ce325" office:value-type="string" calcext:value-type="string">
            <text:p>Å</text:p>
          </table:table-cell>
          <table:table-cell office:value-type="float" office:value="27" calcext:value-type="float">
            <text:p>27</text:p>
          </table:table-cell>
          <table:table-cell table:number-columns-repeated="993"/>
        </table:table-row>
        <table:table-row table:style-name="ro4">
          <table:table-cell table:style-name="ce596" table:formula="of:=[$Layout.$AE$1]*[Bigrams_FI.A28]+(1-[$Layout.$AE$1])*[Bigrams_EN.A28]" office:value-type="float" office:value="0.00305217070605659" calcext:value-type="float">
            <text:p>0.003</text:p>
          </table:table-cell>
          <table:table-cell table:style-name="ce595" table:formula="of:=[$Layout.$AE$1]*[Bigrams_FI.B28]+(1-[$Layout.$AE$1])*[Bigrams_EN.B28]" office:value-type="float" office:value="0.00121299171285862" calcext:value-type="float">
            <text:p>0.001</text:p>
          </table:table-cell>
          <table:table-cell table:style-name="ce595" table:formula="of:=[$Layout.$AE$1]*[Bigrams_FI.C28]+(1-[$Layout.$AE$1])*[Bigrams_EN.C28]" office:value-type="float" office:value="0.000016878363351465" calcext:value-type="float">
            <text:p>0.000</text:p>
          </table:table-cell>
          <table:table-cell table:style-name="ce595" table:formula="of:=[$Layout.$AE$1]*[Bigrams_FI.D28]+(1-[$Layout.$AE$1])*[Bigrams_EN.D28]" office:value-type="float" office:value="0.0146447932679545" calcext:value-type="float">
            <text:p>0.015</text:p>
          </table:table-cell>
          <table:table-cell table:style-name="ce596" table:formula="of:=[$Layout.$AE$1]*[Bigrams_FI.E28]+(1-[$Layout.$AE$1])*[Bigrams_EN.E28]" office:value-type="float" office:value="0.0135510753227796" calcext:value-type="float">
            <text:p>0.014</text:p>
          </table:table-cell>
          <table:table-cell table:style-name="ce595" table:formula="of:=[$Layout.$AE$1]*[Bigrams_FI.F28]+(1-[$Layout.$AE$1])*[Bigrams_EN.F28]" office:value-type="float" office:value="0.000418583411116333" calcext:value-type="float">
            <text:p>0.000</text:p>
          </table:table-cell>
          <table:table-cell table:style-name="ce595" table:formula="of:=[$Layout.$AE$1]*[Bigrams_FI.G28]+(1-[$Layout.$AE$1])*[Bigrams_EN.G28]" office:value-type="float" office:value="0.000257113735053984" calcext:value-type="float">
            <text:p>0.000</text:p>
          </table:table-cell>
          <table:table-cell table:style-name="ce595" table:formula="of:=[$Layout.$AE$1]*[Bigrams_FI.H28]+(1-[$Layout.$AE$1])*[Bigrams_EN.H28]" office:value-type="float" office:value="0.111599738479887" calcext:value-type="float">
            <text:p>0.112</text:p>
          </table:table-cell>
          <table:table-cell table:style-name="ce596" table:formula="of:=[$Layout.$AE$1]*[Bigrams_FI.I28]+(1-[$Layout.$AE$1])*[Bigrams_EN.I28]" office:value-type="float" office:value="0.0486704485602846" calcext:value-type="float">
            <text:p>0.049</text:p>
          </table:table-cell>
          <table:table-cell table:style-name="ce595" table:formula="of:=[$Layout.$AE$1]*[Bigrams_FI.J28]+(1-[$Layout.$AE$1])*[Bigrams_EN.J28]" office:value-type="float" office:value="0.107372271072457" calcext:value-type="float">
            <text:p>0.107</text:p>
          </table:table-cell>
          <table:table-cell table:style-name="ce595" table:formula="of:=[$Layout.$AE$1]*[Bigrams_FI.K28]+(1-[$Layout.$AE$1])*[Bigrams_EN.K28]" office:value-type="float" office:value="0.127764147061585" calcext:value-type="float">
            <text:p>0.128</text:p>
          </table:table-cell>
          <table:table-cell table:style-name="ce595" table:formula="of:=[$Layout.$AE$1]*[Bigrams_FI.L28]+(1-[$Layout.$AE$1])*[Bigrams_EN.L28]" office:value-type="float" office:value="0.16526449475587" calcext:value-type="float">
            <text:p>0.165</text:p>
          </table:table-cell>
          <table:table-cell table:style-name="ce595" table:formula="of:=[$Layout.$AE$1]*[Bigrams_FI.M28]+(1-[$Layout.$AE$1])*[Bigrams_EN.M28]" office:value-type="float" office:value="0.120440625203384" calcext:value-type="float">
            <text:p>0.120</text:p>
          </table:table-cell>
          <table:table-cell table:style-name="ce595" table:formula="of:=[$Layout.$AE$1]*[Bigrams_FI.N28]+(1-[$Layout.$AE$1])*[Bigrams_EN.N28]" office:value-type="float" office:value="0.094997617675274" calcext:value-type="float">
            <text:p>0.095</text:p>
          </table:table-cell>
          <table:table-cell table:style-name="ce596" table:formula="of:=[$Layout.$AE$1]*[Bigrams_FI.O28]+(1-[$Layout.$AE$1])*[Bigrams_EN.O28]" office:value-type="float" office:value="0.000385389296525118" calcext:value-type="float">
            <text:p>0.000</text:p>
          </table:table-cell>
          <table:table-cell table:style-name="ce595" table:formula="of:=[$Layout.$AE$1]*[Bigrams_FI.P28]+(1-[$Layout.$AE$1])*[Bigrams_EN.P28]" office:value-type="float" office:value="0.073991931872264" calcext:value-type="float">
            <text:p>0.074</text:p>
          </table:table-cell>
          <table:table-cell table:style-name="ce606" table:formula="of:=[$Layout.$AE$1]*[Bigrams_FI.Q28]+(1-[$Layout.$AE$1])*[Bigrams_EN.Q28]" office:value-type="float" office:value="0" calcext:value-type="float">
            <text:p>0.000</text:p>
          </table:table-cell>
          <table:table-cell table:style-name="ce595" table:formula="of:=[$Layout.$AE$1]*[Bigrams_FI.R28]+(1-[$Layout.$AE$1])*[Bigrams_EN.R28]" office:value-type="float" office:value="0.0336999028796468" calcext:value-type="float">
            <text:p>0.034</text:p>
          </table:table-cell>
          <table:table-cell table:style-name="ce595" table:formula="of:=[$Layout.$AE$1]*[Bigrams_FI.S28]+(1-[$Layout.$AE$1])*[Bigrams_EN.S28]" office:value-type="float" office:value="0.17119386380124" calcext:value-type="float">
            <text:p>0.171</text:p>
          </table:table-cell>
          <table:table-cell table:style-name="ce595" table:formula="of:=[$Layout.$AE$1]*[Bigrams_FI.T28]+(1-[$Layout.$AE$1])*[Bigrams_EN.T28]" office:value-type="float" office:value="0.366136147450102" calcext:value-type="float">
            <text:p>0.366</text:p>
          </table:table-cell>
          <table:table-cell table:style-name="ce596" table:formula="of:=[$Layout.$AE$1]*[Bigrams_FI.U28]+(1-[$Layout.$AE$1])*[Bigrams_EN.U28]" office:value-type="float" office:value="0.000325752412683275" calcext:value-type="float">
            <text:p>0.000</text:p>
          </table:table-cell>
          <table:table-cell table:style-name="ce595" table:formula="of:=[$Layout.$AE$1]*[Bigrams_FI.V28]+(1-[$Layout.$AE$1])*[Bigrams_EN.V28]" office:value-type="float" office:value="0.121933797747877" calcext:value-type="float">
            <text:p>0.122</text:p>
          </table:table-cell>
          <table:table-cell table:style-name="ce595" table:formula="of:=[$Layout.$AE$1]*[Bigrams_FI.W28]+(1-[$Layout.$AE$1])*[Bigrams_EN.W28]" office:value-type="float" office:value="0.000130526009917997" calcext:value-type="float">
            <text:p>0.000</text:p>
          </table:table-cell>
          <table:table-cell table:style-name="ce595" table:formula="of:=[$Layout.$AE$1]*[Bigrams_FI.X28]+(1-[$Layout.$AE$1])*[Bigrams_EN.X28]" office:value-type="float" office:value="0.0000483846416075332" calcext:value-type="float">
            <text:p>0.000</text:p>
          </table:table-cell>
          <table:table-cell table:style-name="ce596" table:formula="of:=[$Layout.$AE$1]*[Bigrams_FI.Y28]+(1-[$Layout.$AE$1])*[Bigrams_EN.Y28]" office:value-type="float" office:value="0.01388245385658" calcext:value-type="float">
            <text:p>0.014</text:p>
          </table:table-cell>
          <table:table-cell table:style-name="ce595" table:formula="of:=[$Layout.$AE$1]*[Bigrams_FI.Z28]+(1-[$Layout.$AE$1])*[Bigrams_EN.Z28]" office:value-type="float" office:value="0.000012377466457741" calcext:value-type="float">
            <text:p>0.000</text:p>
          </table:table-cell>
          <table:table-cell table:style-name="ce596" table:formula="of:=[$Layout.$AE$1]*[Bigrams_FI.AA28]+(1-[$Layout.$AE$1])*[Bigrams_EN.AA28]" office:value-type="float" office:value="0.00000393828478200851" calcext:value-type="float">
            <text:p>0.000</text:p>
          </table:table-cell>
          <table:table-cell table:style-name="ce594" table:formula="of:=[$Layout.$AE$1]*[Bigrams_FI.AB28]+(1-[$Layout.$AE$1])*[Bigrams_EN.AB28]" office:value-type="float" office:value="0.212571171557356" calcext:value-type="float">
            <text:p>0.213</text:p>
          </table:table-cell>
          <table:table-cell table:style-name="ce596" table:formula="of:=[$Layout.$AE$1]*[Bigrams_FI.AC28]+(1-[$Layout.$AE$1])*[Bigrams_EN.AC28]" office:value-type="float" office:value="0.00409075266428341" calcext:value-type="float">
            <text:p>0.004</text:p>
          </table:table-cell>
          <table:table-cell table:style-name="ce325" office:value-type="string" calcext:value-type="string">
            <text:p>Ä</text:p>
          </table:table-cell>
          <table:table-cell office:value-type="float" office:value="28" calcext:value-type="float">
            <text:p>28</text:p>
          </table:table-cell>
          <table:table-cell table:number-columns-repeated="993"/>
        </table:table-row>
        <table:table-row table:style-name="ro4">
          <table:table-cell table:style-name="ce596" table:formula="of:=[$Layout.$AE$1]*[Bigrams_FI.A29]+(1-[$Layout.$AE$1])*[Bigrams_EN.A29]" office:value-type="float" office:value="0.000553610317928055" calcext:value-type="float">
            <text:p>0.001</text:p>
          </table:table-cell>
          <table:table-cell table:style-name="ce595" table:formula="of:=[$Layout.$AE$1]*[Bigrams_FI.B29]+(1-[$Layout.$AE$1])*[Bigrams_EN.B29]" office:value-type="float" office:value="0.000303247928214655" calcext:value-type="float">
            <text:p>0.000</text:p>
          </table:table-cell>
          <table:table-cell table:style-name="ce595" table:formula="of:=[$Layout.$AE$1]*[Bigrams_FI.C29]+(1-[$Layout.$AE$1])*[Bigrams_EN.C29]" office:value-type="float" office:value="0.00000900179378744805" calcext:value-type="float">
            <text:p>0.000</text:p>
          </table:table-cell>
          <table:table-cell table:style-name="ce595" table:formula="of:=[$Layout.$AE$1]*[Bigrams_FI.D29]+(1-[$Layout.$AE$1])*[Bigrams_EN.D29]" office:value-type="float" office:value="0.00074152276324103" calcext:value-type="float">
            <text:p>0.001</text:p>
          </table:table-cell>
          <table:table-cell table:style-name="ce607" table:formula="of:=[$Layout.$AE$1]*[Bigrams_FI.E29]+(1-[$Layout.$AE$1])*[Bigrams_EN.E29]" office:value-type="float" office:value="0.000079890919863601" calcext:value-type="float">
            <text:p>0.000</text:p>
          </table:table-cell>
          <table:table-cell table:style-name="ce595" table:formula="of:=[$Layout.$AE$1]*[Bigrams_FI.F29]+(1-[$Layout.$AE$1])*[Bigrams_EN.F29]" office:value-type="float" office:value="0.000158656615503772" calcext:value-type="float">
            <text:p>0.000</text:p>
          </table:table-cell>
          <table:table-cell table:style-name="ce595" table:formula="of:=[$Layout.$AE$1]*[Bigrams_FI.G29]+(1-[$Layout.$AE$1])*[Bigrams_EN.G29]" office:value-type="float" office:value="0.00070664081231467" calcext:value-type="float">
            <text:p>0.001</text:p>
          </table:table-cell>
          <table:table-cell table:style-name="ce595" table:formula="of:=[$Layout.$AE$1]*[Bigrams_FI.H29]+(1-[$Layout.$AE$1])*[Bigrams_EN.H29]" office:value-type="float" office:value="0.00205972294099045" calcext:value-type="float">
            <text:p>0.002</text:p>
          </table:table-cell>
          <table:table-cell table:style-name="ce607" table:formula="of:=[$Layout.$AE$1]*[Bigrams_FI.I29]+(1-[$Layout.$AE$1])*[Bigrams_EN.I29]" office:value-type="float" office:value="0.0136399680364306" calcext:value-type="float">
            <text:p>0.014</text:p>
          </table:table-cell>
          <table:table-cell table:style-name="ce595" table:formula="of:=[$Layout.$AE$1]*[Bigrams_FI.J29]+(1-[$Layout.$AE$1])*[Bigrams_EN.J29]" office:value-type="float" office:value="0.0028237501887001" calcext:value-type="float">
            <text:p>0.003</text:p>
          </table:table-cell>
          <table:table-cell table:style-name="ce595" table:formula="of:=[$Layout.$AE$1]*[Bigrams_FI.K29]+(1-[$Layout.$AE$1])*[Bigrams_EN.K29]" office:value-type="float" office:value="0.014446191192519" calcext:value-type="float">
            <text:p>0.014</text:p>
          </table:table-cell>
          <table:table-cell table:style-name="ce595" table:formula="of:=[$Layout.$AE$1]*[Bigrams_FI.L29]+(1-[$Layout.$AE$1])*[Bigrams_EN.L29]" office:value-type="float" office:value="0.0193600453762421" calcext:value-type="float">
            <text:p>0.019</text:p>
          </table:table-cell>
          <table:table-cell table:style-name="ce595" table:formula="of:=[$Layout.$AE$1]*[Bigrams_FI.M29]+(1-[$Layout.$AE$1])*[Bigrams_EN.M29]" office:value-type="float" office:value="0.00176941509134525" calcext:value-type="float">
            <text:p>0.002</text:p>
          </table:table-cell>
          <table:table-cell table:style-name="ce595" table:formula="of:=[$Layout.$AE$1]*[Bigrams_FI.N29]+(1-[$Layout.$AE$1])*[Bigrams_EN.N29]" office:value-type="float" office:value="0.00817081569844425" calcext:value-type="float">
            <text:p>0.008</text:p>
          </table:table-cell>
          <table:table-cell table:style-name="ce607" table:formula="of:=[$Layout.$AE$1]*[Bigrams_FI.O29]+(1-[$Layout.$AE$1])*[Bigrams_EN.O29]" office:value-type="float" office:value="0.000063012556512136" calcext:value-type="float">
            <text:p>0.000</text:p>
          </table:table-cell>
          <table:table-cell table:style-name="ce595" table:formula="of:=[$Layout.$AE$1]*[Bigrams_FI.P29]+(1-[$Layout.$AE$1])*[Bigrams_EN.P29]" office:value-type="float" office:value="0.00461792021296083" calcext:value-type="float">
            <text:p>0.005</text:p>
          </table:table-cell>
          <table:table-cell table:style-name="ce606" table:formula="of:=[$Layout.$AE$1]*[Bigrams_FI.Q29]+(1-[$Layout.$AE$1])*[Bigrams_EN.Q29]" office:value-type="float" office:value="0" calcext:value-type="float">
            <text:p>0.000</text:p>
          </table:table-cell>
          <table:table-cell table:style-name="ce595" table:formula="of:=[$Layout.$AE$1]*[Bigrams_FI.R29]+(1-[$Layout.$AE$1])*[Bigrams_EN.R29]" office:value-type="float" office:value="0.00396247710281228" calcext:value-type="float">
            <text:p>0.004</text:p>
          </table:table-cell>
          <table:table-cell table:style-name="ce595" table:formula="of:=[$Layout.$AE$1]*[Bigrams_FI.S29]+(1-[$Layout.$AE$1])*[Bigrams_EN.S29]" office:value-type="float" office:value="0.00352870316467963" calcext:value-type="float">
            <text:p>0.004</text:p>
          </table:table-cell>
          <table:table-cell table:style-name="ce595" table:formula="of:=[$Layout.$AE$1]*[Bigrams_FI.T29]+(1-[$Layout.$AE$1])*[Bigrams_EN.T29]" office:value-type="float" office:value="0.043755469152338" calcext:value-type="float">
            <text:p>0.044</text:p>
          </table:table-cell>
          <table:table-cell table:style-name="ce607" table:formula="of:=[$Layout.$AE$1]*[Bigrams_FI.U29]+(1-[$Layout.$AE$1])*[Bigrams_EN.U29]" office:value-type="float" office:value="0.0000511977021661105" calcext:value-type="float">
            <text:p>0.000</text:p>
          </table:table-cell>
          <table:table-cell table:style-name="ce595" table:formula="of:=[$Layout.$AE$1]*[Bigrams_FI.V29]+(1-[$Layout.$AE$1])*[Bigrams_EN.V29]" office:value-type="float" office:value="0.000280743443746035" calcext:value-type="float">
            <text:p>0.000</text:p>
          </table:table-cell>
          <table:table-cell table:style-name="ce595" table:formula="of:=[$Layout.$AE$1]*[Bigrams_FI.W29]+(1-[$Layout.$AE$1])*[Bigrams_EN.W29]" office:value-type="float" office:value="0.0000151905270163186" calcext:value-type="float">
            <text:p>0.000</text:p>
          </table:table-cell>
          <table:table-cell table:style-name="ce595" table:formula="of:=[$Layout.$AE$1]*[Bigrams_FI.X29]+(1-[$Layout.$AE$1])*[Bigrams_EN.X29]" office:value-type="float" office:value="0.00000225044844686201" calcext:value-type="float">
            <text:p>0.000</text:p>
          </table:table-cell>
          <table:table-cell table:style-name="ce607" table:formula="of:=[$Layout.$AE$1]*[Bigrams_FI.Y29]+(1-[$Layout.$AE$1])*[Bigrams_EN.Y29]" office:value-type="float" office:value="0.095882043914891" calcext:value-type="float">
            <text:p>0.096</text:p>
          </table:table-cell>
          <table:table-cell table:style-name="ce595" table:formula="of:=[$Layout.$AE$1]*[Bigrams_FI.Z29]+(1-[$Layout.$AE$1])*[Bigrams_EN.Z29]" office:value-type="float" office:value="0.00000956440589916355" calcext:value-type="float">
            <text:p>0.000</text:p>
          </table:table-cell>
          <table:table-cell table:style-name="ce606" table:formula="of:=[$Layout.$AE$1]*[Bigrams_FI.AA29]+(1-[$Layout.$AE$1])*[Bigrams_EN.AA29]" office:value-type="float" office:value="0" calcext:value-type="float">
            <text:p>0.000</text:p>
          </table:table-cell>
          <table:table-cell table:style-name="ce596" table:formula="of:=[$Layout.$AE$1]*[Bigrams_FI.AB29]+(1-[$Layout.$AE$1])*[Bigrams_EN.AB29]" office:value-type="float" office:value="0.000446151404590392" calcext:value-type="float">
            <text:p>0.000</text:p>
          </table:table-cell>
          <table:table-cell table:style-name="ce594" table:formula="of:=[$Layout.$AE$1]*[Bigrams_FI.AC29]+(1-[$Layout.$AE$1])*[Bigrams_EN.AC29]" office:value-type="float" office:value="0.0066275706760086" calcext:value-type="float">
            <text:p>0.007</text:p>
          </table:table-cell>
          <table:table-cell table:style-name="ce325" office:value-type="string" calcext:value-type="string">
            <text:p>Ö</text:p>
          </table:table-cell>
          <table:table-cell office:value-type="float" office:value="29" calcext:value-type="float">
            <text:p>29</text:p>
          </table:table-cell>
          <table:table-cell table:number-columns-repeated="993"/>
        </table:table-row>
        <table:table-row table:style-name="ro4">
          <table:table-cell table:style-name="ce325" office:value-type="string" calcext:value-type="string">
            <text:p>A</text:p>
          </table:table-cell>
          <table:table-cell table:style-name="ce327" office:value-type="string" calcext:value-type="string">
            <text:p>B</text:p>
          </table:table-cell>
          <table:table-cell table:style-name="ce329" office:value-type="string" calcext:value-type="string">
            <text:p>C</text:p>
          </table:table-cell>
          <table:table-cell table:style-name="ce327" office:value-type="string" calcext:value-type="string">
            <text:p>D</text:p>
          </table:table-cell>
          <table:table-cell table:style-name="ce342" office:value-type="string" calcext:value-type="string">
            <text:p>E</text:p>
          </table:table-cell>
          <table:table-cell table:style-name="ce327" office:value-type="string" calcext:value-type="string">
            <text:p>F</text:p>
          </table:table-cell>
          <table:table-cell table:style-name="ce327" office:value-type="string" calcext:value-type="string">
            <text:p>G</text:p>
          </table:table-cell>
          <table:table-cell table:style-name="ce327" office:value-type="string" calcext:value-type="string">
            <text:p>H</text:p>
          </table:table-cell>
          <table:table-cell table:style-name="ce325" office:value-type="string" calcext:value-type="string">
            <text:p>I</text:p>
          </table:table-cell>
          <table:table-cell table:style-name="ce327" office:value-type="string" calcext:value-type="string">
            <text:p>J</text:p>
          </table:table-cell>
          <table:table-cell table:style-name="ce327" office:value-type="string" calcext:value-type="string">
            <text:p>K</text:p>
          </table:table-cell>
          <table:table-cell table:style-name="ce327" office:value-type="string" calcext:value-type="string">
            <text:p>L</text:p>
          </table:table-cell>
          <table:table-cell table:style-name="ce327" office:value-type="string" calcext:value-type="string">
            <text:p>M</text:p>
          </table:table-cell>
          <table:table-cell table:style-name="ce327" office:value-type="string" calcext:value-type="string">
            <text:p>N</text:p>
          </table:table-cell>
          <table:table-cell table:style-name="ce325" office:value-type="string" calcext:value-type="string">
            <text:p>O</text:p>
          </table:table-cell>
          <table:table-cell table:style-name="ce327" office:value-type="string" calcext:value-type="string">
            <text:p>P</text:p>
          </table:table-cell>
          <table:table-cell table:style-name="ce327" office:value-type="string" calcext:value-type="string">
            <text:p>Q</text:p>
          </table:table-cell>
          <table:table-cell table:style-name="ce327" office:value-type="string" calcext:value-type="string">
            <text:p>R</text:p>
          </table:table-cell>
          <table:table-cell table:style-name="ce327" office:value-type="string" calcext:value-type="string">
            <text:p>S</text:p>
          </table:table-cell>
          <table:table-cell table:style-name="ce327" office:value-type="string" calcext:value-type="string">
            <text:p>T</text:p>
          </table:table-cell>
          <table:table-cell table:style-name="ce325" office:value-type="string" calcext:value-type="string">
            <text:p>U</text:p>
          </table:table-cell>
          <table:table-cell table:style-name="ce327" office:value-type="string" calcext:value-type="string">
            <text:p>V</text:p>
          </table:table-cell>
          <table:table-cell table:style-name="ce327" office:value-type="string" calcext:value-type="string">
            <text:p>W</text:p>
          </table:table-cell>
          <table:table-cell table:style-name="ce327" office:value-type="string" calcext:value-type="string">
            <text:p>X</text:p>
          </table:table-cell>
          <table:table-cell table:style-name="ce325" office:value-type="string" calcext:value-type="string">
            <text:p>Y</text:p>
          </table:table-cell>
          <table:table-cell table:style-name="ce327" office:value-type="string" calcext:value-type="string">
            <text:p>Z</text:p>
          </table:table-cell>
          <table:table-cell table:style-name="ce325" office:value-type="string" calcext:value-type="string">
            <text:p>Å</text:p>
          </table:table-cell>
          <table:table-cell table:style-name="ce325" office:value-type="string" calcext:value-type="string">
            <text:p>Ä</text:p>
          </table:table-cell>
          <table:table-cell table:style-name="ce325" office:value-type="string" calcext:value-type="string">
            <text:p>Ö</text:p>
          </table:table-cell>
          <table:table-cell table:number-columns-repeated="995"/>
        </table:table-row>
        <table:table-row table:style-name="ro4">
          <table:table-cell table:number-columns-repeated="11"/>
          <table:table-cell table:style-name="ce352"/>
          <table:table-cell table:number-columns-repeated="17"/>
          <table:table-cell table:style-name="ce359" office:value-type="string" calcext:value-type="string">
            <text:p>Bigram XY = Horizontal,Vertical</text:p>
          </table:table-cell>
          <table:table-cell table:number-columns-repeated="994"/>
        </table:table-row>
        <table:table-row table:style-name="ro4">
          <table:table-cell/>
          <table:table-cell table:style-name="Default"/>
          <table:table-cell table:number-columns-repeated="3"/>
          <table:table-cell table:style-name="Default"/>
          <table:table-cell table:number-columns-repeated="16"/>
          <table:table-cell table:style-name="Default"/>
          <table:table-cell table:number-columns-repeated="1001"/>
        </table:table-row>
        <table:table-row table:style-name="ro4">
          <table:table-cell table:number-columns-repeated="2"/>
          <table:table-cell table:style-name="ce331" table:number-columns-repeated="13"/>
          <table:table-cell table:style-name="ce330"/>
          <table:table-cell table:style-name="ce354"/>
          <table:table-cell table:style-name="ce330" table:number-columns-repeated="4"/>
          <table:table-cell table:number-columns-repeated="1002"/>
          <table:table-cell table:style-name="ce114"/>
        </table:table-row>
        <table:table-row table:style-name="ro4">
          <table:table-cell table:number-columns-repeated="2"/>
          <table:table-cell table:style-name="ce331"/>
          <table:table-cell table:style-name="ce332" table:formula="of:=INDEX([.$A$1:.$AC$29];MATCH([$Layout.K19];[.$A$30:.$AC$30];0);MATCH([$Layout.K17];[.$A$30:.$AC$30];0))" office:value-type="string" office:string-value="" calcext:value-type="error">
            <text:p>#N/A</text:p>
          </table:table-cell>
          <table:table-cell table:style-name="ce344" table:formula="of:=INDEX([.$A$1:.$AC$29];MATCH([$Layout.L19];[.$A$30:.$AC$30];0);MATCH([$Layout.L17];[.$A$30:.$AC$30];0))" office:value-type="float" office:value="0.00123179619002679" calcext:value-type="float">
            <text:p>0.001</text:p>
          </table:table-cell>
          <table:table-cell table:style-name="ce344" table:formula="of:=INDEX([.$A$1:.$AC$29];MATCH([$Layout.M19];[.$A$30:.$AC$30];0);MATCH([$Layout.M17];[.$A$30:.$AC$30];0))" office:value-type="float" office:value="0.00334633078333519" calcext:value-type="float">
            <text:p>0.003</text:p>
          </table:table-cell>
          <table:table-cell table:style-name="ce344" table:formula="of:=INDEX([.$A$1:.$AC$29];MATCH([$Layout.N19];[.$A$30:.$AC$30];0);MATCH([$Layout.N17];[.$A$30:.$AC$30];0))" office:value-type="float" office:value="0.000130526009917997" calcext:value-type="float">
            <text:p>0.000</text:p>
          </table:table-cell>
          <table:table-cell table:style-name="ce346" table:formula="of:=INDEX([.$A$1:.$AC$29];MATCH([$Layout.O19];[.$A$30:.$AC$30];0);MATCH([$Layout.O17];[.$A$30:.$AC$30];0))" office:value-type="float" office:value="0.000158656615503772" calcext:value-type="float">
            <text:p>0.000</text:p>
          </table:table-cell>
          <table:table-cell table:style-name="ce346" table:formula="of:=INDEX([.$A$1:.$AC$29];MATCH([$Layout.O17];[.$A$30:.$AC$30];0);MATCH([$Layout.N17];[.$A$30:.$AC$30];0))" office:value-type="float" office:value="0.00137469966640252" calcext:value-type="float">
            <text:p>0.001</text:p>
          </table:table-cell>
          <table:table-cell table:style-name="ce331" office:value-type="string" calcext:value-type="string">
            <text:p>&gt; <text:s text:c="2"/>&lt;</text:p>
          </table:table-cell>
          <table:table-cell table:style-name="ce350" table:formula="of:=INDEX([.$A$1:.$AC$29];MATCH([$Layout.S17];[.$A$30:.$AC$30];0);MATCH([$Layout.T17];[.$A$30:.$AC$30];0))" office:value-type="float" office:value="0.00139736631818622" calcext:value-type="float">
            <text:p>0.001</text:p>
          </table:table-cell>
          <table:table-cell table:style-name="ce332" table:formula="of:=INDEX([.$A$1:.$AC$29];MATCH([$Layout.S19];[.$A$30:.$AC$30];0);MATCH([$Layout.S17];[.$A$30:.$AC$30];0))" office:value-type="float" office:value="0.00083941727067953" calcext:value-type="float">
            <text:p>0.001</text:p>
          </table:table-cell>
          <table:table-cell table:style-name="ce344" table:formula="of:=INDEX([.$A$1:.$AC$29];MATCH([$Layout.T19];[.$A$30:.$AC$30];0);MATCH([$Layout.T17];[.$A$30:.$AC$30];0))" office:value-type="float" office:value="0.0130655410703691" calcext:value-type="float">
            <text:p>0.013</text:p>
          </table:table-cell>
          <table:table-cell table:style-name="ce344" table:formula="of:=INDEX([.$A$1:.$AC$29];MATCH([$Layout.U19];[.$A$30:.$AC$30];0);MATCH([$Layout.U17];[.$A$30:.$AC$30];0))" office:value-type="float" office:value="0.0756955840440325" calcext:value-type="float">
            <text:p>0.076</text:p>
          </table:table-cell>
          <table:table-cell table:style-name="ce344" table:formula="of:=INDEX([.$A$1:.$AC$29];MATCH([$Layout.V19];[.$A$30:.$AC$30];0);MATCH([$Layout.V17];[.$A$30:.$AC$30];0))" office:value-type="float" office:value="0.00131466233776405" calcext:value-type="float">
            <text:p>0.001</text:p>
          </table:table-cell>
          <table:table-cell table:style-name="ce346" table:formula="of:=INDEX([.$A$1:.$AC$29];MATCH([$Layout.W19];[.$A$30:.$AC$30];0);MATCH([$Layout.W17];[.$A$30:.$AC$30];0))" office:value-type="string" office:string-value="" calcext:value-type="error">
            <text:p>#N/A</text:p>
          </table:table-cell>
          <table:table-cell table:style-name="ce331"/>
          <table:table-cell office:value-type="string" calcext:value-type="string">
            <text:p>vv</text:p>
          </table:table-cell>
          <table:table-cell table:style-name="ce356" office:value-type="string" calcext:value-type="string">
            <text:p>Top &gt; Bottom</text:p>
          </table:table-cell>
          <table:table-cell table:number-columns-repeated="1004"/>
          <table:table-cell table:style-name="ce114"/>
        </table:table-row>
        <table:table-row table:style-name="ro4">
          <table:table-cell table:number-columns-repeated="2"/>
          <table:table-cell table:style-name="ce331"/>
          <table:table-cell table:style-name="ce333" table:formula="of:=INDEX([.$A$1:.$AC$29];MATCH([$Layout.K17];[.$A$30:.$AC$30];0);MATCH([$Layout.K18];[.$A$30:.$AC$30];0))" office:value-type="float" office:value="0.00637261138527074" calcext:value-type="float">
            <text:p>0.006</text:p>
          </table:table-cell>
          <table:table-cell table:style-name="ce331" table:formula="of:=INDEX([.$A$1:.$AC$29];MATCH([$Layout.L17];[.$A$30:.$AC$30];0);MATCH([$Layout.L18];[.$A$30:.$AC$30];0))" office:value-type="float" office:value="0.0255648824541267" calcext:value-type="float">
            <text:p>0.026</text:p>
          </table:table-cell>
          <table:table-cell table:style-name="ce331" table:formula="of:=INDEX([.$A$1:.$AC$29];MATCH([$Layout.M17];[.$A$30:.$AC$30];0);MATCH([$Layout.M18];[.$A$30:.$AC$30];0))" office:value-type="float" office:value="0.0914295679850125" calcext:value-type="float">
            <text:p>0.091</text:p>
          </table:table-cell>
          <table:table-cell table:style-name="ce331" table:formula="of:=INDEX([.$A$1:.$AC$29];MATCH([$Layout.N17];[.$A$30:.$AC$30];0);MATCH([$Layout.N18];[.$A$30:.$AC$30];0))" office:value-type="float" office:value="0.0372965164768383" calcext:value-type="float">
            <text:p>0.037</text:p>
          </table:table-cell>
          <table:table-cell table:style-name="ce907" table:formula="of:=INDEX([.$A$1:.$AC$29];MATCH([$Layout.O17];[.$A$30:.$AC$30];0);MATCH([$Layout.O18];[.$A$30:.$AC$30];0))" office:value-type="float" office:value="0.00124827410858162" calcext:value-type="float">
            <text:p>0.001</text:p>
          </table:table-cell>
          <table:table-cell table:style-name="ce82" table:formula="of:=INDEX([.$A$1:.$AC$29];MATCH([$Layout.N17];[.$A$30:.$AC$30];0);MATCH([$Layout.O17];[.$A$30:.$AC$30];0))" office:value-type="float" office:value="0.00023629708692051" calcext:value-type="float">
            <text:p>0.000</text:p>
          </table:table-cell>
          <table:table-cell table:style-name="ce163" office:value-type="string" calcext:value-type="string">
            <text:p>&lt; <text:s text:c="2"/>&gt;</text:p>
          </table:table-cell>
          <table:table-cell table:style-name="ce333" table:formula="of:=INDEX([.$A$1:.$AC$29];MATCH([$Layout.T17];[.$A$30:.$AC$30];0);MATCH([$Layout.S17];[.$A$30:.$AC$30];0))" office:value-type="float" office:value="0.326875179687056" calcext:value-type="float">
            <text:p>0.327</text:p>
          </table:table-cell>
          <table:table-cell table:style-name="ce333" table:formula="of:=INDEX([.$A$1:.$AC$29];MATCH([$Layout.S18];[.$A$30:.$AC$30];0);MATCH([$Layout.S17];[.$A$30:.$AC$30];0))" office:value-type="float" office:value="0.00131522494987576" calcext:value-type="float">
            <text:p>0.001</text:p>
          </table:table-cell>
          <table:table-cell table:style-name="ce331" table:formula="of:=INDEX([.$A$1:.$AC$29];MATCH([$Layout.T18];[.$A$30:.$AC$30];0);MATCH([$Layout.T17];[.$A$30:.$AC$30];0))" office:value-type="float" office:value="0.0130156108657772" calcext:value-type="float">
            <text:p>0.013</text:p>
          </table:table-cell>
          <table:table-cell table:style-name="ce331" table:formula="of:=INDEX([.$A$1:.$AC$29];MATCH([$Layout.U18];[.$A$30:.$AC$30];0);MATCH([$Layout.U17];[.$A$30:.$AC$30];0))" office:value-type="float" office:value="0.0999069043488296" calcext:value-type="float">
            <text:p>0.100</text:p>
          </table:table-cell>
          <table:table-cell table:style-name="ce331" table:formula="of:=INDEX([.$A$1:.$AC$29];MATCH([$Layout.V18];[.$A$30:.$AC$30];0);MATCH([$Layout.V17];[.$A$30:.$AC$30];0))" office:value-type="float" office:value="0.0535478419234601" calcext:value-type="float">
            <text:p>0.054</text:p>
          </table:table-cell>
          <table:table-cell table:style-name="ce907" table:formula="of:=INDEX([.$A$1:.$AC$29];MATCH([$Layout.W18];[.$A$30:.$AC$30];0);MATCH([$Layout.W17];[.$A$30:.$AC$30];0))" office:value-type="float" office:value="0.00916163184337743" calcext:value-type="float">
            <text:p>0.009</text:p>
          </table:table-cell>
          <table:table-cell table:style-name="ce331"/>
          <table:table-cell office:value-type="string" calcext:value-type="string">
            <text:p>v</text:p>
          </table:table-cell>
          <table:table-cell table:style-name="ce354" office:value-type="string" calcext:value-type="string">
            <text:p>Middle &lt; Top</text:p>
          </table:table-cell>
          <table:table-cell table:number-columns-repeated="5"/>
          <table:table-cell table:style-name="Default" table:number-columns-repeated="4"/>
          <table:table-cell table:number-columns-repeated="995"/>
          <table:table-cell table:style-name="ce114"/>
        </table:table-row>
        <table:table-row table:style-name="ro4">
          <table:table-cell table:number-columns-repeated="2"/>
          <table:table-cell table:style-name="ce331"/>
          <table:table-cell table:style-name="ce333" table:formula="of:=INDEX([.$A$1:.$AC$29];MATCH([$Layout.K18];[.$A$30:.$AC$30];0);MATCH([$Layout.K17];[.$A$30:.$AC$30];0))" office:value-type="float" office:value="0.00034263077603474" calcext:value-type="float">
            <text:p>0.000</text:p>
          </table:table-cell>
          <table:table-cell table:style-name="ce331" table:formula="of:=INDEX([.$A$1:.$AC$29];MATCH([$Layout.L18];[.$A$30:.$AC$30];0);MATCH([$Layout.L17];[.$A$30:.$AC$30];0))" office:value-type="float" office:value="0.0841311945731426" calcext:value-type="float">
            <text:p>0.084</text:p>
          </table:table-cell>
          <table:table-cell table:style-name="ce331" table:formula="of:=INDEX([.$A$1:.$AC$29];MATCH([$Layout.M18];[.$A$30:.$AC$30];0);MATCH([$Layout.M17];[.$A$30:.$AC$30];0))" office:value-type="float" office:value="0.129320123275965" calcext:value-type="float">
            <text:p>0.129</text:p>
          </table:table-cell>
          <table:table-cell table:style-name="ce331" table:formula="of:=INDEX([.$A$1:.$AC$29];MATCH([$Layout.N18];[.$A$30:.$AC$30];0);MATCH([$Layout.N17];[.$A$30:.$AC$30];0))" office:value-type="float" office:value="0.20342761504585" calcext:value-type="float">
            <text:p>0.203</text:p>
          </table:table-cell>
          <table:table-cell table:style-name="ce907" table:formula="of:=INDEX([.$A$1:.$AC$29];MATCH([$Layout.O18];[.$A$30:.$AC$30];0);MATCH([$Layout.O17];[.$A$30:.$AC$30];0))" office:value-type="float" office:value="0.00106373733593894" calcext:value-type="float">
            <text:p>0.001</text:p>
          </table:table-cell>
          <table:table-cell table:style-name="ce907" table:formula="of:=INDEX([.$A$1:.$AC$29];MATCH([$Layout.O18];[.$A$30:.$AC$30];0);MATCH([$Layout.N18];[.$A$30:.$AC$30];0))" office:value-type="float" office:value="0.126910051691" calcext:value-type="float">
            <text:p>0.127</text:p>
          </table:table-cell>
          <table:table-cell table:style-name="ce331" office:value-type="string" calcext:value-type="string">
            <text:p>&gt; <text:s text:c="2"/>&lt;</text:p>
          </table:table-cell>
          <table:table-cell table:style-name="ce55" table:formula="of:=INDEX([.$A$1:.$AC$29];MATCH([$Layout.S18];[.$A$30:.$AC$30];0);MATCH([$Layout.T18];[.$A$30:.$AC$30];0))" office:value-type="float" office:value="0.0270129898134802" calcext:value-type="float">
            <text:p>0.027</text:p>
          </table:table-cell>
          <table:table-cell table:style-name="ce333" table:formula="of:=INDEX([.$A$1:.$AC$29];MATCH([$Layout.S17];[.$A$30:.$AC$30];0);MATCH([$Layout.S18];[.$A$30:.$AC$30];0))" office:value-type="float" office:value="0.00133885465856782" calcext:value-type="float">
            <text:p>0.001</text:p>
          </table:table-cell>
          <table:table-cell table:style-name="ce331" table:formula="of:=INDEX([.$A$1:.$AC$29];MATCH([$Layout.T17];[.$A$30:.$AC$30];0);MATCH([$Layout.T18];[.$A$30:.$AC$30];0))" office:value-type="float" office:value="0.00506430989503279" calcext:value-type="float">
            <text:p>0.005</text:p>
          </table:table-cell>
          <table:table-cell table:style-name="ce331" table:formula="of:=INDEX([.$A$1:.$AC$29];MATCH([$Layout.U17];[.$A$30:.$AC$30];0);MATCH([$Layout.U18];[.$A$30:.$AC$30];0))" office:value-type="float" office:value="0.067249816655965" calcext:value-type="float">
            <text:p>0.067</text:p>
          </table:table-cell>
          <table:table-cell table:style-name="ce331" table:formula="of:=INDEX([.$A$1:.$AC$29];MATCH([$Layout.V17];[.$A$30:.$AC$30];0);MATCH([$Layout.V18];[.$A$30:.$AC$30];0))" office:value-type="float" office:value="0.0665650381401502" calcext:value-type="float">
            <text:p>0.067</text:p>
          </table:table-cell>
          <table:table-cell table:style-name="ce907" table:formula="of:=INDEX([.$A$1:.$AC$29];MATCH([$Layout.W17];[.$A$30:.$AC$30];0);MATCH([$Layout.W18];[.$A$30:.$AC$30];0))" office:value-type="float" office:value="0.00533420154134114" calcext:value-type="float">
            <text:p>0.005</text:p>
          </table:table-cell>
          <table:table-cell table:style-name="ce331"/>
          <table:table-cell office:value-type="string" calcext:value-type="string">
            <text:p>^</text:p>
          </table:table-cell>
          <table:table-cell table:style-name="ce356" office:value-type="string" calcext:value-type="string">
            <text:p>Middle &gt; Top</text:p>
          </table:table-cell>
          <table:table-cell table:number-columns-repeated="1004"/>
          <table:table-cell table:style-name="ce114"/>
        </table:table-row>
        <table:table-row table:style-name="ro4">
          <table:table-cell table:number-columns-repeated="2"/>
          <table:table-cell table:style-name="ce331"/>
          <table:table-cell table:style-name="ce332" table:formula="of:=INDEX([.$A$1:.$AC$29];MATCH([$Layout.K19];[.$A$30:.$AC$30];0);MATCH([$Layout.K18];[.$A$30:.$AC$30];0))" office:value-type="string" office:string-value="" calcext:value-type="error">
            <text:p>#N/A</text:p>
          </table:table-cell>
          <table:table-cell table:style-name="ce344" table:formula="of:=INDEX([.$A$1:.$AC$29];MATCH([$Layout.L19];[.$A$30:.$AC$30];0);MATCH([$Layout.L18];[.$A$30:.$AC$30];0))" office:value-type="float" office:value="0.00304380763454733" calcext:value-type="float">
            <text:p>0.003</text:p>
          </table:table-cell>
          <table:table-cell table:style-name="ce344" table:formula="of:=INDEX([.$A$1:.$AC$29];MATCH([$Layout.M19];[.$A$30:.$AC$30];0);MATCH([$Layout.M18];[.$A$30:.$AC$30];0))" office:value-type="float" office:value="0.110457814038603" calcext:value-type="float">
            <text:p>0.110</text:p>
          </table:table-cell>
          <table:table-cell table:style-name="ce344" table:formula="of:=INDEX([.$A$1:.$AC$29];MATCH([$Layout.N19];[.$A$30:.$AC$30];0);MATCH([$Layout.N18];[.$A$30:.$AC$30];0))" office:value-type="float" office:value="0.00305217070605659" calcext:value-type="float">
            <text:p>0.003</text:p>
          </table:table-cell>
          <table:table-cell table:style-name="ce346" table:formula="of:=INDEX([.$A$1:.$AC$29];MATCH([$Layout.O19];[.$A$30:.$AC$30];0);MATCH([$Layout.O18];[.$A$30:.$AC$30];0))" office:value-type="float" office:value="0.00070664081231467" calcext:value-type="float">
            <text:p>0.001</text:p>
          </table:table-cell>
          <table:table-cell table:style-name="ce82" table:formula="of:=INDEX([.$A$1:.$AC$29];MATCH([$Layout.N18];[.$A$30:.$AC$30];0);MATCH([$Layout.O18];[.$A$30:.$AC$30];0))" office:value-type="float" office:value="0.107225620869471" calcext:value-type="float">
            <text:p>0.107</text:p>
          </table:table-cell>
          <table:table-cell table:style-name="ce163" office:value-type="string" calcext:value-type="string">
            <text:p>&lt; <text:s text:c="2"/>&gt;</text:p>
          </table:table-cell>
          <table:table-cell table:style-name="ce333" table:formula="of:=INDEX([.$A$1:.$AC$29];MATCH([$Layout.T18];[.$A$30:.$AC$30];0);MATCH([$Layout.S18];[.$A$30:.$AC$30];0))" office:value-type="float" office:value="0.141747979614898" calcext:value-type="float">
            <text:p>0.142</text:p>
          </table:table-cell>
          <table:table-cell table:style-name="ce332" table:formula="of:=INDEX([.$A$1:.$AC$29];MATCH([$Layout.S19];[.$A$30:.$AC$30];0);MATCH([$Layout.S18];[.$A$30:.$AC$30];0))" office:value-type="float" office:value="0.000936186553894595" calcext:value-type="float">
            <text:p>0.001</text:p>
          </table:table-cell>
          <table:table-cell table:style-name="ce344" table:formula="of:=INDEX([.$A$1:.$AC$29];MATCH([$Layout.T19];[.$A$30:.$AC$30];0);MATCH([$Layout.T18];[.$A$30:.$AC$30];0))" office:value-type="float" office:value="0.107754979634792" calcext:value-type="float">
            <text:p>0.108</text:p>
          </table:table-cell>
          <table:table-cell table:style-name="ce344" table:formula="of:=INDEX([.$A$1:.$AC$29];MATCH([$Layout.U19];[.$A$30:.$AC$30];0);MATCH([$Layout.U18];[.$A$30:.$AC$30];0))" office:value-type="float" office:value="0.193712420053944" calcext:value-type="float">
            <text:p>0.194</text:p>
          </table:table-cell>
          <table:table-cell table:style-name="ce344" table:formula="of:=INDEX([.$A$1:.$AC$29];MATCH([$Layout.V19];[.$A$30:.$AC$30];0);MATCH([$Layout.V18];[.$A$30:.$AC$30];0))" office:value-type="float" office:value="0.00646641538759428" calcext:value-type="float">
            <text:p>0.006</text:p>
          </table:table-cell>
          <table:table-cell table:style-name="ce346" table:formula="of:=INDEX([.$A$1:.$AC$29];MATCH([$Layout.W19];[.$A$30:.$AC$30];0);MATCH([$Layout.W18];[.$A$30:.$AC$30];0))" office:value-type="string" office:string-value="" calcext:value-type="error">
            <text:p>#N/A</text:p>
          </table:table-cell>
          <table:table-cell table:style-name="ce331"/>
          <table:table-cell table:style-name="ce355" office:value-type="string" calcext:value-type="string">
            <text:p>v</text:p>
          </table:table-cell>
          <table:table-cell table:style-name="ce357" office:value-type="string" calcext:value-type="string">
            <text:p>Middle &gt; Bottom</text:p>
          </table:table-cell>
          <table:table-cell table:number-columns-repeated="1004"/>
          <table:table-cell table:style-name="ce114"/>
        </table:table-row>
        <table:table-row table:style-name="ro4">
          <table:table-cell table:number-columns-repeated="2"/>
          <table:table-cell table:style-name="ce331"/>
          <table:table-cell table:style-name="ce333" table:formula="of:=INDEX([.$A$1:.$AC$29];MATCH([$Layout.K18];[.$A$30:.$AC$30];0);MATCH([$Layout.K19];[.$A$30:.$AC$30];0))" office:value-type="string" office:string-value="" calcext:value-type="error">
            <text:p>#N/A</text:p>
          </table:table-cell>
          <table:table-cell table:style-name="ce331" table:formula="of:=INDEX([.$A$1:.$AC$29];MATCH([$Layout.L18];[.$A$30:.$AC$30];0);MATCH([$Layout.L19];[.$A$30:.$AC$30];0))" office:value-type="float" office:value="0.00597605590365992" calcext:value-type="float">
            <text:p>0.006</text:p>
          </table:table-cell>
          <table:table-cell table:style-name="ce331" table:formula="of:=INDEX([.$A$1:.$AC$29];MATCH([$Layout.M18];[.$A$30:.$AC$30];0);MATCH([$Layout.M19];[.$A$30:.$AC$30];0))" office:value-type="float" office:value="0.0120931553330632" calcext:value-type="float">
            <text:p>0.012</text:p>
          </table:table-cell>
          <table:table-cell table:style-name="ce331" table:formula="of:=INDEX([.$A$1:.$AC$29];MATCH([$Layout.N18];[.$A$30:.$AC$30];0);MATCH([$Layout.N19];[.$A$30:.$AC$30];0))" office:value-type="float" office:value="0.0291427447747512" calcext:value-type="float">
            <text:p>0.029</text:p>
          </table:table-cell>
          <table:table-cell table:style-name="ce907" table:formula="of:=INDEX([.$A$1:.$AC$29];MATCH([$Layout.O18];[.$A$30:.$AC$30];0);MATCH([$Layout.O19];[.$A$30:.$AC$30];0))" office:value-type="float" office:value="0.000252050226048544" calcext:value-type="float">
            <text:p>0.000</text:p>
          </table:table-cell>
          <table:table-cell table:style-name="ce907" table:formula="of:=INDEX([.$A$1:.$AC$29];MATCH([$Layout.O19];[.$A$30:.$AC$30];0);MATCH([$Layout.N19];[.$A$30:.$AC$30];0))" office:value-type="float" office:value="0.000446151404590392" calcext:value-type="float">
            <text:p>0.000</text:p>
          </table:table-cell>
          <table:table-cell table:style-name="ce331" office:value-type="string" calcext:value-type="string">
            <text:p>&gt; <text:s text:c="2"/>&lt;</text:p>
          </table:table-cell>
          <table:table-cell table:style-name="ce55" table:formula="of:=INDEX([.$A$1:.$AC$29];MATCH([$Layout.S19];[.$A$30:.$AC$30];0);MATCH([$Layout.T19];[.$A$30:.$AC$30];0))" office:value-type="float" office:value="0.00176997770345697" calcext:value-type="float">
            <text:p>0.002</text:p>
          </table:table-cell>
          <table:table-cell table:style-name="ce333" table:formula="of:=INDEX([.$A$1:.$AC$29];MATCH([$Layout.S18];[.$A$30:.$AC$30];0);MATCH([$Layout.S19];[.$A$30:.$AC$30];0))" office:value-type="float" office:value="0.00017384714252009" calcext:value-type="float">
            <text:p>0.000</text:p>
          </table:table-cell>
          <table:table-cell table:style-name="ce331" table:formula="of:=INDEX([.$A$1:.$AC$29];MATCH([$Layout.T18];[.$A$30:.$AC$30];0);MATCH([$Layout.T19];[.$A$30:.$AC$30];0))" office:value-type="float" office:value="0.0140792720915497" calcext:value-type="float">
            <text:p>0.014</text:p>
          </table:table-cell>
          <table:table-cell table:style-name="ce331" table:formula="of:=INDEX([.$A$1:.$AC$29];MATCH([$Layout.U18];[.$A$30:.$AC$30];0);MATCH([$Layout.U19];[.$A$30:.$AC$30];0))" office:value-type="float" office:value="0.0013716483283624" calcext:value-type="float">
            <text:p>0.001</text:p>
          </table:table-cell>
          <table:table-cell table:style-name="ce331" table:formula="of:=INDEX([.$A$1:.$AC$29];MATCH([$Layout.V18];[.$A$30:.$AC$30];0);MATCH([$Layout.V19];[.$A$30:.$AC$30];0))" office:value-type="float" office:value="0.0694897307086383" calcext:value-type="float">
            <text:p>0.069</text:p>
          </table:table-cell>
          <table:table-cell table:style-name="ce907" table:formula="of:=INDEX([.$A$1:.$AC$29];MATCH([$Layout.W18];[.$A$30:.$AC$30];0);MATCH([$Layout.W19];[.$A$30:.$AC$30];0))" office:value-type="string" office:string-value="" calcext:value-type="error">
            <text:p>#N/A</text:p>
          </table:table-cell>
          <table:table-cell table:style-name="ce331"/>
          <table:table-cell office:value-type="string" calcext:value-type="string">
            <text:p>^</text:p>
          </table:table-cell>
          <table:table-cell table:style-name="ce356" office:value-type="string" calcext:value-type="string">
            <text:p>Middle &lt; Bottom</text:p>
          </table:table-cell>
          <table:table-cell table:number-columns-repeated="1004"/>
          <table:table-cell table:style-name="ce114"/>
        </table:table-row>
        <table:table-row table:style-name="ro4">
          <table:table-cell table:number-columns-repeated="2"/>
          <table:table-cell table:style-name="ce331"/>
          <table:table-cell table:style-name="ce340" table:formula="of:=INDEX([.$A$1:.$AC$29];MATCH([$Layout.K17];[.$A$30:.$AC$30];0);MATCH([$Layout.K19];[.$A$30:.$AC$30];0))" office:value-type="string" office:string-value="" calcext:value-type="error">
            <text:p>#N/A</text:p>
          </table:table-cell>
          <table:table-cell table:style-name="ce345" table:formula="of:=INDEX([.$A$1:.$AC$29];MATCH([$Layout.L17];[.$A$30:.$AC$30];0);MATCH([$Layout.L19];[.$A$30:.$AC$30];0))" office:value-type="float" office:value="0.00152322926389542" calcext:value-type="float">
            <text:p>0.002</text:p>
          </table:table-cell>
          <table:table-cell table:style-name="ce345" table:formula="of:=INDEX([.$A$1:.$AC$29];MATCH([$Layout.M17];[.$A$30:.$AC$30];0);MATCH([$Layout.M19];[.$A$30:.$AC$30];0))" office:value-type="float" office:value="0.00265190527016319" calcext:value-type="float">
            <text:p>0.003</text:p>
          </table:table-cell>
          <table:table-cell table:style-name="ce345" table:formula="of:=INDEX([.$A$1:.$AC$29];MATCH([$Layout.N17];[.$A$30:.$AC$30];0);MATCH([$Layout.N19];[.$A$30:.$AC$30];0))" office:value-type="float" office:value="0.00102564187965736" calcext:value-type="float">
            <text:p>0.001</text:p>
          </table:table-cell>
          <table:table-cell table:style-name="ce353" table:formula="of:=INDEX([.$A$1:.$AC$29];MATCH([$Layout.O17];[.$A$30:.$AC$30];0);MATCH([$Layout.O19];[.$A$30:.$AC$30];0))" office:value-type="float" office:value="0.000175534978855237" calcext:value-type="float">
            <text:p>0.000</text:p>
          </table:table-cell>
          <table:table-cell table:style-name="ce83" table:formula="of:=INDEX([.$A$1:.$AC$29];MATCH([$Layout.N19];[.$A$30:.$AC$30];0);MATCH([$Layout.O19];[.$A$30:.$AC$30];0))" office:value-type="float" office:value="0.00409075266428341" calcext:value-type="float">
            <text:p>0.004</text:p>
          </table:table-cell>
          <table:table-cell table:style-name="ce163" office:value-type="string" calcext:value-type="string">
            <text:p>&lt; <text:s text:c="2"/>&gt;</text:p>
          </table:table-cell>
          <table:table-cell table:style-name="ce340" table:formula="of:=INDEX([.$A$1:.$AC$29];MATCH([$Layout.T19];[.$A$30:.$AC$30];0);MATCH([$Layout.S19];[.$A$30:.$AC$30];0))" office:value-type="float" office:value="0.000515915306443115" calcext:value-type="float">
            <text:p>0.001</text:p>
          </table:table-cell>
          <table:table-cell table:style-name="ce340" table:formula="of:=INDEX([.$A$1:.$AC$29];MATCH([$Layout.S17];[.$A$30:.$AC$30];0);MATCH([$Layout.S19];[.$A$30:.$AC$30];0))" office:value-type="float" office:value="0.0000933936105447735" calcext:value-type="float">
            <text:p>0.000</text:p>
          </table:table-cell>
          <table:table-cell table:style-name="ce345" table:formula="of:=INDEX([.$A$1:.$AC$29];MATCH([$Layout.T17];[.$A$30:.$AC$30];0);MATCH([$Layout.T19];[.$A$30:.$AC$30];0))" office:value-type="float" office:value="0.00625407234399599" calcext:value-type="float">
            <text:p>0.006</text:p>
          </table:table-cell>
          <table:table-cell table:style-name="ce345" table:formula="of:=INDEX([.$A$1:.$AC$29];MATCH([$Layout.U17];[.$A$30:.$AC$30];0);MATCH([$Layout.U19];[.$A$30:.$AC$30];0))" office:value-type="float" office:value="0.00155320987313142" calcext:value-type="float">
            <text:p>0.002</text:p>
          </table:table-cell>
          <table:table-cell table:style-name="ce345" table:formula="of:=INDEX([.$A$1:.$AC$29];MATCH([$Layout.V17];[.$A$30:.$AC$30];0);MATCH([$Layout.V19];[.$A$30:.$AC$30];0))" office:value-type="float" office:value="0.0114574897039733" calcext:value-type="float">
            <text:p>0.011</text:p>
          </table:table-cell>
          <table:table-cell table:style-name="ce353" table:formula="of:=INDEX([.$A$1:.$AC$29];MATCH([$Layout.W17];[.$A$30:.$AC$30];0);MATCH([$Layout.W19];[.$A$30:.$AC$30];0))" office:value-type="string" office:string-value="" calcext:value-type="error">
            <text:p>#N/A</text:p>
          </table:table-cell>
          <table:table-cell table:style-name="ce331"/>
          <table:table-cell office:value-type="string" calcext:value-type="string">
            <text:p>^^</text:p>
          </table:table-cell>
          <table:table-cell table:style-name="ce356" office:value-type="string" calcext:value-type="string">
            <text:p>Bottom &gt; Top</text:p>
          </table:table-cell>
          <table:table-cell table:number-columns-repeated="1004"/>
          <table:table-cell table:style-name="ce114"/>
        </table:table-row>
        <table:table-row table:style-name="ro4">
          <table:table-cell table:number-columns-repeated="2"/>
          <table:table-cell table:style-name="ce114"/>
          <table:table-cell table:style-name="ce331" table:formula="of:=SUMIF([.D34:.D39];&quot;&gt;0&quot;)" office:value-type="float" office:value="0.00671524216130549" calcext:value-type="float">
            <text:p>0.007</text:p>
          </table:table-cell>
          <table:table-cell table:style-name="ce331" table:formula="of:=SUMIF([.E34:.E39];&quot;&gt;0&quot;)" office:value-type="float" office:value="0.121470966019399" calcext:value-type="float">
            <text:p>0.121</text:p>
          </table:table-cell>
          <table:table-cell table:style-name="ce331" table:formula="of:=SUMIF([.F34:.F39];&quot;&gt;0&quot;)" office:value-type="float" office:value="0.349298896686143" calcext:value-type="float">
            <text:p>0.349</text:p>
          </table:table-cell>
          <table:table-cell table:style-name="ce331" table:formula="of:=SUMIF([.G34:.G39];&quot;&gt;0&quot;)" office:value-type="float" office:value="0.274075214893072" calcext:value-type="float">
            <text:p>0.274</text:p>
          </table:table-cell>
          <table:table-cell table:style-name="ce331" table:formula="of:=SUMIF([.H34:.H39];&quot;&gt;0&quot;)" office:value-type="float" office:value="0.00360489407724277" calcext:value-type="float">
            <text:p>0.004</text:p>
          </table:table-cell>
          <table:table-cell table:style-name="ce331"/>
          <table:table-cell table:style-name="Default" table:number-columns-repeated="2"/>
          <table:table-cell table:style-name="ce331" table:formula="of:=SUMIF([.L34:.L39];&quot;&gt;0&quot;)" office:value-type="float" office:value="0.00469692418608256" calcext:value-type="float">
            <text:p>0.005</text:p>
          </table:table-cell>
          <table:table-cell table:style-name="ce331" table:formula="of:=SUMIF([.M34:.M39];&quot;&gt;0&quot;)" office:value-type="float" office:value="0.159233785901517" calcext:value-type="float">
            <text:p>0.159</text:p>
          </table:table-cell>
          <table:table-cell table:style-name="ce331" table:formula="of:=SUMIF([.N34:.N39];&quot;&gt;0&quot;)" office:value-type="float" office:value="0.439489583304265" calcext:value-type="float">
            <text:p>0.439</text:p>
          </table:table-cell>
          <table:table-cell table:style-name="ce331" table:formula="of:=SUMIF([.O34:.O39];&quot;&gt;0&quot;)" office:value-type="float" office:value="0.20884117820158" calcext:value-type="float">
            <text:p>0.209</text:p>
          </table:table-cell>
          <table:table-cell table:style-name="ce331" table:formula="of:=SUMIF([.P34:.P39];&quot;&gt;0&quot;)" office:value-type="float" office:value="0.0144958333847186" calcext:value-type="float">
            <text:p>0.014</text:p>
          </table:table-cell>
          <table:table-cell table:number-columns-repeated="1007"/>
          <table:table-cell table:style-name="ce114"/>
        </table:table-row>
        <table:table-row table:style-name="ro4">
          <table:table-cell table:number-columns-repeated="2"/>
          <table:table-cell table:style-name="ce331" table:number-columns-repeated="11"/>
          <table:table-cell table:number-columns-repeated="1011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3"/>
          <table:table-cell table:style-name="ce330" table:number-columns-repeated="12"/>
          <table:table-cell table:number-columns-repeated="1009"/>
        </table:table-row>
        <table:table-row table:style-name="ro4" table:number-rows-repeated="1048530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Bigrams_Weighted.A1:Bigrams_Weighted.AC29">
            <calcext:color-scale>
              <calcext:color-scale-entry calcext:value="0" calcext:type="number" calcext:color="#ffffff"/>
              <calcext:color-scale-entry calcext:value="0.2" calcext:type="number" calcext:color="#ffff00"/>
              <calcext:color-scale-entry calcext:value="0.4" calcext:type="number" calcext:color="#be480a"/>
            </calcext:color-scale>
          </calcext:conditional-format>
        </calcext:conditional-formats>
      </table:table>
      <table:table table:name="Bigrams_Weighted_2Way" table:style-name="ta2" table:print="false">
        <table:table-column table:style-name="co2" table:number-columns-repeated="1024" table:default-cell-style-name="Default"/>
        <table:table-row table:style-name="ro4">
          <table:table-cell table:style-name="ce608" table:formula="of:=[$Layout.$AE$1]*[Bigrams_FI_2Way.A1]+(1-[$Layout.$AE$1])*[Bigrams_EN_2Way.A1]" office:value-type="float" office:value="0.666655483033105" calcext:value-type="float">
            <text:p>0.667</text:p>
          </table:table-cell>
          <table:table-cell table:style-name="ce609" table:formula="of:=[$Layout.$AE$1]*[Bigrams_FI_2Way.B1]+(1-[$Layout.$AE$1])*[Bigrams_EN_2Way.B1]" office:value-type="float" office:value="0.240590729754718" calcext:value-type="float">
            <text:p>0.241</text:p>
          </table:table-cell>
          <table:table-cell table:style-name="ce609" table:formula="of:=[$Layout.$AE$1]*[Bigrams_FI_2Way.C1]+(1-[$Layout.$AE$1])*[Bigrams_EN_2Way.C1]" office:value-type="float" office:value="0.539951668558994" calcext:value-type="float">
            <text:p>0.540</text:p>
          </table:table-cell>
          <table:table-cell table:style-name="ce609" table:formula="of:=[$Layout.$AE$1]*[Bigrams_FI_2Way.D1]+(1-[$Layout.$AE$1])*[Bigrams_EN_2Way.D1]" office:value-type="float" office:value="0.364777103568428" calcext:value-type="float">
            <text:p>0.365</text:p>
          </table:table-cell>
          <table:table-cell table:style-name="ce611" table:formula="of:=[$Layout.$AE$1]*[Bigrams_FI_2Way.E1]+(1-[$Layout.$AE$1])*[Bigrams_EN_2Way.E1]" office:value-type="float" office:value="0.511052217875456" calcext:value-type="float">
            <text:p>0.511</text:p>
          </table:table-cell>
          <table:table-cell table:style-name="ce609" table:formula="of:=[$Layout.$AE$1]*[Bigrams_FI_2Way.F1]+(1-[$Layout.$AE$1])*[Bigrams_EN_2Way.F1]" office:value-type="float" office:value="0.146606251097656" calcext:value-type="float">
            <text:p>0.147</text:p>
          </table:table-cell>
          <table:table-cell table:style-name="ce609" table:formula="of:=[$Layout.$AE$1]*[Bigrams_FI_2Way.G1]+(1-[$Layout.$AE$1])*[Bigrams_EN_2Way.G1]" office:value-type="float" office:value="0.234135672560471" calcext:value-type="float">
            <text:p>0.234</text:p>
          </table:table-cell>
          <table:table-cell table:style-name="ce609" table:formula="of:=[$Layout.$AE$1]*[Bigrams_FI_2Way.H1]+(1-[$Layout.$AE$1])*[Bigrams_EN_2Way.H1]" office:value-type="float" office:value="0.743835692238392" calcext:value-type="float">
            <text:p>0.744</text:p>
          </table:table-cell>
          <table:table-cell table:style-name="ce611" table:formula="of:=[$Layout.$AE$1]*[Bigrams_FI_2Way.I1]+(1-[$Layout.$AE$1])*[Bigrams_EN_2Way.I1]" office:value-type="float" office:value="1.090899528279" calcext:value-type="float">
            <text:p>1.091</text:p>
          </table:table-cell>
          <table:table-cell table:style-name="ce609" table:formula="of:=[$Layout.$AE$1]*[Bigrams_FI_2Way.J1]+(1-[$Layout.$AE$1])*[Bigrams_EN_2Way.J1]" office:value-type="float" office:value="0.793148639599411" calcext:value-type="float">
            <text:p>0.793</text:p>
          </table:table-cell>
          <table:table-cell table:style-name="ce609" table:formula="of:=[$Layout.$AE$1]*[Bigrams_FI_2Way.K1]+(1-[$Layout.$AE$1])*[Bigrams_EN_2Way.K1]" office:value-type="float" office:value="0.943377768918011" calcext:value-type="float">
            <text:p>0.943</text:p>
          </table:table-cell>
          <table:table-cell table:style-name="ce609" table:formula="of:=[$Layout.$AE$1]*[Bigrams_FI_2Way.L1]+(1-[$Layout.$AE$1])*[Bigrams_EN_2Way.L1]" office:value-type="float" office:value="1.87129542001335" calcext:value-type="float">
            <text:p>1.871</text:p>
          </table:table-cell>
          <table:table-cell table:style-name="ce609" table:formula="of:=[$Layout.$AE$1]*[Bigrams_FI_2Way.M1]+(1-[$Layout.$AE$1])*[Bigrams_EN_2Way.M1]" office:value-type="float" office:value="1.07204162348431" calcext:value-type="float">
            <text:p>1.072</text:p>
          </table:table-cell>
          <table:table-cell table:style-name="ce609" table:formula="of:=[$Layout.$AE$1]*[Bigrams_FI_2Way.N1]+(1-[$Layout.$AE$1])*[Bigrams_EN_2Way.N1]" office:value-type="float" office:value="2.43366241959035" calcext:value-type="float">
            <text:p>2.434</text:p>
          </table:table-cell>
          <table:table-cell table:style-name="ce611" table:formula="of:=[$Layout.$AE$1]*[Bigrams_FI_2Way.O1]+(1-[$Layout.$AE$1])*[Bigrams_EN_2Way.O1]" office:value-type="float" office:value="0.223840927411605" calcext:value-type="float">
            <text:p>0.224</text:p>
          </table:table-cell>
          <table:table-cell table:style-name="ce609" table:formula="of:=[$Layout.$AE$1]*[Bigrams_FI_2Way.P1]+(1-[$Layout.$AE$1])*[Bigrams_EN_2Way.P1]" office:value-type="float" office:value="0.645402226656706" calcext:value-type="float">
            <text:p>0.645</text:p>
          </table:table-cell>
          <table:table-cell table:style-name="ce609" table:formula="of:=[$Layout.$AE$1]*[Bigrams_FI_2Way.Q1]+(1-[$Layout.$AE$1])*[Bigrams_EN_2Way.Q1]" office:value-type="float" office:value="0.00233451592898917" calcext:value-type="float">
            <text:p>0.002</text:p>
          </table:table-cell>
          <table:table-cell table:style-name="ce609" table:formula="of:=[$Layout.$AE$1]*[Bigrams_FI_2Way.R1]+(1-[$Layout.$AE$1])*[Bigrams_EN_2Way.R1]" office:value-type="float" office:value="1.41824015548078" calcext:value-type="float">
            <text:p>1.418</text:p>
          </table:table-cell>
          <table:table-cell table:style-name="ce609" table:formula="of:=[$Layout.$AE$1]*[Bigrams_FI_2Way.S1]+(1-[$Layout.$AE$1])*[Bigrams_EN_2Way.S1]" office:value-type="float" office:value="1.61024543359255" calcext:value-type="float">
            <text:p>1.610</text:p>
          </table:table-cell>
          <table:table-cell table:style-name="ce609" table:formula="of:=[$Layout.$AE$1]*[Bigrams_FI_2Way.T1]+(1-[$Layout.$AE$1])*[Bigrams_EN_2Way.T1]" office:value-type="float" office:value="2.41597940592122" calcext:value-type="float">
            <text:p>2.416</text:p>
          </table:table-cell>
          <table:table-cell table:style-name="ce611" table:formula="of:=[$Layout.$AE$1]*[Bigrams_FI_2Way.U1]+(1-[$Layout.$AE$1])*[Bigrams_EN_2Way.U1]" office:value-type="float" office:value="0.352225281006746" calcext:value-type="float">
            <text:p>0.352</text:p>
          </table:table-cell>
          <table:table-cell table:style-name="ce609" table:formula="of:=[$Layout.$AE$1]*[Bigrams_FI_2Way.V1]+(1-[$Layout.$AE$1])*[Bigrams_EN_2Way.V1]" office:value-type="float" office:value="0.866174290975962" calcext:value-type="float">
            <text:p>0.866</text:p>
          </table:table-cell>
          <table:table-cell table:style-name="ce609" table:formula="of:=[$Layout.$AE$1]*[Bigrams_FI_2Way.W1]+(1-[$Layout.$AE$1])*[Bigrams_EN_2Way.W1]" office:value-type="float" office:value="0.240724131522689" calcext:value-type="float">
            <text:p>0.241</text:p>
          </table:table-cell>
          <table:table-cell table:style-name="ce609" table:formula="of:=[$Layout.$AE$1]*[Bigrams_FI_2Way.X1]+(1-[$Layout.$AE$1])*[Bigrams_EN_2Way.X1]" office:value-type="float" office:value="0.0280455815280311" calcext:value-type="float">
            <text:p>0.028</text:p>
          </table:table-cell>
          <table:table-cell table:style-name="ce611" table:formula="of:=[$Layout.$AE$1]*[Bigrams_FI_2Way.Y1]+(1-[$Layout.$AE$1])*[Bigrams_EN_2Way.Y1]" office:value-type="float" office:value="0.161105013441028" calcext:value-type="float">
            <text:p>0.161</text:p>
          </table:table-cell>
          <table:table-cell table:style-name="ce609" table:formula="of:=[$Layout.$AE$1]*[Bigrams_FI_2Way.Z1]+(1-[$Layout.$AE$1])*[Bigrams_EN_2Way.Z1]" office:value-type="float" office:value="0.028603388302187" calcext:value-type="float">
            <text:p>0.029</text:p>
          </table:table-cell>
          <table:table-cell table:style-name="ce611" table:formula="of:=[$Layout.$AE$1]*[Bigrams_FI_2Way.AA1]+(1-[$Layout.$AE$1])*[Bigrams_EN_2Way.AA1]" office:value-type="float" office:value="0.0000872048773159025" calcext:value-type="float">
            <text:p>0.000</text:p>
          </table:table-cell>
          <table:table-cell table:style-name="ce611" table:formula="of:=[$Layout.$AE$1]*[Bigrams_FI_2Way.AB1]+(1-[$Layout.$AE$1])*[Bigrams_EN_2Way.AB1]" office:value-type="float" office:value="0.0321949154808078" calcext:value-type="float">
            <text:p>0.032</text:p>
          </table:table-cell>
          <table:table-cell table:style-name="ce611" table:formula="of:=[$Layout.$AE$1]*[Bigrams_FI_2Way.AC1]+(1-[$Layout.$AE$1])*[Bigrams_EN_2Way.AC1]" office:value-type="float" office:value="0.00216605663010468" calcext:value-type="float">
            <text:p>0.002</text:p>
          </table:table-cell>
          <table:table-cell table:style-name="ce325" office:value-type="string" calcext:value-type="string">
            <text:p>A</text:p>
          </table:table-cell>
          <table:table-cell table:style-name="ce114" office:value-type="float" office:value="1" calcext:value-type="float">
            <text:p>1</text:p>
          </table:table-cell>
          <table:table-cell table:number-columns-repeated="993"/>
        </table:table-row>
        <table:table-row table:style-name="ro4">
          <table:table-cell table:style-name="ce609" table:formula="of:=[$Layout.$AE$1]*[Bigrams_FI_2Way.A2]+(1-[$Layout.$AE$1])*[Bigrams_EN_2Way.A2]" office:value-type="float" office:value="0.240590729754718" calcext:value-type="float">
            <text:p>0.241</text:p>
          </table:table-cell>
          <table:table-cell table:style-name="ce608" table:formula="of:=[$Layout.$AE$1]*[Bigrams_FI_2Way.B2]+(1-[$Layout.$AE$1])*[Bigrams_EN_2Way.B2]" office:value-type="float" office:value="0.00790291632913691" calcext:value-type="float">
            <text:p>0.008</text:p>
          </table:table-cell>
          <table:table-cell table:style-name="ce612" table:formula="of:=[$Layout.$AE$1]*[Bigrams_FI_2Way.C2]+(1-[$Layout.$AE$1])*[Bigrams_EN_2Way.C2]" office:value-type="float" office:value="0.00273943448210925" calcext:value-type="float">
            <text:p>0.003</text:p>
          </table:table-cell>
          <table:table-cell table:style-name="ce612" table:formula="of:=[$Layout.$AE$1]*[Bigrams_FI_2Way.D2]+(1-[$Layout.$AE$1])*[Bigrams_EN_2Way.D2]" office:value-type="float" office:value="0.0046958750720256" calcext:value-type="float">
            <text:p>0.005</text:p>
          </table:table-cell>
          <table:table-cell table:style-name="ce609" table:formula="of:=[$Layout.$AE$1]*[Bigrams_FI_2Way.E2]+(1-[$Layout.$AE$1])*[Bigrams_EN_2Way.E2]" office:value-type="float" office:value="0.334683424961092" calcext:value-type="float">
            <text:p>0.335</text:p>
          </table:table-cell>
          <table:table-cell table:style-name="ce612" table:formula="of:=[$Layout.$AE$1]*[Bigrams_FI_2Way.F2]+(1-[$Layout.$AE$1])*[Bigrams_EN_2Way.F2]" office:value-type="float" office:value="0.000693700733745213" calcext:value-type="float">
            <text:p>0.001</text:p>
          </table:table-cell>
          <table:table-cell table:style-name="ce612" table:formula="of:=[$Layout.$AE$1]*[Bigrams_FI_2Way.G2]+(1-[$Layout.$AE$1])*[Bigrams_EN_2Way.G2]" office:value-type="float" office:value="0.00106108644269544" calcext:value-type="float">
            <text:p>0.001</text:p>
          </table:table-cell>
          <table:table-cell table:style-name="ce612" table:formula="of:=[$Layout.$AE$1]*[Bigrams_FI_2Way.H2]+(1-[$Layout.$AE$1])*[Bigrams_EN_2Way.H2]" office:value-type="float" office:value="0.00404155718610047" calcext:value-type="float">
            <text:p>0.004</text:p>
          </table:table-cell>
          <table:table-cell table:style-name="ce609" table:formula="of:=[$Layout.$AE$1]*[Bigrams_FI_2Way.I2]+(1-[$Layout.$AE$1])*[Bigrams_EN_2Way.I2]" office:value-type="float" office:value="0.132740238837393" calcext:value-type="float">
            <text:p>0.133</text:p>
          </table:table-cell>
          <table:table-cell table:style-name="ce612" table:formula="of:=[$Layout.$AE$1]*[Bigrams_FI_2Way.J2]+(1-[$Layout.$AE$1])*[Bigrams_EN_2Way.J2]" office:value-type="float" office:value="0.0130634990584574" calcext:value-type="float">
            <text:p>0.013</text:p>
          </table:table-cell>
          <table:table-cell table:style-name="ce612" table:formula="of:=[$Layout.$AE$1]*[Bigrams_FI_2Way.K2]+(1-[$Layout.$AE$1])*[Bigrams_EN_2Way.K2]" office:value-type="float" office:value="0.00163816430200046" calcext:value-type="float">
            <text:p>0.002</text:p>
          </table:table-cell>
          <table:table-cell table:style-name="ce612" table:formula="of:=[$Layout.$AE$1]*[Bigrams_FI_2Way.L2]+(1-[$Layout.$AE$1])*[Bigrams_EN_2Way.L2]" office:value-type="float" office:value="0.138134113584814" calcext:value-type="float">
            <text:p>0.138</text:p>
          </table:table-cell>
          <table:table-cell table:style-name="ce612" table:formula="of:=[$Layout.$AE$1]*[Bigrams_FI_2Way.M2]+(1-[$Layout.$AE$1])*[Bigrams_EN_2Way.M2]" office:value-type="float" office:value="0.0550438275285116" calcext:value-type="float">
            <text:p>0.055</text:p>
          </table:table-cell>
          <table:table-cell table:style-name="ce612" table:formula="of:=[$Layout.$AE$1]*[Bigrams_FI_2Way.N2]+(1-[$Layout.$AE$1])*[Bigrams_EN_2Way.N2]" office:value-type="float" office:value="0.0198980547753751" calcext:value-type="float">
            <text:p>0.020</text:p>
          </table:table-cell>
          <table:table-cell table:style-name="ce609" table:formula="of:=[$Layout.$AE$1]*[Bigrams_FI_2Way.O2]+(1-[$Layout.$AE$1])*[Bigrams_EN_2Way.O2]" office:value-type="float" office:value="0.174046776381129" calcext:value-type="float">
            <text:p>0.174</text:p>
          </table:table-cell>
          <table:table-cell table:style-name="ce612" table:formula="of:=[$Layout.$AE$1]*[Bigrams_FI_2Way.P2]+(1-[$Layout.$AE$1])*[Bigrams_EN_2Way.P2]" office:value-type="float" office:value="0.00181353711354061" calcext:value-type="float">
            <text:p>0.002</text:p>
          </table:table-cell>
          <table:table-cell table:style-name="ce612" table:formula="of:=[$Layout.$AE$1]*[Bigrams_FI_2Way.Q2]+(1-[$Layout.$AE$1])*[Bigrams_EN_2Way.Q2]" office:value-type="float" office:value="0.0000461341931606711" calcext:value-type="float">
            <text:p>0.000</text:p>
          </table:table-cell>
          <table:table-cell table:style-name="ce612" table:formula="of:=[$Layout.$AE$1]*[Bigrams_FI_2Way.R2]+(1-[$Layout.$AE$1])*[Bigrams_EN_2Way.R2]" office:value-type="float" office:value="0.092384247644028" calcext:value-type="float">
            <text:p>0.092</text:p>
          </table:table-cell>
          <table:table-cell table:style-name="ce612" table:formula="of:=[$Layout.$AE$1]*[Bigrams_FI_2Way.S2]+(1-[$Layout.$AE$1])*[Bigrams_EN_2Way.S2]" office:value-type="float" office:value="0.0348461885099844" calcext:value-type="float">
            <text:p>0.035</text:p>
          </table:table-cell>
          <table:table-cell table:style-name="ce612" table:formula="of:=[$Layout.$AE$1]*[Bigrams_FI_2Way.T2]+(1-[$Layout.$AE$1])*[Bigrams_EN_2Way.T2]" office:value-type="float" office:value="0.0144958333847186" calcext:value-type="float">
            <text:p>0.014</text:p>
          </table:table-cell>
          <table:table-cell table:style-name="ce609" table:formula="of:=[$Layout.$AE$1]*[Bigrams_FI_2Way.U2]+(1-[$Layout.$AE$1])*[Bigrams_EN_2Way.U2]" office:value-type="float" office:value="0.161673354159283" calcext:value-type="float">
            <text:p>0.162</text:p>
          </table:table-cell>
          <table:table-cell table:style-name="ce612" table:formula="of:=[$Layout.$AE$1]*[Bigrams_FI_2Way.V2]+(1-[$Layout.$AE$1])*[Bigrams_EN_2Way.V2]" office:value-type="float" office:value="0.00245627842260127" calcext:value-type="float">
            <text:p>0.002</text:p>
          </table:table-cell>
          <table:table-cell table:style-name="ce612" table:formula="of:=[$Layout.$AE$1]*[Bigrams_FI_2Way.W2]+(1-[$Layout.$AE$1])*[Bigrams_EN_2Way.W2]" office:value-type="float" office:value="0.00118413632784605" calcext:value-type="float">
            <text:p>0.001</text:p>
          </table:table-cell>
          <table:table-cell table:style-name="ce612" table:formula="of:=[$Layout.$AE$1]*[Bigrams_FI_2Way.X2]+(1-[$Layout.$AE$1])*[Bigrams_EN_2Way.X2]" office:value-type="float" office:value="0.000279618219522604" calcext:value-type="float">
            <text:p>0.000</text:p>
          </table:table-cell>
          <table:table-cell table:style-name="ce609" table:formula="of:=[$Layout.$AE$1]*[Bigrams_FI_2Way.Y2]+(1-[$Layout.$AE$1])*[Bigrams_EN_2Way.Y2]" office:value-type="float" office:value="0.0955867382693349" calcext:value-type="float">
            <text:p>0.096</text:p>
          </table:table-cell>
          <table:table-cell table:style-name="ce612" table:formula="of:=[$Layout.$AE$1]*[Bigrams_FI_2Way.Z2]+(1-[$Layout.$AE$1])*[Bigrams_EN_2Way.Z2]" office:value-type="float" office:value="0.000624499444004207" calcext:value-type="float">
            <text:p>0.001</text:p>
          </table:table-cell>
          <table:table-cell table:style-name="ce609" table:formula="of:=[$Layout.$AE$1]*[Bigrams_FI_2Way.AA2]+(1-[$Layout.$AE$1])*[Bigrams_EN_2Way.AA2]" office:value-type="float" office:value="0.000127150337247704" calcext:value-type="float">
            <text:p>0.000</text:p>
          </table:table-cell>
          <table:table-cell table:style-name="ce609" table:formula="of:=[$Layout.$AE$1]*[Bigrams_FI_2Way.AB2]+(1-[$Layout.$AE$1])*[Bigrams_EN_2Way.AB2]" office:value-type="float" office:value="0.00492341858962235" calcext:value-type="float">
            <text:p>0.005</text:p>
          </table:table-cell>
          <table:table-cell table:style-name="ce609" table:formula="of:=[$Layout.$AE$1]*[Bigrams_FI_2Way.AC2]+(1-[$Layout.$AE$1])*[Bigrams_EN_2Way.AC2]" office:value-type="float" office:value="0.000523229263895417" calcext:value-type="float">
            <text:p>0.001</text:p>
          </table:table-cell>
          <table:table-cell table:style-name="ce327" office:value-type="string" calcext:value-type="string">
            <text:p>B</text:p>
          </table:table-cell>
          <table:table-cell table:style-name="ce114" office:value-type="float" office:value="2" calcext:value-type="float">
            <text:p>2</text:p>
          </table:table-cell>
          <table:table-cell table:number-columns-repeated="993"/>
        </table:table-row>
        <table:table-row table:style-name="ro4">
          <table:table-cell table:style-name="ce609" table:formula="of:=[$Layout.$AE$1]*[Bigrams_FI_2Way.A3]+(1-[$Layout.$AE$1])*[Bigrams_EN_2Way.A3]" office:value-type="float" office:value="0.539951668558994" calcext:value-type="float">
            <text:p>0.540</text:p>
          </table:table-cell>
          <table:table-cell table:style-name="ce612" table:formula="of:=[$Layout.$AE$1]*[Bigrams_FI_2Way.B3]+(1-[$Layout.$AE$1])*[Bigrams_EN_2Way.B3]" office:value-type="float" office:value="0.00273943448210925" calcext:value-type="float">
            <text:p>0.003</text:p>
          </table:table-cell>
          <table:table-cell table:style-name="ce608" table:formula="of:=[$Layout.$AE$1]*[Bigrams_FI_2Way.C3]+(1-[$Layout.$AE$1])*[Bigrams_EN_2Way.C3]" office:value-type="float" office:value="0.0440199396483737" calcext:value-type="float">
            <text:p>0.044</text:p>
          </table:table-cell>
          <table:table-cell table:style-name="ce612" table:formula="of:=[$Layout.$AE$1]*[Bigrams_FI_2Way.D3]+(1-[$Layout.$AE$1])*[Bigrams_EN_2Way.D3]" office:value-type="float" office:value="0.00546496582874069" calcext:value-type="float">
            <text:p>0.005</text:p>
          </table:table-cell>
          <table:table-cell table:style-name="ce609" table:formula="of:=[$Layout.$AE$1]*[Bigrams_FI_2Way.E3]+(1-[$Layout.$AE$1])*[Bigrams_EN_2Way.E3]" office:value-type="float" office:value="0.585037754693378" calcext:value-type="float">
            <text:p>0.585</text:p>
          </table:table-cell>
          <table:table-cell table:style-name="ce612" table:formula="of:=[$Layout.$AE$1]*[Bigrams_FI_2Way.F3]+(1-[$Layout.$AE$1])*[Bigrams_EN_2Way.F3]" office:value-type="float" office:value="0.00277447860035069" calcext:value-type="float">
            <text:p>0.003</text:p>
          </table:table-cell>
          <table:table-cell table:style-name="ce612" table:formula="of:=[$Layout.$AE$1]*[Bigrams_FI_2Way.G3]+(1-[$Layout.$AE$1])*[Bigrams_EN_2Way.G3]" office:value-type="float" office:value="0.00157121346070631" calcext:value-type="float">
            <text:p>0.002</text:p>
          </table:table-cell>
          <table:table-cell table:style-name="ce612" table:formula="of:=[$Layout.$AE$1]*[Bigrams_FI_2Way.H3]+(1-[$Layout.$AE$1])*[Bigrams_EN_2Way.H3]" office:value-type="float" office:value="0.328272546005242" calcext:value-type="float">
            <text:p>0.328</text:p>
          </table:table-cell>
          <table:table-cell table:style-name="ce609" table:formula="of:=[$Layout.$AE$1]*[Bigrams_FI_2Way.I3]+(1-[$Layout.$AE$1])*[Bigrams_EN_2Way.I3]" office:value-type="float" office:value="0.52377979379951" calcext:value-type="float">
            <text:p>0.524</text:p>
          </table:table-cell>
          <table:table-cell table:style-name="ce612" table:formula="of:=[$Layout.$AE$1]*[Bigrams_FI_2Way.J3]+(1-[$Layout.$AE$1])*[Bigrams_EN_2Way.J3]" office:value-type="float" office:value="0.000932810881224303" calcext:value-type="float">
            <text:p>0.001</text:p>
          </table:table-cell>
          <table:table-cell table:style-name="ce612" table:formula="of:=[$Layout.$AE$1]*[Bigrams_FI_2Way.K3]+(1-[$Layout.$AE$1])*[Bigrams_EN_2Way.K3]" office:value-type="float" office:value="0.0734630695558704" calcext:value-type="float">
            <text:p>0.073</text:p>
          </table:table-cell>
          <table:table-cell table:style-name="ce612" table:formula="of:=[$Layout.$AE$1]*[Bigrams_FI_2Way.L3]+(1-[$Layout.$AE$1])*[Bigrams_EN_2Way.L3]" office:value-type="float" office:value="0.0876069161951902" calcext:value-type="float">
            <text:p>0.088</text:p>
          </table:table-cell>
          <table:table-cell table:style-name="ce612" table:formula="of:=[$Layout.$AE$1]*[Bigrams_FI_2Way.M3]+(1-[$Layout.$AE$1])*[Bigrams_EN_2Way.M3]" office:value-type="float" office:value="0.00814323775798803" calcext:value-type="float">
            <text:p>0.008</text:p>
          </table:table-cell>
          <table:table-cell table:style-name="ce612" table:formula="of:=[$Layout.$AE$1]*[Bigrams_FI_2Way.N3]+(1-[$Layout.$AE$1])*[Bigrams_EN_2Way.N3]" office:value-type="float" office:value="0.227542732145235" calcext:value-type="float">
            <text:p>0.228</text:p>
          </table:table-cell>
          <table:table-cell table:style-name="ce609" table:formula="of:=[$Layout.$AE$1]*[Bigrams_FI_2Way.O3]+(1-[$Layout.$AE$1])*[Bigrams_EN_2Way.O3]" office:value-type="float" office:value="0.514389102716498" calcext:value-type="float">
            <text:p>0.514</text:p>
          </table:table-cell>
          <table:table-cell table:style-name="ce612" table:formula="of:=[$Layout.$AE$1]*[Bigrams_FI_2Way.P3]+(1-[$Layout.$AE$1])*[Bigrams_EN_2Way.P3]" office:value-type="float" office:value="0.00265407960844357" calcext:value-type="float">
            <text:p>0.003</text:p>
          </table:table-cell>
          <table:table-cell table:style-name="ce612" table:formula="of:=[$Layout.$AE$1]*[Bigrams_FI_2Way.Q3]+(1-[$Layout.$AE$1])*[Bigrams_EN_2Way.Q3]" office:value-type="float" office:value="0.00285106995771047" calcext:value-type="float">
            <text:p>0.003</text:p>
          </table:table-cell>
          <table:table-cell table:style-name="ce612" table:formula="of:=[$Layout.$AE$1]*[Bigrams_FI_2Way.R3]+(1-[$Layout.$AE$1])*[Bigrams_EN_2Way.R3]" office:value-type="float" office:value="0.145757706188112" calcext:value-type="float">
            <text:p>0.146</text:p>
          </table:table-cell>
          <table:table-cell table:style-name="ce612" table:formula="of:=[$Layout.$AE$1]*[Bigrams_FI_2Way.S3]+(1-[$Layout.$AE$1])*[Bigrams_EN_2Way.S3]" office:value-type="float" office:value="0.103420873647492" calcext:value-type="float">
            <text:p>0.103</text:p>
          </table:table-cell>
          <table:table-cell table:style-name="ce612" table:formula="of:=[$Layout.$AE$1]*[Bigrams_FI_2Way.T3]+(1-[$Layout.$AE$1])*[Bigrams_EN_2Way.T3]" office:value-type="float" office:value="0.251571795966782" calcext:value-type="float">
            <text:p>0.252</text:p>
          </table:table-cell>
          <table:table-cell table:style-name="ce609" table:formula="of:=[$Layout.$AE$1]*[Bigrams_FI_2Way.U3]+(1-[$Layout.$AE$1])*[Bigrams_EN_2Way.U3]" office:value-type="float" office:value="0.185314205676765" calcext:value-type="float">
            <text:p>0.185</text:p>
          </table:table-cell>
          <table:table-cell table:style-name="ce612" table:formula="of:=[$Layout.$AE$1]*[Bigrams_FI_2Way.V3]+(1-[$Layout.$AE$1])*[Bigrams_EN_2Way.V3]" office:value-type="float" office:value="0.000657130946483706" calcext:value-type="float">
            <text:p>0.001</text:p>
          </table:table-cell>
          <table:table-cell table:style-name="ce612" table:formula="of:=[$Layout.$AE$1]*[Bigrams_FI_2Way.W3]+(1-[$Layout.$AE$1])*[Bigrams_EN_2Way.W3]" office:value-type="float" office:value="0.00114475348002596" calcext:value-type="float">
            <text:p>0.001</text:p>
          </table:table-cell>
          <table:table-cell table:style-name="ce612" table:formula="of:=[$Layout.$AE$1]*[Bigrams_FI_2Way.X3]+(1-[$Layout.$AE$1])*[Bigrams_EN_2Way.X3]" office:value-type="float" office:value="0.0133471316729285" calcext:value-type="float">
            <text:p>0.013</text:p>
          </table:table-cell>
          <table:table-cell table:style-name="ce609" table:formula="of:=[$Layout.$AE$1]*[Bigrams_FI_2Way.Y3]+(1-[$Layout.$AE$1])*[Bigrams_EN_2Way.Y3]" office:value-type="float" office:value="0.0312322065818056" calcext:value-type="float">
            <text:p>0.031</text:p>
          </table:table-cell>
          <table:table-cell table:style-name="ce612" table:formula="of:=[$Layout.$AE$1]*[Bigrams_FI_2Way.Z3]+(1-[$Layout.$AE$1])*[Bigrams_EN_2Way.Z3]" office:value-type="float" office:value="0.000918583411116333" calcext:value-type="float">
            <text:p>0.001</text:p>
          </table:table-cell>
          <table:table-cell table:style-name="ce609" table:formula="of:=[$Layout.$AE$1]*[Bigrams_FI_2Way.AA3]+(1-[$Layout.$AE$1])*[Bigrams_EN_2Way.AA3]" office:value-type="float" office:value="0.00000112522422343101" calcext:value-type="float">
            <text:p>0.000</text:p>
          </table:table-cell>
          <table:table-cell table:style-name="ce609" table:formula="of:=[$Layout.$AE$1]*[Bigrams_FI_2Way.AB3]+(1-[$Layout.$AE$1])*[Bigrams_EN_2Way.AB3]" office:value-type="float" office:value="0.00241641901981808" calcext:value-type="float">
            <text:p>0.002</text:p>
          </table:table-cell>
          <table:table-cell table:style-name="ce609" table:formula="of:=[$Layout.$AE$1]*[Bigrams_FI_2Way.AC3]+(1-[$Layout.$AE$1])*[Bigrams_EN_2Way.AC3]" office:value-type="float" office:value="0.000123774664577411" calcext:value-type="float">
            <text:p>0.000</text:p>
          </table:table-cell>
          <table:table-cell table:style-name="ce327" office:value-type="string" calcext:value-type="string">
            <text:p>C</text:p>
          </table:table-cell>
          <table:table-cell table:style-name="ce114" office:value-type="float" office:value="3" calcext:value-type="float">
            <text:p>3</text:p>
          </table:table-cell>
          <table:table-cell table:number-columns-repeated="993"/>
        </table:table-row>
        <table:table-row table:style-name="ro4">
          <table:table-cell table:style-name="ce609" table:formula="of:=[$Layout.$AE$1]*[Bigrams_FI_2Way.A4]+(1-[$Layout.$AE$1])*[Bigrams_EN_2Way.A4]" office:value-type="float" office:value="0.364777103568428" calcext:value-type="float">
            <text:p>0.365</text:p>
          </table:table-cell>
          <table:table-cell table:style-name="ce612" table:formula="of:=[$Layout.$AE$1]*[Bigrams_FI_2Way.B4]+(1-[$Layout.$AE$1])*[Bigrams_EN_2Way.B4]" office:value-type="float" office:value="0.0046958750720256" calcext:value-type="float">
            <text:p>0.005</text:p>
          </table:table-cell>
          <table:table-cell table:style-name="ce612" table:formula="of:=[$Layout.$AE$1]*[Bigrams_FI_2Way.C4]+(1-[$Layout.$AE$1])*[Bigrams_EN_2Way.C4]" office:value-type="float" office:value="0.00546496582874069" calcext:value-type="float">
            <text:p>0.005</text:p>
          </table:table-cell>
          <table:table-cell table:style-name="ce608" table:formula="of:=[$Layout.$AE$1]*[Bigrams_FI_2Way.D4]+(1-[$Layout.$AE$1])*[Bigrams_EN_2Way.D4]" office:value-type="float" office:value="0.0248812987914102" calcext:value-type="float">
            <text:p>0.025</text:p>
          </table:table-cell>
          <table:table-cell table:style-name="ce609" table:formula="of:=[$Layout.$AE$1]*[Bigrams_FI_2Way.E4]+(1-[$Layout.$AE$1])*[Bigrams_EN_2Way.E4]" office:value-type="float" office:value="1.24226038827257" calcext:value-type="float">
            <text:p>1.242</text:p>
          </table:table-cell>
          <table:table-cell table:style-name="ce612" table:formula="of:=[$Layout.$AE$1]*[Bigrams_FI_2Way.F4]+(1-[$Layout.$AE$1])*[Bigrams_EN_2Way.F4]" office:value-type="float" office:value="0.0027703781482536" calcext:value-type="float">
            <text:p>0.003</text:p>
          </table:table-cell>
          <table:table-cell table:style-name="ce612" table:formula="of:=[$Layout.$AE$1]*[Bigrams_FI_2Way.G4]+(1-[$Layout.$AE$1])*[Bigrams_EN_2Way.G4]" office:value-type="float" office:value="0.0198642582607436" calcext:value-type="float">
            <text:p>0.020</text:p>
          </table:table-cell>
          <table:table-cell table:style-name="ce612" table:formula="of:=[$Layout.$AE$1]*[Bigrams_FI_2Way.H4]+(1-[$Layout.$AE$1])*[Bigrams_EN_2Way.H4]" office:value-type="float" office:value="0.0822132105464656" calcext:value-type="float">
            <text:p>0.082</text:p>
          </table:table-cell>
          <table:table-cell table:style-name="ce609" table:formula="of:=[$Layout.$AE$1]*[Bigrams_FI_2Way.I4]+(1-[$Layout.$AE$1])*[Bigrams_EN_2Way.I4]" office:value-type="float" office:value="0.569736231823915" calcext:value-type="float">
            <text:p>0.570</text:p>
          </table:table-cell>
          <table:table-cell table:style-name="ce612" table:formula="of:=[$Layout.$AE$1]*[Bigrams_FI_2Way.J4]+(1-[$Layout.$AE$1])*[Bigrams_EN_2Way.J4]" office:value-type="float" office:value="0.00553022883369969" calcext:value-type="float">
            <text:p>0.006</text:p>
          </table:table-cell>
          <table:table-cell table:style-name="ce612" table:formula="of:=[$Layout.$AE$1]*[Bigrams_FI_2Way.K4]+(1-[$Layout.$AE$1])*[Bigrams_EN_2Way.K4]" office:value-type="float" office:value="0.00254678286242099" calcext:value-type="float">
            <text:p>0.003</text:p>
          </table:table-cell>
          <table:table-cell table:style-name="ce612" table:formula="of:=[$Layout.$AE$1]*[Bigrams_FI_2Way.L4]+(1-[$Layout.$AE$1])*[Bigrams_EN_2Way.L4]" office:value-type="float" office:value="0.15425071656529" calcext:value-type="float">
            <text:p>0.154</text:p>
          </table:table-cell>
          <table:table-cell table:style-name="ce612" table:formula="of:=[$Layout.$AE$1]*[Bigrams_FI_2Way.M4]+(1-[$Layout.$AE$1])*[Bigrams_EN_2Way.M4]" office:value-type="float" office:value="0.0127721520417374" calcext:value-type="float">
            <text:p>0.013</text:p>
          </table:table-cell>
          <table:table-cell table:style-name="ce612" table:formula="of:=[$Layout.$AE$1]*[Bigrams_FI_2Way.N4]+(1-[$Layout.$AE$1])*[Bigrams_EN_2Way.N4]" office:value-type="float" office:value="0.727927237960708" calcext:value-type="float">
            <text:p>0.728</text:p>
          </table:table-cell>
          <table:table-cell table:style-name="ce609" table:formula="of:=[$Layout.$AE$1]*[Bigrams_FI_2Way.O4]+(1-[$Layout.$AE$1])*[Bigrams_EN_2Way.O4]" office:value-type="float" office:value="0.315435009029249" calcext:value-type="float">
            <text:p>0.315</text:p>
          </table:table-cell>
          <table:table-cell table:style-name="ce612" table:formula="of:=[$Layout.$AE$1]*[Bigrams_FI_2Way.P4]+(1-[$Layout.$AE$1])*[Bigrams_EN_2Way.P4]" office:value-type="float" office:value="0.00386522131765197" calcext:value-type="float">
            <text:p>0.004</text:p>
          </table:table-cell>
          <table:table-cell table:style-name="ce612" table:formula="of:=[$Layout.$AE$1]*[Bigrams_FI_2Way.Q4]+(1-[$Layout.$AE$1])*[Bigrams_EN_2Way.Q4]" office:value-type="float" office:value="0.000646279149046031" calcext:value-type="float">
            <text:p>0.001</text:p>
          </table:table-cell>
          <table:table-cell table:style-name="ce612" table:formula="of:=[$Layout.$AE$1]*[Bigrams_FI_2Way.R4]+(1-[$Layout.$AE$1])*[Bigrams_EN_2Way.R4]" office:value-type="float" office:value="0.165249316741347" calcext:value-type="float">
            <text:p>0.165</text:p>
          </table:table-cell>
          <table:table-cell table:style-name="ce612" table:formula="of:=[$Layout.$AE$1]*[Bigrams_FI_2Way.S4]+(1-[$Layout.$AE$1])*[Bigrams_EN_2Way.S4]" office:value-type="float" office:value="0.0759561460962326" calcext:value-type="float">
            <text:p>0.076</text:p>
          </table:table-cell>
          <table:table-cell table:style-name="ce612" table:formula="of:=[$Layout.$AE$1]*[Bigrams_FI_2Way.T4]+(1-[$Layout.$AE$1])*[Bigrams_EN_2Way.T4]" office:value-type="float" office:value="0.00737407089110647" calcext:value-type="float">
            <text:p>0.007</text:p>
          </table:table-cell>
          <table:table-cell table:style-name="ce609" table:formula="of:=[$Layout.$AE$1]*[Bigrams_FI_2Way.U4]+(1-[$Layout.$AE$1])*[Bigrams_EN_2Way.U4]" office:value-type="float" office:value="0.209808245724125" calcext:value-type="float">
            <text:p>0.210</text:p>
          </table:table-cell>
          <table:table-cell table:style-name="ce612" table:formula="of:=[$Layout.$AE$1]*[Bigrams_FI_2Way.V4]+(1-[$Layout.$AE$1])*[Bigrams_EN_2Way.V4]" office:value-type="float" office:value="0.0133190110143248" calcext:value-type="float">
            <text:p>0.013</text:p>
          </table:table-cell>
          <table:table-cell table:style-name="ce612" table:formula="of:=[$Layout.$AE$1]*[Bigrams_FI_2Way.W4]+(1-[$Layout.$AE$1])*[Bigrams_EN_2Way.W4]" office:value-type="float" office:value="0.00775760023699923" calcext:value-type="float">
            <text:p>0.008</text:p>
          </table:table-cell>
          <table:table-cell table:style-name="ce612" table:formula="of:=[$Layout.$AE$1]*[Bigrams_FI_2Way.X4]+(1-[$Layout.$AE$1])*[Bigrams_EN_2Way.X4]" office:value-type="float" office:value="0.000239110147479088" calcext:value-type="float">
            <text:p>0.000</text:p>
          </table:table-cell>
          <table:table-cell table:style-name="ce609" table:formula="of:=[$Layout.$AE$1]*[Bigrams_FI_2Way.Y4]+(1-[$Layout.$AE$1])*[Bigrams_EN_2Way.Y4]" office:value-type="float" office:value="0.0665612719696654" calcext:value-type="float">
            <text:p>0.067</text:p>
          </table:table-cell>
          <table:table-cell table:style-name="ce612" table:formula="of:=[$Layout.$AE$1]*[Bigrams_FI_2Way.Z4]+(1-[$Layout.$AE$1])*[Bigrams_EN_2Way.Z4]" office:value-type="float" office:value="0.000691450285298351" calcext:value-type="float">
            <text:p>0.001</text:p>
          </table:table-cell>
          <table:table-cell table:style-name="ce609" table:formula="of:=[$Layout.$AE$1]*[Bigrams_FI_2Way.AA4]+(1-[$Layout.$AE$1])*[Bigrams_EN_2Way.AA4]" office:value-type="float" office:value="0.0000405080720435161" calcext:value-type="float">
            <text:p>0.000</text:p>
          </table:table-cell>
          <table:table-cell table:style-name="ce609" table:formula="of:=[$Layout.$AE$1]*[Bigrams_FI_2Way.AB4]+(1-[$Layout.$AE$1])*[Bigrams_EN_2Way.AB4]" office:value-type="float" office:value="0.0204779556422208" calcext:value-type="float">
            <text:p>0.020</text:p>
          </table:table-cell>
          <table:table-cell table:style-name="ce609" table:formula="of:=[$Layout.$AE$1]*[Bigrams_FI_2Way.AC4]+(1-[$Layout.$AE$1])*[Bigrams_EN_2Way.AC4]" office:value-type="float" office:value="0.00306173511195576" calcext:value-type="float">
            <text:p>0.003</text:p>
          </table:table-cell>
          <table:table-cell table:style-name="ce327" office:value-type="string" calcext:value-type="string">
            <text:p>D</text:p>
          </table:table-cell>
          <table:table-cell table:style-name="ce114" office:value-type="float" office:value="4" calcext:value-type="float">
            <text:p>4</text:p>
          </table:table-cell>
          <table:table-cell table:number-columns-repeated="993"/>
        </table:table-row>
        <table:table-row table:style-name="ro4">
          <table:table-cell table:style-name="ce611" table:formula="of:=[$Layout.$AE$1]*[Bigrams_FI_2Way.A5]+(1-[$Layout.$AE$1])*[Bigrams_EN_2Way.A5]" office:value-type="float" office:value="0.511052217875456" calcext:value-type="float">
            <text:p>0.511</text:p>
          </table:table-cell>
          <table:table-cell table:style-name="ce609" table:formula="of:=[$Layout.$AE$1]*[Bigrams_FI_2Way.B5]+(1-[$Layout.$AE$1])*[Bigrams_EN_2Way.B5]" office:value-type="float" office:value="0.334683424961092" calcext:value-type="float">
            <text:p>0.335</text:p>
          </table:table-cell>
          <table:table-cell table:style-name="ce609" table:formula="of:=[$Layout.$AE$1]*[Bigrams_FI_2Way.C5]+(1-[$Layout.$AE$1])*[Bigrams_EN_2Way.C5]" office:value-type="float" office:value="0.585037754693378" calcext:value-type="float">
            <text:p>0.585</text:p>
          </table:table-cell>
          <table:table-cell table:style-name="ce609" table:formula="of:=[$Layout.$AE$1]*[Bigrams_FI_2Way.D5]+(1-[$Layout.$AE$1])*[Bigrams_EN_2Way.D5]" office:value-type="float" office:value="1.24226038827257" calcext:value-type="float">
            <text:p>1.242</text:p>
          </table:table-cell>
          <table:table-cell table:style-name="ce608" table:formula="of:=[$Layout.$AE$1]*[Bigrams_FI_2Way.E5]+(1-[$Layout.$AE$1])*[Bigrams_EN_2Way.E5]" office:value-type="float" office:value="0.487083711641218" calcext:value-type="float">
            <text:p>0.487</text:p>
          </table:table-cell>
          <table:table-cell table:style-name="ce609" table:formula="of:=[$Layout.$AE$1]*[Bigrams_FI_2Way.F5]+(1-[$Layout.$AE$1])*[Bigrams_EN_2Way.F5]" office:value-type="float" office:value="0.219442749356664" calcext:value-type="float">
            <text:p>0.219</text:p>
          </table:table-cell>
          <table:table-cell table:style-name="ce609" table:formula="of:=[$Layout.$AE$1]*[Bigrams_FI_2Way.G5]+(1-[$Layout.$AE$1])*[Bigrams_EN_2Way.G5]" office:value-type="float" office:value="0.296159262481235" calcext:value-type="float">
            <text:p>0.296</text:p>
          </table:table-cell>
          <table:table-cell table:style-name="ce609" table:formula="of:=[$Layout.$AE$1]*[Bigrams_FI_2Way.H5]+(1-[$Layout.$AE$1])*[Bigrams_EN_2Way.H5]" office:value-type="float" office:value="1.7811636518459" calcext:value-type="float">
            <text:p>1.781</text:p>
          </table:table-cell>
          <table:table-cell table:style-name="ce611" table:formula="of:=[$Layout.$AE$1]*[Bigrams_FI_2Way.I5]+(1-[$Layout.$AE$1])*[Bigrams_EN_2Way.I5]" office:value-type="float" office:value="0.781685548799309" calcext:value-type="float">
            <text:p>0.782</text:p>
          </table:table-cell>
          <table:table-cell table:style-name="ce609" table:formula="of:=[$Layout.$AE$1]*[Bigrams_FI_2Way.J5]+(1-[$Layout.$AE$1])*[Bigrams_EN_2Way.J5]" office:value-type="float" office:value="0.147993186407255" calcext:value-type="float">
            <text:p>0.148</text:p>
          </table:table-cell>
          <table:table-cell table:style-name="ce609" table:formula="of:=[$Layout.$AE$1]*[Bigrams_FI_2Way.K5]+(1-[$Layout.$AE$1])*[Bigrams_EN_2Way.K5]" office:value-type="float" office:value="0.512390938092234" calcext:value-type="float">
            <text:p>0.512</text:p>
          </table:table-cell>
          <table:table-cell table:style-name="ce609" table:formula="of:=[$Layout.$AE$1]*[Bigrams_FI_2Way.L5]+(1-[$Layout.$AE$1])*[Bigrams_EN_2Way.L5]" office:value-type="float" office:value="1.45056440000299" calcext:value-type="float">
            <text:p>1.451</text:p>
          </table:table-cell>
          <table:table-cell table:style-name="ce609" table:formula="of:=[$Layout.$AE$1]*[Bigrams_FI_2Way.M5]+(1-[$Layout.$AE$1])*[Bigrams_EN_2Way.M5]" office:value-type="float" office:value="0.934638033775991" calcext:value-type="float">
            <text:p>0.935</text:p>
          </table:table-cell>
          <table:table-cell table:style-name="ce609" table:formula="of:=[$Layout.$AE$1]*[Bigrams_FI_2Way.N5]+(1-[$Layout.$AE$1])*[Bigrams_EN_2Way.N5]" office:value-type="float" office:value="2.60001253778841" calcext:value-type="float">
            <text:p>2.600</text:p>
          </table:table-cell>
          <table:table-cell table:style-name="ce611" table:formula="of:=[$Layout.$AE$1]*[Bigrams_FI_2Way.O5]+(1-[$Layout.$AE$1])*[Bigrams_EN_2Way.O5]" office:value-type="float" office:value="0.134149635377842" calcext:value-type="float">
            <text:p>0.134</text:p>
          </table:table-cell>
          <table:table-cell table:style-name="ce609" table:formula="of:=[$Layout.$AE$1]*[Bigrams_FI_2Way.P5]+(1-[$Layout.$AE$1])*[Bigrams_EN_2Way.P5]" office:value-type="float" office:value="0.491079157093634" calcext:value-type="float">
            <text:p>0.491</text:p>
          </table:table-cell>
          <table:table-cell table:style-name="ce609" table:formula="of:=[$Layout.$AE$1]*[Bigrams_FI_2Way.Q5]+(1-[$Layout.$AE$1])*[Bigrams_EN_2Way.Q5]" office:value-type="float" office:value="0.029087367044631" calcext:value-type="float">
            <text:p>0.029</text:p>
          </table:table-cell>
          <table:table-cell table:style-name="ce609" table:formula="of:=[$Layout.$AE$1]*[Bigrams_FI_2Way.R5]+(1-[$Layout.$AE$1])*[Bigrams_EN_2Way.R5]" office:value-type="float" office:value="2.38390807809272" calcext:value-type="float">
            <text:p>2.384</text:p>
          </table:table-cell>
          <table:table-cell table:style-name="ce609" table:formula="of:=[$Layout.$AE$1]*[Bigrams_FI_2Way.S5]+(1-[$Layout.$AE$1])*[Bigrams_EN_2Way.S5]" office:value-type="float" office:value="2.06186390903615" calcext:value-type="float">
            <text:p>2.062</text:p>
          </table:table-cell>
          <table:table-cell table:style-name="ce609" table:formula="of:=[$Layout.$AE$1]*[Bigrams_FI_2Way.T5]+(1-[$Layout.$AE$1])*[Bigrams_EN_2Way.T5]" office:value-type="float" office:value="1.73659659217292" calcext:value-type="float">
            <text:p>1.737</text:p>
          </table:table-cell>
          <table:table-cell table:style-name="ce611" table:formula="of:=[$Layout.$AE$1]*[Bigrams_FI_2Way.U5]+(1-[$Layout.$AE$1])*[Bigrams_EN_2Way.U5]" office:value-type="float" office:value="0.220749691260978" calcext:value-type="float">
            <text:p>0.221</text:p>
          </table:table-cell>
          <table:table-cell table:style-name="ce609" table:formula="of:=[$Layout.$AE$1]*[Bigrams_FI_2Way.V5]+(1-[$Layout.$AE$1])*[Bigrams_EN_2Way.V5]" office:value-type="float" office:value="0.719034988802219" calcext:value-type="float">
            <text:p>0.719</text:p>
          </table:table-cell>
          <table:table-cell table:style-name="ce609" table:formula="of:=[$Layout.$AE$1]*[Bigrams_FI_2Way.W5]+(1-[$Layout.$AE$1])*[Bigrams_EN_2Way.W5]" office:value-type="float" office:value="0.251244127387264" calcext:value-type="float">
            <text:p>0.251</text:p>
          </table:table-cell>
          <table:table-cell table:style-name="ce609" table:formula="of:=[$Layout.$AE$1]*[Bigrams_FI_2Way.X5]+(1-[$Layout.$AE$1])*[Bigrams_EN_2Way.X5]" office:value-type="float" office:value="0.122550969371667" calcext:value-type="float">
            <text:p>0.123</text:p>
          </table:table-cell>
          <table:table-cell table:style-name="ce611" table:formula="of:=[$Layout.$AE$1]*[Bigrams_FI_2Way.Y5]+(1-[$Layout.$AE$1])*[Bigrams_EN_2Way.Y5]" office:value-type="float" office:value="0.159103153490396" calcext:value-type="float">
            <text:p>0.159</text:p>
          </table:table-cell>
          <table:table-cell table:style-name="ce609" table:formula="of:=[$Layout.$AE$1]*[Bigrams_FI_2Way.Z5]+(1-[$Layout.$AE$1])*[Bigrams_EN_2Way.Z5]" office:value-type="float" office:value="0.0336037788000015" calcext:value-type="float">
            <text:p>0.034</text:p>
          </table:table-cell>
          <table:table-cell table:style-name="ce611" table:formula="of:=[$Layout.$AE$1]*[Bigrams_FI_2Way.AA5]+(1-[$Layout.$AE$1])*[Bigrams_EN_2Way.AA5]" office:value-type="float" office:value="0.000072014350299584" calcext:value-type="float">
            <text:p>0.000</text:p>
          </table:table-cell>
          <table:table-cell table:style-name="ce611" table:formula="of:=[$Layout.$AE$1]*[Bigrams_FI_2Way.AB5]+(1-[$Layout.$AE$1])*[Bigrams_EN_2Way.AB5]" office:value-type="float" office:value="0.0538971150781216" calcext:value-type="float">
            <text:p>0.054</text:p>
          </table:table-cell>
          <table:table-cell table:style-name="ce611" table:formula="of:=[$Layout.$AE$1]*[Bigrams_FI_2Way.AC5]+(1-[$Layout.$AE$1])*[Bigrams_EN_2Way.AC5]" office:value-type="float" office:value="0.00136658481935695" calcext:value-type="float">
            <text:p>0.001</text:p>
          </table:table-cell>
          <table:table-cell table:style-name="ce325" office:value-type="string" calcext:value-type="string">
            <text:p>E</text:p>
          </table:table-cell>
          <table:table-cell table:style-name="ce114" office:value-type="float" office:value="5" calcext:value-type="float">
            <text:p>5</text:p>
          </table:table-cell>
          <table:table-cell table:number-columns-repeated="993"/>
        </table:table-row>
        <table:table-row table:style-name="ro4">
          <table:table-cell table:style-name="ce609" table:formula="of:=[$Layout.$AE$1]*[Bigrams_FI_2Way.A6]+(1-[$Layout.$AE$1])*[Bigrams_EN_2Way.A6]" office:value-type="float" office:value="0.146606251097656" calcext:value-type="float">
            <text:p>0.147</text:p>
          </table:table-cell>
          <table:table-cell table:style-name="ce612" table:formula="of:=[$Layout.$AE$1]*[Bigrams_FI_2Way.B6]+(1-[$Layout.$AE$1])*[Bigrams_EN_2Way.B6]" office:value-type="float" office:value="0.000693700733745213" calcext:value-type="float">
            <text:p>0.001</text:p>
          </table:table-cell>
          <table:table-cell table:style-name="ce612" table:formula="of:=[$Layout.$AE$1]*[Bigrams_FI_2Way.C6]+(1-[$Layout.$AE$1])*[Bigrams_EN_2Way.C6]" office:value-type="float" office:value="0.00277447860035069" calcext:value-type="float">
            <text:p>0.003</text:p>
          </table:table-cell>
          <table:table-cell table:style-name="ce612" table:formula="of:=[$Layout.$AE$1]*[Bigrams_FI_2Way.D6]+(1-[$Layout.$AE$1])*[Bigrams_EN_2Way.D6]" office:value-type="float" office:value="0.0027703781482536" calcext:value-type="float">
            <text:p>0.003</text:p>
          </table:table-cell>
          <table:table-cell table:style-name="ce609" table:formula="of:=[$Layout.$AE$1]*[Bigrams_FI_2Way.E6]+(1-[$Layout.$AE$1])*[Bigrams_EN_2Way.E6]" office:value-type="float" office:value="0.219442749356664" calcext:value-type="float">
            <text:p>0.219</text:p>
          </table:table-cell>
          <table:table-cell table:style-name="ce608" table:formula="of:=[$Layout.$AE$1]*[Bigrams_FI_2Way.F6]+(1-[$Layout.$AE$1])*[Bigrams_EN_2Way.F6]" office:value-type="float" office:value="0.077700624193383" calcext:value-type="float">
            <text:p>0.078</text:p>
          </table:table-cell>
          <table:table-cell table:style-name="ce612" table:formula="of:=[$Layout.$AE$1]*[Bigrams_FI_2Way.G6]+(1-[$Layout.$AE$1])*[Bigrams_EN_2Way.G6]" office:value-type="float" office:value="0.00231201144452055" calcext:value-type="float">
            <text:p>0.002</text:p>
          </table:table-cell>
          <table:table-cell table:style-name="ce612" table:formula="of:=[$Layout.$AE$1]*[Bigrams_FI_2Way.H6]+(1-[$Layout.$AE$1])*[Bigrams_EN_2Way.H6]" office:value-type="float" office:value="0.00196150409892179" calcext:value-type="float">
            <text:p>0.002</text:p>
          </table:table-cell>
          <table:table-cell table:style-name="ce609" table:formula="of:=[$Layout.$AE$1]*[Bigrams_FI_2Way.I6]+(1-[$Layout.$AE$1])*[Bigrams_EN_2Way.I6]" office:value-type="float" office:value="0.276626438970494" calcext:value-type="float">
            <text:p>0.277</text:p>
          </table:table-cell>
          <table:table-cell table:style-name="ce612" table:formula="of:=[$Layout.$AE$1]*[Bigrams_FI_2Way.J6]+(1-[$Layout.$AE$1])*[Bigrams_EN_2Way.J6]" office:value-type="float" office:value="0.0007403975390176" calcext:value-type="float">
            <text:p>0.001</text:p>
          </table:table-cell>
          <table:table-cell table:style-name="ce612" table:formula="of:=[$Layout.$AE$1]*[Bigrams_FI_2Way.K6]+(1-[$Layout.$AE$1])*[Bigrams_EN_2Way.K6]" office:value-type="float" office:value="0.00241328162462934" calcext:value-type="float">
            <text:p>0.002</text:p>
          </table:table-cell>
          <table:table-cell table:style-name="ce612" table:formula="of:=[$Layout.$AE$1]*[Bigrams_FI_2Way.L6]+(1-[$Layout.$AE$1])*[Bigrams_EN_2Way.L6]" office:value-type="float" office:value="0.0674149893549287" calcext:value-type="float">
            <text:p>0.067</text:p>
          </table:table-cell>
          <table:table-cell table:style-name="ce612" table:formula="of:=[$Layout.$AE$1]*[Bigrams_FI_2Way.M6]+(1-[$Layout.$AE$1])*[Bigrams_EN_2Way.M6]" office:value-type="float" office:value="0.00433186503574567" calcext:value-type="float">
            <text:p>0.004</text:p>
          </table:table-cell>
          <table:table-cell table:style-name="ce612" table:formula="of:=[$Layout.$AE$1]*[Bigrams_FI_2Way.N6]+(1-[$Layout.$AE$1])*[Bigrams_EN_2Way.N6]" office:value-type="float" office:value="0.0491906891836336" calcext:value-type="float">
            <text:p>0.049</text:p>
          </table:table-cell>
          <table:table-cell table:style-name="ce609" table:formula="of:=[$Layout.$AE$1]*[Bigrams_FI_2Way.O6]+(1-[$Layout.$AE$1])*[Bigrams_EN_2Way.O6]" office:value-type="float" office:value="0.857749230684198" calcext:value-type="float">
            <text:p>0.858</text:p>
          </table:table-cell>
          <table:table-cell table:style-name="ce612" table:formula="of:=[$Layout.$AE$1]*[Bigrams_FI_2Way.P6]+(1-[$Layout.$AE$1])*[Bigrams_EN_2Way.P6]" office:value-type="float" office:value="0.00152958016443937" calcext:value-type="float">
            <text:p>0.002</text:p>
          </table:table-cell>
          <table:table-cell table:style-name="ce612" table:formula="of:=[$Layout.$AE$1]*[Bigrams_FI_2Way.Q6]+(1-[$Layout.$AE$1])*[Bigrams_EN_2Way.Q6]" office:value-type="float" office:value="0.0000382576235966541" calcext:value-type="float">
            <text:p>0.000</text:p>
          </table:table-cell>
          <table:table-cell table:style-name="ce612" table:formula="of:=[$Layout.$AE$1]*[Bigrams_FI_2Way.R6]+(1-[$Layout.$AE$1])*[Bigrams_EN_2Way.R6]" office:value-type="float" office:value="0.136437027231416" calcext:value-type="float">
            <text:p>0.136</text:p>
          </table:table-cell>
          <table:table-cell table:style-name="ce612" table:formula="of:=[$Layout.$AE$1]*[Bigrams_FI_2Way.S6]+(1-[$Layout.$AE$1])*[Bigrams_EN_2Way.S6]" office:value-type="float" office:value="0.0163986636567069" calcext:value-type="float">
            <text:p>0.016</text:p>
          </table:table-cell>
          <table:table-cell table:style-name="ce612" table:formula="of:=[$Layout.$AE$1]*[Bigrams_FI_2Way.T6]+(1-[$Layout.$AE$1])*[Bigrams_EN_2Way.T6]" office:value-type="float" office:value="0.0496053044690216" calcext:value-type="float">
            <text:p>0.050</text:p>
          </table:table-cell>
          <table:table-cell table:style-name="ce609" table:formula="of:=[$Layout.$AE$1]*[Bigrams_FI_2Way.U6]+(1-[$Layout.$AE$1])*[Bigrams_EN_2Way.U6]" office:value-type="float" office:value="0.0638997127707638" calcext:value-type="float">
            <text:p>0.064</text:p>
          </table:table-cell>
          <table:table-cell table:style-name="ce612" table:formula="of:=[$Layout.$AE$1]*[Bigrams_FI_2Way.V6]+(1-[$Layout.$AE$1])*[Bigrams_EN_2Way.V6]" office:value-type="float" office:value="0.000600869735312156" calcext:value-type="float">
            <text:p>0.001</text:p>
          </table:table-cell>
          <table:table-cell table:style-name="ce612" table:formula="of:=[$Layout.$AE$1]*[Bigrams_FI_2Way.W6]+(1-[$Layout.$AE$1])*[Bigrams_EN_2Way.W6]" office:value-type="float" office:value="0.00161099675332303" calcext:value-type="float">
            <text:p>0.002</text:p>
          </table:table-cell>
          <table:table-cell table:style-name="ce612" table:formula="of:=[$Layout.$AE$1]*[Bigrams_FI_2Way.X6]+(1-[$Layout.$AE$1])*[Bigrams_EN_2Way.X6]" office:value-type="float" office:value="0.00146415499216529" calcext:value-type="float">
            <text:p>0.001</text:p>
          </table:table-cell>
          <table:table-cell table:style-name="ce609" table:formula="of:=[$Layout.$AE$1]*[Bigrams_FI_2Way.Y6]+(1-[$Layout.$AE$1])*[Bigrams_EN_2Way.Y6]" office:value-type="float" office:value="0.00864516387180473" calcext:value-type="float">
            <text:p>0.009</text:p>
          </table:table-cell>
          <table:table-cell table:style-name="ce612" table:formula="of:=[$Layout.$AE$1]*[Bigrams_FI_2Way.Z6]+(1-[$Layout.$AE$1])*[Bigrams_EN_2Way.Z6]" office:value-type="float" office:value="0.000204228196552727" calcext:value-type="float">
            <text:p>0.000</text:p>
          </table:table-cell>
          <table:table-cell table:style-name="ce609" table:formula="of:=[$Layout.$AE$1]*[Bigrams_FI_2Way.AA6]+(1-[$Layout.$AE$1])*[Bigrams_EN_2Way.AA6]" office:value-type="float" office:value="0.0000298184419209216" calcext:value-type="float">
            <text:p>0.000</text:p>
          </table:table-cell>
          <table:table-cell table:style-name="ce609" table:formula="of:=[$Layout.$AE$1]*[Bigrams_FI_2Way.AB6]+(1-[$Layout.$AE$1])*[Bigrams_EN_2Way.AB6]" office:value-type="float" office:value="0.00296102754395868" calcext:value-type="float">
            <text:p>0.003</text:p>
          </table:table-cell>
          <table:table-cell table:style-name="ce609" table:formula="of:=[$Layout.$AE$1]*[Bigrams_FI_2Way.AC6]+(1-[$Layout.$AE$1])*[Bigrams_EN_2Way.AC6]" office:value-type="float" office:value="0.000334191594359008" calcext:value-type="float">
            <text:p>0.000</text:p>
          </table:table-cell>
          <table:table-cell table:style-name="ce327" office:value-type="string" calcext:value-type="string">
            <text:p>F</text:p>
          </table:table-cell>
          <table:table-cell table:style-name="ce114" office:value-type="float" office:value="6" calcext:value-type="float">
            <text:p>6</text:p>
          </table:table-cell>
          <table:table-cell table:number-columns-repeated="993"/>
        </table:table-row>
        <table:table-row table:style-name="ro4">
          <table:table-cell table:style-name="ce609" table:formula="of:=[$Layout.$AE$1]*[Bigrams_FI_2Way.A7]+(1-[$Layout.$AE$1])*[Bigrams_EN_2Way.A7]" office:value-type="float" office:value="0.234135672560471" calcext:value-type="float">
            <text:p>0.234</text:p>
          </table:table-cell>
          <table:table-cell table:style-name="ce612" table:formula="of:=[$Layout.$AE$1]*[Bigrams_FI_2Way.B7]+(1-[$Layout.$AE$1])*[Bigrams_EN_2Way.B7]" office:value-type="float" office:value="0.00106108644269544" calcext:value-type="float">
            <text:p>0.001</text:p>
          </table:table-cell>
          <table:table-cell table:style-name="ce612" table:formula="of:=[$Layout.$AE$1]*[Bigrams_FI_2Way.C7]+(1-[$Layout.$AE$1])*[Bigrams_EN_2Way.C7]" office:value-type="float" office:value="0.00157121346070631" calcext:value-type="float">
            <text:p>0.002</text:p>
          </table:table-cell>
          <table:table-cell table:style-name="ce612" table:formula="of:=[$Layout.$AE$1]*[Bigrams_FI_2Way.D7]+(1-[$Layout.$AE$1])*[Bigrams_EN_2Way.D7]" office:value-type="float" office:value="0.0198642582607436" calcext:value-type="float">
            <text:p>0.020</text:p>
          </table:table-cell>
          <table:table-cell table:style-name="ce609" table:formula="of:=[$Layout.$AE$1]*[Bigrams_FI_2Way.E7]+(1-[$Layout.$AE$1])*[Bigrams_EN_2Way.E7]" office:value-type="float" office:value="0.296159262481235" calcext:value-type="float">
            <text:p>0.296</text:p>
          </table:table-cell>
          <table:table-cell table:style-name="ce612" table:formula="of:=[$Layout.$AE$1]*[Bigrams_FI_2Way.F7]+(1-[$Layout.$AE$1])*[Bigrams_EN_2Way.F7]" office:value-type="float" office:value="0.00231201144452055" calcext:value-type="float">
            <text:p>0.002</text:p>
          </table:table-cell>
          <table:table-cell table:style-name="ce608" table:formula="of:=[$Layout.$AE$1]*[Bigrams_FI_2Way.G7]+(1-[$Layout.$AE$1])*[Bigrams_EN_2Way.G7]" office:value-type="float" office:value="0.0145901039950231" calcext:value-type="float">
            <text:p>0.015</text:p>
          </table:table-cell>
          <table:table-cell table:style-name="ce612" table:formula="of:=[$Layout.$AE$1]*[Bigrams_FI_2Way.H7]+(1-[$Layout.$AE$1])*[Bigrams_EN_2Way.H7]" office:value-type="float" office:value="0.119291929522796" calcext:value-type="float">
            <text:p>0.119</text:p>
          </table:table-cell>
          <table:table-cell table:style-name="ce609" table:formula="of:=[$Layout.$AE$1]*[Bigrams_FI_2Way.I7]+(1-[$Layout.$AE$1])*[Bigrams_EN_2Way.I7]" office:value-type="float" office:value="0.268510392120838" calcext:value-type="float">
            <text:p>0.269</text:p>
          </table:table-cell>
          <table:table-cell table:style-name="ce612" table:formula="of:=[$Layout.$AE$1]*[Bigrams_FI_2Way.J7]+(1-[$Layout.$AE$1])*[Bigrams_EN_2Way.J7]" office:value-type="float" office:value="0.00148023246592348" calcext:value-type="float">
            <text:p>0.001</text:p>
          </table:table-cell>
          <table:table-cell table:style-name="ce612" table:formula="of:=[$Layout.$AE$1]*[Bigrams_FI_2Way.K7]+(1-[$Layout.$AE$1])*[Bigrams_EN_2Way.K7]" office:value-type="float" office:value="0.00372681873816996" calcext:value-type="float">
            <text:p>0.004</text:p>
          </table:table-cell>
          <table:table-cell table:style-name="ce612" table:formula="of:=[$Layout.$AE$1]*[Bigrams_FI_2Way.L7]+(1-[$Layout.$AE$1])*[Bigrams_EN_2Way.L7]" office:value-type="float" office:value="0.0508610845433169" calcext:value-type="float">
            <text:p>0.051</text:p>
          </table:table-cell>
          <table:table-cell table:style-name="ce612" table:formula="of:=[$Layout.$AE$1]*[Bigrams_FI_2Way.M7]+(1-[$Layout.$AE$1])*[Bigrams_EN_2Way.M7]" office:value-type="float" office:value="0.00846609105296412" calcext:value-type="float">
            <text:p>0.008</text:p>
          </table:table-cell>
          <table:table-cell table:style-name="ce612" table:formula="of:=[$Layout.$AE$1]*[Bigrams_FI_2Way.N7]+(1-[$Layout.$AE$1])*[Bigrams_EN_2Way.N7]" office:value-type="float" office:value="0.59037436583488" calcext:value-type="float">
            <text:p>0.590</text:p>
          </table:table-cell>
          <table:table-cell table:style-name="ce609" table:formula="of:=[$Layout.$AE$1]*[Bigrams_FI_2Way.O7]+(1-[$Layout.$AE$1])*[Bigrams_EN_2Way.O7]" office:value-type="float" office:value="0.14846537968621" calcext:value-type="float">
            <text:p>0.148</text:p>
          </table:table-cell>
          <table:table-cell table:style-name="ce612" table:formula="of:=[$Layout.$AE$1]*[Bigrams_FI_2Way.P7]+(1-[$Layout.$AE$1])*[Bigrams_EN_2Way.P7]" office:value-type="float" office:value="0.00160175668205403" calcext:value-type="float">
            <text:p>0.002</text:p>
          </table:table-cell>
          <table:table-cell table:style-name="ce612" table:formula="of:=[$Layout.$AE$1]*[Bigrams_FI_2Way.Q7]+(1-[$Layout.$AE$1])*[Bigrams_EN_2Way.Q7]" office:value-type="float" office:value="0.0000590742717301275" calcext:value-type="float">
            <text:p>0.000</text:p>
          </table:table-cell>
          <table:table-cell table:style-name="ce612" table:formula="of:=[$Layout.$AE$1]*[Bigrams_FI_2Way.R7]+(1-[$Layout.$AE$1])*[Bigrams_EN_2Way.R7]" office:value-type="float" office:value="0.178690891138877" calcext:value-type="float">
            <text:p>0.179</text:p>
          </table:table-cell>
          <table:table-cell table:style-name="ce612" table:formula="of:=[$Layout.$AE$1]*[Bigrams_FI_2Way.S7]+(1-[$Layout.$AE$1])*[Bigrams_EN_2Way.S7]" office:value-type="float" office:value="0.0320541067668554" calcext:value-type="float">
            <text:p>0.032</text:p>
          </table:table-cell>
          <table:table-cell table:style-name="ce612" table:formula="of:=[$Layout.$AE$1]*[Bigrams_FI_2Way.T7]+(1-[$Layout.$AE$1])*[Bigrams_EN_2Way.T7]" office:value-type="float" office:value="0.013123546334078" calcext:value-type="float">
            <text:p>0.013</text:p>
          </table:table-cell>
          <table:table-cell table:style-name="ce609" table:formula="of:=[$Layout.$AE$1]*[Bigrams_FI_2Way.U7]+(1-[$Layout.$AE$1])*[Bigrams_EN_2Way.U7]" office:value-type="float" office:value="0.121946353359834" calcext:value-type="float">
            <text:p>0.122</text:p>
          </table:table-cell>
          <table:table-cell table:style-name="ce612" table:formula="of:=[$Layout.$AE$1]*[Bigrams_FI_2Way.V7]+(1-[$Layout.$AE$1])*[Bigrams_EN_2Way.V7]" office:value-type="float" office:value="0.00114772870789963" calcext:value-type="float">
            <text:p>0.001</text:p>
          </table:table-cell>
          <table:table-cell table:style-name="ce612" table:formula="of:=[$Layout.$AE$1]*[Bigrams_FI_2Way.W7]+(1-[$Layout.$AE$1])*[Bigrams_EN_2Way.W7]" office:value-type="float" office:value="0.00112449944400421" calcext:value-type="float">
            <text:p>0.001</text:p>
          </table:table-cell>
          <table:table-cell table:style-name="ce612" table:formula="of:=[$Layout.$AE$1]*[Bigrams_FI_2Way.X7]+(1-[$Layout.$AE$1])*[Bigrams_EN_2Way.X7]" office:value-type="float" office:value="0.000435461774467798" calcext:value-type="float">
            <text:p>0.000</text:p>
          </table:table-cell>
          <table:table-cell table:style-name="ce609" table:formula="of:=[$Layout.$AE$1]*[Bigrams_FI_2Way.Y7]+(1-[$Layout.$AE$1])*[Bigrams_EN_2Way.Y7]" office:value-type="float" office:value="0.0185373045136704" calcext:value-type="float">
            <text:p>0.019</text:p>
          </table:table-cell>
          <table:table-cell table:style-name="ce612" table:formula="of:=[$Layout.$AE$1]*[Bigrams_FI_2Way.Z7]+(1-[$Layout.$AE$1])*[Bigrams_EN_2Way.Z7]" office:value-type="float" office:value="0.000364010036279929" calcext:value-type="float">
            <text:p>0.000</text:p>
          </table:table-cell>
          <table:table-cell table:style-name="ce609" table:formula="of:=[$Layout.$AE$1]*[Bigrams_FI_2Way.AA7]+(1-[$Layout.$AE$1])*[Bigrams_EN_2Way.AA7]" office:value-type="float" office:value="0.000208166481334735" calcext:value-type="float">
            <text:p>0.000</text:p>
          </table:table-cell>
          <table:table-cell table:style-name="ce609" table:formula="of:=[$Layout.$AE$1]*[Bigrams_FI_2Way.AB7]+(1-[$Layout.$AE$1])*[Bigrams_EN_2Way.AB7]" office:value-type="float" office:value="0.00269997552412269" calcext:value-type="float">
            <text:p>0.003</text:p>
          </table:table-cell>
          <table:table-cell table:style-name="ce609" table:formula="of:=[$Layout.$AE$1]*[Bigrams_FI_2Way.AC7]+(1-[$Layout.$AE$1])*[Bigrams_EN_2Way.AC7]" office:value-type="float" office:value="0.000958691038363214" calcext:value-type="float">
            <text:p>0.001</text:p>
          </table:table-cell>
          <table:table-cell table:style-name="ce327" office:value-type="string" calcext:value-type="string">
            <text:p>G</text:p>
          </table:table-cell>
          <table:table-cell table:style-name="ce114" office:value-type="float" office:value="7" calcext:value-type="float">
            <text:p>7</text:p>
          </table:table-cell>
          <table:table-cell table:number-columns-repeated="993"/>
        </table:table-row>
        <table:table-row table:style-name="ro4">
          <table:table-cell table:style-name="ce609" table:formula="of:=[$Layout.$AE$1]*[Bigrams_FI_2Way.A8]+(1-[$Layout.$AE$1])*[Bigrams_EN_2Way.A8]" office:value-type="float" office:value="0.743835692238392" calcext:value-type="float">
            <text:p>0.744</text:p>
          </table:table-cell>
          <table:table-cell table:style-name="ce612" table:formula="of:=[$Layout.$AE$1]*[Bigrams_FI_2Way.B8]+(1-[$Layout.$AE$1])*[Bigrams_EN_2Way.B8]" office:value-type="float" office:value="0.00404155718610047" calcext:value-type="float">
            <text:p>0.004</text:p>
          </table:table-cell>
          <table:table-cell table:style-name="ce612" table:formula="of:=[$Layout.$AE$1]*[Bigrams_FI_2Way.C8]+(1-[$Layout.$AE$1])*[Bigrams_EN_2Way.C8]" office:value-type="float" office:value="0.328272546005242" calcext:value-type="float">
            <text:p>0.328</text:p>
          </table:table-cell>
          <table:table-cell table:style-name="ce612" table:formula="of:=[$Layout.$AE$1]*[Bigrams_FI_2Way.D8]+(1-[$Layout.$AE$1])*[Bigrams_EN_2Way.D8]" office:value-type="float" office:value="0.0822132105464656" calcext:value-type="float">
            <text:p>0.082</text:p>
          </table:table-cell>
          <table:table-cell table:style-name="ce609" table:formula="of:=[$Layout.$AE$1]*[Bigrams_FI_2Way.E8]+(1-[$Layout.$AE$1])*[Bigrams_EN_2Way.E8]" office:value-type="float" office:value="1.7811636518459" calcext:value-type="float">
            <text:p>1.781</text:p>
          </table:table-cell>
          <table:table-cell table:style-name="ce612" table:formula="of:=[$Layout.$AE$1]*[Bigrams_FI_2Way.F8]+(1-[$Layout.$AE$1])*[Bigrams_EN_2Way.F8]" office:value-type="float" office:value="0.00196150409892179" calcext:value-type="float">
            <text:p>0.002</text:p>
          </table:table-cell>
          <table:table-cell table:style-name="ce612" table:formula="of:=[$Layout.$AE$1]*[Bigrams_FI_2Way.G8]+(1-[$Layout.$AE$1])*[Bigrams_EN_2Way.G8]" office:value-type="float" office:value="0.119291929522796" calcext:value-type="float">
            <text:p>0.119</text:p>
          </table:table-cell>
          <table:table-cell table:style-name="ce608" table:formula="of:=[$Layout.$AE$1]*[Bigrams_FI_2Way.H8]+(1-[$Layout.$AE$1])*[Bigrams_EN_2Way.H8]" office:value-type="float" office:value="0.00115769355859542" calcext:value-type="float">
            <text:p>0.001</text:p>
          </table:table-cell>
          <table:table-cell table:style-name="ce609" table:formula="of:=[$Layout.$AE$1]*[Bigrams_FI_2Way.I8]+(1-[$Layout.$AE$1])*[Bigrams_EN_2Way.I8]" office:value-type="float" office:value="0.581266920784305" calcext:value-type="float">
            <text:p>0.581</text:p>
          </table:table-cell>
          <table:table-cell table:style-name="ce612" table:formula="of:=[$Layout.$AE$1]*[Bigrams_FI_2Way.J8]+(1-[$Layout.$AE$1])*[Bigrams_EN_2Way.J8]" office:value-type="float" office:value="0.0304890755580865" calcext:value-type="float">
            <text:p>0.030</text:p>
          </table:table-cell>
          <table:table-cell table:style-name="ce612" table:formula="of:=[$Layout.$AE$1]*[Bigrams_FI_2Way.K8]+(1-[$Layout.$AE$1])*[Bigrams_EN_2Way.K8]" office:value-type="float" office:value="0.0193196134143651" calcext:value-type="float">
            <text:p>0.019</text:p>
          </table:table-cell>
          <table:table-cell table:style-name="ce612" table:formula="of:=[$Layout.$AE$1]*[Bigrams_FI_2Way.L8]+(1-[$Layout.$AE$1])*[Bigrams_EN_2Way.L8]" office:value-type="float" office:value="0.01807992076081" calcext:value-type="float">
            <text:p>0.018</text:p>
          </table:table-cell>
          <table:table-cell table:style-name="ce612" table:formula="of:=[$Layout.$AE$1]*[Bigrams_FI_2Way.M8]+(1-[$Layout.$AE$1])*[Bigrams_EN_2Way.M8]" office:value-type="float" office:value="0.0345713691467298" calcext:value-type="float">
            <text:p>0.035</text:p>
          </table:table-cell>
          <table:table-cell table:style-name="ce612" table:formula="of:=[$Layout.$AE$1]*[Bigrams_FI_2Way.N8]+(1-[$Layout.$AE$1])*[Bigrams_EN_2Way.N8]" office:value-type="float" office:value="0.128033826805667" calcext:value-type="float">
            <text:p>0.128</text:p>
          </table:table-cell>
          <table:table-cell table:style-name="ce609" table:formula="of:=[$Layout.$AE$1]*[Bigrams_FI_2Way.O8]+(1-[$Layout.$AE$1])*[Bigrams_EN_2Way.O8]" office:value-type="float" office:value="0.392686460320948" calcext:value-type="float">
            <text:p>0.393</text:p>
          </table:table-cell>
          <table:table-cell table:style-name="ce612" table:formula="of:=[$Layout.$AE$1]*[Bigrams_FI_2Way.P8]+(1-[$Layout.$AE$1])*[Bigrams_EN_2Way.P8]" office:value-type="float" office:value="0.0537489327248241" calcext:value-type="float">
            <text:p>0.054</text:p>
          </table:table-cell>
          <table:table-cell table:style-name="ce612" table:formula="of:=[$Layout.$AE$1]*[Bigrams_FI_2Way.Q8]+(1-[$Layout.$AE$1])*[Bigrams_EN_2Way.Q8]" office:value-type="float" office:value="0.000064137780735567" calcext:value-type="float">
            <text:p>0.000</text:p>
          </table:table-cell>
          <table:table-cell table:style-name="ce612" table:formula="of:=[$Layout.$AE$1]*[Bigrams_FI_2Way.R8]+(1-[$Layout.$AE$1])*[Bigrams_EN_2Way.R8]" office:value-type="float" office:value="0.080175862779176" calcext:value-type="float">
            <text:p>0.080</text:p>
          </table:table-cell>
          <table:table-cell table:style-name="ce612" table:formula="of:=[$Layout.$AE$1]*[Bigrams_FI_2Way.S8]+(1-[$Layout.$AE$1])*[Bigrams_EN_2Way.S8]" office:value-type="float" office:value="0.193359026103132" calcext:value-type="float">
            <text:p>0.193</text:p>
          </table:table-cell>
          <table:table-cell table:style-name="ce612" table:formula="of:=[$Layout.$AE$1]*[Bigrams_FI_2Way.T8]+(1-[$Layout.$AE$1])*[Bigrams_EN_2Way.T8]" office:value-type="float" office:value="2.02352422306193" calcext:value-type="float">
            <text:p>2.024</text:p>
          </table:table-cell>
          <table:table-cell table:style-name="ce609" table:formula="of:=[$Layout.$AE$1]*[Bigrams_FI_2Way.U8]+(1-[$Layout.$AE$1])*[Bigrams_EN_2Way.U8]" office:value-type="float" office:value="0.124374624006326" calcext:value-type="float">
            <text:p>0.124</text:p>
          </table:table-cell>
          <table:table-cell table:style-name="ce612" table:formula="of:=[$Layout.$AE$1]*[Bigrams_FI_2Way.V8]+(1-[$Layout.$AE$1])*[Bigrams_EN_2Way.V8]" office:value-type="float" office:value="0.00629787997854335" calcext:value-type="float">
            <text:p>0.006</text:p>
          </table:table-cell>
          <table:table-cell table:style-name="ce612" table:formula="of:=[$Layout.$AE$1]*[Bigrams_FI_2Way.W8]+(1-[$Layout.$AE$1])*[Bigrams_EN_2Way.W8]" office:value-type="float" office:value="0.194085603098129" calcext:value-type="float">
            <text:p>0.194</text:p>
          </table:table-cell>
          <table:table-cell table:style-name="ce612" table:formula="of:=[$Layout.$AE$1]*[Bigrams_FI_2Way.X8]+(1-[$Layout.$AE$1])*[Bigrams_EN_2Way.X8]" office:value-type="float" office:value="0.00231281233411382" calcext:value-type="float">
            <text:p>0.002</text:p>
          </table:table-cell>
          <table:table-cell table:style-name="ce609" table:formula="of:=[$Layout.$AE$1]*[Bigrams_FI_2Way.Y8]+(1-[$Layout.$AE$1])*[Bigrams_EN_2Way.Y8]" office:value-type="float" office:value="0.141611325003733" calcext:value-type="float">
            <text:p>0.142</text:p>
          </table:table-cell>
          <table:table-cell table:style-name="ce612" table:formula="of:=[$Layout.$AE$1]*[Bigrams_FI_2Way.Z8]+(1-[$Layout.$AE$1])*[Bigrams_EN_2Way.Z8]" office:value-type="float" office:value="0.00145137708091092" calcext:value-type="float">
            <text:p>0.001</text:p>
          </table:table-cell>
          <table:table-cell table:style-name="ce609" table:formula="of:=[$Layout.$AE$1]*[Bigrams_FI_2Way.AA8]+(1-[$Layout.$AE$1])*[Bigrams_EN_2Way.AA8]" office:value-type="float" office:value="0.000149092209604608" calcext:value-type="float">
            <text:p>0.000</text:p>
          </table:table-cell>
          <table:table-cell table:style-name="ce609" table:formula="of:=[$Layout.$AE$1]*[Bigrams_FI_2Way.AB8]+(1-[$Layout.$AE$1])*[Bigrams_EN_2Way.AB8]" office:value-type="float" office:value="0.191303871122398" calcext:value-type="float">
            <text:p>0.191</text:p>
          </table:table-cell>
          <table:table-cell table:style-name="ce609" table:formula="of:=[$Layout.$AE$1]*[Bigrams_FI_2Way.AC8]+(1-[$Layout.$AE$1])*[Bigrams_EN_2Way.AC8]" office:value-type="float" office:value="0.01388245385658" calcext:value-type="float">
            <text:p>0.014</text:p>
          </table:table-cell>
          <table:table-cell table:style-name="ce327" office:value-type="string" calcext:value-type="string">
            <text:p>H</text:p>
          </table:table-cell>
          <table:table-cell table:style-name="ce114" office:value-type="float" office:value="8" calcext:value-type="float">
            <text:p>8</text:p>
          </table:table-cell>
          <table:table-cell table:number-columns-repeated="993"/>
        </table:table-row>
        <table:table-row table:style-name="ro4">
          <table:table-cell table:style-name="ce611" table:formula="of:=[$Layout.$AE$1]*[Bigrams_FI_2Way.A9]+(1-[$Layout.$AE$1])*[Bigrams_EN_2Way.A9]" office:value-type="float" office:value="1.090899528279" calcext:value-type="float">
            <text:p>1.091</text:p>
          </table:table-cell>
          <table:table-cell table:style-name="ce609" table:formula="of:=[$Layout.$AE$1]*[Bigrams_FI_2Way.B9]+(1-[$Layout.$AE$1])*[Bigrams_EN_2Way.B9]" office:value-type="float" office:value="0.132740238837393" calcext:value-type="float">
            <text:p>0.133</text:p>
          </table:table-cell>
          <table:table-cell table:style-name="ce609" table:formula="of:=[$Layout.$AE$1]*[Bigrams_FI_2Way.C9]+(1-[$Layout.$AE$1])*[Bigrams_EN_2Way.C9]" office:value-type="float" office:value="0.52377979379951" calcext:value-type="float">
            <text:p>0.524</text:p>
          </table:table-cell>
          <table:table-cell table:style-name="ce609" table:formula="of:=[$Layout.$AE$1]*[Bigrams_FI_2Way.D9]+(1-[$Layout.$AE$1])*[Bigrams_EN_2Way.D9]" office:value-type="float" office:value="0.569736231823915" calcext:value-type="float">
            <text:p>0.570</text:p>
          </table:table-cell>
          <table:table-cell table:style-name="ce611" table:formula="of:=[$Layout.$AE$1]*[Bigrams_FI_2Way.E9]+(1-[$Layout.$AE$1])*[Bigrams_EN_2Way.E9]" office:value-type="float" office:value="0.781685548799309" calcext:value-type="float">
            <text:p>0.782</text:p>
          </table:table-cell>
          <table:table-cell table:style-name="ce609" table:formula="of:=[$Layout.$AE$1]*[Bigrams_FI_2Way.F9]+(1-[$Layout.$AE$1])*[Bigrams_EN_2Way.F9]" office:value-type="float" office:value="0.276626438970494" calcext:value-type="float">
            <text:p>0.277</text:p>
          </table:table-cell>
          <table:table-cell table:style-name="ce609" table:formula="of:=[$Layout.$AE$1]*[Bigrams_FI_2Way.G9]+(1-[$Layout.$AE$1])*[Bigrams_EN_2Way.G9]" office:value-type="float" office:value="0.268510392120838" calcext:value-type="float">
            <text:p>0.269</text:p>
          </table:table-cell>
          <table:table-cell table:style-name="ce609" table:formula="of:=[$Layout.$AE$1]*[Bigrams_FI_2Way.H9]+(1-[$Layout.$AE$1])*[Bigrams_EN_2Way.H9]" office:value-type="float" office:value="0.581266920784305" calcext:value-type="float">
            <text:p>0.581</text:p>
          </table:table-cell>
          <table:table-cell table:style-name="ce608" table:formula="of:=[$Layout.$AE$1]*[Bigrams_FI_2Way.I9]+(1-[$Layout.$AE$1])*[Bigrams_EN_2Way.I9]" office:value-type="float" office:value="0.347278160514045" calcext:value-type="float">
            <text:p>0.347</text:p>
          </table:table-cell>
          <table:table-cell table:style-name="ce609" table:formula="of:=[$Layout.$AE$1]*[Bigrams_FI_2Way.J9]+(1-[$Layout.$AE$1])*[Bigrams_EN_2Way.J9]" office:value-type="float" office:value="0.138599407663965" calcext:value-type="float">
            <text:p>0.139</text:p>
          </table:table-cell>
          <table:table-cell table:style-name="ce609" table:formula="of:=[$Layout.$AE$1]*[Bigrams_FI_2Way.K9]+(1-[$Layout.$AE$1])*[Bigrams_EN_2Way.K9]" office:value-type="float" office:value="0.781249005954417" calcext:value-type="float">
            <text:p>0.781</text:p>
          </table:table-cell>
          <table:table-cell table:style-name="ce609" table:formula="of:=[$Layout.$AE$1]*[Bigrams_FI_2Way.L9]+(1-[$Layout.$AE$1])*[Bigrams_EN_2Way.L9]" office:value-type="float" office:value="1.42454209144256" calcext:value-type="float">
            <text:p>1.425</text:p>
          </table:table-cell>
          <table:table-cell table:style-name="ce609" table:formula="of:=[$Layout.$AE$1]*[Bigrams_FI_2Way.M9]+(1-[$Layout.$AE$1])*[Bigrams_EN_2Way.M9]" office:value-type="float" office:value="0.919918444288394" calcext:value-type="float">
            <text:p>0.920</text:p>
          </table:table-cell>
          <table:table-cell table:style-name="ce609" table:formula="of:=[$Layout.$AE$1]*[Bigrams_FI_2Way.N9]+(1-[$Layout.$AE$1])*[Bigrams_EN_2Way.N9]" office:value-type="float" office:value="2.64122362841243" calcext:value-type="float">
            <text:p>2.641</text:p>
          </table:table-cell>
          <table:table-cell table:style-name="ce611" table:formula="of:=[$Layout.$AE$1]*[Bigrams_FI_2Way.O9]+(1-[$Layout.$AE$1])*[Bigrams_EN_2Way.O9]" office:value-type="float" office:value="0.99847837868152" calcext:value-type="float">
            <text:p>0.998</text:p>
          </table:table-cell>
          <table:table-cell table:style-name="ce609" table:formula="of:=[$Layout.$AE$1]*[Bigrams_FI_2Way.P9]+(1-[$Layout.$AE$1])*[Bigrams_EN_2Way.P9]" office:value-type="float" office:value="0.342286397290388" calcext:value-type="float">
            <text:p>0.342</text:p>
          </table:table-cell>
          <table:table-cell table:style-name="ce609" table:formula="of:=[$Layout.$AE$1]*[Bigrams_FI_2Way.Q9]+(1-[$Layout.$AE$1])*[Bigrams_EN_2Way.Q9]" office:value-type="float" office:value="0.00671524216130549" calcext:value-type="float">
            <text:p>0.007</text:p>
          </table:table-cell>
          <table:table-cell table:style-name="ce609" table:formula="of:=[$Layout.$AE$1]*[Bigrams_FI_2Way.R9]+(1-[$Layout.$AE$1])*[Bigrams_EN_2Way.R9]" office:value-type="float" office:value="0.981392080194821" calcext:value-type="float">
            <text:p>0.981</text:p>
          </table:table-cell>
          <table:table-cell table:style-name="ce609" table:formula="of:=[$Layout.$AE$1]*[Bigrams_FI_2Way.S9]+(1-[$Layout.$AE$1])*[Bigrams_EN_2Way.S9]" office:value-type="float" office:value="2.49535818749602" calcext:value-type="float">
            <text:p>2.495</text:p>
          </table:table-cell>
          <table:table-cell table:style-name="ce609" table:formula="of:=[$Layout.$AE$1]*[Bigrams_FI_2Way.T9]+(1-[$Layout.$AE$1])*[Bigrams_EN_2Way.T9]" office:value-type="float" office:value="2.3148400782724" calcext:value-type="float">
            <text:p>2.315</text:p>
          </table:table-cell>
          <table:table-cell table:style-name="ce611" table:formula="of:=[$Layout.$AE$1]*[Bigrams_FI_2Way.U9]+(1-[$Layout.$AE$1])*[Bigrams_EN_2Way.U9]" office:value-type="float" office:value="0.20969677934722" calcext:value-type="float">
            <text:p>0.210</text:p>
          </table:table-cell>
          <table:table-cell table:style-name="ce609" table:formula="of:=[$Layout.$AE$1]*[Bigrams_FI_2Way.V9]+(1-[$Layout.$AE$1])*[Bigrams_EN_2Way.V9]" office:value-type="float" office:value="0.657110783635855" calcext:value-type="float">
            <text:p>0.657</text:p>
          </table:table-cell>
          <table:table-cell table:style-name="ce609" table:formula="of:=[$Layout.$AE$1]*[Bigrams_FI_2Way.W9]+(1-[$Layout.$AE$1])*[Bigrams_EN_2Way.W9]" office:value-type="float" office:value="0.202206117988131" calcext:value-type="float">
            <text:p>0.202</text:p>
          </table:table-cell>
          <table:table-cell table:style-name="ce609" table:formula="of:=[$Layout.$AE$1]*[Bigrams_FI_2Way.X9]+(1-[$Layout.$AE$1])*[Bigrams_EN_2Way.X9]" office:value-type="float" office:value="0.0363410389438303" calcext:value-type="float">
            <text:p>0.036</text:p>
          </table:table-cell>
          <table:table-cell table:style-name="ce611" table:formula="of:=[$Layout.$AE$1]*[Bigrams_FI_2Way.Y9]+(1-[$Layout.$AE$1])*[Bigrams_EN_2Way.Y9]" office:value-type="float" office:value="0.0786366555113438" calcext:value-type="float">
            <text:p>0.079</text:p>
          </table:table-cell>
          <table:table-cell table:style-name="ce609" table:formula="of:=[$Layout.$AE$1]*[Bigrams_FI_2Way.Z9]+(1-[$Layout.$AE$1])*[Bigrams_EN_2Way.Z9]" office:value-type="float" office:value="0.0450545932688007" calcext:value-type="float">
            <text:p>0.045</text:p>
          </table:table-cell>
          <table:table-cell table:style-name="ce611" table:formula="of:=[$Layout.$AE$1]*[Bigrams_FI_2Way.AA9]+(1-[$Layout.$AE$1])*[Bigrams_EN_2Way.AA9]" office:value-type="float" office:value="0.0000568238232832656" calcext:value-type="float">
            <text:p>0.000</text:p>
          </table:table-cell>
          <table:table-cell table:style-name="ce611" table:formula="of:=[$Layout.$AE$1]*[Bigrams_FI_2Way.AB9]+(1-[$Layout.$AE$1])*[Bigrams_EN_2Way.AB9]" office:value-type="float" office:value="0.157946599018787" calcext:value-type="float">
            <text:p>0.158</text:p>
          </table:table-cell>
          <table:table-cell table:style-name="ce611" table:formula="of:=[$Layout.$AE$1]*[Bigrams_FI_2Way.AC9]+(1-[$Layout.$AE$1])*[Bigrams_EN_2Way.AC9]" office:value-type="float" office:value="0.0318258419355225" calcext:value-type="float">
            <text:p>0.032</text:p>
          </table:table-cell>
          <table:table-cell table:style-name="ce325" office:value-type="string" calcext:value-type="string">
            <text:p>I</text:p>
          </table:table-cell>
          <table:table-cell table:style-name="ce114" office:value-type="float" office:value="9" calcext:value-type="float">
            <text:p>9</text:p>
          </table:table-cell>
          <table:table-cell table:number-columns-repeated="993"/>
        </table:table-row>
        <table:table-row table:style-name="ro4">
          <table:table-cell table:style-name="ce609" table:formula="of:=[$Layout.$AE$1]*[Bigrams_FI_2Way.A10]+(1-[$Layout.$AE$1])*[Bigrams_EN_2Way.A10]" office:value-type="float" office:value="0.793148639599411" calcext:value-type="float">
            <text:p>0.793</text:p>
          </table:table-cell>
          <table:table-cell table:style-name="ce612" table:formula="of:=[$Layout.$AE$1]*[Bigrams_FI_2Way.B10]+(1-[$Layout.$AE$1])*[Bigrams_EN_2Way.B10]" office:value-type="float" office:value="0.0130634990584574" calcext:value-type="float">
            <text:p>0.013</text:p>
          </table:table-cell>
          <table:table-cell table:style-name="ce612" table:formula="of:=[$Layout.$AE$1]*[Bigrams_FI_2Way.C10]+(1-[$Layout.$AE$1])*[Bigrams_EN_2Way.C10]" office:value-type="float" office:value="0.000932810881224303" calcext:value-type="float">
            <text:p>0.001</text:p>
          </table:table-cell>
          <table:table-cell table:style-name="ce612" table:formula="of:=[$Layout.$AE$1]*[Bigrams_FI_2Way.D10]+(1-[$Layout.$AE$1])*[Bigrams_EN_2Way.D10]" office:value-type="float" office:value="0.00553022883369969" calcext:value-type="float">
            <text:p>0.006</text:p>
          </table:table-cell>
          <table:table-cell table:style-name="ce609" table:formula="of:=[$Layout.$AE$1]*[Bigrams_FI_2Way.E10]+(1-[$Layout.$AE$1])*[Bigrams_EN_2Way.E10]" office:value-type="float" office:value="0.147993186407255" calcext:value-type="float">
            <text:p>0.148</text:p>
          </table:table-cell>
          <table:table-cell table:style-name="ce612" table:formula="of:=[$Layout.$AE$1]*[Bigrams_FI_2Way.F10]+(1-[$Layout.$AE$1])*[Bigrams_EN_2Way.F10]" office:value-type="float" office:value="0.0007403975390176" calcext:value-type="float">
            <text:p>0.001</text:p>
          </table:table-cell>
          <table:table-cell table:style-name="ce612" table:formula="of:=[$Layout.$AE$1]*[Bigrams_FI_2Way.G10]+(1-[$Layout.$AE$1])*[Bigrams_EN_2Way.G10]" office:value-type="float" office:value="0.00148023246592348" calcext:value-type="float">
            <text:p>0.001</text:p>
          </table:table-cell>
          <table:table-cell table:style-name="ce612" table:formula="of:=[$Layout.$AE$1]*[Bigrams_FI_2Way.H10]+(1-[$Layout.$AE$1])*[Bigrams_EN_2Way.H10]" office:value-type="float" office:value="0.0304890755580865" calcext:value-type="float">
            <text:p>0.030</text:p>
          </table:table-cell>
          <table:table-cell table:style-name="ce609" table:formula="of:=[$Layout.$AE$1]*[Bigrams_FI_2Way.I10]+(1-[$Layout.$AE$1])*[Bigrams_EN_2Way.I10]" office:value-type="float" office:value="0.138599407663965" calcext:value-type="float">
            <text:p>0.139</text:p>
          </table:table-cell>
          <table:table-cell table:style-name="ce608" table:formula="of:=[$Layout.$AE$1]*[Bigrams_FI_2Way.J10]+(1-[$Layout.$AE$1])*[Bigrams_EN_2Way.J10]" office:value-type="float" office:value="0.000222231784127623" calcext:value-type="float">
            <text:p>0.000</text:p>
          </table:table-cell>
          <table:table-cell table:style-name="ce612" table:formula="of:=[$Layout.$AE$1]*[Bigrams_FI_2Way.K10]+(1-[$Layout.$AE$1])*[Bigrams_EN_2Way.K10]" office:value-type="float" office:value="0.00228589300990008" calcext:value-type="float">
            <text:p>0.002</text:p>
          </table:table-cell>
          <table:table-cell table:style-name="ce612" table:formula="of:=[$Layout.$AE$1]*[Bigrams_FI_2Way.L10]+(1-[$Layout.$AE$1])*[Bigrams_EN_2Way.L10]" office:value-type="float" office:value="0.0345291931323155" calcext:value-type="float">
            <text:p>0.035</text:p>
          </table:table-cell>
          <table:table-cell table:style-name="ce612" table:formula="of:=[$Layout.$AE$1]*[Bigrams_FI_2Way.M10]+(1-[$Layout.$AE$1])*[Bigrams_EN_2Way.M10]" office:value-type="float" office:value="0.00348538203207753" calcext:value-type="float">
            <text:p>0.003</text:p>
          </table:table-cell>
          <table:table-cell table:style-name="ce612" table:formula="of:=[$Layout.$AE$1]*[Bigrams_FI_2Way.N10]+(1-[$Layout.$AE$1])*[Bigrams_EN_2Way.N10]" office:value-type="float" office:value="0.192733372494137" calcext:value-type="float">
            <text:p>0.193</text:p>
          </table:table-cell>
          <table:table-cell table:style-name="ce609" table:formula="of:=[$Layout.$AE$1]*[Bigrams_FI_2Way.O10]+(1-[$Layout.$AE$1])*[Bigrams_EN_2Way.O10]" office:value-type="float" office:value="0.357708452828395" calcext:value-type="float">
            <text:p>0.358</text:p>
          </table:table-cell>
          <table:table-cell table:style-name="ce612" table:formula="of:=[$Layout.$AE$1]*[Bigrams_FI_2Way.P10]+(1-[$Layout.$AE$1])*[Bigrams_EN_2Way.P10]" office:value-type="float" office:value="0.00111003369641468" calcext:value-type="float">
            <text:p>0.001</text:p>
          </table:table-cell>
          <table:table-cell table:style-name="ce612" table:formula="of:=[$Layout.$AE$1]*[Bigrams_FI_2Way.Q10]+(1-[$Layout.$AE$1])*[Bigrams_EN_2Way.Q10]" office:value-type="float" office:value="0.0000433211326020936" calcext:value-type="float">
            <text:p>0.000</text:p>
          </table:table-cell>
          <table:table-cell table:style-name="ce612" table:formula="of:=[$Layout.$AE$1]*[Bigrams_FI_2Way.R10]+(1-[$Layout.$AE$1])*[Bigrams_EN_2Way.R10]" office:value-type="float" office:value="0.0778214703493963" calcext:value-type="float">
            <text:p>0.078</text:p>
          </table:table-cell>
          <table:table-cell table:style-name="ce612" table:formula="of:=[$Layout.$AE$1]*[Bigrams_FI_2Way.S10]+(1-[$Layout.$AE$1])*[Bigrams_EN_2Way.S10]" office:value-type="float" office:value="0.0261333325891851" calcext:value-type="float">
            <text:p>0.026</text:p>
          </table:table-cell>
          <table:table-cell table:style-name="ce612" table:formula="of:=[$Layout.$AE$1]*[Bigrams_FI_2Way.T10]+(1-[$Layout.$AE$1])*[Bigrams_EN_2Way.T10]" office:value-type="float" office:value="0.0330804669446481" calcext:value-type="float">
            <text:p>0.033</text:p>
          </table:table-cell>
          <table:table-cell table:style-name="ce609" table:formula="of:=[$Layout.$AE$1]*[Bigrams_FI_2Way.U10]+(1-[$Layout.$AE$1])*[Bigrams_EN_2Way.U10]" office:value-type="float" office:value="0.111939953174469" calcext:value-type="float">
            <text:p>0.112</text:p>
          </table:table-cell>
          <table:table-cell table:style-name="ce612" table:formula="of:=[$Layout.$AE$1]*[Bigrams_FI_2Way.V10]+(1-[$Layout.$AE$1])*[Bigrams_EN_2Way.V10]" office:value-type="float" office:value="0.000970505892709238" calcext:value-type="float">
            <text:p>0.001</text:p>
          </table:table-cell>
          <table:table-cell table:style-name="ce612" table:formula="of:=[$Layout.$AE$1]*[Bigrams_FI_2Way.W10]+(1-[$Layout.$AE$1])*[Bigrams_EN_2Way.W10]" office:value-type="float" office:value="0.000444463568255246" calcext:value-type="float">
            <text:p>0.000</text:p>
          </table:table-cell>
          <table:table-cell table:style-name="ce612" table:formula="of:=[$Layout.$AE$1]*[Bigrams_FI_2Way.X10]+(1-[$Layout.$AE$1])*[Bigrams_EN_2Way.X10]" office:value-type="float" office:value="0.000607058468541027" calcext:value-type="float">
            <text:p>0.001</text:p>
          </table:table-cell>
          <table:table-cell table:style-name="ce609" table:formula="of:=[$Layout.$AE$1]*[Bigrams_FI_2Way.Y10]+(1-[$Layout.$AE$1])*[Bigrams_EN_2Way.Y10]" office:value-type="float" office:value="0.0132585170246875" calcext:value-type="float">
            <text:p>0.013</text:p>
          </table:table-cell>
          <table:table-cell table:style-name="ce612" table:formula="of:=[$Layout.$AE$1]*[Bigrams_FI_2Way.Z10]+(1-[$Layout.$AE$1])*[Bigrams_EN_2Way.Z10]" office:value-type="float" office:value="0.000475969846511315" calcext:value-type="float">
            <text:p>0.000</text:p>
          </table:table-cell>
          <table:table-cell table:style-name="ce609" table:formula="of:=[$Layout.$AE$1]*[Bigrams_FI_2Way.AA10]+(1-[$Layout.$AE$1])*[Bigrams_EN_2Way.AA10]" office:value-type="float" office:value="0.00000731395745230151" calcext:value-type="float">
            <text:p>0.000</text:p>
          </table:table-cell>
          <table:table-cell table:style-name="ce609" table:formula="of:=[$Layout.$AE$1]*[Bigrams_FI_2Way.AB10]+(1-[$Layout.$AE$1])*[Bigrams_EN_2Way.AB10]" office:value-type="float" office:value="0.177315083576704" calcext:value-type="float">
            <text:p>0.177</text:p>
          </table:table-cell>
          <table:table-cell table:style-name="ce609" table:formula="of:=[$Layout.$AE$1]*[Bigrams_FI_2Way.AC10]+(1-[$Layout.$AE$1])*[Bigrams_EN_2Way.AC10]" office:value-type="float" office:value="0.0088847704682112" calcext:value-type="float">
            <text:p>0.009</text:p>
          </table:table-cell>
          <table:table-cell table:style-name="ce327" office:value-type="string" calcext:value-type="string">
            <text:p>J</text:p>
          </table:table-cell>
          <table:table-cell table:style-name="ce114" office:value-type="float" office:value="10" calcext:value-type="float">
            <text:p>10</text:p>
          </table:table-cell>
          <table:table-cell table:number-columns-repeated="993"/>
        </table:table-row>
        <table:table-row table:style-name="ro4">
          <table:table-cell table:style-name="ce609" table:formula="of:=[$Layout.$AE$1]*[Bigrams_FI_2Way.A11]+(1-[$Layout.$AE$1])*[Bigrams_EN_2Way.A11]" office:value-type="float" office:value="0.943377768918011" calcext:value-type="float">
            <text:p>0.943</text:p>
          </table:table-cell>
          <table:table-cell table:style-name="ce612" table:formula="of:=[$Layout.$AE$1]*[Bigrams_FI_2Way.B11]+(1-[$Layout.$AE$1])*[Bigrams_EN_2Way.B11]" office:value-type="float" office:value="0.00163816430200046" calcext:value-type="float">
            <text:p>0.002</text:p>
          </table:table-cell>
          <table:table-cell table:style-name="ce612" table:formula="of:=[$Layout.$AE$1]*[Bigrams_FI_2Way.C11]+(1-[$Layout.$AE$1])*[Bigrams_EN_2Way.C11]" office:value-type="float" office:value="0.0734630695558704" calcext:value-type="float">
            <text:p>0.073</text:p>
          </table:table-cell>
          <table:table-cell table:style-name="ce612" table:formula="of:=[$Layout.$AE$1]*[Bigrams_FI_2Way.D11]+(1-[$Layout.$AE$1])*[Bigrams_EN_2Way.D11]" office:value-type="float" office:value="0.00254678286242099" calcext:value-type="float">
            <text:p>0.003</text:p>
          </table:table-cell>
          <table:table-cell table:style-name="ce609" table:formula="of:=[$Layout.$AE$1]*[Bigrams_FI_2Way.E11]+(1-[$Layout.$AE$1])*[Bigrams_EN_2Way.E11]" office:value-type="float" office:value="0.512390938092234" calcext:value-type="float">
            <text:p>0.512</text:p>
          </table:table-cell>
          <table:table-cell table:style-name="ce612" table:formula="of:=[$Layout.$AE$1]*[Bigrams_FI_2Way.F11]+(1-[$Layout.$AE$1])*[Bigrams_EN_2Way.F11]" office:value-type="float" office:value="0.00241328162462934" calcext:value-type="float">
            <text:p>0.002</text:p>
          </table:table-cell>
          <table:table-cell table:style-name="ce612" table:formula="of:=[$Layout.$AE$1]*[Bigrams_FI_2Way.G11]+(1-[$Layout.$AE$1])*[Bigrams_EN_2Way.G11]" office:value-type="float" office:value="0.00372681873816996" calcext:value-type="float">
            <text:p>0.004</text:p>
          </table:table-cell>
          <table:table-cell table:style-name="ce612" table:formula="of:=[$Layout.$AE$1]*[Bigrams_FI_2Way.H11]+(1-[$Layout.$AE$1])*[Bigrams_EN_2Way.H11]" office:value-type="float" office:value="0.0193196134143651" calcext:value-type="float">
            <text:p>0.019</text:p>
          </table:table-cell>
          <table:table-cell table:style-name="ce609" table:formula="of:=[$Layout.$AE$1]*[Bigrams_FI_2Way.I11]+(1-[$Layout.$AE$1])*[Bigrams_EN_2Way.I11]" office:value-type="float" office:value="0.781249005954417" calcext:value-type="float">
            <text:p>0.781</text:p>
          </table:table-cell>
          <table:table-cell table:style-name="ce612" table:formula="of:=[$Layout.$AE$1]*[Bigrams_FI_2Way.J11]+(1-[$Layout.$AE$1])*[Bigrams_EN_2Way.J11]" office:value-type="float" office:value="0.00228589300990008" calcext:value-type="float">
            <text:p>0.002</text:p>
          </table:table-cell>
          <table:table-cell table:style-name="ce608" table:formula="of:=[$Layout.$AE$1]*[Bigrams_FI_2Way.K11]+(1-[$Layout.$AE$1])*[Bigrams_EN_2Way.K11]" office:value-type="float" office:value="0.164407073897615" calcext:value-type="float">
            <text:p>0.164</text:p>
          </table:table-cell>
          <table:table-cell table:style-name="ce612" table:formula="of:=[$Layout.$AE$1]*[Bigrams_FI_2Way.L11]+(1-[$Layout.$AE$1])*[Bigrams_EN_2Way.L11]" office:value-type="float" office:value="0.121834251726342" calcext:value-type="float">
            <text:p>0.122</text:p>
          </table:table-cell>
          <table:table-cell table:style-name="ce612" table:formula="of:=[$Layout.$AE$1]*[Bigrams_FI_2Way.M11]+(1-[$Layout.$AE$1])*[Bigrams_EN_2Way.M11]" office:value-type="float" office:value="0.0131158518257934" calcext:value-type="float">
            <text:p>0.013</text:p>
          </table:table-cell>
          <table:table-cell table:style-name="ce612" table:formula="of:=[$Layout.$AE$1]*[Bigrams_FI_2Way.N11]+(1-[$Layout.$AE$1])*[Bigrams_EN_2Way.N11]" office:value-type="float" office:value="0.456307290948867" calcext:value-type="float">
            <text:p>0.456</text:p>
          </table:table-cell>
          <table:table-cell table:style-name="ce609" table:formula="of:=[$Layout.$AE$1]*[Bigrams_FI_2Way.O11]+(1-[$Layout.$AE$1])*[Bigrams_EN_2Way.O11]" office:value-type="float" office:value="0.513993886611785" calcext:value-type="float">
            <text:p>0.514</text:p>
          </table:table-cell>
          <table:table-cell table:style-name="ce612" table:formula="of:=[$Layout.$AE$1]*[Bigrams_FI_2Way.P11]+(1-[$Layout.$AE$1])*[Bigrams_EN_2Way.P11]" office:value-type="float" office:value="0.00405160809394488" calcext:value-type="float">
            <text:p>0.004</text:p>
          </table:table-cell>
          <table:table-cell table:style-name="ce612" table:formula="of:=[$Layout.$AE$1]*[Bigrams_FI_2Way.Q11]+(1-[$Layout.$AE$1])*[Bigrams_EN_2Way.Q11]" office:value-type="float" office:value="0.0000500724779426796" calcext:value-type="float">
            <text:p>0.000</text:p>
          </table:table-cell>
          <table:table-cell table:style-name="ce612" table:formula="of:=[$Layout.$AE$1]*[Bigrams_FI_2Way.R11]+(1-[$Layout.$AE$1])*[Bigrams_EN_2Way.R11]" office:value-type="float" office:value="0.176138760670839" calcext:value-type="float">
            <text:p>0.176</text:p>
          </table:table-cell>
          <table:table-cell table:style-name="ce612" table:formula="of:=[$Layout.$AE$1]*[Bigrams_FI_2Way.S11]+(1-[$Layout.$AE$1])*[Bigrams_EN_2Way.S11]" office:value-type="float" office:value="0.487060575815942" calcext:value-type="float">
            <text:p>0.487</text:p>
          </table:table-cell>
          <table:table-cell table:style-name="ce612" table:formula="of:=[$Layout.$AE$1]*[Bigrams_FI_2Way.T11]+(1-[$Layout.$AE$1])*[Bigrams_EN_2Way.T11]" office:value-type="float" office:value="0.122943524321092" calcext:value-type="float">
            <text:p>0.123</text:p>
          </table:table-cell>
          <table:table-cell table:style-name="ce609" table:formula="of:=[$Layout.$AE$1]*[Bigrams_FI_2Way.U11]+(1-[$Layout.$AE$1])*[Bigrams_EN_2Way.U11]" office:value-type="float" office:value="0.514428150517553" calcext:value-type="float">
            <text:p>0.514</text:p>
          </table:table-cell>
          <table:table-cell table:style-name="ce612" table:formula="of:=[$Layout.$AE$1]*[Bigrams_FI_2Way.V11]+(1-[$Layout.$AE$1])*[Bigrams_EN_2Way.V11]" office:value-type="float" office:value="0.00366260484726791" calcext:value-type="float">
            <text:p>0.004</text:p>
          </table:table-cell>
          <table:table-cell table:style-name="ce612" table:formula="of:=[$Layout.$AE$1]*[Bigrams_FI_2Way.W11]+(1-[$Layout.$AE$1])*[Bigrams_EN_2Way.W11]" office:value-type="float" office:value="0.00285758302556951" calcext:value-type="float">
            <text:p>0.003</text:p>
          </table:table-cell>
          <table:table-cell table:style-name="ce612" table:formula="of:=[$Layout.$AE$1]*[Bigrams_FI_2Way.X11]+(1-[$Layout.$AE$1])*[Bigrams_EN_2Way.X11]" office:value-type="float" office:value="0.000673446697723453" calcext:value-type="float">
            <text:p>0.001</text:p>
          </table:table-cell>
          <table:table-cell table:style-name="ce609" table:formula="of:=[$Layout.$AE$1]*[Bigrams_FI_2Way.Y11]+(1-[$Layout.$AE$1])*[Bigrams_EN_2Way.Y11]" office:value-type="float" office:value="0.12766978044715" calcext:value-type="float">
            <text:p>0.128</text:p>
          </table:table-cell>
          <table:table-cell table:style-name="ce612" table:formula="of:=[$Layout.$AE$1]*[Bigrams_FI_2Way.Z11]+(1-[$Layout.$AE$1])*[Bigrams_EN_2Way.Z11]" office:value-type="float" office:value="0.000565425172274079" calcext:value-type="float">
            <text:p>0.001</text:p>
          </table:table-cell>
          <table:table-cell table:style-name="ce609" table:formula="of:=[$Layout.$AE$1]*[Bigrams_FI_2Way.AA11]+(1-[$Layout.$AE$1])*[Bigrams_EN_2Way.AA11]" office:value-type="float" office:value="0.000208729093446451" calcext:value-type="float">
            <text:p>0.000</text:p>
          </table:table-cell>
          <table:table-cell table:style-name="ce609" table:formula="of:=[$Layout.$AE$1]*[Bigrams_FI_2Way.AB11]+(1-[$Layout.$AE$1])*[Bigrams_EN_2Way.AB11]" office:value-type="float" office:value="0.240260126635434" calcext:value-type="float">
            <text:p>0.240</text:p>
          </table:table-cell>
          <table:table-cell table:style-name="ce609" table:formula="of:=[$Layout.$AE$1]*[Bigrams_FI_2Way.AC11]+(1-[$Layout.$AE$1])*[Bigrams_EN_2Way.AC11]" office:value-type="float" office:value="0.0289306400086345" calcext:value-type="float">
            <text:p>0.029</text:p>
          </table:table-cell>
          <table:table-cell table:style-name="ce327" office:value-type="string" calcext:value-type="string">
            <text:p>K</text:p>
          </table:table-cell>
          <table:table-cell table:style-name="ce114" office:value-type="float" office:value="11" calcext:value-type="float">
            <text:p>11</text:p>
          </table:table-cell>
          <table:table-cell table:number-columns-repeated="993"/>
        </table:table-row>
        <table:table-row table:style-name="ro4">
          <table:table-cell table:style-name="ce609" table:formula="of:=[$Layout.$AE$1]*[Bigrams_FI_2Way.A12]+(1-[$Layout.$AE$1])*[Bigrams_EN_2Way.A12]" office:value-type="float" office:value="1.87129542001335" calcext:value-type="float">
            <text:p>1.871</text:p>
          </table:table-cell>
          <table:table-cell table:style-name="ce612" table:formula="of:=[$Layout.$AE$1]*[Bigrams_FI_2Way.B12]+(1-[$Layout.$AE$1])*[Bigrams_EN_2Way.B12]" office:value-type="float" office:value="0.138134113584814" calcext:value-type="float">
            <text:p>0.138</text:p>
          </table:table-cell>
          <table:table-cell table:style-name="ce612" table:formula="of:=[$Layout.$AE$1]*[Bigrams_FI_2Way.C12]+(1-[$Layout.$AE$1])*[Bigrams_EN_2Way.C12]" office:value-type="float" office:value="0.0876069161951902" calcext:value-type="float">
            <text:p>0.088</text:p>
          </table:table-cell>
          <table:table-cell table:style-name="ce612" table:formula="of:=[$Layout.$AE$1]*[Bigrams_FI_2Way.D12]+(1-[$Layout.$AE$1])*[Bigrams_EN_2Way.D12]" office:value-type="float" office:value="0.15425071656529" calcext:value-type="float">
            <text:p>0.154</text:p>
          </table:table-cell>
          <table:table-cell table:style-name="ce609" table:formula="of:=[$Layout.$AE$1]*[Bigrams_FI_2Way.E12]+(1-[$Layout.$AE$1])*[Bigrams_EN_2Way.E12]" office:value-type="float" office:value="1.45056440000299" calcext:value-type="float">
            <text:p>1.451</text:p>
          </table:table-cell>
          <table:table-cell table:style-name="ce612" table:formula="of:=[$Layout.$AE$1]*[Bigrams_FI_2Way.F12]+(1-[$Layout.$AE$1])*[Bigrams_EN_2Way.F12]" office:value-type="float" office:value="0.0674149893549287" calcext:value-type="float">
            <text:p>0.067</text:p>
          </table:table-cell>
          <table:table-cell table:style-name="ce612" table:formula="of:=[$Layout.$AE$1]*[Bigrams_FI_2Way.G12]+(1-[$Layout.$AE$1])*[Bigrams_EN_2Way.G12]" office:value-type="float" office:value="0.0508610845433169" calcext:value-type="float">
            <text:p>0.051</text:p>
          </table:table-cell>
          <table:table-cell table:style-name="ce612" table:formula="of:=[$Layout.$AE$1]*[Bigrams_FI_2Way.H12]+(1-[$Layout.$AE$1])*[Bigrams_EN_2Way.H12]" office:value-type="float" office:value="0.01807992076081" calcext:value-type="float">
            <text:p>0.018</text:p>
          </table:table-cell>
          <table:table-cell table:style-name="ce609" table:formula="of:=[$Layout.$AE$1]*[Bigrams_FI_2Way.I12]+(1-[$Layout.$AE$1])*[Bigrams_EN_2Way.I12]" office:value-type="float" office:value="1.42454209144256" calcext:value-type="float">
            <text:p>1.425</text:p>
          </table:table-cell>
          <table:table-cell table:style-name="ce612" table:formula="of:=[$Layout.$AE$1]*[Bigrams_FI_2Way.J12]+(1-[$Layout.$AE$1])*[Bigrams_EN_2Way.J12]" office:value-type="float" office:value="0.0345291931323155" calcext:value-type="float">
            <text:p>0.035</text:p>
          </table:table-cell>
          <table:table-cell table:style-name="ce612" table:formula="of:=[$Layout.$AE$1]*[Bigrams_FI_2Way.K12]+(1-[$Layout.$AE$1])*[Bigrams_EN_2Way.K12]" office:value-type="float" office:value="0.121834251726342" calcext:value-type="float">
            <text:p>0.122</text:p>
          </table:table-cell>
          <table:table-cell table:style-name="ce608" table:formula="of:=[$Layout.$AE$1]*[Bigrams_FI_2Way.L12]+(1-[$Layout.$AE$1])*[Bigrams_EN_2Way.L12]" office:value-type="float" office:value="0.81272677516949" calcext:value-type="float">
            <text:p>0.813</text:p>
          </table:table-cell>
          <table:table-cell table:style-name="ce612" table:formula="of:=[$Layout.$AE$1]*[Bigrams_FI_2Way.M12]+(1-[$Layout.$AE$1])*[Bigrams_EN_2Way.M12]" office:value-type="float" office:value="0.123306531512535" calcext:value-type="float">
            <text:p>0.123</text:p>
          </table:table-cell>
          <table:table-cell table:style-name="ce612" table:formula="of:=[$Layout.$AE$1]*[Bigrams_FI_2Way.N12]+(1-[$Layout.$AE$1])*[Bigrams_EN_2Way.N12]" office:value-type="float" office:value="0.160733679950404" calcext:value-type="float">
            <text:p>0.161</text:p>
          </table:table-cell>
          <table:table-cell table:style-name="ce609" table:formula="of:=[$Layout.$AE$1]*[Bigrams_FI_2Way.O12]+(1-[$Layout.$AE$1])*[Bigrams_EN_2Way.O12]" office:value-type="float" office:value="0.874033805696461" calcext:value-type="float">
            <text:p>0.874</text:p>
          </table:table-cell>
          <table:table-cell table:style-name="ce612" table:formula="of:=[$Layout.$AE$1]*[Bigrams_FI_2Way.P12]+(1-[$Layout.$AE$1])*[Bigrams_EN_2Way.P12]" office:value-type="float" office:value="0.168760969428378" calcext:value-type="float">
            <text:p>0.169</text:p>
          </table:table-cell>
          <table:table-cell table:style-name="ce612" table:formula="of:=[$Layout.$AE$1]*[Bigrams_FI_2Way.Q12]+(1-[$Layout.$AE$1])*[Bigrams_EN_2Way.Q12]" office:value-type="float" office:value="0.000259926795612562" calcext:value-type="float">
            <text:p>0.000</text:p>
          </table:table-cell>
          <table:table-cell table:style-name="ce612" table:formula="of:=[$Layout.$AE$1]*[Bigrams_FI_2Way.R12]+(1-[$Layout.$AE$1])*[Bigrams_EN_2Way.R12]" office:value-type="float" office:value="0.0630909446725449" calcext:value-type="float">
            <text:p>0.063</text:p>
          </table:table-cell>
          <table:table-cell table:style-name="ce612" table:formula="of:=[$Layout.$AE$1]*[Bigrams_FI_2Way.S12]+(1-[$Layout.$AE$1])*[Bigrams_EN_2Way.S12]" office:value-type="float" office:value="0.144221636315469" calcext:value-type="float">
            <text:p>0.144</text:p>
          </table:table-cell>
          <table:table-cell table:style-name="ce612" table:formula="of:=[$Layout.$AE$1]*[Bigrams_FI_2Way.T12]+(1-[$Layout.$AE$1])*[Bigrams_EN_2Way.T12]" office:value-type="float" office:value="0.260197418069498" calcext:value-type="float">
            <text:p>0.260</text:p>
          </table:table-cell>
          <table:table-cell table:style-name="ce609" table:formula="of:=[$Layout.$AE$1]*[Bigrams_FI_2Way.U12]+(1-[$Layout.$AE$1])*[Bigrams_EN_2Way.U12]" office:value-type="float" office:value="0.6381486144394" calcext:value-type="float">
            <text:p>0.638</text:p>
          </table:table-cell>
          <table:table-cell table:style-name="ce612" table:formula="of:=[$Layout.$AE$1]*[Bigrams_FI_2Way.V12]+(1-[$Layout.$AE$1])*[Bigrams_EN_2Way.V12]" office:value-type="float" office:value="0.043313206297619" calcext:value-type="float">
            <text:p>0.043</text:p>
          </table:table-cell>
          <table:table-cell table:style-name="ce612" table:formula="of:=[$Layout.$AE$1]*[Bigrams_FI_2Way.W12]+(1-[$Layout.$AE$1])*[Bigrams_EN_2Way.W12]" office:value-type="float" office:value="0.0153761492252561" calcext:value-type="float">
            <text:p>0.015</text:p>
          </table:table-cell>
          <table:table-cell table:style-name="ce612" table:formula="of:=[$Layout.$AE$1]*[Bigrams_FI_2Way.X12]+(1-[$Layout.$AE$1])*[Bigrams_EN_2Way.X12]" office:value-type="float" office:value="0.00100860134899081" calcext:value-type="float">
            <text:p>0.001</text:p>
          </table:table-cell>
          <table:table-cell table:style-name="ce609" table:formula="of:=[$Layout.$AE$1]*[Bigrams_FI_2Way.Y12]+(1-[$Layout.$AE$1])*[Bigrams_EN_2Way.Y12]" office:value-type="float" office:value="0.322550122662943" calcext:value-type="float">
            <text:p>0.323</text:p>
          </table:table-cell>
          <table:table-cell table:style-name="ce612" table:formula="of:=[$Layout.$AE$1]*[Bigrams_FI_2Way.Z12]+(1-[$Layout.$AE$1])*[Bigrams_EN_2Way.Z12]" office:value-type="float" office:value="0.0015127018010879" calcext:value-type="float">
            <text:p>0.002</text:p>
          </table:table-cell>
          <table:table-cell table:style-name="ce609" table:formula="of:=[$Layout.$AE$1]*[Bigrams_FI_2Way.AA12]+(1-[$Layout.$AE$1])*[Bigrams_EN_2Way.AA12]" office:value-type="float" office:value="0.000243611044372813" calcext:value-type="float">
            <text:p>0.000</text:p>
          </table:table-cell>
          <table:table-cell table:style-name="ce609" table:formula="of:=[$Layout.$AE$1]*[Bigrams_FI_2Way.AB12]+(1-[$Layout.$AE$1])*[Bigrams_EN_2Way.AB12]" office:value-type="float" office:value="0.273093606863039" calcext:value-type="float">
            <text:p>0.273</text:p>
          </table:table-cell>
          <table:table-cell table:style-name="ce609" table:formula="of:=[$Layout.$AE$1]*[Bigrams_FI_2Way.AC12]+(1-[$Layout.$AE$1])*[Bigrams_EN_2Way.AC12]" office:value-type="float" office:value="0.0299326521795998" calcext:value-type="float">
            <text:p>0.030</text:p>
          </table:table-cell>
          <table:table-cell table:style-name="ce327" office:value-type="string" calcext:value-type="string">
            <text:p>L</text:p>
          </table:table-cell>
          <table:table-cell table:style-name="ce114" office:value-type="float" office:value="12" calcext:value-type="float">
            <text:p>12</text:p>
          </table:table-cell>
          <table:table-cell table:number-columns-repeated="993"/>
        </table:table-row>
        <table:table-row table:style-name="ro4">
          <table:table-cell table:style-name="ce609" table:formula="of:=[$Layout.$AE$1]*[Bigrams_FI_2Way.A13]+(1-[$Layout.$AE$1])*[Bigrams_EN_2Way.A13]" office:value-type="float" office:value="1.07204162348431" calcext:value-type="float">
            <text:p>1.072</text:p>
          </table:table-cell>
          <table:table-cell table:style-name="ce612" table:formula="of:=[$Layout.$AE$1]*[Bigrams_FI_2Way.B13]+(1-[$Layout.$AE$1])*[Bigrams_EN_2Way.B13]" office:value-type="float" office:value="0.0550438275285116" calcext:value-type="float">
            <text:p>0.055</text:p>
          </table:table-cell>
          <table:table-cell table:style-name="ce612" table:formula="of:=[$Layout.$AE$1]*[Bigrams_FI_2Way.C13]+(1-[$Layout.$AE$1])*[Bigrams_EN_2Way.C13]" office:value-type="float" office:value="0.00814323775798803" calcext:value-type="float">
            <text:p>0.008</text:p>
          </table:table-cell>
          <table:table-cell table:style-name="ce612" table:formula="of:=[$Layout.$AE$1]*[Bigrams_FI_2Way.D13]+(1-[$Layout.$AE$1])*[Bigrams_EN_2Way.D13]" office:value-type="float" office:value="0.0127721520417374" calcext:value-type="float">
            <text:p>0.013</text:p>
          </table:table-cell>
          <table:table-cell table:style-name="ce609" table:formula="of:=[$Layout.$AE$1]*[Bigrams_FI_2Way.E13]+(1-[$Layout.$AE$1])*[Bigrams_EN_2Way.E13]" office:value-type="float" office:value="0.934638033775991" calcext:value-type="float">
            <text:p>0.935</text:p>
          </table:table-cell>
          <table:table-cell table:style-name="ce612" table:formula="of:=[$Layout.$AE$1]*[Bigrams_FI_2Way.F13]+(1-[$Layout.$AE$1])*[Bigrams_EN_2Way.F13]" office:value-type="float" office:value="0.00433186503574567" calcext:value-type="float">
            <text:p>0.004</text:p>
          </table:table-cell>
          <table:table-cell table:style-name="ce612" table:formula="of:=[$Layout.$AE$1]*[Bigrams_FI_2Way.G13]+(1-[$Layout.$AE$1])*[Bigrams_EN_2Way.G13]" office:value-type="float" office:value="0.00846609105296412" calcext:value-type="float">
            <text:p>0.008</text:p>
          </table:table-cell>
          <table:table-cell table:style-name="ce612" table:formula="of:=[$Layout.$AE$1]*[Bigrams_FI_2Way.H13]+(1-[$Layout.$AE$1])*[Bigrams_EN_2Way.H13]" office:value-type="float" office:value="0.0345713691467298" calcext:value-type="float">
            <text:p>0.035</text:p>
          </table:table-cell>
          <table:table-cell table:style-name="ce609" table:formula="of:=[$Layout.$AE$1]*[Bigrams_FI_2Way.I13]+(1-[$Layout.$AE$1])*[Bigrams_EN_2Way.I13]" office:value-type="float" office:value="0.919918444288394" calcext:value-type="float">
            <text:p>0.920</text:p>
          </table:table-cell>
          <table:table-cell table:style-name="ce612" table:formula="of:=[$Layout.$AE$1]*[Bigrams_FI_2Way.J13]+(1-[$Layout.$AE$1])*[Bigrams_EN_2Way.J13]" office:value-type="float" office:value="0.00348538203207753" calcext:value-type="float">
            <text:p>0.003</text:p>
          </table:table-cell>
          <table:table-cell table:style-name="ce612" table:formula="of:=[$Layout.$AE$1]*[Bigrams_FI_2Way.K13]+(1-[$Layout.$AE$1])*[Bigrams_EN_2Way.K13]" office:value-type="float" office:value="0.0131158518257934" calcext:value-type="float">
            <text:p>0.013</text:p>
          </table:table-cell>
          <table:table-cell table:style-name="ce612" table:formula="of:=[$Layout.$AE$1]*[Bigrams_FI_2Way.L13]+(1-[$Layout.$AE$1])*[Bigrams_EN_2Way.L13]" office:value-type="float" office:value="0.123306531512535" calcext:value-type="float">
            <text:p>0.123</text:p>
          </table:table-cell>
          <table:table-cell table:style-name="ce608" table:formula="of:=[$Layout.$AE$1]*[Bigrams_FI_2Way.M13]+(1-[$Layout.$AE$1])*[Bigrams_EN_2Way.M13]" office:value-type="float" office:value="0.170035067927986" calcext:value-type="float">
            <text:p>0.170</text:p>
          </table:table-cell>
          <table:table-cell table:style-name="ce612" table:formula="of:=[$Layout.$AE$1]*[Bigrams_FI_2Way.N13]+(1-[$Layout.$AE$1])*[Bigrams_EN_2Way.N13]" office:value-type="float" office:value="0.199912587586328" calcext:value-type="float">
            <text:p>0.200</text:p>
          </table:table-cell>
          <table:table-cell table:style-name="ce609" table:formula="of:=[$Layout.$AE$1]*[Bigrams_FI_2Way.O13]+(1-[$Layout.$AE$1])*[Bigrams_EN_2Way.O13]" office:value-type="float" office:value="0.666266351690902" calcext:value-type="float">
            <text:p>0.666</text:p>
          </table:table-cell>
          <table:table-cell table:style-name="ce612" table:formula="of:=[$Layout.$AE$1]*[Bigrams_FI_2Way.P13]+(1-[$Layout.$AE$1])*[Bigrams_EN_2Way.P13]" office:value-type="float" office:value="0.188469149322386" calcext:value-type="float">
            <text:p>0.188</text:p>
          </table:table-cell>
          <table:table-cell table:style-name="ce612" table:formula="of:=[$Layout.$AE$1]*[Bigrams_FI_2Way.Q13]+(1-[$Layout.$AE$1])*[Bigrams_EN_2Way.Q13]" office:value-type="float" office:value="0.000113647646566531" calcext:value-type="float">
            <text:p>0.000</text:p>
          </table:table-cell>
          <table:table-cell table:style-name="ce612" table:formula="of:=[$Layout.$AE$1]*[Bigrams_FI_2Way.R13]+(1-[$Layout.$AE$1])*[Bigrams_EN_2Way.R13]" office:value-type="float" office:value="0.122305511789334" calcext:value-type="float">
            <text:p>0.122</text:p>
          </table:table-cell>
          <table:table-cell table:style-name="ce612" table:formula="of:=[$Layout.$AE$1]*[Bigrams_FI_2Way.S13]+(1-[$Layout.$AE$1])*[Bigrams_EN_2Way.S13]" office:value-type="float" office:value="0.12011288006361" calcext:value-type="float">
            <text:p>0.120</text:p>
          </table:table-cell>
          <table:table-cell table:style-name="ce612" table:formula="of:=[$Layout.$AE$1]*[Bigrams_FI_2Way.T13]+(1-[$Layout.$AE$1])*[Bigrams_EN_2Way.T13]" office:value-type="float" office:value="0.0510093494880725" calcext:value-type="float">
            <text:p>0.051</text:p>
          </table:table-cell>
          <table:table-cell table:style-name="ce609" table:formula="of:=[$Layout.$AE$1]*[Bigrams_FI_2Way.U13]+(1-[$Layout.$AE$1])*[Bigrams_EN_2Way.U13]" office:value-type="float" office:value="0.374273248775283" calcext:value-type="float">
            <text:p>0.374</text:p>
          </table:table-cell>
          <table:table-cell table:style-name="ce612" table:formula="of:=[$Layout.$AE$1]*[Bigrams_FI_2Way.V13]+(1-[$Layout.$AE$1])*[Bigrams_EN_2Way.V13]" office:value-type="float" office:value="0.002115984152162" calcext:value-type="float">
            <text:p>0.002</text:p>
          </table:table-cell>
          <table:table-cell table:style-name="ce612" table:formula="of:=[$Layout.$AE$1]*[Bigrams_FI_2Way.W13]+(1-[$Layout.$AE$1])*[Bigrams_EN_2Way.W13]" office:value-type="float" office:value="0.00198569641972556" calcext:value-type="float">
            <text:p>0.002</text:p>
          </table:table-cell>
          <table:table-cell table:style-name="ce612" table:formula="of:=[$Layout.$AE$1]*[Bigrams_FI_2Way.X13]+(1-[$Layout.$AE$1])*[Bigrams_EN_2Way.X13]" office:value-type="float" office:value="0.000980070298608405" calcext:value-type="float">
            <text:p>0.001</text:p>
          </table:table-cell>
          <table:table-cell table:style-name="ce609" table:formula="of:=[$Layout.$AE$1]*[Bigrams_FI_2Way.Y13]+(1-[$Layout.$AE$1])*[Bigrams_EN_2Way.Y13]" office:value-type="float" office:value="0.160144843452955" calcext:value-type="float">
            <text:p>0.160</text:p>
          </table:table-cell>
          <table:table-cell table:style-name="ce612" table:formula="of:=[$Layout.$AE$1]*[Bigrams_FI_2Way.Z13]+(1-[$Layout.$AE$1])*[Bigrams_EN_2Way.Z13]" office:value-type="float" office:value="0.000567113008609226" calcext:value-type="float">
            <text:p>0.001</text:p>
          </table:table-cell>
          <table:table-cell table:style-name="ce609" table:formula="of:=[$Layout.$AE$1]*[Bigrams_FI_2Way.AA13]+(1-[$Layout.$AE$1])*[Bigrams_EN_2Way.AA13]" office:value-type="float" office:value="0.000114772870789962" calcext:value-type="float">
            <text:p>0.000</text:p>
          </table:table-cell>
          <table:table-cell table:style-name="ce609" table:formula="of:=[$Layout.$AE$1]*[Bigrams_FI_2Way.AB13]+(1-[$Layout.$AE$1])*[Bigrams_EN_2Way.AB13]" office:value-type="float" office:value="0.22144356455911" calcext:value-type="float">
            <text:p>0.221</text:p>
          </table:table-cell>
          <table:table-cell table:style-name="ce609" table:formula="of:=[$Layout.$AE$1]*[Bigrams_FI_2Way.AC13]+(1-[$Layout.$AE$1])*[Bigrams_EN_2Way.AC13]" office:value-type="float" office:value="0.0088155691784702" calcext:value-type="float">
            <text:p>0.009</text:p>
          </table:table-cell>
          <table:table-cell table:style-name="ce327" office:value-type="string" calcext:value-type="string">
            <text:p>M</text:p>
          </table:table-cell>
          <table:table-cell table:style-name="ce114" office:value-type="float" office:value="13" calcext:value-type="float">
            <text:p>13</text:p>
          </table:table-cell>
          <table:table-cell table:number-columns-repeated="993"/>
        </table:table-row>
        <table:table-row table:style-name="ro4">
          <table:table-cell table:style-name="ce609" table:formula="of:=[$Layout.$AE$1]*[Bigrams_FI_2Way.A14]+(1-[$Layout.$AE$1])*[Bigrams_EN_2Way.A14]" office:value-type="float" office:value="2.43366241959035" calcext:value-type="float">
            <text:p>2.434</text:p>
          </table:table-cell>
          <table:table-cell table:style-name="ce612" table:formula="of:=[$Layout.$AE$1]*[Bigrams_FI_2Way.B14]+(1-[$Layout.$AE$1])*[Bigrams_EN_2Way.B14]" office:value-type="float" office:value="0.0198980547753751" calcext:value-type="float">
            <text:p>0.020</text:p>
          </table:table-cell>
          <table:table-cell table:style-name="ce612" table:formula="of:=[$Layout.$AE$1]*[Bigrams_FI_2Way.C14]+(1-[$Layout.$AE$1])*[Bigrams_EN_2Way.C14]" office:value-type="float" office:value="0.227542732145235" calcext:value-type="float">
            <text:p>0.228</text:p>
          </table:table-cell>
          <table:table-cell table:style-name="ce612" table:formula="of:=[$Layout.$AE$1]*[Bigrams_FI_2Way.D14]+(1-[$Layout.$AE$1])*[Bigrams_EN_2Way.D14]" office:value-type="float" office:value="0.727927237960708" calcext:value-type="float">
            <text:p>0.728</text:p>
          </table:table-cell>
          <table:table-cell table:style-name="ce609" table:formula="of:=[$Layout.$AE$1]*[Bigrams_FI_2Way.E14]+(1-[$Layout.$AE$1])*[Bigrams_EN_2Way.E14]" office:value-type="float" office:value="2.60001253778841" calcext:value-type="float">
            <text:p>2.600</text:p>
          </table:table-cell>
          <table:table-cell table:style-name="ce612" table:formula="of:=[$Layout.$AE$1]*[Bigrams_FI_2Way.F14]+(1-[$Layout.$AE$1])*[Bigrams_EN_2Way.F14]" office:value-type="float" office:value="0.0491906891836336" calcext:value-type="float">
            <text:p>0.049</text:p>
          </table:table-cell>
          <table:table-cell table:style-name="ce612" table:formula="of:=[$Layout.$AE$1]*[Bigrams_FI_2Way.G14]+(1-[$Layout.$AE$1])*[Bigrams_EN_2Way.G14]" office:value-type="float" office:value="0.59037436583488" calcext:value-type="float">
            <text:p>0.590</text:p>
          </table:table-cell>
          <table:table-cell table:style-name="ce612" table:formula="of:=[$Layout.$AE$1]*[Bigrams_FI_2Way.H14]+(1-[$Layout.$AE$1])*[Bigrams_EN_2Way.H14]" office:value-type="float" office:value="0.128033826805667" calcext:value-type="float">
            <text:p>0.128</text:p>
          </table:table-cell>
          <table:table-cell table:style-name="ce609" table:formula="of:=[$Layout.$AE$1]*[Bigrams_FI_2Way.I14]+(1-[$Layout.$AE$1])*[Bigrams_EN_2Way.I14]" office:value-type="float" office:value="2.64122362841243" calcext:value-type="float">
            <text:p>2.641</text:p>
          </table:table-cell>
          <table:table-cell table:style-name="ce612" table:formula="of:=[$Layout.$AE$1]*[Bigrams_FI_2Way.J14]+(1-[$Layout.$AE$1])*[Bigrams_EN_2Way.J14]" office:value-type="float" office:value="0.192733372494137" calcext:value-type="float">
            <text:p>0.193</text:p>
          </table:table-cell>
          <table:table-cell table:style-name="ce612" table:formula="of:=[$Layout.$AE$1]*[Bigrams_FI_2Way.K14]+(1-[$Layout.$AE$1])*[Bigrams_EN_2Way.K14]" office:value-type="float" office:value="0.456307290948867" calcext:value-type="float">
            <text:p>0.456</text:p>
          </table:table-cell>
          <table:table-cell table:style-name="ce612" table:formula="of:=[$Layout.$AE$1]*[Bigrams_FI_2Way.L14]+(1-[$Layout.$AE$1])*[Bigrams_EN_2Way.L14]" office:value-type="float" office:value="0.160733679950404" calcext:value-type="float">
            <text:p>0.161</text:p>
          </table:table-cell>
          <table:table-cell table:style-name="ce612" table:formula="of:=[$Layout.$AE$1]*[Bigrams_FI_2Way.M14]+(1-[$Layout.$AE$1])*[Bigrams_EN_2Way.M14]" office:value-type="float" office:value="0.199912587586328" calcext:value-type="float">
            <text:p>0.200</text:p>
          </table:table-cell>
          <table:table-cell table:style-name="ce608" table:formula="of:=[$Layout.$AE$1]*[Bigrams_FI_2Way.N14]+(1-[$Layout.$AE$1])*[Bigrams_EN_2Way.N14]" office:value-type="float" office:value="0.344374287609292" calcext:value-type="float">
            <text:p>0.344</text:p>
          </table:table-cell>
          <table:table-cell table:style-name="ce609" table:formula="of:=[$Layout.$AE$1]*[Bigrams_FI_2Way.O14]+(1-[$Layout.$AE$1])*[Bigrams_EN_2Way.O14]" office:value-type="float" office:value="1.87094252161128" calcext:value-type="float">
            <text:p>1.871</text:p>
          </table:table-cell>
          <table:table-cell table:style-name="ce612" table:formula="of:=[$Layout.$AE$1]*[Bigrams_FI_2Way.P14]+(1-[$Layout.$AE$1])*[Bigrams_EN_2Way.P14]" office:value-type="float" office:value="0.17390676945695" calcext:value-type="float">
            <text:p>0.174</text:p>
          </table:table-cell>
          <table:table-cell table:style-name="ce612" table:formula="of:=[$Layout.$AE$1]*[Bigrams_FI_2Way.Q14]+(1-[$Layout.$AE$1])*[Bigrams_EN_2Way.Q14]" office:value-type="float" office:value="0.00377865516261426" calcext:value-type="float">
            <text:p>0.004</text:p>
          </table:table-cell>
          <table:table-cell table:style-name="ce612" table:formula="of:=[$Layout.$AE$1]*[Bigrams_FI_2Way.R14]+(1-[$Layout.$AE$1])*[Bigrams_EN_2Way.R14]" office:value-type="float" office:value="0.167156721004795" calcext:value-type="float">
            <text:p>0.167</text:p>
          </table:table-cell>
          <table:table-cell table:style-name="ce612" table:formula="of:=[$Layout.$AE$1]*[Bigrams_FI_2Way.S14]+(1-[$Layout.$AE$1])*[Bigrams_EN_2Way.S14]" office:value-type="float" office:value="0.647513481581474" calcext:value-type="float">
            <text:p>0.648</text:p>
          </table:table-cell>
          <table:table-cell table:style-name="ce612" table:formula="of:=[$Layout.$AE$1]*[Bigrams_FI_2Way.T14]+(1-[$Layout.$AE$1])*[Bigrams_EN_2Way.T14]" office:value-type="float" office:value="0.951878401924152" calcext:value-type="float">
            <text:p>0.952</text:p>
          </table:table-cell>
          <table:table-cell table:style-name="ce609" table:formula="of:=[$Layout.$AE$1]*[Bigrams_FI_2Way.U14]+(1-[$Layout.$AE$1])*[Bigrams_EN_2Way.U14]" office:value-type="float" office:value="0.589047377115838" calcext:value-type="float">
            <text:p>0.589</text:p>
          </table:table-cell>
          <table:table-cell table:style-name="ce612" table:formula="of:=[$Layout.$AE$1]*[Bigrams_FI_2Way.V14]+(1-[$Layout.$AE$1])*[Bigrams_EN_2Way.V14]" office:value-type="float" office:value="0.195084068382306" calcext:value-type="float">
            <text:p>0.195</text:p>
          </table:table-cell>
          <table:table-cell table:style-name="ce612" table:formula="of:=[$Layout.$AE$1]*[Bigrams_FI_2Way.W14]+(1-[$Layout.$AE$1])*[Bigrams_EN_2Way.W14]" office:value-type="float" office:value="0.0486566643385027" calcext:value-type="float">
            <text:p>0.049</text:p>
          </table:table-cell>
          <table:table-cell table:style-name="ce612" table:formula="of:=[$Layout.$AE$1]*[Bigrams_FI_2Way.X14]+(1-[$Layout.$AE$1])*[Bigrams_EN_2Way.X14]" office:value-type="float" office:value="0.00295210186033771" calcext:value-type="float">
            <text:p>0.003</text:p>
          </table:table-cell>
          <table:table-cell table:style-name="ce609" table:formula="of:=[$Layout.$AE$1]*[Bigrams_FI_2Way.Y14]+(1-[$Layout.$AE$1])*[Bigrams_EN_2Way.Y14]" office:value-type="float" office:value="0.205923912473038" calcext:value-type="float">
            <text:p>0.206</text:p>
          </table:table-cell>
          <table:table-cell table:style-name="ce612" table:formula="of:=[$Layout.$AE$1]*[Bigrams_FI_2Way.Z14]+(1-[$Layout.$AE$1])*[Bigrams_EN_2Way.Z14]" office:value-type="float" office:value="0.00547919329884866" calcext:value-type="float">
            <text:p>0.005</text:p>
          </table:table-cell>
          <table:table-cell table:style-name="ce609" table:formula="of:=[$Layout.$AE$1]*[Bigrams_FI_2Way.AA14]+(1-[$Layout.$AE$1])*[Bigrams_EN_2Way.AA14]" office:value-type="float" office:value="0.000265552916729716" calcext:value-type="float">
            <text:p>0.000</text:p>
          </table:table-cell>
          <table:table-cell table:style-name="ce609" table:formula="of:=[$Layout.$AE$1]*[Bigrams_FI_2Way.AB14]+(1-[$Layout.$AE$1])*[Bigrams_EN_2Way.AB14]" office:value-type="float" office:value="0.379027841377951" calcext:value-type="float">
            <text:p>0.379</text:p>
          </table:table-cell>
          <table:table-cell table:style-name="ce609" table:formula="of:=[$Layout.$AE$1]*[Bigrams_FI_2Way.AC14]+(1-[$Layout.$AE$1])*[Bigrams_EN_2Way.AC14]" office:value-type="float" office:value="0.0367020011077607" calcext:value-type="float">
            <text:p>0.037</text:p>
          </table:table-cell>
          <table:table-cell table:style-name="ce327" office:value-type="string" calcext:value-type="string">
            <text:p>N</text:p>
          </table:table-cell>
          <table:table-cell table:style-name="ce114" office:value-type="float" office:value="14" calcext:value-type="float">
            <text:p>14</text:p>
          </table:table-cell>
          <table:table-cell table:number-columns-repeated="993"/>
        </table:table-row>
        <table:table-row table:style-name="ro4">
          <table:table-cell table:style-name="ce611" table:formula="of:=[$Layout.$AE$1]*[Bigrams_FI_2Way.A15]+(1-[$Layout.$AE$1])*[Bigrams_EN_2Way.A15]" office:value-type="float" office:value="0.223840927411605" calcext:value-type="float">
            <text:p>0.224</text:p>
          </table:table-cell>
          <table:table-cell table:style-name="ce609" table:formula="of:=[$Layout.$AE$1]*[Bigrams_FI_2Way.B15]+(1-[$Layout.$AE$1])*[Bigrams_EN_2Way.B15]" office:value-type="float" office:value="0.174046776381129" calcext:value-type="float">
            <text:p>0.174</text:p>
          </table:table-cell>
          <table:table-cell table:style-name="ce609" table:formula="of:=[$Layout.$AE$1]*[Bigrams_FI_2Way.C15]+(1-[$Layout.$AE$1])*[Bigrams_EN_2Way.C15]" office:value-type="float" office:value="0.514389102716498" calcext:value-type="float">
            <text:p>0.514</text:p>
          </table:table-cell>
          <table:table-cell table:style-name="ce609" table:formula="of:=[$Layout.$AE$1]*[Bigrams_FI_2Way.D15]+(1-[$Layout.$AE$1])*[Bigrams_EN_2Way.D15]" office:value-type="float" office:value="0.315435009029249" calcext:value-type="float">
            <text:p>0.315</text:p>
          </table:table-cell>
          <table:table-cell table:style-name="ce611" table:formula="of:=[$Layout.$AE$1]*[Bigrams_FI_2Way.E15]+(1-[$Layout.$AE$1])*[Bigrams_EN_2Way.E15]" office:value-type="float" office:value="0.134149635377842" calcext:value-type="float">
            <text:p>0.134</text:p>
          </table:table-cell>
          <table:table-cell table:style-name="ce609" table:formula="of:=[$Layout.$AE$1]*[Bigrams_FI_2Way.F15]+(1-[$Layout.$AE$1])*[Bigrams_EN_2Way.F15]" office:value-type="float" office:value="0.857749230684198" calcext:value-type="float">
            <text:p>0.858</text:p>
          </table:table-cell>
          <table:table-cell table:style-name="ce609" table:formula="of:=[$Layout.$AE$1]*[Bigrams_FI_2Way.G15]+(1-[$Layout.$AE$1])*[Bigrams_EN_2Way.G15]" office:value-type="float" office:value="0.14846537968621" calcext:value-type="float">
            <text:p>0.148</text:p>
          </table:table-cell>
          <table:table-cell table:style-name="ce609" table:formula="of:=[$Layout.$AE$1]*[Bigrams_FI_2Way.H15]+(1-[$Layout.$AE$1])*[Bigrams_EN_2Way.H15]" office:value-type="float" office:value="0.392686460320948" calcext:value-type="float">
            <text:p>0.393</text:p>
          </table:table-cell>
          <table:table-cell table:style-name="ce611" table:formula="of:=[$Layout.$AE$1]*[Bigrams_FI_2Way.I15]+(1-[$Layout.$AE$1])*[Bigrams_EN_2Way.I15]" office:value-type="float" office:value="0.99847837868152" calcext:value-type="float">
            <text:p>0.998</text:p>
          </table:table-cell>
          <table:table-cell table:style-name="ce609" table:formula="of:=[$Layout.$AE$1]*[Bigrams_FI_2Way.J15]+(1-[$Layout.$AE$1])*[Bigrams_EN_2Way.J15]" office:value-type="float" office:value="0.357708452828395" calcext:value-type="float">
            <text:p>0.358</text:p>
          </table:table-cell>
          <table:table-cell table:style-name="ce609" table:formula="of:=[$Layout.$AE$1]*[Bigrams_FI_2Way.K15]+(1-[$Layout.$AE$1])*[Bigrams_EN_2Way.K15]" office:value-type="float" office:value="0.513993886611785" calcext:value-type="float">
            <text:p>0.514</text:p>
          </table:table-cell>
          <table:table-cell table:style-name="ce609" table:formula="of:=[$Layout.$AE$1]*[Bigrams_FI_2Way.L15]+(1-[$Layout.$AE$1])*[Bigrams_EN_2Way.L15]" office:value-type="float" office:value="0.874033805696461" calcext:value-type="float">
            <text:p>0.874</text:p>
          </table:table-cell>
          <table:table-cell table:style-name="ce609" table:formula="of:=[$Layout.$AE$1]*[Bigrams_FI_2Way.M15]+(1-[$Layout.$AE$1])*[Bigrams_EN_2Way.M15]" office:value-type="float" office:value="0.666266351690902" calcext:value-type="float">
            <text:p>0.666</text:p>
          </table:table-cell>
          <table:table-cell table:style-name="ce609" table:formula="of:=[$Layout.$AE$1]*[Bigrams_FI_2Way.N15]+(1-[$Layout.$AE$1])*[Bigrams_EN_2Way.N15]" office:value-type="float" office:value="1.87094252161128" calcext:value-type="float">
            <text:p>1.871</text:p>
          </table:table-cell>
          <table:table-cell table:style-name="ce608" table:formula="of:=[$Layout.$AE$1]*[Bigrams_FI_2Way.O15]+(1-[$Layout.$AE$1])*[Bigrams_EN_2Way.O15]" office:value-type="float" office:value="0.193371734835601" calcext:value-type="float">
            <text:p>0.193</text:p>
          </table:table-cell>
          <table:table-cell table:style-name="ce609" table:formula="of:=[$Layout.$AE$1]*[Bigrams_FI_2Way.P15]+(1-[$Layout.$AE$1])*[Bigrams_EN_2Way.P15]" office:value-type="float" office:value="0.473089486066889" calcext:value-type="float">
            <text:p>0.473</text:p>
          </table:table-cell>
          <table:table-cell table:style-name="ce609" table:formula="of:=[$Layout.$AE$1]*[Bigrams_FI_2Way.Q15]+(1-[$Layout.$AE$1])*[Bigrams_EN_2Way.Q15]" office:value-type="float" office:value="0.000791995685980345" calcext:value-type="float">
            <text:p>0.001</text:p>
          </table:table-cell>
          <table:table-cell table:style-name="ce609" table:formula="of:=[$Layout.$AE$1]*[Bigrams_FI_2Way.R15]+(1-[$Layout.$AE$1])*[Bigrams_EN_2Way.R15]" office:value-type="float" office:value="1.2620725121495" calcext:value-type="float">
            <text:p>1.262</text:p>
          </table:table-cell>
          <table:table-cell table:style-name="ce609" table:formula="of:=[$Layout.$AE$1]*[Bigrams_FI_2Way.S15]+(1-[$Layout.$AE$1])*[Bigrams_EN_2Way.S15]" office:value-type="float" office:value="0.724061922439284" calcext:value-type="float">
            <text:p>0.724</text:p>
          </table:table-cell>
          <table:table-cell table:style-name="ce609" table:formula="of:=[$Layout.$AE$1]*[Bigrams_FI_2Way.T15]+(1-[$Layout.$AE$1])*[Bigrams_EN_2Way.T15]" office:value-type="float" office:value="1.27187556293843" calcext:value-type="float">
            <text:p>1.272</text:p>
          </table:table-cell>
          <table:table-cell table:style-name="ce611" table:formula="of:=[$Layout.$AE$1]*[Bigrams_FI_2Way.U15]+(1-[$Layout.$AE$1])*[Bigrams_EN_2Way.U15]" office:value-type="float" office:value="0.82825789351544" calcext:value-type="float">
            <text:p>0.828</text:p>
          </table:table-cell>
          <table:table-cell table:style-name="ce609" table:formula="of:=[$Layout.$AE$1]*[Bigrams_FI_2Way.V15]+(1-[$Layout.$AE$1])*[Bigrams_EN_2Way.V15]" office:value-type="float" office:value="0.289298089315257" calcext:value-type="float">
            <text:p>0.289</text:p>
          </table:table-cell>
          <table:table-cell table:style-name="ce609" table:formula="of:=[$Layout.$AE$1]*[Bigrams_FI_2Way.W15]+(1-[$Layout.$AE$1])*[Bigrams_EN_2Way.W15]" office:value-type="float" office:value="0.286558541500565" calcext:value-type="float">
            <text:p>0.287</text:p>
          </table:table-cell>
          <table:table-cell table:style-name="ce609" table:formula="of:=[$Layout.$AE$1]*[Bigrams_FI_2Way.X15]+(1-[$Layout.$AE$1])*[Bigrams_EN_2Way.X15]" office:value-type="float" office:value="0.0135171265878152" calcext:value-type="float">
            <text:p>0.014</text:p>
          </table:table-cell>
          <table:table-cell table:style-name="ce611" table:formula="of:=[$Layout.$AE$1]*[Bigrams_FI_2Way.Y15]+(1-[$Layout.$AE$1])*[Bigrams_EN_2Way.Y15]" office:value-type="float" office:value="0.109696077027269" calcext:value-type="float">
            <text:p>0.110</text:p>
          </table:table-cell>
          <table:table-cell table:style-name="ce609" table:formula="of:=[$Layout.$AE$1]*[Bigrams_FI_2Way.Z15]+(1-[$Layout.$AE$1])*[Bigrams_EN_2Way.Z15]" office:value-type="float" office:value="0.00901986353820726" calcext:value-type="float">
            <text:p>0.009</text:p>
          </table:table-cell>
          <table:table-cell table:style-name="ce611" table:formula="of:=[$Layout.$AE$1]*[Bigrams_FI_2Way.AA15]+(1-[$Layout.$AE$1])*[Bigrams_EN_2Way.AA15]" office:value-type="float" office:value="0.0000331941145912146" calcext:value-type="float">
            <text:p>0.000</text:p>
          </table:table-cell>
          <table:table-cell table:style-name="ce611" table:formula="of:=[$Layout.$AE$1]*[Bigrams_FI_2Way.AB15]+(1-[$Layout.$AE$1])*[Bigrams_EN_2Way.AB15]" office:value-type="float" office:value="0.0546403256776976" calcext:value-type="float">
            <text:p>0.055</text:p>
          </table:table-cell>
          <table:table-cell table:style-name="ce611" table:formula="of:=[$Layout.$AE$1]*[Bigrams_FI_2Way.AC15]+(1-[$Layout.$AE$1])*[Bigrams_EN_2Way.AC15]" office:value-type="float" office:value="0.00292670820514404" calcext:value-type="float">
            <text:p>0.003</text:p>
          </table:table-cell>
          <table:table-cell table:style-name="ce325" office:value-type="string" calcext:value-type="string">
            <text:p>O</text:p>
          </table:table-cell>
          <table:table-cell table:style-name="ce114" office:value-type="float" office:value="15" calcext:value-type="float">
            <text:p>15</text:p>
          </table:table-cell>
          <table:table-cell table:number-columns-repeated="993"/>
        </table:table-row>
        <table:table-row table:style-name="ro4">
          <table:table-cell table:style-name="ce609" table:formula="of:=[$Layout.$AE$1]*[Bigrams_FI_2Way.A16]+(1-[$Layout.$AE$1])*[Bigrams_EN_2Way.A16]" office:value-type="float" office:value="0.645402226656706" calcext:value-type="float">
            <text:p>0.645</text:p>
          </table:table-cell>
          <table:table-cell table:style-name="ce612" table:formula="of:=[$Layout.$AE$1]*[Bigrams_FI_2Way.B16]+(1-[$Layout.$AE$1])*[Bigrams_EN_2Way.B16]" office:value-type="float" office:value="0.00181353711354061" calcext:value-type="float">
            <text:p>0.002</text:p>
          </table:table-cell>
          <table:table-cell table:style-name="ce612" table:formula="of:=[$Layout.$AE$1]*[Bigrams_FI_2Way.C16]+(1-[$Layout.$AE$1])*[Bigrams_EN_2Way.C16]" office:value-type="float" office:value="0.00265407960844357" calcext:value-type="float">
            <text:p>0.003</text:p>
          </table:table-cell>
          <table:table-cell table:style-name="ce612" table:formula="of:=[$Layout.$AE$1]*[Bigrams_FI_2Way.D16]+(1-[$Layout.$AE$1])*[Bigrams_EN_2Way.D16]" office:value-type="float" office:value="0.00386522131765197" calcext:value-type="float">
            <text:p>0.004</text:p>
          </table:table-cell>
          <table:table-cell table:style-name="ce609" table:formula="of:=[$Layout.$AE$1]*[Bigrams_FI_2Way.E16]+(1-[$Layout.$AE$1])*[Bigrams_EN_2Way.E16]" office:value-type="float" office:value="0.491079157093634" calcext:value-type="float">
            <text:p>0.491</text:p>
          </table:table-cell>
          <table:table-cell table:style-name="ce612" table:formula="of:=[$Layout.$AE$1]*[Bigrams_FI_2Way.F16]+(1-[$Layout.$AE$1])*[Bigrams_EN_2Way.F16]" office:value-type="float" office:value="0.00152958016443937" calcext:value-type="float">
            <text:p>0.002</text:p>
          </table:table-cell>
          <table:table-cell table:style-name="ce612" table:formula="of:=[$Layout.$AE$1]*[Bigrams_FI_2Way.G16]+(1-[$Layout.$AE$1])*[Bigrams_EN_2Way.G16]" office:value-type="float" office:value="0.00160175668205403" calcext:value-type="float">
            <text:p>0.002</text:p>
          </table:table-cell>
          <table:table-cell table:style-name="ce612" table:formula="of:=[$Layout.$AE$1]*[Bigrams_FI_2Way.H16]+(1-[$Layout.$AE$1])*[Bigrams_EN_2Way.H16]" office:value-type="float" office:value="0.0537489327248241" calcext:value-type="float">
            <text:p>0.054</text:p>
          </table:table-cell>
          <table:table-cell table:style-name="ce609" table:formula="of:=[$Layout.$AE$1]*[Bigrams_FI_2Way.I16]+(1-[$Layout.$AE$1])*[Bigrams_EN_2Way.I16]" office:value-type="float" office:value="0.342286397290388" calcext:value-type="float">
            <text:p>0.342</text:p>
          </table:table-cell>
          <table:table-cell table:style-name="ce612" table:formula="of:=[$Layout.$AE$1]*[Bigrams_FI_2Way.J16]+(1-[$Layout.$AE$1])*[Bigrams_EN_2Way.J16]" office:value-type="float" office:value="0.00111003369641468" calcext:value-type="float">
            <text:p>0.001</text:p>
          </table:table-cell>
          <table:table-cell table:style-name="ce612" table:formula="of:=[$Layout.$AE$1]*[Bigrams_FI_2Way.K16]+(1-[$Layout.$AE$1])*[Bigrams_EN_2Way.K16]" office:value-type="float" office:value="0.00405160809394488" calcext:value-type="float">
            <text:p>0.004</text:p>
          </table:table-cell>
          <table:table-cell table:style-name="ce612" table:formula="of:=[$Layout.$AE$1]*[Bigrams_FI_2Way.L16]+(1-[$Layout.$AE$1])*[Bigrams_EN_2Way.L16]" office:value-type="float" office:value="0.168760969428378" calcext:value-type="float">
            <text:p>0.169</text:p>
          </table:table-cell>
          <table:table-cell table:style-name="ce612" table:formula="of:=[$Layout.$AE$1]*[Bigrams_FI_2Way.M16]+(1-[$Layout.$AE$1])*[Bigrams_EN_2Way.M16]" office:value-type="float" office:value="0.188469149322386" calcext:value-type="float">
            <text:p>0.188</text:p>
          </table:table-cell>
          <table:table-cell table:style-name="ce612" table:formula="of:=[$Layout.$AE$1]*[Bigrams_FI_2Way.N16]+(1-[$Layout.$AE$1])*[Bigrams_EN_2Way.N16]" office:value-type="float" office:value="0.17390676945695" calcext:value-type="float">
            <text:p>0.174</text:p>
          </table:table-cell>
          <table:table-cell table:style-name="ce609" table:formula="of:=[$Layout.$AE$1]*[Bigrams_FI_2Way.O16]+(1-[$Layout.$AE$1])*[Bigrams_EN_2Way.O16]" office:value-type="float" office:value="0.473089486066889" calcext:value-type="float">
            <text:p>0.473</text:p>
          </table:table-cell>
          <table:table-cell table:style-name="ce608" table:formula="of:=[$Layout.$AE$1]*[Bigrams_FI_2Way.P16]+(1-[$Layout.$AE$1])*[Bigrams_EN_2Way.P16]" office:value-type="float" office:value="0.128219587822266" calcext:value-type="float">
            <text:p>0.128</text:p>
          </table:table-cell>
          <table:table-cell table:style-name="ce612" table:formula="of:=[$Layout.$AE$1]*[Bigrams_FI_2Way.Q16]+(1-[$Layout.$AE$1])*[Bigrams_EN_2Way.Q16]" office:value-type="float" office:value="0.0000562612111715501" calcext:value-type="float">
            <text:p>0.000</text:p>
          </table:table-cell>
          <table:table-cell table:style-name="ce612" table:formula="of:=[$Layout.$AE$1]*[Bigrams_FI_2Way.R16]+(1-[$Layout.$AE$1])*[Bigrams_EN_2Way.R16]" office:value-type="float" office:value="0.294729569101235" calcext:value-type="float">
            <text:p>0.295</text:p>
          </table:table-cell>
          <table:table-cell table:style-name="ce612" table:formula="of:=[$Layout.$AE$1]*[Bigrams_FI_2Way.S16]+(1-[$Layout.$AE$1])*[Bigrams_EN_2Way.S16]" office:value-type="float" office:value="0.172238686793117" calcext:value-type="float">
            <text:p>0.172</text:p>
          </table:table-cell>
          <table:table-cell table:style-name="ce612" table:formula="of:=[$Layout.$AE$1]*[Bigrams_FI_2Way.T16]+(1-[$Layout.$AE$1])*[Bigrams_EN_2Way.T16]" office:value-type="float" office:value="0.0894836215512665" calcext:value-type="float">
            <text:p>0.089</text:p>
          </table:table-cell>
          <table:table-cell table:style-name="ce609" table:formula="of:=[$Layout.$AE$1]*[Bigrams_FI_2Way.U16]+(1-[$Layout.$AE$1])*[Bigrams_EN_2Way.U16]" office:value-type="float" office:value="0.303856412432305" calcext:value-type="float">
            <text:p>0.304</text:p>
          </table:table-cell>
          <table:table-cell table:style-name="ce612" table:formula="of:=[$Layout.$AE$1]*[Bigrams_FI_2Way.V16]+(1-[$Layout.$AE$1])*[Bigrams_EN_2Way.V16]" office:value-type="float" office:value="0.00117698453770883" calcext:value-type="float">
            <text:p>0.001</text:p>
          </table:table-cell>
          <table:table-cell table:style-name="ce612" table:formula="of:=[$Layout.$AE$1]*[Bigrams_FI_2Way.W16]+(1-[$Layout.$AE$1])*[Bigrams_EN_2Way.W16]" office:value-type="float" office:value="0.00146415499216529" calcext:value-type="float">
            <text:p>0.001</text:p>
          </table:table-cell>
          <table:table-cell table:style-name="ce612" table:formula="of:=[$Layout.$AE$1]*[Bigrams_FI_2Way.X16]+(1-[$Layout.$AE$1])*[Bigrams_EN_2Way.X16]" office:value-type="float" office:value="0.0343219762952163" calcext:value-type="float">
            <text:p>0.034</text:p>
          </table:table-cell>
          <table:table-cell table:style-name="ce609" table:formula="of:=[$Layout.$AE$1]*[Bigrams_FI_2Way.Y16]+(1-[$Layout.$AE$1])*[Bigrams_EN_2Way.Y16]" office:value-type="float" office:value="0.0581709052212835" calcext:value-type="float">
            <text:p>0.058</text:p>
          </table:table-cell>
          <table:table-cell table:style-name="ce612" table:formula="of:=[$Layout.$AE$1]*[Bigrams_FI_2Way.Z16]+(1-[$Layout.$AE$1])*[Bigrams_EN_2Way.Z16]" office:value-type="float" office:value="0.00047653245862303" calcext:value-type="float">
            <text:p>0.000</text:p>
          </table:table-cell>
          <table:table-cell table:style-name="ce609" table:formula="of:=[$Layout.$AE$1]*[Bigrams_FI_2Way.AA16]+(1-[$Layout.$AE$1])*[Bigrams_EN_2Way.AA16]" office:value-type="float" office:value="0.0000500724779426797" calcext:value-type="float">
            <text:p>0.000</text:p>
          </table:table-cell>
          <table:table-cell table:style-name="ce609" table:formula="of:=[$Layout.$AE$1]*[Bigrams_FI_2Way.AB16]+(1-[$Layout.$AE$1])*[Bigrams_EN_2Way.AB16]" office:value-type="float" office:value="0.115837332905328" calcext:value-type="float">
            <text:p>0.116</text:p>
          </table:table-cell>
          <table:table-cell table:style-name="ce609" table:formula="of:=[$Layout.$AE$1]*[Bigrams_FI_2Way.AC16]+(1-[$Layout.$AE$1])*[Bigrams_EN_2Way.AC16]" office:value-type="float" office:value="0.0082242638490572" calcext:value-type="float">
            <text:p>0.008</text:p>
          </table:table-cell>
          <table:table-cell table:style-name="ce327" office:value-type="string" calcext:value-type="string">
            <text:p>P</text:p>
          </table:table-cell>
          <table:table-cell table:style-name="ce114" office:value-type="float" office:value="16" calcext:value-type="float">
            <text:p>16</text:p>
          </table:table-cell>
          <table:table-cell table:number-columns-repeated="993"/>
        </table:table-row>
        <table:table-row table:style-name="ro4">
          <table:table-cell table:style-name="ce609" table:formula="of:=[$Layout.$AE$1]*[Bigrams_FI_2Way.A17]+(1-[$Layout.$AE$1])*[Bigrams_EN_2Way.A17]" office:value-type="float" office:value="0.00233451592898917" calcext:value-type="float">
            <text:p>0.002</text:p>
          </table:table-cell>
          <table:table-cell table:style-name="ce612" table:formula="of:=[$Layout.$AE$1]*[Bigrams_FI_2Way.B17]+(1-[$Layout.$AE$1])*[Bigrams_EN_2Way.B17]" office:value-type="float" office:value="0.0000461341931606711" calcext:value-type="float">
            <text:p>0.000</text:p>
          </table:table-cell>
          <table:table-cell table:style-name="ce612" table:formula="of:=[$Layout.$AE$1]*[Bigrams_FI_2Way.C17]+(1-[$Layout.$AE$1])*[Bigrams_EN_2Way.C17]" office:value-type="float" office:value="0.00285106995771047" calcext:value-type="float">
            <text:p>0.003</text:p>
          </table:table-cell>
          <table:table-cell table:style-name="ce612" table:formula="of:=[$Layout.$AE$1]*[Bigrams_FI_2Way.D17]+(1-[$Layout.$AE$1])*[Bigrams_EN_2Way.D17]" office:value-type="float" office:value="0.000646279149046031" calcext:value-type="float">
            <text:p>0.001</text:p>
          </table:table-cell>
          <table:table-cell table:style-name="ce609" table:formula="of:=[$Layout.$AE$1]*[Bigrams_FI_2Way.E17]+(1-[$Layout.$AE$1])*[Bigrams_EN_2Way.E17]" office:value-type="float" office:value="0.029087367044631" calcext:value-type="float">
            <text:p>0.029</text:p>
          </table:table-cell>
          <table:table-cell table:style-name="ce612" table:formula="of:=[$Layout.$AE$1]*[Bigrams_FI_2Way.F17]+(1-[$Layout.$AE$1])*[Bigrams_EN_2Way.F17]" office:value-type="float" office:value="0.0000382576235966541" calcext:value-type="float">
            <text:p>0.000</text:p>
          </table:table-cell>
          <table:table-cell table:style-name="ce612" table:formula="of:=[$Layout.$AE$1]*[Bigrams_FI_2Way.G17]+(1-[$Layout.$AE$1])*[Bigrams_EN_2Way.G17]" office:value-type="float" office:value="0.0000590742717301275" calcext:value-type="float">
            <text:p>0.000</text:p>
          </table:table-cell>
          <table:table-cell table:style-name="ce612" table:formula="of:=[$Layout.$AE$1]*[Bigrams_FI_2Way.H17]+(1-[$Layout.$AE$1])*[Bigrams_EN_2Way.H17]" office:value-type="float" office:value="0.000064137780735567" calcext:value-type="float">
            <text:p>0.000</text:p>
          </table:table-cell>
          <table:table-cell table:style-name="ce609" table:formula="of:=[$Layout.$AE$1]*[Bigrams_FI_2Way.I17]+(1-[$Layout.$AE$1])*[Bigrams_EN_2Way.I17]" office:value-type="float" office:value="0.00671524216130549" calcext:value-type="float">
            <text:p>0.007</text:p>
          </table:table-cell>
          <table:table-cell table:style-name="ce612" table:formula="of:=[$Layout.$AE$1]*[Bigrams_FI_2Way.J17]+(1-[$Layout.$AE$1])*[Bigrams_EN_2Way.J17]" office:value-type="float" office:value="0.0000433211326020936" calcext:value-type="float">
            <text:p>0.000</text:p>
          </table:table-cell>
          <table:table-cell table:style-name="ce612" table:formula="of:=[$Layout.$AE$1]*[Bigrams_FI_2Way.K17]+(1-[$Layout.$AE$1])*[Bigrams_EN_2Way.K17]" office:value-type="float" office:value="0.0000500724779426796" calcext:value-type="float">
            <text:p>0.000</text:p>
          </table:table-cell>
          <table:table-cell table:style-name="ce612" table:formula="of:=[$Layout.$AE$1]*[Bigrams_FI_2Way.L17]+(1-[$Layout.$AE$1])*[Bigrams_EN_2Way.L17]" office:value-type="float" office:value="0.000259926795612562" calcext:value-type="float">
            <text:p>0.000</text:p>
          </table:table-cell>
          <table:table-cell table:style-name="ce612" table:formula="of:=[$Layout.$AE$1]*[Bigrams_FI_2Way.M17]+(1-[$Layout.$AE$1])*[Bigrams_EN_2Way.M17]" office:value-type="float" office:value="0.000113647646566531" calcext:value-type="float">
            <text:p>0.000</text:p>
          </table:table-cell>
          <table:table-cell table:style-name="ce612" table:formula="of:=[$Layout.$AE$1]*[Bigrams_FI_2Way.N17]+(1-[$Layout.$AE$1])*[Bigrams_EN_2Way.N17]" office:value-type="float" office:value="0.00377865516261426" calcext:value-type="float">
            <text:p>0.004</text:p>
          </table:table-cell>
          <table:table-cell table:style-name="ce609" table:formula="of:=[$Layout.$AE$1]*[Bigrams_FI_2Way.O17]+(1-[$Layout.$AE$1])*[Bigrams_EN_2Way.O17]" office:value-type="float" office:value="0.000791995685980345" calcext:value-type="float">
            <text:p>0.001</text:p>
          </table:table-cell>
          <table:table-cell table:style-name="ce612" table:formula="of:=[$Layout.$AE$1]*[Bigrams_FI_2Way.P17]+(1-[$Layout.$AE$1])*[Bigrams_EN_2Way.P17]" office:value-type="float" office:value="0.0000562612111715501" calcext:value-type="float">
            <text:p>0.000</text:p>
          </table:table-cell>
          <table:table-cell table:style-name="ce608" table:formula="of:=[$Layout.$AE$1]*[Bigrams_FI_2Way.Q17]+(1-[$Layout.$AE$1])*[Bigrams_EN_2Way.Q17]" office:value-type="float" office:value="0.0000157531391280341" calcext:value-type="float">
            <text:p>0.000</text:p>
          </table:table-cell>
          <table:table-cell table:style-name="ce612" table:formula="of:=[$Layout.$AE$1]*[Bigrams_FI_2Way.R17]+(1-[$Layout.$AE$1])*[Bigrams_EN_2Way.R17]" office:value-type="float" office:value="0.000807186212996664" calcext:value-type="float">
            <text:p>0.001</text:p>
          </table:table-cell>
          <table:table-cell table:style-name="ce612" table:formula="of:=[$Layout.$AE$1]*[Bigrams_FI_2Way.S17]+(1-[$Layout.$AE$1])*[Bigrams_EN_2Way.S17]" office:value-type="float" office:value="0.00414644131636111" calcext:value-type="float">
            <text:p>0.004</text:p>
          </table:table-cell>
          <table:table-cell table:style-name="ce612" table:formula="of:=[$Layout.$AE$1]*[Bigrams_FI_2Way.T17]+(1-[$Layout.$AE$1])*[Bigrams_EN_2Way.T17]" office:value-type="float" office:value="0.000187912445312978" calcext:value-type="float">
            <text:p>0.000</text:p>
          </table:table-cell>
          <table:table-cell table:style-name="ce609" table:formula="of:=[$Layout.$AE$1]*[Bigrams_FI_2Way.U17]+(1-[$Layout.$AE$1])*[Bigrams_EN_2Way.U17]" office:value-type="float" office:value="0.0790280644424014" calcext:value-type="float">
            <text:p>0.079</text:p>
          </table:table-cell>
          <table:table-cell table:style-name="ce612" table:formula="of:=[$Layout.$AE$1]*[Bigrams_FI_2Way.V17]+(1-[$Layout.$AE$1])*[Bigrams_EN_2Way.V17]" office:value-type="float" office:value="0.000253175450271975" calcext:value-type="float">
            <text:p>0.000</text:p>
          </table:table-cell>
          <table:table-cell table:style-name="ce612" table:formula="of:=[$Layout.$AE$1]*[Bigrams_FI_2Way.W17]+(1-[$Layout.$AE$1])*[Bigrams_EN_2Way.W17]" office:value-type="float" office:value="0.0000275679934740596" calcext:value-type="float">
            <text:p>0.000</text:p>
          </table:table-cell>
          <table:table-cell table:style-name="ce612" table:formula="of:=[$Layout.$AE$1]*[Bigrams_FI_2Way.X17]+(1-[$Layout.$AE$1])*[Bigrams_EN_2Way.X17]" office:value-type="float" office:value="0.0000185661996866116" calcext:value-type="float">
            <text:p>0.000</text:p>
          </table:table-cell>
          <table:table-cell table:style-name="ce609" table:formula="of:=[$Layout.$AE$1]*[Bigrams_FI_2Way.Y17]+(1-[$Layout.$AE$1])*[Bigrams_EN_2Way.Y17]" office:value-type="float" office:value="0.0000455715810489556" calcext:value-type="float">
            <text:p>0.000</text:p>
          </table:table-cell>
          <table:table-cell table:style-name="ce612" table:formula="of:=[$Layout.$AE$1]*[Bigrams_FI_2Way.Z17]+(1-[$Layout.$AE$1])*[Bigrams_EN_2Way.Z17]" office:value-type="float" office:value="0.0000472594173841021" calcext:value-type="float">
            <text:p>0.000</text:p>
          </table:table-cell>
          <table:table-cell table:style-name="ce609" table:formula="of:=[$Layout.$AE$1]*[Bigrams_FI_2Way.AA17]+(1-[$Layout.$AE$1])*[Bigrams_EN_2Way.AA17]" office:value-type="float" office:value="0" calcext:value-type="float">
            <text:p>0.000</text:p>
          </table:table-cell>
          <table:table-cell table:style-name="ce609" table:formula="of:=[$Layout.$AE$1]*[Bigrams_FI_2Way.AB17]+(1-[$Layout.$AE$1])*[Bigrams_EN_2Way.AB17]" office:value-type="float" office:value="0.000135589518923436" calcext:value-type="float">
            <text:p>0.000</text:p>
          </table:table-cell>
          <table:table-cell table:style-name="ce609" table:formula="of:=[$Layout.$AE$1]*[Bigrams_FI_2Way.AC17]+(1-[$Layout.$AE$1])*[Bigrams_EN_2Way.AC17]" office:value-type="float" office:value="0.00000112522422343101" calcext:value-type="float">
            <text:p>0.000</text:p>
          </table:table-cell>
          <table:table-cell table:style-name="ce327" office:value-type="string" calcext:value-type="string">
            <text:p>Q</text:p>
          </table:table-cell>
          <table:table-cell table:style-name="ce114" office:value-type="float" office:value="17" calcext:value-type="float">
            <text:p>17</text:p>
          </table:table-cell>
          <table:table-cell table:number-columns-repeated="993"/>
        </table:table-row>
        <table:table-row table:style-name="ro4">
          <table:table-cell table:style-name="ce609" table:formula="of:=[$Layout.$AE$1]*[Bigrams_FI_2Way.A18]+(1-[$Layout.$AE$1])*[Bigrams_EN_2Way.A18]" office:value-type="float" office:value="1.41824015548078" calcext:value-type="float">
            <text:p>1.418</text:p>
          </table:table-cell>
          <table:table-cell table:style-name="ce612" table:formula="of:=[$Layout.$AE$1]*[Bigrams_FI_2Way.B18]+(1-[$Layout.$AE$1])*[Bigrams_EN_2Way.B18]" office:value-type="float" office:value="0.092384247644028" calcext:value-type="float">
            <text:p>0.092</text:p>
          </table:table-cell>
          <table:table-cell table:style-name="ce612" table:formula="of:=[$Layout.$AE$1]*[Bigrams_FI_2Way.C18]+(1-[$Layout.$AE$1])*[Bigrams_EN_2Way.C18]" office:value-type="float" office:value="0.145757706188112" calcext:value-type="float">
            <text:p>0.146</text:p>
          </table:table-cell>
          <table:table-cell table:style-name="ce612" table:formula="of:=[$Layout.$AE$1]*[Bigrams_FI_2Way.D18]+(1-[$Layout.$AE$1])*[Bigrams_EN_2Way.D18]" office:value-type="float" office:value="0.165249316741347" calcext:value-type="float">
            <text:p>0.165</text:p>
          </table:table-cell>
          <table:table-cell table:style-name="ce609" table:formula="of:=[$Layout.$AE$1]*[Bigrams_FI_2Way.E18]+(1-[$Layout.$AE$1])*[Bigrams_EN_2Way.E18]" office:value-type="float" office:value="2.38390807809272" calcext:value-type="float">
            <text:p>2.384</text:p>
          </table:table-cell>
          <table:table-cell table:style-name="ce612" table:formula="of:=[$Layout.$AE$1]*[Bigrams_FI_2Way.F18]+(1-[$Layout.$AE$1])*[Bigrams_EN_2Way.F18]" office:value-type="float" office:value="0.136437027231416" calcext:value-type="float">
            <text:p>0.136</text:p>
          </table:table-cell>
          <table:table-cell table:style-name="ce612" table:formula="of:=[$Layout.$AE$1]*[Bigrams_FI_2Way.G18]+(1-[$Layout.$AE$1])*[Bigrams_EN_2Way.G18]" office:value-type="float" office:value="0.178690891138877" calcext:value-type="float">
            <text:p>0.179</text:p>
          </table:table-cell>
          <table:table-cell table:style-name="ce612" table:formula="of:=[$Layout.$AE$1]*[Bigrams_FI_2Way.H18]+(1-[$Layout.$AE$1])*[Bigrams_EN_2Way.H18]" office:value-type="float" office:value="0.080175862779176" calcext:value-type="float">
            <text:p>0.080</text:p>
          </table:table-cell>
          <table:table-cell table:style-name="ce609" table:formula="of:=[$Layout.$AE$1]*[Bigrams_FI_2Way.I18]+(1-[$Layout.$AE$1])*[Bigrams_EN_2Way.I18]" office:value-type="float" office:value="0.981392080194821" calcext:value-type="float">
            <text:p>0.981</text:p>
          </table:table-cell>
          <table:table-cell table:style-name="ce612" table:formula="of:=[$Layout.$AE$1]*[Bigrams_FI_2Way.J18]+(1-[$Layout.$AE$1])*[Bigrams_EN_2Way.J18]" office:value-type="float" office:value="0.0778214703493963" calcext:value-type="float">
            <text:p>0.078</text:p>
          </table:table-cell>
          <table:table-cell table:style-name="ce612" table:formula="of:=[$Layout.$AE$1]*[Bigrams_FI_2Way.K18]+(1-[$Layout.$AE$1])*[Bigrams_EN_2Way.K18]" office:value-type="float" office:value="0.176138760670839" calcext:value-type="float">
            <text:p>0.176</text:p>
          </table:table-cell>
          <table:table-cell table:style-name="ce612" table:formula="of:=[$Layout.$AE$1]*[Bigrams_FI_2Way.L18]+(1-[$Layout.$AE$1])*[Bigrams_EN_2Way.L18]" office:value-type="float" office:value="0.0630909446725449" calcext:value-type="float">
            <text:p>0.063</text:p>
          </table:table-cell>
          <table:table-cell table:style-name="ce612" table:formula="of:=[$Layout.$AE$1]*[Bigrams_FI_2Way.M18]+(1-[$Layout.$AE$1])*[Bigrams_EN_2Way.M18]" office:value-type="float" office:value="0.122305511789334" calcext:value-type="float">
            <text:p>0.122</text:p>
          </table:table-cell>
          <table:table-cell table:style-name="ce612" table:formula="of:=[$Layout.$AE$1]*[Bigrams_FI_2Way.N18]+(1-[$Layout.$AE$1])*[Bigrams_EN_2Way.N18]" office:value-type="float" office:value="0.167156721004795" calcext:value-type="float">
            <text:p>0.167</text:p>
          </table:table-cell>
          <table:table-cell table:style-name="ce609" table:formula="of:=[$Layout.$AE$1]*[Bigrams_FI_2Way.O18]+(1-[$Layout.$AE$1])*[Bigrams_EN_2Way.O18]" office:value-type="float" office:value="1.2620725121495" calcext:value-type="float">
            <text:p>1.262</text:p>
          </table:table-cell>
          <table:table-cell table:style-name="ce612" table:formula="of:=[$Layout.$AE$1]*[Bigrams_FI_2Way.P18]+(1-[$Layout.$AE$1])*[Bigrams_EN_2Way.P18]" office:value-type="float" office:value="0.294729569101235" calcext:value-type="float">
            <text:p>0.295</text:p>
          </table:table-cell>
          <table:table-cell table:style-name="ce612" table:formula="of:=[$Layout.$AE$1]*[Bigrams_FI_2Way.Q18]+(1-[$Layout.$AE$1])*[Bigrams_EN_2Way.Q18]" office:value-type="float" office:value="0.000807186212996664" calcext:value-type="float">
            <text:p>0.001</text:p>
          </table:table-cell>
          <table:table-cell table:style-name="ce608" table:formula="of:=[$Layout.$AE$1]*[Bigrams_FI_2Way.R18]+(1-[$Layout.$AE$1])*[Bigrams_EN_2Way.R18]" office:value-type="float" office:value="0.0961577930284168" calcext:value-type="float">
            <text:p>0.096</text:p>
          </table:table-cell>
          <table:table-cell table:style-name="ce612" table:formula="of:=[$Layout.$AE$1]*[Bigrams_FI_2Way.S18]+(1-[$Layout.$AE$1])*[Bigrams_EN_2Way.S18]" office:value-type="float" office:value="0.24980475068767" calcext:value-type="float">
            <text:p>0.250</text:p>
          </table:table-cell>
          <table:table-cell table:style-name="ce612" table:formula="of:=[$Layout.$AE$1]*[Bigrams_FI_2Way.T18]+(1-[$Layout.$AE$1])*[Bigrams_EN_2Way.T18]" office:value-type="float" office:value="0.527979885671818" calcext:value-type="float">
            <text:p>0.528</text:p>
          </table:table-cell>
          <table:table-cell table:style-name="ce609" table:formula="of:=[$Layout.$AE$1]*[Bigrams_FI_2Way.U18]+(1-[$Layout.$AE$1])*[Bigrams_EN_2Way.U18]" office:value-type="float" office:value="0.550993941477719" calcext:value-type="float">
            <text:p>0.551</text:p>
          </table:table-cell>
          <table:table-cell table:style-name="ce612" table:formula="of:=[$Layout.$AE$1]*[Bigrams_FI_2Way.V18]+(1-[$Layout.$AE$1])*[Bigrams_EN_2Way.V18]" office:value-type="float" office:value="0.0772487939171639" calcext:value-type="float">
            <text:p>0.077</text:p>
          </table:table-cell>
          <table:table-cell table:style-name="ce612" table:formula="of:=[$Layout.$AE$1]*[Bigrams_FI_2Way.W18]+(1-[$Layout.$AE$1])*[Bigrams_EN_2Way.W18]" office:value-type="float" office:value="0.024384912741562" calcext:value-type="float">
            <text:p>0.024</text:p>
          </table:table-cell>
          <table:table-cell table:style-name="ce612" table:formula="of:=[$Layout.$AE$1]*[Bigrams_FI_2Way.X18]+(1-[$Layout.$AE$1])*[Bigrams_EN_2Way.X18]" office:value-type="float" office:value="0.00125783851448078" calcext:value-type="float">
            <text:p>0.001</text:p>
          </table:table-cell>
          <table:table-cell table:style-name="ce609" table:formula="of:=[$Layout.$AE$1]*[Bigrams_FI_2Way.Y18]+(1-[$Layout.$AE$1])*[Bigrams_EN_2Way.Y18]" office:value-type="float" office:value="0.173649784132484" calcext:value-type="float">
            <text:p>0.174</text:p>
          </table:table-cell>
          <table:table-cell table:style-name="ce612" table:formula="of:=[$Layout.$AE$1]*[Bigrams_FI_2Way.Z18]+(1-[$Layout.$AE$1])*[Bigrams_EN_2Way.Z18]" office:value-type="float" office:value="0.00163647646566531" calcext:value-type="float">
            <text:p>0.002</text:p>
          </table:table-cell>
          <table:table-cell table:style-name="ce609" table:formula="of:=[$Layout.$AE$1]*[Bigrams_FI_2Way.AA18]+(1-[$Layout.$AE$1])*[Bigrams_EN_2Way.AA18]" office:value-type="float" office:value="0.000434899162356082" calcext:value-type="float">
            <text:p>0.000</text:p>
          </table:table-cell>
          <table:table-cell table:style-name="ce609" table:formula="of:=[$Layout.$AE$1]*[Bigrams_FI_2Way.AB18]+(1-[$Layout.$AE$1])*[Bigrams_EN_2Way.AB18]" office:value-type="float" office:value="0.113983525997225" calcext:value-type="float">
            <text:p>0.114</text:p>
          </table:table-cell>
          <table:table-cell table:style-name="ce609" table:formula="of:=[$Layout.$AE$1]*[Bigrams_FI_2Way.AC18]+(1-[$Layout.$AE$1])*[Bigrams_EN_2Way.AC18]" office:value-type="float" office:value="0.0122396264903707" calcext:value-type="float">
            <text:p>0.012</text:p>
          </table:table-cell>
          <table:table-cell table:style-name="ce327" office:value-type="string" calcext:value-type="string">
            <text:p>R</text:p>
          </table:table-cell>
          <table:table-cell table:style-name="ce114" office:value-type="float" office:value="18" calcext:value-type="float">
            <text:p>18</text:p>
          </table:table-cell>
          <table:table-cell table:number-columns-repeated="993"/>
        </table:table-row>
        <table:table-row table:style-name="ro4">
          <table:table-cell table:style-name="ce609" table:formula="of:=[$Layout.$AE$1]*[Bigrams_FI_2Way.A19]+(1-[$Layout.$AE$1])*[Bigrams_EN_2Way.A19]" office:value-type="float" office:value="1.61024543359255" calcext:value-type="float">
            <text:p>1.610</text:p>
          </table:table-cell>
          <table:table-cell table:style-name="ce612" table:formula="of:=[$Layout.$AE$1]*[Bigrams_FI_2Way.B19]+(1-[$Layout.$AE$1])*[Bigrams_EN_2Way.B19]" office:value-type="float" office:value="0.0348461885099844" calcext:value-type="float">
            <text:p>0.035</text:p>
          </table:table-cell>
          <table:table-cell table:style-name="ce612" table:formula="of:=[$Layout.$AE$1]*[Bigrams_FI_2Way.C19]+(1-[$Layout.$AE$1])*[Bigrams_EN_2Way.C19]" office:value-type="float" office:value="0.103420873647492" calcext:value-type="float">
            <text:p>0.103</text:p>
          </table:table-cell>
          <table:table-cell table:style-name="ce612" table:formula="of:=[$Layout.$AE$1]*[Bigrams_FI_2Way.D19]+(1-[$Layout.$AE$1])*[Bigrams_EN_2Way.D19]" office:value-type="float" office:value="0.0759561460962326" calcext:value-type="float">
            <text:p>0.076</text:p>
          </table:table-cell>
          <table:table-cell table:style-name="ce609" table:formula="of:=[$Layout.$AE$1]*[Bigrams_FI_2Way.E19]+(1-[$Layout.$AE$1])*[Bigrams_EN_2Way.E19]" office:value-type="float" office:value="2.06186390903615" calcext:value-type="float">
            <text:p>2.062</text:p>
          </table:table-cell>
          <table:table-cell table:style-name="ce612" table:formula="of:=[$Layout.$AE$1]*[Bigrams_FI_2Way.F19]+(1-[$Layout.$AE$1])*[Bigrams_EN_2Way.F19]" office:value-type="float" office:value="0.0163986636567069" calcext:value-type="float">
            <text:p>0.016</text:p>
          </table:table-cell>
          <table:table-cell table:style-name="ce612" table:formula="of:=[$Layout.$AE$1]*[Bigrams_FI_2Way.G19]+(1-[$Layout.$AE$1])*[Bigrams_EN_2Way.G19]" office:value-type="float" office:value="0.0320541067668554" calcext:value-type="float">
            <text:p>0.032</text:p>
          </table:table-cell>
          <table:table-cell table:style-name="ce612" table:formula="of:=[$Layout.$AE$1]*[Bigrams_FI_2Way.H19]+(1-[$Layout.$AE$1])*[Bigrams_EN_2Way.H19]" office:value-type="float" office:value="0.193359026103132" calcext:value-type="float">
            <text:p>0.193</text:p>
          </table:table-cell>
          <table:table-cell table:style-name="ce609" table:formula="of:=[$Layout.$AE$1]*[Bigrams_FI_2Way.I19]+(1-[$Layout.$AE$1])*[Bigrams_EN_2Way.I19]" office:value-type="float" office:value="2.49535818749602" calcext:value-type="float">
            <text:p>2.495</text:p>
          </table:table-cell>
          <table:table-cell table:style-name="ce612" table:formula="of:=[$Layout.$AE$1]*[Bigrams_FI_2Way.J19]+(1-[$Layout.$AE$1])*[Bigrams_EN_2Way.J19]" office:value-type="float" office:value="0.0261333325891851" calcext:value-type="float">
            <text:p>0.026</text:p>
          </table:table-cell>
          <table:table-cell table:style-name="ce612" table:formula="of:=[$Layout.$AE$1]*[Bigrams_FI_2Way.K19]+(1-[$Layout.$AE$1])*[Bigrams_EN_2Way.K19]" office:value-type="float" office:value="0.487060575815942" calcext:value-type="float">
            <text:p>0.487</text:p>
          </table:table-cell>
          <table:table-cell table:style-name="ce612" table:formula="of:=[$Layout.$AE$1]*[Bigrams_FI_2Way.L19]+(1-[$Layout.$AE$1])*[Bigrams_EN_2Way.L19]" office:value-type="float" office:value="0.144221636315469" calcext:value-type="float">
            <text:p>0.144</text:p>
          </table:table-cell>
          <table:table-cell table:style-name="ce612" table:formula="of:=[$Layout.$AE$1]*[Bigrams_FI_2Way.M19]+(1-[$Layout.$AE$1])*[Bigrams_EN_2Way.M19]" office:value-type="float" office:value="0.12011288006361" calcext:value-type="float">
            <text:p>0.120</text:p>
          </table:table-cell>
          <table:table-cell table:style-name="ce612" table:formula="of:=[$Layout.$AE$1]*[Bigrams_FI_2Way.N19]+(1-[$Layout.$AE$1])*[Bigrams_EN_2Way.N19]" office:value-type="float" office:value="0.647513481581474" calcext:value-type="float">
            <text:p>0.648</text:p>
          </table:table-cell>
          <table:table-cell table:style-name="ce609" table:formula="of:=[$Layout.$AE$1]*[Bigrams_FI_2Way.O19]+(1-[$Layout.$AE$1])*[Bigrams_EN_2Way.O19]" office:value-type="float" office:value="0.724061922439284" calcext:value-type="float">
            <text:p>0.724</text:p>
          </table:table-cell>
          <table:table-cell table:style-name="ce612" table:formula="of:=[$Layout.$AE$1]*[Bigrams_FI_2Way.P19]+(1-[$Layout.$AE$1])*[Bigrams_EN_2Way.P19]" office:value-type="float" office:value="0.172238686793117" calcext:value-type="float">
            <text:p>0.172</text:p>
          </table:table-cell>
          <table:table-cell table:style-name="ce612" table:formula="of:=[$Layout.$AE$1]*[Bigrams_FI_2Way.Q19]+(1-[$Layout.$AE$1])*[Bigrams_EN_2Way.Q19]" office:value-type="float" office:value="0.00414644131636111" calcext:value-type="float">
            <text:p>0.004</text:p>
          </table:table-cell>
          <table:table-cell table:style-name="ce612" table:formula="of:=[$Layout.$AE$1]*[Bigrams_FI_2Way.R19]+(1-[$Layout.$AE$1])*[Bigrams_EN_2Way.R19]" office:value-type="float" office:value="0.24980475068767" calcext:value-type="float">
            <text:p>0.250</text:p>
          </table:table-cell>
          <table:table-cell table:style-name="ce608" table:formula="of:=[$Layout.$AE$1]*[Bigrams_FI_2Way.S19]+(1-[$Layout.$AE$1])*[Bigrams_EN_2Way.S19]" office:value-type="float" office:value="0.612660545191841" calcext:value-type="float">
            <text:p>0.613</text:p>
          </table:table-cell>
          <table:table-cell table:style-name="ce612" table:formula="of:=[$Layout.$AE$1]*[Bigrams_FI_2Way.T19]+(1-[$Layout.$AE$1])*[Bigrams_EN_2Way.T19]" office:value-type="float" office:value="1.57571468751578" calcext:value-type="float">
            <text:p>1.576</text:p>
          </table:table-cell>
          <table:table-cell table:style-name="ce609" table:formula="of:=[$Layout.$AE$1]*[Bigrams_FI_2Way.U19]+(1-[$Layout.$AE$1])*[Bigrams_EN_2Way.U19]" office:value-type="float" office:value="0.860910457851936" calcext:value-type="float">
            <text:p>0.861</text:p>
          </table:table-cell>
          <table:table-cell table:style-name="ce612" table:formula="of:=[$Layout.$AE$1]*[Bigrams_FI_2Way.V19]+(1-[$Layout.$AE$1])*[Bigrams_EN_2Way.V19]" office:value-type="float" office:value="0.0452033083932635" calcext:value-type="float">
            <text:p>0.045</text:p>
          </table:table-cell>
          <table:table-cell table:style-name="ce612" table:formula="of:=[$Layout.$AE$1]*[Bigrams_FI_2Way.W19]+(1-[$Layout.$AE$1])*[Bigrams_EN_2Way.W19]" office:value-type="float" office:value="0.0359137780735567" calcext:value-type="float">
            <text:p>0.036</text:p>
          </table:table-cell>
          <table:table-cell table:style-name="ce612" table:formula="of:=[$Layout.$AE$1]*[Bigrams_FI_2Way.X19]+(1-[$Layout.$AE$1])*[Bigrams_EN_2Way.X19]" office:value-type="float" office:value="0.0011651696833628" calcext:value-type="float">
            <text:p>0.001</text:p>
          </table:table-cell>
          <table:table-cell table:style-name="ce609" table:formula="of:=[$Layout.$AE$1]*[Bigrams_FI_2Way.Y19]+(1-[$Layout.$AE$1])*[Bigrams_EN_2Way.Y19]" office:value-type="float" office:value="0.216164356281276" calcext:value-type="float">
            <text:p>0.216</text:p>
          </table:table-cell>
          <table:table-cell table:style-name="ce612" table:formula="of:=[$Layout.$AE$1]*[Bigrams_FI_2Way.Z19]+(1-[$Layout.$AE$1])*[Bigrams_EN_2Way.Z19]" office:value-type="float" office:value="0.00131651234141428" calcext:value-type="float">
            <text:p>0.001</text:p>
          </table:table-cell>
          <table:table-cell table:style-name="ce609" table:formula="of:=[$Layout.$AE$1]*[Bigrams_FI_2Way.AA19]+(1-[$Layout.$AE$1])*[Bigrams_EN_2Way.AA19]" office:value-type="float" office:value="0.000184536772642685" calcext:value-type="float">
            <text:p>0.000</text:p>
          </table:table-cell>
          <table:table-cell table:style-name="ce609" table:formula="of:=[$Layout.$AE$1]*[Bigrams_FI_2Way.AB19]+(1-[$Layout.$AE$1])*[Bigrams_EN_2Way.AB19]" office:value-type="float" office:value="0.281780900480038" calcext:value-type="float">
            <text:p>0.282</text:p>
          </table:table-cell>
          <table:table-cell table:style-name="ce609" table:formula="of:=[$Layout.$AE$1]*[Bigrams_FI_2Way.AC19]+(1-[$Layout.$AE$1])*[Bigrams_EN_2Way.AC19]" office:value-type="float" office:value="0.0694814705726411" calcext:value-type="float">
            <text:p>0.069</text:p>
          </table:table-cell>
          <table:table-cell table:style-name="ce327" office:value-type="string" calcext:value-type="string">
            <text:p>S</text:p>
          </table:table-cell>
          <table:table-cell table:style-name="ce114" office:value-type="float" office:value="19" calcext:value-type="float">
            <text:p>19</text:p>
          </table:table-cell>
          <table:table-cell table:number-columns-repeated="993"/>
        </table:table-row>
        <table:table-row table:style-name="ro4">
          <table:table-cell table:style-name="ce609" table:formula="of:=[$Layout.$AE$1]*[Bigrams_FI_2Way.A20]+(1-[$Layout.$AE$1])*[Bigrams_EN_2Way.A20]" office:value-type="float" office:value="2.41597940592122" calcext:value-type="float">
            <text:p>2.416</text:p>
          </table:table-cell>
          <table:table-cell table:style-name="ce612" table:formula="of:=[$Layout.$AE$1]*[Bigrams_FI_2Way.B20]+(1-[$Layout.$AE$1])*[Bigrams_EN_2Way.B20]" office:value-type="float" office:value="0.0144958333847186" calcext:value-type="float">
            <text:p>0.014</text:p>
          </table:table-cell>
          <table:table-cell table:style-name="ce612" table:formula="of:=[$Layout.$AE$1]*[Bigrams_FI_2Way.C20]+(1-[$Layout.$AE$1])*[Bigrams_EN_2Way.C20]" office:value-type="float" office:value="0.251571795966782" calcext:value-type="float">
            <text:p>0.252</text:p>
          </table:table-cell>
          <table:table-cell table:style-name="ce612" table:formula="of:=[$Layout.$AE$1]*[Bigrams_FI_2Way.D20]+(1-[$Layout.$AE$1])*[Bigrams_EN_2Way.D20]" office:value-type="float" office:value="0.00737407089110647" calcext:value-type="float">
            <text:p>0.007</text:p>
          </table:table-cell>
          <table:table-cell table:style-name="ce609" table:formula="of:=[$Layout.$AE$1]*[Bigrams_FI_2Way.E20]+(1-[$Layout.$AE$1])*[Bigrams_EN_2Way.E20]" office:value-type="float" office:value="1.73659659217292" calcext:value-type="float">
            <text:p>1.737</text:p>
          </table:table-cell>
          <table:table-cell table:style-name="ce612" table:formula="of:=[$Layout.$AE$1]*[Bigrams_FI_2Way.F20]+(1-[$Layout.$AE$1])*[Bigrams_EN_2Way.F20]" office:value-type="float" office:value="0.0496053044690216" calcext:value-type="float">
            <text:p>0.050</text:p>
          </table:table-cell>
          <table:table-cell table:style-name="ce612" table:formula="of:=[$Layout.$AE$1]*[Bigrams_FI_2Way.G20]+(1-[$Layout.$AE$1])*[Bigrams_EN_2Way.G20]" office:value-type="float" office:value="0.013123546334078" calcext:value-type="float">
            <text:p>0.013</text:p>
          </table:table-cell>
          <table:table-cell table:style-name="ce612" table:formula="of:=[$Layout.$AE$1]*[Bigrams_FI_2Way.H20]+(1-[$Layout.$AE$1])*[Bigrams_EN_2Way.H20]" office:value-type="float" office:value="2.02352422306193" calcext:value-type="float">
            <text:p>2.024</text:p>
          </table:table-cell>
          <table:table-cell table:style-name="ce609" table:formula="of:=[$Layout.$AE$1]*[Bigrams_FI_2Way.I20]+(1-[$Layout.$AE$1])*[Bigrams_EN_2Way.I20]" office:value-type="float" office:value="2.3148400782724" calcext:value-type="float">
            <text:p>2.315</text:p>
          </table:table-cell>
          <table:table-cell table:style-name="ce612" table:formula="of:=[$Layout.$AE$1]*[Bigrams_FI_2Way.J20]+(1-[$Layout.$AE$1])*[Bigrams_EN_2Way.J20]" office:value-type="float" office:value="0.0330804669446481" calcext:value-type="float">
            <text:p>0.033</text:p>
          </table:table-cell>
          <table:table-cell table:style-name="ce612" table:formula="of:=[$Layout.$AE$1]*[Bigrams_FI_2Way.K20]+(1-[$Layout.$AE$1])*[Bigrams_EN_2Way.K20]" office:value-type="float" office:value="0.122943524321092" calcext:value-type="float">
            <text:p>0.123</text:p>
          </table:table-cell>
          <table:table-cell table:style-name="ce612" table:formula="of:=[$Layout.$AE$1]*[Bigrams_FI_2Way.L20]+(1-[$Layout.$AE$1])*[Bigrams_EN_2Way.L20]" office:value-type="float" office:value="0.260197418069498" calcext:value-type="float">
            <text:p>0.260</text:p>
          </table:table-cell>
          <table:table-cell table:style-name="ce612" table:formula="of:=[$Layout.$AE$1]*[Bigrams_FI_2Way.M20]+(1-[$Layout.$AE$1])*[Bigrams_EN_2Way.M20]" office:value-type="float" office:value="0.0510093494880725" calcext:value-type="float">
            <text:p>0.051</text:p>
          </table:table-cell>
          <table:table-cell table:style-name="ce612" table:formula="of:=[$Layout.$AE$1]*[Bigrams_FI_2Way.N20]+(1-[$Layout.$AE$1])*[Bigrams_EN_2Way.N20]" office:value-type="float" office:value="0.951878401924152" calcext:value-type="float">
            <text:p>0.952</text:p>
          </table:table-cell>
          <table:table-cell table:style-name="ce609" table:formula="of:=[$Layout.$AE$1]*[Bigrams_FI_2Way.O20]+(1-[$Layout.$AE$1])*[Bigrams_EN_2Way.O20]" office:value-type="float" office:value="1.27187556293843" calcext:value-type="float">
            <text:p>1.272</text:p>
          </table:table-cell>
          <table:table-cell table:style-name="ce612" table:formula="of:=[$Layout.$AE$1]*[Bigrams_FI_2Way.P20]+(1-[$Layout.$AE$1])*[Bigrams_EN_2Way.P20]" office:value-type="float" office:value="0.0894836215512665" calcext:value-type="float">
            <text:p>0.089</text:p>
          </table:table-cell>
          <table:table-cell table:style-name="ce612" table:formula="of:=[$Layout.$AE$1]*[Bigrams_FI_2Way.Q20]+(1-[$Layout.$AE$1])*[Bigrams_EN_2Way.Q20]" office:value-type="float" office:value="0.000187912445312978" calcext:value-type="float">
            <text:p>0.000</text:p>
          </table:table-cell>
          <table:table-cell table:style-name="ce612" table:formula="of:=[$Layout.$AE$1]*[Bigrams_FI_2Way.R20]+(1-[$Layout.$AE$1])*[Bigrams_EN_2Way.R20]" office:value-type="float" office:value="0.527979885671818" calcext:value-type="float">
            <text:p>0.528</text:p>
          </table:table-cell>
          <table:table-cell table:style-name="ce612" table:formula="of:=[$Layout.$AE$1]*[Bigrams_FI_2Way.S20]+(1-[$Layout.$AE$1])*[Bigrams_EN_2Way.S20]" office:value-type="float" office:value="1.57571468751578" calcext:value-type="float">
            <text:p>1.576</text:p>
          </table:table-cell>
          <table:table-cell table:style-name="ce608" table:formula="of:=[$Layout.$AE$1]*[Bigrams_FI_2Way.T20]+(1-[$Layout.$AE$1])*[Bigrams_EN_2Way.T20]" office:value-type="float" office:value="0.700567251951295" calcext:value-type="float">
            <text:p>0.701</text:p>
          </table:table-cell>
          <table:table-cell table:style-name="ce609" table:formula="of:=[$Layout.$AE$1]*[Bigrams_FI_2Way.U20]+(1-[$Layout.$AE$1])*[Bigrams_EN_2Way.U20]" office:value-type="float" office:value="0.998234659120523" calcext:value-type="float">
            <text:p>0.998</text:p>
          </table:table-cell>
          <table:table-cell table:style-name="ce612" table:formula="of:=[$Layout.$AE$1]*[Bigrams_FI_2Way.V20]+(1-[$Layout.$AE$1])*[Bigrams_EN_2Way.V20]" office:value-type="float" office:value="0.0315106169856467" calcext:value-type="float">
            <text:p>0.032</text:p>
          </table:table-cell>
          <table:table-cell table:style-name="ce612" table:formula="of:=[$Layout.$AE$1]*[Bigrams_FI_2Way.W20]+(1-[$Layout.$AE$1])*[Bigrams_EN_2Way.W20]" office:value-type="float" office:value="0.0474092672296809" calcext:value-type="float">
            <text:p>0.047</text:p>
          </table:table-cell>
          <table:table-cell table:style-name="ce612" table:formula="of:=[$Layout.$AE$1]*[Bigrams_FI_2Way.X20]+(1-[$Layout.$AE$1])*[Bigrams_EN_2Way.X20]" office:value-type="float" office:value="0.0246634818470277" calcext:value-type="float">
            <text:p>0.025</text:p>
          </table:table-cell>
          <table:table-cell table:style-name="ce609" table:formula="of:=[$Layout.$AE$1]*[Bigrams_FI_2Way.Y20]+(1-[$Layout.$AE$1])*[Bigrams_EN_2Way.Y20]" office:value-type="float" office:value="0.437089225329931" calcext:value-type="float">
            <text:p>0.437</text:p>
          </table:table-cell>
          <table:table-cell table:style-name="ce612" table:formula="of:=[$Layout.$AE$1]*[Bigrams_FI_2Way.Z20]+(1-[$Layout.$AE$1])*[Bigrams_EN_2Way.Z20]" office:value-type="float" office:value="0.00472135478436788" calcext:value-type="float">
            <text:p>0.005</text:p>
          </table:table-cell>
          <table:table-cell table:style-name="ce609" table:formula="of:=[$Layout.$AE$1]*[Bigrams_FI_2Way.AA20]+(1-[$Layout.$AE$1])*[Bigrams_EN_2Way.AA20]" office:value-type="float" office:value="0.000149654821716324" calcext:value-type="float">
            <text:p>0.000</text:p>
          </table:table-cell>
          <table:table-cell table:style-name="ce609" table:formula="of:=[$Layout.$AE$1]*[Bigrams_FI_2Way.AB20]+(1-[$Layout.$AE$1])*[Bigrams_EN_2Way.AB20]" office:value-type="float" office:value="0.492065053803271" calcext:value-type="float">
            <text:p>0.492</text:p>
          </table:table-cell>
          <table:table-cell table:style-name="ce609" table:formula="of:=[$Layout.$AE$1]*[Bigrams_FI_2Way.AC20]+(1-[$Layout.$AE$1])*[Bigrams_EN_2Way.AC20]" office:value-type="float" office:value="0.0580480672383586" calcext:value-type="float">
            <text:p>0.058</text:p>
          </table:table-cell>
          <table:table-cell table:style-name="ce327" office:value-type="string" calcext:value-type="string">
            <text:p>T</text:p>
          </table:table-cell>
          <table:table-cell table:style-name="ce114" office:value-type="float" office:value="20" calcext:value-type="float">
            <text:p>20</text:p>
          </table:table-cell>
          <table:table-cell table:number-columns-repeated="993"/>
        </table:table-row>
        <table:table-row table:style-name="ro4">
          <table:table-cell table:style-name="ce611" table:formula="of:=[$Layout.$AE$1]*[Bigrams_FI_2Way.A21]+(1-[$Layout.$AE$1])*[Bigrams_EN_2Way.A21]" office:value-type="float" office:value="0.352225281006746" calcext:value-type="float">
            <text:p>0.352</text:p>
          </table:table-cell>
          <table:table-cell table:style-name="ce609" table:formula="of:=[$Layout.$AE$1]*[Bigrams_FI_2Way.B21]+(1-[$Layout.$AE$1])*[Bigrams_EN_2Way.B21]" office:value-type="float" office:value="0.161673354159283" calcext:value-type="float">
            <text:p>0.162</text:p>
          </table:table-cell>
          <table:table-cell table:style-name="ce609" table:formula="of:=[$Layout.$AE$1]*[Bigrams_FI_2Way.C21]+(1-[$Layout.$AE$1])*[Bigrams_EN_2Way.C21]" office:value-type="float" office:value="0.185314205676765" calcext:value-type="float">
            <text:p>0.185</text:p>
          </table:table-cell>
          <table:table-cell table:style-name="ce609" table:formula="of:=[$Layout.$AE$1]*[Bigrams_FI_2Way.D21]+(1-[$Layout.$AE$1])*[Bigrams_EN_2Way.D21]" office:value-type="float" office:value="0.209808245724125" calcext:value-type="float">
            <text:p>0.210</text:p>
          </table:table-cell>
          <table:table-cell table:style-name="ce611" table:formula="of:=[$Layout.$AE$1]*[Bigrams_FI_2Way.E21]+(1-[$Layout.$AE$1])*[Bigrams_EN_2Way.E21]" office:value-type="float" office:value="0.220749691260978" calcext:value-type="float">
            <text:p>0.221</text:p>
          </table:table-cell>
          <table:table-cell table:style-name="ce609" table:formula="of:=[$Layout.$AE$1]*[Bigrams_FI_2Way.F21]+(1-[$Layout.$AE$1])*[Bigrams_EN_2Way.F21]" office:value-type="float" office:value="0.0638997127707638" calcext:value-type="float">
            <text:p>0.064</text:p>
          </table:table-cell>
          <table:table-cell table:style-name="ce609" table:formula="of:=[$Layout.$AE$1]*[Bigrams_FI_2Way.G21]+(1-[$Layout.$AE$1])*[Bigrams_EN_2Way.G21]" office:value-type="float" office:value="0.121946353359834" calcext:value-type="float">
            <text:p>0.122</text:p>
          </table:table-cell>
          <table:table-cell table:style-name="ce609" table:formula="of:=[$Layout.$AE$1]*[Bigrams_FI_2Way.H21]+(1-[$Layout.$AE$1])*[Bigrams_EN_2Way.H21]" office:value-type="float" office:value="0.124374624006326" calcext:value-type="float">
            <text:p>0.124</text:p>
          </table:table-cell>
          <table:table-cell table:style-name="ce611" table:formula="of:=[$Layout.$AE$1]*[Bigrams_FI_2Way.I21]+(1-[$Layout.$AE$1])*[Bigrams_EN_2Way.I21]" office:value-type="float" office:value="0.20969677934722" calcext:value-type="float">
            <text:p>0.210</text:p>
          </table:table-cell>
          <table:table-cell table:style-name="ce609" table:formula="of:=[$Layout.$AE$1]*[Bigrams_FI_2Way.J21]+(1-[$Layout.$AE$1])*[Bigrams_EN_2Way.J21]" office:value-type="float" office:value="0.111939953174469" calcext:value-type="float">
            <text:p>0.112</text:p>
          </table:table-cell>
          <table:table-cell table:style-name="ce609" table:formula="of:=[$Layout.$AE$1]*[Bigrams_FI_2Way.K21]+(1-[$Layout.$AE$1])*[Bigrams_EN_2Way.K21]" office:value-type="float" office:value="0.514428150517553" calcext:value-type="float">
            <text:p>0.514</text:p>
          </table:table-cell>
          <table:table-cell table:style-name="ce609" table:formula="of:=[$Layout.$AE$1]*[Bigrams_FI_2Way.L21]+(1-[$Layout.$AE$1])*[Bigrams_EN_2Way.L21]" office:value-type="float" office:value="0.6381486144394" calcext:value-type="float">
            <text:p>0.638</text:p>
          </table:table-cell>
          <table:table-cell table:style-name="ce609" table:formula="of:=[$Layout.$AE$1]*[Bigrams_FI_2Way.M21]+(1-[$Layout.$AE$1])*[Bigrams_EN_2Way.M21]" office:value-type="float" office:value="0.374273248775283" calcext:value-type="float">
            <text:p>0.374</text:p>
          </table:table-cell>
          <table:table-cell table:style-name="ce609" table:formula="of:=[$Layout.$AE$1]*[Bigrams_FI_2Way.N21]+(1-[$Layout.$AE$1])*[Bigrams_EN_2Way.N21]" office:value-type="float" office:value="0.589047377115838" calcext:value-type="float">
            <text:p>0.589</text:p>
          </table:table-cell>
          <table:table-cell table:style-name="ce611" table:formula="of:=[$Layout.$AE$1]*[Bigrams_FI_2Way.O21]+(1-[$Layout.$AE$1])*[Bigrams_EN_2Way.O21]" office:value-type="float" office:value="0.82825789351544" calcext:value-type="float">
            <text:p>0.828</text:p>
          </table:table-cell>
          <table:table-cell table:style-name="ce609" table:formula="of:=[$Layout.$AE$1]*[Bigrams_FI_2Way.P21]+(1-[$Layout.$AE$1])*[Bigrams_EN_2Way.P21]" office:value-type="float" office:value="0.303856412432305" calcext:value-type="float">
            <text:p>0.304</text:p>
          </table:table-cell>
          <table:table-cell table:style-name="ce609" table:formula="of:=[$Layout.$AE$1]*[Bigrams_FI_2Way.Q21]+(1-[$Layout.$AE$1])*[Bigrams_EN_2Way.Q21]" office:value-type="float" office:value="0.0790280644424014" calcext:value-type="float">
            <text:p>0.079</text:p>
          </table:table-cell>
          <table:table-cell table:style-name="ce609" table:formula="of:=[$Layout.$AE$1]*[Bigrams_FI_2Way.R21]+(1-[$Layout.$AE$1])*[Bigrams_EN_2Way.R21]" office:value-type="float" office:value="0.550993941477719" calcext:value-type="float">
            <text:p>0.551</text:p>
          </table:table-cell>
          <table:table-cell table:style-name="ce609" table:formula="of:=[$Layout.$AE$1]*[Bigrams_FI_2Way.S21]+(1-[$Layout.$AE$1])*[Bigrams_EN_2Way.S21]" office:value-type="float" office:value="0.860910457851936" calcext:value-type="float">
            <text:p>0.861</text:p>
          </table:table-cell>
          <table:table-cell table:style-name="ce609" table:formula="of:=[$Layout.$AE$1]*[Bigrams_FI_2Way.T21]+(1-[$Layout.$AE$1])*[Bigrams_EN_2Way.T21]" office:value-type="float" office:value="0.998234659120523" calcext:value-type="float">
            <text:p>0.998</text:p>
          </table:table-cell>
          <table:table-cell table:style-name="ce608" table:formula="of:=[$Layout.$AE$1]*[Bigrams_FI_2Way.U21]+(1-[$Layout.$AE$1])*[Bigrams_EN_2Way.U21]" office:value-type="float" office:value="0.269499478526086" calcext:value-type="float">
            <text:p>0.269</text:p>
          </table:table-cell>
          <table:table-cell table:style-name="ce609" table:formula="of:=[$Layout.$AE$1]*[Bigrams_FI_2Way.V21]+(1-[$Layout.$AE$1])*[Bigrams_EN_2Way.V21]" office:value-type="float" office:value="0.229658015777804" calcext:value-type="float">
            <text:p>0.230</text:p>
          </table:table-cell>
          <table:table-cell table:style-name="ce609" table:formula="of:=[$Layout.$AE$1]*[Bigrams_FI_2Way.W21]+(1-[$Layout.$AE$1])*[Bigrams_EN_2Way.W21]" office:value-type="float" office:value="0.0013129745014289" calcext:value-type="float">
            <text:p>0.001</text:p>
          </table:table-cell>
          <table:table-cell table:style-name="ce609" table:formula="of:=[$Layout.$AE$1]*[Bigrams_FI_2Way.X21]+(1-[$Layout.$AE$1])*[Bigrams_EN_2Way.X21]" office:value-type="float" office:value="0.00599823605349838" calcext:value-type="float">
            <text:p>0.006</text:p>
          </table:table-cell>
          <table:table-cell table:style-name="ce611" table:formula="of:=[$Layout.$AE$1]*[Bigrams_FI_2Way.Y21]+(1-[$Layout.$AE$1])*[Bigrams_EN_2Way.Y21]" office:value-type="float" office:value="0.0076561778365575" calcext:value-type="float">
            <text:p>0.008</text:p>
          </table:table-cell>
          <table:table-cell table:style-name="ce609" table:formula="of:=[$Layout.$AE$1]*[Bigrams_FI_2Way.Z21]+(1-[$Layout.$AE$1])*[Bigrams_EN_2Way.Z21]" office:value-type="float" office:value="0.00439954065646662" calcext:value-type="float">
            <text:p>0.004</text:p>
          </table:table-cell>
          <table:table-cell table:style-name="ce611" table:formula="of:=[$Layout.$AE$1]*[Bigrams_FI_2Way.AA21]+(1-[$Layout.$AE$1])*[Bigrams_EN_2Way.AA21]" office:value-type="float" office:value="0.00000450089689372402" calcext:value-type="float">
            <text:p>0.000</text:p>
          </table:table-cell>
          <table:table-cell table:style-name="ce611" table:formula="of:=[$Layout.$AE$1]*[Bigrams_FI_2Way.AB21]+(1-[$Layout.$AE$1])*[Bigrams_EN_2Way.AB21]" office:value-type="float" office:value="0.00635639163816173" calcext:value-type="float">
            <text:p>0.006</text:p>
          </table:table-cell>
          <table:table-cell table:style-name="ce611" table:formula="of:=[$Layout.$AE$1]*[Bigrams_FI_2Way.AC21]+(1-[$Layout.$AE$1])*[Bigrams_EN_2Way.AC21]" office:value-type="float" office:value="0.00023629708692051" calcext:value-type="float">
            <text:p>0.000</text:p>
          </table:table-cell>
          <table:table-cell table:style-name="ce325" office:value-type="string" calcext:value-type="string">
            <text:p>U</text:p>
          </table:table-cell>
          <table:table-cell table:style-name="ce114" office:value-type="float" office:value="21" calcext:value-type="float">
            <text:p>21</text:p>
          </table:table-cell>
          <table:table-cell table:number-columns-repeated="993"/>
        </table:table-row>
        <table:table-row table:style-name="ro4">
          <table:table-cell table:style-name="ce609" table:formula="of:=[$Layout.$AE$1]*[Bigrams_FI_2Way.A22]+(1-[$Layout.$AE$1])*[Bigrams_EN_2Way.A22]" office:value-type="float" office:value="0.866174290975962" calcext:value-type="float">
            <text:p>0.866</text:p>
          </table:table-cell>
          <table:table-cell table:style-name="ce612" table:formula="of:=[$Layout.$AE$1]*[Bigrams_FI_2Way.B22]+(1-[$Layout.$AE$1])*[Bigrams_EN_2Way.B22]" office:value-type="float" office:value="0.00245627842260127" calcext:value-type="float">
            <text:p>0.002</text:p>
          </table:table-cell>
          <table:table-cell table:style-name="ce612" table:formula="of:=[$Layout.$AE$1]*[Bigrams_FI_2Way.C22]+(1-[$Layout.$AE$1])*[Bigrams_EN_2Way.C22]" office:value-type="float" office:value="0.000657130946483706" calcext:value-type="float">
            <text:p>0.001</text:p>
          </table:table-cell>
          <table:table-cell table:style-name="ce612" table:formula="of:=[$Layout.$AE$1]*[Bigrams_FI_2Way.D22]+(1-[$Layout.$AE$1])*[Bigrams_EN_2Way.D22]" office:value-type="float" office:value="0.0133190110143248" calcext:value-type="float">
            <text:p>0.013</text:p>
          </table:table-cell>
          <table:table-cell table:style-name="ce609" table:formula="of:=[$Layout.$AE$1]*[Bigrams_FI_2Way.E22]+(1-[$Layout.$AE$1])*[Bigrams_EN_2Way.E22]" office:value-type="float" office:value="0.719034988802219" calcext:value-type="float">
            <text:p>0.719</text:p>
          </table:table-cell>
          <table:table-cell table:style-name="ce612" table:formula="of:=[$Layout.$AE$1]*[Bigrams_FI_2Way.F22]+(1-[$Layout.$AE$1])*[Bigrams_EN_2Way.F22]" office:value-type="float" office:value="0.000600869735312156" calcext:value-type="float">
            <text:p>0.001</text:p>
          </table:table-cell>
          <table:table-cell table:style-name="ce612" table:formula="of:=[$Layout.$AE$1]*[Bigrams_FI_2Way.G22]+(1-[$Layout.$AE$1])*[Bigrams_EN_2Way.G22]" office:value-type="float" office:value="0.00114772870789963" calcext:value-type="float">
            <text:p>0.001</text:p>
          </table:table-cell>
          <table:table-cell table:style-name="ce612" table:formula="of:=[$Layout.$AE$1]*[Bigrams_FI_2Way.H22]+(1-[$Layout.$AE$1])*[Bigrams_EN_2Way.H22]" office:value-type="float" office:value="0.00629787997854335" calcext:value-type="float">
            <text:p>0.006</text:p>
          </table:table-cell>
          <table:table-cell table:style-name="ce609" table:formula="of:=[$Layout.$AE$1]*[Bigrams_FI_2Way.I22]+(1-[$Layout.$AE$1])*[Bigrams_EN_2Way.I22]" office:value-type="float" office:value="0.657110783635855" calcext:value-type="float">
            <text:p>0.657</text:p>
          </table:table-cell>
          <table:table-cell table:style-name="ce612" table:formula="of:=[$Layout.$AE$1]*[Bigrams_FI_2Way.J22]+(1-[$Layout.$AE$1])*[Bigrams_EN_2Way.J22]" office:value-type="float" office:value="0.000970505892709238" calcext:value-type="float">
            <text:p>0.001</text:p>
          </table:table-cell>
          <table:table-cell table:style-name="ce612" table:formula="of:=[$Layout.$AE$1]*[Bigrams_FI_2Way.K22]+(1-[$Layout.$AE$1])*[Bigrams_EN_2Way.K22]" office:value-type="float" office:value="0.00366260484726791" calcext:value-type="float">
            <text:p>0.004</text:p>
          </table:table-cell>
          <table:table-cell table:style-name="ce612" table:formula="of:=[$Layout.$AE$1]*[Bigrams_FI_2Way.L22]+(1-[$Layout.$AE$1])*[Bigrams_EN_2Way.L22]" office:value-type="float" office:value="0.043313206297619" calcext:value-type="float">
            <text:p>0.043</text:p>
          </table:table-cell>
          <table:table-cell table:style-name="ce612" table:formula="of:=[$Layout.$AE$1]*[Bigrams_FI_2Way.M22]+(1-[$Layout.$AE$1])*[Bigrams_EN_2Way.M22]" office:value-type="float" office:value="0.002115984152162" calcext:value-type="float">
            <text:p>0.002</text:p>
          </table:table-cell>
          <table:table-cell table:style-name="ce612" table:formula="of:=[$Layout.$AE$1]*[Bigrams_FI_2Way.N22]+(1-[$Layout.$AE$1])*[Bigrams_EN_2Way.N22]" office:value-type="float" office:value="0.195084068382306" calcext:value-type="float">
            <text:p>0.195</text:p>
          </table:table-cell>
          <table:table-cell table:style-name="ce609" table:formula="of:=[$Layout.$AE$1]*[Bigrams_FI_2Way.O22]+(1-[$Layout.$AE$1])*[Bigrams_EN_2Way.O22]" office:value-type="float" office:value="0.289298089315257" calcext:value-type="float">
            <text:p>0.289</text:p>
          </table:table-cell>
          <table:table-cell table:style-name="ce612" table:formula="of:=[$Layout.$AE$1]*[Bigrams_FI_2Way.P22]+(1-[$Layout.$AE$1])*[Bigrams_EN_2Way.P22]" office:value-type="float" office:value="0.00117698453770883" calcext:value-type="float">
            <text:p>0.001</text:p>
          </table:table-cell>
          <table:table-cell table:style-name="ce612" table:formula="of:=[$Layout.$AE$1]*[Bigrams_FI_2Way.Q22]+(1-[$Layout.$AE$1])*[Bigrams_EN_2Way.Q22]" office:value-type="float" office:value="0.000253175450271975" calcext:value-type="float">
            <text:p>0.000</text:p>
          </table:table-cell>
          <table:table-cell table:style-name="ce612" table:formula="of:=[$Layout.$AE$1]*[Bigrams_FI_2Way.R22]+(1-[$Layout.$AE$1])*[Bigrams_EN_2Way.R22]" office:value-type="float" office:value="0.0772487939171639" calcext:value-type="float">
            <text:p>0.077</text:p>
          </table:table-cell>
          <table:table-cell table:style-name="ce612" table:formula="of:=[$Layout.$AE$1]*[Bigrams_FI_2Way.S22]+(1-[$Layout.$AE$1])*[Bigrams_EN_2Way.S22]" office:value-type="float" office:value="0.0452033083932635" calcext:value-type="float">
            <text:p>0.045</text:p>
          </table:table-cell>
          <table:table-cell table:style-name="ce612" table:formula="of:=[$Layout.$AE$1]*[Bigrams_FI_2Way.T22]+(1-[$Layout.$AE$1])*[Bigrams_EN_2Way.T22]" office:value-type="float" office:value="0.0315106169856467" calcext:value-type="float">
            <text:p>0.032</text:p>
          </table:table-cell>
          <table:table-cell table:style-name="ce609" table:formula="of:=[$Layout.$AE$1]*[Bigrams_FI_2Way.U22]+(1-[$Layout.$AE$1])*[Bigrams_EN_2Way.U22]" office:value-type="float" office:value="0.229658015777804" calcext:value-type="float">
            <text:p>0.230</text:p>
          </table:table-cell>
          <table:table-cell table:style-name="ce608" table:formula="of:=[$Layout.$AE$1]*[Bigrams_FI_2Way.V22]+(1-[$Layout.$AE$1])*[Bigrams_EN_2Way.V22]" office:value-type="float" office:value="0.00056767562072094" calcext:value-type="float">
            <text:p>0.001</text:p>
          </table:table-cell>
          <table:table-cell table:style-name="ce612" table:formula="of:=[$Layout.$AE$1]*[Bigrams_FI_2Way.W22]+(1-[$Layout.$AE$1])*[Bigrams_EN_2Way.W22]" office:value-type="float" office:value="0.000201977748105865" calcext:value-type="float">
            <text:p>0.000</text:p>
          </table:table-cell>
          <table:table-cell table:style-name="ce612" table:formula="of:=[$Layout.$AE$1]*[Bigrams_FI_2Way.X22]+(1-[$Layout.$AE$1])*[Bigrams_EN_2Way.X22]" office:value-type="float" office:value="0.00148159596762847" calcext:value-type="float">
            <text:p>0.001</text:p>
          </table:table-cell>
          <table:table-cell table:style-name="ce609" table:formula="of:=[$Layout.$AE$1]*[Bigrams_FI_2Way.Y22]+(1-[$Layout.$AE$1])*[Bigrams_EN_2Way.Y22]" office:value-type="float" office:value="0.0492468777503294" calcext:value-type="float">
            <text:p>0.049</text:p>
          </table:table-cell>
          <table:table-cell table:style-name="ce612" table:formula="of:=[$Layout.$AE$1]*[Bigrams_FI_2Way.Z22]+(1-[$Layout.$AE$1])*[Bigrams_EN_2Way.Z22]" office:value-type="float" office:value="0.000282993892192897" calcext:value-type="float">
            <text:p>0.000</text:p>
          </table:table-cell>
          <table:table-cell table:style-name="ce609" table:formula="of:=[$Layout.$AE$1]*[Bigrams_FI_2Way.AA22]+(1-[$Layout.$AE$1])*[Bigrams_EN_2Way.AA22]" office:value-type="float" office:value="0.000066388229182429" calcext:value-type="float">
            <text:p>0.000</text:p>
          </table:table-cell>
          <table:table-cell table:style-name="ce609" table:formula="of:=[$Layout.$AE$1]*[Bigrams_FI_2Way.AB22]+(1-[$Layout.$AE$1])*[Bigrams_EN_2Way.AB22]" office:value-type="float" office:value="0.203436601311543" calcext:value-type="float">
            <text:p>0.203</text:p>
          </table:table-cell>
          <table:table-cell table:style-name="ce609" table:formula="of:=[$Layout.$AE$1]*[Bigrams_FI_2Way.AC22]+(1-[$Layout.$AE$1])*[Bigrams_EN_2Way.AC22]" office:value-type="float" office:value="0.00374080793079637" calcext:value-type="float">
            <text:p>0.004</text:p>
          </table:table-cell>
          <table:table-cell table:style-name="ce327" office:value-type="string" calcext:value-type="string">
            <text:p>V</text:p>
          </table:table-cell>
          <table:table-cell table:style-name="ce114" office:value-type="float" office:value="22" calcext:value-type="float">
            <text:p>22</text:p>
          </table:table-cell>
          <table:table-cell table:number-columns-repeated="993"/>
        </table:table-row>
        <table:table-row table:style-name="ro4">
          <table:table-cell table:style-name="ce609" table:formula="of:=[$Layout.$AE$1]*[Bigrams_FI_2Way.A23]+(1-[$Layout.$AE$1])*[Bigrams_EN_2Way.A23]" office:value-type="float" office:value="0.240724131522689" calcext:value-type="float">
            <text:p>0.241</text:p>
          </table:table-cell>
          <table:table-cell table:style-name="ce612" table:formula="of:=[$Layout.$AE$1]*[Bigrams_FI_2Way.B23]+(1-[$Layout.$AE$1])*[Bigrams_EN_2Way.B23]" office:value-type="float" office:value="0.00118413632784605" calcext:value-type="float">
            <text:p>0.001</text:p>
          </table:table-cell>
          <table:table-cell table:style-name="ce612" table:formula="of:=[$Layout.$AE$1]*[Bigrams_FI_2Way.C23]+(1-[$Layout.$AE$1])*[Bigrams_EN_2Way.C23]" office:value-type="float" office:value="0.00114475348002596" calcext:value-type="float">
            <text:p>0.001</text:p>
          </table:table-cell>
          <table:table-cell table:style-name="ce612" table:formula="of:=[$Layout.$AE$1]*[Bigrams_FI_2Way.D23]+(1-[$Layout.$AE$1])*[Bigrams_EN_2Way.D23]" office:value-type="float" office:value="0.00775760023699923" calcext:value-type="float">
            <text:p>0.008</text:p>
          </table:table-cell>
          <table:table-cell table:style-name="ce609" table:formula="of:=[$Layout.$AE$1]*[Bigrams_FI_2Way.E23]+(1-[$Layout.$AE$1])*[Bigrams_EN_2Way.E23]" office:value-type="float" office:value="0.251244127387264" calcext:value-type="float">
            <text:p>0.251</text:p>
          </table:table-cell>
          <table:table-cell table:style-name="ce612" table:formula="of:=[$Layout.$AE$1]*[Bigrams_FI_2Way.F23]+(1-[$Layout.$AE$1])*[Bigrams_EN_2Way.F23]" office:value-type="float" office:value="0.00161099675332303" calcext:value-type="float">
            <text:p>0.002</text:p>
          </table:table-cell>
          <table:table-cell table:style-name="ce612" table:formula="of:=[$Layout.$AE$1]*[Bigrams_FI_2Way.G23]+(1-[$Layout.$AE$1])*[Bigrams_EN_2Way.G23]" office:value-type="float" office:value="0.00112449944400421" calcext:value-type="float">
            <text:p>0.001</text:p>
          </table:table-cell>
          <table:table-cell table:style-name="ce612" table:formula="of:=[$Layout.$AE$1]*[Bigrams_FI_2Way.H23]+(1-[$Layout.$AE$1])*[Bigrams_EN_2Way.H23]" office:value-type="float" office:value="0.194085603098129" calcext:value-type="float">
            <text:p>0.194</text:p>
          </table:table-cell>
          <table:table-cell table:style-name="ce609" table:formula="of:=[$Layout.$AE$1]*[Bigrams_FI_2Way.I23]+(1-[$Layout.$AE$1])*[Bigrams_EN_2Way.I23]" office:value-type="float" office:value="0.202206117988131" calcext:value-type="float">
            <text:p>0.202</text:p>
          </table:table-cell>
          <table:table-cell table:style-name="ce612" table:formula="of:=[$Layout.$AE$1]*[Bigrams_FI_2Way.J23]+(1-[$Layout.$AE$1])*[Bigrams_EN_2Way.J23]" office:value-type="float" office:value="0.000444463568255246" calcext:value-type="float">
            <text:p>0.000</text:p>
          </table:table-cell>
          <table:table-cell table:style-name="ce612" table:formula="of:=[$Layout.$AE$1]*[Bigrams_FI_2Way.K23]+(1-[$Layout.$AE$1])*[Bigrams_EN_2Way.K23]" office:value-type="float" office:value="0.00285758302556951" calcext:value-type="float">
            <text:p>0.003</text:p>
          </table:table-cell>
          <table:table-cell table:style-name="ce612" table:formula="of:=[$Layout.$AE$1]*[Bigrams_FI_2Way.L23]+(1-[$Layout.$AE$1])*[Bigrams_EN_2Way.L23]" office:value-type="float" office:value="0.0153761492252561" calcext:value-type="float">
            <text:p>0.015</text:p>
          </table:table-cell>
          <table:table-cell table:style-name="ce612" table:formula="of:=[$Layout.$AE$1]*[Bigrams_FI_2Way.M23]+(1-[$Layout.$AE$1])*[Bigrams_EN_2Way.M23]" office:value-type="float" office:value="0.00198569641972556" calcext:value-type="float">
            <text:p>0.002</text:p>
          </table:table-cell>
          <table:table-cell table:style-name="ce612" table:formula="of:=[$Layout.$AE$1]*[Bigrams_FI_2Way.N23]+(1-[$Layout.$AE$1])*[Bigrams_EN_2Way.N23]" office:value-type="float" office:value="0.0486566643385027" calcext:value-type="float">
            <text:p>0.049</text:p>
          </table:table-cell>
          <table:table-cell table:style-name="ce609" table:formula="of:=[$Layout.$AE$1]*[Bigrams_FI_2Way.O23]+(1-[$Layout.$AE$1])*[Bigrams_EN_2Way.O23]" office:value-type="float" office:value="0.286558541500565" calcext:value-type="float">
            <text:p>0.287</text:p>
          </table:table-cell>
          <table:table-cell table:style-name="ce612" table:formula="of:=[$Layout.$AE$1]*[Bigrams_FI_2Way.P23]+(1-[$Layout.$AE$1])*[Bigrams_EN_2Way.P23]" office:value-type="float" office:value="0.00146415499216529" calcext:value-type="float">
            <text:p>0.001</text:p>
          </table:table-cell>
          <table:table-cell table:style-name="ce612" table:formula="of:=[$Layout.$AE$1]*[Bigrams_FI_2Way.Q23]+(1-[$Layout.$AE$1])*[Bigrams_EN_2Way.Q23]" office:value-type="float" office:value="0.0000275679934740596" calcext:value-type="float">
            <text:p>0.000</text:p>
          </table:table-cell>
          <table:table-cell table:style-name="ce612" table:formula="of:=[$Layout.$AE$1]*[Bigrams_FI_2Way.R23]+(1-[$Layout.$AE$1])*[Bigrams_EN_2Way.R23]" office:value-type="float" office:value="0.024384912741562" calcext:value-type="float">
            <text:p>0.024</text:p>
          </table:table-cell>
          <table:table-cell table:style-name="ce612" table:formula="of:=[$Layout.$AE$1]*[Bigrams_FI_2Way.S23]+(1-[$Layout.$AE$1])*[Bigrams_EN_2Way.S23]" office:value-type="float" office:value="0.0359137780735567" calcext:value-type="float">
            <text:p>0.036</text:p>
          </table:table-cell>
          <table:table-cell table:style-name="ce612" table:formula="of:=[$Layout.$AE$1]*[Bigrams_FI_2Way.T23]+(1-[$Layout.$AE$1])*[Bigrams_EN_2Way.T23]" office:value-type="float" office:value="0.0474092672296809" calcext:value-type="float">
            <text:p>0.047</text:p>
          </table:table-cell>
          <table:table-cell table:style-name="ce609" table:formula="of:=[$Layout.$AE$1]*[Bigrams_FI_2Way.U23]+(1-[$Layout.$AE$1])*[Bigrams_EN_2Way.U23]" office:value-type="float" office:value="0.0013129745014289" calcext:value-type="float">
            <text:p>0.001</text:p>
          </table:table-cell>
          <table:table-cell table:style-name="ce612" table:formula="of:=[$Layout.$AE$1]*[Bigrams_FI_2Way.V23]+(1-[$Layout.$AE$1])*[Bigrams_EN_2Way.V23]" office:value-type="float" office:value="0.000201977748105865" calcext:value-type="float">
            <text:p>0.000</text:p>
          </table:table-cell>
          <table:table-cell table:style-name="ce608" table:formula="of:=[$Layout.$AE$1]*[Bigrams_FI_2Way.W23]+(1-[$Layout.$AE$1])*[Bigrams_EN_2Way.W23]" office:value-type="float" office:value="0.00086529742781844" calcext:value-type="float">
            <text:p>0.001</text:p>
          </table:table-cell>
          <table:table-cell table:style-name="ce612" table:formula="of:=[$Layout.$AE$1]*[Bigrams_FI_2Way.X23]+(1-[$Layout.$AE$1])*[Bigrams_EN_2Way.X23]" office:value-type="float" office:value="0.000163720124509211" calcext:value-type="float">
            <text:p>0.000</text:p>
          </table:table-cell>
          <table:table-cell table:style-name="ce609" table:formula="of:=[$Layout.$AE$1]*[Bigrams_FI_2Way.Y23]+(1-[$Layout.$AE$1])*[Bigrams_EN_2Way.Y23]" office:value-type="float" office:value="0.00528774301355031" calcext:value-type="float">
            <text:p>0.005</text:p>
          </table:table-cell>
          <table:table-cell table:style-name="ce612" table:formula="of:=[$Layout.$AE$1]*[Bigrams_FI_2Way.Z23]+(1-[$Layout.$AE$1])*[Bigrams_EN_2Way.Z23]" office:value-type="float" office:value="0.000198039463323857" calcext:value-type="float">
            <text:p>0.000</text:p>
          </table:table-cell>
          <table:table-cell table:style-name="ce609" table:formula="of:=[$Layout.$AE$1]*[Bigrams_FI_2Way.AA23]+(1-[$Layout.$AE$1])*[Bigrams_EN_2Way.AA23]" office:value-type="float" office:value="0.000005626121117155" calcext:value-type="float">
            <text:p>0.000</text:p>
          </table:table-cell>
          <table:table-cell table:style-name="ce609" table:formula="of:=[$Layout.$AE$1]*[Bigrams_FI_2Way.AB23]+(1-[$Layout.$AE$1])*[Bigrams_EN_2Way.AB23]" office:value-type="float" office:value="0.00115616788957536" calcext:value-type="float">
            <text:p>0.001</text:p>
          </table:table-cell>
          <table:table-cell table:style-name="ce609" table:formula="of:=[$Layout.$AE$1]*[Bigrams_FI_2Way.AC23]+(1-[$Layout.$AE$1])*[Bigrams_EN_2Way.AC23]" office:value-type="float" office:value="0.000092268386321342" calcext:value-type="float">
            <text:p>0.000</text:p>
          </table:table-cell>
          <table:table-cell table:style-name="ce327" office:value-type="string" calcext:value-type="string">
            <text:p>W</text:p>
          </table:table-cell>
          <table:table-cell table:style-name="ce114" office:value-type="float" office:value="23" calcext:value-type="float">
            <text:p>23</text:p>
          </table:table-cell>
          <table:table-cell table:number-columns-repeated="993"/>
        </table:table-row>
        <table:table-row table:style-name="ro4">
          <table:table-cell table:style-name="ce609" table:formula="of:=[$Layout.$AE$1]*[Bigrams_FI_2Way.A24]+(1-[$Layout.$AE$1])*[Bigrams_EN_2Way.A24]" office:value-type="float" office:value="0.0280455815280311" calcext:value-type="float">
            <text:p>0.028</text:p>
          </table:table-cell>
          <table:table-cell table:style-name="ce612" table:formula="of:=[$Layout.$AE$1]*[Bigrams_FI_2Way.B24]+(1-[$Layout.$AE$1])*[Bigrams_EN_2Way.B24]" office:value-type="float" office:value="0.000279618219522604" calcext:value-type="float">
            <text:p>0.000</text:p>
          </table:table-cell>
          <table:table-cell table:style-name="ce612" table:formula="of:=[$Layout.$AE$1]*[Bigrams_FI_2Way.C24]+(1-[$Layout.$AE$1])*[Bigrams_EN_2Way.C24]" office:value-type="float" office:value="0.0133471316729285" calcext:value-type="float">
            <text:p>0.013</text:p>
          </table:table-cell>
          <table:table-cell table:style-name="ce612" table:formula="of:=[$Layout.$AE$1]*[Bigrams_FI_2Way.D24]+(1-[$Layout.$AE$1])*[Bigrams_EN_2Way.D24]" office:value-type="float" office:value="0.000239110147479088" calcext:value-type="float">
            <text:p>0.000</text:p>
          </table:table-cell>
          <table:table-cell table:style-name="ce609" table:formula="of:=[$Layout.$AE$1]*[Bigrams_FI_2Way.E24]+(1-[$Layout.$AE$1])*[Bigrams_EN_2Way.E24]" office:value-type="float" office:value="0.122550969371667" calcext:value-type="float">
            <text:p>0.123</text:p>
          </table:table-cell>
          <table:table-cell table:style-name="ce612" table:formula="of:=[$Layout.$AE$1]*[Bigrams_FI_2Way.F24]+(1-[$Layout.$AE$1])*[Bigrams_EN_2Way.F24]" office:value-type="float" office:value="0.00146415499216529" calcext:value-type="float">
            <text:p>0.001</text:p>
          </table:table-cell>
          <table:table-cell table:style-name="ce612" table:formula="of:=[$Layout.$AE$1]*[Bigrams_FI_2Way.G24]+(1-[$Layout.$AE$1])*[Bigrams_EN_2Way.G24]" office:value-type="float" office:value="0.000435461774467798" calcext:value-type="float">
            <text:p>0.000</text:p>
          </table:table-cell>
          <table:table-cell table:style-name="ce612" table:formula="of:=[$Layout.$AE$1]*[Bigrams_FI_2Way.H24]+(1-[$Layout.$AE$1])*[Bigrams_EN_2Way.H24]" office:value-type="float" office:value="0.00231281233411382" calcext:value-type="float">
            <text:p>0.002</text:p>
          </table:table-cell>
          <table:table-cell table:style-name="ce609" table:formula="of:=[$Layout.$AE$1]*[Bigrams_FI_2Way.I24]+(1-[$Layout.$AE$1])*[Bigrams_EN_2Way.I24]" office:value-type="float" office:value="0.0363410389438303" calcext:value-type="float">
            <text:p>0.036</text:p>
          </table:table-cell>
          <table:table-cell table:style-name="ce612" table:formula="of:=[$Layout.$AE$1]*[Bigrams_FI_2Way.J24]+(1-[$Layout.$AE$1])*[Bigrams_EN_2Way.J24]" office:value-type="float" office:value="0.000607058468541027" calcext:value-type="float">
            <text:p>0.001</text:p>
          </table:table-cell>
          <table:table-cell table:style-name="ce612" table:formula="of:=[$Layout.$AE$1]*[Bigrams_FI_2Way.K24]+(1-[$Layout.$AE$1])*[Bigrams_EN_2Way.K24]" office:value-type="float" office:value="0.000673446697723453" calcext:value-type="float">
            <text:p>0.001</text:p>
          </table:table-cell>
          <table:table-cell table:style-name="ce612" table:formula="of:=[$Layout.$AE$1]*[Bigrams_FI_2Way.L24]+(1-[$Layout.$AE$1])*[Bigrams_EN_2Way.L24]" office:value-type="float" office:value="0.00100860134899081" calcext:value-type="float">
            <text:p>0.001</text:p>
          </table:table-cell>
          <table:table-cell table:style-name="ce612" table:formula="of:=[$Layout.$AE$1]*[Bigrams_FI_2Way.M24]+(1-[$Layout.$AE$1])*[Bigrams_EN_2Way.M24]" office:value-type="float" office:value="0.000980070298608405" calcext:value-type="float">
            <text:p>0.001</text:p>
          </table:table-cell>
          <table:table-cell table:style-name="ce612" table:formula="of:=[$Layout.$AE$1]*[Bigrams_FI_2Way.N24]+(1-[$Layout.$AE$1])*[Bigrams_EN_2Way.N24]" office:value-type="float" office:value="0.00295210186033771" calcext:value-type="float">
            <text:p>0.003</text:p>
          </table:table-cell>
          <table:table-cell table:style-name="ce609" table:formula="of:=[$Layout.$AE$1]*[Bigrams_FI_2Way.O24]+(1-[$Layout.$AE$1])*[Bigrams_EN_2Way.O24]" office:value-type="float" office:value="0.0135171265878152" calcext:value-type="float">
            <text:p>0.014</text:p>
          </table:table-cell>
          <table:table-cell table:style-name="ce612" table:formula="of:=[$Layout.$AE$1]*[Bigrams_FI_2Way.P24]+(1-[$Layout.$AE$1])*[Bigrams_EN_2Way.P24]" office:value-type="float" office:value="0.0343219762952163" calcext:value-type="float">
            <text:p>0.034</text:p>
          </table:table-cell>
          <table:table-cell table:style-name="ce612" table:formula="of:=[$Layout.$AE$1]*[Bigrams_FI_2Way.Q24]+(1-[$Layout.$AE$1])*[Bigrams_EN_2Way.Q24]" office:value-type="float" office:value="0.0000185661996866116" calcext:value-type="float">
            <text:p>0.000</text:p>
          </table:table-cell>
          <table:table-cell table:style-name="ce612" table:formula="of:=[$Layout.$AE$1]*[Bigrams_FI_2Way.R24]+(1-[$Layout.$AE$1])*[Bigrams_EN_2Way.R24]" office:value-type="float" office:value="0.00125783851448078" calcext:value-type="float">
            <text:p>0.001</text:p>
          </table:table-cell>
          <table:table-cell table:style-name="ce612" table:formula="of:=[$Layout.$AE$1]*[Bigrams_FI_2Way.S24]+(1-[$Layout.$AE$1])*[Bigrams_EN_2Way.S24]" office:value-type="float" office:value="0.0011651696833628" calcext:value-type="float">
            <text:p>0.001</text:p>
          </table:table-cell>
          <table:table-cell table:style-name="ce612" table:formula="of:=[$Layout.$AE$1]*[Bigrams_FI_2Way.T24]+(1-[$Layout.$AE$1])*[Bigrams_EN_2Way.T24]" office:value-type="float" office:value="0.0246634818470277" calcext:value-type="float">
            <text:p>0.025</text:p>
          </table:table-cell>
          <table:table-cell table:style-name="ce609" table:formula="of:=[$Layout.$AE$1]*[Bigrams_FI_2Way.U24]+(1-[$Layout.$AE$1])*[Bigrams_EN_2Way.U24]" office:value-type="float" office:value="0.00599823605349838" calcext:value-type="float">
            <text:p>0.006</text:p>
          </table:table-cell>
          <table:table-cell table:style-name="ce612" table:formula="of:=[$Layout.$AE$1]*[Bigrams_FI_2Way.V24]+(1-[$Layout.$AE$1])*[Bigrams_EN_2Way.V24]" office:value-type="float" office:value="0.00148159596762847" calcext:value-type="float">
            <text:p>0.001</text:p>
          </table:table-cell>
          <table:table-cell table:style-name="ce612" table:formula="of:=[$Layout.$AE$1]*[Bigrams_FI_2Way.W24]+(1-[$Layout.$AE$1])*[Bigrams_EN_2Way.W24]" office:value-type="float" office:value="0.000163720124509211" calcext:value-type="float">
            <text:p>0.000</text:p>
          </table:table-cell>
          <table:table-cell table:style-name="ce608" table:formula="of:=[$Layout.$AE$1]*[Bigrams_FI_2Way.X24]+(1-[$Layout.$AE$1])*[Bigrams_EN_2Way.X24]" office:value-type="float" office:value="0.00182406457634813" calcext:value-type="float">
            <text:p>0.002</text:p>
          </table:table-cell>
          <table:table-cell table:style-name="ce609" table:formula="of:=[$Layout.$AE$1]*[Bigrams_FI_2Way.Y24]+(1-[$Layout.$AE$1])*[Bigrams_EN_2Way.Y24]" office:value-type="float" office:value="0.00192645998068035" calcext:value-type="float">
            <text:p>0.002</text:p>
          </table:table-cell>
          <table:table-cell table:style-name="ce612" table:formula="of:=[$Layout.$AE$1]*[Bigrams_FI_2Way.Z24]+(1-[$Layout.$AE$1])*[Bigrams_EN_2Way.Z24]" office:value-type="float" office:value="0.0000506350900543951" calcext:value-type="float">
            <text:p>0.000</text:p>
          </table:table-cell>
          <table:table-cell table:style-name="ce609" table:formula="of:=[$Layout.$AE$1]*[Bigrams_FI_2Way.AA24]+(1-[$Layout.$AE$1])*[Bigrams_EN_2Way.AA24]" office:value-type="float" office:value="0.00000168783633514651" calcext:value-type="float">
            <text:p>0.000</text:p>
          </table:table-cell>
          <table:table-cell table:style-name="ce609" table:formula="of:=[$Layout.$AE$1]*[Bigrams_FI_2Way.AB24]+(1-[$Layout.$AE$1])*[Bigrams_EN_2Way.AB24]" office:value-type="float" office:value="0.000330253309577" calcext:value-type="float">
            <text:p>0.000</text:p>
          </table:table-cell>
          <table:table-cell table:style-name="ce609" table:formula="of:=[$Layout.$AE$1]*[Bigrams_FI_2Way.AC24]+(1-[$Layout.$AE$1])*[Bigrams_EN_2Way.AC24]" office:value-type="float" office:value="0.0000123774664577411" calcext:value-type="float">
            <text:p>0.000</text:p>
          </table:table-cell>
          <table:table-cell table:style-name="ce327" office:value-type="string" calcext:value-type="string">
            <text:p>X</text:p>
          </table:table-cell>
          <table:table-cell table:style-name="ce114" office:value-type="float" office:value="24" calcext:value-type="float">
            <text:p>24</text:p>
          </table:table-cell>
          <table:table-cell table:number-columns-repeated="993"/>
        </table:table-row>
        <table:table-row table:style-name="ro4">
          <table:table-cell table:style-name="ce611" table:formula="of:=[$Layout.$AE$1]*[Bigrams_FI_2Way.A25]+(1-[$Layout.$AE$1])*[Bigrams_EN_2Way.A25]" office:value-type="float" office:value="0.161105013441028" calcext:value-type="float">
            <text:p>0.161</text:p>
          </table:table-cell>
          <table:table-cell table:style-name="ce609" table:formula="of:=[$Layout.$AE$1]*[Bigrams_FI_2Way.B25]+(1-[$Layout.$AE$1])*[Bigrams_EN_2Way.B25]" office:value-type="float" office:value="0.0955867382693349" calcext:value-type="float">
            <text:p>0.096</text:p>
          </table:table-cell>
          <table:table-cell table:style-name="ce609" table:formula="of:=[$Layout.$AE$1]*[Bigrams_FI_2Way.C25]+(1-[$Layout.$AE$1])*[Bigrams_EN_2Way.C25]" office:value-type="float" office:value="0.0312322065818056" calcext:value-type="float">
            <text:p>0.031</text:p>
          </table:table-cell>
          <table:table-cell table:style-name="ce609" table:formula="of:=[$Layout.$AE$1]*[Bigrams_FI_2Way.D25]+(1-[$Layout.$AE$1])*[Bigrams_EN_2Way.D25]" office:value-type="float" office:value="0.0665612719696654" calcext:value-type="float">
            <text:p>0.067</text:p>
          </table:table-cell>
          <table:table-cell table:style-name="ce611" table:formula="of:=[$Layout.$AE$1]*[Bigrams_FI_2Way.E25]+(1-[$Layout.$AE$1])*[Bigrams_EN_2Way.E25]" office:value-type="float" office:value="0.159103153490396" calcext:value-type="float">
            <text:p>0.159</text:p>
          </table:table-cell>
          <table:table-cell table:style-name="ce609" table:formula="of:=[$Layout.$AE$1]*[Bigrams_FI_2Way.F25]+(1-[$Layout.$AE$1])*[Bigrams_EN_2Way.F25]" office:value-type="float" office:value="0.00864516387180473" calcext:value-type="float">
            <text:p>0.009</text:p>
          </table:table-cell>
          <table:table-cell table:style-name="ce609" table:formula="of:=[$Layout.$AE$1]*[Bigrams_FI_2Way.G25]+(1-[$Layout.$AE$1])*[Bigrams_EN_2Way.G25]" office:value-type="float" office:value="0.0185373045136704" calcext:value-type="float">
            <text:p>0.019</text:p>
          </table:table-cell>
          <table:table-cell table:style-name="ce609" table:formula="of:=[$Layout.$AE$1]*[Bigrams_FI_2Way.H25]+(1-[$Layout.$AE$1])*[Bigrams_EN_2Way.H25]" office:value-type="float" office:value="0.141611325003733" calcext:value-type="float">
            <text:p>0.142</text:p>
          </table:table-cell>
          <table:table-cell table:style-name="ce611" table:formula="of:=[$Layout.$AE$1]*[Bigrams_FI_2Way.I25]+(1-[$Layout.$AE$1])*[Bigrams_EN_2Way.I25]" office:value-type="float" office:value="0.0786366555113438" calcext:value-type="float">
            <text:p>0.079</text:p>
          </table:table-cell>
          <table:table-cell table:style-name="ce609" table:formula="of:=[$Layout.$AE$1]*[Bigrams_FI_2Way.J25]+(1-[$Layout.$AE$1])*[Bigrams_EN_2Way.J25]" office:value-type="float" office:value="0.0132585170246875" calcext:value-type="float">
            <text:p>0.013</text:p>
          </table:table-cell>
          <table:table-cell table:style-name="ce609" table:formula="of:=[$Layout.$AE$1]*[Bigrams_FI_2Way.K25]+(1-[$Layout.$AE$1])*[Bigrams_EN_2Way.K25]" office:value-type="float" office:value="0.12766978044715" calcext:value-type="float">
            <text:p>0.128</text:p>
          </table:table-cell>
          <table:table-cell table:style-name="ce609" table:formula="of:=[$Layout.$AE$1]*[Bigrams_FI_2Way.L25]+(1-[$Layout.$AE$1])*[Bigrams_EN_2Way.L25]" office:value-type="float" office:value="0.322550122662943" calcext:value-type="float">
            <text:p>0.323</text:p>
          </table:table-cell>
          <table:table-cell table:style-name="ce609" table:formula="of:=[$Layout.$AE$1]*[Bigrams_FI_2Way.M25]+(1-[$Layout.$AE$1])*[Bigrams_EN_2Way.M25]" office:value-type="float" office:value="0.160144843452955" calcext:value-type="float">
            <text:p>0.160</text:p>
          </table:table-cell>
          <table:table-cell table:style-name="ce609" table:formula="of:=[$Layout.$AE$1]*[Bigrams_FI_2Way.N25]+(1-[$Layout.$AE$1])*[Bigrams_EN_2Way.N25]" office:value-type="float" office:value="0.205923912473038" calcext:value-type="float">
            <text:p>0.206</text:p>
          </table:table-cell>
          <table:table-cell table:style-name="ce611" table:formula="of:=[$Layout.$AE$1]*[Bigrams_FI_2Way.O25]+(1-[$Layout.$AE$1])*[Bigrams_EN_2Way.O25]" office:value-type="float" office:value="0.109696077027269" calcext:value-type="float">
            <text:p>0.110</text:p>
          </table:table-cell>
          <table:table-cell table:style-name="ce609" table:formula="of:=[$Layout.$AE$1]*[Bigrams_FI_2Way.P25]+(1-[$Layout.$AE$1])*[Bigrams_EN_2Way.P25]" office:value-type="float" office:value="0.0581709052212835" calcext:value-type="float">
            <text:p>0.058</text:p>
          </table:table-cell>
          <table:table-cell table:style-name="ce609" table:formula="of:=[$Layout.$AE$1]*[Bigrams_FI_2Way.Q25]+(1-[$Layout.$AE$1])*[Bigrams_EN_2Way.Q25]" office:value-type="float" office:value="0.0000455715810489556" calcext:value-type="float">
            <text:p>0.000</text:p>
          </table:table-cell>
          <table:table-cell table:style-name="ce609" table:formula="of:=[$Layout.$AE$1]*[Bigrams_FI_2Way.R25]+(1-[$Layout.$AE$1])*[Bigrams_EN_2Way.R25]" office:value-type="float" office:value="0.173649784132484" calcext:value-type="float">
            <text:p>0.174</text:p>
          </table:table-cell>
          <table:table-cell table:style-name="ce609" table:formula="of:=[$Layout.$AE$1]*[Bigrams_FI_2Way.S25]+(1-[$Layout.$AE$1])*[Bigrams_EN_2Way.S25]" office:value-type="float" office:value="0.216164356281276" calcext:value-type="float">
            <text:p>0.216</text:p>
          </table:table-cell>
          <table:table-cell table:style-name="ce609" table:formula="of:=[$Layout.$AE$1]*[Bigrams_FI_2Way.T25]+(1-[$Layout.$AE$1])*[Bigrams_EN_2Way.T25]" office:value-type="float" office:value="0.437089225329931" calcext:value-type="float">
            <text:p>0.437</text:p>
          </table:table-cell>
          <table:table-cell table:style-name="ce611" table:formula="of:=[$Layout.$AE$1]*[Bigrams_FI_2Way.U25]+(1-[$Layout.$AE$1])*[Bigrams_EN_2Way.U25]" office:value-type="float" office:value="0.0076561778365575" calcext:value-type="float">
            <text:p>0.008</text:p>
          </table:table-cell>
          <table:table-cell table:style-name="ce609" table:formula="of:=[$Layout.$AE$1]*[Bigrams_FI_2Way.V25]+(1-[$Layout.$AE$1])*[Bigrams_EN_2Way.V25]" office:value-type="float" office:value="0.0492468777503294" calcext:value-type="float">
            <text:p>0.049</text:p>
          </table:table-cell>
          <table:table-cell table:style-name="ce609" table:formula="of:=[$Layout.$AE$1]*[Bigrams_FI_2Way.W25]+(1-[$Layout.$AE$1])*[Bigrams_EN_2Way.W25]" office:value-type="float" office:value="0.00528774301355031" calcext:value-type="float">
            <text:p>0.005</text:p>
          </table:table-cell>
          <table:table-cell table:style-name="ce609" table:formula="of:=[$Layout.$AE$1]*[Bigrams_FI_2Way.X25]+(1-[$Layout.$AE$1])*[Bigrams_EN_2Way.X25]" office:value-type="float" office:value="0.00192645998068035" calcext:value-type="float">
            <text:p>0.002</text:p>
          </table:table-cell>
          <table:table-cell table:style-name="ce608" table:formula="of:=[$Layout.$AE$1]*[Bigrams_FI_2Way.Y25]+(1-[$Layout.$AE$1])*[Bigrams_EN_2Way.Y25]" office:value-type="float" office:value="0.056306782752599" calcext:value-type="float">
            <text:p>0.056</text:p>
          </table:table-cell>
          <table:table-cell table:style-name="ce609" table:formula="of:=[$Layout.$AE$1]*[Bigrams_FI_2Way.Z25]+(1-[$Layout.$AE$1])*[Bigrams_EN_2Way.Z25]" office:value-type="float" office:value="0.0027550254539222" calcext:value-type="float">
            <text:p>0.003</text:p>
          </table:table-cell>
          <table:table-cell table:style-name="ce611" table:formula="of:=[$Layout.$AE$1]*[Bigrams_FI_2Way.AA25]+(1-[$Layout.$AE$1])*[Bigrams_EN_2Way.AA25]" office:value-type="float" office:value="0.00000618873322887052" calcext:value-type="float">
            <text:p>0.000</text:p>
          </table:table-cell>
          <table:table-cell table:style-name="ce611" table:formula="of:=[$Layout.$AE$1]*[Bigrams_FI_2Way.AB25]+(1-[$Layout.$AE$1])*[Bigrams_EN_2Way.AB25]" office:value-type="float" office:value="0.0904072654557875" calcext:value-type="float">
            <text:p>0.090</text:p>
          </table:table-cell>
          <table:table-cell table:style-name="ce611" table:formula="of:=[$Layout.$AE$1]*[Bigrams_FI_2Way.AC25]+(1-[$Layout.$AE$1])*[Bigrams_EN_2Way.AC25]" office:value-type="float" office:value="0.106077137991288" calcext:value-type="float">
            <text:p>0.106</text:p>
          </table:table-cell>
          <table:table-cell table:style-name="ce325" office:value-type="string" calcext:value-type="string">
            <text:p>Y</text:p>
          </table:table-cell>
          <table:table-cell table:style-name="ce114" office:value-type="float" office:value="25" calcext:value-type="float">
            <text:p>25</text:p>
          </table:table-cell>
          <table:table-cell table:number-columns-repeated="993"/>
        </table:table-row>
        <table:table-row table:style-name="ro4">
          <table:table-cell table:style-name="ce609" table:formula="of:=[$Layout.$AE$1]*[Bigrams_FI_2Way.A26]+(1-[$Layout.$AE$1])*[Bigrams_EN_2Way.A26]" office:value-type="float" office:value="0.028603388302187" calcext:value-type="float">
            <text:p>0.029</text:p>
          </table:table-cell>
          <table:table-cell table:style-name="ce612" table:formula="of:=[$Layout.$AE$1]*[Bigrams_FI_2Way.B26]+(1-[$Layout.$AE$1])*[Bigrams_EN_2Way.B26]" office:value-type="float" office:value="0.000624499444004207" calcext:value-type="float">
            <text:p>0.001</text:p>
          </table:table-cell>
          <table:table-cell table:style-name="ce612" table:formula="of:=[$Layout.$AE$1]*[Bigrams_FI_2Way.C26]+(1-[$Layout.$AE$1])*[Bigrams_EN_2Way.C26]" office:value-type="float" office:value="0.000918583411116333" calcext:value-type="float">
            <text:p>0.001</text:p>
          </table:table-cell>
          <table:table-cell table:style-name="ce612" table:formula="of:=[$Layout.$AE$1]*[Bigrams_FI_2Way.D26]+(1-[$Layout.$AE$1])*[Bigrams_EN_2Way.D26]" office:value-type="float" office:value="0.000691450285298351" calcext:value-type="float">
            <text:p>0.001</text:p>
          </table:table-cell>
          <table:table-cell table:style-name="ce609" table:formula="of:=[$Layout.$AE$1]*[Bigrams_FI_2Way.E26]+(1-[$Layout.$AE$1])*[Bigrams_EN_2Way.E26]" office:value-type="float" office:value="0.0336037788000015" calcext:value-type="float">
            <text:p>0.034</text:p>
          </table:table-cell>
          <table:table-cell table:style-name="ce612" table:formula="of:=[$Layout.$AE$1]*[Bigrams_FI_2Way.F26]+(1-[$Layout.$AE$1])*[Bigrams_EN_2Way.F26]" office:value-type="float" office:value="0.000204228196552727" calcext:value-type="float">
            <text:p>0.000</text:p>
          </table:table-cell>
          <table:table-cell table:style-name="ce612" table:formula="of:=[$Layout.$AE$1]*[Bigrams_FI_2Way.G26]+(1-[$Layout.$AE$1])*[Bigrams_EN_2Way.G26]" office:value-type="float" office:value="0.000364010036279929" calcext:value-type="float">
            <text:p>0.000</text:p>
          </table:table-cell>
          <table:table-cell table:style-name="ce612" table:formula="of:=[$Layout.$AE$1]*[Bigrams_FI_2Way.H26]+(1-[$Layout.$AE$1])*[Bigrams_EN_2Way.H26]" office:value-type="float" office:value="0.00145137708091092" calcext:value-type="float">
            <text:p>0.001</text:p>
          </table:table-cell>
          <table:table-cell table:style-name="ce609" table:formula="of:=[$Layout.$AE$1]*[Bigrams_FI_2Way.I26]+(1-[$Layout.$AE$1])*[Bigrams_EN_2Way.I26]" office:value-type="float" office:value="0.0450545932688007" calcext:value-type="float">
            <text:p>0.045</text:p>
          </table:table-cell>
          <table:table-cell table:style-name="ce612" table:formula="of:=[$Layout.$AE$1]*[Bigrams_FI_2Way.J26]+(1-[$Layout.$AE$1])*[Bigrams_EN_2Way.J26]" office:value-type="float" office:value="0.000475969846511315" calcext:value-type="float">
            <text:p>0.000</text:p>
          </table:table-cell>
          <table:table-cell table:style-name="ce612" table:formula="of:=[$Layout.$AE$1]*[Bigrams_FI_2Way.K26]+(1-[$Layout.$AE$1])*[Bigrams_EN_2Way.K26]" office:value-type="float" office:value="0.000565425172274079" calcext:value-type="float">
            <text:p>0.001</text:p>
          </table:table-cell>
          <table:table-cell table:style-name="ce612" table:formula="of:=[$Layout.$AE$1]*[Bigrams_FI_2Way.L26]+(1-[$Layout.$AE$1])*[Bigrams_EN_2Way.L26]" office:value-type="float" office:value="0.0015127018010879" calcext:value-type="float">
            <text:p>0.002</text:p>
          </table:table-cell>
          <table:table-cell table:style-name="ce612" table:formula="of:=[$Layout.$AE$1]*[Bigrams_FI_2Way.M26]+(1-[$Layout.$AE$1])*[Bigrams_EN_2Way.M26]" office:value-type="float" office:value="0.000567113008609226" calcext:value-type="float">
            <text:p>0.001</text:p>
          </table:table-cell>
          <table:table-cell table:style-name="ce612" table:formula="of:=[$Layout.$AE$1]*[Bigrams_FI_2Way.N26]+(1-[$Layout.$AE$1])*[Bigrams_EN_2Way.N26]" office:value-type="float" office:value="0.00547919329884866" calcext:value-type="float">
            <text:p>0.005</text:p>
          </table:table-cell>
          <table:table-cell table:style-name="ce609" table:formula="of:=[$Layout.$AE$1]*[Bigrams_FI_2Way.O26]+(1-[$Layout.$AE$1])*[Bigrams_EN_2Way.O26]" office:value-type="float" office:value="0.00901986353820726" calcext:value-type="float">
            <text:p>0.009</text:p>
          </table:table-cell>
          <table:table-cell table:style-name="ce612" table:formula="of:=[$Layout.$AE$1]*[Bigrams_FI_2Way.P26]+(1-[$Layout.$AE$1])*[Bigrams_EN_2Way.P26]" office:value-type="float" office:value="0.00047653245862303" calcext:value-type="float">
            <text:p>0.000</text:p>
          </table:table-cell>
          <table:table-cell table:style-name="ce612" table:formula="of:=[$Layout.$AE$1]*[Bigrams_FI_2Way.Q26]+(1-[$Layout.$AE$1])*[Bigrams_EN_2Way.Q26]" office:value-type="float" office:value="0.0000472594173841021" calcext:value-type="float">
            <text:p>0.000</text:p>
          </table:table-cell>
          <table:table-cell table:style-name="ce612" table:formula="of:=[$Layout.$AE$1]*[Bigrams_FI_2Way.R26]+(1-[$Layout.$AE$1])*[Bigrams_EN_2Way.R26]" office:value-type="float" office:value="0.00163647646566531" calcext:value-type="float">
            <text:p>0.002</text:p>
          </table:table-cell>
          <table:table-cell table:style-name="ce612" table:formula="of:=[$Layout.$AE$1]*[Bigrams_FI_2Way.S26]+(1-[$Layout.$AE$1])*[Bigrams_EN_2Way.S26]" office:value-type="float" office:value="0.00131651234141428" calcext:value-type="float">
            <text:p>0.001</text:p>
          </table:table-cell>
          <table:table-cell table:style-name="ce612" table:formula="of:=[$Layout.$AE$1]*[Bigrams_FI_2Way.T26]+(1-[$Layout.$AE$1])*[Bigrams_EN_2Way.T26]" office:value-type="float" office:value="0.00472135478436788" calcext:value-type="float">
            <text:p>0.005</text:p>
          </table:table-cell>
          <table:table-cell table:style-name="ce609" table:formula="of:=[$Layout.$AE$1]*[Bigrams_FI_2Way.U26]+(1-[$Layout.$AE$1])*[Bigrams_EN_2Way.U26]" office:value-type="float" office:value="0.00439954065646662" calcext:value-type="float">
            <text:p>0.004</text:p>
          </table:table-cell>
          <table:table-cell table:style-name="ce612" table:formula="of:=[$Layout.$AE$1]*[Bigrams_FI_2Way.V26]+(1-[$Layout.$AE$1])*[Bigrams_EN_2Way.V26]" office:value-type="float" office:value="0.000282993892192897" calcext:value-type="float">
            <text:p>0.000</text:p>
          </table:table-cell>
          <table:table-cell table:style-name="ce612" table:formula="of:=[$Layout.$AE$1]*[Bigrams_FI_2Way.W26]+(1-[$Layout.$AE$1])*[Bigrams_EN_2Way.W26]" office:value-type="float" office:value="0.000198039463323857" calcext:value-type="float">
            <text:p>0.000</text:p>
          </table:table-cell>
          <table:table-cell table:style-name="ce612" table:formula="of:=[$Layout.$AE$1]*[Bigrams_FI_2Way.X26]+(1-[$Layout.$AE$1])*[Bigrams_EN_2Way.X26]" office:value-type="float" office:value="0.0000506350900543951" calcext:value-type="float">
            <text:p>0.000</text:p>
          </table:table-cell>
          <table:table-cell table:style-name="ce609" table:formula="of:=[$Layout.$AE$1]*[Bigrams_FI_2Way.Y26]+(1-[$Layout.$AE$1])*[Bigrams_EN_2Way.Y26]" office:value-type="float" office:value="0.0027550254539222" calcext:value-type="float">
            <text:p>0.003</text:p>
          </table:table-cell>
          <table:table-cell table:style-name="ce608" table:formula="of:=[$Layout.$AE$1]*[Bigrams_FI_2Way.Z26]+(1-[$Layout.$AE$1])*[Bigrams_EN_2Way.Z26]" office:value-type="float" office:value="0.00334199205375655" calcext:value-type="float">
            <text:p>0.003</text:p>
          </table:table-cell>
          <table:table-cell table:style-name="ce609" table:formula="of:=[$Layout.$AE$1]*[Bigrams_FI_2Way.AA26]+(1-[$Layout.$AE$1])*[Bigrams_EN_2Way.AA26]" office:value-type="float" office:value="0.00000112522422343101" calcext:value-type="float">
            <text:p>0.000</text:p>
          </table:table-cell>
          <table:table-cell table:style-name="ce609" table:formula="of:=[$Layout.$AE$1]*[Bigrams_FI_2Way.AB26]+(1-[$Layout.$AE$1])*[Bigrams_EN_2Way.AB26]" office:value-type="float" office:value="0.000266115528841432" calcext:value-type="float">
            <text:p>0.000</text:p>
          </table:table-cell>
          <table:table-cell table:style-name="ce609" table:formula="of:=[$Layout.$AE$1]*[Bigrams_FI_2Way.AC26]+(1-[$Layout.$AE$1])*[Bigrams_EN_2Way.AC26]" office:value-type="float" office:value="0.0000213792602451891" calcext:value-type="float">
            <text:p>0.000</text:p>
          </table:table-cell>
          <table:table-cell table:style-name="ce327" office:value-type="string" calcext:value-type="string">
            <text:p>Z</text:p>
          </table:table-cell>
          <table:table-cell table:style-name="ce114" office:value-type="float" office:value="26" calcext:value-type="float">
            <text:p>26</text:p>
          </table:table-cell>
          <table:table-cell table:number-columns-repeated="993"/>
        </table:table-row>
        <table:table-row table:style-name="ro4">
          <table:table-cell table:style-name="ce611" table:formula="of:=[$Layout.$AE$1]*[Bigrams_FI_2Way.A27]+(1-[$Layout.$AE$1])*[Bigrams_EN_2Way.A27]" office:value-type="float" office:value="0.0000872048773159025" calcext:value-type="float">
            <text:p>0.000</text:p>
          </table:table-cell>
          <table:table-cell table:style-name="ce609" table:formula="of:=[$Layout.$AE$1]*[Bigrams_FI_2Way.B27]+(1-[$Layout.$AE$1])*[Bigrams_EN_2Way.B27]" office:value-type="float" office:value="0.000127150337247704" calcext:value-type="float">
            <text:p>0.000</text:p>
          </table:table-cell>
          <table:table-cell table:style-name="ce624" table:formula="of:=[$Layout.$AE$1]*[Bigrams_FI_2Way.C27]+(1-[$Layout.$AE$1])*[Bigrams_EN_2Way.C27]" office:value-type="float" office:value="0.00000112522422343101" calcext:value-type="float">
            <text:p>0.000</text:p>
          </table:table-cell>
          <table:table-cell table:style-name="ce609" table:formula="of:=[$Layout.$AE$1]*[Bigrams_FI_2Way.D27]+(1-[$Layout.$AE$1])*[Bigrams_EN_2Way.D27]" office:value-type="float" office:value="0.0000405080720435161" calcext:value-type="float">
            <text:p>0.000</text:p>
          </table:table-cell>
          <table:table-cell table:style-name="ce611" table:formula="of:=[$Layout.$AE$1]*[Bigrams_FI_2Way.E27]+(1-[$Layout.$AE$1])*[Bigrams_EN_2Way.E27]" office:value-type="float" office:value="0.000072014350299584" calcext:value-type="float">
            <text:p>0.000</text:p>
          </table:table-cell>
          <table:table-cell table:style-name="ce609" table:formula="of:=[$Layout.$AE$1]*[Bigrams_FI_2Way.F27]+(1-[$Layout.$AE$1])*[Bigrams_EN_2Way.F27]" office:value-type="float" office:value="0.0000298184419209216" calcext:value-type="float">
            <text:p>0.000</text:p>
          </table:table-cell>
          <table:table-cell table:style-name="ce609" table:formula="of:=[$Layout.$AE$1]*[Bigrams_FI_2Way.G27]+(1-[$Layout.$AE$1])*[Bigrams_EN_2Way.G27]" office:value-type="float" office:value="0.000208166481334735" calcext:value-type="float">
            <text:p>0.000</text:p>
          </table:table-cell>
          <table:table-cell table:style-name="ce609" table:formula="of:=[$Layout.$AE$1]*[Bigrams_FI_2Way.H27]+(1-[$Layout.$AE$1])*[Bigrams_EN_2Way.H27]" office:value-type="float" office:value="0.000149092209604608" calcext:value-type="float">
            <text:p>0.000</text:p>
          </table:table-cell>
          <table:table-cell table:style-name="ce611" table:formula="of:=[$Layout.$AE$1]*[Bigrams_FI_2Way.I27]+(1-[$Layout.$AE$1])*[Bigrams_EN_2Way.I27]" office:value-type="float" office:value="0.0000568238232832656" calcext:value-type="float">
            <text:p>0.000</text:p>
          </table:table-cell>
          <table:table-cell table:style-name="ce609" table:formula="of:=[$Layout.$AE$1]*[Bigrams_FI_2Way.J27]+(1-[$Layout.$AE$1])*[Bigrams_EN_2Way.J27]" office:value-type="float" office:value="0.00000731395745230151" calcext:value-type="float">
            <text:p>0.000</text:p>
          </table:table-cell>
          <table:table-cell table:style-name="ce609" table:formula="of:=[$Layout.$AE$1]*[Bigrams_FI_2Way.K27]+(1-[$Layout.$AE$1])*[Bigrams_EN_2Way.K27]" office:value-type="float" office:value="0.000208729093446451" calcext:value-type="float">
            <text:p>0.000</text:p>
          </table:table-cell>
          <table:table-cell table:style-name="ce609" table:formula="of:=[$Layout.$AE$1]*[Bigrams_FI_2Way.L27]+(1-[$Layout.$AE$1])*[Bigrams_EN_2Way.L27]" office:value-type="float" office:value="0.000243611044372813" calcext:value-type="float">
            <text:p>0.000</text:p>
          </table:table-cell>
          <table:table-cell table:style-name="ce609" table:formula="of:=[$Layout.$AE$1]*[Bigrams_FI_2Way.M27]+(1-[$Layout.$AE$1])*[Bigrams_EN_2Way.M27]" office:value-type="float" office:value="0.000114772870789962" calcext:value-type="float">
            <text:p>0.000</text:p>
          </table:table-cell>
          <table:table-cell table:style-name="ce609" table:formula="of:=[$Layout.$AE$1]*[Bigrams_FI_2Way.N27]+(1-[$Layout.$AE$1])*[Bigrams_EN_2Way.N27]" office:value-type="float" office:value="0.000265552916729716" calcext:value-type="float">
            <text:p>0.000</text:p>
          </table:table-cell>
          <table:table-cell table:style-name="ce611" table:formula="of:=[$Layout.$AE$1]*[Bigrams_FI_2Way.O27]+(1-[$Layout.$AE$1])*[Bigrams_EN_2Way.O27]" office:value-type="float" office:value="0.0000331941145912146" calcext:value-type="float">
            <text:p>0.000</text:p>
          </table:table-cell>
          <table:table-cell table:style-name="ce609" table:formula="of:=[$Layout.$AE$1]*[Bigrams_FI_2Way.P27]+(1-[$Layout.$AE$1])*[Bigrams_EN_2Way.P27]" office:value-type="float" office:value="0.0000500724779426797" calcext:value-type="float">
            <text:p>0.000</text:p>
          </table:table-cell>
          <table:table-cell table:style-name="ce624" table:formula="of:=[$Layout.$AE$1]*[Bigrams_FI_2Way.Q27]+(1-[$Layout.$AE$1])*[Bigrams_EN_2Way.Q27]" office:value-type="float" office:value="0" calcext:value-type="float">
            <text:p>0.000</text:p>
          </table:table-cell>
          <table:table-cell table:style-name="ce609" table:formula="of:=[$Layout.$AE$1]*[Bigrams_FI_2Way.R27]+(1-[$Layout.$AE$1])*[Bigrams_EN_2Way.R27]" office:value-type="float" office:value="0.000434899162356082" calcext:value-type="float">
            <text:p>0.000</text:p>
          </table:table-cell>
          <table:table-cell table:style-name="ce609" table:formula="of:=[$Layout.$AE$1]*[Bigrams_FI_2Way.S27]+(1-[$Layout.$AE$1])*[Bigrams_EN_2Way.S27]" office:value-type="float" office:value="0.000184536772642685" calcext:value-type="float">
            <text:p>0.000</text:p>
          </table:table-cell>
          <table:table-cell table:style-name="ce609" table:formula="of:=[$Layout.$AE$1]*[Bigrams_FI_2Way.T27]+(1-[$Layout.$AE$1])*[Bigrams_EN_2Way.T27]" office:value-type="float" office:value="0.000149654821716324" calcext:value-type="float">
            <text:p>0.000</text:p>
          </table:table-cell>
          <table:table-cell table:style-name="ce611" table:formula="of:=[$Layout.$AE$1]*[Bigrams_FI_2Way.U27]+(1-[$Layout.$AE$1])*[Bigrams_EN_2Way.U27]" office:value-type="float" office:value="0.00000450089689372402" calcext:value-type="float">
            <text:p>0.000</text:p>
          </table:table-cell>
          <table:table-cell table:style-name="ce609" table:formula="of:=[$Layout.$AE$1]*[Bigrams_FI_2Way.V27]+(1-[$Layout.$AE$1])*[Bigrams_EN_2Way.V27]" office:value-type="float" office:value="0.000066388229182429" calcext:value-type="float">
            <text:p>0.000</text:p>
          </table:table-cell>
          <table:table-cell table:style-name="ce609" table:formula="of:=[$Layout.$AE$1]*[Bigrams_FI_2Way.W27]+(1-[$Layout.$AE$1])*[Bigrams_EN_2Way.W27]" office:value-type="float" office:value="0.000005626121117155" calcext:value-type="float">
            <text:p>0.000</text:p>
          </table:table-cell>
          <table:table-cell table:style-name="ce609" table:formula="of:=[$Layout.$AE$1]*[Bigrams_FI_2Way.X27]+(1-[$Layout.$AE$1])*[Bigrams_EN_2Way.X27]" office:value-type="float" office:value="0.00000168783633514651" calcext:value-type="float">
            <text:p>0.000</text:p>
          </table:table-cell>
          <table:table-cell table:style-name="ce611" table:formula="of:=[$Layout.$AE$1]*[Bigrams_FI_2Way.Y27]+(1-[$Layout.$AE$1])*[Bigrams_EN_2Way.Y27]" office:value-type="float" office:value="0.00000618873322887052" calcext:value-type="float">
            <text:p>0.000</text:p>
          </table:table-cell>
          <table:table-cell table:style-name="ce609" table:formula="of:=[$Layout.$AE$1]*[Bigrams_FI_2Way.Z27]+(1-[$Layout.$AE$1])*[Bigrams_EN_2Way.Z27]" office:value-type="float" office:value="0.00000112522422343101" calcext:value-type="float">
            <text:p>0.000</text:p>
          </table:table-cell>
          <table:table-cell table:style-name="ce608" table:formula="of:=[$Layout.$AE$1]*[Bigrams_FI_2Way.AA27]+(1-[$Layout.$AE$1])*[Bigrams_EN_2Way.AA27]" office:value-type="float" office:value="0.00000450089689372402" calcext:value-type="float">
            <text:p>0.000</text:p>
          </table:table-cell>
          <table:table-cell table:style-name="ce611" table:formula="of:=[$Layout.$AE$1]*[Bigrams_FI_2Way.AB27]+(1-[$Layout.$AE$1])*[Bigrams_EN_2Way.AB27]" office:value-type="float" office:value="0.0000208166481334736" calcext:value-type="float">
            <text:p>0.000</text:p>
          </table:table-cell>
          <table:table-cell table:style-name="ce611" table:formula="of:=[$Layout.$AE$1]*[Bigrams_FI_2Way.AC27]+(1-[$Layout.$AE$1])*[Bigrams_EN_2Way.AC27]" office:value-type="float" office:value="0.00000225044844686201" calcext:value-type="float">
            <text:p>0.000</text:p>
          </table:table-cell>
          <table:table-cell table:style-name="ce325" office:value-type="string" calcext:value-type="string">
            <text:p>Å</text:p>
          </table:table-cell>
          <table:table-cell table:style-name="ce114" office:value-type="float" office:value="27" calcext:value-type="float">
            <text:p>27</text:p>
          </table:table-cell>
          <table:table-cell table:number-columns-repeated="993"/>
        </table:table-row>
        <table:table-row table:style-name="ro4">
          <table:table-cell table:style-name="ce611" table:formula="of:=[$Layout.$AE$1]*[Bigrams_FI_2Way.A28]+(1-[$Layout.$AE$1])*[Bigrams_EN_2Way.A28]" office:value-type="float" office:value="0.0321949154808078" calcext:value-type="float">
            <text:p>0.032</text:p>
          </table:table-cell>
          <table:table-cell table:style-name="ce609" table:formula="of:=[$Layout.$AE$1]*[Bigrams_FI_2Way.B28]+(1-[$Layout.$AE$1])*[Bigrams_EN_2Way.B28]" office:value-type="float" office:value="0.00492341858962235" calcext:value-type="float">
            <text:p>0.005</text:p>
          </table:table-cell>
          <table:table-cell table:style-name="ce609" table:formula="of:=[$Layout.$AE$1]*[Bigrams_FI_2Way.C28]+(1-[$Layout.$AE$1])*[Bigrams_EN_2Way.C28]" office:value-type="float" office:value="0.00241641901981808" calcext:value-type="float">
            <text:p>0.002</text:p>
          </table:table-cell>
          <table:table-cell table:style-name="ce609" table:formula="of:=[$Layout.$AE$1]*[Bigrams_FI_2Way.D28]+(1-[$Layout.$AE$1])*[Bigrams_EN_2Way.D28]" office:value-type="float" office:value="0.0204779556422208" calcext:value-type="float">
            <text:p>0.020</text:p>
          </table:table-cell>
          <table:table-cell table:style-name="ce611" table:formula="of:=[$Layout.$AE$1]*[Bigrams_FI_2Way.E28]+(1-[$Layout.$AE$1])*[Bigrams_EN_2Way.E28]" office:value-type="float" office:value="0.0538971150781216" calcext:value-type="float">
            <text:p>0.054</text:p>
          </table:table-cell>
          <table:table-cell table:style-name="ce609" table:formula="of:=[$Layout.$AE$1]*[Bigrams_FI_2Way.F28]+(1-[$Layout.$AE$1])*[Bigrams_EN_2Way.F28]" office:value-type="float" office:value="0.00296102754395868" calcext:value-type="float">
            <text:p>0.003</text:p>
          </table:table-cell>
          <table:table-cell table:style-name="ce609" table:formula="of:=[$Layout.$AE$1]*[Bigrams_FI_2Way.G28]+(1-[$Layout.$AE$1])*[Bigrams_EN_2Way.G28]" office:value-type="float" office:value="0.00269997552412269" calcext:value-type="float">
            <text:p>0.003</text:p>
          </table:table-cell>
          <table:table-cell table:style-name="ce609" table:formula="of:=[$Layout.$AE$1]*[Bigrams_FI_2Way.H28]+(1-[$Layout.$AE$1])*[Bigrams_EN_2Way.H28]" office:value-type="float" office:value="0.191303871122398" calcext:value-type="float">
            <text:p>0.191</text:p>
          </table:table-cell>
          <table:table-cell table:style-name="ce611" table:formula="of:=[$Layout.$AE$1]*[Bigrams_FI_2Way.I28]+(1-[$Layout.$AE$1])*[Bigrams_EN_2Way.I28]" office:value-type="float" office:value="0.157946599018787" calcext:value-type="float">
            <text:p>0.158</text:p>
          </table:table-cell>
          <table:table-cell table:style-name="ce609" table:formula="of:=[$Layout.$AE$1]*[Bigrams_FI_2Way.J28]+(1-[$Layout.$AE$1])*[Bigrams_EN_2Way.J28]" office:value-type="float" office:value="0.177315083576704" calcext:value-type="float">
            <text:p>0.177</text:p>
          </table:table-cell>
          <table:table-cell table:style-name="ce609" table:formula="of:=[$Layout.$AE$1]*[Bigrams_FI_2Way.K28]+(1-[$Layout.$AE$1])*[Bigrams_EN_2Way.K28]" office:value-type="float" office:value="0.240260126635434" calcext:value-type="float">
            <text:p>0.240</text:p>
          </table:table-cell>
          <table:table-cell table:style-name="ce609" table:formula="of:=[$Layout.$AE$1]*[Bigrams_FI_2Way.L28]+(1-[$Layout.$AE$1])*[Bigrams_EN_2Way.L28]" office:value-type="float" office:value="0.273093606863039" calcext:value-type="float">
            <text:p>0.273</text:p>
          </table:table-cell>
          <table:table-cell table:style-name="ce609" table:formula="of:=[$Layout.$AE$1]*[Bigrams_FI_2Way.M28]+(1-[$Layout.$AE$1])*[Bigrams_EN_2Way.M28]" office:value-type="float" office:value="0.22144356455911" calcext:value-type="float">
            <text:p>0.221</text:p>
          </table:table-cell>
          <table:table-cell table:style-name="ce609" table:formula="of:=[$Layout.$AE$1]*[Bigrams_FI_2Way.N28]+(1-[$Layout.$AE$1])*[Bigrams_EN_2Way.N28]" office:value-type="float" office:value="0.379027841377951" calcext:value-type="float">
            <text:p>0.379</text:p>
          </table:table-cell>
          <table:table-cell table:style-name="ce611" table:formula="of:=[$Layout.$AE$1]*[Bigrams_FI_2Way.O28]+(1-[$Layout.$AE$1])*[Bigrams_EN_2Way.O28]" office:value-type="float" office:value="0.0546403256776976" calcext:value-type="float">
            <text:p>0.055</text:p>
          </table:table-cell>
          <table:table-cell table:style-name="ce609" table:formula="of:=[$Layout.$AE$1]*[Bigrams_FI_2Way.P28]+(1-[$Layout.$AE$1])*[Bigrams_EN_2Way.P28]" office:value-type="float" office:value="0.115837332905328" calcext:value-type="float">
            <text:p>0.116</text:p>
          </table:table-cell>
          <table:table-cell table:style-name="ce624" table:formula="of:=[$Layout.$AE$1]*[Bigrams_FI_2Way.Q28]+(1-[$Layout.$AE$1])*[Bigrams_EN_2Way.Q28]" office:value-type="float" office:value="0.000135589518923436" calcext:value-type="float">
            <text:p>0.000</text:p>
          </table:table-cell>
          <table:table-cell table:style-name="ce609" table:formula="of:=[$Layout.$AE$1]*[Bigrams_FI_2Way.R28]+(1-[$Layout.$AE$1])*[Bigrams_EN_2Way.R28]" office:value-type="float" office:value="0.113983525997225" calcext:value-type="float">
            <text:p>0.114</text:p>
          </table:table-cell>
          <table:table-cell table:style-name="ce609" table:formula="of:=[$Layout.$AE$1]*[Bigrams_FI_2Way.S28]+(1-[$Layout.$AE$1])*[Bigrams_EN_2Way.S28]" office:value-type="float" office:value="0.281780900480038" calcext:value-type="float">
            <text:p>0.282</text:p>
          </table:table-cell>
          <table:table-cell table:style-name="ce609" table:formula="of:=[$Layout.$AE$1]*[Bigrams_FI_2Way.T28]+(1-[$Layout.$AE$1])*[Bigrams_EN_2Way.T28]" office:value-type="float" office:value="0.492065053803271" calcext:value-type="float">
            <text:p>0.492</text:p>
          </table:table-cell>
          <table:table-cell table:style-name="ce611" table:formula="of:=[$Layout.$AE$1]*[Bigrams_FI_2Way.U28]+(1-[$Layout.$AE$1])*[Bigrams_EN_2Way.U28]" office:value-type="float" office:value="0.00635639163816173" calcext:value-type="float">
            <text:p>0.006</text:p>
          </table:table-cell>
          <table:table-cell table:style-name="ce609" table:formula="of:=[$Layout.$AE$1]*[Bigrams_FI_2Way.V28]+(1-[$Layout.$AE$1])*[Bigrams_EN_2Way.V28]" office:value-type="float" office:value="0.203436601311543" calcext:value-type="float">
            <text:p>0.203</text:p>
          </table:table-cell>
          <table:table-cell table:style-name="ce609" table:formula="of:=[$Layout.$AE$1]*[Bigrams_FI_2Way.W28]+(1-[$Layout.$AE$1])*[Bigrams_EN_2Way.W28]" office:value-type="float" office:value="0.00115616788957536" calcext:value-type="float">
            <text:p>0.001</text:p>
          </table:table-cell>
          <table:table-cell table:style-name="ce609" table:formula="of:=[$Layout.$AE$1]*[Bigrams_FI_2Way.X28]+(1-[$Layout.$AE$1])*[Bigrams_EN_2Way.X28]" office:value-type="float" office:value="0.000330253309577" calcext:value-type="float">
            <text:p>0.000</text:p>
          </table:table-cell>
          <table:table-cell table:style-name="ce611" table:formula="of:=[$Layout.$AE$1]*[Bigrams_FI_2Way.Y28]+(1-[$Layout.$AE$1])*[Bigrams_EN_2Way.Y28]" office:value-type="float" office:value="0.0904072654557875" calcext:value-type="float">
            <text:p>0.090</text:p>
          </table:table-cell>
          <table:table-cell table:style-name="ce609" table:formula="of:=[$Layout.$AE$1]*[Bigrams_FI_2Way.Z28]+(1-[$Layout.$AE$1])*[Bigrams_EN_2Way.Z28]" office:value-type="float" office:value="0.000266115528841432" calcext:value-type="float">
            <text:p>0.000</text:p>
          </table:table-cell>
          <table:table-cell table:style-name="ce611" table:formula="of:=[$Layout.$AE$1]*[Bigrams_FI_2Way.AA28]+(1-[$Layout.$AE$1])*[Bigrams_EN_2Way.AA28]" office:value-type="float" office:value="0.0000208166481334736" calcext:value-type="float">
            <text:p>0.000</text:p>
          </table:table-cell>
          <table:table-cell table:style-name="ce608" table:formula="of:=[$Layout.$AE$1]*[Bigrams_FI_2Way.AB28]+(1-[$Layout.$AE$1])*[Bigrams_EN_2Way.AB28]" office:value-type="float" office:value="0.212571171557356" calcext:value-type="float">
            <text:p>0.213</text:p>
          </table:table-cell>
          <table:table-cell table:style-name="ce611" table:formula="of:=[$Layout.$AE$1]*[Bigrams_FI_2Way.AC28]+(1-[$Layout.$AE$1])*[Bigrams_EN_2Way.AC28]" office:value-type="float" office:value="0.0045369040688738" calcext:value-type="float">
            <text:p>0.005</text:p>
          </table:table-cell>
          <table:table-cell table:style-name="ce325" office:value-type="string" calcext:value-type="string">
            <text:p>Ä</text:p>
          </table:table-cell>
          <table:table-cell table:style-name="ce114" office:value-type="float" office:value="28" calcext:value-type="float">
            <text:p>28</text:p>
          </table:table-cell>
          <table:table-cell table:number-columns-repeated="993"/>
        </table:table-row>
        <table:table-row table:style-name="ro4">
          <table:table-cell table:style-name="ce611" table:formula="of:=[$Layout.$AE$1]*[Bigrams_FI_2Way.A29]+(1-[$Layout.$AE$1])*[Bigrams_EN_2Way.A29]" office:value-type="float" office:value="0.00216605663010468" calcext:value-type="float">
            <text:p>0.002</text:p>
          </table:table-cell>
          <table:table-cell table:style-name="ce609" table:formula="of:=[$Layout.$AE$1]*[Bigrams_FI_2Way.B29]+(1-[$Layout.$AE$1])*[Bigrams_EN_2Way.B29]" office:value-type="float" office:value="0.000523229263895417" calcext:value-type="float">
            <text:p>0.001</text:p>
          </table:table-cell>
          <table:table-cell table:style-name="ce609" table:formula="of:=[$Layout.$AE$1]*[Bigrams_FI_2Way.C29]+(1-[$Layout.$AE$1])*[Bigrams_EN_2Way.C29]" office:value-type="float" office:value="0.000123774664577411" calcext:value-type="float">
            <text:p>0.000</text:p>
          </table:table-cell>
          <table:table-cell table:style-name="ce609" table:formula="of:=[$Layout.$AE$1]*[Bigrams_FI_2Way.D29]+(1-[$Layout.$AE$1])*[Bigrams_EN_2Way.D29]" office:value-type="float" office:value="0.00306173511195576" calcext:value-type="float">
            <text:p>0.003</text:p>
          </table:table-cell>
          <table:table-cell table:style-name="ce625" table:formula="of:=[$Layout.$AE$1]*[Bigrams_FI_2Way.E29]+(1-[$Layout.$AE$1])*[Bigrams_EN_2Way.E29]" office:value-type="float" office:value="0.00136658481935695" calcext:value-type="float">
            <text:p>0.001</text:p>
          </table:table-cell>
          <table:table-cell table:style-name="ce609" table:formula="of:=[$Layout.$AE$1]*[Bigrams_FI_2Way.F29]+(1-[$Layout.$AE$1])*[Bigrams_EN_2Way.F29]" office:value-type="float" office:value="0.000334191594359008" calcext:value-type="float">
            <text:p>0.000</text:p>
          </table:table-cell>
          <table:table-cell table:style-name="ce609" table:formula="of:=[$Layout.$AE$1]*[Bigrams_FI_2Way.G29]+(1-[$Layout.$AE$1])*[Bigrams_EN_2Way.G29]" office:value-type="float" office:value="0.000958691038363214" calcext:value-type="float">
            <text:p>0.001</text:p>
          </table:table-cell>
          <table:table-cell table:style-name="ce609" table:formula="of:=[$Layout.$AE$1]*[Bigrams_FI_2Way.H29]+(1-[$Layout.$AE$1])*[Bigrams_EN_2Way.H29]" office:value-type="float" office:value="0.01388245385658" calcext:value-type="float">
            <text:p>0.014</text:p>
          </table:table-cell>
          <table:table-cell table:style-name="ce625" table:formula="of:=[$Layout.$AE$1]*[Bigrams_FI_2Way.I29]+(1-[$Layout.$AE$1])*[Bigrams_EN_2Way.I29]" office:value-type="float" office:value="0.0318258419355225" calcext:value-type="float">
            <text:p>0.032</text:p>
          </table:table-cell>
          <table:table-cell table:style-name="ce609" table:formula="of:=[$Layout.$AE$1]*[Bigrams_FI_2Way.J29]+(1-[$Layout.$AE$1])*[Bigrams_EN_2Way.J29]" office:value-type="float" office:value="0.0088847704682112" calcext:value-type="float">
            <text:p>0.009</text:p>
          </table:table-cell>
          <table:table-cell table:style-name="ce609" table:formula="of:=[$Layout.$AE$1]*[Bigrams_FI_2Way.K29]+(1-[$Layout.$AE$1])*[Bigrams_EN_2Way.K29]" office:value-type="float" office:value="0.0289306400086345" calcext:value-type="float">
            <text:p>0.029</text:p>
          </table:table-cell>
          <table:table-cell table:style-name="ce609" table:formula="of:=[$Layout.$AE$1]*[Bigrams_FI_2Way.L29]+(1-[$Layout.$AE$1])*[Bigrams_EN_2Way.L29]" office:value-type="float" office:value="0.0299326521795998" calcext:value-type="float">
            <text:p>0.030</text:p>
          </table:table-cell>
          <table:table-cell table:style-name="ce609" table:formula="of:=[$Layout.$AE$1]*[Bigrams_FI_2Way.M29]+(1-[$Layout.$AE$1])*[Bigrams_EN_2Way.M29]" office:value-type="float" office:value="0.0088155691784702" calcext:value-type="float">
            <text:p>0.009</text:p>
          </table:table-cell>
          <table:table-cell table:style-name="ce609" table:formula="of:=[$Layout.$AE$1]*[Bigrams_FI_2Way.N29]+(1-[$Layout.$AE$1])*[Bigrams_EN_2Way.N29]" office:value-type="float" office:value="0.0367020011077607" calcext:value-type="float">
            <text:p>0.037</text:p>
          </table:table-cell>
          <table:table-cell table:style-name="ce625" table:formula="of:=[$Layout.$AE$1]*[Bigrams_FI_2Way.O29]+(1-[$Layout.$AE$1])*[Bigrams_EN_2Way.O29]" office:value-type="float" office:value="0.00292670820514404" calcext:value-type="float">
            <text:p>0.003</text:p>
          </table:table-cell>
          <table:table-cell table:style-name="ce609" table:formula="of:=[$Layout.$AE$1]*[Bigrams_FI_2Way.P29]+(1-[$Layout.$AE$1])*[Bigrams_EN_2Way.P29]" office:value-type="float" office:value="0.0082242638490572" calcext:value-type="float">
            <text:p>0.008</text:p>
          </table:table-cell>
          <table:table-cell table:style-name="ce624" table:formula="of:=[$Layout.$AE$1]*[Bigrams_FI_2Way.Q29]+(1-[$Layout.$AE$1])*[Bigrams_EN_2Way.Q29]" office:value-type="float" office:value="0.00000112522422343101" calcext:value-type="float">
            <text:p>0.000</text:p>
          </table:table-cell>
          <table:table-cell table:style-name="ce609" table:formula="of:=[$Layout.$AE$1]*[Bigrams_FI_2Way.R29]+(1-[$Layout.$AE$1])*[Bigrams_EN_2Way.R29]" office:value-type="float" office:value="0.0122396264903707" calcext:value-type="float">
            <text:p>0.012</text:p>
          </table:table-cell>
          <table:table-cell table:style-name="ce609" table:formula="of:=[$Layout.$AE$1]*[Bigrams_FI_2Way.S29]+(1-[$Layout.$AE$1])*[Bigrams_EN_2Way.S29]" office:value-type="float" office:value="0.0694814705726411" calcext:value-type="float">
            <text:p>0.069</text:p>
          </table:table-cell>
          <table:table-cell table:style-name="ce609" table:formula="of:=[$Layout.$AE$1]*[Bigrams_FI_2Way.T29]+(1-[$Layout.$AE$1])*[Bigrams_EN_2Way.T29]" office:value-type="float" office:value="0.0580480672383586" calcext:value-type="float">
            <text:p>0.058</text:p>
          </table:table-cell>
          <table:table-cell table:style-name="ce625" table:formula="of:=[$Layout.$AE$1]*[Bigrams_FI_2Way.U29]+(1-[$Layout.$AE$1])*[Bigrams_EN_2Way.U29]" office:value-type="float" office:value="0.00023629708692051" calcext:value-type="float">
            <text:p>0.000</text:p>
          </table:table-cell>
          <table:table-cell table:style-name="ce609" table:formula="of:=[$Layout.$AE$1]*[Bigrams_FI_2Way.V29]+(1-[$Layout.$AE$1])*[Bigrams_EN_2Way.V29]" office:value-type="float" office:value="0.00374080793079637" calcext:value-type="float">
            <text:p>0.004</text:p>
          </table:table-cell>
          <table:table-cell table:style-name="ce609" table:formula="of:=[$Layout.$AE$1]*[Bigrams_FI_2Way.W29]+(1-[$Layout.$AE$1])*[Bigrams_EN_2Way.W29]" office:value-type="float" office:value="0.000092268386321342" calcext:value-type="float">
            <text:p>0.000</text:p>
          </table:table-cell>
          <table:table-cell table:style-name="ce609" table:formula="of:=[$Layout.$AE$1]*[Bigrams_FI_2Way.X29]+(1-[$Layout.$AE$1])*[Bigrams_EN_2Way.X29]" office:value-type="float" office:value="0.0000123774664577411" calcext:value-type="float">
            <text:p>0.000</text:p>
          </table:table-cell>
          <table:table-cell table:style-name="ce625" table:formula="of:=[$Layout.$AE$1]*[Bigrams_FI_2Way.Y29]+(1-[$Layout.$AE$1])*[Bigrams_EN_2Way.Y29]" office:value-type="float" office:value="0.106077137991288" calcext:value-type="float">
            <text:p>0.106</text:p>
          </table:table-cell>
          <table:table-cell table:style-name="ce609" table:formula="of:=[$Layout.$AE$1]*[Bigrams_FI_2Way.Z29]+(1-[$Layout.$AE$1])*[Bigrams_EN_2Way.Z29]" office:value-type="float" office:value="0.0000213792602451891" calcext:value-type="float">
            <text:p>0.000</text:p>
          </table:table-cell>
          <table:table-cell table:style-name="ce624" table:formula="of:=[$Layout.$AE$1]*[Bigrams_FI_2Way.AA29]+(1-[$Layout.$AE$1])*[Bigrams_EN_2Way.AA29]" office:value-type="float" office:value="0.00000225044844686201" calcext:value-type="float">
            <text:p>0.000</text:p>
          </table:table-cell>
          <table:table-cell table:style-name="ce611" table:formula="of:=[$Layout.$AE$1]*[Bigrams_FI_2Way.AB29]+(1-[$Layout.$AE$1])*[Bigrams_EN_2Way.AB29]" office:value-type="float" office:value="0.0045369040688738" calcext:value-type="float">
            <text:p>0.005</text:p>
          </table:table-cell>
          <table:table-cell table:style-name="ce608" table:formula="of:=[$Layout.$AE$1]*[Bigrams_FI_2Way.AC29]+(1-[$Layout.$AE$1])*[Bigrams_EN_2Way.AC29]" office:value-type="float" office:value="0.0066275706760086" calcext:value-type="float">
            <text:p>0.007</text:p>
          </table:table-cell>
          <table:table-cell table:style-name="ce325" office:value-type="string" calcext:value-type="string">
            <text:p>Ö</text:p>
          </table:table-cell>
          <table:table-cell table:style-name="ce114" office:value-type="float" office:value="29" calcext:value-type="float">
            <text:p>29</text:p>
          </table:table-cell>
          <table:table-cell table:number-columns-repeated="993"/>
        </table:table-row>
        <table:table-row table:style-name="ro4">
          <table:table-cell table:style-name="ce325" office:value-type="string" calcext:value-type="string">
            <text:p>A</text:p>
          </table:table-cell>
          <table:table-cell table:style-name="ce327" office:value-type="string" calcext:value-type="string">
            <text:p>B</text:p>
          </table:table-cell>
          <table:table-cell table:style-name="ce329" office:value-type="string" calcext:value-type="string">
            <text:p>C</text:p>
          </table:table-cell>
          <table:table-cell table:style-name="ce327" office:value-type="string" calcext:value-type="string">
            <text:p>D</text:p>
          </table:table-cell>
          <table:table-cell table:style-name="ce342" office:value-type="string" calcext:value-type="string">
            <text:p>E</text:p>
          </table:table-cell>
          <table:table-cell table:style-name="ce327" office:value-type="string" calcext:value-type="string">
            <text:p>F</text:p>
          </table:table-cell>
          <table:table-cell table:style-name="ce327" office:value-type="string" calcext:value-type="string">
            <text:p>G</text:p>
          </table:table-cell>
          <table:table-cell table:style-name="ce327" office:value-type="string" calcext:value-type="string">
            <text:p>H</text:p>
          </table:table-cell>
          <table:table-cell table:style-name="ce325" office:value-type="string" calcext:value-type="string">
            <text:p>I</text:p>
          </table:table-cell>
          <table:table-cell table:style-name="ce327" office:value-type="string" calcext:value-type="string">
            <text:p>J</text:p>
          </table:table-cell>
          <table:table-cell table:style-name="ce327" office:value-type="string" calcext:value-type="string">
            <text:p>K</text:p>
          </table:table-cell>
          <table:table-cell table:style-name="ce327" office:value-type="string" calcext:value-type="string">
            <text:p>L</text:p>
          </table:table-cell>
          <table:table-cell table:style-name="ce327" office:value-type="string" calcext:value-type="string">
            <text:p>M</text:p>
          </table:table-cell>
          <table:table-cell table:style-name="ce327" office:value-type="string" calcext:value-type="string">
            <text:p>N</text:p>
          </table:table-cell>
          <table:table-cell table:style-name="ce325" office:value-type="string" calcext:value-type="string">
            <text:p>O</text:p>
          </table:table-cell>
          <table:table-cell table:style-name="ce327" office:value-type="string" calcext:value-type="string">
            <text:p>P</text:p>
          </table:table-cell>
          <table:table-cell table:style-name="ce327" office:value-type="string" calcext:value-type="string">
            <text:p>Q</text:p>
          </table:table-cell>
          <table:table-cell table:style-name="ce327" office:value-type="string" calcext:value-type="string">
            <text:p>R</text:p>
          </table:table-cell>
          <table:table-cell table:style-name="ce327" office:value-type="string" calcext:value-type="string">
            <text:p>S</text:p>
          </table:table-cell>
          <table:table-cell table:style-name="ce327" office:value-type="string" calcext:value-type="string">
            <text:p>T</text:p>
          </table:table-cell>
          <table:table-cell table:style-name="ce325" office:value-type="string" calcext:value-type="string">
            <text:p>U</text:p>
          </table:table-cell>
          <table:table-cell table:style-name="ce327" office:value-type="string" calcext:value-type="string">
            <text:p>V</text:p>
          </table:table-cell>
          <table:table-cell table:style-name="ce327" office:value-type="string" calcext:value-type="string">
            <text:p>W</text:p>
          </table:table-cell>
          <table:table-cell table:style-name="ce327" office:value-type="string" calcext:value-type="string">
            <text:p>X</text:p>
          </table:table-cell>
          <table:table-cell table:style-name="ce325" office:value-type="string" calcext:value-type="string">
            <text:p>Y</text:p>
          </table:table-cell>
          <table:table-cell table:style-name="ce327" office:value-type="string" calcext:value-type="string">
            <text:p>Z</text:p>
          </table:table-cell>
          <table:table-cell table:style-name="ce325" office:value-type="string" calcext:value-type="string">
            <text:p>Å</text:p>
          </table:table-cell>
          <table:table-cell table:style-name="ce325" office:value-type="string" calcext:value-type="string">
            <text:p>Ä</text:p>
          </table:table-cell>
          <table:table-cell table:style-name="ce325" office:value-type="string" calcext:value-type="string">
            <text:p>Ö</text:p>
          </table:table-cell>
          <table:table-cell table:style-name="ce114" table:number-columns-repeated="2"/>
          <table:table-cell table:number-columns-repeated="993"/>
        </table:table-row>
        <table:table-row table:style-name="ro4">
          <table:table-cell table:style-name="ce376" office:value-type="float" office:value="1" calcext:value-type="float">
            <text:p>1</text:p>
          </table:table-cell>
          <table:table-cell table:style-name="ce376" office:value-type="float" office:value="2" calcext:value-type="float">
            <text:p>2</text:p>
          </table:table-cell>
          <table:table-cell table:style-name="ce376" office:value-type="float" office:value="3" calcext:value-type="float">
            <text:p>3</text:p>
          </table:table-cell>
          <table:table-cell table:style-name="ce376" office:value-type="float" office:value="4" calcext:value-type="float">
            <text:p>4</text:p>
          </table:table-cell>
          <table:table-cell table:style-name="ce376" office:value-type="float" office:value="5" calcext:value-type="float">
            <text:p>5</text:p>
          </table:table-cell>
          <table:table-cell table:style-name="ce376" office:value-type="float" office:value="6" calcext:value-type="float">
            <text:p>6</text:p>
          </table:table-cell>
          <table:table-cell table:style-name="ce376" office:value-type="float" office:value="7" calcext:value-type="float">
            <text:p>7</text:p>
          </table:table-cell>
          <table:table-cell table:style-name="ce376" office:value-type="float" office:value="8" calcext:value-type="float">
            <text:p>8</text:p>
          </table:table-cell>
          <table:table-cell table:style-name="ce376" office:value-type="float" office:value="9" calcext:value-type="float">
            <text:p>9</text:p>
          </table:table-cell>
          <table:table-cell table:style-name="ce376" office:value-type="float" office:value="10" calcext:value-type="float">
            <text:p>10</text:p>
          </table:table-cell>
          <table:table-cell table:style-name="ce376" office:value-type="float" office:value="11" calcext:value-type="float">
            <text:p>11</text:p>
          </table:table-cell>
          <table:table-cell table:style-name="ce376" office:value-type="float" office:value="12" calcext:value-type="float">
            <text:p>12</text:p>
          </table:table-cell>
          <table:table-cell table:style-name="ce376" office:value-type="float" office:value="13" calcext:value-type="float">
            <text:p>13</text:p>
          </table:table-cell>
          <table:table-cell table:style-name="ce376" office:value-type="float" office:value="14" calcext:value-type="float">
            <text:p>14</text:p>
          </table:table-cell>
          <table:table-cell table:style-name="ce376" office:value-type="float" office:value="15" calcext:value-type="float">
            <text:p>15</text:p>
          </table:table-cell>
          <table:table-cell table:style-name="ce376" office:value-type="float" office:value="16" calcext:value-type="float">
            <text:p>16</text:p>
          </table:table-cell>
          <table:table-cell table:style-name="ce376" office:value-type="float" office:value="17" calcext:value-type="float">
            <text:p>17</text:p>
          </table:table-cell>
          <table:table-cell table:style-name="ce376" office:value-type="float" office:value="18" calcext:value-type="float">
            <text:p>18</text:p>
          </table:table-cell>
          <table:table-cell table:style-name="ce376" office:value-type="float" office:value="19" calcext:value-type="float">
            <text:p>19</text:p>
          </table:table-cell>
          <table:table-cell table:style-name="ce376" office:value-type="float" office:value="20" calcext:value-type="float">
            <text:p>20</text:p>
          </table:table-cell>
          <table:table-cell table:style-name="ce376" office:value-type="float" office:value="21" calcext:value-type="float">
            <text:p>21</text:p>
          </table:table-cell>
          <table:table-cell table:style-name="ce376" office:value-type="float" office:value="22" calcext:value-type="float">
            <text:p>22</text:p>
          </table:table-cell>
          <table:table-cell table:style-name="ce376" office:value-type="float" office:value="23" calcext:value-type="float">
            <text:p>23</text:p>
          </table:table-cell>
          <table:table-cell table:style-name="ce376" office:value-type="float" office:value="24" calcext:value-type="float">
            <text:p>24</text:p>
          </table:table-cell>
          <table:table-cell table:style-name="ce376" office:value-type="float" office:value="25" calcext:value-type="float">
            <text:p>25</text:p>
          </table:table-cell>
          <table:table-cell table:style-name="ce376" office:value-type="float" office:value="26" calcext:value-type="float">
            <text:p>26</text:p>
          </table:table-cell>
          <table:table-cell table:style-name="ce376" office:value-type="float" office:value="27" calcext:value-type="float">
            <text:p>27</text:p>
          </table:table-cell>
          <table:table-cell table:style-name="ce376" office:value-type="float" office:value="28" calcext:value-type="float">
            <text:p>28</text:p>
          </table:table-cell>
          <table:table-cell table:style-name="ce376" office:value-type="float" office:value="29" calcext:value-type="float">
            <text:p>29</text:p>
          </table:table-cell>
          <table:table-cell table:style-name="ce359"/>
          <table:table-cell table:style-name="ce114"/>
          <table:table-cell table:number-columns-repeated="993"/>
        </table:table-row>
        <table:table-row table:style-name="ro4">
          <table:table-cell table:style-name="ce114"/>
          <table:table-cell/>
          <table:table-cell table:style-name="ce330"/>
          <table:table-cell table:style-name="ce114"/>
          <table:table-cell table:style-name="ce343"/>
          <table:table-cell/>
          <table:table-cell table:style-name="ce114" table:number-columns-repeated="16"/>
          <table:table-cell/>
          <table:table-cell table:style-name="ce114" table:number-columns-repeated="8"/>
          <table:table-cell table:number-columns-repeated="993"/>
        </table:table-row>
        <table:table-row table:style-name="ro4">
          <table:table-cell table:style-name="ce114" table:number-columns-repeated="2"/>
          <table:table-cell table:style-name="ce331" table:number-columns-repeated="6"/>
          <table:table-cell table:style-name="ce140" table:formula="of:=INDEX([.$A$1:.$AC$29];MATCH([$Layout.N18];[.$A$30:.$AC$30];0);MATCH([$Layout.O17];[.$A$30:.$AC$30];0))" office:value-type="float" office:value="0.146606251097656" calcext:value-type="float">
            <text:p>0.147</text:p>
          </table:table-cell>
          <table:table-cell table:style-name="ce140" office:value-type="string" calcext:value-type="string">
            <text:p>/ <text:s text:c="5"/>\</text:p>
          </table:table-cell>
          <table:table-cell table:style-name="ce140" table:formula="of:=INDEX([.$A$1:.$AC$29];MATCH([$Layout.S17];[.$A$30:.$AC$30];0);MATCH([$Layout.T18];[.$A$30:.$AC$30];0))" office:value-type="float" office:value="0.0876069161951902" calcext:value-type="float">
            <text:p>0.088</text:p>
          </table:table-cell>
          <table:table-cell table:style-name="ce331" table:number-columns-repeated="4"/>
          <table:table-cell table:style-name="ce330"/>
          <table:table-cell table:style-name="ce354"/>
          <table:table-cell table:style-name="ce330" table:number-columns-repeated="4"/>
          <table:table-cell table:style-name="ce114" table:number-columns-repeated="10"/>
          <table:table-cell table:number-columns-repeated="993"/>
        </table:table-row>
        <table:table-row table:style-name="ro4">
          <table:table-cell table:style-name="ce114" table:number-columns-repeated="2"/>
          <table:table-cell table:style-name="ce331"/>
          <table:table-cell table:style-name="ce332" table:formula="of:=INDEX([.$A$1:.$AC$29];MATCH([$Layout.K17];[.$A$30:.$AC$30];0);MATCH([$Layout.K18];[.$A$30:.$AC$30];0))" office:value-type="float" office:value="0.00671524216130549" calcext:value-type="float">
            <text:p>0.007</text:p>
          </table:table-cell>
          <table:table-cell table:style-name="ce344" table:formula="of:=INDEX([.$A$1:.$AC$29];MATCH([$Layout.L17];[.$A$30:.$AC$30];0);MATCH([$Layout.L18];[.$A$30:.$AC$30];0))" office:value-type="float" office:value="0.109696077027269" calcext:value-type="float">
            <text:p>0.110</text:p>
          </table:table-cell>
          <table:table-cell table:style-name="ce344" table:formula="of:=INDEX([.$A$1:.$AC$29];MATCH([$Layout.M17];[.$A$30:.$AC$30];0);MATCH([$Layout.M18];[.$A$30:.$AC$30];0))" office:value-type="float" office:value="0.220749691260978" calcext:value-type="float">
            <text:p>0.221</text:p>
          </table:table-cell>
          <table:table-cell table:style-name="ce344" table:formula="of:=INDEX([.$A$1:.$AC$29];MATCH([$Layout.N17];[.$A$30:.$AC$30];0);MATCH([$Layout.N18];[.$A$30:.$AC$30];0))" office:value-type="float" office:value="0.240724131522689" calcext:value-type="float">
            <text:p>0.241</text:p>
          </table:table-cell>
          <table:table-cell table:style-name="ce346" table:formula="of:=INDEX([.$A$1:.$AC$29];MATCH([$Layout.O17];[.$A$30:.$AC$30];0);MATCH([$Layout.O18];[.$A$30:.$AC$30];0))" office:value-type="float" office:value="0.00231201144452055" calcext:value-type="float">
            <text:p>0.002</text:p>
          </table:table-cell>
          <table:table-cell table:style-name="ce140" table:formula="of:=INDEX([.$A$1:.$AC$29];MATCH([$Layout.N17];[.$A$30:.$AC$30];0);MATCH([$Layout.O17];[.$A$30:.$AC$30];0))" office:value-type="float" office:value="0.00161099675332303" calcext:value-type="float">
            <text:p>0.002</text:p>
          </table:table-cell>
          <table:table-cell table:style-name="ce140" office:value-type="string" calcext:value-type="string">
            <text:p>– <text:s text:c="4"/>–</text:p>
          </table:table-cell>
          <table:table-cell table:style-name="ce140" table:formula="of:=INDEX([.$A$1:.$AC$29];MATCH([$Layout.S17];[.$A$30:.$AC$30];0);MATCH([$Layout.T17];[.$A$30:.$AC$30];0))" office:value-type="float" office:value="0.328272546005242" calcext:value-type="float">
            <text:p>0.328</text:p>
          </table:table-cell>
          <table:table-cell table:style-name="ce332" table:formula="of:=INDEX([.$A$1:.$AC$29];MATCH([$Layout.S17];[.$A$30:.$AC$30];0);MATCH([$Layout.S18];[.$A$30:.$AC$30];0))" office:value-type="float" office:value="0.00265407960844357" calcext:value-type="float">
            <text:p>0.003</text:p>
          </table:table-cell>
          <table:table-cell table:style-name="ce344" table:formula="of:=INDEX([.$A$1:.$AC$29];MATCH([$Layout.T17];[.$A$30:.$AC$30];0);MATCH([$Layout.T18];[.$A$30:.$AC$30];0))" office:value-type="float" office:value="0.01807992076081" calcext:value-type="float">
            <text:p>0.018</text:p>
          </table:table-cell>
          <table:table-cell table:style-name="ce344" table:formula="of:=INDEX([.$A$1:.$AC$29];MATCH([$Layout.U17];[.$A$30:.$AC$30];0);MATCH([$Layout.U18];[.$A$30:.$AC$30];0))" office:value-type="float" office:value="0.167156721004795" calcext:value-type="float">
            <text:p>0.167</text:p>
          </table:table-cell>
          <table:table-cell table:style-name="ce344" table:formula="of:=INDEX([.$A$1:.$AC$29];MATCH([$Layout.V17];[.$A$30:.$AC$30];0);MATCH([$Layout.V18];[.$A$30:.$AC$30];0))" office:value-type="float" office:value="0.12011288006361" calcext:value-type="float">
            <text:p>0.120</text:p>
          </table:table-cell>
          <table:table-cell table:style-name="ce346" table:formula="of:=INDEX([.$A$1:.$AC$29];MATCH([$Layout.W17];[.$A$30:.$AC$30];0);MATCH([$Layout.W18];[.$A$30:.$AC$30];0))" office:value-type="float" office:value="0.0144958333847186" calcext:value-type="float">
            <text:p>0.014</text:p>
          </table:table-cell>
          <table:table-cell table:style-name="ce331" office:value-type="string" calcext:value-type="string">
            <text:p>v</text:p>
          </table:table-cell>
          <table:table-cell table:style-name="ce356" office:value-type="string" calcext:value-type="string">
            <text:p>Middle – Top</text:p>
          </table:table-cell>
          <table:table-cell/>
          <table:table-cell table:style-name="ce114" table:number-columns-repeated="2"/>
          <table:table-cell table:number-columns-repeated="2"/>
          <table:table-cell table:style-name="ce114" table:number-columns-repeated="8"/>
          <table:table-cell table:number-columns-repeated="993"/>
        </table:table-row>
        <table:table-row table:style-name="ro4">
          <table:table-cell table:style-name="ce114" table:number-columns-repeated="2"/>
          <table:table-cell table:style-name="ce331"/>
          <table:table-cell table:style-name="ce333" table:formula="of:=INDEX([.$A$1:.$AC$29];MATCH([$Layout.K17];[.$A$30:.$AC$30];0);MATCH([$Layout.K19];[.$A$30:.$AC$30];0))" office:value-type="string" office:string-value="" calcext:value-type="error">
            <text:p>#N/A</text:p>
          </table:table-cell>
          <table:table-cell table:style-name="ce140" table:formula="of:=INDEX([.$A$1:.$AC$29];MATCH([$Layout.L17];[.$A$30:.$AC$30];0);MATCH([$Layout.L19];[.$A$30:.$AC$30];0))" office:value-type="float" office:value="0.0027550254539222" calcext:value-type="float">
            <text:p>0.003</text:p>
          </table:table-cell>
          <table:table-cell table:style-name="ce140" table:formula="of:=INDEX([.$A$1:.$AC$29];MATCH([$Layout.M17];[.$A$30:.$AC$30];0);MATCH([$Layout.M19];[.$A$30:.$AC$30];0))" office:value-type="float" office:value="0.00599823605349838" calcext:value-type="float">
            <text:p>0.006</text:p>
          </table:table-cell>
          <table:table-cell table:style-name="ce381" table:formula="of:=INDEX([.$A$1:.$AC$29];MATCH([$Layout.N17];[.$A$30:.$AC$30];0);MATCH([$Layout.N19];[.$A$30:.$AC$30];0))" office:value-type="float" office:value="0.00115616788957536" calcext:value-type="float">
            <text:p>0.001</text:p>
          </table:table-cell>
          <table:table-cell table:style-name="ce907" table:formula="of:=INDEX([.$A$1:.$AC$29];MATCH([$Layout.O17];[.$A$30:.$AC$30];0);MATCH([$Layout.O19];[.$A$30:.$AC$30];0))" office:value-type="float" office:value="0.000334191594359008" calcext:value-type="float">
            <text:p>0.000</text:p>
          </table:table-cell>
          <table:table-cell table:style-name="ce140" table:formula="of:=INDEX([.$A$1:.$AC$29];MATCH([$Layout.N18];[.$A$30:.$AC$30];0);MATCH([$Layout.O18];[.$A$30:.$AC$30];0))" office:value-type="float" office:value="0.234135672560471" calcext:value-type="float">
            <text:p>0.234</text:p>
          </table:table-cell>
          <table:table-cell table:style-name="ce140" office:value-type="string" calcext:value-type="string">
            <text:p>– <text:s text:c="4"/>–</text:p>
          </table:table-cell>
          <table:table-cell table:style-name="ce140" table:formula="of:=INDEX([.$A$1:.$AC$29];MATCH([$Layout.S18];[.$A$30:.$AC$30];0);MATCH([$Layout.T18];[.$A$30:.$AC$30];0))" office:value-type="float" office:value="0.168760969428378" calcext:value-type="float">
            <text:p>0.169</text:p>
          </table:table-cell>
          <table:table-cell table:style-name="ce333" table:formula="of:=INDEX([.$A$1:.$AC$29];MATCH([$Layout.S17];[.$A$30:.$AC$30];0);MATCH([$Layout.S19];[.$A$30:.$AC$30];0))" office:value-type="float" office:value="0.000932810881224303" calcext:value-type="float">
            <text:p>0.001</text:p>
          </table:table-cell>
          <table:table-cell table:style-name="ce381" table:formula="of:=INDEX([.$A$1:.$AC$29];MATCH([$Layout.T17];[.$A$30:.$AC$30];0);MATCH([$Layout.T19];[.$A$30:.$AC$30];0))" office:value-type="float" office:value="0.0193196134143651" calcext:value-type="float">
            <text:p>0.019</text:p>
          </table:table-cell>
          <table:table-cell table:style-name="ce140" table:formula="of:=INDEX([.$A$1:.$AC$29];MATCH([$Layout.U17];[.$A$30:.$AC$30];0);MATCH([$Layout.U19];[.$A$30:.$AC$30];0))" office:value-type="float" office:value="0.0772487939171639" calcext:value-type="float">
            <text:p>0.077</text:p>
          </table:table-cell>
          <table:table-cell table:style-name="ce140" table:formula="of:=INDEX([.$A$1:.$AC$29];MATCH([$Layout.V17];[.$A$30:.$AC$30];0);MATCH([$Layout.V19];[.$A$30:.$AC$30];0))" office:value-type="float" office:value="0.0127721520417374" calcext:value-type="float">
            <text:p>0.013</text:p>
          </table:table-cell>
          <table:table-cell table:style-name="ce907" table:formula="of:=INDEX([.$A$1:.$AC$29];MATCH([$Layout.W17];[.$A$30:.$AC$30];0);MATCH([$Layout.W19];[.$A$30:.$AC$30];0))" office:value-type="string" office:string-value="" calcext:value-type="error">
            <text:p>#N/A</text:p>
          </table:table-cell>
          <table:table-cell table:style-name="ce331" office:value-type="string" calcext:value-type="string">
            <text:p>^v</text:p>
          </table:table-cell>
          <table:table-cell table:style-name="ce354" office:value-type="string" calcext:value-type="string">
            <text:p>Top – Bottom</text:p>
          </table:table-cell>
          <table:table-cell/>
          <table:table-cell table:style-name="ce114" table:number-columns-repeated="2"/>
          <table:table-cell table:number-columns-repeated="2"/>
          <table:table-cell table:style-name="ce114"/>
          <table:table-cell table:number-columns-repeated="4"/>
          <table:table-cell table:style-name="ce114" table:number-columns-repeated="3"/>
          <table:table-cell table:number-columns-repeated="993"/>
        </table:table-row>
        <table:table-row table:style-name="ro4">
          <table:table-cell table:style-name="ce114" table:number-columns-repeated="2"/>
          <table:table-cell table:style-name="ce331"/>
          <table:table-cell table:style-name="ce340" table:formula="of:=INDEX([.$A$1:.$AC$29];MATCH([$Layout.K18];[.$A$30:.$AC$30];0);MATCH([$Layout.K19];[.$A$30:.$AC$30];0))" office:value-type="string" office:string-value="" calcext:value-type="error">
            <text:p>#N/A</text:p>
          </table:table-cell>
          <table:table-cell table:style-name="ce345" table:formula="of:=INDEX([.$A$1:.$AC$29];MATCH([$Layout.L18];[.$A$30:.$AC$30];0);MATCH([$Layout.L19];[.$A$30:.$AC$30];0))" office:value-type="float" office:value="0.00901986353820726" calcext:value-type="float">
            <text:p>0.009</text:p>
          </table:table-cell>
          <table:table-cell table:style-name="ce345" table:formula="of:=INDEX([.$A$1:.$AC$29];MATCH([$Layout.M18];[.$A$30:.$AC$30];0);MATCH([$Layout.M19];[.$A$30:.$AC$30];0))" office:value-type="float" office:value="0.122550969371667" calcext:value-type="float">
            <text:p>0.123</text:p>
          </table:table-cell>
          <table:table-cell table:style-name="ce345" table:formula="of:=INDEX([.$A$1:.$AC$29];MATCH([$Layout.N18];[.$A$30:.$AC$30];0);MATCH([$Layout.N19];[.$A$30:.$AC$30];0))" office:value-type="float" office:value="0.0321949154808078" calcext:value-type="float">
            <text:p>0.032</text:p>
          </table:table-cell>
          <table:table-cell table:style-name="ce353" table:formula="of:=INDEX([.$A$1:.$AC$29];MATCH([$Layout.O18];[.$A$30:.$AC$30];0);MATCH([$Layout.O19];[.$A$30:.$AC$30];0))" office:value-type="float" office:value="0.000958691038363214" calcext:value-type="float">
            <text:p>0.001</text:p>
          </table:table-cell>
          <table:table-cell table:style-name="ce140" table:formula="of:=INDEX([.$A$1:.$AC$29];MATCH([$Layout.N19];[.$A$30:.$AC$30];0);MATCH([$Layout.O19];[.$A$30:.$AC$30];0))" office:value-type="float" office:value="0.0045369040688738" calcext:value-type="float">
            <text:p>0.005</text:p>
          </table:table-cell>
          <table:table-cell table:style-name="ce140" office:value-type="string" calcext:value-type="string">
            <text:p>– <text:s text:c="4"/>–</text:p>
          </table:table-cell>
          <table:table-cell table:style-name="ce140" table:formula="of:=INDEX([.$A$1:.$AC$29];MATCH([$Layout.S19];[.$A$30:.$AC$30];0);MATCH([$Layout.T19];[.$A$30:.$AC$30];0))" office:value-type="float" office:value="0.00228589300990008" calcext:value-type="float">
            <text:p>0.002</text:p>
          </table:table-cell>
          <table:table-cell table:style-name="ce340" table:formula="of:=INDEX([.$A$1:.$AC$29];MATCH([$Layout.S18];[.$A$30:.$AC$30];0);MATCH([$Layout.S19];[.$A$30:.$AC$30];0))" office:value-type="float" office:value="0.00111003369641468" calcext:value-type="float">
            <text:p>0.001</text:p>
          </table:table-cell>
          <table:table-cell table:style-name="ce345" table:formula="of:=INDEX([.$A$1:.$AC$29];MATCH([$Layout.T18];[.$A$30:.$AC$30];0);MATCH([$Layout.T19];[.$A$30:.$AC$30];0))" office:value-type="float" office:value="0.121834251726342" calcext:value-type="float">
            <text:p>0.122</text:p>
          </table:table-cell>
          <table:table-cell table:style-name="ce345" table:formula="of:=INDEX([.$A$1:.$AC$29];MATCH([$Layout.U18];[.$A$30:.$AC$30];0);MATCH([$Layout.U19];[.$A$30:.$AC$30];0))" office:value-type="float" office:value="0.195084068382306" calcext:value-type="float">
            <text:p>0.195</text:p>
          </table:table-cell>
          <table:table-cell table:style-name="ce345" table:formula="of:=INDEX([.$A$1:.$AC$29];MATCH([$Layout.V18];[.$A$30:.$AC$30];0);MATCH([$Layout.V19];[.$A$30:.$AC$30];0))" office:value-type="float" office:value="0.0759561460962326" calcext:value-type="float">
            <text:p>0.076</text:p>
          </table:table-cell>
          <table:table-cell table:style-name="ce353" table:formula="of:=INDEX([.$A$1:.$AC$29];MATCH([$Layout.W18];[.$A$30:.$AC$30];0);MATCH([$Layout.W19];[.$A$30:.$AC$30];0))" office:value-type="string" office:string-value="" calcext:value-type="error">
            <text:p>#N/A</text:p>
          </table:table-cell>
          <table:table-cell table:style-name="ce331" office:value-type="string" calcext:value-type="string">
            <text:p>^</text:p>
          </table:table-cell>
          <table:table-cell table:style-name="ce356" office:value-type="string" calcext:value-type="string">
            <text:p>Middle – Bottom</text:p>
          </table:table-cell>
          <table:table-cell/>
          <table:table-cell table:style-name="ce114" table:number-columns-repeated="2"/>
          <table:table-cell table:number-columns-repeated="2"/>
          <table:table-cell table:style-name="ce114" table:number-columns-repeated="8"/>
          <table:table-cell table:number-columns-repeated="993"/>
        </table:table-row>
        <table:table-row table:style-name="ro4">
          <table:table-cell table:style-name="ce114" table:number-columns-repeated="2"/>
          <table:table-cell table:style-name="ce331"/>
          <table:table-cell table:style-name="ce140" table:formula="of:=SUMIF([.D34:.D36];&quot;&gt;0&quot;)" office:value-type="float" office:value="0.00671524216130549" calcext:value-type="float">
            <text:p>0.007</text:p>
          </table:table-cell>
          <table:table-cell table:style-name="ce140" table:formula="of:=SUMIF([.E34:.E36];&quot;&gt;0&quot;)" office:value-type="float" office:value="0.121470966019399" calcext:value-type="float">
            <text:p>0.121</text:p>
          </table:table-cell>
          <table:table-cell table:style-name="ce140" table:formula="of:=SUMIF([.F34:.F36];&quot;&gt;0&quot;)" office:value-type="float" office:value="0.349298896686143" calcext:value-type="float">
            <text:p>0.349</text:p>
          </table:table-cell>
          <table:table-cell table:style-name="ce140" table:formula="of:=SUMIF([.G34:.G36];&quot;&gt;0&quot;)" office:value-type="float" office:value="0.274075214893072" calcext:value-type="float">
            <text:p>0.274</text:p>
          </table:table-cell>
          <table:table-cell table:style-name="ce140" table:formula="of:=SUMIF([.H34:.H36];&quot;&gt;0&quot;)" office:value-type="float" office:value="0.00360489407724277" calcext:value-type="float">
            <text:p>0.004</text:p>
          </table:table-cell>
          <table:table-cell table:style-name="ce140" table:formula="of:=INDEX([.$A$1:.$AC$29];MATCH([$Layout.N18];[.$A$30:.$AC$30];0);MATCH([$Layout.O19];[.$A$30:.$AC$30];0))" office:value-type="float" office:value="0.00216605663010468" calcext:value-type="float">
            <text:p>0.002</text:p>
          </table:table-cell>
          <table:table-cell table:style-name="ce140" office:value-type="string" calcext:value-type="string">
            <text:p>\ <text:s text:c="5"/>/</text:p>
          </table:table-cell>
          <table:table-cell table:style-name="ce140" table:formula="of:=INDEX([.$A$1:.$AC$29];MATCH([$Layout.S19];[.$A$30:.$AC$30];0);MATCH([$Layout.T18];[.$A$30:.$AC$30];0))" office:value-type="float" office:value="0.0345291931323155" calcext:value-type="float">
            <text:p>0.035</text:p>
          </table:table-cell>
          <table:table-cell table:style-name="ce140" table:formula="of:=SUMIF([.L34:.L36];&quot;&gt;0&quot;)" office:value-type="float" office:value="0.00469692418608256" calcext:value-type="float">
            <text:p>0.005</text:p>
          </table:table-cell>
          <table:table-cell table:style-name="ce140" table:formula="of:=SUMIF([.M34:.M36];&quot;&gt;0&quot;)" office:value-type="float" office:value="0.159233785901517" calcext:value-type="float">
            <text:p>0.159</text:p>
          </table:table-cell>
          <table:table-cell table:style-name="ce140" table:formula="of:=SUMIF([.N34:.N36];&quot;&gt;0&quot;)" office:value-type="float" office:value="0.439489583304265" calcext:value-type="float">
            <text:p>0.439</text:p>
          </table:table-cell>
          <table:table-cell table:style-name="ce140" table:formula="of:=SUMIF([.O34:.O36];&quot;&gt;0&quot;)" office:value-type="float" office:value="0.20884117820158" calcext:value-type="float">
            <text:p>0.209</text:p>
          </table:table-cell>
          <table:table-cell table:style-name="ce140" table:formula="of:=SUMIF([.P34:.P36];&quot;&gt;0&quot;)" office:value-type="float" office:value="0.0144958333847186" calcext:value-type="float">
            <text:p>0.014</text:p>
          </table:table-cell>
          <table:table-cell table:style-name="ce331"/>
          <table:table-cell table:style-name="ce383"/>
          <table:table-cell table:style-name="ce384"/>
          <table:table-cell table:style-name="ce114" table:number-columns-repeated="12"/>
          <table:table-cell table:number-columns-repeated="993"/>
        </table:table-row>
        <table:table-row table:style-name="ro4">
          <table:table-cell table:style-name="ce114" table:number-columns-repeated="2"/>
          <table:table-cell table:style-name="ce331"/>
          <table:table-cell table:style-name="ce140" table:number-columns-repeated="6"/>
          <table:table-cell table:style-name="ce331"/>
          <table:table-cell table:style-name="ce59"/>
          <table:table-cell table:style-name="ce331" table:number-columns-repeated="4"/>
          <table:table-cell table:style-name="ce140"/>
          <table:table-cell table:style-name="ce331"/>
          <table:table-cell table:style-name="ce114"/>
          <table:table-cell table:style-name="ce356"/>
          <table:table-cell table:style-name="ce114" table:number-columns-repeated="12"/>
          <table:table-cell table:number-columns-repeated="993"/>
        </table:table-row>
        <table:table-row table:style-name="ro4">
          <table:table-cell table:style-name="ce114" table:number-columns-repeated="2"/>
          <table:table-cell table:style-name="ce331"/>
          <table:table-cell table:style-name="ce140" table:number-columns-repeated="5"/>
          <table:table-cell table:style-name="ce59"/>
          <table:table-cell table:style-name="ce163"/>
          <table:table-cell table:style-name="ce140" table:number-columns-repeated="6"/>
          <table:table-cell table:style-name="ce331"/>
          <table:table-cell table:style-name="ce114"/>
          <table:table-cell table:style-name="ce356"/>
          <table:table-cell table:style-name="ce114" table:number-columns-repeated="12"/>
          <table:table-cell table:number-columns-repeated="993"/>
        </table:table-row>
        <table:table-row table:style-name="ro4">
          <table:table-cell table:style-name="ce114" table:number-columns-repeated="3"/>
          <table:table-cell table:style-name="ce331" table:number-columns-repeated="6"/>
          <table:table-cell table:number-columns-repeated="2"/>
          <table:table-cell table:style-name="ce331" table:number-columns-repeated="5"/>
          <table:table-cell table:style-name="ce114" table:number-columns-repeated="15"/>
          <table:table-cell table:number-columns-repeated="993"/>
        </table:table-row>
        <table:table-row table:style-name="ro4" table:number-rows-repeated="104853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Bigrams_Weighted_2Way.A1:Bigrams_Weighted_2Way.AC29">
            <calcext:color-scale>
              <calcext:color-scale-entry calcext:value="0" calcext:type="number" calcext:color="#ffffff"/>
              <calcext:color-scale-entry calcext:value="0.2" calcext:type="number" calcext:color="#ffff00"/>
              <calcext:color-scale-entry calcext:value="0.4" calcext:type="number" calcext:color="#be480a"/>
            </calcext:color-scale>
            <calcext:color-scale>
              <calcext:color-scale-entry calcext:value="0.4" calcext:type="number" calcext:color="#be480a"/>
              <calcext:color-scale-entry calcext:value="50" calcext:type="percent" calcext:color="#8d1d75"/>
              <calcext:color-scale-entry calcext:value="0" calcext:type="maximum" calcext:color="#ff0000"/>
            </calcext:color-scale>
          </calcext:conditional-format>
        </calcext:conditional-formats>
      </table:table>
      <table:table table:name="Bigrams_WorstCase" table:style-name="ta2" table:print="false">
        <table:table-column table:style-name="co2" table:number-columns-repeated="1024" table:default-cell-style-name="Default"/>
        <table:table-row table:style-name="ro4">
          <table:table-cell table:style-name="ce634" table:formula="of:=MAX([$Bigrams_FI_2Way.A1];[$Bigrams_EN_2Way.A1])" office:value-type="float" office:value="1.33031096606621" calcext:value-type="float">
            <text:p>1.330</text:p>
          </table:table-cell>
          <table:table-cell table:style-name="ce640" table:formula="of:=MAX([$Bigrams_FI_2Way.B1];[$Bigrams_EN_2Way.B1])" office:value-type="float" office:value="0.376" calcext:value-type="float">
            <text:p>0.376</text:p>
          </table:table-cell>
          <table:table-cell table:style-name="ce640" table:formula="of:=MAX([$Bigrams_FI_2Way.C1];[$Bigrams_EN_2Way.C1])" office:value-type="float" office:value="0.986" calcext:value-type="float">
            <text:p>0.986</text:p>
          </table:table-cell>
          <table:table-cell table:style-name="ce640" table:formula="of:=MAX([$Bigrams_FI_2Way.D1];[$Bigrams_EN_2Way.D1])" office:value-type="float" office:value="0.519" calcext:value-type="float">
            <text:p>0.519</text:p>
          </table:table-cell>
          <table:table-cell table:style-name="ce641" table:formula="of:=MAX([$Bigrams_FI_2Way.E1];[$Bigrams_EN_2Way.E1])" office:value-type="float" office:value="0.7" calcext:value-type="float">
            <text:p>0.700</text:p>
          </table:table-cell>
          <table:table-cell table:style-name="ce640" table:formula="of:=MAX([$Bigrams_FI_2Way.F1];[$Bigrams_EN_2Way.F1])" office:value-type="float" office:value="0.238" calcext:value-type="float">
            <text:p>0.238</text:p>
          </table:table-cell>
          <table:table-cell table:style-name="ce640" table:formula="of:=MAX([$Bigrams_FI_2Way.G1];[$Bigrams_EN_2Way.G1])" office:value-type="float" office:value="0.353" calcext:value-type="float">
            <text:p>0.353</text:p>
          </table:table-cell>
          <table:table-cell table:style-name="ce640" table:formula="of:=MAX([$Bigrams_FI_2Way.H1];[$Bigrams_EN_2Way.H1])" office:value-type="float" office:value="0.94" calcext:value-type="float">
            <text:p>0.940</text:p>
          </table:table-cell>
          <table:table-cell table:style-name="ce641" table:formula="of:=MAX([$Bigrams_FI_2Way.I1];[$Bigrams_EN_2Way.I1])" office:value-type="float" office:value="1.579799056558" calcext:value-type="float">
            <text:p>1.580</text:p>
          </table:table-cell>
          <table:table-cell table:style-name="ce640" table:formula="of:=MAX([$Bigrams_FI_2Way.J1];[$Bigrams_EN_2Way.J1])" office:value-type="float" office:value="1.54829727919882" calcext:value-type="float">
            <text:p>1.548</text:p>
          </table:table-cell>
          <table:table-cell table:style-name="ce640" table:formula="of:=MAX([$Bigrams_FI_2Way.K1];[$Bigrams_EN_2Way.K1])" office:value-type="float" office:value="1.76475553783602" calcext:value-type="float">
            <text:p>1.765</text:p>
          </table:table-cell>
          <table:table-cell table:style-name="ce640" table:formula="of:=MAX([$Bigrams_FI_2Way.L1];[$Bigrams_EN_2Way.L1])" office:value-type="float" office:value="2.12759084002669" calcext:value-type="float">
            <text:p>2.128</text:p>
          </table:table-cell>
          <table:table-cell table:style-name="ce640" table:formula="of:=MAX([$Bigrams_FI_2Way.M1];[$Bigrams_EN_2Way.M1])" office:value-type="float" office:value="1.29408324696862" calcext:value-type="float">
            <text:p>1.294</text:p>
          </table:table-cell>
          <table:table-cell table:style-name="ce640" table:formula="of:=MAX([$Bigrams_FI_2Way.N1];[$Bigrams_EN_2Way.N1])" office:value-type="float" office:value="2.53532483918071" calcext:value-type="float">
            <text:p>2.535</text:p>
          </table:table-cell>
          <table:table-cell table:style-name="ce641" table:formula="of:=MAX([$Bigrams_FI_2Way.O1];[$Bigrams_EN_2Way.O1])" office:value-type="float" office:value="0.385681854823211" calcext:value-type="float">
            <text:p>0.386</text:p>
          </table:table-cell>
          <table:table-cell table:style-name="ce640" table:formula="of:=MAX([$Bigrams_FI_2Way.P1];[$Bigrams_EN_2Way.P1])" office:value-type="float" office:value="0.763804453313412" calcext:value-type="float">
            <text:p>0.764</text:p>
          </table:table-cell>
          <table:table-cell table:style-name="ce640" table:formula="of:=MAX([$Bigrams_FI_2Way.Q1];[$Bigrams_EN_2Way.Q1])" office:value-type="float" office:value="0.00266903185797834" calcext:value-type="float">
            <text:p>0.003</text:p>
          </table:table-cell>
          <table:table-cell table:style-name="ce640" table:formula="of:=MAX([$Bigrams_FI_2Way.R1];[$Bigrams_EN_2Way.R1])" office:value-type="float" office:value="1.761" calcext:value-type="float">
            <text:p>1.761</text:p>
          </table:table-cell>
          <table:table-cell table:style-name="ce640" table:formula="of:=MAX([$Bigrams_FI_2Way.S1];[$Bigrams_EN_2Way.S1])" office:value-type="float" office:value="2.1314908671851" calcext:value-type="float">
            <text:p>2.131</text:p>
          </table:table-cell>
          <table:table-cell table:style-name="ce640" table:formula="of:=MAX([$Bigrams_FI_2Way.T1];[$Bigrams_EN_2Way.T1])" office:value-type="float" office:value="2.81495881184243" calcext:value-type="float">
            <text:p>2.815</text:p>
          </table:table-cell>
          <table:table-cell table:style-name="ce641" table:formula="of:=MAX([$Bigrams_FI_2Way.U1];[$Bigrams_EN_2Way.U1])" office:value-type="float" office:value="0.449450562013492" calcext:value-type="float">
            <text:p>0.449</text:p>
          </table:table-cell>
          <table:table-cell table:style-name="ce640" table:formula="of:=MAX([$Bigrams_FI_2Way.V1];[$Bigrams_EN_2Way.V1])" office:value-type="float" office:value="1.38734858195193" calcext:value-type="float">
            <text:p>1.387</text:p>
          </table:table-cell>
          <table:table-cell table:style-name="ce640" table:formula="of:=MAX([$Bigrams_FI_2Way.W1];[$Bigrams_EN_2Way.W1])" office:value-type="float" office:value="0.445" calcext:value-type="float">
            <text:p>0.445</text:p>
          </table:table-cell>
          <table:table-cell table:style-name="ce640" table:formula="of:=MAX([$Bigrams_FI_2Way.X1];[$Bigrams_EN_2Way.X1])" office:value-type="float" office:value="0.049" calcext:value-type="float">
            <text:p>0.049</text:p>
          </table:table-cell>
          <table:table-cell table:style-name="ce641" table:formula="of:=MAX([$Bigrams_FI_2Way.Y1];[$Bigrams_EN_2Way.Y1])" office:value-type="float" office:value="0.233" calcext:value-type="float">
            <text:p>0.233</text:p>
          </table:table-cell>
          <table:table-cell table:style-name="ce640" table:formula="of:=MAX([$Bigrams_FI_2Way.Z1];[$Bigrams_EN_2Way.Z1])" office:value-type="float" office:value="0.037" calcext:value-type="float">
            <text:p>0.037</text:p>
          </table:table-cell>
          <table:table-cell table:style-name="ce641" table:formula="of:=MAX([$Bigrams_FI_2Way.AA1];[$Bigrams_EN_2Way.AA1])" office:value-type="float" office:value="0.000174409754631805" calcext:value-type="float">
            <text:p>0.000</text:p>
          </table:table-cell>
          <table:table-cell table:style-name="ce641" table:formula="of:=MAX([$Bigrams_FI_2Way.AB1];[$Bigrams_EN_2Way.AB1])" office:value-type="float" office:value="0.0643898309616157" calcext:value-type="float">
            <text:p>0.064</text:p>
          </table:table-cell>
          <table:table-cell table:style-name="ce641" table:formula="of:=MAX([$Bigrams_FI_2Way.AC1];[$Bigrams_EN_2Way.AC1])" office:value-type="float" office:value="0.00433211326020936" calcext:value-type="float">
            <text:p>0.004</text:p>
          </table:table-cell>
          <table:table-cell table:style-name="ce325" office:value-type="string" calcext:value-type="string">
            <text:p>A</text:p>
          </table:table-cell>
          <table:table-cell table:style-name="ce114" office:value-type="float" office:value="1" calcext:value-type="float">
            <text:p>1</text:p>
          </table:table-cell>
          <table:table-cell table:number-columns-repeated="993"/>
        </table:table-row>
        <table:table-row table:style-name="ro4">
          <table:table-cell table:style-name="ce640" table:formula="of:=MAX([$Bigrams_FI_2Way.A2];[$Bigrams_EN_2Way.A2])" office:value-type="float" office:value="0.376" calcext:value-type="float">
            <text:p>0.376</text:p>
          </table:table-cell>
          <table:table-cell table:style-name="ce634" table:formula="of:=MAX([$Bigrams_FI_2Way.B2];[$Bigrams_EN_2Way.B2])" office:value-type="float" office:value="0.011" calcext:value-type="float">
            <text:p>0.011</text:p>
          </table:table-cell>
          <table:table-cell table:style-name="ce642" table:formula="of:=MAX([$Bigrams_FI_2Way.C2];[$Bigrams_EN_2Way.C2])" office:value-type="float" office:value="0.003" calcext:value-type="float">
            <text:p>0.003</text:p>
          </table:table-cell>
          <table:table-cell table:style-name="ce642" table:formula="of:=MAX([$Bigrams_FI_2Way.D2];[$Bigrams_EN_2Way.D2])" office:value-type="float" office:value="0.005" calcext:value-type="float">
            <text:p>0.005</text:p>
          </table:table-cell>
          <table:table-cell table:style-name="ce640" table:formula="of:=MAX([$Bigrams_FI_2Way.E2];[$Bigrams_EN_2Way.E2])" office:value-type="float" office:value="0.603" calcext:value-type="float">
            <text:p>0.603</text:p>
          </table:table-cell>
          <table:table-cell table:style-name="ce642" table:formula="of:=MAX([$Bigrams_FI_2Way.F2];[$Bigrams_EN_2Way.F2])" office:value-type="float" office:value="0.00138740146749043" calcext:value-type="float">
            <text:p>0.001</text:p>
          </table:table-cell>
          <table:table-cell table:style-name="ce642" table:formula="of:=MAX([$Bigrams_FI_2Way.G2];[$Bigrams_EN_2Way.G2])" office:value-type="float" office:value="0.00212217288539087" calcext:value-type="float">
            <text:p>0.002</text:p>
          </table:table-cell>
          <table:table-cell table:style-name="ce642" table:formula="of:=MAX([$Bigrams_FI_2Way.H2];[$Bigrams_EN_2Way.H2])" office:value-type="float" office:value="0.005" calcext:value-type="float">
            <text:p>0.005</text:p>
          </table:table-cell>
          <table:table-cell table:style-name="ce640" table:formula="of:=MAX([$Bigrams_FI_2Way.I2];[$Bigrams_EN_2Way.I2])" office:value-type="float" office:value="0.206" calcext:value-type="float">
            <text:p>0.206</text:p>
          </table:table-cell>
          <table:table-cell table:style-name="ce642" table:formula="of:=MAX([$Bigrams_FI_2Way.J2];[$Bigrams_EN_2Way.J2])" office:value-type="float" office:value="0.023" calcext:value-type="float">
            <text:p>0.023</text:p>
          </table:table-cell>
          <table:table-cell table:style-name="ce642" table:formula="of:=MAX([$Bigrams_FI_2Way.K2];[$Bigrams_EN_2Way.K2])" office:value-type="float" office:value="0.00227632860400092" calcext:value-type="float">
            <text:p>0.002</text:p>
          </table:table-cell>
          <table:table-cell table:style-name="ce642" table:formula="of:=MAX([$Bigrams_FI_2Way.L2];[$Bigrams_EN_2Way.L2])" office:value-type="float" office:value="0.24" calcext:value-type="float">
            <text:p>0.240</text:p>
          </table:table-cell>
          <table:table-cell table:style-name="ce642" table:formula="of:=MAX([$Bigrams_FI_2Way.M2];[$Bigrams_EN_2Way.M2])" office:value-type="float" office:value="0.093" calcext:value-type="float">
            <text:p>0.093</text:p>
          </table:table-cell>
          <table:table-cell table:style-name="ce642" table:formula="of:=MAX([$Bigrams_FI_2Way.N2];[$Bigrams_EN_2Way.N2])" office:value-type="float" office:value="0.0337961095507502" calcext:value-type="float">
            <text:p>0.034</text:p>
          </table:table-cell>
          <table:table-cell table:style-name="ce640" table:formula="of:=MAX([$Bigrams_FI_2Way.O2];[$Bigrams_EN_2Way.O2])" office:value-type="float" office:value="0.292" calcext:value-type="float">
            <text:p>0.292</text:p>
          </table:table-cell>
          <table:table-cell table:style-name="ce642" table:formula="of:=MAX([$Bigrams_FI_2Way.P2];[$Bigrams_EN_2Way.P2])" office:value-type="float" office:value="0.002" calcext:value-type="float">
            <text:p>0.002</text:p>
          </table:table-cell>
          <table:table-cell table:style-name="ce642" table:formula="of:=MAX([$Bigrams_FI_2Way.Q2];[$Bigrams_EN_2Way.Q2])" office:value-type="float" office:value="0.0000922683863213422" calcext:value-type="float">
            <text:p>0.000</text:p>
          </table:table-cell>
          <table:table-cell table:style-name="ce642" table:formula="of:=MAX([$Bigrams_FI_2Way.R2];[$Bigrams_EN_2Way.R2])" office:value-type="float" office:value="0.139" calcext:value-type="float">
            <text:p>0.139</text:p>
          </table:table-cell>
          <table:table-cell table:style-name="ce642" table:formula="of:=MAX([$Bigrams_FI_2Way.S2];[$Bigrams_EN_2Way.S2])" office:value-type="float" office:value="0.054" calcext:value-type="float">
            <text:p>0.054</text:p>
          </table:table-cell>
          <table:table-cell table:style-name="ce642" table:formula="of:=MAX([$Bigrams_FI_2Way.T2];[$Bigrams_EN_2Way.T2])" office:value-type="float" office:value="0.02" calcext:value-type="float">
            <text:p>0.020</text:p>
          </table:table-cell>
          <table:table-cell table:style-name="ce640" table:formula="of:=MAX([$Bigrams_FI_2Way.U2];[$Bigrams_EN_2Way.U2])" office:value-type="float" office:value="0.274" calcext:value-type="float">
            <text:p>0.274</text:p>
          </table:table-cell>
          <table:table-cell table:style-name="ce642" table:formula="of:=MAX([$Bigrams_FI_2Way.V2];[$Bigrams_EN_2Way.V2])" office:value-type="float" office:value="0.004" calcext:value-type="float">
            <text:p>0.004</text:p>
          </table:table-cell>
          <table:table-cell table:style-name="ce642" table:formula="of:=MAX([$Bigrams_FI_2Way.W2];[$Bigrams_EN_2Way.W2])" office:value-type="float" office:value="0.0013682726556921" calcext:value-type="float">
            <text:p>0.001</text:p>
          </table:table-cell>
          <table:table-cell table:style-name="ce642" table:formula="of:=MAX([$Bigrams_FI_2Way.X2];[$Bigrams_EN_2Way.X2])" office:value-type="float" office:value="0.000559236439045208" calcext:value-type="float">
            <text:p>0.001</text:p>
          </table:table-cell>
          <table:table-cell table:style-name="ce640" table:formula="of:=MAX([$Bigrams_FI_2Way.Y2];[$Bigrams_EN_2Way.Y2])" office:value-type="float" office:value="0.18" calcext:value-type="float">
            <text:p>0.180</text:p>
          </table:table-cell>
          <table:table-cell table:style-name="ce642" table:formula="of:=MAX([$Bigrams_FI_2Way.Z2];[$Bigrams_EN_2Way.Z2])" office:value-type="float" office:value="0.00124899888800841" calcext:value-type="float">
            <text:p>0.001</text:p>
          </table:table-cell>
          <table:table-cell table:style-name="ce640" table:formula="of:=MAX([$Bigrams_FI_2Way.AA2];[$Bigrams_EN_2Way.AA2])" office:value-type="float" office:value="0.000254300674495407" calcext:value-type="float">
            <text:p>0.000</text:p>
          </table:table-cell>
          <table:table-cell table:style-name="ce640" table:formula="of:=MAX([$Bigrams_FI_2Way.AB2];[$Bigrams_EN_2Way.AB2])" office:value-type="float" office:value="0.0098468371792447" calcext:value-type="float">
            <text:p>0.010</text:p>
          </table:table-cell>
          <table:table-cell table:style-name="ce640" table:formula="of:=MAX([$Bigrams_FI_2Way.AC2];[$Bigrams_EN_2Way.AC2])" office:value-type="float" office:value="0.00104645852779083" calcext:value-type="float">
            <text:p>0.001</text:p>
          </table:table-cell>
          <table:table-cell table:style-name="ce327" office:value-type="string" calcext:value-type="string">
            <text:p>B</text:p>
          </table:table-cell>
          <table:table-cell table:style-name="ce114" office:value-type="float" office:value="2" calcext:value-type="float">
            <text:p>2</text:p>
          </table:table-cell>
          <table:table-cell table:number-columns-repeated="993"/>
        </table:table-row>
        <table:table-row table:style-name="ro4">
          <table:table-cell table:style-name="ce640" table:formula="of:=MAX([$Bigrams_FI_2Way.A3];[$Bigrams_EN_2Way.A3])" office:value-type="float" office:value="0.986" calcext:value-type="float">
            <text:p>0.986</text:p>
          </table:table-cell>
          <table:table-cell table:style-name="ce642" table:formula="of:=MAX([$Bigrams_FI_2Way.B3];[$Bigrams_EN_2Way.B3])" office:value-type="float" office:value="0.003" calcext:value-type="float">
            <text:p>0.003</text:p>
          </table:table-cell>
          <table:table-cell table:style-name="ce634" table:formula="of:=MAX([$Bigrams_FI_2Way.C3];[$Bigrams_EN_2Way.C3])" office:value-type="float" office:value="0.083" calcext:value-type="float">
            <text:p>0.083</text:p>
          </table:table-cell>
          <table:table-cell table:style-name="ce642" table:formula="of:=MAX([$Bigrams_FI_2Way.D3];[$Bigrams_EN_2Way.D3])" office:value-type="float" office:value="0.00592993165748139" calcext:value-type="float">
            <text:p>0.006</text:p>
          </table:table-cell>
          <table:table-cell table:style-name="ce640" table:formula="of:=MAX([$Bigrams_FI_2Way.E3];[$Bigrams_EN_2Way.E3])" office:value-type="float" office:value="1.128" calcext:value-type="float">
            <text:p>1.128</text:p>
          </table:table-cell>
          <table:table-cell table:style-name="ce642" table:formula="of:=MAX([$Bigrams_FI_2Way.F3];[$Bigrams_EN_2Way.F3])" office:value-type="float" office:value="0.00354895720070138" calcext:value-type="float">
            <text:p>0.004</text:p>
          </table:table-cell>
          <table:table-cell table:style-name="ce642" table:formula="of:=MAX([$Bigrams_FI_2Way.G3];[$Bigrams_EN_2Way.G3])" office:value-type="float" office:value="0.00214242692141263" calcext:value-type="float">
            <text:p>0.002</text:p>
          </table:table-cell>
          <table:table-cell table:style-name="ce642" table:formula="of:=MAX([$Bigrams_FI_2Way.H3];[$Bigrams_EN_2Way.H3])" office:value-type="float" office:value="0.599" calcext:value-type="float">
            <text:p>0.599</text:p>
          </table:table-cell>
          <table:table-cell table:style-name="ce640" table:formula="of:=MAX([$Bigrams_FI_2Way.I3];[$Bigrams_EN_2Way.I3])" office:value-type="float" office:value="0.98" calcext:value-type="float">
            <text:p>0.980</text:p>
          </table:table-cell>
          <table:table-cell table:style-name="ce642" table:formula="of:=MAX([$Bigrams_FI_2Way.J3];[$Bigrams_EN_2Way.J3])" office:value-type="float" office:value="0.00186562176244861" calcext:value-type="float">
            <text:p>0.002</text:p>
          </table:table-cell>
          <table:table-cell table:style-name="ce642" table:formula="of:=MAX([$Bigrams_FI_2Way.K3];[$Bigrams_EN_2Way.K3])" office:value-type="float" office:value="0.118" calcext:value-type="float">
            <text:p>0.118</text:p>
          </table:table-cell>
          <table:table-cell table:style-name="ce642" table:formula="of:=MAX([$Bigrams_FI_2Way.L3];[$Bigrams_EN_2Way.L3])" office:value-type="float" office:value="0.161" calcext:value-type="float">
            <text:p>0.161</text:p>
          </table:table-cell>
          <table:table-cell table:style-name="ce642" table:formula="of:=MAX([$Bigrams_FI_2Way.M3];[$Bigrams_EN_2Way.M3])" office:value-type="float" office:value="0.00928647551597607" calcext:value-type="float">
            <text:p>0.009</text:p>
          </table:table-cell>
          <table:table-cell table:style-name="ce642" table:formula="of:=MAX([$Bigrams_FI_2Way.N3];[$Bigrams_EN_2Way.N3])" office:value-type="float" office:value="0.417" calcext:value-type="float">
            <text:p>0.417</text:p>
          </table:table-cell>
          <table:table-cell table:style-name="ce640" table:formula="of:=MAX([$Bigrams_FI_2Way.O3];[$Bigrams_EN_2Way.O3])" office:value-type="float" office:value="0.96" calcext:value-type="float">
            <text:p>0.960</text:p>
          </table:table-cell>
          <table:table-cell table:style-name="ce642" table:formula="of:=MAX([$Bigrams_FI_2Way.P3];[$Bigrams_EN_2Way.P3])" office:value-type="float" office:value="0.00330815921688715" calcext:value-type="float">
            <text:p>0.003</text:p>
          </table:table-cell>
          <table:table-cell table:style-name="ce642" table:formula="of:=MAX([$Bigrams_FI_2Way.Q3];[$Bigrams_EN_2Way.Q3])" office:value-type="float" office:value="0.005" calcext:value-type="float">
            <text:p>0.005</text:p>
          </table:table-cell>
          <table:table-cell table:style-name="ce642" table:formula="of:=MAX([$Bigrams_FI_2Way.R3];[$Bigrams_EN_2Way.R3])" office:value-type="float" office:value="0.27" calcext:value-type="float">
            <text:p>0.270</text:p>
          </table:table-cell>
          <table:table-cell table:style-name="ce642" table:formula="of:=MAX([$Bigrams_FI_2Way.S3];[$Bigrams_EN_2Way.S3])" office:value-type="float" office:value="0.178" calcext:value-type="float">
            <text:p>0.178</text:p>
          </table:table-cell>
          <table:table-cell table:style-name="ce642" table:formula="of:=MAX([$Bigrams_FI_2Way.T3];[$Bigrams_EN_2Way.T3])" office:value-type="float" office:value="0.487" calcext:value-type="float">
            <text:p>0.487</text:p>
          </table:table-cell>
          <table:table-cell table:style-name="ce640" table:formula="of:=MAX([$Bigrams_FI_2Way.U3];[$Bigrams_EN_2Way.U3])" office:value-type="float" office:value="0.351" calcext:value-type="float">
            <text:p>0.351</text:p>
          </table:table-cell>
          <table:table-cell table:style-name="ce642" table:formula="of:=MAX([$Bigrams_FI_2Way.V3];[$Bigrams_EN_2Way.V3])" office:value-type="float" office:value="0.00131426189296741" calcext:value-type="float">
            <text:p>0.001</text:p>
          </table:table-cell>
          <table:table-cell table:style-name="ce642" table:formula="of:=MAX([$Bigrams_FI_2Way.W3];[$Bigrams_EN_2Way.W3])" office:value-type="float" office:value="0.00128950696005193" calcext:value-type="float">
            <text:p>0.001</text:p>
          </table:table-cell>
          <table:table-cell table:style-name="ce642" table:formula="of:=MAX([$Bigrams_FI_2Way.X3];[$Bigrams_EN_2Way.X3])" office:value-type="float" office:value="0.026" calcext:value-type="float">
            <text:p>0.026</text:p>
          </table:table-cell>
          <table:table-cell table:style-name="ce640" table:formula="of:=MAX([$Bigrams_FI_2Way.Y3];[$Bigrams_EN_2Way.Y3])" office:value-type="float" office:value="0.056" calcext:value-type="float">
            <text:p>0.056</text:p>
          </table:table-cell>
          <table:table-cell table:style-name="ce642" table:formula="of:=MAX([$Bigrams_FI_2Way.Z3];[$Bigrams_EN_2Way.Z3])" office:value-type="float" office:value="0.001" calcext:value-type="float">
            <text:p>0.001</text:p>
          </table:table-cell>
          <table:table-cell table:style-name="ce640" table:formula="of:=MAX([$Bigrams_FI_2Way.AA3];[$Bigrams_EN_2Way.AA3])" office:value-type="float" office:value="0.00000225044844686201" calcext:value-type="float">
            <text:p>0.000</text:p>
          </table:table-cell>
          <table:table-cell table:style-name="ce640" table:formula="of:=MAX([$Bigrams_FI_2Way.AB3];[$Bigrams_EN_2Way.AB3])" office:value-type="float" office:value="0.00483283803963616" calcext:value-type="float">
            <text:p>0.005</text:p>
          </table:table-cell>
          <table:table-cell table:style-name="ce640" table:formula="of:=MAX([$Bigrams_FI_2Way.AC3];[$Bigrams_EN_2Way.AC3])" office:value-type="float" office:value="0.000247549329154821" calcext:value-type="float">
            <text:p>0.000</text:p>
          </table:table-cell>
          <table:table-cell table:style-name="ce327" office:value-type="string" calcext:value-type="string">
            <text:p>C</text:p>
          </table:table-cell>
          <table:table-cell table:style-name="ce114" office:value-type="float" office:value="3" calcext:value-type="float">
            <text:p>3</text:p>
          </table:table-cell>
          <table:table-cell table:number-columns-repeated="993"/>
        </table:table-row>
        <table:table-row table:style-name="ro4">
          <table:table-cell table:style-name="ce640" table:formula="of:=MAX([$Bigrams_FI_2Way.A4];[$Bigrams_EN_2Way.A4])" office:value-type="float" office:value="0.519" calcext:value-type="float">
            <text:p>0.519</text:p>
          </table:table-cell>
          <table:table-cell table:style-name="ce642" table:formula="of:=MAX([$Bigrams_FI_2Way.B4];[$Bigrams_EN_2Way.B4])" office:value-type="float" office:value="0.005" calcext:value-type="float">
            <text:p>0.005</text:p>
          </table:table-cell>
          <table:table-cell table:style-name="ce642" table:formula="of:=MAX([$Bigrams_FI_2Way.C4];[$Bigrams_EN_2Way.C4])" office:value-type="float" office:value="0.00592993165748139" calcext:value-type="float">
            <text:p>0.006</text:p>
          </table:table-cell>
          <table:table-cell table:style-name="ce634" table:formula="of:=MAX([$Bigrams_FI_2Way.D4];[$Bigrams_EN_2Way.D4])" office:value-type="float" office:value="0.043" calcext:value-type="float">
            <text:p>0.043</text:p>
          </table:table-cell>
          <table:table-cell table:style-name="ce640" table:formula="of:=MAX([$Bigrams_FI_2Way.E4];[$Bigrams_EN_2Way.E4])" office:value-type="float" office:value="1.933" calcext:value-type="float">
            <text:p>1.933</text:p>
          </table:table-cell>
          <table:table-cell table:style-name="ce642" table:formula="of:=MAX([$Bigrams_FI_2Way.F4];[$Bigrams_EN_2Way.F4])" office:value-type="float" office:value="0.003" calcext:value-type="float">
            <text:p>0.003</text:p>
          </table:table-cell>
          <table:table-cell table:style-name="ce642" table:formula="of:=MAX([$Bigrams_FI_2Way.G4];[$Bigrams_EN_2Way.G4])" office:value-type="float" office:value="0.034" calcext:value-type="float">
            <text:p>0.034</text:p>
          </table:table-cell>
          <table:table-cell table:style-name="ce642" table:formula="of:=MAX([$Bigrams_FI_2Way.H4];[$Bigrams_EN_2Way.H4])" office:value-type="float" office:value="0.156426421092931" calcext:value-type="float">
            <text:p>0.156</text:p>
          </table:table-cell>
          <table:table-cell table:style-name="ce640" table:formula="of:=MAX([$Bigrams_FI_2Way.I4];[$Bigrams_EN_2Way.I4])" office:value-type="float" office:value="0.789" calcext:value-type="float">
            <text:p>0.789</text:p>
          </table:table-cell>
          <table:table-cell table:style-name="ce642" table:formula="of:=MAX([$Bigrams_FI_2Way.J4];[$Bigrams_EN_2Way.J4])" office:value-type="float" office:value="0.00606045766739938" calcext:value-type="float">
            <text:p>0.006</text:p>
          </table:table-cell>
          <table:table-cell table:style-name="ce642" table:formula="of:=MAX([$Bigrams_FI_2Way.K4];[$Bigrams_EN_2Way.K4])" office:value-type="float" office:value="0.00409356572484199" calcext:value-type="float">
            <text:p>0.004</text:p>
          </table:table-cell>
          <table:table-cell table:style-name="ce642" table:formula="of:=MAX([$Bigrams_FI_2Way.L4];[$Bigrams_EN_2Way.L4])" office:value-type="float" office:value="0.285" calcext:value-type="float">
            <text:p>0.285</text:p>
          </table:table-cell>
          <table:table-cell table:style-name="ce642" table:formula="of:=MAX([$Bigrams_FI_2Way.M4];[$Bigrams_EN_2Way.M4])" office:value-type="float" office:value="0.019" calcext:value-type="float">
            <text:p>0.019</text:p>
          </table:table-cell>
          <table:table-cell table:style-name="ce642" table:formula="of:=MAX([$Bigrams_FI_2Way.N4];[$Bigrams_EN_2Way.N4])" office:value-type="float" office:value="1.36" calcext:value-type="float">
            <text:p>1.360</text:p>
          </table:table-cell>
          <table:table-cell table:style-name="ce640" table:formula="of:=MAX([$Bigrams_FI_2Way.O4];[$Bigrams_EN_2Way.O4])" office:value-type="float" office:value="0.383" calcext:value-type="float">
            <text:p>0.383</text:p>
          </table:table-cell>
          <table:table-cell table:style-name="ce642" table:formula="of:=MAX([$Bigrams_FI_2Way.P4];[$Bigrams_EN_2Way.P4])" office:value-type="float" office:value="0.00473044263530393" calcext:value-type="float">
            <text:p>0.005</text:p>
          </table:table-cell>
          <table:table-cell table:style-name="ce642" table:formula="of:=MAX([$Bigrams_FI_2Way.Q4];[$Bigrams_EN_2Way.Q4])" office:value-type="float" office:value="0.001" calcext:value-type="float">
            <text:p>0.001</text:p>
          </table:table-cell>
          <table:table-cell table:style-name="ce642" table:formula="of:=MAX([$Bigrams_FI_2Way.R4];[$Bigrams_EN_2Way.R4])" office:value-type="float" office:value="0.274" calcext:value-type="float">
            <text:p>0.274</text:p>
          </table:table-cell>
          <table:table-cell table:style-name="ce642" table:formula="of:=MAX([$Bigrams_FI_2Way.S4];[$Bigrams_EN_2Way.S4])" office:value-type="float" office:value="0.131" calcext:value-type="float">
            <text:p>0.131</text:p>
          </table:table-cell>
          <table:table-cell table:style-name="ce642" table:formula="of:=MAX([$Bigrams_FI_2Way.T4];[$Bigrams_EN_2Way.T4])" office:value-type="float" office:value="0.0107481417822129" calcext:value-type="float">
            <text:p>0.011</text:p>
          </table:table-cell>
          <table:table-cell table:style-name="ce640" table:formula="of:=MAX([$Bigrams_FI_2Way.U4];[$Bigrams_EN_2Way.U4])" office:value-type="float" office:value="0.239" calcext:value-type="float">
            <text:p>0.239</text:p>
          </table:table-cell>
          <table:table-cell table:style-name="ce642" table:formula="of:=MAX([$Bigrams_FI_2Way.V4];[$Bigrams_EN_2Way.V4])" office:value-type="float" office:value="0.019" calcext:value-type="float">
            <text:p>0.019</text:p>
          </table:table-cell>
          <table:table-cell table:style-name="ce642" table:formula="of:=MAX([$Bigrams_FI_2Way.W4];[$Bigrams_EN_2Way.W4])" office:value-type="float" office:value="0.012" calcext:value-type="float">
            <text:p>0.012</text:p>
          </table:table-cell>
          <table:table-cell table:style-name="ce642" table:formula="of:=MAX([$Bigrams_FI_2Way.X4];[$Bigrams_EN_2Way.X4])" office:value-type="float" office:value="0.000478220294958177" calcext:value-type="float">
            <text:p>0.000</text:p>
          </table:table-cell>
          <table:table-cell table:style-name="ce640" table:formula="of:=MAX([$Bigrams_FI_2Way.Y4];[$Bigrams_EN_2Way.Y4])" office:value-type="float" office:value="0.0761225439393308" calcext:value-type="float">
            <text:p>0.076</text:p>
          </table:table-cell>
          <table:table-cell table:style-name="ce642" table:formula="of:=MAX([$Bigrams_FI_2Way.Z4];[$Bigrams_EN_2Way.Z4])" office:value-type="float" office:value="0.0013829005705967" calcext:value-type="float">
            <text:p>0.001</text:p>
          </table:table-cell>
          <table:table-cell table:style-name="ce640" table:formula="of:=MAX([$Bigrams_FI_2Way.AA4];[$Bigrams_EN_2Way.AA4])" office:value-type="float" office:value="0.0000810161440870322" calcext:value-type="float">
            <text:p>0.000</text:p>
          </table:table-cell>
          <table:table-cell table:style-name="ce640" table:formula="of:=MAX([$Bigrams_FI_2Way.AB4];[$Bigrams_EN_2Way.AB4])" office:value-type="float" office:value="0.0409559112844416" calcext:value-type="float">
            <text:p>0.041</text:p>
          </table:table-cell>
          <table:table-cell table:style-name="ce640" table:formula="of:=MAX([$Bigrams_FI_2Way.AC4];[$Bigrams_EN_2Way.AC4])" office:value-type="float" office:value="0.00612347022391152" calcext:value-type="float">
            <text:p>0.006</text:p>
          </table:table-cell>
          <table:table-cell table:style-name="ce327" office:value-type="string" calcext:value-type="string">
            <text:p>D</text:p>
          </table:table-cell>
          <table:table-cell table:style-name="ce114" office:value-type="float" office:value="4" calcext:value-type="float">
            <text:p>4</text:p>
          </table:table-cell>
          <table:table-cell table:number-columns-repeated="993"/>
        </table:table-row>
        <table:table-row table:style-name="ro4">
          <table:table-cell table:style-name="ce641" table:formula="of:=MAX([$Bigrams_FI_2Way.A5];[$Bigrams_EN_2Way.A5])" office:value-type="float" office:value="0.7" calcext:value-type="float">
            <text:p>0.700</text:p>
          </table:table-cell>
          <table:table-cell table:style-name="ce640" table:formula="of:=MAX([$Bigrams_FI_2Way.B5];[$Bigrams_EN_2Way.B5])" office:value-type="float" office:value="0.603" calcext:value-type="float">
            <text:p>0.603</text:p>
          </table:table-cell>
          <table:table-cell table:style-name="ce640" table:formula="of:=MAX([$Bigrams_FI_2Way.C5];[$Bigrams_EN_2Way.C5])" office:value-type="float" office:value="1.128" calcext:value-type="float">
            <text:p>1.128</text:p>
          </table:table-cell>
          <table:table-cell table:style-name="ce640" table:formula="of:=MAX([$Bigrams_FI_2Way.D5];[$Bigrams_EN_2Way.D5])" office:value-type="float" office:value="1.933" calcext:value-type="float">
            <text:p>1.933</text:p>
          </table:table-cell>
          <table:table-cell table:style-name="ce634" table:formula="of:=MAX([$Bigrams_FI_2Way.E5];[$Bigrams_EN_2Way.E5])" office:value-type="float" office:value="0.596167423282437" calcext:value-type="float">
            <text:p>0.596</text:p>
          </table:table-cell>
          <table:table-cell table:style-name="ce640" table:formula="of:=MAX([$Bigrams_FI_2Way.F5];[$Bigrams_EN_2Way.F5])" office:value-type="float" office:value="0.4" calcext:value-type="float">
            <text:p>0.400</text:p>
          </table:table-cell>
          <table:table-cell table:style-name="ce640" table:formula="of:=MAX([$Bigrams_FI_2Way.G5];[$Bigrams_EN_2Way.G5])" office:value-type="float" office:value="0.505" calcext:value-type="float">
            <text:p>0.505</text:p>
          </table:table-cell>
          <table:table-cell table:style-name="ce640" table:formula="of:=MAX([$Bigrams_FI_2Way.H5];[$Bigrams_EN_2Way.H5])" office:value-type="float" office:value="3.101" calcext:value-type="float">
            <text:p>3.101</text:p>
          </table:table-cell>
          <table:table-cell table:style-name="ce641" table:formula="of:=MAX([$Bigrams_FI_2Way.I5];[$Bigrams_EN_2Way.I5])" office:value-type="float" office:value="0.995371097598618" calcext:value-type="float">
            <text:p>0.995</text:p>
          </table:table-cell>
          <table:table-cell table:style-name="ce640" table:formula="of:=MAX([$Bigrams_FI_2Way.J5];[$Bigrams_EN_2Way.J5])" office:value-type="float" office:value="0.23898637281451" calcext:value-type="float">
            <text:p>0.239</text:p>
          </table:table-cell>
          <table:table-cell table:style-name="ce640" table:formula="of:=MAX([$Bigrams_FI_2Way.K5];[$Bigrams_EN_2Way.K5])" office:value-type="float" office:value="0.794781876184467" calcext:value-type="float">
            <text:p>0.795</text:p>
          </table:table-cell>
          <table:table-cell table:style-name="ce640" table:formula="of:=MAX([$Bigrams_FI_2Way.L5];[$Bigrams_EN_2Way.L5])" office:value-type="float" office:value="1.54212880000598" calcext:value-type="float">
            <text:p>1.542</text:p>
          </table:table-cell>
          <table:table-cell table:style-name="ce640" table:formula="of:=MAX([$Bigrams_FI_2Way.M5];[$Bigrams_EN_2Way.M5])" office:value-type="float" office:value="1.167" calcext:value-type="float">
            <text:p>1.167</text:p>
          </table:table-cell>
          <table:table-cell table:style-name="ce640" table:formula="of:=MAX([$Bigrams_FI_2Way.N5];[$Bigrams_EN_2Way.N5])" office:value-type="float" office:value="3.05402507557681" calcext:value-type="float">
            <text:p>3.054</text:p>
          </table:table-cell>
          <table:table-cell table:style-name="ce641" table:formula="of:=MAX([$Bigrams_FI_2Way.O5];[$Bigrams_EN_2Way.O5])" office:value-type="float" office:value="0.156299270755684" calcext:value-type="float">
            <text:p>0.156</text:p>
          </table:table-cell>
          <table:table-cell table:style-name="ce640" table:formula="of:=MAX([$Bigrams_FI_2Way.P5];[$Bigrams_EN_2Way.P5])" office:value-type="float" office:value="0.65" calcext:value-type="float">
            <text:p>0.650</text:p>
          </table:table-cell>
          <table:table-cell table:style-name="ce640" table:formula="of:=MAX([$Bigrams_FI_2Way.Q5];[$Bigrams_EN_2Way.Q5])" office:value-type="float" office:value="0.057" calcext:value-type="float">
            <text:p>0.057</text:p>
          </table:table-cell>
          <table:table-cell table:style-name="ce640" table:formula="of:=MAX([$Bigrams_FI_2Way.R5];[$Bigrams_EN_2Way.R5])" office:value-type="float" office:value="3.902" calcext:value-type="float">
            <text:p>3.902</text:p>
          </table:table-cell>
          <table:table-cell table:style-name="ce640" table:formula="of:=MAX([$Bigrams_FI_2Way.S5];[$Bigrams_EN_2Way.S5])" office:value-type="float" office:value="2.271" calcext:value-type="float">
            <text:p>2.271</text:p>
          </table:table-cell>
          <table:table-cell table:style-name="ce640" table:formula="of:=MAX([$Bigrams_FI_2Way.T5];[$Bigrams_EN_2Way.T5])" office:value-type="float" office:value="1.85519318434585" calcext:value-type="float">
            <text:p>1.855</text:p>
          </table:table-cell>
          <table:table-cell table:style-name="ce641" table:formula="of:=MAX([$Bigrams_FI_2Way.U5];[$Bigrams_EN_2Way.U5])" office:value-type="float" office:value="0.263499382521955" calcext:value-type="float">
            <text:p>0.263</text:p>
          </table:table-cell>
          <table:table-cell table:style-name="ce640" table:formula="of:=MAX([$Bigrams_FI_2Way.V5];[$Bigrams_EN_2Way.V5])" office:value-type="float" office:value="1.08" calcext:value-type="float">
            <text:p>1.080</text:p>
          </table:table-cell>
          <table:table-cell table:style-name="ce640" table:formula="of:=MAX([$Bigrams_FI_2Way.W5];[$Bigrams_EN_2Way.W5])" office:value-type="float" office:value="0.478" calcext:value-type="float">
            <text:p>0.478</text:p>
          </table:table-cell>
          <table:table-cell table:style-name="ce640" table:formula="of:=MAX([$Bigrams_FI_2Way.X5];[$Bigrams_EN_2Way.X5])" office:value-type="float" office:value="0.236" calcext:value-type="float">
            <text:p>0.236</text:p>
          </table:table-cell>
          <table:table-cell table:style-name="ce641" table:formula="of:=MAX([$Bigrams_FI_2Way.Y5];[$Bigrams_EN_2Way.Y5])" office:value-type="float" office:value="0.237" calcext:value-type="float">
            <text:p>0.237</text:p>
          </table:table-cell>
          <table:table-cell table:style-name="ce640" table:formula="of:=MAX([$Bigrams_FI_2Way.Z5];[$Bigrams_EN_2Way.Z5])" office:value-type="float" office:value="0.055" calcext:value-type="float">
            <text:p>0.055</text:p>
          </table:table-cell>
          <table:table-cell table:style-name="ce641" table:formula="of:=MAX([$Bigrams_FI_2Way.AA5];[$Bigrams_EN_2Way.AA5])" office:value-type="float" office:value="0.000144028700599168" calcext:value-type="float">
            <text:p>0.000</text:p>
          </table:table-cell>
          <table:table-cell table:style-name="ce641" table:formula="of:=MAX([$Bigrams_FI_2Way.AB5];[$Bigrams_EN_2Way.AB5])" office:value-type="float" office:value="0.107794230156243" calcext:value-type="float">
            <text:p>0.108</text:p>
          </table:table-cell>
          <table:table-cell table:style-name="ce641" table:formula="of:=MAX([$Bigrams_FI_2Way.AC5];[$Bigrams_EN_2Way.AC5])" office:value-type="float" office:value="0.0027331696387139" calcext:value-type="float">
            <text:p>0.003</text:p>
          </table:table-cell>
          <table:table-cell table:style-name="ce325" office:value-type="string" calcext:value-type="string">
            <text:p>E</text:p>
          </table:table-cell>
          <table:table-cell table:style-name="ce114" office:value-type="float" office:value="5" calcext:value-type="float">
            <text:p>5</text:p>
          </table:table-cell>
          <table:table-cell table:number-columns-repeated="993"/>
        </table:table-row>
        <table:table-row table:style-name="ro4">
          <table:table-cell table:style-name="ce640" table:formula="of:=MAX([$Bigrams_FI_2Way.A6];[$Bigrams_EN_2Way.A6])" office:value-type="float" office:value="0.238" calcext:value-type="float">
            <text:p>0.238</text:p>
          </table:table-cell>
          <table:table-cell table:style-name="ce642" table:formula="of:=MAX([$Bigrams_FI_2Way.B6];[$Bigrams_EN_2Way.B6])" office:value-type="float" office:value="0.00138740146749043" calcext:value-type="float">
            <text:p>0.001</text:p>
          </table:table-cell>
          <table:table-cell table:style-name="ce642" table:formula="of:=MAX([$Bigrams_FI_2Way.C6];[$Bigrams_EN_2Way.C6])" office:value-type="float" office:value="0.00354895720070138" calcext:value-type="float">
            <text:p>0.004</text:p>
          </table:table-cell>
          <table:table-cell table:style-name="ce642" table:formula="of:=MAX([$Bigrams_FI_2Way.D6];[$Bigrams_EN_2Way.D6])" office:value-type="float" office:value="0.003" calcext:value-type="float">
            <text:p>0.003</text:p>
          </table:table-cell>
          <table:table-cell table:style-name="ce640" table:formula="of:=MAX([$Bigrams_FI_2Way.E6];[$Bigrams_EN_2Way.E6])" office:value-type="float" office:value="0.4" calcext:value-type="float">
            <text:p>0.400</text:p>
          </table:table-cell>
          <table:table-cell table:style-name="ce634" table:formula="of:=MAX([$Bigrams_FI_2Way.F6];[$Bigrams_EN_2Way.F6])" office:value-type="float" office:value="0.146" calcext:value-type="float">
            <text:p>0.146</text:p>
          </table:table-cell>
          <table:table-cell table:style-name="ce642" table:formula="of:=MAX([$Bigrams_FI_2Way.G6];[$Bigrams_EN_2Way.G6])" office:value-type="float" office:value="0.0026240228890411" calcext:value-type="float">
            <text:p>0.003</text:p>
          </table:table-cell>
          <table:table-cell table:style-name="ce642" table:formula="of:=MAX([$Bigrams_FI_2Way.H6];[$Bigrams_EN_2Way.H6])" office:value-type="float" office:value="0.002" calcext:value-type="float">
            <text:p>0.002</text:p>
          </table:table-cell>
          <table:table-cell table:style-name="ce640" table:formula="of:=MAX([$Bigrams_FI_2Way.I6];[$Bigrams_EN_2Way.I6])" office:value-type="float" office:value="0.488" calcext:value-type="float">
            <text:p>0.488</text:p>
          </table:table-cell>
          <table:table-cell table:style-name="ce642" table:formula="of:=MAX([$Bigrams_FI_2Way.J6];[$Bigrams_EN_2Way.J6])" office:value-type="float" office:value="0.0014807950780352" calcext:value-type="float">
            <text:p>0.001</text:p>
          </table:table-cell>
          <table:table-cell table:style-name="ce642" table:formula="of:=MAX([$Bigrams_FI_2Way.K6];[$Bigrams_EN_2Way.K6])" office:value-type="float" office:value="0.00282656324925868" calcext:value-type="float">
            <text:p>0.003</text:p>
          </table:table-cell>
          <table:table-cell table:style-name="ce642" table:formula="of:=MAX([$Bigrams_FI_2Way.L6];[$Bigrams_EN_2Way.L6])" office:value-type="float" office:value="0.118" calcext:value-type="float">
            <text:p>0.118</text:p>
          </table:table-cell>
          <table:table-cell table:style-name="ce642" table:formula="of:=MAX([$Bigrams_FI_2Way.M6];[$Bigrams_EN_2Way.M6])" office:value-type="float" office:value="0.005" calcext:value-type="float">
            <text:p>0.005</text:p>
          </table:table-cell>
          <table:table-cell table:style-name="ce642" table:formula="of:=MAX([$Bigrams_FI_2Way.N6];[$Bigrams_EN_2Way.N6])" office:value-type="float" office:value="0.067" calcext:value-type="float">
            <text:p>0.067</text:p>
          </table:table-cell>
          <table:table-cell table:style-name="ce640" table:formula="of:=MAX([$Bigrams_FI_2Way.O6];[$Bigrams_EN_2Way.O6])" office:value-type="float" office:value="1.663" calcext:value-type="float">
            <text:p>1.663</text:p>
          </table:table-cell>
          <table:table-cell table:style-name="ce642" table:formula="of:=MAX([$Bigrams_FI_2Way.P6];[$Bigrams_EN_2Way.P6])" office:value-type="float" office:value="0.00205916032887873" calcext:value-type="float">
            <text:p>0.002</text:p>
          </table:table-cell>
          <table:table-cell table:style-name="ce642" table:formula="of:=MAX([$Bigrams_FI_2Way.Q6];[$Bigrams_EN_2Way.Q6])" office:value-type="float" office:value="0.0000765152471933082" calcext:value-type="float">
            <text:p>0.000</text:p>
          </table:table-cell>
          <table:table-cell table:style-name="ce642" table:formula="of:=MAX([$Bigrams_FI_2Way.R6];[$Bigrams_EN_2Way.R6])" office:value-type="float" office:value="0.245" calcext:value-type="float">
            <text:p>0.245</text:p>
          </table:table-cell>
          <table:table-cell table:style-name="ce642" table:formula="of:=MAX([$Bigrams_FI_2Way.S6];[$Bigrams_EN_2Way.S6])" office:value-type="float" office:value="0.023" calcext:value-type="float">
            <text:p>0.023</text:p>
          </table:table-cell>
          <table:table-cell table:style-name="ce642" table:formula="of:=MAX([$Bigrams_FI_2Way.T6];[$Bigrams_EN_2Way.T6])" office:value-type="float" office:value="0.088" calcext:value-type="float">
            <text:p>0.088</text:p>
          </table:table-cell>
          <table:table-cell table:style-name="ce640" table:formula="of:=MAX([$Bigrams_FI_2Way.U6];[$Bigrams_EN_2Way.U6])" office:value-type="float" office:value="0.115" calcext:value-type="float">
            <text:p>0.115</text:p>
          </table:table-cell>
          <table:table-cell table:style-name="ce642" table:formula="of:=MAX([$Bigrams_FI_2Way.V6];[$Bigrams_EN_2Way.V6])" office:value-type="float" office:value="0.00120173947062431" calcext:value-type="float">
            <text:p>0.001</text:p>
          </table:table-cell>
          <table:table-cell table:style-name="ce642" table:formula="of:=MAX([$Bigrams_FI_2Way.W6];[$Bigrams_EN_2Way.W6])" office:value-type="float" office:value="0.002" calcext:value-type="float">
            <text:p>0.002</text:p>
          </table:table-cell>
          <table:table-cell table:style-name="ce642" table:formula="of:=MAX([$Bigrams_FI_2Way.X6];[$Bigrams_EN_2Way.X6])" office:value-type="float" office:value="0.002" calcext:value-type="float">
            <text:p>0.002</text:p>
          </table:table-cell>
          <table:table-cell table:style-name="ce640" table:formula="of:=MAX([$Bigrams_FI_2Way.Y6];[$Bigrams_EN_2Way.Y6])" office:value-type="float" office:value="0.01" calcext:value-type="float">
            <text:p>0.010</text:p>
          </table:table-cell>
          <table:table-cell table:style-name="ce642" table:formula="of:=MAX([$Bigrams_FI_2Way.Z6];[$Bigrams_EN_2Way.Z6])" office:value-type="float" office:value="0.000408456393105454" calcext:value-type="float">
            <text:p>0.000</text:p>
          </table:table-cell>
          <table:table-cell table:style-name="ce640" table:formula="of:=MAX([$Bigrams_FI_2Way.AA6];[$Bigrams_EN_2Way.AA6])" office:value-type="float" office:value="0.0000596368838418432" calcext:value-type="float">
            <text:p>0.000</text:p>
          </table:table-cell>
          <table:table-cell table:style-name="ce640" table:formula="of:=MAX([$Bigrams_FI_2Way.AB6];[$Bigrams_EN_2Way.AB6])" office:value-type="float" office:value="0.00592205508791737" calcext:value-type="float">
            <text:p>0.006</text:p>
          </table:table-cell>
          <table:table-cell table:style-name="ce640" table:formula="of:=MAX([$Bigrams_FI_2Way.AC6];[$Bigrams_EN_2Way.AC6])" office:value-type="float" office:value="0.000668383188718016" calcext:value-type="float">
            <text:p>0.001</text:p>
          </table:table-cell>
          <table:table-cell table:style-name="ce327" office:value-type="string" calcext:value-type="string">
            <text:p>F</text:p>
          </table:table-cell>
          <table:table-cell table:style-name="ce114" office:value-type="float" office:value="6" calcext:value-type="float">
            <text:p>6</text:p>
          </table:table-cell>
          <table:table-cell table:number-columns-repeated="993"/>
        </table:table-row>
        <table:table-row table:style-name="ro4">
          <table:table-cell table:style-name="ce640" table:formula="of:=MAX([$Bigrams_FI_2Way.A7];[$Bigrams_EN_2Way.A7])" office:value-type="float" office:value="0.353" calcext:value-type="float">
            <text:p>0.353</text:p>
          </table:table-cell>
          <table:table-cell table:style-name="ce642" table:formula="of:=MAX([$Bigrams_FI_2Way.B7];[$Bigrams_EN_2Way.B7])" office:value-type="float" office:value="0.00212217288539087" calcext:value-type="float">
            <text:p>0.002</text:p>
          </table:table-cell>
          <table:table-cell table:style-name="ce642" table:formula="of:=MAX([$Bigrams_FI_2Way.C7];[$Bigrams_EN_2Way.C7])" office:value-type="float" office:value="0.00214242692141263" calcext:value-type="float">
            <text:p>0.002</text:p>
          </table:table-cell>
          <table:table-cell table:style-name="ce642" table:formula="of:=MAX([$Bigrams_FI_2Way.D7];[$Bigrams_EN_2Way.D7])" office:value-type="float" office:value="0.034" calcext:value-type="float">
            <text:p>0.034</text:p>
          </table:table-cell>
          <table:table-cell table:style-name="ce640" table:formula="of:=MAX([$Bigrams_FI_2Way.E7];[$Bigrams_EN_2Way.E7])" office:value-type="float" office:value="0.505" calcext:value-type="float">
            <text:p>0.505</text:p>
          </table:table-cell>
          <table:table-cell table:style-name="ce642" table:formula="of:=MAX([$Bigrams_FI_2Way.F7];[$Bigrams_EN_2Way.F7])" office:value-type="float" office:value="0.0026240228890411" calcext:value-type="float">
            <text:p>0.003</text:p>
          </table:table-cell>
          <table:table-cell table:style-name="ce634" table:formula="of:=MAX([$Bigrams_FI_2Way.G7];[$Bigrams_EN_2Way.G7])" office:value-type="float" office:value="0.025" calcext:value-type="float">
            <text:p>0.025</text:p>
          </table:table-cell>
          <table:table-cell table:style-name="ce642" table:formula="of:=MAX([$Bigrams_FI_2Way.H7];[$Bigrams_EN_2Way.H7])" office:value-type="float" office:value="0.228" calcext:value-type="float">
            <text:p>0.228</text:p>
          </table:table-cell>
          <table:table-cell table:style-name="ce640" table:formula="of:=MAX([$Bigrams_FI_2Way.I7];[$Bigrams_EN_2Way.I7])" office:value-type="float" office:value="0.407" calcext:value-type="float">
            <text:p>0.407</text:p>
          </table:table-cell>
          <table:table-cell table:style-name="ce642" table:formula="of:=MAX([$Bigrams_FI_2Way.J7];[$Bigrams_EN_2Way.J7])" office:value-type="float" office:value="0.00296046493184696" calcext:value-type="float">
            <text:p>0.003</text:p>
          </table:table-cell>
          <table:table-cell table:style-name="ce642" table:formula="of:=MAX([$Bigrams_FI_2Way.K7];[$Bigrams_EN_2Way.K7])" office:value-type="float" office:value="0.00445363747633991" calcext:value-type="float">
            <text:p>0.004</text:p>
          </table:table-cell>
          <table:table-cell table:style-name="ce642" table:formula="of:=MAX([$Bigrams_FI_2Way.L7];[$Bigrams_EN_2Way.L7])" office:value-type="float" office:value="0.067" calcext:value-type="float">
            <text:p>0.067</text:p>
          </table:table-cell>
          <table:table-cell table:style-name="ce642" table:formula="of:=MAX([$Bigrams_FI_2Way.M7];[$Bigrams_EN_2Way.M7])" office:value-type="float" office:value="0.011" calcext:value-type="float">
            <text:p>0.011</text:p>
          </table:table-cell>
          <table:table-cell table:style-name="ce642" table:formula="of:=MAX([$Bigrams_FI_2Way.N7];[$Bigrams_EN_2Way.N7])" office:value-type="float" office:value="1.019" calcext:value-type="float">
            <text:p>1.019</text:p>
          </table:table-cell>
          <table:table-cell table:style-name="ce640" table:formula="of:=MAX([$Bigrams_FI_2Way.O7];[$Bigrams_EN_2Way.O7])" office:value-type="float" office:value="0.226" calcext:value-type="float">
            <text:p>0.226</text:p>
          </table:table-cell>
          <table:table-cell table:style-name="ce642" table:formula="of:=MAX([$Bigrams_FI_2Way.P7];[$Bigrams_EN_2Way.P7])" office:value-type="float" office:value="0.00320351336410806" calcext:value-type="float">
            <text:p>0.003</text:p>
          </table:table-cell>
          <table:table-cell table:style-name="ce642" table:formula="of:=MAX([$Bigrams_FI_2Way.Q7];[$Bigrams_EN_2Way.Q7])" office:value-type="float" office:value="0.000118148543460255" calcext:value-type="float">
            <text:p>0.000</text:p>
          </table:table-cell>
          <table:table-cell table:style-name="ce642" table:formula="of:=MAX([$Bigrams_FI_2Way.R7];[$Bigrams_EN_2Way.R7])" office:value-type="float" office:value="0.297" calcext:value-type="float">
            <text:p>0.297</text:p>
          </table:table-cell>
          <table:table-cell table:style-name="ce642" table:formula="of:=MAX([$Bigrams_FI_2Way.S7];[$Bigrams_EN_2Way.S7])" office:value-type="float" office:value="0.053" calcext:value-type="float">
            <text:p>0.053</text:p>
          </table:table-cell>
          <table:table-cell table:style-name="ce642" table:formula="of:=MAX([$Bigrams_FI_2Way.T7];[$Bigrams_EN_2Way.T7])" office:value-type="float" office:value="0.017" calcext:value-type="float">
            <text:p>0.017</text:p>
          </table:table-cell>
          <table:table-cell table:style-name="ce640" table:formula="of:=MAX([$Bigrams_FI_2Way.U7];[$Bigrams_EN_2Way.U7])" office:value-type="float" office:value="0.214" calcext:value-type="float">
            <text:p>0.214</text:p>
          </table:table-cell>
          <table:table-cell table:style-name="ce642" table:formula="of:=MAX([$Bigrams_FI_2Way.V7];[$Bigrams_EN_2Way.V7])" office:value-type="float" office:value="0.00229545741579925" calcext:value-type="float">
            <text:p>0.002</text:p>
          </table:table-cell>
          <table:table-cell table:style-name="ce642" table:formula="of:=MAX([$Bigrams_FI_2Way.W7];[$Bigrams_EN_2Way.W7])" office:value-type="float" office:value="0.00124899888800841" calcext:value-type="float">
            <text:p>0.001</text:p>
          </table:table-cell>
          <table:table-cell table:style-name="ce642" table:formula="of:=MAX([$Bigrams_FI_2Way.X7];[$Bigrams_EN_2Way.X7])" office:value-type="float" office:value="0.000870923548935596" calcext:value-type="float">
            <text:p>0.001</text:p>
          </table:table-cell>
          <table:table-cell table:style-name="ce640" table:formula="of:=MAX([$Bigrams_FI_2Way.Y7];[$Bigrams_EN_2Way.Y7])" office:value-type="float" office:value="0.029" calcext:value-type="float">
            <text:p>0.029</text:p>
          </table:table-cell>
          <table:table-cell table:style-name="ce642" table:formula="of:=MAX([$Bigrams_FI_2Way.Z7];[$Bigrams_EN_2Way.Z7])" office:value-type="float" office:value="0.000728020072559859" calcext:value-type="float">
            <text:p>0.001</text:p>
          </table:table-cell>
          <table:table-cell table:style-name="ce640" table:formula="of:=MAX([$Bigrams_FI_2Way.AA7];[$Bigrams_EN_2Way.AA7])" office:value-type="float" office:value="0.000416332962669471" calcext:value-type="float">
            <text:p>0.000</text:p>
          </table:table-cell>
          <table:table-cell table:style-name="ce640" table:formula="of:=MAX([$Bigrams_FI_2Way.AB7];[$Bigrams_EN_2Way.AB7])" office:value-type="float" office:value="0.00539995104824539" calcext:value-type="float">
            <text:p>0.005</text:p>
          </table:table-cell>
          <table:table-cell table:style-name="ce640" table:formula="of:=MAX([$Bigrams_FI_2Way.AC7];[$Bigrams_EN_2Way.AC7])" office:value-type="float" office:value="0.00191738207672643" calcext:value-type="float">
            <text:p>0.002</text:p>
          </table:table-cell>
          <table:table-cell table:style-name="ce327" office:value-type="string" calcext:value-type="string">
            <text:p>G</text:p>
          </table:table-cell>
          <table:table-cell table:style-name="ce114" office:value-type="float" office:value="7" calcext:value-type="float">
            <text:p>7</text:p>
          </table:table-cell>
          <table:table-cell table:number-columns-repeated="993"/>
        </table:table-row>
        <table:table-row table:style-name="ro4">
          <table:table-cell table:style-name="ce640" table:formula="of:=MAX([$Bigrams_FI_2Way.A8];[$Bigrams_EN_2Way.A8])" office:value-type="float" office:value="0.94" calcext:value-type="float">
            <text:p>0.940</text:p>
          </table:table-cell>
          <table:table-cell table:style-name="ce642" table:formula="of:=MAX([$Bigrams_FI_2Way.B8];[$Bigrams_EN_2Way.B8])" office:value-type="float" office:value="0.005" calcext:value-type="float">
            <text:p>0.005</text:p>
          </table:table-cell>
          <table:table-cell table:style-name="ce642" table:formula="of:=MAX([$Bigrams_FI_2Way.C8];[$Bigrams_EN_2Way.C8])" office:value-type="float" office:value="0.599" calcext:value-type="float">
            <text:p>0.599</text:p>
          </table:table-cell>
          <table:table-cell table:style-name="ce642" table:formula="of:=MAX([$Bigrams_FI_2Way.D8];[$Bigrams_EN_2Way.D8])" office:value-type="float" office:value="0.156426421092931" calcext:value-type="float">
            <text:p>0.156</text:p>
          </table:table-cell>
          <table:table-cell table:style-name="ce640" table:formula="of:=MAX([$Bigrams_FI_2Way.E8];[$Bigrams_EN_2Way.E8])" office:value-type="float" office:value="3.101" calcext:value-type="float">
            <text:p>3.101</text:p>
          </table:table-cell>
          <table:table-cell table:style-name="ce642" table:formula="of:=MAX([$Bigrams_FI_2Way.F8];[$Bigrams_EN_2Way.F8])" office:value-type="float" office:value="0.002" calcext:value-type="float">
            <text:p>0.002</text:p>
          </table:table-cell>
          <table:table-cell table:style-name="ce642" table:formula="of:=MAX([$Bigrams_FI_2Way.G8];[$Bigrams_EN_2Way.G8])" office:value-type="float" office:value="0.228" calcext:value-type="float">
            <text:p>0.228</text:p>
          </table:table-cell>
          <table:table-cell table:style-name="ce634" table:formula="of:=MAX([$Bigrams_FI_2Way.H8];[$Bigrams_EN_2Way.H8])" office:value-type="float" office:value="0.00131538711719084" calcext:value-type="float">
            <text:p>0.001</text:p>
          </table:table-cell>
          <table:table-cell table:style-name="ce640" table:formula="of:=MAX([$Bigrams_FI_2Way.I8];[$Bigrams_EN_2Way.I8])" office:value-type="float" office:value="0.765" calcext:value-type="float">
            <text:p>0.765</text:p>
          </table:table-cell>
          <table:table-cell table:style-name="ce642" table:formula="of:=MAX([$Bigrams_FI_2Way.J8];[$Bigrams_EN_2Way.J8])" office:value-type="float" office:value="0.0609781511161729" calcext:value-type="float">
            <text:p>0.061</text:p>
          </table:table-cell>
          <table:table-cell table:style-name="ce642" table:formula="of:=MAX([$Bigrams_FI_2Way.K8];[$Bigrams_EN_2Way.K8])" office:value-type="float" office:value="0.0356392268287302" calcext:value-type="float">
            <text:p>0.036</text:p>
          </table:table-cell>
          <table:table-cell table:style-name="ce642" table:formula="of:=MAX([$Bigrams_FI_2Way.L8];[$Bigrams_EN_2Way.L8])" office:value-type="float" office:value="0.02115984152162" calcext:value-type="float">
            <text:p>0.021</text:p>
          </table:table-cell>
          <table:table-cell table:style-name="ce642" table:formula="of:=MAX([$Bigrams_FI_2Way.M8];[$Bigrams_EN_2Way.M8])" office:value-type="float" office:value="0.0551427382934597" calcext:value-type="float">
            <text:p>0.055</text:p>
          </table:table-cell>
          <table:table-cell table:style-name="ce642" table:formula="of:=MAX([$Bigrams_FI_2Way.N8];[$Bigrams_EN_2Way.N8])" office:value-type="float" office:value="0.219067653611335" calcext:value-type="float">
            <text:p>0.219</text:p>
          </table:table-cell>
          <table:table-cell table:style-name="ce640" table:formula="of:=MAX([$Bigrams_FI_2Way.O8];[$Bigrams_EN_2Way.O8])" office:value-type="float" office:value="0.506" calcext:value-type="float">
            <text:p>0.506</text:p>
          </table:table-cell>
          <table:table-cell table:style-name="ce642" table:formula="of:=MAX([$Bigrams_FI_2Way.P8];[$Bigrams_EN_2Way.P8])" office:value-type="float" office:value="0.095" calcext:value-type="float">
            <text:p>0.095</text:p>
          </table:table-cell>
          <table:table-cell table:style-name="ce642" table:formula="of:=MAX([$Bigrams_FI_2Way.Q8];[$Bigrams_EN_2Way.Q8])" office:value-type="float" office:value="0.000128275561471134" calcext:value-type="float">
            <text:p>0.000</text:p>
          </table:table-cell>
          <table:table-cell table:style-name="ce642" table:formula="of:=MAX([$Bigrams_FI_2Way.R8];[$Bigrams_EN_2Way.R8])" office:value-type="float" office:value="0.099" calcext:value-type="float">
            <text:p>0.099</text:p>
          </table:table-cell>
          <table:table-cell table:style-name="ce642" table:formula="of:=MAX([$Bigrams_FI_2Way.S8];[$Bigrams_EN_2Way.S8])" office:value-type="float" office:value="0.33" calcext:value-type="float">
            <text:p>0.330</text:p>
          </table:table-cell>
          <table:table-cell table:style-name="ce642" table:formula="of:=MAX([$Bigrams_FI_2Way.T8];[$Bigrams_EN_2Way.T8])" office:value-type="float" office:value="3.686" calcext:value-type="float">
            <text:p>3.686</text:p>
          </table:table-cell>
          <table:table-cell table:style-name="ce640" table:formula="of:=MAX([$Bigrams_FI_2Way.U8];[$Bigrams_EN_2Way.U8])" office:value-type="float" office:value="0.173749248012652" calcext:value-type="float">
            <text:p>0.174</text:p>
          </table:table-cell>
          <table:table-cell table:style-name="ce642" table:formula="of:=MAX([$Bigrams_FI_2Way.V8];[$Bigrams_EN_2Way.V8])" office:value-type="float" office:value="0.0125957599570867" calcext:value-type="float">
            <text:p>0.013</text:p>
          </table:table-cell>
          <table:table-cell table:style-name="ce642" table:formula="of:=MAX([$Bigrams_FI_2Way.W8];[$Bigrams_EN_2Way.W8])" office:value-type="float" office:value="0.384" calcext:value-type="float">
            <text:p>0.384</text:p>
          </table:table-cell>
          <table:table-cell table:style-name="ce642" table:formula="of:=MAX([$Bigrams_FI_2Way.X8];[$Bigrams_EN_2Way.X8])" office:value-type="float" office:value="0.004" calcext:value-type="float">
            <text:p>0.004</text:p>
          </table:table-cell>
          <table:table-cell table:style-name="ce640" table:formula="of:=MAX([$Bigrams_FI_2Way.Y8];[$Bigrams_EN_2Way.Y8])" office:value-type="float" office:value="0.232222650007467" calcext:value-type="float">
            <text:p>0.232</text:p>
          </table:table-cell>
          <table:table-cell table:style-name="ce642" table:formula="of:=MAX([$Bigrams_FI_2Way.Z8];[$Bigrams_EN_2Way.Z8])" office:value-type="float" office:value="0.00190275416182183" calcext:value-type="float">
            <text:p>0.002</text:p>
          </table:table-cell>
          <table:table-cell table:style-name="ce640" table:formula="of:=MAX([$Bigrams_FI_2Way.AA8];[$Bigrams_EN_2Way.AA8])" office:value-type="float" office:value="0.000298184419209216" calcext:value-type="float">
            <text:p>0.000</text:p>
          </table:table-cell>
          <table:table-cell table:style-name="ce640" table:formula="of:=MAX([$Bigrams_FI_2Way.AB8];[$Bigrams_EN_2Way.AB8])" office:value-type="float" office:value="0.382607742244797" calcext:value-type="float">
            <text:p>0.383</text:p>
          </table:table-cell>
          <table:table-cell table:style-name="ce640" table:formula="of:=MAX([$Bigrams_FI_2Way.AC8];[$Bigrams_EN_2Way.AC8])" office:value-type="float" office:value="0.02776490771316" calcext:value-type="float">
            <text:p>0.028</text:p>
          </table:table-cell>
          <table:table-cell table:style-name="ce327" office:value-type="string" calcext:value-type="string">
            <text:p>H</text:p>
          </table:table-cell>
          <table:table-cell table:style-name="ce114" office:value-type="float" office:value="8" calcext:value-type="float">
            <text:p>8</text:p>
          </table:table-cell>
          <table:table-cell table:number-columns-repeated="993"/>
        </table:table-row>
        <table:table-row table:style-name="ro4">
          <table:table-cell table:style-name="ce641" table:formula="of:=MAX([$Bigrams_FI_2Way.A9];[$Bigrams_EN_2Way.A9])" office:value-type="float" office:value="1.579799056558" calcext:value-type="float">
            <text:p>1.580</text:p>
          </table:table-cell>
          <table:table-cell table:style-name="ce640" table:formula="of:=MAX([$Bigrams_FI_2Way.B9];[$Bigrams_EN_2Way.B9])" office:value-type="float" office:value="0.206" calcext:value-type="float">
            <text:p>0.206</text:p>
          </table:table-cell>
          <table:table-cell table:style-name="ce640" table:formula="of:=MAX([$Bigrams_FI_2Way.C9];[$Bigrams_EN_2Way.C9])" office:value-type="float" office:value="0.98" calcext:value-type="float">
            <text:p>0.980</text:p>
          </table:table-cell>
          <table:table-cell table:style-name="ce640" table:formula="of:=MAX([$Bigrams_FI_2Way.D9];[$Bigrams_EN_2Way.D9])" office:value-type="float" office:value="0.789" calcext:value-type="float">
            <text:p>0.789</text:p>
          </table:table-cell>
          <table:table-cell table:style-name="ce641" table:formula="of:=MAX([$Bigrams_FI_2Way.E9];[$Bigrams_EN_2Way.E9])" office:value-type="float" office:value="0.995371097598618" calcext:value-type="float">
            <text:p>0.995</text:p>
          </table:table-cell>
          <table:table-cell table:style-name="ce640" table:formula="of:=MAX([$Bigrams_FI_2Way.F9];[$Bigrams_EN_2Way.F9])" office:value-type="float" office:value="0.488" calcext:value-type="float">
            <text:p>0.488</text:p>
          </table:table-cell>
          <table:table-cell table:style-name="ce640" table:formula="of:=MAX([$Bigrams_FI_2Way.G9];[$Bigrams_EN_2Way.G9])" office:value-type="float" office:value="0.407" calcext:value-type="float">
            <text:p>0.407</text:p>
          </table:table-cell>
          <table:table-cell table:style-name="ce640" table:formula="of:=MAX([$Bigrams_FI_2Way.H9];[$Bigrams_EN_2Way.H9])" office:value-type="float" office:value="0.765" calcext:value-type="float">
            <text:p>0.765</text:p>
          </table:table-cell>
          <table:table-cell table:style-name="ce634" table:formula="of:=MAX([$Bigrams_FI_2Way.I9];[$Bigrams_EN_2Way.I9])" office:value-type="float" office:value="0.671556321028091" calcext:value-type="float">
            <text:p>0.672</text:p>
          </table:table-cell>
          <table:table-cell table:style-name="ce640" table:formula="of:=MAX([$Bigrams_FI_2Way.J9];[$Bigrams_EN_2Way.J9])" office:value-type="float" office:value="0.27319881532793" calcext:value-type="float">
            <text:p>0.273</text:p>
          </table:table-cell>
          <table:table-cell table:style-name="ce640" table:formula="of:=MAX([$Bigrams_FI_2Way.K9];[$Bigrams_EN_2Way.K9])" office:value-type="float" office:value="1.42149801190883" calcext:value-type="float">
            <text:p>1.421</text:p>
          </table:table-cell>
          <table:table-cell table:style-name="ce640" table:formula="of:=MAX([$Bigrams_FI_2Way.L9];[$Bigrams_EN_2Way.L9])" office:value-type="float" office:value="1.79308418288512" calcext:value-type="float">
            <text:p>1.793</text:p>
          </table:table-cell>
          <table:table-cell table:style-name="ce640" table:formula="of:=MAX([$Bigrams_FI_2Way.M9];[$Bigrams_EN_2Way.M9])" office:value-type="float" office:value="1.20383688857679" calcext:value-type="float">
            <text:p>1.204</text:p>
          </table:table-cell>
          <table:table-cell table:style-name="ce640" table:formula="of:=MAX([$Bigrams_FI_2Way.N9];[$Bigrams_EN_2Way.N9])" office:value-type="float" office:value="2.772" calcext:value-type="float">
            <text:p>2.772</text:p>
          </table:table-cell>
          <table:table-cell table:style-name="ce641" table:formula="of:=MAX([$Bigrams_FI_2Way.O9];[$Bigrams_EN_2Way.O9])" office:value-type="float" office:value="1.07395675736304" calcext:value-type="float">
            <text:p>1.074</text:p>
          </table:table-cell>
          <table:table-cell table:style-name="ce640" table:formula="of:=MAX([$Bigrams_FI_2Way.P9];[$Bigrams_EN_2Way.P9])" office:value-type="float" office:value="0.472572794580776" calcext:value-type="float">
            <text:p>0.473</text:p>
          </table:table-cell>
          <table:table-cell table:style-name="ce640" table:formula="of:=MAX([$Bigrams_FI_2Way.Q9];[$Bigrams_EN_2Way.Q9])" office:value-type="float" office:value="0.011" calcext:value-type="float">
            <text:p>0.011</text:p>
          </table:table-cell>
          <table:table-cell table:style-name="ce640" table:formula="of:=MAX([$Bigrams_FI_2Way.R9];[$Bigrams_EN_2Way.R9])" office:value-type="float" office:value="1.043" calcext:value-type="float">
            <text:p>1.043</text:p>
          </table:table-cell>
          <table:table-cell table:style-name="ce640" table:formula="of:=MAX([$Bigrams_FI_2Way.S9];[$Bigrams_EN_2Way.S9])" office:value-type="float" office:value="3.31271637499204" calcext:value-type="float">
            <text:p>3.313</text:p>
          </table:table-cell>
          <table:table-cell table:style-name="ce640" table:formula="of:=MAX([$Bigrams_FI_2Way.T9];[$Bigrams_EN_2Way.T9])" office:value-type="float" office:value="2.466" calcext:value-type="float">
            <text:p>2.466</text:p>
          </table:table-cell>
          <table:table-cell table:style-name="ce641" table:formula="of:=MAX([$Bigrams_FI_2Way.U9];[$Bigrams_EN_2Way.U9])" office:value-type="float" office:value="0.301393558694441" calcext:value-type="float">
            <text:p>0.301</text:p>
          </table:table-cell>
          <table:table-cell table:style-name="ce640" table:formula="of:=MAX([$Bigrams_FI_2Way.V9];[$Bigrams_EN_2Way.V9])" office:value-type="float" office:value="0.75622156727171" calcext:value-type="float">
            <text:p>0.756</text:p>
          </table:table-cell>
          <table:table-cell table:style-name="ce640" table:formula="of:=MAX([$Bigrams_FI_2Way.W9];[$Bigrams_EN_2Way.W9])" office:value-type="float" office:value="0.375" calcext:value-type="float">
            <text:p>0.375</text:p>
          </table:table-cell>
          <table:table-cell table:style-name="ce640" table:formula="of:=MAX([$Bigrams_FI_2Way.X9];[$Bigrams_EN_2Way.X9])" office:value-type="float" office:value="0.061" calcext:value-type="float">
            <text:p>0.061</text:p>
          </table:table-cell>
          <table:table-cell table:style-name="ce641" table:formula="of:=MAX([$Bigrams_FI_2Way.Y9];[$Bigrams_EN_2Way.Y9])" office:value-type="float" office:value="0.128273311022687" calcext:value-type="float">
            <text:p>0.128</text:p>
          </table:table-cell>
          <table:table-cell table:style-name="ce640" table:formula="of:=MAX([$Bigrams_FI_2Way.Z9];[$Bigrams_EN_2Way.Z9])" office:value-type="float" office:value="0.076" calcext:value-type="float">
            <text:p>0.076</text:p>
          </table:table-cell>
          <table:table-cell table:style-name="ce641" table:formula="of:=MAX([$Bigrams_FI_2Way.AA9];[$Bigrams_EN_2Way.AA9])" office:value-type="float" office:value="0.000113647646566531" calcext:value-type="float">
            <text:p>0.000</text:p>
          </table:table-cell>
          <table:table-cell table:style-name="ce641" table:formula="of:=MAX([$Bigrams_FI_2Way.AB9];[$Bigrams_EN_2Way.AB9])" office:value-type="float" office:value="0.315893198037573" calcext:value-type="float">
            <text:p>0.316</text:p>
          </table:table-cell>
          <table:table-cell table:style-name="ce641" table:formula="of:=MAX([$Bigrams_FI_2Way.AC9];[$Bigrams_EN_2Way.AC9])" office:value-type="float" office:value="0.0636516838710449" calcext:value-type="float">
            <text:p>0.064</text:p>
          </table:table-cell>
          <table:table-cell table:style-name="ce325" office:value-type="string" calcext:value-type="string">
            <text:p>I</text:p>
          </table:table-cell>
          <table:table-cell table:style-name="ce114" office:value-type="float" office:value="9" calcext:value-type="float">
            <text:p>9</text:p>
          </table:table-cell>
          <table:table-cell table:number-columns-repeated="993"/>
        </table:table-row>
        <table:table-row table:style-name="ro4">
          <table:table-cell table:style-name="ce640" table:formula="of:=MAX([$Bigrams_FI_2Way.A10];[$Bigrams_EN_2Way.A10])" office:value-type="float" office:value="1.54829727919882" calcext:value-type="float">
            <text:p>1.548</text:p>
          </table:table-cell>
          <table:table-cell table:style-name="ce642" table:formula="of:=MAX([$Bigrams_FI_2Way.B10];[$Bigrams_EN_2Way.B10])" office:value-type="float" office:value="0.023" calcext:value-type="float">
            <text:p>0.023</text:p>
          </table:table-cell>
          <table:table-cell table:style-name="ce642" table:formula="of:=MAX([$Bigrams_FI_2Way.C10];[$Bigrams_EN_2Way.C10])" office:value-type="float" office:value="0.00186562176244861" calcext:value-type="float">
            <text:p>0.002</text:p>
          </table:table-cell>
          <table:table-cell table:style-name="ce642" table:formula="of:=MAX([$Bigrams_FI_2Way.D10];[$Bigrams_EN_2Way.D10])" office:value-type="float" office:value="0.00606045766739938" calcext:value-type="float">
            <text:p>0.006</text:p>
          </table:table-cell>
          <table:table-cell table:style-name="ce640" table:formula="of:=MAX([$Bigrams_FI_2Way.E10];[$Bigrams_EN_2Way.E10])" office:value-type="float" office:value="0.23898637281451" calcext:value-type="float">
            <text:p>0.239</text:p>
          </table:table-cell>
          <table:table-cell table:style-name="ce642" table:formula="of:=MAX([$Bigrams_FI_2Way.F10];[$Bigrams_EN_2Way.F10])" office:value-type="float" office:value="0.0014807950780352" calcext:value-type="float">
            <text:p>0.001</text:p>
          </table:table-cell>
          <table:table-cell table:style-name="ce642" table:formula="of:=MAX([$Bigrams_FI_2Way.G10];[$Bigrams_EN_2Way.G10])" office:value-type="float" office:value="0.00296046493184696" calcext:value-type="float">
            <text:p>0.003</text:p>
          </table:table-cell>
          <table:table-cell table:style-name="ce642" table:formula="of:=MAX([$Bigrams_FI_2Way.H10];[$Bigrams_EN_2Way.H10])" office:value-type="float" office:value="0.0609781511161729" calcext:value-type="float">
            <text:p>0.061</text:p>
          </table:table-cell>
          <table:table-cell table:style-name="ce640" table:formula="of:=MAX([$Bigrams_FI_2Way.I10];[$Bigrams_EN_2Way.I10])" office:value-type="float" office:value="0.27319881532793" calcext:value-type="float">
            <text:p>0.273</text:p>
          </table:table-cell>
          <table:table-cell table:style-name="ce634" table:formula="of:=MAX([$Bigrams_FI_2Way.J10];[$Bigrams_EN_2Way.J10])" office:value-type="float" office:value="0.000444463568255246" calcext:value-type="float">
            <text:p>0.000</text:p>
          </table:table-cell>
          <table:table-cell table:style-name="ce642" table:formula="of:=MAX([$Bigrams_FI_2Way.K10];[$Bigrams_EN_2Way.K10])" office:value-type="float" office:value="0.00457178601980017" calcext:value-type="float">
            <text:p>0.005</text:p>
          </table:table-cell>
          <table:table-cell table:style-name="ce642" table:formula="of:=MAX([$Bigrams_FI_2Way.L10];[$Bigrams_EN_2Way.L10])" office:value-type="float" office:value="0.0690583862646309" calcext:value-type="float">
            <text:p>0.069</text:p>
          </table:table-cell>
          <table:table-cell table:style-name="ce642" table:formula="of:=MAX([$Bigrams_FI_2Way.M10];[$Bigrams_EN_2Way.M10])" office:value-type="float" office:value="0.00697076406415507" calcext:value-type="float">
            <text:p>0.007</text:p>
          </table:table-cell>
          <table:table-cell table:style-name="ce642" table:formula="of:=MAX([$Bigrams_FI_2Way.N10];[$Bigrams_EN_2Way.N10])" office:value-type="float" office:value="0.374466744988274" calcext:value-type="float">
            <text:p>0.374</text:p>
          </table:table-cell>
          <table:table-cell table:style-name="ce640" table:formula="of:=MAX([$Bigrams_FI_2Way.O10];[$Bigrams_EN_2Way.O10])" office:value-type="float" office:value="0.65441690565679" calcext:value-type="float">
            <text:p>0.654</text:p>
          </table:table-cell>
          <table:table-cell table:style-name="ce642" table:formula="of:=MAX([$Bigrams_FI_2Way.P10];[$Bigrams_EN_2Way.P10])" office:value-type="float" office:value="0.00222006739282937" calcext:value-type="float">
            <text:p>0.002</text:p>
          </table:table-cell>
          <table:table-cell table:style-name="ce642" table:formula="of:=MAX([$Bigrams_FI_2Way.Q10];[$Bigrams_EN_2Way.Q10])" office:value-type="float" office:value="0.0000866422652041872" calcext:value-type="float">
            <text:p>0.000</text:p>
          </table:table-cell>
          <table:table-cell table:style-name="ce642" table:formula="of:=MAX([$Bigrams_FI_2Way.R10];[$Bigrams_EN_2Way.R10])" office:value-type="float" office:value="0.154642940698793" calcext:value-type="float">
            <text:p>0.155</text:p>
          </table:table-cell>
          <table:table-cell table:style-name="ce642" table:formula="of:=MAX([$Bigrams_FI_2Way.S10];[$Bigrams_EN_2Way.S10])" office:value-type="float" office:value="0.0522666651783701" calcext:value-type="float">
            <text:p>0.052</text:p>
          </table:table-cell>
          <table:table-cell table:style-name="ce642" table:formula="of:=MAX([$Bigrams_FI_2Way.T10];[$Bigrams_EN_2Way.T10])" office:value-type="float" office:value="0.0661609338892962" calcext:value-type="float">
            <text:p>0.066</text:p>
          </table:table-cell>
          <table:table-cell table:style-name="ce640" table:formula="of:=MAX([$Bigrams_FI_2Way.U10];[$Bigrams_EN_2Way.U10])" office:value-type="float" office:value="0.163879906348938" calcext:value-type="float">
            <text:p>0.164</text:p>
          </table:table-cell>
          <table:table-cell table:style-name="ce642" table:formula="of:=MAX([$Bigrams_FI_2Way.V10];[$Bigrams_EN_2Way.V10])" office:value-type="float" office:value="0.00194101178541848" calcext:value-type="float">
            <text:p>0.002</text:p>
          </table:table-cell>
          <table:table-cell table:style-name="ce642" table:formula="of:=MAX([$Bigrams_FI_2Way.W10];[$Bigrams_EN_2Way.W10])" office:value-type="float" office:value="0.000888927136510492" calcext:value-type="float">
            <text:p>0.001</text:p>
          </table:table-cell>
          <table:table-cell table:style-name="ce642" table:formula="of:=MAX([$Bigrams_FI_2Way.X10];[$Bigrams_EN_2Way.X10])" office:value-type="float" office:value="0.00121411693708205" calcext:value-type="float">
            <text:p>0.001</text:p>
          </table:table-cell>
          <table:table-cell table:style-name="ce640" table:formula="of:=MAX([$Bigrams_FI_2Way.Y10];[$Bigrams_EN_2Way.Y10])" office:value-type="float" office:value="0.026517034049375" calcext:value-type="float">
            <text:p>0.027</text:p>
          </table:table-cell>
          <table:table-cell table:style-name="ce642" table:formula="of:=MAX([$Bigrams_FI_2Way.Z10];[$Bigrams_EN_2Way.Z10])" office:value-type="float" office:value="0.000951939693022629" calcext:value-type="float">
            <text:p>0.001</text:p>
          </table:table-cell>
          <table:table-cell table:style-name="ce640" table:formula="of:=MAX([$Bigrams_FI_2Way.AA10];[$Bigrams_EN_2Way.AA10])" office:value-type="float" office:value="0.000014627914904603" calcext:value-type="float">
            <text:p>0.000</text:p>
          </table:table-cell>
          <table:table-cell table:style-name="ce640" table:formula="of:=MAX([$Bigrams_FI_2Way.AB10];[$Bigrams_EN_2Way.AB10])" office:value-type="float" office:value="0.354630167153408" calcext:value-type="float">
            <text:p>0.355</text:p>
          </table:table-cell>
          <table:table-cell table:style-name="ce640" table:formula="of:=MAX([$Bigrams_FI_2Way.AC10];[$Bigrams_EN_2Way.AC10])" office:value-type="float" office:value="0.0177695409364224" calcext:value-type="float">
            <text:p>0.018</text:p>
          </table:table-cell>
          <table:table-cell table:style-name="ce327" office:value-type="string" calcext:value-type="string">
            <text:p>J</text:p>
          </table:table-cell>
          <table:table-cell table:style-name="ce114" office:value-type="float" office:value="10" calcext:value-type="float">
            <text:p>10</text:p>
          </table:table-cell>
          <table:table-cell table:number-columns-repeated="993"/>
        </table:table-row>
        <table:table-row table:style-name="ro4">
          <table:table-cell table:style-name="ce640" table:formula="of:=MAX([$Bigrams_FI_2Way.A11];[$Bigrams_EN_2Way.A11])" office:value-type="float" office:value="1.76475553783602" calcext:value-type="float">
            <text:p>1.765</text:p>
          </table:table-cell>
          <table:table-cell table:style-name="ce642" table:formula="of:=MAX([$Bigrams_FI_2Way.B11];[$Bigrams_EN_2Way.B11])" office:value-type="float" office:value="0.00227632860400092" calcext:value-type="float">
            <text:p>0.002</text:p>
          </table:table-cell>
          <table:table-cell table:style-name="ce642" table:formula="of:=MAX([$Bigrams_FI_2Way.C11];[$Bigrams_EN_2Way.C11])" office:value-type="float" office:value="0.118" calcext:value-type="float">
            <text:p>0.118</text:p>
          </table:table-cell>
          <table:table-cell table:style-name="ce642" table:formula="of:=MAX([$Bigrams_FI_2Way.D11];[$Bigrams_EN_2Way.D11])" office:value-type="float" office:value="0.00409356572484199" calcext:value-type="float">
            <text:p>0.004</text:p>
          </table:table-cell>
          <table:table-cell table:style-name="ce640" table:formula="of:=MAX([$Bigrams_FI_2Way.E11];[$Bigrams_EN_2Way.E11])" office:value-type="float" office:value="0.794781876184467" calcext:value-type="float">
            <text:p>0.795</text:p>
          </table:table-cell>
          <table:table-cell table:style-name="ce642" table:formula="of:=MAX([$Bigrams_FI_2Way.F11];[$Bigrams_EN_2Way.F11])" office:value-type="float" office:value="0.00282656324925868" calcext:value-type="float">
            <text:p>0.003</text:p>
          </table:table-cell>
          <table:table-cell table:style-name="ce642" table:formula="of:=MAX([$Bigrams_FI_2Way.G11];[$Bigrams_EN_2Way.G11])" office:value-type="float" office:value="0.00445363747633991" calcext:value-type="float">
            <text:p>0.004</text:p>
          </table:table-cell>
          <table:table-cell table:style-name="ce642" table:formula="of:=MAX([$Bigrams_FI_2Way.H11];[$Bigrams_EN_2Way.H11])" office:value-type="float" office:value="0.0356392268287302" calcext:value-type="float">
            <text:p>0.036</text:p>
          </table:table-cell>
          <table:table-cell table:style-name="ce640" table:formula="of:=MAX([$Bigrams_FI_2Way.I11];[$Bigrams_EN_2Way.I11])" office:value-type="float" office:value="1.42149801190883" calcext:value-type="float">
            <text:p>1.421</text:p>
          </table:table-cell>
          <table:table-cell table:style-name="ce642" table:formula="of:=MAX([$Bigrams_FI_2Way.J11];[$Bigrams_EN_2Way.J11])" office:value-type="float" office:value="0.00457178601980017" calcext:value-type="float">
            <text:p>0.005</text:p>
          </table:table-cell>
          <table:table-cell table:style-name="ce634" table:formula="of:=MAX([$Bigrams_FI_2Way.K11];[$Bigrams_EN_2Way.K11])" office:value-type="float" office:value="0.328814147795231" calcext:value-type="float">
            <text:p>0.329</text:p>
          </table:table-cell>
          <table:table-cell table:style-name="ce642" table:formula="of:=MAX([$Bigrams_FI_2Way.L11];[$Bigrams_EN_2Way.L11])" office:value-type="float" office:value="0.212668503452683" calcext:value-type="float">
            <text:p>0.213</text:p>
          </table:table-cell>
          <table:table-cell table:style-name="ce642" table:formula="of:=MAX([$Bigrams_FI_2Way.M11];[$Bigrams_EN_2Way.M11])" office:value-type="float" office:value="0.0242317036515867" calcext:value-type="float">
            <text:p>0.024</text:p>
          </table:table-cell>
          <table:table-cell table:style-name="ce642" table:formula="of:=MAX([$Bigrams_FI_2Way.N11];[$Bigrams_EN_2Way.N11])" office:value-type="float" office:value="0.809614581897735" calcext:value-type="float">
            <text:p>0.810</text:p>
          </table:table-cell>
          <table:table-cell table:style-name="ce640" table:formula="of:=MAX([$Bigrams_FI_2Way.O11];[$Bigrams_EN_2Way.O11])" office:value-type="float" office:value="0.95798777322357" calcext:value-type="float">
            <text:p>0.958</text:p>
          </table:table-cell>
          <table:table-cell table:style-name="ce642" table:formula="of:=MAX([$Bigrams_FI_2Way.P11];[$Bigrams_EN_2Way.P11])" office:value-type="float" office:value="0.00610321618788977" calcext:value-type="float">
            <text:p>0.006</text:p>
          </table:table-cell>
          <table:table-cell table:style-name="ce642" table:formula="of:=MAX([$Bigrams_FI_2Way.Q11];[$Bigrams_EN_2Way.Q11])" office:value-type="float" office:value="0.000100144955885359" calcext:value-type="float">
            <text:p>0.000</text:p>
          </table:table-cell>
          <table:table-cell table:style-name="ce642" table:formula="of:=MAX([$Bigrams_FI_2Way.R11];[$Bigrams_EN_2Way.R11])" office:value-type="float" office:value="0.252277521341678" calcext:value-type="float">
            <text:p>0.252</text:p>
          </table:table-cell>
          <table:table-cell table:style-name="ce642" table:formula="of:=MAX([$Bigrams_FI_2Way.S11];[$Bigrams_EN_2Way.S11])" office:value-type="float" office:value="0.887121151631885" calcext:value-type="float">
            <text:p>0.887</text:p>
          </table:table-cell>
          <table:table-cell table:style-name="ce642" table:formula="of:=MAX([$Bigrams_FI_2Way.T11];[$Bigrams_EN_2Way.T11])" office:value-type="float" office:value="0.244887048642183" calcext:value-type="float">
            <text:p>0.245</text:p>
          </table:table-cell>
          <table:table-cell table:style-name="ce640" table:formula="of:=MAX([$Bigrams_FI_2Way.U11];[$Bigrams_EN_2Way.U11])" office:value-type="float" office:value="1.02085630103511" calcext:value-type="float">
            <text:p>1.021</text:p>
          </table:table-cell>
          <table:table-cell table:style-name="ce642" table:formula="of:=MAX([$Bigrams_FI_2Way.V11];[$Bigrams_EN_2Way.V11])" office:value-type="float" office:value="0.00732520969453583" calcext:value-type="float">
            <text:p>0.007</text:p>
          </table:table-cell>
          <table:table-cell table:style-name="ce642" table:formula="of:=MAX([$Bigrams_FI_2Way.W11];[$Bigrams_EN_2Way.W11])" office:value-type="float" office:value="0.003" calcext:value-type="float">
            <text:p>0.003</text:p>
          </table:table-cell>
          <table:table-cell table:style-name="ce642" table:formula="of:=MAX([$Bigrams_FI_2Way.X11];[$Bigrams_EN_2Way.X11])" office:value-type="float" office:value="0.00134689339544691" calcext:value-type="float">
            <text:p>0.001</text:p>
          </table:table-cell>
          <table:table-cell table:style-name="ce640" table:formula="of:=MAX([$Bigrams_FI_2Way.Y11];[$Bigrams_EN_2Way.Y11])" office:value-type="float" office:value="0.249339560894299" calcext:value-type="float">
            <text:p>0.249</text:p>
          </table:table-cell>
          <table:table-cell table:style-name="ce642" table:formula="of:=MAX([$Bigrams_FI_2Way.Z11];[$Bigrams_EN_2Way.Z11])" office:value-type="float" office:value="0.00113085034454816" calcext:value-type="float">
            <text:p>0.001</text:p>
          </table:table-cell>
          <table:table-cell table:style-name="ce640" table:formula="of:=MAX([$Bigrams_FI_2Way.AA11];[$Bigrams_EN_2Way.AA11])" office:value-type="float" office:value="0.000417458186892902" calcext:value-type="float">
            <text:p>0.000</text:p>
          </table:table-cell>
          <table:table-cell table:style-name="ce640" table:formula="of:=MAX([$Bigrams_FI_2Way.AB11];[$Bigrams_EN_2Way.AB11])" office:value-type="float" office:value="0.480520253270869" calcext:value-type="float">
            <text:p>0.481</text:p>
          </table:table-cell>
          <table:table-cell table:style-name="ce640" table:formula="of:=MAX([$Bigrams_FI_2Way.AC11];[$Bigrams_EN_2Way.AC11])" office:value-type="float" office:value="0.0578612800172691" calcext:value-type="float">
            <text:p>0.058</text:p>
          </table:table-cell>
          <table:table-cell table:style-name="ce327" office:value-type="string" calcext:value-type="string">
            <text:p>K</text:p>
          </table:table-cell>
          <table:table-cell table:style-name="ce114" office:value-type="float" office:value="11" calcext:value-type="float">
            <text:p>11</text:p>
          </table:table-cell>
          <table:table-cell table:number-columns-repeated="993"/>
        </table:table-row>
        <table:table-row table:style-name="ro4">
          <table:table-cell table:style-name="ce640" table:formula="of:=MAX([$Bigrams_FI_2Way.A12];[$Bigrams_EN_2Way.A12])" office:value-type="float" office:value="2.12759084002669" calcext:value-type="float">
            <text:p>2.128</text:p>
          </table:table-cell>
          <table:table-cell table:style-name="ce642" table:formula="of:=MAX([$Bigrams_FI_2Way.B12];[$Bigrams_EN_2Way.B12])" office:value-type="float" office:value="0.24" calcext:value-type="float">
            <text:p>0.240</text:p>
          </table:table-cell>
          <table:table-cell table:style-name="ce642" table:formula="of:=MAX([$Bigrams_FI_2Way.C12];[$Bigrams_EN_2Way.C12])" office:value-type="float" office:value="0.161" calcext:value-type="float">
            <text:p>0.161</text:p>
          </table:table-cell>
          <table:table-cell table:style-name="ce642" table:formula="of:=MAX([$Bigrams_FI_2Way.D12];[$Bigrams_EN_2Way.D12])" office:value-type="float" office:value="0.285" calcext:value-type="float">
            <text:p>0.285</text:p>
          </table:table-cell>
          <table:table-cell table:style-name="ce640" table:formula="of:=MAX([$Bigrams_FI_2Way.E12];[$Bigrams_EN_2Way.E12])" office:value-type="float" office:value="1.54212880000598" calcext:value-type="float">
            <text:p>1.542</text:p>
          </table:table-cell>
          <table:table-cell table:style-name="ce642" table:formula="of:=MAX([$Bigrams_FI_2Way.F12];[$Bigrams_EN_2Way.F12])" office:value-type="float" office:value="0.118" calcext:value-type="float">
            <text:p>0.118</text:p>
          </table:table-cell>
          <table:table-cell table:style-name="ce642" table:formula="of:=MAX([$Bigrams_FI_2Way.G12];[$Bigrams_EN_2Way.G12])" office:value-type="float" office:value="0.067" calcext:value-type="float">
            <text:p>0.067</text:p>
          </table:table-cell>
          <table:table-cell table:style-name="ce642" table:formula="of:=MAX([$Bigrams_FI_2Way.H12];[$Bigrams_EN_2Way.H12])" office:value-type="float" office:value="0.02115984152162" calcext:value-type="float">
            <text:p>0.021</text:p>
          </table:table-cell>
          <table:table-cell table:style-name="ce640" table:formula="of:=MAX([$Bigrams_FI_2Way.I12];[$Bigrams_EN_2Way.I12])" office:value-type="float" office:value="1.79308418288512" calcext:value-type="float">
            <text:p>1.793</text:p>
          </table:table-cell>
          <table:table-cell table:style-name="ce642" table:formula="of:=MAX([$Bigrams_FI_2Way.J12];[$Bigrams_EN_2Way.J12])" office:value-type="float" office:value="0.0690583862646309" calcext:value-type="float">
            <text:p>0.069</text:p>
          </table:table-cell>
          <table:table-cell table:style-name="ce642" table:formula="of:=MAX([$Bigrams_FI_2Way.K12];[$Bigrams_EN_2Way.K12])" office:value-type="float" office:value="0.212668503452683" calcext:value-type="float">
            <text:p>0.213</text:p>
          </table:table-cell>
          <table:table-cell table:style-name="ce634" table:formula="of:=MAX([$Bigrams_FI_2Way.L12];[$Bigrams_EN_2Way.L12])" office:value-type="float" office:value="1.04845355033898" calcext:value-type="float">
            <text:p>1.048</text:p>
          </table:table-cell>
          <table:table-cell table:style-name="ce642" table:formula="of:=MAX([$Bigrams_FI_2Way.M12];[$Bigrams_EN_2Way.M12])" office:value-type="float" office:value="0.218613063025069" calcext:value-type="float">
            <text:p>0.219</text:p>
          </table:table-cell>
          <table:table-cell table:style-name="ce642" table:formula="of:=MAX([$Bigrams_FI_2Way.N12];[$Bigrams_EN_2Way.N12])" office:value-type="float" office:value="0.251467359900807" calcext:value-type="float">
            <text:p>0.251</text:p>
          </table:table-cell>
          <table:table-cell table:style-name="ce640" table:formula="of:=MAX([$Bigrams_FI_2Way.O12];[$Bigrams_EN_2Way.O12])" office:value-type="float" office:value="0.996067611392923" calcext:value-type="float">
            <text:p>0.996</text:p>
          </table:table-cell>
          <table:table-cell table:style-name="ce642" table:formula="of:=MAX([$Bigrams_FI_2Way.P12];[$Bigrams_EN_2Way.P12])" office:value-type="float" office:value="0.282" calcext:value-type="float">
            <text:p>0.282</text:p>
          </table:table-cell>
          <table:table-cell table:style-name="ce642" table:formula="of:=MAX([$Bigrams_FI_2Way.Q12];[$Bigrams_EN_2Way.Q12])" office:value-type="float" office:value="0.000519853591225124" calcext:value-type="float">
            <text:p>0.001</text:p>
          </table:table-cell>
          <table:table-cell table:style-name="ce642" table:formula="of:=MAX([$Bigrams_FI_2Way.R12];[$Bigrams_EN_2Way.R12])" office:value-type="float" office:value="0.096" calcext:value-type="float">
            <text:p>0.096</text:p>
          </table:table-cell>
          <table:table-cell table:style-name="ce642" table:formula="of:=MAX([$Bigrams_FI_2Way.S12];[$Bigrams_EN_2Way.S12])" office:value-type="float" office:value="0.198" calcext:value-type="float">
            <text:p>0.198</text:p>
          </table:table-cell>
          <table:table-cell table:style-name="ce642" table:formula="of:=MAX([$Bigrams_FI_2Way.T12];[$Bigrams_EN_2Way.T12])" office:value-type="float" office:value="0.298394836138997" calcext:value-type="float">
            <text:p>0.298</text:p>
          </table:table-cell>
          <table:table-cell table:style-name="ce640" table:formula="of:=MAX([$Bigrams_FI_2Way.U12];[$Bigrams_EN_2Way.U12])" office:value-type="float" office:value="0.795297228878799" calcext:value-type="float">
            <text:p>0.795</text:p>
          </table:table-cell>
          <table:table-cell table:style-name="ce642" table:formula="of:=MAX([$Bigrams_FI_2Way.V12];[$Bigrams_EN_2Way.V12])" office:value-type="float" office:value="0.0516264125952379" calcext:value-type="float">
            <text:p>0.052</text:p>
          </table:table-cell>
          <table:table-cell table:style-name="ce642" table:formula="of:=MAX([$Bigrams_FI_2Way.W12];[$Bigrams_EN_2Way.W12])" office:value-type="float" office:value="0.028" calcext:value-type="float">
            <text:p>0.028</text:p>
          </table:table-cell>
          <table:table-cell table:style-name="ce642" table:formula="of:=MAX([$Bigrams_FI_2Way.X12];[$Bigrams_EN_2Way.X12])" office:value-type="float" office:value="0.00101720269798163" calcext:value-type="float">
            <text:p>0.001</text:p>
          </table:table-cell>
          <table:table-cell table:style-name="ce640" table:formula="of:=MAX([$Bigrams_FI_2Way.Y12];[$Bigrams_EN_2Way.Y12])" office:value-type="float" office:value="0.44" calcext:value-type="float">
            <text:p>0.440</text:p>
          </table:table-cell>
          <table:table-cell table:style-name="ce642" table:formula="of:=MAX([$Bigrams_FI_2Way.Z12];[$Bigrams_EN_2Way.Z12])" office:value-type="float" office:value="0.00202540360217581" calcext:value-type="float">
            <text:p>0.002</text:p>
          </table:table-cell>
          <table:table-cell table:style-name="ce640" table:formula="of:=MAX([$Bigrams_FI_2Way.AA12];[$Bigrams_EN_2Way.AA12])" office:value-type="float" office:value="0.000487222088745625" calcext:value-type="float">
            <text:p>0.000</text:p>
          </table:table-cell>
          <table:table-cell table:style-name="ce640" table:formula="of:=MAX([$Bigrams_FI_2Way.AB12];[$Bigrams_EN_2Way.AB12])" office:value-type="float" office:value="0.546187213726079" calcext:value-type="float">
            <text:p>0.546</text:p>
          </table:table-cell>
          <table:table-cell table:style-name="ce640" table:formula="of:=MAX([$Bigrams_FI_2Way.AC12];[$Bigrams_EN_2Way.AC12])" office:value-type="float" office:value="0.0598653043591996" calcext:value-type="float">
            <text:p>0.060</text:p>
          </table:table-cell>
          <table:table-cell table:style-name="ce327" office:value-type="string" calcext:value-type="string">
            <text:p>L</text:p>
          </table:table-cell>
          <table:table-cell table:style-name="ce114" office:value-type="float" office:value="12" calcext:value-type="float">
            <text:p>12</text:p>
          </table:table-cell>
          <table:table-cell table:number-columns-repeated="993"/>
        </table:table-row>
        <table:table-row table:style-name="ro4">
          <table:table-cell table:style-name="ce640" table:formula="of:=MAX([$Bigrams_FI_2Way.A13];[$Bigrams_EN_2Way.A13])" office:value-type="float" office:value="1.29408324696862" calcext:value-type="float">
            <text:p>1.294</text:p>
          </table:table-cell>
          <table:table-cell table:style-name="ce642" table:formula="of:=MAX([$Bigrams_FI_2Way.B13];[$Bigrams_EN_2Way.B13])" office:value-type="float" office:value="0.093" calcext:value-type="float">
            <text:p>0.093</text:p>
          </table:table-cell>
          <table:table-cell table:style-name="ce642" table:formula="of:=MAX([$Bigrams_FI_2Way.C13];[$Bigrams_EN_2Way.C13])" office:value-type="float" office:value="0.00928647551597607" calcext:value-type="float">
            <text:p>0.009</text:p>
          </table:table-cell>
          <table:table-cell table:style-name="ce642" table:formula="of:=MAX([$Bigrams_FI_2Way.D13];[$Bigrams_EN_2Way.D13])" office:value-type="float" office:value="0.019" calcext:value-type="float">
            <text:p>0.019</text:p>
          </table:table-cell>
          <table:table-cell table:style-name="ce640" table:formula="of:=MAX([$Bigrams_FI_2Way.E13];[$Bigrams_EN_2Way.E13])" office:value-type="float" office:value="1.167" calcext:value-type="float">
            <text:p>1.167</text:p>
          </table:table-cell>
          <table:table-cell table:style-name="ce642" table:formula="of:=MAX([$Bigrams_FI_2Way.F13];[$Bigrams_EN_2Way.F13])" office:value-type="float" office:value="0.005" calcext:value-type="float">
            <text:p>0.005</text:p>
          </table:table-cell>
          <table:table-cell table:style-name="ce642" table:formula="of:=MAX([$Bigrams_FI_2Way.G13];[$Bigrams_EN_2Way.G13])" office:value-type="float" office:value="0.011" calcext:value-type="float">
            <text:p>0.011</text:p>
          </table:table-cell>
          <table:table-cell table:style-name="ce642" table:formula="of:=MAX([$Bigrams_FI_2Way.H13];[$Bigrams_EN_2Way.H13])" office:value-type="float" office:value="0.0551427382934597" calcext:value-type="float">
            <text:p>0.055</text:p>
          </table:table-cell>
          <table:table-cell table:style-name="ce640" table:formula="of:=MAX([$Bigrams_FI_2Way.I13];[$Bigrams_EN_2Way.I13])" office:value-type="float" office:value="1.20383688857679" calcext:value-type="float">
            <text:p>1.204</text:p>
          </table:table-cell>
          <table:table-cell table:style-name="ce642" table:formula="of:=MAX([$Bigrams_FI_2Way.J13];[$Bigrams_EN_2Way.J13])" office:value-type="float" office:value="0.00697076406415507" calcext:value-type="float">
            <text:p>0.007</text:p>
          </table:table-cell>
          <table:table-cell table:style-name="ce642" table:formula="of:=MAX([$Bigrams_FI_2Way.K13];[$Bigrams_EN_2Way.K13])" office:value-type="float" office:value="0.0242317036515867" calcext:value-type="float">
            <text:p>0.024</text:p>
          </table:table-cell>
          <table:table-cell table:style-name="ce642" table:formula="of:=MAX([$Bigrams_FI_2Way.L13];[$Bigrams_EN_2Way.L13])" office:value-type="float" office:value="0.218613063025069" calcext:value-type="float">
            <text:p>0.219</text:p>
          </table:table-cell>
          <table:table-cell table:style-name="ce634" table:formula="of:=MAX([$Bigrams_FI_2Way.M13];[$Bigrams_EN_2Way.M13])" office:value-type="float" office:value="0.244070135855972" calcext:value-type="float">
            <text:p>0.244</text:p>
          </table:table-cell>
          <table:table-cell table:style-name="ce642" table:formula="of:=MAX([$Bigrams_FI_2Way.N13];[$Bigrams_EN_2Way.N13])" office:value-type="float" office:value="0.362825175172656" calcext:value-type="float">
            <text:p>0.363</text:p>
          </table:table-cell>
          <table:table-cell table:style-name="ce640" table:formula="of:=MAX([$Bigrams_FI_2Way.O13];[$Bigrams_EN_2Way.O13])" office:value-type="float" office:value="0.883" calcext:value-type="float">
            <text:p>0.883</text:p>
          </table:table-cell>
          <table:table-cell table:style-name="ce642" table:formula="of:=MAX([$Bigrams_FI_2Way.P13];[$Bigrams_EN_2Way.P13])" office:value-type="float" office:value="0.255" calcext:value-type="float">
            <text:p>0.255</text:p>
          </table:table-cell>
          <table:table-cell table:style-name="ce642" table:formula="of:=MAX([$Bigrams_FI_2Way.Q13];[$Bigrams_EN_2Way.Q13])" office:value-type="float" office:value="0.000227295293133062" calcext:value-type="float">
            <text:p>0.000</text:p>
          </table:table-cell>
          <table:table-cell table:style-name="ce642" table:formula="of:=MAX([$Bigrams_FI_2Way.R13];[$Bigrams_EN_2Way.R13])" office:value-type="float" office:value="0.178" calcext:value-type="float">
            <text:p>0.178</text:p>
          </table:table-cell>
          <table:table-cell table:style-name="ce642" table:formula="of:=MAX([$Bigrams_FI_2Way.S13];[$Bigrams_EN_2Way.S13])" office:value-type="float" office:value="0.158" calcext:value-type="float">
            <text:p>0.158</text:p>
          </table:table-cell>
          <table:table-cell table:style-name="ce642" table:formula="of:=MAX([$Bigrams_FI_2Way.T13];[$Bigrams_EN_2Way.T13])" office:value-type="float" office:value="0.0750186989761449" calcext:value-type="float">
            <text:p>0.075</text:p>
          </table:table-cell>
          <table:table-cell table:style-name="ce640" table:formula="of:=MAX([$Bigrams_FI_2Way.U13];[$Bigrams_EN_2Way.U13])" office:value-type="float" office:value="0.495546497550567" calcext:value-type="float">
            <text:p>0.496</text:p>
          </table:table-cell>
          <table:table-cell table:style-name="ce642" table:formula="of:=MAX([$Bigrams_FI_2Way.V13];[$Bigrams_EN_2Way.V13])" office:value-type="float" office:value="0.004231968304324" calcext:value-type="float">
            <text:p>0.004</text:p>
          </table:table-cell>
          <table:table-cell table:style-name="ce642" table:formula="of:=MAX([$Bigrams_FI_2Way.W13];[$Bigrams_EN_2Way.W13])" office:value-type="float" office:value="0.002" calcext:value-type="float">
            <text:p>0.002</text:p>
          </table:table-cell>
          <table:table-cell table:style-name="ce642" table:formula="of:=MAX([$Bigrams_FI_2Way.X13];[$Bigrams_EN_2Way.X13])" office:value-type="float" office:value="0.00196014059721681" calcext:value-type="float">
            <text:p>0.002</text:p>
          </table:table-cell>
          <table:table-cell table:style-name="ce640" table:formula="of:=MAX([$Bigrams_FI_2Way.Y13];[$Bigrams_EN_2Way.Y13])" office:value-type="float" office:value="0.23428968690591" calcext:value-type="float">
            <text:p>0.234</text:p>
          </table:table-cell>
          <table:table-cell table:style-name="ce642" table:formula="of:=MAX([$Bigrams_FI_2Way.Z13];[$Bigrams_EN_2Way.Z13])" office:value-type="float" office:value="0.00113422601721845" calcext:value-type="float">
            <text:p>0.001</text:p>
          </table:table-cell>
          <table:table-cell table:style-name="ce640" table:formula="of:=MAX([$Bigrams_FI_2Way.AA13];[$Bigrams_EN_2Way.AA13])" office:value-type="float" office:value="0.000229545741579924" calcext:value-type="float">
            <text:p>0.000</text:p>
          </table:table-cell>
          <table:table-cell table:style-name="ce640" table:formula="of:=MAX([$Bigrams_FI_2Way.AB13];[$Bigrams_EN_2Way.AB13])" office:value-type="float" office:value="0.442887129118219" calcext:value-type="float">
            <text:p>0.443</text:p>
          </table:table-cell>
          <table:table-cell table:style-name="ce640" table:formula="of:=MAX([$Bigrams_FI_2Way.AC13];[$Bigrams_EN_2Way.AC13])" office:value-type="float" office:value="0.0176311383569404" calcext:value-type="float">
            <text:p>0.018</text:p>
          </table:table-cell>
          <table:table-cell table:style-name="ce327" office:value-type="string" calcext:value-type="string">
            <text:p>M</text:p>
          </table:table-cell>
          <table:table-cell table:style-name="ce114" office:value-type="float" office:value="13" calcext:value-type="float">
            <text:p>13</text:p>
          </table:table-cell>
          <table:table-cell table:number-columns-repeated="993"/>
        </table:table-row>
        <table:table-row table:style-name="ro4">
          <table:table-cell table:style-name="ce640" table:formula="of:=MAX([$Bigrams_FI_2Way.A14];[$Bigrams_EN_2Way.A14])" office:value-type="float" office:value="2.53532483918071" calcext:value-type="float">
            <text:p>2.535</text:p>
          </table:table-cell>
          <table:table-cell table:style-name="ce642" table:formula="of:=MAX([$Bigrams_FI_2Way.B14];[$Bigrams_EN_2Way.B14])" office:value-type="float" office:value="0.0337961095507502" calcext:value-type="float">
            <text:p>0.034</text:p>
          </table:table-cell>
          <table:table-cell table:style-name="ce642" table:formula="of:=MAX([$Bigrams_FI_2Way.C14];[$Bigrams_EN_2Way.C14])" office:value-type="float" office:value="0.417" calcext:value-type="float">
            <text:p>0.417</text:p>
          </table:table-cell>
          <table:table-cell table:style-name="ce642" table:formula="of:=MAX([$Bigrams_FI_2Way.D14];[$Bigrams_EN_2Way.D14])" office:value-type="float" office:value="1.36" calcext:value-type="float">
            <text:p>1.360</text:p>
          </table:table-cell>
          <table:table-cell table:style-name="ce640" table:formula="of:=MAX([$Bigrams_FI_2Way.E14];[$Bigrams_EN_2Way.E14])" office:value-type="float" office:value="3.05402507557681" calcext:value-type="float">
            <text:p>3.054</text:p>
          </table:table-cell>
          <table:table-cell table:style-name="ce642" table:formula="of:=MAX([$Bigrams_FI_2Way.F14];[$Bigrams_EN_2Way.F14])" office:value-type="float" office:value="0.067" calcext:value-type="float">
            <text:p>0.067</text:p>
          </table:table-cell>
          <table:table-cell table:style-name="ce642" table:formula="of:=MAX([$Bigrams_FI_2Way.G14];[$Bigrams_EN_2Way.G14])" office:value-type="float" office:value="1.019" calcext:value-type="float">
            <text:p>1.019</text:p>
          </table:table-cell>
          <table:table-cell table:style-name="ce642" table:formula="of:=MAX([$Bigrams_FI_2Way.H14];[$Bigrams_EN_2Way.H14])" office:value-type="float" office:value="0.219067653611335" calcext:value-type="float">
            <text:p>0.219</text:p>
          </table:table-cell>
          <table:table-cell table:style-name="ce640" table:formula="of:=MAX([$Bigrams_FI_2Way.I14];[$Bigrams_EN_2Way.I14])" office:value-type="float" office:value="2.772" calcext:value-type="float">
            <text:p>2.772</text:p>
          </table:table-cell>
          <table:table-cell table:style-name="ce642" table:formula="of:=MAX([$Bigrams_FI_2Way.J14];[$Bigrams_EN_2Way.J14])" office:value-type="float" office:value="0.374466744988274" calcext:value-type="float">
            <text:p>0.374</text:p>
          </table:table-cell>
          <table:table-cell table:style-name="ce642" table:formula="of:=MAX([$Bigrams_FI_2Way.K14];[$Bigrams_EN_2Way.K14])" office:value-type="float" office:value="0.809614581897735" calcext:value-type="float">
            <text:p>0.810</text:p>
          </table:table-cell>
          <table:table-cell table:style-name="ce642" table:formula="of:=MAX([$Bigrams_FI_2Way.L14];[$Bigrams_EN_2Way.L14])" office:value-type="float" office:value="0.251467359900807" calcext:value-type="float">
            <text:p>0.251</text:p>
          </table:table-cell>
          <table:table-cell table:style-name="ce642" table:formula="of:=MAX([$Bigrams_FI_2Way.M14];[$Bigrams_EN_2Way.M14])" office:value-type="float" office:value="0.362825175172656" calcext:value-type="float">
            <text:p>0.363</text:p>
          </table:table-cell>
          <table:table-cell table:style-name="ce634" table:formula="of:=MAX([$Bigrams_FI_2Way.N14];[$Bigrams_EN_2Way.N14])" office:value-type="float" office:value="0.615748575218584" calcext:value-type="float">
            <text:p>0.616</text:p>
          </table:table-cell>
          <table:table-cell table:style-name="ce640" table:formula="of:=MAX([$Bigrams_FI_2Way.O14];[$Bigrams_EN_2Way.O14])" office:value-type="float" office:value="2.223" calcext:value-type="float">
            <text:p>2.223</text:p>
          </table:table-cell>
          <table:table-cell table:style-name="ce642" table:formula="of:=MAX([$Bigrams_FI_2Way.P14];[$Bigrams_EN_2Way.P14])" office:value-type="float" office:value="0.340813538913899" calcext:value-type="float">
            <text:p>0.341</text:p>
          </table:table-cell>
          <table:table-cell table:style-name="ce642" table:formula="of:=MAX([$Bigrams_FI_2Way.Q14];[$Bigrams_EN_2Way.Q14])" office:value-type="float" office:value="0.006" calcext:value-type="float">
            <text:p>0.006</text:p>
          </table:table-cell>
          <table:table-cell table:style-name="ce642" table:formula="of:=MAX([$Bigrams_FI_2Way.R14];[$Bigrams_EN_2Way.R14])" office:value-type="float" office:value="0.169" calcext:value-type="float">
            <text:p>0.169</text:p>
          </table:table-cell>
          <table:table-cell table:style-name="ce642" table:formula="of:=MAX([$Bigrams_FI_2Way.S14];[$Bigrams_EN_2Way.S14])" office:value-type="float" office:value="0.777026963162949" calcext:value-type="float">
            <text:p>0.777</text:p>
          </table:table-cell>
          <table:table-cell table:style-name="ce642" table:formula="of:=MAX([$Bigrams_FI_2Way.T14];[$Bigrams_EN_2Way.T14])" office:value-type="float" office:value="1.051" calcext:value-type="float">
            <text:p>1.051</text:p>
          </table:table-cell>
          <table:table-cell table:style-name="ce640" table:formula="of:=MAX([$Bigrams_FI_2Way.U14];[$Bigrams_EN_2Way.U14])" office:value-type="float" office:value="0.705094754231676" calcext:value-type="float">
            <text:p>0.705</text:p>
          </table:table-cell>
          <table:table-cell table:style-name="ce642" table:formula="of:=MAX([$Bigrams_FI_2Way.V14];[$Bigrams_EN_2Way.V14])" office:value-type="float" office:value="0.338168136764613" calcext:value-type="float">
            <text:p>0.338</text:p>
          </table:table-cell>
          <table:table-cell table:style-name="ce642" table:formula="of:=MAX([$Bigrams_FI_2Way.W14];[$Bigrams_EN_2Way.W14])" office:value-type="float" office:value="0.085" calcext:value-type="float">
            <text:p>0.085</text:p>
          </table:table-cell>
          <table:table-cell table:style-name="ce642" table:formula="of:=MAX([$Bigrams_FI_2Way.X14];[$Bigrams_EN_2Way.X14])" office:value-type="float" office:value="0.003" calcext:value-type="float">
            <text:p>0.003</text:p>
          </table:table-cell>
          <table:table-cell table:style-name="ce640" table:formula="of:=MAX([$Bigrams_FI_2Way.Y14];[$Bigrams_EN_2Way.Y14])" office:value-type="float" office:value="0.300847824946077" calcext:value-type="float">
            <text:p>0.301</text:p>
          </table:table-cell>
          <table:table-cell table:style-name="ce642" table:formula="of:=MAX([$Bigrams_FI_2Way.Z14];[$Bigrams_EN_2Way.Z14])" office:value-type="float" office:value="0.00695838659769732" calcext:value-type="float">
            <text:p>0.007</text:p>
          </table:table-cell>
          <table:table-cell table:style-name="ce640" table:formula="of:=MAX([$Bigrams_FI_2Way.AA14];[$Bigrams_EN_2Way.AA14])" office:value-type="float" office:value="0.000531105833459433" calcext:value-type="float">
            <text:p>0.001</text:p>
          </table:table-cell>
          <table:table-cell table:style-name="ce640" table:formula="of:=MAX([$Bigrams_FI_2Way.AB14];[$Bigrams_EN_2Way.AB14])" office:value-type="float" office:value="0.758055682755902" calcext:value-type="float">
            <text:p>0.758</text:p>
          </table:table-cell>
          <table:table-cell table:style-name="ce640" table:formula="of:=MAX([$Bigrams_FI_2Way.AC14];[$Bigrams_EN_2Way.AC14])" office:value-type="float" office:value="0.0734040022155215" calcext:value-type="float">
            <text:p>0.073</text:p>
          </table:table-cell>
          <table:table-cell table:style-name="ce327" office:value-type="string" calcext:value-type="string">
            <text:p>N</text:p>
          </table:table-cell>
          <table:table-cell table:style-name="ce114" office:value-type="float" office:value="14" calcext:value-type="float">
            <text:p>14</text:p>
          </table:table-cell>
          <table:table-cell table:number-columns-repeated="993"/>
        </table:table-row>
        <table:table-row table:style-name="ro4">
          <table:table-cell table:style-name="ce641" table:formula="of:=MAX([$Bigrams_FI_2Way.A15];[$Bigrams_EN_2Way.A15])" office:value-type="float" office:value="0.385681854823211" calcext:value-type="float">
            <text:p>0.386</text:p>
          </table:table-cell>
          <table:table-cell table:style-name="ce640" table:formula="of:=MAX([$Bigrams_FI_2Way.B15];[$Bigrams_EN_2Way.B15])" office:value-type="float" office:value="0.292" calcext:value-type="float">
            <text:p>0.292</text:p>
          </table:table-cell>
          <table:table-cell table:style-name="ce640" table:formula="of:=MAX([$Bigrams_FI_2Way.C15];[$Bigrams_EN_2Way.C15])" office:value-type="float" office:value="0.96" calcext:value-type="float">
            <text:p>0.960</text:p>
          </table:table-cell>
          <table:table-cell table:style-name="ce640" table:formula="of:=MAX([$Bigrams_FI_2Way.D15];[$Bigrams_EN_2Way.D15])" office:value-type="float" office:value="0.383" calcext:value-type="float">
            <text:p>0.383</text:p>
          </table:table-cell>
          <table:table-cell table:style-name="ce641" table:formula="of:=MAX([$Bigrams_FI_2Way.E15];[$Bigrams_EN_2Way.E15])" office:value-type="float" office:value="0.156299270755684" calcext:value-type="float">
            <text:p>0.156</text:p>
          </table:table-cell>
          <table:table-cell table:style-name="ce640" table:formula="of:=MAX([$Bigrams_FI_2Way.F15];[$Bigrams_EN_2Way.F15])" office:value-type="float" office:value="1.663" calcext:value-type="float">
            <text:p>1.663</text:p>
          </table:table-cell>
          <table:table-cell table:style-name="ce640" table:formula="of:=MAX([$Bigrams_FI_2Way.G15];[$Bigrams_EN_2Way.G15])" office:value-type="float" office:value="0.226" calcext:value-type="float">
            <text:p>0.226</text:p>
          </table:table-cell>
          <table:table-cell table:style-name="ce640" table:formula="of:=MAX([$Bigrams_FI_2Way.H15];[$Bigrams_EN_2Way.H15])" office:value-type="float" office:value="0.506" calcext:value-type="float">
            <text:p>0.506</text:p>
          </table:table-cell>
          <table:table-cell table:style-name="ce641" table:formula="of:=MAX([$Bigrams_FI_2Way.I15];[$Bigrams_EN_2Way.I15])" office:value-type="float" office:value="1.07395675736304" calcext:value-type="float">
            <text:p>1.074</text:p>
          </table:table-cell>
          <table:table-cell table:style-name="ce640" table:formula="of:=MAX([$Bigrams_FI_2Way.J15];[$Bigrams_EN_2Way.J15])" office:value-type="float" office:value="0.65441690565679" calcext:value-type="float">
            <text:p>0.654</text:p>
          </table:table-cell>
          <table:table-cell table:style-name="ce640" table:formula="of:=MAX([$Bigrams_FI_2Way.K15];[$Bigrams_EN_2Way.K15])" office:value-type="float" office:value="0.95798777322357" calcext:value-type="float">
            <text:p>0.958</text:p>
          </table:table-cell>
          <table:table-cell table:style-name="ce640" table:formula="of:=MAX([$Bigrams_FI_2Way.L15];[$Bigrams_EN_2Way.L15])" office:value-type="float" office:value="0.996067611392923" calcext:value-type="float">
            <text:p>0.996</text:p>
          </table:table-cell>
          <table:table-cell table:style-name="ce640" table:formula="of:=MAX([$Bigrams_FI_2Way.M15];[$Bigrams_EN_2Way.M15])" office:value-type="float" office:value="0.883" calcext:value-type="float">
            <text:p>0.883</text:p>
          </table:table-cell>
          <table:table-cell table:style-name="ce640" table:formula="of:=MAX([$Bigrams_FI_2Way.N15];[$Bigrams_EN_2Way.N15])" office:value-type="float" office:value="2.223" calcext:value-type="float">
            <text:p>2.223</text:p>
          </table:table-cell>
          <table:table-cell table:style-name="ce634" table:formula="of:=MAX([$Bigrams_FI_2Way.O15];[$Bigrams_EN_2Way.O15])" office:value-type="float" office:value="0.21" calcext:value-type="float">
            <text:p>0.210</text:p>
          </table:table-cell>
          <table:table-cell table:style-name="ce640" table:formula="of:=MAX([$Bigrams_FI_2Way.P15];[$Bigrams_EN_2Way.P15])" office:value-type="float" office:value="0.585" calcext:value-type="float">
            <text:p>0.585</text:p>
          </table:table-cell>
          <table:table-cell table:style-name="ce640" table:formula="of:=MAX([$Bigrams_FI_2Way.Q15];[$Bigrams_EN_2Way.Q15])" office:value-type="float" office:value="0.001" calcext:value-type="float">
            <text:p>0.001</text:p>
          </table:table-cell>
          <table:table-cell table:style-name="ce640" table:formula="of:=MAX([$Bigrams_FI_2Way.R15];[$Bigrams_EN_2Way.R15])" office:value-type="float" office:value="2.004" calcext:value-type="float">
            <text:p>2.004</text:p>
          </table:table-cell>
          <table:table-cell table:style-name="ce640" table:formula="of:=MAX([$Bigrams_FI_2Way.S15];[$Bigrams_EN_2Way.S15])" office:value-type="float" office:value="0.760123844878569" calcext:value-type="float">
            <text:p>0.760</text:p>
          </table:table-cell>
          <table:table-cell table:style-name="ce640" table:formula="of:=MAX([$Bigrams_FI_2Way.T15];[$Bigrams_EN_2Way.T15])" office:value-type="float" office:value="1.483" calcext:value-type="float">
            <text:p>1.483</text:p>
          </table:table-cell>
          <table:table-cell table:style-name="ce641" table:formula="of:=MAX([$Bigrams_FI_2Way.U15];[$Bigrams_EN_2Way.U15])" office:value-type="float" office:value="0.881" calcext:value-type="float">
            <text:p>0.881</text:p>
          </table:table-cell>
          <table:table-cell table:style-name="ce640" table:formula="of:=MAX([$Bigrams_FI_2Way.V15];[$Bigrams_EN_2Way.V15])" office:value-type="float" office:value="0.329596178630515" calcext:value-type="float">
            <text:p>0.330</text:p>
          </table:table-cell>
          <table:table-cell table:style-name="ce640" table:formula="of:=MAX([$Bigrams_FI_2Way.W15];[$Bigrams_EN_2Way.W15])" office:value-type="float" office:value="0.552" calcext:value-type="float">
            <text:p>0.552</text:p>
          </table:table-cell>
          <table:table-cell table:style-name="ce640" table:formula="of:=MAX([$Bigrams_FI_2Way.X15];[$Bigrams_EN_2Way.X15])" office:value-type="float" office:value="0.022" calcext:value-type="float">
            <text:p>0.022</text:p>
          </table:table-cell>
          <table:table-cell table:style-name="ce641" table:formula="of:=MAX([$Bigrams_FI_2Way.Y15];[$Bigrams_EN_2Way.Y15])" office:value-type="float" office:value="0.186" calcext:value-type="float">
            <text:p>0.186</text:p>
          </table:table-cell>
          <table:table-cell table:style-name="ce640" table:formula="of:=MAX([$Bigrams_FI_2Way.Z15];[$Bigrams_EN_2Way.Z15])" office:value-type="float" office:value="0.01" calcext:value-type="float">
            <text:p>0.010</text:p>
          </table:table-cell>
          <table:table-cell table:style-name="ce641" table:formula="of:=MAX([$Bigrams_FI_2Way.AA15];[$Bigrams_EN_2Way.AA15])" office:value-type="float" office:value="0.0000663882291824292" calcext:value-type="float">
            <text:p>0.000</text:p>
          </table:table-cell>
          <table:table-cell table:style-name="ce641" table:formula="of:=MAX([$Bigrams_FI_2Way.AB15];[$Bigrams_EN_2Way.AB15])" office:value-type="float" office:value="0.109280651355395" calcext:value-type="float">
            <text:p>0.109</text:p>
          </table:table-cell>
          <table:table-cell table:style-name="ce641" table:formula="of:=MAX([$Bigrams_FI_2Way.AC15];[$Bigrams_EN_2Way.AC15])" office:value-type="float" office:value="0.00585341641028808" calcext:value-type="float">
            <text:p>0.006</text:p>
          </table:table-cell>
          <table:table-cell table:style-name="ce325" office:value-type="string" calcext:value-type="string">
            <text:p>O</text:p>
          </table:table-cell>
          <table:table-cell table:style-name="ce114" office:value-type="float" office:value="15" calcext:value-type="float">
            <text:p>15</text:p>
          </table:table-cell>
          <table:table-cell table:number-columns-repeated="993"/>
        </table:table-row>
        <table:table-row table:style-name="ro4">
          <table:table-cell table:style-name="ce640" table:formula="of:=MAX([$Bigrams_FI_2Way.A16];[$Bigrams_EN_2Way.A16])" office:value-type="float" office:value="0.763804453313412" calcext:value-type="float">
            <text:p>0.764</text:p>
          </table:table-cell>
          <table:table-cell table:style-name="ce642" table:formula="of:=MAX([$Bigrams_FI_2Way.B16];[$Bigrams_EN_2Way.B16])" office:value-type="float" office:value="0.002" calcext:value-type="float">
            <text:p>0.002</text:p>
          </table:table-cell>
          <table:table-cell table:style-name="ce642" table:formula="of:=MAX([$Bigrams_FI_2Way.C16];[$Bigrams_EN_2Way.C16])" office:value-type="float" office:value="0.00330815921688715" calcext:value-type="float">
            <text:p>0.003</text:p>
          </table:table-cell>
          <table:table-cell table:style-name="ce642" table:formula="of:=MAX([$Bigrams_FI_2Way.D16];[$Bigrams_EN_2Way.D16])" office:value-type="float" office:value="0.00473044263530393" calcext:value-type="float">
            <text:p>0.005</text:p>
          </table:table-cell>
          <table:table-cell table:style-name="ce640" table:formula="of:=MAX([$Bigrams_FI_2Way.E16];[$Bigrams_EN_2Way.E16])" office:value-type="float" office:value="0.65" calcext:value-type="float">
            <text:p>0.650</text:p>
          </table:table-cell>
          <table:table-cell table:style-name="ce642" table:formula="of:=MAX([$Bigrams_FI_2Way.F16];[$Bigrams_EN_2Way.F16])" office:value-type="float" office:value="0.00205916032887873" calcext:value-type="float">
            <text:p>0.002</text:p>
          </table:table-cell>
          <table:table-cell table:style-name="ce642" table:formula="of:=MAX([$Bigrams_FI_2Way.G16];[$Bigrams_EN_2Way.G16])" office:value-type="float" office:value="0.00320351336410806" calcext:value-type="float">
            <text:p>0.003</text:p>
          </table:table-cell>
          <table:table-cell table:style-name="ce642" table:formula="of:=MAX([$Bigrams_FI_2Way.H16];[$Bigrams_EN_2Way.H16])" office:value-type="float" office:value="0.095" calcext:value-type="float">
            <text:p>0.095</text:p>
          </table:table-cell>
          <table:table-cell table:style-name="ce640" table:formula="of:=MAX([$Bigrams_FI_2Way.I16];[$Bigrams_EN_2Way.I16])" office:value-type="float" office:value="0.472572794580776" calcext:value-type="float">
            <text:p>0.473</text:p>
          </table:table-cell>
          <table:table-cell table:style-name="ce642" table:formula="of:=MAX([$Bigrams_FI_2Way.J16];[$Bigrams_EN_2Way.J16])" office:value-type="float" office:value="0.00222006739282937" calcext:value-type="float">
            <text:p>0.002</text:p>
          </table:table-cell>
          <table:table-cell table:style-name="ce642" table:formula="of:=MAX([$Bigrams_FI_2Way.K16];[$Bigrams_EN_2Way.K16])" office:value-type="float" office:value="0.00610321618788977" calcext:value-type="float">
            <text:p>0.006</text:p>
          </table:table-cell>
          <table:table-cell table:style-name="ce642" table:formula="of:=MAX([$Bigrams_FI_2Way.L16];[$Bigrams_EN_2Way.L16])" office:value-type="float" office:value="0.282" calcext:value-type="float">
            <text:p>0.282</text:p>
          </table:table-cell>
          <table:table-cell table:style-name="ce642" table:formula="of:=MAX([$Bigrams_FI_2Way.M16];[$Bigrams_EN_2Way.M16])" office:value-type="float" office:value="0.255" calcext:value-type="float">
            <text:p>0.255</text:p>
          </table:table-cell>
          <table:table-cell table:style-name="ce642" table:formula="of:=MAX([$Bigrams_FI_2Way.N16];[$Bigrams_EN_2Way.N16])" office:value-type="float" office:value="0.340813538913899" calcext:value-type="float">
            <text:p>0.341</text:p>
          </table:table-cell>
          <table:table-cell table:style-name="ce640" table:formula="of:=MAX([$Bigrams_FI_2Way.O16];[$Bigrams_EN_2Way.O16])" office:value-type="float" office:value="0.585" calcext:value-type="float">
            <text:p>0.585</text:p>
          </table:table-cell>
          <table:table-cell table:style-name="ce634" table:formula="of:=MAX([$Bigrams_FI_2Way.P16];[$Bigrams_EN_2Way.P16])" office:value-type="float" office:value="0.137" calcext:value-type="float">
            <text:p>0.137</text:p>
          </table:table-cell>
          <table:table-cell table:style-name="ce642" table:formula="of:=MAX([$Bigrams_FI_2Way.Q16];[$Bigrams_EN_2Way.Q16])" office:value-type="float" office:value="0.0001125224223431" calcext:value-type="float">
            <text:p>0.000</text:p>
          </table:table-cell>
          <table:table-cell table:style-name="ce642" table:formula="of:=MAX([$Bigrams_FI_2Way.R16];[$Bigrams_EN_2Way.R16])" office:value-type="float" office:value="0.516" calcext:value-type="float">
            <text:p>0.516</text:p>
          </table:table-cell>
          <table:table-cell table:style-name="ce642" table:formula="of:=MAX([$Bigrams_FI_2Way.S16];[$Bigrams_EN_2Way.S16])" office:value-type="float" office:value="0.246" calcext:value-type="float">
            <text:p>0.246</text:p>
          </table:table-cell>
          <table:table-cell table:style-name="ce642" table:formula="of:=MAX([$Bigrams_FI_2Way.T16];[$Bigrams_EN_2Way.T16])" office:value-type="float" office:value="0.11" calcext:value-type="float">
            <text:p>0.110</text:p>
          </table:table-cell>
          <table:table-cell table:style-name="ce640" table:formula="of:=MAX([$Bigrams_FI_2Way.U16];[$Bigrams_EN_2Way.U16])" office:value-type="float" office:value="0.366712824864611" calcext:value-type="float">
            <text:p>0.367</text:p>
          </table:table-cell>
          <table:table-cell table:style-name="ce642" table:formula="of:=MAX([$Bigrams_FI_2Way.V16];[$Bigrams_EN_2Way.V16])" office:value-type="float" office:value="0.00235396907541766" calcext:value-type="float">
            <text:p>0.002</text:p>
          </table:table-cell>
          <table:table-cell table:style-name="ce642" table:formula="of:=MAX([$Bigrams_FI_2Way.W16];[$Bigrams_EN_2Way.W16])" office:value-type="float" office:value="0.002" calcext:value-type="float">
            <text:p>0.002</text:p>
          </table:table-cell>
          <table:table-cell table:style-name="ce642" table:formula="of:=MAX([$Bigrams_FI_2Way.X16];[$Bigrams_EN_2Way.X16])" office:value-type="float" office:value="0.067" calcext:value-type="float">
            <text:p>0.067</text:p>
          </table:table-cell>
          <table:table-cell table:style-name="ce640" table:formula="of:=MAX([$Bigrams_FI_2Way.Y16];[$Bigrams_EN_2Way.Y16])" office:value-type="float" office:value="0.0793418104425669" calcext:value-type="float">
            <text:p>0.079</text:p>
          </table:table-cell>
          <table:table-cell table:style-name="ce642" table:formula="of:=MAX([$Bigrams_FI_2Way.Z16];[$Bigrams_EN_2Way.Z16])" office:value-type="float" office:value="0.00095306491724606" calcext:value-type="float">
            <text:p>0.001</text:p>
          </table:table-cell>
          <table:table-cell table:style-name="ce640" table:formula="of:=MAX([$Bigrams_FI_2Way.AA16];[$Bigrams_EN_2Way.AA16])" office:value-type="float" office:value="0.000100144955885359" calcext:value-type="float">
            <text:p>0.000</text:p>
          </table:table-cell>
          <table:table-cell table:style-name="ce640" table:formula="of:=MAX([$Bigrams_FI_2Way.AB16];[$Bigrams_EN_2Way.AB16])" office:value-type="float" office:value="0.231674665810656" calcext:value-type="float">
            <text:p>0.232</text:p>
          </table:table-cell>
          <table:table-cell table:style-name="ce640" table:formula="of:=MAX([$Bigrams_FI_2Way.AC16];[$Bigrams_EN_2Way.AC16])" office:value-type="float" office:value="0.0164485276981144" calcext:value-type="float">
            <text:p>0.016</text:p>
          </table:table-cell>
          <table:table-cell table:style-name="ce327" office:value-type="string" calcext:value-type="string">
            <text:p>P</text:p>
          </table:table-cell>
          <table:table-cell table:style-name="ce114" office:value-type="float" office:value="16" calcext:value-type="float">
            <text:p>16</text:p>
          </table:table-cell>
          <table:table-cell table:number-columns-repeated="993"/>
        </table:table-row>
        <table:table-row table:style-name="ro4">
          <table:table-cell table:style-name="ce640" table:formula="of:=MAX([$Bigrams_FI_2Way.A17];[$Bigrams_EN_2Way.A17])" office:value-type="float" office:value="0.00266903185797834" calcext:value-type="float">
            <text:p>0.003</text:p>
          </table:table-cell>
          <table:table-cell table:style-name="ce642" table:formula="of:=MAX([$Bigrams_FI_2Way.B17];[$Bigrams_EN_2Way.B17])" office:value-type="float" office:value="0.0000922683863213422" calcext:value-type="float">
            <text:p>0.000</text:p>
          </table:table-cell>
          <table:table-cell table:style-name="ce642" table:formula="of:=MAX([$Bigrams_FI_2Way.C17];[$Bigrams_EN_2Way.C17])" office:value-type="float" office:value="0.005" calcext:value-type="float">
            <text:p>0.005</text:p>
          </table:table-cell>
          <table:table-cell table:style-name="ce642" table:formula="of:=MAX([$Bigrams_FI_2Way.D17];[$Bigrams_EN_2Way.D17])" office:value-type="float" office:value="0.001" calcext:value-type="float">
            <text:p>0.001</text:p>
          </table:table-cell>
          <table:table-cell table:style-name="ce640" table:formula="of:=MAX([$Bigrams_FI_2Way.E17];[$Bigrams_EN_2Way.E17])" office:value-type="float" office:value="0.057" calcext:value-type="float">
            <text:p>0.057</text:p>
          </table:table-cell>
          <table:table-cell table:style-name="ce642" table:formula="of:=MAX([$Bigrams_FI_2Way.F17];[$Bigrams_EN_2Way.F17])" office:value-type="float" office:value="0.0000765152471933082" calcext:value-type="float">
            <text:p>0.000</text:p>
          </table:table-cell>
          <table:table-cell table:style-name="ce642" table:formula="of:=MAX([$Bigrams_FI_2Way.G17];[$Bigrams_EN_2Way.G17])" office:value-type="float" office:value="0.000118148543460255" calcext:value-type="float">
            <text:p>0.000</text:p>
          </table:table-cell>
          <table:table-cell table:style-name="ce642" table:formula="of:=MAX([$Bigrams_FI_2Way.H17];[$Bigrams_EN_2Way.H17])" office:value-type="float" office:value="0.000128275561471134" calcext:value-type="float">
            <text:p>0.000</text:p>
          </table:table-cell>
          <table:table-cell table:style-name="ce640" table:formula="of:=MAX([$Bigrams_FI_2Way.I17];[$Bigrams_EN_2Way.I17])" office:value-type="float" office:value="0.011" calcext:value-type="float">
            <text:p>0.011</text:p>
          </table:table-cell>
          <table:table-cell table:style-name="ce642" table:formula="of:=MAX([$Bigrams_FI_2Way.J17];[$Bigrams_EN_2Way.J17])" office:value-type="float" office:value="0.0000866422652041872" calcext:value-type="float">
            <text:p>0.000</text:p>
          </table:table-cell>
          <table:table-cell table:style-name="ce642" table:formula="of:=MAX([$Bigrams_FI_2Way.K17];[$Bigrams_EN_2Way.K17])" office:value-type="float" office:value="0.000100144955885359" calcext:value-type="float">
            <text:p>0.000</text:p>
          </table:table-cell>
          <table:table-cell table:style-name="ce642" table:formula="of:=MAX([$Bigrams_FI_2Way.L17];[$Bigrams_EN_2Way.L17])" office:value-type="float" office:value="0.000519853591225124" calcext:value-type="float">
            <text:p>0.001</text:p>
          </table:table-cell>
          <table:table-cell table:style-name="ce642" table:formula="of:=MAX([$Bigrams_FI_2Way.M17];[$Bigrams_EN_2Way.M17])" office:value-type="float" office:value="0.000227295293133062" calcext:value-type="float">
            <text:p>0.000</text:p>
          </table:table-cell>
          <table:table-cell table:style-name="ce642" table:formula="of:=MAX([$Bigrams_FI_2Way.N17];[$Bigrams_EN_2Way.N17])" office:value-type="float" office:value="0.006" calcext:value-type="float">
            <text:p>0.006</text:p>
          </table:table-cell>
          <table:table-cell table:style-name="ce640" table:formula="of:=MAX([$Bigrams_FI_2Way.O17];[$Bigrams_EN_2Way.O17])" office:value-type="float" office:value="0.001" calcext:value-type="float">
            <text:p>0.001</text:p>
          </table:table-cell>
          <table:table-cell table:style-name="ce642" table:formula="of:=MAX([$Bigrams_FI_2Way.P17];[$Bigrams_EN_2Way.P17])" office:value-type="float" office:value="0.0001125224223431" calcext:value-type="float">
            <text:p>0.000</text:p>
          </table:table-cell>
          <table:table-cell table:style-name="ce634" table:formula="of:=MAX([$Bigrams_FI_2Way.Q17];[$Bigrams_EN_2Way.Q17])" office:value-type="float" office:value="0.0000315062782560681" calcext:value-type="float">
            <text:p>0.000</text:p>
          </table:table-cell>
          <table:table-cell table:style-name="ce642" table:formula="of:=MAX([$Bigrams_FI_2Way.R17];[$Bigrams_EN_2Way.R17])" office:value-type="float" office:value="0.001" calcext:value-type="float">
            <text:p>0.001</text:p>
          </table:table-cell>
          <table:table-cell table:style-name="ce642" table:formula="of:=MAX([$Bigrams_FI_2Way.S17];[$Bigrams_EN_2Way.S17])" office:value-type="float" office:value="0.007" calcext:value-type="float">
            <text:p>0.007</text:p>
          </table:table-cell>
          <table:table-cell table:style-name="ce642" table:formula="of:=MAX([$Bigrams_FI_2Way.T17];[$Bigrams_EN_2Way.T17])" office:value-type="float" office:value="0.000375824890625955" calcext:value-type="float">
            <text:p>0.000</text:p>
          </table:table-cell>
          <table:table-cell table:style-name="ce640" table:formula="of:=MAX([$Bigrams_FI_2Way.U17];[$Bigrams_EN_2Way.U17])" office:value-type="float" office:value="0.148" calcext:value-type="float">
            <text:p>0.148</text:p>
          </table:table-cell>
          <table:table-cell table:style-name="ce642" table:formula="of:=MAX([$Bigrams_FI_2Way.V17];[$Bigrams_EN_2Way.V17])" office:value-type="float" office:value="0.000506350900543951" calcext:value-type="float">
            <text:p>0.001</text:p>
          </table:table-cell>
          <table:table-cell table:style-name="ce642" table:formula="of:=MAX([$Bigrams_FI_2Way.W17];[$Bigrams_EN_2Way.W17])" office:value-type="float" office:value="0.0000551359869481191" calcext:value-type="float">
            <text:p>0.000</text:p>
          </table:table-cell>
          <table:table-cell table:style-name="ce642" table:formula="of:=MAX([$Bigrams_FI_2Way.X17];[$Bigrams_EN_2Way.X17])" office:value-type="float" office:value="0.0000371323993732231" calcext:value-type="float">
            <text:p>0.000</text:p>
          </table:table-cell>
          <table:table-cell table:style-name="ce640" table:formula="of:=MAX([$Bigrams_FI_2Way.Y17];[$Bigrams_EN_2Way.Y17])" office:value-type="float" office:value="0.0000911431620979112" calcext:value-type="float">
            <text:p>0.000</text:p>
          </table:table-cell>
          <table:table-cell table:style-name="ce642" table:formula="of:=MAX([$Bigrams_FI_2Way.Z17];[$Bigrams_EN_2Way.Z17])" office:value-type="float" office:value="0.0000945188347682042" calcext:value-type="float">
            <text:p>0.000</text:p>
          </table:table-cell>
          <table:table-cell table:style-name="ce640" table:formula="of:=MAX([$Bigrams_FI_2Way.AA17];[$Bigrams_EN_2Way.AA17])" office:value-type="float" office:value="0" calcext:value-type="float">
            <text:p>0.000</text:p>
          </table:table-cell>
          <table:table-cell table:style-name="ce640" table:formula="of:=MAX([$Bigrams_FI_2Way.AB17];[$Bigrams_EN_2Way.AB17])" office:value-type="float" office:value="0.000271179037846872" calcext:value-type="float">
            <text:p>0.000</text:p>
          </table:table-cell>
          <table:table-cell table:style-name="ce640" table:formula="of:=MAX([$Bigrams_FI_2Way.AC17];[$Bigrams_EN_2Way.AC17])" office:value-type="float" office:value="0.00000225044844686201" calcext:value-type="float">
            <text:p>0.000</text:p>
          </table:table-cell>
          <table:table-cell table:style-name="ce327" office:value-type="string" calcext:value-type="string">
            <text:p>Q</text:p>
          </table:table-cell>
          <table:table-cell table:style-name="ce114" office:value-type="float" office:value="17" calcext:value-type="float">
            <text:p>17</text:p>
          </table:table-cell>
          <table:table-cell table:number-columns-repeated="993"/>
        </table:table-row>
        <table:table-row table:style-name="ro4">
          <table:table-cell table:style-name="ce640" table:formula="of:=MAX([$Bigrams_FI_2Way.A18];[$Bigrams_EN_2Way.A18])" office:value-type="float" office:value="1.761" calcext:value-type="float">
            <text:p>1.761</text:p>
          </table:table-cell>
          <table:table-cell table:style-name="ce642" table:formula="of:=MAX([$Bigrams_FI_2Way.B18];[$Bigrams_EN_2Way.B18])" office:value-type="float" office:value="0.139" calcext:value-type="float">
            <text:p>0.139</text:p>
          </table:table-cell>
          <table:table-cell table:style-name="ce642" table:formula="of:=MAX([$Bigrams_FI_2Way.C18];[$Bigrams_EN_2Way.C18])" office:value-type="float" office:value="0.27" calcext:value-type="float">
            <text:p>0.270</text:p>
          </table:table-cell>
          <table:table-cell table:style-name="ce642" table:formula="of:=MAX([$Bigrams_FI_2Way.D18];[$Bigrams_EN_2Way.D18])" office:value-type="float" office:value="0.274" calcext:value-type="float">
            <text:p>0.274</text:p>
          </table:table-cell>
          <table:table-cell table:style-name="ce640" table:formula="of:=MAX([$Bigrams_FI_2Way.E18];[$Bigrams_EN_2Way.E18])" office:value-type="float" office:value="3.902" calcext:value-type="float">
            <text:p>3.902</text:p>
          </table:table-cell>
          <table:table-cell table:style-name="ce642" table:formula="of:=MAX([$Bigrams_FI_2Way.F18];[$Bigrams_EN_2Way.F18])" office:value-type="float" office:value="0.245" calcext:value-type="float">
            <text:p>0.245</text:p>
          </table:table-cell>
          <table:table-cell table:style-name="ce642" table:formula="of:=MAX([$Bigrams_FI_2Way.G18];[$Bigrams_EN_2Way.G18])" office:value-type="float" office:value="0.297" calcext:value-type="float">
            <text:p>0.297</text:p>
          </table:table-cell>
          <table:table-cell table:style-name="ce642" table:formula="of:=MAX([$Bigrams_FI_2Way.H18];[$Bigrams_EN_2Way.H18])" office:value-type="float" office:value="0.099" calcext:value-type="float">
            <text:p>0.099</text:p>
          </table:table-cell>
          <table:table-cell table:style-name="ce640" table:formula="of:=MAX([$Bigrams_FI_2Way.I18];[$Bigrams_EN_2Way.I18])" office:value-type="float" office:value="1.043" calcext:value-type="float">
            <text:p>1.043</text:p>
          </table:table-cell>
          <table:table-cell table:style-name="ce642" table:formula="of:=MAX([$Bigrams_FI_2Way.J18];[$Bigrams_EN_2Way.J18])" office:value-type="float" office:value="0.154642940698793" calcext:value-type="float">
            <text:p>0.155</text:p>
          </table:table-cell>
          <table:table-cell table:style-name="ce642" table:formula="of:=MAX([$Bigrams_FI_2Way.K18];[$Bigrams_EN_2Way.K18])" office:value-type="float" office:value="0.252277521341678" calcext:value-type="float">
            <text:p>0.252</text:p>
          </table:table-cell>
          <table:table-cell table:style-name="ce642" table:formula="of:=MAX([$Bigrams_FI_2Way.L18];[$Bigrams_EN_2Way.L18])" office:value-type="float" office:value="0.096" calcext:value-type="float">
            <text:p>0.096</text:p>
          </table:table-cell>
          <table:table-cell table:style-name="ce642" table:formula="of:=MAX([$Bigrams_FI_2Way.M18];[$Bigrams_EN_2Way.M18])" office:value-type="float" office:value="0.178" calcext:value-type="float">
            <text:p>0.178</text:p>
          </table:table-cell>
          <table:table-cell table:style-name="ce642" table:formula="of:=MAX([$Bigrams_FI_2Way.N18];[$Bigrams_EN_2Way.N18])" office:value-type="float" office:value="0.169" calcext:value-type="float">
            <text:p>0.169</text:p>
          </table:table-cell>
          <table:table-cell table:style-name="ce640" table:formula="of:=MAX([$Bigrams_FI_2Way.O18];[$Bigrams_EN_2Way.O18])" office:value-type="float" office:value="2.004" calcext:value-type="float">
            <text:p>2.004</text:p>
          </table:table-cell>
          <table:table-cell table:style-name="ce642" table:formula="of:=MAX([$Bigrams_FI_2Way.P18];[$Bigrams_EN_2Way.P18])" office:value-type="float" office:value="0.516" calcext:value-type="float">
            <text:p>0.516</text:p>
          </table:table-cell>
          <table:table-cell table:style-name="ce642" table:formula="of:=MAX([$Bigrams_FI_2Way.Q18];[$Bigrams_EN_2Way.Q18])" office:value-type="float" office:value="0.001" calcext:value-type="float">
            <text:p>0.001</text:p>
          </table:table-cell>
          <table:table-cell table:style-name="ce634" table:formula="of:=MAX([$Bigrams_FI_2Way.R18];[$Bigrams_EN_2Way.R18])" office:value-type="float" office:value="0.121" calcext:value-type="float">
            <text:p>0.121</text:p>
          </table:table-cell>
          <table:table-cell table:style-name="ce642" table:formula="of:=MAX([$Bigrams_FI_2Way.S18];[$Bigrams_EN_2Way.S18])" office:value-type="float" office:value="0.403" calcext:value-type="float">
            <text:p>0.403</text:p>
          </table:table-cell>
          <table:table-cell table:style-name="ce642" table:formula="of:=MAX([$Bigrams_FI_2Way.T18];[$Bigrams_EN_2Way.T18])" office:value-type="float" office:value="0.788" calcext:value-type="float">
            <text:p>0.788</text:p>
          </table:table-cell>
          <table:table-cell table:style-name="ce640" table:formula="of:=MAX([$Bigrams_FI_2Way.U18];[$Bigrams_EN_2Way.U18])" office:value-type="float" office:value="0.671" calcext:value-type="float">
            <text:p>0.671</text:p>
          </table:table-cell>
          <table:table-cell table:style-name="ce642" table:formula="of:=MAX([$Bigrams_FI_2Way.V18];[$Bigrams_EN_2Way.V18])" office:value-type="float" office:value="0.0844975878343277" calcext:value-type="float">
            <text:p>0.084</text:p>
          </table:table-cell>
          <table:table-cell table:style-name="ce642" table:formula="of:=MAX([$Bigrams_FI_2Way.W18];[$Bigrams_EN_2Way.W18])" office:value-type="float" office:value="0.044" calcext:value-type="float">
            <text:p>0.044</text:p>
          </table:table-cell>
          <table:table-cell table:style-name="ce642" table:formula="of:=MAX([$Bigrams_FI_2Way.X18];[$Bigrams_EN_2Way.X18])" office:value-type="float" office:value="0.00151567702896157" calcext:value-type="float">
            <text:p>0.002</text:p>
          </table:table-cell>
          <table:table-cell table:style-name="ce640" table:formula="of:=MAX([$Bigrams_FI_2Way.Y18];[$Bigrams_EN_2Way.Y18])" office:value-type="float" office:value="0.256" calcext:value-type="float">
            <text:p>0.256</text:p>
          </table:table-cell>
          <table:table-cell table:style-name="ce642" table:formula="of:=MAX([$Bigrams_FI_2Way.Z18];[$Bigrams_EN_2Way.Z18])" office:value-type="float" office:value="0.00227295293133063" calcext:value-type="float">
            <text:p>0.002</text:p>
          </table:table-cell>
          <table:table-cell table:style-name="ce640" table:formula="of:=MAX([$Bigrams_FI_2Way.AA18];[$Bigrams_EN_2Way.AA18])" office:value-type="float" office:value="0.000869798324712165" calcext:value-type="float">
            <text:p>0.001</text:p>
          </table:table-cell>
          <table:table-cell table:style-name="ce640" table:formula="of:=MAX([$Bigrams_FI_2Way.AB18];[$Bigrams_EN_2Way.AB18])" office:value-type="float" office:value="0.227967051994451" calcext:value-type="float">
            <text:p>0.228</text:p>
          </table:table-cell>
          <table:table-cell table:style-name="ce640" table:formula="of:=MAX([$Bigrams_FI_2Way.AC18];[$Bigrams_EN_2Way.AC18])" office:value-type="float" office:value="0.0244792529807415" calcext:value-type="float">
            <text:p>0.024</text:p>
          </table:table-cell>
          <table:table-cell table:style-name="ce327" office:value-type="string" calcext:value-type="string">
            <text:p>R</text:p>
          </table:table-cell>
          <table:table-cell table:style-name="ce114" office:value-type="float" office:value="18" calcext:value-type="float">
            <text:p>18</text:p>
          </table:table-cell>
          <table:table-cell table:number-columns-repeated="993"/>
        </table:table-row>
        <table:table-row table:style-name="ro4">
          <table:table-cell table:style-name="ce640" table:formula="of:=MAX([$Bigrams_FI_2Way.A19];[$Bigrams_EN_2Way.A19])" office:value-type="float" office:value="2.1314908671851" calcext:value-type="float">
            <text:p>2.131</text:p>
          </table:table-cell>
          <table:table-cell table:style-name="ce642" table:formula="of:=MAX([$Bigrams_FI_2Way.B19];[$Bigrams_EN_2Way.B19])" office:value-type="float" office:value="0.054" calcext:value-type="float">
            <text:p>0.054</text:p>
          </table:table-cell>
          <table:table-cell table:style-name="ce642" table:formula="of:=MAX([$Bigrams_FI_2Way.C19];[$Bigrams_EN_2Way.C19])" office:value-type="float" office:value="0.178" calcext:value-type="float">
            <text:p>0.178</text:p>
          </table:table-cell>
          <table:table-cell table:style-name="ce642" table:formula="of:=MAX([$Bigrams_FI_2Way.D19];[$Bigrams_EN_2Way.D19])" office:value-type="float" office:value="0.131" calcext:value-type="float">
            <text:p>0.131</text:p>
          </table:table-cell>
          <table:table-cell table:style-name="ce640" table:formula="of:=MAX([$Bigrams_FI_2Way.E19];[$Bigrams_EN_2Way.E19])" office:value-type="float" office:value="2.271" calcext:value-type="float">
            <text:p>2.271</text:p>
          </table:table-cell>
          <table:table-cell table:style-name="ce642" table:formula="of:=MAX([$Bigrams_FI_2Way.F19];[$Bigrams_EN_2Way.F19])" office:value-type="float" office:value="0.023" calcext:value-type="float">
            <text:p>0.023</text:p>
          </table:table-cell>
          <table:table-cell table:style-name="ce642" table:formula="of:=MAX([$Bigrams_FI_2Way.G19];[$Bigrams_EN_2Way.G19])" office:value-type="float" office:value="0.053" calcext:value-type="float">
            <text:p>0.053</text:p>
          </table:table-cell>
          <table:table-cell table:style-name="ce642" table:formula="of:=MAX([$Bigrams_FI_2Way.H19];[$Bigrams_EN_2Way.H19])" office:value-type="float" office:value="0.33" calcext:value-type="float">
            <text:p>0.330</text:p>
          </table:table-cell>
          <table:table-cell table:style-name="ce640" table:formula="of:=MAX([$Bigrams_FI_2Way.I19];[$Bigrams_EN_2Way.I19])" office:value-type="float" office:value="3.31271637499204" calcext:value-type="float">
            <text:p>3.313</text:p>
          </table:table-cell>
          <table:table-cell table:style-name="ce642" table:formula="of:=MAX([$Bigrams_FI_2Way.J19];[$Bigrams_EN_2Way.J19])" office:value-type="float" office:value="0.0522666651783701" calcext:value-type="float">
            <text:p>0.052</text:p>
          </table:table-cell>
          <table:table-cell table:style-name="ce642" table:formula="of:=MAX([$Bigrams_FI_2Way.K19];[$Bigrams_EN_2Way.K19])" office:value-type="float" office:value="0.887121151631885" calcext:value-type="float">
            <text:p>0.887</text:p>
          </table:table-cell>
          <table:table-cell table:style-name="ce642" table:formula="of:=MAX([$Bigrams_FI_2Way.L19];[$Bigrams_EN_2Way.L19])" office:value-type="float" office:value="0.198" calcext:value-type="float">
            <text:p>0.198</text:p>
          </table:table-cell>
          <table:table-cell table:style-name="ce642" table:formula="of:=MAX([$Bigrams_FI_2Way.M19];[$Bigrams_EN_2Way.M19])" office:value-type="float" office:value="0.158" calcext:value-type="float">
            <text:p>0.158</text:p>
          </table:table-cell>
          <table:table-cell table:style-name="ce642" table:formula="of:=MAX([$Bigrams_FI_2Way.N19];[$Bigrams_EN_2Way.N19])" office:value-type="float" office:value="0.777026963162949" calcext:value-type="float">
            <text:p>0.777</text:p>
          </table:table-cell>
          <table:table-cell table:style-name="ce640" table:formula="of:=MAX([$Bigrams_FI_2Way.O19];[$Bigrams_EN_2Way.O19])" office:value-type="float" office:value="0.760123844878569" calcext:value-type="float">
            <text:p>0.760</text:p>
          </table:table-cell>
          <table:table-cell table:style-name="ce642" table:formula="of:=MAX([$Bigrams_FI_2Way.P19];[$Bigrams_EN_2Way.P19])" office:value-type="float" office:value="0.246" calcext:value-type="float">
            <text:p>0.246</text:p>
          </table:table-cell>
          <table:table-cell table:style-name="ce642" table:formula="of:=MAX([$Bigrams_FI_2Way.Q19];[$Bigrams_EN_2Way.Q19])" office:value-type="float" office:value="0.007" calcext:value-type="float">
            <text:p>0.007</text:p>
          </table:table-cell>
          <table:table-cell table:style-name="ce642" table:formula="of:=MAX([$Bigrams_FI_2Way.R19];[$Bigrams_EN_2Way.R19])" office:value-type="float" office:value="0.403" calcext:value-type="float">
            <text:p>0.403</text:p>
          </table:table-cell>
          <table:table-cell table:style-name="ce634" table:formula="of:=MAX([$Bigrams_FI_2Way.S19];[$Bigrams_EN_2Way.S19])" office:value-type="float" office:value="0.820321090383681" calcext:value-type="float">
            <text:p>0.820</text:p>
          </table:table-cell>
          <table:table-cell table:style-name="ce642" table:formula="of:=MAX([$Bigrams_FI_2Way.T19];[$Bigrams_EN_2Way.T19])" office:value-type="float" office:value="1.76142937503157" calcext:value-type="float">
            <text:p>1.761</text:p>
          </table:table-cell>
          <table:table-cell table:style-name="ce640" table:formula="of:=MAX([$Bigrams_FI_2Way.U19];[$Bigrams_EN_2Way.U19])" office:value-type="float" office:value="0.956820915703873" calcext:value-type="float">
            <text:p>0.957</text:p>
          </table:table-cell>
          <table:table-cell table:style-name="ce642" table:formula="of:=MAX([$Bigrams_FI_2Way.V19];[$Bigrams_EN_2Way.V19])" office:value-type="float" office:value="0.088406616786527" calcext:value-type="float">
            <text:p>0.088</text:p>
          </table:table-cell>
          <table:table-cell table:style-name="ce642" table:formula="of:=MAX([$Bigrams_FI_2Way.W19];[$Bigrams_EN_2Way.W19])" office:value-type="float" office:value="0.059" calcext:value-type="float">
            <text:p>0.059</text:p>
          </table:table-cell>
          <table:table-cell table:style-name="ce642" table:formula="of:=MAX([$Bigrams_FI_2Way.X19];[$Bigrams_EN_2Way.X19])" office:value-type="float" office:value="0.00233033936672561" calcext:value-type="float">
            <text:p>0.002</text:p>
          </table:table-cell>
          <table:table-cell table:style-name="ce640" table:formula="of:=MAX([$Bigrams_FI_2Way.Y19];[$Bigrams_EN_2Way.Y19])" office:value-type="float" office:value="0.278328712562552" calcext:value-type="float">
            <text:p>0.278</text:p>
          </table:table-cell>
          <table:table-cell table:style-name="ce642" table:formula="of:=MAX([$Bigrams_FI_2Way.Z19];[$Bigrams_EN_2Way.Z19])" office:value-type="float" office:value="0.00263302468282855" calcext:value-type="float">
            <text:p>0.003</text:p>
          </table:table-cell>
          <table:table-cell table:style-name="ce640" table:formula="of:=MAX([$Bigrams_FI_2Way.AA19];[$Bigrams_EN_2Way.AA19])" office:value-type="float" office:value="0.000369073545285369" calcext:value-type="float">
            <text:p>0.000</text:p>
          </table:table-cell>
          <table:table-cell table:style-name="ce640" table:formula="of:=MAX([$Bigrams_FI_2Way.AB19];[$Bigrams_EN_2Way.AB19])" office:value-type="float" office:value="0.563561800960077" calcext:value-type="float">
            <text:p>0.564</text:p>
          </table:table-cell>
          <table:table-cell table:style-name="ce640" table:formula="of:=MAX([$Bigrams_FI_2Way.AC19];[$Bigrams_EN_2Way.AC19])" office:value-type="float" office:value="0.138962941145282" calcext:value-type="float">
            <text:p>0.139</text:p>
          </table:table-cell>
          <table:table-cell table:style-name="ce327" office:value-type="string" calcext:value-type="string">
            <text:p>S</text:p>
          </table:table-cell>
          <table:table-cell table:style-name="ce114" office:value-type="float" office:value="19" calcext:value-type="float">
            <text:p>19</text:p>
          </table:table-cell>
          <table:table-cell table:number-columns-repeated="993"/>
        </table:table-row>
        <table:table-row table:style-name="ro4">
          <table:table-cell table:style-name="ce640" table:formula="of:=MAX([$Bigrams_FI_2Way.A20];[$Bigrams_EN_2Way.A20])" office:value-type="float" office:value="2.81495881184243" calcext:value-type="float">
            <text:p>2.815</text:p>
          </table:table-cell>
          <table:table-cell table:style-name="ce642" table:formula="of:=MAX([$Bigrams_FI_2Way.B20];[$Bigrams_EN_2Way.B20])" office:value-type="float" office:value="0.02" calcext:value-type="float">
            <text:p>0.020</text:p>
          </table:table-cell>
          <table:table-cell table:style-name="ce642" table:formula="of:=MAX([$Bigrams_FI_2Way.C20];[$Bigrams_EN_2Way.C20])" office:value-type="float" office:value="0.487" calcext:value-type="float">
            <text:p>0.487</text:p>
          </table:table-cell>
          <table:table-cell table:style-name="ce642" table:formula="of:=MAX([$Bigrams_FI_2Way.D20];[$Bigrams_EN_2Way.D20])" office:value-type="float" office:value="0.0107481417822129" calcext:value-type="float">
            <text:p>0.011</text:p>
          </table:table-cell>
          <table:table-cell table:style-name="ce640" table:formula="of:=MAX([$Bigrams_FI_2Way.E20];[$Bigrams_EN_2Way.E20])" office:value-type="float" office:value="1.85519318434585" calcext:value-type="float">
            <text:p>1.855</text:p>
          </table:table-cell>
          <table:table-cell table:style-name="ce642" table:formula="of:=MAX([$Bigrams_FI_2Way.F20];[$Bigrams_EN_2Way.F20])" office:value-type="float" office:value="0.088" calcext:value-type="float">
            <text:p>0.088</text:p>
          </table:table-cell>
          <table:table-cell table:style-name="ce642" table:formula="of:=MAX([$Bigrams_FI_2Way.G20];[$Bigrams_EN_2Way.G20])" office:value-type="float" office:value="0.017" calcext:value-type="float">
            <text:p>0.017</text:p>
          </table:table-cell>
          <table:table-cell table:style-name="ce642" table:formula="of:=MAX([$Bigrams_FI_2Way.H20];[$Bigrams_EN_2Way.H20])" office:value-type="float" office:value="3.686" calcext:value-type="float">
            <text:p>3.686</text:p>
          </table:table-cell>
          <table:table-cell table:style-name="ce640" table:formula="of:=MAX([$Bigrams_FI_2Way.I20];[$Bigrams_EN_2Way.I20])" office:value-type="float" office:value="2.466" calcext:value-type="float">
            <text:p>2.466</text:p>
          </table:table-cell>
          <table:table-cell table:style-name="ce642" table:formula="of:=MAX([$Bigrams_FI_2Way.J20];[$Bigrams_EN_2Way.J20])" office:value-type="float" office:value="0.0661609338892962" calcext:value-type="float">
            <text:p>0.066</text:p>
          </table:table-cell>
          <table:table-cell table:style-name="ce642" table:formula="of:=MAX([$Bigrams_FI_2Way.K20];[$Bigrams_EN_2Way.K20])" office:value-type="float" office:value="0.244887048642183" calcext:value-type="float">
            <text:p>0.245</text:p>
          </table:table-cell>
          <table:table-cell table:style-name="ce642" table:formula="of:=MAX([$Bigrams_FI_2Way.L20];[$Bigrams_EN_2Way.L20])" office:value-type="float" office:value="0.298394836138997" calcext:value-type="float">
            <text:p>0.298</text:p>
          </table:table-cell>
          <table:table-cell table:style-name="ce642" table:formula="of:=MAX([$Bigrams_FI_2Way.M20];[$Bigrams_EN_2Way.M20])" office:value-type="float" office:value="0.0750186989761449" calcext:value-type="float">
            <text:p>0.075</text:p>
          </table:table-cell>
          <table:table-cell table:style-name="ce642" table:formula="of:=MAX([$Bigrams_FI_2Way.N20];[$Bigrams_EN_2Way.N20])" office:value-type="float" office:value="1.051" calcext:value-type="float">
            <text:p>1.051</text:p>
          </table:table-cell>
          <table:table-cell table:style-name="ce640" table:formula="of:=MAX([$Bigrams_FI_2Way.O20];[$Bigrams_EN_2Way.O20])" office:value-type="float" office:value="1.483" calcext:value-type="float">
            <text:p>1.483</text:p>
          </table:table-cell>
          <table:table-cell table:style-name="ce642" table:formula="of:=MAX([$Bigrams_FI_2Way.P20];[$Bigrams_EN_2Way.P20])" office:value-type="float" office:value="0.11" calcext:value-type="float">
            <text:p>0.110</text:p>
          </table:table-cell>
          <table:table-cell table:style-name="ce642" table:formula="of:=MAX([$Bigrams_FI_2Way.Q20];[$Bigrams_EN_2Way.Q20])" office:value-type="float" office:value="0.000375824890625955" calcext:value-type="float">
            <text:p>0.000</text:p>
          </table:table-cell>
          <table:table-cell table:style-name="ce642" table:formula="of:=MAX([$Bigrams_FI_2Way.R20];[$Bigrams_EN_2Way.R20])" office:value-type="float" office:value="0.788" calcext:value-type="float">
            <text:p>0.788</text:p>
          </table:table-cell>
          <table:table-cell table:style-name="ce642" table:formula="of:=MAX([$Bigrams_FI_2Way.S20];[$Bigrams_EN_2Way.S20])" office:value-type="float" office:value="1.76142937503157" calcext:value-type="float">
            <text:p>1.761</text:p>
          </table:table-cell>
          <table:table-cell table:style-name="ce634" table:formula="of:=MAX([$Bigrams_FI_2Way.T20];[$Bigrams_EN_2Way.T20])" office:value-type="float" office:value="1.23013450390259" calcext:value-type="float">
            <text:p>1.230</text:p>
          </table:table-cell>
          <table:table-cell table:style-name="ce640" table:formula="of:=MAX([$Bigrams_FI_2Way.U20];[$Bigrams_EN_2Way.U20])" office:value-type="float" office:value="1.33646931824105" calcext:value-type="float">
            <text:p>1.336</text:p>
          </table:table-cell>
          <table:table-cell table:style-name="ce642" table:formula="of:=MAX([$Bigrams_FI_2Way.V20];[$Bigrams_EN_2Way.V20])" office:value-type="float" office:value="0.0620212339712935" calcext:value-type="float">
            <text:p>0.062</text:p>
          </table:table-cell>
          <table:table-cell table:style-name="ce642" table:formula="of:=MAX([$Bigrams_FI_2Way.W20];[$Bigrams_EN_2Way.W20])" office:value-type="float" office:value="0.089" calcext:value-type="float">
            <text:p>0.089</text:p>
          </table:table-cell>
          <table:table-cell table:style-name="ce642" table:formula="of:=MAX([$Bigrams_FI_2Way.X20];[$Bigrams_EN_2Way.X20])" office:value-type="float" office:value="0.047" calcext:value-type="float">
            <text:p>0.047</text:p>
          </table:table-cell>
          <table:table-cell table:style-name="ce640" table:formula="of:=MAX([$Bigrams_FI_2Way.Y20];[$Bigrams_EN_2Way.Y20])" office:value-type="float" office:value="0.630178450659863" calcext:value-type="float">
            <text:p>0.630</text:p>
          </table:table-cell>
          <table:table-cell table:style-name="ce642" table:formula="of:=MAX([$Bigrams_FI_2Way.Z20];[$Bigrams_EN_2Way.Z20])" office:value-type="float" office:value="0.00544270956873576" calcext:value-type="float">
            <text:p>0.005</text:p>
          </table:table-cell>
          <table:table-cell table:style-name="ce640" table:formula="of:=MAX([$Bigrams_FI_2Way.AA20];[$Bigrams_EN_2Way.AA20])" office:value-type="float" office:value="0.000299309643432647" calcext:value-type="float">
            <text:p>0.000</text:p>
          </table:table-cell>
          <table:table-cell table:style-name="ce640" table:formula="of:=MAX([$Bigrams_FI_2Way.AB20];[$Bigrams_EN_2Way.AB20])" office:value-type="float" office:value="0.984130107606543" calcext:value-type="float">
            <text:p>0.984</text:p>
          </table:table-cell>
          <table:table-cell table:style-name="ce640" table:formula="of:=MAX([$Bigrams_FI_2Way.AC20];[$Bigrams_EN_2Way.AC20])" office:value-type="float" office:value="0.116096134476717" calcext:value-type="float">
            <text:p>0.116</text:p>
          </table:table-cell>
          <table:table-cell table:style-name="ce327" office:value-type="string" calcext:value-type="string">
            <text:p>T</text:p>
          </table:table-cell>
          <table:table-cell table:style-name="ce114" office:value-type="float" office:value="20" calcext:value-type="float">
            <text:p>20</text:p>
          </table:table-cell>
          <table:table-cell table:number-columns-repeated="993"/>
        </table:table-row>
        <table:table-row table:style-name="ro4">
          <table:table-cell table:style-name="ce641" table:formula="of:=MAX([$Bigrams_FI_2Way.A21];[$Bigrams_EN_2Way.A21])" office:value-type="float" office:value="0.449450562013492" calcext:value-type="float">
            <text:p>0.449</text:p>
          </table:table-cell>
          <table:table-cell table:style-name="ce640" table:formula="of:=MAX([$Bigrams_FI_2Way.B21];[$Bigrams_EN_2Way.B21])" office:value-type="float" office:value="0.274" calcext:value-type="float">
            <text:p>0.274</text:p>
          </table:table-cell>
          <table:table-cell table:style-name="ce640" table:formula="of:=MAX([$Bigrams_FI_2Way.C21];[$Bigrams_EN_2Way.C21])" office:value-type="float" office:value="0.351" calcext:value-type="float">
            <text:p>0.351</text:p>
          </table:table-cell>
          <table:table-cell table:style-name="ce640" table:formula="of:=MAX([$Bigrams_FI_2Way.D21];[$Bigrams_EN_2Way.D21])" office:value-type="float" office:value="0.239" calcext:value-type="float">
            <text:p>0.239</text:p>
          </table:table-cell>
          <table:table-cell table:style-name="ce641" table:formula="of:=MAX([$Bigrams_FI_2Way.E21];[$Bigrams_EN_2Way.E21])" office:value-type="float" office:value="0.263499382521955" calcext:value-type="float">
            <text:p>0.263</text:p>
          </table:table-cell>
          <table:table-cell table:style-name="ce640" table:formula="of:=MAX([$Bigrams_FI_2Way.F21];[$Bigrams_EN_2Way.F21])" office:value-type="float" office:value="0.115" calcext:value-type="float">
            <text:p>0.115</text:p>
          </table:table-cell>
          <table:table-cell table:style-name="ce640" table:formula="of:=MAX([$Bigrams_FI_2Way.G21];[$Bigrams_EN_2Way.G21])" office:value-type="float" office:value="0.214" calcext:value-type="float">
            <text:p>0.214</text:p>
          </table:table-cell>
          <table:table-cell table:style-name="ce640" table:formula="of:=MAX([$Bigrams_FI_2Way.H21];[$Bigrams_EN_2Way.H21])" office:value-type="float" office:value="0.173749248012652" calcext:value-type="float">
            <text:p>0.174</text:p>
          </table:table-cell>
          <table:table-cell table:style-name="ce641" table:formula="of:=MAX([$Bigrams_FI_2Way.I21];[$Bigrams_EN_2Way.I21])" office:value-type="float" office:value="0.301393558694441" calcext:value-type="float">
            <text:p>0.301</text:p>
          </table:table-cell>
          <table:table-cell table:style-name="ce640" table:formula="of:=MAX([$Bigrams_FI_2Way.J21];[$Bigrams_EN_2Way.J21])" office:value-type="float" office:value="0.163879906348938" calcext:value-type="float">
            <text:p>0.164</text:p>
          </table:table-cell>
          <table:table-cell table:style-name="ce640" table:formula="of:=MAX([$Bigrams_FI_2Way.K21];[$Bigrams_EN_2Way.K21])" office:value-type="float" office:value="1.02085630103511" calcext:value-type="float">
            <text:p>1.021</text:p>
          </table:table-cell>
          <table:table-cell table:style-name="ce640" table:formula="of:=MAX([$Bigrams_FI_2Way.L21];[$Bigrams_EN_2Way.L21])" office:value-type="float" office:value="0.795297228878799" calcext:value-type="float">
            <text:p>0.795</text:p>
          </table:table-cell>
          <table:table-cell table:style-name="ce640" table:formula="of:=MAX([$Bigrams_FI_2Way.M21];[$Bigrams_EN_2Way.M21])" office:value-type="float" office:value="0.495546497550567" calcext:value-type="float">
            <text:p>0.496</text:p>
          </table:table-cell>
          <table:table-cell table:style-name="ce640" table:formula="of:=MAX([$Bigrams_FI_2Way.N21];[$Bigrams_EN_2Way.N21])" office:value-type="float" office:value="0.705094754231676" calcext:value-type="float">
            <text:p>0.705</text:p>
          </table:table-cell>
          <table:table-cell table:style-name="ce641" table:formula="of:=MAX([$Bigrams_FI_2Way.O21];[$Bigrams_EN_2Way.O21])" office:value-type="float" office:value="0.881" calcext:value-type="float">
            <text:p>0.881</text:p>
          </table:table-cell>
          <table:table-cell table:style-name="ce640" table:formula="of:=MAX([$Bigrams_FI_2Way.P21];[$Bigrams_EN_2Way.P21])" office:value-type="float" office:value="0.366712824864611" calcext:value-type="float">
            <text:p>0.367</text:p>
          </table:table-cell>
          <table:table-cell table:style-name="ce640" table:formula="of:=MAX([$Bigrams_FI_2Way.Q21];[$Bigrams_EN_2Way.Q21])" office:value-type="float" office:value="0.148" calcext:value-type="float">
            <text:p>0.148</text:p>
          </table:table-cell>
          <table:table-cell table:style-name="ce640" table:formula="of:=MAX([$Bigrams_FI_2Way.R21];[$Bigrams_EN_2Way.R21])" office:value-type="float" office:value="0.671" calcext:value-type="float">
            <text:p>0.671</text:p>
          </table:table-cell>
          <table:table-cell table:style-name="ce640" table:formula="of:=MAX([$Bigrams_FI_2Way.S21];[$Bigrams_EN_2Way.S21])" office:value-type="float" office:value="0.956820915703873" calcext:value-type="float">
            <text:p>0.957</text:p>
          </table:table-cell>
          <table:table-cell table:style-name="ce640" table:formula="of:=MAX([$Bigrams_FI_2Way.T21];[$Bigrams_EN_2Way.T21])" office:value-type="float" office:value="1.33646931824105" calcext:value-type="float">
            <text:p>1.336</text:p>
          </table:table-cell>
          <table:table-cell table:style-name="ce634" table:formula="of:=MAX([$Bigrams_FI_2Way.U21];[$Bigrams_EN_2Way.U21])" office:value-type="float" office:value="0.537998957052172" calcext:value-type="float">
            <text:p>0.538</text:p>
          </table:table-cell>
          <table:table-cell table:style-name="ce640" table:formula="of:=MAX([$Bigrams_FI_2Way.V21];[$Bigrams_EN_2Way.V21])" office:value-type="float" office:value="0.454316031555608" calcext:value-type="float">
            <text:p>0.454</text:p>
          </table:table-cell>
          <table:table-cell table:style-name="ce640" table:formula="of:=MAX([$Bigrams_FI_2Way.W21];[$Bigrams_EN_2Way.W21])" office:value-type="float" office:value="0.0016259490028578" calcext:value-type="float">
            <text:p>0.002</text:p>
          </table:table-cell>
          <table:table-cell table:style-name="ce640" table:formula="of:=MAX([$Bigrams_FI_2Way.X21];[$Bigrams_EN_2Way.X21])" office:value-type="float" office:value="0.009" calcext:value-type="float">
            <text:p>0.009</text:p>
          </table:table-cell>
          <table:table-cell table:style-name="ce641" table:formula="of:=MAX([$Bigrams_FI_2Way.Y21];[$Bigrams_EN_2Way.Y21])" office:value-type="float" office:value="0.00931235567311499" calcext:value-type="float">
            <text:p>0.009</text:p>
          </table:table-cell>
          <table:table-cell table:style-name="ce640" table:formula="of:=MAX([$Bigrams_FI_2Way.Z21];[$Bigrams_EN_2Way.Z21])" office:value-type="float" office:value="0.00479908131293323" calcext:value-type="float">
            <text:p>0.005</text:p>
          </table:table-cell>
          <table:table-cell table:style-name="ce641" table:formula="of:=MAX([$Bigrams_FI_2Way.AA21];[$Bigrams_EN_2Way.AA21])" office:value-type="float" office:value="0.00000900179378744803" calcext:value-type="float">
            <text:p>0.000</text:p>
          </table:table-cell>
          <table:table-cell table:style-name="ce641" table:formula="of:=MAX([$Bigrams_FI_2Way.AB21];[$Bigrams_EN_2Way.AB21])" office:value-type="float" office:value="0.0127127832763235" calcext:value-type="float">
            <text:p>0.013</text:p>
          </table:table-cell>
          <table:table-cell table:style-name="ce641" table:formula="of:=MAX([$Bigrams_FI_2Way.AC21];[$Bigrams_EN_2Way.AC21])" office:value-type="float" office:value="0.000472594173841021" calcext:value-type="float">
            <text:p>0.000</text:p>
          </table:table-cell>
          <table:table-cell table:style-name="ce325" office:value-type="string" calcext:value-type="string">
            <text:p>U</text:p>
          </table:table-cell>
          <table:table-cell table:style-name="ce114" office:value-type="float" office:value="21" calcext:value-type="float">
            <text:p>21</text:p>
          </table:table-cell>
          <table:table-cell table:number-columns-repeated="993"/>
        </table:table-row>
        <table:table-row table:style-name="ro4">
          <table:table-cell table:style-name="ce640" table:formula="of:=MAX([$Bigrams_FI_2Way.A22];[$Bigrams_EN_2Way.A22])" office:value-type="float" office:value="1.38734858195193" calcext:value-type="float">
            <text:p>1.387</text:p>
          </table:table-cell>
          <table:table-cell table:style-name="ce642" table:formula="of:=MAX([$Bigrams_FI_2Way.B22];[$Bigrams_EN_2Way.B22])" office:value-type="float" office:value="0.004" calcext:value-type="float">
            <text:p>0.004</text:p>
          </table:table-cell>
          <table:table-cell table:style-name="ce642" table:formula="of:=MAX([$Bigrams_FI_2Way.C22];[$Bigrams_EN_2Way.C22])" office:value-type="float" office:value="0.00131426189296741" calcext:value-type="float">
            <text:p>0.001</text:p>
          </table:table-cell>
          <table:table-cell table:style-name="ce642" table:formula="of:=MAX([$Bigrams_FI_2Way.D22];[$Bigrams_EN_2Way.D22])" office:value-type="float" office:value="0.019" calcext:value-type="float">
            <text:p>0.019</text:p>
          </table:table-cell>
          <table:table-cell table:style-name="ce640" table:formula="of:=MAX([$Bigrams_FI_2Way.E22];[$Bigrams_EN_2Way.E22])" office:value-type="float" office:value="1.08" calcext:value-type="float">
            <text:p>1.080</text:p>
          </table:table-cell>
          <table:table-cell table:style-name="ce642" table:formula="of:=MAX([$Bigrams_FI_2Way.F22];[$Bigrams_EN_2Way.F22])" office:value-type="float" office:value="0.00120173947062431" calcext:value-type="float">
            <text:p>0.001</text:p>
          </table:table-cell>
          <table:table-cell table:style-name="ce642" table:formula="of:=MAX([$Bigrams_FI_2Way.G22];[$Bigrams_EN_2Way.G22])" office:value-type="float" office:value="0.00229545741579925" calcext:value-type="float">
            <text:p>0.002</text:p>
          </table:table-cell>
          <table:table-cell table:style-name="ce642" table:formula="of:=MAX([$Bigrams_FI_2Way.H22];[$Bigrams_EN_2Way.H22])" office:value-type="float" office:value="0.0125957599570867" calcext:value-type="float">
            <text:p>0.013</text:p>
          </table:table-cell>
          <table:table-cell table:style-name="ce640" table:formula="of:=MAX([$Bigrams_FI_2Way.I22];[$Bigrams_EN_2Way.I22])" office:value-type="float" office:value="0.75622156727171" calcext:value-type="float">
            <text:p>0.756</text:p>
          </table:table-cell>
          <table:table-cell table:style-name="ce642" table:formula="of:=MAX([$Bigrams_FI_2Way.J22];[$Bigrams_EN_2Way.J22])" office:value-type="float" office:value="0.00194101178541848" calcext:value-type="float">
            <text:p>0.002</text:p>
          </table:table-cell>
          <table:table-cell table:style-name="ce642" table:formula="of:=MAX([$Bigrams_FI_2Way.K22];[$Bigrams_EN_2Way.K22])" office:value-type="float" office:value="0.00732520969453583" calcext:value-type="float">
            <text:p>0.007</text:p>
          </table:table-cell>
          <table:table-cell table:style-name="ce642" table:formula="of:=MAX([$Bigrams_FI_2Way.L22];[$Bigrams_EN_2Way.L22])" office:value-type="float" office:value="0.0516264125952379" calcext:value-type="float">
            <text:p>0.052</text:p>
          </table:table-cell>
          <table:table-cell table:style-name="ce642" table:formula="of:=MAX([$Bigrams_FI_2Way.M22];[$Bigrams_EN_2Way.M22])" office:value-type="float" office:value="0.004231968304324" calcext:value-type="float">
            <text:p>0.004</text:p>
          </table:table-cell>
          <table:table-cell table:style-name="ce642" table:formula="of:=MAX([$Bigrams_FI_2Way.N22];[$Bigrams_EN_2Way.N22])" office:value-type="float" office:value="0.338168136764613" calcext:value-type="float">
            <text:p>0.338</text:p>
          </table:table-cell>
          <table:table-cell table:style-name="ce640" table:formula="of:=MAX([$Bigrams_FI_2Way.O22];[$Bigrams_EN_2Way.O22])" office:value-type="float" office:value="0.329596178630515" calcext:value-type="float">
            <text:p>0.330</text:p>
          </table:table-cell>
          <table:table-cell table:style-name="ce642" table:formula="of:=MAX([$Bigrams_FI_2Way.P22];[$Bigrams_EN_2Way.P22])" office:value-type="float" office:value="0.00235396907541766" calcext:value-type="float">
            <text:p>0.002</text:p>
          </table:table-cell>
          <table:table-cell table:style-name="ce642" table:formula="of:=MAX([$Bigrams_FI_2Way.Q22];[$Bigrams_EN_2Way.Q22])" office:value-type="float" office:value="0.000506350900543951" calcext:value-type="float">
            <text:p>0.001</text:p>
          </table:table-cell>
          <table:table-cell table:style-name="ce642" table:formula="of:=MAX([$Bigrams_FI_2Way.R22];[$Bigrams_EN_2Way.R22])" office:value-type="float" office:value="0.0844975878343277" calcext:value-type="float">
            <text:p>0.084</text:p>
          </table:table-cell>
          <table:table-cell table:style-name="ce642" table:formula="of:=MAX([$Bigrams_FI_2Way.S22];[$Bigrams_EN_2Way.S22])" office:value-type="float" office:value="0.088406616786527" calcext:value-type="float">
            <text:p>0.088</text:p>
          </table:table-cell>
          <table:table-cell table:style-name="ce642" table:formula="of:=MAX([$Bigrams_FI_2Way.T22];[$Bigrams_EN_2Way.T22])" office:value-type="float" office:value="0.0620212339712935" calcext:value-type="float">
            <text:p>0.062</text:p>
          </table:table-cell>
          <table:table-cell table:style-name="ce640" table:formula="of:=MAX([$Bigrams_FI_2Way.U22];[$Bigrams_EN_2Way.U22])" office:value-type="float" office:value="0.454316031555608" calcext:value-type="float">
            <text:p>0.454</text:p>
          </table:table-cell>
          <table:table-cell table:style-name="ce634" table:formula="of:=MAX([$Bigrams_FI_2Way.V22];[$Bigrams_EN_2Way.V22])" office:value-type="float" office:value="0.00113535124144188" calcext:value-type="float">
            <text:p>0.001</text:p>
          </table:table-cell>
          <table:table-cell table:style-name="ce642" table:formula="of:=MAX([$Bigrams_FI_2Way.W22];[$Bigrams_EN_2Way.W22])" office:value-type="float" office:value="0.00040395549621173" calcext:value-type="float">
            <text:p>0.000</text:p>
          </table:table-cell>
          <table:table-cell table:style-name="ce642" table:formula="of:=MAX([$Bigrams_FI_2Way.X22];[$Bigrams_EN_2Way.X22])" office:value-type="float" office:value="0.002" calcext:value-type="float">
            <text:p>0.002</text:p>
          </table:table-cell>
          <table:table-cell table:style-name="ce640" table:formula="of:=MAX([$Bigrams_FI_2Way.Y22];[$Bigrams_EN_2Way.Y22])" office:value-type="float" office:value="0.0934937555006587" calcext:value-type="float">
            <text:p>0.093</text:p>
          </table:table-cell>
          <table:table-cell table:style-name="ce642" table:formula="of:=MAX([$Bigrams_FI_2Way.Z22];[$Bigrams_EN_2Way.Z22])" office:value-type="float" office:value="0.000565987784385794" calcext:value-type="float">
            <text:p>0.001</text:p>
          </table:table-cell>
          <table:table-cell table:style-name="ce640" table:formula="of:=MAX([$Bigrams_FI_2Way.AA22];[$Bigrams_EN_2Way.AA22])" office:value-type="float" office:value="0.000132776458364858" calcext:value-type="float">
            <text:p>0.000</text:p>
          </table:table-cell>
          <table:table-cell table:style-name="ce640" table:formula="of:=MAX([$Bigrams_FI_2Way.AB22];[$Bigrams_EN_2Way.AB22])" office:value-type="float" office:value="0.406873202623086" calcext:value-type="float">
            <text:p>0.407</text:p>
          </table:table-cell>
          <table:table-cell table:style-name="ce640" table:formula="of:=MAX([$Bigrams_FI_2Way.AC22];[$Bigrams_EN_2Way.AC22])" office:value-type="float" office:value="0.00748161586159274" calcext:value-type="float">
            <text:p>0.007</text:p>
          </table:table-cell>
          <table:table-cell table:style-name="ce327" office:value-type="string" calcext:value-type="string">
            <text:p>V</text:p>
          </table:table-cell>
          <table:table-cell table:style-name="ce114" office:value-type="float" office:value="22" calcext:value-type="float">
            <text:p>22</text:p>
          </table:table-cell>
          <table:table-cell table:number-columns-repeated="993"/>
        </table:table-row>
        <table:table-row table:style-name="ro4">
          <table:table-cell table:style-name="ce640" table:formula="of:=MAX([$Bigrams_FI_2Way.A23];[$Bigrams_EN_2Way.A23])" office:value-type="float" office:value="0.445" calcext:value-type="float">
            <text:p>0.445</text:p>
          </table:table-cell>
          <table:table-cell table:style-name="ce642" table:formula="of:=MAX([$Bigrams_FI_2Way.B23];[$Bigrams_EN_2Way.B23])" office:value-type="float" office:value="0.0013682726556921" calcext:value-type="float">
            <text:p>0.001</text:p>
          </table:table-cell>
          <table:table-cell table:style-name="ce642" table:formula="of:=MAX([$Bigrams_FI_2Way.C23];[$Bigrams_EN_2Way.C23])" office:value-type="float" office:value="0.00128950696005193" calcext:value-type="float">
            <text:p>0.001</text:p>
          </table:table-cell>
          <table:table-cell table:style-name="ce642" table:formula="of:=MAX([$Bigrams_FI_2Way.D23];[$Bigrams_EN_2Way.D23])" office:value-type="float" office:value="0.012" calcext:value-type="float">
            <text:p>0.012</text:p>
          </table:table-cell>
          <table:table-cell table:style-name="ce640" table:formula="of:=MAX([$Bigrams_FI_2Way.E23];[$Bigrams_EN_2Way.E23])" office:value-type="float" office:value="0.478" calcext:value-type="float">
            <text:p>0.478</text:p>
          </table:table-cell>
          <table:table-cell table:style-name="ce642" table:formula="of:=MAX([$Bigrams_FI_2Way.F23];[$Bigrams_EN_2Way.F23])" office:value-type="float" office:value="0.002" calcext:value-type="float">
            <text:p>0.002</text:p>
          </table:table-cell>
          <table:table-cell table:style-name="ce642" table:formula="of:=MAX([$Bigrams_FI_2Way.G23];[$Bigrams_EN_2Way.G23])" office:value-type="float" office:value="0.00124899888800841" calcext:value-type="float">
            <text:p>0.001</text:p>
          </table:table-cell>
          <table:table-cell table:style-name="ce642" table:formula="of:=MAX([$Bigrams_FI_2Way.H23];[$Bigrams_EN_2Way.H23])" office:value-type="float" office:value="0.384" calcext:value-type="float">
            <text:p>0.384</text:p>
          </table:table-cell>
          <table:table-cell table:style-name="ce640" table:formula="of:=MAX([$Bigrams_FI_2Way.I23];[$Bigrams_EN_2Way.I23])" office:value-type="float" office:value="0.375" calcext:value-type="float">
            <text:p>0.375</text:p>
          </table:table-cell>
          <table:table-cell table:style-name="ce642" table:formula="of:=MAX([$Bigrams_FI_2Way.J23];[$Bigrams_EN_2Way.J23])" office:value-type="float" office:value="0.000888927136510492" calcext:value-type="float">
            <text:p>0.001</text:p>
          </table:table-cell>
          <table:table-cell table:style-name="ce642" table:formula="of:=MAX([$Bigrams_FI_2Way.K23];[$Bigrams_EN_2Way.K23])" office:value-type="float" office:value="0.003" calcext:value-type="float">
            <text:p>0.003</text:p>
          </table:table-cell>
          <table:table-cell table:style-name="ce642" table:formula="of:=MAX([$Bigrams_FI_2Way.L23];[$Bigrams_EN_2Way.L23])" office:value-type="float" office:value="0.028" calcext:value-type="float">
            <text:p>0.028</text:p>
          </table:table-cell>
          <table:table-cell table:style-name="ce642" table:formula="of:=MAX([$Bigrams_FI_2Way.M23];[$Bigrams_EN_2Way.M23])" office:value-type="float" office:value="0.002" calcext:value-type="float">
            <text:p>0.002</text:p>
          </table:table-cell>
          <table:table-cell table:style-name="ce642" table:formula="of:=MAX([$Bigrams_FI_2Way.N23];[$Bigrams_EN_2Way.N23])" office:value-type="float" office:value="0.085" calcext:value-type="float">
            <text:p>0.085</text:p>
          </table:table-cell>
          <table:table-cell table:style-name="ce640" table:formula="of:=MAX([$Bigrams_FI_2Way.O23];[$Bigrams_EN_2Way.O23])" office:value-type="float" office:value="0.552" calcext:value-type="float">
            <text:p>0.552</text:p>
          </table:table-cell>
          <table:table-cell table:style-name="ce642" table:formula="of:=MAX([$Bigrams_FI_2Way.P23];[$Bigrams_EN_2Way.P23])" office:value-type="float" office:value="0.002" calcext:value-type="float">
            <text:p>0.002</text:p>
          </table:table-cell>
          <table:table-cell table:style-name="ce642" table:formula="of:=MAX([$Bigrams_FI_2Way.Q23];[$Bigrams_EN_2Way.Q23])" office:value-type="float" office:value="0.0000551359869481191" calcext:value-type="float">
            <text:p>0.000</text:p>
          </table:table-cell>
          <table:table-cell table:style-name="ce642" table:formula="of:=MAX([$Bigrams_FI_2Way.R23];[$Bigrams_EN_2Way.R23])" office:value-type="float" office:value="0.044" calcext:value-type="float">
            <text:p>0.044</text:p>
          </table:table-cell>
          <table:table-cell table:style-name="ce642" table:formula="of:=MAX([$Bigrams_FI_2Way.S23];[$Bigrams_EN_2Way.S23])" office:value-type="float" office:value="0.059" calcext:value-type="float">
            <text:p>0.059</text:p>
          </table:table-cell>
          <table:table-cell table:style-name="ce642" table:formula="of:=MAX([$Bigrams_FI_2Way.T23];[$Bigrams_EN_2Way.T23])" office:value-type="float" office:value="0.089" calcext:value-type="float">
            <text:p>0.089</text:p>
          </table:table-cell>
          <table:table-cell table:style-name="ce640" table:formula="of:=MAX([$Bigrams_FI_2Way.U23];[$Bigrams_EN_2Way.U23])" office:value-type="float" office:value="0.0016259490028578" calcext:value-type="float">
            <text:p>0.002</text:p>
          </table:table-cell>
          <table:table-cell table:style-name="ce642" table:formula="of:=MAX([$Bigrams_FI_2Way.V23];[$Bigrams_EN_2Way.V23])" office:value-type="float" office:value="0.00040395549621173" calcext:value-type="float">
            <text:p>0.000</text:p>
          </table:table-cell>
          <table:table-cell table:style-name="ce634" table:formula="of:=MAX([$Bigrams_FI_2Way.W23];[$Bigrams_EN_2Way.W23])" office:value-type="float" office:value="0.00173059485563688" calcext:value-type="float">
            <text:p>0.002</text:p>
          </table:table-cell>
          <table:table-cell table:style-name="ce642" table:formula="of:=MAX([$Bigrams_FI_2Way.X23];[$Bigrams_EN_2Way.X23])" office:value-type="float" office:value="0.000327440249018422" calcext:value-type="float">
            <text:p>0.000</text:p>
          </table:table-cell>
          <table:table-cell table:style-name="ce640" table:formula="of:=MAX([$Bigrams_FI_2Way.Y23];[$Bigrams_EN_2Way.Y23])" office:value-type="float" office:value="0.00557548602710062" calcext:value-type="float">
            <text:p>0.006</text:p>
          </table:table-cell>
          <table:table-cell table:style-name="ce642" table:formula="of:=MAX([$Bigrams_FI_2Way.Z23];[$Bigrams_EN_2Way.Z23])" office:value-type="float" office:value="0.000396078926647713" calcext:value-type="float">
            <text:p>0.000</text:p>
          </table:table-cell>
          <table:table-cell table:style-name="ce640" table:formula="of:=MAX([$Bigrams_FI_2Way.AA23];[$Bigrams_EN_2Way.AA23])" office:value-type="float" office:value="0.00001125224223431" calcext:value-type="float">
            <text:p>0.000</text:p>
          </table:table-cell>
          <table:table-cell table:style-name="ce640" table:formula="of:=MAX([$Bigrams_FI_2Way.AB23];[$Bigrams_EN_2Way.AB23])" office:value-type="float" office:value="0.00231233577915071" calcext:value-type="float">
            <text:p>0.002</text:p>
          </table:table-cell>
          <table:table-cell table:style-name="ce640" table:formula="of:=MAX([$Bigrams_FI_2Way.AC23];[$Bigrams_EN_2Way.AC23])" office:value-type="float" office:value="0.000184536772642684" calcext:value-type="float">
            <text:p>0.000</text:p>
          </table:table-cell>
          <table:table-cell table:style-name="ce327" office:value-type="string" calcext:value-type="string">
            <text:p>W</text:p>
          </table:table-cell>
          <table:table-cell table:style-name="ce114" office:value-type="float" office:value="23" calcext:value-type="float">
            <text:p>23</text:p>
          </table:table-cell>
          <table:table-cell table:number-columns-repeated="993"/>
        </table:table-row>
        <table:table-row table:style-name="ro4">
          <table:table-cell table:style-name="ce640" table:formula="of:=MAX([$Bigrams_FI_2Way.A24];[$Bigrams_EN_2Way.A24])" office:value-type="float" office:value="0.049" calcext:value-type="float">
            <text:p>0.049</text:p>
          </table:table-cell>
          <table:table-cell table:style-name="ce642" table:formula="of:=MAX([$Bigrams_FI_2Way.B24];[$Bigrams_EN_2Way.B24])" office:value-type="float" office:value="0.000559236439045208" calcext:value-type="float">
            <text:p>0.001</text:p>
          </table:table-cell>
          <table:table-cell table:style-name="ce642" table:formula="of:=MAX([$Bigrams_FI_2Way.C24];[$Bigrams_EN_2Way.C24])" office:value-type="float" office:value="0.026" calcext:value-type="float">
            <text:p>0.026</text:p>
          </table:table-cell>
          <table:table-cell table:style-name="ce642" table:formula="of:=MAX([$Bigrams_FI_2Way.D24];[$Bigrams_EN_2Way.D24])" office:value-type="float" office:value="0.000478220294958177" calcext:value-type="float">
            <text:p>0.000</text:p>
          </table:table-cell>
          <table:table-cell table:style-name="ce640" table:formula="of:=MAX([$Bigrams_FI_2Way.E24];[$Bigrams_EN_2Way.E24])" office:value-type="float" office:value="0.236" calcext:value-type="float">
            <text:p>0.236</text:p>
          </table:table-cell>
          <table:table-cell table:style-name="ce642" table:formula="of:=MAX([$Bigrams_FI_2Way.F24];[$Bigrams_EN_2Way.F24])" office:value-type="float" office:value="0.002" calcext:value-type="float">
            <text:p>0.002</text:p>
          </table:table-cell>
          <table:table-cell table:style-name="ce642" table:formula="of:=MAX([$Bigrams_FI_2Way.G24];[$Bigrams_EN_2Way.G24])" office:value-type="float" office:value="0.000870923548935596" calcext:value-type="float">
            <text:p>0.001</text:p>
          </table:table-cell>
          <table:table-cell table:style-name="ce642" table:formula="of:=MAX([$Bigrams_FI_2Way.H24];[$Bigrams_EN_2Way.H24])" office:value-type="float" office:value="0.004" calcext:value-type="float">
            <text:p>0.004</text:p>
          </table:table-cell>
          <table:table-cell table:style-name="ce640" table:formula="of:=MAX([$Bigrams_FI_2Way.I24];[$Bigrams_EN_2Way.I24])" office:value-type="float" office:value="0.061" calcext:value-type="float">
            <text:p>0.061</text:p>
          </table:table-cell>
          <table:table-cell table:style-name="ce642" table:formula="of:=MAX([$Bigrams_FI_2Way.J24];[$Bigrams_EN_2Way.J24])" office:value-type="float" office:value="0.00121411693708205" calcext:value-type="float">
            <text:p>0.001</text:p>
          </table:table-cell>
          <table:table-cell table:style-name="ce642" table:formula="of:=MAX([$Bigrams_FI_2Way.K24];[$Bigrams_EN_2Way.K24])" office:value-type="float" office:value="0.00134689339544691" calcext:value-type="float">
            <text:p>0.001</text:p>
          </table:table-cell>
          <table:table-cell table:style-name="ce642" table:formula="of:=MAX([$Bigrams_FI_2Way.L24];[$Bigrams_EN_2Way.L24])" office:value-type="float" office:value="0.00101720269798163" calcext:value-type="float">
            <text:p>0.001</text:p>
          </table:table-cell>
          <table:table-cell table:style-name="ce642" table:formula="of:=MAX([$Bigrams_FI_2Way.M24];[$Bigrams_EN_2Way.M24])" office:value-type="float" office:value="0.00196014059721681" calcext:value-type="float">
            <text:p>0.002</text:p>
          </table:table-cell>
          <table:table-cell table:style-name="ce642" table:formula="of:=MAX([$Bigrams_FI_2Way.N24];[$Bigrams_EN_2Way.N24])" office:value-type="float" office:value="0.003" calcext:value-type="float">
            <text:p>0.003</text:p>
          </table:table-cell>
          <table:table-cell table:style-name="ce640" table:formula="of:=MAX([$Bigrams_FI_2Way.O24];[$Bigrams_EN_2Way.O24])" office:value-type="float" office:value="0.022" calcext:value-type="float">
            <text:p>0.022</text:p>
          </table:table-cell>
          <table:table-cell table:style-name="ce642" table:formula="of:=MAX([$Bigrams_FI_2Way.P24];[$Bigrams_EN_2Way.P24])" office:value-type="float" office:value="0.067" calcext:value-type="float">
            <text:p>0.067</text:p>
          </table:table-cell>
          <table:table-cell table:style-name="ce642" table:formula="of:=MAX([$Bigrams_FI_2Way.Q24];[$Bigrams_EN_2Way.Q24])" office:value-type="float" office:value="0.0000371323993732231" calcext:value-type="float">
            <text:p>0.000</text:p>
          </table:table-cell>
          <table:table-cell table:style-name="ce642" table:formula="of:=MAX([$Bigrams_FI_2Way.R24];[$Bigrams_EN_2Way.R24])" office:value-type="float" office:value="0.00151567702896157" calcext:value-type="float">
            <text:p>0.002</text:p>
          </table:table-cell>
          <table:table-cell table:style-name="ce642" table:formula="of:=MAX([$Bigrams_FI_2Way.S24];[$Bigrams_EN_2Way.S24])" office:value-type="float" office:value="0.00233033936672561" calcext:value-type="float">
            <text:p>0.002</text:p>
          </table:table-cell>
          <table:table-cell table:style-name="ce642" table:formula="of:=MAX([$Bigrams_FI_2Way.T24];[$Bigrams_EN_2Way.T24])" office:value-type="float" office:value="0.047" calcext:value-type="float">
            <text:p>0.047</text:p>
          </table:table-cell>
          <table:table-cell table:style-name="ce640" table:formula="of:=MAX([$Bigrams_FI_2Way.U24];[$Bigrams_EN_2Way.U24])" office:value-type="float" office:value="0.009" calcext:value-type="float">
            <text:p>0.009</text:p>
          </table:table-cell>
          <table:table-cell table:style-name="ce642" table:formula="of:=MAX([$Bigrams_FI_2Way.V24];[$Bigrams_EN_2Way.V24])" office:value-type="float" office:value="0.002" calcext:value-type="float">
            <text:p>0.002</text:p>
          </table:table-cell>
          <table:table-cell table:style-name="ce642" table:formula="of:=MAX([$Bigrams_FI_2Way.W24];[$Bigrams_EN_2Way.W24])" office:value-type="float" office:value="0.000327440249018422" calcext:value-type="float">
            <text:p>0.000</text:p>
          </table:table-cell>
          <table:table-cell table:style-name="ce634" table:formula="of:=MAX([$Bigrams_FI_2Way.X24];[$Bigrams_EN_2Way.X24])" office:value-type="float" office:value="0.003" calcext:value-type="float">
            <text:p>0.003</text:p>
          </table:table-cell>
          <table:table-cell table:style-name="ce640" table:formula="of:=MAX([$Bigrams_FI_2Way.Y24];[$Bigrams_EN_2Way.Y24])" office:value-type="float" office:value="0.003" calcext:value-type="float">
            <text:p>0.003</text:p>
          </table:table-cell>
          <table:table-cell table:style-name="ce642" table:formula="of:=MAX([$Bigrams_FI_2Way.Z24];[$Bigrams_EN_2Way.Z24])" office:value-type="float" office:value="0.00010127018010879" calcext:value-type="float">
            <text:p>0.000</text:p>
          </table:table-cell>
          <table:table-cell table:style-name="ce640" table:formula="of:=MAX([$Bigrams_FI_2Way.AA24];[$Bigrams_EN_2Way.AA24])" office:value-type="float" office:value="0.00000337567267029301" calcext:value-type="float">
            <text:p>0.000</text:p>
          </table:table-cell>
          <table:table-cell table:style-name="ce640" table:formula="of:=MAX([$Bigrams_FI_2Way.AB24];[$Bigrams_EN_2Way.AB24])" office:value-type="float" office:value="0.000660506619153999" calcext:value-type="float">
            <text:p>0.001</text:p>
          </table:table-cell>
          <table:table-cell table:style-name="ce640" table:formula="of:=MAX([$Bigrams_FI_2Way.AC24];[$Bigrams_EN_2Way.AC24])" office:value-type="float" office:value="0.0000247549329154821" calcext:value-type="float">
            <text:p>0.000</text:p>
          </table:table-cell>
          <table:table-cell table:style-name="ce327" office:value-type="string" calcext:value-type="string">
            <text:p>X</text:p>
          </table:table-cell>
          <table:table-cell table:style-name="ce114" office:value-type="float" office:value="24" calcext:value-type="float">
            <text:p>24</text:p>
          </table:table-cell>
          <table:table-cell table:number-columns-repeated="993"/>
        </table:table-row>
        <table:table-row table:style-name="ro4">
          <table:table-cell table:style-name="ce641" table:formula="of:=MAX([$Bigrams_FI_2Way.A25];[$Bigrams_EN_2Way.A25])" office:value-type="float" office:value="0.233" calcext:value-type="float">
            <text:p>0.233</text:p>
          </table:table-cell>
          <table:table-cell table:style-name="ce640" table:formula="of:=MAX([$Bigrams_FI_2Way.B25];[$Bigrams_EN_2Way.B25])" office:value-type="float" office:value="0.18" calcext:value-type="float">
            <text:p>0.180</text:p>
          </table:table-cell>
          <table:table-cell table:style-name="ce640" table:formula="of:=MAX([$Bigrams_FI_2Way.C25];[$Bigrams_EN_2Way.C25])" office:value-type="float" office:value="0.056" calcext:value-type="float">
            <text:p>0.056</text:p>
          </table:table-cell>
          <table:table-cell table:style-name="ce640" table:formula="of:=MAX([$Bigrams_FI_2Way.D25];[$Bigrams_EN_2Way.D25])" office:value-type="float" office:value="0.0761225439393308" calcext:value-type="float">
            <text:p>0.076</text:p>
          </table:table-cell>
          <table:table-cell table:style-name="ce641" table:formula="of:=MAX([$Bigrams_FI_2Way.E25];[$Bigrams_EN_2Way.E25])" office:value-type="float" office:value="0.237" calcext:value-type="float">
            <text:p>0.237</text:p>
          </table:table-cell>
          <table:table-cell table:style-name="ce640" table:formula="of:=MAX([$Bigrams_FI_2Way.F25];[$Bigrams_EN_2Way.F25])" office:value-type="float" office:value="0.01" calcext:value-type="float">
            <text:p>0.010</text:p>
          </table:table-cell>
          <table:table-cell table:style-name="ce640" table:formula="of:=MAX([$Bigrams_FI_2Way.G25];[$Bigrams_EN_2Way.G25])" office:value-type="float" office:value="0.029" calcext:value-type="float">
            <text:p>0.029</text:p>
          </table:table-cell>
          <table:table-cell table:style-name="ce640" table:formula="of:=MAX([$Bigrams_FI_2Way.H25];[$Bigrams_EN_2Way.H25])" office:value-type="float" office:value="0.232222650007467" calcext:value-type="float">
            <text:p>0.232</text:p>
          </table:table-cell>
          <table:table-cell table:style-name="ce641" table:formula="of:=MAX([$Bigrams_FI_2Way.I25];[$Bigrams_EN_2Way.I25])" office:value-type="float" office:value="0.128273311022687" calcext:value-type="float">
            <text:p>0.128</text:p>
          </table:table-cell>
          <table:table-cell table:style-name="ce640" table:formula="of:=MAX([$Bigrams_FI_2Way.J25];[$Bigrams_EN_2Way.J25])" office:value-type="float" office:value="0.026517034049375" calcext:value-type="float">
            <text:p>0.027</text:p>
          </table:table-cell>
          <table:table-cell table:style-name="ce640" table:formula="of:=MAX([$Bigrams_FI_2Way.K25];[$Bigrams_EN_2Way.K25])" office:value-type="float" office:value="0.249339560894299" calcext:value-type="float">
            <text:p>0.249</text:p>
          </table:table-cell>
          <table:table-cell table:style-name="ce640" table:formula="of:=MAX([$Bigrams_FI_2Way.L25];[$Bigrams_EN_2Way.L25])" office:value-type="float" office:value="0.44" calcext:value-type="float">
            <text:p>0.440</text:p>
          </table:table-cell>
          <table:table-cell table:style-name="ce640" table:formula="of:=MAX([$Bigrams_FI_2Way.M25];[$Bigrams_EN_2Way.M25])" office:value-type="float" office:value="0.23428968690591" calcext:value-type="float">
            <text:p>0.234</text:p>
          </table:table-cell>
          <table:table-cell table:style-name="ce640" table:formula="of:=MAX([$Bigrams_FI_2Way.N25];[$Bigrams_EN_2Way.N25])" office:value-type="float" office:value="0.300847824946077" calcext:value-type="float">
            <text:p>0.301</text:p>
          </table:table-cell>
          <table:table-cell table:style-name="ce641" table:formula="of:=MAX([$Bigrams_FI_2Way.O25];[$Bigrams_EN_2Way.O25])" office:value-type="float" office:value="0.186" calcext:value-type="float">
            <text:p>0.186</text:p>
          </table:table-cell>
          <table:table-cell table:style-name="ce640" table:formula="of:=MAX([$Bigrams_FI_2Way.P25];[$Bigrams_EN_2Way.P25])" office:value-type="float" office:value="0.0793418104425669" calcext:value-type="float">
            <text:p>0.079</text:p>
          </table:table-cell>
          <table:table-cell table:style-name="ce640" table:formula="of:=MAX([$Bigrams_FI_2Way.Q25];[$Bigrams_EN_2Way.Q25])" office:value-type="float" office:value="0.0000911431620979112" calcext:value-type="float">
            <text:p>0.000</text:p>
          </table:table-cell>
          <table:table-cell table:style-name="ce640" table:formula="of:=MAX([$Bigrams_FI_2Way.R25];[$Bigrams_EN_2Way.R25])" office:value-type="float" office:value="0.256" calcext:value-type="float">
            <text:p>0.256</text:p>
          </table:table-cell>
          <table:table-cell table:style-name="ce640" table:formula="of:=MAX([$Bigrams_FI_2Way.S25];[$Bigrams_EN_2Way.S25])" office:value-type="float" office:value="0.278328712562552" calcext:value-type="float">
            <text:p>0.278</text:p>
          </table:table-cell>
          <table:table-cell table:style-name="ce640" table:formula="of:=MAX([$Bigrams_FI_2Way.T25];[$Bigrams_EN_2Way.T25])" office:value-type="float" office:value="0.630178450659863" calcext:value-type="float">
            <text:p>0.630</text:p>
          </table:table-cell>
          <table:table-cell table:style-name="ce641" table:formula="of:=MAX([$Bigrams_FI_2Way.U25];[$Bigrams_EN_2Way.U25])" office:value-type="float" office:value="0.00931235567311499" calcext:value-type="float">
            <text:p>0.009</text:p>
          </table:table-cell>
          <table:table-cell table:style-name="ce640" table:formula="of:=MAX([$Bigrams_FI_2Way.V25];[$Bigrams_EN_2Way.V25])" office:value-type="float" office:value="0.0934937555006587" calcext:value-type="float">
            <text:p>0.093</text:p>
          </table:table-cell>
          <table:table-cell table:style-name="ce640" table:formula="of:=MAX([$Bigrams_FI_2Way.W25];[$Bigrams_EN_2Way.W25])" office:value-type="float" office:value="0.00557548602710062" calcext:value-type="float">
            <text:p>0.006</text:p>
          </table:table-cell>
          <table:table-cell table:style-name="ce640" table:formula="of:=MAX([$Bigrams_FI_2Way.X25];[$Bigrams_EN_2Way.X25])" office:value-type="float" office:value="0.003" calcext:value-type="float">
            <text:p>0.003</text:p>
          </table:table-cell>
          <table:table-cell table:style-name="ce634" table:formula="of:=MAX([$Bigrams_FI_2Way.Y25];[$Bigrams_EN_2Way.Y25])" office:value-type="float" office:value="0.112613565505198" calcext:value-type="float">
            <text:p>0.113</text:p>
          </table:table-cell>
          <table:table-cell table:style-name="ce640" table:formula="of:=MAX([$Bigrams_FI_2Way.Z25];[$Bigrams_EN_2Way.Z25])" office:value-type="float" office:value="0.004" calcext:value-type="float">
            <text:p>0.004</text:p>
          </table:table-cell>
          <table:table-cell table:style-name="ce641" table:formula="of:=MAX([$Bigrams_FI_2Way.AA25];[$Bigrams_EN_2Way.AA25])" office:value-type="float" office:value="0.000012377466457741" calcext:value-type="float">
            <text:p>0.000</text:p>
          </table:table-cell>
          <table:table-cell table:style-name="ce641" table:formula="of:=MAX([$Bigrams_FI_2Way.AB25];[$Bigrams_EN_2Way.AB25])" office:value-type="float" office:value="0.180814530911575" calcext:value-type="float">
            <text:p>0.181</text:p>
          </table:table-cell>
          <table:table-cell table:style-name="ce641" table:formula="of:=MAX([$Bigrams_FI_2Way.AC25];[$Bigrams_EN_2Way.AC25])" office:value-type="float" office:value="0.212154275982575" calcext:value-type="float">
            <text:p>0.212</text:p>
          </table:table-cell>
          <table:table-cell table:style-name="ce325" office:value-type="string" calcext:value-type="string">
            <text:p>Y</text:p>
          </table:table-cell>
          <table:table-cell table:style-name="ce114" office:value-type="float" office:value="25" calcext:value-type="float">
            <text:p>25</text:p>
          </table:table-cell>
          <table:table-cell table:number-columns-repeated="993"/>
        </table:table-row>
        <table:table-row table:style-name="ro4">
          <table:table-cell table:style-name="ce640" table:formula="of:=MAX([$Bigrams_FI_2Way.A26];[$Bigrams_EN_2Way.A26])" office:value-type="float" office:value="0.037" calcext:value-type="float">
            <text:p>0.037</text:p>
          </table:table-cell>
          <table:table-cell table:style-name="ce642" table:formula="of:=MAX([$Bigrams_FI_2Way.B26];[$Bigrams_EN_2Way.B26])" office:value-type="float" office:value="0.00124899888800841" calcext:value-type="float">
            <text:p>0.001</text:p>
          </table:table-cell>
          <table:table-cell table:style-name="ce642" table:formula="of:=MAX([$Bigrams_FI_2Way.C26];[$Bigrams_EN_2Way.C26])" office:value-type="float" office:value="0.001" calcext:value-type="float">
            <text:p>0.001</text:p>
          </table:table-cell>
          <table:table-cell table:style-name="ce642" table:formula="of:=MAX([$Bigrams_FI_2Way.D26];[$Bigrams_EN_2Way.D26])" office:value-type="float" office:value="0.0013829005705967" calcext:value-type="float">
            <text:p>0.001</text:p>
          </table:table-cell>
          <table:table-cell table:style-name="ce640" table:formula="of:=MAX([$Bigrams_FI_2Way.E26];[$Bigrams_EN_2Way.E26])" office:value-type="float" office:value="0.055" calcext:value-type="float">
            <text:p>0.055</text:p>
          </table:table-cell>
          <table:table-cell table:style-name="ce642" table:formula="of:=MAX([$Bigrams_FI_2Way.F26];[$Bigrams_EN_2Way.F26])" office:value-type="float" office:value="0.000408456393105454" calcext:value-type="float">
            <text:p>0.000</text:p>
          </table:table-cell>
          <table:table-cell table:style-name="ce642" table:formula="of:=MAX([$Bigrams_FI_2Way.G26];[$Bigrams_EN_2Way.G26])" office:value-type="float" office:value="0.000728020072559859" calcext:value-type="float">
            <text:p>0.001</text:p>
          </table:table-cell>
          <table:table-cell table:style-name="ce642" table:formula="of:=MAX([$Bigrams_FI_2Way.H26];[$Bigrams_EN_2Way.H26])" office:value-type="float" office:value="0.00190275416182183" calcext:value-type="float">
            <text:p>0.002</text:p>
          </table:table-cell>
          <table:table-cell table:style-name="ce640" table:formula="of:=MAX([$Bigrams_FI_2Way.I26];[$Bigrams_EN_2Way.I26])" office:value-type="float" office:value="0.076" calcext:value-type="float">
            <text:p>0.076</text:p>
          </table:table-cell>
          <table:table-cell table:style-name="ce642" table:formula="of:=MAX([$Bigrams_FI_2Way.J26];[$Bigrams_EN_2Way.J26])" office:value-type="float" office:value="0.000951939693022629" calcext:value-type="float">
            <text:p>0.001</text:p>
          </table:table-cell>
          <table:table-cell table:style-name="ce642" table:formula="of:=MAX([$Bigrams_FI_2Way.K26];[$Bigrams_EN_2Way.K26])" office:value-type="float" office:value="0.00113085034454816" calcext:value-type="float">
            <text:p>0.001</text:p>
          </table:table-cell>
          <table:table-cell table:style-name="ce642" table:formula="of:=MAX([$Bigrams_FI_2Way.L26];[$Bigrams_EN_2Way.L26])" office:value-type="float" office:value="0.00202540360217581" calcext:value-type="float">
            <text:p>0.002</text:p>
          </table:table-cell>
          <table:table-cell table:style-name="ce642" table:formula="of:=MAX([$Bigrams_FI_2Way.M26];[$Bigrams_EN_2Way.M26])" office:value-type="float" office:value="0.00113422601721845" calcext:value-type="float">
            <text:p>0.001</text:p>
          </table:table-cell>
          <table:table-cell table:style-name="ce642" table:formula="of:=MAX([$Bigrams_FI_2Way.N26];[$Bigrams_EN_2Way.N26])" office:value-type="float" office:value="0.00695838659769732" calcext:value-type="float">
            <text:p>0.007</text:p>
          </table:table-cell>
          <table:table-cell table:style-name="ce640" table:formula="of:=MAX([$Bigrams_FI_2Way.O26];[$Bigrams_EN_2Way.O26])" office:value-type="float" office:value="0.01" calcext:value-type="float">
            <text:p>0.010</text:p>
          </table:table-cell>
          <table:table-cell table:style-name="ce642" table:formula="of:=MAX([$Bigrams_FI_2Way.P26];[$Bigrams_EN_2Way.P26])" office:value-type="float" office:value="0.00095306491724606" calcext:value-type="float">
            <text:p>0.001</text:p>
          </table:table-cell>
          <table:table-cell table:style-name="ce642" table:formula="of:=MAX([$Bigrams_FI_2Way.Q26];[$Bigrams_EN_2Way.Q26])" office:value-type="float" office:value="0.0000945188347682042" calcext:value-type="float">
            <text:p>0.000</text:p>
          </table:table-cell>
          <table:table-cell table:style-name="ce642" table:formula="of:=MAX([$Bigrams_FI_2Way.R26];[$Bigrams_EN_2Way.R26])" office:value-type="float" office:value="0.00227295293133063" calcext:value-type="float">
            <text:p>0.002</text:p>
          </table:table-cell>
          <table:table-cell table:style-name="ce642" table:formula="of:=MAX([$Bigrams_FI_2Way.S26];[$Bigrams_EN_2Way.S26])" office:value-type="float" office:value="0.00263302468282855" calcext:value-type="float">
            <text:p>0.003</text:p>
          </table:table-cell>
          <table:table-cell table:style-name="ce642" table:formula="of:=MAX([$Bigrams_FI_2Way.T26];[$Bigrams_EN_2Way.T26])" office:value-type="float" office:value="0.00544270956873576" calcext:value-type="float">
            <text:p>0.005</text:p>
          </table:table-cell>
          <table:table-cell table:style-name="ce640" table:formula="of:=MAX([$Bigrams_FI_2Way.U26];[$Bigrams_EN_2Way.U26])" office:value-type="float" office:value="0.00479908131293323" calcext:value-type="float">
            <text:p>0.005</text:p>
          </table:table-cell>
          <table:table-cell table:style-name="ce642" table:formula="of:=MAX([$Bigrams_FI_2Way.V26];[$Bigrams_EN_2Way.V26])" office:value-type="float" office:value="0.000565987784385794" calcext:value-type="float">
            <text:p>0.001</text:p>
          </table:table-cell>
          <table:table-cell table:style-name="ce642" table:formula="of:=MAX([$Bigrams_FI_2Way.W26];[$Bigrams_EN_2Way.W26])" office:value-type="float" office:value="0.000396078926647713" calcext:value-type="float">
            <text:p>0.000</text:p>
          </table:table-cell>
          <table:table-cell table:style-name="ce642" table:formula="of:=MAX([$Bigrams_FI_2Way.X26];[$Bigrams_EN_2Way.X26])" office:value-type="float" office:value="0.00010127018010879" calcext:value-type="float">
            <text:p>0.000</text:p>
          </table:table-cell>
          <table:table-cell table:style-name="ce640" table:formula="of:=MAX([$Bigrams_FI_2Way.Y26];[$Bigrams_EN_2Way.Y26])" office:value-type="float" office:value="0.004" calcext:value-type="float">
            <text:p>0.004</text:p>
          </table:table-cell>
          <table:table-cell table:style-name="ce634" table:formula="of:=MAX([$Bigrams_FI_2Way.Z26];[$Bigrams_EN_2Way.Z26])" office:value-type="float" office:value="0.0036839841075131" calcext:value-type="float">
            <text:p>0.004</text:p>
          </table:table-cell>
          <table:table-cell table:style-name="ce640" table:formula="of:=MAX([$Bigrams_FI_2Way.AA26];[$Bigrams_EN_2Way.AA26])" office:value-type="float" office:value="0.00000225044844686201" calcext:value-type="float">
            <text:p>0.000</text:p>
          </table:table-cell>
          <table:table-cell table:style-name="ce640" table:formula="of:=MAX([$Bigrams_FI_2Way.AB26];[$Bigrams_EN_2Way.AB26])" office:value-type="float" office:value="0.000532231057682864" calcext:value-type="float">
            <text:p>0.001</text:p>
          </table:table-cell>
          <table:table-cell table:style-name="ce640" table:formula="of:=MAX([$Bigrams_FI_2Way.AC26];[$Bigrams_EN_2Way.AC26])" office:value-type="float" office:value="0.0000427585204903782" calcext:value-type="float">
            <text:p>0.000</text:p>
          </table:table-cell>
          <table:table-cell table:style-name="ce327" office:value-type="string" calcext:value-type="string">
            <text:p>Z</text:p>
          </table:table-cell>
          <table:table-cell table:style-name="ce114" office:value-type="float" office:value="26" calcext:value-type="float">
            <text:p>26</text:p>
          </table:table-cell>
          <table:table-cell table:number-columns-repeated="993"/>
        </table:table-row>
        <table:table-row table:style-name="ro4">
          <table:table-cell table:style-name="ce641" table:formula="of:=MAX([$Bigrams_FI_2Way.A27];[$Bigrams_EN_2Way.A27])" office:value-type="float" office:value="0.000174409754631805" calcext:value-type="float">
            <text:p>0.000</text:p>
          </table:table-cell>
          <table:table-cell table:style-name="ce640" table:formula="of:=MAX([$Bigrams_FI_2Way.B27];[$Bigrams_EN_2Way.B27])" office:value-type="float" office:value="0.000254300674495407" calcext:value-type="float">
            <text:p>0.000</text:p>
          </table:table-cell>
          <table:table-cell table:style-name="ce643" table:formula="of:=MAX([$Bigrams_FI_2Way.C27];[$Bigrams_EN_2Way.C27])" office:value-type="float" office:value="0.00000225044844686201" calcext:value-type="float">
            <text:p>0.000</text:p>
          </table:table-cell>
          <table:table-cell table:style-name="ce640" table:formula="of:=MAX([$Bigrams_FI_2Way.D27];[$Bigrams_EN_2Way.D27])" office:value-type="float" office:value="0.0000810161440870322" calcext:value-type="float">
            <text:p>0.000</text:p>
          </table:table-cell>
          <table:table-cell table:style-name="ce641" table:formula="of:=MAX([$Bigrams_FI_2Way.E27];[$Bigrams_EN_2Way.E27])" office:value-type="float" office:value="0.000144028700599168" calcext:value-type="float">
            <text:p>0.000</text:p>
          </table:table-cell>
          <table:table-cell table:style-name="ce640" table:formula="of:=MAX([$Bigrams_FI_2Way.F27];[$Bigrams_EN_2Way.F27])" office:value-type="float" office:value="0.0000596368838418432" calcext:value-type="float">
            <text:p>0.000</text:p>
          </table:table-cell>
          <table:table-cell table:style-name="ce640" table:formula="of:=MAX([$Bigrams_FI_2Way.G27];[$Bigrams_EN_2Way.G27])" office:value-type="float" office:value="0.000416332962669471" calcext:value-type="float">
            <text:p>0.000</text:p>
          </table:table-cell>
          <table:table-cell table:style-name="ce640" table:formula="of:=MAX([$Bigrams_FI_2Way.H27];[$Bigrams_EN_2Way.H27])" office:value-type="float" office:value="0.000298184419209216" calcext:value-type="float">
            <text:p>0.000</text:p>
          </table:table-cell>
          <table:table-cell table:style-name="ce641" table:formula="of:=MAX([$Bigrams_FI_2Way.I27];[$Bigrams_EN_2Way.I27])" office:value-type="float" office:value="0.000113647646566531" calcext:value-type="float">
            <text:p>0.000</text:p>
          </table:table-cell>
          <table:table-cell table:style-name="ce640" table:formula="of:=MAX([$Bigrams_FI_2Way.J27];[$Bigrams_EN_2Way.J27])" office:value-type="float" office:value="0.000014627914904603" calcext:value-type="float">
            <text:p>0.000</text:p>
          </table:table-cell>
          <table:table-cell table:style-name="ce640" table:formula="of:=MAX([$Bigrams_FI_2Way.K27];[$Bigrams_EN_2Way.K27])" office:value-type="float" office:value="0.000417458186892902" calcext:value-type="float">
            <text:p>0.000</text:p>
          </table:table-cell>
          <table:table-cell table:style-name="ce640" table:formula="of:=MAX([$Bigrams_FI_2Way.L27];[$Bigrams_EN_2Way.L27])" office:value-type="float" office:value="0.000487222088745625" calcext:value-type="float">
            <text:p>0.000</text:p>
          </table:table-cell>
          <table:table-cell table:style-name="ce640" table:formula="of:=MAX([$Bigrams_FI_2Way.M27];[$Bigrams_EN_2Way.M27])" office:value-type="float" office:value="0.000229545741579924" calcext:value-type="float">
            <text:p>0.000</text:p>
          </table:table-cell>
          <table:table-cell table:style-name="ce640" table:formula="of:=MAX([$Bigrams_FI_2Way.N27];[$Bigrams_EN_2Way.N27])" office:value-type="float" office:value="0.000531105833459433" calcext:value-type="float">
            <text:p>0.001</text:p>
          </table:table-cell>
          <table:table-cell table:style-name="ce641" table:formula="of:=MAX([$Bigrams_FI_2Way.O27];[$Bigrams_EN_2Way.O27])" office:value-type="float" office:value="0.0000663882291824292" calcext:value-type="float">
            <text:p>0.000</text:p>
          </table:table-cell>
          <table:table-cell table:style-name="ce640" table:formula="of:=MAX([$Bigrams_FI_2Way.P27];[$Bigrams_EN_2Way.P27])" office:value-type="float" office:value="0.000100144955885359" calcext:value-type="float">
            <text:p>0.000</text:p>
          </table:table-cell>
          <table:table-cell table:style-name="ce643" table:formula="of:=MAX([$Bigrams_FI_2Way.Q27];[$Bigrams_EN_2Way.Q27])" office:value-type="float" office:value="0" calcext:value-type="float">
            <text:p>0.000</text:p>
          </table:table-cell>
          <table:table-cell table:style-name="ce640" table:formula="of:=MAX([$Bigrams_FI_2Way.R27];[$Bigrams_EN_2Way.R27])" office:value-type="float" office:value="0.000869798324712165" calcext:value-type="float">
            <text:p>0.001</text:p>
          </table:table-cell>
          <table:table-cell table:style-name="ce640" table:formula="of:=MAX([$Bigrams_FI_2Way.S27];[$Bigrams_EN_2Way.S27])" office:value-type="float" office:value="0.000369073545285369" calcext:value-type="float">
            <text:p>0.000</text:p>
          </table:table-cell>
          <table:table-cell table:style-name="ce640" table:formula="of:=MAX([$Bigrams_FI_2Way.T27];[$Bigrams_EN_2Way.T27])" office:value-type="float" office:value="0.000299309643432647" calcext:value-type="float">
            <text:p>0.000</text:p>
          </table:table-cell>
          <table:table-cell table:style-name="ce641" table:formula="of:=MAX([$Bigrams_FI_2Way.U27];[$Bigrams_EN_2Way.U27])" office:value-type="float" office:value="0.00000900179378744803" calcext:value-type="float">
            <text:p>0.000</text:p>
          </table:table-cell>
          <table:table-cell table:style-name="ce640" table:formula="of:=MAX([$Bigrams_FI_2Way.V27];[$Bigrams_EN_2Way.V27])" office:value-type="float" office:value="0.000132776458364858" calcext:value-type="float">
            <text:p>0.000</text:p>
          </table:table-cell>
          <table:table-cell table:style-name="ce640" table:formula="of:=MAX([$Bigrams_FI_2Way.W27];[$Bigrams_EN_2Way.W27])" office:value-type="float" office:value="0.00001125224223431" calcext:value-type="float">
            <text:p>0.000</text:p>
          </table:table-cell>
          <table:table-cell table:style-name="ce640" table:formula="of:=MAX([$Bigrams_FI_2Way.X27];[$Bigrams_EN_2Way.X27])" office:value-type="float" office:value="0.00000337567267029301" calcext:value-type="float">
            <text:p>0.000</text:p>
          </table:table-cell>
          <table:table-cell table:style-name="ce641" table:formula="of:=MAX([$Bigrams_FI_2Way.Y27];[$Bigrams_EN_2Way.Y27])" office:value-type="float" office:value="0.000012377466457741" calcext:value-type="float">
            <text:p>0.000</text:p>
          </table:table-cell>
          <table:table-cell table:style-name="ce640" table:formula="of:=MAX([$Bigrams_FI_2Way.Z27];[$Bigrams_EN_2Way.Z27])" office:value-type="float" office:value="0.00000225044844686201" calcext:value-type="float">
            <text:p>0.000</text:p>
          </table:table-cell>
          <table:table-cell table:style-name="ce634" table:formula="of:=MAX([$Bigrams_FI_2Way.AA27];[$Bigrams_EN_2Way.AA27])" office:value-type="float" office:value="0.00000900179378744803" calcext:value-type="float">
            <text:p>0.000</text:p>
          </table:table-cell>
          <table:table-cell table:style-name="ce641" table:formula="of:=MAX([$Bigrams_FI_2Way.AB27];[$Bigrams_EN_2Way.AB27])" office:value-type="float" office:value="0.0000416332962669471" calcext:value-type="float">
            <text:p>0.000</text:p>
          </table:table-cell>
          <table:table-cell table:style-name="ce641" table:formula="of:=MAX([$Bigrams_FI_2Way.AC27];[$Bigrams_EN_2Way.AC27])" office:value-type="float" office:value="0.00000450089689372401" calcext:value-type="float">
            <text:p>0.000</text:p>
          </table:table-cell>
          <table:table-cell table:style-name="ce325" office:value-type="string" calcext:value-type="string">
            <text:p>Å</text:p>
          </table:table-cell>
          <table:table-cell table:style-name="ce114" office:value-type="float" office:value="27" calcext:value-type="float">
            <text:p>27</text:p>
          </table:table-cell>
          <table:table-cell table:number-columns-repeated="993"/>
        </table:table-row>
        <table:table-row table:style-name="ro4">
          <table:table-cell table:style-name="ce641" table:formula="of:=MAX([$Bigrams_FI_2Way.A28];[$Bigrams_EN_2Way.A28])" office:value-type="float" office:value="0.0643898309616157" calcext:value-type="float">
            <text:p>0.064</text:p>
          </table:table-cell>
          <table:table-cell table:style-name="ce640" table:formula="of:=MAX([$Bigrams_FI_2Way.B28];[$Bigrams_EN_2Way.B28])" office:value-type="float" office:value="0.0098468371792447" calcext:value-type="float">
            <text:p>0.010</text:p>
          </table:table-cell>
          <table:table-cell table:style-name="ce640" table:formula="of:=MAX([$Bigrams_FI_2Way.C28];[$Bigrams_EN_2Way.C28])" office:value-type="float" office:value="0.00483283803963616" calcext:value-type="float">
            <text:p>0.005</text:p>
          </table:table-cell>
          <table:table-cell table:style-name="ce640" table:formula="of:=MAX([$Bigrams_FI_2Way.D28];[$Bigrams_EN_2Way.D28])" office:value-type="float" office:value="0.0409559112844416" calcext:value-type="float">
            <text:p>0.041</text:p>
          </table:table-cell>
          <table:table-cell table:style-name="ce641" table:formula="of:=MAX([$Bigrams_FI_2Way.E28];[$Bigrams_EN_2Way.E28])" office:value-type="float" office:value="0.107794230156243" calcext:value-type="float">
            <text:p>0.108</text:p>
          </table:table-cell>
          <table:table-cell table:style-name="ce640" table:formula="of:=MAX([$Bigrams_FI_2Way.F28];[$Bigrams_EN_2Way.F28])" office:value-type="float" office:value="0.00592205508791737" calcext:value-type="float">
            <text:p>0.006</text:p>
          </table:table-cell>
          <table:table-cell table:style-name="ce640" table:formula="of:=MAX([$Bigrams_FI_2Way.G28];[$Bigrams_EN_2Way.G28])" office:value-type="float" office:value="0.00539995104824539" calcext:value-type="float">
            <text:p>0.005</text:p>
          </table:table-cell>
          <table:table-cell table:style-name="ce640" table:formula="of:=MAX([$Bigrams_FI_2Way.H28];[$Bigrams_EN_2Way.H28])" office:value-type="float" office:value="0.382607742244797" calcext:value-type="float">
            <text:p>0.383</text:p>
          </table:table-cell>
          <table:table-cell table:style-name="ce641" table:formula="of:=MAX([$Bigrams_FI_2Way.I28];[$Bigrams_EN_2Way.I28])" office:value-type="float" office:value="0.315893198037573" calcext:value-type="float">
            <text:p>0.316</text:p>
          </table:table-cell>
          <table:table-cell table:style-name="ce640" table:formula="of:=MAX([$Bigrams_FI_2Way.J28];[$Bigrams_EN_2Way.J28])" office:value-type="float" office:value="0.354630167153408" calcext:value-type="float">
            <text:p>0.355</text:p>
          </table:table-cell>
          <table:table-cell table:style-name="ce640" table:formula="of:=MAX([$Bigrams_FI_2Way.K28];[$Bigrams_EN_2Way.K28])" office:value-type="float" office:value="0.480520253270869" calcext:value-type="float">
            <text:p>0.481</text:p>
          </table:table-cell>
          <table:table-cell table:style-name="ce640" table:formula="of:=MAX([$Bigrams_FI_2Way.L28];[$Bigrams_EN_2Way.L28])" office:value-type="float" office:value="0.546187213726079" calcext:value-type="float">
            <text:p>0.546</text:p>
          </table:table-cell>
          <table:table-cell table:style-name="ce640" table:formula="of:=MAX([$Bigrams_FI_2Way.M28];[$Bigrams_EN_2Way.M28])" office:value-type="float" office:value="0.442887129118219" calcext:value-type="float">
            <text:p>0.443</text:p>
          </table:table-cell>
          <table:table-cell table:style-name="ce640" table:formula="of:=MAX([$Bigrams_FI_2Way.N28];[$Bigrams_EN_2Way.N28])" office:value-type="float" office:value="0.758055682755902" calcext:value-type="float">
            <text:p>0.758</text:p>
          </table:table-cell>
          <table:table-cell table:style-name="ce641" table:formula="of:=MAX([$Bigrams_FI_2Way.O28];[$Bigrams_EN_2Way.O28])" office:value-type="float" office:value="0.109280651355395" calcext:value-type="float">
            <text:p>0.109</text:p>
          </table:table-cell>
          <table:table-cell table:style-name="ce640" table:formula="of:=MAX([$Bigrams_FI_2Way.P28];[$Bigrams_EN_2Way.P28])" office:value-type="float" office:value="0.231674665810656" calcext:value-type="float">
            <text:p>0.232</text:p>
          </table:table-cell>
          <table:table-cell table:style-name="ce643" table:formula="of:=MAX([$Bigrams_FI_2Way.Q28];[$Bigrams_EN_2Way.Q28])" office:value-type="float" office:value="0.000271179037846872" calcext:value-type="float">
            <text:p>0.000</text:p>
          </table:table-cell>
          <table:table-cell table:style-name="ce640" table:formula="of:=MAX([$Bigrams_FI_2Way.R28];[$Bigrams_EN_2Way.R28])" office:value-type="float" office:value="0.227967051994451" calcext:value-type="float">
            <text:p>0.228</text:p>
          </table:table-cell>
          <table:table-cell table:style-name="ce640" table:formula="of:=MAX([$Bigrams_FI_2Way.S28];[$Bigrams_EN_2Way.S28])" office:value-type="float" office:value="0.563561800960077" calcext:value-type="float">
            <text:p>0.564</text:p>
          </table:table-cell>
          <table:table-cell table:style-name="ce640" table:formula="of:=MAX([$Bigrams_FI_2Way.T28];[$Bigrams_EN_2Way.T28])" office:value-type="float" office:value="0.984130107606543" calcext:value-type="float">
            <text:p>0.984</text:p>
          </table:table-cell>
          <table:table-cell table:style-name="ce641" table:formula="of:=MAX([$Bigrams_FI_2Way.U28];[$Bigrams_EN_2Way.U28])" office:value-type="float" office:value="0.0127127832763235" calcext:value-type="float">
            <text:p>0.013</text:p>
          </table:table-cell>
          <table:table-cell table:style-name="ce640" table:formula="of:=MAX([$Bigrams_FI_2Way.V28];[$Bigrams_EN_2Way.V28])" office:value-type="float" office:value="0.406873202623086" calcext:value-type="float">
            <text:p>0.407</text:p>
          </table:table-cell>
          <table:table-cell table:style-name="ce640" table:formula="of:=MAX([$Bigrams_FI_2Way.W28];[$Bigrams_EN_2Way.W28])" office:value-type="float" office:value="0.00231233577915071" calcext:value-type="float">
            <text:p>0.002</text:p>
          </table:table-cell>
          <table:table-cell table:style-name="ce640" table:formula="of:=MAX([$Bigrams_FI_2Way.X28];[$Bigrams_EN_2Way.X28])" office:value-type="float" office:value="0.000660506619153999" calcext:value-type="float">
            <text:p>0.001</text:p>
          </table:table-cell>
          <table:table-cell table:style-name="ce641" table:formula="of:=MAX([$Bigrams_FI_2Way.Y28];[$Bigrams_EN_2Way.Y28])" office:value-type="float" office:value="0.180814530911575" calcext:value-type="float">
            <text:p>0.181</text:p>
          </table:table-cell>
          <table:table-cell table:style-name="ce640" table:formula="of:=MAX([$Bigrams_FI_2Way.Z28];[$Bigrams_EN_2Way.Z28])" office:value-type="float" office:value="0.000532231057682864" calcext:value-type="float">
            <text:p>0.001</text:p>
          </table:table-cell>
          <table:table-cell table:style-name="ce641" table:formula="of:=MAX([$Bigrams_FI_2Way.AA28];[$Bigrams_EN_2Way.AA28])" office:value-type="float" office:value="0.0000416332962669471" calcext:value-type="float">
            <text:p>0.000</text:p>
          </table:table-cell>
          <table:table-cell table:style-name="ce634" table:formula="of:=MAX([$Bigrams_FI_2Way.AB28];[$Bigrams_EN_2Way.AB28])" office:value-type="float" office:value="0.425142343114713" calcext:value-type="float">
            <text:p>0.425</text:p>
          </table:table-cell>
          <table:table-cell table:style-name="ce641" table:formula="of:=MAX([$Bigrams_FI_2Way.AC28];[$Bigrams_EN_2Way.AC28])" office:value-type="float" office:value="0.0090738081377476" calcext:value-type="float">
            <text:p>0.009</text:p>
          </table:table-cell>
          <table:table-cell table:style-name="ce325" office:value-type="string" calcext:value-type="string">
            <text:p>Ä</text:p>
          </table:table-cell>
          <table:table-cell table:style-name="ce114" office:value-type="float" office:value="28" calcext:value-type="float">
            <text:p>28</text:p>
          </table:table-cell>
          <table:table-cell table:number-columns-repeated="993"/>
        </table:table-row>
        <table:table-row table:style-name="ro4">
          <table:table-cell table:style-name="ce641" table:formula="of:=MAX([$Bigrams_FI_2Way.A29];[$Bigrams_EN_2Way.A29])" office:value-type="float" office:value="0.00433211326020936" calcext:value-type="float">
            <text:p>0.004</text:p>
          </table:table-cell>
          <table:table-cell table:style-name="ce640" table:formula="of:=MAX([$Bigrams_FI_2Way.B29];[$Bigrams_EN_2Way.B29])" office:value-type="float" office:value="0.00104645852779083" calcext:value-type="float">
            <text:p>0.001</text:p>
          </table:table-cell>
          <table:table-cell table:style-name="ce640" table:formula="of:=MAX([$Bigrams_FI_2Way.C29];[$Bigrams_EN_2Way.C29])" office:value-type="float" office:value="0.000247549329154821" calcext:value-type="float">
            <text:p>0.000</text:p>
          </table:table-cell>
          <table:table-cell table:style-name="ce640" table:formula="of:=MAX([$Bigrams_FI_2Way.D29];[$Bigrams_EN_2Way.D29])" office:value-type="float" office:value="0.00612347022391152" calcext:value-type="float">
            <text:p>0.006</text:p>
          </table:table-cell>
          <table:table-cell table:style-name="ce644" table:formula="of:=MAX([$Bigrams_FI_2Way.E29];[$Bigrams_EN_2Way.E29])" office:value-type="float" office:value="0.0027331696387139" calcext:value-type="float">
            <text:p>0.003</text:p>
          </table:table-cell>
          <table:table-cell table:style-name="ce640" table:formula="of:=MAX([$Bigrams_FI_2Way.F29];[$Bigrams_EN_2Way.F29])" office:value-type="float" office:value="0.000668383188718016" calcext:value-type="float">
            <text:p>0.001</text:p>
          </table:table-cell>
          <table:table-cell table:style-name="ce640" table:formula="of:=MAX([$Bigrams_FI_2Way.G29];[$Bigrams_EN_2Way.G29])" office:value-type="float" office:value="0.00191738207672643" calcext:value-type="float">
            <text:p>0.002</text:p>
          </table:table-cell>
          <table:table-cell table:style-name="ce640" table:formula="of:=MAX([$Bigrams_FI_2Way.H29];[$Bigrams_EN_2Way.H29])" office:value-type="float" office:value="0.02776490771316" calcext:value-type="float">
            <text:p>0.028</text:p>
          </table:table-cell>
          <table:table-cell table:style-name="ce644" table:formula="of:=MAX([$Bigrams_FI_2Way.I29];[$Bigrams_EN_2Way.I29])" office:value-type="float" office:value="0.0636516838710449" calcext:value-type="float">
            <text:p>0.064</text:p>
          </table:table-cell>
          <table:table-cell table:style-name="ce640" table:formula="of:=MAX([$Bigrams_FI_2Way.J29];[$Bigrams_EN_2Way.J29])" office:value-type="float" office:value="0.0177695409364224" calcext:value-type="float">
            <text:p>0.018</text:p>
          </table:table-cell>
          <table:table-cell table:style-name="ce640" table:formula="of:=MAX([$Bigrams_FI_2Way.K29];[$Bigrams_EN_2Way.K29])" office:value-type="float" office:value="0.0578612800172691" calcext:value-type="float">
            <text:p>0.058</text:p>
          </table:table-cell>
          <table:table-cell table:style-name="ce640" table:formula="of:=MAX([$Bigrams_FI_2Way.L29];[$Bigrams_EN_2Way.L29])" office:value-type="float" office:value="0.0598653043591996" calcext:value-type="float">
            <text:p>0.060</text:p>
          </table:table-cell>
          <table:table-cell table:style-name="ce640" table:formula="of:=MAX([$Bigrams_FI_2Way.M29];[$Bigrams_EN_2Way.M29])" office:value-type="float" office:value="0.0176311383569404" calcext:value-type="float">
            <text:p>0.018</text:p>
          </table:table-cell>
          <table:table-cell table:style-name="ce640" table:formula="of:=MAX([$Bigrams_FI_2Way.N29];[$Bigrams_EN_2Way.N29])" office:value-type="float" office:value="0.0734040022155215" calcext:value-type="float">
            <text:p>0.073</text:p>
          </table:table-cell>
          <table:table-cell table:style-name="ce644" table:formula="of:=MAX([$Bigrams_FI_2Way.O29];[$Bigrams_EN_2Way.O29])" office:value-type="float" office:value="0.00585341641028808" calcext:value-type="float">
            <text:p>0.006</text:p>
          </table:table-cell>
          <table:table-cell table:style-name="ce640" table:formula="of:=MAX([$Bigrams_FI_2Way.P29];[$Bigrams_EN_2Way.P29])" office:value-type="float" office:value="0.0164485276981144" calcext:value-type="float">
            <text:p>0.016</text:p>
          </table:table-cell>
          <table:table-cell table:style-name="ce643" table:formula="of:=MAX([$Bigrams_FI_2Way.Q29];[$Bigrams_EN_2Way.Q29])" office:value-type="float" office:value="0.00000225044844686201" calcext:value-type="float">
            <text:p>0.000</text:p>
          </table:table-cell>
          <table:table-cell table:style-name="ce640" table:formula="of:=MAX([$Bigrams_FI_2Way.R29];[$Bigrams_EN_2Way.R29])" office:value-type="float" office:value="0.0244792529807415" calcext:value-type="float">
            <text:p>0.024</text:p>
          </table:table-cell>
          <table:table-cell table:style-name="ce640" table:formula="of:=MAX([$Bigrams_FI_2Way.S29];[$Bigrams_EN_2Way.S29])" office:value-type="float" office:value="0.138962941145282" calcext:value-type="float">
            <text:p>0.139</text:p>
          </table:table-cell>
          <table:table-cell table:style-name="ce640" table:formula="of:=MAX([$Bigrams_FI_2Way.T29];[$Bigrams_EN_2Way.T29])" office:value-type="float" office:value="0.116096134476717" calcext:value-type="float">
            <text:p>0.116</text:p>
          </table:table-cell>
          <table:table-cell table:style-name="ce644" table:formula="of:=MAX([$Bigrams_FI_2Way.U29];[$Bigrams_EN_2Way.U29])" office:value-type="float" office:value="0.000472594173841021" calcext:value-type="float">
            <text:p>0.000</text:p>
          </table:table-cell>
          <table:table-cell table:style-name="ce640" table:formula="of:=MAX([$Bigrams_FI_2Way.V29];[$Bigrams_EN_2Way.V29])" office:value-type="float" office:value="0.00748161586159274" calcext:value-type="float">
            <text:p>0.007</text:p>
          </table:table-cell>
          <table:table-cell table:style-name="ce640" table:formula="of:=MAX([$Bigrams_FI_2Way.W29];[$Bigrams_EN_2Way.W29])" office:value-type="float" office:value="0.000184536772642684" calcext:value-type="float">
            <text:p>0.000</text:p>
          </table:table-cell>
          <table:table-cell table:style-name="ce640" table:formula="of:=MAX([$Bigrams_FI_2Way.X29];[$Bigrams_EN_2Way.X29])" office:value-type="float" office:value="0.0000247549329154821" calcext:value-type="float">
            <text:p>0.000</text:p>
          </table:table-cell>
          <table:table-cell table:style-name="ce644" table:formula="of:=MAX([$Bigrams_FI_2Way.Y29];[$Bigrams_EN_2Way.Y29])" office:value-type="float" office:value="0.212154275982575" calcext:value-type="float">
            <text:p>0.212</text:p>
          </table:table-cell>
          <table:table-cell table:style-name="ce640" table:formula="of:=MAX([$Bigrams_FI_2Way.Z29];[$Bigrams_EN_2Way.Z29])" office:value-type="float" office:value="0.0000427585204903782" calcext:value-type="float">
            <text:p>0.000</text:p>
          </table:table-cell>
          <table:table-cell table:style-name="ce643" table:formula="of:=MAX([$Bigrams_FI_2Way.AA29];[$Bigrams_EN_2Way.AA29])" office:value-type="float" office:value="0.00000450089689372401" calcext:value-type="float">
            <text:p>0.000</text:p>
          </table:table-cell>
          <table:table-cell table:style-name="ce641" table:formula="of:=MAX([$Bigrams_FI_2Way.AB29];[$Bigrams_EN_2Way.AB29])" office:value-type="float" office:value="0.0090738081377476" calcext:value-type="float">
            <text:p>0.009</text:p>
          </table:table-cell>
          <table:table-cell table:style-name="ce634" table:formula="of:=MAX([$Bigrams_FI_2Way.AC29];[$Bigrams_EN_2Way.AC29])" office:value-type="float" office:value="0.0132551413520172" calcext:value-type="float">
            <text:p>0.013</text:p>
          </table:table-cell>
          <table:table-cell table:style-name="ce325" office:value-type="string" calcext:value-type="string">
            <text:p>Ö</text:p>
          </table:table-cell>
          <table:table-cell table:style-name="ce114" office:value-type="float" office:value="29" calcext:value-type="float">
            <text:p>29</text:p>
          </table:table-cell>
          <table:table-cell table:number-columns-repeated="993"/>
        </table:table-row>
        <table:table-row table:style-name="ro4">
          <table:table-cell table:style-name="ce325" office:value-type="string" calcext:value-type="string">
            <text:p>A</text:p>
          </table:table-cell>
          <table:table-cell table:style-name="ce327" office:value-type="string" calcext:value-type="string">
            <text:p>B</text:p>
          </table:table-cell>
          <table:table-cell table:style-name="ce329" office:value-type="string" calcext:value-type="string">
            <text:p>C</text:p>
          </table:table-cell>
          <table:table-cell table:style-name="ce327" office:value-type="string" calcext:value-type="string">
            <text:p>D</text:p>
          </table:table-cell>
          <table:table-cell table:style-name="ce342" office:value-type="string" calcext:value-type="string">
            <text:p>E</text:p>
          </table:table-cell>
          <table:table-cell table:style-name="ce327" office:value-type="string" calcext:value-type="string">
            <text:p>F</text:p>
          </table:table-cell>
          <table:table-cell table:style-name="ce327" office:value-type="string" calcext:value-type="string">
            <text:p>G</text:p>
          </table:table-cell>
          <table:table-cell table:style-name="ce327" office:value-type="string" calcext:value-type="string">
            <text:p>H</text:p>
          </table:table-cell>
          <table:table-cell table:style-name="ce325" office:value-type="string" calcext:value-type="string">
            <text:p>I</text:p>
          </table:table-cell>
          <table:table-cell table:style-name="ce327" office:value-type="string" calcext:value-type="string">
            <text:p>J</text:p>
          </table:table-cell>
          <table:table-cell table:style-name="ce327" office:value-type="string" calcext:value-type="string">
            <text:p>K</text:p>
          </table:table-cell>
          <table:table-cell table:style-name="ce327" office:value-type="string" calcext:value-type="string">
            <text:p>L</text:p>
          </table:table-cell>
          <table:table-cell table:style-name="ce327" office:value-type="string" calcext:value-type="string">
            <text:p>M</text:p>
          </table:table-cell>
          <table:table-cell table:style-name="ce327" office:value-type="string" calcext:value-type="string">
            <text:p>N</text:p>
          </table:table-cell>
          <table:table-cell table:style-name="ce325" office:value-type="string" calcext:value-type="string">
            <text:p>O</text:p>
          </table:table-cell>
          <table:table-cell table:style-name="ce327" office:value-type="string" calcext:value-type="string">
            <text:p>P</text:p>
          </table:table-cell>
          <table:table-cell table:style-name="ce327" office:value-type="string" calcext:value-type="string">
            <text:p>Q</text:p>
          </table:table-cell>
          <table:table-cell table:style-name="ce327" office:value-type="string" calcext:value-type="string">
            <text:p>R</text:p>
          </table:table-cell>
          <table:table-cell table:style-name="ce327" office:value-type="string" calcext:value-type="string">
            <text:p>S</text:p>
          </table:table-cell>
          <table:table-cell table:style-name="ce327" office:value-type="string" calcext:value-type="string">
            <text:p>T</text:p>
          </table:table-cell>
          <table:table-cell table:style-name="ce325" office:value-type="string" calcext:value-type="string">
            <text:p>U</text:p>
          </table:table-cell>
          <table:table-cell table:style-name="ce327" office:value-type="string" calcext:value-type="string">
            <text:p>V</text:p>
          </table:table-cell>
          <table:table-cell table:style-name="ce327" office:value-type="string" calcext:value-type="string">
            <text:p>W</text:p>
          </table:table-cell>
          <table:table-cell table:style-name="ce327" office:value-type="string" calcext:value-type="string">
            <text:p>X</text:p>
          </table:table-cell>
          <table:table-cell table:style-name="ce325" office:value-type="string" calcext:value-type="string">
            <text:p>Y</text:p>
          </table:table-cell>
          <table:table-cell table:style-name="ce327" office:value-type="string" calcext:value-type="string">
            <text:p>Z</text:p>
          </table:table-cell>
          <table:table-cell table:style-name="ce325" office:value-type="string" calcext:value-type="string">
            <text:p>Å</text:p>
          </table:table-cell>
          <table:table-cell table:style-name="ce325" office:value-type="string" calcext:value-type="string">
            <text:p>Ä</text:p>
          </table:table-cell>
          <table:table-cell table:style-name="ce325" office:value-type="string" calcext:value-type="string">
            <text:p>Ö</text:p>
          </table:table-cell>
          <table:table-cell table:style-name="ce114" table:number-columns-repeated="2"/>
          <table:table-cell table:number-columns-repeated="993"/>
        </table:table-row>
        <table:table-row table:style-name="ro4">
          <table:table-cell table:style-name="ce376" office:value-type="float" office:value="1" calcext:value-type="float">
            <text:p>1</text:p>
          </table:table-cell>
          <table:table-cell table:style-name="ce376" office:value-type="float" office:value="2" calcext:value-type="float">
            <text:p>2</text:p>
          </table:table-cell>
          <table:table-cell table:style-name="ce376" office:value-type="float" office:value="3" calcext:value-type="float">
            <text:p>3</text:p>
          </table:table-cell>
          <table:table-cell table:style-name="ce376" office:value-type="float" office:value="4" calcext:value-type="float">
            <text:p>4</text:p>
          </table:table-cell>
          <table:table-cell table:style-name="ce376" office:value-type="float" office:value="5" calcext:value-type="float">
            <text:p>5</text:p>
          </table:table-cell>
          <table:table-cell table:style-name="ce376" office:value-type="float" office:value="6" calcext:value-type="float">
            <text:p>6</text:p>
          </table:table-cell>
          <table:table-cell table:style-name="ce376" office:value-type="float" office:value="7" calcext:value-type="float">
            <text:p>7</text:p>
          </table:table-cell>
          <table:table-cell table:style-name="ce376" office:value-type="float" office:value="8" calcext:value-type="float">
            <text:p>8</text:p>
          </table:table-cell>
          <table:table-cell table:style-name="ce376" office:value-type="float" office:value="9" calcext:value-type="float">
            <text:p>9</text:p>
          </table:table-cell>
          <table:table-cell table:style-name="ce376" office:value-type="float" office:value="10" calcext:value-type="float">
            <text:p>10</text:p>
          </table:table-cell>
          <table:table-cell table:style-name="ce376" office:value-type="float" office:value="11" calcext:value-type="float">
            <text:p>11</text:p>
          </table:table-cell>
          <table:table-cell table:style-name="ce376" office:value-type="float" office:value="12" calcext:value-type="float">
            <text:p>12</text:p>
          </table:table-cell>
          <table:table-cell table:style-name="ce376" office:value-type="float" office:value="13" calcext:value-type="float">
            <text:p>13</text:p>
          </table:table-cell>
          <table:table-cell table:style-name="ce376" office:value-type="float" office:value="14" calcext:value-type="float">
            <text:p>14</text:p>
          </table:table-cell>
          <table:table-cell table:style-name="ce376" office:value-type="float" office:value="15" calcext:value-type="float">
            <text:p>15</text:p>
          </table:table-cell>
          <table:table-cell table:style-name="ce376" office:value-type="float" office:value="16" calcext:value-type="float">
            <text:p>16</text:p>
          </table:table-cell>
          <table:table-cell table:style-name="ce376" office:value-type="float" office:value="17" calcext:value-type="float">
            <text:p>17</text:p>
          </table:table-cell>
          <table:table-cell table:style-name="ce376" office:value-type="float" office:value="18" calcext:value-type="float">
            <text:p>18</text:p>
          </table:table-cell>
          <table:table-cell table:style-name="ce376" office:value-type="float" office:value="19" calcext:value-type="float">
            <text:p>19</text:p>
          </table:table-cell>
          <table:table-cell table:style-name="ce376" office:value-type="float" office:value="20" calcext:value-type="float">
            <text:p>20</text:p>
          </table:table-cell>
          <table:table-cell table:style-name="ce376" office:value-type="float" office:value="21" calcext:value-type="float">
            <text:p>21</text:p>
          </table:table-cell>
          <table:table-cell table:style-name="ce376" office:value-type="float" office:value="22" calcext:value-type="float">
            <text:p>22</text:p>
          </table:table-cell>
          <table:table-cell table:style-name="ce376" office:value-type="float" office:value="23" calcext:value-type="float">
            <text:p>23</text:p>
          </table:table-cell>
          <table:table-cell table:style-name="ce376" office:value-type="float" office:value="24" calcext:value-type="float">
            <text:p>24</text:p>
          </table:table-cell>
          <table:table-cell table:style-name="ce376" office:value-type="float" office:value="25" calcext:value-type="float">
            <text:p>25</text:p>
          </table:table-cell>
          <table:table-cell table:style-name="ce376" office:value-type="float" office:value="26" calcext:value-type="float">
            <text:p>26</text:p>
          </table:table-cell>
          <table:table-cell table:style-name="ce376" office:value-type="float" office:value="27" calcext:value-type="float">
            <text:p>27</text:p>
          </table:table-cell>
          <table:table-cell table:style-name="ce376" office:value-type="float" office:value="28" calcext:value-type="float">
            <text:p>28</text:p>
          </table:table-cell>
          <table:table-cell table:style-name="ce376" office:value-type="float" office:value="29" calcext:value-type="float">
            <text:p>29</text:p>
          </table:table-cell>
          <table:table-cell table:style-name="ce359"/>
          <table:table-cell table:style-name="ce114"/>
          <table:table-cell table:number-columns-repeated="993"/>
        </table:table-row>
        <table:table-row table:style-name="ro4">
          <table:table-cell table:style-name="ce114"/>
          <table:table-cell/>
          <table:table-cell table:style-name="ce330"/>
          <table:table-cell table:style-name="ce114"/>
          <table:table-cell table:style-name="ce343"/>
          <table:table-cell/>
          <table:table-cell table:style-name="ce114" table:number-columns-repeated="16"/>
          <table:table-cell/>
          <table:table-cell table:style-name="ce114" table:number-columns-repeated="8"/>
          <table:table-cell table:number-columns-repeated="993"/>
        </table:table-row>
        <table:table-row table:style-name="ro4">
          <table:table-cell table:style-name="ce114" table:number-columns-repeated="2"/>
          <table:table-cell table:style-name="ce331" table:number-columns-repeated="6"/>
          <table:table-cell table:style-name="ce140" table:formula="of:=INDEX([.$A$1:.$AC$29];MATCH([$Layout.N18];[.$A$30:.$AC$30];0);MATCH([$Layout.O17];[.$A$30:.$AC$30];0))" office:value-type="float" office:value="0.238" calcext:value-type="float">
            <text:p>0.238</text:p>
          </table:table-cell>
          <table:table-cell table:style-name="ce140" office:value-type="string" calcext:value-type="string">
            <text:p>/ <text:s text:c="5"/>\</text:p>
          </table:table-cell>
          <table:table-cell table:style-name="ce140" table:formula="of:=INDEX([.$A$1:.$AC$29];MATCH([$Layout.S17];[.$A$30:.$AC$30];0);MATCH([$Layout.T18];[.$A$30:.$AC$30];0))" office:value-type="float" office:value="0.161" calcext:value-type="float">
            <text:p>0.161</text:p>
          </table:table-cell>
          <table:table-cell table:style-name="ce331" table:number-columns-repeated="4"/>
          <table:table-cell table:style-name="ce330"/>
          <table:table-cell table:style-name="ce354"/>
          <table:table-cell table:style-name="ce330" table:number-columns-repeated="4"/>
          <table:table-cell table:style-name="ce114" table:number-columns-repeated="10"/>
          <table:table-cell table:number-columns-repeated="993"/>
        </table:table-row>
        <table:table-row table:style-name="ro4">
          <table:table-cell table:style-name="ce114" table:number-columns-repeated="2"/>
          <table:table-cell table:style-name="ce331"/>
          <table:table-cell table:style-name="ce332" table:formula="of:=INDEX([.$A$1:.$AC$29];MATCH([$Layout.K17];[.$A$30:.$AC$30];0);MATCH([$Layout.K18];[.$A$30:.$AC$30];0))" office:value-type="float" office:value="0.011" calcext:value-type="float">
            <text:p>0.011</text:p>
          </table:table-cell>
          <table:table-cell table:style-name="ce344" table:formula="of:=INDEX([.$A$1:.$AC$29];MATCH([$Layout.L17];[.$A$30:.$AC$30];0);MATCH([$Layout.L18];[.$A$30:.$AC$30];0))" office:value-type="float" office:value="0.186" calcext:value-type="float">
            <text:p>0.186</text:p>
          </table:table-cell>
          <table:table-cell table:style-name="ce344" table:formula="of:=INDEX([.$A$1:.$AC$29];MATCH([$Layout.M17];[.$A$30:.$AC$30];0);MATCH([$Layout.M18];[.$A$30:.$AC$30];0))" office:value-type="float" office:value="0.263499382521955" calcext:value-type="float">
            <text:p>0.263</text:p>
          </table:table-cell>
          <table:table-cell table:style-name="ce344" table:formula="of:=INDEX([.$A$1:.$AC$29];MATCH([$Layout.N17];[.$A$30:.$AC$30];0);MATCH([$Layout.N18];[.$A$30:.$AC$30];0))" office:value-type="float" office:value="0.445" calcext:value-type="float">
            <text:p>0.445</text:p>
          </table:table-cell>
          <table:table-cell table:style-name="ce346" table:formula="of:=INDEX([.$A$1:.$AC$29];MATCH([$Layout.O17];[.$A$30:.$AC$30];0);MATCH([$Layout.O18];[.$A$30:.$AC$30];0))" office:value-type="float" office:value="0.0026240228890411" calcext:value-type="float">
            <text:p>0.003</text:p>
          </table:table-cell>
          <table:table-cell table:style-name="ce140" table:formula="of:=INDEX([.$A$1:.$AC$29];MATCH([$Layout.N17];[.$A$30:.$AC$30];0);MATCH([$Layout.O17];[.$A$30:.$AC$30];0))" office:value-type="float" office:value="0.002" calcext:value-type="float">
            <text:p>0.002</text:p>
          </table:table-cell>
          <table:table-cell table:style-name="ce140" office:value-type="string" calcext:value-type="string">
            <text:p>– <text:s text:c="4"/>–</text:p>
          </table:table-cell>
          <table:table-cell table:style-name="ce140" table:formula="of:=INDEX([.$A$1:.$AC$29];MATCH([$Layout.S17];[.$A$30:.$AC$30];0);MATCH([$Layout.T17];[.$A$30:.$AC$30];0))" office:value-type="float" office:value="0.599" calcext:value-type="float">
            <text:p>0.599</text:p>
          </table:table-cell>
          <table:table-cell table:style-name="ce332" table:formula="of:=INDEX([.$A$1:.$AC$29];MATCH([$Layout.S17];[.$A$30:.$AC$30];0);MATCH([$Layout.S18];[.$A$30:.$AC$30];0))" office:value-type="float" office:value="0.00330815921688715" calcext:value-type="float">
            <text:p>0.003</text:p>
          </table:table-cell>
          <table:table-cell table:style-name="ce344" table:formula="of:=INDEX([.$A$1:.$AC$29];MATCH([$Layout.T17];[.$A$30:.$AC$30];0);MATCH([$Layout.T18];[.$A$30:.$AC$30];0))" office:value-type="float" office:value="0.02115984152162" calcext:value-type="float">
            <text:p>0.021</text:p>
          </table:table-cell>
          <table:table-cell table:style-name="ce344" table:formula="of:=INDEX([.$A$1:.$AC$29];MATCH([$Layout.U17];[.$A$30:.$AC$30];0);MATCH([$Layout.U18];[.$A$30:.$AC$30];0))" office:value-type="float" office:value="0.169" calcext:value-type="float">
            <text:p>0.169</text:p>
          </table:table-cell>
          <table:table-cell table:style-name="ce344" table:formula="of:=INDEX([.$A$1:.$AC$29];MATCH([$Layout.V17];[.$A$30:.$AC$30];0);MATCH([$Layout.V18];[.$A$30:.$AC$30];0))" office:value-type="float" office:value="0.158" calcext:value-type="float">
            <text:p>0.158</text:p>
          </table:table-cell>
          <table:table-cell table:style-name="ce346" table:formula="of:=INDEX([.$A$1:.$AC$29];MATCH([$Layout.W17];[.$A$30:.$AC$30];0);MATCH([$Layout.W18];[.$A$30:.$AC$30];0))" office:value-type="float" office:value="0.02" calcext:value-type="float">
            <text:p>0.020</text:p>
          </table:table-cell>
          <table:table-cell table:style-name="ce331" office:value-type="string" calcext:value-type="string">
            <text:p>v</text:p>
          </table:table-cell>
          <table:table-cell table:style-name="ce356" office:value-type="string" calcext:value-type="string">
            <text:p>Middle – Top</text:p>
          </table:table-cell>
          <table:table-cell/>
          <table:table-cell table:style-name="ce114" table:number-columns-repeated="2"/>
          <table:table-cell table:number-columns-repeated="2"/>
          <table:table-cell table:style-name="ce114" table:number-columns-repeated="8"/>
          <table:table-cell table:number-columns-repeated="993"/>
        </table:table-row>
        <table:table-row table:style-name="ro4">
          <table:table-cell table:style-name="ce114" table:number-columns-repeated="2"/>
          <table:table-cell table:style-name="ce331"/>
          <table:table-cell table:style-name="ce333" table:formula="of:=INDEX([.$A$1:.$AC$29];MATCH([$Layout.K17];[.$A$30:.$AC$30];0);MATCH([$Layout.K19];[.$A$30:.$AC$30];0))" office:value-type="string" office:string-value="" calcext:value-type="error">
            <text:p>#N/A</text:p>
          </table:table-cell>
          <table:table-cell table:style-name="ce140" table:formula="of:=INDEX([.$A$1:.$AC$29];MATCH([$Layout.L17];[.$A$30:.$AC$30];0);MATCH([$Layout.L19];[.$A$30:.$AC$30];0))" office:value-type="float" office:value="0.004" calcext:value-type="float">
            <text:p>0.004</text:p>
          </table:table-cell>
          <table:table-cell table:style-name="ce140" table:formula="of:=INDEX([.$A$1:.$AC$29];MATCH([$Layout.M17];[.$A$30:.$AC$30];0);MATCH([$Layout.M19];[.$A$30:.$AC$30];0))" office:value-type="float" office:value="0.009" calcext:value-type="float">
            <text:p>0.009</text:p>
          </table:table-cell>
          <table:table-cell table:style-name="ce381" table:formula="of:=INDEX([.$A$1:.$AC$29];MATCH([$Layout.N17];[.$A$30:.$AC$30];0);MATCH([$Layout.N19];[.$A$30:.$AC$30];0))" office:value-type="float" office:value="0.00231233577915071" calcext:value-type="float">
            <text:p>0.002</text:p>
          </table:table-cell>
          <table:table-cell table:style-name="ce907" table:formula="of:=INDEX([.$A$1:.$AC$29];MATCH([$Layout.O17];[.$A$30:.$AC$30];0);MATCH([$Layout.O19];[.$A$30:.$AC$30];0))" office:value-type="float" office:value="0.000668383188718016" calcext:value-type="float">
            <text:p>0.001</text:p>
          </table:table-cell>
          <table:table-cell table:style-name="ce140" table:formula="of:=INDEX([.$A$1:.$AC$29];MATCH([$Layout.N18];[.$A$30:.$AC$30];0);MATCH([$Layout.O18];[.$A$30:.$AC$30];0))" office:value-type="float" office:value="0.353" calcext:value-type="float">
            <text:p>0.353</text:p>
          </table:table-cell>
          <table:table-cell table:style-name="ce140" office:value-type="string" calcext:value-type="string">
            <text:p>– <text:s text:c="4"/>–</text:p>
          </table:table-cell>
          <table:table-cell table:style-name="ce140" table:formula="of:=INDEX([.$A$1:.$AC$29];MATCH([$Layout.S18];[.$A$30:.$AC$30];0);MATCH([$Layout.T18];[.$A$30:.$AC$30];0))" office:value-type="float" office:value="0.282" calcext:value-type="float">
            <text:p>0.282</text:p>
          </table:table-cell>
          <table:table-cell table:style-name="ce333" table:formula="of:=INDEX([.$A$1:.$AC$29];MATCH([$Layout.S17];[.$A$30:.$AC$30];0);MATCH([$Layout.S19];[.$A$30:.$AC$30];0))" office:value-type="float" office:value="0.00186562176244861" calcext:value-type="float">
            <text:p>0.002</text:p>
          </table:table-cell>
          <table:table-cell table:style-name="ce381" table:formula="of:=INDEX([.$A$1:.$AC$29];MATCH([$Layout.T17];[.$A$30:.$AC$30];0);MATCH([$Layout.T19];[.$A$30:.$AC$30];0))" office:value-type="float" office:value="0.0356392268287302" calcext:value-type="float">
            <text:p>0.036</text:p>
          </table:table-cell>
          <table:table-cell table:style-name="ce140" table:formula="of:=INDEX([.$A$1:.$AC$29];MATCH([$Layout.U17];[.$A$30:.$AC$30];0);MATCH([$Layout.U19];[.$A$30:.$AC$30];0))" office:value-type="float" office:value="0.0844975878343277" calcext:value-type="float">
            <text:p>0.084</text:p>
          </table:table-cell>
          <table:table-cell table:style-name="ce140" table:formula="of:=INDEX([.$A$1:.$AC$29];MATCH([$Layout.V17];[.$A$30:.$AC$30];0);MATCH([$Layout.V19];[.$A$30:.$AC$30];0))" office:value-type="float" office:value="0.019" calcext:value-type="float">
            <text:p>0.019</text:p>
          </table:table-cell>
          <table:table-cell table:style-name="ce907" table:formula="of:=INDEX([.$A$1:.$AC$29];MATCH([$Layout.W17];[.$A$30:.$AC$30];0);MATCH([$Layout.W19];[.$A$30:.$AC$30];0))" office:value-type="string" office:string-value="" calcext:value-type="error">
            <text:p>#N/A</text:p>
          </table:table-cell>
          <table:table-cell table:style-name="ce331" office:value-type="string" calcext:value-type="string">
            <text:p>^v</text:p>
          </table:table-cell>
          <table:table-cell table:style-name="ce354" office:value-type="string" calcext:value-type="string">
            <text:p>Top – Bottom</text:p>
          </table:table-cell>
          <table:table-cell/>
          <table:table-cell table:style-name="ce114" table:number-columns-repeated="2"/>
          <table:table-cell table:number-columns-repeated="2"/>
          <table:table-cell table:style-name="ce114"/>
          <table:table-cell table:number-columns-repeated="4"/>
          <table:table-cell table:style-name="ce114" table:number-columns-repeated="3"/>
          <table:table-cell table:number-columns-repeated="993"/>
        </table:table-row>
        <table:table-row table:style-name="ro4">
          <table:table-cell table:style-name="ce114" table:number-columns-repeated="2"/>
          <table:table-cell table:style-name="ce331"/>
          <table:table-cell table:style-name="ce340" table:formula="of:=INDEX([.$A$1:.$AC$29];MATCH([$Layout.K18];[.$A$30:.$AC$30];0);MATCH([$Layout.K19];[.$A$30:.$AC$30];0))" office:value-type="string" office:string-value="" calcext:value-type="error">
            <text:p>#N/A</text:p>
          </table:table-cell>
          <table:table-cell table:style-name="ce345" table:formula="of:=INDEX([.$A$1:.$AC$29];MATCH([$Layout.L18];[.$A$30:.$AC$30];0);MATCH([$Layout.L19];[.$A$30:.$AC$30];0))" office:value-type="float" office:value="0.01" calcext:value-type="float">
            <text:p>0.010</text:p>
          </table:table-cell>
          <table:table-cell table:style-name="ce345" table:formula="of:=INDEX([.$A$1:.$AC$29];MATCH([$Layout.M18];[.$A$30:.$AC$30];0);MATCH([$Layout.M19];[.$A$30:.$AC$30];0))" office:value-type="float" office:value="0.236" calcext:value-type="float">
            <text:p>0.236</text:p>
          </table:table-cell>
          <table:table-cell table:style-name="ce345" table:formula="of:=INDEX([.$A$1:.$AC$29];MATCH([$Layout.N18];[.$A$30:.$AC$30];0);MATCH([$Layout.N19];[.$A$30:.$AC$30];0))" office:value-type="float" office:value="0.0643898309616157" calcext:value-type="float">
            <text:p>0.064</text:p>
          </table:table-cell>
          <table:table-cell table:style-name="ce353" table:formula="of:=INDEX([.$A$1:.$AC$29];MATCH([$Layout.O18];[.$A$30:.$AC$30];0);MATCH([$Layout.O19];[.$A$30:.$AC$30];0))" office:value-type="float" office:value="0.00191738207672643" calcext:value-type="float">
            <text:p>0.002</text:p>
          </table:table-cell>
          <table:table-cell table:style-name="ce140" table:formula="of:=INDEX([.$A$1:.$AC$29];MATCH([$Layout.N19];[.$A$30:.$AC$30];0);MATCH([$Layout.O19];[.$A$30:.$AC$30];0))" office:value-type="float" office:value="0.0090738081377476" calcext:value-type="float">
            <text:p>0.009</text:p>
          </table:table-cell>
          <table:table-cell table:style-name="ce140" office:value-type="string" calcext:value-type="string">
            <text:p>– <text:s text:c="4"/>–</text:p>
          </table:table-cell>
          <table:table-cell table:style-name="ce140" table:formula="of:=INDEX([.$A$1:.$AC$29];MATCH([$Layout.S19];[.$A$30:.$AC$30];0);MATCH([$Layout.T19];[.$A$30:.$AC$30];0))" office:value-type="float" office:value="0.00457178601980017" calcext:value-type="float">
            <text:p>0.005</text:p>
          </table:table-cell>
          <table:table-cell table:style-name="ce340" table:formula="of:=INDEX([.$A$1:.$AC$29];MATCH([$Layout.S18];[.$A$30:.$AC$30];0);MATCH([$Layout.S19];[.$A$30:.$AC$30];0))" office:value-type="float" office:value="0.00222006739282937" calcext:value-type="float">
            <text:p>0.002</text:p>
          </table:table-cell>
          <table:table-cell table:style-name="ce345" table:formula="of:=INDEX([.$A$1:.$AC$29];MATCH([$Layout.T18];[.$A$30:.$AC$30];0);MATCH([$Layout.T19];[.$A$30:.$AC$30];0))" office:value-type="float" office:value="0.212668503452683" calcext:value-type="float">
            <text:p>0.213</text:p>
          </table:table-cell>
          <table:table-cell table:style-name="ce345" table:formula="of:=INDEX([.$A$1:.$AC$29];MATCH([$Layout.U18];[.$A$30:.$AC$30];0);MATCH([$Layout.U19];[.$A$30:.$AC$30];0))" office:value-type="float" office:value="0.338168136764613" calcext:value-type="float">
            <text:p>0.338</text:p>
          </table:table-cell>
          <table:table-cell table:style-name="ce345" table:formula="of:=INDEX([.$A$1:.$AC$29];MATCH([$Layout.V18];[.$A$30:.$AC$30];0);MATCH([$Layout.V19];[.$A$30:.$AC$30];0))" office:value-type="float" office:value="0.131" calcext:value-type="float">
            <text:p>0.131</text:p>
          </table:table-cell>
          <table:table-cell table:style-name="ce353" table:formula="of:=INDEX([.$A$1:.$AC$29];MATCH([$Layout.W18];[.$A$30:.$AC$30];0);MATCH([$Layout.W19];[.$A$30:.$AC$30];0))" office:value-type="string" office:string-value="" calcext:value-type="error">
            <text:p>#N/A</text:p>
          </table:table-cell>
          <table:table-cell table:style-name="ce331" office:value-type="string" calcext:value-type="string">
            <text:p>^</text:p>
          </table:table-cell>
          <table:table-cell table:style-name="ce356" office:value-type="string" calcext:value-type="string">
            <text:p>Middle – Bottom</text:p>
          </table:table-cell>
          <table:table-cell/>
          <table:table-cell table:style-name="ce114" table:number-columns-repeated="2"/>
          <table:table-cell table:number-columns-repeated="2"/>
          <table:table-cell table:style-name="ce114" table:number-columns-repeated="8"/>
          <table:table-cell table:number-columns-repeated="993"/>
        </table:table-row>
        <table:table-row table:style-name="ro4">
          <table:table-cell table:style-name="ce114" table:number-columns-repeated="2"/>
          <table:table-cell table:style-name="ce331"/>
          <table:table-cell table:style-name="ce140" table:formula="of:=SUMIF([.D34:.D36];&quot;&gt;0&quot;)" office:value-type="float" office:value="0.011" calcext:value-type="float">
            <text:p>0.011</text:p>
          </table:table-cell>
          <table:table-cell table:style-name="ce140" table:formula="of:=SUMIF([.E34:.E36];&quot;&gt;0&quot;)" office:value-type="float" office:value="0.2" calcext:value-type="float">
            <text:p>0.200</text:p>
          </table:table-cell>
          <table:table-cell table:style-name="ce140" table:formula="of:=SUMIF([.F34:.F36];&quot;&gt;0&quot;)" office:value-type="float" office:value="0.508499382521955" calcext:value-type="float">
            <text:p>0.508</text:p>
          </table:table-cell>
          <table:table-cell table:style-name="ce140" table:formula="of:=SUMIF([.G34:.G36];&quot;&gt;0&quot;)" office:value-type="float" office:value="0.511702166740766" calcext:value-type="float">
            <text:p>0.512</text:p>
          </table:table-cell>
          <table:table-cell table:style-name="ce140" table:formula="of:=SUMIF([.H34:.H36];&quot;&gt;0&quot;)" office:value-type="float" office:value="0.00520978815448555" calcext:value-type="float">
            <text:p>0.005</text:p>
          </table:table-cell>
          <table:table-cell table:style-name="ce140" table:formula="of:=INDEX([.$A$1:.$AC$29];MATCH([$Layout.N18];[.$A$30:.$AC$30];0);MATCH([$Layout.O19];[.$A$30:.$AC$30];0))" office:value-type="float" office:value="0.00433211326020936" calcext:value-type="float">
            <text:p>0.004</text:p>
          </table:table-cell>
          <table:table-cell table:style-name="ce140" office:value-type="string" calcext:value-type="string">
            <text:p>\ <text:s text:c="5"/>/</text:p>
          </table:table-cell>
          <table:table-cell table:style-name="ce140" table:formula="of:=INDEX([.$A$1:.$AC$29];MATCH([$Layout.S19];[.$A$30:.$AC$30];0);MATCH([$Layout.T18];[.$A$30:.$AC$30];0))" office:value-type="float" office:value="0.0690583862646309" calcext:value-type="float">
            <text:p>0.069</text:p>
          </table:table-cell>
          <table:table-cell table:style-name="ce140" table:formula="of:=SUMIF([.L34:.L36];&quot;&gt;0&quot;)" office:value-type="float" office:value="0.00739384837216513" calcext:value-type="float">
            <text:p>0.007</text:p>
          </table:table-cell>
          <table:table-cell table:style-name="ce140" table:formula="of:=SUMIF([.M34:.M36];&quot;&gt;0&quot;)" office:value-type="float" office:value="0.269467571803034" calcext:value-type="float">
            <text:p>0.269</text:p>
          </table:table-cell>
          <table:table-cell table:style-name="ce140" table:formula="of:=SUMIF([.N34:.N36];&quot;&gt;0&quot;)" office:value-type="float" office:value="0.591665724598941" calcext:value-type="float">
            <text:p>0.592</text:p>
          </table:table-cell>
          <table:table-cell table:style-name="ce140" table:formula="of:=SUMIF([.O34:.O36];&quot;&gt;0&quot;)" office:value-type="float" office:value="0.308" calcext:value-type="float">
            <text:p>0.308</text:p>
          </table:table-cell>
          <table:table-cell table:style-name="ce140" table:formula="of:=SUMIF([.P34:.P36];&quot;&gt;0&quot;)" office:value-type="float" office:value="0.02" calcext:value-type="float">
            <text:p>0.020</text:p>
          </table:table-cell>
          <table:table-cell table:style-name="ce331"/>
          <table:table-cell table:style-name="ce383"/>
          <table:table-cell table:style-name="ce384"/>
          <table:table-cell table:style-name="ce114" table:number-columns-repeated="12"/>
          <table:table-cell table:number-columns-repeated="993"/>
        </table:table-row>
        <table:table-row table:style-name="ro4">
          <table:table-cell table:style-name="ce114" table:number-columns-repeated="2"/>
          <table:table-cell table:style-name="ce331"/>
          <table:table-cell table:style-name="ce140" table:number-columns-repeated="6"/>
          <table:table-cell table:style-name="ce331"/>
          <table:table-cell table:style-name="ce59"/>
          <table:table-cell table:style-name="ce331" table:number-columns-repeated="4"/>
          <table:table-cell table:style-name="ce140"/>
          <table:table-cell table:style-name="ce331"/>
          <table:table-cell table:style-name="ce114"/>
          <table:table-cell table:style-name="ce356"/>
          <table:table-cell table:style-name="ce114" table:number-columns-repeated="12"/>
          <table:table-cell table:number-columns-repeated="993"/>
        </table:table-row>
        <table:table-row table:style-name="ro4">
          <table:table-cell table:style-name="ce114" table:number-columns-repeated="2"/>
          <table:table-cell table:style-name="ce331"/>
          <table:table-cell table:style-name="ce140" table:number-columns-repeated="5"/>
          <table:table-cell table:style-name="ce59"/>
          <table:table-cell table:style-name="ce163"/>
          <table:table-cell table:style-name="ce140" table:number-columns-repeated="6"/>
          <table:table-cell table:style-name="ce331"/>
          <table:table-cell table:style-name="ce114"/>
          <table:table-cell table:style-name="ce356"/>
          <table:table-cell table:style-name="ce114" table:number-columns-repeated="12"/>
          <table:table-cell table:number-columns-repeated="993"/>
        </table:table-row>
        <table:table-row table:style-name="ro4">
          <table:table-cell table:style-name="ce114" table:number-columns-repeated="3"/>
          <table:table-cell table:style-name="ce331" table:number-columns-repeated="6"/>
          <table:table-cell table:number-columns-repeated="2"/>
          <table:table-cell table:style-name="ce331" table:number-columns-repeated="5"/>
          <table:table-cell table:style-name="ce114" table:number-columns-repeated="15"/>
          <table:table-cell table:number-columns-repeated="993"/>
        </table:table-row>
        <table:table-row table:style-name="ro4" table:number-rows-repeated="104853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Bigrams_WorstCase.A1:Bigrams_WorstCase.AC29">
            <calcext:color-scale>
              <calcext:color-scale-entry calcext:value="0" calcext:type="number" calcext:color="#ffffff"/>
              <calcext:color-scale-entry calcext:value="0.2" calcext:type="number" calcext:color="#ffff00"/>
              <calcext:color-scale-entry calcext:value="0.4" calcext:type="number" calcext:color="#be480a"/>
            </calcext:color-scale>
            <calcext:color-scale>
              <calcext:color-scale-entry calcext:value="0.4" calcext:type="number" calcext:color="#be480a"/>
              <calcext:color-scale-entry calcext:value="50" calcext:type="percent" calcext:color="#8d1d75"/>
              <calcext:color-scale-entry calcext:value="0" calcext:type="maximum" calcext:color="#ff0000"/>
            </calcext:color-scale>
          </calcext:conditional-format>
        </calcext:conditional-formats>
      </table:table>
      <table:table table:name="Bigrams_List" table:style-name="ta3" table:print="false">
        <table:table-column table:style-name="co3" table:default-cell-style-name="ce1018"/>
        <table:table-column table:style-name="co3" table:default-cell-style-name="ce1042"/>
        <table:table-column table:style-name="co3" table:default-cell-style-name="ce1044"/>
        <table:table-column table:style-name="co3" table:number-columns-repeated="2" table:default-cell-style-name="ce1020"/>
        <table:table-column table:style-name="co3" table:default-cell-style-name="ce1018"/>
        <table:table-column table:style-name="co3" table:default-cell-style-name="ce1048"/>
        <table:table-column table:style-name="co4" table:number-columns-repeated="1017" table:default-cell-style-name="ce995"/>
        <table:table-row table:style-name="ro5">
          <table:table-cell table:style-name="ce645" office:value-type="string" calcext:value-type="string">
            <text:p>Bigram</text:p>
          </table:table-cell>
          <table:table-cell table:style-name="ce650" office:value-type="string" calcext:value-type="string">
            <text:p>FI %</text:p>
          </table:table-cell>
          <table:table-cell table:style-name="ce654" office:value-type="string" calcext:value-type="string">
            <text:p>EN %</text:p>
          </table:table-cell>
          <table:table-cell table:style-name="ce656" table:number-columns-repeated="2"/>
          <table:table-cell table:style-name="ce645"/>
          <table:table-cell table:style-name="ce658"/>
          <table:table-cell table:number-columns-repeated="1017"/>
        </table:table-row>
        <table:table-row table:style-name="ro5">
          <table:table-cell office:value-type="string" calcext:value-type="string">
            <text:p>EN</text:p>
          </table:table-cell>
          <table:table-cell office:value-type="float" office:value="2.13503082259202" calcext:value-type="float">
            <text:p>2.135</text:p>
          </table:table-cell>
          <table:table-cell office:value-type="float" office:value="1.454" calcext:value-type="float">
            <text:p>1.454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IS</text:p>
          </table:table-cell>
          <table:table-cell office:value-type="float" office:value="1.94973227315007" calcext:value-type="float">
            <text:p>1.950</text:p>
          </table:table-cell>
          <table:table-cell office:value-type="float" office:value="1.128" calcext:value-type="float">
            <text:p>1.128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IN</text:p>
          </table:table-cell>
          <table:table-cell office:value-type="float" office:value="1.94561395249231" calcext:value-type="float">
            <text:p>1.946</text:p>
          </table:table-cell>
          <table:table-cell office:value-type="float" office:value="2.433" calcext:value-type="float">
            <text:p>2.433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TA</text:p>
          </table:table-cell>
          <table:table-cell office:value-type="float" office:value="1.89826001627344" calcext:value-type="float">
            <text:p>1.898</text:p>
          </table:table-cell>
          <table:table-cell office:value-type="float" office:value="0.53" calcext:value-type="float">
            <text:p>0.53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AN</text:p>
          </table:table-cell>
          <table:table-cell office:value-type="float" office:value="1.70543821767364" calcext:value-type="float">
            <text:p>1.705</text:p>
          </table:table-cell>
          <table:table-cell office:value-type="float" office:value="1.985" calcext:value-type="float">
            <text:p>1.985</text:p>
          </table:table-cell>
          <table:table-cell table:number-columns-repeated="1021"/>
        </table:table-row>
        <table:table-row table:style-name="ro5">
          <table:table-cell table:style-name="ce1021" office:value-type="string" calcext:value-type="string">
            <text:p>ST</text:p>
          </table:table-cell>
          <table:table-cell office:value-type="float" office:value="1.53993461277029" calcext:value-type="float">
            <text:p>1.540</text:p>
          </table:table-cell>
          <table:table-cell office:value-type="float" office:value="1.053" calcext:value-type="float">
            <text:p>1.053</text:p>
          </table:table-cell>
          <table:table-cell table:number-columns-repeated="2"/>
          <table:table-cell table:style-name="ce1021"/>
          <table:table-cell table:number-columns-repeated="1018"/>
        </table:table-row>
        <table:table-row table:style-name="ro5">
          <table:table-cell office:value-type="string" calcext:value-type="string">
            <text:p>SI</text:p>
          </table:table-cell>
          <table:table-cell office:value-type="float" office:value="1.36298410184197" calcext:value-type="float">
            <text:p>1.363</text:p>
          </table:table-cell>
          <table:table-cell office:value-type="float" office:value="0.55" calcext:value-type="float">
            <text:p>0.550</text:p>
          </table:table-cell>
          <table:table-cell table:number-columns-repeated="1021"/>
        </table:table-row>
        <table:table-row table:style-name="ro5">
          <table:table-cell table:style-name="ce1022" office:value-type="string" calcext:value-type="string">
            <text:p>AA</text:p>
          </table:table-cell>
          <table:table-cell office:value-type="float" office:value="1.33031096606621" calcext:value-type="float">
            <text:p>1.330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table:style-name="ce1022"/>
          <table:table-cell table:number-columns-repeated="1018"/>
        </table:table-row>
        <table:table-row table:style-name="ro5">
          <table:table-cell table:style-name="ce1022" office:value-type="string" calcext:value-type="string">
            <text:p>TT</text:p>
          </table:table-cell>
          <table:table-cell office:value-type="float" office:value="1.23013450390259" calcext:value-type="float">
            <text:p>1.230</text:p>
          </table:table-cell>
          <table:table-cell office:value-type="float" office:value="0.171" calcext:value-type="float">
            <text:p>0.171</text:p>
          </table:table-cell>
          <table:table-cell table:number-columns-repeated="2"/>
          <table:table-cell table:style-name="ce1022"/>
          <table:table-cell table:number-columns-repeated="1018"/>
        </table:table-row>
        <table:table-row table:style-name="ro5">
          <table:table-cell office:value-type="string" calcext:value-type="string">
            <text:p>AL</text:p>
          </table:table-cell>
          <table:table-cell office:value-type="float" office:value="1.20895778401762" calcext:value-type="float">
            <text:p>1.209</text:p>
          </table:table-cell>
          <table:table-cell office:value-type="float" office:value="1.087" calcext:value-type="float">
            <text:p>1.087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IT</text:p>
          </table:table-cell>
          <table:table-cell office:value-type="float" office:value="1.1646171982691" calcext:value-type="float">
            <text:p>1.165</text:p>
          </table:table-cell>
          <table:table-cell office:value-type="float" office:value="1.123" calcext:value-type="float">
            <text:p>1.123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A</text:p>
          </table:table-cell>
          <table:table-cell office:value-type="float" office:value="1.15142506947359" calcext:value-type="float">
            <text:p>1.151</text:p>
          </table:table-cell>
          <table:table-cell office:value-type="float" office:value="0.218" calcext:value-type="float">
            <text:p>0.218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E</text:p>
          </table:table-cell>
          <table:table-cell office:value-type="float" office:value="1.11498130732511" calcext:value-type="float">
            <text:p>1.115</text:p>
          </table:table-cell>
          <table:table-cell office:value-type="float" office:value="0.932" calcext:value-type="float">
            <text:p>0.932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LI</text:p>
          </table:table-cell>
          <table:table-cell office:value-type="float" office:value="1.10764484538834" calcext:value-type="float">
            <text:p>1.108</text:p>
          </table:table-cell>
          <table:table-cell office:value-type="float" office:value="0.624" calcext:value-type="float">
            <text:p>0.624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KA</text:p>
          </table:table-cell>
          <table:table-cell office:value-type="float" office:value="1.07625334000306" calcext:value-type="float">
            <text:p>1.076</text:p>
          </table:table-cell>
          <table:table-cell office:value-type="float" office:value="0.017" calcext:value-type="float">
            <text:p>0.017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N</text:p>
          </table:table-cell>
          <table:table-cell office:value-type="float" office:value="1.05580013929376" calcext:value-type="float">
            <text:p>1.056</text:p>
          </table:table-cell>
          <table:table-cell office:value-type="float" office:value="1.758" calcext:value-type="float">
            <text:p>1.758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TE</text:p>
          </table:table-cell>
          <table:table-cell office:value-type="float" office:value="1.05235920361851" calcext:value-type="float">
            <text:p>1.052</text:p>
          </table:table-cell>
          <table:table-cell office:value-type="float" office:value="1.205" calcext:value-type="float">
            <text:p>1.205</text:p>
          </table:table-cell>
          <table:table-cell table:number-columns-repeated="1021"/>
        </table:table-row>
        <table:table-row table:style-name="ro5">
          <table:table-cell table:style-name="ce1022" office:value-type="string" calcext:value-type="string">
            <text:p>LL</text:p>
          </table:table-cell>
          <table:table-cell office:value-type="float" office:value="1.04845355033898" calcext:value-type="float">
            <text:p>1.048</text:p>
          </table:table-cell>
          <table:table-cell office:value-type="float" office:value="0.577" calcext:value-type="float">
            <text:p>0.577</text:p>
          </table:table-cell>
          <table:table-cell table:number-columns-repeated="2"/>
          <table:table-cell table:style-name="ce1022"/>
          <table:table-cell table:number-columns-repeated="1018"/>
        </table:table-row>
        <table:table-row table:style-name="ro5">
          <table:table-cell table:style-name="ce1023" office:value-type="string" calcext:value-type="string">
            <text:p>AI</text:p>
          </table:table-cell>
          <table:table-cell office:value-type="float" office:value="1.03834791158834" calcext:value-type="float">
            <text:p>1.038</text:p>
          </table:table-cell>
          <table:table-cell office:value-type="float" office:value="0.316" calcext:value-type="float">
            <text:p>0.316</text:p>
          </table:table-cell>
          <table:table-cell table:number-columns-repeated="2"/>
          <table:table-cell table:style-name="ce1023"/>
          <table:table-cell table:number-columns-repeated="1018"/>
        </table:table-row>
        <table:table-row table:style-name="ro5">
          <table:table-cell office:value-type="string" calcext:value-type="string">
            <text:p>JA</text:p>
          </table:table-cell>
          <table:table-cell office:value-type="float" office:value="1.00257140740435" calcext:value-type="float">
            <text:p>1.003</text:p>
          </table:table-cell>
          <table:table-cell office:value-type="float" office:value="0.026" calcext:value-type="float">
            <text:p>0.026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TI</text:p>
          </table:table-cell>
          <table:table-cell office:value-type="float" office:value="0.999062958275696" calcext:value-type="float">
            <text:p>0.999</text:p>
          </table:table-cell>
          <table:table-cell office:value-type="float" office:value="1.343" calcext:value-type="float">
            <text:p>1.343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AS</text:p>
          </table:table-cell>
          <table:table-cell office:value-type="float" office:value="0.98006579771151" calcext:value-type="float">
            <text:p>0.980</text:p>
          </table:table-cell>
          <table:table-cell office:value-type="float" office:value="0.871" calcext:value-type="float">
            <text:p>0.87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VA</text:p>
          </table:table-cell>
          <table:table-cell office:value-type="float" office:value="0.923588543489061" calcext:value-type="float">
            <text:p>0.924</text:p>
          </table:table-cell>
          <table:table-cell office:value-type="float" office:value="0.14" calcext:value-type="float">
            <text:p>0.14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NE</text:p>
          </table:table-cell>
          <table:table-cell office:value-type="float" office:value="0.918994252984792" calcext:value-type="float">
            <text:p>0.919</text:p>
          </table:table-cell>
          <table:table-cell office:value-type="float" office:value="0.692" calcext:value-type="float">
            <text:p>0.692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LA</text:p>
          </table:table-cell>
          <table:table-cell office:value-type="float" office:value="0.918633056009071" calcext:value-type="float">
            <text:p>0.919</text:p>
          </table:table-cell>
          <table:table-cell office:value-type="float" office:value="0.528" calcext:value-type="float">
            <text:p>0.528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AT</text:p>
          </table:table-cell>
          <table:table-cell office:value-type="float" office:value="0.916698795568993" calcext:value-type="float">
            <text:p>0.917</text:p>
          </table:table-cell>
          <table:table-cell office:value-type="float" office:value="1.487" calcext:value-type="float">
            <text:p>1.487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EL</text:p>
          </table:table-cell>
          <table:table-cell office:value-type="float" office:value="0.901573531557633" calcext:value-type="float">
            <text:p>0.902</text:p>
          </table:table-cell>
          <table:table-cell office:value-type="float" office:value="0.53" calcext:value-type="float">
            <text:p>0.53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NA</text:p>
          </table:table-cell>
          <table:table-cell office:value-type="float" office:value="0.829886621507068" calcext:value-type="float">
            <text:p>0.830</text:p>
          </table:table-cell>
          <table:table-cell office:value-type="float" office:value="0.347" calcext:value-type="float">
            <text:p>0.347</text:p>
          </table:table-cell>
          <table:table-cell table:number-columns-repeated="1021"/>
        </table:table-row>
        <table:table-row table:style-name="ro5">
          <table:table-cell table:style-name="ce1021" office:value-type="string" calcext:value-type="string">
            <text:p>NT</text:p>
          </table:table-cell>
          <table:table-cell office:value-type="float" office:value="0.82169161348782" calcext:value-type="float">
            <text:p>0.822</text:p>
          </table:table-cell>
          <table:table-cell office:value-type="float" office:value="1.041" calcext:value-type="float">
            <text:p>1.041</text:p>
          </table:table-cell>
          <table:table-cell table:number-columns-repeated="2"/>
          <table:table-cell table:style-name="ce1021"/>
          <table:table-cell table:number-columns-repeated="1018"/>
        </table:table-row>
        <table:table-row table:style-name="ro5">
          <table:table-cell table:style-name="ce1022" office:value-type="string" calcext:value-type="string">
            <text:p>SS</text:p>
          </table:table-cell>
          <table:table-cell office:value-type="float" office:value="0.820321090383681" calcext:value-type="float">
            <text:p>0.820</text:p>
          </table:table-cell>
          <table:table-cell office:value-type="float" office:value="0.405" calcext:value-type="float">
            <text:p>0.405</text:p>
          </table:table-cell>
          <table:table-cell table:number-columns-repeated="2"/>
          <table:table-cell table:style-name="ce1022"/>
          <table:table-cell table:number-columns-repeated="1018"/>
        </table:table-row>
        <table:table-row table:style-name="ro5">
          <table:table-cell office:value-type="string" calcext:value-type="string">
            <text:p>ET</text:p>
          </table:table-cell>
          <table:table-cell office:value-type="float" office:value="0.802833980727339" calcext:value-type="float">
            <text:p>0.803</text:p>
          </table:table-cell>
          <table:table-cell office:value-type="float" office:value="0.413" calcext:value-type="float">
            <text:p>0.413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NK</text:p>
          </table:table-cell>
          <table:table-cell office:value-type="float" office:value="0.795673053769425" calcext:value-type="float">
            <text:p>0.796</text:p>
          </table:table-cell>
          <table:table-cell office:value-type="float" office:value="0.052" calcext:value-type="float">
            <text:p>0.052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MA</text:p>
          </table:table-cell>
          <table:table-cell office:value-type="float" office:value="0.781548114092695" calcext:value-type="float">
            <text:p>0.782</text:p>
          </table:table-cell>
          <table:table-cell office:value-type="float" office:value="0.565" calcext:value-type="float">
            <text:p>0.565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I</text:p>
          </table:table-cell>
          <table:table-cell office:value-type="float" office:value="0.758663303836556" calcext:value-type="float">
            <text:p>0.759</text:p>
          </table:table-cell>
          <table:table-cell office:value-type="float" office:value="0.088" calcext:value-type="float">
            <text:p>0.088</text:p>
          </table:table-cell>
          <table:table-cell table:number-columns-repeated="1021"/>
        </table:table-row>
        <table:table-row table:style-name="ro5">
          <table:table-cell table:style-name="ce1021" office:value-type="string" calcext:value-type="string">
            <text:p>NS</text:p>
          </table:table-cell>
          <table:table-cell office:value-type="float" office:value="0.752989923302016" calcext:value-type="float">
            <text:p>0.753</text:p>
          </table:table-cell>
          <table:table-cell office:value-type="float" office:value="0.509" calcext:value-type="float">
            <text:p>0.509</text:p>
          </table:table-cell>
          <table:table-cell table:number-columns-repeated="2"/>
          <table:table-cell table:style-name="ce1021"/>
          <table:table-cell table:number-columns-repeated="1018"/>
        </table:table-row>
        <table:table-row table:style-name="ro5">
          <table:table-cell office:value-type="string" calcext:value-type="string">
            <text:p>TU</text:p>
          </table:table-cell>
          <table:table-cell office:value-type="float" office:value="0.750139730344066" calcext:value-type="float">
            <text:p>0.750</text:p>
          </table:table-cell>
          <table:table-cell office:value-type="float" office:value="0.255" calcext:value-type="float">
            <text:p>0.255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ES</text:p>
          </table:table-cell>
          <table:table-cell office:value-type="float" office:value="0.737746510747197" calcext:value-type="float">
            <text:p>0.738</text:p>
          </table:table-cell>
          <table:table-cell office:value-type="float" office:value="1.339" calcext:value-type="float">
            <text:p>1.339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IK</text:p>
          </table:table-cell>
          <table:table-cell office:value-type="float" office:value="0.733493163182627" calcext:value-type="float">
            <text:p>0.733</text:p>
          </table:table-cell>
          <table:table-cell office:value-type="float" office:value="0.043" calcext:value-type="float">
            <text:p>0.043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TÄ</text:p>
          </table:table-cell>
          <table:table-cell office:value-type="float" office:value="0.732272294900205" calcext:value-type="float">
            <text:p>0.732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L</text:p>
          </table:table-cell>
          <table:table-cell office:value-type="float" office:value="0.68939337541792" calcext:value-type="float">
            <text:p>0.689</text:p>
          </table:table-cell>
          <table:table-cell office:value-type="float" office:value="0.365" calcext:value-type="float">
            <text:p>0.365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AK</text:p>
          </table:table-cell>
          <table:table-cell office:value-type="float" office:value="0.688502197832962" calcext:value-type="float">
            <text:p>0.689</text:p>
          </table:table-cell>
          <table:table-cell office:value-type="float" office:value="0.105" calcext:value-type="float">
            <text:p>0.105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KI</text:p>
          </table:table-cell>
          <table:table-cell office:value-type="float" office:value="0.688004848726206" calcext:value-type="float">
            <text:p>0.688</text:p>
          </table:table-cell>
          <table:table-cell office:value-type="float" office:value="0.098" calcext:value-type="float">
            <text:p>0.098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IL</text:p>
          </table:table-cell>
          <table:table-cell office:value-type="float" office:value="0.685439337496783" calcext:value-type="float">
            <text:p>0.685</text:p>
          </table:table-cell>
          <table:table-cell office:value-type="float" office:value="0.432" calcext:value-type="float">
            <text:p>0.432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TO</text:p>
          </table:table-cell>
          <table:table-cell office:value-type="float" office:value="0.680497352707474" calcext:value-type="float">
            <text:p>0.680</text:p>
          </table:table-cell>
          <table:table-cell office:value-type="float" office:value="1.041" calcext:value-type="float">
            <text:p>1.04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II</text:p>
          </table:table-cell>
          <table:table-cell office:value-type="float" office:value="0.671556321028091" calcext:value-type="float">
            <text:p>0.672</text:p>
          </table:table-cell>
          <table:table-cell office:value-type="float" office:value="0.023" calcext:value-type="float">
            <text:p>0.023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RI</text:p>
          </table:table-cell>
          <table:table-cell office:value-type="float" office:value="0.659826983723047" calcext:value-type="float">
            <text:p>0.660</text:p>
          </table:table-cell>
          <table:table-cell office:value-type="float" office:value="0.728" calcext:value-type="float">
            <text:p>0.728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MI</text:p>
          </table:table-cell>
          <table:table-cell office:value-type="float" office:value="0.656451311052754" calcext:value-type="float">
            <text:p>0.656</text:p>
          </table:table-cell>
          <table:table-cell office:value-type="float" office:value="0.318" calcext:value-type="float">
            <text:p>0.318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KU</text:p>
          </table:table-cell>
          <table:table-cell office:value-type="float" office:value="0.644132356254631" calcext:value-type="float">
            <text:p>0.644</text:p>
          </table:table-cell>
          <table:table-cell office:value-type="float" office:value="0.003" calcext:value-type="float">
            <text:p>0.003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LE</text:p>
          </table:table-cell>
          <table:table-cell office:value-type="float" office:value="0.640555268448344" calcext:value-type="float">
            <text:p>0.641</text:p>
          </table:table-cell>
          <table:table-cell office:value-type="float" office:value="0.829" calcext:value-type="float">
            <text:p>0.829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ER</text:p>
          </table:table-cell>
          <table:table-cell office:value-type="float" office:value="0.637997633788485" calcext:value-type="float">
            <text:p>0.638</text:p>
          </table:table-cell>
          <table:table-cell office:value-type="float" office:value="2.048" calcext:value-type="float">
            <text:p>2.048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AR</text:p>
          </table:table-cell>
          <table:table-cell office:value-type="float" office:value="0.622188233449279" calcext:value-type="float">
            <text:p>0.622</text:p>
          </table:table-cell>
          <table:table-cell office:value-type="float" office:value="1.075" calcext:value-type="float">
            <text:p>1.075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KO</text:p>
          </table:table-cell>
          <table:table-cell office:value-type="float" office:value="0.62065680328119" calcext:value-type="float">
            <text:p>0.621</text:p>
          </table:table-cell>
          <table:table-cell office:value-type="float" office:value="0.006" calcext:value-type="float">
            <text:p>0.006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UO</text:p>
          </table:table-cell>
          <table:table-cell office:value-type="float" office:value="0.620042430855196" calcext:value-type="float">
            <text:p>0.620</text:p>
          </table:table-cell>
          <table:table-cell office:value-type="float" office:value="0.011" calcext:value-type="float">
            <text:p>0.01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NN</text:p>
          </table:table-cell>
          <table:table-cell office:value-type="float" office:value="0.615748575218584" calcext:value-type="float">
            <text:p>0.616</text:p>
          </table:table-cell>
          <table:table-cell office:value-type="float" office:value="0.073" calcext:value-type="float">
            <text:p>0.073</text:p>
          </table:table-cell>
          <table:table-cell table:number-columns-repeated="1021"/>
        </table:table-row>
        <table:table-row table:style-name="ro5">
          <table:table-cell table:style-name="ce1022" office:value-type="string" calcext:value-type="string">
            <text:p>EE</text:p>
          </table:table-cell>
          <table:table-cell office:value-type="float" office:value="0.596167423282437" calcext:value-type="float">
            <text:p>0.596</text:p>
          </table:table-cell>
          <table:table-cell office:value-type="float" office:value="0.378" calcext:value-type="float">
            <text:p>0.378</text:p>
          </table:table-cell>
          <table:table-cell table:number-columns-repeated="2"/>
          <table:table-cell table:style-name="ce1022"/>
          <table:table-cell table:number-columns-repeated="1018"/>
        </table:table-row>
        <table:table-row table:style-name="ro5">
          <table:table-cell office:value-type="string" calcext:value-type="string">
            <text:p>KS</text:p>
          </table:table-cell>
          <table:table-cell office:value-type="float" office:value="0.588055681855723" calcext:value-type="float">
            <text:p>0.588</text:p>
          </table:table-cell>
          <table:table-cell office:value-type="float" office:value="0.048" calcext:value-type="float">
            <text:p>0.048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UT</text:p>
          </table:table-cell>
          <table:table-cell office:value-type="float" office:value="0.58632958789698" calcext:value-type="float">
            <text:p>0.586</text:p>
          </table:table-cell>
          <table:table-cell office:value-type="float" office:value="0.405" calcext:value-type="float">
            <text:p>0.405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ÄN</text:p>
          </table:table-cell>
          <table:table-cell office:value-type="float" office:value="0.568060447405354" calcext:value-type="float">
            <text:p>0.568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NI</text:p>
          </table:table-cell>
          <table:table-cell office:value-type="float" office:value="0.564833304332554" calcext:value-type="float">
            <text:p>0.565</text:p>
          </table:table-cell>
          <table:table-cell office:value-type="float" office:value="0.339" calcext:value-type="float">
            <text:p>0.339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US</text:p>
          </table:table-cell>
          <table:table-cell office:value-type="float" office:value="0.561732186372779" calcext:value-type="float">
            <text:p>0.562</text:p>
          </table:table-cell>
          <table:table-cell office:value-type="float" office:value="0.454" calcext:value-type="float">
            <text:p>0.454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IM</text:p>
          </table:table-cell>
          <table:table-cell office:value-type="float" office:value="0.547385577524033" calcext:value-type="float">
            <text:p>0.547</text:p>
          </table:table-cell>
          <table:table-cell office:value-type="float" office:value="0.318" calcext:value-type="float">
            <text:p>0.318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AJ</text:p>
          </table:table-cell>
          <table:table-cell office:value-type="float" office:value="0.545725871794472" calcext:value-type="float">
            <text:p>0.546</text:p>
          </table:table-cell>
          <table:table-cell office:value-type="float" office:value="0.012" calcext:value-type="float">
            <text:p>0.012</text:p>
          </table:table-cell>
          <table:table-cell table:number-columns-repeated="1021"/>
        </table:table-row>
        <table:table-row table:style-name="ro5">
          <table:table-cell table:style-name="ce1023" office:value-type="string" calcext:value-type="string">
            <text:p>IA</text:p>
          </table:table-cell>
          <table:table-cell office:value-type="float" office:value="0.541451144969658" calcext:value-type="float">
            <text:p>0.541</text:p>
          </table:table-cell>
          <table:table-cell office:value-type="float" office:value="0.286" calcext:value-type="float">
            <text:p>0.286</text:p>
          </table:table-cell>
          <table:table-cell table:number-columns-repeated="2"/>
          <table:table-cell table:style-name="ce1023"/>
          <table:table-cell table:number-columns-repeated="1018"/>
        </table:table-row>
        <table:table-row table:style-name="ro5">
          <table:table-cell office:value-type="string" calcext:value-type="string">
            <text:p>UU</text:p>
          </table:table-cell>
          <table:table-cell office:value-type="float" office:value="0.537998957052172" calcext:value-type="float">
            <text:p>0.538</text:p>
          </table:table-cell>
          <table:table-cell office:value-type="float" office:value="0.001" calcext:value-type="float">
            <text:p>0.00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KE</text:p>
          </table:table-cell>
          <table:table-cell office:value-type="float" office:value="0.533253886501963" calcext:value-type="float">
            <text:p>0.533</text:p>
          </table:table-cell>
          <table:table-cell office:value-type="float" office:value="0.214" calcext:value-type="float">
            <text:p>0.214</text:p>
          </table:table-cell>
          <table:table-cell table:number-columns-repeated="1021"/>
        </table:table-row>
        <table:table-row table:style-name="ro5">
          <table:table-cell table:style-name="ce1023" office:value-type="string" calcext:value-type="string">
            <text:p>EI</text:p>
          </table:table-cell>
          <table:table-cell office:value-type="float" office:value="0.524774196754187" calcext:value-type="float">
            <text:p>0.525</text:p>
          </table:table-cell>
          <table:table-cell office:value-type="float" office:value="0.183" calcext:value-type="float">
            <text:p>0.183</text:p>
          </table:table-cell>
          <table:table-cell table:number-columns-repeated="2"/>
          <table:table-cell table:style-name="ce1023"/>
          <table:table-cell table:number-columns-repeated="1018"/>
        </table:table-row>
        <table:table-row table:style-name="ro5">
          <table:table-cell office:value-type="string" calcext:value-type="string">
            <text:p>JO</text:p>
          </table:table-cell>
          <table:table-cell office:value-type="float" office:value="0.524632418502035" calcext:value-type="float">
            <text:p>0.525</text:p>
          </table:table-cell>
          <table:table-cell office:value-type="float" office:value="0.054" calcext:value-type="float">
            <text:p>0.054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AM</text:p>
          </table:table-cell>
          <table:table-cell office:value-type="float" office:value="0.512535132875928" calcext:value-type="float">
            <text:p>0.513</text:p>
          </table:table-cell>
          <table:table-cell office:value-type="float" office:value="0.285" calcext:value-type="float">
            <text:p>0.285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UN</text:p>
          </table:table-cell>
          <table:table-cell office:value-type="float" office:value="0.506256381709183" calcext:value-type="float">
            <text:p>0.506</text:p>
          </table:table-cell>
          <table:table-cell office:value-type="float" office:value="0.394" calcext:value-type="float">
            <text:p>0.394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S</text:p>
          </table:table-cell>
          <table:table-cell office:value-type="float" office:value="0.4917398640027" calcext:value-type="float">
            <text:p>0.492</text:p>
          </table:table-cell>
          <table:table-cell office:value-type="float" office:value="0.29" calcext:value-type="float">
            <text:p>0.290</text:p>
          </table:table-cell>
          <table:table-cell table:number-columns-repeated="1021"/>
        </table:table-row>
        <table:table-row table:style-name="ro5">
          <table:table-cell table:style-name="ce1023" office:value-type="string" calcext:value-type="string">
            <text:p>IE</text:p>
          </table:table-cell>
          <table:table-cell office:value-type="float" office:value="0.470596900844431" calcext:value-type="float">
            <text:p>0.471</text:p>
          </table:table-cell>
          <table:table-cell office:value-type="float" office:value="0.385" calcext:value-type="float">
            <text:p>0.385</text:p>
          </table:table-cell>
          <table:table-cell table:number-columns-repeated="2"/>
          <table:table-cell table:style-name="ce1023"/>
          <table:table-cell table:number-columns-repeated="1018"/>
        </table:table-row>
        <table:table-row table:style-name="ro5">
          <table:table-cell office:value-type="string" calcext:value-type="string">
            <text:p>AV</text:p>
          </table:table-cell>
          <table:table-cell office:value-type="float" office:value="0.463760038462864" calcext:value-type="float">
            <text:p>0.464</text:p>
          </table:table-cell>
          <table:table-cell office:value-type="float" office:value="0.205" calcext:value-type="float">
            <text:p>0.205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NO</text:p>
          </table:table-cell>
          <table:table-cell office:value-type="float" office:value="0.463084903928806" calcext:value-type="float">
            <text:p>0.463</text:p>
          </table:table-cell>
          <table:table-cell office:value-type="float" office:value="0.465" calcext:value-type="float">
            <text:p>0.465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RA</text:p>
          </table:table-cell>
          <table:table-cell office:value-type="float" office:value="0.453292077512286" calcext:value-type="float">
            <text:p>0.453</text:p>
          </table:table-cell>
          <table:table-cell office:value-type="float" office:value="0.686" calcext:value-type="float">
            <text:p>0.686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DE</text:p>
          </table:table-cell>
          <table:table-cell office:value-type="float" office:value="0.447680584310035" calcext:value-type="float">
            <text:p>0.448</text:p>
          </table:table-cell>
          <table:table-cell office:value-type="float" office:value="0.765" calcext:value-type="float">
            <text:p>0.765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LU</text:p>
          </table:table-cell>
          <table:table-cell office:value-type="float" office:value="0.439209896356047" calcext:value-type="float">
            <text:p>0.439</text:p>
          </table:table-cell>
          <table:table-cell office:value-type="float" office:value="0.135" calcext:value-type="float">
            <text:p>0.135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ME</text:p>
          </table:table-cell>
          <table:table-cell office:value-type="float" office:value="0.436018760458397" calcext:value-type="float">
            <text:p>0.436</text:p>
          </table:table-cell>
          <table:table-cell office:value-type="float" office:value="0.793" calcext:value-type="float">
            <text:p>0.793</text:p>
          </table:table-cell>
          <table:table-cell table:number-columns-repeated="1021"/>
        </table:table-row>
        <table:table-row table:style-name="ro5">
          <table:table-cell table:style-name="ce1023" office:value-type="string" calcext:value-type="string">
            <text:p>ÄÄ</text:p>
          </table:table-cell>
          <table:table-cell office:value-type="float" office:value="0.425142343114713" calcext:value-type="float">
            <text:p>0.425</text:p>
          </table:table-cell>
          <table:table-cell table:number-columns-repeated="3"/>
          <table:table-cell table:style-name="ce1023"/>
          <table:table-cell table:number-columns-repeated="1018"/>
        </table:table-row>
        <table:table-row table:style-name="ro5">
          <table:table-cell office:value-type="string" calcext:value-type="string">
            <text:p>PA</text:p>
          </table:table-cell>
          <table:table-cell office:value-type="float" office:value="0.398474529019398" calcext:value-type="float">
            <text:p>0.398</text:p>
          </table:table-cell>
          <table:table-cell office:value-type="float" office:value="0.324" calcext:value-type="float">
            <text:p>0.324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U</text:p>
          </table:table-cell>
          <table:table-cell office:value-type="float" office:value="0.395088729331094" calcext:value-type="float">
            <text:p>0.395</text:p>
          </table:table-cell>
          <table:table-cell office:value-type="float" office:value="0.311" calcext:value-type="float">
            <text:p>0.31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TY</text:p>
          </table:table-cell>
          <table:table-cell office:value-type="float" office:value="0.394181798607008" calcext:value-type="float">
            <text:p>0.394</text:p>
          </table:table-cell>
          <table:table-cell office:value-type="float" office:value="0.227" calcext:value-type="float">
            <text:p>0.227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IV</text:p>
          </table:table-cell>
          <table:table-cell office:value-type="float" office:value="0.380535079225237" calcext:value-type="float">
            <text:p>0.381</text:p>
          </table:table-cell>
          <table:table-cell office:value-type="float" office:value="0.288" calcext:value-type="float">
            <text:p>0.288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T</text:p>
          </table:table-cell>
          <table:table-cell office:value-type="float" office:value="0.380253773169379" calcext:value-type="float">
            <text:p>0.380</text:p>
          </table:table-cell>
          <table:table-cell office:value-type="float" office:value="0.442" calcext:value-type="float">
            <text:p>0.442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UK</text:p>
          </table:table-cell>
          <table:table-cell office:value-type="float" office:value="0.376723944780476" calcext:value-type="float">
            <text:p>0.377</text:p>
          </table:table-cell>
          <table:table-cell office:value-type="float" office:value="0.005" calcext:value-type="float">
            <text:p>0.005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VI</text:p>
          </table:table-cell>
          <table:table-cell office:value-type="float" office:value="0.375686488046473" calcext:value-type="float">
            <text:p>0.376</text:p>
          </table:table-cell>
          <table:table-cell office:value-type="float" office:value="0.27" calcext:value-type="float">
            <text:p>0.27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NJ</text:p>
          </table:table-cell>
          <table:table-cell office:value-type="float" office:value="0.372717021320839" calcext:value-type="float">
            <text:p>0.373</text:p>
          </table:table-cell>
          <table:table-cell office:value-type="float" office:value="0.011" calcext:value-type="float">
            <text:p>0.01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AP</text:p>
          </table:table-cell>
          <table:table-cell office:value-type="float" office:value="0.365329924294014" calcext:value-type="float">
            <text:p>0.365</text:p>
          </table:table-cell>
          <table:table-cell office:value-type="float" office:value="0.203" calcext:value-type="float">
            <text:p>0.203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NM</text:p>
          </table:table-cell>
          <table:table-cell office:value-type="float" office:value="0.356707331069862" calcext:value-type="float">
            <text:p>0.357</text:p>
          </table:table-cell>
          <table:table-cell office:value-type="float" office:value="0.028" calcext:value-type="float">
            <text:p>0.028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UL</text:p>
          </table:table-cell>
          <table:table-cell office:value-type="float" office:value="0.356087332522752" calcext:value-type="float">
            <text:p>0.356</text:p>
          </table:table-cell>
          <table:table-cell office:value-type="float" office:value="0.346" calcext:value-type="float">
            <text:p>0.346</text:p>
          </table:table-cell>
          <table:table-cell table:number-columns-repeated="1021"/>
        </table:table-row>
        <table:table-row table:style-name="ro5">
          <table:table-cell table:style-name="ce1023" office:value-type="string" calcext:value-type="string">
            <text:p>AU</text:p>
          </table:table-cell>
          <table:table-cell office:value-type="float" office:value="0.346536429314269" calcext:value-type="float">
            <text:p>0.347</text:p>
          </table:table-cell>
          <table:table-cell office:value-type="float" office:value="0.119" calcext:value-type="float">
            <text:p>0.119</text:p>
          </table:table-cell>
          <table:table-cell table:number-columns-repeated="2"/>
          <table:table-cell table:style-name="ce1023"/>
          <table:table-cell table:number-columns-repeated="1018"/>
        </table:table-row>
        <table:table-row table:style-name="ro5">
          <table:table-cell office:value-type="string" calcext:value-type="string">
            <text:p>MU</text:p>
          </table:table-cell>
          <table:table-cell office:value-type="float" office:value="0.346220241307485" calcext:value-type="float">
            <text:p>0.346</text:p>
          </table:table-cell>
          <table:table-cell office:value-type="float" office:value="0.115" calcext:value-type="float">
            <text:p>0.115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Ä</text:p>
          </table:table-cell>
          <table:table-cell office:value-type="float" office:value="0.342387727602479" calcext:value-type="float">
            <text:p>0.342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NP</text:p>
          </table:table-cell>
          <table:table-cell office:value-type="float" office:value="0.337384980705105" calcext:value-type="float">
            <text:p>0.337</text:p>
          </table:table-cell>
          <table:table-cell office:value-type="float" office:value="0.006" calcext:value-type="float">
            <text:p>0.006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K</text:p>
          </table:table-cell>
          <table:table-cell office:value-type="float" office:value="0.33733096994238" calcext:value-type="float">
            <text:p>0.337</text:p>
          </table:table-cell>
          <table:table-cell office:value-type="float" office:value="0.064" calcext:value-type="float">
            <text:p>0.064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NV</text:p>
          </table:table-cell>
          <table:table-cell office:value-type="float" office:value="0.335424840107888" calcext:value-type="float">
            <text:p>0.335</text:p>
          </table:table-cell>
          <table:table-cell office:value-type="float" office:value="0.052" calcext:value-type="float">
            <text:p>0.052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LÄ</text:p>
          </table:table-cell>
          <table:table-cell office:value-type="float" office:value="0.33052898951174" calcext:value-type="float">
            <text:p>0.33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KK</text:p>
          </table:table-cell>
          <table:table-cell office:value-type="float" office:value="0.328814147795231" calcext:value-type="float">
            <text:p>0.329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table:style-name="ce1023" office:value-type="string" calcext:value-type="string">
            <text:p>IO</text:p>
          </table:table-cell>
          <table:table-cell office:value-type="float" office:value="0.315293453526484" calcext:value-type="float">
            <text:p>0.315</text:p>
          </table:table-cell>
          <table:table-cell office:value-type="float" office:value="0.835" calcext:value-type="float">
            <text:p>0.835</text:p>
          </table:table-cell>
          <table:table-cell table:number-columns-repeated="2"/>
          <table:table-cell table:style-name="ce1023"/>
          <table:table-cell table:number-columns-repeated="1018"/>
        </table:table-row>
        <table:table-row table:style-name="ro5">
          <table:table-cell office:value-type="string" calcext:value-type="string">
            <text:p>PI</text:p>
          </table:table-cell>
          <table:table-cell office:value-type="float" office:value="0.313777776497523" calcext:value-type="float">
            <text:p>0.314</text:p>
          </table:table-cell>
          <table:table-cell office:value-type="float" office:value="0.123" calcext:value-type="float">
            <text:p>0.123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HE</text:p>
          </table:table-cell>
          <table:table-cell office:value-type="float" office:value="0.312175457203357" calcext:value-type="float">
            <text:p>0.312</text:p>
          </table:table-cell>
          <table:table-cell office:value-type="float" office:value="3.075" calcext:value-type="float">
            <text:p>3.075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LO</text:p>
          </table:table-cell>
          <table:table-cell office:value-type="float" office:value="0.306674235975003" calcext:value-type="float">
            <text:p>0.307</text:p>
          </table:table-cell>
          <table:table-cell office:value-type="float" office:value="0.387" calcext:value-type="float">
            <text:p>0.387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K</text:p>
          </table:table-cell>
          <table:table-cell office:value-type="float" office:value="0.299065469776162" calcext:value-type="float">
            <text:p>0.299</text:p>
          </table:table-cell>
          <table:table-cell office:value-type="float" office:value="0.039" calcext:value-type="float">
            <text:p>0.039</text:p>
          </table:table-cell>
          <table:table-cell table:number-columns-repeated="1021"/>
        </table:table-row>
        <table:table-row table:style-name="ro5">
          <table:table-cell table:style-name="ce1023" office:value-type="string" calcext:value-type="string">
            <text:p>AO</text:p>
          </table:table-cell>
          <table:table-cell office:value-type="float" office:value="0.291370061312118" calcext:value-type="float">
            <text:p>0.291</text:p>
          </table:table-cell>
          <table:table-cell office:value-type="float" office:value="0.005" calcext:value-type="float">
            <text:p>0.005</text:p>
          </table:table-cell>
          <table:table-cell table:number-columns-repeated="2"/>
          <table:table-cell table:style-name="ce1023"/>
          <table:table-cell table:number-columns-repeated="1018"/>
        </table:table-row>
        <table:table-row table:style-name="ro5">
          <table:table-cell office:value-type="string" calcext:value-type="string">
            <text:p>OM</text:p>
          </table:table-cell>
          <table:table-cell office:value-type="float" office:value="0.29128229382269" calcext:value-type="float">
            <text:p>0.291</text:p>
          </table:table-cell>
          <table:table-cell office:value-type="float" office:value="0.546" calcext:value-type="float">
            <text:p>0.546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AH</text:p>
          </table:table-cell>
          <table:table-cell office:value-type="float" office:value="0.287025570585451" calcext:value-type="float">
            <text:p>0.287</text:p>
          </table:table-cell>
          <table:table-cell office:value-type="float" office:value="0.014" calcext:value-type="float">
            <text:p>0.014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VU</text:p>
          </table:table-cell>
          <table:table-cell office:value-type="float" office:value="0.286575480896078" calcext:value-type="float">
            <text:p>0.287</text:p>
          </table:table-cell>
          <table:table-cell office:value-type="float" office:value="0.002" calcext:value-type="float">
            <text:p>0.002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</text:p>
          </table:table-cell>
          <table:table-cell office:value-type="float" office:value="0.281262172113037" calcext:value-type="float">
            <text:p>0.281</text:p>
          </table:table-cell>
          <table:table-cell office:value-type="float" office:value="1.277" calcext:value-type="float">
            <text:p>1.277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HT</text:p>
          </table:table-cell>
          <table:table-cell office:value-type="float" office:value="0.280634296996362" calcext:value-type="float">
            <text:p>0.281</text:p>
          </table:table-cell>
          <table:table-cell office:value-type="float" office:value="0.13" calcext:value-type="float">
            <text:p>0.13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UR</text:p>
          </table:table-cell>
          <table:table-cell office:value-type="float" office:value="0.278438984536449" calcext:value-type="float">
            <text:p>0.278</text:p>
          </table:table-cell>
          <table:table-cell office:value-type="float" office:value="0.543" calcext:value-type="float">
            <text:p>0.543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O</text:p>
          </table:table-cell>
          <table:table-cell office:value-type="float" office:value="0.268383980875869" calcext:value-type="float">
            <text:p>0.268</text:p>
          </table:table-cell>
          <table:table-cell office:value-type="float" office:value="0.398" calcext:value-type="float">
            <text:p>0.398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EM</text:p>
          </table:table-cell>
          <table:table-cell office:value-type="float" office:value="0.266257307093585" calcext:value-type="float">
            <text:p>0.266</text:p>
          </table:table-cell>
          <table:table-cell office:value-type="float" office:value="0.374" calcext:value-type="float">
            <text:p>0.374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PE</text:p>
          </table:table-cell>
          <table:table-cell office:value-type="float" office:value="0.263994481180265" calcext:value-type="float">
            <text:p>0.264</text:p>
          </table:table-cell>
          <table:table-cell office:value-type="float" office:value="0.478" calcext:value-type="float">
            <text:p>0.478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EK</text:p>
          </table:table-cell>
          <table:table-cell office:value-type="float" office:value="0.261527989682504" calcext:value-type="float">
            <text:p>0.262</text:p>
          </table:table-cell>
          <table:table-cell office:value-type="float" office:value="0.016" calcext:value-type="float">
            <text:p>0.016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HA</text:p>
          </table:table-cell>
          <table:table-cell office:value-type="float" office:value="0.260645813891334" calcext:value-type="float">
            <text:p>0.261</text:p>
          </table:table-cell>
          <table:table-cell office:value-type="float" office:value="0.926" calcext:value-type="float">
            <text:p>0.926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IR</text:p>
          </table:table-cell>
          <table:table-cell office:value-type="float" office:value="0.259957176666594" calcext:value-type="float">
            <text:p>0.260</text:p>
          </table:table-cell>
          <table:table-cell office:value-type="float" office:value="0.315" calcext:value-type="float">
            <text:p>0.315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PU</text:p>
          </table:table-cell>
          <table:table-cell office:value-type="float" office:value="0.256663645364612" calcext:value-type="float">
            <text:p>0.257</text:p>
          </table:table-cell>
          <table:table-cell office:value-type="float" office:value="0.105" calcext:value-type="float">
            <text:p>0.105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KÄ</text:p>
          </table:table-cell>
          <table:table-cell office:value-type="float" office:value="0.25552829412317" calcext:value-type="float">
            <text:p>0.256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ÄT</text:p>
          </table:table-cell>
          <table:table-cell office:value-type="float" office:value="0.251857812706338" calcext:value-type="float">
            <text:p>0.252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LT</text:p>
          </table:table-cell>
          <table:table-cell office:value-type="float" office:value="0.251052152162361" calcext:value-type="float">
            <text:p>0.251</text:p>
          </table:table-cell>
          <table:table-cell office:value-type="float" office:value="0.124" calcext:value-type="float">
            <text:p>0.124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UI</text:p>
          </table:table-cell>
          <table:table-cell office:value-type="float" office:value="0.249456584213536" calcext:value-type="float">
            <text:p>0.249</text:p>
          </table:table-cell>
          <table:table-cell office:value-type="float" office:value="0.101" calcext:value-type="float">
            <text:p>0.10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NL</text:p>
          </table:table-cell>
          <table:table-cell office:value-type="float" office:value="0.246454485985422" calcext:value-type="float">
            <text:p>0.246</text:p>
          </table:table-cell>
          <table:table-cell office:value-type="float" office:value="0.064" calcext:value-type="float">
            <text:p>0.064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MM</text:p>
          </table:table-cell>
          <table:table-cell office:value-type="float" office:value="0.244070135855972" calcext:value-type="float">
            <text:p>0.244</text:p>
          </table:table-cell>
          <table:table-cell office:value-type="float" office:value="0.096" calcext:value-type="float">
            <text:p>0.096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VÄ</text:p>
          </table:table-cell>
          <table:table-cell office:value-type="float" office:value="0.243867595495754" calcext:value-type="float">
            <text:p>0.244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MÄ</text:p>
          </table:table-cell>
          <table:table-cell office:value-type="float" office:value="0.240881250406768" calcext:value-type="float">
            <text:p>0.24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RO</text:p>
          </table:table-cell>
          <table:table-cell office:value-type="float" office:value="0.238882852185955" calcext:value-type="float">
            <text:p>0.239</text:p>
          </table:table-cell>
          <table:table-cell office:value-type="float" office:value="0.727" calcext:value-type="float">
            <text:p>0.727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YT</text:p>
          </table:table-cell>
          <table:table-cell office:value-type="float" office:value="0.235996652052855" calcext:value-type="float">
            <text:p>0.236</text:p>
          </table:table-cell>
          <table:table-cell office:value-type="float" office:value="0.017" calcext:value-type="float">
            <text:p>0.017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IJ</text:p>
          </table:table-cell>
          <table:table-cell office:value-type="float" office:value="0.230709223426952" calcext:value-type="float">
            <text:p>0.231</text:p>
          </table:table-cell>
          <table:table-cell office:value-type="float" office:value="0.001" calcext:value-type="float">
            <text:p>0.00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RE</text:p>
          </table:table-cell>
          <table:table-cell office:value-type="float" office:value="0.227818522396958" calcext:value-type="float">
            <text:p>0.228</text:p>
          </table:table-cell>
          <table:table-cell office:value-type="float" office:value="1.854" calcext:value-type="float">
            <text:p>1.854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ÄK</text:p>
          </table:table-cell>
          <table:table-cell office:value-type="float" office:value="0.224991959147699" calcext:value-type="float">
            <text:p>0.225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HÄ</text:p>
          </table:table-cell>
          <table:table-cell office:value-type="float" office:value="0.223199476959774" calcext:value-type="float">
            <text:p>0.223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TS</text:p>
          </table:table-cell>
          <table:table-cell office:value-type="float" office:value="0.221494762261276" calcext:value-type="float">
            <text:p>0.221</text:p>
          </table:table-cell>
          <table:table-cell office:value-type="float" office:value="0.337" calcext:value-type="float">
            <text:p>0.337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ÄS</text:p>
          </table:table-cell>
          <table:table-cell office:value-type="float" office:value="0.221174073357598" calcext:value-type="float">
            <text:p>0.221</text:p>
          </table:table-cell>
          <table:table-cell table:number-columns-repeated="1022"/>
        </table:table-row>
        <table:table-row table:style-name="ro5">
          <table:table-cell table:style-name="ce1023" office:value-type="string" calcext:value-type="string">
            <text:p>ÄI</text:p>
          </table:table-cell>
          <table:table-cell office:value-type="float" office:value="0.218552300917004" calcext:value-type="float">
            <text:p>0.219</text:p>
          </table:table-cell>
          <table:table-cell table:number-columns-repeated="3"/>
          <table:table-cell table:style-name="ce1023"/>
          <table:table-cell table:number-columns-repeated="1018"/>
        </table:table-row>
        <table:table-row table:style-name="ro5">
          <table:table-cell office:value-type="string" calcext:value-type="string">
            <text:p>ÄL</text:p>
          </table:table-cell>
          <table:table-cell office:value-type="float" office:value="0.215658224214339" calcext:value-type="float">
            <text:p>0.216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IH</text:p>
          </table:table-cell>
          <table:table-cell office:value-type="float" office:value="0.214899823087747" calcext:value-type="float">
            <text:p>0.215</text:p>
          </table:table-cell>
          <table:table-cell office:value-type="float" office:value="0.002" calcext:value-type="float">
            <text:p>0.002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JÄ</text:p>
          </table:table-cell>
          <table:table-cell office:value-type="float" office:value="0.214744542144913" calcext:value-type="float">
            <text:p>0.215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LM</text:p>
          </table:table-cell>
          <table:table-cell office:value-type="float" office:value="0.211065058934294" calcext:value-type="float">
            <text:p>0.211</text:p>
          </table:table-cell>
          <table:table-cell office:value-type="float" office:value="0.023" calcext:value-type="float">
            <text:p>0.023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TK</text:p>
          </table:table-cell>
          <table:table-cell office:value-type="float" office:value="0.207986445458987" calcext:value-type="float">
            <text:p>0.208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NH</text:p>
          </table:table-cell>
          <table:table-cell office:value-type="float" office:value="0.205042858890491" calcext:value-type="float">
            <text:p>0.205</text:p>
          </table:table-cell>
          <table:table-cell office:value-type="float" office:value="0.011" calcext:value-type="float">
            <text:p>0.01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RK</text:p>
          </table:table-cell>
          <table:table-cell office:value-type="float" office:value="0.202993825579623" calcext:value-type="float">
            <text:p>0.203</text:p>
          </table:table-cell>
          <table:table-cell office:value-type="float" office:value="0.097" calcext:value-type="float">
            <text:p>0.097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ÄM</text:p>
          </table:table-cell>
          <table:table-cell office:value-type="float" office:value="0.202005878711451" calcext:value-type="float">
            <text:p>0.202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ID</text:p>
          </table:table-cell>
          <table:table-cell office:value-type="float" office:value="0.201693066377337" calcext:value-type="float">
            <text:p>0.202</text:p>
          </table:table-cell>
          <table:table-cell office:value-type="float" office:value="0.296" calcext:value-type="float">
            <text:p>0.296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P</text:p>
          </table:table-cell>
          <table:table-cell office:value-type="float" office:value="0.19961815290933" calcext:value-type="float">
            <text:p>0.200</text:p>
          </table:table-cell>
          <table:table-cell office:value-type="float" office:value="0.224" calcext:value-type="float">
            <text:p>0.224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VE</text:p>
          </table:table-cell>
          <table:table-cell office:value-type="float" office:value="0.199162437098841" calcext:value-type="float">
            <text:p>0.199</text:p>
          </table:table-cell>
          <table:table-cell office:value-type="float" office:value="0.825" calcext:value-type="float">
            <text:p>0.825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NU</text:p>
          </table:table-cell>
          <table:table-cell office:value-type="float" office:value="0.198838372522493" calcext:value-type="float">
            <text:p>0.199</text:p>
          </table:table-cell>
          <table:table-cell office:value-type="float" office:value="0.079" calcext:value-type="float">
            <text:p>0.079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LK</text:p>
          </table:table-cell>
          <table:table-cell office:value-type="float" office:value="0.195509959269584" calcext:value-type="float">
            <text:p>0.196</text:p>
          </table:table-cell>
          <table:table-cell office:value-type="float" office:value="0.02" calcext:value-type="float">
            <text:p>0.020</text:p>
          </table:table-cell>
          <table:table-cell table:number-columns-repeated="1021"/>
        </table:table-row>
        <table:table-row table:style-name="ro5">
          <table:table-cell table:style-name="ce1023" office:value-type="string" calcext:value-type="string">
            <text:p>AE</text:p>
          </table:table-cell>
          <table:table-cell office:value-type="float" office:value="0.194251958587788" calcext:value-type="float">
            <text:p>0.194</text:p>
          </table:table-cell>
          <table:table-cell office:value-type="float" office:value="0.012" calcext:value-type="float">
            <text:p>0.012</text:p>
          </table:table-cell>
          <table:table-cell table:number-columns-repeated="2"/>
          <table:table-cell table:style-name="ce1023"/>
          <table:table-cell table:number-columns-repeated="1018"/>
        </table:table-row>
        <table:table-row table:style-name="ro5">
          <table:table-cell office:value-type="string" calcext:value-type="string">
            <text:p>YÖ</text:p>
          </table:table-cell>
          <table:table-cell office:value-type="float" office:value="0.191764087829782" calcext:value-type="float">
            <text:p>0.192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NÄ</text:p>
          </table:table-cell>
          <table:table-cell office:value-type="float" office:value="0.189995235350548" calcext:value-type="float">
            <text:p>0.19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VO</text:p>
          </table:table-cell>
          <table:table-cell office:value-type="float" office:value="0.188838504848861" calcext:value-type="float">
            <text:p>0.189</text:p>
          </table:table-cell>
          <table:table-cell office:value-type="float" office:value="0.071" calcext:value-type="float">
            <text:p>0.07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NY</text:p>
          </table:table-cell>
          <table:table-cell office:value-type="float" office:value="0.186242612565406" calcext:value-type="float">
            <text:p>0.186</text:p>
          </table:table-cell>
          <table:table-cell office:value-type="float" office:value="0.098" calcext:value-type="float">
            <text:p>0.098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HI</text:p>
          </table:table-cell>
          <table:table-cell office:value-type="float" office:value="0.182634018480863" calcext:value-type="float">
            <text:p>0.183</text:p>
          </table:table-cell>
          <table:table-cell office:value-type="float" office:value="0.763" calcext:value-type="float">
            <text:p>0.763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O</text:p>
          </table:table-cell>
          <table:table-cell office:value-type="float" office:value="0.176743469671201" calcext:value-type="float">
            <text:p>0.177</text:p>
          </table:table-cell>
          <table:table-cell office:value-type="float" office:value="0.21" calcext:value-type="float">
            <text:p>0.21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H</text:p>
          </table:table-cell>
          <table:table-cell office:value-type="float" office:value="0.172594767959411" calcext:value-type="float">
            <text:p>0.173</text:p>
          </table:table-cell>
          <table:table-cell office:value-type="float" office:value="0.021" calcext:value-type="float">
            <text:p>0.02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UV</text:p>
          </table:table-cell>
          <table:table-cell office:value-type="float" office:value="0.16774055065953" calcext:value-type="float">
            <text:p>0.168</text:p>
          </table:table-cell>
          <table:table-cell office:value-type="float" office:value="0.003" calcext:value-type="float">
            <text:p>0.003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YH</text:p>
          </table:table-cell>
          <table:table-cell office:value-type="float" office:value="0.166945017133564" calcext:value-type="float">
            <text:p>0.167</text:p>
          </table:table-cell>
          <table:table-cell office:value-type="float" office:value="0.001" calcext:value-type="float">
            <text:p>0.00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RT</text:p>
          </table:table-cell>
          <table:table-cell office:value-type="float" office:value="0.163415188744661" calcext:value-type="float">
            <text:p>0.163</text:p>
          </table:table-cell>
          <table:table-cell office:value-type="float" office:value="0.362" calcext:value-type="float">
            <text:p>0.362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ÄV</text:p>
          </table:table-cell>
          <table:table-cell office:value-type="float" office:value="0.163005607127332" calcext:value-type="float">
            <text:p>0.163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PO</text:p>
          </table:table-cell>
          <table:table-cell office:value-type="float" office:value="0.161560819224447" calcext:value-type="float">
            <text:p>0.162</text:p>
          </table:table-cell>
          <table:table-cell office:value-type="float" office:value="0.361" calcext:value-type="float">
            <text:p>0.36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ÄR</text:p>
          </table:table-cell>
          <table:table-cell office:value-type="float" office:value="0.160567246235157" calcext:value-type="float">
            <text:p>0.16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ÄH</text:p>
          </table:table-cell>
          <table:table-cell office:value-type="float" office:value="0.159408265285023" calcext:value-type="float">
            <text:p>0.15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EV</text:p>
          </table:table-cell>
          <table:table-cell office:value-type="float" office:value="0.158907540505597" calcext:value-type="float">
            <text:p>0.159</text:p>
          </table:table-cell>
          <table:table-cell office:value-type="float" office:value="0.255" calcext:value-type="float">
            <text:p>0.255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IP</text:p>
          </table:table-cell>
          <table:table-cell office:value-type="float" office:value="0.158795018083253" calcext:value-type="float">
            <text:p>0.159</text:p>
          </table:table-cell>
          <table:table-cell office:value-type="float" office:value="0.089" calcext:value-type="float">
            <text:p>0.089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MO</text:p>
          </table:table-cell>
          <table:table-cell office:value-type="float" office:value="0.158250409559113" calcext:value-type="float">
            <text:p>0.158</text:p>
          </table:table-cell>
          <table:table-cell office:value-type="float" office:value="0.337" calcext:value-type="float">
            <text:p>0.337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YS</text:p>
          </table:table-cell>
          <table:table-cell office:value-type="float" office:value="0.157483006638733" calcext:value-type="float">
            <text:p>0.157</text:p>
          </table:table-cell>
          <table:table-cell office:value-type="float" office:value="0.097" calcext:value-type="float">
            <text:p>0.097</text:p>
          </table:table-cell>
          <table:table-cell table:number-columns-repeated="1021"/>
        </table:table-row>
        <table:table-row table:style-name="ro5">
          <table:table-cell table:style-name="ce1023" office:value-type="string" calcext:value-type="string">
            <text:p>OU</text:p>
          </table:table-cell>
          <table:table-cell office:value-type="float" office:value="0.155473356175685" calcext:value-type="float">
            <text:p>0.155</text:p>
          </table:table-cell>
          <table:table-cell office:value-type="float" office:value="0.87" calcext:value-type="float">
            <text:p>0.870</text:p>
          </table:table-cell>
          <table:table-cell table:number-columns-repeated="2"/>
          <table:table-cell table:style-name="ce1023"/>
          <table:table-cell table:number-columns-repeated="1018"/>
        </table:table-row>
        <table:table-row table:style-name="ro5">
          <table:table-cell office:value-type="string" calcext:value-type="string">
            <text:p>MY</text:p>
          </table:table-cell>
          <table:table-cell office:value-type="float" office:value="0.154447151683916" calcext:value-type="float">
            <text:p>0.154</text:p>
          </table:table-cell>
          <table:table-cell office:value-type="float" office:value="0.062" calcext:value-type="float">
            <text:p>0.062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RJ</text:p>
          </table:table-cell>
          <table:table-cell office:value-type="float" office:value="0.153396192259231" calcext:value-type="float">
            <text:p>0.153</text:p>
          </table:table-cell>
          <table:table-cell office:value-type="float" office:value="0.001" calcext:value-type="float">
            <text:p>0.001</text:p>
          </table:table-cell>
          <table:table-cell table:number-columns-repeated="1021"/>
        </table:table-row>
        <table:table-row table:style-name="ro5">
          <table:table-cell table:style-name="ce1023" office:value-type="string" calcext:value-type="string">
            <text:p>ÄY</text:p>
          </table:table-cell>
          <table:table-cell office:value-type="float" office:value="0.153049623198415" calcext:value-type="float">
            <text:p>0.153</text:p>
          </table:table-cell>
          <table:table-cell table:number-columns-repeated="3"/>
          <table:table-cell table:style-name="ce1023"/>
          <table:table-cell table:number-columns-repeated="1018"/>
        </table:table-row>
        <table:table-row table:style-name="ro5">
          <table:table-cell office:value-type="string" calcext:value-type="string">
            <text:p>RU</text:p>
          </table:table-cell>
          <table:table-cell office:value-type="float" office:value="0.152548898418988" calcext:value-type="float">
            <text:p>0.153</text:p>
          </table:table-cell>
          <table:table-cell office:value-type="float" office:value="0.128" calcext:value-type="float">
            <text:p>0.128</text:p>
          </table:table-cell>
          <table:table-cell table:number-columns-repeated="1021"/>
        </table:table-row>
        <table:table-row table:style-name="ro5">
          <table:table-cell table:style-name="ce1023" office:value-type="string" calcext:value-type="string">
            <text:p>EU</text:p>
          </table:table-cell>
          <table:table-cell office:value-type="float" office:value="0.151859135970025" calcext:value-type="float">
            <text:p>0.152</text:p>
          </table:table-cell>
          <table:table-cell office:value-type="float" office:value="0.031" calcext:value-type="float">
            <text:p>0.031</text:p>
          </table:table-cell>
          <table:table-cell table:number-columns-repeated="2"/>
          <table:table-cell table:style-name="ce1023"/>
          <table:table-cell table:number-columns-repeated="1018"/>
        </table:table-row>
        <table:table-row table:style-name="ro5">
          <table:table-cell office:value-type="string" calcext:value-type="string">
            <text:p>HD</text:p>
          </table:table-cell>
          <table:table-cell office:value-type="float" office:value="0.151625089331551" calcext:value-type="float">
            <text:p>0.152</text:p>
          </table:table-cell>
          <table:table-cell office:value-type="float" office:value="0.003" calcext:value-type="float">
            <text:p>0.003</text:p>
          </table:table-cell>
          <table:table-cell table:number-columns-repeated="1021"/>
        </table:table-row>
        <table:table-row table:style-name="ro5">
          <table:table-cell table:style-name="ce1021" office:value-type="string" calcext:value-type="string">
            <text:p>NG</text:p>
          </table:table-cell>
          <table:table-cell office:value-type="float" office:value="0.150836307150926" calcext:value-type="float">
            <text:p>0.151</text:p>
          </table:table-cell>
          <table:table-cell office:value-type="float" office:value="0.953" calcext:value-type="float">
            <text:p>0.953</text:p>
          </table:table-cell>
          <table:table-cell table:number-columns-repeated="2"/>
          <table:table-cell table:style-name="ce1021"/>
          <table:table-cell table:number-columns-repeated="1018"/>
        </table:table-row>
        <table:table-row table:style-name="ro5">
          <table:table-cell office:value-type="string" calcext:value-type="string">
            <text:p>JE</text:p>
          </table:table-cell>
          <table:table-cell office:value-type="float" office:value="0.150145419477739" calcext:value-type="float">
            <text:p>0.150</text:p>
          </table:table-cell>
          <table:table-cell office:value-type="float" office:value="0.052" calcext:value-type="float">
            <text:p>0.052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UM</text:p>
          </table:table-cell>
          <table:table-cell office:value-type="float" office:value="0.149326256243082" calcext:value-type="float">
            <text:p>0.149</text:p>
          </table:table-cell>
          <table:table-cell office:value-type="float" office:value="0.138" calcext:value-type="float">
            <text:p>0.138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EH</text:p>
          </table:table-cell>
          <table:table-cell office:value-type="float" office:value="0.14915184648845" calcext:value-type="float">
            <text:p>0.149</text:p>
          </table:table-cell>
          <table:table-cell office:value-type="float" office:value="0.026" calcext:value-type="float">
            <text:p>0.026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DI</text:p>
          </table:table-cell>
          <table:table-cell office:value-type="float" office:value="0.148779397270494" calcext:value-type="float">
            <text:p>0.149</text:p>
          </table:table-cell>
          <table:table-cell office:value-type="float" office:value="0.493" calcext:value-type="float">
            <text:p>0.493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PÄ</text:p>
          </table:table-cell>
          <table:table-cell office:value-type="float" office:value="0.147983863744528" calcext:value-type="float">
            <text:p>0.148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YK</text:p>
          </table:table-cell>
          <table:table-cell office:value-type="float" office:value="0.147223212169489" calcext:value-type="float">
            <text:p>0.147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V</text:p>
          </table:table-cell>
          <table:table-cell office:value-type="float" office:value="0.140757673781654" calcext:value-type="float">
            <text:p>0.141</text:p>
          </table:table-cell>
          <table:table-cell office:value-type="float" office:value="0.178" calcext:value-type="float">
            <text:p>0.178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ÄJ</text:p>
          </table:table-cell>
          <table:table-cell office:value-type="float" office:value="0.139885625008495" calcext:value-type="float">
            <text:p>0.14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YL</text:p>
          </table:table-cell>
          <table:table-cell office:value-type="float" office:value="0.138105520287028" calcext:value-type="float">
            <text:p>0.138</text:p>
          </table:table-cell>
          <table:table-cell office:value-type="float" office:value="0.015" calcext:value-type="float">
            <text:p>0.015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UD</text:p>
          </table:table-cell>
          <table:table-cell office:value-type="float" office:value="0.133186039982187" calcext:value-type="float">
            <text:p>0.133</text:p>
          </table:table-cell>
          <table:table-cell office:value-type="float" office:value="0.091" calcext:value-type="float">
            <text:p>0.09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ÖS</text:p>
          </table:table-cell>
          <table:table-cell office:value-type="float" office:value="0.131905534815923" calcext:value-type="float">
            <text:p>0.132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D</text:p>
          </table:table-cell>
          <table:table-cell office:value-type="float" office:value="0.13006804365906" calcext:value-type="float">
            <text:p>0.130</text:p>
          </table:table-cell>
          <table:table-cell office:value-type="float" office:value="0.195" calcext:value-type="float">
            <text:p>0.195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J</text:p>
          </table:table-cell>
          <table:table-cell office:value-type="float" office:value="0.129784487154755" calcext:value-type="float">
            <text:p>0.130</text:p>
          </table:table-cell>
          <table:table-cell office:value-type="float" office:value="0.007" calcext:value-type="float">
            <text:p>0.007</text:p>
          </table:table-cell>
          <table:table-cell table:number-columns-repeated="1021"/>
        </table:table-row>
        <table:table-row table:style-name="ro5">
          <table:table-cell table:style-name="ce1023" office:value-type="string" calcext:value-type="string">
            <text:p>EA</text:p>
          </table:table-cell>
          <table:table-cell office:value-type="float" office:value="0.127852477163124" calcext:value-type="float">
            <text:p>0.128</text:p>
          </table:table-cell>
          <table:table-cell office:value-type="float" office:value="0.688" calcext:value-type="float">
            <text:p>0.688</text:p>
          </table:table-cell>
          <table:table-cell table:number-columns-repeated="2"/>
          <table:table-cell table:style-name="ce1023"/>
          <table:table-cell table:number-columns-repeated="1018"/>
        </table:table-row>
        <table:table-row table:style-name="ro5">
          <table:table-cell office:value-type="string" calcext:value-type="string">
            <text:p>NR</text:p>
          </table:table-cell>
          <table:table-cell office:value-type="float" office:value="0.12549963331193" calcext:value-type="float">
            <text:p>0.125</text:p>
          </table:table-cell>
          <table:table-cell office:value-type="float" office:value="0.009" calcext:value-type="float">
            <text:p>0.009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Y</text:p>
          </table:table-cell>
          <table:table-cell office:value-type="float" office:value="0.120845705923819" calcext:value-type="float">
            <text:p>0.121</text:p>
          </table:table-cell>
          <table:table-cell office:value-type="float" office:value="0.057" calcext:value-type="float">
            <text:p>0.057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MP</text:p>
          </table:table-cell>
          <table:table-cell office:value-type="float" office:value="0.119826252777391" calcext:value-type="float">
            <text:p>0.120</text:p>
          </table:table-cell>
          <table:table-cell office:value-type="float" office:value="0.239" calcext:value-type="float">
            <text:p>0.239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PP</text:p>
          </table:table-cell>
          <table:table-cell office:value-type="float" office:value="0.119439175644531" calcext:value-type="float">
            <text:p>0.119</text:p>
          </table:table-cell>
          <table:table-cell office:value-type="float" office:value="0.137" calcext:value-type="float">
            <text:p>0.137</text:p>
          </table:table-cell>
          <table:table-cell table:number-columns-repeated="1021"/>
        </table:table-row>
        <table:table-row table:style-name="ro5">
          <table:table-cell table:style-name="ce1023" office:value-type="string" calcext:value-type="string">
            <text:p>EO</text:p>
          </table:table-cell>
          <table:table-cell office:value-type="float" office:value="0.118987960730935" calcext:value-type="float">
            <text:p>0.119</text:p>
          </table:table-cell>
          <table:table-cell office:value-type="float" office:value="0.073" calcext:value-type="float">
            <text:p>0.073</text:p>
          </table:table-cell>
          <table:table-cell table:number-columns-repeated="2"/>
          <table:table-cell table:style-name="ce1023"/>
          <table:table-cell table:number-columns-repeated="1018"/>
        </table:table-row>
        <table:table-row table:style-name="ro5">
          <table:table-cell office:value-type="string" calcext:value-type="string">
            <text:p>DA</text:p>
          </table:table-cell>
          <table:table-cell office:value-type="float" office:value="0.118711155571971" calcext:value-type="float">
            <text:p>0.119</text:p>
          </table:table-cell>
          <table:table-cell office:value-type="float" office:value="0.151" calcext:value-type="float">
            <text:p>0.15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DO</text:p>
          </table:table-cell>
          <table:table-cell office:value-type="float" office:value="0.117801974399439" calcext:value-type="float">
            <text:p>0.118</text:p>
          </table:table-cell>
          <table:table-cell office:value-type="float" office:value="0.188" calcext:value-type="float">
            <text:p>0.188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YN</text:p>
          </table:table-cell>
          <table:table-cell office:value-type="float" office:value="0.114605212380671" calcext:value-type="float">
            <text:p>0.115</text:p>
          </table:table-cell>
          <table:table-cell office:value-type="float" office:value="0.013" calcext:value-type="float">
            <text:p>0.013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YY</text:p>
          </table:table-cell>
          <table:table-cell office:value-type="float" office:value="0.112613565505198" calcext:value-type="float">
            <text:p>0.113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UE</text:p>
          </table:table-cell>
          <table:table-cell office:value-type="float" office:value="0.11164024655193" calcext:value-type="float">
            <text:p>0.112</text:p>
          </table:table-cell>
          <table:table-cell office:value-type="float" office:value="0.147" calcext:value-type="float">
            <text:p>0.147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UP</text:p>
          </table:table-cell>
          <table:table-cell office:value-type="float" office:value="0.110049179499999" calcext:value-type="float">
            <text:p>0.110</text:p>
          </table:table-cell>
          <table:table-cell office:value-type="float" office:value="0.136" calcext:value-type="float">
            <text:p>0.136</text:p>
          </table:table-cell>
          <table:table-cell table:number-columns-repeated="1021"/>
        </table:table-row>
        <table:table-row table:style-name="ro5">
          <table:table-cell table:style-name="ce1023" office:value-type="string" calcext:value-type="string">
            <text:p>ÄO</text:p>
          </table:table-cell>
          <table:table-cell office:value-type="float" office:value="0.108509872762345" calcext:value-type="float">
            <text:p>0.109</text:p>
          </table:table-cell>
          <table:table-cell table:number-columns-repeated="3"/>
          <table:table-cell table:style-name="ce1023"/>
          <table:table-cell table:number-columns-repeated="1018"/>
        </table:table-row>
        <table:table-row table:style-name="ro5">
          <table:table-cell office:value-type="string" calcext:value-type="string">
            <text:p>JU</text:p>
          </table:table-cell>
          <table:table-cell office:value-type="float" office:value="0.107946135426406" calcext:value-type="float">
            <text:p>0.108</text:p>
          </table:table-cell>
          <table:table-cell office:value-type="float" office:value="0.059" calcext:value-type="float">
            <text:p>0.059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HO</text:p>
          </table:table-cell>
          <table:table-cell office:value-type="float" office:value="0.106778152682485" calcext:value-type="float">
            <text:p>0.107</text:p>
          </table:table-cell>
          <table:table-cell office:value-type="float" office:value="0.485" calcext:value-type="float">
            <text:p>0.485</text:p>
          </table:table-cell>
          <table:table-cell table:number-columns-repeated="1021"/>
        </table:table-row>
        <table:table-row table:style-name="ro5">
          <table:table-cell table:style-name="ce1021" office:value-type="string" calcext:value-type="string">
            <text:p>TR</text:p>
          </table:table-cell>
          <table:table-cell office:value-type="float" office:value="0.104544582598975" calcext:value-type="float">
            <text:p>0.105</text:p>
          </table:table-cell>
          <table:table-cell office:value-type="float" office:value="0.426" calcext:value-type="float">
            <text:p>0.426</text:p>
          </table:table-cell>
          <table:table-cell table:number-columns-repeated="2"/>
          <table:table-cell table:style-name="ce1021"/>
          <table:table-cell table:number-columns-repeated="1018"/>
        </table:table-row>
        <table:table-row table:style-name="ro5">
          <table:table-cell office:value-type="string" calcext:value-type="string">
            <text:p>ED</text:p>
          </table:table-cell>
          <table:table-cell office:value-type="float" office:value="0.103840192235107" calcext:value-type="float">
            <text:p>0.104</text:p>
          </table:table-cell>
          <table:table-cell office:value-type="float" office:value="1.168" calcext:value-type="float">
            <text:p>1.168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UA</text:p>
          </table:table-cell>
          <table:table-cell office:value-type="float" office:value="0.102914132699223" calcext:value-type="float">
            <text:p>0.103</text:p>
          </table:table-cell>
          <table:table-cell office:value-type="float" office:value="0.136" calcext:value-type="float">
            <text:p>0.136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KY</text:p>
          </table:table-cell>
          <table:table-cell office:value-type="float" office:value="0.10211634872481" calcext:value-type="float">
            <text:p>0.102</text:p>
          </table:table-cell>
          <table:table-cell office:value-type="float" office:value="0.006" calcext:value-type="float">
            <text:p>0.006</text:p>
          </table:table-cell>
          <table:table-cell table:number-columns-repeated="1021"/>
        </table:table-row>
        <table:table-row table:style-name="ro5">
          <table:table-cell table:style-name="ce1023" office:value-type="string" calcext:value-type="string">
            <text:p>IÄ</text:p>
          </table:table-cell>
          <table:table-cell office:value-type="float" office:value="0.0973408971205692" calcext:value-type="float">
            <text:p>0.097</text:p>
          </table:table-cell>
          <table:table-cell table:number-columns-repeated="3"/>
          <table:table-cell table:style-name="ce1023"/>
          <table:table-cell table:number-columns-repeated="1018"/>
        </table:table-row>
        <table:table-row table:style-name="ro5">
          <table:table-cell office:value-type="string" calcext:value-type="string">
            <text:p>UH</text:p>
          </table:table-cell>
          <table:table-cell office:value-type="float" office:value="0.0948305218780947" calcext:value-type="float">
            <text:p>0.095</text:p>
          </table:table-cell>
          <table:table-cell office:value-type="float" office:value="0.001" calcext:value-type="float">
            <text:p>0.00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A</text:p>
          </table:table-cell>
          <table:table-cell office:value-type="float" office:value="0.094311793511093" calcext:value-type="float">
            <text:p>0.094</text:p>
          </table:table-cell>
          <table:table-cell office:value-type="float" office:value="0.057" calcext:value-type="float">
            <text:p>0.057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GI</text:p>
          </table:table-cell>
          <table:table-cell office:value-type="float" office:value="0.092622831951723" calcext:value-type="float">
            <text:p>0.093</text:p>
          </table:table-cell>
          <table:table-cell office:value-type="float" office:value="0.152" calcext:value-type="float">
            <text:p>0.152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YI</text:p>
          </table:table-cell>
          <table:table-cell office:value-type="float" office:value="0.0921367350872008" calcext:value-type="float">
            <text:p>0.092</text:p>
          </table:table-cell>
          <table:table-cell office:value-type="float" office:value="0.029" calcext:value-type="float">
            <text:p>0.029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AD</text:p>
          </table:table-cell>
          <table:table-cell office:value-type="float" office:value="0.0918430515648853" calcext:value-type="float">
            <text:p>0.092</text:p>
          </table:table-cell>
          <table:table-cell office:value-type="float" office:value="0.368" calcext:value-type="float">
            <text:p>0.368</text:p>
          </table:table-cell>
          <table:table-cell table:number-columns-repeated="1021"/>
        </table:table-row>
        <table:table-row table:style-name="ro5">
          <table:table-cell table:style-name="ce1021" office:value-type="string" calcext:value-type="string">
            <text:p>ND</text:p>
          </table:table-cell>
          <table:table-cell office:value-type="float" office:value="0.0905873013315363" calcext:value-type="float">
            <text:p>0.091</text:p>
          </table:table-cell>
          <table:table-cell office:value-type="float" office:value="1.352" calcext:value-type="float">
            <text:p>1.352</text:p>
          </table:table-cell>
          <table:table-cell table:number-columns-repeated="2"/>
          <table:table-cell table:style-name="ce1021"/>
          <table:table-cell table:number-columns-repeated="1018"/>
        </table:table-row>
        <table:table-row table:style-name="ro5">
          <table:table-cell office:value-type="string" calcext:value-type="string">
            <text:p>EJ</text:p>
          </table:table-cell>
          <table:table-cell office:value-type="float" office:value="0.0888409533367714" calcext:value-type="float">
            <text:p>0.089</text:p>
          </table:table-cell>
          <table:table-cell office:value-type="float" office:value="0.005" calcext:value-type="float">
            <text:p>0.005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TÖ</text:p>
          </table:table-cell>
          <table:table-cell office:value-type="float" office:value="0.087510938304676" calcext:value-type="float">
            <text:p>0.088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SV</text:p>
          </table:table-cell>
          <table:table-cell office:value-type="float" office:value="0.0841836502759905" calcext:value-type="float">
            <text:p>0.084</text:p>
          </table:table-cell>
          <table:table-cell office:value-type="float" office:value="0.001" calcext:value-type="float">
            <text:p>0.00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ÄP</text:p>
          </table:table-cell>
          <table:table-cell office:value-type="float" office:value="0.0836908020661277" calcext:value-type="float">
            <text:p>0.084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RV</text:p>
          </table:table-cell>
          <table:table-cell office:value-type="float" office:value="0.0823911680880649" calcext:value-type="float">
            <text:p>0.082</text:p>
          </table:table-cell>
          <table:table-cell office:value-type="float" office:value="0.069" calcext:value-type="float">
            <text:p>0.069</text:p>
          </table:table-cell>
          <table:table-cell table:number-columns-repeated="1021"/>
        </table:table-row>
        <table:table-row table:style-name="ro5">
          <table:table-cell table:style-name="ce1023" office:value-type="string" calcext:value-type="string">
            <text:p>ÄE</text:p>
          </table:table-cell>
          <table:table-cell office:value-type="float" office:value="0.0806920795106841" calcext:value-type="float">
            <text:p>0.081</text:p>
          </table:table-cell>
          <table:table-cell table:number-columns-repeated="3"/>
          <table:table-cell table:style-name="ce1023"/>
          <table:table-cell table:number-columns-repeated="1018"/>
        </table:table-row>
        <table:table-row table:style-name="ro5">
          <table:table-cell table:style-name="ce1021" office:value-type="string" calcext:value-type="string">
            <text:p>TH</text:p>
          </table:table-cell>
          <table:table-cell office:value-type="float" office:value="0.0804141491274966" calcext:value-type="float">
            <text:p>0.080</text:p>
          </table:table-cell>
          <table:table-cell office:value-type="float" office:value="3.556" calcext:value-type="float">
            <text:p>3.556</text:p>
          </table:table-cell>
          <table:table-cell table:number-columns-repeated="2"/>
          <table:table-cell table:style-name="ce1021"/>
          <table:table-cell table:number-columns-repeated="1018"/>
        </table:table-row>
        <table:table-row table:style-name="ro5">
          <table:table-cell office:value-type="string" calcext:value-type="string">
            <text:p>YM</text:p>
          </table:table-cell>
          <table:table-cell office:value-type="float" office:value="0.0798425352219937" calcext:value-type="float">
            <text:p>0.080</text:p>
          </table:table-cell>
          <table:table-cell office:value-type="float" office:value="0.024" calcext:value-type="float">
            <text:p>0.024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HU</text:p>
          </table:table-cell>
          <table:table-cell office:value-type="float" office:value="0.0789187261345568" calcext:value-type="float">
            <text:p>0.079</text:p>
          </table:table-cell>
          <table:table-cell office:value-type="float" office:value="0.074" calcext:value-type="float">
            <text:p>0.074</text:p>
          </table:table-cell>
          <table:table-cell table:number-columns-repeated="1021"/>
        </table:table-row>
        <table:table-row table:style-name="ro5">
          <table:table-cell table:style-name="ce1021" office:value-type="string" calcext:value-type="string">
            <text:p>RS</text:p>
          </table:table-cell>
          <table:table-cell office:value-type="float" office:value="0.0739159792371826" calcext:value-type="float">
            <text:p>0.074</text:p>
          </table:table-cell>
          <table:table-cell office:value-type="float" office:value="0.397" calcext:value-type="float">
            <text:p>0.397</text:p>
          </table:table-cell>
          <table:table-cell table:number-columns-repeated="2"/>
          <table:table-cell table:style-name="ce1021"/>
          <table:table-cell table:number-columns-repeated="1018"/>
        </table:table-row>
        <table:table-row table:style-name="ro5">
          <table:table-cell office:value-type="string" calcext:value-type="string">
            <text:p>SP</text:p>
          </table:table-cell>
          <table:table-cell office:value-type="float" office:value="0.0735851633154939" calcext:value-type="float">
            <text:p>0.074</text:p>
          </table:table-cell>
          <table:table-cell office:value-type="float" office:value="0.191" calcext:value-type="float">
            <text:p>0.191</text:p>
          </table:table-cell>
          <table:table-cell table:number-columns-repeated="1021"/>
        </table:table-row>
        <table:table-row table:style-name="ro5">
          <table:table-cell table:style-name="ce1023" office:value-type="string" calcext:value-type="string">
            <text:p>AY</text:p>
          </table:table-cell>
          <table:table-cell office:value-type="float" office:value="0.0722731518709733" calcext:value-type="float">
            <text:p>0.072</text:p>
          </table:table-cell>
          <table:table-cell office:value-type="float" office:value="0.217" calcext:value-type="float">
            <text:p>0.217</text:p>
          </table:table-cell>
          <table:table-cell table:number-columns-repeated="2"/>
          <table:table-cell table:style-name="ce1023"/>
          <table:table-cell table:number-columns-repeated="1018"/>
        </table:table-row>
        <table:table-row table:style-name="ro5">
          <table:table-cell office:value-type="string" calcext:value-type="string">
            <text:p>RR</text:p>
          </table:table-cell>
          <table:table-cell office:value-type="float" office:value="0.0713155860568336" calcext:value-type="float">
            <text:p>0.071</text:p>
          </table:table-cell>
          <table:table-cell office:value-type="float" office:value="0.121" calcext:value-type="float">
            <text:p>0.12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LJ</text:p>
          </table:table-cell>
          <table:table-cell office:value-type="float" office:value="0.0686758100286644" calcext:value-type="float">
            <text:p>0.069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TM</text:p>
          </table:table-cell>
          <table:table-cell office:value-type="float" office:value="0.068567788503215" calcext:value-type="float">
            <text:p>0.069</text:p>
          </table:table-cell>
          <table:table-cell office:value-type="float" office:value="0.026" calcext:value-type="float">
            <text:p>0.026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EP</text:p>
          </table:table-cell>
          <table:table-cell office:value-type="float" office:value="0.0681638330070033" calcext:value-type="float">
            <text:p>0.068</text:p>
          </table:table-cell>
          <table:table-cell office:value-type="float" office:value="0.172" calcext:value-type="float">
            <text:p>0.172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M</text:p>
          </table:table-cell>
          <table:table-cell office:value-type="float" office:value="0.0681300762803004" calcext:value-type="float">
            <text:p>0.068</text:p>
          </table:table-cell>
          <table:table-cell office:value-type="float" office:value="0.065" calcext:value-type="float">
            <text:p>0.065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RÄ</text:p>
          </table:table-cell>
          <table:table-cell office:value-type="float" office:value="0.0673998057592937" calcext:value-type="float">
            <text:p>0.067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LY</text:p>
          </table:table-cell>
          <table:table-cell office:value-type="float" office:value="0.0669947250388585" calcext:value-type="float">
            <text:p>0.067</text:p>
          </table:table-cell>
          <table:table-cell office:value-type="float" office:value="0.425" calcext:value-type="float">
            <text:p>0.425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GA</text:p>
          </table:table-cell>
          <table:table-cell office:value-type="float" office:value="0.0664512417389413" calcext:value-type="float">
            <text:p>0.066</text:p>
          </table:table-cell>
          <table:table-cell office:value-type="float" office:value="0.148" calcext:value-type="float">
            <text:p>0.148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TJ</text:p>
          </table:table-cell>
          <table:table-cell office:value-type="float" office:value="0.06582111617382" calcext:value-type="float">
            <text:p>0.066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HY</text:p>
          </table:table-cell>
          <table:table-cell office:value-type="float" office:value="0.0652776328739028" calcext:value-type="float">
            <text:p>0.065</text:p>
          </table:table-cell>
          <table:table-cell office:value-type="float" office:value="0.05" calcext:value-type="float">
            <text:p>0.05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RM</text:p>
          </table:table-cell>
          <table:table-cell office:value-type="float" office:value="0.0623993093103663" calcext:value-type="float">
            <text:p>0.062</text:p>
          </table:table-cell>
          <table:table-cell office:value-type="float" office:value="0.175" calcext:value-type="float">
            <text:p>0.175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YV</text:p>
          </table:table-cell>
          <table:table-cell office:value-type="float" office:value="0.0622023950712659" calcext:value-type="float">
            <text:p>0.062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HJ</text:p>
          </table:table-cell>
          <table:table-cell office:value-type="float" office:value="0.0607193495447838" calcext:value-type="float">
            <text:p>0.061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GE</text:p>
          </table:table-cell>
          <table:table-cell office:value-type="float" office:value="0.0605505659112691" calcext:value-type="float">
            <text:p>0.061</text:p>
          </table:table-cell>
          <table:table-cell office:value-type="float" office:value="0.385" calcext:value-type="float">
            <text:p>0.385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TV</text:p>
          </table:table-cell>
          <table:table-cell office:value-type="float" office:value="0.0601319825001528" calcext:value-type="float">
            <text:p>0.060</text:p>
          </table:table-cell>
          <table:table-cell office:value-type="float" office:value="0.001" calcext:value-type="float">
            <text:p>0.001</text:p>
          </table:table-cell>
          <table:table-cell table:number-columns-repeated="1021"/>
        </table:table-row>
        <table:table-row table:style-name="ro5">
          <table:table-cell table:style-name="ce1023" office:value-type="string" calcext:value-type="string">
            <text:p>ÄA</text:p>
          </table:table-cell>
          <table:table-cell office:value-type="float" office:value="0.0582854895495025" calcext:value-type="float">
            <text:p>0.058</text:p>
          </table:table-cell>
          <table:table-cell table:number-columns-repeated="3"/>
          <table:table-cell table:style-name="ce1023"/>
          <table:table-cell table:number-columns-repeated="1018"/>
        </table:table-row>
        <table:table-row table:style-name="ro5">
          <table:table-cell office:value-type="string" calcext:value-type="string">
            <text:p>ÖN</text:p>
          </table:table-cell>
          <table:table-cell office:value-type="float" office:value="0.057062370818633" calcext:value-type="float">
            <text:p>0.057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UJ</text:p>
          </table:table-cell>
          <table:table-cell office:value-type="float" office:value="0.0559337709225317" calcext:value-type="float">
            <text:p>0.056</text:p>
          </table:table-cell>
          <table:table-cell office:value-type="float" office:value="0.001" calcext:value-type="float">
            <text:p>0.001</text:p>
          </table:table-cell>
          <table:table-cell table:number-columns-repeated="1021"/>
        </table:table-row>
        <table:table-row table:style-name="ro5">
          <table:table-cell table:style-name="ce1021" office:value-type="string" calcext:value-type="string">
            <text:p>CH</text:p>
          </table:table-cell>
          <table:table-cell office:value-type="float" office:value="0.0557503593741125" calcext:value-type="float">
            <text:p>0.056</text:p>
          </table:table-cell>
          <table:table-cell office:value-type="float" office:value="0.598" calcext:value-type="float">
            <text:p>0.598</text:p>
          </table:table-cell>
          <table:table-cell table:number-columns-repeated="2"/>
          <table:table-cell table:style-name="ce1021"/>
          <table:table-cell table:number-columns-repeated="1018"/>
        </table:table-row>
        <table:table-row table:style-name="ro5">
          <table:table-cell office:value-type="string" calcext:value-type="string">
            <text:p>SL</text:p>
          </table:table-cell>
          <table:table-cell office:value-type="float" office:value="0.0553329011872196" calcext:value-type="float">
            <text:p>0.055</text:p>
          </table:table-cell>
          <table:table-cell office:value-type="float" office:value="0.056" calcext:value-type="float">
            <text:p>0.056</text:p>
          </table:table-cell>
          <table:table-cell table:number-columns-repeated="1021"/>
        </table:table-row>
        <table:table-row table:style-name="ro5">
          <table:table-cell table:style-name="ce1021" office:value-type="string" calcext:value-type="string">
            <text:p>PR</text:p>
          </table:table-cell>
          <table:table-cell office:value-type="float" office:value="0.0549446988301359" calcext:value-type="float">
            <text:p>0.055</text:p>
          </table:table-cell>
          <table:table-cell office:value-type="float" office:value="0.474" calcext:value-type="float">
            <text:p>0.474</text:p>
          </table:table-cell>
          <table:table-cell table:number-columns-repeated="2"/>
          <table:table-cell table:style-name="ce1021"/>
          <table:table-cell table:number-columns-repeated="1018"/>
        </table:table-row>
        <table:table-row table:style-name="ro5">
          <table:table-cell office:value-type="string" calcext:value-type="string">
            <text:p>AB</text:p>
          </table:table-cell>
          <table:table-cell office:value-type="float" office:value="0.0547646629543869" calcext:value-type="float">
            <text:p>0.055</text:p>
          </table:table-cell>
          <table:table-cell office:value-type="float" office:value="0.23" calcext:value-type="float">
            <text:p>0.23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AC</text:p>
          </table:table-cell>
          <table:table-cell office:value-type="float" office:value="0.0534875334607927" calcext:value-type="float">
            <text:p>0.053</text:p>
          </table:table-cell>
          <table:table-cell office:value-type="float" office:value="0.448" calcext:value-type="float">
            <text:p>0.448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H</text:p>
          </table:table-cell>
          <table:table-cell office:value-type="float" office:value="0.0528967907434915" calcext:value-type="float">
            <text:p>0.053</text:p>
          </table:table-cell>
          <table:table-cell office:value-type="float" office:value="0.315" calcext:value-type="float">
            <text:p>0.315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TP</text:p>
          </table:table-cell>
          <table:table-cell office:value-type="float" office:value="0.052243035469678" calcext:value-type="float">
            <text:p>0.052</text:p>
          </table:table-cell>
          <table:table-cell office:value-type="float" office:value="0.004" calcext:value-type="float">
            <text:p>0.004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IU</text:p>
          </table:table-cell>
          <table:table-cell office:value-type="float" office:value="0.0519369744809048" calcext:value-type="float">
            <text:p>0.052</text:p>
          </table:table-cell>
          <table:table-cell office:value-type="float" office:value="0.017" calcext:value-type="float">
            <text:p>0.017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J</text:p>
          </table:table-cell>
          <table:table-cell office:value-type="float" office:value="0.0515724018325132" calcext:value-type="float">
            <text:p>0.052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HM</text:p>
          </table:table-cell>
          <table:table-cell office:value-type="float" office:value="0.0506463422966294" calcext:value-type="float">
            <text:p>0.051</text:p>
          </table:table-cell>
          <table:table-cell office:value-type="float" office:value="0.013" calcext:value-type="float">
            <text:p>0.013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BA</text:p>
          </table:table-cell>
          <table:table-cell office:value-type="float" office:value="0.0504167965550495" calcext:value-type="float">
            <text:p>0.050</text:p>
          </table:table-cell>
          <table:table-cell office:value-type="float" office:value="0.146" calcext:value-type="float">
            <text:p>0.146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CO</text:p>
          </table:table-cell>
          <table:table-cell office:value-type="float" office:value="0.0493399569732261" calcext:value-type="float">
            <text:p>0.049</text:p>
          </table:table-cell>
          <table:table-cell office:value-type="float" office:value="0.794" calcext:value-type="float">
            <text:p>0.794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KR</text:p>
          </table:table-cell>
          <table:table-cell office:value-type="float" office:value="0.0492836957620545" calcext:value-type="float">
            <text:p>0.049</text:p>
          </table:table-cell>
          <table:table-cell office:value-type="float" office:value="0.003" calcext:value-type="float">
            <text:p>0.003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LV</text:p>
          </table:table-cell>
          <table:table-cell office:value-type="float" office:value="0.0491981787210738" calcext:value-type="float">
            <text:p>0.049</text:p>
          </table:table-cell>
          <table:table-cell office:value-type="float" office:value="0.035" calcext:value-type="float">
            <text:p>0.035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AG</text:p>
          </table:table-cell>
          <table:table-cell office:value-type="float" office:value="0.0488201033820009" calcext:value-type="float">
            <text:p>0.049</text:p>
          </table:table-cell>
          <table:table-cell office:value-type="float" office:value="0.205" calcext:value-type="float">
            <text:p>0.205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IC</text:p>
          </table:table-cell>
          <table:table-cell office:value-type="float" office:value="0.0487570908254888" calcext:value-type="float">
            <text:p>0.049</text:p>
          </table:table-cell>
          <table:table-cell office:value-type="float" office:value="0.699" calcext:value-type="float">
            <text:p>0.699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BE</text:p>
          </table:table-cell>
          <table:table-cell office:value-type="float" office:value="0.04865582064538" calcext:value-type="float">
            <text:p>0.049</text:p>
          </table:table-cell>
          <table:table-cell office:value-type="float" office:value="0.576" calcext:value-type="float">
            <text:p>0.576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YR</text:p>
          </table:table-cell>
          <table:table-cell office:value-type="float" office:value="0.0483745145895223" calcext:value-type="float">
            <text:p>0.048</text:p>
          </table:table-cell>
          <table:table-cell office:value-type="float" office:value="0.008" calcext:value-type="float">
            <text:p>0.008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RH</text:p>
          </table:table-cell>
          <table:table-cell office:value-type="float" office:value="0.047546349561077" calcext:value-type="float">
            <text:p>0.048</text:p>
          </table:table-cell>
          <table:table-cell office:value-type="float" office:value="0.015" calcext:value-type="float">
            <text:p>0.015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DU</text:p>
          </table:table-cell>
          <table:table-cell office:value-type="float" office:value="0.0474304514660637" calcext:value-type="float">
            <text:p>0.047</text:p>
          </table:table-cell>
          <table:table-cell office:value-type="float" office:value="0.148" calcext:value-type="float">
            <text:p>0.148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TL</text:p>
          </table:table-cell>
          <table:table-cell office:value-type="float" office:value="0.047342683976636" calcext:value-type="float">
            <text:p>0.047</text:p>
          </table:table-cell>
          <table:table-cell office:value-type="float" office:value="0.098" calcext:value-type="float">
            <text:p>0.098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PY</text:p>
          </table:table-cell>
          <table:table-cell office:value-type="float" office:value="0.0467463151382176" calcext:value-type="float">
            <text:p>0.047</text:p>
          </table:table-cell>
          <table:table-cell office:value-type="float" office:value="0.012" calcext:value-type="float">
            <text:p>0.012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FI</text:p>
          </table:table-cell>
          <table:table-cell office:value-type="float" office:value="0.0454219262272393" calcext:value-type="float">
            <text:p>0.045</text:p>
          </table:table-cell>
          <table:table-cell office:value-type="float" office:value="0.285" calcext:value-type="float">
            <text:p>0.285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RY</text:p>
          </table:table-cell>
          <table:table-cell office:value-type="float" office:value="0.0429250536754459" calcext:value-type="float">
            <text:p>0.043</text:p>
          </table:table-cell>
          <table:table-cell office:value-type="float" office:value="0.248" calcext:value-type="float">
            <text:p>0.248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JI</text:p>
          </table:table-cell>
          <table:table-cell office:value-type="float" office:value="0.0424895919009781" calcext:value-type="float">
            <text:p>0.042</text:p>
          </table:table-cell>
          <table:table-cell office:value-type="float" office:value="0.003" calcext:value-type="float">
            <text:p>0.003</text:p>
          </table:table-cell>
          <table:table-cell table:number-columns-repeated="1021"/>
        </table:table-row>
        <table:table-row table:style-name="ro5">
          <table:table-cell table:style-name="ce1023" office:value-type="string" calcext:value-type="string">
            <text:p>EY</text:p>
          </table:table-cell>
          <table:table-cell office:value-type="float" office:value="0.0415657828135413" calcext:value-type="float">
            <text:p>0.042</text:p>
          </table:table-cell>
          <table:table-cell office:value-type="float" office:value="0.144" calcext:value-type="float">
            <text:p>0.144</text:p>
          </table:table-cell>
          <table:table-cell table:number-columns-repeated="2"/>
          <table:table-cell table:style-name="ce1023"/>
          <table:table-cell table:number-columns-repeated="1018"/>
        </table:table-row>
        <table:table-row table:style-name="ro5">
          <table:table-cell office:value-type="string" calcext:value-type="string">
            <text:p>CA</text:p>
          </table:table-cell>
          <table:table-cell office:value-type="float" office:value="0.0404158036571948" calcext:value-type="float">
            <text:p>0.040</text:p>
          </table:table-cell>
          <table:table-cell office:value-type="float" office:value="0.538" calcext:value-type="float">
            <text:p>0.538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RN</text:p>
          </table:table-cell>
          <table:table-cell office:value-type="float" office:value="0.0398138086976592" calcext:value-type="float">
            <text:p>0.040</text:p>
          </table:table-cell>
          <table:table-cell office:value-type="float" office:value="0.16" calcext:value-type="float">
            <text:p>0.16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YE</text:p>
          </table:table-cell>
          <table:table-cell office:value-type="float" office:value="0.0396405241672508" calcext:value-type="float">
            <text:p>0.040</text:p>
          </table:table-cell>
          <table:table-cell office:value-type="float" office:value="0.093" calcext:value-type="float">
            <text:p>0.093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GO</text:p>
          </table:table-cell>
          <table:table-cell office:value-type="float" office:value="0.0392815776399763" calcext:value-type="float">
            <text:p>0.039</text:p>
          </table:table-cell>
          <table:table-cell office:value-type="float" office:value="0.132" calcext:value-type="float">
            <text:p>0.132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LÖ</text:p>
          </table:table-cell>
          <table:table-cell office:value-type="float" office:value="0.0387200907524842" calcext:value-type="float">
            <text:p>0.03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DY</text:p>
          </table:table-cell>
          <table:table-cell office:value-type="float" office:value="0.0383161352562725" calcext:value-type="float">
            <text:p>0.038</text:p>
          </table:table-cell>
          <table:table-cell office:value-type="float" office:value="0.05" calcext:value-type="float">
            <text:p>0.05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YD</text:p>
          </table:table-cell>
          <table:table-cell office:value-type="float" office:value="0.0378064086830583" calcext:value-type="float">
            <text:p>0.038</text:p>
          </table:table-cell>
          <table:table-cell office:value-type="float" office:value="0.007" calcext:value-type="float">
            <text:p>0.007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IG</text:p>
          </table:table-cell>
          <table:table-cell office:value-type="float" office:value="0.0373979522899528" calcext:value-type="float">
            <text:p>0.037</text:p>
          </table:table-cell>
          <table:table-cell office:value-type="float" office:value="0.255" calcext:value-type="float">
            <text:p>0.255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E</text:p>
          </table:table-cell>
          <table:table-cell office:value-type="float" office:value="0.0373113100247486" calcext:value-type="float">
            <text:p>0.037</text:p>
          </table:table-cell>
          <table:table-cell office:value-type="float" office:value="0.039" calcext:value-type="float">
            <text:p>0.039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KT</text:p>
          </table:table-cell>
          <table:table-cell office:value-type="float" office:value="0.0369006031831963" calcext:value-type="float">
            <text:p>0.037</text:p>
          </table:table-cell>
          <table:table-cell office:value-type="float" office:value="0.001" calcext:value-type="float">
            <text:p>0.00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ÖI</text:p>
          </table:table-cell>
          <table:table-cell office:value-type="float" office:value="0.0363717477981837" calcext:value-type="float">
            <text:p>0.036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IY</text:p>
          </table:table-cell>
          <table:table-cell office:value-type="float" office:value="0.0361365759354867" calcext:value-type="float">
            <text:p>0.036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BU</text:p>
          </table:table-cell>
          <table:table-cell office:value-type="float" office:value="0.0361298245901461" calcext:value-type="float">
            <text:p>0.036</text:p>
          </table:table-cell>
          <table:table-cell office:value-type="float" office:value="0.185" calcext:value-type="float">
            <text:p>0.185</text:p>
          </table:table-cell>
          <table:table-cell table:number-columns-repeated="1021"/>
        </table:table-row>
        <table:table-row table:style-name="ro5">
          <table:table-cell table:style-name="ce1021" office:value-type="string" calcext:value-type="string">
            <text:p>NC</text:p>
          </table:table-cell>
          <table:table-cell office:value-type="float" office:value="0.035617847568485" calcext:value-type="float">
            <text:p>0.036</text:p>
          </table:table-cell>
          <table:table-cell office:value-type="float" office:value="0.416" calcext:value-type="float">
            <text:p>0.416</text:p>
          </table:table-cell>
          <table:table-cell table:number-columns-repeated="2"/>
          <table:table-cell table:style-name="ce1021"/>
          <table:table-cell table:number-columns-repeated="1018"/>
        </table:table-row>
        <table:table-row table:style-name="ro5">
          <table:table-cell office:value-type="string" calcext:value-type="string">
            <text:p>LS</text:p>
          </table:table-cell>
          <table:table-cell office:value-type="float" office:value="0.0351103714437176" calcext:value-type="float">
            <text:p>0.035</text:p>
          </table:table-cell>
          <table:table-cell office:value-type="float" office:value="0.142" calcext:value-type="float">
            <text:p>0.142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LP</text:p>
          </table:table-cell>
          <table:table-cell office:value-type="float" office:value="0.0350259796269603" calcext:value-type="float">
            <text:p>0.035</text:p>
          </table:table-cell>
          <table:table-cell office:value-type="float" office:value="0.019" calcext:value-type="float">
            <text:p>0.019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BO</text:p>
          </table:table-cell>
          <table:table-cell office:value-type="float" office:value="0.0347311708804213" calcext:value-type="float">
            <text:p>0.035</text:p>
          </table:table-cell>
          <table:table-cell office:value-type="float" office:value="0.195" calcext:value-type="float">
            <text:p>0.195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AF</text:p>
          </table:table-cell>
          <table:table-cell office:value-type="float" office:value="0.0347142925170699" calcext:value-type="float">
            <text:p>0.035</text:p>
          </table:table-cell>
          <table:table-cell office:value-type="float" office:value="0.074" calcext:value-type="float">
            <text:p>0.074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RD</text:p>
          </table:table-cell>
          <table:table-cell office:value-type="float" office:value="0.0345635124711301" calcext:value-type="float">
            <text:p>0.035</text:p>
          </table:table-cell>
          <table:table-cell office:value-type="float" office:value="0.189" calcext:value-type="float">
            <text:p>0.189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RG</text:p>
          </table:table-cell>
          <table:table-cell office:value-type="float" office:value="0.0343497198686782" calcext:value-type="float">
            <text:p>0.034</text:p>
          </table:table-cell>
          <table:table-cell office:value-type="float" office:value="0.1" calcext:value-type="float">
            <text:p>0.1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YP</text:p>
          </table:table-cell>
          <table:table-cell office:value-type="float" office:value="0.0325954953043493" calcext:value-type="float">
            <text:p>0.033</text:p>
          </table:table-cell>
          <table:table-cell office:value-type="float" office:value="0.025" calcext:value-type="float">
            <text:p>0.025</text:p>
          </table:table-cell>
          <table:table-cell table:number-columns-repeated="1021"/>
        </table:table-row>
        <table:table-row table:style-name="ro5">
          <table:table-cell table:style-name="ce1021" office:value-type="string" calcext:value-type="string">
            <text:p>BR</text:p>
          </table:table-cell>
          <table:table-cell office:value-type="float" office:value="0.0320913948522522" calcext:value-type="float">
            <text:p>0.032</text:p>
          </table:table-cell>
          <table:table-cell office:value-type="float" office:value="0.112" calcext:value-type="float">
            <text:p>0.112</text:p>
          </table:table-cell>
          <table:table-cell table:number-columns-repeated="2"/>
          <table:table-cell table:style-name="ce1021"/>
          <table:table-cell table:number-columns-repeated="1018"/>
        </table:table-row>
        <table:table-row table:style-name="ro5">
          <table:table-cell office:value-type="string" calcext:value-type="string">
            <text:p>NB</text:p>
          </table:table-cell>
          <table:table-cell office:value-type="float" office:value="0.0320025021386012" calcext:value-type="float">
            <text:p>0.032</text:p>
          </table:table-cell>
          <table:table-cell office:value-type="float" office:value="0.004" calcext:value-type="float">
            <text:p>0.004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BI</text:p>
          </table:table-cell>
          <table:table-cell office:value-type="float" office:value="0.0317301978765309" calcext:value-type="float">
            <text:p>0.032</text:p>
          </table:table-cell>
          <table:table-cell office:value-type="float" office:value="0.107" calcext:value-type="float">
            <text:p>0.107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G</text:p>
          </table:table-cell>
          <table:table-cell office:value-type="float" office:value="0.0316491817324438" calcext:value-type="float">
            <text:p>0.032</text:p>
          </table:table-cell>
          <table:table-cell office:value-type="float" office:value="0.094" calcext:value-type="float">
            <text:p>0.094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VY</text:p>
          </table:table-cell>
          <table:table-cell office:value-type="float" office:value="0.0312913604293928" calcext:value-type="float">
            <text:p>0.031</text:p>
          </table:table-cell>
          <table:table-cell office:value-type="float" office:value="0.005" calcext:value-type="float">
            <text:p>0.005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TN</text:p>
          </table:table-cell>
          <table:table-cell office:value-type="float" office:value="0.0310651903604831" calcext:value-type="float">
            <text:p>0.031</text:p>
          </table:table-cell>
          <table:table-cell office:value-type="float" office:value="0.01" calcext:value-type="float">
            <text:p>0.01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NF</text:p>
          </table:table-cell>
          <table:table-cell office:value-type="float" office:value="0.0298263184904856" calcext:value-type="float">
            <text:p>0.030</text:p>
          </table:table-cell>
          <table:table-cell office:value-type="float" office:value="0.067" calcext:value-type="float">
            <text:p>0.067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DÄ</text:p>
          </table:table-cell>
          <table:table-cell office:value-type="float" office:value="0.029289586535909" calcext:value-type="float">
            <text:p>0.02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ÖK</text:p>
          </table:table-cell>
          <table:table-cell office:value-type="float" office:value="0.0289688976322312" calcext:value-type="float">
            <text:p>0.02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KÖ</text:p>
          </table:table-cell>
          <table:table-cell office:value-type="float" office:value="0.0288923823850379" calcext:value-type="float">
            <text:p>0.02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ÖT</text:p>
          </table:table-cell>
          <table:table-cell office:value-type="float" office:value="0.0285851961720412" calcext:value-type="float">
            <text:p>0.029</text:p>
          </table:table-cell>
          <table:table-cell table:number-columns-repeated="1022"/>
        </table:table-row>
        <table:table-row table:style-name="ro5">
          <table:table-cell table:style-name="ce1021" office:value-type="string" calcext:value-type="string">
            <text:p>CK</text:p>
          </table:table-cell>
          <table:table-cell office:value-type="float" office:value="0.0279888273336228" calcext:value-type="float">
            <text:p>0.028</text:p>
          </table:table-cell>
          <table:table-cell office:value-type="float" office:value="0.118" calcext:value-type="float">
            <text:p>0.118</text:p>
          </table:table-cell>
          <table:table-cell table:number-columns-repeated="2"/>
          <table:table-cell table:style-name="ce1021"/>
          <table:table-cell table:number-columns-repeated="1018"/>
        </table:table-row>
        <table:table-row table:style-name="ro5">
          <table:table-cell office:value-type="string" calcext:value-type="string">
            <text:p>YÄ</text:p>
          </table:table-cell>
          <table:table-cell office:value-type="float" office:value="0.02776490771316" calcext:value-type="float">
            <text:p>0.028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IB</text:p>
          </table:table-cell>
          <table:table-cell office:value-type="float" office:value="0.0277502797982554" calcext:value-type="float">
            <text:p>0.028</text:p>
          </table:table-cell>
          <table:table-cell office:value-type="float" office:value="0.099" calcext:value-type="float">
            <text:p>0.099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IÖ</text:p>
          </table:table-cell>
          <table:table-cell office:value-type="float" office:value="0.0272799360728612" calcext:value-type="float">
            <text:p>0.027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RL</text:p>
          </table:table-cell>
          <table:table-cell office:value-type="float" office:value="0.0272202991890194" calcext:value-type="float">
            <text:p>0.027</text:p>
          </table:table-cell>
          <table:table-cell office:value-type="float" office:value="0.086" calcext:value-type="float">
            <text:p>0.086</text:p>
          </table:table-cell>
          <table:table-cell table:number-columns-repeated="1021"/>
        </table:table-row>
        <table:table-row table:style-name="ro5">
          <table:table-cell table:style-name="ce1023" office:value-type="string" calcext:value-type="string">
            <text:p>EÄ</text:p>
          </table:table-cell>
          <table:table-cell office:value-type="float" office:value="0.0271021506455591" calcext:value-type="float">
            <text:p>0.027</text:p>
          </table:table-cell>
          <table:table-cell table:number-columns-repeated="3"/>
          <table:table-cell table:style-name="ce1023"/>
          <table:table-cell table:number-columns-repeated="1018"/>
        </table:table-row>
        <table:table-row table:style-name="ro5">
          <table:table-cell office:value-type="string" calcext:value-type="string">
            <text:p>OF</text:p>
          </table:table-cell>
          <table:table-cell office:value-type="float" office:value="0.026835472504606" calcext:value-type="float">
            <text:p>0.027</text:p>
          </table:table-cell>
          <table:table-cell office:value-type="float" office:value="1.175" calcext:value-type="float">
            <text:p>1.175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EG</text:p>
          </table:table-cell>
          <table:table-cell office:value-type="float" office:value="0.0267679590512001" calcext:value-type="float">
            <text:p>0.027</text:p>
          </table:table-cell>
          <table:table-cell office:value-type="float" office:value="0.12" calcext:value-type="float">
            <text:p>0.12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GL</text:p>
          </table:table-cell>
          <table:table-cell office:value-type="float" office:value="0.0265316619642796" calcext:value-type="float">
            <text:p>0.027</text:p>
          </table:table-cell>
          <table:table-cell office:value-type="float" office:value="0.061" calcext:value-type="float">
            <text:p>0.06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HK</text:p>
          </table:table-cell>
          <table:table-cell office:value-type="float" office:value="0.0261310821407382" calcext:value-type="float">
            <text:p>0.026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GR</text:p>
          </table:table-cell>
          <table:table-cell office:value-type="float" office:value="0.0260320624090763" calcext:value-type="float">
            <text:p>0.026</text:p>
          </table:table-cell>
          <table:table-cell office:value-type="float" office:value="0.197" calcext:value-type="float">
            <text:p>0.197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FO</text:p>
          </table:table-cell>
          <table:table-cell office:value-type="float" office:value="0.0256629888637909" calcext:value-type="float">
            <text:p>0.026</text:p>
          </table:table-cell>
          <table:table-cell office:value-type="float" office:value="0.488" calcext:value-type="float">
            <text:p>0.488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C</text:p>
          </table:table-cell>
          <table:table-cell office:value-type="float" office:value="0.0251093785458628" calcext:value-type="float">
            <text:p>0.025</text:p>
          </table:table-cell>
          <table:table-cell office:value-type="float" office:value="0.155" calcext:value-type="float">
            <text:p>0.155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PS</text:p>
          </table:table-cell>
          <table:table-cell office:value-type="float" office:value="0.0248922102707406" calcext:value-type="float">
            <text:p>0.025</text:p>
          </table:table-cell>
          <table:table-cell office:value-type="float" office:value="0.055" calcext:value-type="float">
            <text:p>0.055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N</text:p>
          </table:table-cell>
          <table:table-cell office:value-type="float" office:value="0.0240370398609331" calcext:value-type="float">
            <text:p>0.024</text:p>
          </table:table-cell>
          <table:table-cell office:value-type="float" office:value="0.009" calcext:value-type="float">
            <text:p>0.009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WI</text:p>
          </table:table-cell>
          <table:table-cell office:value-type="float" office:value="0.0237771130653205" calcext:value-type="float">
            <text:p>0.024</text:p>
          </table:table-cell>
          <table:table-cell office:value-type="float" office:value="0.374" calcext:value-type="float">
            <text:p>0.374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FE</text:p>
          </table:table-cell>
          <table:table-cell office:value-type="float" office:value="0.0237692364957565" calcext:value-type="float">
            <text:p>0.024</text:p>
          </table:table-cell>
          <table:table-cell office:value-type="float" office:value="0.237" calcext:value-type="float">
            <text:p>0.237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ÖH</text:p>
          </table:table-cell>
          <table:table-cell office:value-type="float" office:value="0.0236454618311791" calcext:value-type="float">
            <text:p>0.024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SR</text:p>
          </table:table-cell>
          <table:table-cell office:value-type="float" office:value="0.0226935221381565" calcext:value-type="float">
            <text:p>0.023</text:p>
          </table:table-cell>
          <table:table-cell office:value-type="float" office:value="0.006" calcext:value-type="float">
            <text:p>0.006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LB</text:p>
          </table:table-cell>
          <table:table-cell office:value-type="float" office:value="0.022587751061154" calcext:value-type="float">
            <text:p>0.023</text:p>
          </table:table-cell>
          <table:table-cell office:value-type="float" office:value="0.007" calcext:value-type="float">
            <text:p>0.007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FR</text:p>
          </table:table-cell>
          <table:table-cell office:value-type="float" office:value="0.0225157367108544" calcext:value-type="float">
            <text:p>0.023</text:p>
          </table:table-cell>
          <table:table-cell office:value-type="float" office:value="0.213" calcext:value-type="float">
            <text:p>0.213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DR</text:p>
          </table:table-cell>
          <table:table-cell office:value-type="float" office:value="0.021935121011564" calcext:value-type="float">
            <text:p>0.022</text:p>
          </table:table-cell>
          <table:table-cell office:value-type="float" office:value="0.085" calcext:value-type="float">
            <text:p>0.085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CE</text:p>
          </table:table-cell>
          <table:table-cell office:value-type="float" office:value="0.0218653571097113" calcext:value-type="float">
            <text:p>0.022</text:p>
          </table:table-cell>
          <table:table-cell office:value-type="float" office:value="0.651" calcext:value-type="float">
            <text:p>0.65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WA</text:p>
          </table:table-cell>
          <table:table-cell office:value-type="float" office:value="0.0218552300917004" calcext:value-type="float">
            <text:p>0.022</text:p>
          </table:table-cell>
          <table:table-cell office:value-type="float" office:value="0.385" calcext:value-type="float">
            <text:p>0.385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B</text:p>
          </table:table-cell>
          <table:table-cell office:value-type="float" office:value="0.0213623818818376" calcext:value-type="float">
            <text:p>0.021</text:p>
          </table:table-cell>
          <table:table-cell office:value-type="float" office:value="0.097" calcext:value-type="float">
            <text:p>0.097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ÖL</text:p>
          </table:table-cell>
          <table:table-cell office:value-type="float" office:value="0.0211452136067154" calcext:value-type="float">
            <text:p>0.02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FA</text:p>
          </table:table-cell>
          <table:table-cell office:value-type="float" office:value="0.0204982096782426" calcext:value-type="float">
            <text:p>0.020</text:p>
          </table:table-cell>
          <table:table-cell office:value-type="float" office:value="0.164" calcext:value-type="float">
            <text:p>0.164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PL</text:p>
          </table:table-cell>
          <table:table-cell office:value-type="float" office:value="0.0204959592297957" calcext:value-type="float">
            <text:p>0.020</text:p>
          </table:table-cell>
          <table:table-cell office:value-type="float" office:value="0.263" calcext:value-type="float">
            <text:p>0.263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ÖY</text:p>
          </table:table-cell>
          <table:table-cell office:value-type="float" office:value="0.0203901881527932" calcext:value-type="float">
            <text:p>0.02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EC</text:p>
          </table:table-cell>
          <table:table-cell office:value-type="float" office:value="0.0202101522770442" calcext:value-type="float">
            <text:p>0.020</text:p>
          </table:table-cell>
          <table:table-cell office:value-type="float" office:value="0.477" calcext:value-type="float">
            <text:p>0.477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IF</text:p>
          </table:table-cell>
          <table:table-cell office:value-type="float" office:value="0.019830951713748" calcext:value-type="float">
            <text:p>0.020</text:p>
          </table:table-cell>
          <table:table-cell office:value-type="float" office:value="0.203" calcext:value-type="float">
            <text:p>0.203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C</text:p>
          </table:table-cell>
          <table:table-cell office:value-type="float" office:value="0.0194382484597706" calcext:value-type="float">
            <text:p>0.019</text:p>
          </table:table-cell>
          <table:table-cell office:value-type="float" office:value="0.166" calcext:value-type="float">
            <text:p>0.166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CI</text:p>
          </table:table-cell>
          <table:table-cell office:value-type="float" office:value="0.0188024967735321" calcext:value-type="float">
            <text:p>0.019</text:p>
          </table:table-cell>
          <table:table-cell office:value-type="float" office:value="0.281" calcext:value-type="float">
            <text:p>0.28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YJ</text:p>
          </table:table-cell>
          <table:table-cell office:value-type="float" office:value="0.0185864537226333" calcext:value-type="float">
            <text:p>0.019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RP</text:p>
          </table:table-cell>
          <table:table-cell office:value-type="float" office:value="0.0185144393723337" calcext:value-type="float">
            <text:p>0.019</text:p>
          </table:table-cell>
          <table:table-cell office:value-type="float" office:value="0.042" calcext:value-type="float">
            <text:p>0.042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YO</text:p>
          </table:table-cell>
          <table:table-cell office:value-type="float" office:value="0.0182623891462852" calcext:value-type="float">
            <text:p>0.018</text:p>
          </table:table-cell>
          <table:table-cell office:value-type="float" office:value="0.15" calcext:value-type="float">
            <text:p>0.15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LD</text:p>
          </table:table-cell>
          <table:table-cell office:value-type="float" office:value="0.0177492869004006" calcext:value-type="float">
            <text:p>0.018</text:p>
          </table:table-cell>
          <table:table-cell office:value-type="float" office:value="0.253" calcext:value-type="float">
            <text:p>0.253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EB</text:p>
          </table:table-cell>
          <table:table-cell office:value-type="float" office:value="0.017711029276804" calcext:value-type="float">
            <text:p>0.018</text:p>
          </table:table-cell>
          <table:table-cell office:value-type="float" office:value="0.027" calcext:value-type="float">
            <text:p>0.027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KL</text:p>
          </table:table-cell>
          <table:table-cell office:value-type="float" office:value="0.0171585441830994" calcext:value-type="float">
            <text:p>0.017</text:p>
          </table:table-cell>
          <table:table-cell office:value-type="float" office:value="0.011" calcext:value-type="float">
            <text:p>0.01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YA</text:p>
          </table:table-cell>
          <table:table-cell office:value-type="float" office:value="0.0169368750110835" calcext:value-type="float">
            <text:p>0.017</text:p>
          </table:table-cell>
          <table:table-cell office:value-type="float" office:value="0.016" calcext:value-type="float">
            <text:p>0.016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PT</text:p>
          </table:table-cell>
          <table:table-cell office:value-type="float" office:value="0.016724207632855" calcext:value-type="float">
            <text:p>0.017</text:p>
          </table:table-cell>
          <table:table-cell office:value-type="float" office:value="0.106" calcext:value-type="float">
            <text:p>0.106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ÖR</text:p>
          </table:table-cell>
          <table:table-cell office:value-type="float" office:value="0.0165542987751169" calcext:value-type="float">
            <text:p>0.017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GU</text:p>
          </table:table-cell>
          <table:table-cell office:value-type="float" office:value="0.016463155613019" calcext:value-type="float">
            <text:p>0.016</text:p>
          </table:table-cell>
          <table:table-cell office:value-type="float" office:value="0.086" calcext:value-type="float">
            <text:p>0.086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NÖ</text:p>
          </table:table-cell>
          <table:table-cell office:value-type="float" office:value="0.0163416313968885" calcext:value-type="float">
            <text:p>0.016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MB</text:p>
          </table:table-cell>
          <table:table-cell office:value-type="float" office:value="0.0157227580740014" calcext:value-type="float">
            <text:p>0.016</text:p>
          </table:table-cell>
          <table:table-cell office:value-type="float" office:value="0.09" calcext:value-type="float">
            <text:p>0.09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Y</text:p>
          </table:table-cell>
          <table:table-cell office:value-type="float" office:value="0.0151297649082533" calcext:value-type="float">
            <text:p>0.015</text:p>
          </table:table-cell>
          <table:table-cell office:value-type="float" office:value="0.036" calcext:value-type="float">
            <text:p>0.036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EF</text:p>
          </table:table-cell>
          <table:table-cell office:value-type="float" office:value="0.0151162622175721" calcext:value-type="float">
            <text:p>0.015</text:p>
          </table:table-cell>
          <table:table-cell office:value-type="float" office:value="0.163" calcext:value-type="float">
            <text:p>0.163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AW</text:p>
          </table:table-cell>
          <table:table-cell office:value-type="float" office:value="0.0145930329536767" calcext:value-type="float">
            <text:p>0.015</text:p>
          </table:table-cell>
          <table:table-cell office:value-type="float" office:value="0.06" calcext:value-type="float">
            <text:p>0.06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MS</text:p>
          </table:table-cell>
          <table:table-cell office:value-type="float" office:value="0.0140956838469202" calcext:value-type="float">
            <text:p>0.014</text:p>
          </table:table-cell>
          <table:table-cell office:value-type="float" office:value="0.093" calcext:value-type="float">
            <text:p>0.093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ÖM</text:p>
          </table:table-cell>
          <table:table-cell office:value-type="float" office:value="0.0140923081742499" calcext:value-type="float">
            <text:p>0.014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HN</text:p>
          </table:table-cell>
          <table:table-cell office:value-type="float" office:value="0.014024794720844" calcext:value-type="float">
            <text:p>0.014</text:p>
          </table:table-cell>
          <table:table-cell office:value-type="float" office:value="0.026" calcext:value-type="float">
            <text:p>0.026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KN</text:p>
          </table:table-cell>
          <table:table-cell office:value-type="float" office:value="0.0139415281283101" calcext:value-type="float">
            <text:p>0.014</text:p>
          </table:table-cell>
          <table:table-cell office:value-type="float" office:value="0.051" calcext:value-type="float">
            <text:p>0.05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HR</text:p>
          </table:table-cell>
          <table:table-cell office:value-type="float" office:value="0.013805375997275" calcext:value-type="float">
            <text:p>0.014</text:p>
          </table:table-cell>
          <table:table-cell office:value-type="float" office:value="0.084" calcext:value-type="float">
            <text:p>0.084</text:p>
          </table:table-cell>
          <table:table-cell table:number-columns-repeated="1021"/>
        </table:table-row>
        <table:table-row table:style-name="ro5">
          <table:table-cell table:style-name="ce1021" office:value-type="string" calcext:value-type="string">
            <text:p>BL</text:p>
          </table:table-cell>
          <table:table-cell office:value-type="float" office:value="0.0136804761084741" calcext:value-type="float">
            <text:p>0.014</text:p>
          </table:table-cell>
          <table:table-cell office:value-type="float" office:value="0.233" calcext:value-type="float">
            <text:p>0.233</text:p>
          </table:table-cell>
          <table:table-cell table:number-columns-repeated="2"/>
          <table:table-cell table:style-name="ce1021"/>
          <table:table-cell table:number-columns-repeated="1018"/>
        </table:table-row>
        <table:table-row table:style-name="ro5">
          <table:table-cell office:value-type="string" calcext:value-type="string">
            <text:p>RB</text:p>
          </table:table-cell>
          <table:table-cell office:value-type="float" office:value="0.0136771004358038" calcext:value-type="float">
            <text:p>0.014</text:p>
          </table:table-cell>
          <table:table-cell office:value-type="float" office:value="0.027" calcext:value-type="float">
            <text:p>0.027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UG</text:p>
          </table:table-cell>
          <table:table-cell office:value-type="float" office:value="0.013429551106649" calcext:value-type="float">
            <text:p>0.013</text:p>
          </table:table-cell>
          <table:table-cell office:value-type="float" office:value="0.128" calcext:value-type="float">
            <text:p>0.128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W</text:p>
          </table:table-cell>
          <table:table-cell office:value-type="float" office:value="0.0132573918004641" calcext:value-type="float">
            <text:p>0.013</text:p>
          </table:table-cell>
          <table:table-cell office:value-type="float" office:value="0.33" calcext:value-type="float">
            <text:p>0.33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ÖÖ</text:p>
          </table:table-cell>
          <table:table-cell office:value-type="float" office:value="0.0132551413520172" calcext:value-type="float">
            <text:p>0.013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UB</text:p>
          </table:table-cell>
          <table:table-cell office:value-type="float" office:value="0.0132168837284206" calcext:value-type="float">
            <text:p>0.013</text:p>
          </table:table-cell>
          <table:table-cell office:value-type="float" office:value="0.089" calcext:value-type="float">
            <text:p>0.089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HL</text:p>
          </table:table-cell>
          <table:table-cell office:value-type="float" office:value="0.0130312217315544" calcext:value-type="float">
            <text:p>0.013</text:p>
          </table:table-cell>
          <table:table-cell office:value-type="float" office:value="0.013" calcext:value-type="float">
            <text:p>0.013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DS</text:p>
          </table:table-cell>
          <table:table-cell office:value-type="float" office:value="0.0129794614172766" calcext:value-type="float">
            <text:p>0.013</text:p>
          </table:table-cell>
          <table:table-cell office:value-type="float" office:value="0.126" calcext:value-type="float">
            <text:p>0.126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KM</text:p>
          </table:table-cell>
          <table:table-cell office:value-type="float" office:value="0.0126914040160783" calcext:value-type="float">
            <text:p>0.013</text:p>
          </table:table-cell>
          <table:table-cell office:value-type="float" office:value="0.002" calcext:value-type="float">
            <text:p>0.002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WE</text:p>
          </table:table-cell>
          <table:table-cell office:value-type="float" office:value="0.0123999709422097" calcext:value-type="float">
            <text:p>0.012</text:p>
          </table:table-cell>
          <table:table-cell office:value-type="float" office:value="0.361" calcext:value-type="float">
            <text:p>0.36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ÖJ</text:p>
          </table:table-cell>
          <table:table-cell office:value-type="float" office:value="0.0121220405590222" calcext:value-type="float">
            <text:p>0.012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EW</text:p>
          </table:table-cell>
          <table:table-cell office:value-type="float" office:value="0.0120882838323193" calcext:value-type="float">
            <text:p>0.012</text:p>
          </table:table-cell>
          <table:table-cell office:value-type="float" office:value="0.117" calcext:value-type="float">
            <text:p>0.117</text:p>
          </table:table-cell>
          <table:table-cell table:number-columns-repeated="1021"/>
        </table:table-row>
        <table:table-row table:style-name="ro5">
          <table:table-cell table:style-name="ce1023" office:value-type="string" calcext:value-type="string">
            <text:p>ÄU</text:p>
          </table:table-cell>
          <table:table-cell office:value-type="float" office:value="0.0120612784509569" calcext:value-type="float">
            <text:p>0.012</text:p>
          </table:table-cell>
          <table:table-cell table:number-columns-repeated="3"/>
          <table:table-cell table:style-name="ce1023"/>
          <table:table-cell table:number-columns-repeated="1018"/>
        </table:table-row>
        <table:table-row table:style-name="ro5">
          <table:table-cell office:value-type="string" calcext:value-type="string">
            <text:p>HV</text:p>
          </table:table-cell>
          <table:table-cell office:value-type="float" office:value="0.0119498812528373" calcext:value-type="float">
            <text:p>0.012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RC</text:p>
          </table:table-cell>
          <table:table-cell office:value-type="float" office:value="0.0117372138746088" calcext:value-type="float">
            <text:p>0.012</text:p>
          </table:table-cell>
          <table:table-cell office:value-type="float" office:value="0.121" calcext:value-type="float">
            <text:p>0.12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ÄD</text:p>
          </table:table-cell>
          <table:table-cell office:value-type="float" office:value="0.0116663247485326" calcext:value-type="float">
            <text:p>0.012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MK</text:p>
          </table:table-cell>
          <table:table-cell office:value-type="float" office:value="0.0115402996355084" calcext:value-type="float">
            <text:p>0.012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CU</text:p>
          </table:table-cell>
          <table:table-cell office:value-type="float" office:value="0.0109371794517494" calcext:value-type="float">
            <text:p>0.011</text:p>
          </table:table-cell>
          <table:table-cell office:value-type="float" office:value="0.163" calcext:value-type="float">
            <text:p>0.163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GN</text:p>
          </table:table-cell>
          <table:table-cell office:value-type="float" office:value="0.0109124245188339" calcext:value-type="float">
            <text:p>0.011</text:p>
          </table:table-cell>
          <table:table-cell office:value-type="float" office:value="0.066" calcext:value-type="float">
            <text:p>0.066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AZ</text:p>
          </table:table-cell>
          <table:table-cell office:value-type="float" office:value="0.0107470165579895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PH</text:p>
          </table:table-cell>
          <table:table-cell office:value-type="float" office:value="0.0105050933499518" calcext:value-type="float">
            <text:p>0.011</text:p>
          </table:table-cell>
          <table:table-cell office:value-type="float" office:value="0.094" calcext:value-type="float">
            <text:p>0.094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B</text:p>
          </table:table-cell>
          <table:table-cell office:value-type="float" office:value="0.0102462917785627" calcext:value-type="float">
            <text:p>0.010</text:p>
          </table:table-cell>
          <table:table-cell office:value-type="float" office:value="0.008" calcext:value-type="float">
            <text:p>0.008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GH</text:p>
          </table:table-cell>
          <table:table-cell office:value-type="float" office:value="0.0099008479419694" calcext:value-type="float">
            <text:p>0.010</text:p>
          </table:table-cell>
          <table:table-cell office:value-type="float" office:value="0.228" calcext:value-type="float">
            <text:p>0.228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QU</text:p>
          </table:table-cell>
          <table:table-cell office:value-type="float" office:value="0.00979507686496688" calcext:value-type="float">
            <text:p>0.010</text:p>
          </table:table-cell>
          <table:table-cell office:value-type="float" office:value="0.148" calcext:value-type="float">
            <text:p>0.148</text:p>
          </table:table-cell>
          <table:table-cell table:number-columns-repeated="1021"/>
        </table:table-row>
        <table:table-row table:style-name="ro5">
          <table:table-cell table:style-name="ce1021" office:value-type="string" calcext:value-type="string">
            <text:p>CR</text:p>
          </table:table-cell>
          <table:table-cell office:value-type="float" office:value="0.00977819850161542" calcext:value-type="float">
            <text:p>0.010</text:p>
          </table:table-cell>
          <table:table-cell office:value-type="float" office:value="0.149" calcext:value-type="float">
            <text:p>0.149</text:p>
          </table:table-cell>
          <table:table-cell table:number-columns-repeated="2"/>
          <table:table-cell table:style-name="ce1021"/>
          <table:table-cell table:number-columns-repeated="1018"/>
        </table:table-row>
        <table:table-row table:style-name="ro5">
          <table:table-cell office:value-type="string" calcext:value-type="string">
            <text:p>KH</text:p>
          </table:table-cell>
          <table:table-cell office:value-type="float" office:value="0.00950814468799198" calcext:value-type="float">
            <text:p>0.010</text:p>
          </table:table-cell>
          <table:table-cell office:value-type="float" office:value="0.003" calcext:value-type="float">
            <text:p>0.003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ZA</text:p>
          </table:table-cell>
          <table:table-cell office:value-type="float" office:value="0.00945976004638444" calcext:value-type="float">
            <text:p>0.009</text:p>
          </table:table-cell>
          <table:table-cell office:value-type="float" office:value="0.025" calcext:value-type="float">
            <text:p>0.025</text:p>
          </table:table-cell>
          <table:table-cell table:number-columns-repeated="1021"/>
        </table:table-row>
        <table:table-row table:style-name="ro5">
          <table:table-cell table:style-name="ce1021" office:value-type="string" calcext:value-type="string">
            <text:p>CL</text:p>
          </table:table-cell>
          <table:table-cell office:value-type="float" office:value="0.00943950601036268" calcext:value-type="float">
            <text:p>0.009</text:p>
          </table:table-cell>
          <table:table-cell office:value-type="float" office:value="0.149" calcext:value-type="float">
            <text:p>0.149</text:p>
          </table:table-cell>
          <table:table-cell table:number-columns-repeated="2"/>
          <table:table-cell table:style-name="ce1021"/>
          <table:table-cell table:number-columns-repeated="1018"/>
        </table:table-row>
        <table:table-row table:style-name="ro5">
          <table:table-cell office:value-type="string" calcext:value-type="string">
            <text:p>FF</text:p>
          </table:table-cell>
          <table:table-cell office:value-type="float" office:value="0.00940124838676603" calcext:value-type="float">
            <text:p>0.009</text:p>
          </table:table-cell>
          <table:table-cell office:value-type="float" office:value="0.146" calcext:value-type="float">
            <text:p>0.146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PÖ</text:p>
          </table:table-cell>
          <table:table-cell office:value-type="float" office:value="0.00923584042592167" calcext:value-type="float">
            <text:p>0.00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FL</text:p>
          </table:table-cell>
          <table:table-cell office:value-type="float" office:value="0.00884876329306141" calcext:value-type="float">
            <text:p>0.009</text:p>
          </table:table-cell>
          <table:table-cell office:value-type="float" office:value="0.065" calcext:value-type="float">
            <text:p>0.065</text:p>
          </table:table-cell>
          <table:table-cell table:number-columns-repeated="1021"/>
        </table:table-row>
        <table:table-row table:style-name="ro5">
          <table:table-cell table:style-name="ce1021" office:value-type="string" calcext:value-type="string">
            <text:p>CT</text:p>
          </table:table-cell>
          <table:table-cell office:value-type="float" office:value="0.00883863627505053" calcext:value-type="float">
            <text:p>0.009</text:p>
          </table:table-cell>
          <table:table-cell office:value-type="float" office:value="0.461" calcext:value-type="float">
            <text:p>0.461</text:p>
          </table:table-cell>
          <table:table-cell table:number-columns-repeated="2"/>
          <table:table-cell table:style-name="ce1021"/>
          <table:table-cell table:number-columns-repeated="1018"/>
        </table:table-row>
        <table:table-row table:style-name="ro5">
          <table:table-cell office:value-type="string" calcext:value-type="string">
            <text:p>SW</text:p>
          </table:table-cell>
          <table:table-cell office:value-type="float" office:value="0.00876774714897438" calcext:value-type="float">
            <text:p>0.009</text:p>
          </table:table-cell>
          <table:table-cell office:value-type="float" office:value="0.024" calcext:value-type="float">
            <text:p>0.024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UC</text:p>
          </table:table-cell>
          <table:table-cell office:value-type="float" office:value="0.00869123190178107" calcext:value-type="float">
            <text:p>0.009</text:p>
          </table:table-cell>
          <table:table-cell office:value-type="float" office:value="0.188" calcext:value-type="float">
            <text:p>0.188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ZI</text:p>
          </table:table-cell>
          <table:table-cell office:value-type="float" office:value="0.00865860039930157" calcext:value-type="float">
            <text:p>0.009</text:p>
          </table:table-cell>
          <table:table-cell office:value-type="float" office:value="0.012" calcext:value-type="float">
            <text:p>0.012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NW</text:p>
          </table:table-cell>
          <table:table-cell office:value-type="float" office:value="0.00860684008502374" calcext:value-type="float">
            <text:p>0.009</text:p>
          </table:table-cell>
          <table:table-cell office:value-type="float" office:value="0.006" calcext:value-type="float">
            <text:p>0.006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FU</text:p>
          </table:table-cell>
          <table:table-cell office:value-type="float" office:value="0.00844480779684968" calcext:value-type="float">
            <text:p>0.008</text:p>
          </table:table-cell>
          <table:table-cell office:value-type="float" office:value="0.096" calcext:value-type="float">
            <text:p>0.096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LG</text:p>
          </table:table-cell>
          <table:table-cell office:value-type="float" office:value="0.00819050712235427" calcext:value-type="float">
            <text:p>0.008</text:p>
          </table:table-cell>
          <table:table-cell office:value-type="float" office:value="0.006" calcext:value-type="float">
            <text:p>0.006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ÖÄ</text:p>
          </table:table-cell>
          <table:table-cell office:value-type="float" office:value="0.00818150532856682" calcext:value-type="float">
            <text:p>0.008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LH</text:p>
          </table:table-cell>
          <table:table-cell office:value-type="float" office:value="0.00812861979006557" calcext:value-type="float">
            <text:p>0.008</text:p>
          </table:table-cell>
          <table:table-cell office:value-type="float" office:value="0.002" calcext:value-type="float">
            <text:p>0.002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ZE</text:p>
          </table:table-cell>
          <table:table-cell office:value-type="float" office:value="0.00803747662796765" calcext:value-type="float">
            <text:p>0.008</text:p>
          </table:table-cell>
          <table:table-cell office:value-type="float" office:value="0.05" calcext:value-type="float">
            <text:p>0.05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LF</text:p>
          </table:table-cell>
          <table:table-cell office:value-type="float" office:value="0.0079812154167961" calcext:value-type="float">
            <text:p>0.008</text:p>
          </table:table-cell>
          <table:table-cell office:value-type="float" office:value="0.053" calcext:value-type="float">
            <text:p>0.053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D</text:p>
          </table:table-cell>
          <table:table-cell office:value-type="float" office:value="0.00793283077518857" calcext:value-type="float">
            <text:p>0.008</text:p>
          </table:table-cell>
          <table:table-cell office:value-type="float" office:value="0.005" calcext:value-type="float">
            <text:p>0.005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JY</text:p>
          </table:table-cell>
          <table:table-cell office:value-type="float" office:value="0.00793058032674171" calcext:value-type="float">
            <text:p>0.008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RÖ</text:p>
          </table:table-cell>
          <table:table-cell office:value-type="float" office:value="0.00792495420562456" calcext:value-type="float">
            <text:p>0.008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WO</text:p>
          </table:table-cell>
          <table:table-cell office:value-type="float" office:value="0.00785969120066556" calcext:value-type="float">
            <text:p>0.008</text:p>
          </table:table-cell>
          <table:table-cell office:value-type="float" office:value="0.222" calcext:value-type="float">
            <text:p>0.222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BY</text:p>
          </table:table-cell>
          <table:table-cell office:value-type="float" office:value="0.00771341205161953" calcext:value-type="float">
            <text:p>0.008</text:p>
          </table:table-cell>
          <table:table-cell office:value-type="float" office:value="0.176" calcext:value-type="float">
            <text:p>0.176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TB</text:p>
          </table:table-cell>
          <table:table-cell office:value-type="float" office:value="0.00766840308268229" calcext:value-type="float">
            <text:p>0.008</text:p>
          </table:table-cell>
          <table:table-cell office:value-type="float" office:value="0.003" calcext:value-type="float">
            <text:p>0.003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ML</text:p>
          </table:table-cell>
          <table:table-cell office:value-type="float" office:value="0.00754800409077517" calcext:value-type="float">
            <text:p>0.008</text:p>
          </table:table-cell>
          <table:table-cell office:value-type="float" office:value="0.005" calcext:value-type="float">
            <text:p>0.005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ÄB</text:p>
          </table:table-cell>
          <table:table-cell office:value-type="float" office:value="0.00742085375352746" calcext:value-type="float">
            <text:p>0.007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TC</text:p>
          </table:table-cell>
          <table:table-cell office:value-type="float" office:value="0.00730495565851407" calcext:value-type="float">
            <text:p>0.007</text:p>
          </table:table-cell>
          <table:table-cell office:value-type="float" office:value="0.026" calcext:value-type="float">
            <text:p>0.026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ÖP</text:p>
          </table:table-cell>
          <table:table-cell office:value-type="float" office:value="0.00721268727219273" calcext:value-type="float">
            <text:p>0.007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SÖ</text:p>
          </table:table-cell>
          <table:table-cell office:value-type="float" office:value="0.00705740632935925" calcext:value-type="float">
            <text:p>0.007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XI</text:p>
          </table:table-cell>
          <table:table-cell office:value-type="float" office:value="0.0070484045355718" calcext:value-type="float">
            <text:p>0.007</text:p>
          </table:table-cell>
          <table:table-cell office:value-type="float" office:value="0.039" calcext:value-type="float">
            <text:p>0.039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ÖV</text:p>
          </table:table-cell>
          <table:table-cell office:value-type="float" office:value="0.00692012897410067" calcext:value-type="float">
            <text:p>0.007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EX</text:p>
          </table:table-cell>
          <table:table-cell office:value-type="float" office:value="0.00691562807720695" calcext:value-type="float">
            <text:p>0.007</text:p>
          </table:table-cell>
          <table:table-cell office:value-type="float" office:value="0.214" calcext:value-type="float">
            <text:p>0.214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F</text:p>
          </table:table-cell>
          <table:table-cell office:value-type="float" office:value="0.00679522908529983" calcext:value-type="float">
            <text:p>0.007</text:p>
          </table:table-cell>
          <table:table-cell office:value-type="float" office:value="0.017" calcext:value-type="float">
            <text:p>0.017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DD</text:p>
          </table:table-cell>
          <table:table-cell office:value-type="float" office:value="0.00676259758282033" calcext:value-type="float">
            <text:p>0.007</text:p>
          </table:table-cell>
          <table:table-cell office:value-type="float" office:value="0.043" calcext:value-type="float">
            <text:p>0.043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MJ</text:p>
          </table:table-cell>
          <table:table-cell office:value-type="float" office:value="0.00650042033876091" calcext:value-type="float">
            <text:p>0.007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GS</text:p>
          </table:table-cell>
          <table:table-cell office:value-type="float" office:value="0.0064857924238563" calcext:value-type="float">
            <text:p>0.006</text:p>
          </table:table-cell>
          <table:table-cell office:value-type="float" office:value="0.051" calcext:value-type="float">
            <text:p>0.05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MT</text:p>
          </table:table-cell>
          <table:table-cell office:value-type="float" office:value="0.00645091047292994" calcext:value-type="float">
            <text:p>0.006</text:p>
          </table:table-cell>
          <table:table-cell office:value-type="float" office:value="0.001" calcext:value-type="float">
            <text:p>0.00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DV</text:p>
          </table:table-cell>
          <table:table-cell office:value-type="float" office:value="0.00617635576241278" calcext:value-type="float">
            <text:p>0.006</text:p>
          </table:table-cell>
          <table:table-cell office:value-type="float" office:value="0.019" calcext:value-type="float">
            <text:p>0.019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MN</text:p>
          </table:table-cell>
          <table:table-cell office:value-type="float" office:value="0.00611784410279436" calcext:value-type="float">
            <text:p>0.006</text:p>
          </table:table-cell>
          <table:table-cell office:value-type="float" office:value="0.009" calcext:value-type="float">
            <text:p>0.009</text:p>
          </table:table-cell>
          <table:table-cell table:number-columns-repeated="1021"/>
        </table:table-row>
        <table:table-row table:style-name="ro5">
          <table:table-cell table:style-name="ce1023" office:value-type="string" calcext:value-type="string">
            <text:p>AÄ</text:p>
          </table:table-cell>
          <table:table-cell office:value-type="float" office:value="0.00610434141211319" calcext:value-type="float">
            <text:p>0.006</text:p>
          </table:table-cell>
          <table:table-cell table:number-columns-repeated="3"/>
          <table:table-cell table:style-name="ce1023"/>
          <table:table-cell table:number-columns-repeated="1018"/>
        </table:table-row>
        <table:table-row table:style-name="ro5">
          <table:table-cell office:value-type="string" calcext:value-type="string">
            <text:p>NZ</text:p>
          </table:table-cell>
          <table:table-cell office:value-type="float" office:value="0.00599969555933411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UY</text:p>
          </table:table-cell>
          <table:table-cell office:value-type="float" office:value="0.00576002279974331" calcext:value-type="float">
            <text:p>0.006</text:p>
          </table:table-cell>
          <table:table-cell office:value-type="float" office:value="0.005" calcext:value-type="float">
            <text:p>0.005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DL</text:p>
          </table:table-cell>
          <table:table-cell office:value-type="float" office:value="0.00575214623017929" calcext:value-type="float">
            <text:p>0.006</text:p>
          </table:table-cell>
          <table:table-cell office:value-type="float" office:value="0.032" calcext:value-type="float">
            <text:p>0.032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DJ</text:p>
          </table:table-cell>
          <table:table-cell office:value-type="float" office:value="0.00574201921216841" calcext:value-type="float">
            <text:p>0.006</text:p>
          </table:table-cell>
          <table:table-cell office:value-type="float" office:value="0.005" calcext:value-type="float">
            <text:p>0.005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ÖO</text:p>
          </table:table-cell>
          <table:table-cell office:value-type="float" office:value="0.00572739129726381" calcext:value-type="float">
            <text:p>0.006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FT</text:p>
          </table:table-cell>
          <table:table-cell office:value-type="float" office:value="0.00566325351652824" calcext:value-type="float">
            <text:p>0.006</text:p>
          </table:table-cell>
          <table:table-cell office:value-type="float" office:value="0.082" calcext:value-type="float">
            <text:p>0.082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JÖ</text:p>
          </table:table-cell>
          <table:table-cell office:value-type="float" office:value="0.0056475003774002" calcext:value-type="float">
            <text:p>0.006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IW</text:p>
          </table:table-cell>
          <table:table-cell office:value-type="float" office:value="0.00563512291094246" calcext:value-type="float">
            <text:p>0.006</text:p>
          </table:table-cell>
          <table:table-cell office:value-type="float" office:value="0.001" calcext:value-type="float">
            <text:p>0.00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TF</text:p>
          </table:table-cell>
          <table:table-cell office:value-type="float" office:value="0.00554735542151485" calcext:value-type="float">
            <text:p>0.006</text:p>
          </table:table-cell>
          <table:table-cell office:value-type="float" office:value="0.006" calcext:value-type="float">
            <text:p>0.006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DT</text:p>
          </table:table-cell>
          <table:table-cell office:value-type="float" office:value="0.00551247347058848" calcext:value-type="float">
            <text:p>0.006</text:p>
          </table:table-cell>
          <table:table-cell office:value-type="float" office:value="0.003" calcext:value-type="float">
            <text:p>0.003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KV</text:p>
          </table:table-cell>
          <table:table-cell office:value-type="float" office:value="0.00547534107121526" calcext:value-type="float">
            <text:p>0.005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IZ</text:p>
          </table:table-cell>
          <table:table-cell office:value-type="float" office:value="0.00545058613829978" calcext:value-type="float">
            <text:p>0.005</text:p>
          </table:table-cell>
          <table:table-cell office:value-type="float" office:value="0.064" calcext:value-type="float">
            <text:p>0.064</text:p>
          </table:table-cell>
          <table:table-cell table:number-columns-repeated="1021"/>
        </table:table-row>
        <table:table-row table:style-name="ro5">
          <table:table-cell table:style-name="ce1021" office:value-type="string" calcext:value-type="string">
            <text:p>BS</text:p>
          </table:table-cell>
          <table:table-cell office:value-type="float" office:value="0.00544608524140605" calcext:value-type="float">
            <text:p>0.005</text:p>
          </table:table-cell>
          <table:table-cell office:value-type="float" office:value="0.046" calcext:value-type="float">
            <text:p>0.046</text:p>
          </table:table-cell>
          <table:table-cell table:number-columns-repeated="2"/>
          <table:table-cell table:style-name="ce1021"/>
          <table:table-cell table:number-columns-repeated="1018"/>
        </table:table-row>
        <table:table-row table:style-name="ro5">
          <table:table-cell office:value-type="string" calcext:value-type="string">
            <text:p>GY</text:p>
          </table:table-cell>
          <table:table-cell office:value-type="float" office:value="0.00541120329047969" calcext:value-type="float">
            <text:p>0.005</text:p>
          </table:table-cell>
          <table:table-cell office:value-type="float" office:value="0.026" calcext:value-type="float">
            <text:p>0.026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RF</text:p>
          </table:table-cell>
          <table:table-cell office:value-type="float" office:value="0.00535831775197844" calcext:value-type="float">
            <text:p>0.005</text:p>
          </table:table-cell>
          <table:table-cell office:value-type="float" office:value="0.032" calcext:value-type="float">
            <text:p>0.032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DN</text:p>
          </table:table-cell>
          <table:table-cell office:value-type="float" office:value="0.00526717458988053" calcext:value-type="float">
            <text:p>0.005</text:p>
          </table:table-cell>
          <table:table-cell office:value-type="float" office:value="0.008" calcext:value-type="float">
            <text:p>0.008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TG</text:p>
          </table:table-cell>
          <table:table-cell office:value-type="float" office:value="0.00525029622652906" calcext:value-type="float">
            <text:p>0.005</text:p>
          </table:table-cell>
          <table:table-cell office:value-type="float" office:value="0.002" calcext:value-type="float">
            <text:p>0.002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TD</text:p>
          </table:table-cell>
          <table:table-cell office:value-type="float" office:value="0.00523566831162446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FY</text:p>
          </table:table-cell>
          <table:table-cell office:value-type="float" office:value="0.00509389005947215" calcext:value-type="float">
            <text:p>0.005</text:p>
          </table:table-cell>
          <table:table-cell office:value-type="float" office:value="0.009" calcext:value-type="float">
            <text:p>0.009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ÄF</text:p>
          </table:table-cell>
          <table:table-cell office:value-type="float" office:value="0.0050848882656847" calcext:value-type="float">
            <text:p>0.005</text:p>
          </table:table-cell>
          <table:table-cell table:number-columns-repeated="1022"/>
        </table:table-row>
        <table:table-row table:style-name="ro5">
          <table:table-cell table:style-name="ce1022" office:value-type="string" calcext:value-type="string">
            <text:p>CC</text:p>
          </table:table-cell>
          <table:table-cell office:value-type="float" office:value="0.00503987929674746" calcext:value-type="float">
            <text:p>0.005</text:p>
          </table:table-cell>
          <table:table-cell office:value-type="float" office:value="0.083" calcext:value-type="float">
            <text:p>0.083</text:p>
          </table:table-cell>
          <table:table-cell table:number-columns-repeated="2"/>
          <table:table-cell table:style-name="ce1022"/>
          <table:table-cell table:number-columns-repeated="1018"/>
        </table:table-row>
        <table:table-row table:style-name="ro5">
          <table:table-cell office:value-type="string" calcext:value-type="string">
            <text:p>LN</text:p>
          </table:table-cell>
          <table:table-cell office:value-type="float" office:value="0.00501287391538512" calcext:value-type="float">
            <text:p>0.005</text:p>
          </table:table-cell>
          <table:table-cell office:value-type="float" office:value="0.006" calcext:value-type="float">
            <text:p>0.006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ZO</text:p>
          </table:table-cell>
          <table:table-cell office:value-type="float" office:value="0.00495211180731984" calcext:value-type="float">
            <text:p>0.005</text:p>
          </table:table-cell>
          <table:table-cell office:value-type="float" office:value="0.007" calcext:value-type="float">
            <text:p>0.007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DM</text:p>
          </table:table-cell>
          <table:table-cell office:value-type="float" office:value="0.00491497940794662" calcext:value-type="float">
            <text:p>0.005</text:p>
          </table:table-cell>
          <table:table-cell office:value-type="float" office:value="0.018" calcext:value-type="float">
            <text:p>0.018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ÄG</text:p>
          </table:table-cell>
          <table:table-cell office:value-type="float" office:value="0.00488572357813742" calcext:value-type="float">
            <text:p>0.005</text:p>
          </table:table-cell>
          <table:table-cell table:number-columns-repeated="1022"/>
        </table:table-row>
        <table:table-row table:style-name="ro5">
          <table:table-cell table:style-name="ce1022" office:value-type="string" calcext:value-type="string">
            <text:p>BB</text:p>
          </table:table-cell>
          <table:table-cell office:value-type="float" office:value="0.00480583265827381" calcext:value-type="float">
            <text:p>0.005</text:p>
          </table:table-cell>
          <table:table-cell office:value-type="float" office:value="0.011" calcext:value-type="float">
            <text:p>0.011</text:p>
          </table:table-cell>
          <table:table-cell table:number-columns-repeated="2"/>
          <table:table-cell table:style-name="ce1022"/>
          <table:table-cell table:number-columns-repeated="1018"/>
        </table:table-row>
        <table:table-row table:style-name="ro5">
          <table:table-cell office:value-type="string" calcext:value-type="string">
            <text:p>DH</text:p>
          </table:table-cell>
          <table:table-cell office:value-type="float" office:value="0.00480133176138009" calcext:value-type="float">
            <text:p>0.005</text:p>
          </table:table-cell>
          <table:table-cell office:value-type="float" office:value="0.005" calcext:value-type="float">
            <text:p>0.005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ÄC</text:p>
          </table:table-cell>
          <table:table-cell office:value-type="float" office:value="0.00479908131293323" calcext:value-type="float">
            <text:p>0.005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LC</text:p>
          </table:table-cell>
          <table:table-cell office:value-type="float" office:value="0.00477432638001775" calcext:value-type="float">
            <text:p>0.005</text:p>
          </table:table-cell>
          <table:table-cell office:value-type="float" office:value="0.012" calcext:value-type="float">
            <text:p>0.012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MC</text:p>
          </table:table-cell>
          <table:table-cell office:value-type="float" office:value="0.00472369128996335" calcext:value-type="float">
            <text:p>0.005</text:p>
          </table:table-cell>
          <table:table-cell office:value-type="float" office:value="0.004" calcext:value-type="float">
            <text:p>0.004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AX</text:p>
          </table:table-cell>
          <table:table-cell office:value-type="float" office:value="0.00470568770238845" calcext:value-type="float">
            <text:p>0.005</text:p>
          </table:table-cell>
          <table:table-cell office:value-type="float" office:value="0.019" calcext:value-type="float">
            <text:p>0.019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ÖD</text:p>
          </table:table-cell>
          <table:table-cell office:value-type="float" office:value="0.00464042469742946" calcext:value-type="float">
            <text:p>0.005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IX</text:p>
          </table:table-cell>
          <table:table-cell office:value-type="float" office:value="0.00463367335208887" calcext:value-type="float">
            <text:p>0.005</text:p>
          </table:table-cell>
          <table:table-cell office:value-type="float" office:value="0.022" calcext:value-type="float">
            <text:p>0.022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G</text:p>
          </table:table-cell>
          <table:table-cell office:value-type="float" office:value="0.00462242110985456" calcext:value-type="float">
            <text:p>0.005</text:p>
          </table:table-cell>
          <table:table-cell office:value-type="float" office:value="0.002" calcext:value-type="float">
            <text:p>0.002</text:p>
          </table:table-cell>
          <table:table-cell table:number-columns-repeated="1021"/>
        </table:table-row>
        <table:table-row table:style-name="ro5">
          <table:table-cell table:style-name="ce1021" office:value-type="string" calcext:value-type="string">
            <text:p>CM</text:p>
          </table:table-cell>
          <table:table-cell office:value-type="float" office:value="0.00456278422601272" calcext:value-type="float">
            <text:p>0.005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table:style-name="ce1021"/>
          <table:table-cell table:number-columns-repeated="1018"/>
        </table:table-row>
        <table:table-row table:style-name="ro5">
          <table:table-cell office:value-type="string" calcext:value-type="string">
            <text:p>TW</text:p>
          </table:table-cell>
          <table:table-cell office:value-type="float" office:value="0.00456165900178929" calcext:value-type="float">
            <text:p>0.005</text:p>
          </table:table-cell>
          <table:table-cell office:value-type="float" office:value="0.082" calcext:value-type="float">
            <text:p>0.082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TZ</text:p>
          </table:table-cell>
          <table:table-cell office:value-type="float" office:value="0.00455828332911899" calcext:value-type="float">
            <text:p>0.005</text:p>
          </table:table-cell>
          <table:table-cell office:value-type="float" office:value="0.004" calcext:value-type="float">
            <text:p>0.004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MH</text:p>
          </table:table-cell>
          <table:table-cell office:value-type="float" office:value="0.00449639599683029" calcext:value-type="float">
            <text:p>0.004</text:p>
          </table:table-cell>
          <table:table-cell office:value-type="float" office:value="0.001" calcext:value-type="float">
            <text:p>0.00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UF</text:p>
          </table:table-cell>
          <table:table-cell office:value-type="float" office:value="0.00435461774467798" calcext:value-type="float">
            <text:p>0.004</text:p>
          </table:table-cell>
          <table:table-cell office:value-type="float" office:value="0.019" calcext:value-type="float">
            <text:p>0.019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GM</text:p>
          </table:table-cell>
          <table:table-cell office:value-type="float" office:value="0.00433886460554995" calcext:value-type="float">
            <text:p>0.004</text:p>
          </table:table-cell>
          <table:table-cell office:value-type="float" office:value="0.01" calcext:value-type="float">
            <text:p>0.01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VS</text:p>
          </table:table-cell>
          <table:table-cell office:value-type="float" office:value="0.00422296651053655" calcext:value-type="float">
            <text:p>0.004</text:p>
          </table:table-cell>
          <table:table-cell office:value-type="float" office:value="0.001" calcext:value-type="float">
            <text:p>0.00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MR</text:p>
          </table:table-cell>
          <table:table-cell office:value-type="float" office:value="0.0042117142683022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GG</text:p>
          </table:table-cell>
          <table:table-cell office:value-type="float" office:value="0.00418020799004618" calcext:value-type="float">
            <text:p>0.004</text:p>
          </table:table-cell>
          <table:table-cell office:value-type="float" office:value="0.025" calcext:value-type="float">
            <text:p>0.025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EZ</text:p>
          </table:table-cell>
          <table:table-cell office:value-type="float" office:value="0.0041700809720353" calcext:value-type="float">
            <text:p>0.004</text:p>
          </table:table-cell>
          <table:table-cell office:value-type="float" office:value="0.005" calcext:value-type="float">
            <text:p>0.005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HÖ</text:p>
          </table:table-cell>
          <table:table-cell office:value-type="float" office:value="0.0041194458819809" calcext:value-type="float">
            <text:p>0.004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WS</text:p>
          </table:table-cell>
          <table:table-cell office:value-type="float" office:value="0.00405980899813906" calcext:value-type="float">
            <text:p>0.004</text:p>
          </table:table-cell>
          <table:table-cell office:value-type="float" office:value="0.035" calcext:value-type="float">
            <text:p>0.035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GT</text:p>
          </table:table-cell>
          <table:table-cell office:value-type="float" office:value="0.00399679644162692" calcext:value-type="float">
            <text:p>0.004</text:p>
          </table:table-cell>
          <table:table-cell office:value-type="float" office:value="0.015" calcext:value-type="float">
            <text:p>0.015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YC</text:p>
          </table:table-cell>
          <table:table-cell office:value-type="float" office:value="0.00386514520748549" calcext:value-type="float">
            <text:p>0.004</text:p>
          </table:table-cell>
          <table:table-cell office:value-type="float" office:value="0.014" calcext:value-type="float">
            <text:p>0.014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DP</text:p>
          </table:table-cell>
          <table:table-cell office:value-type="float" office:value="0.00385276774102775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HS</text:p>
          </table:table-cell>
          <table:table-cell office:value-type="float" office:value="0.00382126146277169" calcext:value-type="float">
            <text:p>0.004</text:p>
          </table:table-cell>
          <table:table-cell office:value-type="float" office:value="0.015" calcext:value-type="float">
            <text:p>0.015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KP</text:p>
          </table:table-cell>
          <table:table-cell office:value-type="float" office:value="0.00374137054290809" calcext:value-type="float">
            <text:p>0.004</text:p>
          </table:table-cell>
          <table:table-cell office:value-type="float" office:value="0.001" calcext:value-type="float">
            <text:p>0.001</text:p>
          </table:table-cell>
          <table:table-cell table:number-columns-repeated="1021"/>
        </table:table-row>
        <table:table-row table:style-name="ro5">
          <table:table-cell table:style-name="ce1021" office:value-type="string" calcext:value-type="string">
            <text:p>CS</text:p>
          </table:table-cell>
          <table:table-cell office:value-type="float" office:value="0.00373236874912064" calcext:value-type="float">
            <text:p>0.004</text:p>
          </table:table-cell>
          <table:table-cell office:value-type="float" office:value="0.023" calcext:value-type="float">
            <text:p>0.023</text:p>
          </table:table-cell>
          <table:table-cell table:number-columns-repeated="2"/>
          <table:table-cell table:style-name="ce1021"/>
          <table:table-cell table:number-columns-repeated="1018"/>
        </table:table-row>
        <table:table-row table:style-name="ro5">
          <table:table-cell office:value-type="string" calcext:value-type="string">
            <text:p>WN</text:p>
          </table:table-cell>
          <table:table-cell office:value-type="float" office:value="0.00370648859198172" calcext:value-type="float">
            <text:p>0.004</text:p>
          </table:table-cell>
          <table:table-cell office:value-type="float" office:value="0.079" calcext:value-type="float">
            <text:p>0.079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ZZ</text:p>
          </table:table-cell>
          <table:table-cell office:value-type="float" office:value="0.0036839841075131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DG</text:p>
          </table:table-cell>
          <table:table-cell office:value-type="float" office:value="0.00359846706653235" calcext:value-type="float">
            <text:p>0.004</text:p>
          </table:table-cell>
          <table:table-cell office:value-type="float" office:value="0.031" calcext:value-type="float">
            <text:p>0.03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WY</text:p>
          </table:table-cell>
          <table:table-cell office:value-type="float" office:value="0.00355570854604197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YU</text:p>
          </table:table-cell>
          <table:table-cell office:value-type="float" office:value="0.00355233287337168" calcext:value-type="float">
            <text:p>0.004</text:p>
          </table:table-cell>
          <table:table-cell office:value-type="float" office:value="0.001" calcext:value-type="float">
            <text:p>0.00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KJ</text:p>
          </table:table-cell>
          <table:table-cell office:value-type="float" office:value="0.00353995540691394" calcext:value-type="float">
            <text:p>0.004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MÖ</text:p>
          </table:table-cell>
          <table:table-cell office:value-type="float" office:value="0.0035388301826905" calcext:value-type="float">
            <text:p>0.004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YB</text:p>
          </table:table-cell>
          <table:table-cell office:value-type="float" office:value="0.0034600644870503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PN</text:p>
          </table:table-cell>
          <table:table-cell office:value-type="float" office:value="0.00342855820879427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ÖA</text:p>
          </table:table-cell>
          <table:table-cell office:value-type="float" office:value="0.00322489262435325" calcext:value-type="float">
            <text:p>0.003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DB</text:p>
          </table:table-cell>
          <table:table-cell office:value-type="float" office:value="0.00319338634609719" calcext:value-type="float">
            <text:p>0.003</text:p>
          </table:table-cell>
          <table:table-cell office:value-type="float" office:value="0.003" calcext:value-type="float">
            <text:p>0.003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DW</text:p>
          </table:table-cell>
          <table:table-cell office:value-type="float" office:value="0.003172007085852" calcext:value-type="float">
            <text:p>0.003</text:p>
          </table:table-cell>
          <table:table-cell office:value-type="float" office:value="0.008" calcext:value-type="float">
            <text:p>0.008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X</text:p>
          </table:table-cell>
          <table:table-cell office:value-type="float" office:value="0.00316188006784112" calcext:value-type="float">
            <text:p>0.003</text:p>
          </table:table-cell>
          <table:table-cell office:value-type="float" office:value="0.019" calcext:value-type="float">
            <text:p>0.019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Z</text:p>
          </table:table-cell>
          <table:table-cell office:value-type="float" office:value="0.00308761526909467" calcext:value-type="float">
            <text:p>0.003</text:p>
          </table:table-cell>
          <table:table-cell office:value-type="float" office:value="0.003" calcext:value-type="float">
            <text:p>0.003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MV</text:p>
          </table:table-cell>
          <table:table-cell office:value-type="float" office:value="0.00308536482064781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DC</text:p>
          </table:table-cell>
          <table:table-cell office:value-type="float" office:value="0.00303698017904028" calcext:value-type="float">
            <text:p>0.003</text:p>
          </table:table-cell>
          <table:table-cell office:value-type="float" office:value="0.003" calcext:value-type="float">
            <text:p>0.003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FS</text:p>
          </table:table-cell>
          <table:table-cell office:value-type="float" office:value="0.00300209822811392" calcext:value-type="float">
            <text:p>0.003</text:p>
          </table:table-cell>
          <table:table-cell office:value-type="float" office:value="0.006" calcext:value-type="float">
            <text:p>0.006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LR</text:p>
          </table:table-cell>
          <table:table-cell office:value-type="float" office:value="0.0029615901560704" calcext:value-type="float">
            <text:p>0.003</text:p>
          </table:table-cell>
          <table:table-cell office:value-type="float" office:value="0.01" calcext:value-type="float">
            <text:p>0.010</text:p>
          </table:table-cell>
          <table:table-cell table:number-columns-repeated="1021"/>
        </table:table-row>
        <table:table-row table:style-name="ro5">
          <table:table-cell table:style-name="ce1021" office:value-type="string" calcext:value-type="string">
            <text:p>BJ</text:p>
          </table:table-cell>
          <table:table-cell office:value-type="float" office:value="0.00290757939334571" calcext:value-type="float">
            <text:p>0.003</text:p>
          </table:table-cell>
          <table:table-cell office:value-type="float" office:value="0.023" calcext:value-type="float">
            <text:p>0.023</text:p>
          </table:table-cell>
          <table:table-cell table:number-columns-repeated="2"/>
          <table:table-cell table:style-name="ce1021"/>
          <table:table-cell table:number-columns-repeated="1018"/>
        </table:table-row>
        <table:table-row table:style-name="ro5">
          <table:table-cell table:style-name="ce1021" office:value-type="string" calcext:value-type="string">
            <text:p>CD</text:p>
          </table:table-cell>
          <table:table-cell office:value-type="float" office:value="0.00289295147844111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table:style-name="ce1021"/>
          <table:table-cell table:number-columns-repeated="1018"/>
        </table:table-row>
        <table:table-row table:style-name="ro5">
          <table:table-cell office:value-type="string" calcext:value-type="string">
            <text:p>GJ</text:p>
          </table:table-cell>
          <table:table-cell office:value-type="float" office:value="0.00283218937037583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GP</text:p>
          </table:table-cell>
          <table:table-cell office:value-type="float" office:value="0.00278605517721516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RW</text:p>
          </table:table-cell>
          <table:table-cell office:value-type="float" office:value="0.0027691768138637" calcext:value-type="float">
            <text:p>0.003</text:p>
          </table:table-cell>
          <table:table-cell office:value-type="float" office:value="0.013" calcext:value-type="float">
            <text:p>0.013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FC</text:p>
          </table:table-cell>
          <table:table-cell office:value-type="float" office:value="0.00276130024429968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VN</text:p>
          </table:table-cell>
          <table:table-cell office:value-type="float" office:value="0.00274329665672479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table:style-name="ce1021" office:value-type="string" calcext:value-type="string">
            <text:p>WH</text:p>
          </table:table-cell>
          <table:table-cell office:value-type="float" office:value="0.00269941291201098" calcext:value-type="float">
            <text:p>0.003</text:p>
          </table:table-cell>
          <table:table-cell office:value-type="float" office:value="0.379" calcext:value-type="float">
            <text:p>0.379</text:p>
          </table:table-cell>
          <table:table-cell table:number-columns-repeated="2"/>
          <table:table-cell table:style-name="ce1021"/>
          <table:table-cell table:number-columns-repeated="1018"/>
        </table:table-row>
        <table:table-row table:style-name="ro5">
          <table:table-cell office:value-type="string" calcext:value-type="string">
            <text:p>UX</text:p>
          </table:table-cell>
          <table:table-cell office:value-type="float" office:value="0.00269266156667039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DK</text:p>
          </table:table-cell>
          <table:table-cell office:value-type="float" office:value="0.00267240753064863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YG</text:p>
          </table:table-cell>
          <table:table-cell office:value-type="float" office:value="0.00266340573686118" calcext:value-type="float">
            <text:p>0.003</text:p>
          </table:table-cell>
          <table:table-cell office:value-type="float" office:value="0.003" calcext:value-type="float">
            <text:p>0.003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UZ</text:p>
          </table:table-cell>
          <table:table-cell office:value-type="float" office:value="0.0026251481132645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CY</text:p>
          </table:table-cell>
          <table:table-cell office:value-type="float" office:value="0.00259926795612562" calcext:value-type="float">
            <text:p>0.003</text:p>
          </table:table-cell>
          <table:table-cell office:value-type="float" office:value="0.042" calcext:value-type="float">
            <text:p>0.042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ÖE</text:p>
          </table:table-cell>
          <table:table-cell office:value-type="float" office:value="0.0025733877989867" calcext:value-type="float">
            <text:p>0.003</text:p>
          </table:table-cell>
          <table:table-cell table:number-columns-repeated="1022"/>
        </table:table-row>
        <table:table-row table:style-name="ro5">
          <table:table-cell table:style-name="ce1021" office:value-type="string" calcext:value-type="string">
            <text:p>CN</text:p>
          </table:table-cell>
          <table:table-cell office:value-type="float" office:value="0.00246761672198419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table:style-name="ce1021"/>
          <table:table-cell table:number-columns-repeated="1018"/>
        </table:table-row>
        <table:table-row table:style-name="ro5">
          <table:table-cell office:value-type="string" calcext:value-type="string">
            <text:p>VL</text:p>
          </table:table-cell>
          <table:table-cell office:value-type="float" office:value="0.0024282338741641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BÄ</text:p>
          </table:table-cell>
          <table:table-cell office:value-type="float" office:value="0.00242598342571724" calcext:value-type="float">
            <text:p>0.002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XA</text:p>
          </table:table-cell>
          <table:table-cell office:value-type="float" office:value="0.00238547535367373" calcext:value-type="float">
            <text:p>0.002</text:p>
          </table:table-cell>
          <table:table-cell office:value-type="float" office:value="0.03" calcext:value-type="float">
            <text:p>0.03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PK</text:p>
          </table:table-cell>
          <table:table-cell office:value-type="float" office:value="0.00236184564498168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GK</text:p>
          </table:table-cell>
          <table:table-cell office:value-type="float" office:value="0.00235621952386452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YF</text:p>
          </table:table-cell>
          <table:table-cell office:value-type="float" office:value="0.0021964376841373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XE</text:p>
          </table:table-cell>
          <table:table-cell office:value-type="float" office:value="0.00218631066612644" calcext:value-type="float">
            <text:p>0.002</text:p>
          </table:table-cell>
          <table:table-cell office:value-type="float" office:value="0.022" calcext:value-type="float">
            <text:p>0.022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MF</text:p>
          </table:table-cell>
          <table:table-cell office:value-type="float" office:value="0.00217505842389213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ZU</text:p>
          </table:table-cell>
          <table:table-cell office:value-type="float" office:value="0.0021739331996687" calcext:value-type="float">
            <text:p>0.002</text:p>
          </table:table-cell>
          <table:table-cell office:value-type="float" office:value="0.002" calcext:value-type="float">
            <text:p>0.002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GD</text:p>
          </table:table-cell>
          <table:table-cell office:value-type="float" office:value="0.00213004945495489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PM</text:p>
          </table:table-cell>
          <table:table-cell office:value-type="float" office:value="0.00211204586737999" calcext:value-type="float">
            <text:p>0.002</text:p>
          </table:table-cell>
          <table:table-cell office:value-type="float" office:value="0.016" calcext:value-type="float">
            <text:p>0.016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VR</text:p>
          </table:table-cell>
          <table:table-cell office:value-type="float" office:value="0.00210641974626284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KG</text:p>
          </table:table-cell>
          <table:table-cell office:value-type="float" office:value="0.00209741795247539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ÄW</text:p>
          </table:table-cell>
          <table:table-cell office:value-type="float" office:value="0.00205128375931472" calcext:value-type="float">
            <text:p>0.002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YW</text:p>
          </table:table-cell>
          <table:table-cell office:value-type="float" office:value="0.00201977748105865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WR</text:p>
          </table:table-cell>
          <table:table-cell office:value-type="float" office:value="0.00200064866926032" calcext:value-type="float">
            <text:p>0.002</text:p>
          </table:table-cell>
          <table:table-cell office:value-type="float" office:value="0.031" calcext:value-type="float">
            <text:p>0.03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HP</text:p>
          </table:table-cell>
          <table:table-cell office:value-type="float" office:value="0.00199277209969631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GB</text:p>
          </table:table-cell>
          <table:table-cell office:value-type="float" office:value="0.00193200999163103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AQ</text:p>
          </table:table-cell>
          <table:table-cell office:value-type="float" office:value="0.00191400640405614" calcext:value-type="float">
            <text:p>0.002</text:p>
          </table:table-cell>
          <table:table-cell office:value-type="float" office:value="0.002" calcext:value-type="float">
            <text:p>0.002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XT</text:p>
          </table:table-cell>
          <table:table-cell office:value-type="float" office:value="0.00189937848915153" calcext:value-type="float">
            <text:p>0.002</text:p>
          </table:table-cell>
          <table:table-cell office:value-type="float" office:value="0.047" calcext:value-type="float">
            <text:p>0.047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VT</text:p>
          </table:table-cell>
          <table:table-cell office:value-type="float" office:value="0.00188925147114065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PJ</text:p>
          </table:table-cell>
          <table:table-cell office:value-type="float" office:value="0.00187237310778919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XO</text:p>
          </table:table-cell>
          <table:table-cell office:value-type="float" office:value="0.00187237310778919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DF</text:p>
          </table:table-cell>
          <table:table-cell office:value-type="float" office:value="0.00187012265934233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VK</text:p>
          </table:table-cell>
          <table:table-cell office:value-type="float" office:value="0.00184986862332057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HC</text:p>
          </table:table-cell>
          <table:table-cell office:value-type="float" office:value="0.00179473263637245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table:number-columns-repeated="1021"/>
        </table:table-row>
        <table:table-row table:style-name="ro5">
          <table:table-cell table:style-name="ce1021" office:value-type="string" calcext:value-type="string">
            <text:p>BN</text:p>
          </table:table-cell>
          <table:table-cell office:value-type="float" office:value="0.00179360741214902" calcext:value-type="float">
            <text:p>0.002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table:style-name="ce1021"/>
          <table:table-cell table:number-columns-repeated="1018"/>
        </table:table-row>
        <table:table-row table:style-name="ro5">
          <table:table-cell office:value-type="string" calcext:value-type="string">
            <text:p>JN</text:p>
          </table:table-cell>
          <table:table-cell office:value-type="float" office:value="0.00174972366743521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IQ</text:p>
          </table:table-cell>
          <table:table-cell office:value-type="float" office:value="0.00174522277054149" calcext:value-type="float">
            <text:p>0.002</text:p>
          </table:table-cell>
          <table:table-cell office:value-type="float" office:value="0.011" calcext:value-type="float">
            <text:p>0.01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WW</text:p>
          </table:table-cell>
          <table:table-cell office:value-type="float" office:value="0.00173059485563688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NX</text:p>
          </table:table-cell>
          <table:table-cell office:value-type="float" office:value="0.00170358947427454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RZ</text:p>
          </table:table-cell>
          <table:table-cell office:value-type="float" office:value="0.00170246425005111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VJ</text:p>
          </table:table-cell>
          <table:table-cell office:value-type="float" office:value="0.00169796335315738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table:style-name="ce1021" office:value-type="string" calcext:value-type="string">
            <text:p>CJ</text:p>
          </table:table-cell>
          <table:table-cell office:value-type="float" office:value="0.00167883454135906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table:style-name="ce1021"/>
          <table:table-cell table:number-columns-repeated="1018"/>
        </table:table-row>
        <table:table-row table:style-name="ro5">
          <table:table-cell office:value-type="string" calcext:value-type="string">
            <text:p>PC</text:p>
          </table:table-cell>
          <table:table-cell office:value-type="float" office:value="0.00167770931713563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FK</text:p>
          </table:table-cell>
          <table:table-cell office:value-type="float" office:value="0.00165745528111387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table:style-name="ce1021" office:value-type="string" calcext:value-type="string">
            <text:p>CP</text:p>
          </table:table-cell>
          <table:table-cell office:value-type="float" office:value="0.0016304498997515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table:style-name="ce1021"/>
          <table:table-cell table:number-columns-repeated="1018"/>
        </table:table-row>
        <table:table-row table:style-name="ro5">
          <table:table-cell office:value-type="string" calcext:value-type="string">
            <text:p>MD</text:p>
          </table:table-cell>
          <table:table-cell office:value-type="float" office:value="0.00162932467552809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MG</text:p>
          </table:table-cell>
          <table:table-cell office:value-type="float" office:value="0.0015933175003783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GV</text:p>
          </table:table-cell>
          <table:table-cell office:value-type="float" office:value="0.00158881660348458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XP</text:p>
          </table:table-cell>
          <table:table-cell office:value-type="float" office:value="0.00157306346435654" calcext:value-type="float">
            <text:p>0.002</text:p>
          </table:table-cell>
          <table:table-cell office:value-type="float" office:value="0.067" calcext:value-type="float">
            <text:p>0.067</text:p>
          </table:table-cell>
          <table:table-cell table:number-columns-repeated="1021"/>
        </table:table-row>
        <table:table-row table:style-name="ro5">
          <table:table-cell table:style-name="ce1021" office:value-type="string" calcext:value-type="string">
            <text:p>BH</text:p>
          </table:table-cell>
          <table:table-cell office:value-type="float" office:value="0.00155731032522851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table:style-name="ce1021"/>
          <table:table-cell table:number-columns-repeated="1018"/>
        </table:table-row>
        <table:table-row table:style-name="ro5">
          <table:table-cell office:value-type="string" calcext:value-type="string">
            <text:p>FN</text:p>
          </table:table-cell>
          <table:table-cell office:value-type="float" office:value="0.00155505987678165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HB</text:p>
          </table:table-cell>
          <table:table-cell office:value-type="float" office:value="0.00152580404697244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GF</text:p>
          </table:table-cell>
          <table:table-cell office:value-type="float" office:value="0.00149654821716323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FM</text:p>
          </table:table-cell>
          <table:table-cell office:value-type="float" office:value="0.00148867164759922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DÖ</text:p>
          </table:table-cell>
          <table:table-cell office:value-type="float" office:value="0.00148304552648206" calcext:value-type="float">
            <text:p>0.00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SZ</text:p>
          </table:table-cell>
          <table:table-cell office:value-type="float" office:value="0.00148304552648206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XM</text:p>
          </table:table-cell>
          <table:table-cell office:value-type="float" office:value="0.00147741940536491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HW</text:p>
          </table:table-cell>
          <table:table-cell office:value-type="float" office:value="0.00147179328424775" calcext:value-type="float">
            <text:p>0.001</text:p>
          </table:table-cell>
          <table:table-cell office:value-type="float" office:value="0.005" calcext:value-type="float">
            <text:p>0.005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VD</text:p>
          </table:table-cell>
          <table:table-cell office:value-type="float" office:value="0.00146166626623687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NQ</text:p>
          </table:table-cell>
          <table:table-cell office:value-type="float" office:value="0.00145491492089629" calcext:value-type="float">
            <text:p>0.001</text:p>
          </table:table-cell>
          <table:table-cell office:value-type="float" office:value="0.006" calcext:value-type="float">
            <text:p>0.006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KD</text:p>
          </table:table-cell>
          <table:table-cell office:value-type="float" office:value="0.00142115819419336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GÖ</text:p>
          </table:table-cell>
          <table:table-cell office:value-type="float" office:value="0.00141328162462934" calcext:value-type="float">
            <text:p>0.00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LW</text:p>
          </table:table-cell>
          <table:table-cell office:value-type="float" office:value="0.00140315460661846" calcext:value-type="float">
            <text:p>0.001</text:p>
          </table:table-cell>
          <table:table-cell office:value-type="float" office:value="0.013" calcext:value-type="float">
            <text:p>0.013</text:p>
          </table:table-cell>
          <table:table-cell table:number-columns-repeated="1021"/>
        </table:table-row>
        <table:table-row table:style-name="ro5">
          <table:table-cell table:style-name="ce1021" office:value-type="string" calcext:value-type="string">
            <text:p>BM</text:p>
          </table:table-cell>
          <table:table-cell office:value-type="float" office:value="0.0013648969830218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table:style-name="ce1021"/>
          <table:table-cell table:number-columns-repeated="1018"/>
        </table:table-row>
        <table:table-row table:style-name="ro5">
          <table:table-cell office:value-type="string" calcext:value-type="string">
            <text:p>KW</text:p>
          </table:table-cell>
          <table:table-cell office:value-type="float" office:value="0.00136264653457494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PV</text:p>
          </table:table-cell>
          <table:table-cell office:value-type="float" office:value="0.00135702041345779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WK</text:p>
          </table:table-cell>
          <table:table-cell office:value-type="float" office:value="0.00135251951656407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WL</text:p>
          </table:table-cell>
          <table:table-cell office:value-type="float" office:value="0.00134914384389377" calcext:value-type="float">
            <text:p>0.001</text:p>
          </table:table-cell>
          <table:table-cell office:value-type="float" office:value="0.015" calcext:value-type="float">
            <text:p>0.015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XS</text:p>
          </table:table-cell>
          <table:table-cell office:value-type="float" office:value="0.00133676637743603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table:style-name="ce1021" office:value-type="string" calcext:value-type="string">
            <text:p>BT</text:p>
          </table:table-cell>
          <table:table-cell office:value-type="float" office:value="0.00132326368675486" calcext:value-type="float">
            <text:p>0.001</text:p>
          </table:table-cell>
          <table:table-cell office:value-type="float" office:value="0.017" calcext:value-type="float">
            <text:p>0.017</text:p>
          </table:table-cell>
          <table:table-cell table:number-columns-repeated="2"/>
          <table:table-cell table:style-name="ce1021"/>
          <table:table-cell table:number-columns-repeated="1018"/>
        </table:table-row>
        <table:table-row table:style-name="ro5">
          <table:table-cell office:value-type="string" calcext:value-type="string">
            <text:p>HH</text:p>
          </table:table-cell>
          <table:table-cell office:value-type="float" office:value="0.00131538711719084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GC</text:p>
          </table:table-cell>
          <table:table-cell office:value-type="float" office:value="0.00130638532340339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KB</text:p>
          </table:table-cell>
          <table:table-cell office:value-type="float" office:value="0.00130075920228624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table:number-columns-repeated="1021"/>
        </table:table-row>
        <table:table-row table:style-name="ro5">
          <table:table-cell table:style-name="ce1021" office:value-type="string" calcext:value-type="string">
            <text:p>BC</text:p>
          </table:table-cell>
          <table:table-cell office:value-type="float" office:value="0.0012996339780628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table:style-name="ce1021"/>
          <table:table-cell table:number-columns-repeated="1018"/>
        </table:table-row>
        <table:table-row table:style-name="ro5">
          <table:table-cell office:value-type="string" calcext:value-type="string">
            <text:p>FJ</text:p>
          </table:table-cell>
          <table:table-cell office:value-type="float" office:value="0.00129963397806281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WT</text:p>
          </table:table-cell>
          <table:table-cell office:value-type="float" office:value="0.00125687545757243" calcext:value-type="float">
            <text:p>0.001</text:p>
          </table:table-cell>
          <table:table-cell office:value-type="float" office:value="0.007" calcext:value-type="float">
            <text:p>0.007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JR</text:p>
          </table:table-cell>
          <table:table-cell office:value-type="float" office:value="0.00124674843956155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FH</text:p>
          </table:table-cell>
          <table:table-cell office:value-type="float" office:value="0.00122199350664607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XJ</text:p>
          </table:table-cell>
          <table:table-cell office:value-type="float" office:value="0.00121074126441176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XK</text:p>
          </table:table-cell>
          <table:table-cell office:value-type="float" office:value="0.0012051151432946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XN</text:p>
          </table:table-cell>
          <table:table-cell office:value-type="float" office:value="0.00120061424640088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table:style-name="ce1021" office:value-type="string" calcext:value-type="string">
            <text:p>BD</text:p>
          </table:table-cell>
          <table:table-cell office:value-type="float" office:value="0.00119836379795402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table:style-name="ce1021"/>
          <table:table-cell table:number-columns-repeated="1018"/>
        </table:table-row>
        <table:table-row table:style-name="ro5">
          <table:table-cell office:value-type="string" calcext:value-type="string">
            <text:p>ZH</text:p>
          </table:table-cell>
          <table:table-cell office:value-type="float" office:value="0.00118373588304942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table:number-columns-repeated="1021"/>
        </table:table-row>
        <table:table-row table:style-name="ro5">
          <table:table-cell table:style-name="ce1021" office:value-type="string" calcext:value-type="string">
            <text:p>CB</text:p>
          </table:table-cell>
          <table:table-cell office:value-type="float" office:value="0.00117923498615569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table:style-name="ce1021"/>
          <table:table-cell table:number-columns-repeated="1018"/>
        </table:table-row>
        <table:table-row table:style-name="ro5">
          <table:table-cell office:value-type="string" calcext:value-type="string">
            <text:p>SQ</text:p>
          </table:table-cell>
          <table:table-cell office:value-type="float" office:value="0.00117360886503854" calcext:value-type="float">
            <text:p>0.001</text:p>
          </table:table-cell>
          <table:table-cell office:value-type="float" office:value="0.007" calcext:value-type="float">
            <text:p>0.007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KF</text:p>
          </table:table-cell>
          <table:table-cell office:value-type="float" office:value="0.0011691079681448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RX</text:p>
          </table:table-cell>
          <table:table-cell office:value-type="float" office:value="0.00115110438056992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ZS</text:p>
          </table:table-cell>
          <table:table-cell office:value-type="float" office:value="0.00114997915634649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VM</text:p>
          </table:table-cell>
          <table:table-cell office:value-type="float" office:value="0.00114660348367619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MW</text:p>
          </table:table-cell>
          <table:table-cell office:value-type="float" office:value="0.00113872691411218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VV</text:p>
          </table:table-cell>
          <table:table-cell office:value-type="float" office:value="0.00113535124144188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FG</text:p>
          </table:table-cell>
          <table:table-cell office:value-type="float" office:value="0.00112747467187787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LZ</text:p>
          </table:table-cell>
          <table:table-cell office:value-type="float" office:value="0.00110834586007954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table:style-name="ce1023" office:value-type="string" calcext:value-type="string">
            <text:p>AÖ</text:p>
          </table:table-cell>
          <table:table-cell office:value-type="float" office:value="0.00110722063585611" calcext:value-type="float">
            <text:p>0.001</text:p>
          </table:table-cell>
          <table:table-cell table:number-columns-repeated="3"/>
          <table:table-cell table:style-name="ce1023"/>
          <table:table-cell table:number-columns-repeated="1018"/>
        </table:table-row>
        <table:table-row table:style-name="ro5">
          <table:table-cell office:value-type="string" calcext:value-type="string">
            <text:p>EQ</text:p>
          </table:table-cell>
          <table:table-cell office:value-type="float" office:value="0.00107008823648288" calcext:value-type="float">
            <text:p>0.001</text:p>
          </table:table-cell>
          <table:table-cell office:value-type="float" office:value="0.057" calcext:value-type="float">
            <text:p>0.057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FP</text:p>
          </table:table-cell>
          <table:table-cell office:value-type="float" office:value="0.00104645852779083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ZY</text:p>
          </table:table-cell>
          <table:table-cell office:value-type="float" office:value="0.00104645852779083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GW</text:p>
          </table:table-cell>
          <table:table-cell office:value-type="float" office:value="0.00103633150977995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JK</text:p>
          </table:table-cell>
          <table:table-cell office:value-type="float" office:value="0.00103183061288623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ZB</text:p>
          </table:table-cell>
          <table:table-cell office:value-type="float" office:value="0.0010307053886628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PF</text:p>
          </table:table-cell>
          <table:table-cell office:value-type="float" office:value="0.0010127018010879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VP</text:p>
          </table:table-cell>
          <table:table-cell office:value-type="float" office:value="0.000996948661959869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X</text:p>
          </table:table-cell>
          <table:table-cell office:value-type="float" office:value="0.000993572989289576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table:style-name="ce1021" office:value-type="string" calcext:value-type="string">
            <text:p>BK</text:p>
          </table:table-cell>
          <table:table-cell office:value-type="float" office:value="0.00097556940171468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table:style-name="ce1021"/>
          <table:table-cell table:number-columns-repeated="1018"/>
        </table:table-row>
        <table:table-row table:style-name="ro5">
          <table:table-cell office:value-type="string" calcext:value-type="string">
            <text:p>ZK</text:p>
          </table:table-cell>
          <table:table-cell office:value-type="float" office:value="0.000967692832150662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table:style-name="ce1021" office:value-type="string" calcext:value-type="string">
            <text:p>CV</text:p>
          </table:table-cell>
          <table:table-cell office:value-type="float" office:value="0.000962066711033508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table:style-name="ce1021"/>
          <table:table-cell table:number-columns-repeated="1018"/>
        </table:table-row>
        <table:table-row table:style-name="ro5">
          <table:table-cell office:value-type="string" calcext:value-type="string">
            <text:p>ZN</text:p>
          </table:table-cell>
          <table:table-cell office:value-type="float" office:value="0.000958691038363215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FV</text:p>
          </table:table-cell>
          <table:table-cell office:value-type="float" office:value="0.000957565814139784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DZ</text:p>
          </table:table-cell>
          <table:table-cell office:value-type="float" office:value="0.000955315365692922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KC</text:p>
          </table:table-cell>
          <table:table-cell office:value-type="float" office:value="0.000937311778118026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ZM</text:p>
          </table:table-cell>
          <table:table-cell office:value-type="float" office:value="0.000921558638989992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ZL</text:p>
          </table:table-cell>
          <table:table-cell office:value-type="float" office:value="0.000917057742096267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table:number-columns-repeated="1021"/>
        </table:table-row>
        <table:table-row table:style-name="ro5">
          <table:table-cell table:style-name="ce1021" office:value-type="string" calcext:value-type="string">
            <text:p>BP</text:p>
          </table:table-cell>
          <table:table-cell office:value-type="float" office:value="0.000901304602968233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table:style-name="ce1021"/>
          <table:table-cell table:number-columns-repeated="1018"/>
        </table:table-row>
        <table:table-row table:style-name="ro5">
          <table:table-cell table:style-name="ce1023" office:value-type="string" calcext:value-type="string">
            <text:p>ÄÖ</text:p>
          </table:table-cell>
          <table:table-cell office:value-type="float" office:value="0.000892302809180785" calcext:value-type="float">
            <text:p>0.001</text:p>
          </table:table-cell>
          <table:table-cell table:number-columns-repeated="3"/>
          <table:table-cell table:style-name="ce1023"/>
          <table:table-cell table:number-columns-repeated="1018"/>
        </table:table-row>
        <table:table-row table:style-name="ro5">
          <table:table-cell office:value-type="string" calcext:value-type="string">
            <text:p>FB</text:p>
          </table:table-cell>
          <table:table-cell office:value-type="float" office:value="0.000887801912287062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ZT</text:p>
          </table:table-cell>
          <table:table-cell office:value-type="float" office:value="0.000884426239616768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PD</text:p>
          </table:table-cell>
          <table:table-cell office:value-type="float" office:value="0.000877674894276182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XV</text:p>
          </table:table-cell>
          <table:table-cell office:value-type="float" office:value="0.00087654967005275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XL</text:p>
          </table:table-cell>
          <table:table-cell office:value-type="float" office:value="0.00087542444582932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ZJ</text:p>
          </table:table-cell>
          <table:table-cell office:value-type="float" office:value="0.000872048773159028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WB</text:p>
          </table:table-cell>
          <table:table-cell office:value-type="float" office:value="0.000855170409807562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UW</text:p>
          </table:table-cell>
          <table:table-cell office:value-type="float" office:value="0.000838292046456097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FÄ</text:p>
          </table:table-cell>
          <table:table-cell office:value-type="float" office:value="0.000837166822232666" calcext:value-type="float">
            <text:p>0.001</text:p>
          </table:table-cell>
          <table:table-cell table:number-columns-repeated="1022"/>
        </table:table-row>
        <table:table-row table:style-name="ro5">
          <table:table-cell table:style-name="ce1021" office:value-type="string" calcext:value-type="string">
            <text:p>CG</text:p>
          </table:table-cell>
          <table:table-cell office:value-type="float" office:value="0.000836041598009235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table:style-name="ce1021"/>
          <table:table-cell table:number-columns-repeated="1018"/>
        </table:table-row>
        <table:table-row table:style-name="ro5">
          <table:table-cell office:value-type="string" calcext:value-type="string">
            <text:p>WM</text:p>
          </table:table-cell>
          <table:table-cell office:value-type="float" office:value="0.000832665925338942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WJ</text:p>
          </table:table-cell>
          <table:table-cell office:value-type="float" office:value="0.000809036216646891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WC</text:p>
          </table:table-cell>
          <table:table-cell office:value-type="float" office:value="0.000802284871306305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table:number-columns-repeated="1021"/>
        </table:table-row>
        <table:table-row table:style-name="ro5">
          <table:table-cell table:style-name="ce1021" office:value-type="string" calcext:value-type="string">
            <text:p>CF</text:p>
          </table:table-cell>
          <table:table-cell office:value-type="float" office:value="0.000787656956401702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table:style-name="ce1021"/>
          <table:table-cell table:number-columns-repeated="1018"/>
        </table:table-row>
        <table:table-row table:style-name="ro5">
          <table:table-cell office:value-type="string" calcext:value-type="string">
            <text:p>WU</text:p>
          </table:table-cell>
          <table:table-cell office:value-type="float" office:value="0.000787656956401702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Ä</text:p>
          </table:table-cell>
          <table:table-cell office:value-type="float" office:value="0.000770778593050237" calcext:value-type="float">
            <text:p>0.00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QA</text:p>
          </table:table-cell>
          <table:table-cell office:value-type="float" office:value="0.000755025453922203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WF</text:p>
          </table:table-cell>
          <table:table-cell office:value-type="float" office:value="0.000749399332805048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PB</text:p>
          </table:table-cell>
          <table:table-cell office:value-type="float" office:value="0.000725769624112997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HZ</text:p>
          </table:table-cell>
          <table:table-cell office:value-type="float" office:value="0.000719018278772411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VG</text:p>
          </table:table-cell>
          <table:table-cell office:value-type="float" office:value="0.00070664081231467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HF</text:p>
          </table:table-cell>
          <table:table-cell office:value-type="float" office:value="0.000701014691197515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GX</text:p>
          </table:table-cell>
          <table:table-cell office:value-type="float" office:value="0.000694263345856929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JS</text:p>
          </table:table-cell>
          <table:table-cell office:value-type="float" office:value="0.000694263345856929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QI</text:p>
          </table:table-cell>
          <table:table-cell office:value-type="float" office:value="0.000685261552069481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HG</text:p>
          </table:table-cell>
          <table:table-cell office:value-type="float" office:value="0.000683011103622619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XF</text:p>
          </table:table-cell>
          <table:table-cell office:value-type="float" office:value="0.000678510206728895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table:number-columns-repeated="1021"/>
        </table:table-row>
        <table:table-row table:style-name="ro5">
          <table:table-cell table:style-name="ce1021" office:value-type="string" calcext:value-type="string">
            <text:p>CQ</text:p>
          </table:table-cell>
          <table:table-cell office:value-type="float" office:value="0.000675134534058602" calcext:value-type="float">
            <text:p>0.001</text:p>
          </table:table-cell>
          <table:table-cell office:value-type="float" office:value="0.005" calcext:value-type="float">
            <text:p>0.005</text:p>
          </table:table-cell>
          <table:table-cell table:number-columns-repeated="2"/>
          <table:table-cell table:style-name="ce1021"/>
          <table:table-cell table:number-columns-repeated="1018"/>
        </table:table-row>
        <table:table-row table:style-name="ro5">
          <table:table-cell office:value-type="string" calcext:value-type="string">
            <text:p>FD</text:p>
          </table:table-cell>
          <table:table-cell office:value-type="float" office:value="0.000670633637164878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UÄ</text:p>
          </table:table-cell>
          <table:table-cell office:value-type="float" office:value="0.000651504825366551" calcext:value-type="float">
            <text:p>0.00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XX</text:p>
          </table:table-cell>
          <table:table-cell office:value-type="float" office:value="0.000648129152696258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VH</text:p>
          </table:table-cell>
          <table:table-cell office:value-type="float" office:value="0.000645878704249396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ZP</text:p>
          </table:table-cell>
          <table:table-cell office:value-type="float" office:value="0.000640252583132241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WP</text:p>
          </table:table-cell>
          <table:table-cell office:value-type="float" office:value="0.000618873322887052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BÖ</text:p>
          </table:table-cell>
          <table:table-cell office:value-type="float" office:value="0.000606495856429311" calcext:value-type="float">
            <text:p>0.001</text:p>
          </table:table-cell>
          <table:table-cell table:number-columns-repeated="1022"/>
        </table:table-row>
        <table:table-row table:style-name="ro5">
          <table:table-cell table:style-name="ce1021" office:value-type="string" calcext:value-type="string">
            <text:p>BV</text:p>
          </table:table-cell>
          <table:table-cell office:value-type="float" office:value="0.000595243614195001" calcext:value-type="float">
            <text:p>0.001</text:p>
          </table:table-cell>
          <table:table-cell office:value-type="float" office:value="0.004" calcext:value-type="float">
            <text:p>0.004</text:p>
          </table:table-cell>
          <table:table-cell table:number-columns-repeated="2"/>
          <table:table-cell table:style-name="ce1021"/>
          <table:table-cell table:number-columns-repeated="1018"/>
        </table:table-row>
        <table:table-row table:style-name="ro5">
          <table:table-cell office:value-type="string" calcext:value-type="string">
            <text:p>XY</text:p>
          </table:table-cell>
          <table:table-cell office:value-type="float" office:value="0.000576114802396674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XC</text:p>
          </table:table-cell>
          <table:table-cell office:value-type="float" office:value="0.000570488681279519" calcext:value-type="float">
            <text:p>0.001</text:p>
          </table:table-cell>
          <table:table-cell office:value-type="float" office:value="0.026" calcext:value-type="float">
            <text:p>0.026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ZR</text:p>
          </table:table-cell>
          <table:table-cell office:value-type="float" office:value="0.000570488681279519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ÅR</text:p>
          </table:table-cell>
          <table:table-cell office:value-type="float" office:value="0.000564862560162363" calcext:value-type="float">
            <text:p>0.00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ÄX</text:p>
          </table:table-cell>
          <table:table-cell office:value-type="float" office:value="0.000563737335938933" calcext:value-type="float">
            <text:p>0.00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VÖ</text:p>
          </table:table-cell>
          <table:table-cell office:value-type="float" office:value="0.000561486887492071" calcext:value-type="float">
            <text:p>0.00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XH</text:p>
          </table:table-cell>
          <table:table-cell office:value-type="float" office:value="0.000553610317928054" calcext:value-type="float">
            <text:p>0.001</text:p>
          </table:table-cell>
          <table:table-cell office:value-type="float" office:value="0.004" calcext:value-type="float">
            <text:p>0.004</text:p>
          </table:table-cell>
          <table:table-cell table:number-columns-repeated="1021"/>
        </table:table-row>
        <table:table-row table:style-name="ro5">
          <table:table-cell table:style-name="ce1021" office:value-type="string" calcext:value-type="string">
            <text:p>CZ</text:p>
          </table:table-cell>
          <table:table-cell office:value-type="float" office:value="0.000522104039671985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table:style-name="ce1021"/>
          <table:table-cell table:number-columns-repeated="1018"/>
        </table:table-row>
        <table:table-row table:style-name="ro5">
          <table:table-cell office:value-type="string" calcext:value-type="string">
            <text:p>RQ</text:p>
          </table:table-cell>
          <table:table-cell office:value-type="float" office:value="0.00051647791855483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GÄ</text:p>
          </table:table-cell>
          <table:table-cell office:value-type="float" office:value="0.000514227470107968" calcext:value-type="float">
            <text:p>0.001</text:p>
          </table:table-cell>
          <table:table-cell table:number-columns-repeated="1022"/>
        </table:table-row>
        <table:table-row table:style-name="ro5">
          <table:table-cell table:style-name="ce1021" office:value-type="string" calcext:value-type="string">
            <text:p>BW</text:p>
          </table:table-cell>
          <table:table-cell office:value-type="float" office:value="0.000513102245884537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table:style-name="ce1021"/>
          <table:table-cell table:number-columns-repeated="1018"/>
        </table:table-row>
        <table:table-row table:style-name="ro5">
          <table:table-cell office:value-type="string" calcext:value-type="string">
            <text:p>ÄZ</text:p>
          </table:table-cell>
          <table:table-cell office:value-type="float" office:value="0.000507476124767382" calcext:value-type="float">
            <text:p>0.00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ÖG</text:p>
          </table:table-cell>
          <table:table-cell office:value-type="float" office:value="0.000504100452097089" calcext:value-type="float">
            <text:p>0.00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XB</text:p>
          </table:table-cell>
          <table:table-cell office:value-type="float" office:value="0.000501850003650227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table:style-name="ce1021" office:value-type="string" calcext:value-type="string">
            <text:p>BF</text:p>
          </table:table-cell>
          <table:table-cell office:value-type="float" office:value="0.00049959955520336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table:style-name="ce1021"/>
          <table:table-cell table:number-columns-repeated="1018"/>
        </table:table-row>
        <table:table-row table:style-name="ro5">
          <table:table-cell office:value-type="string" calcext:value-type="string">
            <text:p>QV</text:p>
          </table:table-cell>
          <table:table-cell office:value-type="float" office:value="0.00049622388253307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table:style-name="ce1021" office:value-type="string" calcext:value-type="string">
            <text:p>CW</text:p>
          </table:table-cell>
          <table:table-cell office:value-type="float" office:value="0.00048722208874562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table:style-name="ce1021"/>
          <table:table-cell table:number-columns-repeated="1018"/>
        </table:table-row>
        <table:table-row table:style-name="ro5">
          <table:table-cell office:value-type="string" calcext:value-type="string">
            <text:p>MX</text:p>
          </table:table-cell>
          <table:table-cell office:value-type="float" office:value="0.000482721191851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FW</text:p>
          </table:table-cell>
          <table:table-cell office:value-type="float" office:value="0.00047259417384102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JM</text:p>
          </table:table-cell>
          <table:table-cell office:value-type="float" office:value="0.00047034372539415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ZV</text:p>
          </table:table-cell>
          <table:table-cell office:value-type="float" office:value="0.00046809327694729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YZ</text:p>
          </table:table-cell>
          <table:table-cell office:value-type="float" office:value="0.000463592380053573" calcext:value-type="float">
            <text:p>0.000</text:p>
          </table:table-cell>
          <table:table-cell office:value-type="float" office:value="0.002" calcext:value-type="float">
            <text:p>0.002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JJ</text:p>
          </table:table-cell>
          <table:table-cell office:value-type="float" office:value="0.00044446356825524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ÖB</text:p>
          </table:table-cell>
          <table:table-cell office:value-type="float" office:value="0.000439962671361522" calcext:value-type="float">
            <text:p>0.00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TX</text:p>
          </table:table-cell>
          <table:table-cell office:value-type="float" office:value="0.00042758520490378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ZD</text:p>
          </table:table-cell>
          <table:table-cell office:value-type="float" office:value="0.00042758520490378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PG</text:p>
          </table:table-cell>
          <table:table-cell office:value-type="float" office:value="0.00041745818689290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ZG</text:p>
          </table:table-cell>
          <table:table-cell office:value-type="float" office:value="0.00041408251422260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Q</text:p>
          </table:table-cell>
          <table:table-cell office:value-type="float" office:value="0.000398329375094575" calcext:value-type="float">
            <text:p>0.000</text:p>
          </table:table-cell>
          <table:table-cell office:value-type="float" office:value="0.001" calcext:value-type="float">
            <text:p>0.00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JL</text:p>
          </table:table-cell>
          <table:table-cell office:value-type="float" office:value="0.00038257623596654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ÅN</text:p>
          </table:table-cell>
          <table:table-cell office:value-type="float" office:value="0.000375824890625955" calcext:value-type="float">
            <text:p>0.00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ÖU</text:p>
          </table:table-cell>
          <table:table-cell office:value-type="float" office:value="0.0003701987695088" calcext:value-type="float">
            <text:p>0.00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XR</text:p>
          </table:table-cell>
          <table:table-cell office:value-type="float" office:value="0.00036457264839164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VC</text:p>
          </table:table-cell>
          <table:table-cell office:value-type="float" office:value="0.00035219518193390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ÖF</text:p>
          </table:table-cell>
          <table:table-cell office:value-type="float" office:value="0.000351069957710473" calcext:value-type="float">
            <text:p>0.00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JP</text:p>
          </table:table-cell>
          <table:table-cell office:value-type="float" office:value="0.0003476942850401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WD</text:p>
          </table:table-cell>
          <table:table-cell office:value-type="float" office:value="0.000343193388146456" calcext:value-type="float">
            <text:p>0.000</text:p>
          </table:table-cell>
          <table:table-cell office:value-type="float" office:value="0.004" calcext:value-type="float">
            <text:p>0.004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JT</text:p>
          </table:table-cell>
          <table:table-cell office:value-type="float" office:value="0.00033981771547616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ZW</text:p>
          </table:table-cell>
          <table:table-cell office:value-type="float" office:value="0.00033306637013557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LQ</text:p>
          </table:table-cell>
          <table:table-cell office:value-type="float" office:value="0.00032293935212469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JD</text:p>
          </table:table-cell>
          <table:table-cell office:value-type="float" office:value="0.00031843845523097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FÖ</text:p>
          </table:table-cell>
          <table:table-cell office:value-type="float" office:value="0.000317313231007543" calcext:value-type="float">
            <text:p>0.00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VB</text:p>
          </table:table-cell>
          <table:table-cell office:value-type="float" office:value="0.00031731323100754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GÅ</text:p>
          </table:table-cell>
          <table:table-cell office:value-type="float" office:value="0.000315062782560681" calcext:value-type="float">
            <text:p>0.00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ZC</text:p>
          </table:table-cell>
          <table:table-cell office:value-type="float" office:value="0.00031506278256068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GZ</text:p>
          </table:table-cell>
          <table:table-cell office:value-type="float" office:value="0.0003139375583372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PZ</text:p>
          </table:table-cell>
          <table:table-cell office:value-type="float" office:value="0.00031281233411381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PW</text:p>
          </table:table-cell>
          <table:table-cell office:value-type="float" office:value="0.000309436661443526" calcext:value-type="float">
            <text:p>0.000</text:p>
          </table:table-cell>
          <table:table-cell office:value-type="float" office:value="0.001" calcext:value-type="float">
            <text:p>0.00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RÅ</text:p>
          </table:table-cell>
          <table:table-cell office:value-type="float" office:value="0.000304935764549802" calcext:value-type="float">
            <text:p>0.00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XU</text:p>
          </table:table-cell>
          <table:table-cell office:value-type="float" office:value="0.000303810540326371" calcext:value-type="float">
            <text:p>0.000</text:p>
          </table:table-cell>
          <table:table-cell office:value-type="float" office:value="0.005" calcext:value-type="float">
            <text:p>0.005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XW</text:p>
          </table:table-cell>
          <table:table-cell office:value-type="float" office:value="0.00029480874653892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WV</text:p>
          </table:table-cell>
          <table:table-cell office:value-type="float" office:value="0.00029368352231549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ÅL</text:p>
          </table:table-cell>
          <table:table-cell office:value-type="float" office:value="0.000286932176974906" calcext:value-type="float">
            <text:p>0.00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YX</text:p>
          </table:table-cell>
          <table:table-cell office:value-type="float" office:value="0.00027680515896402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ÄQ</text:p>
          </table:table-cell>
          <table:table-cell office:value-type="float" office:value="0.000271179037846872" calcext:value-type="float">
            <text:p>0.00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XD</text:p>
          </table:table-cell>
          <table:table-cell office:value-type="float" office:value="0.00026555291672971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UQ</text:p>
          </table:table-cell>
          <table:table-cell office:value-type="float" office:value="0.00026105201983599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WÄ</text:p>
          </table:table-cell>
          <table:table-cell office:value-type="float" office:value="0.000261052019835993" calcext:value-type="float">
            <text:p>0.00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ÅK</text:p>
          </table:table-cell>
          <table:table-cell office:value-type="float" office:value="0.000258801571389131" calcext:value-type="float">
            <text:p>0.00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ÅS</text:p>
          </table:table-cell>
          <table:table-cell office:value-type="float" office:value="0.000258801571389131" calcext:value-type="float">
            <text:p>0.00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JH</text:p>
          </table:table-cell>
          <table:table-cell office:value-type="float" office:value="0.00025880157138913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DQ</text:p>
          </table:table-cell>
          <table:table-cell office:value-type="float" office:value="0.000253175450271976" calcext:value-type="float">
            <text:p>0.000</text:p>
          </table:table-cell>
          <table:table-cell office:value-type="float" office:value="0.001" calcext:value-type="float">
            <text:p>0.00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FX</text:p>
          </table:table-cell>
          <table:table-cell office:value-type="float" office:value="0.00024979977760168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ZF</text:p>
          </table:table-cell>
          <table:table-cell office:value-type="float" office:value="0.00024529888070795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VF</text:p>
          </table:table-cell>
          <table:table-cell office:value-type="float" office:value="0.00024417365648452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JV</text:p>
          </table:table-cell>
          <table:table-cell office:value-type="float" office:value="0.00024304843226109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TÅ</text:p>
          </table:table-cell>
          <table:table-cell office:value-type="float" office:value="0.000232921414250218" calcext:value-type="float">
            <text:p>0.00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ÖC</text:p>
          </table:table-cell>
          <table:table-cell office:value-type="float" office:value="0.000229545741579925" calcext:value-type="float">
            <text:p>0.00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TQ</text:p>
          </table:table-cell>
          <table:table-cell office:value-type="float" office:value="0.00022842051735649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JB</text:p>
          </table:table-cell>
          <table:table-cell office:value-type="float" office:value="0.00021941872356904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table:style-name="ce1021" office:value-type="string" calcext:value-type="string">
            <text:p>BZ</text:p>
          </table:table-cell>
          <table:table-cell office:value-type="float" office:value="0.00021829349934561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table:style-name="ce1021"/>
          <table:table-cell table:number-columns-repeated="1018"/>
        </table:table-row>
        <table:table-row table:style-name="ro5">
          <table:table-cell office:value-type="string" calcext:value-type="string">
            <text:p>ÅB</text:p>
          </table:table-cell>
          <table:table-cell office:value-type="float" office:value="0.00021266737822846" calcext:value-type="float">
            <text:p>0.00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DX</text:p>
          </table:table-cell>
          <table:table-cell office:value-type="float" office:value="0.0002126673782284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MZ</text:p>
          </table:table-cell>
          <table:table-cell office:value-type="float" office:value="0.0002126673782284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WG</text:p>
          </table:table-cell>
          <table:table-cell office:value-type="float" office:value="0.0002126673782284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LÅ</text:p>
          </table:table-cell>
          <table:table-cell office:value-type="float" office:value="0.000200289911770719" calcext:value-type="float">
            <text:p>0.00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QL</text:p>
          </table:table-cell>
          <table:table-cell office:value-type="float" office:value="0.00019691423910042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ÅH</text:p>
          </table:table-cell>
          <table:table-cell office:value-type="float" office:value="0.000195789014876995" calcext:value-type="float">
            <text:p>0.000</text:p>
          </table:table-cell>
          <table:table-cell table:number-columns-repeated="1022"/>
        </table:table-row>
        <table:table-row table:style-name="ro5">
          <table:table-cell table:style-name="ce1021" office:value-type="string" calcext:value-type="string">
            <text:p>BG</text:p>
          </table:table-cell>
          <table:table-cell office:value-type="float" office:value="0.0001901628937598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table:style-name="ce1021"/>
          <table:table-cell table:number-columns-repeated="1018"/>
        </table:table-row>
        <table:table-row table:style-name="ro5">
          <table:table-cell office:value-type="string" calcext:value-type="string">
            <text:p>JC</text:p>
          </table:table-cell>
          <table:table-cell office:value-type="float" office:value="0.00018678722108954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QO</text:p>
          </table:table-cell>
          <table:table-cell office:value-type="float" office:value="0.00018566199686611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JF</text:p>
          </table:table-cell>
          <table:table-cell office:value-type="float" office:value="0.00018116109997239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XG</text:p>
          </table:table-cell>
          <table:table-cell office:value-type="float" office:value="0.00017666020307866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MÅ</text:p>
          </table:table-cell>
          <table:table-cell office:value-type="float" office:value="0.000173284530408374" calcext:value-type="float">
            <text:p>0.00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FZ</text:p>
          </table:table-cell>
          <table:table-cell office:value-type="float" office:value="0.00016315751239749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KZ</text:p>
          </table:table-cell>
          <table:table-cell office:value-type="float" office:value="0.00016315751239749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EÖ</text:p>
          </table:table-cell>
          <table:table-cell office:value-type="float" office:value="0.000159781839727202" calcext:value-type="float">
            <text:p>0.000</text:p>
          </table:table-cell>
          <table:table-cell table:number-columns-repeated="1022"/>
        </table:table-row>
        <table:table-row table:style-name="ro5">
          <table:table-cell table:style-name="ce1023" office:value-type="string" calcext:value-type="string">
            <text:p>AÅ</text:p>
          </table:table-cell>
          <table:table-cell office:value-type="float" office:value="0.000158656615503771" calcext:value-type="float">
            <text:p>0.000</text:p>
          </table:table-cell>
          <table:table-cell table:number-columns-repeated="3"/>
          <table:table-cell table:style-name="ce1023"/>
          <table:table-cell table:number-columns-repeated="1018"/>
        </table:table-row>
        <table:table-row table:style-name="ro5">
          <table:table-cell office:value-type="string" calcext:value-type="string">
            <text:p>KÅ</text:p>
          </table:table-cell>
          <table:table-cell office:value-type="float" office:value="0.000158656615503771" calcext:value-type="float">
            <text:p>0.00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NÅ</text:p>
          </table:table-cell>
          <table:table-cell office:value-type="float" office:value="0.000155280942833478" calcext:value-type="float">
            <text:p>0.00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ÖW</text:p>
          </table:table-cell>
          <table:table-cell office:value-type="float" office:value="0.000154155718610047" calcext:value-type="float">
            <text:p>0.00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QT</text:p>
          </table:table-cell>
          <table:table-cell office:value-type="float" office:value="0.00014740437326946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KX</text:p>
          </table:table-cell>
          <table:table-cell office:value-type="float" office:value="0.00014177825215230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LX</text:p>
          </table:table-cell>
          <table:table-cell office:value-type="float" office:value="0.00014177825215230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table:style-name="ce1023" office:value-type="string" calcext:value-type="string">
            <text:p>EÅ</text:p>
          </table:table-cell>
          <table:table-cell office:value-type="float" office:value="0.000139527803705444" calcext:value-type="float">
            <text:p>0.000</text:p>
          </table:table-cell>
          <table:table-cell table:number-columns-repeated="3"/>
          <table:table-cell table:style-name="ce1023"/>
          <table:table-cell table:number-columns-repeated="1018"/>
        </table:table-row>
        <table:table-row table:style-name="ro5">
          <table:table-cell office:value-type="string" calcext:value-type="string">
            <text:p>MQ</text:p>
          </table:table-cell>
          <table:table-cell office:value-type="float" office:value="0.00013390168258828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JG</text:p>
          </table:table-cell>
          <table:table-cell office:value-type="float" office:value="0.00012827556147113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Ö</text:p>
          </table:table-cell>
          <table:table-cell office:value-type="float" office:value="0.000126025113024272" calcext:value-type="float">
            <text:p>0.000</text:p>
          </table:table-cell>
          <table:table-cell table:number-columns-repeated="1022"/>
        </table:table-row>
        <table:table-row table:style-name="ro5">
          <table:table-cell table:style-name="ce1021" office:value-type="string" calcext:value-type="string">
            <text:p>CX</text:p>
          </table:table-cell>
          <table:table-cell office:value-type="float" office:value="0.0001237746645774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table:style-name="ce1021"/>
          <table:table-cell table:number-columns-repeated="1018"/>
        </table:table-row>
        <table:table-row table:style-name="ro5">
          <table:table-cell office:value-type="string" calcext:value-type="string">
            <text:p>QS</text:p>
          </table:table-cell>
          <table:table-cell office:value-type="float" office:value="0.00011927376768368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Å</text:p>
          </table:table-cell>
          <table:table-cell office:value-type="float" office:value="0.000110271973896238" calcext:value-type="float">
            <text:p>0.00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VW</text:p>
          </table:table-cell>
          <table:table-cell office:value-type="float" office:value="0.00011027197389623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GQ</text:p>
          </table:table-cell>
          <table:table-cell office:value-type="float" office:value="0.00010914674967280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QE</text:p>
          </table:table-cell>
          <table:table-cell office:value-type="float" office:value="0.00010464585277908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VÅ</text:p>
          </table:table-cell>
          <table:table-cell office:value-type="float" office:value="0.000103520628555652" calcext:value-type="float">
            <text:p>0.00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HÅ</text:p>
          </table:table-cell>
          <table:table-cell office:value-type="float" office:value="0.000102395404332221" calcext:value-type="float">
            <text:p>0.00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QN</text:p>
          </table:table-cell>
          <table:table-cell office:value-type="float" office:value="0.00010239540433222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UÖ</text:p>
          </table:table-cell>
          <table:table-cell office:value-type="float" office:value="0.000102395404332221" calcext:value-type="float">
            <text:p>0.00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ÅG</text:p>
          </table:table-cell>
          <table:table-cell office:value-type="float" office:value="0.00010127018010879" calcext:value-type="float">
            <text:p>0.00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HQ</text:p>
          </table:table-cell>
          <table:table-cell office:value-type="float" office:value="0.00010014495588535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QR</text:p>
          </table:table-cell>
          <table:table-cell office:value-type="float" office:value="0.000097894507438497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VZ</text:p>
          </table:table-cell>
          <table:table-cell office:value-type="float" office:value="0.000097894507438497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PÅ</text:p>
          </table:table-cell>
          <table:table-cell office:value-type="float" office:value="0.0000967692832150663" calcext:value-type="float">
            <text:p>0.00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XÄ</text:p>
          </table:table-cell>
          <table:table-cell office:value-type="float" office:value="0.0000967692832150663" calcext:value-type="float">
            <text:p>0.00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QM</text:p>
          </table:table-cell>
          <table:table-cell office:value-type="float" office:value="0.000093393610544773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ZQ</text:p>
          </table:table-cell>
          <table:table-cell office:value-type="float" office:value="0.000091143162097911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VX</text:p>
          </table:table-cell>
          <table:table-cell office:value-type="float" office:value="0.000086642265204187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table:style-name="ce1023" office:value-type="string" calcext:value-type="string">
            <text:p>IÅ</text:p>
          </table:table-cell>
          <table:table-cell office:value-type="float" office:value="0.0000843918167573252" calcext:value-type="float">
            <text:p>0.000</text:p>
          </table:table-cell>
          <table:table-cell table:number-columns-repeated="3"/>
          <table:table-cell table:style-name="ce1023"/>
          <table:table-cell table:number-columns-repeated="1018"/>
        </table:table-row>
        <table:table-row table:style-name="ro5">
          <table:table-cell office:value-type="string" calcext:value-type="string">
            <text:p>QJ</text:p>
          </table:table-cell>
          <table:table-cell office:value-type="float" office:value="0.000082141368310463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ZX</text:p>
          </table:table-cell>
          <table:table-cell office:value-type="float" office:value="0.000081016144087032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JW</text:p>
          </table:table-cell>
          <table:table-cell office:value-type="float" office:value="0.000079890919863601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JZ</text:p>
          </table:table-cell>
          <table:table-cell office:value-type="float" office:value="0.000079890919863601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YQ</text:p>
          </table:table-cell>
          <table:table-cell office:value-type="float" office:value="0.000077640471416739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HX</text:p>
          </table:table-cell>
          <table:table-cell office:value-type="float" office:value="0.000072014350299584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ÅD</text:p>
          </table:table-cell>
          <table:table-cell office:value-type="float" office:value="0.0000708891260761532" calcext:value-type="float">
            <text:p>0.00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PX</text:p>
          </table:table-cell>
          <table:table-cell office:value-type="float" office:value="0.000070889126076153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QK</text:p>
          </table:table-cell>
          <table:table-cell office:value-type="float" office:value="0.000069763901852722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QP</text:p>
          </table:table-cell>
          <table:table-cell office:value-type="float" office:value="0.000068638677629291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ÅT</text:p>
          </table:table-cell>
          <table:table-cell office:value-type="float" office:value="0.0000663882291824292" calcext:value-type="float">
            <text:p>0.00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WZ</text:p>
          </table:table-cell>
          <table:table-cell office:value-type="float" office:value="0.000063012556512136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table:style-name="ce1021" office:value-type="string" calcext:value-type="string">
            <text:p>BX</text:p>
          </table:table-cell>
          <table:table-cell office:value-type="float" office:value="0.000057386435394981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table:style-name="ce1021"/>
          <table:table-cell table:number-columns-repeated="1018"/>
        </table:table-row>
        <table:table-row table:style-name="ro5">
          <table:table-cell office:value-type="string" calcext:value-type="string">
            <text:p>ÅM</text:p>
          </table:table-cell>
          <table:table-cell office:value-type="float" office:value="0.0000562612111715502" calcext:value-type="float">
            <text:p>0.00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QB</text:p>
          </table:table-cell>
          <table:table-cell office:value-type="float" office:value="0.000055135986948119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table:style-name="ce1023" office:value-type="string" calcext:value-type="string">
            <text:p>ÅO</text:p>
          </table:table-cell>
          <table:table-cell office:value-type="float" office:value="0.0000483846416075331" calcext:value-type="float">
            <text:p>0.000</text:p>
          </table:table-cell>
          <table:table-cell table:number-columns-repeated="3"/>
          <table:table-cell table:style-name="ce1023"/>
          <table:table-cell table:number-columns-repeated="1018"/>
        </table:table-row>
        <table:table-row table:style-name="ro5">
          <table:table-cell office:value-type="string" calcext:value-type="string">
            <text:p>QW</text:p>
          </table:table-cell>
          <table:table-cell office:value-type="float" office:value="0.000047259417384102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PQ</text:p>
          </table:table-cell>
          <table:table-cell office:value-type="float" office:value="0.000043883744713809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BÅ</text:p>
          </table:table-cell>
          <table:table-cell office:value-type="float" office:value="0.0000416332962669471" calcext:value-type="float">
            <text:p>0.00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QD</text:p>
          </table:table-cell>
          <table:table-cell office:value-type="float" office:value="0.000039382847820085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FQ</text:p>
          </table:table-cell>
          <table:table-cell office:value-type="float" office:value="0.000038257623596654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QF</text:p>
          </table:table-cell>
          <table:table-cell office:value-type="float" office:value="0.000038257623596654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table:style-name="ce1021" office:value-type="string" calcext:value-type="string">
            <text:p>BQ</text:p>
          </table:table-cell>
          <table:table-cell office:value-type="float" office:value="0.000037132399373223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table:style-name="ce1021"/>
          <table:table-cell table:number-columns-repeated="1018"/>
        </table:table-row>
        <table:table-row table:style-name="ro5">
          <table:table-cell office:value-type="string" calcext:value-type="string">
            <text:p>FÅ</text:p>
          </table:table-cell>
          <table:table-cell office:value-type="float" office:value="0.0000348819509263611" calcext:value-type="float">
            <text:p>0.000</text:p>
          </table:table-cell>
          <table:table-cell table:number-columns-repeated="1022"/>
        </table:table-row>
        <table:table-row table:style-name="ro5">
          <table:table-cell table:style-name="ce1023" office:value-type="string" calcext:value-type="string">
            <text:p>ÄÅ</text:p>
          </table:table-cell>
          <table:table-cell office:value-type="float" office:value="0.0000337567267029301" calcext:value-type="float">
            <text:p>0.000</text:p>
          </table:table-cell>
          <table:table-cell table:number-columns-repeated="3"/>
          <table:table-cell table:style-name="ce1023"/>
          <table:table-cell table:number-columns-repeated="1018"/>
        </table:table-row>
        <table:table-row table:style-name="ro5">
          <table:table-cell office:value-type="string" calcext:value-type="string">
            <text:p>CÄ</text:p>
          </table:table-cell>
          <table:table-cell office:value-type="float" office:value="0.0000337567267029301" calcext:value-type="float">
            <text:p>0.00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WX</text:p>
          </table:table-cell>
          <table:table-cell office:value-type="float" office:value="0.000032631502479499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QQ</text:p>
          </table:table-cell>
          <table:table-cell office:value-type="float" office:value="0.000031506278256068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KQ</text:p>
          </table:table-cell>
          <table:table-cell office:value-type="float" office:value="0.000030381054032637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WÖ</text:p>
          </table:table-cell>
          <table:table-cell office:value-type="float" office:value="0.0000303810540326371" calcext:value-type="float">
            <text:p>0.000</text:p>
          </table:table-cell>
          <table:table-cell table:number-columns-repeated="1022"/>
        </table:table-row>
        <table:table-row table:style-name="ro5">
          <table:table-cell table:style-name="ce1023" office:value-type="string" calcext:value-type="string">
            <text:p>ÅI</text:p>
          </table:table-cell>
          <table:table-cell office:value-type="float" office:value="0.0000292558298092061" calcext:value-type="float">
            <text:p>0.000</text:p>
          </table:table-cell>
          <table:table-cell table:number-columns-repeated="3"/>
          <table:table-cell table:style-name="ce1023"/>
          <table:table-cell table:number-columns-repeated="1018"/>
        </table:table-row>
        <table:table-row table:style-name="ro5">
          <table:table-cell office:value-type="string" calcext:value-type="string">
            <text:p>ÅV</text:p>
          </table:table-cell>
          <table:table-cell office:value-type="float" office:value="0.0000292558298092061" calcext:value-type="float">
            <text:p>0.00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QH</text:p>
          </table:table-cell>
          <table:table-cell office:value-type="float" office:value="0.000028130605585775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QC</text:p>
          </table:table-cell>
          <table:table-cell office:value-type="float" office:value="0.000027005381362344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XQ</text:p>
          </table:table-cell>
          <table:table-cell office:value-type="float" office:value="0.000025880157138913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ÅF</text:p>
          </table:table-cell>
          <table:table-cell office:value-type="float" office:value="0.0000247549329154821" calcext:value-type="float">
            <text:p>0.00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ZÄ</text:p>
          </table:table-cell>
          <table:table-cell office:value-type="float" office:value="0.0000247549329154821" calcext:value-type="float">
            <text:p>0.00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ÖZ</text:p>
          </table:table-cell>
          <table:table-cell office:value-type="float" office:value="0.0000236297086920511" calcext:value-type="float">
            <text:p>0.00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ÖX</text:p>
          </table:table-cell>
          <table:table-cell office:value-type="float" office:value="0.0000202540360217581" calcext:value-type="float">
            <text:p>0.00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XZ</text:p>
          </table:table-cell>
          <table:table-cell office:value-type="float" office:value="0.000020254036021758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ZÖ</text:p>
          </table:table-cell>
          <table:table-cell office:value-type="float" office:value="0.0000191288117983271" calcext:value-type="float">
            <text:p>0.00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CÖ</text:p>
          </table:table-cell>
          <table:table-cell office:value-type="float" office:value="0.0000180035875748961" calcext:value-type="float">
            <text:p>0.00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Å</text:p>
          </table:table-cell>
          <table:table-cell office:value-type="float" office:value="0.0000180035875748961" calcext:value-type="float">
            <text:p>0.000</text:p>
          </table:table-cell>
          <table:table-cell table:number-columns-repeated="1022"/>
        </table:table-row>
        <table:table-row table:style-name="ro5">
          <table:table-cell table:style-name="ce1023" office:value-type="string" calcext:value-type="string">
            <text:p>ÅA</text:p>
          </table:table-cell>
          <table:table-cell office:value-type="float" office:value="0.000015753139128034" calcext:value-type="float">
            <text:p>0.000</text:p>
          </table:table-cell>
          <table:table-cell table:number-columns-repeated="3"/>
          <table:table-cell table:style-name="ce1023"/>
          <table:table-cell table:number-columns-repeated="1018"/>
        </table:table-row>
        <table:table-row table:style-name="ro5">
          <table:table-cell office:value-type="string" calcext:value-type="string">
            <text:p>QY</text:p>
          </table:table-cell>
          <table:table-cell office:value-type="float" office:value="0.00001350269068117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ÅJ</text:p>
          </table:table-cell>
          <table:table-cell office:value-type="float" office:value="0.00001125224223431" calcext:value-type="float">
            <text:p>0.00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QX</text:p>
          </table:table-cell>
          <table:table-cell office:value-type="float" office:value="0.0000112522422343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DÅ</text:p>
          </table:table-cell>
          <table:table-cell office:value-type="float" office:value="0.000010127018010879" calcext:value-type="float">
            <text:p>0.00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VQ</text:p>
          </table:table-cell>
          <table:table-cell office:value-type="float" office:value="0.00001012701801087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WÅ</text:p>
          </table:table-cell>
          <table:table-cell office:value-type="float" office:value="0.000010127018010879" calcext:value-type="float">
            <text:p>0.000</text:p>
          </table:table-cell>
          <table:table-cell table:number-columns-repeated="1022"/>
        </table:table-row>
        <table:table-row table:style-name="ro5">
          <table:table-cell table:style-name="ce1023" office:value-type="string" calcext:value-type="string">
            <text:p>ÅÅ</text:p>
          </table:table-cell>
          <table:table-cell office:value-type="float" office:value="0.00000900179378744803" calcext:value-type="float">
            <text:p>0.000</text:p>
          </table:table-cell>
          <table:table-cell table:number-columns-repeated="3"/>
          <table:table-cell table:style-name="ce1023"/>
          <table:table-cell table:number-columns-repeated="1018"/>
        </table:table-row>
        <table:table-row table:style-name="ro5">
          <table:table-cell office:value-type="string" calcext:value-type="string">
            <text:p>QG</text:p>
          </table:table-cell>
          <table:table-cell office:value-type="float" office:value="0.0000090017937874480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YÅ</text:p>
          </table:table-cell>
          <table:table-cell office:value-type="float" office:value="0.00000900179378744803" calcext:value-type="float">
            <text:p>0.000</text:p>
          </table:table-cell>
          <table:table-cell table:number-columns-repeated="1022"/>
        </table:table-row>
        <table:table-row table:style-name="ro5">
          <table:table-cell table:style-name="ce1023" office:value-type="string" calcext:value-type="string">
            <text:p>ÅÄ</text:p>
          </table:table-cell>
          <table:table-cell office:value-type="float" office:value="0.00000787656956401702" calcext:value-type="float">
            <text:p>0.000</text:p>
          </table:table-cell>
          <table:table-cell table:number-columns-repeated="3"/>
          <table:table-cell table:style-name="ce1023"/>
          <table:table-cell table:number-columns-repeated="1018"/>
        </table:table-row>
        <table:table-row table:style-name="ro5">
          <table:table-cell office:value-type="string" calcext:value-type="string">
            <text:p>WQ</text:p>
          </table:table-cell>
          <table:table-cell office:value-type="float" office:value="0.0000078765695640170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UÅ</text:p>
          </table:table-cell>
          <table:table-cell office:value-type="float" office:value="0.00000675134534058602" calcext:value-type="float">
            <text:p>0.000</text:p>
          </table:table-cell>
          <table:table-cell table:number-columns-repeated="1022"/>
        </table:table-row>
        <table:table-row table:style-name="ro5">
          <table:table-cell table:style-name="ce1023" office:value-type="string" calcext:value-type="string">
            <text:p>ÅE</text:p>
          </table:table-cell>
          <table:table-cell office:value-type="float" office:value="0.00000450089689372401" calcext:value-type="float">
            <text:p>0.000</text:p>
          </table:table-cell>
          <table:table-cell table:number-columns-repeated="3"/>
          <table:table-cell table:style-name="ce1023"/>
          <table:table-cell table:number-columns-repeated="1018"/>
        </table:table-row>
        <table:table-row table:style-name="ro5">
          <table:table-cell office:value-type="string" calcext:value-type="string">
            <text:p>JQ</text:p>
          </table:table-cell>
          <table:table-cell office:value-type="float" office:value="0.0000045008968937240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ÖÅ</text:p>
          </table:table-cell>
          <table:table-cell office:value-type="float" office:value="0.00000450089689372401" calcext:value-type="float">
            <text:p>0.00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XÖ</text:p>
          </table:table-cell>
          <table:table-cell office:value-type="float" office:value="0.00000450089689372401" calcext:value-type="float">
            <text:p>0.00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ÅP</text:p>
          </table:table-cell>
          <table:table-cell office:value-type="float" office:value="0.00000337567267029301" calcext:value-type="float">
            <text:p>0.000</text:p>
          </table:table-cell>
          <table:table-cell table:number-columns-repeated="1022"/>
        </table:table-row>
        <table:table-row table:style-name="ro5">
          <table:table-cell table:style-name="ce1023" office:value-type="string" calcext:value-type="string">
            <text:p>ÅY</text:p>
          </table:table-cell>
          <table:table-cell office:value-type="float" office:value="0.00000337567267029301" calcext:value-type="float">
            <text:p>0.000</text:p>
          </table:table-cell>
          <table:table-cell table:number-columns-repeated="3"/>
          <table:table-cell table:style-name="ce1023"/>
          <table:table-cell table:number-columns-repeated="1018"/>
        </table:table-row>
        <table:table-row table:style-name="ro5">
          <table:table-cell office:value-type="string" calcext:value-type="string">
            <text:p>JÅ</text:p>
          </table:table-cell>
          <table:table-cell office:value-type="float" office:value="0.00000337567267029301" calcext:value-type="float">
            <text:p>0.00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JX</text:p>
          </table:table-cell>
          <table:table-cell office:value-type="float" office:value="0.0000033756726702930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QZ</text:p>
          </table:table-cell>
          <table:table-cell office:value-type="float" office:value="0.0000033756726702930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XÅ</text:p>
          </table:table-cell>
          <table:table-cell office:value-type="float" office:value="0.00000337567267029301" calcext:value-type="float">
            <text:p>0.00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ÅC</text:p>
          </table:table-cell>
          <table:table-cell office:value-type="float" office:value="0.00000225044844686201" calcext:value-type="float">
            <text:p>0.000</text:p>
          </table:table-cell>
          <table:table-cell table:number-columns-repeated="1022"/>
        </table:table-row>
        <table:table-row table:style-name="ro5">
          <table:table-cell table:style-name="ce1023" office:value-type="string" calcext:value-type="string">
            <text:p>ÅU</text:p>
          </table:table-cell>
          <table:table-cell office:value-type="float" office:value="0.00000225044844686201" calcext:value-type="float">
            <text:p>0.000</text:p>
          </table:table-cell>
          <table:table-cell table:number-columns-repeated="3"/>
          <table:table-cell table:style-name="ce1023"/>
          <table:table-cell table:number-columns-repeated="1018"/>
        </table:table-row>
        <table:table-row table:style-name="ro5">
          <table:table-cell office:value-type="string" calcext:value-type="string">
            <text:p>ÖQ</text:p>
          </table:table-cell>
          <table:table-cell office:value-type="float" office:value="0.00000225044844686201" calcext:value-type="float">
            <text:p>0.00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ZÅ</text:p>
          </table:table-cell>
          <table:table-cell office:value-type="float" office:value="0.00000225044844686201" calcext:value-type="float">
            <text:p>0.00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ÅW</text:p>
          </table:table-cell>
          <table:table-cell office:value-type="float" office:value="0.000001125224223431" calcext:value-type="float">
            <text:p>0.000</text:p>
          </table:table-cell>
          <table:table-cell table:number-columns-repeated="1022"/>
        </table:table-row>
        <table:table-row table:style-name="ro6" table:number-rows-repeated="1047741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Bigrams_List.C1:Bigrams_List.C1048576">
            <calcext:color-scale>
              <calcext:color-scale-entry calcext:value="0" calcext:type="number" calcext:color="#ffffff"/>
              <calcext:color-scale-entry calcext:value="0.2" calcext:type="number" calcext:color="#ffff00"/>
              <calcext:color-scale-entry calcext:value="0.4" calcext:type="number" calcext:color="#be480a"/>
            </calcext:color-scale>
          </calcext:conditional-format>
          <calcext:conditional-format calcext:target-range-address="Bigrams_List.G1:Bigrams_List.G1048576">
            <calcext:color-scale>
              <calcext:color-scale-entry calcext:value="0" calcext:type="number" calcext:color="#ffffff"/>
              <calcext:color-scale-entry calcext:value="0.2" calcext:type="number" calcext:color="#ffff00"/>
              <calcext:color-scale-entry calcext:value="0.4" calcext:type="number" calcext:color="#be480a"/>
            </calcext:color-scale>
          </calcext:conditional-format>
          <calcext:conditional-format calcext:target-range-address="Bigrams_List.B1:Bigrams_List.B1048576">
            <calcext:color-scale>
              <calcext:color-scale-entry calcext:value="0" calcext:type="number" calcext:color="#ffffff"/>
              <calcext:color-scale-entry calcext:value="0.2" calcext:type="number" calcext:color="#ffff00"/>
              <calcext:color-scale-entry calcext:value="0.4" calcext:type="number" calcext:color="#be480a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Layout.AB2:Layout.AL36" table:display-filter-buttons="true">
          <table:sort>
            <table:sort-by table:field-number="3" table:order="descending" table:data-type="automatic"/>
          </table:sort>
        </table:database-range>
        <table:database-range table:name="__Anonymous_Sheet_DB__8" table:target-range-address="Bigrams_List.A1:Bigrams_List.G834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" svg:font-family="Courier" style:font-family-generic="modern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ong" svg:font-family="Song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Arial" fo:font-size="10pt" fo:language="en" fo:country="GB" style:font-name-asian="Arial Unicode MS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3">
      <number:number number:decimal-places="1" number:min-decimal-places="1" number:min-integer-digits="1"/>
    </number:number-style>
    <number:number-style style:name="N122">
      <number:number number:decimal-places="0" number:min-decimal-places="0" number:min-integer-digits="0"/>
    </number:number-style>
    <number:number-style style:name="N121">
      <number:number number:decimal-places="3" number:min-decimal-places="3" number:min-integer-digits="1"/>
    </number:number-style>
    <number:number-style style:name="N120">
      <number:number number:decimal-places="4" number:min-decimal-places="4" number:min-integer-digits="1"/>
    </number:number-style>
    <number:number-style style:name="N119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18">
      <number:minutes number:style="long"/>
      <number:text>:</number:text>
      <number:seconds number:style="long" number:decimal-places="1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/>
    </number:time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date-style style:name="N10113" number:language="en" number:country="GB"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style:style style:name="Default" style:family="table-cell">
      <style:table-cell-properties style:rotation-align="none"/>
      <style:text-properties style:font-name="Verdana" fo:font-family="Verdana" style:font-family-generic="swiss" style:font-pitch="variable" style:font-name-asian="Song" style:font-family-asian="Song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Condition1" style:family="table-cell" style:parent-style-name="Default">
      <style:table-cell-properties fo:background-color="#ffff00"/>
    </style:style>
    <style:style style:name="Condition2" style:family="table-cell" style:parent-style-name="Condition1">
      <style:table-cell-properties fo:background-color="#ff950e"/>
    </style:style>
    <style:style style:name="Condition3" style:family="table-cell" style:parent-style-name="Condition2">
      <style:table-cell-properties fo:background-color="#b84700"/>
    </style:style>
    <style:style style:name="Condition0" style:family="table-cell" style:parent-style-name="Default">
      <style:table-cell-properties fo:background-color="#999999"/>
    </style:style>
  </office:styles>
  <office:automatic-styles>
    <style:page-layout style:name="Mpm1">
      <style:page-layout-properties fo:page-width="8.2681in" fo:page-height="11.6929in" style:num-format="1" style:print-orientation="portrait" style:first-page-number="continue" style:scale-to="25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fo:page-width="11.6929in" fo:page-height="8.2681in" style:num-format="1" style:print-orientation="landscape" fo:margin-top="0.9839in" fo:margin-bottom="0.9839in" fo:margin-left="0.748in" fo:margin-right="0.748in" style:shadow="none" fo:background-color="transparent" style:first-page-number="continue" style:scale-to-X="1" style:scale-to-Y="1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3">
      <style:page-layout-properties fo:page-width="11.6929in" fo:page-height="8.2681in" style:num-format="1" style:print-orientation="landscape" fo:margin-top="0.9839in" fo:margin-bottom="0.9839in" fo:margin-left="0.748in" fo:margin-right="0.748in" style:shadow="none" style:first-page-number="continue" style:scale-to-X="1" style:scale-to-Y="1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Sheet1" style:display-name="PageStyle_Sheet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Someone</meta:initial-creator>
    <meta:creation-date>2007-04-11T23:18:52</meta:creation-date>
    <dc:date>2023-11-14T00:04:46.091136335</dc:date>
    <meta:editing-cycles>406</meta:editing-cycles>
    <meta:editing-duration>P52DT7H42M1S</meta:editing-duration>
    <meta:generator>LibreOffice/7.3.7.2$MacOSX_AARCH64 LibreOffice_project/e114eadc50a9ff8d8c8a0567d6da8f454beeb84f</meta:generator>
    <meta:document-statistic meta:table-count="9" meta:cell-count="10430" meta:object-count="0"/>
  </office:meta>
</office:document-meta>
</file>